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Type du bill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 moy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10000)" office:value-type="float" office:value="2567" calcext:value-type="float">
            <text:p>2567</text:p>
          </table:table-cell>
          <table:table-cell table:formula="of:=IF([.B2]&lt;=8000;-100;IF([.B2]&lt;=9000;0;IF([.B2]&lt;=9750;100;2000)))" office:value-type="float" office:value="-100" calcext:value-type="float">
            <text:p>-100</text:p>
          </table:table-cell>
          <table:table-cell table:formula="of:=AVERAGE([.C$2:.C2]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10000)" office:value-type="float" office:value="8623" calcext:value-type="float">
            <text:p>8623</text:p>
          </table:table-cell>
          <table:table-cell table:formula="of:=IF([.B3]&lt;=8000;-100;IF([.B3]&lt;=9000;0;IF([.B3]&lt;=9750;100;2000)))" office:value-type="float" office:value="0" calcext:value-type="float">
            <text:p>0</text:p>
          </table:table-cell>
          <table:table-cell table:formula="of:=AVERAGE([.C$2:.C3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10000)" office:value-type="float" office:value="9809" calcext:value-type="float">
            <text:p>9809</text:p>
          </table:table-cell>
          <table:table-cell table:formula="of:=IF([.B4]&lt;=8000;-100;IF([.B4]&lt;=9000;0;IF([.B4]&lt;=9750;100;2000)))" office:value-type="float" office:value="2000" calcext:value-type="float">
            <text:p>2000</text:p>
          </table:table-cell>
          <table:table-cell table:formula="of:=AVERAGE([.C$2:.C4])" office:value-type="float" office:value="633.333333333333" calcext:value-type="float">
            <text:p>633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10000)" office:value-type="float" office:value="2491" calcext:value-type="float">
            <text:p>2491</text:p>
          </table:table-cell>
          <table:table-cell table:formula="of:=IF([.B5]&lt;=8000;-100;IF([.B5]&lt;=9000;0;IF([.B5]&lt;=9750;100;2000)))" office:value-type="float" office:value="-100" calcext:value-type="float">
            <text:p>-100</text:p>
          </table:table-cell>
          <table:table-cell table:formula="of:=AVERAGE([.C$2:.C5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10000)" office:value-type="float" office:value="4383" calcext:value-type="float">
            <text:p>4383</text:p>
          </table:table-cell>
          <table:table-cell table:formula="of:=IF([.B6]&lt;=8000;-100;IF([.B6]&lt;=9000;0;IF([.B6]&lt;=9750;100;2000)))" office:value-type="float" office:value="-100" calcext:value-type="float">
            <text:p>-100</text:p>
          </table:table-cell>
          <table:table-cell table:formula="of:=AVERAGE([.C$2:.C6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10000)" office:value-type="float" office:value="7067" calcext:value-type="float">
            <text:p>7067</text:p>
          </table:table-cell>
          <table:table-cell table:formula="of:=IF([.B7]&lt;=8000;-100;IF([.B7]&lt;=9000;0;IF([.B7]&lt;=9750;100;2000)))" office:value-type="float" office:value="-100" calcext:value-type="float">
            <text:p>-100</text:p>
          </table:table-cell>
          <table:table-cell table:formula="of:=AVERAGE([.C$2:.C7])" office:value-type="float" office:value="266.666666666667" calcext:value-type="float">
            <text:p>266,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10000)" office:value-type="float" office:value="168" calcext:value-type="float">
            <text:p>168</text:p>
          </table:table-cell>
          <table:table-cell table:formula="of:=IF([.B8]&lt;=8000;-100;IF([.B8]&lt;=9000;0;IF([.B8]&lt;=9750;100;2000)))" office:value-type="float" office:value="-100" calcext:value-type="float">
            <text:p>-100</text:p>
          </table:table-cell>
          <table:table-cell table:formula="of:=AVERAGE([.C$2:.C8])" office:value-type="float" office:value="214.285714285714" calcext:value-type="float">
            <text:p>214,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10000)" office:value-type="float" office:value="8056" calcext:value-type="float">
            <text:p>8056</text:p>
          </table:table-cell>
          <table:table-cell table:formula="of:=IF([.B9]&lt;=8000;-100;IF([.B9]&lt;=9000;0;IF([.B9]&lt;=9750;100;2000)))" office:value-type="float" office:value="0" calcext:value-type="float">
            <text:p>0</text:p>
          </table:table-cell>
          <table:table-cell table:formula="of:=AVERAGE([.C$2:.C9])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10000)" office:value-type="float" office:value="8396" calcext:value-type="float">
            <text:p>8396</text:p>
          </table:table-cell>
          <table:table-cell table:formula="of:=IF([.B10]&lt;=8000;-100;IF([.B10]&lt;=9000;0;IF([.B10]&lt;=9750;100;2000)))" office:value-type="float" office:value="0" calcext:value-type="float">
            <text:p>0</text:p>
          </table:table-cell>
          <table:table-cell table:formula="of:=AVERAGE([.C$2:.C10])" office:value-type="float" office:value="166.666666666667" calcext:value-type="float">
            <text:p>166,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10000)" office:value-type="float" office:value="98" calcext:value-type="float">
            <text:p>98</text:p>
          </table:table-cell>
          <table:table-cell table:formula="of:=IF([.B11]&lt;=8000;-100;IF([.B11]&lt;=9000;0;IF([.B11]&lt;=9750;100;2000)))" office:value-type="float" office:value="-100" calcext:value-type="float">
            <text:p>-100</text:p>
          </table:table-cell>
          <table:table-cell table:formula="of:=AVERAGE([.C$2:.C11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10000)" office:value-type="float" office:value="8530" calcext:value-type="float">
            <text:p>8530</text:p>
          </table:table-cell>
          <table:table-cell table:formula="of:=IF([.B12]&lt;=8000;-100;IF([.B12]&lt;=9000;0;IF([.B12]&lt;=9750;100;2000)))" office:value-type="float" office:value="0" calcext:value-type="float">
            <text:p>0</text:p>
          </table:table-cell>
          <table:table-cell table:formula="of:=AVERAGE([.C$2:.C12])" office:value-type="float" office:value="127.272727272727" calcext:value-type="float">
            <text:p>127,27272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10000)" office:value-type="float" office:value="629" calcext:value-type="float">
            <text:p>629</text:p>
          </table:table-cell>
          <table:table-cell table:formula="of:=IF([.B13]&lt;=8000;-100;IF([.B13]&lt;=9000;0;IF([.B13]&lt;=9750;100;2000)))" office:value-type="float" office:value="-100" calcext:value-type="float">
            <text:p>-100</text:p>
          </table:table-cell>
          <table:table-cell table:formula="of:=AVERAGE([.C$2:.C13])" office:value-type="float" office:value="108.333333333333" calcext:value-type="float">
            <text:p>108,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10000)" office:value-type="float" office:value="7894" calcext:value-type="float">
            <text:p>7894</text:p>
          </table:table-cell>
          <table:table-cell table:formula="of:=IF([.B14]&lt;=8000;-100;IF([.B14]&lt;=9000;0;IF([.B14]&lt;=9750;100;2000)))" office:value-type="float" office:value="-100" calcext:value-type="float">
            <text:p>-100</text:p>
          </table:table-cell>
          <table:table-cell table:formula="of:=AVERAGE([.C$2:.C14])" office:value-type="float" office:value="92.3076923076923" calcext:value-type="float">
            <text:p>92,307692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10000)" office:value-type="float" office:value="8764" calcext:value-type="float">
            <text:p>8764</text:p>
          </table:table-cell>
          <table:table-cell table:formula="of:=IF([.B15]&lt;=8000;-100;IF([.B15]&lt;=9000;0;IF([.B15]&lt;=9750;100;2000)))" office:value-type="float" office:value="0" calcext:value-type="float">
            <text:p>0</text:p>
          </table:table-cell>
          <table:table-cell table:formula="of:=AVERAGE([.C$2:.C15])" office:value-type="float" office:value="85.7142857142857" calcext:value-type="float">
            <text:p>85,7142857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10000)" office:value-type="float" office:value="5990" calcext:value-type="float">
            <text:p>5990</text:p>
          </table:table-cell>
          <table:table-cell table:formula="of:=IF([.B16]&lt;=8000;-100;IF([.B16]&lt;=9000;0;IF([.B16]&lt;=9750;100;2000)))" office:value-type="float" office:value="-100" calcext:value-type="float">
            <text:p>-100</text:p>
          </table:table-cell>
          <table:table-cell table:formula="of:=AVERAGE([.C$2:.C16])" office:value-type="float" office:value="73.3333333333333" calcext:value-type="float">
            <text:p>73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10000)" office:value-type="float" office:value="6433" calcext:value-type="float">
            <text:p>6433</text:p>
          </table:table-cell>
          <table:table-cell table:formula="of:=IF([.B17]&lt;=8000;-100;IF([.B17]&lt;=9000;0;IF([.B17]&lt;=9750;100;2000)))" office:value-type="float" office:value="-100" calcext:value-type="float">
            <text:p>-100</text:p>
          </table:table-cell>
          <table:table-cell table:formula="of:=AVERAGE([.C$2:.C17])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10000)" office:value-type="float" office:value="7632" calcext:value-type="float">
            <text:p>7632</text:p>
          </table:table-cell>
          <table:table-cell table:formula="of:=IF([.B18]&lt;=8000;-100;IF([.B18]&lt;=9000;0;IF([.B18]&lt;=9750;100;2000)))" office:value-type="float" office:value="-100" calcext:value-type="float">
            <text:p>-100</text:p>
          </table:table-cell>
          <table:table-cell table:formula="of:=AVERAGE([.C$2:.C18])" office:value-type="float" office:value="52.9411764705882" calcext:value-type="float">
            <text:p>52,9411764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10000)" office:value-type="float" office:value="6744" calcext:value-type="float">
            <text:p>6744</text:p>
          </table:table-cell>
          <table:table-cell table:formula="of:=IF([.B19]&lt;=8000;-100;IF([.B19]&lt;=9000;0;IF([.B19]&lt;=9750;100;2000)))" office:value-type="float" office:value="-100" calcext:value-type="float">
            <text:p>-100</text:p>
          </table:table-cell>
          <table:table-cell table:formula="of:=AVERAGE([.C$2:.C19])" office:value-type="float" office:value="44.4444444444444" calcext:value-type="float">
            <text:p>44,4444444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10000)" office:value-type="float" office:value="354" calcext:value-type="float">
            <text:p>354</text:p>
          </table:table-cell>
          <table:table-cell table:formula="of:=IF([.B20]&lt;=8000;-100;IF([.B20]&lt;=9000;0;IF([.B20]&lt;=9750;100;2000)))" office:value-type="float" office:value="-100" calcext:value-type="float">
            <text:p>-100</text:p>
          </table:table-cell>
          <table:table-cell table:formula="of:=AVERAGE([.C$2:.C20])" office:value-type="float" office:value="36.8421052631579" calcext:value-type="float">
            <text:p>36,8421052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;10000)" office:value-type="float" office:value="3528" calcext:value-type="float">
            <text:p>3528</text:p>
          </table:table-cell>
          <table:table-cell table:formula="of:=IF([.B21]&lt;=8000;-100;IF([.B21]&lt;=9000;0;IF([.B21]&lt;=9750;100;2000)))" office:value-type="float" office:value="-100" calcext:value-type="float">
            <text:p>-100</text:p>
          </table:table-cell>
          <table:table-cell table:formula="of:=AVERAGE([.C$2:.C21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1;10000)" office:value-type="float" office:value="2718" calcext:value-type="float">
            <text:p>2718</text:p>
          </table:table-cell>
          <table:table-cell table:formula="of:=IF([.B22]&lt;=8000;-100;IF([.B22]&lt;=9000;0;IF([.B22]&lt;=9750;100;2000)))" office:value-type="float" office:value="-100" calcext:value-type="float">
            <text:p>-100</text:p>
          </table:table-cell>
          <table:table-cell table:formula="of:=AVERAGE([.C$2:.C22])" office:value-type="float" office:value="23.8095238095238" calcext:value-type="float">
            <text:p>23,8095238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10000)" office:value-type="float" office:value="5565" calcext:value-type="float">
            <text:p>5565</text:p>
          </table:table-cell>
          <table:table-cell table:formula="of:=IF([.B23]&lt;=8000;-100;IF([.B23]&lt;=9000;0;IF([.B23]&lt;=9750;100;2000)))" office:value-type="float" office:value="-100" calcext:value-type="float">
            <text:p>-100</text:p>
          </table:table-cell>
          <table:table-cell table:formula="of:=AVERAGE([.C$2:.C23])" office:value-type="float" office:value="18.1818181818182" calcext:value-type="float">
            <text:p>18,181818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1;10000)" office:value-type="float" office:value="9206" calcext:value-type="float">
            <text:p>9206</text:p>
          </table:table-cell>
          <table:table-cell table:formula="of:=IF([.B24]&lt;=8000;-100;IF([.B24]&lt;=9000;0;IF([.B24]&lt;=9750;100;2000)))" office:value-type="float" office:value="100" calcext:value-type="float">
            <text:p>100</text:p>
          </table:table-cell>
          <table:table-cell table:formula="of:=AVERAGE([.C$2:.C24])" office:value-type="float" office:value="21.7391304347826" calcext:value-type="float">
            <text:p>21,7391304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1;10000)" office:value-type="float" office:value="6306" calcext:value-type="float">
            <text:p>6306</text:p>
          </table:table-cell>
          <table:table-cell table:formula="of:=IF([.B25]&lt;=8000;-100;IF([.B25]&lt;=9000;0;IF([.B25]&lt;=9750;100;2000)))" office:value-type="float" office:value="-100" calcext:value-type="float">
            <text:p>-100</text:p>
          </table:table-cell>
          <table:table-cell table:formula="of:=AVERAGE([.C$2:.C25])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1;10000)" office:value-type="float" office:value="8355" calcext:value-type="float">
            <text:p>8355</text:p>
          </table:table-cell>
          <table:table-cell table:formula="of:=IF([.B26]&lt;=8000;-100;IF([.B26]&lt;=9000;0;IF([.B26]&lt;=9750;100;2000)))" office:value-type="float" office:value="0" calcext:value-type="float">
            <text:p>0</text:p>
          </table:table-cell>
          <table:table-cell table:formula="of:=AVERAGE([.C$2:.C2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1;10000)" office:value-type="float" office:value="876" calcext:value-type="float">
            <text:p>876</text:p>
          </table:table-cell>
          <table:table-cell table:formula="of:=IF([.B27]&lt;=8000;-100;IF([.B27]&lt;=9000;0;IF([.B27]&lt;=9750;100;2000)))" office:value-type="float" office:value="-100" calcext:value-type="float">
            <text:p>-100</text:p>
          </table:table-cell>
          <table:table-cell table:formula="of:=AVERAGE([.C$2:.C27])" office:value-type="float" office:value="11.5384615384615" calcext:value-type="float">
            <text:p>11,5384615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1;10000)" office:value-type="float" office:value="531" calcext:value-type="float">
            <text:p>531</text:p>
          </table:table-cell>
          <table:table-cell table:formula="of:=IF([.B28]&lt;=8000;-100;IF([.B28]&lt;=9000;0;IF([.B28]&lt;=9750;100;2000)))" office:value-type="float" office:value="-100" calcext:value-type="float">
            <text:p>-100</text:p>
          </table:table-cell>
          <table:table-cell table:formula="of:=AVERAGE([.C$2:.C28])" office:value-type="float" office:value="7.40740740740741" calcext:value-type="float">
            <text:p>7,40740740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1;10000)" office:value-type="float" office:value="1942" calcext:value-type="float">
            <text:p>1942</text:p>
          </table:table-cell>
          <table:table-cell table:formula="of:=IF([.B29]&lt;=8000;-100;IF([.B29]&lt;=9000;0;IF([.B29]&lt;=9750;100;2000)))" office:value-type="float" office:value="-100" calcext:value-type="float">
            <text:p>-100</text:p>
          </table:table-cell>
          <table:table-cell table:formula="of:=AVERAGE([.C$2:.C29])" office:value-type="float" office:value="3.57142857142857" calcext:value-type="float">
            <text:p>3,5714285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1;10000)" office:value-type="float" office:value="823" calcext:value-type="float">
            <text:p>823</text:p>
          </table:table-cell>
          <table:table-cell table:formula="of:=IF([.B30]&lt;=8000;-100;IF([.B30]&lt;=9000;0;IF([.B30]&lt;=9750;100;2000)))" office:value-type="float" office:value="-100" calcext:value-type="float">
            <text:p>-100</text:p>
          </table:table-cell>
          <table:table-cell table:formula="of:=AVERAGE([.C$2:.C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1;10000)" office:value-type="float" office:value="4965" calcext:value-type="float">
            <text:p>4965</text:p>
          </table:table-cell>
          <table:table-cell table:formula="of:=IF([.B31]&lt;=8000;-100;IF([.B31]&lt;=9000;0;IF([.B31]&lt;=9750;100;2000)))" office:value-type="float" office:value="-100" calcext:value-type="float">
            <text:p>-100</text:p>
          </table:table-cell>
          <table:table-cell table:formula="of:=AVERAGE([.C$2:.C31])" office:value-type="float" office:value="-3.33333333333333" calcext:value-type="float">
            <text:p>-3,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1;10000)" office:value-type="float" office:value="2658" calcext:value-type="float">
            <text:p>2658</text:p>
          </table:table-cell>
          <table:table-cell table:formula="of:=IF([.B32]&lt;=8000;-100;IF([.B32]&lt;=9000;0;IF([.B32]&lt;=9750;100;2000)))" office:value-type="float" office:value="-100" calcext:value-type="float">
            <text:p>-100</text:p>
          </table:table-cell>
          <table:table-cell table:formula="of:=AVERAGE([.C$2:.C32])" office:value-type="float" office:value="-6.45161290322581" calcext:value-type="float">
            <text:p>-6,4516129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1;10000)" office:value-type="float" office:value="7000" calcext:value-type="float">
            <text:p>7000</text:p>
          </table:table-cell>
          <table:table-cell table:formula="of:=IF([.B33]&lt;=8000;-100;IF([.B33]&lt;=9000;0;IF([.B33]&lt;=9750;100;2000)))" office:value-type="float" office:value="-100" calcext:value-type="float">
            <text:p>-100</text:p>
          </table:table-cell>
          <table:table-cell table:formula="of:=AVERAGE([.C$2:.C33])" office:value-type="float" office:value="-9.375" calcext:value-type="float">
            <text:p>-9,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1;10000)" office:value-type="float" office:value="4753" calcext:value-type="float">
            <text:p>4753</text:p>
          </table:table-cell>
          <table:table-cell table:formula="of:=IF([.B34]&lt;=8000;-100;IF([.B34]&lt;=9000;0;IF([.B34]&lt;=9750;100;2000)))" office:value-type="float" office:value="-100" calcext:value-type="float">
            <text:p>-100</text:p>
          </table:table-cell>
          <table:table-cell table:formula="of:=AVERAGE([.C$2:.C34])" office:value-type="float" office:value="-12.1212121212121" calcext:value-type="float">
            <text:p>-12,1212121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1;10000)" office:value-type="float" office:value="9008" calcext:value-type="float">
            <text:p>9008</text:p>
          </table:table-cell>
          <table:table-cell table:formula="of:=IF([.B35]&lt;=8000;-100;IF([.B35]&lt;=9000;0;IF([.B35]&lt;=9750;100;2000)))" office:value-type="float" office:value="100" calcext:value-type="float">
            <text:p>100</text:p>
          </table:table-cell>
          <table:table-cell table:formula="of:=AVERAGE([.C$2:.C35])" office:value-type="float" office:value="-8.82352941176471" calcext:value-type="float">
            <text:p>-8,82352941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1;10000)" office:value-type="float" office:value="524" calcext:value-type="float">
            <text:p>524</text:p>
          </table:table-cell>
          <table:table-cell table:formula="of:=IF([.B36]&lt;=8000;-100;IF([.B36]&lt;=9000;0;IF([.B36]&lt;=9750;100;2000)))" office:value-type="float" office:value="-100" calcext:value-type="float">
            <text:p>-100</text:p>
          </table:table-cell>
          <table:table-cell table:formula="of:=AVERAGE([.C$2:.C36])" office:value-type="float" office:value="-11.4285714285714" calcext:value-type="float">
            <text:p>-11,4285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1;10000)" office:value-type="float" office:value="1217" calcext:value-type="float">
            <text:p>1217</text:p>
          </table:table-cell>
          <table:table-cell table:formula="of:=IF([.B37]&lt;=8000;-100;IF([.B37]&lt;=9000;0;IF([.B37]&lt;=9750;100;2000)))" office:value-type="float" office:value="-100" calcext:value-type="float">
            <text:p>-100</text:p>
          </table:table-cell>
          <table:table-cell table:formula="of:=AVERAGE([.C$2:.C37])" office:value-type="float" office:value="-13.8888888888889" calcext:value-type="float">
            <text:p>-13,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1;10000)" office:value-type="float" office:value="3536" calcext:value-type="float">
            <text:p>3536</text:p>
          </table:table-cell>
          <table:table-cell table:formula="of:=IF([.B38]&lt;=8000;-100;IF([.B38]&lt;=9000;0;IF([.B38]&lt;=9750;100;2000)))" office:value-type="float" office:value="-100" calcext:value-type="float">
            <text:p>-100</text:p>
          </table:table-cell>
          <table:table-cell table:formula="of:=AVERAGE([.C$2:.C38])" office:value-type="float" office:value="-16.2162162162162" calcext:value-type="float">
            <text:p>-16,21621621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1;10000)" office:value-type="float" office:value="2168" calcext:value-type="float">
            <text:p>2168</text:p>
          </table:table-cell>
          <table:table-cell table:formula="of:=IF([.B39]&lt;=8000;-100;IF([.B39]&lt;=9000;0;IF([.B39]&lt;=9750;100;2000)))" office:value-type="float" office:value="-100" calcext:value-type="float">
            <text:p>-100</text:p>
          </table:table-cell>
          <table:table-cell table:formula="of:=AVERAGE([.C$2:.C39])" office:value-type="float" office:value="-18.421052631579" calcext:value-type="float">
            <text:p>-18,42105263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1;10000)" office:value-type="float" office:value="8141" calcext:value-type="float">
            <text:p>8141</text:p>
          </table:table-cell>
          <table:table-cell table:formula="of:=IF([.B40]&lt;=8000;-100;IF([.B40]&lt;=9000;0;IF([.B40]&lt;=9750;100;2000)))" office:value-type="float" office:value="0" calcext:value-type="float">
            <text:p>0</text:p>
          </table:table-cell>
          <table:table-cell table:formula="of:=AVERAGE([.C$2:.C40])" office:value-type="float" office:value="-17.948717948718" calcext:value-type="float">
            <text:p>-17,94871794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1;10000)" office:value-type="float" office:value="8880" calcext:value-type="float">
            <text:p>8880</text:p>
          </table:table-cell>
          <table:table-cell table:formula="of:=IF([.B41]&lt;=8000;-100;IF([.B41]&lt;=9000;0;IF([.B41]&lt;=9750;100;2000)))" office:value-type="float" office:value="0" calcext:value-type="float">
            <text:p>0</text:p>
          </table:table-cell>
          <table:table-cell table:formula="of:=AVERAGE([.C$2:.C41])"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1;10000)" office:value-type="float" office:value="2160" calcext:value-type="float">
            <text:p>2160</text:p>
          </table:table-cell>
          <table:table-cell table:formula="of:=IF([.B42]&lt;=8000;-100;IF([.B42]&lt;=9000;0;IF([.B42]&lt;=9750;100;2000)))" office:value-type="float" office:value="-100" calcext:value-type="float">
            <text:p>-100</text:p>
          </table:table-cell>
          <table:table-cell table:formula="of:=AVERAGE([.C$2:.C42])" office:value-type="float" office:value="-19.5121951219512" calcext:value-type="float">
            <text:p>-19,512195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1;10000)" office:value-type="float" office:value="59" calcext:value-type="float">
            <text:p>59</text:p>
          </table:table-cell>
          <table:table-cell table:formula="of:=IF([.B43]&lt;=8000;-100;IF([.B43]&lt;=9000;0;IF([.B43]&lt;=9750;100;2000)))" office:value-type="float" office:value="-100" calcext:value-type="float">
            <text:p>-100</text:p>
          </table:table-cell>
          <table:table-cell table:formula="of:=AVERAGE([.C$2:.C43])" office:value-type="float" office:value="-21.4285714285714" calcext:value-type="float">
            <text:p>-21,42857142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1;10000)" office:value-type="float" office:value="9676" calcext:value-type="float">
            <text:p>9676</text:p>
          </table:table-cell>
          <table:table-cell table:formula="of:=IF([.B44]&lt;=8000;-100;IF([.B44]&lt;=9000;0;IF([.B44]&lt;=9750;100;2000)))" office:value-type="float" office:value="100" calcext:value-type="float">
            <text:p>100</text:p>
          </table:table-cell>
          <table:table-cell table:formula="of:=AVERAGE([.C$2:.C44])" office:value-type="float" office:value="-18.6046511627907" calcext:value-type="float">
            <text:p>-18,60465116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1;10000)" office:value-type="float" office:value="5269" calcext:value-type="float">
            <text:p>5269</text:p>
          </table:table-cell>
          <table:table-cell table:formula="of:=IF([.B45]&lt;=8000;-100;IF([.B45]&lt;=9000;0;IF([.B45]&lt;=9750;100;2000)))" office:value-type="float" office:value="-100" calcext:value-type="float">
            <text:p>-100</text:p>
          </table:table-cell>
          <table:table-cell table:formula="of:=AVERAGE([.C$2:.C45])" office:value-type="float" office:value="-20.4545454545455" calcext:value-type="float">
            <text:p>-20,45454545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1;10000)" office:value-type="float" office:value="1561" calcext:value-type="float">
            <text:p>1561</text:p>
          </table:table-cell>
          <table:table-cell table:formula="of:=IF([.B46]&lt;=8000;-100;IF([.B46]&lt;=9000;0;IF([.B46]&lt;=9750;100;2000)))" office:value-type="float" office:value="-100" calcext:value-type="float">
            <text:p>-100</text:p>
          </table:table-cell>
          <table:table-cell table:formula="of:=AVERAGE([.C$2:.C46])" office:value-type="float" office:value="-22.2222222222222" calcext:value-type="float">
            <text:p>-22,2222222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1;10000)" office:value-type="float" office:value="6364" calcext:value-type="float">
            <text:p>6364</text:p>
          </table:table-cell>
          <table:table-cell table:formula="of:=IF([.B47]&lt;=8000;-100;IF([.B47]&lt;=9000;0;IF([.B47]&lt;=9750;100;2000)))" office:value-type="float" office:value="-100" calcext:value-type="float">
            <text:p>-100</text:p>
          </table:table-cell>
          <table:table-cell table:formula="of:=AVERAGE([.C$2:.C47])" office:value-type="float" office:value="-23.9130434782609" calcext:value-type="float">
            <text:p>-23,91304347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1;10000)" office:value-type="float" office:value="1240" calcext:value-type="float">
            <text:p>1240</text:p>
          </table:table-cell>
          <table:table-cell table:formula="of:=IF([.B48]&lt;=8000;-100;IF([.B48]&lt;=9000;0;IF([.B48]&lt;=9750;100;2000)))" office:value-type="float" office:value="-100" calcext:value-type="float">
            <text:p>-100</text:p>
          </table:table-cell>
          <table:table-cell table:formula="of:=AVERAGE([.C$2:.C48])" office:value-type="float" office:value="-25.531914893617" calcext:value-type="float">
            <text:p>-25,5319148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1;10000)" office:value-type="float" office:value="3495" calcext:value-type="float">
            <text:p>3495</text:p>
          </table:table-cell>
          <table:table-cell table:formula="of:=IF([.B49]&lt;=8000;-100;IF([.B49]&lt;=9000;0;IF([.B49]&lt;=9750;100;2000)))" office:value-type="float" office:value="-100" calcext:value-type="float">
            <text:p>-100</text:p>
          </table:table-cell>
          <table:table-cell table:formula="of:=AVERAGE([.C$2:.C49])" office:value-type="float" office:value="-27.0833333333333" calcext:value-type="float">
            <text:p>-27,08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1;10000)" office:value-type="float" office:value="3521" calcext:value-type="float">
            <text:p>3521</text:p>
          </table:table-cell>
          <table:table-cell table:formula="of:=IF([.B50]&lt;=8000;-100;IF([.B50]&lt;=9000;0;IF([.B50]&lt;=9750;100;2000)))" office:value-type="float" office:value="-100" calcext:value-type="float">
            <text:p>-100</text:p>
          </table:table-cell>
          <table:table-cell table:formula="of:=AVERAGE([.C$2:.C50])" office:value-type="float" office:value="-28.5714285714286" calcext:value-type="float">
            <text:p>-28,57142857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1;10000)" office:value-type="float" office:value="4478" calcext:value-type="float">
            <text:p>4478</text:p>
          </table:table-cell>
          <table:table-cell table:formula="of:=IF([.B51]&lt;=8000;-100;IF([.B51]&lt;=9000;0;IF([.B51]&lt;=9750;100;2000)))" office:value-type="float" office:value="-100" calcext:value-type="float">
            <text:p>-100</text:p>
          </table:table-cell>
          <table:table-cell table:formula="of:=AVERAGE([.C$2:.C51]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1;10000)" office:value-type="float" office:value="3357" calcext:value-type="float">
            <text:p>3357</text:p>
          </table:table-cell>
          <table:table-cell table:formula="of:=IF([.B52]&lt;=8000;-100;IF([.B52]&lt;=9000;0;IF([.B52]&lt;=9750;100;2000)))" office:value-type="float" office:value="-100" calcext:value-type="float">
            <text:p>-100</text:p>
          </table:table-cell>
          <table:table-cell table:formula="of:=AVERAGE([.C$2:.C52])" office:value-type="float" office:value="-31.3725490196078" calcext:value-type="float">
            <text:p>-31,3725490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1;10000)" office:value-type="float" office:value="5907" calcext:value-type="float">
            <text:p>5907</text:p>
          </table:table-cell>
          <table:table-cell table:formula="of:=IF([.B53]&lt;=8000;-100;IF([.B53]&lt;=9000;0;IF([.B53]&lt;=9750;100;2000)))" office:value-type="float" office:value="-100" calcext:value-type="float">
            <text:p>-100</text:p>
          </table:table-cell>
          <table:table-cell table:formula="of:=AVERAGE([.C$2:.C53])" office:value-type="float" office:value="-32.6923076923077" calcext:value-type="float">
            <text:p>-32,6923076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1;10000)" office:value-type="float" office:value="1579" calcext:value-type="float">
            <text:p>1579</text:p>
          </table:table-cell>
          <table:table-cell table:formula="of:=IF([.B54]&lt;=8000;-100;IF([.B54]&lt;=9000;0;IF([.B54]&lt;=9750;100;2000)))" office:value-type="float" office:value="-100" calcext:value-type="float">
            <text:p>-100</text:p>
          </table:table-cell>
          <table:table-cell table:formula="of:=AVERAGE([.C$2:.C54])" office:value-type="float" office:value="-33.9622641509434" calcext:value-type="float">
            <text:p>-33,9622641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1;10000)" office:value-type="float" office:value="6168" calcext:value-type="float">
            <text:p>6168</text:p>
          </table:table-cell>
          <table:table-cell table:formula="of:=IF([.B55]&lt;=8000;-100;IF([.B55]&lt;=9000;0;IF([.B55]&lt;=9750;100;2000)))" office:value-type="float" office:value="-100" calcext:value-type="float">
            <text:p>-100</text:p>
          </table:table-cell>
          <table:table-cell table:formula="of:=AVERAGE([.C$2:.C55])" office:value-type="float" office:value="-35.1851851851852" calcext:value-type="float">
            <text:p>-35,18518518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1;10000)" office:value-type="float" office:value="8052" calcext:value-type="float">
            <text:p>8052</text:p>
          </table:table-cell>
          <table:table-cell table:formula="of:=IF([.B56]&lt;=8000;-100;IF([.B56]&lt;=9000;0;IF([.B56]&lt;=9750;100;2000)))" office:value-type="float" office:value="0" calcext:value-type="float">
            <text:p>0</text:p>
          </table:table-cell>
          <table:table-cell table:formula="of:=AVERAGE([.C$2:.C56])" office:value-type="float" office:value="-34.5454545454545" calcext:value-type="float">
            <text:p>-34,54545454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1;10000)" office:value-type="float" office:value="6775" calcext:value-type="float">
            <text:p>6775</text:p>
          </table:table-cell>
          <table:table-cell table:formula="of:=IF([.B57]&lt;=8000;-100;IF([.B57]&lt;=9000;0;IF([.B57]&lt;=9750;100;2000)))" office:value-type="float" office:value="-100" calcext:value-type="float">
            <text:p>-100</text:p>
          </table:table-cell>
          <table:table-cell table:formula="of:=AVERAGE([.C$2:.C57])" office:value-type="float" office:value="-35.7142857142857" calcext:value-type="float">
            <text:p>-35,7142857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1;10000)" office:value-type="float" office:value="8304" calcext:value-type="float">
            <text:p>8304</text:p>
          </table:table-cell>
          <table:table-cell table:formula="of:=IF([.B58]&lt;=8000;-100;IF([.B58]&lt;=9000;0;IF([.B58]&lt;=9750;100;2000)))" office:value-type="float" office:value="0" calcext:value-type="float">
            <text:p>0</text:p>
          </table:table-cell>
          <table:table-cell table:formula="of:=AVERAGE([.C$2:.C58])" office:value-type="float" office:value="-35.0877192982456" calcext:value-type="float">
            <text:p>-35,08771929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10000)" office:value-type="float" office:value="3234" calcext:value-type="float">
            <text:p>3234</text:p>
          </table:table-cell>
          <table:table-cell table:formula="of:=IF([.B59]&lt;=8000;-100;IF([.B59]&lt;=9000;0;IF([.B59]&lt;=9750;100;2000)))" office:value-type="float" office:value="-100" calcext:value-type="float">
            <text:p>-100</text:p>
          </table:table-cell>
          <table:table-cell table:formula="of:=AVERAGE([.C$2:.C59])" office:value-type="float" office:value="-36.2068965517241" calcext:value-type="float">
            <text:p>-36,20689655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1;10000)" office:value-type="float" office:value="5545" calcext:value-type="float">
            <text:p>5545</text:p>
          </table:table-cell>
          <table:table-cell table:formula="of:=IF([.B60]&lt;=8000;-100;IF([.B60]&lt;=9000;0;IF([.B60]&lt;=9750;100;2000)))" office:value-type="float" office:value="-100" calcext:value-type="float">
            <text:p>-100</text:p>
          </table:table-cell>
          <table:table-cell table:formula="of:=AVERAGE([.C$2:.C60])" office:value-type="float" office:value="-37.2881355932203" calcext:value-type="float">
            <text:p>-37,2881355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1;10000)" office:value-type="float" office:value="6646" calcext:value-type="float">
            <text:p>6646</text:p>
          </table:table-cell>
          <table:table-cell table:formula="of:=IF([.B61]&lt;=8000;-100;IF([.B61]&lt;=9000;0;IF([.B61]&lt;=9750;100;2000)))" office:value-type="float" office:value="-100" calcext:value-type="float">
            <text:p>-100</text:p>
          </table:table-cell>
          <table:table-cell table:formula="of:=AVERAGE([.C$2:.C61])" office:value-type="float" office:value="-38.3333333333333" calcext:value-type="float">
            <text:p>-38,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1;10000)" office:value-type="float" office:value="8906" calcext:value-type="float">
            <text:p>8906</text:p>
          </table:table-cell>
          <table:table-cell table:formula="of:=IF([.B62]&lt;=8000;-100;IF([.B62]&lt;=9000;0;IF([.B62]&lt;=9750;100;2000)))" office:value-type="float" office:value="0" calcext:value-type="float">
            <text:p>0</text:p>
          </table:table-cell>
          <table:table-cell table:formula="of:=AVERAGE([.C$2:.C62])" office:value-type="float" office:value="-37.7049180327869" calcext:value-type="float">
            <text:p>-37,70491803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1;10000)" office:value-type="float" office:value="2344" calcext:value-type="float">
            <text:p>2344</text:p>
          </table:table-cell>
          <table:table-cell table:formula="of:=IF([.B63]&lt;=8000;-100;IF([.B63]&lt;=9000;0;IF([.B63]&lt;=9750;100;2000)))" office:value-type="float" office:value="-100" calcext:value-type="float">
            <text:p>-100</text:p>
          </table:table-cell>
          <table:table-cell table:formula="of:=AVERAGE([.C$2:.C63])" office:value-type="float" office:value="-38.7096774193548" calcext:value-type="float">
            <text:p>-38,70967741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1;10000)" office:value-type="float" office:value="5993" calcext:value-type="float">
            <text:p>5993</text:p>
          </table:table-cell>
          <table:table-cell table:formula="of:=IF([.B64]&lt;=8000;-100;IF([.B64]&lt;=9000;0;IF([.B64]&lt;=9750;100;2000)))" office:value-type="float" office:value="-100" calcext:value-type="float">
            <text:p>-100</text:p>
          </table:table-cell>
          <table:table-cell table:formula="of:=AVERAGE([.C$2:.C64])" office:value-type="float" office:value="-39.6825396825397" calcext:value-type="float">
            <text:p>-39,68253968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1;10000)" office:value-type="float" office:value="4461" calcext:value-type="float">
            <text:p>4461</text:p>
          </table:table-cell>
          <table:table-cell table:formula="of:=IF([.B65]&lt;=8000;-100;IF([.B65]&lt;=9000;0;IF([.B65]&lt;=9750;100;2000)))" office:value-type="float" office:value="-100" calcext:value-type="float">
            <text:p>-100</text:p>
          </table:table-cell>
          <table:table-cell table:formula="of:=AVERAGE([.C$2:.C65])" office:value-type="float" office:value="-40.625" calcext:value-type="float">
            <text:p>-40,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1;10000)" office:value-type="float" office:value="2401" calcext:value-type="float">
            <text:p>2401</text:p>
          </table:table-cell>
          <table:table-cell table:formula="of:=IF([.B66]&lt;=8000;-100;IF([.B66]&lt;=9000;0;IF([.B66]&lt;=9750;100;2000)))" office:value-type="float" office:value="-100" calcext:value-type="float">
            <text:p>-100</text:p>
          </table:table-cell>
          <table:table-cell table:formula="of:=AVERAGE([.C$2:.C66])" office:value-type="float" office:value="-41.5384615384615" calcext:value-type="float">
            <text:p>-41,5384615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1;10000)" office:value-type="float" office:value="6384" calcext:value-type="float">
            <text:p>6384</text:p>
          </table:table-cell>
          <table:table-cell table:formula="of:=IF([.B67]&lt;=8000;-100;IF([.B67]&lt;=9000;0;IF([.B67]&lt;=9750;100;2000)))" office:value-type="float" office:value="-100" calcext:value-type="float">
            <text:p>-100</text:p>
          </table:table-cell>
          <table:table-cell table:formula="of:=AVERAGE([.C$2:.C67])" office:value-type="float" office:value="-42.4242424242424" calcext:value-type="float">
            <text:p>-42,4242424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1;10000)" office:value-type="float" office:value="4294" calcext:value-type="float">
            <text:p>4294</text:p>
          </table:table-cell>
          <table:table-cell table:formula="of:=IF([.B68]&lt;=8000;-100;IF([.B68]&lt;=9000;0;IF([.B68]&lt;=9750;100;2000)))" office:value-type="float" office:value="-100" calcext:value-type="float">
            <text:p>-100</text:p>
          </table:table-cell>
          <table:table-cell table:formula="of:=AVERAGE([.C$2:.C68])" office:value-type="float" office:value="-43.2835820895522" calcext:value-type="float">
            <text:p>-43,28358208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1;10000)" office:value-type="float" office:value="1193" calcext:value-type="float">
            <text:p>1193</text:p>
          </table:table-cell>
          <table:table-cell table:formula="of:=IF([.B69]&lt;=8000;-100;IF([.B69]&lt;=9000;0;IF([.B69]&lt;=9750;100;2000)))" office:value-type="float" office:value="-100" calcext:value-type="float">
            <text:p>-100</text:p>
          </table:table-cell>
          <table:table-cell table:formula="of:=AVERAGE([.C$2:.C69])" office:value-type="float" office:value="-44.1176470588235" calcext:value-type="float">
            <text:p>-44,11764705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1;10000)" office:value-type="float" office:value="1823" calcext:value-type="float">
            <text:p>1823</text:p>
          </table:table-cell>
          <table:table-cell table:formula="of:=IF([.B70]&lt;=8000;-100;IF([.B70]&lt;=9000;0;IF([.B70]&lt;=9750;100;2000)))" office:value-type="float" office:value="-100" calcext:value-type="float">
            <text:p>-100</text:p>
          </table:table-cell>
          <table:table-cell table:formula="of:=AVERAGE([.C$2:.C70])" office:value-type="float" office:value="-44.9275362318841" calcext:value-type="float">
            <text:p>-44,9275362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1;10000)" office:value-type="float" office:value="6480" calcext:value-type="float">
            <text:p>6480</text:p>
          </table:table-cell>
          <table:table-cell table:formula="of:=IF([.B71]&lt;=8000;-100;IF([.B71]&lt;=9000;0;IF([.B71]&lt;=9750;100;2000)))" office:value-type="float" office:value="-100" calcext:value-type="float">
            <text:p>-100</text:p>
          </table:table-cell>
          <table:table-cell table:formula="of:=AVERAGE([.C$2:.C71])" office:value-type="float" office:value="-45.7142857142857" calcext:value-type="float">
            <text:p>-45,7142857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1;10000)" office:value-type="float" office:value="1335" calcext:value-type="float">
            <text:p>1335</text:p>
          </table:table-cell>
          <table:table-cell table:formula="of:=IF([.B72]&lt;=8000;-100;IF([.B72]&lt;=9000;0;IF([.B72]&lt;=9750;100;2000)))" office:value-type="float" office:value="-100" calcext:value-type="float">
            <text:p>-100</text:p>
          </table:table-cell>
          <table:table-cell table:formula="of:=AVERAGE([.C$2:.C72])" office:value-type="float" office:value="-46.4788732394366" calcext:value-type="float">
            <text:p>-46,47887323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1;10000)" office:value-type="float" office:value="3171" calcext:value-type="float">
            <text:p>3171</text:p>
          </table:table-cell>
          <table:table-cell table:formula="of:=IF([.B73]&lt;=8000;-100;IF([.B73]&lt;=9000;0;IF([.B73]&lt;=9750;100;2000)))" office:value-type="float" office:value="-100" calcext:value-type="float">
            <text:p>-100</text:p>
          </table:table-cell>
          <table:table-cell table:formula="of:=AVERAGE([.C$2:.C73])" office:value-type="float" office:value="-47.2222222222222" calcext:value-type="float">
            <text:p>-47,2222222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1;10000)" office:value-type="float" office:value="1648" calcext:value-type="float">
            <text:p>1648</text:p>
          </table:table-cell>
          <table:table-cell table:formula="of:=IF([.B74]&lt;=8000;-100;IF([.B74]&lt;=9000;0;IF([.B74]&lt;=9750;100;2000)))" office:value-type="float" office:value="-100" calcext:value-type="float">
            <text:p>-100</text:p>
          </table:table-cell>
          <table:table-cell table:formula="of:=AVERAGE([.C$2:.C74])" office:value-type="float" office:value="-47.9452054794521" calcext:value-type="float">
            <text:p>-47,94520547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1;10000)" office:value-type="float" office:value="3732" calcext:value-type="float">
            <text:p>3732</text:p>
          </table:table-cell>
          <table:table-cell table:formula="of:=IF([.B75]&lt;=8000;-100;IF([.B75]&lt;=9000;0;IF([.B75]&lt;=9750;100;2000)))" office:value-type="float" office:value="-100" calcext:value-type="float">
            <text:p>-100</text:p>
          </table:table-cell>
          <table:table-cell table:formula="of:=AVERAGE([.C$2:.C75])" office:value-type="float" office:value="-48.6486486486487" calcext:value-type="float">
            <text:p>-48,64864864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1;10000)" office:value-type="float" office:value="1660" calcext:value-type="float">
            <text:p>1660</text:p>
          </table:table-cell>
          <table:table-cell table:formula="of:=IF([.B76]&lt;=8000;-100;IF([.B76]&lt;=9000;0;IF([.B76]&lt;=9750;100;2000)))" office:value-type="float" office:value="-100" calcext:value-type="float">
            <text:p>-100</text:p>
          </table:table-cell>
          <table:table-cell table:formula="of:=AVERAGE([.C$2:.C76])" office:value-type="float" office:value="-49.3333333333333" calcext:value-type="float">
            <text:p>-49,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1;10000)" office:value-type="float" office:value="5307" calcext:value-type="float">
            <text:p>5307</text:p>
          </table:table-cell>
          <table:table-cell table:formula="of:=IF([.B77]&lt;=8000;-100;IF([.B77]&lt;=9000;0;IF([.B77]&lt;=9750;100;2000)))" office:value-type="float" office:value="-100" calcext:value-type="float">
            <text:p>-100</text:p>
          </table:table-cell>
          <table:table-cell table:formula="of:=AVERAGE([.C$2:.C77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1;10000)" office:value-type="float" office:value="1321" calcext:value-type="float">
            <text:p>1321</text:p>
          </table:table-cell>
          <table:table-cell table:formula="of:=IF([.B78]&lt;=8000;-100;IF([.B78]&lt;=9000;0;IF([.B78]&lt;=9750;100;2000)))" office:value-type="float" office:value="-100" calcext:value-type="float">
            <text:p>-100</text:p>
          </table:table-cell>
          <table:table-cell table:formula="of:=AVERAGE([.C$2:.C78])" office:value-type="float" office:value="-50.6493506493507" calcext:value-type="float">
            <text:p>-50,64935064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1;10000)" office:value-type="float" office:value="35" calcext:value-type="float">
            <text:p>35</text:p>
          </table:table-cell>
          <table:table-cell table:formula="of:=IF([.B79]&lt;=8000;-100;IF([.B79]&lt;=9000;0;IF([.B79]&lt;=9750;100;2000)))" office:value-type="float" office:value="-100" calcext:value-type="float">
            <text:p>-100</text:p>
          </table:table-cell>
          <table:table-cell table:formula="of:=AVERAGE([.C$2:.C79])" office:value-type="float" office:value="-51.2820512820513" calcext:value-type="float">
            <text:p>-51,28205128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1;10000)" office:value-type="float" office:value="8419" calcext:value-type="float">
            <text:p>8419</text:p>
          </table:table-cell>
          <table:table-cell table:formula="of:=IF([.B80]&lt;=8000;-100;IF([.B80]&lt;=9000;0;IF([.B80]&lt;=9750;100;2000)))" office:value-type="float" office:value="0" calcext:value-type="float">
            <text:p>0</text:p>
          </table:table-cell>
          <table:table-cell table:formula="of:=AVERAGE([.C$2:.C80])" office:value-type="float" office:value="-50.6329113924051" calcext:value-type="float">
            <text:p>-50,63291139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1;10000)" office:value-type="float" office:value="564" calcext:value-type="float">
            <text:p>564</text:p>
          </table:table-cell>
          <table:table-cell table:formula="of:=IF([.B81]&lt;=8000;-100;IF([.B81]&lt;=9000;0;IF([.B81]&lt;=9750;100;2000)))" office:value-type="float" office:value="-100" calcext:value-type="float">
            <text:p>-100</text:p>
          </table:table-cell>
          <table:table-cell table:formula="of:=AVERAGE([.C$2:.C81])" office:value-type="float" office:value="-51.25" calcext:value-type="float">
            <text:p>-51,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1;10000)" office:value-type="float" office:value="8494" calcext:value-type="float">
            <text:p>8494</text:p>
          </table:table-cell>
          <table:table-cell table:formula="of:=IF([.B82]&lt;=8000;-100;IF([.B82]&lt;=9000;0;IF([.B82]&lt;=9750;100;2000)))" office:value-type="float" office:value="0" calcext:value-type="float">
            <text:p>0</text:p>
          </table:table-cell>
          <table:table-cell table:formula="of:=AVERAGE([.C$2:.C82])" office:value-type="float" office:value="-50.6172839506173" calcext:value-type="float">
            <text:p>-50,61728395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1;10000)" office:value-type="float" office:value="2614" calcext:value-type="float">
            <text:p>2614</text:p>
          </table:table-cell>
          <table:table-cell table:formula="of:=IF([.B83]&lt;=8000;-100;IF([.B83]&lt;=9000;0;IF([.B83]&lt;=9750;100;2000)))" office:value-type="float" office:value="-100" calcext:value-type="float">
            <text:p>-100</text:p>
          </table:table-cell>
          <table:table-cell table:formula="of:=AVERAGE([.C$2:.C83])" office:value-type="float" office:value="-51.219512195122" calcext:value-type="float">
            <text:p>-51,21951219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1;10000)" office:value-type="float" office:value="7793" calcext:value-type="float">
            <text:p>7793</text:p>
          </table:table-cell>
          <table:table-cell table:formula="of:=IF([.B84]&lt;=8000;-100;IF([.B84]&lt;=9000;0;IF([.B84]&lt;=9750;100;2000)))" office:value-type="float" office:value="-100" calcext:value-type="float">
            <text:p>-100</text:p>
          </table:table-cell>
          <table:table-cell table:formula="of:=AVERAGE([.C$2:.C84])" office:value-type="float" office:value="-51.8072289156626" calcext:value-type="float">
            <text:p>-51,80722891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1;10000)" office:value-type="float" office:value="8846" calcext:value-type="float">
            <text:p>8846</text:p>
          </table:table-cell>
          <table:table-cell table:formula="of:=IF([.B85]&lt;=8000;-100;IF([.B85]&lt;=9000;0;IF([.B85]&lt;=9750;100;2000)))" office:value-type="float" office:value="0" calcext:value-type="float">
            <text:p>0</text:p>
          </table:table-cell>
          <table:table-cell table:formula="of:=AVERAGE([.C$2:.C85])" office:value-type="float" office:value="-51.1904761904762" calcext:value-type="float">
            <text:p>-51,1904761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1;10000)" office:value-type="float" office:value="4587" calcext:value-type="float">
            <text:p>4587</text:p>
          </table:table-cell>
          <table:table-cell table:formula="of:=IF([.B86]&lt;=8000;-100;IF([.B86]&lt;=9000;0;IF([.B86]&lt;=9750;100;2000)))" office:value-type="float" office:value="-100" calcext:value-type="float">
            <text:p>-100</text:p>
          </table:table-cell>
          <table:table-cell table:formula="of:=AVERAGE([.C$2:.C86])" office:value-type="float" office:value="-51.7647058823529" calcext:value-type="float">
            <text:p>-51,76470588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1;10000)" office:value-type="float" office:value="2182" calcext:value-type="float">
            <text:p>2182</text:p>
          </table:table-cell>
          <table:table-cell table:formula="of:=IF([.B87]&lt;=8000;-100;IF([.B87]&lt;=9000;0;IF([.B87]&lt;=9750;100;2000)))" office:value-type="float" office:value="-100" calcext:value-type="float">
            <text:p>-100</text:p>
          </table:table-cell>
          <table:table-cell table:formula="of:=AVERAGE([.C$2:.C87])" office:value-type="float" office:value="-52.3255813953488" calcext:value-type="float">
            <text:p>-52,32558139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1;10000)" office:value-type="float" office:value="7877" calcext:value-type="float">
            <text:p>7877</text:p>
          </table:table-cell>
          <table:table-cell table:formula="of:=IF([.B88]&lt;=8000;-100;IF([.B88]&lt;=9000;0;IF([.B88]&lt;=9750;100;2000)))" office:value-type="float" office:value="-100" calcext:value-type="float">
            <text:p>-100</text:p>
          </table:table-cell>
          <table:table-cell table:formula="of:=AVERAGE([.C$2:.C88])" office:value-type="float" office:value="-52.8735632183908" calcext:value-type="float">
            <text:p>-52,87356321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1;10000)" office:value-type="float" office:value="717" calcext:value-type="float">
            <text:p>717</text:p>
          </table:table-cell>
          <table:table-cell table:formula="of:=IF([.B89]&lt;=8000;-100;IF([.B89]&lt;=9000;0;IF([.B89]&lt;=9750;100;2000)))" office:value-type="float" office:value="-100" calcext:value-type="float">
            <text:p>-100</text:p>
          </table:table-cell>
          <table:table-cell table:formula="of:=AVERAGE([.C$2:.C89])" office:value-type="float" office:value="-53.4090909090909" calcext:value-type="float">
            <text:p>-53,4090909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1;10000)" office:value-type="float" office:value="7125" calcext:value-type="float">
            <text:p>7125</text:p>
          </table:table-cell>
          <table:table-cell table:formula="of:=IF([.B90]&lt;=8000;-100;IF([.B90]&lt;=9000;0;IF([.B90]&lt;=9750;100;2000)))" office:value-type="float" office:value="-100" calcext:value-type="float">
            <text:p>-100</text:p>
          </table:table-cell>
          <table:table-cell table:formula="of:=AVERAGE([.C$2:.C90])" office:value-type="float" office:value="-53.9325842696629" calcext:value-type="float">
            <text:p>-53,93258426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1;10000)" office:value-type="float" office:value="9017" calcext:value-type="float">
            <text:p>9017</text:p>
          </table:table-cell>
          <table:table-cell table:formula="of:=IF([.B91]&lt;=8000;-100;IF([.B91]&lt;=9000;0;IF([.B91]&lt;=9750;100;2000)))" office:value-type="float" office:value="100" calcext:value-type="float">
            <text:p>100</text:p>
          </table:table-cell>
          <table:table-cell table:formula="of:=AVERAGE([.C$2:.C91])" office:value-type="float" office:value="-52.2222222222222" calcext:value-type="float">
            <text:p>-52,222222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1;10000)" office:value-type="float" office:value="1910" calcext:value-type="float">
            <text:p>1910</text:p>
          </table:table-cell>
          <table:table-cell table:formula="of:=IF([.B92]&lt;=8000;-100;IF([.B92]&lt;=9000;0;IF([.B92]&lt;=9750;100;2000)))" office:value-type="float" office:value="-100" calcext:value-type="float">
            <text:p>-100</text:p>
          </table:table-cell>
          <table:table-cell table:formula="of:=AVERAGE([.C$2:.C92])" office:value-type="float" office:value="-52.7472527472527" calcext:value-type="float">
            <text:p>-52,74725274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1;10000)" office:value-type="float" office:value="6271" calcext:value-type="float">
            <text:p>6271</text:p>
          </table:table-cell>
          <table:table-cell table:formula="of:=IF([.B93]&lt;=8000;-100;IF([.B93]&lt;=9000;0;IF([.B93]&lt;=9750;100;2000)))" office:value-type="float" office:value="-100" calcext:value-type="float">
            <text:p>-100</text:p>
          </table:table-cell>
          <table:table-cell table:formula="of:=AVERAGE([.C$2:.C93])" office:value-type="float" office:value="-53.2608695652174" calcext:value-type="float">
            <text:p>-53,26086956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1;10000)" office:value-type="float" office:value="8859" calcext:value-type="float">
            <text:p>8859</text:p>
          </table:table-cell>
          <table:table-cell table:formula="of:=IF([.B94]&lt;=8000;-100;IF([.B94]&lt;=9000;0;IF([.B94]&lt;=9750;100;2000)))" office:value-type="float" office:value="0" calcext:value-type="float">
            <text:p>0</text:p>
          </table:table-cell>
          <table:table-cell table:formula="of:=AVERAGE([.C$2:.C94])" office:value-type="float" office:value="-52.6881720430108" calcext:value-type="float">
            <text:p>-52,6881720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1;10000)" office:value-type="float" office:value="8775" calcext:value-type="float">
            <text:p>8775</text:p>
          </table:table-cell>
          <table:table-cell table:formula="of:=IF([.B95]&lt;=8000;-100;IF([.B95]&lt;=9000;0;IF([.B95]&lt;=9750;100;2000)))" office:value-type="float" office:value="0" calcext:value-type="float">
            <text:p>0</text:p>
          </table:table-cell>
          <table:table-cell table:formula="of:=AVERAGE([.C$2:.C95])" office:value-type="float" office:value="-52.1276595744681" calcext:value-type="float">
            <text:p>-52,12765957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1;10000)" office:value-type="float" office:value="747" calcext:value-type="float">
            <text:p>747</text:p>
          </table:table-cell>
          <table:table-cell table:formula="of:=IF([.B96]&lt;=8000;-100;IF([.B96]&lt;=9000;0;IF([.B96]&lt;=9750;100;2000)))" office:value-type="float" office:value="-100" calcext:value-type="float">
            <text:p>-100</text:p>
          </table:table-cell>
          <table:table-cell table:formula="of:=AVERAGE([.C$2:.C96])" office:value-type="float" office:value="-52.6315789473684" calcext:value-type="float">
            <text:p>-52,63157894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1;10000)" office:value-type="float" office:value="4955" calcext:value-type="float">
            <text:p>4955</text:p>
          </table:table-cell>
          <table:table-cell table:formula="of:=IF([.B97]&lt;=8000;-100;IF([.B97]&lt;=9000;0;IF([.B97]&lt;=9750;100;2000)))" office:value-type="float" office:value="-100" calcext:value-type="float">
            <text:p>-100</text:p>
          </table:table-cell>
          <table:table-cell table:formula="of:=AVERAGE([.C$2:.C97])" office:value-type="float" office:value="-53.125" calcext:value-type="float">
            <text:p>-53,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1;10000)" office:value-type="float" office:value="3021" calcext:value-type="float">
            <text:p>3021</text:p>
          </table:table-cell>
          <table:table-cell table:formula="of:=IF([.B98]&lt;=8000;-100;IF([.B98]&lt;=9000;0;IF([.B98]&lt;=9750;100;2000)))" office:value-type="float" office:value="-100" calcext:value-type="float">
            <text:p>-100</text:p>
          </table:table-cell>
          <table:table-cell table:formula="of:=AVERAGE([.C$2:.C98])" office:value-type="float" office:value="-53.6082474226804" calcext:value-type="float">
            <text:p>-53,60824742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1;10000)" office:value-type="float" office:value="5203" calcext:value-type="float">
            <text:p>5203</text:p>
          </table:table-cell>
          <table:table-cell table:formula="of:=IF([.B99]&lt;=8000;-100;IF([.B99]&lt;=9000;0;IF([.B99]&lt;=9750;100;2000)))" office:value-type="float" office:value="-100" calcext:value-type="float">
            <text:p>-100</text:p>
          </table:table-cell>
          <table:table-cell table:formula="of:=AVERAGE([.C$2:.C99])" office:value-type="float" office:value="-54.0816326530612" calcext:value-type="float">
            <text:p>-54,08163265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1;10000)" office:value-type="float" office:value="5713" calcext:value-type="float">
            <text:p>5713</text:p>
          </table:table-cell>
          <table:table-cell table:formula="of:=IF([.B100]&lt;=8000;-100;IF([.B100]&lt;=9000;0;IF([.B100]&lt;=9750;100;2000)))" office:value-type="float" office:value="-100" calcext:value-type="float">
            <text:p>-100</text:p>
          </table:table-cell>
          <table:table-cell table:formula="of:=AVERAGE([.C$2:.C100])" office:value-type="float" office:value="-54.5454545454546" calcext:value-type="float">
            <text:p>-54,54545454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1;10000)" office:value-type="float" office:value="126" calcext:value-type="float">
            <text:p>126</text:p>
          </table:table-cell>
          <table:table-cell table:formula="of:=IF([.B101]&lt;=8000;-100;IF([.B101]&lt;=9000;0;IF([.B101]&lt;=9750;100;2000)))" office:value-type="float" office:value="-100" calcext:value-type="float">
            <text:p>-100</text:p>
          </table:table-cell>
          <table:table-cell table:formula="of:=AVERAGE([.C$2:.C101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1;10000)" office:value-type="float" office:value="9366" calcext:value-type="float">
            <text:p>9366</text:p>
          </table:table-cell>
          <table:table-cell table:formula="of:=IF([.B102]&lt;=8000;-100;IF([.B102]&lt;=9000;0;IF([.B102]&lt;=9750;100;2000)))" office:value-type="float" office:value="100" calcext:value-type="float">
            <text:p>100</text:p>
          </table:table-cell>
          <table:table-cell table:formula="of:=AVERAGE([.C$2:.C102])" office:value-type="float" office:value="-53.4653465346535" calcext:value-type="float">
            <text:p>-53,46534653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1;10000)" office:value-type="float" office:value="5919" calcext:value-type="float">
            <text:p>5919</text:p>
          </table:table-cell>
          <table:table-cell table:formula="of:=IF([.B103]&lt;=8000;-100;IF([.B103]&lt;=9000;0;IF([.B103]&lt;=9750;100;2000)))" office:value-type="float" office:value="-100" calcext:value-type="float">
            <text:p>-100</text:p>
          </table:table-cell>
          <table:table-cell table:formula="of:=AVERAGE([.C$2:.C103])" office:value-type="float" office:value="-53.921568627451" calcext:value-type="float">
            <text:p>-53,92156862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1;10000)" office:value-type="float" office:value="2861" calcext:value-type="float">
            <text:p>2861</text:p>
          </table:table-cell>
          <table:table-cell table:formula="of:=IF([.B104]&lt;=8000;-100;IF([.B104]&lt;=9000;0;IF([.B104]&lt;=9750;100;2000)))" office:value-type="float" office:value="-100" calcext:value-type="float">
            <text:p>-100</text:p>
          </table:table-cell>
          <table:table-cell table:formula="of:=AVERAGE([.C$2:.C104])" office:value-type="float" office:value="-54.3689320388349" calcext:value-type="float">
            <text:p>-54,36893203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1;10000)" office:value-type="float" office:value="2196" calcext:value-type="float">
            <text:p>2196</text:p>
          </table:table-cell>
          <table:table-cell table:formula="of:=IF([.B105]&lt;=8000;-100;IF([.B105]&lt;=9000;0;IF([.B105]&lt;=9750;100;2000)))" office:value-type="float" office:value="-100" calcext:value-type="float">
            <text:p>-100</text:p>
          </table:table-cell>
          <table:table-cell table:formula="of:=AVERAGE([.C$2:.C105])" office:value-type="float" office:value="-54.8076923076923" calcext:value-type="float">
            <text:p>-54,80769230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1;10000)" office:value-type="float" office:value="7100" calcext:value-type="float">
            <text:p>7100</text:p>
          </table:table-cell>
          <table:table-cell table:formula="of:=IF([.B106]&lt;=8000;-100;IF([.B106]&lt;=9000;0;IF([.B106]&lt;=9750;100;2000)))" office:value-type="float" office:value="-100" calcext:value-type="float">
            <text:p>-100</text:p>
          </table:table-cell>
          <table:table-cell table:formula="of:=AVERAGE([.C$2:.C106])" office:value-type="float" office:value="-55.2380952380952" calcext:value-type="float">
            <text:p>-55,23809523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1;10000)" office:value-type="float" office:value="9980" calcext:value-type="float">
            <text:p>9980</text:p>
          </table:table-cell>
          <table:table-cell table:formula="of:=IF([.B107]&lt;=8000;-100;IF([.B107]&lt;=9000;0;IF([.B107]&lt;=9750;100;2000)))" office:value-type="float" office:value="2000" calcext:value-type="float">
            <text:p>2000</text:p>
          </table:table-cell>
          <table:table-cell table:formula="of:=AVERAGE([.C$2:.C107])" office:value-type="float" office:value="-35.8490566037736" calcext:value-type="float">
            <text:p>-35,84905660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1;10000)" office:value-type="float" office:value="8845" calcext:value-type="float">
            <text:p>8845</text:p>
          </table:table-cell>
          <table:table-cell table:formula="of:=IF([.B108]&lt;=8000;-100;IF([.B108]&lt;=9000;0;IF([.B108]&lt;=9750;100;2000)))" office:value-type="float" office:value="0" calcext:value-type="float">
            <text:p>0</text:p>
          </table:table-cell>
          <table:table-cell table:formula="of:=AVERAGE([.C$2:.C108])" office:value-type="float" office:value="-35.5140186915888" calcext:value-type="float">
            <text:p>-35,51401869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1;10000)" office:value-type="float" office:value="498" calcext:value-type="float">
            <text:p>498</text:p>
          </table:table-cell>
          <table:table-cell table:formula="of:=IF([.B109]&lt;=8000;-100;IF([.B109]&lt;=9000;0;IF([.B109]&lt;=9750;100;2000)))" office:value-type="float" office:value="-100" calcext:value-type="float">
            <text:p>-100</text:p>
          </table:table-cell>
          <table:table-cell table:formula="of:=AVERAGE([.C$2:.C109])" office:value-type="float" office:value="-36.1111111111111" calcext:value-type="float">
            <text:p>-36,1111111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1;10000)" office:value-type="float" office:value="4454" calcext:value-type="float">
            <text:p>4454</text:p>
          </table:table-cell>
          <table:table-cell table:formula="of:=IF([.B110]&lt;=8000;-100;IF([.B110]&lt;=9000;0;IF([.B110]&lt;=9750;100;2000)))" office:value-type="float" office:value="-100" calcext:value-type="float">
            <text:p>-100</text:p>
          </table:table-cell>
          <table:table-cell table:formula="of:=AVERAGE([.C$2:.C110])" office:value-type="float" office:value="-36.697247706422" calcext:value-type="float">
            <text:p>-36,69724770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1;10000)" office:value-type="float" office:value="9893" calcext:value-type="float">
            <text:p>9893</text:p>
          </table:table-cell>
          <table:table-cell table:formula="of:=IF([.B111]&lt;=8000;-100;IF([.B111]&lt;=9000;0;IF([.B111]&lt;=9750;100;2000)))" office:value-type="float" office:value="2000" calcext:value-type="float">
            <text:p>2000</text:p>
          </table:table-cell>
          <table:table-cell table:formula="of:=AVERAGE([.C$2:.C111])" office:value-type="float" office:value="-18.1818181818182" calcext:value-type="float">
            <text:p>-18,18181818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1;10000)" office:value-type="float" office:value="5747" calcext:value-type="float">
            <text:p>5747</text:p>
          </table:table-cell>
          <table:table-cell table:formula="of:=IF([.B112]&lt;=8000;-100;IF([.B112]&lt;=9000;0;IF([.B112]&lt;=9750;100;2000)))" office:value-type="float" office:value="-100" calcext:value-type="float">
            <text:p>-100</text:p>
          </table:table-cell>
          <table:table-cell table:formula="of:=AVERAGE([.C$2:.C112])" office:value-type="float" office:value="-18.9189189189189" calcext:value-type="float">
            <text:p>-18,91891891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1;10000)" office:value-type="float" office:value="9992" calcext:value-type="float">
            <text:p>9992</text:p>
          </table:table-cell>
          <table:table-cell table:formula="of:=IF([.B113]&lt;=8000;-100;IF([.B113]&lt;=9000;0;IF([.B113]&lt;=9750;100;2000)))" office:value-type="float" office:value="2000" calcext:value-type="float">
            <text:p>2000</text:p>
          </table:table-cell>
          <table:table-cell table:formula="of:=AVERAGE([.C$2:.C113])" office:value-type="float" office:value="-0.892857142857143" calcext:value-type="float">
            <text:p>-0,89285714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1;10000)" office:value-type="float" office:value="559" calcext:value-type="float">
            <text:p>559</text:p>
          </table:table-cell>
          <table:table-cell table:formula="of:=IF([.B114]&lt;=8000;-100;IF([.B114]&lt;=9000;0;IF([.B114]&lt;=9750;100;2000)))" office:value-type="float" office:value="-100" calcext:value-type="float">
            <text:p>-100</text:p>
          </table:table-cell>
          <table:table-cell table:formula="of:=AVERAGE([.C$2:.C114])" office:value-type="float" office:value="-1.76991150442478" calcext:value-type="float">
            <text:p>-1,76991150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1;10000)" office:value-type="float" office:value="9298" calcext:value-type="float">
            <text:p>9298</text:p>
          </table:table-cell>
          <table:table-cell table:formula="of:=IF([.B115]&lt;=8000;-100;IF([.B115]&lt;=9000;0;IF([.B115]&lt;=9750;100;2000)))" office:value-type="float" office:value="100" calcext:value-type="float">
            <text:p>100</text:p>
          </table:table-cell>
          <table:table-cell table:formula="of:=AVERAGE([.C$2:.C115])" office:value-type="float" office:value="-0.87719298245614" calcext:value-type="float">
            <text:p>-0,87719298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1;10000)" office:value-type="float" office:value="9653" calcext:value-type="float">
            <text:p>9653</text:p>
          </table:table-cell>
          <table:table-cell table:formula="of:=IF([.B116]&lt;=8000;-100;IF([.B116]&lt;=9000;0;IF([.B116]&lt;=9750;100;2000)))" office:value-type="float" office:value="100" calcext:value-type="float">
            <text:p>100</text:p>
          </table:table-cell>
          <table:table-cell table:formula="of:=AVERAGE([.C$2:.C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1;10000)" office:value-type="float" office:value="7093" calcext:value-type="float">
            <text:p>7093</text:p>
          </table:table-cell>
          <table:table-cell table:formula="of:=IF([.B117]&lt;=8000;-100;IF([.B117]&lt;=9000;0;IF([.B117]&lt;=9750;100;2000)))" office:value-type="float" office:value="-100" calcext:value-type="float">
            <text:p>-100</text:p>
          </table:table-cell>
          <table:table-cell table:formula="of:=AVERAGE([.C$2:.C117])" office:value-type="float" office:value="-0.862068965517241" calcext:value-type="float">
            <text:p>-0,86206896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1;10000)" office:value-type="float" office:value="6064" calcext:value-type="float">
            <text:p>6064</text:p>
          </table:table-cell>
          <table:table-cell table:formula="of:=IF([.B118]&lt;=8000;-100;IF([.B118]&lt;=9000;0;IF([.B118]&lt;=9750;100;2000)))" office:value-type="float" office:value="-100" calcext:value-type="float">
            <text:p>-100</text:p>
          </table:table-cell>
          <table:table-cell table:formula="of:=AVERAGE([.C$2:.C118])" office:value-type="float" office:value="-1.70940170940171" calcext:value-type="float">
            <text:p>-1,70940170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1;10000)" office:value-type="float" office:value="5645" calcext:value-type="float">
            <text:p>5645</text:p>
          </table:table-cell>
          <table:table-cell table:formula="of:=IF([.B119]&lt;=8000;-100;IF([.B119]&lt;=9000;0;IF([.B119]&lt;=9750;100;2000)))" office:value-type="float" office:value="-100" calcext:value-type="float">
            <text:p>-100</text:p>
          </table:table-cell>
          <table:table-cell table:formula="of:=AVERAGE([.C$2:.C119])" office:value-type="float" office:value="-2.54237288135593" calcext:value-type="float">
            <text:p>-2,5423728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1;10000)" office:value-type="float" office:value="6295" calcext:value-type="float">
            <text:p>6295</text:p>
          </table:table-cell>
          <table:table-cell table:formula="of:=IF([.B120]&lt;=8000;-100;IF([.B120]&lt;=9000;0;IF([.B120]&lt;=9750;100;2000)))" office:value-type="float" office:value="-100" calcext:value-type="float">
            <text:p>-100</text:p>
          </table:table-cell>
          <table:table-cell table:formula="of:=AVERAGE([.C$2:.C120])" office:value-type="float" office:value="-3.36134453781513" calcext:value-type="float">
            <text:p>-3,36134453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1;10000)" office:value-type="float" office:value="2682" calcext:value-type="float">
            <text:p>2682</text:p>
          </table:table-cell>
          <table:table-cell table:formula="of:=IF([.B121]&lt;=8000;-100;IF([.B121]&lt;=9000;0;IF([.B121]&lt;=9750;100;2000)))" office:value-type="float" office:value="-100" calcext:value-type="float">
            <text:p>-100</text:p>
          </table:table-cell>
          <table:table-cell table:formula="of:=AVERAGE([.C$2:.C121])" office:value-type="float" office:value="-4.16666666666667" calcext:value-type="float">
            <text:p>-4,16666666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1;10000)" office:value-type="float" office:value="3300" calcext:value-type="float">
            <text:p>3300</text:p>
          </table:table-cell>
          <table:table-cell table:formula="of:=IF([.B122]&lt;=8000;-100;IF([.B122]&lt;=9000;0;IF([.B122]&lt;=9750;100;2000)))" office:value-type="float" office:value="-100" calcext:value-type="float">
            <text:p>-100</text:p>
          </table:table-cell>
          <table:table-cell table:formula="of:=AVERAGE([.C$2:.C122])" office:value-type="float" office:value="-4.95867768595041" calcext:value-type="float">
            <text:p>-4,9586776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1;10000)" office:value-type="float" office:value="4379" calcext:value-type="float">
            <text:p>4379</text:p>
          </table:table-cell>
          <table:table-cell table:formula="of:=IF([.B123]&lt;=8000;-100;IF([.B123]&lt;=9000;0;IF([.B123]&lt;=9750;100;2000)))" office:value-type="float" office:value="-100" calcext:value-type="float">
            <text:p>-100</text:p>
          </table:table-cell>
          <table:table-cell table:formula="of:=AVERAGE([.C$2:.C123])" office:value-type="float" office:value="-5.73770491803279" calcext:value-type="float">
            <text:p>-5,7377049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1;10000)" office:value-type="float" office:value="4905" calcext:value-type="float">
            <text:p>4905</text:p>
          </table:table-cell>
          <table:table-cell table:formula="of:=IF([.B124]&lt;=8000;-100;IF([.B124]&lt;=9000;0;IF([.B124]&lt;=9750;100;2000)))" office:value-type="float" office:value="-100" calcext:value-type="float">
            <text:p>-100</text:p>
          </table:table-cell>
          <table:table-cell table:formula="of:=AVERAGE([.C$2:.C124])" office:value-type="float" office:value="-6.50406504065041" calcext:value-type="float">
            <text:p>-6,50406504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1;10000)" office:value-type="float" office:value="1816" calcext:value-type="float">
            <text:p>1816</text:p>
          </table:table-cell>
          <table:table-cell table:formula="of:=IF([.B125]&lt;=8000;-100;IF([.B125]&lt;=9000;0;IF([.B125]&lt;=9750;100;2000)))" office:value-type="float" office:value="-100" calcext:value-type="float">
            <text:p>-100</text:p>
          </table:table-cell>
          <table:table-cell table:formula="of:=AVERAGE([.C$2:.C125])" office:value-type="float" office:value="-7.25806451612903" calcext:value-type="float">
            <text:p>-7,25806451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1;10000)" office:value-type="float" office:value="1789" calcext:value-type="float">
            <text:p>1789</text:p>
          </table:table-cell>
          <table:table-cell table:formula="of:=IF([.B126]&lt;=8000;-100;IF([.B126]&lt;=9000;0;IF([.B126]&lt;=9750;100;2000)))" office:value-type="float" office:value="-100" calcext:value-type="float">
            <text:p>-100</text:p>
          </table:table-cell>
          <table:table-cell table:formula="of:=AVERAGE([.C$2:.C126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1;10000)" office:value-type="float" office:value="2358" calcext:value-type="float">
            <text:p>2358</text:p>
          </table:table-cell>
          <table:table-cell table:formula="of:=IF([.B127]&lt;=8000;-100;IF([.B127]&lt;=9000;0;IF([.B127]&lt;=9750;100;2000)))" office:value-type="float" office:value="-100" calcext:value-type="float">
            <text:p>-100</text:p>
          </table:table-cell>
          <table:table-cell table:formula="of:=AVERAGE([.C$2:.C127])" office:value-type="float" office:value="-8.73015873015873" calcext:value-type="float">
            <text:p>-8,73015873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1;10000)" office:value-type="float" office:value="6430" calcext:value-type="float">
            <text:p>6430</text:p>
          </table:table-cell>
          <table:table-cell table:formula="of:=IF([.B128]&lt;=8000;-100;IF([.B128]&lt;=9000;0;IF([.B128]&lt;=9750;100;2000)))" office:value-type="float" office:value="-100" calcext:value-type="float">
            <text:p>-100</text:p>
          </table:table-cell>
          <table:table-cell table:formula="of:=AVERAGE([.C$2:.C128])" office:value-type="float" office:value="-9.44881889763779" calcext:value-type="float">
            <text:p>-9,4488188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1;10000)" office:value-type="float" office:value="5153" calcext:value-type="float">
            <text:p>5153</text:p>
          </table:table-cell>
          <table:table-cell table:formula="of:=IF([.B129]&lt;=8000;-100;IF([.B129]&lt;=9000;0;IF([.B129]&lt;=9750;100;2000)))" office:value-type="float" office:value="-100" calcext:value-type="float">
            <text:p>-100</text:p>
          </table:table-cell>
          <table:table-cell table:formula="of:=AVERAGE([.C$2:.C129])" office:value-type="float" office:value="-10.15625" calcext:value-type="float">
            <text:p>-10,156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1;10000)" office:value-type="float" office:value="2291" calcext:value-type="float">
            <text:p>2291</text:p>
          </table:table-cell>
          <table:table-cell table:formula="of:=IF([.B130]&lt;=8000;-100;IF([.B130]&lt;=9000;0;IF([.B130]&lt;=9750;100;2000)))" office:value-type="float" office:value="-100" calcext:value-type="float">
            <text:p>-100</text:p>
          </table:table-cell>
          <table:table-cell table:formula="of:=AVERAGE([.C$2:.C130])" office:value-type="float" office:value="-10.8527131782946" calcext:value-type="float">
            <text:p>-10,85271317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1;10000)" office:value-type="float" office:value="1543" calcext:value-type="float">
            <text:p>1543</text:p>
          </table:table-cell>
          <table:table-cell table:formula="of:=IF([.B131]&lt;=8000;-100;IF([.B131]&lt;=9000;0;IF([.B131]&lt;=9750;100;2000)))" office:value-type="float" office:value="-100" calcext:value-type="float">
            <text:p>-100</text:p>
          </table:table-cell>
          <table:table-cell table:formula="of:=AVERAGE([.C$2:.C131])" office:value-type="float" office:value="-11.5384615384615" calcext:value-type="float">
            <text:p>-11,53846153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1;10000)" office:value-type="float" office:value="7695" calcext:value-type="float">
            <text:p>7695</text:p>
          </table:table-cell>
          <table:table-cell table:formula="of:=IF([.B132]&lt;=8000;-100;IF([.B132]&lt;=9000;0;IF([.B132]&lt;=9750;100;2000)))" office:value-type="float" office:value="-100" calcext:value-type="float">
            <text:p>-100</text:p>
          </table:table-cell>
          <table:table-cell table:formula="of:=AVERAGE([.C$2:.C132])" office:value-type="float" office:value="-12.2137404580153" calcext:value-type="float">
            <text:p>-12,2137404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1;10000)" office:value-type="float" office:value="9655" calcext:value-type="float">
            <text:p>9655</text:p>
          </table:table-cell>
          <table:table-cell table:formula="of:=IF([.B133]&lt;=8000;-100;IF([.B133]&lt;=9000;0;IF([.B133]&lt;=9750;100;2000)))" office:value-type="float" office:value="100" calcext:value-type="float">
            <text:p>100</text:p>
          </table:table-cell>
          <table:table-cell table:formula="of:=AVERAGE([.C$2:.C133])" office:value-type="float" office:value="-11.3636363636364" calcext:value-type="float">
            <text:p>-11,36363636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1;10000)" office:value-type="float" office:value="2338" calcext:value-type="float">
            <text:p>2338</text:p>
          </table:table-cell>
          <table:table-cell table:formula="of:=IF([.B134]&lt;=8000;-100;IF([.B134]&lt;=9000;0;IF([.B134]&lt;=9750;100;2000)))" office:value-type="float" office:value="-100" calcext:value-type="float">
            <text:p>-100</text:p>
          </table:table-cell>
          <table:table-cell table:formula="of:=AVERAGE([.C$2:.C134])" office:value-type="float" office:value="-12.0300751879699" calcext:value-type="float">
            <text:p>-12,0300751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1;10000)" office:value-type="float" office:value="7706" calcext:value-type="float">
            <text:p>7706</text:p>
          </table:table-cell>
          <table:table-cell table:formula="of:=IF([.B135]&lt;=8000;-100;IF([.B135]&lt;=9000;0;IF([.B135]&lt;=9750;100;2000)))" office:value-type="float" office:value="-100" calcext:value-type="float">
            <text:p>-100</text:p>
          </table:table-cell>
          <table:table-cell table:formula="of:=AVERAGE([.C$2:.C135])" office:value-type="float" office:value="-12.6865671641791" calcext:value-type="float">
            <text:p>-12,68656716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1;10000)" office:value-type="float" office:value="1028" calcext:value-type="float">
            <text:p>1028</text:p>
          </table:table-cell>
          <table:table-cell table:formula="of:=IF([.B136]&lt;=8000;-100;IF([.B136]&lt;=9000;0;IF([.B136]&lt;=9750;100;2000)))" office:value-type="float" office:value="-100" calcext:value-type="float">
            <text:p>-100</text:p>
          </table:table-cell>
          <table:table-cell table:formula="of:=AVERAGE([.C$2:.C136])" office:value-type="float" office:value="-13.3333333333333" calcext:value-type="float">
            <text:p>-13,33333333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1;10000)" office:value-type="float" office:value="9827" calcext:value-type="float">
            <text:p>9827</text:p>
          </table:table-cell>
          <table:table-cell table:formula="of:=IF([.B137]&lt;=8000;-100;IF([.B137]&lt;=9000;0;IF([.B137]&lt;=9750;100;2000)))" office:value-type="float" office:value="2000" calcext:value-type="float">
            <text:p>2000</text:p>
          </table:table-cell>
          <table:table-cell table:formula="of:=AVERAGE([.C$2:.C137])" office:value-type="float" office:value="1.47058823529412" calcext:value-type="float">
            <text:p>1,47058823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1;10000)" office:value-type="float" office:value="1260" calcext:value-type="float">
            <text:p>1260</text:p>
          </table:table-cell>
          <table:table-cell table:formula="of:=IF([.B138]&lt;=8000;-100;IF([.B138]&lt;=9000;0;IF([.B138]&lt;=9750;100;2000)))" office:value-type="float" office:value="-100" calcext:value-type="float">
            <text:p>-100</text:p>
          </table:table-cell>
          <table:table-cell table:formula="of:=AVERAGE([.C$2:.C138])" office:value-type="float" office:value="0.72992700729927" calcext:value-type="float">
            <text:p>0,72992700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1;10000)" office:value-type="float" office:value="2314" calcext:value-type="float">
            <text:p>2314</text:p>
          </table:table-cell>
          <table:table-cell table:formula="of:=IF([.B139]&lt;=8000;-100;IF([.B139]&lt;=9000;0;IF([.B139]&lt;=9750;100;2000)))" office:value-type="float" office:value="-100" calcext:value-type="float">
            <text:p>-100</text:p>
          </table:table-cell>
          <table:table-cell table:formula="of:=AVERAGE([.C$2:.C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1;10000)" office:value-type="float" office:value="1384" calcext:value-type="float">
            <text:p>1384</text:p>
          </table:table-cell>
          <table:table-cell table:formula="of:=IF([.B140]&lt;=8000;-100;IF([.B140]&lt;=9000;0;IF([.B140]&lt;=9750;100;2000)))" office:value-type="float" office:value="-100" calcext:value-type="float">
            <text:p>-100</text:p>
          </table:table-cell>
          <table:table-cell table:formula="of:=AVERAGE([.C$2:.C140])" office:value-type="float" office:value="-0.719424460431655" calcext:value-type="float">
            <text:p>-0,7194244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1;10000)" office:value-type="float" office:value="5850" calcext:value-type="float">
            <text:p>5850</text:p>
          </table:table-cell>
          <table:table-cell table:formula="of:=IF([.B141]&lt;=8000;-100;IF([.B141]&lt;=9000;0;IF([.B141]&lt;=9750;100;2000)))" office:value-type="float" office:value="-100" calcext:value-type="float">
            <text:p>-100</text:p>
          </table:table-cell>
          <table:table-cell table:formula="of:=AVERAGE([.C$2:.C141])" office:value-type="float" office:value="-1.42857142857143" calcext:value-type="float">
            <text:p>-1,42857142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1;10000)" office:value-type="float" office:value="975" calcext:value-type="float">
            <text:p>975</text:p>
          </table:table-cell>
          <table:table-cell table:formula="of:=IF([.B142]&lt;=8000;-100;IF([.B142]&lt;=9000;0;IF([.B142]&lt;=9750;100;2000)))" office:value-type="float" office:value="-100" calcext:value-type="float">
            <text:p>-100</text:p>
          </table:table-cell>
          <table:table-cell table:formula="of:=AVERAGE([.C$2:.C142])" office:value-type="float" office:value="-2.12765957446808" calcext:value-type="float">
            <text:p>-2,12765957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1;10000)" office:value-type="float" office:value="5664" calcext:value-type="float">
            <text:p>5664</text:p>
          </table:table-cell>
          <table:table-cell table:formula="of:=IF([.B143]&lt;=8000;-100;IF([.B143]&lt;=9000;0;IF([.B143]&lt;=9750;100;2000)))" office:value-type="float" office:value="-100" calcext:value-type="float">
            <text:p>-100</text:p>
          </table:table-cell>
          <table:table-cell table:formula="of:=AVERAGE([.C$2:.C143])" office:value-type="float" office:value="-2.8169014084507" calcext:value-type="float">
            <text:p>-2,81690140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1;10000)" office:value-type="float" office:value="7753" calcext:value-type="float">
            <text:p>7753</text:p>
          </table:table-cell>
          <table:table-cell table:formula="of:=IF([.B144]&lt;=8000;-100;IF([.B144]&lt;=9000;0;IF([.B144]&lt;=9750;100;2000)))" office:value-type="float" office:value="-100" calcext:value-type="float">
            <text:p>-100</text:p>
          </table:table-cell>
          <table:table-cell table:formula="of:=AVERAGE([.C$2:.C144])" office:value-type="float" office:value="-3.4965034965035" calcext:value-type="float">
            <text:p>-3,49650349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1;10000)" office:value-type="float" office:value="8985" calcext:value-type="float">
            <text:p>8985</text:p>
          </table:table-cell>
          <table:table-cell table:formula="of:=IF([.B145]&lt;=8000;-100;IF([.B145]&lt;=9000;0;IF([.B145]&lt;=9750;100;2000)))" office:value-type="float" office:value="0" calcext:value-type="float">
            <text:p>0</text:p>
          </table:table-cell>
          <table:table-cell table:formula="of:=AVERAGE([.C$2:.C145])" office:value-type="float" office:value="-3.47222222222222" calcext:value-type="float">
            <text:p>-3,47222222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1;10000)" office:value-type="float" office:value="2867" calcext:value-type="float">
            <text:p>2867</text:p>
          </table:table-cell>
          <table:table-cell table:formula="of:=IF([.B146]&lt;=8000;-100;IF([.B146]&lt;=9000;0;IF([.B146]&lt;=9750;100;2000)))" office:value-type="float" office:value="-100" calcext:value-type="float">
            <text:p>-100</text:p>
          </table:table-cell>
          <table:table-cell table:formula="of:=AVERAGE([.C$2:.C146])" office:value-type="float" office:value="-4.13793103448276" calcext:value-type="float">
            <text:p>-4,13793103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1;10000)" office:value-type="float" office:value="3102" calcext:value-type="float">
            <text:p>3102</text:p>
          </table:table-cell>
          <table:table-cell table:formula="of:=IF([.B147]&lt;=8000;-100;IF([.B147]&lt;=9000;0;IF([.B147]&lt;=9750;100;2000)))" office:value-type="float" office:value="-100" calcext:value-type="float">
            <text:p>-100</text:p>
          </table:table-cell>
          <table:table-cell table:formula="of:=AVERAGE([.C$2:.C147])" office:value-type="float" office:value="-4.79452054794521" calcext:value-type="float">
            <text:p>-4,79452054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1;10000)" office:value-type="float" office:value="2665" calcext:value-type="float">
            <text:p>2665</text:p>
          </table:table-cell>
          <table:table-cell table:formula="of:=IF([.B148]&lt;=8000;-100;IF([.B148]&lt;=9000;0;IF([.B148]&lt;=9750;100;2000)))" office:value-type="float" office:value="-100" calcext:value-type="float">
            <text:p>-100</text:p>
          </table:table-cell>
          <table:table-cell table:formula="of:=AVERAGE([.C$2:.C148])" office:value-type="float" office:value="-5.4421768707483" calcext:value-type="float">
            <text:p>-5,44217687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1;10000)" office:value-type="float" office:value="8640" calcext:value-type="float">
            <text:p>8640</text:p>
          </table:table-cell>
          <table:table-cell table:formula="of:=IF([.B149]&lt;=8000;-100;IF([.B149]&lt;=9000;0;IF([.B149]&lt;=9750;100;2000)))" office:value-type="float" office:value="0" calcext:value-type="float">
            <text:p>0</text:p>
          </table:table-cell>
          <table:table-cell table:formula="of:=AVERAGE([.C$2:.C149])" office:value-type="float" office:value="-5.40540540540541" calcext:value-type="float">
            <text:p>-5,40540540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1;10000)" office:value-type="float" office:value="497" calcext:value-type="float">
            <text:p>497</text:p>
          </table:table-cell>
          <table:table-cell table:formula="of:=IF([.B150]&lt;=8000;-100;IF([.B150]&lt;=9000;0;IF([.B150]&lt;=9750;100;2000)))" office:value-type="float" office:value="-100" calcext:value-type="float">
            <text:p>-100</text:p>
          </table:table-cell>
          <table:table-cell table:formula="of:=AVERAGE([.C$2:.C150])" office:value-type="float" office:value="-6.04026845637584" calcext:value-type="float">
            <text:p>-6,0402684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1;10000)" office:value-type="float" office:value="9314" calcext:value-type="float">
            <text:p>9314</text:p>
          </table:table-cell>
          <table:table-cell table:formula="of:=IF([.B151]&lt;=8000;-100;IF([.B151]&lt;=9000;0;IF([.B151]&lt;=9750;100;2000)))" office:value-type="float" office:value="100" calcext:value-type="float">
            <text:p>100</text:p>
          </table:table-cell>
          <table:table-cell table:formula="of:=AVERAGE([.C$2:.C151])" office:value-type="float" office:value="-5.33333333333333" calcext:value-type="float">
            <text:p>-5,3333333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1;10000)" office:value-type="float" office:value="284" calcext:value-type="float">
            <text:p>284</text:p>
          </table:table-cell>
          <table:table-cell table:formula="of:=IF([.B152]&lt;=8000;-100;IF([.B152]&lt;=9000;0;IF([.B152]&lt;=9750;100;2000)))" office:value-type="float" office:value="-100" calcext:value-type="float">
            <text:p>-100</text:p>
          </table:table-cell>
          <table:table-cell table:formula="of:=AVERAGE([.C$2:.C152])" office:value-type="float" office:value="-5.96026490066225" calcext:value-type="float">
            <text:p>-5,96026490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1;10000)" office:value-type="float" office:value="4343" calcext:value-type="float">
            <text:p>4343</text:p>
          </table:table-cell>
          <table:table-cell table:formula="of:=IF([.B153]&lt;=8000;-100;IF([.B153]&lt;=9000;0;IF([.B153]&lt;=9750;100;2000)))" office:value-type="float" office:value="-100" calcext:value-type="float">
            <text:p>-100</text:p>
          </table:table-cell>
          <table:table-cell table:formula="of:=AVERAGE([.C$2:.C153])" office:value-type="float" office:value="-6.57894736842105" calcext:value-type="float">
            <text:p>-6,57894736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1;10000)" office:value-type="float" office:value="8947" calcext:value-type="float">
            <text:p>8947</text:p>
          </table:table-cell>
          <table:table-cell table:formula="of:=IF([.B154]&lt;=8000;-100;IF([.B154]&lt;=9000;0;IF([.B154]&lt;=9750;100;2000)))" office:value-type="float" office:value="0" calcext:value-type="float">
            <text:p>0</text:p>
          </table:table-cell>
          <table:table-cell table:formula="of:=AVERAGE([.C$2:.C154])" office:value-type="float" office:value="-6.5359477124183" calcext:value-type="float">
            <text:p>-6,5359477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1;10000)" office:value-type="float" office:value="335" calcext:value-type="float">
            <text:p>335</text:p>
          </table:table-cell>
          <table:table-cell table:formula="of:=IF([.B155]&lt;=8000;-100;IF([.B155]&lt;=9000;0;IF([.B155]&lt;=9750;100;2000)))" office:value-type="float" office:value="-100" calcext:value-type="float">
            <text:p>-100</text:p>
          </table:table-cell>
          <table:table-cell table:formula="of:=AVERAGE([.C$2:.C155])" office:value-type="float" office:value="-7.14285714285714" calcext:value-type="float">
            <text:p>-7,14285714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1;10000)" office:value-type="float" office:value="5917" calcext:value-type="float">
            <text:p>5917</text:p>
          </table:table-cell>
          <table:table-cell table:formula="of:=IF([.B156]&lt;=8000;-100;IF([.B156]&lt;=9000;0;IF([.B156]&lt;=9750;100;2000)))" office:value-type="float" office:value="-100" calcext:value-type="float">
            <text:p>-100</text:p>
          </table:table-cell>
          <table:table-cell table:formula="of:=AVERAGE([.C$2:.C156])" office:value-type="float" office:value="-7.74193548387097" calcext:value-type="float">
            <text:p>-7,74193548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1;10000)" office:value-type="float" office:value="8118" calcext:value-type="float">
            <text:p>8118</text:p>
          </table:table-cell>
          <table:table-cell table:formula="of:=IF([.B157]&lt;=8000;-100;IF([.B157]&lt;=9000;0;IF([.B157]&lt;=9750;100;2000)))" office:value-type="float" office:value="0" calcext:value-type="float">
            <text:p>0</text:p>
          </table:table-cell>
          <table:table-cell table:formula="of:=AVERAGE([.C$2:.C157])" office:value-type="float" office:value="-7.69230769230769" calcext:value-type="float">
            <text:p>-7,69230769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1;10000)" office:value-type="float" office:value="5098" calcext:value-type="float">
            <text:p>5098</text:p>
          </table:table-cell>
          <table:table-cell table:formula="of:=IF([.B158]&lt;=8000;-100;IF([.B158]&lt;=9000;0;IF([.B158]&lt;=9750;100;2000)))" office:value-type="float" office:value="-100" calcext:value-type="float">
            <text:p>-100</text:p>
          </table:table-cell>
          <table:table-cell table:formula="of:=AVERAGE([.C$2:.C158])" office:value-type="float" office:value="-8.28025477707006" calcext:value-type="float">
            <text:p>-8,28025477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1;10000)" office:value-type="float" office:value="4549" calcext:value-type="float">
            <text:p>4549</text:p>
          </table:table-cell>
          <table:table-cell table:formula="of:=IF([.B159]&lt;=8000;-100;IF([.B159]&lt;=9000;0;IF([.B159]&lt;=9750;100;2000)))" office:value-type="float" office:value="-100" calcext:value-type="float">
            <text:p>-100</text:p>
          </table:table-cell>
          <table:table-cell table:formula="of:=AVERAGE([.C$2:.C159])" office:value-type="float" office:value="-8.86075949367089" calcext:value-type="float">
            <text:p>-8,86075949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1;10000)" office:value-type="float" office:value="344" calcext:value-type="float">
            <text:p>344</text:p>
          </table:table-cell>
          <table:table-cell table:formula="of:=IF([.B160]&lt;=8000;-100;IF([.B160]&lt;=9000;0;IF([.B160]&lt;=9750;100;2000)))" office:value-type="float" office:value="-100" calcext:value-type="float">
            <text:p>-100</text:p>
          </table:table-cell>
          <table:table-cell table:formula="of:=AVERAGE([.C$2:.C160])" office:value-type="float" office:value="-9.43396226415094" calcext:value-type="float">
            <text:p>-9,43396226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1;10000)" office:value-type="float" office:value="737" calcext:value-type="float">
            <text:p>737</text:p>
          </table:table-cell>
          <table:table-cell table:formula="of:=IF([.B161]&lt;=8000;-100;IF([.B161]&lt;=9000;0;IF([.B161]&lt;=9750;100;2000)))" office:value-type="float" office:value="-100" calcext:value-type="float">
            <text:p>-100</text:p>
          </table:table-cell>
          <table:table-cell table:formula="of:=AVERAGE([.C$2:.C161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1;10000)" office:value-type="float" office:value="6940" calcext:value-type="float">
            <text:p>6940</text:p>
          </table:table-cell>
          <table:table-cell table:formula="of:=IF([.B162]&lt;=8000;-100;IF([.B162]&lt;=9000;0;IF([.B162]&lt;=9750;100;2000)))" office:value-type="float" office:value="-100" calcext:value-type="float">
            <text:p>-100</text:p>
          </table:table-cell>
          <table:table-cell table:formula="of:=AVERAGE([.C$2:.C162])" office:value-type="float" office:value="-10.5590062111801" calcext:value-type="float">
            <text:p>-10,55900621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1;10000)" office:value-type="float" office:value="2455" calcext:value-type="float">
            <text:p>2455</text:p>
          </table:table-cell>
          <table:table-cell table:formula="of:=IF([.B163]&lt;=8000;-100;IF([.B163]&lt;=9000;0;IF([.B163]&lt;=9750;100;2000)))" office:value-type="float" office:value="-100" calcext:value-type="float">
            <text:p>-100</text:p>
          </table:table-cell>
          <table:table-cell table:formula="of:=AVERAGE([.C$2:.C163])" office:value-type="float" office:value="-11.1111111111111" calcext:value-type="float">
            <text:p>-11,11111111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1;10000)" office:value-type="float" office:value="4088" calcext:value-type="float">
            <text:p>4088</text:p>
          </table:table-cell>
          <table:table-cell table:formula="of:=IF([.B164]&lt;=8000;-100;IF([.B164]&lt;=9000;0;IF([.B164]&lt;=9750;100;2000)))" office:value-type="float" office:value="-100" calcext:value-type="float">
            <text:p>-100</text:p>
          </table:table-cell>
          <table:table-cell table:formula="of:=AVERAGE([.C$2:.C164])" office:value-type="float" office:value="-11.6564417177914" calcext:value-type="float">
            <text:p>-11,6564417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1;10000)" office:value-type="float" office:value="8299" calcext:value-type="float">
            <text:p>8299</text:p>
          </table:table-cell>
          <table:table-cell table:formula="of:=IF([.B165]&lt;=8000;-100;IF([.B165]&lt;=9000;0;IF([.B165]&lt;=9750;100;2000)))" office:value-type="float" office:value="0" calcext:value-type="float">
            <text:p>0</text:p>
          </table:table-cell>
          <table:table-cell table:formula="of:=AVERAGE([.C$2:.C165])" office:value-type="float" office:value="-11.5853658536585" calcext:value-type="float">
            <text:p>-11,58536585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1;10000)" office:value-type="float" office:value="7805" calcext:value-type="float">
            <text:p>7805</text:p>
          </table:table-cell>
          <table:table-cell table:formula="of:=IF([.B166]&lt;=8000;-100;IF([.B166]&lt;=9000;0;IF([.B166]&lt;=9750;100;2000)))" office:value-type="float" office:value="-100" calcext:value-type="float">
            <text:p>-100</text:p>
          </table:table-cell>
          <table:table-cell table:formula="of:=AVERAGE([.C$2:.C166])" office:value-type="float" office:value="-12.1212121212121" calcext:value-type="float">
            <text:p>-12,12121212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1;10000)" office:value-type="float" office:value="6636" calcext:value-type="float">
            <text:p>6636</text:p>
          </table:table-cell>
          <table:table-cell table:formula="of:=IF([.B167]&lt;=8000;-100;IF([.B167]&lt;=9000;0;IF([.B167]&lt;=9750;100;2000)))" office:value-type="float" office:value="-100" calcext:value-type="float">
            <text:p>-100</text:p>
          </table:table-cell>
          <table:table-cell table:formula="of:=AVERAGE([.C$2:.C167])" office:value-type="float" office:value="-12.6506024096386" calcext:value-type="float">
            <text:p>-12,65060240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1;10000)" office:value-type="float" office:value="6547" calcext:value-type="float">
            <text:p>6547</text:p>
          </table:table-cell>
          <table:table-cell table:formula="of:=IF([.B168]&lt;=8000;-100;IF([.B168]&lt;=9000;0;IF([.B168]&lt;=9750;100;2000)))" office:value-type="float" office:value="-100" calcext:value-type="float">
            <text:p>-100</text:p>
          </table:table-cell>
          <table:table-cell table:formula="of:=AVERAGE([.C$2:.C168])" office:value-type="float" office:value="-13.1736526946108" calcext:value-type="float">
            <text:p>-13,17365269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1;10000)" office:value-type="float" office:value="4307" calcext:value-type="float">
            <text:p>4307</text:p>
          </table:table-cell>
          <table:table-cell table:formula="of:=IF([.B169]&lt;=8000;-100;IF([.B169]&lt;=9000;0;IF([.B169]&lt;=9750;100;2000)))" office:value-type="float" office:value="-100" calcext:value-type="float">
            <text:p>-100</text:p>
          </table:table-cell>
          <table:table-cell table:formula="of:=AVERAGE([.C$2:.C169])" office:value-type="float" office:value="-13.6904761904762" calcext:value-type="float">
            <text:p>-13,69047619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1;10000)" office:value-type="float" office:value="5151" calcext:value-type="float">
            <text:p>5151</text:p>
          </table:table-cell>
          <table:table-cell table:formula="of:=IF([.B170]&lt;=8000;-100;IF([.B170]&lt;=9000;0;IF([.B170]&lt;=9750;100;2000)))" office:value-type="float" office:value="-100" calcext:value-type="float">
            <text:p>-100</text:p>
          </table:table-cell>
          <table:table-cell table:formula="of:=AVERAGE([.C$2:.C170])" office:value-type="float" office:value="-14.2011834319527" calcext:value-type="float">
            <text:p>-14,2011834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1;10000)" office:value-type="float" office:value="6407" calcext:value-type="float">
            <text:p>6407</text:p>
          </table:table-cell>
          <table:table-cell table:formula="of:=IF([.B171]&lt;=8000;-100;IF([.B171]&lt;=9000;0;IF([.B171]&lt;=9750;100;2000)))" office:value-type="float" office:value="-100" calcext:value-type="float">
            <text:p>-100</text:p>
          </table:table-cell>
          <table:table-cell table:formula="of:=AVERAGE([.C$2:.C171])" office:value-type="float" office:value="-14.7058823529412" calcext:value-type="float">
            <text:p>-14,70588235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1;10000)" office:value-type="float" office:value="6779" calcext:value-type="float">
            <text:p>6779</text:p>
          </table:table-cell>
          <table:table-cell table:formula="of:=IF([.B172]&lt;=8000;-100;IF([.B172]&lt;=9000;0;IF([.B172]&lt;=9750;100;2000)))" office:value-type="float" office:value="-100" calcext:value-type="float">
            <text:p>-100</text:p>
          </table:table-cell>
          <table:table-cell table:formula="of:=AVERAGE([.C$2:.C172])" office:value-type="float" office:value="-15.2046783625731" calcext:value-type="float">
            <text:p>-15,20467836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1;10000)" office:value-type="float" office:value="1030" calcext:value-type="float">
            <text:p>1030</text:p>
          </table:table-cell>
          <table:table-cell table:formula="of:=IF([.B173]&lt;=8000;-100;IF([.B173]&lt;=9000;0;IF([.B173]&lt;=9750;100;2000)))" office:value-type="float" office:value="-100" calcext:value-type="float">
            <text:p>-100</text:p>
          </table:table-cell>
          <table:table-cell table:formula="of:=AVERAGE([.C$2:.C173])" office:value-type="float" office:value="-15.6976744186047" calcext:value-type="float">
            <text:p>-15,69767441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1;10000)" office:value-type="float" office:value="9195" calcext:value-type="float">
            <text:p>9195</text:p>
          </table:table-cell>
          <table:table-cell table:formula="of:=IF([.B174]&lt;=8000;-100;IF([.B174]&lt;=9000;0;IF([.B174]&lt;=9750;100;2000)))" office:value-type="float" office:value="100" calcext:value-type="float">
            <text:p>100</text:p>
          </table:table-cell>
          <table:table-cell table:formula="of:=AVERAGE([.C$2:.C174])" office:value-type="float" office:value="-15.028901734104" calcext:value-type="float">
            <text:p>-15,02890173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1;10000)" office:value-type="float" office:value="6943" calcext:value-type="float">
            <text:p>6943</text:p>
          </table:table-cell>
          <table:table-cell table:formula="of:=IF([.B175]&lt;=8000;-100;IF([.B175]&lt;=9000;0;IF([.B175]&lt;=9750;100;2000)))" office:value-type="float" office:value="-100" calcext:value-type="float">
            <text:p>-100</text:p>
          </table:table-cell>
          <table:table-cell table:formula="of:=AVERAGE([.C$2:.C175])" office:value-type="float" office:value="-15.5172413793103" calcext:value-type="float">
            <text:p>-15,51724137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1;10000)" office:value-type="float" office:value="4678" calcext:value-type="float">
            <text:p>4678</text:p>
          </table:table-cell>
          <table:table-cell table:formula="of:=IF([.B176]&lt;=8000;-100;IF([.B176]&lt;=9000;0;IF([.B176]&lt;=9750;100;2000)))" office:value-type="float" office:value="-100" calcext:value-type="float">
            <text:p>-100</text:p>
          </table:table-cell>
          <table:table-cell table:formula="of:=AVERAGE([.C$2:.C176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1;10000)" office:value-type="float" office:value="6119" calcext:value-type="float">
            <text:p>6119</text:p>
          </table:table-cell>
          <table:table-cell table:formula="of:=IF([.B177]&lt;=8000;-100;IF([.B177]&lt;=9000;0;IF([.B177]&lt;=9750;100;2000)))" office:value-type="float" office:value="-100" calcext:value-type="float">
            <text:p>-100</text:p>
          </table:table-cell>
          <table:table-cell table:formula="of:=AVERAGE([.C$2:.C177])" office:value-type="float" office:value="-16.4772727272727" calcext:value-type="float">
            <text:p>-16,47727272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1;10000)" office:value-type="float" office:value="8045" calcext:value-type="float">
            <text:p>8045</text:p>
          </table:table-cell>
          <table:table-cell table:formula="of:=IF([.B178]&lt;=8000;-100;IF([.B178]&lt;=9000;0;IF([.B178]&lt;=9750;100;2000)))" office:value-type="float" office:value="0" calcext:value-type="float">
            <text:p>0</text:p>
          </table:table-cell>
          <table:table-cell table:formula="of:=AVERAGE([.C$2:.C178])" office:value-type="float" office:value="-16.3841807909605" calcext:value-type="float">
            <text:p>-16,3841807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1;10000)" office:value-type="float" office:value="1111" calcext:value-type="float">
            <text:p>1111</text:p>
          </table:table-cell>
          <table:table-cell table:formula="of:=IF([.B179]&lt;=8000;-100;IF([.B179]&lt;=9000;0;IF([.B179]&lt;=9750;100;2000)))" office:value-type="float" office:value="-100" calcext:value-type="float">
            <text:p>-100</text:p>
          </table:table-cell>
          <table:table-cell table:formula="of:=AVERAGE([.C$2:.C179])" office:value-type="float" office:value="-16.8539325842697" calcext:value-type="float">
            <text:p>-16,85393258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1;10000)" office:value-type="float" office:value="4217" calcext:value-type="float">
            <text:p>4217</text:p>
          </table:table-cell>
          <table:table-cell table:formula="of:=IF([.B180]&lt;=8000;-100;IF([.B180]&lt;=9000;0;IF([.B180]&lt;=9750;100;2000)))" office:value-type="float" office:value="-100" calcext:value-type="float">
            <text:p>-100</text:p>
          </table:table-cell>
          <table:table-cell table:formula="of:=AVERAGE([.C$2:.C180])" office:value-type="float" office:value="-17.3184357541899" calcext:value-type="float">
            <text:p>-17,31843575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1;10000)" office:value-type="float" office:value="3563" calcext:value-type="float">
            <text:p>3563</text:p>
          </table:table-cell>
          <table:table-cell table:formula="of:=IF([.B181]&lt;=8000;-100;IF([.B181]&lt;=9000;0;IF([.B181]&lt;=9750;100;2000)))" office:value-type="float" office:value="-100" calcext:value-type="float">
            <text:p>-100</text:p>
          </table:table-cell>
          <table:table-cell table:formula="of:=AVERAGE([.C$2:.C181])" office:value-type="float" office:value="-17.7777777777778" calcext:value-type="float">
            <text:p>-17,77777777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1;10000)" office:value-type="float" office:value="4878" calcext:value-type="float">
            <text:p>4878</text:p>
          </table:table-cell>
          <table:table-cell table:formula="of:=IF([.B182]&lt;=8000;-100;IF([.B182]&lt;=9000;0;IF([.B182]&lt;=9750;100;2000)))" office:value-type="float" office:value="-100" calcext:value-type="float">
            <text:p>-100</text:p>
          </table:table-cell>
          <table:table-cell table:formula="of:=AVERAGE([.C$2:.C182])" office:value-type="float" office:value="-18.232044198895" calcext:value-type="float">
            <text:p>-18,23204419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1;10000)" office:value-type="float" office:value="8398" calcext:value-type="float">
            <text:p>8398</text:p>
          </table:table-cell>
          <table:table-cell table:formula="of:=IF([.B183]&lt;=8000;-100;IF([.B183]&lt;=9000;0;IF([.B183]&lt;=9750;100;2000)))" office:value-type="float" office:value="0" calcext:value-type="float">
            <text:p>0</text:p>
          </table:table-cell>
          <table:table-cell table:formula="of:=AVERAGE([.C$2:.C183])" office:value-type="float" office:value="-18.1318681318681" calcext:value-type="float">
            <text:p>-18,13186813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1;10000)" office:value-type="float" office:value="4472" calcext:value-type="float">
            <text:p>4472</text:p>
          </table:table-cell>
          <table:table-cell table:formula="of:=IF([.B184]&lt;=8000;-100;IF([.B184]&lt;=9000;0;IF([.B184]&lt;=9750;100;2000)))" office:value-type="float" office:value="-100" calcext:value-type="float">
            <text:p>-100</text:p>
          </table:table-cell>
          <table:table-cell table:formula="of:=AVERAGE([.C$2:.C184])" office:value-type="float" office:value="-18.5792349726776" calcext:value-type="float">
            <text:p>-18,57923497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1;10000)" office:value-type="float" office:value="4522" calcext:value-type="float">
            <text:p>4522</text:p>
          </table:table-cell>
          <table:table-cell table:formula="of:=IF([.B185]&lt;=8000;-100;IF([.B185]&lt;=9000;0;IF([.B185]&lt;=9750;100;2000)))" office:value-type="float" office:value="-100" calcext:value-type="float">
            <text:p>-100</text:p>
          </table:table-cell>
          <table:table-cell table:formula="of:=AVERAGE([.C$2:.C185])" office:value-type="float" office:value="-19.0217391304348" calcext:value-type="float">
            <text:p>-19,02173913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1;10000)" office:value-type="float" office:value="4227" calcext:value-type="float">
            <text:p>4227</text:p>
          </table:table-cell>
          <table:table-cell table:formula="of:=IF([.B186]&lt;=8000;-100;IF([.B186]&lt;=9000;0;IF([.B186]&lt;=9750;100;2000)))" office:value-type="float" office:value="-100" calcext:value-type="float">
            <text:p>-100</text:p>
          </table:table-cell>
          <table:table-cell table:formula="of:=AVERAGE([.C$2:.C186])" office:value-type="float" office:value="-19.4594594594595" calcext:value-type="float">
            <text:p>-19,45945945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1;10000)" office:value-type="float" office:value="9018" calcext:value-type="float">
            <text:p>9018</text:p>
          </table:table-cell>
          <table:table-cell table:formula="of:=IF([.B187]&lt;=8000;-100;IF([.B187]&lt;=9000;0;IF([.B187]&lt;=9750;100;2000)))" office:value-type="float" office:value="100" calcext:value-type="float">
            <text:p>100</text:p>
          </table:table-cell>
          <table:table-cell table:formula="of:=AVERAGE([.C$2:.C187])" office:value-type="float" office:value="-18.8172043010753" calcext:value-type="float">
            <text:p>-18,81720430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1;10000)" office:value-type="float" office:value="5770" calcext:value-type="float">
            <text:p>5770</text:p>
          </table:table-cell>
          <table:table-cell table:formula="of:=IF([.B188]&lt;=8000;-100;IF([.B188]&lt;=9000;0;IF([.B188]&lt;=9750;100;2000)))" office:value-type="float" office:value="-100" calcext:value-type="float">
            <text:p>-100</text:p>
          </table:table-cell>
          <table:table-cell table:formula="of:=AVERAGE([.C$2:.C188])" office:value-type="float" office:value="-19.2513368983957" calcext:value-type="float">
            <text:p>-19,25133689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1;10000)" office:value-type="float" office:value="75" calcext:value-type="float">
            <text:p>75</text:p>
          </table:table-cell>
          <table:table-cell table:formula="of:=IF([.B189]&lt;=8000;-100;IF([.B189]&lt;=9000;0;IF([.B189]&lt;=9750;100;2000)))" office:value-type="float" office:value="-100" calcext:value-type="float">
            <text:p>-100</text:p>
          </table:table-cell>
          <table:table-cell table:formula="of:=AVERAGE([.C$2:.C189])" office:value-type="float" office:value="-19.6808510638298" calcext:value-type="float">
            <text:p>-19,68085106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1;10000)" office:value-type="float" office:value="7230" calcext:value-type="float">
            <text:p>7230</text:p>
          </table:table-cell>
          <table:table-cell table:formula="of:=IF([.B190]&lt;=8000;-100;IF([.B190]&lt;=9000;0;IF([.B190]&lt;=9750;100;2000)))" office:value-type="float" office:value="-100" calcext:value-type="float">
            <text:p>-100</text:p>
          </table:table-cell>
          <table:table-cell table:formula="of:=AVERAGE([.C$2:.C190])" office:value-type="float" office:value="-20.1058201058201" calcext:value-type="float">
            <text:p>-20,10582010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1;10000)" office:value-type="float" office:value="5858" calcext:value-type="float">
            <text:p>5858</text:p>
          </table:table-cell>
          <table:table-cell table:formula="of:=IF([.B191]&lt;=8000;-100;IF([.B191]&lt;=9000;0;IF([.B191]&lt;=9750;100;2000)))" office:value-type="float" office:value="-100" calcext:value-type="float">
            <text:p>-100</text:p>
          </table:table-cell>
          <table:table-cell table:formula="of:=AVERAGE([.C$2:.C191])" office:value-type="float" office:value="-20.5263157894737" calcext:value-type="float">
            <text:p>-20,52631578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1;10000)" office:value-type="float" office:value="9945" calcext:value-type="float">
            <text:p>9945</text:p>
          </table:table-cell>
          <table:table-cell table:formula="of:=IF([.B192]&lt;=8000;-100;IF([.B192]&lt;=9000;0;IF([.B192]&lt;=9750;100;2000)))" office:value-type="float" office:value="2000" calcext:value-type="float">
            <text:p>2000</text:p>
          </table:table-cell>
          <table:table-cell table:formula="of:=AVERAGE([.C$2:.C192])" office:value-type="float" office:value="-9.94764397905759" calcext:value-type="float">
            <text:p>-9,94764397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1;10000)" office:value-type="float" office:value="4106" calcext:value-type="float">
            <text:p>4106</text:p>
          </table:table-cell>
          <table:table-cell table:formula="of:=IF([.B193]&lt;=8000;-100;IF([.B193]&lt;=9000;0;IF([.B193]&lt;=9750;100;2000)))" office:value-type="float" office:value="-100" calcext:value-type="float">
            <text:p>-100</text:p>
          </table:table-cell>
          <table:table-cell table:formula="of:=AVERAGE([.C$2:.C193])" office:value-type="float" office:value="-10.4166666666667" calcext:value-type="float">
            <text:p>-10,41666666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1;10000)" office:value-type="float" office:value="399" calcext:value-type="float">
            <text:p>399</text:p>
          </table:table-cell>
          <table:table-cell table:formula="of:=IF([.B194]&lt;=8000;-100;IF([.B194]&lt;=9000;0;IF([.B194]&lt;=9750;100;2000)))" office:value-type="float" office:value="-100" calcext:value-type="float">
            <text:p>-100</text:p>
          </table:table-cell>
          <table:table-cell table:formula="of:=AVERAGE([.C$2:.C194])" office:value-type="float" office:value="-10.880829015544" calcext:value-type="float">
            <text:p>-10,88082901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1;10000)" office:value-type="float" office:value="9601" calcext:value-type="float">
            <text:p>9601</text:p>
          </table:table-cell>
          <table:table-cell table:formula="of:=IF([.B195]&lt;=8000;-100;IF([.B195]&lt;=9000;0;IF([.B195]&lt;=9750;100;2000)))" office:value-type="float" office:value="100" calcext:value-type="float">
            <text:p>100</text:p>
          </table:table-cell>
          <table:table-cell table:formula="of:=AVERAGE([.C$2:.C195])" office:value-type="float" office:value="-10.3092783505155" calcext:value-type="float">
            <text:p>-10,30927835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1;10000)" office:value-type="float" office:value="7659" calcext:value-type="float">
            <text:p>7659</text:p>
          </table:table-cell>
          <table:table-cell table:formula="of:=IF([.B196]&lt;=8000;-100;IF([.B196]&lt;=9000;0;IF([.B196]&lt;=9750;100;2000)))" office:value-type="float" office:value="-100" calcext:value-type="float">
            <text:p>-100</text:p>
          </table:table-cell>
          <table:table-cell table:formula="of:=AVERAGE([.C$2:.C196])" office:value-type="float" office:value="-10.7692307692308" calcext:value-type="float">
            <text:p>-10,76923076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1;10000)" office:value-type="float" office:value="1481" calcext:value-type="float">
            <text:p>1481</text:p>
          </table:table-cell>
          <table:table-cell table:formula="of:=IF([.B197]&lt;=8000;-100;IF([.B197]&lt;=9000;0;IF([.B197]&lt;=9750;100;2000)))" office:value-type="float" office:value="-100" calcext:value-type="float">
            <text:p>-100</text:p>
          </table:table-cell>
          <table:table-cell table:formula="of:=AVERAGE([.C$2:.C197])" office:value-type="float" office:value="-11.2244897959184" calcext:value-type="float">
            <text:p>-11,22448979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1;10000)" office:value-type="float" office:value="6605" calcext:value-type="float">
            <text:p>6605</text:p>
          </table:table-cell>
          <table:table-cell table:formula="of:=IF([.B198]&lt;=8000;-100;IF([.B198]&lt;=9000;0;IF([.B198]&lt;=9750;100;2000)))" office:value-type="float" office:value="-100" calcext:value-type="float">
            <text:p>-100</text:p>
          </table:table-cell>
          <table:table-cell table:formula="of:=AVERAGE([.C$2:.C198])" office:value-type="float" office:value="-11.6751269035533" calcext:value-type="float">
            <text:p>-11,67512690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1;10000)" office:value-type="float" office:value="7828" calcext:value-type="float">
            <text:p>7828</text:p>
          </table:table-cell>
          <table:table-cell table:formula="of:=IF([.B199]&lt;=8000;-100;IF([.B199]&lt;=9000;0;IF([.B199]&lt;=9750;100;2000)))" office:value-type="float" office:value="-100" calcext:value-type="float">
            <text:p>-100</text:p>
          </table:table-cell>
          <table:table-cell table:formula="of:=AVERAGE([.C$2:.C199])" office:value-type="float" office:value="-12.1212121212121" calcext:value-type="float">
            <text:p>-12,1212121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1;10000)" office:value-type="float" office:value="7726" calcext:value-type="float">
            <text:p>7726</text:p>
          </table:table-cell>
          <table:table-cell table:formula="of:=IF([.B200]&lt;=8000;-100;IF([.B200]&lt;=9000;0;IF([.B200]&lt;=9750;100;2000)))" office:value-type="float" office:value="-100" calcext:value-type="float">
            <text:p>-100</text:p>
          </table:table-cell>
          <table:table-cell table:formula="of:=AVERAGE([.C$2:.C200])" office:value-type="float" office:value="-12.5628140703518" calcext:value-type="float">
            <text:p>-12,56281407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1;10000)" office:value-type="float" office:value="8712" calcext:value-type="float">
            <text:p>8712</text:p>
          </table:table-cell>
          <table:table-cell table:formula="of:=IF([.B201]&lt;=8000;-100;IF([.B201]&lt;=9000;0;IF([.B201]&lt;=9750;100;2000)))" office:value-type="float" office:value="0" calcext:value-type="float">
            <text:p>0</text:p>
          </table:table-cell>
          <table:table-cell table:formula="of:=AVERAGE([.C$2:.C201])"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NDBETWEEN(1;10000)" office:value-type="float" office:value="5717" calcext:value-type="float">
            <text:p>5717</text:p>
          </table:table-cell>
          <table:table-cell table:formula="of:=IF([.B202]&lt;=8000;-100;IF([.B202]&lt;=9000;0;IF([.B202]&lt;=9750;100;2000)))" office:value-type="float" office:value="-100" calcext:value-type="float">
            <text:p>-100</text:p>
          </table:table-cell>
          <table:table-cell table:formula="of:=AVERAGE([.C$2:.C202])" office:value-type="float" office:value="-12.9353233830846" calcext:value-type="float">
            <text:p>-12,93532338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NDBETWEEN(1;10000)" office:value-type="float" office:value="1087" calcext:value-type="float">
            <text:p>1087</text:p>
          </table:table-cell>
          <table:table-cell table:formula="of:=IF([.B203]&lt;=8000;-100;IF([.B203]&lt;=9000;0;IF([.B203]&lt;=9750;100;2000)))" office:value-type="float" office:value="-100" calcext:value-type="float">
            <text:p>-100</text:p>
          </table:table-cell>
          <table:table-cell table:formula="of:=AVERAGE([.C$2:.C203])" office:value-type="float" office:value="-13.3663366336634" calcext:value-type="float">
            <text:p>-13,36633663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NDBETWEEN(1;10000)" office:value-type="float" office:value="1118" calcext:value-type="float">
            <text:p>1118</text:p>
          </table:table-cell>
          <table:table-cell table:formula="of:=IF([.B204]&lt;=8000;-100;IF([.B204]&lt;=9000;0;IF([.B204]&lt;=9750;100;2000)))" office:value-type="float" office:value="-100" calcext:value-type="float">
            <text:p>-100</text:p>
          </table:table-cell>
          <table:table-cell table:formula="of:=AVERAGE([.C$2:.C204])" office:value-type="float" office:value="-13.7931034482759" calcext:value-type="float">
            <text:p>-13,79310344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NDBETWEEN(1;10000)" office:value-type="float" office:value="6721" calcext:value-type="float">
            <text:p>6721</text:p>
          </table:table-cell>
          <table:table-cell table:formula="of:=IF([.B205]&lt;=8000;-100;IF([.B205]&lt;=9000;0;IF([.B205]&lt;=9750;100;2000)))" office:value-type="float" office:value="-100" calcext:value-type="float">
            <text:p>-100</text:p>
          </table:table-cell>
          <table:table-cell table:formula="of:=AVERAGE([.C$2:.C205])" office:value-type="float" office:value="-14.2156862745098" calcext:value-type="float">
            <text:p>-14,21568627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NDBETWEEN(1;10000)" office:value-type="float" office:value="8263" calcext:value-type="float">
            <text:p>8263</text:p>
          </table:table-cell>
          <table:table-cell table:formula="of:=IF([.B206]&lt;=8000;-100;IF([.B206]&lt;=9000;0;IF([.B206]&lt;=9750;100;2000)))" office:value-type="float" office:value="0" calcext:value-type="float">
            <text:p>0</text:p>
          </table:table-cell>
          <table:table-cell table:formula="of:=AVERAGE([.C$2:.C206])" office:value-type="float" office:value="-14.1463414634146" calcext:value-type="float">
            <text:p>-14,14634146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NDBETWEEN(1;10000)" office:value-type="float" office:value="8990" calcext:value-type="float">
            <text:p>8990</text:p>
          </table:table-cell>
          <table:table-cell table:formula="of:=IF([.B207]&lt;=8000;-100;IF([.B207]&lt;=9000;0;IF([.B207]&lt;=9750;100;2000)))" office:value-type="float" office:value="0" calcext:value-type="float">
            <text:p>0</text:p>
          </table:table-cell>
          <table:table-cell table:formula="of:=AVERAGE([.C$2:.C207])" office:value-type="float" office:value="-14.0776699029126" calcext:value-type="float">
            <text:p>-14,07766990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NDBETWEEN(1;10000)" office:value-type="float" office:value="7813" calcext:value-type="float">
            <text:p>7813</text:p>
          </table:table-cell>
          <table:table-cell table:formula="of:=IF([.B208]&lt;=8000;-100;IF([.B208]&lt;=9000;0;IF([.B208]&lt;=9750;100;2000)))" office:value-type="float" office:value="-100" calcext:value-type="float">
            <text:p>-100</text:p>
          </table:table-cell>
          <table:table-cell table:formula="of:=AVERAGE([.C$2:.C208])" office:value-type="float" office:value="-14.4927536231884" calcext:value-type="float">
            <text:p>-14,49275362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NDBETWEEN(1;10000)" office:value-type="float" office:value="7739" calcext:value-type="float">
            <text:p>7739</text:p>
          </table:table-cell>
          <table:table-cell table:formula="of:=IF([.B209]&lt;=8000;-100;IF([.B209]&lt;=9000;0;IF([.B209]&lt;=9750;100;2000)))" office:value-type="float" office:value="-100" calcext:value-type="float">
            <text:p>-100</text:p>
          </table:table-cell>
          <table:table-cell table:formula="of:=AVERAGE([.C$2:.C209])" office:value-type="float" office:value="-14.9038461538462" calcext:value-type="float">
            <text:p>-14,90384615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NDBETWEEN(1;10000)" office:value-type="float" office:value="8438" calcext:value-type="float">
            <text:p>8438</text:p>
          </table:table-cell>
          <table:table-cell table:formula="of:=IF([.B210]&lt;=8000;-100;IF([.B210]&lt;=9000;0;IF([.B210]&lt;=9750;100;2000)))" office:value-type="float" office:value="0" calcext:value-type="float">
            <text:p>0</text:p>
          </table:table-cell>
          <table:table-cell table:formula="of:=AVERAGE([.C$2:.C210])" office:value-type="float" office:value="-14.8325358851675" calcext:value-type="float">
            <text:p>-14,83253588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NDBETWEEN(1;10000)" office:value-type="float" office:value="8297" calcext:value-type="float">
            <text:p>8297</text:p>
          </table:table-cell>
          <table:table-cell table:formula="of:=IF([.B211]&lt;=8000;-100;IF([.B211]&lt;=9000;0;IF([.B211]&lt;=9750;100;2000)))" office:value-type="float" office:value="0" calcext:value-type="float">
            <text:p>0</text:p>
          </table:table-cell>
          <table:table-cell table:formula="of:=AVERAGE([.C$2:.C211])" office:value-type="float" office:value="-14.7619047619048" calcext:value-type="float">
            <text:p>-14,76190476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NDBETWEEN(1;10000)" office:value-type="float" office:value="2548" calcext:value-type="float">
            <text:p>2548</text:p>
          </table:table-cell>
          <table:table-cell table:formula="of:=IF([.B212]&lt;=8000;-100;IF([.B212]&lt;=9000;0;IF([.B212]&lt;=9750;100;2000)))" office:value-type="float" office:value="-100" calcext:value-type="float">
            <text:p>-100</text:p>
          </table:table-cell>
          <table:table-cell table:formula="of:=AVERAGE([.C$2:.C212])" office:value-type="float" office:value="-15.1658767772512" calcext:value-type="float">
            <text:p>-15,165876777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NDBETWEEN(1;10000)" office:value-type="float" office:value="3195" calcext:value-type="float">
            <text:p>3195</text:p>
          </table:table-cell>
          <table:table-cell table:formula="of:=IF([.B213]&lt;=8000;-100;IF([.B213]&lt;=9000;0;IF([.B213]&lt;=9750;100;2000)))" office:value-type="float" office:value="-100" calcext:value-type="float">
            <text:p>-100</text:p>
          </table:table-cell>
          <table:table-cell table:formula="of:=AVERAGE([.C$2:.C213])" office:value-type="float" office:value="-15.5660377358491" calcext:value-type="float">
            <text:p>-15,56603773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NDBETWEEN(1;10000)" office:value-type="float" office:value="2624" calcext:value-type="float">
            <text:p>2624</text:p>
          </table:table-cell>
          <table:table-cell table:formula="of:=IF([.B214]&lt;=8000;-100;IF([.B214]&lt;=9000;0;IF([.B214]&lt;=9750;100;2000)))" office:value-type="float" office:value="-100" calcext:value-type="float">
            <text:p>-100</text:p>
          </table:table-cell>
          <table:table-cell table:formula="of:=AVERAGE([.C$2:.C214])" office:value-type="float" office:value="-15.962441314554" calcext:value-type="float">
            <text:p>-15,96244131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NDBETWEEN(1;10000)" office:value-type="float" office:value="361" calcext:value-type="float">
            <text:p>361</text:p>
          </table:table-cell>
          <table:table-cell table:formula="of:=IF([.B215]&lt;=8000;-100;IF([.B215]&lt;=9000;0;IF([.B215]&lt;=9750;100;2000)))" office:value-type="float" office:value="-100" calcext:value-type="float">
            <text:p>-100</text:p>
          </table:table-cell>
          <table:table-cell table:formula="of:=AVERAGE([.C$2:.C215])" office:value-type="float" office:value="-16.3551401869159" calcext:value-type="float">
            <text:p>-16,355140186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NDBETWEEN(1;10000)" office:value-type="float" office:value="2907" calcext:value-type="float">
            <text:p>2907</text:p>
          </table:table-cell>
          <table:table-cell table:formula="of:=IF([.B216]&lt;=8000;-100;IF([.B216]&lt;=9000;0;IF([.B216]&lt;=9750;100;2000)))" office:value-type="float" office:value="-100" calcext:value-type="float">
            <text:p>-100</text:p>
          </table:table-cell>
          <table:table-cell table:formula="of:=AVERAGE([.C$2:.C216])" office:value-type="float" office:value="-16.7441860465116" calcext:value-type="float">
            <text:p>-16,74418604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NDBETWEEN(1;10000)" office:value-type="float" office:value="5257" calcext:value-type="float">
            <text:p>5257</text:p>
          </table:table-cell>
          <table:table-cell table:formula="of:=IF([.B217]&lt;=8000;-100;IF([.B217]&lt;=9000;0;IF([.B217]&lt;=9750;100;2000)))" office:value-type="float" office:value="-100" calcext:value-type="float">
            <text:p>-100</text:p>
          </table:table-cell>
          <table:table-cell table:formula="of:=AVERAGE([.C$2:.C217])" office:value-type="float" office:value="-17.1296296296296" calcext:value-type="float">
            <text:p>-17,12962962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NDBETWEEN(1;10000)" office:value-type="float" office:value="6515" calcext:value-type="float">
            <text:p>6515</text:p>
          </table:table-cell>
          <table:table-cell table:formula="of:=IF([.B218]&lt;=8000;-100;IF([.B218]&lt;=9000;0;IF([.B218]&lt;=9750;100;2000)))" office:value-type="float" office:value="-100" calcext:value-type="float">
            <text:p>-100</text:p>
          </table:table-cell>
          <table:table-cell table:formula="of:=AVERAGE([.C$2:.C218])" office:value-type="float" office:value="-17.5115207373272" calcext:value-type="float">
            <text:p>-17,511520737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NDBETWEEN(1;10000)" office:value-type="float" office:value="7076" calcext:value-type="float">
            <text:p>7076</text:p>
          </table:table-cell>
          <table:table-cell table:formula="of:=IF([.B219]&lt;=8000;-100;IF([.B219]&lt;=9000;0;IF([.B219]&lt;=9750;100;2000)))" office:value-type="float" office:value="-100" calcext:value-type="float">
            <text:p>-100</text:p>
          </table:table-cell>
          <table:table-cell table:formula="of:=AVERAGE([.C$2:.C219])" office:value-type="float" office:value="-17.8899082568807" calcext:value-type="float">
            <text:p>-17,88990825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NDBETWEEN(1;10000)" office:value-type="float" office:value="6114" calcext:value-type="float">
            <text:p>6114</text:p>
          </table:table-cell>
          <table:table-cell table:formula="of:=IF([.B220]&lt;=8000;-100;IF([.B220]&lt;=9000;0;IF([.B220]&lt;=9750;100;2000)))" office:value-type="float" office:value="-100" calcext:value-type="float">
            <text:p>-100</text:p>
          </table:table-cell>
          <table:table-cell table:formula="of:=AVERAGE([.C$2:.C220])" office:value-type="float" office:value="-18.2648401826484" calcext:value-type="float">
            <text:p>-18,26484018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NDBETWEEN(1;10000)" office:value-type="float" office:value="9337" calcext:value-type="float">
            <text:p>9337</text:p>
          </table:table-cell>
          <table:table-cell table:formula="of:=IF([.B221]&lt;=8000;-100;IF([.B221]&lt;=9000;0;IF([.B221]&lt;=9750;100;2000)))" office:value-type="float" office:value="100" calcext:value-type="float">
            <text:p>100</text:p>
          </table:table-cell>
          <table:table-cell table:formula="of:=AVERAGE([.C$2:.C221])" office:value-type="float" office:value="-17.7272727272727" calcext:value-type="float">
            <text:p>-17,72727272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NDBETWEEN(1;10000)" office:value-type="float" office:value="4833" calcext:value-type="float">
            <text:p>4833</text:p>
          </table:table-cell>
          <table:table-cell table:formula="of:=IF([.B222]&lt;=8000;-100;IF([.B222]&lt;=9000;0;IF([.B222]&lt;=9750;100;2000)))" office:value-type="float" office:value="-100" calcext:value-type="float">
            <text:p>-100</text:p>
          </table:table-cell>
          <table:table-cell table:formula="of:=AVERAGE([.C$2:.C222])" office:value-type="float" office:value="-18.0995475113122" calcext:value-type="float">
            <text:p>-18,09954751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NDBETWEEN(1;10000)" office:value-type="float" office:value="1031" calcext:value-type="float">
            <text:p>1031</text:p>
          </table:table-cell>
          <table:table-cell table:formula="of:=IF([.B223]&lt;=8000;-100;IF([.B223]&lt;=9000;0;IF([.B223]&lt;=9750;100;2000)))" office:value-type="float" office:value="-100" calcext:value-type="float">
            <text:p>-100</text:p>
          </table:table-cell>
          <table:table-cell table:formula="of:=AVERAGE([.C$2:.C223])" office:value-type="float" office:value="-18.4684684684685" calcext:value-type="float">
            <text:p>-18,468468468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NDBETWEEN(1;10000)" office:value-type="float" office:value="8452" calcext:value-type="float">
            <text:p>8452</text:p>
          </table:table-cell>
          <table:table-cell table:formula="of:=IF([.B224]&lt;=8000;-100;IF([.B224]&lt;=9000;0;IF([.B224]&lt;=9750;100;2000)))" office:value-type="float" office:value="0" calcext:value-type="float">
            <text:p>0</text:p>
          </table:table-cell>
          <table:table-cell table:formula="of:=AVERAGE([.C$2:.C224])" office:value-type="float" office:value="-18.3856502242152" calcext:value-type="float">
            <text:p>-18,38565022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NDBETWEEN(1;10000)" office:value-type="float" office:value="8315" calcext:value-type="float">
            <text:p>8315</text:p>
          </table:table-cell>
          <table:table-cell table:formula="of:=IF([.B225]&lt;=8000;-100;IF([.B225]&lt;=9000;0;IF([.B225]&lt;=9750;100;2000)))" office:value-type="float" office:value="0" calcext:value-type="float">
            <text:p>0</text:p>
          </table:table-cell>
          <table:table-cell table:formula="of:=AVERAGE([.C$2:.C225])" office:value-type="float" office:value="-18.3035714285714" calcext:value-type="float">
            <text:p>-18,30357142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NDBETWEEN(1;10000)" office:value-type="float" office:value="8308" calcext:value-type="float">
            <text:p>8308</text:p>
          </table:table-cell>
          <table:table-cell table:formula="of:=IF([.B226]&lt;=8000;-100;IF([.B226]&lt;=9000;0;IF([.B226]&lt;=9750;100;2000)))" office:value-type="float" office:value="0" calcext:value-type="float">
            <text:p>0</text:p>
          </table:table-cell>
          <table:table-cell table:formula="of:=AVERAGE([.C$2:.C226])" office:value-type="float" office:value="-18.2222222222222" calcext:value-type="float">
            <text:p>-18,22222222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NDBETWEEN(1;10000)" office:value-type="float" office:value="1753" calcext:value-type="float">
            <text:p>1753</text:p>
          </table:table-cell>
          <table:table-cell table:formula="of:=IF([.B227]&lt;=8000;-100;IF([.B227]&lt;=9000;0;IF([.B227]&lt;=9750;100;2000)))" office:value-type="float" office:value="-100" calcext:value-type="float">
            <text:p>-100</text:p>
          </table:table-cell>
          <table:table-cell table:formula="of:=AVERAGE([.C$2:.C227])" office:value-type="float" office:value="-18.5840707964602" calcext:value-type="float">
            <text:p>-18,58407079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NDBETWEEN(1;10000)" office:value-type="float" office:value="4043" calcext:value-type="float">
            <text:p>4043</text:p>
          </table:table-cell>
          <table:table-cell table:formula="of:=IF([.B228]&lt;=8000;-100;IF([.B228]&lt;=9000;0;IF([.B228]&lt;=9750;100;2000)))" office:value-type="float" office:value="-100" calcext:value-type="float">
            <text:p>-100</text:p>
          </table:table-cell>
          <table:table-cell table:formula="of:=AVERAGE([.C$2:.C228])" office:value-type="float" office:value="-18.942731277533" calcext:value-type="float">
            <text:p>-18,94273127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NDBETWEEN(1;10000)" office:value-type="float" office:value="3490" calcext:value-type="float">
            <text:p>3490</text:p>
          </table:table-cell>
          <table:table-cell table:formula="of:=IF([.B229]&lt;=8000;-100;IF([.B229]&lt;=9000;0;IF([.B229]&lt;=9750;100;2000)))" office:value-type="float" office:value="-100" calcext:value-type="float">
            <text:p>-100</text:p>
          </table:table-cell>
          <table:table-cell table:formula="of:=AVERAGE([.C$2:.C229])" office:value-type="float" office:value="-19.2982456140351" calcext:value-type="float">
            <text:p>-19,2982456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NDBETWEEN(1;10000)" office:value-type="float" office:value="6301" calcext:value-type="float">
            <text:p>6301</text:p>
          </table:table-cell>
          <table:table-cell table:formula="of:=IF([.B230]&lt;=8000;-100;IF([.B230]&lt;=9000;0;IF([.B230]&lt;=9750;100;2000)))" office:value-type="float" office:value="-100" calcext:value-type="float">
            <text:p>-100</text:p>
          </table:table-cell>
          <table:table-cell table:formula="of:=AVERAGE([.C$2:.C230])" office:value-type="float" office:value="-19.6506550218341" calcext:value-type="float">
            <text:p>-19,65065502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NDBETWEEN(1;10000)" office:value-type="float" office:value="23" calcext:value-type="float">
            <text:p>23</text:p>
          </table:table-cell>
          <table:table-cell table:formula="of:=IF([.B231]&lt;=8000;-100;IF([.B231]&lt;=9000;0;IF([.B231]&lt;=9750;100;2000)))" office:value-type="float" office:value="-100" calcext:value-type="float">
            <text:p>-100</text:p>
          </table:table-cell>
          <table:table-cell table:formula="of:=AVERAGE([.C$2:.C231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NDBETWEEN(1;10000)" office:value-type="float" office:value="8517" calcext:value-type="float">
            <text:p>8517</text:p>
          </table:table-cell>
          <table:table-cell table:formula="of:=IF([.B232]&lt;=8000;-100;IF([.B232]&lt;=9000;0;IF([.B232]&lt;=9750;100;2000)))" office:value-type="float" office:value="0" calcext:value-type="float">
            <text:p>0</text:p>
          </table:table-cell>
          <table:table-cell table:formula="of:=AVERAGE([.C$2:.C232])" office:value-type="float" office:value="-19.9134199134199" calcext:value-type="float">
            <text:p>-19,91341991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NDBETWEEN(1;10000)" office:value-type="float" office:value="2981" calcext:value-type="float">
            <text:p>2981</text:p>
          </table:table-cell>
          <table:table-cell table:formula="of:=IF([.B233]&lt;=8000;-100;IF([.B233]&lt;=9000;0;IF([.B233]&lt;=9750;100;2000)))" office:value-type="float" office:value="-100" calcext:value-type="float">
            <text:p>-100</text:p>
          </table:table-cell>
          <table:table-cell table:formula="of:=AVERAGE([.C$2:.C233])" office:value-type="float" office:value="-20.2586206896552" calcext:value-type="float">
            <text:p>-20,258620689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NDBETWEEN(1;10000)" office:value-type="float" office:value="2255" calcext:value-type="float">
            <text:p>2255</text:p>
          </table:table-cell>
          <table:table-cell table:formula="of:=IF([.B234]&lt;=8000;-100;IF([.B234]&lt;=9000;0;IF([.B234]&lt;=9750;100;2000)))" office:value-type="float" office:value="-100" calcext:value-type="float">
            <text:p>-100</text:p>
          </table:table-cell>
          <table:table-cell table:formula="of:=AVERAGE([.C$2:.C234])" office:value-type="float" office:value="-20.6008583690987" calcext:value-type="float">
            <text:p>-20,60085836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NDBETWEEN(1;10000)" office:value-type="float" office:value="3272" calcext:value-type="float">
            <text:p>3272</text:p>
          </table:table-cell>
          <table:table-cell table:formula="of:=IF([.B235]&lt;=8000;-100;IF([.B235]&lt;=9000;0;IF([.B235]&lt;=9750;100;2000)))" office:value-type="float" office:value="-100" calcext:value-type="float">
            <text:p>-100</text:p>
          </table:table-cell>
          <table:table-cell table:formula="of:=AVERAGE([.C$2:.C235])" office:value-type="float" office:value="-20.9401709401709" calcext:value-type="float">
            <text:p>-20,94017094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NDBETWEEN(1;10000)" office:value-type="float" office:value="6116" calcext:value-type="float">
            <text:p>6116</text:p>
          </table:table-cell>
          <table:table-cell table:formula="of:=IF([.B236]&lt;=8000;-100;IF([.B236]&lt;=9000;0;IF([.B236]&lt;=9750;100;2000)))" office:value-type="float" office:value="-100" calcext:value-type="float">
            <text:p>-100</text:p>
          </table:table-cell>
          <table:table-cell table:formula="of:=AVERAGE([.C$2:.C236])" office:value-type="float" office:value="-21.2765957446808" calcext:value-type="float">
            <text:p>-21,27659574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NDBETWEEN(1;10000)" office:value-type="float" office:value="3293" calcext:value-type="float">
            <text:p>3293</text:p>
          </table:table-cell>
          <table:table-cell table:formula="of:=IF([.B237]&lt;=8000;-100;IF([.B237]&lt;=9000;0;IF([.B237]&lt;=9750;100;2000)))" office:value-type="float" office:value="-100" calcext:value-type="float">
            <text:p>-100</text:p>
          </table:table-cell>
          <table:table-cell table:formula="of:=AVERAGE([.C$2:.C237])" office:value-type="float" office:value="-21.6101694915254" calcext:value-type="float">
            <text:p>-21,61016949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NDBETWEEN(1;10000)" office:value-type="float" office:value="2610" calcext:value-type="float">
            <text:p>2610</text:p>
          </table:table-cell>
          <table:table-cell table:formula="of:=IF([.B238]&lt;=8000;-100;IF([.B238]&lt;=9000;0;IF([.B238]&lt;=9750;100;2000)))" office:value-type="float" office:value="-100" calcext:value-type="float">
            <text:p>-100</text:p>
          </table:table-cell>
          <table:table-cell table:formula="of:=AVERAGE([.C$2:.C238])" office:value-type="float" office:value="-21.9409282700422" calcext:value-type="float">
            <text:p>-21,940928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NDBETWEEN(1;10000)" office:value-type="float" office:value="9840" calcext:value-type="float">
            <text:p>9840</text:p>
          </table:table-cell>
          <table:table-cell table:formula="of:=IF([.B239]&lt;=8000;-100;IF([.B239]&lt;=9000;0;IF([.B239]&lt;=9750;100;2000)))" office:value-type="float" office:value="2000" calcext:value-type="float">
            <text:p>2000</text:p>
          </table:table-cell>
          <table:table-cell table:formula="of:=AVERAGE([.C$2:.C239])" office:value-type="float" office:value="-13.4453781512605" calcext:value-type="float">
            <text:p>-13,44537815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NDBETWEEN(1;10000)" office:value-type="float" office:value="5372" calcext:value-type="float">
            <text:p>5372</text:p>
          </table:table-cell>
          <table:table-cell table:formula="of:=IF([.B240]&lt;=8000;-100;IF([.B240]&lt;=9000;0;IF([.B240]&lt;=9750;100;2000)))" office:value-type="float" office:value="-100" calcext:value-type="float">
            <text:p>-100</text:p>
          </table:table-cell>
          <table:table-cell table:formula="of:=AVERAGE([.C$2:.C240])" office:value-type="float" office:value="-13.8075313807531" calcext:value-type="float">
            <text:p>-13,80753138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NDBETWEEN(1;10000)" office:value-type="float" office:value="2778" calcext:value-type="float">
            <text:p>2778</text:p>
          </table:table-cell>
          <table:table-cell table:formula="of:=IF([.B241]&lt;=8000;-100;IF([.B241]&lt;=9000;0;IF([.B241]&lt;=9750;100;2000)))" office:value-type="float" office:value="-100" calcext:value-type="float">
            <text:p>-100</text:p>
          </table:table-cell>
          <table:table-cell table:formula="of:=AVERAGE([.C$2:.C241])" office:value-type="float" office:value="-14.1666666666667" calcext:value-type="float">
            <text:p>-14,16666666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NDBETWEEN(1;10000)" office:value-type="float" office:value="111" calcext:value-type="float">
            <text:p>111</text:p>
          </table:table-cell>
          <table:table-cell table:formula="of:=IF([.B242]&lt;=8000;-100;IF([.B242]&lt;=9000;0;IF([.B242]&lt;=9750;100;2000)))" office:value-type="float" office:value="-100" calcext:value-type="float">
            <text:p>-100</text:p>
          </table:table-cell>
          <table:table-cell table:formula="of:=AVERAGE([.C$2:.C242])" office:value-type="float" office:value="-14.5228215767635" calcext:value-type="float">
            <text:p>-14,52282157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NDBETWEEN(1;10000)" office:value-type="float" office:value="5840" calcext:value-type="float">
            <text:p>5840</text:p>
          </table:table-cell>
          <table:table-cell table:formula="of:=IF([.B243]&lt;=8000;-100;IF([.B243]&lt;=9000;0;IF([.B243]&lt;=9750;100;2000)))" office:value-type="float" office:value="-100" calcext:value-type="float">
            <text:p>-100</text:p>
          </table:table-cell>
          <table:table-cell table:formula="of:=AVERAGE([.C$2:.C243])" office:value-type="float" office:value="-14.8760330578512" calcext:value-type="float">
            <text:p>-14,87603305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NDBETWEEN(1;10000)" office:value-type="float" office:value="4165" calcext:value-type="float">
            <text:p>4165</text:p>
          </table:table-cell>
          <table:table-cell table:formula="of:=IF([.B244]&lt;=8000;-100;IF([.B244]&lt;=9000;0;IF([.B244]&lt;=9750;100;2000)))" office:value-type="float" office:value="-100" calcext:value-type="float">
            <text:p>-100</text:p>
          </table:table-cell>
          <table:table-cell table:formula="of:=AVERAGE([.C$2:.C244])" office:value-type="float" office:value="-15.2263374485597" calcext:value-type="float">
            <text:p>-15,22633744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NDBETWEEN(1;10000)" office:value-type="float" office:value="9906" calcext:value-type="float">
            <text:p>9906</text:p>
          </table:table-cell>
          <table:table-cell table:formula="of:=IF([.B245]&lt;=8000;-100;IF([.B245]&lt;=9000;0;IF([.B245]&lt;=9750;100;2000)))" office:value-type="float" office:value="2000" calcext:value-type="float">
            <text:p>2000</text:p>
          </table:table-cell>
          <table:table-cell table:formula="of:=AVERAGE([.C$2:.C245])" office:value-type="float" office:value="-6.9672131147541" calcext:value-type="float">
            <text:p>-6,96721311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NDBETWEEN(1;10000)" office:value-type="float" office:value="3600" calcext:value-type="float">
            <text:p>3600</text:p>
          </table:table-cell>
          <table:table-cell table:formula="of:=IF([.B246]&lt;=8000;-100;IF([.B246]&lt;=9000;0;IF([.B246]&lt;=9750;100;2000)))" office:value-type="float" office:value="-100" calcext:value-type="float">
            <text:p>-100</text:p>
          </table:table-cell>
          <table:table-cell table:formula="of:=AVERAGE([.C$2:.C246])" office:value-type="float" office:value="-7.3469387755102" calcext:value-type="float">
            <text:p>-7,34693877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NDBETWEEN(1;10000)" office:value-type="float" office:value="2250" calcext:value-type="float">
            <text:p>2250</text:p>
          </table:table-cell>
          <table:table-cell table:formula="of:=IF([.B247]&lt;=8000;-100;IF([.B247]&lt;=9000;0;IF([.B247]&lt;=9750;100;2000)))" office:value-type="float" office:value="-100" calcext:value-type="float">
            <text:p>-100</text:p>
          </table:table-cell>
          <table:table-cell table:formula="of:=AVERAGE([.C$2:.C247])" office:value-type="float" office:value="-7.72357723577236" calcext:value-type="float">
            <text:p>-7,72357723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NDBETWEEN(1;10000)" office:value-type="float" office:value="2770" calcext:value-type="float">
            <text:p>2770</text:p>
          </table:table-cell>
          <table:table-cell table:formula="of:=IF([.B248]&lt;=8000;-100;IF([.B248]&lt;=9000;0;IF([.B248]&lt;=9750;100;2000)))" office:value-type="float" office:value="-100" calcext:value-type="float">
            <text:p>-100</text:p>
          </table:table-cell>
          <table:table-cell table:formula="of:=AVERAGE([.C$2:.C248])" office:value-type="float" office:value="-8.09716599190283" calcext:value-type="float">
            <text:p>-8,09716599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NDBETWEEN(1;10000)" office:value-type="float" office:value="5015" calcext:value-type="float">
            <text:p>5015</text:p>
          </table:table-cell>
          <table:table-cell table:formula="of:=IF([.B249]&lt;=8000;-100;IF([.B249]&lt;=9000;0;IF([.B249]&lt;=9750;100;2000)))" office:value-type="float" office:value="-100" calcext:value-type="float">
            <text:p>-100</text:p>
          </table:table-cell>
          <table:table-cell table:formula="of:=AVERAGE([.C$2:.C249])" office:value-type="float" office:value="-8.46774193548387" calcext:value-type="float">
            <text:p>-8,46774193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NDBETWEEN(1;10000)" office:value-type="float" office:value="3277" calcext:value-type="float">
            <text:p>3277</text:p>
          </table:table-cell>
          <table:table-cell table:formula="of:=IF([.B250]&lt;=8000;-100;IF([.B250]&lt;=9000;0;IF([.B250]&lt;=9750;100;2000)))" office:value-type="float" office:value="-100" calcext:value-type="float">
            <text:p>-100</text:p>
          </table:table-cell>
          <table:table-cell table:formula="of:=AVERAGE([.C$2:.C250])" office:value-type="float" office:value="-8.83534136546185" calcext:value-type="float">
            <text:p>-8,83534136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NDBETWEEN(1;10000)" office:value-type="float" office:value="4517" calcext:value-type="float">
            <text:p>4517</text:p>
          </table:table-cell>
          <table:table-cell table:formula="of:=IF([.B251]&lt;=8000;-100;IF([.B251]&lt;=9000;0;IF([.B251]&lt;=9750;100;2000)))" office:value-type="float" office:value="-100" calcext:value-type="float">
            <text:p>-100</text:p>
          </table:table-cell>
          <table:table-cell table:formula="of:=AVERAGE([.C$2:.C251])" office:value-type="float" office:value="-9.2" calcext:value-type="float">
            <text:p>-9,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NDBETWEEN(1;10000)" office:value-type="float" office:value="6791" calcext:value-type="float">
            <text:p>6791</text:p>
          </table:table-cell>
          <table:table-cell table:formula="of:=IF([.B252]&lt;=8000;-100;IF([.B252]&lt;=9000;0;IF([.B252]&lt;=9750;100;2000)))" office:value-type="float" office:value="-100" calcext:value-type="float">
            <text:p>-100</text:p>
          </table:table-cell>
          <table:table-cell table:formula="of:=AVERAGE([.C$2:.C252])" office:value-type="float" office:value="-9.56175298804781" calcext:value-type="float">
            <text:p>-9,5617529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NDBETWEEN(1;10000)" office:value-type="float" office:value="157" calcext:value-type="float">
            <text:p>157</text:p>
          </table:table-cell>
          <table:table-cell table:formula="of:=IF([.B253]&lt;=8000;-100;IF([.B253]&lt;=9000;0;IF([.B253]&lt;=9750;100;2000)))" office:value-type="float" office:value="-100" calcext:value-type="float">
            <text:p>-100</text:p>
          </table:table-cell>
          <table:table-cell table:formula="of:=AVERAGE([.C$2:.C253])" office:value-type="float" office:value="-9.92063492063492" calcext:value-type="float">
            <text:p>-9,92063492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NDBETWEEN(1;10000)" office:value-type="float" office:value="5777" calcext:value-type="float">
            <text:p>5777</text:p>
          </table:table-cell>
          <table:table-cell table:formula="of:=IF([.B254]&lt;=8000;-100;IF([.B254]&lt;=9000;0;IF([.B254]&lt;=9750;100;2000)))" office:value-type="float" office:value="-100" calcext:value-type="float">
            <text:p>-100</text:p>
          </table:table-cell>
          <table:table-cell table:formula="of:=AVERAGE([.C$2:.C254])" office:value-type="float" office:value="-10.2766798418972" calcext:value-type="float">
            <text:p>-10,27667984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NDBETWEEN(1;10000)" office:value-type="float" office:value="6815" calcext:value-type="float">
            <text:p>6815</text:p>
          </table:table-cell>
          <table:table-cell table:formula="of:=IF([.B255]&lt;=8000;-100;IF([.B255]&lt;=9000;0;IF([.B255]&lt;=9750;100;2000)))" office:value-type="float" office:value="-100" calcext:value-type="float">
            <text:p>-100</text:p>
          </table:table-cell>
          <table:table-cell table:formula="of:=AVERAGE([.C$2:.C255])" office:value-type="float" office:value="-10.6299212598425" calcext:value-type="float">
            <text:p>-10,62992125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NDBETWEEN(1;10000)" office:value-type="float" office:value="7166" calcext:value-type="float">
            <text:p>7166</text:p>
          </table:table-cell>
          <table:table-cell table:formula="of:=IF([.B256]&lt;=8000;-100;IF([.B256]&lt;=9000;0;IF([.B256]&lt;=9750;100;2000)))" office:value-type="float" office:value="-100" calcext:value-type="float">
            <text:p>-100</text:p>
          </table:table-cell>
          <table:table-cell table:formula="of:=AVERAGE([.C$2:.C256])" office:value-type="float" office:value="-10.9803921568627" calcext:value-type="float">
            <text:p>-10,98039215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NDBETWEEN(1;10000)" office:value-type="float" office:value="3926" calcext:value-type="float">
            <text:p>3926</text:p>
          </table:table-cell>
          <table:table-cell table:formula="of:=IF([.B257]&lt;=8000;-100;IF([.B257]&lt;=9000;0;IF([.B257]&lt;=9750;100;2000)))" office:value-type="float" office:value="-100" calcext:value-type="float">
            <text:p>-100</text:p>
          </table:table-cell>
          <table:table-cell table:formula="of:=AVERAGE([.C$2:.C257])" office:value-type="float" office:value="-11.328125" calcext:value-type="float">
            <text:p>-11,3281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NDBETWEEN(1;10000)" office:value-type="float" office:value="5852" calcext:value-type="float">
            <text:p>5852</text:p>
          </table:table-cell>
          <table:table-cell table:formula="of:=IF([.B258]&lt;=8000;-100;IF([.B258]&lt;=9000;0;IF([.B258]&lt;=9750;100;2000)))" office:value-type="float" office:value="-100" calcext:value-type="float">
            <text:p>-100</text:p>
          </table:table-cell>
          <table:table-cell table:formula="of:=AVERAGE([.C$2:.C258])" office:value-type="float" office:value="-11.6731517509728" calcext:value-type="float">
            <text:p>-11,6731517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NDBETWEEN(1;10000)" office:value-type="float" office:value="9277" calcext:value-type="float">
            <text:p>9277</text:p>
          </table:table-cell>
          <table:table-cell table:formula="of:=IF([.B259]&lt;=8000;-100;IF([.B259]&lt;=9000;0;IF([.B259]&lt;=9750;100;2000)))" office:value-type="float" office:value="100" calcext:value-type="float">
            <text:p>100</text:p>
          </table:table-cell>
          <table:table-cell table:formula="of:=AVERAGE([.C$2:.C259])" office:value-type="float" office:value="-11.2403100775194" calcext:value-type="float">
            <text:p>-11,24031007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NDBETWEEN(1;10000)" office:value-type="float" office:value="7090" calcext:value-type="float">
            <text:p>7090</text:p>
          </table:table-cell>
          <table:table-cell table:formula="of:=IF([.B260]&lt;=8000;-100;IF([.B260]&lt;=9000;0;IF([.B260]&lt;=9750;100;2000)))" office:value-type="float" office:value="-100" calcext:value-type="float">
            <text:p>-100</text:p>
          </table:table-cell>
          <table:table-cell table:formula="of:=AVERAGE([.C$2:.C260])" office:value-type="float" office:value="-11.5830115830116" calcext:value-type="float">
            <text:p>-11,5830115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NDBETWEEN(1;10000)" office:value-type="float" office:value="5180" calcext:value-type="float">
            <text:p>5180</text:p>
          </table:table-cell>
          <table:table-cell table:formula="of:=IF([.B261]&lt;=8000;-100;IF([.B261]&lt;=9000;0;IF([.B261]&lt;=9750;100;2000)))" office:value-type="float" office:value="-100" calcext:value-type="float">
            <text:p>-100</text:p>
          </table:table-cell>
          <table:table-cell table:formula="of:=AVERAGE([.C$2:.C261])" office:value-type="float" office:value="-11.9230769230769" calcext:value-type="float">
            <text:p>-11,92307692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NDBETWEEN(1;10000)" office:value-type="float" office:value="9070" calcext:value-type="float">
            <text:p>9070</text:p>
          </table:table-cell>
          <table:table-cell table:formula="of:=IF([.B262]&lt;=8000;-100;IF([.B262]&lt;=9000;0;IF([.B262]&lt;=9750;100;2000)))" office:value-type="float" office:value="100" calcext:value-type="float">
            <text:p>100</text:p>
          </table:table-cell>
          <table:table-cell table:formula="of:=AVERAGE([.C$2:.C262])" office:value-type="float" office:value="-11.4942528735632" calcext:value-type="float">
            <text:p>-11,49425287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NDBETWEEN(1;10000)" office:value-type="float" office:value="8354" calcext:value-type="float">
            <text:p>8354</text:p>
          </table:table-cell>
          <table:table-cell table:formula="of:=IF([.B263]&lt;=8000;-100;IF([.B263]&lt;=9000;0;IF([.B263]&lt;=9750;100;2000)))" office:value-type="float" office:value="0" calcext:value-type="float">
            <text:p>0</text:p>
          </table:table-cell>
          <table:table-cell table:formula="of:=AVERAGE([.C$2:.C263])" office:value-type="float" office:value="-11.4503816793893" calcext:value-type="float">
            <text:p>-11,45038167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NDBETWEEN(1;10000)" office:value-type="float" office:value="6617" calcext:value-type="float">
            <text:p>6617</text:p>
          </table:table-cell>
          <table:table-cell table:formula="of:=IF([.B264]&lt;=8000;-100;IF([.B264]&lt;=9000;0;IF([.B264]&lt;=9750;100;2000)))" office:value-type="float" office:value="-100" calcext:value-type="float">
            <text:p>-100</text:p>
          </table:table-cell>
          <table:table-cell table:formula="of:=AVERAGE([.C$2:.C264])" office:value-type="float" office:value="-11.787072243346" calcext:value-type="float">
            <text:p>-11,78707224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NDBETWEEN(1;10000)" office:value-type="float" office:value="3131" calcext:value-type="float">
            <text:p>3131</text:p>
          </table:table-cell>
          <table:table-cell table:formula="of:=IF([.B265]&lt;=8000;-100;IF([.B265]&lt;=9000;0;IF([.B265]&lt;=9750;100;2000)))" office:value-type="float" office:value="-100" calcext:value-type="float">
            <text:p>-100</text:p>
          </table:table-cell>
          <table:table-cell table:formula="of:=AVERAGE([.C$2:.C265])" office:value-type="float" office:value="-12.1212121212121" calcext:value-type="float">
            <text:p>-12,12121212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NDBETWEEN(1;10000)" office:value-type="float" office:value="5887" calcext:value-type="float">
            <text:p>5887</text:p>
          </table:table-cell>
          <table:table-cell table:formula="of:=IF([.B266]&lt;=8000;-100;IF([.B266]&lt;=9000;0;IF([.B266]&lt;=9750;100;2000)))" office:value-type="float" office:value="-100" calcext:value-type="float">
            <text:p>-100</text:p>
          </table:table-cell>
          <table:table-cell table:formula="of:=AVERAGE([.C$2:.C266])" office:value-type="float" office:value="-12.4528301886792" calcext:value-type="float">
            <text:p>-12,45283018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NDBETWEEN(1;10000)" office:value-type="float" office:value="7959" calcext:value-type="float">
            <text:p>7959</text:p>
          </table:table-cell>
          <table:table-cell table:formula="of:=IF([.B267]&lt;=8000;-100;IF([.B267]&lt;=9000;0;IF([.B267]&lt;=9750;100;2000)))" office:value-type="float" office:value="-100" calcext:value-type="float">
            <text:p>-100</text:p>
          </table:table-cell>
          <table:table-cell table:formula="of:=AVERAGE([.C$2:.C267])" office:value-type="float" office:value="-12.781954887218" calcext:value-type="float">
            <text:p>-12,78195488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NDBETWEEN(1;10000)" office:value-type="float" office:value="4107" calcext:value-type="float">
            <text:p>4107</text:p>
          </table:table-cell>
          <table:table-cell table:formula="of:=IF([.B268]&lt;=8000;-100;IF([.B268]&lt;=9000;0;IF([.B268]&lt;=9750;100;2000)))" office:value-type="float" office:value="-100" calcext:value-type="float">
            <text:p>-100</text:p>
          </table:table-cell>
          <table:table-cell table:formula="of:=AVERAGE([.C$2:.C268])" office:value-type="float" office:value="-13.1086142322097" calcext:value-type="float">
            <text:p>-13,10861423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NDBETWEEN(1;10000)" office:value-type="float" office:value="6346" calcext:value-type="float">
            <text:p>6346</text:p>
          </table:table-cell>
          <table:table-cell table:formula="of:=IF([.B269]&lt;=8000;-100;IF([.B269]&lt;=9000;0;IF([.B269]&lt;=9750;100;2000)))" office:value-type="float" office:value="-100" calcext:value-type="float">
            <text:p>-100</text:p>
          </table:table-cell>
          <table:table-cell table:formula="of:=AVERAGE([.C$2:.C269])" office:value-type="float" office:value="-13.4328358208955" calcext:value-type="float">
            <text:p>-13,43283582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NDBETWEEN(1;10000)" office:value-type="float" office:value="9611" calcext:value-type="float">
            <text:p>9611</text:p>
          </table:table-cell>
          <table:table-cell table:formula="of:=IF([.B270]&lt;=8000;-100;IF([.B270]&lt;=9000;0;IF([.B270]&lt;=9750;100;2000)))" office:value-type="float" office:value="100" calcext:value-type="float">
            <text:p>100</text:p>
          </table:table-cell>
          <table:table-cell table:formula="of:=AVERAGE([.C$2:.C270])" office:value-type="float" office:value="-13.0111524163569" calcext:value-type="float">
            <text:p>-13,01115241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NDBETWEEN(1;10000)" office:value-type="float" office:value="8794" calcext:value-type="float">
            <text:p>8794</text:p>
          </table:table-cell>
          <table:table-cell table:formula="of:=IF([.B271]&lt;=8000;-100;IF([.B271]&lt;=9000;0;IF([.B271]&lt;=9750;100;2000)))" office:value-type="float" office:value="0" calcext:value-type="float">
            <text:p>0</text:p>
          </table:table-cell>
          <table:table-cell table:formula="of:=AVERAGE([.C$2:.C271])" office:value-type="float" office:value="-12.962962962963" calcext:value-type="float">
            <text:p>-12,9629629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NDBETWEEN(1;10000)" office:value-type="float" office:value="4837" calcext:value-type="float">
            <text:p>4837</text:p>
          </table:table-cell>
          <table:table-cell table:formula="of:=IF([.B272]&lt;=8000;-100;IF([.B272]&lt;=9000;0;IF([.B272]&lt;=9750;100;2000)))" office:value-type="float" office:value="-100" calcext:value-type="float">
            <text:p>-100</text:p>
          </table:table-cell>
          <table:table-cell table:formula="of:=AVERAGE([.C$2:.C272])" office:value-type="float" office:value="-13.2841328413284" calcext:value-type="float">
            <text:p>-13,28413284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NDBETWEEN(1;10000)" office:value-type="float" office:value="8932" calcext:value-type="float">
            <text:p>8932</text:p>
          </table:table-cell>
          <table:table-cell table:formula="of:=IF([.B273]&lt;=8000;-100;IF([.B273]&lt;=9000;0;IF([.B273]&lt;=9750;100;2000)))" office:value-type="float" office:value="0" calcext:value-type="float">
            <text:p>0</text:p>
          </table:table-cell>
          <table:table-cell table:formula="of:=AVERAGE([.C$2:.C273])" office:value-type="float" office:value="-13.2352941176471" calcext:value-type="float">
            <text:p>-13,23529411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NDBETWEEN(1;10000)" office:value-type="float" office:value="1784" calcext:value-type="float">
            <text:p>1784</text:p>
          </table:table-cell>
          <table:table-cell table:formula="of:=IF([.B274]&lt;=8000;-100;IF([.B274]&lt;=9000;0;IF([.B274]&lt;=9750;100;2000)))" office:value-type="float" office:value="-100" calcext:value-type="float">
            <text:p>-100</text:p>
          </table:table-cell>
          <table:table-cell table:formula="of:=AVERAGE([.C$2:.C274])" office:value-type="float" office:value="-13.5531135531136" calcext:value-type="float">
            <text:p>-13,55311355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NDBETWEEN(1;10000)" office:value-type="float" office:value="7730" calcext:value-type="float">
            <text:p>7730</text:p>
          </table:table-cell>
          <table:table-cell table:formula="of:=IF([.B275]&lt;=8000;-100;IF([.B275]&lt;=9000;0;IF([.B275]&lt;=9750;100;2000)))" office:value-type="float" office:value="-100" calcext:value-type="float">
            <text:p>-100</text:p>
          </table:table-cell>
          <table:table-cell table:formula="of:=AVERAGE([.C$2:.C275])" office:value-type="float" office:value="-13.8686131386861" calcext:value-type="float">
            <text:p>-13,86861313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NDBETWEEN(1;10000)" office:value-type="float" office:value="4400" calcext:value-type="float">
            <text:p>4400</text:p>
          </table:table-cell>
          <table:table-cell table:formula="of:=IF([.B276]&lt;=8000;-100;IF([.B276]&lt;=9000;0;IF([.B276]&lt;=9750;100;2000)))" office:value-type="float" office:value="-100" calcext:value-type="float">
            <text:p>-100</text:p>
          </table:table-cell>
          <table:table-cell table:formula="of:=AVERAGE([.C$2:.C276])" office:value-type="float" office:value="-14.1818181818182" calcext:value-type="float">
            <text:p>-14,18181818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NDBETWEEN(1;10000)" office:value-type="float" office:value="131" calcext:value-type="float">
            <text:p>131</text:p>
          </table:table-cell>
          <table:table-cell table:formula="of:=IF([.B277]&lt;=8000;-100;IF([.B277]&lt;=9000;0;IF([.B277]&lt;=9750;100;2000)))" office:value-type="float" office:value="-100" calcext:value-type="float">
            <text:p>-100</text:p>
          </table:table-cell>
          <table:table-cell table:formula="of:=AVERAGE([.C$2:.C277])" office:value-type="float" office:value="-14.4927536231884" calcext:value-type="float">
            <text:p>-14,49275362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NDBETWEEN(1;10000)" office:value-type="float" office:value="2395" calcext:value-type="float">
            <text:p>2395</text:p>
          </table:table-cell>
          <table:table-cell table:formula="of:=IF([.B278]&lt;=8000;-100;IF([.B278]&lt;=9000;0;IF([.B278]&lt;=9750;100;2000)))" office:value-type="float" office:value="-100" calcext:value-type="float">
            <text:p>-100</text:p>
          </table:table-cell>
          <table:table-cell table:formula="of:=AVERAGE([.C$2:.C278])" office:value-type="float" office:value="-14.8014440433213" calcext:value-type="float">
            <text:p>-14,80144404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NDBETWEEN(1;10000)" office:value-type="float" office:value="9864" calcext:value-type="float">
            <text:p>9864</text:p>
          </table:table-cell>
          <table:table-cell table:formula="of:=IF([.B279]&lt;=8000;-100;IF([.B279]&lt;=9000;0;IF([.B279]&lt;=9750;100;2000)))" office:value-type="float" office:value="2000" calcext:value-type="float">
            <text:p>2000</text:p>
          </table:table-cell>
          <table:table-cell table:formula="of:=AVERAGE([.C$2:.C279])" office:value-type="float" office:value="-7.55395683453237" calcext:value-type="float">
            <text:p>-7,55395683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NDBETWEEN(1;10000)" office:value-type="float" office:value="3805" calcext:value-type="float">
            <text:p>3805</text:p>
          </table:table-cell>
          <table:table-cell table:formula="of:=IF([.B280]&lt;=8000;-100;IF([.B280]&lt;=9000;0;IF([.B280]&lt;=9750;100;2000)))" office:value-type="float" office:value="-100" calcext:value-type="float">
            <text:p>-100</text:p>
          </table:table-cell>
          <table:table-cell table:formula="of:=AVERAGE([.C$2:.C280])" office:value-type="float" office:value="-7.88530465949821" calcext:value-type="float">
            <text:p>-7,88530465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NDBETWEEN(1;10000)" office:value-type="float" office:value="4250" calcext:value-type="float">
            <text:p>4250</text:p>
          </table:table-cell>
          <table:table-cell table:formula="of:=IF([.B281]&lt;=8000;-100;IF([.B281]&lt;=9000;0;IF([.B281]&lt;=9750;100;2000)))" office:value-type="float" office:value="-100" calcext:value-type="float">
            <text:p>-100</text:p>
          </table:table-cell>
          <table:table-cell table:formula="of:=AVERAGE([.C$2:.C281])" office:value-type="float" office:value="-8.21428571428571" calcext:value-type="float">
            <text:p>-8,21428571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NDBETWEEN(1;10000)" office:value-type="float" office:value="6767" calcext:value-type="float">
            <text:p>6767</text:p>
          </table:table-cell>
          <table:table-cell table:formula="of:=IF([.B282]&lt;=8000;-100;IF([.B282]&lt;=9000;0;IF([.B282]&lt;=9750;100;2000)))" office:value-type="float" office:value="-100" calcext:value-type="float">
            <text:p>-100</text:p>
          </table:table-cell>
          <table:table-cell table:formula="of:=AVERAGE([.C$2:.C282])" office:value-type="float" office:value="-8.54092526690391" calcext:value-type="float">
            <text:p>-8,54092526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NDBETWEEN(1;10000)" office:value-type="float" office:value="8588" calcext:value-type="float">
            <text:p>8588</text:p>
          </table:table-cell>
          <table:table-cell table:formula="of:=IF([.B283]&lt;=8000;-100;IF([.B283]&lt;=9000;0;IF([.B283]&lt;=9750;100;2000)))" office:value-type="float" office:value="0" calcext:value-type="float">
            <text:p>0</text:p>
          </table:table-cell>
          <table:table-cell table:formula="of:=AVERAGE([.C$2:.C283])" office:value-type="float" office:value="-8.51063829787234" calcext:value-type="float">
            <text:p>-8,51063829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NDBETWEEN(1;10000)" office:value-type="float" office:value="8197" calcext:value-type="float">
            <text:p>8197</text:p>
          </table:table-cell>
          <table:table-cell table:formula="of:=IF([.B284]&lt;=8000;-100;IF([.B284]&lt;=9000;0;IF([.B284]&lt;=9750;100;2000)))" office:value-type="float" office:value="0" calcext:value-type="float">
            <text:p>0</text:p>
          </table:table-cell>
          <table:table-cell table:formula="of:=AVERAGE([.C$2:.C284])" office:value-type="float" office:value="-8.48056537102474" calcext:value-type="float">
            <text:p>-8,4805653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NDBETWEEN(1;10000)" office:value-type="float" office:value="7945" calcext:value-type="float">
            <text:p>7945</text:p>
          </table:table-cell>
          <table:table-cell table:formula="of:=IF([.B285]&lt;=8000;-100;IF([.B285]&lt;=9000;0;IF([.B285]&lt;=9750;100;2000)))" office:value-type="float" office:value="-100" calcext:value-type="float">
            <text:p>-100</text:p>
          </table:table-cell>
          <table:table-cell table:formula="of:=AVERAGE([.C$2:.C285])" office:value-type="float" office:value="-8.80281690140845" calcext:value-type="float">
            <text:p>-8,80281690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NDBETWEEN(1;10000)" office:value-type="float" office:value="404" calcext:value-type="float">
            <text:p>404</text:p>
          </table:table-cell>
          <table:table-cell table:formula="of:=IF([.B286]&lt;=8000;-100;IF([.B286]&lt;=9000;0;IF([.B286]&lt;=9750;100;2000)))" office:value-type="float" office:value="-100" calcext:value-type="float">
            <text:p>-100</text:p>
          </table:table-cell>
          <table:table-cell table:formula="of:=AVERAGE([.C$2:.C286])" office:value-type="float" office:value="-9.12280701754386" calcext:value-type="float">
            <text:p>-9,12280701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NDBETWEEN(1;10000)" office:value-type="float" office:value="4515" calcext:value-type="float">
            <text:p>4515</text:p>
          </table:table-cell>
          <table:table-cell table:formula="of:=IF([.B287]&lt;=8000;-100;IF([.B287]&lt;=9000;0;IF([.B287]&lt;=9750;100;2000)))" office:value-type="float" office:value="-100" calcext:value-type="float">
            <text:p>-100</text:p>
          </table:table-cell>
          <table:table-cell table:formula="of:=AVERAGE([.C$2:.C287])" office:value-type="float" office:value="-9.44055944055944" calcext:value-type="float">
            <text:p>-9,44055944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NDBETWEEN(1;10000)" office:value-type="float" office:value="5927" calcext:value-type="float">
            <text:p>5927</text:p>
          </table:table-cell>
          <table:table-cell table:formula="of:=IF([.B288]&lt;=8000;-100;IF([.B288]&lt;=9000;0;IF([.B288]&lt;=9750;100;2000)))" office:value-type="float" office:value="-100" calcext:value-type="float">
            <text:p>-100</text:p>
          </table:table-cell>
          <table:table-cell table:formula="of:=AVERAGE([.C$2:.C288])" office:value-type="float" office:value="-9.75609756097561" calcext:value-type="float">
            <text:p>-9,7560975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NDBETWEEN(1;10000)" office:value-type="float" office:value="7754" calcext:value-type="float">
            <text:p>7754</text:p>
          </table:table-cell>
          <table:table-cell table:formula="of:=IF([.B289]&lt;=8000;-100;IF([.B289]&lt;=9000;0;IF([.B289]&lt;=9750;100;2000)))" office:value-type="float" office:value="-100" calcext:value-type="float">
            <text:p>-100</text:p>
          </table:table-cell>
          <table:table-cell table:formula="of:=AVERAGE([.C$2:.C289])" office:value-type="float" office:value="-10.0694444444444" calcext:value-type="float">
            <text:p>-10,06944444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NDBETWEEN(1;10000)" office:value-type="float" office:value="4833" calcext:value-type="float">
            <text:p>4833</text:p>
          </table:table-cell>
          <table:table-cell table:formula="of:=IF([.B290]&lt;=8000;-100;IF([.B290]&lt;=9000;0;IF([.B290]&lt;=9750;100;2000)))" office:value-type="float" office:value="-100" calcext:value-type="float">
            <text:p>-100</text:p>
          </table:table-cell>
          <table:table-cell table:formula="of:=AVERAGE([.C$2:.C290])" office:value-type="float" office:value="-10.3806228373702" calcext:value-type="float">
            <text:p>-10,38062283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NDBETWEEN(1;10000)" office:value-type="float" office:value="9117" calcext:value-type="float">
            <text:p>9117</text:p>
          </table:table-cell>
          <table:table-cell table:formula="of:=IF([.B291]&lt;=8000;-100;IF([.B291]&lt;=9000;0;IF([.B291]&lt;=9750;100;2000)))" office:value-type="float" office:value="100" calcext:value-type="float">
            <text:p>100</text:p>
          </table:table-cell>
          <table:table-cell table:formula="of:=AVERAGE([.C$2:.C291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NDBETWEEN(1;10000)" office:value-type="float" office:value="6418" calcext:value-type="float">
            <text:p>6418</text:p>
          </table:table-cell>
          <table:table-cell table:formula="of:=IF([.B292]&lt;=8000;-100;IF([.B292]&lt;=9000;0;IF([.B292]&lt;=9750;100;2000)))" office:value-type="float" office:value="-100" calcext:value-type="float">
            <text:p>-100</text:p>
          </table:table-cell>
          <table:table-cell table:formula="of:=AVERAGE([.C$2:.C292])" office:value-type="float" office:value="-10.3092783505155" calcext:value-type="float">
            <text:p>-10,30927835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NDBETWEEN(1;10000)" office:value-type="float" office:value="6895" calcext:value-type="float">
            <text:p>6895</text:p>
          </table:table-cell>
          <table:table-cell table:formula="of:=IF([.B293]&lt;=8000;-100;IF([.B293]&lt;=9000;0;IF([.B293]&lt;=9750;100;2000)))" office:value-type="float" office:value="-100" calcext:value-type="float">
            <text:p>-100</text:p>
          </table:table-cell>
          <table:table-cell table:formula="of:=AVERAGE([.C$2:.C293])" office:value-type="float" office:value="-10.6164383561644" calcext:value-type="float">
            <text:p>-10,61643835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NDBETWEEN(1;10000)" office:value-type="float" office:value="4824" calcext:value-type="float">
            <text:p>4824</text:p>
          </table:table-cell>
          <table:table-cell table:formula="of:=IF([.B294]&lt;=8000;-100;IF([.B294]&lt;=9000;0;IF([.B294]&lt;=9750;100;2000)))" office:value-type="float" office:value="-100" calcext:value-type="float">
            <text:p>-100</text:p>
          </table:table-cell>
          <table:table-cell table:formula="of:=AVERAGE([.C$2:.C294])" office:value-type="float" office:value="-10.9215017064846" calcext:value-type="float">
            <text:p>-10,92150170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NDBETWEEN(1;10000)" office:value-type="float" office:value="2265" calcext:value-type="float">
            <text:p>2265</text:p>
          </table:table-cell>
          <table:table-cell table:formula="of:=IF([.B295]&lt;=8000;-100;IF([.B295]&lt;=9000;0;IF([.B295]&lt;=9750;100;2000)))" office:value-type="float" office:value="-100" calcext:value-type="float">
            <text:p>-100</text:p>
          </table:table-cell>
          <table:table-cell table:formula="of:=AVERAGE([.C$2:.C295])" office:value-type="float" office:value="-11.2244897959184" calcext:value-type="float">
            <text:p>-11,22448979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NDBETWEEN(1;10000)" office:value-type="float" office:value="4328" calcext:value-type="float">
            <text:p>4328</text:p>
          </table:table-cell>
          <table:table-cell table:formula="of:=IF([.B296]&lt;=8000;-100;IF([.B296]&lt;=9000;0;IF([.B296]&lt;=9750;100;2000)))" office:value-type="float" office:value="-100" calcext:value-type="float">
            <text:p>-100</text:p>
          </table:table-cell>
          <table:table-cell table:formula="of:=AVERAGE([.C$2:.C296])" office:value-type="float" office:value="-11.5254237288136" calcext:value-type="float">
            <text:p>-11,52542372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NDBETWEEN(1;10000)" office:value-type="float" office:value="5653" calcext:value-type="float">
            <text:p>5653</text:p>
          </table:table-cell>
          <table:table-cell table:formula="of:=IF([.B297]&lt;=8000;-100;IF([.B297]&lt;=9000;0;IF([.B297]&lt;=9750;100;2000)))" office:value-type="float" office:value="-100" calcext:value-type="float">
            <text:p>-100</text:p>
          </table:table-cell>
          <table:table-cell table:formula="of:=AVERAGE([.C$2:.C297])" office:value-type="float" office:value="-11.8243243243243" calcext:value-type="float">
            <text:p>-11,82432432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NDBETWEEN(1;10000)" office:value-type="float" office:value="3866" calcext:value-type="float">
            <text:p>3866</text:p>
          </table:table-cell>
          <table:table-cell table:formula="of:=IF([.B298]&lt;=8000;-100;IF([.B298]&lt;=9000;0;IF([.B298]&lt;=9750;100;2000)))" office:value-type="float" office:value="-100" calcext:value-type="float">
            <text:p>-100</text:p>
          </table:table-cell>
          <table:table-cell table:formula="of:=AVERAGE([.C$2:.C298])" office:value-type="float" office:value="-12.1212121212121" calcext:value-type="float">
            <text:p>-12,12121212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NDBETWEEN(1;10000)" office:value-type="float" office:value="7034" calcext:value-type="float">
            <text:p>7034</text:p>
          </table:table-cell>
          <table:table-cell table:formula="of:=IF([.B299]&lt;=8000;-100;IF([.B299]&lt;=9000;0;IF([.B299]&lt;=9750;100;2000)))" office:value-type="float" office:value="-100" calcext:value-type="float">
            <text:p>-100</text:p>
          </table:table-cell>
          <table:table-cell table:formula="of:=AVERAGE([.C$2:.C299])" office:value-type="float" office:value="-12.4161073825503" calcext:value-type="float">
            <text:p>-12,41610738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NDBETWEEN(1;10000)" office:value-type="float" office:value="3575" calcext:value-type="float">
            <text:p>3575</text:p>
          </table:table-cell>
          <table:table-cell table:formula="of:=IF([.B300]&lt;=8000;-100;IF([.B300]&lt;=9000;0;IF([.B300]&lt;=9750;100;2000)))" office:value-type="float" office:value="-100" calcext:value-type="float">
            <text:p>-100</text:p>
          </table:table-cell>
          <table:table-cell table:formula="of:=AVERAGE([.C$2:.C300])" office:value-type="float" office:value="-12.7090301003344" calcext:value-type="float">
            <text:p>-12,70903010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1;10000)" office:value-type="float" office:value="8984" calcext:value-type="float">
            <text:p>8984</text:p>
          </table:table-cell>
          <table:table-cell table:formula="of:=IF([.B301]&lt;=8000;-100;IF([.B301]&lt;=9000;0;IF([.B301]&lt;=9750;100;2000)))" office:value-type="float" office:value="0" calcext:value-type="float">
            <text:p>0</text:p>
          </table:table-cell>
          <table:table-cell table:formula="of:=AVERAGE([.C$2:.C301])" office:value-type="float" office:value="-12.6666666666667" calcext:value-type="float">
            <text:p>-12,66666666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NDBETWEEN(1;10000)" office:value-type="float" office:value="595" calcext:value-type="float">
            <text:p>595</text:p>
          </table:table-cell>
          <table:table-cell table:formula="of:=IF([.B302]&lt;=8000;-100;IF([.B302]&lt;=9000;0;IF([.B302]&lt;=9750;100;2000)))" office:value-type="float" office:value="-100" calcext:value-type="float">
            <text:p>-100</text:p>
          </table:table-cell>
          <table:table-cell table:formula="of:=AVERAGE([.C$2:.C302])" office:value-type="float" office:value="-12.9568106312292" calcext:value-type="float">
            <text:p>-12,95681063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NDBETWEEN(1;10000)" office:value-type="float" office:value="4538" calcext:value-type="float">
            <text:p>4538</text:p>
          </table:table-cell>
          <table:table-cell table:formula="of:=IF([.B303]&lt;=8000;-100;IF([.B303]&lt;=9000;0;IF([.B303]&lt;=9750;100;2000)))" office:value-type="float" office:value="-100" calcext:value-type="float">
            <text:p>-100</text:p>
          </table:table-cell>
          <table:table-cell table:formula="of:=AVERAGE([.C$2:.C303])" office:value-type="float" office:value="-13.2450331125828" calcext:value-type="float">
            <text:p>-13,24503311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NDBETWEEN(1;10000)" office:value-type="float" office:value="3620" calcext:value-type="float">
            <text:p>3620</text:p>
          </table:table-cell>
          <table:table-cell table:formula="of:=IF([.B304]&lt;=8000;-100;IF([.B304]&lt;=9000;0;IF([.B304]&lt;=9750;100;2000)))" office:value-type="float" office:value="-100" calcext:value-type="float">
            <text:p>-100</text:p>
          </table:table-cell>
          <table:table-cell table:formula="of:=AVERAGE([.C$2:.C304])" office:value-type="float" office:value="-13.5313531353135" calcext:value-type="float">
            <text:p>-13,53135313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10000)" office:value-type="float" office:value="389" calcext:value-type="float">
            <text:p>389</text:p>
          </table:table-cell>
          <table:table-cell table:formula="of:=IF([.B305]&lt;=8000;-100;IF([.B305]&lt;=9000;0;IF([.B305]&lt;=9750;100;2000)))" office:value-type="float" office:value="-100" calcext:value-type="float">
            <text:p>-100</text:p>
          </table:table-cell>
          <table:table-cell table:formula="of:=AVERAGE([.C$2:.C305])" office:value-type="float" office:value="-13.8157894736842" calcext:value-type="float">
            <text:p>-13,81578947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NDBETWEEN(1;10000)" office:value-type="float" office:value="9746" calcext:value-type="float">
            <text:p>9746</text:p>
          </table:table-cell>
          <table:table-cell table:formula="of:=IF([.B306]&lt;=8000;-100;IF([.B306]&lt;=9000;0;IF([.B306]&lt;=9750;100;2000)))" office:value-type="float" office:value="100" calcext:value-type="float">
            <text:p>100</text:p>
          </table:table-cell>
          <table:table-cell table:formula="of:=AVERAGE([.C$2:.C306])" office:value-type="float" office:value="-13.4426229508197" calcext:value-type="float">
            <text:p>-13,44262295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NDBETWEEN(1;10000)" office:value-type="float" office:value="7519" calcext:value-type="float">
            <text:p>7519</text:p>
          </table:table-cell>
          <table:table-cell table:formula="of:=IF([.B307]&lt;=8000;-100;IF([.B307]&lt;=9000;0;IF([.B307]&lt;=9750;100;2000)))" office:value-type="float" office:value="-100" calcext:value-type="float">
            <text:p>-100</text:p>
          </table:table-cell>
          <table:table-cell table:formula="of:=AVERAGE([.C$2:.C307])" office:value-type="float" office:value="-13.7254901960784" calcext:value-type="float">
            <text:p>-13,72549019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NDBETWEEN(1;10000)" office:value-type="float" office:value="8144" calcext:value-type="float">
            <text:p>8144</text:p>
          </table:table-cell>
          <table:table-cell table:formula="of:=IF([.B308]&lt;=8000;-100;IF([.B308]&lt;=9000;0;IF([.B308]&lt;=9750;100;2000)))" office:value-type="float" office:value="0" calcext:value-type="float">
            <text:p>0</text:p>
          </table:table-cell>
          <table:table-cell table:formula="of:=AVERAGE([.C$2:.C308])" office:value-type="float" office:value="-13.6807817589577" calcext:value-type="float">
            <text:p>-13,6807817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NDBETWEEN(1;10000)" office:value-type="float" office:value="547" calcext:value-type="float">
            <text:p>547</text:p>
          </table:table-cell>
          <table:table-cell table:formula="of:=IF([.B309]&lt;=8000;-100;IF([.B309]&lt;=9000;0;IF([.B309]&lt;=9750;100;2000)))" office:value-type="float" office:value="-100" calcext:value-type="float">
            <text:p>-100</text:p>
          </table:table-cell>
          <table:table-cell table:formula="of:=AVERAGE([.C$2:.C309])" office:value-type="float" office:value="-13.961038961039" calcext:value-type="float">
            <text:p>-13,9610389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NDBETWEEN(1;10000)" office:value-type="float" office:value="5128" calcext:value-type="float">
            <text:p>5128</text:p>
          </table:table-cell>
          <table:table-cell table:formula="of:=IF([.B310]&lt;=8000;-100;IF([.B310]&lt;=9000;0;IF([.B310]&lt;=9750;100;2000)))" office:value-type="float" office:value="-100" calcext:value-type="float">
            <text:p>-100</text:p>
          </table:table-cell>
          <table:table-cell table:formula="of:=AVERAGE([.C$2:.C310])" office:value-type="float" office:value="-14.2394822006473" calcext:value-type="float">
            <text:p>-14,23948220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NDBETWEEN(1;10000)" office:value-type="float" office:value="1729" calcext:value-type="float">
            <text:p>1729</text:p>
          </table:table-cell>
          <table:table-cell table:formula="of:=IF([.B311]&lt;=8000;-100;IF([.B311]&lt;=9000;0;IF([.B311]&lt;=9750;100;2000)))" office:value-type="float" office:value="-100" calcext:value-type="float">
            <text:p>-100</text:p>
          </table:table-cell>
          <table:table-cell table:formula="of:=AVERAGE([.C$2:.C311])" office:value-type="float" office:value="-14.5161290322581" calcext:value-type="float">
            <text:p>-14,51612903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NDBETWEEN(1;10000)" office:value-type="float" office:value="8227" calcext:value-type="float">
            <text:p>8227</text:p>
          </table:table-cell>
          <table:table-cell table:formula="of:=IF([.B312]&lt;=8000;-100;IF([.B312]&lt;=9000;0;IF([.B312]&lt;=9750;100;2000)))" office:value-type="float" office:value="0" calcext:value-type="float">
            <text:p>0</text:p>
          </table:table-cell>
          <table:table-cell table:formula="of:=AVERAGE([.C$2:.C312])" office:value-type="float" office:value="-14.4694533762058" calcext:value-type="float">
            <text:p>-14,46945337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NDBETWEEN(1;10000)" office:value-type="float" office:value="924" calcext:value-type="float">
            <text:p>924</text:p>
          </table:table-cell>
          <table:table-cell table:formula="of:=IF([.B313]&lt;=8000;-100;IF([.B313]&lt;=9000;0;IF([.B313]&lt;=9750;100;2000)))" office:value-type="float" office:value="-100" calcext:value-type="float">
            <text:p>-100</text:p>
          </table:table-cell>
          <table:table-cell table:formula="of:=AVERAGE([.C$2:.C313])" office:value-type="float" office:value="-14.7435897435897" calcext:value-type="float">
            <text:p>-14,74358974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NDBETWEEN(1;10000)" office:value-type="float" office:value="5003" calcext:value-type="float">
            <text:p>5003</text:p>
          </table:table-cell>
          <table:table-cell table:formula="of:=IF([.B314]&lt;=8000;-100;IF([.B314]&lt;=9000;0;IF([.B314]&lt;=9750;100;2000)))" office:value-type="float" office:value="-100" calcext:value-type="float">
            <text:p>-100</text:p>
          </table:table-cell>
          <table:table-cell table:formula="of:=AVERAGE([.C$2:.C314])" office:value-type="float" office:value="-15.0159744408946" calcext:value-type="float">
            <text:p>-15,01597444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NDBETWEEN(1;10000)" office:value-type="float" office:value="6402" calcext:value-type="float">
            <text:p>6402</text:p>
          </table:table-cell>
          <table:table-cell table:formula="of:=IF([.B315]&lt;=8000;-100;IF([.B315]&lt;=9000;0;IF([.B315]&lt;=9750;100;2000)))" office:value-type="float" office:value="-100" calcext:value-type="float">
            <text:p>-100</text:p>
          </table:table-cell>
          <table:table-cell table:formula="of:=AVERAGE([.C$2:.C315])" office:value-type="float" office:value="-15.2866242038217" calcext:value-type="float">
            <text:p>-15,28662420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NDBETWEEN(1;10000)" office:value-type="float" office:value="3993" calcext:value-type="float">
            <text:p>3993</text:p>
          </table:table-cell>
          <table:table-cell table:formula="of:=IF([.B316]&lt;=8000;-100;IF([.B316]&lt;=9000;0;IF([.B316]&lt;=9750;100;2000)))" office:value-type="float" office:value="-100" calcext:value-type="float">
            <text:p>-100</text:p>
          </table:table-cell>
          <table:table-cell table:formula="of:=AVERAGE([.C$2:.C316])" office:value-type="float" office:value="-15.5555555555556" calcext:value-type="float">
            <text:p>-15,55555555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NDBETWEEN(1;10000)" office:value-type="float" office:value="7400" calcext:value-type="float">
            <text:p>7400</text:p>
          </table:table-cell>
          <table:table-cell table:formula="of:=IF([.B317]&lt;=8000;-100;IF([.B317]&lt;=9000;0;IF([.B317]&lt;=9750;100;2000)))" office:value-type="float" office:value="-100" calcext:value-type="float">
            <text:p>-100</text:p>
          </table:table-cell>
          <table:table-cell table:formula="of:=AVERAGE([.C$2:.C317])" office:value-type="float" office:value="-15.8227848101266" calcext:value-type="float">
            <text:p>-15,82278481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NDBETWEEN(1;10000)" office:value-type="float" office:value="4623" calcext:value-type="float">
            <text:p>4623</text:p>
          </table:table-cell>
          <table:table-cell table:formula="of:=IF([.B318]&lt;=8000;-100;IF([.B318]&lt;=9000;0;IF([.B318]&lt;=9750;100;2000)))" office:value-type="float" office:value="-100" calcext:value-type="float">
            <text:p>-100</text:p>
          </table:table-cell>
          <table:table-cell table:formula="of:=AVERAGE([.C$2:.C318])" office:value-type="float" office:value="-16.0883280757098" calcext:value-type="float">
            <text:p>-16,08832807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NDBETWEEN(1;10000)" office:value-type="float" office:value="7881" calcext:value-type="float">
            <text:p>7881</text:p>
          </table:table-cell>
          <table:table-cell table:formula="of:=IF([.B319]&lt;=8000;-100;IF([.B319]&lt;=9000;0;IF([.B319]&lt;=9750;100;2000)))" office:value-type="float" office:value="-100" calcext:value-type="float">
            <text:p>-100</text:p>
          </table:table-cell>
          <table:table-cell table:formula="of:=AVERAGE([.C$2:.C319])" office:value-type="float" office:value="-16.3522012578616" calcext:value-type="float">
            <text:p>-16,35220125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NDBETWEEN(1;10000)" office:value-type="float" office:value="7562" calcext:value-type="float">
            <text:p>7562</text:p>
          </table:table-cell>
          <table:table-cell table:formula="of:=IF([.B320]&lt;=8000;-100;IF([.B320]&lt;=9000;0;IF([.B320]&lt;=9750;100;2000)))" office:value-type="float" office:value="-100" calcext:value-type="float">
            <text:p>-100</text:p>
          </table:table-cell>
          <table:table-cell table:formula="of:=AVERAGE([.C$2:.C320])" office:value-type="float" office:value="-16.6144200626959" calcext:value-type="float">
            <text:p>-16,61442006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NDBETWEEN(1;10000)" office:value-type="float" office:value="7957" calcext:value-type="float">
            <text:p>7957</text:p>
          </table:table-cell>
          <table:table-cell table:formula="of:=IF([.B321]&lt;=8000;-100;IF([.B321]&lt;=9000;0;IF([.B321]&lt;=9750;100;2000)))" office:value-type="float" office:value="-100" calcext:value-type="float">
            <text:p>-100</text:p>
          </table:table-cell>
          <table:table-cell table:formula="of:=AVERAGE([.C$2:.C321])" office:value-type="float" office:value="-16.875" calcext:value-type="float">
            <text:p>-16,8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NDBETWEEN(1;10000)" office:value-type="float" office:value="3303" calcext:value-type="float">
            <text:p>3303</text:p>
          </table:table-cell>
          <table:table-cell table:formula="of:=IF([.B322]&lt;=8000;-100;IF([.B322]&lt;=9000;0;IF([.B322]&lt;=9750;100;2000)))" office:value-type="float" office:value="-100" calcext:value-type="float">
            <text:p>-100</text:p>
          </table:table-cell>
          <table:table-cell table:formula="of:=AVERAGE([.C$2:.C322])" office:value-type="float" office:value="-17.1339563862928" calcext:value-type="float">
            <text:p>-17,13395638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NDBETWEEN(1;10000)" office:value-type="float" office:value="2164" calcext:value-type="float">
            <text:p>2164</text:p>
          </table:table-cell>
          <table:table-cell table:formula="of:=IF([.B323]&lt;=8000;-100;IF([.B323]&lt;=9000;0;IF([.B323]&lt;=9750;100;2000)))" office:value-type="float" office:value="-100" calcext:value-type="float">
            <text:p>-100</text:p>
          </table:table-cell>
          <table:table-cell table:formula="of:=AVERAGE([.C$2:.C323])" office:value-type="float" office:value="-17.3913043478261" calcext:value-type="float">
            <text:p>-17,39130434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NDBETWEEN(1;10000)" office:value-type="float" office:value="4365" calcext:value-type="float">
            <text:p>4365</text:p>
          </table:table-cell>
          <table:table-cell table:formula="of:=IF([.B324]&lt;=8000;-100;IF([.B324]&lt;=9000;0;IF([.B324]&lt;=9750;100;2000)))" office:value-type="float" office:value="-100" calcext:value-type="float">
            <text:p>-100</text:p>
          </table:table-cell>
          <table:table-cell table:formula="of:=AVERAGE([.C$2:.C324])" office:value-type="float" office:value="-17.6470588235294" calcext:value-type="float">
            <text:p>-17,64705882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NDBETWEEN(1;10000)" office:value-type="float" office:value="9485" calcext:value-type="float">
            <text:p>9485</text:p>
          </table:table-cell>
          <table:table-cell table:formula="of:=IF([.B325]&lt;=8000;-100;IF([.B325]&lt;=9000;0;IF([.B325]&lt;=9750;100;2000)))" office:value-type="float" office:value="100" calcext:value-type="float">
            <text:p>100</text:p>
          </table:table-cell>
          <table:table-cell table:formula="of:=AVERAGE([.C$2:.C325])" office:value-type="float" office:value="-17.283950617284" calcext:value-type="float">
            <text:p>-17,28395061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NDBETWEEN(1;10000)" office:value-type="float" office:value="1850" calcext:value-type="float">
            <text:p>1850</text:p>
          </table:table-cell>
          <table:table-cell table:formula="of:=IF([.B326]&lt;=8000;-100;IF([.B326]&lt;=9000;0;IF([.B326]&lt;=9750;100;2000)))" office:value-type="float" office:value="-100" calcext:value-type="float">
            <text:p>-100</text:p>
          </table:table-cell>
          <table:table-cell table:formula="of:=AVERAGE([.C$2:.C326])" office:value-type="float" office:value="-17.5384615384615" calcext:value-type="float">
            <text:p>-17,53846153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NDBETWEEN(1;10000)" office:value-type="float" office:value="3841" calcext:value-type="float">
            <text:p>3841</text:p>
          </table:table-cell>
          <table:table-cell table:formula="of:=IF([.B327]&lt;=8000;-100;IF([.B327]&lt;=9000;0;IF([.B327]&lt;=9750;100;2000)))" office:value-type="float" office:value="-100" calcext:value-type="float">
            <text:p>-100</text:p>
          </table:table-cell>
          <table:table-cell table:formula="of:=AVERAGE([.C$2:.C327])" office:value-type="float" office:value="-17.7914110429448" calcext:value-type="float">
            <text:p>-17,79141104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NDBETWEEN(1;10000)" office:value-type="float" office:value="325" calcext:value-type="float">
            <text:p>325</text:p>
          </table:table-cell>
          <table:table-cell table:formula="of:=IF([.B328]&lt;=8000;-100;IF([.B328]&lt;=9000;0;IF([.B328]&lt;=9750;100;2000)))" office:value-type="float" office:value="-100" calcext:value-type="float">
            <text:p>-100</text:p>
          </table:table-cell>
          <table:table-cell table:formula="of:=AVERAGE([.C$2:.C328])" office:value-type="float" office:value="-18.0428134556575" calcext:value-type="float">
            <text:p>-18,042813455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NDBETWEEN(1;10000)" office:value-type="float" office:value="7263" calcext:value-type="float">
            <text:p>7263</text:p>
          </table:table-cell>
          <table:table-cell table:formula="of:=IF([.B329]&lt;=8000;-100;IF([.B329]&lt;=9000;0;IF([.B329]&lt;=9750;100;2000)))" office:value-type="float" office:value="-100" calcext:value-type="float">
            <text:p>-100</text:p>
          </table:table-cell>
          <table:table-cell table:formula="of:=AVERAGE([.C$2:.C329])" office:value-type="float" office:value="-18.2926829268293" calcext:value-type="float">
            <text:p>-18,29268292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NDBETWEEN(1;10000)" office:value-type="float" office:value="781" calcext:value-type="float">
            <text:p>781</text:p>
          </table:table-cell>
          <table:table-cell table:formula="of:=IF([.B330]&lt;=8000;-100;IF([.B330]&lt;=9000;0;IF([.B330]&lt;=9750;100;2000)))" office:value-type="float" office:value="-100" calcext:value-type="float">
            <text:p>-100</text:p>
          </table:table-cell>
          <table:table-cell table:formula="of:=AVERAGE([.C$2:.C330])" office:value-type="float" office:value="-18.5410334346505" calcext:value-type="float">
            <text:p>-18,54103343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NDBETWEEN(1;10000)" office:value-type="float" office:value="8496" calcext:value-type="float">
            <text:p>8496</text:p>
          </table:table-cell>
          <table:table-cell table:formula="of:=IF([.B331]&lt;=8000;-100;IF([.B331]&lt;=9000;0;IF([.B331]&lt;=9750;100;2000)))" office:value-type="float" office:value="0" calcext:value-type="float">
            <text:p>0</text:p>
          </table:table-cell>
          <table:table-cell table:formula="of:=AVERAGE([.C$2:.C331])" office:value-type="float" office:value="-18.4848484848485" calcext:value-type="float">
            <text:p>-18,48484848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NDBETWEEN(1;10000)" office:value-type="float" office:value="4659" calcext:value-type="float">
            <text:p>4659</text:p>
          </table:table-cell>
          <table:table-cell table:formula="of:=IF([.B332]&lt;=8000;-100;IF([.B332]&lt;=9000;0;IF([.B332]&lt;=9750;100;2000)))" office:value-type="float" office:value="-100" calcext:value-type="float">
            <text:p>-100</text:p>
          </table:table-cell>
          <table:table-cell table:formula="of:=AVERAGE([.C$2:.C332])" office:value-type="float" office:value="-18.7311178247734" calcext:value-type="float">
            <text:p>-18,73111782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NDBETWEEN(1;10000)" office:value-type="float" office:value="2800" calcext:value-type="float">
            <text:p>2800</text:p>
          </table:table-cell>
          <table:table-cell table:formula="of:=IF([.B333]&lt;=8000;-100;IF([.B333]&lt;=9000;0;IF([.B333]&lt;=9750;100;2000)))" office:value-type="float" office:value="-100" calcext:value-type="float">
            <text:p>-100</text:p>
          </table:table-cell>
          <table:table-cell table:formula="of:=AVERAGE([.C$2:.C333])" office:value-type="float" office:value="-18.9759036144578" calcext:value-type="float">
            <text:p>-18,97590361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NDBETWEEN(1;10000)" office:value-type="float" office:value="1044" calcext:value-type="float">
            <text:p>1044</text:p>
          </table:table-cell>
          <table:table-cell table:formula="of:=IF([.B334]&lt;=8000;-100;IF([.B334]&lt;=9000;0;IF([.B334]&lt;=9750;100;2000)))" office:value-type="float" office:value="-100" calcext:value-type="float">
            <text:p>-100</text:p>
          </table:table-cell>
          <table:table-cell table:formula="of:=AVERAGE([.C$2:.C334])" office:value-type="float" office:value="-19.2192192192192" calcext:value-type="float">
            <text:p>-19,21921921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NDBETWEEN(1;10000)" office:value-type="float" office:value="9748" calcext:value-type="float">
            <text:p>9748</text:p>
          </table:table-cell>
          <table:table-cell table:formula="of:=IF([.B335]&lt;=8000;-100;IF([.B335]&lt;=9000;0;IF([.B335]&lt;=9750;100;2000)))" office:value-type="float" office:value="100" calcext:value-type="float">
            <text:p>100</text:p>
          </table:table-cell>
          <table:table-cell table:formula="of:=AVERAGE([.C$2:.C335])" office:value-type="float" office:value="-18.8622754491018" calcext:value-type="float">
            <text:p>-18,86227544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NDBETWEEN(1;10000)" office:value-type="float" office:value="7503" calcext:value-type="float">
            <text:p>7503</text:p>
          </table:table-cell>
          <table:table-cell table:formula="of:=IF([.B336]&lt;=8000;-100;IF([.B336]&lt;=9000;0;IF([.B336]&lt;=9750;100;2000)))" office:value-type="float" office:value="-100" calcext:value-type="float">
            <text:p>-100</text:p>
          </table:table-cell>
          <table:table-cell table:formula="of:=AVERAGE([.C$2:.C336])" office:value-type="float" office:value="-19.1044776119403" calcext:value-type="float">
            <text:p>-19,10447761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NDBETWEEN(1;10000)" office:value-type="float" office:value="2157" calcext:value-type="float">
            <text:p>2157</text:p>
          </table:table-cell>
          <table:table-cell table:formula="of:=IF([.B337]&lt;=8000;-100;IF([.B337]&lt;=9000;0;IF([.B337]&lt;=9750;100;2000)))" office:value-type="float" office:value="-100" calcext:value-type="float">
            <text:p>-100</text:p>
          </table:table-cell>
          <table:table-cell table:formula="of:=AVERAGE([.C$2:.C337])" office:value-type="float" office:value="-19.3452380952381" calcext:value-type="float">
            <text:p>-19,34523809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NDBETWEEN(1;10000)" office:value-type="float" office:value="7267" calcext:value-type="float">
            <text:p>7267</text:p>
          </table:table-cell>
          <table:table-cell table:formula="of:=IF([.B338]&lt;=8000;-100;IF([.B338]&lt;=9000;0;IF([.B338]&lt;=9750;100;2000)))" office:value-type="float" office:value="-100" calcext:value-type="float">
            <text:p>-100</text:p>
          </table:table-cell>
          <table:table-cell table:formula="of:=AVERAGE([.C$2:.C338])" office:value-type="float" office:value="-19.5845697329377" calcext:value-type="float">
            <text:p>-19,58456973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NDBETWEEN(1;10000)" office:value-type="float" office:value="5944" calcext:value-type="float">
            <text:p>5944</text:p>
          </table:table-cell>
          <table:table-cell table:formula="of:=IF([.B339]&lt;=8000;-100;IF([.B339]&lt;=9000;0;IF([.B339]&lt;=9750;100;2000)))" office:value-type="float" office:value="-100" calcext:value-type="float">
            <text:p>-100</text:p>
          </table:table-cell>
          <table:table-cell table:formula="of:=AVERAGE([.C$2:.C339])" office:value-type="float" office:value="-19.8224852071006" calcext:value-type="float">
            <text:p>-19,82248520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NDBETWEEN(1;10000)" office:value-type="float" office:value="1093" calcext:value-type="float">
            <text:p>1093</text:p>
          </table:table-cell>
          <table:table-cell table:formula="of:=IF([.B340]&lt;=8000;-100;IF([.B340]&lt;=9000;0;IF([.B340]&lt;=9750;100;2000)))" office:value-type="float" office:value="-100" calcext:value-type="float">
            <text:p>-100</text:p>
          </table:table-cell>
          <table:table-cell table:formula="of:=AVERAGE([.C$2:.C340])" office:value-type="float" office:value="-20.0589970501475" calcext:value-type="float">
            <text:p>-20,05899705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NDBETWEEN(1;10000)" office:value-type="float" office:value="1758" calcext:value-type="float">
            <text:p>1758</text:p>
          </table:table-cell>
          <table:table-cell table:formula="of:=IF([.B341]&lt;=8000;-100;IF([.B341]&lt;=9000;0;IF([.B341]&lt;=9750;100;2000)))" office:value-type="float" office:value="-100" calcext:value-type="float">
            <text:p>-100</text:p>
          </table:table-cell>
          <table:table-cell table:formula="of:=AVERAGE([.C$2:.C341])" office:value-type="float" office:value="-20.2941176470588" calcext:value-type="float">
            <text:p>-20,29411764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NDBETWEEN(1;10000)" office:value-type="float" office:value="3018" calcext:value-type="float">
            <text:p>3018</text:p>
          </table:table-cell>
          <table:table-cell table:formula="of:=IF([.B342]&lt;=8000;-100;IF([.B342]&lt;=9000;0;IF([.B342]&lt;=9750;100;2000)))" office:value-type="float" office:value="-100" calcext:value-type="float">
            <text:p>-100</text:p>
          </table:table-cell>
          <table:table-cell table:formula="of:=AVERAGE([.C$2:.C342])" office:value-type="float" office:value="-20.5278592375367" calcext:value-type="float">
            <text:p>-20,5278592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NDBETWEEN(1;10000)" office:value-type="float" office:value="3454" calcext:value-type="float">
            <text:p>3454</text:p>
          </table:table-cell>
          <table:table-cell table:formula="of:=IF([.B343]&lt;=8000;-100;IF([.B343]&lt;=9000;0;IF([.B343]&lt;=9750;100;2000)))" office:value-type="float" office:value="-100" calcext:value-type="float">
            <text:p>-100</text:p>
          </table:table-cell>
          <table:table-cell table:formula="of:=AVERAGE([.C$2:.C343])" office:value-type="float" office:value="-20.7602339181287" calcext:value-type="float">
            <text:p>-20,76023391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NDBETWEEN(1;10000)" office:value-type="float" office:value="6600" calcext:value-type="float">
            <text:p>6600</text:p>
          </table:table-cell>
          <table:table-cell table:formula="of:=IF([.B344]&lt;=8000;-100;IF([.B344]&lt;=9000;0;IF([.B344]&lt;=9750;100;2000)))" office:value-type="float" office:value="-100" calcext:value-type="float">
            <text:p>-100</text:p>
          </table:table-cell>
          <table:table-cell table:formula="of:=AVERAGE([.C$2:.C344])" office:value-type="float" office:value="-20.9912536443149" calcext:value-type="float">
            <text:p>-20,99125364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NDBETWEEN(1;10000)" office:value-type="float" office:value="5607" calcext:value-type="float">
            <text:p>5607</text:p>
          </table:table-cell>
          <table:table-cell table:formula="of:=IF([.B345]&lt;=8000;-100;IF([.B345]&lt;=9000;0;IF([.B345]&lt;=9750;100;2000)))" office:value-type="float" office:value="-100" calcext:value-type="float">
            <text:p>-100</text:p>
          </table:table-cell>
          <table:table-cell table:formula="of:=AVERAGE([.C$2:.C345])" office:value-type="float" office:value="-21.2209302325581" calcext:value-type="float">
            <text:p>-21,22093023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NDBETWEEN(1;10000)" office:value-type="float" office:value="5341" calcext:value-type="float">
            <text:p>5341</text:p>
          </table:table-cell>
          <table:table-cell table:formula="of:=IF([.B346]&lt;=8000;-100;IF([.B346]&lt;=9000;0;IF([.B346]&lt;=9750;100;2000)))" office:value-type="float" office:value="-100" calcext:value-type="float">
            <text:p>-100</text:p>
          </table:table-cell>
          <table:table-cell table:formula="of:=AVERAGE([.C$2:.C346])" office:value-type="float" office:value="-21.4492753623188" calcext:value-type="float">
            <text:p>-21,44927536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NDBETWEEN(1;10000)" office:value-type="float" office:value="9785" calcext:value-type="float">
            <text:p>9785</text:p>
          </table:table-cell>
          <table:table-cell table:formula="of:=IF([.B347]&lt;=8000;-100;IF([.B347]&lt;=9000;0;IF([.B347]&lt;=9750;100;2000)))" office:value-type="float" office:value="2000" calcext:value-type="float">
            <text:p>2000</text:p>
          </table:table-cell>
          <table:table-cell table:formula="of:=AVERAGE([.C$2:.C347])" office:value-type="float" office:value="-15.606936416185" calcext:value-type="float">
            <text:p>-15,60693641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NDBETWEEN(1;10000)" office:value-type="float" office:value="5679" calcext:value-type="float">
            <text:p>5679</text:p>
          </table:table-cell>
          <table:table-cell table:formula="of:=IF([.B348]&lt;=8000;-100;IF([.B348]&lt;=9000;0;IF([.B348]&lt;=9750;100;2000)))" office:value-type="float" office:value="-100" calcext:value-type="float">
            <text:p>-100</text:p>
          </table:table-cell>
          <table:table-cell table:formula="of:=AVERAGE([.C$2:.C348])" office:value-type="float" office:value="-15.850144092219" calcext:value-type="float">
            <text:p>-15,85014409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NDBETWEEN(1;10000)" office:value-type="float" office:value="3892" calcext:value-type="float">
            <text:p>3892</text:p>
          </table:table-cell>
          <table:table-cell table:formula="of:=IF([.B349]&lt;=8000;-100;IF([.B349]&lt;=9000;0;IF([.B349]&lt;=9750;100;2000)))" office:value-type="float" office:value="-100" calcext:value-type="float">
            <text:p>-100</text:p>
          </table:table-cell>
          <table:table-cell table:formula="of:=AVERAGE([.C$2:.C349])" office:value-type="float" office:value="-16.0919540229885" calcext:value-type="float">
            <text:p>-16,0919540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10000)" office:value-type="float" office:value="5466" calcext:value-type="float">
            <text:p>5466</text:p>
          </table:table-cell>
          <table:table-cell table:formula="of:=IF([.B350]&lt;=8000;-100;IF([.B350]&lt;=9000;0;IF([.B350]&lt;=9750;100;2000)))" office:value-type="float" office:value="-100" calcext:value-type="float">
            <text:p>-100</text:p>
          </table:table-cell>
          <table:table-cell table:formula="of:=AVERAGE([.C$2:.C350])" office:value-type="float" office:value="-16.3323782234957" calcext:value-type="float">
            <text:p>-16,33237822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NDBETWEEN(1;10000)" office:value-type="float" office:value="7795" calcext:value-type="float">
            <text:p>7795</text:p>
          </table:table-cell>
          <table:table-cell table:formula="of:=IF([.B351]&lt;=8000;-100;IF([.B351]&lt;=9000;0;IF([.B351]&lt;=9750;100;2000)))" office:value-type="float" office:value="-100" calcext:value-type="float">
            <text:p>-100</text:p>
          </table:table-cell>
          <table:table-cell table:formula="of:=AVERAGE([.C$2:.C351])" office:value-type="float" office:value="-16.5714285714286" calcext:value-type="float">
            <text:p>-16,57142857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NDBETWEEN(1;10000)" office:value-type="float" office:value="8813" calcext:value-type="float">
            <text:p>8813</text:p>
          </table:table-cell>
          <table:table-cell table:formula="of:=IF([.B352]&lt;=8000;-100;IF([.B352]&lt;=9000;0;IF([.B352]&lt;=9750;100;2000)))" office:value-type="float" office:value="0" calcext:value-type="float">
            <text:p>0</text:p>
          </table:table-cell>
          <table:table-cell table:formula="of:=AVERAGE([.C$2:.C352])" office:value-type="float" office:value="-16.5242165242165" calcext:value-type="float">
            <text:p>-16,52421652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NDBETWEEN(1;10000)" office:value-type="float" office:value="3073" calcext:value-type="float">
            <text:p>3073</text:p>
          </table:table-cell>
          <table:table-cell table:formula="of:=IF([.B353]&lt;=8000;-100;IF([.B353]&lt;=9000;0;IF([.B353]&lt;=9750;100;2000)))" office:value-type="float" office:value="-100" calcext:value-type="float">
            <text:p>-100</text:p>
          </table:table-cell>
          <table:table-cell table:formula="of:=AVERAGE([.C$2:.C353])" office:value-type="float" office:value="-16.7613636363636" calcext:value-type="float">
            <text:p>-16,761363636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NDBETWEEN(1;10000)" office:value-type="float" office:value="6880" calcext:value-type="float">
            <text:p>6880</text:p>
          </table:table-cell>
          <table:table-cell table:formula="of:=IF([.B354]&lt;=8000;-100;IF([.B354]&lt;=9000;0;IF([.B354]&lt;=9750;100;2000)))" office:value-type="float" office:value="-100" calcext:value-type="float">
            <text:p>-100</text:p>
          </table:table-cell>
          <table:table-cell table:formula="of:=AVERAGE([.C$2:.C354])" office:value-type="float" office:value="-16.9971671388102" calcext:value-type="float">
            <text:p>-16,99716713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NDBETWEEN(1;10000)" office:value-type="float" office:value="9148" calcext:value-type="float">
            <text:p>9148</text:p>
          </table:table-cell>
          <table:table-cell table:formula="of:=IF([.B355]&lt;=8000;-100;IF([.B355]&lt;=9000;0;IF([.B355]&lt;=9750;100;2000)))" office:value-type="float" office:value="100" calcext:value-type="float">
            <text:p>100</text:p>
          </table:table-cell>
          <table:table-cell table:formula="of:=AVERAGE([.C$2:.C355])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NDBETWEEN(1;10000)" office:value-type="float" office:value="6595" calcext:value-type="float">
            <text:p>6595</text:p>
          </table:table-cell>
          <table:table-cell table:formula="of:=IF([.B356]&lt;=8000;-100;IF([.B356]&lt;=9000;0;IF([.B356]&lt;=9750;100;2000)))" office:value-type="float" office:value="-100" calcext:value-type="float">
            <text:p>-100</text:p>
          </table:table-cell>
          <table:table-cell table:formula="of:=AVERAGE([.C$2:.C356])" office:value-type="float" office:value="-16.9014084507042" calcext:value-type="float">
            <text:p>-16,90140845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NDBETWEEN(1;10000)" office:value-type="float" office:value="3921" calcext:value-type="float">
            <text:p>3921</text:p>
          </table:table-cell>
          <table:table-cell table:formula="of:=IF([.B357]&lt;=8000;-100;IF([.B357]&lt;=9000;0;IF([.B357]&lt;=9750;100;2000)))" office:value-type="float" office:value="-100" calcext:value-type="float">
            <text:p>-100</text:p>
          </table:table-cell>
          <table:table-cell table:formula="of:=AVERAGE([.C$2:.C357])" office:value-type="float" office:value="-17.1348314606742" calcext:value-type="float">
            <text:p>-17,13483146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NDBETWEEN(1;10000)" office:value-type="float" office:value="1465" calcext:value-type="float">
            <text:p>1465</text:p>
          </table:table-cell>
          <table:table-cell table:formula="of:=IF([.B358]&lt;=8000;-100;IF([.B358]&lt;=9000;0;IF([.B358]&lt;=9750;100;2000)))" office:value-type="float" office:value="-100" calcext:value-type="float">
            <text:p>-100</text:p>
          </table:table-cell>
          <table:table-cell table:formula="of:=AVERAGE([.C$2:.C358])" office:value-type="float" office:value="-17.3669467787115" calcext:value-type="float">
            <text:p>-17,366946778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NDBETWEEN(1;10000)" office:value-type="float" office:value="9680" calcext:value-type="float">
            <text:p>9680</text:p>
          </table:table-cell>
          <table:table-cell table:formula="of:=IF([.B359]&lt;=8000;-100;IF([.B359]&lt;=9000;0;IF([.B359]&lt;=9750;100;2000)))" office:value-type="float" office:value="100" calcext:value-type="float">
            <text:p>100</text:p>
          </table:table-cell>
          <table:table-cell table:formula="of:=AVERAGE([.C$2:.C359])" office:value-type="float" office:value="-17.0391061452514" calcext:value-type="float">
            <text:p>-17,03910614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NDBETWEEN(1;10000)" office:value-type="float" office:value="202" calcext:value-type="float">
            <text:p>202</text:p>
          </table:table-cell>
          <table:table-cell table:formula="of:=IF([.B360]&lt;=8000;-100;IF([.B360]&lt;=9000;0;IF([.B360]&lt;=9750;100;2000)))" office:value-type="float" office:value="-100" calcext:value-type="float">
            <text:p>-100</text:p>
          </table:table-cell>
          <table:table-cell table:formula="of:=AVERAGE([.C$2:.C360])" office:value-type="float" office:value="-17.2701949860724" calcext:value-type="float">
            <text:p>-17,27019498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NDBETWEEN(1;10000)" office:value-type="float" office:value="9684" calcext:value-type="float">
            <text:p>9684</text:p>
          </table:table-cell>
          <table:table-cell table:formula="of:=IF([.B361]&lt;=8000;-100;IF([.B361]&lt;=9000;0;IF([.B361]&lt;=9750;100;2000)))" office:value-type="float" office:value="100" calcext:value-type="float">
            <text:p>100</text:p>
          </table:table-cell>
          <table:table-cell table:formula="of:=AVERAGE([.C$2:.C361])" office:value-type="float" office:value="-16.9444444444444" calcext:value-type="float">
            <text:p>-16,94444444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ANDBETWEEN(1;10000)" office:value-type="float" office:value="2044" calcext:value-type="float">
            <text:p>2044</text:p>
          </table:table-cell>
          <table:table-cell table:formula="of:=IF([.B362]&lt;=8000;-100;IF([.B362]&lt;=9000;0;IF([.B362]&lt;=9750;100;2000)))" office:value-type="float" office:value="-100" calcext:value-type="float">
            <text:p>-100</text:p>
          </table:table-cell>
          <table:table-cell table:formula="of:=AVERAGE([.C$2:.C362])" office:value-type="float" office:value="-17.1745152354571" calcext:value-type="float">
            <text:p>-17,17451523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ANDBETWEEN(1;10000)" office:value-type="float" office:value="7094" calcext:value-type="float">
            <text:p>7094</text:p>
          </table:table-cell>
          <table:table-cell table:formula="of:=IF([.B363]&lt;=8000;-100;IF([.B363]&lt;=9000;0;IF([.B363]&lt;=9750;100;2000)))" office:value-type="float" office:value="-100" calcext:value-type="float">
            <text:p>-100</text:p>
          </table:table-cell>
          <table:table-cell table:formula="of:=AVERAGE([.C$2:.C363])" office:value-type="float" office:value="-17.4033149171271" calcext:value-type="float">
            <text:p>-17,40331491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ANDBETWEEN(1;10000)" office:value-type="float" office:value="7298" calcext:value-type="float">
            <text:p>7298</text:p>
          </table:table-cell>
          <table:table-cell table:formula="of:=IF([.B364]&lt;=8000;-100;IF([.B364]&lt;=9000;0;IF([.B364]&lt;=9750;100;2000)))" office:value-type="float" office:value="-100" calcext:value-type="float">
            <text:p>-100</text:p>
          </table:table-cell>
          <table:table-cell table:formula="of:=AVERAGE([.C$2:.C364])" office:value-type="float" office:value="-17.6308539944904" calcext:value-type="float">
            <text:p>-17,63085399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ANDBETWEEN(1;10000)" office:value-type="float" office:value="4175" calcext:value-type="float">
            <text:p>4175</text:p>
          </table:table-cell>
          <table:table-cell table:formula="of:=IF([.B365]&lt;=8000;-100;IF([.B365]&lt;=9000;0;IF([.B365]&lt;=9750;100;2000)))" office:value-type="float" office:value="-100" calcext:value-type="float">
            <text:p>-100</text:p>
          </table:table-cell>
          <table:table-cell table:formula="of:=AVERAGE([.C$2:.C365])" office:value-type="float" office:value="-17.8571428571429" calcext:value-type="float">
            <text:p>-17,857142857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ANDBETWEEN(1;10000)" office:value-type="float" office:value="9419" calcext:value-type="float">
            <text:p>9419</text:p>
          </table:table-cell>
          <table:table-cell table:formula="of:=IF([.B366]&lt;=8000;-100;IF([.B366]&lt;=9000;0;IF([.B366]&lt;=9750;100;2000)))" office:value-type="float" office:value="100" calcext:value-type="float">
            <text:p>100</text:p>
          </table:table-cell>
          <table:table-cell table:formula="of:=AVERAGE([.C$2:.C366])" office:value-type="float" office:value="-17.5342465753425" calcext:value-type="float">
            <text:p>-17,534246575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ANDBETWEEN(1;10000)" office:value-type="float" office:value="7227" calcext:value-type="float">
            <text:p>7227</text:p>
          </table:table-cell>
          <table:table-cell table:formula="of:=IF([.B367]&lt;=8000;-100;IF([.B367]&lt;=9000;0;IF([.B367]&lt;=9750;100;2000)))" office:value-type="float" office:value="-100" calcext:value-type="float">
            <text:p>-100</text:p>
          </table:table-cell>
          <table:table-cell table:formula="of:=AVERAGE([.C$2:.C367])" office:value-type="float" office:value="-17.7595628415301" calcext:value-type="float">
            <text:p>-17,75956284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ANDBETWEEN(1;10000)" office:value-type="float" office:value="9327" calcext:value-type="float">
            <text:p>9327</text:p>
          </table:table-cell>
          <table:table-cell table:formula="of:=IF([.B368]&lt;=8000;-100;IF([.B368]&lt;=9000;0;IF([.B368]&lt;=9750;100;2000)))" office:value-type="float" office:value="100" calcext:value-type="float">
            <text:p>100</text:p>
          </table:table-cell>
          <table:table-cell table:formula="of:=AVERAGE([.C$2:.C368])" office:value-type="float" office:value="-17.4386920980926" calcext:value-type="float">
            <text:p>-17,43869209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ANDBETWEEN(1;10000)" office:value-type="float" office:value="4589" calcext:value-type="float">
            <text:p>4589</text:p>
          </table:table-cell>
          <table:table-cell table:formula="of:=IF([.B369]&lt;=8000;-100;IF([.B369]&lt;=9000;0;IF([.B369]&lt;=9750;100;2000)))" office:value-type="float" office:value="-100" calcext:value-type="float">
            <text:p>-100</text:p>
          </table:table-cell>
          <table:table-cell table:formula="of:=AVERAGE([.C$2:.C369])" office:value-type="float" office:value="-17.6630434782609" calcext:value-type="float">
            <text:p>-17,663043478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ANDBETWEEN(1;10000)" office:value-type="float" office:value="9415" calcext:value-type="float">
            <text:p>9415</text:p>
          </table:table-cell>
          <table:table-cell table:formula="of:=IF([.B370]&lt;=8000;-100;IF([.B370]&lt;=9000;0;IF([.B370]&lt;=9750;100;2000)))" office:value-type="float" office:value="100" calcext:value-type="float">
            <text:p>100</text:p>
          </table:table-cell>
          <table:table-cell table:formula="of:=AVERAGE([.C$2:.C370])" office:value-type="float" office:value="-17.3441734417344" calcext:value-type="float">
            <text:p>-17,34417344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ANDBETWEEN(1;10000)" office:value-type="float" office:value="3682" calcext:value-type="float">
            <text:p>3682</text:p>
          </table:table-cell>
          <table:table-cell table:formula="of:=IF([.B371]&lt;=8000;-100;IF([.B371]&lt;=9000;0;IF([.B371]&lt;=9750;100;2000)))" office:value-type="float" office:value="-100" calcext:value-type="float">
            <text:p>-100</text:p>
          </table:table-cell>
          <table:table-cell table:formula="of:=AVERAGE([.C$2:.C371])" office:value-type="float" office:value="-17.5675675675676" calcext:value-type="float">
            <text:p>-17,56756756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ANDBETWEEN(1;10000)" office:value-type="float" office:value="5580" calcext:value-type="float">
            <text:p>5580</text:p>
          </table:table-cell>
          <table:table-cell table:formula="of:=IF([.B372]&lt;=8000;-100;IF([.B372]&lt;=9000;0;IF([.B372]&lt;=9750;100;2000)))" office:value-type="float" office:value="-100" calcext:value-type="float">
            <text:p>-100</text:p>
          </table:table-cell>
          <table:table-cell table:formula="of:=AVERAGE([.C$2:.C372])" office:value-type="float" office:value="-17.7897574123989" calcext:value-type="float">
            <text:p>-17,78975741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ANDBETWEEN(1;10000)" office:value-type="float" office:value="8289" calcext:value-type="float">
            <text:p>8289</text:p>
          </table:table-cell>
          <table:table-cell table:formula="of:=IF([.B373]&lt;=8000;-100;IF([.B373]&lt;=9000;0;IF([.B373]&lt;=9750;100;2000)))" office:value-type="float" office:value="0" calcext:value-type="float">
            <text:p>0</text:p>
          </table:table-cell>
          <table:table-cell table:formula="of:=AVERAGE([.C$2:.C373])" office:value-type="float" office:value="-17.741935483871" calcext:value-type="float">
            <text:p>-17,74193548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ANDBETWEEN(1;10000)" office:value-type="float" office:value="6353" calcext:value-type="float">
            <text:p>6353</text:p>
          </table:table-cell>
          <table:table-cell table:formula="of:=IF([.B374]&lt;=8000;-100;IF([.B374]&lt;=9000;0;IF([.B374]&lt;=9750;100;2000)))" office:value-type="float" office:value="-100" calcext:value-type="float">
            <text:p>-100</text:p>
          </table:table-cell>
          <table:table-cell table:formula="of:=AVERAGE([.C$2:.C374])" office:value-type="float" office:value="-17.9624664879357" calcext:value-type="float">
            <text:p>-17,962466487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ANDBETWEEN(1;10000)" office:value-type="float" office:value="6459" calcext:value-type="float">
            <text:p>6459</text:p>
          </table:table-cell>
          <table:table-cell table:formula="of:=IF([.B375]&lt;=8000;-100;IF([.B375]&lt;=9000;0;IF([.B375]&lt;=9750;100;2000)))" office:value-type="float" office:value="-100" calcext:value-type="float">
            <text:p>-100</text:p>
          </table:table-cell>
          <table:table-cell table:formula="of:=AVERAGE([.C$2:.C375])" office:value-type="float" office:value="-18.1818181818182" calcext:value-type="float">
            <text:p>-18,18181818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ANDBETWEEN(1;10000)" office:value-type="float" office:value="1695" calcext:value-type="float">
            <text:p>1695</text:p>
          </table:table-cell>
          <table:table-cell table:formula="of:=IF([.B376]&lt;=8000;-100;IF([.B376]&lt;=9000;0;IF([.B376]&lt;=9750;100;2000)))" office:value-type="float" office:value="-100" calcext:value-type="float">
            <text:p>-100</text:p>
          </table:table-cell>
          <table:table-cell table:formula="of:=AVERAGE([.C$2:.C376])" office:value-type="float" office:value="-18.4" calcext:value-type="float">
            <text:p>-18,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ANDBETWEEN(1;10000)" office:value-type="float" office:value="1263" calcext:value-type="float">
            <text:p>1263</text:p>
          </table:table-cell>
          <table:table-cell table:formula="of:=IF([.B377]&lt;=8000;-100;IF([.B377]&lt;=9000;0;IF([.B377]&lt;=9750;100;2000)))" office:value-type="float" office:value="-100" calcext:value-type="float">
            <text:p>-100</text:p>
          </table:table-cell>
          <table:table-cell table:formula="of:=AVERAGE([.C$2:.C377])" office:value-type="float" office:value="-18.6170212765957" calcext:value-type="float">
            <text:p>-18,61702127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ANDBETWEEN(1;10000)" office:value-type="float" office:value="8306" calcext:value-type="float">
            <text:p>8306</text:p>
          </table:table-cell>
          <table:table-cell table:formula="of:=IF([.B378]&lt;=8000;-100;IF([.B378]&lt;=9000;0;IF([.B378]&lt;=9750;100;2000)))" office:value-type="float" office:value="0" calcext:value-type="float">
            <text:p>0</text:p>
          </table:table-cell>
          <table:table-cell table:formula="of:=AVERAGE([.C$2:.C378])" office:value-type="float" office:value="-18.5676392572944" calcext:value-type="float">
            <text:p>-18,567639257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ANDBETWEEN(1;10000)" office:value-type="float" office:value="651" calcext:value-type="float">
            <text:p>651</text:p>
          </table:table-cell>
          <table:table-cell table:formula="of:=IF([.B379]&lt;=8000;-100;IF([.B379]&lt;=9000;0;IF([.B379]&lt;=9750;100;2000)))" office:value-type="float" office:value="-100" calcext:value-type="float">
            <text:p>-100</text:p>
          </table:table-cell>
          <table:table-cell table:formula="of:=AVERAGE([.C$2:.C379])" office:value-type="float" office:value="-18.7830687830688" calcext:value-type="float">
            <text:p>-18,78306878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ANDBETWEEN(1;10000)" office:value-type="float" office:value="5653" calcext:value-type="float">
            <text:p>5653</text:p>
          </table:table-cell>
          <table:table-cell table:formula="of:=IF([.B380]&lt;=8000;-100;IF([.B380]&lt;=9000;0;IF([.B380]&lt;=9750;100;2000)))" office:value-type="float" office:value="-100" calcext:value-type="float">
            <text:p>-100</text:p>
          </table:table-cell>
          <table:table-cell table:formula="of:=AVERAGE([.C$2:.C380])" office:value-type="float" office:value="-18.9973614775726" calcext:value-type="float">
            <text:p>-18,99736147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ANDBETWEEN(1;10000)" office:value-type="float" office:value="373" calcext:value-type="float">
            <text:p>373</text:p>
          </table:table-cell>
          <table:table-cell table:formula="of:=IF([.B381]&lt;=8000;-100;IF([.B381]&lt;=9000;0;IF([.B381]&lt;=9750;100;2000)))" office:value-type="float" office:value="-100" calcext:value-type="float">
            <text:p>-100</text:p>
          </table:table-cell>
          <table:table-cell table:formula="of:=AVERAGE([.C$2:.C381])" office:value-type="float" office:value="-19.2105263157895" calcext:value-type="float">
            <text:p>-19,21052631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ANDBETWEEN(1;10000)" office:value-type="float" office:value="3720" calcext:value-type="float">
            <text:p>3720</text:p>
          </table:table-cell>
          <table:table-cell table:formula="of:=IF([.B382]&lt;=8000;-100;IF([.B382]&lt;=9000;0;IF([.B382]&lt;=9750;100;2000)))" office:value-type="float" office:value="-100" calcext:value-type="float">
            <text:p>-100</text:p>
          </table:table-cell>
          <table:table-cell table:formula="of:=AVERAGE([.C$2:.C382])" office:value-type="float" office:value="-19.4225721784777" calcext:value-type="float">
            <text:p>-19,422572178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ANDBETWEEN(1;10000)" office:value-type="float" office:value="3298" calcext:value-type="float">
            <text:p>3298</text:p>
          </table:table-cell>
          <table:table-cell table:formula="of:=IF([.B383]&lt;=8000;-100;IF([.B383]&lt;=9000;0;IF([.B383]&lt;=9750;100;2000)))" office:value-type="float" office:value="-100" calcext:value-type="float">
            <text:p>-100</text:p>
          </table:table-cell>
          <table:table-cell table:formula="of:=AVERAGE([.C$2:.C383])" office:value-type="float" office:value="-19.6335078534031" calcext:value-type="float">
            <text:p>-19,63350785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ANDBETWEEN(1;10000)" office:value-type="float" office:value="6194" calcext:value-type="float">
            <text:p>6194</text:p>
          </table:table-cell>
          <table:table-cell table:formula="of:=IF([.B384]&lt;=8000;-100;IF([.B384]&lt;=9000;0;IF([.B384]&lt;=9750;100;2000)))" office:value-type="float" office:value="-100" calcext:value-type="float">
            <text:p>-100</text:p>
          </table:table-cell>
          <table:table-cell table:formula="of:=AVERAGE([.C$2:.C384])" office:value-type="float" office:value="-19.8433420365535" calcext:value-type="float">
            <text:p>-19,84334203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ANDBETWEEN(1;10000)" office:value-type="float" office:value="7001" calcext:value-type="float">
            <text:p>7001</text:p>
          </table:table-cell>
          <table:table-cell table:formula="of:=IF([.B385]&lt;=8000;-100;IF([.B385]&lt;=9000;0;IF([.B385]&lt;=9750;100;2000)))" office:value-type="float" office:value="-100" calcext:value-type="float">
            <text:p>-100</text:p>
          </table:table-cell>
          <table:table-cell table:formula="of:=AVERAGE([.C$2:.C385])" office:value-type="float" office:value="-20.0520833333333" calcext:value-type="float">
            <text:p>-20,05208333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ANDBETWEEN(1;10000)" office:value-type="float" office:value="795" calcext:value-type="float">
            <text:p>795</text:p>
          </table:table-cell>
          <table:table-cell table:formula="of:=IF([.B386]&lt;=8000;-100;IF([.B386]&lt;=9000;0;IF([.B386]&lt;=9750;100;2000)))" office:value-type="float" office:value="-100" calcext:value-type="float">
            <text:p>-100</text:p>
          </table:table-cell>
          <table:table-cell table:formula="of:=AVERAGE([.C$2:.C386])" office:value-type="float" office:value="-20.2597402597403" calcext:value-type="float">
            <text:p>-20,259740259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ANDBETWEEN(1;10000)" office:value-type="float" office:value="816" calcext:value-type="float">
            <text:p>816</text:p>
          </table:table-cell>
          <table:table-cell table:formula="of:=IF([.B387]&lt;=8000;-100;IF([.B387]&lt;=9000;0;IF([.B387]&lt;=9750;100;2000)))" office:value-type="float" office:value="-100" calcext:value-type="float">
            <text:p>-100</text:p>
          </table:table-cell>
          <table:table-cell table:formula="of:=AVERAGE([.C$2:.C387])" office:value-type="float" office:value="-20.4663212435233" calcext:value-type="float">
            <text:p>-20,46632124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ANDBETWEEN(1;10000)" office:value-type="float" office:value="1705" calcext:value-type="float">
            <text:p>1705</text:p>
          </table:table-cell>
          <table:table-cell table:formula="of:=IF([.B388]&lt;=8000;-100;IF([.B388]&lt;=9000;0;IF([.B388]&lt;=9750;100;2000)))" office:value-type="float" office:value="-100" calcext:value-type="float">
            <text:p>-100</text:p>
          </table:table-cell>
          <table:table-cell table:formula="of:=AVERAGE([.C$2:.C388])" office:value-type="float" office:value="-20.671834625323" calcext:value-type="float">
            <text:p>-20,671834625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ANDBETWEEN(1;10000)" office:value-type="float" office:value="3319" calcext:value-type="float">
            <text:p>3319</text:p>
          </table:table-cell>
          <table:table-cell table:formula="of:=IF([.B389]&lt;=8000;-100;IF([.B389]&lt;=9000;0;IF([.B389]&lt;=9750;100;2000)))" office:value-type="float" office:value="-100" calcext:value-type="float">
            <text:p>-100</text:p>
          </table:table-cell>
          <table:table-cell table:formula="of:=AVERAGE([.C$2:.C389])" office:value-type="float" office:value="-20.8762886597938" calcext:value-type="float">
            <text:p>-20,87628865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ANDBETWEEN(1;10000)" office:value-type="float" office:value="8572" calcext:value-type="float">
            <text:p>8572</text:p>
          </table:table-cell>
          <table:table-cell table:formula="of:=IF([.B390]&lt;=8000;-100;IF([.B390]&lt;=9000;0;IF([.B390]&lt;=9750;100;2000)))" office:value-type="float" office:value="0" calcext:value-type="float">
            <text:p>0</text:p>
          </table:table-cell>
          <table:table-cell table:formula="of:=AVERAGE([.C$2:.C390])" office:value-type="float" office:value="-20.8226221079691" calcext:value-type="float">
            <text:p>-20,8226221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NDBETWEEN(1;10000)" office:value-type="float" office:value="8293" calcext:value-type="float">
            <text:p>8293</text:p>
          </table:table-cell>
          <table:table-cell table:formula="of:=IF([.B391]&lt;=8000;-100;IF([.B391]&lt;=9000;0;IF([.B391]&lt;=9750;100;2000)))" office:value-type="float" office:value="0" calcext:value-type="float">
            <text:p>0</text:p>
          </table:table-cell>
          <table:table-cell table:formula="of:=AVERAGE([.C$2:.C391])" office:value-type="float" office:value="-20.7692307692308" calcext:value-type="float">
            <text:p>-20,76923076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ANDBETWEEN(1;10000)" office:value-type="float" office:value="2595" calcext:value-type="float">
            <text:p>2595</text:p>
          </table:table-cell>
          <table:table-cell table:formula="of:=IF([.B392]&lt;=8000;-100;IF([.B392]&lt;=9000;0;IF([.B392]&lt;=9750;100;2000)))" office:value-type="float" office:value="-100" calcext:value-type="float">
            <text:p>-100</text:p>
          </table:table-cell>
          <table:table-cell table:formula="of:=AVERAGE([.C$2:.C392])" office:value-type="float" office:value="-20.9718670076726" calcext:value-type="float">
            <text:p>-20,97186700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ANDBETWEEN(1;10000)" office:value-type="float" office:value="6909" calcext:value-type="float">
            <text:p>6909</text:p>
          </table:table-cell>
          <table:table-cell table:formula="of:=IF([.B393]&lt;=8000;-100;IF([.B393]&lt;=9000;0;IF([.B393]&lt;=9750;100;2000)))" office:value-type="float" office:value="-100" calcext:value-type="float">
            <text:p>-100</text:p>
          </table:table-cell>
          <table:table-cell table:formula="of:=AVERAGE([.C$2:.C393])" office:value-type="float" office:value="-21.1734693877551" calcext:value-type="float">
            <text:p>-21,17346938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ANDBETWEEN(1;10000)" office:value-type="float" office:value="5074" calcext:value-type="float">
            <text:p>5074</text:p>
          </table:table-cell>
          <table:table-cell table:formula="of:=IF([.B394]&lt;=8000;-100;IF([.B394]&lt;=9000;0;IF([.B394]&lt;=9750;100;2000)))" office:value-type="float" office:value="-100" calcext:value-type="float">
            <text:p>-100</text:p>
          </table:table-cell>
          <table:table-cell table:formula="of:=AVERAGE([.C$2:.C394])" office:value-type="float" office:value="-21.3740458015267" calcext:value-type="float">
            <text:p>-21,37404580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ANDBETWEEN(1;10000)" office:value-type="float" office:value="1104" calcext:value-type="float">
            <text:p>1104</text:p>
          </table:table-cell>
          <table:table-cell table:formula="of:=IF([.B395]&lt;=8000;-100;IF([.B395]&lt;=9000;0;IF([.B395]&lt;=9750;100;2000)))" office:value-type="float" office:value="-100" calcext:value-type="float">
            <text:p>-100</text:p>
          </table:table-cell>
          <table:table-cell table:formula="of:=AVERAGE([.C$2:.C395])" office:value-type="float" office:value="-21.5736040609137" calcext:value-type="float">
            <text:p>-21,57360406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ANDBETWEEN(1;10000)" office:value-type="float" office:value="7312" calcext:value-type="float">
            <text:p>7312</text:p>
          </table:table-cell>
          <table:table-cell table:formula="of:=IF([.B396]&lt;=8000;-100;IF([.B396]&lt;=9000;0;IF([.B396]&lt;=9750;100;2000)))" office:value-type="float" office:value="-100" calcext:value-type="float">
            <text:p>-100</text:p>
          </table:table-cell>
          <table:table-cell table:formula="of:=AVERAGE([.C$2:.C396])" office:value-type="float" office:value="-21.7721518987342" calcext:value-type="float">
            <text:p>-21,77215189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ANDBETWEEN(1;10000)" office:value-type="float" office:value="7096" calcext:value-type="float">
            <text:p>7096</text:p>
          </table:table-cell>
          <table:table-cell table:formula="of:=IF([.B397]&lt;=8000;-100;IF([.B397]&lt;=9000;0;IF([.B397]&lt;=9750;100;2000)))" office:value-type="float" office:value="-100" calcext:value-type="float">
            <text:p>-100</text:p>
          </table:table-cell>
          <table:table-cell table:formula="of:=AVERAGE([.C$2:.C397])" office:value-type="float" office:value="-21.969696969697" calcext:value-type="float">
            <text:p>-21,969696969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ANDBETWEEN(1;10000)" office:value-type="float" office:value="4988" calcext:value-type="float">
            <text:p>4988</text:p>
          </table:table-cell>
          <table:table-cell table:formula="of:=IF([.B398]&lt;=8000;-100;IF([.B398]&lt;=9000;0;IF([.B398]&lt;=9750;100;2000)))" office:value-type="float" office:value="-100" calcext:value-type="float">
            <text:p>-100</text:p>
          </table:table-cell>
          <table:table-cell table:formula="of:=AVERAGE([.C$2:.C398])" office:value-type="float" office:value="-22.1662468513854" calcext:value-type="float">
            <text:p>-22,16624685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ANDBETWEEN(1;10000)" office:value-type="float" office:value="9381" calcext:value-type="float">
            <text:p>9381</text:p>
          </table:table-cell>
          <table:table-cell table:formula="of:=IF([.B399]&lt;=8000;-100;IF([.B399]&lt;=9000;0;IF([.B399]&lt;=9750;100;2000)))" office:value-type="float" office:value="100" calcext:value-type="float">
            <text:p>100</text:p>
          </table:table-cell>
          <table:table-cell table:formula="of:=AVERAGE([.C$2:.C399])" office:value-type="float" office:value="-21.8592964824121" calcext:value-type="float">
            <text:p>-21,85929648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ANDBETWEEN(1;10000)" office:value-type="float" office:value="4174" calcext:value-type="float">
            <text:p>4174</text:p>
          </table:table-cell>
          <table:table-cell table:formula="of:=IF([.B400]&lt;=8000;-100;IF([.B400]&lt;=9000;0;IF([.B400]&lt;=9750;100;2000)))" office:value-type="float" office:value="-100" calcext:value-type="float">
            <text:p>-100</text:p>
          </table:table-cell>
          <table:table-cell table:formula="of:=AVERAGE([.C$2:.C400])" office:value-type="float" office:value="-22.0551378446115" calcext:value-type="float">
            <text:p>-22,05513784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ANDBETWEEN(1;10000)" office:value-type="float" office:value="6797" calcext:value-type="float">
            <text:p>6797</text:p>
          </table:table-cell>
          <table:table-cell table:formula="of:=IF([.B401]&lt;=8000;-100;IF([.B401]&lt;=9000;0;IF([.B401]&lt;=9750;100;2000)))" office:value-type="float" office:value="-100" calcext:value-type="float">
            <text:p>-100</text:p>
          </table:table-cell>
          <table:table-cell table:formula="of:=AVERAGE([.C$2:.C401])" office:value-type="float" office:value="-22.25" calcext:value-type="float">
            <text:p>-22,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ANDBETWEEN(1;10000)" office:value-type="float" office:value="3227" calcext:value-type="float">
            <text:p>3227</text:p>
          </table:table-cell>
          <table:table-cell table:formula="of:=IF([.B402]&lt;=8000;-100;IF([.B402]&lt;=9000;0;IF([.B402]&lt;=9750;100;2000)))" office:value-type="float" office:value="-100" calcext:value-type="float">
            <text:p>-100</text:p>
          </table:table-cell>
          <table:table-cell table:formula="of:=AVERAGE([.C$2:.C402])" office:value-type="float" office:value="-22.4438902743142" calcext:value-type="float">
            <text:p>-22,44389027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ANDBETWEEN(1;10000)" office:value-type="float" office:value="2953" calcext:value-type="float">
            <text:p>2953</text:p>
          </table:table-cell>
          <table:table-cell table:formula="of:=IF([.B403]&lt;=8000;-100;IF([.B403]&lt;=9000;0;IF([.B403]&lt;=9750;100;2000)))" office:value-type="float" office:value="-100" calcext:value-type="float">
            <text:p>-100</text:p>
          </table:table-cell>
          <table:table-cell table:formula="of:=AVERAGE([.C$2:.C403])" office:value-type="float" office:value="-22.636815920398" calcext:value-type="float">
            <text:p>-22,63681592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ANDBETWEEN(1;10000)" office:value-type="float" office:value="5884" calcext:value-type="float">
            <text:p>5884</text:p>
          </table:table-cell>
          <table:table-cell table:formula="of:=IF([.B404]&lt;=8000;-100;IF([.B404]&lt;=9000;0;IF([.B404]&lt;=9750;100;2000)))" office:value-type="float" office:value="-100" calcext:value-type="float">
            <text:p>-100</text:p>
          </table:table-cell>
          <table:table-cell table:formula="of:=AVERAGE([.C$2:.C404])" office:value-type="float" office:value="-22.8287841191067" calcext:value-type="float">
            <text:p>-22,82878411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ANDBETWEEN(1;10000)" office:value-type="float" office:value="3039" calcext:value-type="float">
            <text:p>3039</text:p>
          </table:table-cell>
          <table:table-cell table:formula="of:=IF([.B405]&lt;=8000;-100;IF([.B405]&lt;=9000;0;IF([.B405]&lt;=9750;100;2000)))" office:value-type="float" office:value="-100" calcext:value-type="float">
            <text:p>-100</text:p>
          </table:table-cell>
          <table:table-cell table:formula="of:=AVERAGE([.C$2:.C405])" office:value-type="float" office:value="-23.019801980198" calcext:value-type="float">
            <text:p>-23,01980198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ANDBETWEEN(1;10000)" office:value-type="float" office:value="3579" calcext:value-type="float">
            <text:p>3579</text:p>
          </table:table-cell>
          <table:table-cell table:formula="of:=IF([.B406]&lt;=8000;-100;IF([.B406]&lt;=9000;0;IF([.B406]&lt;=9750;100;2000)))" office:value-type="float" office:value="-100" calcext:value-type="float">
            <text:p>-100</text:p>
          </table:table-cell>
          <table:table-cell table:formula="of:=AVERAGE([.C$2:.C406])" office:value-type="float" office:value="-23.2098765432099" calcext:value-type="float">
            <text:p>-23,209876543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ANDBETWEEN(1;10000)" office:value-type="float" office:value="1666" calcext:value-type="float">
            <text:p>1666</text:p>
          </table:table-cell>
          <table:table-cell table:formula="of:=IF([.B407]&lt;=8000;-100;IF([.B407]&lt;=9000;0;IF([.B407]&lt;=9750;100;2000)))" office:value-type="float" office:value="-100" calcext:value-type="float">
            <text:p>-100</text:p>
          </table:table-cell>
          <table:table-cell table:formula="of:=AVERAGE([.C$2:.C407])" office:value-type="float" office:value="-23.3990147783251" calcext:value-type="float">
            <text:p>-23,39901477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ANDBETWEEN(1;10000)" office:value-type="float" office:value="7612" calcext:value-type="float">
            <text:p>7612</text:p>
          </table:table-cell>
          <table:table-cell table:formula="of:=IF([.B408]&lt;=8000;-100;IF([.B408]&lt;=9000;0;IF([.B408]&lt;=9750;100;2000)))" office:value-type="float" office:value="-100" calcext:value-type="float">
            <text:p>-100</text:p>
          </table:table-cell>
          <table:table-cell table:formula="of:=AVERAGE([.C$2:.C408])" office:value-type="float" office:value="-23.5872235872236" calcext:value-type="float">
            <text:p>-23,587223587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ANDBETWEEN(1;10000)" office:value-type="float" office:value="9675" calcext:value-type="float">
            <text:p>9675</text:p>
          </table:table-cell>
          <table:table-cell table:formula="of:=IF([.B409]&lt;=8000;-100;IF([.B409]&lt;=9000;0;IF([.B409]&lt;=9750;100;2000)))" office:value-type="float" office:value="100" calcext:value-type="float">
            <text:p>100</text:p>
          </table:table-cell>
          <table:table-cell table:formula="of:=AVERAGE([.C$2:.C409])" office:value-type="float" office:value="-23.2843137254902" calcext:value-type="float">
            <text:p>-23,28431372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ANDBETWEEN(1;10000)" office:value-type="float" office:value="1067" calcext:value-type="float">
            <text:p>1067</text:p>
          </table:table-cell>
          <table:table-cell table:formula="of:=IF([.B410]&lt;=8000;-100;IF([.B410]&lt;=9000;0;IF([.B410]&lt;=9750;100;2000)))" office:value-type="float" office:value="-100" calcext:value-type="float">
            <text:p>-100</text:p>
          </table:table-cell>
          <table:table-cell table:formula="of:=AVERAGE([.C$2:.C410])" office:value-type="float" office:value="-23.4718826405868" calcext:value-type="float">
            <text:p>-23,47188264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ANDBETWEEN(1;10000)" office:value-type="float" office:value="9683" calcext:value-type="float">
            <text:p>9683</text:p>
          </table:table-cell>
          <table:table-cell table:formula="of:=IF([.B411]&lt;=8000;-100;IF([.B411]&lt;=9000;0;IF([.B411]&lt;=9750;100;2000)))" office:value-type="float" office:value="100" calcext:value-type="float">
            <text:p>100</text:p>
          </table:table-cell>
          <table:table-cell table:formula="of:=AVERAGE([.C$2:.C411])" office:value-type="float" office:value="-23.1707317073171" calcext:value-type="float">
            <text:p>-23,17073170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ANDBETWEEN(1;10000)" office:value-type="float" office:value="2991" calcext:value-type="float">
            <text:p>2991</text:p>
          </table:table-cell>
          <table:table-cell table:formula="of:=IF([.B412]&lt;=8000;-100;IF([.B412]&lt;=9000;0;IF([.B412]&lt;=9750;100;2000)))" office:value-type="float" office:value="-100" calcext:value-type="float">
            <text:p>-100</text:p>
          </table:table-cell>
          <table:table-cell table:formula="of:=AVERAGE([.C$2:.C412])" office:value-type="float" office:value="-23.3576642335766" calcext:value-type="float">
            <text:p>-23,35766423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ANDBETWEEN(1;10000)" office:value-type="float" office:value="8014" calcext:value-type="float">
            <text:p>8014</text:p>
          </table:table-cell>
          <table:table-cell table:formula="of:=IF([.B413]&lt;=8000;-100;IF([.B413]&lt;=9000;0;IF([.B413]&lt;=9750;100;2000)))" office:value-type="float" office:value="0" calcext:value-type="float">
            <text:p>0</text:p>
          </table:table-cell>
          <table:table-cell table:formula="of:=AVERAGE([.C$2:.C413])" office:value-type="float" office:value="-23.3009708737864" calcext:value-type="float">
            <text:p>-23,30097087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ANDBETWEEN(1;10000)" office:value-type="float" office:value="83" calcext:value-type="float">
            <text:p>83</text:p>
          </table:table-cell>
          <table:table-cell table:formula="of:=IF([.B414]&lt;=8000;-100;IF([.B414]&lt;=9000;0;IF([.B414]&lt;=9750;100;2000)))" office:value-type="float" office:value="-100" calcext:value-type="float">
            <text:p>-100</text:p>
          </table:table-cell>
          <table:table-cell table:formula="of:=AVERAGE([.C$2:.C414])" office:value-type="float" office:value="-23.4866828087167" calcext:value-type="float">
            <text:p>-23,48668280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ANDBETWEEN(1;10000)" office:value-type="float" office:value="9655" calcext:value-type="float">
            <text:p>9655</text:p>
          </table:table-cell>
          <table:table-cell table:formula="of:=IF([.B415]&lt;=8000;-100;IF([.B415]&lt;=9000;0;IF([.B415]&lt;=9750;100;2000)))" office:value-type="float" office:value="100" calcext:value-type="float">
            <text:p>100</text:p>
          </table:table-cell>
          <table:table-cell table:formula="of:=AVERAGE([.C$2:.C415])" office:value-type="float" office:value="-23.1884057971014" calcext:value-type="float">
            <text:p>-23,18840579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ANDBETWEEN(1;10000)" office:value-type="float" office:value="9092" calcext:value-type="float">
            <text:p>9092</text:p>
          </table:table-cell>
          <table:table-cell table:formula="of:=IF([.B416]&lt;=8000;-100;IF([.B416]&lt;=9000;0;IF([.B416]&lt;=9750;100;2000)))" office:value-type="float" office:value="100" calcext:value-type="float">
            <text:p>100</text:p>
          </table:table-cell>
          <table:table-cell table:formula="of:=AVERAGE([.C$2:.C416])" office:value-type="float" office:value="-22.8915662650602" calcext:value-type="float">
            <text:p>-22,89156626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ANDBETWEEN(1;10000)" office:value-type="float" office:value="3129" calcext:value-type="float">
            <text:p>3129</text:p>
          </table:table-cell>
          <table:table-cell table:formula="of:=IF([.B417]&lt;=8000;-100;IF([.B417]&lt;=9000;0;IF([.B417]&lt;=9750;100;2000)))" office:value-type="float" office:value="-100" calcext:value-type="float">
            <text:p>-100</text:p>
          </table:table-cell>
          <table:table-cell table:formula="of:=AVERAGE([.C$2:.C417])" office:value-type="float" office:value="-23.0769230769231" calcext:value-type="float">
            <text:p>-23,076923076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ANDBETWEEN(1;10000)" office:value-type="float" office:value="8931" calcext:value-type="float">
            <text:p>8931</text:p>
          </table:table-cell>
          <table:table-cell table:formula="of:=IF([.B418]&lt;=8000;-100;IF([.B418]&lt;=9000;0;IF([.B418]&lt;=9750;100;2000)))" office:value-type="float" office:value="0" calcext:value-type="float">
            <text:p>0</text:p>
          </table:table-cell>
          <table:table-cell table:formula="of:=AVERAGE([.C$2:.C418])" office:value-type="float" office:value="-23.0215827338129" calcext:value-type="float">
            <text:p>-23,02158273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ANDBETWEEN(1;10000)" office:value-type="float" office:value="3186" calcext:value-type="float">
            <text:p>3186</text:p>
          </table:table-cell>
          <table:table-cell table:formula="of:=IF([.B419]&lt;=8000;-100;IF([.B419]&lt;=9000;0;IF([.B419]&lt;=9750;100;2000)))" office:value-type="float" office:value="-100" calcext:value-type="float">
            <text:p>-100</text:p>
          </table:table-cell>
          <table:table-cell table:formula="of:=AVERAGE([.C$2:.C419])" office:value-type="float" office:value="-23.2057416267943" calcext:value-type="float">
            <text:p>-23,205741626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ANDBETWEEN(1;10000)" office:value-type="float" office:value="4627" calcext:value-type="float">
            <text:p>4627</text:p>
          </table:table-cell>
          <table:table-cell table:formula="of:=IF([.B420]&lt;=8000;-100;IF([.B420]&lt;=9000;0;IF([.B420]&lt;=9750;100;2000)))" office:value-type="float" office:value="-100" calcext:value-type="float">
            <text:p>-100</text:p>
          </table:table-cell>
          <table:table-cell table:formula="of:=AVERAGE([.C$2:.C420])" office:value-type="float" office:value="-23.3890214797136" calcext:value-type="float">
            <text:p>-23,389021479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NDBETWEEN(1;10000)" office:value-type="float" office:value="5406" calcext:value-type="float">
            <text:p>5406</text:p>
          </table:table-cell>
          <table:table-cell table:formula="of:=IF([.B421]&lt;=8000;-100;IF([.B421]&lt;=9000;0;IF([.B421]&lt;=9750;100;2000)))" office:value-type="float" office:value="-100" calcext:value-type="float">
            <text:p>-100</text:p>
          </table:table-cell>
          <table:table-cell table:formula="of:=AVERAGE([.C$2:.C421])" office:value-type="float" office:value="-23.5714285714286" calcext:value-type="float">
            <text:p>-23,57142857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ANDBETWEEN(1;10000)" office:value-type="float" office:value="3477" calcext:value-type="float">
            <text:p>3477</text:p>
          </table:table-cell>
          <table:table-cell table:formula="of:=IF([.B422]&lt;=8000;-100;IF([.B422]&lt;=9000;0;IF([.B422]&lt;=9750;100;2000)))" office:value-type="float" office:value="-100" calcext:value-type="float">
            <text:p>-100</text:p>
          </table:table-cell>
          <table:table-cell table:formula="of:=AVERAGE([.C$2:.C422])" office:value-type="float" office:value="-23.7529691211401" calcext:value-type="float">
            <text:p>-23,75296912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ANDBETWEEN(1;10000)" office:value-type="float" office:value="2639" calcext:value-type="float">
            <text:p>2639</text:p>
          </table:table-cell>
          <table:table-cell table:formula="of:=IF([.B423]&lt;=8000;-100;IF([.B423]&lt;=9000;0;IF([.B423]&lt;=9750;100;2000)))" office:value-type="float" office:value="-100" calcext:value-type="float">
            <text:p>-100</text:p>
          </table:table-cell>
          <table:table-cell table:formula="of:=AVERAGE([.C$2:.C423])" office:value-type="float" office:value="-23.9336492890995" calcext:value-type="float">
            <text:p>-23,933649289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ANDBETWEEN(1;10000)" office:value-type="float" office:value="3562" calcext:value-type="float">
            <text:p>3562</text:p>
          </table:table-cell>
          <table:table-cell table:formula="of:=IF([.B424]&lt;=8000;-100;IF([.B424]&lt;=9000;0;IF([.B424]&lt;=9750;100;2000)))" office:value-type="float" office:value="-100" calcext:value-type="float">
            <text:p>-100</text:p>
          </table:table-cell>
          <table:table-cell table:formula="of:=AVERAGE([.C$2:.C424])" office:value-type="float" office:value="-24.113475177305" calcext:value-type="float">
            <text:p>-24,113475177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ANDBETWEEN(1;10000)" office:value-type="float" office:value="6480" calcext:value-type="float">
            <text:p>6480</text:p>
          </table:table-cell>
          <table:table-cell table:formula="of:=IF([.B425]&lt;=8000;-100;IF([.B425]&lt;=9000;0;IF([.B425]&lt;=9750;100;2000)))" office:value-type="float" office:value="-100" calcext:value-type="float">
            <text:p>-100</text:p>
          </table:table-cell>
          <table:table-cell table:formula="of:=AVERAGE([.C$2:.C425])" office:value-type="float" office:value="-24.2924528301887" calcext:value-type="float">
            <text:p>-24,292452830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ANDBETWEEN(1;10000)" office:value-type="float" office:value="1451" calcext:value-type="float">
            <text:p>1451</text:p>
          </table:table-cell>
          <table:table-cell table:formula="of:=IF([.B426]&lt;=8000;-100;IF([.B426]&lt;=9000;0;IF([.B426]&lt;=9750;100;2000)))" office:value-type="float" office:value="-100" calcext:value-type="float">
            <text:p>-100</text:p>
          </table:table-cell>
          <table:table-cell table:formula="of:=AVERAGE([.C$2:.C426])" office:value-type="float" office:value="-24.4705882352941" calcext:value-type="float">
            <text:p>-24,470588235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ANDBETWEEN(1;10000)" office:value-type="float" office:value="5433" calcext:value-type="float">
            <text:p>5433</text:p>
          </table:table-cell>
          <table:table-cell table:formula="of:=IF([.B427]&lt;=8000;-100;IF([.B427]&lt;=9000;0;IF([.B427]&lt;=9750;100;2000)))" office:value-type="float" office:value="-100" calcext:value-type="float">
            <text:p>-100</text:p>
          </table:table-cell>
          <table:table-cell table:formula="of:=AVERAGE([.C$2:.C427])" office:value-type="float" office:value="-24.6478873239437" calcext:value-type="float">
            <text:p>-24,64788732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ANDBETWEEN(1;10000)" office:value-type="float" office:value="2401" calcext:value-type="float">
            <text:p>2401</text:p>
          </table:table-cell>
          <table:table-cell table:formula="of:=IF([.B428]&lt;=8000;-100;IF([.B428]&lt;=9000;0;IF([.B428]&lt;=9750;100;2000)))" office:value-type="float" office:value="-100" calcext:value-type="float">
            <text:p>-100</text:p>
          </table:table-cell>
          <table:table-cell table:formula="of:=AVERAGE([.C$2:.C428])" office:value-type="float" office:value="-24.824355971897" calcext:value-type="float">
            <text:p>-24,82435597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ANDBETWEEN(1;10000)" office:value-type="float" office:value="8888" calcext:value-type="float">
            <text:p>8888</text:p>
          </table:table-cell>
          <table:table-cell table:formula="of:=IF([.B429]&lt;=8000;-100;IF([.B429]&lt;=9000;0;IF([.B429]&lt;=9750;100;2000)))" office:value-type="float" office:value="0" calcext:value-type="float">
            <text:p>0</text:p>
          </table:table-cell>
          <table:table-cell table:formula="of:=AVERAGE([.C$2:.C429])" office:value-type="float" office:value="-24.7663551401869" calcext:value-type="float">
            <text:p>-24,76635514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ANDBETWEEN(1;10000)" office:value-type="float" office:value="7845" calcext:value-type="float">
            <text:p>7845</text:p>
          </table:table-cell>
          <table:table-cell table:formula="of:=IF([.B430]&lt;=8000;-100;IF([.B430]&lt;=9000;0;IF([.B430]&lt;=9750;100;2000)))" office:value-type="float" office:value="-100" calcext:value-type="float">
            <text:p>-100</text:p>
          </table:table-cell>
          <table:table-cell table:formula="of:=AVERAGE([.C$2:.C430])" office:value-type="float" office:value="-24.9417249417249" calcext:value-type="float">
            <text:p>-24,94172494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ANDBETWEEN(1;10000)" office:value-type="float" office:value="9451" calcext:value-type="float">
            <text:p>9451</text:p>
          </table:table-cell>
          <table:table-cell table:formula="of:=IF([.B431]&lt;=8000;-100;IF([.B431]&lt;=9000;0;IF([.B431]&lt;=9750;100;2000)))" office:value-type="float" office:value="100" calcext:value-type="float">
            <text:p>100</text:p>
          </table:table-cell>
          <table:table-cell table:formula="of:=AVERAGE([.C$2:.C431])" office:value-type="float" office:value="-24.6511627906977" calcext:value-type="float">
            <text:p>-24,65116279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ANDBETWEEN(1;10000)" office:value-type="float" office:value="4959" calcext:value-type="float">
            <text:p>4959</text:p>
          </table:table-cell>
          <table:table-cell table:formula="of:=IF([.B432]&lt;=8000;-100;IF([.B432]&lt;=9000;0;IF([.B432]&lt;=9750;100;2000)))" office:value-type="float" office:value="-100" calcext:value-type="float">
            <text:p>-100</text:p>
          </table:table-cell>
          <table:table-cell table:formula="of:=AVERAGE([.C$2:.C432])" office:value-type="float" office:value="-24.8259860788863" calcext:value-type="float">
            <text:p>-24,825986078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ANDBETWEEN(1;10000)" office:value-type="float" office:value="4429" calcext:value-type="float">
            <text:p>4429</text:p>
          </table:table-cell>
          <table:table-cell table:formula="of:=IF([.B433]&lt;=8000;-100;IF([.B433]&lt;=9000;0;IF([.B433]&lt;=9750;100;2000)))" office:value-type="float" office:value="-100" calcext:value-type="float">
            <text:p>-100</text:p>
          </table:table-cell>
          <table:table-cell table:formula="of:=AVERAGE([.C$2:.C433]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ANDBETWEEN(1;10000)" office:value-type="float" office:value="5968" calcext:value-type="float">
            <text:p>5968</text:p>
          </table:table-cell>
          <table:table-cell table:formula="of:=IF([.B434]&lt;=8000;-100;IF([.B434]&lt;=9000;0;IF([.B434]&lt;=9750;100;2000)))" office:value-type="float" office:value="-100" calcext:value-type="float">
            <text:p>-100</text:p>
          </table:table-cell>
          <table:table-cell table:formula="of:=AVERAGE([.C$2:.C434])" office:value-type="float" office:value="-25.1732101616628" calcext:value-type="float">
            <text:p>-25,17321016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ANDBETWEEN(1;10000)" office:value-type="float" office:value="9360" calcext:value-type="float">
            <text:p>9360</text:p>
          </table:table-cell>
          <table:table-cell table:formula="of:=IF([.B435]&lt;=8000;-100;IF([.B435]&lt;=9000;0;IF([.B435]&lt;=9750;100;2000)))" office:value-type="float" office:value="100" calcext:value-type="float">
            <text:p>100</text:p>
          </table:table-cell>
          <table:table-cell table:formula="of:=AVERAGE([.C$2:.C435])" office:value-type="float" office:value="-24.8847926267281" calcext:value-type="float">
            <text:p>-24,884792626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ANDBETWEEN(1;10000)" office:value-type="float" office:value="1789" calcext:value-type="float">
            <text:p>1789</text:p>
          </table:table-cell>
          <table:table-cell table:formula="of:=IF([.B436]&lt;=8000;-100;IF([.B436]&lt;=9000;0;IF([.B436]&lt;=9750;100;2000)))" office:value-type="float" office:value="-100" calcext:value-type="float">
            <text:p>-100</text:p>
          </table:table-cell>
          <table:table-cell table:formula="of:=AVERAGE([.C$2:.C436])" office:value-type="float" office:value="-25.0574712643678" calcext:value-type="float">
            <text:p>-25,057471264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ANDBETWEEN(1;10000)" office:value-type="float" office:value="81" calcext:value-type="float">
            <text:p>81</text:p>
          </table:table-cell>
          <table:table-cell table:formula="of:=IF([.B437]&lt;=8000;-100;IF([.B437]&lt;=9000;0;IF([.B437]&lt;=9750;100;2000)))" office:value-type="float" office:value="-100" calcext:value-type="float">
            <text:p>-100</text:p>
          </table:table-cell>
          <table:table-cell table:formula="of:=AVERAGE([.C$2:.C437])" office:value-type="float" office:value="-25.2293577981651" calcext:value-type="float">
            <text:p>-25,22935779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ANDBETWEEN(1;10000)" office:value-type="float" office:value="1744" calcext:value-type="float">
            <text:p>1744</text:p>
          </table:table-cell>
          <table:table-cell table:formula="of:=IF([.B438]&lt;=8000;-100;IF([.B438]&lt;=9000;0;IF([.B438]&lt;=9750;100;2000)))" office:value-type="float" office:value="-100" calcext:value-type="float">
            <text:p>-100</text:p>
          </table:table-cell>
          <table:table-cell table:formula="of:=AVERAGE([.C$2:.C438])" office:value-type="float" office:value="-25.4004576659039" calcext:value-type="float">
            <text:p>-25,40045766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ANDBETWEEN(1;10000)" office:value-type="float" office:value="9616" calcext:value-type="float">
            <text:p>9616</text:p>
          </table:table-cell>
          <table:table-cell table:formula="of:=IF([.B439]&lt;=8000;-100;IF([.B439]&lt;=9000;0;IF([.B439]&lt;=9750;100;2000)))" office:value-type="float" office:value="100" calcext:value-type="float">
            <text:p>100</text:p>
          </table:table-cell>
          <table:table-cell table:formula="of:=AVERAGE([.C$2:.C439])" office:value-type="float" office:value="-25.1141552511416" calcext:value-type="float">
            <text:p>-25,11415525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ANDBETWEEN(1;10000)" office:value-type="float" office:value="8478" calcext:value-type="float">
            <text:p>8478</text:p>
          </table:table-cell>
          <table:table-cell table:formula="of:=IF([.B440]&lt;=8000;-100;IF([.B440]&lt;=9000;0;IF([.B440]&lt;=9750;100;2000)))" office:value-type="float" office:value="0" calcext:value-type="float">
            <text:p>0</text:p>
          </table:table-cell>
          <table:table-cell table:formula="of:=AVERAGE([.C$2:.C440])" office:value-type="float" office:value="-25.0569476082005" calcext:value-type="float">
            <text:p>-25,05694760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ANDBETWEEN(1;10000)" office:value-type="float" office:value="400" calcext:value-type="float">
            <text:p>400</text:p>
          </table:table-cell>
          <table:table-cell table:formula="of:=IF([.B441]&lt;=8000;-100;IF([.B441]&lt;=9000;0;IF([.B441]&lt;=9750;100;2000)))" office:value-type="float" office:value="-100" calcext:value-type="float">
            <text:p>-100</text:p>
          </table:table-cell>
          <table:table-cell table:formula="of:=AVERAGE([.C$2:.C441])" office:value-type="float" office:value="-25.2272727272727" calcext:value-type="float">
            <text:p>-25,22727272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ANDBETWEEN(1;10000)" office:value-type="float" office:value="6338" calcext:value-type="float">
            <text:p>6338</text:p>
          </table:table-cell>
          <table:table-cell table:formula="of:=IF([.B442]&lt;=8000;-100;IF([.B442]&lt;=9000;0;IF([.B442]&lt;=9750;100;2000)))" office:value-type="float" office:value="-100" calcext:value-type="float">
            <text:p>-100</text:p>
          </table:table-cell>
          <table:table-cell table:formula="of:=AVERAGE([.C$2:.C442])" office:value-type="float" office:value="-25.3968253968254" calcext:value-type="float">
            <text:p>-25,39682539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ANDBETWEEN(1;10000)" office:value-type="float" office:value="4411" calcext:value-type="float">
            <text:p>4411</text:p>
          </table:table-cell>
          <table:table-cell table:formula="of:=IF([.B443]&lt;=8000;-100;IF([.B443]&lt;=9000;0;IF([.B443]&lt;=9750;100;2000)))" office:value-type="float" office:value="-100" calcext:value-type="float">
            <text:p>-100</text:p>
          </table:table-cell>
          <table:table-cell table:formula="of:=AVERAGE([.C$2:.C443])" office:value-type="float" office:value="-25.5656108597285" calcext:value-type="float">
            <text:p>-25,565610859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ANDBETWEEN(1;10000)" office:value-type="float" office:value="6908" calcext:value-type="float">
            <text:p>6908</text:p>
          </table:table-cell>
          <table:table-cell table:formula="of:=IF([.B444]&lt;=8000;-100;IF([.B444]&lt;=9000;0;IF([.B444]&lt;=9750;100;2000)))" office:value-type="float" office:value="-100" calcext:value-type="float">
            <text:p>-100</text:p>
          </table:table-cell>
          <table:table-cell table:formula="of:=AVERAGE([.C$2:.C444])" office:value-type="float" office:value="-25.7336343115124" calcext:value-type="float">
            <text:p>-25,73363431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ANDBETWEEN(1;10000)" office:value-type="float" office:value="4110" calcext:value-type="float">
            <text:p>4110</text:p>
          </table:table-cell>
          <table:table-cell table:formula="of:=IF([.B445]&lt;=8000;-100;IF([.B445]&lt;=9000;0;IF([.B445]&lt;=9750;100;2000)))" office:value-type="float" office:value="-100" calcext:value-type="float">
            <text:p>-100</text:p>
          </table:table-cell>
          <table:table-cell table:formula="of:=AVERAGE([.C$2:.C445])" office:value-type="float" office:value="-25.9009009009009" calcext:value-type="float">
            <text:p>-25,900900900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ANDBETWEEN(1;10000)" office:value-type="float" office:value="9685" calcext:value-type="float">
            <text:p>9685</text:p>
          </table:table-cell>
          <table:table-cell table:formula="of:=IF([.B446]&lt;=8000;-100;IF([.B446]&lt;=9000;0;IF([.B446]&lt;=9750;100;2000)))" office:value-type="float" office:value="100" calcext:value-type="float">
            <text:p>100</text:p>
          </table:table-cell>
          <table:table-cell table:formula="of:=AVERAGE([.C$2:.C446])" office:value-type="float" office:value="-25.6179775280899" calcext:value-type="float">
            <text:p>-25,617977528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ANDBETWEEN(1;10000)" office:value-type="float" office:value="4972" calcext:value-type="float">
            <text:p>4972</text:p>
          </table:table-cell>
          <table:table-cell table:formula="of:=IF([.B447]&lt;=8000;-100;IF([.B447]&lt;=9000;0;IF([.B447]&lt;=9750;100;2000)))" office:value-type="float" office:value="-100" calcext:value-type="float">
            <text:p>-100</text:p>
          </table:table-cell>
          <table:table-cell table:formula="of:=AVERAGE([.C$2:.C447])" office:value-type="float" office:value="-25.7847533632287" calcext:value-type="float">
            <text:p>-25,78475336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ANDBETWEEN(1;10000)" office:value-type="float" office:value="6703" calcext:value-type="float">
            <text:p>6703</text:p>
          </table:table-cell>
          <table:table-cell table:formula="of:=IF([.B448]&lt;=8000;-100;IF([.B448]&lt;=9000;0;IF([.B448]&lt;=9750;100;2000)))" office:value-type="float" office:value="-100" calcext:value-type="float">
            <text:p>-100</text:p>
          </table:table-cell>
          <table:table-cell table:formula="of:=AVERAGE([.C$2:.C448])" office:value-type="float" office:value="-25.9507829977629" calcext:value-type="float">
            <text:p>-25,95078299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ANDBETWEEN(1;10000)" office:value-type="float" office:value="7881" calcext:value-type="float">
            <text:p>7881</text:p>
          </table:table-cell>
          <table:table-cell table:formula="of:=IF([.B449]&lt;=8000;-100;IF([.B449]&lt;=9000;0;IF([.B449]&lt;=9750;100;2000)))" office:value-type="float" office:value="-100" calcext:value-type="float">
            <text:p>-100</text:p>
          </table:table-cell>
          <table:table-cell table:formula="of:=AVERAGE([.C$2:.C449])" office:value-type="float" office:value="-26.1160714285714" calcext:value-type="float">
            <text:p>-26,116071428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ANDBETWEEN(1;10000)" office:value-type="float" office:value="4361" calcext:value-type="float">
            <text:p>4361</text:p>
          </table:table-cell>
          <table:table-cell table:formula="of:=IF([.B450]&lt;=8000;-100;IF([.B450]&lt;=9000;0;IF([.B450]&lt;=9750;100;2000)))" office:value-type="float" office:value="-100" calcext:value-type="float">
            <text:p>-100</text:p>
          </table:table-cell>
          <table:table-cell table:formula="of:=AVERAGE([.C$2:.C450])" office:value-type="float" office:value="-26.2806236080178" calcext:value-type="float">
            <text:p>-26,2806236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1;10000)" office:value-type="float" office:value="1762" calcext:value-type="float">
            <text:p>1762</text:p>
          </table:table-cell>
          <table:table-cell table:formula="of:=IF([.B451]&lt;=8000;-100;IF([.B451]&lt;=9000;0;IF([.B451]&lt;=9750;100;2000)))" office:value-type="float" office:value="-100" calcext:value-type="float">
            <text:p>-100</text:p>
          </table:table-cell>
          <table:table-cell table:formula="of:=AVERAGE([.C$2:.C451])" office:value-type="float" office:value="-26.4444444444444" calcext:value-type="float">
            <text:p>-26,44444444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ANDBETWEEN(1;10000)" office:value-type="float" office:value="5665" calcext:value-type="float">
            <text:p>5665</text:p>
          </table:table-cell>
          <table:table-cell table:formula="of:=IF([.B452]&lt;=8000;-100;IF([.B452]&lt;=9000;0;IF([.B452]&lt;=9750;100;2000)))" office:value-type="float" office:value="-100" calcext:value-type="float">
            <text:p>-100</text:p>
          </table:table-cell>
          <table:table-cell table:formula="of:=AVERAGE([.C$2:.C452])" office:value-type="float" office:value="-26.6075388026608" calcext:value-type="float">
            <text:p>-26,60753880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ANDBETWEEN(1;10000)" office:value-type="float" office:value="3425" calcext:value-type="float">
            <text:p>3425</text:p>
          </table:table-cell>
          <table:table-cell table:formula="of:=IF([.B453]&lt;=8000;-100;IF([.B453]&lt;=9000;0;IF([.B453]&lt;=9750;100;2000)))" office:value-type="float" office:value="-100" calcext:value-type="float">
            <text:p>-100</text:p>
          </table:table-cell>
          <table:table-cell table:formula="of:=AVERAGE([.C$2:.C453])" office:value-type="float" office:value="-26.7699115044248" calcext:value-type="float">
            <text:p>-26,76991150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ANDBETWEEN(1;10000)" office:value-type="float" office:value="5505" calcext:value-type="float">
            <text:p>5505</text:p>
          </table:table-cell>
          <table:table-cell table:formula="of:=IF([.B454]&lt;=8000;-100;IF([.B454]&lt;=9000;0;IF([.B454]&lt;=9750;100;2000)))" office:value-type="float" office:value="-100" calcext:value-type="float">
            <text:p>-100</text:p>
          </table:table-cell>
          <table:table-cell table:formula="of:=AVERAGE([.C$2:.C454])" office:value-type="float" office:value="-26.9315673289183" calcext:value-type="float">
            <text:p>-26,93156732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ANDBETWEEN(1;10000)" office:value-type="float" office:value="600" calcext:value-type="float">
            <text:p>600</text:p>
          </table:table-cell>
          <table:table-cell table:formula="of:=IF([.B455]&lt;=8000;-100;IF([.B455]&lt;=9000;0;IF([.B455]&lt;=9750;100;2000)))" office:value-type="float" office:value="-100" calcext:value-type="float">
            <text:p>-100</text:p>
          </table:table-cell>
          <table:table-cell table:formula="of:=AVERAGE([.C$2:.C455])" office:value-type="float" office:value="-27.0925110132159" calcext:value-type="float">
            <text:p>-27,09251101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ANDBETWEEN(1;10000)" office:value-type="float" office:value="5608" calcext:value-type="float">
            <text:p>5608</text:p>
          </table:table-cell>
          <table:table-cell table:formula="of:=IF([.B456]&lt;=8000;-100;IF([.B456]&lt;=9000;0;IF([.B456]&lt;=9750;100;2000)))" office:value-type="float" office:value="-100" calcext:value-type="float">
            <text:p>-100</text:p>
          </table:table-cell>
          <table:table-cell table:formula="of:=AVERAGE([.C$2:.C456])" office:value-type="float" office:value="-27.2527472527473" calcext:value-type="float">
            <text:p>-27,25274725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ANDBETWEEN(1;10000)" office:value-type="float" office:value="1913" calcext:value-type="float">
            <text:p>1913</text:p>
          </table:table-cell>
          <table:table-cell table:formula="of:=IF([.B457]&lt;=8000;-100;IF([.B457]&lt;=9000;0;IF([.B457]&lt;=9750;100;2000)))" office:value-type="float" office:value="-100" calcext:value-type="float">
            <text:p>-100</text:p>
          </table:table-cell>
          <table:table-cell table:formula="of:=AVERAGE([.C$2:.C457])" office:value-type="float" office:value="-27.4122807017544" calcext:value-type="float">
            <text:p>-27,4122807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ANDBETWEEN(1;10000)" office:value-type="float" office:value="3268" calcext:value-type="float">
            <text:p>3268</text:p>
          </table:table-cell>
          <table:table-cell table:formula="of:=IF([.B458]&lt;=8000;-100;IF([.B458]&lt;=9000;0;IF([.B458]&lt;=9750;100;2000)))" office:value-type="float" office:value="-100" calcext:value-type="float">
            <text:p>-100</text:p>
          </table:table-cell>
          <table:table-cell table:formula="of:=AVERAGE([.C$2:.C458])" office:value-type="float" office:value="-27.5711159737418" calcext:value-type="float">
            <text:p>-27,571115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ANDBETWEEN(1;10000)" office:value-type="float" office:value="2248" calcext:value-type="float">
            <text:p>2248</text:p>
          </table:table-cell>
          <table:table-cell table:formula="of:=IF([.B459]&lt;=8000;-100;IF([.B459]&lt;=9000;0;IF([.B459]&lt;=9750;100;2000)))" office:value-type="float" office:value="-100" calcext:value-type="float">
            <text:p>-100</text:p>
          </table:table-cell>
          <table:table-cell table:formula="of:=AVERAGE([.C$2:.C459])" office:value-type="float" office:value="-27.7292576419214" calcext:value-type="float">
            <text:p>-27,72925764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ANDBETWEEN(1;10000)" office:value-type="float" office:value="3170" calcext:value-type="float">
            <text:p>3170</text:p>
          </table:table-cell>
          <table:table-cell table:formula="of:=IF([.B460]&lt;=8000;-100;IF([.B460]&lt;=9000;0;IF([.B460]&lt;=9750;100;2000)))" office:value-type="float" office:value="-100" calcext:value-type="float">
            <text:p>-100</text:p>
          </table:table-cell>
          <table:table-cell table:formula="of:=AVERAGE([.C$2:.C460])" office:value-type="float" office:value="-27.8867102396514" calcext:value-type="float">
            <text:p>-27,88671023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ANDBETWEEN(1;10000)" office:value-type="float" office:value="5649" calcext:value-type="float">
            <text:p>5649</text:p>
          </table:table-cell>
          <table:table-cell table:formula="of:=IF([.B461]&lt;=8000;-100;IF([.B461]&lt;=9000;0;IF([.B461]&lt;=9750;100;2000)))" office:value-type="float" office:value="-100" calcext:value-type="float">
            <text:p>-100</text:p>
          </table:table-cell>
          <table:table-cell table:formula="of:=AVERAGE([.C$2:.C461])" office:value-type="float" office:value="-28.0434782608696" calcext:value-type="float">
            <text:p>-28,043478260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ANDBETWEEN(1;10000)" office:value-type="float" office:value="7690" calcext:value-type="float">
            <text:p>7690</text:p>
          </table:table-cell>
          <table:table-cell table:formula="of:=IF([.B462]&lt;=8000;-100;IF([.B462]&lt;=9000;0;IF([.B462]&lt;=9750;100;2000)))" office:value-type="float" office:value="-100" calcext:value-type="float">
            <text:p>-100</text:p>
          </table:table-cell>
          <table:table-cell table:formula="of:=AVERAGE([.C$2:.C462])" office:value-type="float" office:value="-28.1995661605206" calcext:value-type="float">
            <text:p>-28,19956616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ANDBETWEEN(1;10000)" office:value-type="float" office:value="5209" calcext:value-type="float">
            <text:p>5209</text:p>
          </table:table-cell>
          <table:table-cell table:formula="of:=IF([.B463]&lt;=8000;-100;IF([.B463]&lt;=9000;0;IF([.B463]&lt;=9750;100;2000)))" office:value-type="float" office:value="-100" calcext:value-type="float">
            <text:p>-100</text:p>
          </table:table-cell>
          <table:table-cell table:formula="of:=AVERAGE([.C$2:.C463])" office:value-type="float" office:value="-28.3549783549784" calcext:value-type="float">
            <text:p>-28,35497835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ANDBETWEEN(1;10000)" office:value-type="float" office:value="8977" calcext:value-type="float">
            <text:p>8977</text:p>
          </table:table-cell>
          <table:table-cell table:formula="of:=IF([.B464]&lt;=8000;-100;IF([.B464]&lt;=9000;0;IF([.B464]&lt;=9750;100;2000)))" office:value-type="float" office:value="0" calcext:value-type="float">
            <text:p>0</text:p>
          </table:table-cell>
          <table:table-cell table:formula="of:=AVERAGE([.C$2:.C464])" office:value-type="float" office:value="-28.2937365010799" calcext:value-type="float">
            <text:p>-28,29373650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ANDBETWEEN(1;10000)" office:value-type="float" office:value="2664" calcext:value-type="float">
            <text:p>2664</text:p>
          </table:table-cell>
          <table:table-cell table:formula="of:=IF([.B465]&lt;=8000;-100;IF([.B465]&lt;=9000;0;IF([.B465]&lt;=9750;100;2000)))" office:value-type="float" office:value="-100" calcext:value-type="float">
            <text:p>-100</text:p>
          </table:table-cell>
          <table:table-cell table:formula="of:=AVERAGE([.C$2:.C465])" office:value-type="float" office:value="-28.448275862069" calcext:value-type="float">
            <text:p>-28,44827586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ANDBETWEEN(1;10000)" office:value-type="float" office:value="3829" calcext:value-type="float">
            <text:p>3829</text:p>
          </table:table-cell>
          <table:table-cell table:formula="of:=IF([.B466]&lt;=8000;-100;IF([.B466]&lt;=9000;0;IF([.B466]&lt;=9750;100;2000)))" office:value-type="float" office:value="-100" calcext:value-type="float">
            <text:p>-100</text:p>
          </table:table-cell>
          <table:table-cell table:formula="of:=AVERAGE([.C$2:.C466])" office:value-type="float" office:value="-28.6021505376344" calcext:value-type="float">
            <text:p>-28,60215053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ANDBETWEEN(1;10000)" office:value-type="float" office:value="6970" calcext:value-type="float">
            <text:p>6970</text:p>
          </table:table-cell>
          <table:table-cell table:formula="of:=IF([.B467]&lt;=8000;-100;IF([.B467]&lt;=9000;0;IF([.B467]&lt;=9750;100;2000)))" office:value-type="float" office:value="-100" calcext:value-type="float">
            <text:p>-100</text:p>
          </table:table-cell>
          <table:table-cell table:formula="of:=AVERAGE([.C$2:.C467])" office:value-type="float" office:value="-28.755364806867" calcext:value-type="float">
            <text:p>-28,75536480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ANDBETWEEN(1;10000)" office:value-type="float" office:value="8508" calcext:value-type="float">
            <text:p>8508</text:p>
          </table:table-cell>
          <table:table-cell table:formula="of:=IF([.B468]&lt;=8000;-100;IF([.B468]&lt;=9000;0;IF([.B468]&lt;=9750;100;2000)))" office:value-type="float" office:value="0" calcext:value-type="float">
            <text:p>0</text:p>
          </table:table-cell>
          <table:table-cell table:formula="of:=AVERAGE([.C$2:.C468])" office:value-type="float" office:value="-28.6937901498929" calcext:value-type="float">
            <text:p>-28,693790149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ANDBETWEEN(1;10000)" office:value-type="float" office:value="7707" calcext:value-type="float">
            <text:p>7707</text:p>
          </table:table-cell>
          <table:table-cell table:formula="of:=IF([.B469]&lt;=8000;-100;IF([.B469]&lt;=9000;0;IF([.B469]&lt;=9750;100;2000)))" office:value-type="float" office:value="-100" calcext:value-type="float">
            <text:p>-100</text:p>
          </table:table-cell>
          <table:table-cell table:formula="of:=AVERAGE([.C$2:.C469])" office:value-type="float" office:value="-28.8461538461538" calcext:value-type="float">
            <text:p>-28,84615384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ANDBETWEEN(1;10000)" office:value-type="float" office:value="851" calcext:value-type="float">
            <text:p>851</text:p>
          </table:table-cell>
          <table:table-cell table:formula="of:=IF([.B470]&lt;=8000;-100;IF([.B470]&lt;=9000;0;IF([.B470]&lt;=9750;100;2000)))" office:value-type="float" office:value="-100" calcext:value-type="float">
            <text:p>-100</text:p>
          </table:table-cell>
          <table:table-cell table:formula="of:=AVERAGE([.C$2:.C470])" office:value-type="float" office:value="-28.997867803838" calcext:value-type="float">
            <text:p>-28,99786780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ANDBETWEEN(1;10000)" office:value-type="float" office:value="5891" calcext:value-type="float">
            <text:p>5891</text:p>
          </table:table-cell>
          <table:table-cell table:formula="of:=IF([.B471]&lt;=8000;-100;IF([.B471]&lt;=9000;0;IF([.B471]&lt;=9750;100;2000)))" office:value-type="float" office:value="-100" calcext:value-type="float">
            <text:p>-100</text:p>
          </table:table-cell>
          <table:table-cell table:formula="of:=AVERAGE([.C$2:.C471])" office:value-type="float" office:value="-29.1489361702128" calcext:value-type="float">
            <text:p>-29,14893617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ANDBETWEEN(1;10000)" office:value-type="float" office:value="1063" calcext:value-type="float">
            <text:p>1063</text:p>
          </table:table-cell>
          <table:table-cell table:formula="of:=IF([.B472]&lt;=8000;-100;IF([.B472]&lt;=9000;0;IF([.B472]&lt;=9750;100;2000)))" office:value-type="float" office:value="-100" calcext:value-type="float">
            <text:p>-100</text:p>
          </table:table-cell>
          <table:table-cell table:formula="of:=AVERAGE([.C$2:.C472])" office:value-type="float" office:value="-29.2993630573248" calcext:value-type="float">
            <text:p>-29,29936305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ANDBETWEEN(1;10000)" office:value-type="float" office:value="3357" calcext:value-type="float">
            <text:p>3357</text:p>
          </table:table-cell>
          <table:table-cell table:formula="of:=IF([.B473]&lt;=8000;-100;IF([.B473]&lt;=9000;0;IF([.B473]&lt;=9750;100;2000)))" office:value-type="float" office:value="-100" calcext:value-type="float">
            <text:p>-100</text:p>
          </table:table-cell>
          <table:table-cell table:formula="of:=AVERAGE([.C$2:.C473])" office:value-type="float" office:value="-29.4491525423729" calcext:value-type="float">
            <text:p>-29,44915254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ANDBETWEEN(1;10000)" office:value-type="float" office:value="6377" calcext:value-type="float">
            <text:p>6377</text:p>
          </table:table-cell>
          <table:table-cell table:formula="of:=IF([.B474]&lt;=8000;-100;IF([.B474]&lt;=9000;0;IF([.B474]&lt;=9750;100;2000)))" office:value-type="float" office:value="-100" calcext:value-type="float">
            <text:p>-100</text:p>
          </table:table-cell>
          <table:table-cell table:formula="of:=AVERAGE([.C$2:.C474])" office:value-type="float" office:value="-29.5983086680761" calcext:value-type="float">
            <text:p>-29,59830866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ANDBETWEEN(1;10000)" office:value-type="float" office:value="8584" calcext:value-type="float">
            <text:p>8584</text:p>
          </table:table-cell>
          <table:table-cell table:formula="of:=IF([.B475]&lt;=8000;-100;IF([.B475]&lt;=9000;0;IF([.B475]&lt;=9750;100;2000)))" office:value-type="float" office:value="0" calcext:value-type="float">
            <text:p>0</text:p>
          </table:table-cell>
          <table:table-cell table:formula="of:=AVERAGE([.C$2:.C475])" office:value-type="float" office:value="-29.535864978903" calcext:value-type="float">
            <text:p>-29,53586497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ANDBETWEEN(1;10000)" office:value-type="float" office:value="3447" calcext:value-type="float">
            <text:p>3447</text:p>
          </table:table-cell>
          <table:table-cell table:formula="of:=IF([.B476]&lt;=8000;-100;IF([.B476]&lt;=9000;0;IF([.B476]&lt;=9750;100;2000)))" office:value-type="float" office:value="-100" calcext:value-type="float">
            <text:p>-100</text:p>
          </table:table-cell>
          <table:table-cell table:formula="of:=AVERAGE([.C$2:.C476])" office:value-type="float" office:value="-29.6842105263158" calcext:value-type="float">
            <text:p>-29,68421052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ANDBETWEEN(1;10000)" office:value-type="float" office:value="8787" calcext:value-type="float">
            <text:p>8787</text:p>
          </table:table-cell>
          <table:table-cell table:formula="of:=IF([.B477]&lt;=8000;-100;IF([.B477]&lt;=9000;0;IF([.B477]&lt;=9750;100;2000)))" office:value-type="float" office:value="0" calcext:value-type="float">
            <text:p>0</text:p>
          </table:table-cell>
          <table:table-cell table:formula="of:=AVERAGE([.C$2:.C477])" office:value-type="float" office:value="-29.6218487394958" calcext:value-type="float">
            <text:p>-29,621848739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ANDBETWEEN(1;10000)" office:value-type="float" office:value="3027" calcext:value-type="float">
            <text:p>3027</text:p>
          </table:table-cell>
          <table:table-cell table:formula="of:=IF([.B478]&lt;=8000;-100;IF([.B478]&lt;=9000;0;IF([.B478]&lt;=9750;100;2000)))" office:value-type="float" office:value="-100" calcext:value-type="float">
            <text:p>-100</text:p>
          </table:table-cell>
          <table:table-cell table:formula="of:=AVERAGE([.C$2:.C478])" office:value-type="float" office:value="-29.769392033543" calcext:value-type="float">
            <text:p>-29,76939203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ANDBETWEEN(1;10000)" office:value-type="float" office:value="5045" calcext:value-type="float">
            <text:p>5045</text:p>
          </table:table-cell>
          <table:table-cell table:formula="of:=IF([.B479]&lt;=8000;-100;IF([.B479]&lt;=9000;0;IF([.B479]&lt;=9750;100;2000)))" office:value-type="float" office:value="-100" calcext:value-type="float">
            <text:p>-100</text:p>
          </table:table-cell>
          <table:table-cell table:formula="of:=AVERAGE([.C$2:.C479])" office:value-type="float" office:value="-29.9163179916318" calcext:value-type="float">
            <text:p>-29,91631799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ANDBETWEEN(1;10000)" office:value-type="float" office:value="8324" calcext:value-type="float">
            <text:p>8324</text:p>
          </table:table-cell>
          <table:table-cell table:formula="of:=IF([.B480]&lt;=8000;-100;IF([.B480]&lt;=9000;0;IF([.B480]&lt;=9750;100;2000)))" office:value-type="float" office:value="0" calcext:value-type="float">
            <text:p>0</text:p>
          </table:table-cell>
          <table:table-cell table:formula="of:=AVERAGE([.C$2:.C480])" office:value-type="float" office:value="-29.8538622129436" calcext:value-type="float">
            <text:p>-29,85386221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NDBETWEEN(1;10000)" office:value-type="float" office:value="9499" calcext:value-type="float">
            <text:p>9499</text:p>
          </table:table-cell>
          <table:table-cell table:formula="of:=IF([.B481]&lt;=8000;-100;IF([.B481]&lt;=9000;0;IF([.B481]&lt;=9750;100;2000)))" office:value-type="float" office:value="100" calcext:value-type="float">
            <text:p>100</text:p>
          </table:table-cell>
          <table:table-cell table:formula="of:=AVERAGE([.C$2:.C481])" office:value-type="float" office:value="-29.5833333333333" calcext:value-type="float">
            <text:p>-29,58333333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10000)" office:value-type="float" office:value="690" calcext:value-type="float">
            <text:p>690</text:p>
          </table:table-cell>
          <table:table-cell table:formula="of:=IF([.B482]&lt;=8000;-100;IF([.B482]&lt;=9000;0;IF([.B482]&lt;=9750;100;2000)))" office:value-type="float" office:value="-100" calcext:value-type="float">
            <text:p>-100</text:p>
          </table:table-cell>
          <table:table-cell table:formula="of:=AVERAGE([.C$2:.C482])" office:value-type="float" office:value="-29.7297297297297" calcext:value-type="float">
            <text:p>-29,729729729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ANDBETWEEN(1;10000)" office:value-type="float" office:value="9070" calcext:value-type="float">
            <text:p>9070</text:p>
          </table:table-cell>
          <table:table-cell table:formula="of:=IF([.B483]&lt;=8000;-100;IF([.B483]&lt;=9000;0;IF([.B483]&lt;=9750;100;2000)))" office:value-type="float" office:value="100" calcext:value-type="float">
            <text:p>100</text:p>
          </table:table-cell>
          <table:table-cell table:formula="of:=AVERAGE([.C$2:.C483])" office:value-type="float" office:value="-29.4605809128631" calcext:value-type="float">
            <text:p>-29,46058091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ANDBETWEEN(1;10000)" office:value-type="float" office:value="5855" calcext:value-type="float">
            <text:p>5855</text:p>
          </table:table-cell>
          <table:table-cell table:formula="of:=IF([.B484]&lt;=8000;-100;IF([.B484]&lt;=9000;0;IF([.B484]&lt;=9750;100;2000)))" office:value-type="float" office:value="-100" calcext:value-type="float">
            <text:p>-100</text:p>
          </table:table-cell>
          <table:table-cell table:formula="of:=AVERAGE([.C$2:.C484])" office:value-type="float" office:value="-29.6066252587992" calcext:value-type="float">
            <text:p>-29,60662525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ANDBETWEEN(1;10000)" office:value-type="float" office:value="9740" calcext:value-type="float">
            <text:p>9740</text:p>
          </table:table-cell>
          <table:table-cell table:formula="of:=IF([.B485]&lt;=8000;-100;IF([.B485]&lt;=9000;0;IF([.B485]&lt;=9750;100;2000)))" office:value-type="float" office:value="100" calcext:value-type="float">
            <text:p>100</text:p>
          </table:table-cell>
          <table:table-cell table:formula="of:=AVERAGE([.C$2:.C485])" office:value-type="float" office:value="-29.3388429752066" calcext:value-type="float">
            <text:p>-29,338842975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ANDBETWEEN(1;10000)" office:value-type="float" office:value="6332" calcext:value-type="float">
            <text:p>6332</text:p>
          </table:table-cell>
          <table:table-cell table:formula="of:=IF([.B486]&lt;=8000;-100;IF([.B486]&lt;=9000;0;IF([.B486]&lt;=9750;100;2000)))" office:value-type="float" office:value="-100" calcext:value-type="float">
            <text:p>-100</text:p>
          </table:table-cell>
          <table:table-cell table:formula="of:=AVERAGE([.C$2:.C486])" office:value-type="float" office:value="-29.4845360824742" calcext:value-type="float">
            <text:p>-29,48453608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ANDBETWEEN(1;10000)" office:value-type="float" office:value="2594" calcext:value-type="float">
            <text:p>2594</text:p>
          </table:table-cell>
          <table:table-cell table:formula="of:=IF([.B487]&lt;=8000;-100;IF([.B487]&lt;=9000;0;IF([.B487]&lt;=9750;100;2000)))" office:value-type="float" office:value="-100" calcext:value-type="float">
            <text:p>-100</text:p>
          </table:table-cell>
          <table:table-cell table:formula="of:=AVERAGE([.C$2:.C487])" office:value-type="float" office:value="-29.6296296296296" calcext:value-type="float">
            <text:p>-29,629629629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ANDBETWEEN(1;10000)" office:value-type="float" office:value="8355" calcext:value-type="float">
            <text:p>8355</text:p>
          </table:table-cell>
          <table:table-cell table:formula="of:=IF([.B488]&lt;=8000;-100;IF([.B488]&lt;=9000;0;IF([.B488]&lt;=9750;100;2000)))" office:value-type="float" office:value="0" calcext:value-type="float">
            <text:p>0</text:p>
          </table:table-cell>
          <table:table-cell table:formula="of:=AVERAGE([.C$2:.C488])" office:value-type="float" office:value="-29.5687885010267" calcext:value-type="float">
            <text:p>-29,5687885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ANDBETWEEN(1;10000)" office:value-type="float" office:value="7025" calcext:value-type="float">
            <text:p>7025</text:p>
          </table:table-cell>
          <table:table-cell table:formula="of:=IF([.B489]&lt;=8000;-100;IF([.B489]&lt;=9000;0;IF([.B489]&lt;=9750;100;2000)))" office:value-type="float" office:value="-100" calcext:value-type="float">
            <text:p>-100</text:p>
          </table:table-cell>
          <table:table-cell table:formula="of:=AVERAGE([.C$2:.C489])" office:value-type="float" office:value="-29.7131147540984" calcext:value-type="float">
            <text:p>-29,713114754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ANDBETWEEN(1;10000)" office:value-type="float" office:value="8671" calcext:value-type="float">
            <text:p>8671</text:p>
          </table:table-cell>
          <table:table-cell table:formula="of:=IF([.B490]&lt;=8000;-100;IF([.B490]&lt;=9000;0;IF([.B490]&lt;=9750;100;2000)))" office:value-type="float" office:value="0" calcext:value-type="float">
            <text:p>0</text:p>
          </table:table-cell>
          <table:table-cell table:formula="of:=AVERAGE([.C$2:.C490])" office:value-type="float" office:value="-29.6523517382413" calcext:value-type="float">
            <text:p>-29,65235173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10000)" office:value-type="float" office:value="6755" calcext:value-type="float">
            <text:p>6755</text:p>
          </table:table-cell>
          <table:table-cell table:formula="of:=IF([.B491]&lt;=8000;-100;IF([.B491]&lt;=9000;0;IF([.B491]&lt;=9750;100;2000)))" office:value-type="float" office:value="-100" calcext:value-type="float">
            <text:p>-100</text:p>
          </table:table-cell>
          <table:table-cell table:formula="of:=AVERAGE([.C$2:.C491])" office:value-type="float" office:value="-29.7959183673469" calcext:value-type="float">
            <text:p>-29,79591836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ANDBETWEEN(1;10000)" office:value-type="float" office:value="5395" calcext:value-type="float">
            <text:p>5395</text:p>
          </table:table-cell>
          <table:table-cell table:formula="of:=IF([.B492]&lt;=8000;-100;IF([.B492]&lt;=9000;0;IF([.B492]&lt;=9750;100;2000)))" office:value-type="float" office:value="-100" calcext:value-type="float">
            <text:p>-100</text:p>
          </table:table-cell>
          <table:table-cell table:formula="of:=AVERAGE([.C$2:.C492])" office:value-type="float" office:value="-29.938900203666" calcext:value-type="float">
            <text:p>-29,93890020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ANDBETWEEN(1;10000)" office:value-type="float" office:value="9660" calcext:value-type="float">
            <text:p>9660</text:p>
          </table:table-cell>
          <table:table-cell table:formula="of:=IF([.B493]&lt;=8000;-100;IF([.B493]&lt;=9000;0;IF([.B493]&lt;=9750;100;2000)))" office:value-type="float" office:value="100" calcext:value-type="float">
            <text:p>100</text:p>
          </table:table-cell>
          <table:table-cell table:formula="of:=AVERAGE([.C$2:.C493])" office:value-type="float" office:value="-29.6747967479675" calcext:value-type="float">
            <text:p>-29,67479674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ANDBETWEEN(1;10000)" office:value-type="float" office:value="8865" calcext:value-type="float">
            <text:p>8865</text:p>
          </table:table-cell>
          <table:table-cell table:formula="of:=IF([.B494]&lt;=8000;-100;IF([.B494]&lt;=9000;0;IF([.B494]&lt;=9750;100;2000)))" office:value-type="float" office:value="0" calcext:value-type="float">
            <text:p>0</text:p>
          </table:table-cell>
          <table:table-cell table:formula="of:=AVERAGE([.C$2:.C494])" office:value-type="float" office:value="-29.6146044624746" calcext:value-type="float">
            <text:p>-29,61460446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ANDBETWEEN(1;10000)" office:value-type="float" office:value="6787" calcext:value-type="float">
            <text:p>6787</text:p>
          </table:table-cell>
          <table:table-cell table:formula="of:=IF([.B495]&lt;=8000;-100;IF([.B495]&lt;=9000;0;IF([.B495]&lt;=9750;100;2000)))" office:value-type="float" office:value="-100" calcext:value-type="float">
            <text:p>-100</text:p>
          </table:table-cell>
          <table:table-cell table:formula="of:=AVERAGE([.C$2:.C495])" office:value-type="float" office:value="-29.7570850202429" calcext:value-type="float">
            <text:p>-29,75708502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ANDBETWEEN(1;10000)" office:value-type="float" office:value="4645" calcext:value-type="float">
            <text:p>4645</text:p>
          </table:table-cell>
          <table:table-cell table:formula="of:=IF([.B496]&lt;=8000;-100;IF([.B496]&lt;=9000;0;IF([.B496]&lt;=9750;100;2000)))" office:value-type="float" office:value="-100" calcext:value-type="float">
            <text:p>-100</text:p>
          </table:table-cell>
          <table:table-cell table:formula="of:=AVERAGE([.C$2:.C496])" office:value-type="float" office:value="-29.8989898989899" calcext:value-type="float">
            <text:p>-29,8989898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ANDBETWEEN(1;10000)" office:value-type="float" office:value="5672" calcext:value-type="float">
            <text:p>5672</text:p>
          </table:table-cell>
          <table:table-cell table:formula="of:=IF([.B497]&lt;=8000;-100;IF([.B497]&lt;=9000;0;IF([.B497]&lt;=9750;100;2000)))" office:value-type="float" office:value="-100" calcext:value-type="float">
            <text:p>-100</text:p>
          </table:table-cell>
          <table:table-cell table:formula="of:=AVERAGE([.C$2:.C497])" office:value-type="float" office:value="-30.0403225806452" calcext:value-type="float">
            <text:p>-30,04032258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ANDBETWEEN(1;10000)" office:value-type="float" office:value="9084" calcext:value-type="float">
            <text:p>9084</text:p>
          </table:table-cell>
          <table:table-cell table:formula="of:=IF([.B498]&lt;=8000;-100;IF([.B498]&lt;=9000;0;IF([.B498]&lt;=9750;100;2000)))" office:value-type="float" office:value="100" calcext:value-type="float">
            <text:p>100</text:p>
          </table:table-cell>
          <table:table-cell table:formula="of:=AVERAGE([.C$2:.C498])" office:value-type="float" office:value="-29.7786720321932" calcext:value-type="float">
            <text:p>-29,77867203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ANDBETWEEN(1;10000)" office:value-type="float" office:value="1995" calcext:value-type="float">
            <text:p>1995</text:p>
          </table:table-cell>
          <table:table-cell table:formula="of:=IF([.B499]&lt;=8000;-100;IF([.B499]&lt;=9000;0;IF([.B499]&lt;=9750;100;2000)))" office:value-type="float" office:value="-100" calcext:value-type="float">
            <text:p>-100</text:p>
          </table:table-cell>
          <table:table-cell table:formula="of:=AVERAGE([.C$2:.C499])" office:value-type="float" office:value="-29.9196787148594" calcext:value-type="float">
            <text:p>-29,919678714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ANDBETWEEN(1;10000)" office:value-type="float" office:value="8052" calcext:value-type="float">
            <text:p>8052</text:p>
          </table:table-cell>
          <table:table-cell table:formula="of:=IF([.B500]&lt;=8000;-100;IF([.B500]&lt;=9000;0;IF([.B500]&lt;=9750;100;2000)))" office:value-type="float" office:value="0" calcext:value-type="float">
            <text:p>0</text:p>
          </table:table-cell>
          <table:table-cell table:formula="of:=AVERAGE([.C$2:.C500])" office:value-type="float" office:value="-29.8597194388778" calcext:value-type="float">
            <text:p>-29,85971943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ANDBETWEEN(1;10000)" office:value-type="float" office:value="1037" calcext:value-type="float">
            <text:p>1037</text:p>
          </table:table-cell>
          <table:table-cell table:formula="of:=IF([.B501]&lt;=8000;-100;IF([.B501]&lt;=9000;0;IF([.B501]&lt;=9750;100;2000)))" office:value-type="float" office:value="-100" calcext:value-type="float">
            <text:p>-100</text:p>
          </table:table-cell>
          <table:table-cell table:formula="of:=AVERAGE([.C$2:.C501]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ANDBETWEEN(1;10000)" office:value-type="float" office:value="4973" calcext:value-type="float">
            <text:p>4973</text:p>
          </table:table-cell>
          <table:table-cell table:formula="of:=IF([.B502]&lt;=8000;-100;IF([.B502]&lt;=9000;0;IF([.B502]&lt;=9750;100;2000)))" office:value-type="float" office:value="-100" calcext:value-type="float">
            <text:p>-100</text:p>
          </table:table-cell>
          <table:table-cell table:formula="of:=AVERAGE([.C$2:.C502])" office:value-type="float" office:value="-30.1397205588822" calcext:value-type="float">
            <text:p>-30,13972055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ANDBETWEEN(1;10000)" office:value-type="float" office:value="1510" calcext:value-type="float">
            <text:p>1510</text:p>
          </table:table-cell>
          <table:table-cell table:formula="of:=IF([.B503]&lt;=8000;-100;IF([.B503]&lt;=9000;0;IF([.B503]&lt;=9750;100;2000)))" office:value-type="float" office:value="-100" calcext:value-type="float">
            <text:p>-100</text:p>
          </table:table-cell>
          <table:table-cell table:formula="of:=AVERAGE([.C$2:.C503])" office:value-type="float" office:value="-30.2788844621514" calcext:value-type="float">
            <text:p>-30,27888446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ANDBETWEEN(1;10000)" office:value-type="float" office:value="7338" calcext:value-type="float">
            <text:p>7338</text:p>
          </table:table-cell>
          <table:table-cell table:formula="of:=IF([.B504]&lt;=8000;-100;IF([.B504]&lt;=9000;0;IF([.B504]&lt;=9750;100;2000)))" office:value-type="float" office:value="-100" calcext:value-type="float">
            <text:p>-100</text:p>
          </table:table-cell>
          <table:table-cell table:formula="of:=AVERAGE([.C$2:.C504])" office:value-type="float" office:value="-30.4174950298211" calcext:value-type="float">
            <text:p>-30,41749502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ANDBETWEEN(1;10000)" office:value-type="float" office:value="8348" calcext:value-type="float">
            <text:p>8348</text:p>
          </table:table-cell>
          <table:table-cell table:formula="of:=IF([.B505]&lt;=8000;-100;IF([.B505]&lt;=9000;0;IF([.B505]&lt;=9750;100;2000)))" office:value-type="float" office:value="0" calcext:value-type="float">
            <text:p>0</text:p>
          </table:table-cell>
          <table:table-cell table:formula="of:=AVERAGE([.C$2:.C505])" office:value-type="float" office:value="-30.3571428571429" calcext:value-type="float">
            <text:p>-30,35714285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ANDBETWEEN(1;10000)" office:value-type="float" office:value="7679" calcext:value-type="float">
            <text:p>7679</text:p>
          </table:table-cell>
          <table:table-cell table:formula="of:=IF([.B506]&lt;=8000;-100;IF([.B506]&lt;=9000;0;IF([.B506]&lt;=9750;100;2000)))" office:value-type="float" office:value="-100" calcext:value-type="float">
            <text:p>-100</text:p>
          </table:table-cell>
          <table:table-cell table:formula="of:=AVERAGE([.C$2:.C506])" office:value-type="float" office:value="-30.4950495049505" calcext:value-type="float">
            <text:p>-30,495049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ANDBETWEEN(1;10000)" office:value-type="float" office:value="8407" calcext:value-type="float">
            <text:p>8407</text:p>
          </table:table-cell>
          <table:table-cell table:formula="of:=IF([.B507]&lt;=8000;-100;IF([.B507]&lt;=9000;0;IF([.B507]&lt;=9750;100;2000)))" office:value-type="float" office:value="0" calcext:value-type="float">
            <text:p>0</text:p>
          </table:table-cell>
          <table:table-cell table:formula="of:=AVERAGE([.C$2:.C507])" office:value-type="float" office:value="-30.4347826086957" calcext:value-type="float">
            <text:p>-30,434782608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ANDBETWEEN(1;10000)" office:value-type="float" office:value="5688" calcext:value-type="float">
            <text:p>5688</text:p>
          </table:table-cell>
          <table:table-cell table:formula="of:=IF([.B508]&lt;=8000;-100;IF([.B508]&lt;=9000;0;IF([.B508]&lt;=9750;100;2000)))" office:value-type="float" office:value="-100" calcext:value-type="float">
            <text:p>-100</text:p>
          </table:table-cell>
          <table:table-cell table:formula="of:=AVERAGE([.C$2:.C508])" office:value-type="float" office:value="-30.5719921104536" calcext:value-type="float">
            <text:p>-30,57199211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ANDBETWEEN(1;10000)" office:value-type="float" office:value="7781" calcext:value-type="float">
            <text:p>7781</text:p>
          </table:table-cell>
          <table:table-cell table:formula="of:=IF([.B509]&lt;=8000;-100;IF([.B509]&lt;=9000;0;IF([.B509]&lt;=9750;100;2000)))" office:value-type="float" office:value="-100" calcext:value-type="float">
            <text:p>-100</text:p>
          </table:table-cell>
          <table:table-cell table:formula="of:=AVERAGE([.C$2:.C509])" office:value-type="float" office:value="-30.7086614173228" calcext:value-type="float">
            <text:p>-30,708661417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ANDBETWEEN(1;10000)" office:value-type="float" office:value="1910" calcext:value-type="float">
            <text:p>1910</text:p>
          </table:table-cell>
          <table:table-cell table:formula="of:=IF([.B510]&lt;=8000;-100;IF([.B510]&lt;=9000;0;IF([.B510]&lt;=9750;100;2000)))" office:value-type="float" office:value="-100" calcext:value-type="float">
            <text:p>-100</text:p>
          </table:table-cell>
          <table:table-cell table:formula="of:=AVERAGE([.C$2:.C510])" office:value-type="float" office:value="-30.8447937131631" calcext:value-type="float">
            <text:p>-30,84479371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ANDBETWEEN(1;10000)" office:value-type="float" office:value="9169" calcext:value-type="float">
            <text:p>9169</text:p>
          </table:table-cell>
          <table:table-cell table:formula="of:=IF([.B511]&lt;=8000;-100;IF([.B511]&lt;=9000;0;IF([.B511]&lt;=9750;100;2000)))" office:value-type="float" office:value="100" calcext:value-type="float">
            <text:p>100</text:p>
          </table:table-cell>
          <table:table-cell table:formula="of:=AVERAGE([.C$2:.C511])" office:value-type="float" office:value="-30.5882352941176" calcext:value-type="float">
            <text:p>-30,58823529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ANDBETWEEN(1;10000)" office:value-type="float" office:value="2196" calcext:value-type="float">
            <text:p>2196</text:p>
          </table:table-cell>
          <table:table-cell table:formula="of:=IF([.B512]&lt;=8000;-100;IF([.B512]&lt;=9000;0;IF([.B512]&lt;=9750;100;2000)))" office:value-type="float" office:value="-100" calcext:value-type="float">
            <text:p>-100</text:p>
          </table:table-cell>
          <table:table-cell table:formula="of:=AVERAGE([.C$2:.C512])" office:value-type="float" office:value="-30.7240704500978" calcext:value-type="float">
            <text:p>-30,72407045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ANDBETWEEN(1;10000)" office:value-type="float" office:value="5133" calcext:value-type="float">
            <text:p>5133</text:p>
          </table:table-cell>
          <table:table-cell table:formula="of:=IF([.B513]&lt;=8000;-100;IF([.B513]&lt;=9000;0;IF([.B513]&lt;=9750;100;2000)))" office:value-type="float" office:value="-100" calcext:value-type="float">
            <text:p>-100</text:p>
          </table:table-cell>
          <table:table-cell table:formula="of:=AVERAGE([.C$2:.C513])" office:value-type="float" office:value="-30.859375" calcext:value-type="float">
            <text:p>-30,8593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ANDBETWEEN(1;10000)" office:value-type="float" office:value="598" calcext:value-type="float">
            <text:p>598</text:p>
          </table:table-cell>
          <table:table-cell table:formula="of:=IF([.B514]&lt;=8000;-100;IF([.B514]&lt;=9000;0;IF([.B514]&lt;=9750;100;2000)))" office:value-type="float" office:value="-100" calcext:value-type="float">
            <text:p>-100</text:p>
          </table:table-cell>
          <table:table-cell table:formula="of:=AVERAGE([.C$2:.C514])" office:value-type="float" office:value="-30.9941520467836" calcext:value-type="float">
            <text:p>-30,994152046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ANDBETWEEN(1;10000)" office:value-type="float" office:value="1844" calcext:value-type="float">
            <text:p>1844</text:p>
          </table:table-cell>
          <table:table-cell table:formula="of:=IF([.B515]&lt;=8000;-100;IF([.B515]&lt;=9000;0;IF([.B515]&lt;=9750;100;2000)))" office:value-type="float" office:value="-100" calcext:value-type="float">
            <text:p>-100</text:p>
          </table:table-cell>
          <table:table-cell table:formula="of:=AVERAGE([.C$2:.C515])" office:value-type="float" office:value="-31.1284046692607" calcext:value-type="float">
            <text:p>-31,12840466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ANDBETWEEN(1;10000)" office:value-type="float" office:value="3223" calcext:value-type="float">
            <text:p>3223</text:p>
          </table:table-cell>
          <table:table-cell table:formula="of:=IF([.B516]&lt;=8000;-100;IF([.B516]&lt;=9000;0;IF([.B516]&lt;=9750;100;2000)))" office:value-type="float" office:value="-100" calcext:value-type="float">
            <text:p>-100</text:p>
          </table:table-cell>
          <table:table-cell table:formula="of:=AVERAGE([.C$2:.C516])" office:value-type="float" office:value="-31.2621359223301" calcext:value-type="float">
            <text:p>-31,26213592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ANDBETWEEN(1;10000)" office:value-type="float" office:value="9455" calcext:value-type="float">
            <text:p>9455</text:p>
          </table:table-cell>
          <table:table-cell table:formula="of:=IF([.B517]&lt;=8000;-100;IF([.B517]&lt;=9000;0;IF([.B517]&lt;=9750;100;2000)))" office:value-type="float" office:value="100" calcext:value-type="float">
            <text:p>100</text:p>
          </table:table-cell>
          <table:table-cell table:formula="of:=AVERAGE([.C$2:.C517])" office:value-type="float" office:value="-31.0077519379845" calcext:value-type="float">
            <text:p>-31,0077519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ANDBETWEEN(1;10000)" office:value-type="float" office:value="1207" calcext:value-type="float">
            <text:p>1207</text:p>
          </table:table-cell>
          <table:table-cell table:formula="of:=IF([.B518]&lt;=8000;-100;IF([.B518]&lt;=9000;0;IF([.B518]&lt;=9750;100;2000)))" office:value-type="float" office:value="-100" calcext:value-type="float">
            <text:p>-100</text:p>
          </table:table-cell>
          <table:table-cell table:formula="of:=AVERAGE([.C$2:.C518])" office:value-type="float" office:value="-31.1411992263056" calcext:value-type="float">
            <text:p>-31,14119922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ANDBETWEEN(1;10000)" office:value-type="float" office:value="7754" calcext:value-type="float">
            <text:p>7754</text:p>
          </table:table-cell>
          <table:table-cell table:formula="of:=IF([.B519]&lt;=8000;-100;IF([.B519]&lt;=9000;0;IF([.B519]&lt;=9750;100;2000)))" office:value-type="float" office:value="-100" calcext:value-type="float">
            <text:p>-100</text:p>
          </table:table-cell>
          <table:table-cell table:formula="of:=AVERAGE([.C$2:.C519])" office:value-type="float" office:value="-31.2741312741313" calcext:value-type="float">
            <text:p>-31,274131274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ANDBETWEEN(1;10000)" office:value-type="float" office:value="7457" calcext:value-type="float">
            <text:p>7457</text:p>
          </table:table-cell>
          <table:table-cell table:formula="of:=IF([.B520]&lt;=8000;-100;IF([.B520]&lt;=9000;0;IF([.B520]&lt;=9750;100;2000)))" office:value-type="float" office:value="-100" calcext:value-type="float">
            <text:p>-100</text:p>
          </table:table-cell>
          <table:table-cell table:formula="of:=AVERAGE([.C$2:.C520])" office:value-type="float" office:value="-31.4065510597303" calcext:value-type="float">
            <text:p>-31,406551059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ANDBETWEEN(1;10000)" office:value-type="float" office:value="8916" calcext:value-type="float">
            <text:p>8916</text:p>
          </table:table-cell>
          <table:table-cell table:formula="of:=IF([.B521]&lt;=8000;-100;IF([.B521]&lt;=9000;0;IF([.B521]&lt;=9750;100;2000)))" office:value-type="float" office:value="0" calcext:value-type="float">
            <text:p>0</text:p>
          </table:table-cell>
          <table:table-cell table:formula="of:=AVERAGE([.C$2:.C521])" office:value-type="float" office:value="-31.3461538461538" calcext:value-type="float">
            <text:p>-31,346153846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ANDBETWEEN(1;10000)" office:value-type="float" office:value="265" calcext:value-type="float">
            <text:p>265</text:p>
          </table:table-cell>
          <table:table-cell table:formula="of:=IF([.B522]&lt;=8000;-100;IF([.B522]&lt;=9000;0;IF([.B522]&lt;=9750;100;2000)))" office:value-type="float" office:value="-100" calcext:value-type="float">
            <text:p>-100</text:p>
          </table:table-cell>
          <table:table-cell table:formula="of:=AVERAGE([.C$2:.C522])" office:value-type="float" office:value="-31.4779270633397" calcext:value-type="float">
            <text:p>-31,47792706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ANDBETWEEN(1;10000)" office:value-type="float" office:value="6832" calcext:value-type="float">
            <text:p>6832</text:p>
          </table:table-cell>
          <table:table-cell table:formula="of:=IF([.B523]&lt;=8000;-100;IF([.B523]&lt;=9000;0;IF([.B523]&lt;=9750;100;2000)))" office:value-type="float" office:value="-100" calcext:value-type="float">
            <text:p>-100</text:p>
          </table:table-cell>
          <table:table-cell table:formula="of:=AVERAGE([.C$2:.C523])" office:value-type="float" office:value="-31.6091954022988" calcext:value-type="float">
            <text:p>-31,60919540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ANDBETWEEN(1;10000)" office:value-type="float" office:value="8325" calcext:value-type="float">
            <text:p>8325</text:p>
          </table:table-cell>
          <table:table-cell table:formula="of:=IF([.B524]&lt;=8000;-100;IF([.B524]&lt;=9000;0;IF([.B524]&lt;=9750;100;2000)))" office:value-type="float" office:value="0" calcext:value-type="float">
            <text:p>0</text:p>
          </table:table-cell>
          <table:table-cell table:formula="of:=AVERAGE([.C$2:.C524])" office:value-type="float" office:value="-31.5487571701721" calcext:value-type="float">
            <text:p>-31,54875717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ANDBETWEEN(1;10000)" office:value-type="float" office:value="8781" calcext:value-type="float">
            <text:p>8781</text:p>
          </table:table-cell>
          <table:table-cell table:formula="of:=IF([.B525]&lt;=8000;-100;IF([.B525]&lt;=9000;0;IF([.B525]&lt;=9750;100;2000)))" office:value-type="float" office:value="0" calcext:value-type="float">
            <text:p>0</text:p>
          </table:table-cell>
          <table:table-cell table:formula="of:=AVERAGE([.C$2:.C525])" office:value-type="float" office:value="-31.4885496183206" calcext:value-type="float">
            <text:p>-31,488549618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ANDBETWEEN(1;10000)" office:value-type="float" office:value="1519" calcext:value-type="float">
            <text:p>1519</text:p>
          </table:table-cell>
          <table:table-cell table:formula="of:=IF([.B526]&lt;=8000;-100;IF([.B526]&lt;=9000;0;IF([.B526]&lt;=9750;100;2000)))" office:value-type="float" office:value="-100" calcext:value-type="float">
            <text:p>-100</text:p>
          </table:table-cell>
          <table:table-cell table:formula="of:=AVERAGE([.C$2:.C526])" office:value-type="float" office:value="-31.6190476190476" calcext:value-type="float">
            <text:p>-31,61904761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ANDBETWEEN(1;10000)" office:value-type="float" office:value="2441" calcext:value-type="float">
            <text:p>2441</text:p>
          </table:table-cell>
          <table:table-cell table:formula="of:=IF([.B527]&lt;=8000;-100;IF([.B527]&lt;=9000;0;IF([.B527]&lt;=9750;100;2000)))" office:value-type="float" office:value="-100" calcext:value-type="float">
            <text:p>-100</text:p>
          </table:table-cell>
          <table:table-cell table:formula="of:=AVERAGE([.C$2:.C527])" office:value-type="float" office:value="-31.7490494296578" calcext:value-type="float">
            <text:p>-31,749049429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ANDBETWEEN(1;10000)" office:value-type="float" office:value="2123" calcext:value-type="float">
            <text:p>2123</text:p>
          </table:table-cell>
          <table:table-cell table:formula="of:=IF([.B528]&lt;=8000;-100;IF([.B528]&lt;=9000;0;IF([.B528]&lt;=9750;100;2000)))" office:value-type="float" office:value="-100" calcext:value-type="float">
            <text:p>-100</text:p>
          </table:table-cell>
          <table:table-cell table:formula="of:=AVERAGE([.C$2:.C528])" office:value-type="float" office:value="-31.8785578747628" calcext:value-type="float">
            <text:p>-31,87855787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ANDBETWEEN(1;10000)" office:value-type="float" office:value="7107" calcext:value-type="float">
            <text:p>7107</text:p>
          </table:table-cell>
          <table:table-cell table:formula="of:=IF([.B529]&lt;=8000;-100;IF([.B529]&lt;=9000;0;IF([.B529]&lt;=9750;100;2000)))" office:value-type="float" office:value="-100" calcext:value-type="float">
            <text:p>-100</text:p>
          </table:table-cell>
          <table:table-cell table:formula="of:=AVERAGE([.C$2:.C529])" office:value-type="float" office:value="-32.0075757575758" calcext:value-type="float">
            <text:p>-32,00757575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ANDBETWEEN(1;10000)" office:value-type="float" office:value="492" calcext:value-type="float">
            <text:p>492</text:p>
          </table:table-cell>
          <table:table-cell table:formula="of:=IF([.B530]&lt;=8000;-100;IF([.B530]&lt;=9000;0;IF([.B530]&lt;=9750;100;2000)))" office:value-type="float" office:value="-100" calcext:value-type="float">
            <text:p>-100</text:p>
          </table:table-cell>
          <table:table-cell table:formula="of:=AVERAGE([.C$2:.C530])" office:value-type="float" office:value="-32.1361058601134" calcext:value-type="float">
            <text:p>-32,136105860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ANDBETWEEN(1;10000)" office:value-type="float" office:value="9793" calcext:value-type="float">
            <text:p>9793</text:p>
          </table:table-cell>
          <table:table-cell table:formula="of:=IF([.B531]&lt;=8000;-100;IF([.B531]&lt;=9000;0;IF([.B531]&lt;=9750;100;2000)))" office:value-type="float" office:value="2000" calcext:value-type="float">
            <text:p>2000</text:p>
          </table:table-cell>
          <table:table-cell table:formula="of:=AVERAGE([.C$2:.C531])" office:value-type="float" office:value="-28.3018867924528" calcext:value-type="float">
            <text:p>-28,30188679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ANDBETWEEN(1;10000)" office:value-type="float" office:value="2422" calcext:value-type="float">
            <text:p>2422</text:p>
          </table:table-cell>
          <table:table-cell table:formula="of:=IF([.B532]&lt;=8000;-100;IF([.B532]&lt;=9000;0;IF([.B532]&lt;=9750;100;2000)))" office:value-type="float" office:value="-100" calcext:value-type="float">
            <text:p>-100</text:p>
          </table:table-cell>
          <table:table-cell table:formula="of:=AVERAGE([.C$2:.C532])" office:value-type="float" office:value="-28.4369114877589" calcext:value-type="float">
            <text:p>-28,43691148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ANDBETWEEN(1;10000)" office:value-type="float" office:value="3080" calcext:value-type="float">
            <text:p>3080</text:p>
          </table:table-cell>
          <table:table-cell table:formula="of:=IF([.B533]&lt;=8000;-100;IF([.B533]&lt;=9000;0;IF([.B533]&lt;=9750;100;2000)))" office:value-type="float" office:value="-100" calcext:value-type="float">
            <text:p>-100</text:p>
          </table:table-cell>
          <table:table-cell table:formula="of:=AVERAGE([.C$2:.C533])" office:value-type="float" office:value="-28.5714285714286" calcext:value-type="float">
            <text:p>-28,57142857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ANDBETWEEN(1;10000)" office:value-type="float" office:value="239" calcext:value-type="float">
            <text:p>239</text:p>
          </table:table-cell>
          <table:table-cell table:formula="of:=IF([.B534]&lt;=8000;-100;IF([.B534]&lt;=9000;0;IF([.B534]&lt;=9750;100;2000)))" office:value-type="float" office:value="-100" calcext:value-type="float">
            <text:p>-100</text:p>
          </table:table-cell>
          <table:table-cell table:formula="of:=AVERAGE([.C$2:.C534])" office:value-type="float" office:value="-28.7054409005629" calcext:value-type="float">
            <text:p>-28,705440900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ANDBETWEEN(1;10000)" office:value-type="float" office:value="9635" calcext:value-type="float">
            <text:p>9635</text:p>
          </table:table-cell>
          <table:table-cell table:formula="of:=IF([.B535]&lt;=8000;-100;IF([.B535]&lt;=9000;0;IF([.B535]&lt;=9750;100;2000)))" office:value-type="float" office:value="100" calcext:value-type="float">
            <text:p>100</text:p>
          </table:table-cell>
          <table:table-cell table:formula="of:=AVERAGE([.C$2:.C535])" office:value-type="float" office:value="-28.4644194756554" calcext:value-type="float">
            <text:p>-28,46441947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ANDBETWEEN(1;10000)" office:value-type="float" office:value="3857" calcext:value-type="float">
            <text:p>3857</text:p>
          </table:table-cell>
          <table:table-cell table:formula="of:=IF([.B536]&lt;=8000;-100;IF([.B536]&lt;=9000;0;IF([.B536]&lt;=9750;100;2000)))" office:value-type="float" office:value="-100" calcext:value-type="float">
            <text:p>-100</text:p>
          </table:table-cell>
          <table:table-cell table:formula="of:=AVERAGE([.C$2:.C536])" office:value-type="float" office:value="-28.5981308411215" calcext:value-type="float">
            <text:p>-28,59813084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ANDBETWEEN(1;10000)" office:value-type="float" office:value="3367" calcext:value-type="float">
            <text:p>3367</text:p>
          </table:table-cell>
          <table:table-cell table:formula="of:=IF([.B537]&lt;=8000;-100;IF([.B537]&lt;=9000;0;IF([.B537]&lt;=9750;100;2000)))" office:value-type="float" office:value="-100" calcext:value-type="float">
            <text:p>-100</text:p>
          </table:table-cell>
          <table:table-cell table:formula="of:=AVERAGE([.C$2:.C537])" office:value-type="float" office:value="-28.7313432835821" calcext:value-type="float">
            <text:p>-28,73134328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ANDBETWEEN(1;10000)" office:value-type="float" office:value="214" calcext:value-type="float">
            <text:p>214</text:p>
          </table:table-cell>
          <table:table-cell table:formula="of:=IF([.B538]&lt;=8000;-100;IF([.B538]&lt;=9000;0;IF([.B538]&lt;=9750;100;2000)))" office:value-type="float" office:value="-100" calcext:value-type="float">
            <text:p>-100</text:p>
          </table:table-cell>
          <table:table-cell table:formula="of:=AVERAGE([.C$2:.C538])" office:value-type="float" office:value="-28.8640595903166" calcext:value-type="float">
            <text:p>-28,86405959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ANDBETWEEN(1;10000)" office:value-type="float" office:value="5008" calcext:value-type="float">
            <text:p>5008</text:p>
          </table:table-cell>
          <table:table-cell table:formula="of:=IF([.B539]&lt;=8000;-100;IF([.B539]&lt;=9000;0;IF([.B539]&lt;=9750;100;2000)))" office:value-type="float" office:value="-100" calcext:value-type="float">
            <text:p>-100</text:p>
          </table:table-cell>
          <table:table-cell table:formula="of:=AVERAGE([.C$2:.C539])" office:value-type="float" office:value="-28.996282527881" calcext:value-type="float">
            <text:p>-28,99628252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ANDBETWEEN(1;10000)" office:value-type="float" office:value="3056" calcext:value-type="float">
            <text:p>3056</text:p>
          </table:table-cell>
          <table:table-cell table:formula="of:=IF([.B540]&lt;=8000;-100;IF([.B540]&lt;=9000;0;IF([.B540]&lt;=9750;100;2000)))" office:value-type="float" office:value="-100" calcext:value-type="float">
            <text:p>-100</text:p>
          </table:table-cell>
          <table:table-cell table:formula="of:=AVERAGE([.C$2:.C540])" office:value-type="float" office:value="-29.1280148423006" calcext:value-type="float">
            <text:p>-29,12801484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ANDBETWEEN(1;10000)" office:value-type="float" office:value="7436" calcext:value-type="float">
            <text:p>7436</text:p>
          </table:table-cell>
          <table:table-cell table:formula="of:=IF([.B541]&lt;=8000;-100;IF([.B541]&lt;=9000;0;IF([.B541]&lt;=9750;100;2000)))" office:value-type="float" office:value="-100" calcext:value-type="float">
            <text:p>-100</text:p>
          </table:table-cell>
          <table:table-cell table:formula="of:=AVERAGE([.C$2:.C541])" office:value-type="float" office:value="-29.2592592592593" calcext:value-type="float">
            <text:p>-29,259259259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ANDBETWEEN(1;10000)" office:value-type="float" office:value="5184" calcext:value-type="float">
            <text:p>5184</text:p>
          </table:table-cell>
          <table:table-cell table:formula="of:=IF([.B542]&lt;=8000;-100;IF([.B542]&lt;=9000;0;IF([.B542]&lt;=9750;100;2000)))" office:value-type="float" office:value="-100" calcext:value-type="float">
            <text:p>-100</text:p>
          </table:table-cell>
          <table:table-cell table:formula="of:=AVERAGE([.C$2:.C542])" office:value-type="float" office:value="-29.3900184842884" calcext:value-type="float">
            <text:p>-29,39001848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ANDBETWEEN(1;10000)" office:value-type="float" office:value="4835" calcext:value-type="float">
            <text:p>4835</text:p>
          </table:table-cell>
          <table:table-cell table:formula="of:=IF([.B543]&lt;=8000;-100;IF([.B543]&lt;=9000;0;IF([.B543]&lt;=9750;100;2000)))" office:value-type="float" office:value="-100" calcext:value-type="float">
            <text:p>-100</text:p>
          </table:table-cell>
          <table:table-cell table:formula="of:=AVERAGE([.C$2:.C543])" office:value-type="float" office:value="-29.520295202952" calcext:value-type="float">
            <text:p>-29,52029520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ANDBETWEEN(1;10000)" office:value-type="float" office:value="6216" calcext:value-type="float">
            <text:p>6216</text:p>
          </table:table-cell>
          <table:table-cell table:formula="of:=IF([.B544]&lt;=8000;-100;IF([.B544]&lt;=9000;0;IF([.B544]&lt;=9750;100;2000)))" office:value-type="float" office:value="-100" calcext:value-type="float">
            <text:p>-100</text:p>
          </table:table-cell>
          <table:table-cell table:formula="of:=AVERAGE([.C$2:.C544])" office:value-type="float" office:value="-29.6500920810313" calcext:value-type="float">
            <text:p>-29,65009208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ANDBETWEEN(1;10000)" office:value-type="float" office:value="1935" calcext:value-type="float">
            <text:p>1935</text:p>
          </table:table-cell>
          <table:table-cell table:formula="of:=IF([.B545]&lt;=8000;-100;IF([.B545]&lt;=9000;0;IF([.B545]&lt;=9750;100;2000)))" office:value-type="float" office:value="-100" calcext:value-type="float">
            <text:p>-100</text:p>
          </table:table-cell>
          <table:table-cell table:formula="of:=AVERAGE([.C$2:.C545])" office:value-type="float" office:value="-29.7794117647059" calcext:value-type="float">
            <text:p>-29,779411764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ANDBETWEEN(1;10000)" office:value-type="float" office:value="3201" calcext:value-type="float">
            <text:p>3201</text:p>
          </table:table-cell>
          <table:table-cell table:formula="of:=IF([.B546]&lt;=8000;-100;IF([.B546]&lt;=9000;0;IF([.B546]&lt;=9750;100;2000)))" office:value-type="float" office:value="-100" calcext:value-type="float">
            <text:p>-100</text:p>
          </table:table-cell>
          <table:table-cell table:formula="of:=AVERAGE([.C$2:.C546])" office:value-type="float" office:value="-29.9082568807339" calcext:value-type="float">
            <text:p>-29,90825688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ANDBETWEEN(1;10000)" office:value-type="float" office:value="5084" calcext:value-type="float">
            <text:p>5084</text:p>
          </table:table-cell>
          <table:table-cell table:formula="of:=IF([.B547]&lt;=8000;-100;IF([.B547]&lt;=9000;0;IF([.B547]&lt;=9750;100;2000)))" office:value-type="float" office:value="-100" calcext:value-type="float">
            <text:p>-100</text:p>
          </table:table-cell>
          <table:table-cell table:formula="of:=AVERAGE([.C$2:.C547])" office:value-type="float" office:value="-30.03663003663" calcext:value-type="float">
            <text:p>-30,03663003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ANDBETWEEN(1;10000)" office:value-type="float" office:value="6848" calcext:value-type="float">
            <text:p>6848</text:p>
          </table:table-cell>
          <table:table-cell table:formula="of:=IF([.B548]&lt;=8000;-100;IF([.B548]&lt;=9000;0;IF([.B548]&lt;=9750;100;2000)))" office:value-type="float" office:value="-100" calcext:value-type="float">
            <text:p>-100</text:p>
          </table:table-cell>
          <table:table-cell table:formula="of:=AVERAGE([.C$2:.C548])" office:value-type="float" office:value="-30.164533820841" calcext:value-type="float">
            <text:p>-30,16453382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ANDBETWEEN(1;10000)" office:value-type="float" office:value="8462" calcext:value-type="float">
            <text:p>8462</text:p>
          </table:table-cell>
          <table:table-cell table:formula="of:=IF([.B549]&lt;=8000;-100;IF([.B549]&lt;=9000;0;IF([.B549]&lt;=9750;100;2000)))" office:value-type="float" office:value="0" calcext:value-type="float">
            <text:p>0</text:p>
          </table:table-cell>
          <table:table-cell table:formula="of:=AVERAGE([.C$2:.C549])" office:value-type="float" office:value="-30.1094890510949" calcext:value-type="float">
            <text:p>-30,10948905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ANDBETWEEN(1;10000)" office:value-type="float" office:value="8120" calcext:value-type="float">
            <text:p>8120</text:p>
          </table:table-cell>
          <table:table-cell table:formula="of:=IF([.B550]&lt;=8000;-100;IF([.B550]&lt;=9000;0;IF([.B550]&lt;=9750;100;2000)))" office:value-type="float" office:value="0" calcext:value-type="float">
            <text:p>0</text:p>
          </table:table-cell>
          <table:table-cell table:formula="of:=AVERAGE([.C$2:.C550])" office:value-type="float" office:value="-30.0546448087432" calcext:value-type="float">
            <text:p>-30,05464480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ANDBETWEEN(1;10000)" office:value-type="float" office:value="5286" calcext:value-type="float">
            <text:p>5286</text:p>
          </table:table-cell>
          <table:table-cell table:formula="of:=IF([.B551]&lt;=8000;-100;IF([.B551]&lt;=9000;0;IF([.B551]&lt;=9750;100;2000)))" office:value-type="float" office:value="-100" calcext:value-type="float">
            <text:p>-100</text:p>
          </table:table-cell>
          <table:table-cell table:formula="of:=AVERAGE([.C$2:.C551])" office:value-type="float" office:value="-30.1818181818182" calcext:value-type="float">
            <text:p>-30,18181818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ANDBETWEEN(1;10000)" office:value-type="float" office:value="4415" calcext:value-type="float">
            <text:p>4415</text:p>
          </table:table-cell>
          <table:table-cell table:formula="of:=IF([.B552]&lt;=8000;-100;IF([.B552]&lt;=9000;0;IF([.B552]&lt;=9750;100;2000)))" office:value-type="float" office:value="-100" calcext:value-type="float">
            <text:p>-100</text:p>
          </table:table-cell>
          <table:table-cell table:formula="of:=AVERAGE([.C$2:.C552])" office:value-type="float" office:value="-30.3085299455535" calcext:value-type="float">
            <text:p>-30,30852994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ANDBETWEEN(1;10000)" office:value-type="float" office:value="4243" calcext:value-type="float">
            <text:p>4243</text:p>
          </table:table-cell>
          <table:table-cell table:formula="of:=IF([.B553]&lt;=8000;-100;IF([.B553]&lt;=9000;0;IF([.B553]&lt;=9750;100;2000)))" office:value-type="float" office:value="-100" calcext:value-type="float">
            <text:p>-100</text:p>
          </table:table-cell>
          <table:table-cell table:formula="of:=AVERAGE([.C$2:.C553])" office:value-type="float" office:value="-30.4347826086957" calcext:value-type="float">
            <text:p>-30,434782608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ANDBETWEEN(1;10000)" office:value-type="float" office:value="1916" calcext:value-type="float">
            <text:p>1916</text:p>
          </table:table-cell>
          <table:table-cell table:formula="of:=IF([.B554]&lt;=8000;-100;IF([.B554]&lt;=9000;0;IF([.B554]&lt;=9750;100;2000)))" office:value-type="float" office:value="-100" calcext:value-type="float">
            <text:p>-100</text:p>
          </table:table-cell>
          <table:table-cell table:formula="of:=AVERAGE([.C$2:.C554])" office:value-type="float" office:value="-30.5605786618445" calcext:value-type="float">
            <text:p>-30,56057866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ANDBETWEEN(1;10000)" office:value-type="float" office:value="9376" calcext:value-type="float">
            <text:p>9376</text:p>
          </table:table-cell>
          <table:table-cell table:formula="of:=IF([.B555]&lt;=8000;-100;IF([.B555]&lt;=9000;0;IF([.B555]&lt;=9750;100;2000)))" office:value-type="float" office:value="100" calcext:value-type="float">
            <text:p>100</text:p>
          </table:table-cell>
          <table:table-cell table:formula="of:=AVERAGE([.C$2:.C555])" office:value-type="float" office:value="-30.3249097472924" calcext:value-type="float">
            <text:p>-30,324909747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ANDBETWEEN(1;10000)" office:value-type="float" office:value="1811" calcext:value-type="float">
            <text:p>1811</text:p>
          </table:table-cell>
          <table:table-cell table:formula="of:=IF([.B556]&lt;=8000;-100;IF([.B556]&lt;=9000;0;IF([.B556]&lt;=9750;100;2000)))" office:value-type="float" office:value="-100" calcext:value-type="float">
            <text:p>-100</text:p>
          </table:table-cell>
          <table:table-cell table:formula="of:=AVERAGE([.C$2:.C556])" office:value-type="float" office:value="-30.4504504504504" calcext:value-type="float">
            <text:p>-30,450450450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ANDBETWEEN(1;10000)" office:value-type="float" office:value="9178" calcext:value-type="float">
            <text:p>9178</text:p>
          </table:table-cell>
          <table:table-cell table:formula="of:=IF([.B557]&lt;=8000;-100;IF([.B557]&lt;=9000;0;IF([.B557]&lt;=9750;100;2000)))" office:value-type="float" office:value="100" calcext:value-type="float">
            <text:p>100</text:p>
          </table:table-cell>
          <table:table-cell table:formula="of:=AVERAGE([.C$2:.C557])" office:value-type="float" office:value="-30.2158273381295" calcext:value-type="float">
            <text:p>-30,215827338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ANDBETWEEN(1;10000)" office:value-type="float" office:value="5678" calcext:value-type="float">
            <text:p>5678</text:p>
          </table:table-cell>
          <table:table-cell table:formula="of:=IF([.B558]&lt;=8000;-100;IF([.B558]&lt;=9000;0;IF([.B558]&lt;=9750;100;2000)))" office:value-type="float" office:value="-100" calcext:value-type="float">
            <text:p>-100</text:p>
          </table:table-cell>
          <table:table-cell table:formula="of:=AVERAGE([.C$2:.C558])" office:value-type="float" office:value="-30.3411131059246" calcext:value-type="float">
            <text:p>-30,34111310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ANDBETWEEN(1;10000)" office:value-type="float" office:value="7835" calcext:value-type="float">
            <text:p>7835</text:p>
          </table:table-cell>
          <table:table-cell table:formula="of:=IF([.B559]&lt;=8000;-100;IF([.B559]&lt;=9000;0;IF([.B559]&lt;=9750;100;2000)))" office:value-type="float" office:value="-100" calcext:value-type="float">
            <text:p>-100</text:p>
          </table:table-cell>
          <table:table-cell table:formula="of:=AVERAGE([.C$2:.C559])" office:value-type="float" office:value="-30.4659498207885" calcext:value-type="float">
            <text:p>-30,46594982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ANDBETWEEN(1;10000)" office:value-type="float" office:value="6581" calcext:value-type="float">
            <text:p>6581</text:p>
          </table:table-cell>
          <table:table-cell table:formula="of:=IF([.B560]&lt;=8000;-100;IF([.B560]&lt;=9000;0;IF([.B560]&lt;=9750;100;2000)))" office:value-type="float" office:value="-100" calcext:value-type="float">
            <text:p>-100</text:p>
          </table:table-cell>
          <table:table-cell table:formula="of:=AVERAGE([.C$2:.C560])" office:value-type="float" office:value="-30.5903398926655" calcext:value-type="float">
            <text:p>-30,59033989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ANDBETWEEN(1;10000)" office:value-type="float" office:value="4411" calcext:value-type="float">
            <text:p>4411</text:p>
          </table:table-cell>
          <table:table-cell table:formula="of:=IF([.B561]&lt;=8000;-100;IF([.B561]&lt;=9000;0;IF([.B561]&lt;=9750;100;2000)))" office:value-type="float" office:value="-100" calcext:value-type="float">
            <text:p>-100</text:p>
          </table:table-cell>
          <table:table-cell table:formula="of:=AVERAGE([.C$2:.C561])" office:value-type="float" office:value="-30.7142857142857" calcext:value-type="float">
            <text:p>-30,714285714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ANDBETWEEN(1;10000)" office:value-type="float" office:value="8470" calcext:value-type="float">
            <text:p>8470</text:p>
          </table:table-cell>
          <table:table-cell table:formula="of:=IF([.B562]&lt;=8000;-100;IF([.B562]&lt;=9000;0;IF([.B562]&lt;=9750;100;2000)))" office:value-type="float" office:value="0" calcext:value-type="float">
            <text:p>0</text:p>
          </table:table-cell>
          <table:table-cell table:formula="of:=AVERAGE([.C$2:.C562])" office:value-type="float" office:value="-30.6595365418895" calcext:value-type="float">
            <text:p>-30,659536541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ANDBETWEEN(1;10000)" office:value-type="float" office:value="6784" calcext:value-type="float">
            <text:p>6784</text:p>
          </table:table-cell>
          <table:table-cell table:formula="of:=IF([.B563]&lt;=8000;-100;IF([.B563]&lt;=9000;0;IF([.B563]&lt;=9750;100;2000)))" office:value-type="float" office:value="-100" calcext:value-type="float">
            <text:p>-100</text:p>
          </table:table-cell>
          <table:table-cell table:formula="of:=AVERAGE([.C$2:.C563])" office:value-type="float" office:value="-30.7829181494662" calcext:value-type="float">
            <text:p>-30,782918149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ANDBETWEEN(1;10000)" office:value-type="float" office:value="5815" calcext:value-type="float">
            <text:p>5815</text:p>
          </table:table-cell>
          <table:table-cell table:formula="of:=IF([.B564]&lt;=8000;-100;IF([.B564]&lt;=9000;0;IF([.B564]&lt;=9750;100;2000)))" office:value-type="float" office:value="-100" calcext:value-type="float">
            <text:p>-100</text:p>
          </table:table-cell>
          <table:table-cell table:formula="of:=AVERAGE([.C$2:.C564])" office:value-type="float" office:value="-30.9058614564831" calcext:value-type="float">
            <text:p>-30,90586145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ANDBETWEEN(1;10000)" office:value-type="float" office:value="9683" calcext:value-type="float">
            <text:p>9683</text:p>
          </table:table-cell>
          <table:table-cell table:formula="of:=IF([.B565]&lt;=8000;-100;IF([.B565]&lt;=9000;0;IF([.B565]&lt;=9750;100;2000)))" office:value-type="float" office:value="100" calcext:value-type="float">
            <text:p>100</text:p>
          </table:table-cell>
          <table:table-cell table:formula="of:=AVERAGE([.C$2:.C565])" office:value-type="float" office:value="-30.6737588652482" calcext:value-type="float">
            <text:p>-30,673758865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ANDBETWEEN(1;10000)" office:value-type="float" office:value="6699" calcext:value-type="float">
            <text:p>6699</text:p>
          </table:table-cell>
          <table:table-cell table:formula="of:=IF([.B566]&lt;=8000;-100;IF([.B566]&lt;=9000;0;IF([.B566]&lt;=9750;100;2000)))" office:value-type="float" office:value="-100" calcext:value-type="float">
            <text:p>-100</text:p>
          </table:table-cell>
          <table:table-cell table:formula="of:=AVERAGE([.C$2:.C566])" office:value-type="float" office:value="-30.7964601769911" calcext:value-type="float">
            <text:p>-30,79646017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ANDBETWEEN(1;10000)" office:value-type="float" office:value="8186" calcext:value-type="float">
            <text:p>8186</text:p>
          </table:table-cell>
          <table:table-cell table:formula="of:=IF([.B567]&lt;=8000;-100;IF([.B567]&lt;=9000;0;IF([.B567]&lt;=9750;100;2000)))" office:value-type="float" office:value="0" calcext:value-type="float">
            <text:p>0</text:p>
          </table:table-cell>
          <table:table-cell table:formula="of:=AVERAGE([.C$2:.C567])" office:value-type="float" office:value="-30.7420494699647" calcext:value-type="float">
            <text:p>-30,742049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ANDBETWEEN(1;10000)" office:value-type="float" office:value="7742" calcext:value-type="float">
            <text:p>7742</text:p>
          </table:table-cell>
          <table:table-cell table:formula="of:=IF([.B568]&lt;=8000;-100;IF([.B568]&lt;=9000;0;IF([.B568]&lt;=9750;100;2000)))" office:value-type="float" office:value="-100" calcext:value-type="float">
            <text:p>-100</text:p>
          </table:table-cell>
          <table:table-cell table:formula="of:=AVERAGE([.C$2:.C568])" office:value-type="float" office:value="-30.8641975308642" calcext:value-type="float">
            <text:p>-30,864197530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ANDBETWEEN(1;10000)" office:value-type="float" office:value="9396" calcext:value-type="float">
            <text:p>9396</text:p>
          </table:table-cell>
          <table:table-cell table:formula="of:=IF([.B569]&lt;=8000;-100;IF([.B569]&lt;=9000;0;IF([.B569]&lt;=9750;100;2000)))" office:value-type="float" office:value="100" calcext:value-type="float">
            <text:p>100</text:p>
          </table:table-cell>
          <table:table-cell table:formula="of:=AVERAGE([.C$2:.C569])" office:value-type="float" office:value="-30.6338028169014" calcext:value-type="float">
            <text:p>-30,633802816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ANDBETWEEN(1;10000)" office:value-type="float" office:value="4834" calcext:value-type="float">
            <text:p>4834</text:p>
          </table:table-cell>
          <table:table-cell table:formula="of:=IF([.B570]&lt;=8000;-100;IF([.B570]&lt;=9000;0;IF([.B570]&lt;=9750;100;2000)))" office:value-type="float" office:value="-100" calcext:value-type="float">
            <text:p>-100</text:p>
          </table:table-cell>
          <table:table-cell table:formula="of:=AVERAGE([.C$2:.C570])" office:value-type="float" office:value="-30.7557117750439" calcext:value-type="float">
            <text:p>-30,75571177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ANDBETWEEN(1;10000)" office:value-type="float" office:value="2349" calcext:value-type="float">
            <text:p>2349</text:p>
          </table:table-cell>
          <table:table-cell table:formula="of:=IF([.B571]&lt;=8000;-100;IF([.B571]&lt;=9000;0;IF([.B571]&lt;=9750;100;2000)))" office:value-type="float" office:value="-100" calcext:value-type="float">
            <text:p>-100</text:p>
          </table:table-cell>
          <table:table-cell table:formula="of:=AVERAGE([.C$2:.C571])" office:value-type="float" office:value="-30.8771929824561" calcext:value-type="float">
            <text:p>-30,87719298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ANDBETWEEN(1;10000)" office:value-type="float" office:value="8187" calcext:value-type="float">
            <text:p>8187</text:p>
          </table:table-cell>
          <table:table-cell table:formula="of:=IF([.B572]&lt;=8000;-100;IF([.B572]&lt;=9000;0;IF([.B572]&lt;=9750;100;2000)))" office:value-type="float" office:value="0" calcext:value-type="float">
            <text:p>0</text:p>
          </table:table-cell>
          <table:table-cell table:formula="of:=AVERAGE([.C$2:.C572])" office:value-type="float" office:value="-30.8231173380035" calcext:value-type="float">
            <text:p>-30,8231173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ANDBETWEEN(1;10000)" office:value-type="float" office:value="2389" calcext:value-type="float">
            <text:p>2389</text:p>
          </table:table-cell>
          <table:table-cell table:formula="of:=IF([.B573]&lt;=8000;-100;IF([.B573]&lt;=9000;0;IF([.B573]&lt;=9750;100;2000)))" office:value-type="float" office:value="-100" calcext:value-type="float">
            <text:p>-100</text:p>
          </table:table-cell>
          <table:table-cell table:formula="of:=AVERAGE([.C$2:.C573])" office:value-type="float" office:value="-30.9440559440559" calcext:value-type="float">
            <text:p>-30,944055944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ANDBETWEEN(1;10000)" office:value-type="float" office:value="3434" calcext:value-type="float">
            <text:p>3434</text:p>
          </table:table-cell>
          <table:table-cell table:formula="of:=IF([.B574]&lt;=8000;-100;IF([.B574]&lt;=9000;0;IF([.B574]&lt;=9750;100;2000)))" office:value-type="float" office:value="-100" calcext:value-type="float">
            <text:p>-100</text:p>
          </table:table-cell>
          <table:table-cell table:formula="of:=AVERAGE([.C$2:.C574])" office:value-type="float" office:value="-31.064572425829" calcext:value-type="float">
            <text:p>-31,064572425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ANDBETWEEN(1;10000)" office:value-type="float" office:value="7194" calcext:value-type="float">
            <text:p>7194</text:p>
          </table:table-cell>
          <table:table-cell table:formula="of:=IF([.B575]&lt;=8000;-100;IF([.B575]&lt;=9000;0;IF([.B575]&lt;=9750;100;2000)))" office:value-type="float" office:value="-100" calcext:value-type="float">
            <text:p>-100</text:p>
          </table:table-cell>
          <table:table-cell table:formula="of:=AVERAGE([.C$2:.C575])" office:value-type="float" office:value="-31.184668989547" calcext:value-type="float">
            <text:p>-31,184668989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ANDBETWEEN(1;10000)" office:value-type="float" office:value="2925" calcext:value-type="float">
            <text:p>2925</text:p>
          </table:table-cell>
          <table:table-cell table:formula="of:=IF([.B576]&lt;=8000;-100;IF([.B576]&lt;=9000;0;IF([.B576]&lt;=9750;100;2000)))" office:value-type="float" office:value="-100" calcext:value-type="float">
            <text:p>-100</text:p>
          </table:table-cell>
          <table:table-cell table:formula="of:=AVERAGE([.C$2:.C576])" office:value-type="float" office:value="-31.304347826087" calcext:value-type="float">
            <text:p>-31,304347826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ANDBETWEEN(1;10000)" office:value-type="float" office:value="9801" calcext:value-type="float">
            <text:p>9801</text:p>
          </table:table-cell>
          <table:table-cell table:formula="of:=IF([.B577]&lt;=8000;-100;IF([.B577]&lt;=9000;0;IF([.B577]&lt;=9750;100;2000)))" office:value-type="float" office:value="2000" calcext:value-type="float">
            <text:p>2000</text:p>
          </table:table-cell>
          <table:table-cell table:formula="of:=AVERAGE([.C$2:.C577])" office:value-type="float" office:value="-27.7777777777778" calcext:value-type="float">
            <text:p>-27,77777777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ANDBETWEEN(1;10000)" office:value-type="float" office:value="2647" calcext:value-type="float">
            <text:p>2647</text:p>
          </table:table-cell>
          <table:table-cell table:formula="of:=IF([.B578]&lt;=8000;-100;IF([.B578]&lt;=9000;0;IF([.B578]&lt;=9750;100;2000)))" office:value-type="float" office:value="-100" calcext:value-type="float">
            <text:p>-100</text:p>
          </table:table-cell>
          <table:table-cell table:formula="of:=AVERAGE([.C$2:.C578])" office:value-type="float" office:value="-27.9029462738302" calcext:value-type="float">
            <text:p>-27,90294627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ANDBETWEEN(1;10000)" office:value-type="float" office:value="168" calcext:value-type="float">
            <text:p>168</text:p>
          </table:table-cell>
          <table:table-cell table:formula="of:=IF([.B579]&lt;=8000;-100;IF([.B579]&lt;=9000;0;IF([.B579]&lt;=9750;100;2000)))" office:value-type="float" office:value="-100" calcext:value-type="float">
            <text:p>-100</text:p>
          </table:table-cell>
          <table:table-cell table:formula="of:=AVERAGE([.C$2:.C579])" office:value-type="float" office:value="-28.0276816608997" calcext:value-type="float">
            <text:p>-28,027681660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ANDBETWEEN(1;10000)" office:value-type="float" office:value="3855" calcext:value-type="float">
            <text:p>3855</text:p>
          </table:table-cell>
          <table:table-cell table:formula="of:=IF([.B580]&lt;=8000;-100;IF([.B580]&lt;=9000;0;IF([.B580]&lt;=9750;100;2000)))" office:value-type="float" office:value="-100" calcext:value-type="float">
            <text:p>-100</text:p>
          </table:table-cell>
          <table:table-cell table:formula="of:=AVERAGE([.C$2:.C580])" office:value-type="float" office:value="-28.1519861830743" calcext:value-type="float">
            <text:p>-28,15198618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ANDBETWEEN(1;10000)" office:value-type="float" office:value="2660" calcext:value-type="float">
            <text:p>2660</text:p>
          </table:table-cell>
          <table:table-cell table:formula="of:=IF([.B581]&lt;=8000;-100;IF([.B581]&lt;=9000;0;IF([.B581]&lt;=9750;100;2000)))" office:value-type="float" office:value="-100" calcext:value-type="float">
            <text:p>-100</text:p>
          </table:table-cell>
          <table:table-cell table:formula="of:=AVERAGE([.C$2:.C581])" office:value-type="float" office:value="-28.2758620689655" calcext:value-type="float">
            <text:p>-28,27586206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ANDBETWEEN(1;10000)" office:value-type="float" office:value="7888" calcext:value-type="float">
            <text:p>7888</text:p>
          </table:table-cell>
          <table:table-cell table:formula="of:=IF([.B582]&lt;=8000;-100;IF([.B582]&lt;=9000;0;IF([.B582]&lt;=9750;100;2000)))" office:value-type="float" office:value="-100" calcext:value-type="float">
            <text:p>-100</text:p>
          </table:table-cell>
          <table:table-cell table:formula="of:=AVERAGE([.C$2:.C582])" office:value-type="float" office:value="-28.3993115318416" calcext:value-type="float">
            <text:p>-28,39931153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ANDBETWEEN(1;10000)" office:value-type="float" office:value="9378" calcext:value-type="float">
            <text:p>9378</text:p>
          </table:table-cell>
          <table:table-cell table:formula="of:=IF([.B583]&lt;=8000;-100;IF([.B583]&lt;=9000;0;IF([.B583]&lt;=9750;100;2000)))" office:value-type="float" office:value="100" calcext:value-type="float">
            <text:p>100</text:p>
          </table:table-cell>
          <table:table-cell table:formula="of:=AVERAGE([.C$2:.C583])" office:value-type="float" office:value="-28.1786941580756" calcext:value-type="float">
            <text:p>-28,178694158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ANDBETWEEN(1;10000)" office:value-type="float" office:value="3422" calcext:value-type="float">
            <text:p>3422</text:p>
          </table:table-cell>
          <table:table-cell table:formula="of:=IF([.B584]&lt;=8000;-100;IF([.B584]&lt;=9000;0;IF([.B584]&lt;=9750;100;2000)))" office:value-type="float" office:value="-100" calcext:value-type="float">
            <text:p>-100</text:p>
          </table:table-cell>
          <table:table-cell table:formula="of:=AVERAGE([.C$2:.C584])" office:value-type="float" office:value="-28.3018867924528" calcext:value-type="float">
            <text:p>-28,30188679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ANDBETWEEN(1;10000)" office:value-type="float" office:value="5287" calcext:value-type="float">
            <text:p>5287</text:p>
          </table:table-cell>
          <table:table-cell table:formula="of:=IF([.B585]&lt;=8000;-100;IF([.B585]&lt;=9000;0;IF([.B585]&lt;=9750;100;2000)))" office:value-type="float" office:value="-100" calcext:value-type="float">
            <text:p>-100</text:p>
          </table:table-cell>
          <table:table-cell table:formula="of:=AVERAGE([.C$2:.C585])" office:value-type="float" office:value="-28.4246575342466" calcext:value-type="float">
            <text:p>-28,424657534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ANDBETWEEN(1;10000)" office:value-type="float" office:value="9710" calcext:value-type="float">
            <text:p>9710</text:p>
          </table:table-cell>
          <table:table-cell table:formula="of:=IF([.B586]&lt;=8000;-100;IF([.B586]&lt;=9000;0;IF([.B586]&lt;=9750;100;2000)))" office:value-type="float" office:value="100" calcext:value-type="float">
            <text:p>100</text:p>
          </table:table-cell>
          <table:table-cell table:formula="of:=AVERAGE([.C$2:.C586])" office:value-type="float" office:value="-28.2051282051282" calcext:value-type="float">
            <text:p>-28,20512820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ANDBETWEEN(1;10000)" office:value-type="float" office:value="3845" calcext:value-type="float">
            <text:p>3845</text:p>
          </table:table-cell>
          <table:table-cell table:formula="of:=IF([.B587]&lt;=8000;-100;IF([.B587]&lt;=9000;0;IF([.B587]&lt;=9750;100;2000)))" office:value-type="float" office:value="-100" calcext:value-type="float">
            <text:p>-100</text:p>
          </table:table-cell>
          <table:table-cell table:formula="of:=AVERAGE([.C$2:.C587])" office:value-type="float" office:value="-28.3276450511945" calcext:value-type="float">
            <text:p>-28,32764505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ANDBETWEEN(1;10000)" office:value-type="float" office:value="224" calcext:value-type="float">
            <text:p>224</text:p>
          </table:table-cell>
          <table:table-cell table:formula="of:=IF([.B588]&lt;=8000;-100;IF([.B588]&lt;=9000;0;IF([.B588]&lt;=9750;100;2000)))" office:value-type="float" office:value="-100" calcext:value-type="float">
            <text:p>-100</text:p>
          </table:table-cell>
          <table:table-cell table:formula="of:=AVERAGE([.C$2:.C588])" office:value-type="float" office:value="-28.4497444633731" calcext:value-type="float">
            <text:p>-28,449744463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ANDBETWEEN(1;10000)" office:value-type="float" office:value="6399" calcext:value-type="float">
            <text:p>6399</text:p>
          </table:table-cell>
          <table:table-cell table:formula="of:=IF([.B589]&lt;=8000;-100;IF([.B589]&lt;=9000;0;IF([.B589]&lt;=9750;100;2000)))" office:value-type="float" office:value="-100" calcext:value-type="float">
            <text:p>-100</text:p>
          </table:table-cell>
          <table:table-cell table:formula="of:=AVERAGE([.C$2:.C589])" office:value-type="float" office:value="-28.5714285714286" calcext:value-type="float">
            <text:p>-28,57142857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ANDBETWEEN(1;10000)" office:value-type="float" office:value="4639" calcext:value-type="float">
            <text:p>4639</text:p>
          </table:table-cell>
          <table:table-cell table:formula="of:=IF([.B590]&lt;=8000;-100;IF([.B590]&lt;=9000;0;IF([.B590]&lt;=9750;100;2000)))" office:value-type="float" office:value="-100" calcext:value-type="float">
            <text:p>-100</text:p>
          </table:table-cell>
          <table:table-cell table:formula="of:=AVERAGE([.C$2:.C590])" office:value-type="float" office:value="-28.6926994906621" calcext:value-type="float">
            <text:p>-28,69269949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ANDBETWEEN(1;10000)" office:value-type="float" office:value="9243" calcext:value-type="float">
            <text:p>9243</text:p>
          </table:table-cell>
          <table:table-cell table:formula="of:=IF([.B591]&lt;=8000;-100;IF([.B591]&lt;=9000;0;IF([.B591]&lt;=9750;100;2000)))" office:value-type="float" office:value="100" calcext:value-type="float">
            <text:p>100</text:p>
          </table:table-cell>
          <table:table-cell table:formula="of:=AVERAGE([.C$2:.C591])" office:value-type="float" office:value="-28.4745762711864" calcext:value-type="float">
            <text:p>-28,47457627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ANDBETWEEN(1;10000)" office:value-type="float" office:value="2957" calcext:value-type="float">
            <text:p>2957</text:p>
          </table:table-cell>
          <table:table-cell table:formula="of:=IF([.B592]&lt;=8000;-100;IF([.B592]&lt;=9000;0;IF([.B592]&lt;=9750;100;2000)))" office:value-type="float" office:value="-100" calcext:value-type="float">
            <text:p>-100</text:p>
          </table:table-cell>
          <table:table-cell table:formula="of:=AVERAGE([.C$2:.C592])" office:value-type="float" office:value="-28.5956006768189" calcext:value-type="float">
            <text:p>-28,595600676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ANDBETWEEN(1;10000)" office:value-type="float" office:value="6144" calcext:value-type="float">
            <text:p>6144</text:p>
          </table:table-cell>
          <table:table-cell table:formula="of:=IF([.B593]&lt;=8000;-100;IF([.B593]&lt;=9000;0;IF([.B593]&lt;=9750;100;2000)))" office:value-type="float" office:value="-100" calcext:value-type="float">
            <text:p>-100</text:p>
          </table:table-cell>
          <table:table-cell table:formula="of:=AVERAGE([.C$2:.C593])" office:value-type="float" office:value="-28.7162162162162" calcext:value-type="float">
            <text:p>-28,71621621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ANDBETWEEN(1;10000)" office:value-type="float" office:value="4488" calcext:value-type="float">
            <text:p>4488</text:p>
          </table:table-cell>
          <table:table-cell table:formula="of:=IF([.B594]&lt;=8000;-100;IF([.B594]&lt;=9000;0;IF([.B594]&lt;=9750;100;2000)))" office:value-type="float" office:value="-100" calcext:value-type="float">
            <text:p>-100</text:p>
          </table:table-cell>
          <table:table-cell table:formula="of:=AVERAGE([.C$2:.C594])" office:value-type="float" office:value="-28.8364249578415" calcext:value-type="float">
            <text:p>-28,83642495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ANDBETWEEN(1;10000)" office:value-type="float" office:value="2521" calcext:value-type="float">
            <text:p>2521</text:p>
          </table:table-cell>
          <table:table-cell table:formula="of:=IF([.B595]&lt;=8000;-100;IF([.B595]&lt;=9000;0;IF([.B595]&lt;=9750;100;2000)))" office:value-type="float" office:value="-100" calcext:value-type="float">
            <text:p>-100</text:p>
          </table:table-cell>
          <table:table-cell table:formula="of:=AVERAGE([.C$2:.C595])" office:value-type="float" office:value="-28.956228956229" calcext:value-type="float">
            <text:p>-28,956228956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ANDBETWEEN(1;10000)" office:value-type="float" office:value="4155" calcext:value-type="float">
            <text:p>4155</text:p>
          </table:table-cell>
          <table:table-cell table:formula="of:=IF([.B596]&lt;=8000;-100;IF([.B596]&lt;=9000;0;IF([.B596]&lt;=9750;100;2000)))" office:value-type="float" office:value="-100" calcext:value-type="float">
            <text:p>-100</text:p>
          </table:table-cell>
          <table:table-cell table:formula="of:=AVERAGE([.C$2:.C596])" office:value-type="float" office:value="-29.0756302521008" calcext:value-type="float">
            <text:p>-29,07563025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ANDBETWEEN(1;10000)" office:value-type="float" office:value="4828" calcext:value-type="float">
            <text:p>4828</text:p>
          </table:table-cell>
          <table:table-cell table:formula="of:=IF([.B597]&lt;=8000;-100;IF([.B597]&lt;=9000;0;IF([.B597]&lt;=9750;100;2000)))" office:value-type="float" office:value="-100" calcext:value-type="float">
            <text:p>-100</text:p>
          </table:table-cell>
          <table:table-cell table:formula="of:=AVERAGE([.C$2:.C597])" office:value-type="float" office:value="-29.1946308724832" calcext:value-type="float">
            <text:p>-29,19463087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ANDBETWEEN(1;10000)" office:value-type="float" office:value="5951" calcext:value-type="float">
            <text:p>5951</text:p>
          </table:table-cell>
          <table:table-cell table:formula="of:=IF([.B598]&lt;=8000;-100;IF([.B598]&lt;=9000;0;IF([.B598]&lt;=9750;100;2000)))" office:value-type="float" office:value="-100" calcext:value-type="float">
            <text:p>-100</text:p>
          </table:table-cell>
          <table:table-cell table:formula="of:=AVERAGE([.C$2:.C598])" office:value-type="float" office:value="-29.3132328308208" calcext:value-type="float">
            <text:p>-29,31323283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ANDBETWEEN(1;10000)" office:value-type="float" office:value="2863" calcext:value-type="float">
            <text:p>2863</text:p>
          </table:table-cell>
          <table:table-cell table:formula="of:=IF([.B599]&lt;=8000;-100;IF([.B599]&lt;=9000;0;IF([.B599]&lt;=9750;100;2000)))" office:value-type="float" office:value="-100" calcext:value-type="float">
            <text:p>-100</text:p>
          </table:table-cell>
          <table:table-cell table:formula="of:=AVERAGE([.C$2:.C599])" office:value-type="float" office:value="-29.4314381270903" calcext:value-type="float">
            <text:p>-29,43143812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ANDBETWEEN(1;10000)" office:value-type="float" office:value="1636" calcext:value-type="float">
            <text:p>1636</text:p>
          </table:table-cell>
          <table:table-cell table:formula="of:=IF([.B600]&lt;=8000;-100;IF([.B600]&lt;=9000;0;IF([.B600]&lt;=9750;100;2000)))" office:value-type="float" office:value="-100" calcext:value-type="float">
            <text:p>-100</text:p>
          </table:table-cell>
          <table:table-cell table:formula="of:=AVERAGE([.C$2:.C600])" office:value-type="float" office:value="-29.5492487479132" calcext:value-type="float">
            <text:p>-29,54924874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1;10000)" office:value-type="float" office:value="5823" calcext:value-type="float">
            <text:p>5823</text:p>
          </table:table-cell>
          <table:table-cell table:formula="of:=IF([.B601]&lt;=8000;-100;IF([.B601]&lt;=9000;0;IF([.B601]&lt;=9750;100;2000)))" office:value-type="float" office:value="-100" calcext:value-type="float">
            <text:p>-100</text:p>
          </table:table-cell>
          <table:table-cell table:formula="of:=AVERAGE([.C$2:.C601])" office:value-type="float" office:value="-29.6666666666667" calcext:value-type="float">
            <text:p>-29,66666666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RANDBETWEEN(1;10000)" office:value-type="float" office:value="2120" calcext:value-type="float">
            <text:p>2120</text:p>
          </table:table-cell>
          <table:table-cell table:formula="of:=IF([.B602]&lt;=8000;-100;IF([.B602]&lt;=9000;0;IF([.B602]&lt;=9750;100;2000)))" office:value-type="float" office:value="-100" calcext:value-type="float">
            <text:p>-100</text:p>
          </table:table-cell>
          <table:table-cell table:formula="of:=AVERAGE([.C$2:.C602])" office:value-type="float" office:value="-29.783693843594" calcext:value-type="float">
            <text:p>-29,783693843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RANDBETWEEN(1;10000)" office:value-type="float" office:value="7207" calcext:value-type="float">
            <text:p>7207</text:p>
          </table:table-cell>
          <table:table-cell table:formula="of:=IF([.B603]&lt;=8000;-100;IF([.B603]&lt;=9000;0;IF([.B603]&lt;=9750;100;2000)))" office:value-type="float" office:value="-100" calcext:value-type="float">
            <text:p>-100</text:p>
          </table:table-cell>
          <table:table-cell table:formula="of:=AVERAGE([.C$2:.C603])" office:value-type="float" office:value="-29.9003322259136" calcext:value-type="float">
            <text:p>-29,90033222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RANDBETWEEN(1;10000)" office:value-type="float" office:value="2999" calcext:value-type="float">
            <text:p>2999</text:p>
          </table:table-cell>
          <table:table-cell table:formula="of:=IF([.B604]&lt;=8000;-100;IF([.B604]&lt;=9000;0;IF([.B604]&lt;=9750;100;2000)))" office:value-type="float" office:value="-100" calcext:value-type="float">
            <text:p>-100</text:p>
          </table:table-cell>
          <table:table-cell table:formula="of:=AVERAGE([.C$2:.C604])" office:value-type="float" office:value="-30.016583747927" calcext:value-type="float">
            <text:p>-30,016583747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RANDBETWEEN(1;10000)" office:value-type="float" office:value="5344" calcext:value-type="float">
            <text:p>5344</text:p>
          </table:table-cell>
          <table:table-cell table:formula="of:=IF([.B605]&lt;=8000;-100;IF([.B605]&lt;=9000;0;IF([.B605]&lt;=9750;100;2000)))" office:value-type="float" office:value="-100" calcext:value-type="float">
            <text:p>-100</text:p>
          </table:table-cell>
          <table:table-cell table:formula="of:=AVERAGE([.C$2:.C605])" office:value-type="float" office:value="-30.1324503311258" calcext:value-type="float">
            <text:p>-30,13245033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RANDBETWEEN(1;10000)" office:value-type="float" office:value="8372" calcext:value-type="float">
            <text:p>8372</text:p>
          </table:table-cell>
          <table:table-cell table:formula="of:=IF([.B606]&lt;=8000;-100;IF([.B606]&lt;=9000;0;IF([.B606]&lt;=9750;100;2000)))" office:value-type="float" office:value="0" calcext:value-type="float">
            <text:p>0</text:p>
          </table:table-cell>
          <table:table-cell table:formula="of:=AVERAGE([.C$2:.C606])" office:value-type="float" office:value="-30.0826446280992" calcext:value-type="float">
            <text:p>-30,082644628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ANDBETWEEN(1;10000)" office:value-type="float" office:value="7327" calcext:value-type="float">
            <text:p>7327</text:p>
          </table:table-cell>
          <table:table-cell table:formula="of:=IF([.B607]&lt;=8000;-100;IF([.B607]&lt;=9000;0;IF([.B607]&lt;=9750;100;2000)))" office:value-type="float" office:value="-100" calcext:value-type="float">
            <text:p>-100</text:p>
          </table:table-cell>
          <table:table-cell table:formula="of:=AVERAGE([.C$2:.C607])" office:value-type="float" office:value="-30.1980198019802" calcext:value-type="float">
            <text:p>-30,19801980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RANDBETWEEN(1;10000)" office:value-type="float" office:value="3416" calcext:value-type="float">
            <text:p>3416</text:p>
          </table:table-cell>
          <table:table-cell table:formula="of:=IF([.B608]&lt;=8000;-100;IF([.B608]&lt;=9000;0;IF([.B608]&lt;=9750;100;2000)))" office:value-type="float" office:value="-100" calcext:value-type="float">
            <text:p>-100</text:p>
          </table:table-cell>
          <table:table-cell table:formula="of:=AVERAGE([.C$2:.C608])" office:value-type="float" office:value="-30.3130148270181" calcext:value-type="float">
            <text:p>-30,3130148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RANDBETWEEN(1;10000)" office:value-type="float" office:value="1368" calcext:value-type="float">
            <text:p>1368</text:p>
          </table:table-cell>
          <table:table-cell table:formula="of:=IF([.B609]&lt;=8000;-100;IF([.B609]&lt;=9000;0;IF([.B609]&lt;=9750;100;2000)))" office:value-type="float" office:value="-100" calcext:value-type="float">
            <text:p>-100</text:p>
          </table:table-cell>
          <table:table-cell table:formula="of:=AVERAGE([.C$2:.C609])" office:value-type="float" office:value="-30.4276315789474" calcext:value-type="float">
            <text:p>-30,42763157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RANDBETWEEN(1;10000)" office:value-type="float" office:value="576" calcext:value-type="float">
            <text:p>576</text:p>
          </table:table-cell>
          <table:table-cell table:formula="of:=IF([.B610]&lt;=8000;-100;IF([.B610]&lt;=9000;0;IF([.B610]&lt;=9750;100;2000)))" office:value-type="float" office:value="-100" calcext:value-type="float">
            <text:p>-100</text:p>
          </table:table-cell>
          <table:table-cell table:formula="of:=AVERAGE([.C$2:.C610])" office:value-type="float" office:value="-30.5418719211823" calcext:value-type="float">
            <text:p>-30,54187192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RANDBETWEEN(1;10000)" office:value-type="float" office:value="7385" calcext:value-type="float">
            <text:p>7385</text:p>
          </table:table-cell>
          <table:table-cell table:formula="of:=IF([.B611]&lt;=8000;-100;IF([.B611]&lt;=9000;0;IF([.B611]&lt;=9750;100;2000)))" office:value-type="float" office:value="-100" calcext:value-type="float">
            <text:p>-100</text:p>
          </table:table-cell>
          <table:table-cell table:formula="of:=AVERAGE([.C$2:.C611])" office:value-type="float" office:value="-30.655737704918" calcext:value-type="float">
            <text:p>-30,65573770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RANDBETWEEN(1;10000)" office:value-type="float" office:value="5376" calcext:value-type="float">
            <text:p>5376</text:p>
          </table:table-cell>
          <table:table-cell table:formula="of:=IF([.B612]&lt;=8000;-100;IF([.B612]&lt;=9000;0;IF([.B612]&lt;=9750;100;2000)))" office:value-type="float" office:value="-100" calcext:value-type="float">
            <text:p>-100</text:p>
          </table:table-cell>
          <table:table-cell table:formula="of:=AVERAGE([.C$2:.C612])" office:value-type="float" office:value="-30.7692307692308" calcext:value-type="float">
            <text:p>-30,769230769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RANDBETWEEN(1;10000)" office:value-type="float" office:value="4782" calcext:value-type="float">
            <text:p>4782</text:p>
          </table:table-cell>
          <table:table-cell table:formula="of:=IF([.B613]&lt;=8000;-100;IF([.B613]&lt;=9000;0;IF([.B613]&lt;=9750;100;2000)))" office:value-type="float" office:value="-100" calcext:value-type="float">
            <text:p>-100</text:p>
          </table:table-cell>
          <table:table-cell table:formula="of:=AVERAGE([.C$2:.C613])" office:value-type="float" office:value="-30.8823529411765" calcext:value-type="float">
            <text:p>-30,88235294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RANDBETWEEN(1;10000)" office:value-type="float" office:value="3260" calcext:value-type="float">
            <text:p>3260</text:p>
          </table:table-cell>
          <table:table-cell table:formula="of:=IF([.B614]&lt;=8000;-100;IF([.B614]&lt;=9000;0;IF([.B614]&lt;=9750;100;2000)))" office:value-type="float" office:value="-100" calcext:value-type="float">
            <text:p>-100</text:p>
          </table:table-cell>
          <table:table-cell table:formula="of:=AVERAGE([.C$2:.C614])" office:value-type="float" office:value="-30.9951060358891" calcext:value-type="float">
            <text:p>-30,99510603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RANDBETWEEN(1;10000)" office:value-type="float" office:value="9427" calcext:value-type="float">
            <text:p>9427</text:p>
          </table:table-cell>
          <table:table-cell table:formula="of:=IF([.B615]&lt;=8000;-100;IF([.B615]&lt;=9000;0;IF([.B615]&lt;=9750;100;2000)))" office:value-type="float" office:value="100" calcext:value-type="float">
            <text:p>100</text:p>
          </table:table-cell>
          <table:table-cell table:formula="of:=AVERAGE([.C$2:.C615])" office:value-type="float" office:value="-30.7817589576547" calcext:value-type="float">
            <text:p>-30,781758957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RANDBETWEEN(1;10000)" office:value-type="float" office:value="1814" calcext:value-type="float">
            <text:p>1814</text:p>
          </table:table-cell>
          <table:table-cell table:formula="of:=IF([.B616]&lt;=8000;-100;IF([.B616]&lt;=9000;0;IF([.B616]&lt;=9750;100;2000)))" office:value-type="float" office:value="-100" calcext:value-type="float">
            <text:p>-100</text:p>
          </table:table-cell>
          <table:table-cell table:formula="of:=AVERAGE([.C$2:.C616])" office:value-type="float" office:value="-30.8943089430894" calcext:value-type="float">
            <text:p>-30,89430894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RANDBETWEEN(1;10000)" office:value-type="float" office:value="9700" calcext:value-type="float">
            <text:p>9700</text:p>
          </table:table-cell>
          <table:table-cell table:formula="of:=IF([.B617]&lt;=8000;-100;IF([.B617]&lt;=9000;0;IF([.B617]&lt;=9750;100;2000)))" office:value-type="float" office:value="100" calcext:value-type="float">
            <text:p>100</text:p>
          </table:table-cell>
          <table:table-cell table:formula="of:=AVERAGE([.C$2:.C617])" office:value-type="float" office:value="-30.6818181818182" calcext:value-type="float">
            <text:p>-30,68181818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RANDBETWEEN(1;10000)" office:value-type="float" office:value="5981" calcext:value-type="float">
            <text:p>5981</text:p>
          </table:table-cell>
          <table:table-cell table:formula="of:=IF([.B618]&lt;=8000;-100;IF([.B618]&lt;=9000;0;IF([.B618]&lt;=9750;100;2000)))" office:value-type="float" office:value="-100" calcext:value-type="float">
            <text:p>-100</text:p>
          </table:table-cell>
          <table:table-cell table:formula="of:=AVERAGE([.C$2:.C618])" office:value-type="float" office:value="-30.7941653160454" calcext:value-type="float">
            <text:p>-30,7941653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RANDBETWEEN(1;10000)" office:value-type="float" office:value="1278" calcext:value-type="float">
            <text:p>1278</text:p>
          </table:table-cell>
          <table:table-cell table:formula="of:=IF([.B619]&lt;=8000;-100;IF([.B619]&lt;=9000;0;IF([.B619]&lt;=9750;100;2000)))" office:value-type="float" office:value="-100" calcext:value-type="float">
            <text:p>-100</text:p>
          </table:table-cell>
          <table:table-cell table:formula="of:=AVERAGE([.C$2:.C619])" office:value-type="float" office:value="-30.9061488673139" calcext:value-type="float">
            <text:p>-30,906148867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RANDBETWEEN(1;10000)" office:value-type="float" office:value="224" calcext:value-type="float">
            <text:p>224</text:p>
          </table:table-cell>
          <table:table-cell table:formula="of:=IF([.B620]&lt;=8000;-100;IF([.B620]&lt;=9000;0;IF([.B620]&lt;=9750;100;2000)))" office:value-type="float" office:value="-100" calcext:value-type="float">
            <text:p>-100</text:p>
          </table:table-cell>
          <table:table-cell table:formula="of:=AVERAGE([.C$2:.C620])" office:value-type="float" office:value="-31.0177705977383" calcext:value-type="float">
            <text:p>-31,017770597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RANDBETWEEN(1;10000)" office:value-type="float" office:value="4882" calcext:value-type="float">
            <text:p>4882</text:p>
          </table:table-cell>
          <table:table-cell table:formula="of:=IF([.B621]&lt;=8000;-100;IF([.B621]&lt;=9000;0;IF([.B621]&lt;=9750;100;2000)))" office:value-type="float" office:value="-100" calcext:value-type="float">
            <text:p>-100</text:p>
          </table:table-cell>
          <table:table-cell table:formula="of:=AVERAGE([.C$2:.C621])" office:value-type="float" office:value="-31.1290322580645" calcext:value-type="float">
            <text:p>-31,129032258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RANDBETWEEN(1;10000)" office:value-type="float" office:value="3114" calcext:value-type="float">
            <text:p>3114</text:p>
          </table:table-cell>
          <table:table-cell table:formula="of:=IF([.B622]&lt;=8000;-100;IF([.B622]&lt;=9000;0;IF([.B622]&lt;=9750;100;2000)))" office:value-type="float" office:value="-100" calcext:value-type="float">
            <text:p>-100</text:p>
          </table:table-cell>
          <table:table-cell table:formula="of:=AVERAGE([.C$2:.C622])" office:value-type="float" office:value="-31.2399355877617" calcext:value-type="float">
            <text:p>-31,23993558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RANDBETWEEN(1;10000)" office:value-type="float" office:value="9862" calcext:value-type="float">
            <text:p>9862</text:p>
          </table:table-cell>
          <table:table-cell table:formula="of:=IF([.B623]&lt;=8000;-100;IF([.B623]&lt;=9000;0;IF([.B623]&lt;=9750;100;2000)))" office:value-type="float" office:value="2000" calcext:value-type="float">
            <text:p>2000</text:p>
          </table:table-cell>
          <table:table-cell table:formula="of:=AVERAGE([.C$2:.C623])" office:value-type="float" office:value="-27.9742765273312" calcext:value-type="float">
            <text:p>-27,974276527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RANDBETWEEN(1;10000)" office:value-type="float" office:value="5814" calcext:value-type="float">
            <text:p>5814</text:p>
          </table:table-cell>
          <table:table-cell table:formula="of:=IF([.B624]&lt;=8000;-100;IF([.B624]&lt;=9000;0;IF([.B624]&lt;=9750;100;2000)))" office:value-type="float" office:value="-100" calcext:value-type="float">
            <text:p>-100</text:p>
          </table:table-cell>
          <table:table-cell table:formula="of:=AVERAGE([.C$2:.C624])" office:value-type="float" office:value="-28.0898876404494" calcext:value-type="float">
            <text:p>-28,089887640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RANDBETWEEN(1;10000)" office:value-type="float" office:value="4677" calcext:value-type="float">
            <text:p>4677</text:p>
          </table:table-cell>
          <table:table-cell table:formula="of:=IF([.B625]&lt;=8000;-100;IF([.B625]&lt;=9000;0;IF([.B625]&lt;=9750;100;2000)))" office:value-type="float" office:value="-100" calcext:value-type="float">
            <text:p>-100</text:p>
          </table:table-cell>
          <table:table-cell table:formula="of:=AVERAGE([.C$2:.C625])" office:value-type="float" office:value="-28.2051282051282" calcext:value-type="float">
            <text:p>-28,205128205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RANDBETWEEN(1;10000)" office:value-type="float" office:value="6895" calcext:value-type="float">
            <text:p>6895</text:p>
          </table:table-cell>
          <table:table-cell table:formula="of:=IF([.B626]&lt;=8000;-100;IF([.B626]&lt;=9000;0;IF([.B626]&lt;=9750;100;2000)))" office:value-type="float" office:value="-100" calcext:value-type="float">
            <text:p>-100</text:p>
          </table:table-cell>
          <table:table-cell table:formula="of:=AVERAGE([.C$2:.C626])" office:value-type="float" office:value="-28.32" calcext:value-type="float">
            <text:p>-28,3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RANDBETWEEN(1;10000)" office:value-type="float" office:value="6351" calcext:value-type="float">
            <text:p>6351</text:p>
          </table:table-cell>
          <table:table-cell table:formula="of:=IF([.B627]&lt;=8000;-100;IF([.B627]&lt;=9000;0;IF([.B627]&lt;=9750;100;2000)))" office:value-type="float" office:value="-100" calcext:value-type="float">
            <text:p>-100</text:p>
          </table:table-cell>
          <table:table-cell table:formula="of:=AVERAGE([.C$2:.C627])" office:value-type="float" office:value="-28.4345047923323" calcext:value-type="float">
            <text:p>-28,43450479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RANDBETWEEN(1;10000)" office:value-type="float" office:value="1806" calcext:value-type="float">
            <text:p>1806</text:p>
          </table:table-cell>
          <table:table-cell table:formula="of:=IF([.B628]&lt;=8000;-100;IF([.B628]&lt;=9000;0;IF([.B628]&lt;=9750;100;2000)))" office:value-type="float" office:value="-100" calcext:value-type="float">
            <text:p>-100</text:p>
          </table:table-cell>
          <table:table-cell table:formula="of:=AVERAGE([.C$2:.C628])" office:value-type="float" office:value="-28.548644338118" calcext:value-type="float">
            <text:p>-28,548644338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RANDBETWEEN(1;10000)" office:value-type="float" office:value="7225" calcext:value-type="float">
            <text:p>7225</text:p>
          </table:table-cell>
          <table:table-cell table:formula="of:=IF([.B629]&lt;=8000;-100;IF([.B629]&lt;=9000;0;IF([.B629]&lt;=9750;100;2000)))" office:value-type="float" office:value="-100" calcext:value-type="float">
            <text:p>-100</text:p>
          </table:table-cell>
          <table:table-cell table:formula="of:=AVERAGE([.C$2:.C629])" office:value-type="float" office:value="-28.6624203821656" calcext:value-type="float">
            <text:p>-28,662420382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RANDBETWEEN(1;10000)" office:value-type="float" office:value="1569" calcext:value-type="float">
            <text:p>1569</text:p>
          </table:table-cell>
          <table:table-cell table:formula="of:=IF([.B630]&lt;=8000;-100;IF([.B630]&lt;=9000;0;IF([.B630]&lt;=9750;100;2000)))" office:value-type="float" office:value="-100" calcext:value-type="float">
            <text:p>-100</text:p>
          </table:table-cell>
          <table:table-cell table:formula="of:=AVERAGE([.C$2:.C630])" office:value-type="float" office:value="-28.7758346581876" calcext:value-type="float">
            <text:p>-28,775834658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RANDBETWEEN(1;10000)" office:value-type="float" office:value="6740" calcext:value-type="float">
            <text:p>6740</text:p>
          </table:table-cell>
          <table:table-cell table:formula="of:=IF([.B631]&lt;=8000;-100;IF([.B631]&lt;=9000;0;IF([.B631]&lt;=9750;100;2000)))" office:value-type="float" office:value="-100" calcext:value-type="float">
            <text:p>-100</text:p>
          </table:table-cell>
          <table:table-cell table:formula="of:=AVERAGE([.C$2:.C631])" office:value-type="float" office:value="-28.8888888888889" calcext:value-type="float">
            <text:p>-28,888888888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RANDBETWEEN(1;10000)" office:value-type="float" office:value="645" calcext:value-type="float">
            <text:p>645</text:p>
          </table:table-cell>
          <table:table-cell table:formula="of:=IF([.B632]&lt;=8000;-100;IF([.B632]&lt;=9000;0;IF([.B632]&lt;=9750;100;2000)))" office:value-type="float" office:value="-100" calcext:value-type="float">
            <text:p>-100</text:p>
          </table:table-cell>
          <table:table-cell table:formula="of:=AVERAGE([.C$2:.C632])" office:value-type="float" office:value="-29.0015847860539" calcext:value-type="float">
            <text:p>-29,00158478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RANDBETWEEN(1;10000)" office:value-type="float" office:value="8361" calcext:value-type="float">
            <text:p>8361</text:p>
          </table:table-cell>
          <table:table-cell table:formula="of:=IF([.B633]&lt;=8000;-100;IF([.B633]&lt;=9000;0;IF([.B633]&lt;=9750;100;2000)))" office:value-type="float" office:value="0" calcext:value-type="float">
            <text:p>0</text:p>
          </table:table-cell>
          <table:table-cell table:formula="of:=AVERAGE([.C$2:.C633])" office:value-type="float" office:value="-28.9556962025316" calcext:value-type="float">
            <text:p>-28,95569620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RANDBETWEEN(1;10000)" office:value-type="float" office:value="6657" calcext:value-type="float">
            <text:p>6657</text:p>
          </table:table-cell>
          <table:table-cell table:formula="of:=IF([.B634]&lt;=8000;-100;IF([.B634]&lt;=9000;0;IF([.B634]&lt;=9750;100;2000)))" office:value-type="float" office:value="-100" calcext:value-type="float">
            <text:p>-100</text:p>
          </table:table-cell>
          <table:table-cell table:formula="of:=AVERAGE([.C$2:.C634])" office:value-type="float" office:value="-29.0679304897314" calcext:value-type="float">
            <text:p>-29,067930489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RANDBETWEEN(1;10000)" office:value-type="float" office:value="1711" calcext:value-type="float">
            <text:p>1711</text:p>
          </table:table-cell>
          <table:table-cell table:formula="of:=IF([.B635]&lt;=8000;-100;IF([.B635]&lt;=9000;0;IF([.B635]&lt;=9750;100;2000)))" office:value-type="float" office:value="-100" calcext:value-type="float">
            <text:p>-100</text:p>
          </table:table-cell>
          <table:table-cell table:formula="of:=AVERAGE([.C$2:.C635])" office:value-type="float" office:value="-29.179810725552" calcext:value-type="float">
            <text:p>-29,17981072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RANDBETWEEN(1;10000)" office:value-type="float" office:value="961" calcext:value-type="float">
            <text:p>961</text:p>
          </table:table-cell>
          <table:table-cell table:formula="of:=IF([.B636]&lt;=8000;-100;IF([.B636]&lt;=9000;0;IF([.B636]&lt;=9750;100;2000)))" office:value-type="float" office:value="-100" calcext:value-type="float">
            <text:p>-100</text:p>
          </table:table-cell>
          <table:table-cell table:formula="of:=AVERAGE([.C$2:.C636])" office:value-type="float" office:value="-29.2913385826772" calcext:value-type="float">
            <text:p>-29,29133858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RANDBETWEEN(1;10000)" office:value-type="float" office:value="7883" calcext:value-type="float">
            <text:p>7883</text:p>
          </table:table-cell>
          <table:table-cell table:formula="of:=IF([.B637]&lt;=8000;-100;IF([.B637]&lt;=9000;0;IF([.B637]&lt;=9750;100;2000)))" office:value-type="float" office:value="-100" calcext:value-type="float">
            <text:p>-100</text:p>
          </table:table-cell>
          <table:table-cell table:formula="of:=AVERAGE([.C$2:.C637])" office:value-type="float" office:value="-29.4025157232704" calcext:value-type="float">
            <text:p>-29,40251572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RANDBETWEEN(1;10000)" office:value-type="float" office:value="1261" calcext:value-type="float">
            <text:p>1261</text:p>
          </table:table-cell>
          <table:table-cell table:formula="of:=IF([.B638]&lt;=8000;-100;IF([.B638]&lt;=9000;0;IF([.B638]&lt;=9750;100;2000)))" office:value-type="float" office:value="-100" calcext:value-type="float">
            <text:p>-100</text:p>
          </table:table-cell>
          <table:table-cell table:formula="of:=AVERAGE([.C$2:.C638])" office:value-type="float" office:value="-29.5133437990581" calcext:value-type="float">
            <text:p>-29,513343799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RANDBETWEEN(1;10000)" office:value-type="float" office:value="8603" calcext:value-type="float">
            <text:p>8603</text:p>
          </table:table-cell>
          <table:table-cell table:formula="of:=IF([.B639]&lt;=8000;-100;IF([.B639]&lt;=9000;0;IF([.B639]&lt;=9750;100;2000)))" office:value-type="float" office:value="0" calcext:value-type="float">
            <text:p>0</text:p>
          </table:table-cell>
          <table:table-cell table:formula="of:=AVERAGE([.C$2:.C639])" office:value-type="float" office:value="-29.4670846394984" calcext:value-type="float">
            <text:p>-29,467084639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RANDBETWEEN(1;10000)" office:value-type="float" office:value="7867" calcext:value-type="float">
            <text:p>7867</text:p>
          </table:table-cell>
          <table:table-cell table:formula="of:=IF([.B640]&lt;=8000;-100;IF([.B640]&lt;=9000;0;IF([.B640]&lt;=9750;100;2000)))" office:value-type="float" office:value="-100" calcext:value-type="float">
            <text:p>-100</text:p>
          </table:table-cell>
          <table:table-cell table:formula="of:=AVERAGE([.C$2:.C640])" office:value-type="float" office:value="-29.5774647887324" calcext:value-type="float">
            <text:p>-29,57746478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RANDBETWEEN(1;10000)" office:value-type="float" office:value="298" calcext:value-type="float">
            <text:p>298</text:p>
          </table:table-cell>
          <table:table-cell table:formula="of:=IF([.B641]&lt;=8000;-100;IF([.B641]&lt;=9000;0;IF([.B641]&lt;=9750;100;2000)))" office:value-type="float" office:value="-100" calcext:value-type="float">
            <text:p>-100</text:p>
          </table:table-cell>
          <table:table-cell table:formula="of:=AVERAGE([.C$2:.C641])" office:value-type="float" office:value="-29.6875" calcext:value-type="float">
            <text:p>-29,68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RANDBETWEEN(1;10000)" office:value-type="float" office:value="7833" calcext:value-type="float">
            <text:p>7833</text:p>
          </table:table-cell>
          <table:table-cell table:formula="of:=IF([.B642]&lt;=8000;-100;IF([.B642]&lt;=9000;0;IF([.B642]&lt;=9750;100;2000)))" office:value-type="float" office:value="-100" calcext:value-type="float">
            <text:p>-100</text:p>
          </table:table-cell>
          <table:table-cell table:formula="of:=AVERAGE([.C$2:.C642])" office:value-type="float" office:value="-29.7971918876755" calcext:value-type="float">
            <text:p>-29,797191887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RANDBETWEEN(1;10000)" office:value-type="float" office:value="1896" calcext:value-type="float">
            <text:p>1896</text:p>
          </table:table-cell>
          <table:table-cell table:formula="of:=IF([.B643]&lt;=8000;-100;IF([.B643]&lt;=9000;0;IF([.B643]&lt;=9750;100;2000)))" office:value-type="float" office:value="-100" calcext:value-type="float">
            <text:p>-100</text:p>
          </table:table-cell>
          <table:table-cell table:formula="of:=AVERAGE([.C$2:.C643])" office:value-type="float" office:value="-29.9065420560748" calcext:value-type="float">
            <text:p>-29,90654205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RANDBETWEEN(1;10000)" office:value-type="float" office:value="8566" calcext:value-type="float">
            <text:p>8566</text:p>
          </table:table-cell>
          <table:table-cell table:formula="of:=IF([.B644]&lt;=8000;-100;IF([.B644]&lt;=9000;0;IF([.B644]&lt;=9750;100;2000)))" office:value-type="float" office:value="0" calcext:value-type="float">
            <text:p>0</text:p>
          </table:table-cell>
          <table:table-cell table:formula="of:=AVERAGE([.C$2:.C644])" office:value-type="float" office:value="-29.8600311041991" calcext:value-type="float">
            <text:p>-29,860031104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RANDBETWEEN(1;10000)" office:value-type="float" office:value="4445" calcext:value-type="float">
            <text:p>4445</text:p>
          </table:table-cell>
          <table:table-cell table:formula="of:=IF([.B645]&lt;=8000;-100;IF([.B645]&lt;=9000;0;IF([.B645]&lt;=9750;100;2000)))" office:value-type="float" office:value="-100" calcext:value-type="float">
            <text:p>-100</text:p>
          </table:table-cell>
          <table:table-cell table:formula="of:=AVERAGE([.C$2:.C645])" office:value-type="float" office:value="-29.9689440993789" calcext:value-type="float">
            <text:p>-29,968944099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RANDBETWEEN(1;10000)" office:value-type="float" office:value="3809" calcext:value-type="float">
            <text:p>3809</text:p>
          </table:table-cell>
          <table:table-cell table:formula="of:=IF([.B646]&lt;=8000;-100;IF([.B646]&lt;=9000;0;IF([.B646]&lt;=9750;100;2000)))" office:value-type="float" office:value="-100" calcext:value-type="float">
            <text:p>-100</text:p>
          </table:table-cell>
          <table:table-cell table:formula="of:=AVERAGE([.C$2:.C646])" office:value-type="float" office:value="-30.077519379845" calcext:value-type="float">
            <text:p>-30,077519379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RANDBETWEEN(1;10000)" office:value-type="float" office:value="6171" calcext:value-type="float">
            <text:p>6171</text:p>
          </table:table-cell>
          <table:table-cell table:formula="of:=IF([.B647]&lt;=8000;-100;IF([.B647]&lt;=9000;0;IF([.B647]&lt;=9750;100;2000)))" office:value-type="float" office:value="-100" calcext:value-type="float">
            <text:p>-100</text:p>
          </table:table-cell>
          <table:table-cell table:formula="of:=AVERAGE([.C$2:.C647])" office:value-type="float" office:value="-30.1857585139319" calcext:value-type="float">
            <text:p>-30,185758513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RANDBETWEEN(1;10000)" office:value-type="float" office:value="8739" calcext:value-type="float">
            <text:p>8739</text:p>
          </table:table-cell>
          <table:table-cell table:formula="of:=IF([.B648]&lt;=8000;-100;IF([.B648]&lt;=9000;0;IF([.B648]&lt;=9750;100;2000)))" office:value-type="float" office:value="0" calcext:value-type="float">
            <text:p>0</text:p>
          </table:table-cell>
          <table:table-cell table:formula="of:=AVERAGE([.C$2:.C648])" office:value-type="float" office:value="-30.1391035548686" calcext:value-type="float">
            <text:p>-30,13910355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RANDBETWEEN(1;10000)" office:value-type="float" office:value="3685" calcext:value-type="float">
            <text:p>3685</text:p>
          </table:table-cell>
          <table:table-cell table:formula="of:=IF([.B649]&lt;=8000;-100;IF([.B649]&lt;=9000;0;IF([.B649]&lt;=9750;100;2000)))" office:value-type="float" office:value="-100" calcext:value-type="float">
            <text:p>-100</text:p>
          </table:table-cell>
          <table:table-cell table:formula="of:=AVERAGE([.C$2:.C649])" office:value-type="float" office:value="-30.2469135802469" calcext:value-type="float">
            <text:p>-30,24691358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RANDBETWEEN(1;10000)" office:value-type="float" office:value="8470" calcext:value-type="float">
            <text:p>8470</text:p>
          </table:table-cell>
          <table:table-cell table:formula="of:=IF([.B650]&lt;=8000;-100;IF([.B650]&lt;=9000;0;IF([.B650]&lt;=9750;100;2000)))" office:value-type="float" office:value="0" calcext:value-type="float">
            <text:p>0</text:p>
          </table:table-cell>
          <table:table-cell table:formula="of:=AVERAGE([.C$2:.C650])" office:value-type="float" office:value="-30.2003081664099" calcext:value-type="float">
            <text:p>-30,20030816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RANDBETWEEN(1;10000)" office:value-type="float" office:value="4389" calcext:value-type="float">
            <text:p>4389</text:p>
          </table:table-cell>
          <table:table-cell table:formula="of:=IF([.B651]&lt;=8000;-100;IF([.B651]&lt;=9000;0;IF([.B651]&lt;=9750;100;2000)))" office:value-type="float" office:value="-100" calcext:value-type="float">
            <text:p>-100</text:p>
          </table:table-cell>
          <table:table-cell table:formula="of:=AVERAGE([.C$2:.C651])" office:value-type="float" office:value="-30.3076923076923" calcext:value-type="float">
            <text:p>-30,307692307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RANDBETWEEN(1;10000)" office:value-type="float" office:value="7518" calcext:value-type="float">
            <text:p>7518</text:p>
          </table:table-cell>
          <table:table-cell table:formula="of:=IF([.B652]&lt;=8000;-100;IF([.B652]&lt;=9000;0;IF([.B652]&lt;=9750;100;2000)))" office:value-type="float" office:value="-100" calcext:value-type="float">
            <text:p>-100</text:p>
          </table:table-cell>
          <table:table-cell table:formula="of:=AVERAGE([.C$2:.C652])" office:value-type="float" office:value="-30.4147465437788" calcext:value-type="float">
            <text:p>-30,41474654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RANDBETWEEN(1;10000)" office:value-type="float" office:value="7388" calcext:value-type="float">
            <text:p>7388</text:p>
          </table:table-cell>
          <table:table-cell table:formula="of:=IF([.B653]&lt;=8000;-100;IF([.B653]&lt;=9000;0;IF([.B653]&lt;=9750;100;2000)))" office:value-type="float" office:value="-100" calcext:value-type="float">
            <text:p>-100</text:p>
          </table:table-cell>
          <table:table-cell table:formula="of:=AVERAGE([.C$2:.C653])" office:value-type="float" office:value="-30.521472392638" calcext:value-type="float">
            <text:p>-30,52147239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RANDBETWEEN(1;10000)" office:value-type="float" office:value="1720" calcext:value-type="float">
            <text:p>1720</text:p>
          </table:table-cell>
          <table:table-cell table:formula="of:=IF([.B654]&lt;=8000;-100;IF([.B654]&lt;=9000;0;IF([.B654]&lt;=9750;100;2000)))" office:value-type="float" office:value="-100" calcext:value-type="float">
            <text:p>-100</text:p>
          </table:table-cell>
          <table:table-cell table:formula="of:=AVERAGE([.C$2:.C654])" office:value-type="float" office:value="-30.6278713629403" calcext:value-type="float">
            <text:p>-30,62787136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RANDBETWEEN(1;10000)" office:value-type="float" office:value="4242" calcext:value-type="float">
            <text:p>4242</text:p>
          </table:table-cell>
          <table:table-cell table:formula="of:=IF([.B655]&lt;=8000;-100;IF([.B655]&lt;=9000;0;IF([.B655]&lt;=9750;100;2000)))" office:value-type="float" office:value="-100" calcext:value-type="float">
            <text:p>-100</text:p>
          </table:table-cell>
          <table:table-cell table:formula="of:=AVERAGE([.C$2:.C655])" office:value-type="float" office:value="-30.7339449541284" calcext:value-type="float">
            <text:p>-30,733944954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RANDBETWEEN(1;10000)" office:value-type="float" office:value="5386" calcext:value-type="float">
            <text:p>5386</text:p>
          </table:table-cell>
          <table:table-cell table:formula="of:=IF([.B656]&lt;=8000;-100;IF([.B656]&lt;=9000;0;IF([.B656]&lt;=9750;100;2000)))" office:value-type="float" office:value="-100" calcext:value-type="float">
            <text:p>-100</text:p>
          </table:table-cell>
          <table:table-cell table:formula="of:=AVERAGE([.C$2:.C656])" office:value-type="float" office:value="-30.8396946564886" calcext:value-type="float">
            <text:p>-30,83969465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RANDBETWEEN(1;10000)" office:value-type="float" office:value="3315" calcext:value-type="float">
            <text:p>3315</text:p>
          </table:table-cell>
          <table:table-cell table:formula="of:=IF([.B657]&lt;=8000;-100;IF([.B657]&lt;=9000;0;IF([.B657]&lt;=9750;100;2000)))" office:value-type="float" office:value="-100" calcext:value-type="float">
            <text:p>-100</text:p>
          </table:table-cell>
          <table:table-cell table:formula="of:=AVERAGE([.C$2:.C657])" office:value-type="float" office:value="-30.9451219512195" calcext:value-type="float">
            <text:p>-30,94512195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RANDBETWEEN(1;10000)" office:value-type="float" office:value="2589" calcext:value-type="float">
            <text:p>2589</text:p>
          </table:table-cell>
          <table:table-cell table:formula="of:=IF([.B658]&lt;=8000;-100;IF([.B658]&lt;=9000;0;IF([.B658]&lt;=9750;100;2000)))" office:value-type="float" office:value="-100" calcext:value-type="float">
            <text:p>-100</text:p>
          </table:table-cell>
          <table:table-cell table:formula="of:=AVERAGE([.C$2:.C658])" office:value-type="float" office:value="-31.0502283105023" calcext:value-type="float">
            <text:p>-31,05022831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RANDBETWEEN(1;10000)" office:value-type="float" office:value="4763" calcext:value-type="float">
            <text:p>4763</text:p>
          </table:table-cell>
          <table:table-cell table:formula="of:=IF([.B659]&lt;=8000;-100;IF([.B659]&lt;=9000;0;IF([.B659]&lt;=9750;100;2000)))" office:value-type="float" office:value="-100" calcext:value-type="float">
            <text:p>-100</text:p>
          </table:table-cell>
          <table:table-cell table:formula="of:=AVERAGE([.C$2:.C659])" office:value-type="float" office:value="-31.1550151975684" calcext:value-type="float">
            <text:p>-31,155015197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RANDBETWEEN(1;10000)" office:value-type="float" office:value="5218" calcext:value-type="float">
            <text:p>5218</text:p>
          </table:table-cell>
          <table:table-cell table:formula="of:=IF([.B660]&lt;=8000;-100;IF([.B660]&lt;=9000;0;IF([.B660]&lt;=9750;100;2000)))" office:value-type="float" office:value="-100" calcext:value-type="float">
            <text:p>-100</text:p>
          </table:table-cell>
          <table:table-cell table:formula="of:=AVERAGE([.C$2:.C660])" office:value-type="float" office:value="-31.2594840667678" calcext:value-type="float">
            <text:p>-31,25948406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RANDBETWEEN(1;10000)" office:value-type="float" office:value="8678" calcext:value-type="float">
            <text:p>8678</text:p>
          </table:table-cell>
          <table:table-cell table:formula="of:=IF([.B661]&lt;=8000;-100;IF([.B661]&lt;=9000;0;IF([.B661]&lt;=9750;100;2000)))" office:value-type="float" office:value="0" calcext:value-type="float">
            <text:p>0</text:p>
          </table:table-cell>
          <table:table-cell table:formula="of:=AVERAGE([.C$2:.C661])" office:value-type="float" office:value="-31.2121212121212" calcext:value-type="float">
            <text:p>-31,21212121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RANDBETWEEN(1;10000)" office:value-type="float" office:value="1656" calcext:value-type="float">
            <text:p>1656</text:p>
          </table:table-cell>
          <table:table-cell table:formula="of:=IF([.B662]&lt;=8000;-100;IF([.B662]&lt;=9000;0;IF([.B662]&lt;=9750;100;2000)))" office:value-type="float" office:value="-100" calcext:value-type="float">
            <text:p>-100</text:p>
          </table:table-cell>
          <table:table-cell table:formula="of:=AVERAGE([.C$2:.C662])" office:value-type="float" office:value="-31.3161875945537" calcext:value-type="float">
            <text:p>-31,316187594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RANDBETWEEN(1;10000)" office:value-type="float" office:value="9820" calcext:value-type="float">
            <text:p>9820</text:p>
          </table:table-cell>
          <table:table-cell table:formula="of:=IF([.B663]&lt;=8000;-100;IF([.B663]&lt;=9000;0;IF([.B663]&lt;=9750;100;2000)))" office:value-type="float" office:value="2000" calcext:value-type="float">
            <text:p>2000</text:p>
          </table:table-cell>
          <table:table-cell table:formula="of:=AVERAGE([.C$2:.C663])" office:value-type="float" office:value="-28.2477341389728" calcext:value-type="float">
            <text:p>-28,2477341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RANDBETWEEN(1;10000)" office:value-type="float" office:value="7733" calcext:value-type="float">
            <text:p>7733</text:p>
          </table:table-cell>
          <table:table-cell table:formula="of:=IF([.B664]&lt;=8000;-100;IF([.B664]&lt;=9000;0;IF([.B664]&lt;=9750;100;2000)))" office:value-type="float" office:value="-100" calcext:value-type="float">
            <text:p>-100</text:p>
          </table:table-cell>
          <table:table-cell table:formula="of:=AVERAGE([.C$2:.C664])" office:value-type="float" office:value="-28.3559577677225" calcext:value-type="float">
            <text:p>-28,355957767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RANDBETWEEN(1;10000)" office:value-type="float" office:value="5318" calcext:value-type="float">
            <text:p>5318</text:p>
          </table:table-cell>
          <table:table-cell table:formula="of:=IF([.B665]&lt;=8000;-100;IF([.B665]&lt;=9000;0;IF([.B665]&lt;=9750;100;2000)))" office:value-type="float" office:value="-100" calcext:value-type="float">
            <text:p>-100</text:p>
          </table:table-cell>
          <table:table-cell table:formula="of:=AVERAGE([.C$2:.C665])" office:value-type="float" office:value="-28.4638554216867" calcext:value-type="float">
            <text:p>-28,46385542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RANDBETWEEN(1;10000)" office:value-type="float" office:value="7924" calcext:value-type="float">
            <text:p>7924</text:p>
          </table:table-cell>
          <table:table-cell table:formula="of:=IF([.B666]&lt;=8000;-100;IF([.B666]&lt;=9000;0;IF([.B666]&lt;=9750;100;2000)))" office:value-type="float" office:value="-100" calcext:value-type="float">
            <text:p>-100</text:p>
          </table:table-cell>
          <table:table-cell table:formula="of:=AVERAGE([.C$2:.C666])" office:value-type="float" office:value="-28.5714285714286" calcext:value-type="float">
            <text:p>-28,57142857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RANDBETWEEN(1;10000)" office:value-type="float" office:value="8430" calcext:value-type="float">
            <text:p>8430</text:p>
          </table:table-cell>
          <table:table-cell table:formula="of:=IF([.B667]&lt;=8000;-100;IF([.B667]&lt;=9000;0;IF([.B667]&lt;=9750;100;2000)))" office:value-type="float" office:value="0" calcext:value-type="float">
            <text:p>0</text:p>
          </table:table-cell>
          <table:table-cell table:formula="of:=AVERAGE([.C$2:.C667])" office:value-type="float" office:value="-28.5285285285285" calcext:value-type="float">
            <text:p>-28,528528528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RANDBETWEEN(1;10000)" office:value-type="float" office:value="1389" calcext:value-type="float">
            <text:p>1389</text:p>
          </table:table-cell>
          <table:table-cell table:formula="of:=IF([.B668]&lt;=8000;-100;IF([.B668]&lt;=9000;0;IF([.B668]&lt;=9750;100;2000)))" office:value-type="float" office:value="-100" calcext:value-type="float">
            <text:p>-100</text:p>
          </table:table-cell>
          <table:table-cell table:formula="of:=AVERAGE([.C$2:.C668])" office:value-type="float" office:value="-28.6356821589205" calcext:value-type="float">
            <text:p>-28,635682158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RANDBETWEEN(1;10000)" office:value-type="float" office:value="5464" calcext:value-type="float">
            <text:p>5464</text:p>
          </table:table-cell>
          <table:table-cell table:formula="of:=IF([.B669]&lt;=8000;-100;IF([.B669]&lt;=9000;0;IF([.B669]&lt;=9750;100;2000)))" office:value-type="float" office:value="-100" calcext:value-type="float">
            <text:p>-100</text:p>
          </table:table-cell>
          <table:table-cell table:formula="of:=AVERAGE([.C$2:.C669])" office:value-type="float" office:value="-28.7425149700599" calcext:value-type="float">
            <text:p>-28,74251497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RANDBETWEEN(1;10000)" office:value-type="float" office:value="4163" calcext:value-type="float">
            <text:p>4163</text:p>
          </table:table-cell>
          <table:table-cell table:formula="of:=IF([.B670]&lt;=8000;-100;IF([.B670]&lt;=9000;0;IF([.B670]&lt;=9750;100;2000)))" office:value-type="float" office:value="-100" calcext:value-type="float">
            <text:p>-100</text:p>
          </table:table-cell>
          <table:table-cell table:formula="of:=AVERAGE([.C$2:.C670])" office:value-type="float" office:value="-28.8490284005979" calcext:value-type="float">
            <text:p>-28,849028400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RANDBETWEEN(1;10000)" office:value-type="float" office:value="5618" calcext:value-type="float">
            <text:p>5618</text:p>
          </table:table-cell>
          <table:table-cell table:formula="of:=IF([.B671]&lt;=8000;-100;IF([.B671]&lt;=9000;0;IF([.B671]&lt;=9750;100;2000)))" office:value-type="float" office:value="-100" calcext:value-type="float">
            <text:p>-100</text:p>
          </table:table-cell>
          <table:table-cell table:formula="of:=AVERAGE([.C$2:.C671])" office:value-type="float" office:value="-28.955223880597" calcext:value-type="float">
            <text:p>-28,955223880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RANDBETWEEN(1;10000)" office:value-type="float" office:value="4360" calcext:value-type="float">
            <text:p>4360</text:p>
          </table:table-cell>
          <table:table-cell table:formula="of:=IF([.B672]&lt;=8000;-100;IF([.B672]&lt;=9000;0;IF([.B672]&lt;=9750;100;2000)))" office:value-type="float" office:value="-100" calcext:value-type="float">
            <text:p>-100</text:p>
          </table:table-cell>
          <table:table-cell table:formula="of:=AVERAGE([.C$2:.C672])" office:value-type="float" office:value="-29.0611028315946" calcext:value-type="float">
            <text:p>-29,06110283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RANDBETWEEN(1;10000)" office:value-type="float" office:value="619" calcext:value-type="float">
            <text:p>619</text:p>
          </table:table-cell>
          <table:table-cell table:formula="of:=IF([.B673]&lt;=8000;-100;IF([.B673]&lt;=9000;0;IF([.B673]&lt;=9750;100;2000)))" office:value-type="float" office:value="-100" calcext:value-type="float">
            <text:p>-100</text:p>
          </table:table-cell>
          <table:table-cell table:formula="of:=AVERAGE([.C$2:.C673])" office:value-type="float" office:value="-29.1666666666667" calcext:value-type="float">
            <text:p>-29,166666666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RANDBETWEEN(1;10000)" office:value-type="float" office:value="6060" calcext:value-type="float">
            <text:p>6060</text:p>
          </table:table-cell>
          <table:table-cell table:formula="of:=IF([.B674]&lt;=8000;-100;IF([.B674]&lt;=9000;0;IF([.B674]&lt;=9750;100;2000)))" office:value-type="float" office:value="-100" calcext:value-type="float">
            <text:p>-100</text:p>
          </table:table-cell>
          <table:table-cell table:formula="of:=AVERAGE([.C$2:.C674])" office:value-type="float" office:value="-29.2719167904903" calcext:value-type="float">
            <text:p>-29,27191679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RANDBETWEEN(1;10000)" office:value-type="float" office:value="609" calcext:value-type="float">
            <text:p>609</text:p>
          </table:table-cell>
          <table:table-cell table:formula="of:=IF([.B675]&lt;=8000;-100;IF([.B675]&lt;=9000;0;IF([.B675]&lt;=9750;100;2000)))" office:value-type="float" office:value="-100" calcext:value-type="float">
            <text:p>-100</text:p>
          </table:table-cell>
          <table:table-cell table:formula="of:=AVERAGE([.C$2:.C675])" office:value-type="float" office:value="-29.3768545994065" calcext:value-type="float">
            <text:p>-29,376854599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RANDBETWEEN(1;10000)" office:value-type="float" office:value="1341" calcext:value-type="float">
            <text:p>1341</text:p>
          </table:table-cell>
          <table:table-cell table:formula="of:=IF([.B676]&lt;=8000;-100;IF([.B676]&lt;=9000;0;IF([.B676]&lt;=9750;100;2000)))" office:value-type="float" office:value="-100" calcext:value-type="float">
            <text:p>-100</text:p>
          </table:table-cell>
          <table:table-cell table:formula="of:=AVERAGE([.C$2:.C676])" office:value-type="float" office:value="-29.4814814814815" calcext:value-type="float">
            <text:p>-29,48148148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RANDBETWEEN(1;10000)" office:value-type="float" office:value="4697" calcext:value-type="float">
            <text:p>4697</text:p>
          </table:table-cell>
          <table:table-cell table:formula="of:=IF([.B677]&lt;=8000;-100;IF([.B677]&lt;=9000;0;IF([.B677]&lt;=9750;100;2000)))" office:value-type="float" office:value="-100" calcext:value-type="float">
            <text:p>-100</text:p>
          </table:table-cell>
          <table:table-cell table:formula="of:=AVERAGE([.C$2:.C677])" office:value-type="float" office:value="-29.585798816568" calcext:value-type="float">
            <text:p>-29,585798816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RANDBETWEEN(1;10000)" office:value-type="float" office:value="9258" calcext:value-type="float">
            <text:p>9258</text:p>
          </table:table-cell>
          <table:table-cell table:formula="of:=IF([.B678]&lt;=8000;-100;IF([.B678]&lt;=9000;0;IF([.B678]&lt;=9750;100;2000)))" office:value-type="float" office:value="100" calcext:value-type="float">
            <text:p>100</text:p>
          </table:table-cell>
          <table:table-cell table:formula="of:=AVERAGE([.C$2:.C678])" office:value-type="float" office:value="-29.3943870014771" calcext:value-type="float">
            <text:p>-29,39438700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RANDBETWEEN(1;10000)" office:value-type="float" office:value="6059" calcext:value-type="float">
            <text:p>6059</text:p>
          </table:table-cell>
          <table:table-cell table:formula="of:=IF([.B679]&lt;=8000;-100;IF([.B679]&lt;=9000;0;IF([.B679]&lt;=9750;100;2000)))" office:value-type="float" office:value="-100" calcext:value-type="float">
            <text:p>-100</text:p>
          </table:table-cell>
          <table:table-cell table:formula="of:=AVERAGE([.C$2:.C679])" office:value-type="float" office:value="-29.4985250737463" calcext:value-type="float">
            <text:p>-29,498525073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RANDBETWEEN(1;10000)" office:value-type="float" office:value="2457" calcext:value-type="float">
            <text:p>2457</text:p>
          </table:table-cell>
          <table:table-cell table:formula="of:=IF([.B680]&lt;=8000;-100;IF([.B680]&lt;=9000;0;IF([.B680]&lt;=9750;100;2000)))" office:value-type="float" office:value="-100" calcext:value-type="float">
            <text:p>-100</text:p>
          </table:table-cell>
          <table:table-cell table:formula="of:=AVERAGE([.C$2:.C680])" office:value-type="float" office:value="-29.6023564064801" calcext:value-type="float">
            <text:p>-29,60235640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RANDBETWEEN(1;10000)" office:value-type="float" office:value="200" calcext:value-type="float">
            <text:p>200</text:p>
          </table:table-cell>
          <table:table-cell table:formula="of:=IF([.B681]&lt;=8000;-100;IF([.B681]&lt;=9000;0;IF([.B681]&lt;=9750;100;2000)))" office:value-type="float" office:value="-100" calcext:value-type="float">
            <text:p>-100</text:p>
          </table:table-cell>
          <table:table-cell table:formula="of:=AVERAGE([.C$2:.C681])" office:value-type="float" office:value="-29.7058823529412" calcext:value-type="float">
            <text:p>-29,705882352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RANDBETWEEN(1;10000)" office:value-type="float" office:value="5459" calcext:value-type="float">
            <text:p>5459</text:p>
          </table:table-cell>
          <table:table-cell table:formula="of:=IF([.B682]&lt;=8000;-100;IF([.B682]&lt;=9000;0;IF([.B682]&lt;=9750;100;2000)))" office:value-type="float" office:value="-100" calcext:value-type="float">
            <text:p>-100</text:p>
          </table:table-cell>
          <table:table-cell table:formula="of:=AVERAGE([.C$2:.C682])" office:value-type="float" office:value="-29.8091042584435" calcext:value-type="float">
            <text:p>-29,80910425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ANDBETWEEN(1;10000)" office:value-type="float" office:value="8064" calcext:value-type="float">
            <text:p>8064</text:p>
          </table:table-cell>
          <table:table-cell table:formula="of:=IF([.B683]&lt;=8000;-100;IF([.B683]&lt;=9000;0;IF([.B683]&lt;=9750;100;2000)))" office:value-type="float" office:value="0" calcext:value-type="float">
            <text:p>0</text:p>
          </table:table-cell>
          <table:table-cell table:formula="of:=AVERAGE([.C$2:.C683])" office:value-type="float" office:value="-29.7653958944282" calcext:value-type="float">
            <text:p>-29,765395894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RANDBETWEEN(1;10000)" office:value-type="float" office:value="8785" calcext:value-type="float">
            <text:p>8785</text:p>
          </table:table-cell>
          <table:table-cell table:formula="of:=IF([.B684]&lt;=8000;-100;IF([.B684]&lt;=9000;0;IF([.B684]&lt;=9750;100;2000)))" office:value-type="float" office:value="0" calcext:value-type="float">
            <text:p>0</text:p>
          </table:table-cell>
          <table:table-cell table:formula="of:=AVERAGE([.C$2:.C684])" office:value-type="float" office:value="-29.7218155197657" calcext:value-type="float">
            <text:p>-29,721815519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RANDBETWEEN(1;10000)" office:value-type="float" office:value="3921" calcext:value-type="float">
            <text:p>3921</text:p>
          </table:table-cell>
          <table:table-cell table:formula="of:=IF([.B685]&lt;=8000;-100;IF([.B685]&lt;=9000;0;IF([.B685]&lt;=9750;100;2000)))" office:value-type="float" office:value="-100" calcext:value-type="float">
            <text:p>-100</text:p>
          </table:table-cell>
          <table:table-cell table:formula="of:=AVERAGE([.C$2:.C685])" office:value-type="float" office:value="-29.8245614035088" calcext:value-type="float">
            <text:p>-29,82456140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RANDBETWEEN(1;10000)" office:value-type="float" office:value="5331" calcext:value-type="float">
            <text:p>5331</text:p>
          </table:table-cell>
          <table:table-cell table:formula="of:=IF([.B686]&lt;=8000;-100;IF([.B686]&lt;=9000;0;IF([.B686]&lt;=9750;100;2000)))" office:value-type="float" office:value="-100" calcext:value-type="float">
            <text:p>-100</text:p>
          </table:table-cell>
          <table:table-cell table:formula="of:=AVERAGE([.C$2:.C686])" office:value-type="float" office:value="-29.9270072992701" calcext:value-type="float">
            <text:p>-29,927007299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RANDBETWEEN(1;10000)" office:value-type="float" office:value="7211" calcext:value-type="float">
            <text:p>7211</text:p>
          </table:table-cell>
          <table:table-cell table:formula="of:=IF([.B687]&lt;=8000;-100;IF([.B687]&lt;=9000;0;IF([.B687]&lt;=9750;100;2000)))" office:value-type="float" office:value="-100" calcext:value-type="float">
            <text:p>-100</text:p>
          </table:table-cell>
          <table:table-cell table:formula="of:=AVERAGE([.C$2:.C687])" office:value-type="float" office:value="-30.0291545189504" calcext:value-type="float">
            <text:p>-30,0291545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RANDBETWEEN(1;10000)" office:value-type="float" office:value="4971" calcext:value-type="float">
            <text:p>4971</text:p>
          </table:table-cell>
          <table:table-cell table:formula="of:=IF([.B688]&lt;=8000;-100;IF([.B688]&lt;=9000;0;IF([.B688]&lt;=9750;100;2000)))" office:value-type="float" office:value="-100" calcext:value-type="float">
            <text:p>-100</text:p>
          </table:table-cell>
          <table:table-cell table:formula="of:=AVERAGE([.C$2:.C688])" office:value-type="float" office:value="-30.1310043668122" calcext:value-type="float">
            <text:p>-30,13100436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RANDBETWEEN(1;10000)" office:value-type="float" office:value="7352" calcext:value-type="float">
            <text:p>7352</text:p>
          </table:table-cell>
          <table:table-cell table:formula="of:=IF([.B689]&lt;=8000;-100;IF([.B689]&lt;=9000;0;IF([.B689]&lt;=9750;100;2000)))" office:value-type="float" office:value="-100" calcext:value-type="float">
            <text:p>-100</text:p>
          </table:table-cell>
          <table:table-cell table:formula="of:=AVERAGE([.C$2:.C689])" office:value-type="float" office:value="-30.2325581395349" calcext:value-type="float">
            <text:p>-30,23255813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RANDBETWEEN(1;10000)" office:value-type="float" office:value="4436" calcext:value-type="float">
            <text:p>4436</text:p>
          </table:table-cell>
          <table:table-cell table:formula="of:=IF([.B690]&lt;=8000;-100;IF([.B690]&lt;=9000;0;IF([.B690]&lt;=9750;100;2000)))" office:value-type="float" office:value="-100" calcext:value-type="float">
            <text:p>-100</text:p>
          </table:table-cell>
          <table:table-cell table:formula="of:=AVERAGE([.C$2:.C690])" office:value-type="float" office:value="-30.33381712627" calcext:value-type="float">
            <text:p>-30,333817126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RANDBETWEEN(1;10000)" office:value-type="float" office:value="8763" calcext:value-type="float">
            <text:p>8763</text:p>
          </table:table-cell>
          <table:table-cell table:formula="of:=IF([.B691]&lt;=8000;-100;IF([.B691]&lt;=9000;0;IF([.B691]&lt;=9750;100;2000)))" office:value-type="float" office:value="0" calcext:value-type="float">
            <text:p>0</text:p>
          </table:table-cell>
          <table:table-cell table:formula="of:=AVERAGE([.C$2:.C691])" office:value-type="float" office:value="-30.2898550724638" calcext:value-type="float">
            <text:p>-30,289855072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RANDBETWEEN(1;10000)" office:value-type="float" office:value="1481" calcext:value-type="float">
            <text:p>1481</text:p>
          </table:table-cell>
          <table:table-cell table:formula="of:=IF([.B692]&lt;=8000;-100;IF([.B692]&lt;=9000;0;IF([.B692]&lt;=9750;100;2000)))" office:value-type="float" office:value="-100" calcext:value-type="float">
            <text:p>-100</text:p>
          </table:table-cell>
          <table:table-cell table:formula="of:=AVERAGE([.C$2:.C692])" office:value-type="float" office:value="-30.3907380607815" calcext:value-type="float">
            <text:p>-30,390738060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RANDBETWEEN(1;10000)" office:value-type="float" office:value="9981" calcext:value-type="float">
            <text:p>9981</text:p>
          </table:table-cell>
          <table:table-cell table:formula="of:=IF([.B693]&lt;=8000;-100;IF([.B693]&lt;=9000;0;IF([.B693]&lt;=9750;100;2000)))" office:value-type="float" office:value="2000" calcext:value-type="float">
            <text:p>2000</text:p>
          </table:table-cell>
          <table:table-cell table:formula="of:=AVERAGE([.C$2:.C693])" office:value-type="float" office:value="-27.4566473988439" calcext:value-type="float">
            <text:p>-27,456647398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RANDBETWEEN(1;10000)" office:value-type="float" office:value="7508" calcext:value-type="float">
            <text:p>7508</text:p>
          </table:table-cell>
          <table:table-cell table:formula="of:=IF([.B694]&lt;=8000;-100;IF([.B694]&lt;=9000;0;IF([.B694]&lt;=9750;100;2000)))" office:value-type="float" office:value="-100" calcext:value-type="float">
            <text:p>-100</text:p>
          </table:table-cell>
          <table:table-cell table:formula="of:=AVERAGE([.C$2:.C694])" office:value-type="float" office:value="-27.5613275613276" calcext:value-type="float">
            <text:p>-27,561327561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RANDBETWEEN(1;10000)" office:value-type="float" office:value="8524" calcext:value-type="float">
            <text:p>8524</text:p>
          </table:table-cell>
          <table:table-cell table:formula="of:=IF([.B695]&lt;=8000;-100;IF([.B695]&lt;=9000;0;IF([.B695]&lt;=9750;100;2000)))" office:value-type="float" office:value="0" calcext:value-type="float">
            <text:p>0</text:p>
          </table:table-cell>
          <table:table-cell table:formula="of:=AVERAGE([.C$2:.C695])" office:value-type="float" office:value="-27.521613832853" calcext:value-type="float">
            <text:p>-27,521613832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RANDBETWEEN(1;10000)" office:value-type="float" office:value="482" calcext:value-type="float">
            <text:p>482</text:p>
          </table:table-cell>
          <table:table-cell table:formula="of:=IF([.B696]&lt;=8000;-100;IF([.B696]&lt;=9000;0;IF([.B696]&lt;=9750;100;2000)))" office:value-type="float" office:value="-100" calcext:value-type="float">
            <text:p>-100</text:p>
          </table:table-cell>
          <table:table-cell table:formula="of:=AVERAGE([.C$2:.C696])" office:value-type="float" office:value="-27.6258992805755" calcext:value-type="float">
            <text:p>-27,62589928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RANDBETWEEN(1;10000)" office:value-type="float" office:value="480" calcext:value-type="float">
            <text:p>480</text:p>
          </table:table-cell>
          <table:table-cell table:formula="of:=IF([.B697]&lt;=8000;-100;IF([.B697]&lt;=9000;0;IF([.B697]&lt;=9750;100;2000)))" office:value-type="float" office:value="-100" calcext:value-type="float">
            <text:p>-100</text:p>
          </table:table-cell>
          <table:table-cell table:formula="of:=AVERAGE([.C$2:.C697])" office:value-type="float" office:value="-27.7298850574713" calcext:value-type="float">
            <text:p>-27,729885057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RANDBETWEEN(1;10000)" office:value-type="float" office:value="1374" calcext:value-type="float">
            <text:p>1374</text:p>
          </table:table-cell>
          <table:table-cell table:formula="of:=IF([.B698]&lt;=8000;-100;IF([.B698]&lt;=9000;0;IF([.B698]&lt;=9750;100;2000)))" office:value-type="float" office:value="-100" calcext:value-type="float">
            <text:p>-100</text:p>
          </table:table-cell>
          <table:table-cell table:formula="of:=AVERAGE([.C$2:.C698])" office:value-type="float" office:value="-27.8335724533716" calcext:value-type="float">
            <text:p>-27,833572453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RANDBETWEEN(1;10000)" office:value-type="float" office:value="1114" calcext:value-type="float">
            <text:p>1114</text:p>
          </table:table-cell>
          <table:table-cell table:formula="of:=IF([.B699]&lt;=8000;-100;IF([.B699]&lt;=9000;0;IF([.B699]&lt;=9750;100;2000)))" office:value-type="float" office:value="-100" calcext:value-type="float">
            <text:p>-100</text:p>
          </table:table-cell>
          <table:table-cell table:formula="of:=AVERAGE([.C$2:.C699])" office:value-type="float" office:value="-27.9369627507163" calcext:value-type="float">
            <text:p>-27,93696275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RANDBETWEEN(1;10000)" office:value-type="float" office:value="4878" calcext:value-type="float">
            <text:p>4878</text:p>
          </table:table-cell>
          <table:table-cell table:formula="of:=IF([.B700]&lt;=8000;-100;IF([.B700]&lt;=9000;0;IF([.B700]&lt;=9750;100;2000)))" office:value-type="float" office:value="-100" calcext:value-type="float">
            <text:p>-100</text:p>
          </table:table-cell>
          <table:table-cell table:formula="of:=AVERAGE([.C$2:.C700])" office:value-type="float" office:value="-28.0400572246066" calcext:value-type="float">
            <text:p>-28,04005722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RANDBETWEEN(1;10000)" office:value-type="float" office:value="9020" calcext:value-type="float">
            <text:p>9020</text:p>
          </table:table-cell>
          <table:table-cell table:formula="of:=IF([.B701]&lt;=8000;-100;IF([.B701]&lt;=9000;0;IF([.B701]&lt;=9750;100;2000)))" office:value-type="float" office:value="100" calcext:value-type="float">
            <text:p>100</text:p>
          </table:table-cell>
          <table:table-cell table:formula="of:=AVERAGE([.C$2:.C701])" office:value-type="float" office:value="-27.8571428571429" calcext:value-type="float">
            <text:p>-27,857142857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RANDBETWEEN(1;10000)" office:value-type="float" office:value="8752" calcext:value-type="float">
            <text:p>8752</text:p>
          </table:table-cell>
          <table:table-cell table:formula="of:=IF([.B702]&lt;=8000;-100;IF([.B702]&lt;=9000;0;IF([.B702]&lt;=9750;100;2000)))" office:value-type="float" office:value="0" calcext:value-type="float">
            <text:p>0</text:p>
          </table:table-cell>
          <table:table-cell table:formula="of:=AVERAGE([.C$2:.C702])" office:value-type="float" office:value="-27.8174037089872" calcext:value-type="float">
            <text:p>-27,81740370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RANDBETWEEN(1;10000)" office:value-type="float" office:value="9946" calcext:value-type="float">
            <text:p>9946</text:p>
          </table:table-cell>
          <table:table-cell table:formula="of:=IF([.B703]&lt;=8000;-100;IF([.B703]&lt;=9000;0;IF([.B703]&lt;=9750;100;2000)))" office:value-type="float" office:value="2000" calcext:value-type="float">
            <text:p>2000</text:p>
          </table:table-cell>
          <table:table-cell table:formula="of:=AVERAGE([.C$2:.C703])" office:value-type="float" office:value="-24.9287749287749" calcext:value-type="float">
            <text:p>-24,928774928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RANDBETWEEN(1;10000)" office:value-type="float" office:value="1782" calcext:value-type="float">
            <text:p>1782</text:p>
          </table:table-cell>
          <table:table-cell table:formula="of:=IF([.B704]&lt;=8000;-100;IF([.B704]&lt;=9000;0;IF([.B704]&lt;=9750;100;2000)))" office:value-type="float" office:value="-100" calcext:value-type="float">
            <text:p>-100</text:p>
          </table:table-cell>
          <table:table-cell table:formula="of:=AVERAGE([.C$2:.C704])" office:value-type="float" office:value="-25.0355618776671" calcext:value-type="float">
            <text:p>-25,035561877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RANDBETWEEN(1;10000)" office:value-type="float" office:value="2313" calcext:value-type="float">
            <text:p>2313</text:p>
          </table:table-cell>
          <table:table-cell table:formula="of:=IF([.B705]&lt;=8000;-100;IF([.B705]&lt;=9000;0;IF([.B705]&lt;=9750;100;2000)))" office:value-type="float" office:value="-100" calcext:value-type="float">
            <text:p>-100</text:p>
          </table:table-cell>
          <table:table-cell table:formula="of:=AVERAGE([.C$2:.C705])" office:value-type="float" office:value="-25.1420454545455" calcext:value-type="float">
            <text:p>-25,14204545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RANDBETWEEN(1;10000)" office:value-type="float" office:value="4906" calcext:value-type="float">
            <text:p>4906</text:p>
          </table:table-cell>
          <table:table-cell table:formula="of:=IF([.B706]&lt;=8000;-100;IF([.B706]&lt;=9000;0;IF([.B706]&lt;=9750;100;2000)))" office:value-type="float" office:value="-100" calcext:value-type="float">
            <text:p>-100</text:p>
          </table:table-cell>
          <table:table-cell table:formula="of:=AVERAGE([.C$2:.C706])" office:value-type="float" office:value="-25.2482269503546" calcext:value-type="float">
            <text:p>-25,248226950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RANDBETWEEN(1;10000)" office:value-type="float" office:value="2612" calcext:value-type="float">
            <text:p>2612</text:p>
          </table:table-cell>
          <table:table-cell table:formula="of:=IF([.B707]&lt;=8000;-100;IF([.B707]&lt;=9000;0;IF([.B707]&lt;=9750;100;2000)))" office:value-type="float" office:value="-100" calcext:value-type="float">
            <text:p>-100</text:p>
          </table:table-cell>
          <table:table-cell table:formula="of:=AVERAGE([.C$2:.C707])" office:value-type="float" office:value="-25.3541076487252" calcext:value-type="float">
            <text:p>-25,354107648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RANDBETWEEN(1;10000)" office:value-type="float" office:value="4709" calcext:value-type="float">
            <text:p>4709</text:p>
          </table:table-cell>
          <table:table-cell table:formula="of:=IF([.B708]&lt;=8000;-100;IF([.B708]&lt;=9000;0;IF([.B708]&lt;=9750;100;2000)))" office:value-type="float" office:value="-100" calcext:value-type="float">
            <text:p>-100</text:p>
          </table:table-cell>
          <table:table-cell table:formula="of:=AVERAGE([.C$2:.C708])" office:value-type="float" office:value="-25.4596888260255" calcext:value-type="float">
            <text:p>-25,4596888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RANDBETWEEN(1;10000)" office:value-type="float" office:value="6775" calcext:value-type="float">
            <text:p>6775</text:p>
          </table:table-cell>
          <table:table-cell table:formula="of:=IF([.B709]&lt;=8000;-100;IF([.B709]&lt;=9000;0;IF([.B709]&lt;=9750;100;2000)))" office:value-type="float" office:value="-100" calcext:value-type="float">
            <text:p>-100</text:p>
          </table:table-cell>
          <table:table-cell table:formula="of:=AVERAGE([.C$2:.C709])" office:value-type="float" office:value="-25.5649717514124" calcext:value-type="float">
            <text:p>-25,56497175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RANDBETWEEN(1;10000)" office:value-type="float" office:value="5119" calcext:value-type="float">
            <text:p>5119</text:p>
          </table:table-cell>
          <table:table-cell table:formula="of:=IF([.B710]&lt;=8000;-100;IF([.B710]&lt;=9000;0;IF([.B710]&lt;=9750;100;2000)))" office:value-type="float" office:value="-100" calcext:value-type="float">
            <text:p>-100</text:p>
          </table:table-cell>
          <table:table-cell table:formula="of:=AVERAGE([.C$2:.C710])" office:value-type="float" office:value="-25.6699576868829" calcext:value-type="float">
            <text:p>-25,66995768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RANDBETWEEN(1;10000)" office:value-type="float" office:value="2751" calcext:value-type="float">
            <text:p>2751</text:p>
          </table:table-cell>
          <table:table-cell table:formula="of:=IF([.B711]&lt;=8000;-100;IF([.B711]&lt;=9000;0;IF([.B711]&lt;=9750;100;2000)))" office:value-type="float" office:value="-100" calcext:value-type="float">
            <text:p>-100</text:p>
          </table:table-cell>
          <table:table-cell table:formula="of:=AVERAGE([.C$2:.C711])" office:value-type="float" office:value="-25.7746478873239" calcext:value-type="float">
            <text:p>-25,774647887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RANDBETWEEN(1;10000)" office:value-type="float" office:value="3671" calcext:value-type="float">
            <text:p>3671</text:p>
          </table:table-cell>
          <table:table-cell table:formula="of:=IF([.B712]&lt;=8000;-100;IF([.B712]&lt;=9000;0;IF([.B712]&lt;=9750;100;2000)))" office:value-type="float" office:value="-100" calcext:value-type="float">
            <text:p>-100</text:p>
          </table:table-cell>
          <table:table-cell table:formula="of:=AVERAGE([.C$2:.C712])" office:value-type="float" office:value="-25.8790436005626" calcext:value-type="float">
            <text:p>-25,87904360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RANDBETWEEN(1;10000)" office:value-type="float" office:value="4243" calcext:value-type="float">
            <text:p>4243</text:p>
          </table:table-cell>
          <table:table-cell table:formula="of:=IF([.B713]&lt;=8000;-100;IF([.B713]&lt;=9000;0;IF([.B713]&lt;=9750;100;2000)))" office:value-type="float" office:value="-100" calcext:value-type="float">
            <text:p>-100</text:p>
          </table:table-cell>
          <table:table-cell table:formula="of:=AVERAGE([.C$2:.C713])" office:value-type="float" office:value="-25.9831460674157" calcext:value-type="float">
            <text:p>-25,98314606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RANDBETWEEN(1;10000)" office:value-type="float" office:value="8999" calcext:value-type="float">
            <text:p>8999</text:p>
          </table:table-cell>
          <table:table-cell table:formula="of:=IF([.B714]&lt;=8000;-100;IF([.B714]&lt;=9000;0;IF([.B714]&lt;=9750;100;2000)))" office:value-type="float" office:value="0" calcext:value-type="float">
            <text:p>0</text:p>
          </table:table-cell>
          <table:table-cell table:formula="of:=AVERAGE([.C$2:.C714])" office:value-type="float" office:value="-25.9467040673212" calcext:value-type="float">
            <text:p>-25,94670406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RANDBETWEEN(1;10000)" office:value-type="float" office:value="3215" calcext:value-type="float">
            <text:p>3215</text:p>
          </table:table-cell>
          <table:table-cell table:formula="of:=IF([.B715]&lt;=8000;-100;IF([.B715]&lt;=9000;0;IF([.B715]&lt;=9750;100;2000)))" office:value-type="float" office:value="-100" calcext:value-type="float">
            <text:p>-100</text:p>
          </table:table-cell>
          <table:table-cell table:formula="of:=AVERAGE([.C$2:.C715])" office:value-type="float" office:value="-26.0504201680672" calcext:value-type="float">
            <text:p>-26,050420168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RANDBETWEEN(1;10000)" office:value-type="float" office:value="5676" calcext:value-type="float">
            <text:p>5676</text:p>
          </table:table-cell>
          <table:table-cell table:formula="of:=IF([.B716]&lt;=8000;-100;IF([.B716]&lt;=9000;0;IF([.B716]&lt;=9750;100;2000)))" office:value-type="float" office:value="-100" calcext:value-type="float">
            <text:p>-100</text:p>
          </table:table-cell>
          <table:table-cell table:formula="of:=AVERAGE([.C$2:.C716])" office:value-type="float" office:value="-26.1538461538462" calcext:value-type="float">
            <text:p>-26,15384615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RANDBETWEEN(1;10000)" office:value-type="float" office:value="3595" calcext:value-type="float">
            <text:p>3595</text:p>
          </table:table-cell>
          <table:table-cell table:formula="of:=IF([.B717]&lt;=8000;-100;IF([.B717]&lt;=9000;0;IF([.B717]&lt;=9750;100;2000)))" office:value-type="float" office:value="-100" calcext:value-type="float">
            <text:p>-100</text:p>
          </table:table-cell>
          <table:table-cell table:formula="of:=AVERAGE([.C$2:.C717])" office:value-type="float" office:value="-26.2569832402235" calcext:value-type="float">
            <text:p>-26,25698324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RANDBETWEEN(1;10000)" office:value-type="float" office:value="4354" calcext:value-type="float">
            <text:p>4354</text:p>
          </table:table-cell>
          <table:table-cell table:formula="of:=IF([.B718]&lt;=8000;-100;IF([.B718]&lt;=9000;0;IF([.B718]&lt;=9750;100;2000)))" office:value-type="float" office:value="-100" calcext:value-type="float">
            <text:p>-100</text:p>
          </table:table-cell>
          <table:table-cell table:formula="of:=AVERAGE([.C$2:.C718])" office:value-type="float" office:value="-26.3598326359833" calcext:value-type="float">
            <text:p>-26,3598326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RANDBETWEEN(1;10000)" office:value-type="float" office:value="4045" calcext:value-type="float">
            <text:p>4045</text:p>
          </table:table-cell>
          <table:table-cell table:formula="of:=IF([.B719]&lt;=8000;-100;IF([.B719]&lt;=9000;0;IF([.B719]&lt;=9750;100;2000)))" office:value-type="float" office:value="-100" calcext:value-type="float">
            <text:p>-100</text:p>
          </table:table-cell>
          <table:table-cell table:formula="of:=AVERAGE([.C$2:.C719])" office:value-type="float" office:value="-26.4623955431755" calcext:value-type="float">
            <text:p>-26,462395543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RANDBETWEEN(1;10000)" office:value-type="float" office:value="9023" calcext:value-type="float">
            <text:p>9023</text:p>
          </table:table-cell>
          <table:table-cell table:formula="of:=IF([.B720]&lt;=8000;-100;IF([.B720]&lt;=9000;0;IF([.B720]&lt;=9750;100;2000)))" office:value-type="float" office:value="100" calcext:value-type="float">
            <text:p>100</text:p>
          </table:table-cell>
          <table:table-cell table:formula="of:=AVERAGE([.C$2:.C720])" office:value-type="float" office:value="-26.2865090403338" calcext:value-type="float">
            <text:p>-26,28650904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RANDBETWEEN(1;10000)" office:value-type="float" office:value="4071" calcext:value-type="float">
            <text:p>4071</text:p>
          </table:table-cell>
          <table:table-cell table:formula="of:=IF([.B721]&lt;=8000;-100;IF([.B721]&lt;=9000;0;IF([.B721]&lt;=9750;100;2000)))" office:value-type="float" office:value="-100" calcext:value-type="float">
            <text:p>-100</text:p>
          </table:table-cell>
          <table:table-cell table:formula="of:=AVERAGE([.C$2:.C721])" office:value-type="float" office:value="-26.3888888888889" calcext:value-type="float">
            <text:p>-26,388888888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RANDBETWEEN(1;10000)" office:value-type="float" office:value="1515" calcext:value-type="float">
            <text:p>1515</text:p>
          </table:table-cell>
          <table:table-cell table:formula="of:=IF([.B722]&lt;=8000;-100;IF([.B722]&lt;=9000;0;IF([.B722]&lt;=9750;100;2000)))" office:value-type="float" office:value="-100" calcext:value-type="float">
            <text:p>-100</text:p>
          </table:table-cell>
          <table:table-cell table:formula="of:=AVERAGE([.C$2:.C722])" office:value-type="float" office:value="-26.4909847434119" calcext:value-type="float">
            <text:p>-26,490984743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RANDBETWEEN(1;10000)" office:value-type="float" office:value="3749" calcext:value-type="float">
            <text:p>3749</text:p>
          </table:table-cell>
          <table:table-cell table:formula="of:=IF([.B723]&lt;=8000;-100;IF([.B723]&lt;=9000;0;IF([.B723]&lt;=9750;100;2000)))" office:value-type="float" office:value="-100" calcext:value-type="float">
            <text:p>-100</text:p>
          </table:table-cell>
          <table:table-cell table:formula="of:=AVERAGE([.C$2:.C723])" office:value-type="float" office:value="-26.5927977839335" calcext:value-type="float">
            <text:p>-26,592797783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RANDBETWEEN(1;10000)" office:value-type="float" office:value="9236" calcext:value-type="float">
            <text:p>9236</text:p>
          </table:table-cell>
          <table:table-cell table:formula="of:=IF([.B724]&lt;=8000;-100;IF([.B724]&lt;=9000;0;IF([.B724]&lt;=9750;100;2000)))" office:value-type="float" office:value="100" calcext:value-type="float">
            <text:p>100</text:p>
          </table:table-cell>
          <table:table-cell table:formula="of:=AVERAGE([.C$2:.C724])" office:value-type="float" office:value="-26.417704011065" calcext:value-type="float">
            <text:p>-26,41770401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RANDBETWEEN(1;10000)" office:value-type="float" office:value="2347" calcext:value-type="float">
            <text:p>2347</text:p>
          </table:table-cell>
          <table:table-cell table:formula="of:=IF([.B725]&lt;=8000;-100;IF([.B725]&lt;=9000;0;IF([.B725]&lt;=9750;100;2000)))" office:value-type="float" office:value="-100" calcext:value-type="float">
            <text:p>-100</text:p>
          </table:table-cell>
          <table:table-cell table:formula="of:=AVERAGE([.C$2:.C725])" office:value-type="float" office:value="-26.5193370165746" calcext:value-type="float">
            <text:p>-26,51933701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RANDBETWEEN(1;10000)" office:value-type="float" office:value="6047" calcext:value-type="float">
            <text:p>6047</text:p>
          </table:table-cell>
          <table:table-cell table:formula="of:=IF([.B726]&lt;=8000;-100;IF([.B726]&lt;=9000;0;IF([.B726]&lt;=9750;100;2000)))" office:value-type="float" office:value="-100" calcext:value-type="float">
            <text:p>-100</text:p>
          </table:table-cell>
          <table:table-cell table:formula="of:=AVERAGE([.C$2:.C726])" office:value-type="float" office:value="-26.6206896551724" calcext:value-type="float">
            <text:p>-26,620689655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RANDBETWEEN(1;10000)" office:value-type="float" office:value="3206" calcext:value-type="float">
            <text:p>3206</text:p>
          </table:table-cell>
          <table:table-cell table:formula="of:=IF([.B727]&lt;=8000;-100;IF([.B727]&lt;=9000;0;IF([.B727]&lt;=9750;100;2000)))" office:value-type="float" office:value="-100" calcext:value-type="float">
            <text:p>-100</text:p>
          </table:table-cell>
          <table:table-cell table:formula="of:=AVERAGE([.C$2:.C727])" office:value-type="float" office:value="-26.7217630853994" calcext:value-type="float">
            <text:p>-26,721763085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RANDBETWEEN(1;10000)" office:value-type="float" office:value="2241" calcext:value-type="float">
            <text:p>2241</text:p>
          </table:table-cell>
          <table:table-cell table:formula="of:=IF([.B728]&lt;=8000;-100;IF([.B728]&lt;=9000;0;IF([.B728]&lt;=9750;100;2000)))" office:value-type="float" office:value="-100" calcext:value-type="float">
            <text:p>-100</text:p>
          </table:table-cell>
          <table:table-cell table:formula="of:=AVERAGE([.C$2:.C728])" office:value-type="float" office:value="-26.8225584594223" calcext:value-type="float">
            <text:p>-26,822558459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RANDBETWEEN(1;10000)" office:value-type="float" office:value="2984" calcext:value-type="float">
            <text:p>2984</text:p>
          </table:table-cell>
          <table:table-cell table:formula="of:=IF([.B729]&lt;=8000;-100;IF([.B729]&lt;=9000;0;IF([.B729]&lt;=9750;100;2000)))" office:value-type="float" office:value="-100" calcext:value-type="float">
            <text:p>-100</text:p>
          </table:table-cell>
          <table:table-cell table:formula="of:=AVERAGE([.C$2:.C729])" office:value-type="float" office:value="-26.9230769230769" calcext:value-type="float">
            <text:p>-26,923076923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RANDBETWEEN(1;10000)" office:value-type="float" office:value="1223" calcext:value-type="float">
            <text:p>1223</text:p>
          </table:table-cell>
          <table:table-cell table:formula="of:=IF([.B730]&lt;=8000;-100;IF([.B730]&lt;=9000;0;IF([.B730]&lt;=9750;100;2000)))" office:value-type="float" office:value="-100" calcext:value-type="float">
            <text:p>-100</text:p>
          </table:table-cell>
          <table:table-cell table:formula="of:=AVERAGE([.C$2:.C730])" office:value-type="float" office:value="-27.0233196159122" calcext:value-type="float">
            <text:p>-27,02331961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RANDBETWEEN(1;10000)" office:value-type="float" office:value="8417" calcext:value-type="float">
            <text:p>8417</text:p>
          </table:table-cell>
          <table:table-cell table:formula="of:=IF([.B731]&lt;=8000;-100;IF([.B731]&lt;=9000;0;IF([.B731]&lt;=9750;100;2000)))" office:value-type="float" office:value="0" calcext:value-type="float">
            <text:p>0</text:p>
          </table:table-cell>
          <table:table-cell table:formula="of:=AVERAGE([.C$2:.C731])" office:value-type="float" office:value="-26.986301369863" calcext:value-type="float">
            <text:p>-26,986301369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RANDBETWEEN(1;10000)" office:value-type="float" office:value="9913" calcext:value-type="float">
            <text:p>9913</text:p>
          </table:table-cell>
          <table:table-cell table:formula="of:=IF([.B732]&lt;=8000;-100;IF([.B732]&lt;=9000;0;IF([.B732]&lt;=9750;100;2000)))" office:value-type="float" office:value="2000" calcext:value-type="float">
            <text:p>2000</text:p>
          </table:table-cell>
          <table:table-cell table:formula="of:=AVERAGE([.C$2:.C732])" office:value-type="float" office:value="-24.2134062927497" calcext:value-type="float">
            <text:p>-24,213406292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RANDBETWEEN(1;10000)" office:value-type="float" office:value="6171" calcext:value-type="float">
            <text:p>6171</text:p>
          </table:table-cell>
          <table:table-cell table:formula="of:=IF([.B733]&lt;=8000;-100;IF([.B733]&lt;=9000;0;IF([.B733]&lt;=9750;100;2000)))" office:value-type="float" office:value="-100" calcext:value-type="float">
            <text:p>-100</text:p>
          </table:table-cell>
          <table:table-cell table:formula="of:=AVERAGE([.C$2:.C733])" office:value-type="float" office:value="-24.3169398907104" calcext:value-type="float">
            <text:p>-24,31693989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RANDBETWEEN(1;10000)" office:value-type="float" office:value="5867" calcext:value-type="float">
            <text:p>5867</text:p>
          </table:table-cell>
          <table:table-cell table:formula="of:=IF([.B734]&lt;=8000;-100;IF([.B734]&lt;=9000;0;IF([.B734]&lt;=9750;100;2000)))" office:value-type="float" office:value="-100" calcext:value-type="float">
            <text:p>-100</text:p>
          </table:table-cell>
          <table:table-cell table:formula="of:=AVERAGE([.C$2:.C734])" office:value-type="float" office:value="-24.4201909959072" calcext:value-type="float">
            <text:p>-24,42019099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RANDBETWEEN(1;10000)" office:value-type="float" office:value="4304" calcext:value-type="float">
            <text:p>4304</text:p>
          </table:table-cell>
          <table:table-cell table:formula="of:=IF([.B735]&lt;=8000;-100;IF([.B735]&lt;=9000;0;IF([.B735]&lt;=9750;100;2000)))" office:value-type="float" office:value="-100" calcext:value-type="float">
            <text:p>-100</text:p>
          </table:table-cell>
          <table:table-cell table:formula="of:=AVERAGE([.C$2:.C735])" office:value-type="float" office:value="-24.5231607629428" calcext:value-type="float">
            <text:p>-24,523160762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RANDBETWEEN(1;10000)" office:value-type="float" office:value="6519" calcext:value-type="float">
            <text:p>6519</text:p>
          </table:table-cell>
          <table:table-cell table:formula="of:=IF([.B736]&lt;=8000;-100;IF([.B736]&lt;=9000;0;IF([.B736]&lt;=9750;100;2000)))" office:value-type="float" office:value="-100" calcext:value-type="float">
            <text:p>-100</text:p>
          </table:table-cell>
          <table:table-cell table:formula="of:=AVERAGE([.C$2:.C736])" office:value-type="float" office:value="-24.6258503401361" calcext:value-type="float">
            <text:p>-24,62585034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RANDBETWEEN(1;10000)" office:value-type="float" office:value="2323" calcext:value-type="float">
            <text:p>2323</text:p>
          </table:table-cell>
          <table:table-cell table:formula="of:=IF([.B737]&lt;=8000;-100;IF([.B737]&lt;=9000;0;IF([.B737]&lt;=9750;100;2000)))" office:value-type="float" office:value="-100" calcext:value-type="float">
            <text:p>-100</text:p>
          </table:table-cell>
          <table:table-cell table:formula="of:=AVERAGE([.C$2:.C737])" office:value-type="float" office:value="-24.7282608695652" calcext:value-type="float">
            <text:p>-24,728260869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RANDBETWEEN(1;10000)" office:value-type="float" office:value="2699" calcext:value-type="float">
            <text:p>2699</text:p>
          </table:table-cell>
          <table:table-cell table:formula="of:=IF([.B738]&lt;=8000;-100;IF([.B738]&lt;=9000;0;IF([.B738]&lt;=9750;100;2000)))" office:value-type="float" office:value="-100" calcext:value-type="float">
            <text:p>-100</text:p>
          </table:table-cell>
          <table:table-cell table:formula="of:=AVERAGE([.C$2:.C738])" office:value-type="float" office:value="-24.8303934871099" calcext:value-type="float">
            <text:p>-24,830393487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RANDBETWEEN(1;10000)" office:value-type="float" office:value="9987" calcext:value-type="float">
            <text:p>9987</text:p>
          </table:table-cell>
          <table:table-cell table:formula="of:=IF([.B739]&lt;=8000;-100;IF([.B739]&lt;=9000;0;IF([.B739]&lt;=9750;100;2000)))" office:value-type="float" office:value="2000" calcext:value-type="float">
            <text:p>2000</text:p>
          </table:table-cell>
          <table:table-cell table:formula="of:=AVERAGE([.C$2:.C739])" office:value-type="float" office:value="-22.0867208672087" calcext:value-type="float">
            <text:p>-22,086720867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RANDBETWEEN(1;10000)" office:value-type="float" office:value="5903" calcext:value-type="float">
            <text:p>5903</text:p>
          </table:table-cell>
          <table:table-cell table:formula="of:=IF([.B740]&lt;=8000;-100;IF([.B740]&lt;=9000;0;IF([.B740]&lt;=9750;100;2000)))" office:value-type="float" office:value="-100" calcext:value-type="float">
            <text:p>-100</text:p>
          </table:table-cell>
          <table:table-cell table:formula="of:=AVERAGE([.C$2:.C740])" office:value-type="float" office:value="-22.192151556157" calcext:value-type="float">
            <text:p>-22,192151556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RANDBETWEEN(1;10000)" office:value-type="float" office:value="998" calcext:value-type="float">
            <text:p>998</text:p>
          </table:table-cell>
          <table:table-cell table:formula="of:=IF([.B741]&lt;=8000;-100;IF([.B741]&lt;=9000;0;IF([.B741]&lt;=9750;100;2000)))" office:value-type="float" office:value="-100" calcext:value-type="float">
            <text:p>-100</text:p>
          </table:table-cell>
          <table:table-cell table:formula="of:=AVERAGE([.C$2:.C741])" office:value-type="float" office:value="-22.2972972972973" calcext:value-type="float">
            <text:p>-22,297297297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RANDBETWEEN(1;10000)" office:value-type="float" office:value="1452" calcext:value-type="float">
            <text:p>1452</text:p>
          </table:table-cell>
          <table:table-cell table:formula="of:=IF([.B742]&lt;=8000;-100;IF([.B742]&lt;=9000;0;IF([.B742]&lt;=9750;100;2000)))" office:value-type="float" office:value="-100" calcext:value-type="float">
            <text:p>-100</text:p>
          </table:table-cell>
          <table:table-cell table:formula="of:=AVERAGE([.C$2:.C742])" office:value-type="float" office:value="-22.4021592442645" calcext:value-type="float">
            <text:p>-22,40215924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RANDBETWEEN(1;10000)" office:value-type="float" office:value="3556" calcext:value-type="float">
            <text:p>3556</text:p>
          </table:table-cell>
          <table:table-cell table:formula="of:=IF([.B743]&lt;=8000;-100;IF([.B743]&lt;=9000;0;IF([.B743]&lt;=9750;100;2000)))" office:value-type="float" office:value="-100" calcext:value-type="float">
            <text:p>-100</text:p>
          </table:table-cell>
          <table:table-cell table:formula="of:=AVERAGE([.C$2:.C743])" office:value-type="float" office:value="-22.5067385444744" calcext:value-type="float">
            <text:p>-22,506738544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RANDBETWEEN(1;10000)" office:value-type="float" office:value="172" calcext:value-type="float">
            <text:p>172</text:p>
          </table:table-cell>
          <table:table-cell table:formula="of:=IF([.B744]&lt;=8000;-100;IF([.B744]&lt;=9000;0;IF([.B744]&lt;=9750;100;2000)))" office:value-type="float" office:value="-100" calcext:value-type="float">
            <text:p>-100</text:p>
          </table:table-cell>
          <table:table-cell table:formula="of:=AVERAGE([.C$2:.C744])" office:value-type="float" office:value="-22.6110363391655" calcext:value-type="float">
            <text:p>-22,611036339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RANDBETWEEN(1;10000)" office:value-type="float" office:value="9998" calcext:value-type="float">
            <text:p>9998</text:p>
          </table:table-cell>
          <table:table-cell table:formula="of:=IF([.B745]&lt;=8000;-100;IF([.B745]&lt;=9000;0;IF([.B745]&lt;=9750;100;2000)))" office:value-type="float" office:value="2000" calcext:value-type="float">
            <text:p>2000</text:p>
          </table:table-cell>
          <table:table-cell table:formula="of:=AVERAGE([.C$2:.C745])" office:value-type="float" office:value="-19.8924731182796" calcext:value-type="float">
            <text:p>-19,892473118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RANDBETWEEN(1;10000)" office:value-type="float" office:value="6607" calcext:value-type="float">
            <text:p>6607</text:p>
          </table:table-cell>
          <table:table-cell table:formula="of:=IF([.B746]&lt;=8000;-100;IF([.B746]&lt;=9000;0;IF([.B746]&lt;=9750;100;2000)))" office:value-type="float" office:value="-100" calcext:value-type="float">
            <text:p>-100</text:p>
          </table:table-cell>
          <table:table-cell table:formula="of:=AVERAGE([.C$2:.C746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RANDBETWEEN(1;10000)" office:value-type="float" office:value="9785" calcext:value-type="float">
            <text:p>9785</text:p>
          </table:table-cell>
          <table:table-cell table:formula="of:=IF([.B747]&lt;=8000;-100;IF([.B747]&lt;=9000;0;IF([.B747]&lt;=9750;100;2000)))" office:value-type="float" office:value="2000" calcext:value-type="float">
            <text:p>2000</text:p>
          </table:table-cell>
          <table:table-cell table:formula="of:=AVERAGE([.C$2:.C747])" office:value-type="float" office:value="-17.2922252010724" calcext:value-type="float">
            <text:p>-17,29222520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RANDBETWEEN(1;10000)" office:value-type="float" office:value="8012" calcext:value-type="float">
            <text:p>8012</text:p>
          </table:table-cell>
          <table:table-cell table:formula="of:=IF([.B748]&lt;=8000;-100;IF([.B748]&lt;=9000;0;IF([.B748]&lt;=9750;100;2000)))" office:value-type="float" office:value="0" calcext:value-type="float">
            <text:p>0</text:p>
          </table:table-cell>
          <table:table-cell table:formula="of:=AVERAGE([.C$2:.C748])" office:value-type="float" office:value="-17.2690763052209" calcext:value-type="float">
            <text:p>-17,269076305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RANDBETWEEN(1;10000)" office:value-type="float" office:value="1764" calcext:value-type="float">
            <text:p>1764</text:p>
          </table:table-cell>
          <table:table-cell table:formula="of:=IF([.B749]&lt;=8000;-100;IF([.B749]&lt;=9000;0;IF([.B749]&lt;=9750;100;2000)))" office:value-type="float" office:value="-100" calcext:value-type="float">
            <text:p>-100</text:p>
          </table:table-cell>
          <table:table-cell table:formula="of:=AVERAGE([.C$2:.C749])" office:value-type="float" office:value="-17.379679144385" calcext:value-type="float">
            <text:p>-17,379679144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RANDBETWEEN(1;10000)" office:value-type="float" office:value="5857" calcext:value-type="float">
            <text:p>5857</text:p>
          </table:table-cell>
          <table:table-cell table:formula="of:=IF([.B750]&lt;=8000;-100;IF([.B750]&lt;=9000;0;IF([.B750]&lt;=9750;100;2000)))" office:value-type="float" office:value="-100" calcext:value-type="float">
            <text:p>-100</text:p>
          </table:table-cell>
          <table:table-cell table:formula="of:=AVERAGE([.C$2:.C750])" office:value-type="float" office:value="-17.4899866488652" calcext:value-type="float">
            <text:p>-17,48998664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RANDBETWEEN(1;10000)" office:value-type="float" office:value="3729" calcext:value-type="float">
            <text:p>3729</text:p>
          </table:table-cell>
          <table:table-cell table:formula="of:=IF([.B751]&lt;=8000;-100;IF([.B751]&lt;=9000;0;IF([.B751]&lt;=9750;100;2000)))" office:value-type="float" office:value="-100" calcext:value-type="float">
            <text:p>-100</text:p>
          </table:table-cell>
          <table:table-cell table:formula="of:=AVERAGE([.C$2:.C751])" office:value-type="float" office:value="-17.6" calcext:value-type="float">
            <text:p>-17,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RANDBETWEEN(1;10000)" office:value-type="float" office:value="1256" calcext:value-type="float">
            <text:p>1256</text:p>
          </table:table-cell>
          <table:table-cell table:formula="of:=IF([.B752]&lt;=8000;-100;IF([.B752]&lt;=9000;0;IF([.B752]&lt;=9750;100;2000)))" office:value-type="float" office:value="-100" calcext:value-type="float">
            <text:p>-100</text:p>
          </table:table-cell>
          <table:table-cell table:formula="of:=AVERAGE([.C$2:.C752])" office:value-type="float" office:value="-17.7097203728362" calcext:value-type="float">
            <text:p>-17,709720372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RANDBETWEEN(1;10000)" office:value-type="float" office:value="673" calcext:value-type="float">
            <text:p>673</text:p>
          </table:table-cell>
          <table:table-cell table:formula="of:=IF([.B753]&lt;=8000;-100;IF([.B753]&lt;=9000;0;IF([.B753]&lt;=9750;100;2000)))" office:value-type="float" office:value="-100" calcext:value-type="float">
            <text:p>-100</text:p>
          </table:table-cell>
          <table:table-cell table:formula="of:=AVERAGE([.C$2:.C753])" office:value-type="float" office:value="-17.8191489361702" calcext:value-type="float">
            <text:p>-17,819148936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RANDBETWEEN(1;10000)" office:value-type="float" office:value="6002" calcext:value-type="float">
            <text:p>6002</text:p>
          </table:table-cell>
          <table:table-cell table:formula="of:=IF([.B754]&lt;=8000;-100;IF([.B754]&lt;=9000;0;IF([.B754]&lt;=9750;100;2000)))" office:value-type="float" office:value="-100" calcext:value-type="float">
            <text:p>-100</text:p>
          </table:table-cell>
          <table:table-cell table:formula="of:=AVERAGE([.C$2:.C754])" office:value-type="float" office:value="-17.9282868525896" calcext:value-type="float">
            <text:p>-17,92828685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RANDBETWEEN(1;10000)" office:value-type="float" office:value="7035" calcext:value-type="float">
            <text:p>7035</text:p>
          </table:table-cell>
          <table:table-cell table:formula="of:=IF([.B755]&lt;=8000;-100;IF([.B755]&lt;=9000;0;IF([.B755]&lt;=9750;100;2000)))" office:value-type="float" office:value="-100" calcext:value-type="float">
            <text:p>-100</text:p>
          </table:table-cell>
          <table:table-cell table:formula="of:=AVERAGE([.C$2:.C755])" office:value-type="float" office:value="-18.0371352785146" calcext:value-type="float">
            <text:p>-18,03713527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RANDBETWEEN(1;10000)" office:value-type="float" office:value="3437" calcext:value-type="float">
            <text:p>3437</text:p>
          </table:table-cell>
          <table:table-cell table:formula="of:=IF([.B756]&lt;=8000;-100;IF([.B756]&lt;=9000;0;IF([.B756]&lt;=9750;100;2000)))" office:value-type="float" office:value="-100" calcext:value-type="float">
            <text:p>-100</text:p>
          </table:table-cell>
          <table:table-cell table:formula="of:=AVERAGE([.C$2:.C756])" office:value-type="float" office:value="-18.1456953642384" calcext:value-type="float">
            <text:p>-18,145695364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RANDBETWEEN(1;10000)" office:value-type="float" office:value="2414" calcext:value-type="float">
            <text:p>2414</text:p>
          </table:table-cell>
          <table:table-cell table:formula="of:=IF([.B757]&lt;=8000;-100;IF([.B757]&lt;=9000;0;IF([.B757]&lt;=9750;100;2000)))" office:value-type="float" office:value="-100" calcext:value-type="float">
            <text:p>-100</text:p>
          </table:table-cell>
          <table:table-cell table:formula="of:=AVERAGE([.C$2:.C757])" office:value-type="float" office:value="-18.2539682539683" calcext:value-type="float">
            <text:p>-18,25396825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RANDBETWEEN(1;10000)" office:value-type="float" office:value="2928" calcext:value-type="float">
            <text:p>2928</text:p>
          </table:table-cell>
          <table:table-cell table:formula="of:=IF([.B758]&lt;=8000;-100;IF([.B758]&lt;=9000;0;IF([.B758]&lt;=9750;100;2000)))" office:value-type="float" office:value="-100" calcext:value-type="float">
            <text:p>-100</text:p>
          </table:table-cell>
          <table:table-cell table:formula="of:=AVERAGE([.C$2:.C758])" office:value-type="float" office:value="-18.3619550858653" calcext:value-type="float">
            <text:p>-18,36195508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RANDBETWEEN(1;10000)" office:value-type="float" office:value="5260" calcext:value-type="float">
            <text:p>5260</text:p>
          </table:table-cell>
          <table:table-cell table:formula="of:=IF([.B759]&lt;=8000;-100;IF([.B759]&lt;=9000;0;IF([.B759]&lt;=9750;100;2000)))" office:value-type="float" office:value="-100" calcext:value-type="float">
            <text:p>-100</text:p>
          </table:table-cell>
          <table:table-cell table:formula="of:=AVERAGE([.C$2:.C759])" office:value-type="float" office:value="-18.4696569920844" calcext:value-type="float">
            <text:p>-18,46965699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RANDBETWEEN(1;10000)" office:value-type="float" office:value="3940" calcext:value-type="float">
            <text:p>3940</text:p>
          </table:table-cell>
          <table:table-cell table:formula="of:=IF([.B760]&lt;=8000;-100;IF([.B760]&lt;=9000;0;IF([.B760]&lt;=9750;100;2000)))" office:value-type="float" office:value="-100" calcext:value-type="float">
            <text:p>-100</text:p>
          </table:table-cell>
          <table:table-cell table:formula="of:=AVERAGE([.C$2:.C760])" office:value-type="float" office:value="-18.5770750988142" calcext:value-type="float">
            <text:p>-18,57707509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RANDBETWEEN(1;10000)" office:value-type="float" office:value="9674" calcext:value-type="float">
            <text:p>9674</text:p>
          </table:table-cell>
          <table:table-cell table:formula="of:=IF([.B761]&lt;=8000;-100;IF([.B761]&lt;=9000;0;IF([.B761]&lt;=9750;100;2000)))" office:value-type="float" office:value="100" calcext:value-type="float">
            <text:p>100</text:p>
          </table:table-cell>
          <table:table-cell table:formula="of:=AVERAGE([.C$2:.C761])" office:value-type="float" office:value="-18.421052631579" calcext:value-type="float">
            <text:p>-18,42105263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RANDBETWEEN(1;10000)" office:value-type="float" office:value="3512" calcext:value-type="float">
            <text:p>3512</text:p>
          </table:table-cell>
          <table:table-cell table:formula="of:=IF([.B762]&lt;=8000;-100;IF([.B762]&lt;=9000;0;IF([.B762]&lt;=9750;100;2000)))" office:value-type="float" office:value="-100" calcext:value-type="float">
            <text:p>-100</text:p>
          </table:table-cell>
          <table:table-cell table:formula="of:=AVERAGE([.C$2:.C762])" office:value-type="float" office:value="-18.5282522996058" calcext:value-type="float">
            <text:p>-18,528252299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RANDBETWEEN(1;10000)" office:value-type="float" office:value="1615" calcext:value-type="float">
            <text:p>1615</text:p>
          </table:table-cell>
          <table:table-cell table:formula="of:=IF([.B763]&lt;=8000;-100;IF([.B763]&lt;=9000;0;IF([.B763]&lt;=9750;100;2000)))" office:value-type="float" office:value="-100" calcext:value-type="float">
            <text:p>-100</text:p>
          </table:table-cell>
          <table:table-cell table:formula="of:=AVERAGE([.C$2:.C763])" office:value-type="float" office:value="-18.6351706036745" calcext:value-type="float">
            <text:p>-18,635170603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RANDBETWEEN(1;10000)" office:value-type="float" office:value="1240" calcext:value-type="float">
            <text:p>1240</text:p>
          </table:table-cell>
          <table:table-cell table:formula="of:=IF([.B764]&lt;=8000;-100;IF([.B764]&lt;=9000;0;IF([.B764]&lt;=9750;100;2000)))" office:value-type="float" office:value="-100" calcext:value-type="float">
            <text:p>-100</text:p>
          </table:table-cell>
          <table:table-cell table:formula="of:=AVERAGE([.C$2:.C764])" office:value-type="float" office:value="-18.7418086500655" calcext:value-type="float">
            <text:p>-18,741808650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RANDBETWEEN(1;10000)" office:value-type="float" office:value="5698" calcext:value-type="float">
            <text:p>5698</text:p>
          </table:table-cell>
          <table:table-cell table:formula="of:=IF([.B765]&lt;=8000;-100;IF([.B765]&lt;=9000;0;IF([.B765]&lt;=9750;100;2000)))" office:value-type="float" office:value="-100" calcext:value-type="float">
            <text:p>-100</text:p>
          </table:table-cell>
          <table:table-cell table:formula="of:=AVERAGE([.C$2:.C765])" office:value-type="float" office:value="-18.848167539267" calcext:value-type="float">
            <text:p>-18,848167539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RANDBETWEEN(1;10000)" office:value-type="float" office:value="2288" calcext:value-type="float">
            <text:p>2288</text:p>
          </table:table-cell>
          <table:table-cell table:formula="of:=IF([.B766]&lt;=8000;-100;IF([.B766]&lt;=9000;0;IF([.B766]&lt;=9750;100;2000)))" office:value-type="float" office:value="-100" calcext:value-type="float">
            <text:p>-100</text:p>
          </table:table-cell>
          <table:table-cell table:formula="of:=AVERAGE([.C$2:.C766])" office:value-type="float" office:value="-18.9542483660131" calcext:value-type="float">
            <text:p>-18,95424836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RANDBETWEEN(1;10000)" office:value-type="float" office:value="4188" calcext:value-type="float">
            <text:p>4188</text:p>
          </table:table-cell>
          <table:table-cell table:formula="of:=IF([.B767]&lt;=8000;-100;IF([.B767]&lt;=9000;0;IF([.B767]&lt;=9750;100;2000)))" office:value-type="float" office:value="-100" calcext:value-type="float">
            <text:p>-100</text:p>
          </table:table-cell>
          <table:table-cell table:formula="of:=AVERAGE([.C$2:.C767])" office:value-type="float" office:value="-19.0600522193212" calcext:value-type="float">
            <text:p>-19,060052219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RANDBETWEEN(1;10000)" office:value-type="float" office:value="8648" calcext:value-type="float">
            <text:p>8648</text:p>
          </table:table-cell>
          <table:table-cell table:formula="of:=IF([.B768]&lt;=8000;-100;IF([.B768]&lt;=9000;0;IF([.B768]&lt;=9750;100;2000)))" office:value-type="float" office:value="0" calcext:value-type="float">
            <text:p>0</text:p>
          </table:table-cell>
          <table:table-cell table:formula="of:=AVERAGE([.C$2:.C768])" office:value-type="float" office:value="-19.0352020860495" calcext:value-type="float">
            <text:p>-19,03520208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RANDBETWEEN(1;10000)" office:value-type="float" office:value="1913" calcext:value-type="float">
            <text:p>1913</text:p>
          </table:table-cell>
          <table:table-cell table:formula="of:=IF([.B769]&lt;=8000;-100;IF([.B769]&lt;=9000;0;IF([.B769]&lt;=9750;100;2000)))" office:value-type="float" office:value="-100" calcext:value-type="float">
            <text:p>-100</text:p>
          </table:table-cell>
          <table:table-cell table:formula="of:=AVERAGE([.C$2:.C769])" office:value-type="float" office:value="-19.140625" calcext:value-type="float">
            <text:p>-19,1406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RANDBETWEEN(1;10000)" office:value-type="float" office:value="314" calcext:value-type="float">
            <text:p>314</text:p>
          </table:table-cell>
          <table:table-cell table:formula="of:=IF([.B770]&lt;=8000;-100;IF([.B770]&lt;=9000;0;IF([.B770]&lt;=9750;100;2000)))" office:value-type="float" office:value="-100" calcext:value-type="float">
            <text:p>-100</text:p>
          </table:table-cell>
          <table:table-cell table:formula="of:=AVERAGE([.C$2:.C770])" office:value-type="float" office:value="-19.2457737321196" calcext:value-type="float">
            <text:p>-19,24577373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RANDBETWEEN(1;10000)" office:value-type="float" office:value="7235" calcext:value-type="float">
            <text:p>7235</text:p>
          </table:table-cell>
          <table:table-cell table:formula="of:=IF([.B771]&lt;=8000;-100;IF([.B771]&lt;=9000;0;IF([.B771]&lt;=9750;100;2000)))" office:value-type="float" office:value="-100" calcext:value-type="float">
            <text:p>-100</text:p>
          </table:table-cell>
          <table:table-cell table:formula="of:=AVERAGE([.C$2:.C771])" office:value-type="float" office:value="-19.3506493506494" calcext:value-type="float">
            <text:p>-19,350649350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RANDBETWEEN(1;10000)" office:value-type="float" office:value="6689" calcext:value-type="float">
            <text:p>6689</text:p>
          </table:table-cell>
          <table:table-cell table:formula="of:=IF([.B772]&lt;=8000;-100;IF([.B772]&lt;=9000;0;IF([.B772]&lt;=9750;100;2000)))" office:value-type="float" office:value="-100" calcext:value-type="float">
            <text:p>-100</text:p>
          </table:table-cell>
          <table:table-cell table:formula="of:=AVERAGE([.C$2:.C772])" office:value-type="float" office:value="-19.4552529182879" calcext:value-type="float">
            <text:p>-19,455252918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RANDBETWEEN(1;10000)" office:value-type="float" office:value="624" calcext:value-type="float">
            <text:p>624</text:p>
          </table:table-cell>
          <table:table-cell table:formula="of:=IF([.B773]&lt;=8000;-100;IF([.B773]&lt;=9000;0;IF([.B773]&lt;=9750;100;2000)))" office:value-type="float" office:value="-100" calcext:value-type="float">
            <text:p>-100</text:p>
          </table:table-cell>
          <table:table-cell table:formula="of:=AVERAGE([.C$2:.C773])" office:value-type="float" office:value="-19.559585492228" calcext:value-type="float">
            <text:p>-19,559585492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RANDBETWEEN(1;10000)" office:value-type="float" office:value="7670" calcext:value-type="float">
            <text:p>7670</text:p>
          </table:table-cell>
          <table:table-cell table:formula="of:=IF([.B774]&lt;=8000;-100;IF([.B774]&lt;=9000;0;IF([.B774]&lt;=9750;100;2000)))" office:value-type="float" office:value="-100" calcext:value-type="float">
            <text:p>-100</text:p>
          </table:table-cell>
          <table:table-cell table:formula="of:=AVERAGE([.C$2:.C774])" office:value-type="float" office:value="-19.6636481241915" calcext:value-type="float">
            <text:p>-19,66364812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RANDBETWEEN(1;10000)" office:value-type="float" office:value="283" calcext:value-type="float">
            <text:p>283</text:p>
          </table:table-cell>
          <table:table-cell table:formula="of:=IF([.B775]&lt;=8000;-100;IF([.B775]&lt;=9000;0;IF([.B775]&lt;=9750;100;2000)))" office:value-type="float" office:value="-100" calcext:value-type="float">
            <text:p>-100</text:p>
          </table:table-cell>
          <table:table-cell table:formula="of:=AVERAGE([.C$2:.C775])" office:value-type="float" office:value="-19.7674418604651" calcext:value-type="float">
            <text:p>-19,767441860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RANDBETWEEN(1;10000)" office:value-type="float" office:value="1809" calcext:value-type="float">
            <text:p>1809</text:p>
          </table:table-cell>
          <table:table-cell table:formula="of:=IF([.B776]&lt;=8000;-100;IF([.B776]&lt;=9000;0;IF([.B776]&lt;=9750;100;2000)))" office:value-type="float" office:value="-100" calcext:value-type="float">
            <text:p>-100</text:p>
          </table:table-cell>
          <table:table-cell table:formula="of:=AVERAGE([.C$2:.C776])" office:value-type="float" office:value="-19.8709677419355" calcext:value-type="float">
            <text:p>-19,87096774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RANDBETWEEN(1;10000)" office:value-type="float" office:value="24" calcext:value-type="float">
            <text:p>24</text:p>
          </table:table-cell>
          <table:table-cell table:formula="of:=IF([.B777]&lt;=8000;-100;IF([.B777]&lt;=9000;0;IF([.B777]&lt;=9750;100;2000)))" office:value-type="float" office:value="-100" calcext:value-type="float">
            <text:p>-100</text:p>
          </table:table-cell>
          <table:table-cell table:formula="of:=AVERAGE([.C$2:.C777])" office:value-type="float" office:value="-19.9742268041237" calcext:value-type="float">
            <text:p>-19,974226804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RANDBETWEEN(1;10000)" office:value-type="float" office:value="8406" calcext:value-type="float">
            <text:p>8406</text:p>
          </table:table-cell>
          <table:table-cell table:formula="of:=IF([.B778]&lt;=8000;-100;IF([.B778]&lt;=9000;0;IF([.B778]&lt;=9750;100;2000)))" office:value-type="float" office:value="0" calcext:value-type="float">
            <text:p>0</text:p>
          </table:table-cell>
          <table:table-cell table:formula="of:=AVERAGE([.C$2:.C778])" office:value-type="float" office:value="-19.9485199485199" calcext:value-type="float">
            <text:p>-19,948519948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RANDBETWEEN(1;10000)" office:value-type="float" office:value="1858" calcext:value-type="float">
            <text:p>1858</text:p>
          </table:table-cell>
          <table:table-cell table:formula="of:=IF([.B779]&lt;=8000;-100;IF([.B779]&lt;=9000;0;IF([.B779]&lt;=9750;100;2000)))" office:value-type="float" office:value="-100" calcext:value-type="float">
            <text:p>-100</text:p>
          </table:table-cell>
          <table:table-cell table:formula="of:=AVERAGE([.C$2:.C779])" office:value-type="float" office:value="-20.0514138817481" calcext:value-type="float">
            <text:p>-20,05141388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RANDBETWEEN(1;10000)" office:value-type="float" office:value="8462" calcext:value-type="float">
            <text:p>8462</text:p>
          </table:table-cell>
          <table:table-cell table:formula="of:=IF([.B780]&lt;=8000;-100;IF([.B780]&lt;=9000;0;IF([.B780]&lt;=9750;100;2000)))" office:value-type="float" office:value="0" calcext:value-type="float">
            <text:p>0</text:p>
          </table:table-cell>
          <table:table-cell table:formula="of:=AVERAGE([.C$2:.C780])" office:value-type="float" office:value="-20.0256739409499" calcext:value-type="float">
            <text:p>-20,02567394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RANDBETWEEN(1;10000)" office:value-type="float" office:value="1737" calcext:value-type="float">
            <text:p>1737</text:p>
          </table:table-cell>
          <table:table-cell table:formula="of:=IF([.B781]&lt;=8000;-100;IF([.B781]&lt;=9000;0;IF([.B781]&lt;=9750;100;2000)))" office:value-type="float" office:value="-100" calcext:value-type="float">
            <text:p>-100</text:p>
          </table:table-cell>
          <table:table-cell table:formula="of:=AVERAGE([.C$2:.C781])" office:value-type="float" office:value="-20.1282051282051" calcext:value-type="float">
            <text:p>-20,12820512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RANDBETWEEN(1;10000)" office:value-type="float" office:value="887" calcext:value-type="float">
            <text:p>887</text:p>
          </table:table-cell>
          <table:table-cell table:formula="of:=IF([.B782]&lt;=8000;-100;IF([.B782]&lt;=9000;0;IF([.B782]&lt;=9750;100;2000)))" office:value-type="float" office:value="-100" calcext:value-type="float">
            <text:p>-100</text:p>
          </table:table-cell>
          <table:table-cell table:formula="of:=AVERAGE([.C$2:.C782])" office:value-type="float" office:value="-20.2304737516005" calcext:value-type="float">
            <text:p>-20,23047375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RANDBETWEEN(1;10000)" office:value-type="float" office:value="6373" calcext:value-type="float">
            <text:p>6373</text:p>
          </table:table-cell>
          <table:table-cell table:formula="of:=IF([.B783]&lt;=8000;-100;IF([.B783]&lt;=9000;0;IF([.B783]&lt;=9750;100;2000)))" office:value-type="float" office:value="-100" calcext:value-type="float">
            <text:p>-100</text:p>
          </table:table-cell>
          <table:table-cell table:formula="of:=AVERAGE([.C$2:.C783])" office:value-type="float" office:value="-20.3324808184143" calcext:value-type="float">
            <text:p>-20,33248081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RANDBETWEEN(1;10000)" office:value-type="float" office:value="6772" calcext:value-type="float">
            <text:p>6772</text:p>
          </table:table-cell>
          <table:table-cell table:formula="of:=IF([.B784]&lt;=8000;-100;IF([.B784]&lt;=9000;0;IF([.B784]&lt;=9750;100;2000)))" office:value-type="float" office:value="-100" calcext:value-type="float">
            <text:p>-100</text:p>
          </table:table-cell>
          <table:table-cell table:formula="of:=AVERAGE([.C$2:.C784])" office:value-type="float" office:value="-20.4342273307791" calcext:value-type="float">
            <text:p>-20,43422733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RANDBETWEEN(1;10000)" office:value-type="float" office:value="8588" calcext:value-type="float">
            <text:p>8588</text:p>
          </table:table-cell>
          <table:table-cell table:formula="of:=IF([.B785]&lt;=8000;-100;IF([.B785]&lt;=9000;0;IF([.B785]&lt;=9750;100;2000)))" office:value-type="float" office:value="0" calcext:value-type="float">
            <text:p>0</text:p>
          </table:table-cell>
          <table:table-cell table:formula="of:=AVERAGE([.C$2:.C785])" office:value-type="float" office:value="-20.4081632653061" calcext:value-type="float">
            <text:p>-20,408163265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RANDBETWEEN(1;10000)" office:value-type="float" office:value="1621" calcext:value-type="float">
            <text:p>1621</text:p>
          </table:table-cell>
          <table:table-cell table:formula="of:=IF([.B786]&lt;=8000;-100;IF([.B786]&lt;=9000;0;IF([.B786]&lt;=9750;100;2000)))" office:value-type="float" office:value="-100" calcext:value-type="float">
            <text:p>-100</text:p>
          </table:table-cell>
          <table:table-cell table:formula="of:=AVERAGE([.C$2:.C786])" office:value-type="float" office:value="-20.5095541401274" calcext:value-type="float">
            <text:p>-20,509554140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RANDBETWEEN(1;10000)" office:value-type="float" office:value="3980" calcext:value-type="float">
            <text:p>3980</text:p>
          </table:table-cell>
          <table:table-cell table:formula="of:=IF([.B787]&lt;=8000;-100;IF([.B787]&lt;=9000;0;IF([.B787]&lt;=9750;100;2000)))" office:value-type="float" office:value="-100" calcext:value-type="float">
            <text:p>-100</text:p>
          </table:table-cell>
          <table:table-cell table:formula="of:=AVERAGE([.C$2:.C787])" office:value-type="float" office:value="-20.6106870229008" calcext:value-type="float">
            <text:p>-20,610687022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RANDBETWEEN(1;10000)" office:value-type="float" office:value="6000" calcext:value-type="float">
            <text:p>6000</text:p>
          </table:table-cell>
          <table:table-cell table:formula="of:=IF([.B788]&lt;=8000;-100;IF([.B788]&lt;=9000;0;IF([.B788]&lt;=9750;100;2000)))" office:value-type="float" office:value="-100" calcext:value-type="float">
            <text:p>-100</text:p>
          </table:table-cell>
          <table:table-cell table:formula="of:=AVERAGE([.C$2:.C788])" office:value-type="float" office:value="-20.7115628970775" calcext:value-type="float">
            <text:p>-20,711562897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RANDBETWEEN(1;10000)" office:value-type="float" office:value="2484" calcext:value-type="float">
            <text:p>2484</text:p>
          </table:table-cell>
          <table:table-cell table:formula="of:=IF([.B789]&lt;=8000;-100;IF([.B789]&lt;=9000;0;IF([.B789]&lt;=9750;100;2000)))" office:value-type="float" office:value="-100" calcext:value-type="float">
            <text:p>-100</text:p>
          </table:table-cell>
          <table:table-cell table:formula="of:=AVERAGE([.C$2:.C789])" office:value-type="float" office:value="-20.8121827411167" calcext:value-type="float">
            <text:p>-20,81218274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RANDBETWEEN(1;10000)" office:value-type="float" office:value="4228" calcext:value-type="float">
            <text:p>4228</text:p>
          </table:table-cell>
          <table:table-cell table:formula="of:=IF([.B790]&lt;=8000;-100;IF([.B790]&lt;=9000;0;IF([.B790]&lt;=9750;100;2000)))" office:value-type="float" office:value="-100" calcext:value-type="float">
            <text:p>-100</text:p>
          </table:table-cell>
          <table:table-cell table:formula="of:=AVERAGE([.C$2:.C790])" office:value-type="float" office:value="-20.9125475285171" calcext:value-type="float">
            <text:p>-20,912547528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RANDBETWEEN(1;10000)" office:value-type="float" office:value="3026" calcext:value-type="float">
            <text:p>3026</text:p>
          </table:table-cell>
          <table:table-cell table:formula="of:=IF([.B791]&lt;=8000;-100;IF([.B791]&lt;=9000;0;IF([.B791]&lt;=9750;100;2000)))" office:value-type="float" office:value="-100" calcext:value-type="float">
            <text:p>-100</text:p>
          </table:table-cell>
          <table:table-cell table:formula="of:=AVERAGE([.C$2:.C791])" office:value-type="float" office:value="-21.0126582278481" calcext:value-type="float">
            <text:p>-21,012658227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RANDBETWEEN(1;10000)" office:value-type="float" office:value="3715" calcext:value-type="float">
            <text:p>3715</text:p>
          </table:table-cell>
          <table:table-cell table:formula="of:=IF([.B792]&lt;=8000;-100;IF([.B792]&lt;=9000;0;IF([.B792]&lt;=9750;100;2000)))" office:value-type="float" office:value="-100" calcext:value-type="float">
            <text:p>-100</text:p>
          </table:table-cell>
          <table:table-cell table:formula="of:=AVERAGE([.C$2:.C792])" office:value-type="float" office:value="-21.1125158027813" calcext:value-type="float">
            <text:p>-21,112515802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RANDBETWEEN(1;10000)" office:value-type="float" office:value="5532" calcext:value-type="float">
            <text:p>5532</text:p>
          </table:table-cell>
          <table:table-cell table:formula="of:=IF([.B793]&lt;=8000;-100;IF([.B793]&lt;=9000;0;IF([.B793]&lt;=9750;100;2000)))" office:value-type="float" office:value="-100" calcext:value-type="float">
            <text:p>-100</text:p>
          </table:table-cell>
          <table:table-cell table:formula="of:=AVERAGE([.C$2:.C793])" office:value-type="float" office:value="-21.2121212121212" calcext:value-type="float">
            <text:p>-21,21212121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RANDBETWEEN(1;10000)" office:value-type="float" office:value="1070" calcext:value-type="float">
            <text:p>1070</text:p>
          </table:table-cell>
          <table:table-cell table:formula="of:=IF([.B794]&lt;=8000;-100;IF([.B794]&lt;=9000;0;IF([.B794]&lt;=9750;100;2000)))" office:value-type="float" office:value="-100" calcext:value-type="float">
            <text:p>-100</text:p>
          </table:table-cell>
          <table:table-cell table:formula="of:=AVERAGE([.C$2:.C794])" office:value-type="float" office:value="-21.3114754098361" calcext:value-type="float">
            <text:p>-21,311475409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RANDBETWEEN(1;10000)" office:value-type="float" office:value="4363" calcext:value-type="float">
            <text:p>4363</text:p>
          </table:table-cell>
          <table:table-cell table:formula="of:=IF([.B795]&lt;=8000;-100;IF([.B795]&lt;=9000;0;IF([.B795]&lt;=9750;100;2000)))" office:value-type="float" office:value="-100" calcext:value-type="float">
            <text:p>-100</text:p>
          </table:table-cell>
          <table:table-cell table:formula="of:=AVERAGE([.C$2:.C795])" office:value-type="float" office:value="-21.4105793450882" calcext:value-type="float">
            <text:p>-21,41057934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RANDBETWEEN(1;10000)" office:value-type="float" office:value="8317" calcext:value-type="float">
            <text:p>8317</text:p>
          </table:table-cell>
          <table:table-cell table:formula="of:=IF([.B796]&lt;=8000;-100;IF([.B796]&lt;=9000;0;IF([.B796]&lt;=9750;100;2000)))" office:value-type="float" office:value="0" calcext:value-type="float">
            <text:p>0</text:p>
          </table:table-cell>
          <table:table-cell table:formula="of:=AVERAGE([.C$2:.C796])" office:value-type="float" office:value="-21.3836477987421" calcext:value-type="float">
            <text:p>-21,383647798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RANDBETWEEN(1;10000)" office:value-type="float" office:value="8488" calcext:value-type="float">
            <text:p>8488</text:p>
          </table:table-cell>
          <table:table-cell table:formula="of:=IF([.B797]&lt;=8000;-100;IF([.B797]&lt;=9000;0;IF([.B797]&lt;=9750;100;2000)))" office:value-type="float" office:value="0" calcext:value-type="float">
            <text:p>0</text:p>
          </table:table-cell>
          <table:table-cell table:formula="of:=AVERAGE([.C$2:.C797])" office:value-type="float" office:value="-21.356783919598" calcext:value-type="float">
            <text:p>-21,3567839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RANDBETWEEN(1;10000)" office:value-type="float" office:value="9656" calcext:value-type="float">
            <text:p>9656</text:p>
          </table:table-cell>
          <table:table-cell table:formula="of:=IF([.B798]&lt;=8000;-100;IF([.B798]&lt;=9000;0;IF([.B798]&lt;=9750;100;2000)))" office:value-type="float" office:value="100" calcext:value-type="float">
            <text:p>100</text:p>
          </table:table-cell>
          <table:table-cell table:formula="of:=AVERAGE([.C$2:.C798])" office:value-type="float" office:value="-21.2045169385194" calcext:value-type="float">
            <text:p>-21,20451693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RANDBETWEEN(1;10000)" office:value-type="float" office:value="3050" calcext:value-type="float">
            <text:p>3050</text:p>
          </table:table-cell>
          <table:table-cell table:formula="of:=IF([.B799]&lt;=8000;-100;IF([.B799]&lt;=9000;0;IF([.B799]&lt;=9750;100;2000)))" office:value-type="float" office:value="-100" calcext:value-type="float">
            <text:p>-100</text:p>
          </table:table-cell>
          <table:table-cell table:formula="of:=AVERAGE([.C$2:.C799])" office:value-type="float" office:value="-21.3032581453634" calcext:value-type="float">
            <text:p>-21,303258145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RANDBETWEEN(1;10000)" office:value-type="float" office:value="6942" calcext:value-type="float">
            <text:p>6942</text:p>
          </table:table-cell>
          <table:table-cell table:formula="of:=IF([.B800]&lt;=8000;-100;IF([.B800]&lt;=9000;0;IF([.B800]&lt;=9750;100;2000)))" office:value-type="float" office:value="-100" calcext:value-type="float">
            <text:p>-100</text:p>
          </table:table-cell>
          <table:table-cell table:formula="of:=AVERAGE([.C$2:.C800])" office:value-type="float" office:value="-21.4017521902378" calcext:value-type="float">
            <text:p>-21,40175219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1;10000)" office:value-type="float" office:value="1989" calcext:value-type="float">
            <text:p>1989</text:p>
          </table:table-cell>
          <table:table-cell table:formula="of:=IF([.B801]&lt;=8000;-100;IF([.B801]&lt;=9000;0;IF([.B801]&lt;=9750;100;2000)))" office:value-type="float" office:value="-100" calcext:value-type="float">
            <text:p>-100</text:p>
          </table:table-cell>
          <table:table-cell table:formula="of:=AVERAGE([.C$2:.C801])"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RANDBETWEEN(1;10000)" office:value-type="float" office:value="7777" calcext:value-type="float">
            <text:p>7777</text:p>
          </table:table-cell>
          <table:table-cell table:formula="of:=IF([.B802]&lt;=8000;-100;IF([.B802]&lt;=9000;0;IF([.B802]&lt;=9750;100;2000)))" office:value-type="float" office:value="-100" calcext:value-type="float">
            <text:p>-100</text:p>
          </table:table-cell>
          <table:table-cell table:formula="of:=AVERAGE([.C$2:.C802])" office:value-type="float" office:value="-21.5980024968789" calcext:value-type="float">
            <text:p>-21,598002496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RANDBETWEEN(1;10000)" office:value-type="float" office:value="9825" calcext:value-type="float">
            <text:p>9825</text:p>
          </table:table-cell>
          <table:table-cell table:formula="of:=IF([.B803]&lt;=8000;-100;IF([.B803]&lt;=9000;0;IF([.B803]&lt;=9750;100;2000)))" office:value-type="float" office:value="2000" calcext:value-type="float">
            <text:p>2000</text:p>
          </table:table-cell>
          <table:table-cell table:formula="of:=AVERAGE([.C$2:.C803])" office:value-type="float" office:value="-19.0773067331671" calcext:value-type="float">
            <text:p>-19,077306733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RANDBETWEEN(1;10000)" office:value-type="float" office:value="4570" calcext:value-type="float">
            <text:p>4570</text:p>
          </table:table-cell>
          <table:table-cell table:formula="of:=IF([.B804]&lt;=8000;-100;IF([.B804]&lt;=9000;0;IF([.B804]&lt;=9750;100;2000)))" office:value-type="float" office:value="-100" calcext:value-type="float">
            <text:p>-100</text:p>
          </table:table-cell>
          <table:table-cell table:formula="of:=AVERAGE([.C$2:.C804])" office:value-type="float" office:value="-19.1780821917808" calcext:value-type="float">
            <text:p>-19,17808219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RANDBETWEEN(1;10000)" office:value-type="float" office:value="1831" calcext:value-type="float">
            <text:p>1831</text:p>
          </table:table-cell>
          <table:table-cell table:formula="of:=IF([.B805]&lt;=8000;-100;IF([.B805]&lt;=9000;0;IF([.B805]&lt;=9750;100;2000)))" office:value-type="float" office:value="-100" calcext:value-type="float">
            <text:p>-100</text:p>
          </table:table-cell>
          <table:table-cell table:formula="of:=AVERAGE([.C$2:.C805])" office:value-type="float" office:value="-19.2786069651741" calcext:value-type="float">
            <text:p>-19,278606965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RANDBETWEEN(1;10000)" office:value-type="float" office:value="7522" calcext:value-type="float">
            <text:p>7522</text:p>
          </table:table-cell>
          <table:table-cell table:formula="of:=IF([.B806]&lt;=8000;-100;IF([.B806]&lt;=9000;0;IF([.B806]&lt;=9750;100;2000)))" office:value-type="float" office:value="-100" calcext:value-type="float">
            <text:p>-100</text:p>
          </table:table-cell>
          <table:table-cell table:formula="of:=AVERAGE([.C$2:.C806])" office:value-type="float" office:value="-19.3788819875776" calcext:value-type="float">
            <text:p>-19,378881987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RANDBETWEEN(1;10000)" office:value-type="float" office:value="4048" calcext:value-type="float">
            <text:p>4048</text:p>
          </table:table-cell>
          <table:table-cell table:formula="of:=IF([.B807]&lt;=8000;-100;IF([.B807]&lt;=9000;0;IF([.B807]&lt;=9750;100;2000)))" office:value-type="float" office:value="-100" calcext:value-type="float">
            <text:p>-100</text:p>
          </table:table-cell>
          <table:table-cell table:formula="of:=AVERAGE([.C$2:.C807])" office:value-type="float" office:value="-19.4789081885856" calcext:value-type="float">
            <text:p>-19,478908188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RANDBETWEEN(1;10000)" office:value-type="float" office:value="4518" calcext:value-type="float">
            <text:p>4518</text:p>
          </table:table-cell>
          <table:table-cell table:formula="of:=IF([.B808]&lt;=8000;-100;IF([.B808]&lt;=9000;0;IF([.B808]&lt;=9750;100;2000)))" office:value-type="float" office:value="-100" calcext:value-type="float">
            <text:p>-100</text:p>
          </table:table-cell>
          <table:table-cell table:formula="of:=AVERAGE([.C$2:.C808])" office:value-type="float" office:value="-19.5786864931846" calcext:value-type="float">
            <text:p>-19,578686493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RANDBETWEEN(1;10000)" office:value-type="float" office:value="1865" calcext:value-type="float">
            <text:p>1865</text:p>
          </table:table-cell>
          <table:table-cell table:formula="of:=IF([.B809]&lt;=8000;-100;IF([.B809]&lt;=9000;0;IF([.B809]&lt;=9750;100;2000)))" office:value-type="float" office:value="-100" calcext:value-type="float">
            <text:p>-100</text:p>
          </table:table-cell>
          <table:table-cell table:formula="of:=AVERAGE([.C$2:.C809])" office:value-type="float" office:value="-19.6782178217822" calcext:value-type="float">
            <text:p>-19,67821782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RANDBETWEEN(1;10000)" office:value-type="float" office:value="6810" calcext:value-type="float">
            <text:p>6810</text:p>
          </table:table-cell>
          <table:table-cell table:formula="of:=IF([.B810]&lt;=8000;-100;IF([.B810]&lt;=9000;0;IF([.B810]&lt;=9750;100;2000)))" office:value-type="float" office:value="-100" calcext:value-type="float">
            <text:p>-100</text:p>
          </table:table-cell>
          <table:table-cell table:formula="of:=AVERAGE([.C$2:.C810])" office:value-type="float" office:value="-19.7775030902349" calcext:value-type="float">
            <text:p>-19,77750309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RANDBETWEEN(1;10000)" office:value-type="float" office:value="2631" calcext:value-type="float">
            <text:p>2631</text:p>
          </table:table-cell>
          <table:table-cell table:formula="of:=IF([.B811]&lt;=8000;-100;IF([.B811]&lt;=9000;0;IF([.B811]&lt;=9750;100;2000)))" office:value-type="float" office:value="-100" calcext:value-type="float">
            <text:p>-100</text:p>
          </table:table-cell>
          <table:table-cell table:formula="of:=AVERAGE([.C$2:.C811])" office:value-type="float" office:value="-19.8765432098765" calcext:value-type="float">
            <text:p>-19,876543209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RANDBETWEEN(1;10000)" office:value-type="float" office:value="1445" calcext:value-type="float">
            <text:p>1445</text:p>
          </table:table-cell>
          <table:table-cell table:formula="of:=IF([.B812]&lt;=8000;-100;IF([.B812]&lt;=9000;0;IF([.B812]&lt;=9750;100;2000)))" office:value-type="float" office:value="-100" calcext:value-type="float">
            <text:p>-100</text:p>
          </table:table-cell>
          <table:table-cell table:formula="of:=AVERAGE([.C$2:.C812])" office:value-type="float" office:value="-19.9753390875462" calcext:value-type="float">
            <text:p>-19,975339087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RANDBETWEEN(1;10000)" office:value-type="float" office:value="9541" calcext:value-type="float">
            <text:p>9541</text:p>
          </table:table-cell>
          <table:table-cell table:formula="of:=IF([.B813]&lt;=8000;-100;IF([.B813]&lt;=9000;0;IF([.B813]&lt;=9750;100;2000)))" office:value-type="float" office:value="100" calcext:value-type="float">
            <text:p>100</text:p>
          </table:table-cell>
          <table:table-cell table:formula="of:=AVERAGE([.C$2:.C813])" office:value-type="float" office:value="-19.8275862068966" calcext:value-type="float">
            <text:p>-19,827586206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RANDBETWEEN(1;10000)" office:value-type="float" office:value="3161" calcext:value-type="float">
            <text:p>3161</text:p>
          </table:table-cell>
          <table:table-cell table:formula="of:=IF([.B814]&lt;=8000;-100;IF([.B814]&lt;=9000;0;IF([.B814]&lt;=9750;100;2000)))" office:value-type="float" office:value="-100" calcext:value-type="float">
            <text:p>-100</text:p>
          </table:table-cell>
          <table:table-cell table:formula="of:=AVERAGE([.C$2:.C814])" office:value-type="float" office:value="-19.9261992619926" calcext:value-type="float">
            <text:p>-19,92619926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RANDBETWEEN(1;10000)" office:value-type="float" office:value="9659" calcext:value-type="float">
            <text:p>9659</text:p>
          </table:table-cell>
          <table:table-cell table:formula="of:=IF([.B815]&lt;=8000;-100;IF([.B815]&lt;=9000;0;IF([.B815]&lt;=9750;100;2000)))" office:value-type="float" office:value="100" calcext:value-type="float">
            <text:p>100</text:p>
          </table:table-cell>
          <table:table-cell table:formula="of:=AVERAGE([.C$2:.C815])" office:value-type="float" office:value="-19.7788697788698" calcext:value-type="float">
            <text:p>-19,778869778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RANDBETWEEN(1;10000)" office:value-type="float" office:value="348" calcext:value-type="float">
            <text:p>348</text:p>
          </table:table-cell>
          <table:table-cell table:formula="of:=IF([.B816]&lt;=8000;-100;IF([.B816]&lt;=9000;0;IF([.B816]&lt;=9750;100;2000)))" office:value-type="float" office:value="-100" calcext:value-type="float">
            <text:p>-100</text:p>
          </table:table-cell>
          <table:table-cell table:formula="of:=AVERAGE([.C$2:.C816])" office:value-type="float" office:value="-19.8773006134969" calcext:value-type="float">
            <text:p>-19,877300613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RANDBETWEEN(1;10000)" office:value-type="float" office:value="2958" calcext:value-type="float">
            <text:p>2958</text:p>
          </table:table-cell>
          <table:table-cell table:formula="of:=IF([.B817]&lt;=8000;-100;IF([.B817]&lt;=9000;0;IF([.B817]&lt;=9750;100;2000)))" office:value-type="float" office:value="-100" calcext:value-type="float">
            <text:p>-100</text:p>
          </table:table-cell>
          <table:table-cell table:formula="of:=AVERAGE([.C$2:.C817])" office:value-type="float" office:value="-19.9754901960784" calcext:value-type="float">
            <text:p>-19,975490196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RANDBETWEEN(1;10000)" office:value-type="float" office:value="5044" calcext:value-type="float">
            <text:p>5044</text:p>
          </table:table-cell>
          <table:table-cell table:formula="of:=IF([.B818]&lt;=8000;-100;IF([.B818]&lt;=9000;0;IF([.B818]&lt;=9750;100;2000)))" office:value-type="float" office:value="-100" calcext:value-type="float">
            <text:p>-100</text:p>
          </table:table-cell>
          <table:table-cell table:formula="of:=AVERAGE([.C$2:.C818])" office:value-type="float" office:value="-20.0734394124847" calcext:value-type="float">
            <text:p>-20,073439412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RANDBETWEEN(1;10000)" office:value-type="float" office:value="2164" calcext:value-type="float">
            <text:p>2164</text:p>
          </table:table-cell>
          <table:table-cell table:formula="of:=IF([.B819]&lt;=8000;-100;IF([.B819]&lt;=9000;0;IF([.B819]&lt;=9750;100;2000)))" office:value-type="float" office:value="-100" calcext:value-type="float">
            <text:p>-100</text:p>
          </table:table-cell>
          <table:table-cell table:formula="of:=AVERAGE([.C$2:.C819])" office:value-type="float" office:value="-20.1711491442543" calcext:value-type="float">
            <text:p>-20,171149144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RANDBETWEEN(1;10000)" office:value-type="float" office:value="4544" calcext:value-type="float">
            <text:p>4544</text:p>
          </table:table-cell>
          <table:table-cell table:formula="of:=IF([.B820]&lt;=8000;-100;IF([.B820]&lt;=9000;0;IF([.B820]&lt;=9750;100;2000)))" office:value-type="float" office:value="-100" calcext:value-type="float">
            <text:p>-100</text:p>
          </table:table-cell>
          <table:table-cell table:formula="of:=AVERAGE([.C$2:.C820])" office:value-type="float" office:value="-20.2686202686203" calcext:value-type="float">
            <text:p>-20,268620268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RANDBETWEEN(1;10000)" office:value-type="float" office:value="6671" calcext:value-type="float">
            <text:p>6671</text:p>
          </table:table-cell>
          <table:table-cell table:formula="of:=IF([.B821]&lt;=8000;-100;IF([.B821]&lt;=9000;0;IF([.B821]&lt;=9750;100;2000)))" office:value-type="float" office:value="-100" calcext:value-type="float">
            <text:p>-100</text:p>
          </table:table-cell>
          <table:table-cell table:formula="of:=AVERAGE([.C$2:.C821])" office:value-type="float" office:value="-20.3658536585366" calcext:value-type="float">
            <text:p>-20,365853658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RANDBETWEEN(1;10000)" office:value-type="float" office:value="1409" calcext:value-type="float">
            <text:p>1409</text:p>
          </table:table-cell>
          <table:table-cell table:formula="of:=IF([.B822]&lt;=8000;-100;IF([.B822]&lt;=9000;0;IF([.B822]&lt;=9750;100;2000)))" office:value-type="float" office:value="-100" calcext:value-type="float">
            <text:p>-100</text:p>
          </table:table-cell>
          <table:table-cell table:formula="of:=AVERAGE([.C$2:.C822])" office:value-type="float" office:value="-20.462850182704" calcext:value-type="float">
            <text:p>-20,462850182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RANDBETWEEN(1;10000)" office:value-type="float" office:value="5050" calcext:value-type="float">
            <text:p>5050</text:p>
          </table:table-cell>
          <table:table-cell table:formula="of:=IF([.B823]&lt;=8000;-100;IF([.B823]&lt;=9000;0;IF([.B823]&lt;=9750;100;2000)))" office:value-type="float" office:value="-100" calcext:value-type="float">
            <text:p>-100</text:p>
          </table:table-cell>
          <table:table-cell table:formula="of:=AVERAGE([.C$2:.C823])" office:value-type="float" office:value="-20.5596107055961" calcext:value-type="float">
            <text:p>-20,559610705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RANDBETWEEN(1;10000)" office:value-type="float" office:value="2668" calcext:value-type="float">
            <text:p>2668</text:p>
          </table:table-cell>
          <table:table-cell table:formula="of:=IF([.B824]&lt;=8000;-100;IF([.B824]&lt;=9000;0;IF([.B824]&lt;=9750;100;2000)))" office:value-type="float" office:value="-100" calcext:value-type="float">
            <text:p>-100</text:p>
          </table:table-cell>
          <table:table-cell table:formula="of:=AVERAGE([.C$2:.C824])" office:value-type="float" office:value="-20.6561360874848" calcext:value-type="float">
            <text:p>-20,656136087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RANDBETWEEN(1;10000)" office:value-type="float" office:value="8515" calcext:value-type="float">
            <text:p>8515</text:p>
          </table:table-cell>
          <table:table-cell table:formula="of:=IF([.B825]&lt;=8000;-100;IF([.B825]&lt;=9000;0;IF([.B825]&lt;=9750;100;2000)))" office:value-type="float" office:value="0" calcext:value-type="float">
            <text:p>0</text:p>
          </table:table-cell>
          <table:table-cell table:formula="of:=AVERAGE([.C$2:.C825])" office:value-type="float" office:value="-20.631067961165" calcext:value-type="float">
            <text:p>-20,63106796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RANDBETWEEN(1;10000)" office:value-type="float" office:value="8601" calcext:value-type="float">
            <text:p>8601</text:p>
          </table:table-cell>
          <table:table-cell table:formula="of:=IF([.B826]&lt;=8000;-100;IF([.B826]&lt;=9000;0;IF([.B826]&lt;=9750;100;2000)))" office:value-type="float" office:value="0" calcext:value-type="float">
            <text:p>0</text:p>
          </table:table-cell>
          <table:table-cell table:formula="of:=AVERAGE([.C$2:.C826])" office:value-type="float" office:value="-20.6060606060606" calcext:value-type="float">
            <text:p>-20,606060606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RANDBETWEEN(1;10000)" office:value-type="float" office:value="8849" calcext:value-type="float">
            <text:p>8849</text:p>
          </table:table-cell>
          <table:table-cell table:formula="of:=IF([.B827]&lt;=8000;-100;IF([.B827]&lt;=9000;0;IF([.B827]&lt;=9750;100;2000)))" office:value-type="float" office:value="0" calcext:value-type="float">
            <text:p>0</text:p>
          </table:table-cell>
          <table:table-cell table:formula="of:=AVERAGE([.C$2:.C827])" office:value-type="float" office:value="-20.5811138014528" calcext:value-type="float">
            <text:p>-20,58111380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RANDBETWEEN(1;10000)" office:value-type="float" office:value="1984" calcext:value-type="float">
            <text:p>1984</text:p>
          </table:table-cell>
          <table:table-cell table:formula="of:=IF([.B828]&lt;=8000;-100;IF([.B828]&lt;=9000;0;IF([.B828]&lt;=9750;100;2000)))" office:value-type="float" office:value="-100" calcext:value-type="float">
            <text:p>-100</text:p>
          </table:table-cell>
          <table:table-cell table:formula="of:=AVERAGE([.C$2:.C828])" office:value-type="float" office:value="-20.677146311971" calcext:value-type="float">
            <text:p>-20,6771463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RANDBETWEEN(1;10000)" office:value-type="float" office:value="8858" calcext:value-type="float">
            <text:p>8858</text:p>
          </table:table-cell>
          <table:table-cell table:formula="of:=IF([.B829]&lt;=8000;-100;IF([.B829]&lt;=9000;0;IF([.B829]&lt;=9750;100;2000)))" office:value-type="float" office:value="0" calcext:value-type="float">
            <text:p>0</text:p>
          </table:table-cell>
          <table:table-cell table:formula="of:=AVERAGE([.C$2:.C829])" office:value-type="float" office:value="-20.6521739130435" calcext:value-type="float">
            <text:p>-20,6521739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RANDBETWEEN(1;10000)" office:value-type="float" office:value="8565" calcext:value-type="float">
            <text:p>8565</text:p>
          </table:table-cell>
          <table:table-cell table:formula="of:=IF([.B830]&lt;=8000;-100;IF([.B830]&lt;=9000;0;IF([.B830]&lt;=9750;100;2000)))" office:value-type="float" office:value="0" calcext:value-type="float">
            <text:p>0</text:p>
          </table:table-cell>
          <table:table-cell table:formula="of:=AVERAGE([.C$2:.C830])" office:value-type="float" office:value="-20.627261761158" calcext:value-type="float">
            <text:p>-20,62726176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RANDBETWEEN(1;10000)" office:value-type="float" office:value="5524" calcext:value-type="float">
            <text:p>5524</text:p>
          </table:table-cell>
          <table:table-cell table:formula="of:=IF([.B831]&lt;=8000;-100;IF([.B831]&lt;=9000;0;IF([.B831]&lt;=9750;100;2000)))" office:value-type="float" office:value="-100" calcext:value-type="float">
            <text:p>-100</text:p>
          </table:table-cell>
          <table:table-cell table:formula="of:=AVERAGE([.C$2:.C831])" office:value-type="float" office:value="-20.7228915662651" calcext:value-type="float">
            <text:p>-20,72289156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RANDBETWEEN(1;10000)" office:value-type="float" office:value="9808" calcext:value-type="float">
            <text:p>9808</text:p>
          </table:table-cell>
          <table:table-cell table:formula="of:=IF([.B832]&lt;=8000;-100;IF([.B832]&lt;=9000;0;IF([.B832]&lt;=9750;100;2000)))" office:value-type="float" office:value="2000" calcext:value-type="float">
            <text:p>2000</text:p>
          </table:table-cell>
          <table:table-cell table:formula="of:=AVERAGE([.C$2:.C832])" office:value-type="float" office:value="-18.2912154031288" calcext:value-type="float">
            <text:p>-18,29121540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RANDBETWEEN(1;10000)" office:value-type="float" office:value="6486" calcext:value-type="float">
            <text:p>6486</text:p>
          </table:table-cell>
          <table:table-cell table:formula="of:=IF([.B833]&lt;=8000;-100;IF([.B833]&lt;=9000;0;IF([.B833]&lt;=9750;100;2000)))" office:value-type="float" office:value="-100" calcext:value-type="float">
            <text:p>-100</text:p>
          </table:table-cell>
          <table:table-cell table:formula="of:=AVERAGE([.C$2:.C833])" office:value-type="float" office:value="-18.3894230769231" calcext:value-type="float">
            <text:p>-18,389423076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RANDBETWEEN(1;10000)" office:value-type="float" office:value="2453" calcext:value-type="float">
            <text:p>2453</text:p>
          </table:table-cell>
          <table:table-cell table:formula="of:=IF([.B834]&lt;=8000;-100;IF([.B834]&lt;=9000;0;IF([.B834]&lt;=9750;100;2000)))" office:value-type="float" office:value="-100" calcext:value-type="float">
            <text:p>-100</text:p>
          </table:table-cell>
          <table:table-cell table:formula="of:=AVERAGE([.C$2:.C834])" office:value-type="float" office:value="-18.4873949579832" calcext:value-type="float">
            <text:p>-18,4873949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RANDBETWEEN(1;10000)" office:value-type="float" office:value="294" calcext:value-type="float">
            <text:p>294</text:p>
          </table:table-cell>
          <table:table-cell table:formula="of:=IF([.B835]&lt;=8000;-100;IF([.B835]&lt;=9000;0;IF([.B835]&lt;=9750;100;2000)))" office:value-type="float" office:value="-100" calcext:value-type="float">
            <text:p>-100</text:p>
          </table:table-cell>
          <table:table-cell table:formula="of:=AVERAGE([.C$2:.C835])" office:value-type="float" office:value="-18.5851318944844" calcext:value-type="float">
            <text:p>-18,585131894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RANDBETWEEN(1;10000)" office:value-type="float" office:value="8336" calcext:value-type="float">
            <text:p>8336</text:p>
          </table:table-cell>
          <table:table-cell table:formula="of:=IF([.B836]&lt;=8000;-100;IF([.B836]&lt;=9000;0;IF([.B836]&lt;=9750;100;2000)))" office:value-type="float" office:value="0" calcext:value-type="float">
            <text:p>0</text:p>
          </table:table-cell>
          <table:table-cell table:formula="of:=AVERAGE([.C$2:.C836])" office:value-type="float" office:value="-18.562874251497" calcext:value-type="float">
            <text:p>-18,56287425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RANDBETWEEN(1;10000)" office:value-type="float" office:value="5133" calcext:value-type="float">
            <text:p>5133</text:p>
          </table:table-cell>
          <table:table-cell table:formula="of:=IF([.B837]&lt;=8000;-100;IF([.B837]&lt;=9000;0;IF([.B837]&lt;=9750;100;2000)))" office:value-type="float" office:value="-100" calcext:value-type="float">
            <text:p>-100</text:p>
          </table:table-cell>
          <table:table-cell table:formula="of:=AVERAGE([.C$2:.C837])" office:value-type="float" office:value="-18.6602870813397" calcext:value-type="float">
            <text:p>-18,66028708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RANDBETWEEN(1;10000)" office:value-type="float" office:value="6981" calcext:value-type="float">
            <text:p>6981</text:p>
          </table:table-cell>
          <table:table-cell table:formula="of:=IF([.B838]&lt;=8000;-100;IF([.B838]&lt;=9000;0;IF([.B838]&lt;=9750;100;2000)))" office:value-type="float" office:value="-100" calcext:value-type="float">
            <text:p>-100</text:p>
          </table:table-cell>
          <table:table-cell table:formula="of:=AVERAGE([.C$2:.C838])" office:value-type="float" office:value="-18.7574671445639" calcext:value-type="float">
            <text:p>-18,75746714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RANDBETWEEN(1;10000)" office:value-type="float" office:value="8370" calcext:value-type="float">
            <text:p>8370</text:p>
          </table:table-cell>
          <table:table-cell table:formula="of:=IF([.B839]&lt;=8000;-100;IF([.B839]&lt;=9000;0;IF([.B839]&lt;=9750;100;2000)))" office:value-type="float" office:value="0" calcext:value-type="float">
            <text:p>0</text:p>
          </table:table-cell>
          <table:table-cell table:formula="of:=AVERAGE([.C$2:.C839])" office:value-type="float" office:value="-18.7350835322196" calcext:value-type="float">
            <text:p>-18,73508353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RANDBETWEEN(1;10000)" office:value-type="float" office:value="3779" calcext:value-type="float">
            <text:p>3779</text:p>
          </table:table-cell>
          <table:table-cell table:formula="of:=IF([.B840]&lt;=8000;-100;IF([.B840]&lt;=9000;0;IF([.B840]&lt;=9750;100;2000)))" office:value-type="float" office:value="-100" calcext:value-type="float">
            <text:p>-100</text:p>
          </table:table-cell>
          <table:table-cell table:formula="of:=AVERAGE([.C$2:.C840])" office:value-type="float" office:value="-18.8319427890346" calcext:value-type="float">
            <text:p>-18,8319427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RANDBETWEEN(1;10000)" office:value-type="float" office:value="4817" calcext:value-type="float">
            <text:p>4817</text:p>
          </table:table-cell>
          <table:table-cell table:formula="of:=IF([.B841]&lt;=8000;-100;IF([.B841]&lt;=9000;0;IF([.B841]&lt;=9750;100;2000)))" office:value-type="float" office:value="-100" calcext:value-type="float">
            <text:p>-100</text:p>
          </table:table-cell>
          <table:table-cell table:formula="of:=AVERAGE([.C$2:.C841])" office:value-type="float" office:value="-18.9285714285714" calcext:value-type="float">
            <text:p>-18,928571428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RANDBETWEEN(1;10000)" office:value-type="float" office:value="45" calcext:value-type="float">
            <text:p>45</text:p>
          </table:table-cell>
          <table:table-cell table:formula="of:=IF([.B842]&lt;=8000;-100;IF([.B842]&lt;=9000;0;IF([.B842]&lt;=9750;100;2000)))" office:value-type="float" office:value="-100" calcext:value-type="float">
            <text:p>-100</text:p>
          </table:table-cell>
          <table:table-cell table:formula="of:=AVERAGE([.C$2:.C842])" office:value-type="float" office:value="-19.0249702734839" calcext:value-type="float">
            <text:p>-19,02497027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RANDBETWEEN(1;10000)" office:value-type="float" office:value="7680" calcext:value-type="float">
            <text:p>7680</text:p>
          </table:table-cell>
          <table:table-cell table:formula="of:=IF([.B843]&lt;=8000;-100;IF([.B843]&lt;=9000;0;IF([.B843]&lt;=9750;100;2000)))" office:value-type="float" office:value="-100" calcext:value-type="float">
            <text:p>-100</text:p>
          </table:table-cell>
          <table:table-cell table:formula="of:=AVERAGE([.C$2:.C843])" office:value-type="float" office:value="-19.1211401425178" calcext:value-type="float">
            <text:p>-19,121140142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RANDBETWEEN(1;10000)" office:value-type="float" office:value="9012" calcext:value-type="float">
            <text:p>9012</text:p>
          </table:table-cell>
          <table:table-cell table:formula="of:=IF([.B844]&lt;=8000;-100;IF([.B844]&lt;=9000;0;IF([.B844]&lt;=9750;100;2000)))" office:value-type="float" office:value="100" calcext:value-type="float">
            <text:p>100</text:p>
          </table:table-cell>
          <table:table-cell table:formula="of:=AVERAGE([.C$2:.C844])" office:value-type="float" office:value="-18.9798339264531" calcext:value-type="float">
            <text:p>-18,979833926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RANDBETWEEN(1;10000)" office:value-type="float" office:value="643" calcext:value-type="float">
            <text:p>643</text:p>
          </table:table-cell>
          <table:table-cell table:formula="of:=IF([.B845]&lt;=8000;-100;IF([.B845]&lt;=9000;0;IF([.B845]&lt;=9750;100;2000)))" office:value-type="float" office:value="-100" calcext:value-type="float">
            <text:p>-100</text:p>
          </table:table-cell>
          <table:table-cell table:formula="of:=AVERAGE([.C$2:.C845])" office:value-type="float" office:value="-19.0758293838863" calcext:value-type="float">
            <text:p>-19,075829383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RANDBETWEEN(1;10000)" office:value-type="float" office:value="6878" calcext:value-type="float">
            <text:p>6878</text:p>
          </table:table-cell>
          <table:table-cell table:formula="of:=IF([.B846]&lt;=8000;-100;IF([.B846]&lt;=9000;0;IF([.B846]&lt;=9750;100;2000)))" office:value-type="float" office:value="-100" calcext:value-type="float">
            <text:p>-100</text:p>
          </table:table-cell>
          <table:table-cell table:formula="of:=AVERAGE([.C$2:.C846])" office:value-type="float" office:value="-19.1715976331361" calcext:value-type="float">
            <text:p>-19,17159763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RANDBETWEEN(1;10000)" office:value-type="float" office:value="6958" calcext:value-type="float">
            <text:p>6958</text:p>
          </table:table-cell>
          <table:table-cell table:formula="of:=IF([.B847]&lt;=8000;-100;IF([.B847]&lt;=9000;0;IF([.B847]&lt;=9750;100;2000)))" office:value-type="float" office:value="-100" calcext:value-type="float">
            <text:p>-100</text:p>
          </table:table-cell>
          <table:table-cell table:formula="of:=AVERAGE([.C$2:.C847])" office:value-type="float" office:value="-19.2671394799054" calcext:value-type="float">
            <text:p>-19,267139479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RANDBETWEEN(1;10000)" office:value-type="float" office:value="9190" calcext:value-type="float">
            <text:p>9190</text:p>
          </table:table-cell>
          <table:table-cell table:formula="of:=IF([.B848]&lt;=8000;-100;IF([.B848]&lt;=9000;0;IF([.B848]&lt;=9750;100;2000)))" office:value-type="float" office:value="100" calcext:value-type="float">
            <text:p>100</text:p>
          </table:table-cell>
          <table:table-cell table:formula="of:=AVERAGE([.C$2:.C848])" office:value-type="float" office:value="-19.1263282172373" calcext:value-type="float">
            <text:p>-19,126328217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RANDBETWEEN(1;10000)" office:value-type="float" office:value="310" calcext:value-type="float">
            <text:p>310</text:p>
          </table:table-cell>
          <table:table-cell table:formula="of:=IF([.B849]&lt;=8000;-100;IF([.B849]&lt;=9000;0;IF([.B849]&lt;=9750;100;2000)))" office:value-type="float" office:value="-100" calcext:value-type="float">
            <text:p>-100</text:p>
          </table:table-cell>
          <table:table-cell table:formula="of:=AVERAGE([.C$2:.C849])" office:value-type="float" office:value="-19.2216981132075" calcext:value-type="float">
            <text:p>-19,221698113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RANDBETWEEN(1;10000)" office:value-type="float" office:value="6918" calcext:value-type="float">
            <text:p>6918</text:p>
          </table:table-cell>
          <table:table-cell table:formula="of:=IF([.B850]&lt;=8000;-100;IF([.B850]&lt;=9000;0;IF([.B850]&lt;=9750;100;2000)))" office:value-type="float" office:value="-100" calcext:value-type="float">
            <text:p>-100</text:p>
          </table:table-cell>
          <table:table-cell table:formula="of:=AVERAGE([.C$2:.C850])" office:value-type="float" office:value="-19.3168433451119" calcext:value-type="float">
            <text:p>-19,31684334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RANDBETWEEN(1;10000)" office:value-type="float" office:value="379" calcext:value-type="float">
            <text:p>379</text:p>
          </table:table-cell>
          <table:table-cell table:formula="of:=IF([.B851]&lt;=8000;-100;IF([.B851]&lt;=9000;0;IF([.B851]&lt;=9750;100;2000)))" office:value-type="float" office:value="-100" calcext:value-type="float">
            <text:p>-100</text:p>
          </table:table-cell>
          <table:table-cell table:formula="of:=AVERAGE([.C$2:.C851])" office:value-type="float" office:value="-19.4117647058824" calcext:value-type="float">
            <text:p>-19,41176470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RANDBETWEEN(1;10000)" office:value-type="float" office:value="5467" calcext:value-type="float">
            <text:p>5467</text:p>
          </table:table-cell>
          <table:table-cell table:formula="of:=IF([.B852]&lt;=8000;-100;IF([.B852]&lt;=9000;0;IF([.B852]&lt;=9750;100;2000)))" office:value-type="float" office:value="-100" calcext:value-type="float">
            <text:p>-100</text:p>
          </table:table-cell>
          <table:table-cell table:formula="of:=AVERAGE([.C$2:.C852])" office:value-type="float" office:value="-19.5064629847239" calcext:value-type="float">
            <text:p>-19,506462984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RANDBETWEEN(1;10000)" office:value-type="float" office:value="603" calcext:value-type="float">
            <text:p>603</text:p>
          </table:table-cell>
          <table:table-cell table:formula="of:=IF([.B853]&lt;=8000;-100;IF([.B853]&lt;=9000;0;IF([.B853]&lt;=9750;100;2000)))" office:value-type="float" office:value="-100" calcext:value-type="float">
            <text:p>-100</text:p>
          </table:table-cell>
          <table:table-cell table:formula="of:=AVERAGE([.C$2:.C853])" office:value-type="float" office:value="-19.6009389671362" calcext:value-type="float">
            <text:p>-19,600938967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RANDBETWEEN(1;10000)" office:value-type="float" office:value="3038" calcext:value-type="float">
            <text:p>3038</text:p>
          </table:table-cell>
          <table:table-cell table:formula="of:=IF([.B854]&lt;=8000;-100;IF([.B854]&lt;=9000;0;IF([.B854]&lt;=9750;100;2000)))" office:value-type="float" office:value="-100" calcext:value-type="float">
            <text:p>-100</text:p>
          </table:table-cell>
          <table:table-cell table:formula="of:=AVERAGE([.C$2:.C854])" office:value-type="float" office:value="-19.6951934349355" calcext:value-type="float">
            <text:p>-19,695193434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RANDBETWEEN(1;10000)" office:value-type="float" office:value="591" calcext:value-type="float">
            <text:p>591</text:p>
          </table:table-cell>
          <table:table-cell table:formula="of:=IF([.B855]&lt;=8000;-100;IF([.B855]&lt;=9000;0;IF([.B855]&lt;=9750;100;2000)))" office:value-type="float" office:value="-100" calcext:value-type="float">
            <text:p>-100</text:p>
          </table:table-cell>
          <table:table-cell table:formula="of:=AVERAGE([.C$2:.C855])" office:value-type="float" office:value="-19.7892271662763" calcext:value-type="float">
            <text:p>-19,789227166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RANDBETWEEN(1;10000)" office:value-type="float" office:value="4331" calcext:value-type="float">
            <text:p>4331</text:p>
          </table:table-cell>
          <table:table-cell table:formula="of:=IF([.B856]&lt;=8000;-100;IF([.B856]&lt;=9000;0;IF([.B856]&lt;=9750;100;2000)))" office:value-type="float" office:value="-100" calcext:value-type="float">
            <text:p>-100</text:p>
          </table:table-cell>
          <table:table-cell table:formula="of:=AVERAGE([.C$2:.C856])" office:value-type="float" office:value="-19.8830409356725" calcext:value-type="float">
            <text:p>-19,883040935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RANDBETWEEN(1;10000)" office:value-type="float" office:value="5079" calcext:value-type="float">
            <text:p>5079</text:p>
          </table:table-cell>
          <table:table-cell table:formula="of:=IF([.B857]&lt;=8000;-100;IF([.B857]&lt;=9000;0;IF([.B857]&lt;=9750;100;2000)))" office:value-type="float" office:value="-100" calcext:value-type="float">
            <text:p>-100</text:p>
          </table:table-cell>
          <table:table-cell table:formula="of:=AVERAGE([.C$2:.C857])" office:value-type="float" office:value="-19.9766355140187" calcext:value-type="float">
            <text:p>-19,9766355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RANDBETWEEN(1;10000)" office:value-type="float" office:value="781" calcext:value-type="float">
            <text:p>781</text:p>
          </table:table-cell>
          <table:table-cell table:formula="of:=IF([.B858]&lt;=8000;-100;IF([.B858]&lt;=9000;0;IF([.B858]&lt;=9750;100;2000)))" office:value-type="float" office:value="-100" calcext:value-type="float">
            <text:p>-100</text:p>
          </table:table-cell>
          <table:table-cell table:formula="of:=AVERAGE([.C$2:.C858])" office:value-type="float" office:value="-20.0700116686114" calcext:value-type="float">
            <text:p>-20,07001166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RANDBETWEEN(1;10000)" office:value-type="float" office:value="4497" calcext:value-type="float">
            <text:p>4497</text:p>
          </table:table-cell>
          <table:table-cell table:formula="of:=IF([.B859]&lt;=8000;-100;IF([.B859]&lt;=9000;0;IF([.B859]&lt;=9750;100;2000)))" office:value-type="float" office:value="-100" calcext:value-type="float">
            <text:p>-100</text:p>
          </table:table-cell>
          <table:table-cell table:formula="of:=AVERAGE([.C$2:.C859])" office:value-type="float" office:value="-20.1631701631702" calcext:value-type="float">
            <text:p>-20,163170163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RANDBETWEEN(1;10000)" office:value-type="float" office:value="1359" calcext:value-type="float">
            <text:p>1359</text:p>
          </table:table-cell>
          <table:table-cell table:formula="of:=IF([.B860]&lt;=8000;-100;IF([.B860]&lt;=9000;0;IF([.B860]&lt;=9750;100;2000)))" office:value-type="float" office:value="-100" calcext:value-type="float">
            <text:p>-100</text:p>
          </table:table-cell>
          <table:table-cell table:formula="of:=AVERAGE([.C$2:.C860])" office:value-type="float" office:value="-20.256111757858" calcext:value-type="float">
            <text:p>-20,256111757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RANDBETWEEN(1;10000)" office:value-type="float" office:value="9788" calcext:value-type="float">
            <text:p>9788</text:p>
          </table:table-cell>
          <table:table-cell table:formula="of:=IF([.B861]&lt;=8000;-100;IF([.B861]&lt;=9000;0;IF([.B861]&lt;=9750;100;2000)))" office:value-type="float" office:value="2000" calcext:value-type="float">
            <text:p>2000</text:p>
          </table:table-cell>
          <table:table-cell table:formula="of:=AVERAGE([.C$2:.C861])" office:value-type="float" office:value="-17.906976744186" calcext:value-type="float">
            <text:p>-17,906976744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RANDBETWEEN(1;10000)" office:value-type="float" office:value="4086" calcext:value-type="float">
            <text:p>4086</text:p>
          </table:table-cell>
          <table:table-cell table:formula="of:=IF([.B862]&lt;=8000;-100;IF([.B862]&lt;=9000;0;IF([.B862]&lt;=9750;100;2000)))" office:value-type="float" office:value="-100" calcext:value-type="float">
            <text:p>-100</text:p>
          </table:table-cell>
          <table:table-cell table:formula="of:=AVERAGE([.C$2:.C862])" office:value-type="float" office:value="-18.0023228803717" calcext:value-type="float">
            <text:p>-18,00232288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RANDBETWEEN(1;10000)" office:value-type="float" office:value="632" calcext:value-type="float">
            <text:p>632</text:p>
          </table:table-cell>
          <table:table-cell table:formula="of:=IF([.B863]&lt;=8000;-100;IF([.B863]&lt;=9000;0;IF([.B863]&lt;=9750;100;2000)))" office:value-type="float" office:value="-100" calcext:value-type="float">
            <text:p>-100</text:p>
          </table:table-cell>
          <table:table-cell table:formula="of:=AVERAGE([.C$2:.C863])" office:value-type="float" office:value="-18.0974477958237" calcext:value-type="float">
            <text:p>-18,097447795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RANDBETWEEN(1;10000)" office:value-type="float" office:value="8650" calcext:value-type="float">
            <text:p>8650</text:p>
          </table:table-cell>
          <table:table-cell table:formula="of:=IF([.B864]&lt;=8000;-100;IF([.B864]&lt;=9000;0;IF([.B864]&lt;=9750;100;2000)))" office:value-type="float" office:value="0" calcext:value-type="float">
            <text:p>0</text:p>
          </table:table-cell>
          <table:table-cell table:formula="of:=AVERAGE([.C$2:.C864])" office:value-type="float" office:value="-18.0764774044032" calcext:value-type="float">
            <text:p>-18,076477404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RANDBETWEEN(1;10000)" office:value-type="float" office:value="3061" calcext:value-type="float">
            <text:p>3061</text:p>
          </table:table-cell>
          <table:table-cell table:formula="of:=IF([.B865]&lt;=8000;-100;IF([.B865]&lt;=9000;0;IF([.B865]&lt;=9750;100;2000)))" office:value-type="float" office:value="-100" calcext:value-type="float">
            <text:p>-100</text:p>
          </table:table-cell>
          <table:table-cell table:formula="of:=AVERAGE([.C$2:.C865])" office:value-type="float" office:value="-18.1712962962963" calcext:value-type="float">
            <text:p>-18,17129629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RANDBETWEEN(1;10000)" office:value-type="float" office:value="5885" calcext:value-type="float">
            <text:p>5885</text:p>
          </table:table-cell>
          <table:table-cell table:formula="of:=IF([.B866]&lt;=8000;-100;IF([.B866]&lt;=9000;0;IF([.B866]&lt;=9750;100;2000)))" office:value-type="float" office:value="-100" calcext:value-type="float">
            <text:p>-100</text:p>
          </table:table-cell>
          <table:table-cell table:formula="of:=AVERAGE([.C$2:.C866])" office:value-type="float" office:value="-18.2658959537572" calcext:value-type="float">
            <text:p>-18,265895953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RANDBETWEEN(1;10000)" office:value-type="float" office:value="765" calcext:value-type="float">
            <text:p>765</text:p>
          </table:table-cell>
          <table:table-cell table:formula="of:=IF([.B867]&lt;=8000;-100;IF([.B867]&lt;=9000;0;IF([.B867]&lt;=9750;100;2000)))" office:value-type="float" office:value="-100" calcext:value-type="float">
            <text:p>-100</text:p>
          </table:table-cell>
          <table:table-cell table:formula="of:=AVERAGE([.C$2:.C867])" office:value-type="float" office:value="-18.3602771362587" calcext:value-type="float">
            <text:p>-18,36027713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RANDBETWEEN(1;10000)" office:value-type="float" office:value="79" calcext:value-type="float">
            <text:p>79</text:p>
          </table:table-cell>
          <table:table-cell table:formula="of:=IF([.B868]&lt;=8000;-100;IF([.B868]&lt;=9000;0;IF([.B868]&lt;=9750;100;2000)))" office:value-type="float" office:value="-100" calcext:value-type="float">
            <text:p>-100</text:p>
          </table:table-cell>
          <table:table-cell table:formula="of:=AVERAGE([.C$2:.C868])" office:value-type="float" office:value="-18.4544405997693" calcext:value-type="float">
            <text:p>-18,45444059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RANDBETWEEN(1;10000)" office:value-type="float" office:value="2767" calcext:value-type="float">
            <text:p>2767</text:p>
          </table:table-cell>
          <table:table-cell table:formula="of:=IF([.B869]&lt;=8000;-100;IF([.B869]&lt;=9000;0;IF([.B869]&lt;=9750;100;2000)))" office:value-type="float" office:value="-100" calcext:value-type="float">
            <text:p>-100</text:p>
          </table:table-cell>
          <table:table-cell table:formula="of:=AVERAGE([.C$2:.C869])" office:value-type="float" office:value="-18.5483870967742" calcext:value-type="float">
            <text:p>-18,54838709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RANDBETWEEN(1;10000)" office:value-type="float" office:value="669" calcext:value-type="float">
            <text:p>669</text:p>
          </table:table-cell>
          <table:table-cell table:formula="of:=IF([.B870]&lt;=8000;-100;IF([.B870]&lt;=9000;0;IF([.B870]&lt;=9750;100;2000)))" office:value-type="float" office:value="-100" calcext:value-type="float">
            <text:p>-100</text:p>
          </table:table-cell>
          <table:table-cell table:formula="of:=AVERAGE([.C$2:.C870])" office:value-type="float" office:value="-18.6421173762946" calcext:value-type="float">
            <text:p>-18,642117376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RANDBETWEEN(1;10000)" office:value-type="float" office:value="5303" calcext:value-type="float">
            <text:p>5303</text:p>
          </table:table-cell>
          <table:table-cell table:formula="of:=IF([.B871]&lt;=8000;-100;IF([.B871]&lt;=9000;0;IF([.B871]&lt;=9750;100;2000)))" office:value-type="float" office:value="-100" calcext:value-type="float">
            <text:p>-100</text:p>
          </table:table-cell>
          <table:table-cell table:formula="of:=AVERAGE([.C$2:.C871])" office:value-type="float" office:value="-18.735632183908" calcext:value-type="float">
            <text:p>-18,735632183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RANDBETWEEN(1;10000)" office:value-type="float" office:value="8500" calcext:value-type="float">
            <text:p>8500</text:p>
          </table:table-cell>
          <table:table-cell table:formula="of:=IF([.B872]&lt;=8000;-100;IF([.B872]&lt;=9000;0;IF([.B872]&lt;=9750;100;2000)))" office:value-type="float" office:value="0" calcext:value-type="float">
            <text:p>0</text:p>
          </table:table-cell>
          <table:table-cell table:formula="of:=AVERAGE([.C$2:.C872])" office:value-type="float" office:value="-18.7141216991963" calcext:value-type="float">
            <text:p>-18,71412169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RANDBETWEEN(1;10000)" office:value-type="float" office:value="7784" calcext:value-type="float">
            <text:p>7784</text:p>
          </table:table-cell>
          <table:table-cell table:formula="of:=IF([.B873]&lt;=8000;-100;IF([.B873]&lt;=9000;0;IF([.B873]&lt;=9750;100;2000)))" office:value-type="float" office:value="-100" calcext:value-type="float">
            <text:p>-100</text:p>
          </table:table-cell>
          <table:table-cell table:formula="of:=AVERAGE([.C$2:.C873])" office:value-type="float" office:value="-18.8073394495413" calcext:value-type="float">
            <text:p>-18,807339449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RANDBETWEEN(1;10000)" office:value-type="float" office:value="4284" calcext:value-type="float">
            <text:p>4284</text:p>
          </table:table-cell>
          <table:table-cell table:formula="of:=IF([.B874]&lt;=8000;-100;IF([.B874]&lt;=9000;0;IF([.B874]&lt;=9750;100;2000)))" office:value-type="float" office:value="-100" calcext:value-type="float">
            <text:p>-100</text:p>
          </table:table-cell>
          <table:table-cell table:formula="of:=AVERAGE([.C$2:.C874])" office:value-type="float" office:value="-18.9003436426117" calcext:value-type="float">
            <text:p>-18,90034364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RANDBETWEEN(1;10000)" office:value-type="float" office:value="5396" calcext:value-type="float">
            <text:p>5396</text:p>
          </table:table-cell>
          <table:table-cell table:formula="of:=IF([.B875]&lt;=8000;-100;IF([.B875]&lt;=9000;0;IF([.B875]&lt;=9750;100;2000)))" office:value-type="float" office:value="-100" calcext:value-type="float">
            <text:p>-100</text:p>
          </table:table-cell>
          <table:table-cell table:formula="of:=AVERAGE([.C$2:.C875])" office:value-type="float" office:value="-18.9931350114416" calcext:value-type="float">
            <text:p>-18,99313501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RANDBETWEEN(1;10000)" office:value-type="float" office:value="2565" calcext:value-type="float">
            <text:p>2565</text:p>
          </table:table-cell>
          <table:table-cell table:formula="of:=IF([.B876]&lt;=8000;-100;IF([.B876]&lt;=9000;0;IF([.B876]&lt;=9750;100;2000)))" office:value-type="float" office:value="-100" calcext:value-type="float">
            <text:p>-100</text:p>
          </table:table-cell>
          <table:table-cell table:formula="of:=AVERAGE([.C$2:.C876])" office:value-type="float" office:value="-19.0857142857143" calcext:value-type="float">
            <text:p>-19,085714285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RANDBETWEEN(1;10000)" office:value-type="float" office:value="5676" calcext:value-type="float">
            <text:p>5676</text:p>
          </table:table-cell>
          <table:table-cell table:formula="of:=IF([.B877]&lt;=8000;-100;IF([.B877]&lt;=9000;0;IF([.B877]&lt;=9750;100;2000)))" office:value-type="float" office:value="-100" calcext:value-type="float">
            <text:p>-100</text:p>
          </table:table-cell>
          <table:table-cell table:formula="of:=AVERAGE([.C$2:.C877])" office:value-type="float" office:value="-19.1780821917808" calcext:value-type="float">
            <text:p>-19,17808219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RANDBETWEEN(1;10000)" office:value-type="float" office:value="8505" calcext:value-type="float">
            <text:p>8505</text:p>
          </table:table-cell>
          <table:table-cell table:formula="of:=IF([.B878]&lt;=8000;-100;IF([.B878]&lt;=9000;0;IF([.B878]&lt;=9750;100;2000)))" office:value-type="float" office:value="0" calcext:value-type="float">
            <text:p>0</text:p>
          </table:table-cell>
          <table:table-cell table:formula="of:=AVERAGE([.C$2:.C878])" office:value-type="float" office:value="-19.1562143671608" calcext:value-type="float">
            <text:p>-19,156214367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RANDBETWEEN(1;10000)" office:value-type="float" office:value="7464" calcext:value-type="float">
            <text:p>7464</text:p>
          </table:table-cell>
          <table:table-cell table:formula="of:=IF([.B879]&lt;=8000;-100;IF([.B879]&lt;=9000;0;IF([.B879]&lt;=9750;100;2000)))" office:value-type="float" office:value="-100" calcext:value-type="float">
            <text:p>-100</text:p>
          </table:table-cell>
          <table:table-cell table:formula="of:=AVERAGE([.C$2:.C879])" office:value-type="float" office:value="-19.248291571754" calcext:value-type="float">
            <text:p>-19,24829157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RANDBETWEEN(1;10000)" office:value-type="float" office:value="1677" calcext:value-type="float">
            <text:p>1677</text:p>
          </table:table-cell>
          <table:table-cell table:formula="of:=IF([.B880]&lt;=8000;-100;IF([.B880]&lt;=9000;0;IF([.B880]&lt;=9750;100;2000)))" office:value-type="float" office:value="-100" calcext:value-type="float">
            <text:p>-100</text:p>
          </table:table-cell>
          <table:table-cell table:formula="of:=AVERAGE([.C$2:.C880])" office:value-type="float" office:value="-19.3401592718999" calcext:value-type="float">
            <text:p>-19,34015927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RANDBETWEEN(1;10000)" office:value-type="float" office:value="1351" calcext:value-type="float">
            <text:p>1351</text:p>
          </table:table-cell>
          <table:table-cell table:formula="of:=IF([.B881]&lt;=8000;-100;IF([.B881]&lt;=9000;0;IF([.B881]&lt;=9750;100;2000)))" office:value-type="float" office:value="-100" calcext:value-type="float">
            <text:p>-100</text:p>
          </table:table-cell>
          <table:table-cell table:formula="of:=AVERAGE([.C$2:.C881])" office:value-type="float" office:value="-19.4318181818182" calcext:value-type="float">
            <text:p>-19,43181818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RANDBETWEEN(1;10000)" office:value-type="float" office:value="7868" calcext:value-type="float">
            <text:p>7868</text:p>
          </table:table-cell>
          <table:table-cell table:formula="of:=IF([.B882]&lt;=8000;-100;IF([.B882]&lt;=9000;0;IF([.B882]&lt;=9750;100;2000)))" office:value-type="float" office:value="-100" calcext:value-type="float">
            <text:p>-100</text:p>
          </table:table-cell>
          <table:table-cell table:formula="of:=AVERAGE([.C$2:.C882])" office:value-type="float" office:value="-19.5232690124858" calcext:value-type="float">
            <text:p>-19,52326901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RANDBETWEEN(1;10000)" office:value-type="float" office:value="7899" calcext:value-type="float">
            <text:p>7899</text:p>
          </table:table-cell>
          <table:table-cell table:formula="of:=IF([.B883]&lt;=8000;-100;IF([.B883]&lt;=9000;0;IF([.B883]&lt;=9750;100;2000)))" office:value-type="float" office:value="-100" calcext:value-type="float">
            <text:p>-100</text:p>
          </table:table-cell>
          <table:table-cell table:formula="of:=AVERAGE([.C$2:.C883])" office:value-type="float" office:value="-19.6145124716553" calcext:value-type="float">
            <text:p>-19,61451247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RANDBETWEEN(1;10000)" office:value-type="float" office:value="9757" calcext:value-type="float">
            <text:p>9757</text:p>
          </table:table-cell>
          <table:table-cell table:formula="of:=IF([.B884]&lt;=8000;-100;IF([.B884]&lt;=9000;0;IF([.B884]&lt;=9750;100;2000)))" office:value-type="float" office:value="2000" calcext:value-type="float">
            <text:p>2000</text:p>
          </table:table-cell>
          <table:table-cell table:formula="of:=AVERAGE([.C$2:.C884])" office:value-type="float" office:value="-17.3272933182333" calcext:value-type="float">
            <text:p>-17,327293318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RANDBETWEEN(1;10000)" office:value-type="float" office:value="2621" calcext:value-type="float">
            <text:p>2621</text:p>
          </table:table-cell>
          <table:table-cell table:formula="of:=IF([.B885]&lt;=8000;-100;IF([.B885]&lt;=9000;0;IF([.B885]&lt;=9750;100;2000)))" office:value-type="float" office:value="-100" calcext:value-type="float">
            <text:p>-100</text:p>
          </table:table-cell>
          <table:table-cell table:formula="of:=AVERAGE([.C$2:.C885])" office:value-type="float" office:value="-17.420814479638" calcext:value-type="float">
            <text:p>-17,42081447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RANDBETWEEN(1;10000)" office:value-type="float" office:value="2680" calcext:value-type="float">
            <text:p>2680</text:p>
          </table:table-cell>
          <table:table-cell table:formula="of:=IF([.B886]&lt;=8000;-100;IF([.B886]&lt;=9000;0;IF([.B886]&lt;=9750;100;2000)))" office:value-type="float" office:value="-100" calcext:value-type="float">
            <text:p>-100</text:p>
          </table:table-cell>
          <table:table-cell table:formula="of:=AVERAGE([.C$2:.C886])" office:value-type="float" office:value="-17.5141242937853" calcext:value-type="float">
            <text:p>-17,51412429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RANDBETWEEN(1;10000)" office:value-type="float" office:value="1611" calcext:value-type="float">
            <text:p>1611</text:p>
          </table:table-cell>
          <table:table-cell table:formula="of:=IF([.B887]&lt;=8000;-100;IF([.B887]&lt;=9000;0;IF([.B887]&lt;=9750;100;2000)))" office:value-type="float" office:value="-100" calcext:value-type="float">
            <text:p>-100</text:p>
          </table:table-cell>
          <table:table-cell table:formula="of:=AVERAGE([.C$2:.C887])" office:value-type="float" office:value="-17.607223476298" calcext:value-type="float">
            <text:p>-17,607223476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RANDBETWEEN(1;10000)" office:value-type="float" office:value="6381" calcext:value-type="float">
            <text:p>6381</text:p>
          </table:table-cell>
          <table:table-cell table:formula="of:=IF([.B888]&lt;=8000;-100;IF([.B888]&lt;=9000;0;IF([.B888]&lt;=9750;100;2000)))" office:value-type="float" office:value="-100" calcext:value-type="float">
            <text:p>-100</text:p>
          </table:table-cell>
          <table:table-cell table:formula="of:=AVERAGE([.C$2:.C888])" office:value-type="float" office:value="-17.7001127395716" calcext:value-type="float">
            <text:p>-17,700112739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RANDBETWEEN(1;10000)" office:value-type="float" office:value="4821" calcext:value-type="float">
            <text:p>4821</text:p>
          </table:table-cell>
          <table:table-cell table:formula="of:=IF([.B889]&lt;=8000;-100;IF([.B889]&lt;=9000;0;IF([.B889]&lt;=9750;100;2000)))" office:value-type="float" office:value="-100" calcext:value-type="float">
            <text:p>-100</text:p>
          </table:table-cell>
          <table:table-cell table:formula="of:=AVERAGE([.C$2:.C889])" office:value-type="float" office:value="-17.7927927927928" calcext:value-type="float">
            <text:p>-17,792792792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RANDBETWEEN(1;10000)" office:value-type="float" office:value="9719" calcext:value-type="float">
            <text:p>9719</text:p>
          </table:table-cell>
          <table:table-cell table:formula="of:=IF([.B890]&lt;=8000;-100;IF([.B890]&lt;=9000;0;IF([.B890]&lt;=9750;100;2000)))" office:value-type="float" office:value="100" calcext:value-type="float">
            <text:p>100</text:p>
          </table:table-cell>
          <table:table-cell table:formula="of:=AVERAGE([.C$2:.C890])" office:value-type="float" office:value="-17.6602924634421" calcext:value-type="float">
            <text:p>-17,66029246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RANDBETWEEN(1;10000)" office:value-type="float" office:value="1560" calcext:value-type="float">
            <text:p>1560</text:p>
          </table:table-cell>
          <table:table-cell table:formula="of:=IF([.B891]&lt;=8000;-100;IF([.B891]&lt;=9000;0;IF([.B891]&lt;=9750;100;2000)))" office:value-type="float" office:value="-100" calcext:value-type="float">
            <text:p>-100</text:p>
          </table:table-cell>
          <table:table-cell table:formula="of:=AVERAGE([.C$2:.C891])" office:value-type="float" office:value="-17.752808988764" calcext:value-type="float">
            <text:p>-17,75280898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RANDBETWEEN(1;10000)" office:value-type="float" office:value="4219" calcext:value-type="float">
            <text:p>4219</text:p>
          </table:table-cell>
          <table:table-cell table:formula="of:=IF([.B892]&lt;=8000;-100;IF([.B892]&lt;=9000;0;IF([.B892]&lt;=9750;100;2000)))" office:value-type="float" office:value="-100" calcext:value-type="float">
            <text:p>-100</text:p>
          </table:table-cell>
          <table:table-cell table:formula="of:=AVERAGE([.C$2:.C892])" office:value-type="float" office:value="-17.8451178451178" calcext:value-type="float">
            <text:p>-17,845117845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RANDBETWEEN(1;10000)" office:value-type="float" office:value="6924" calcext:value-type="float">
            <text:p>6924</text:p>
          </table:table-cell>
          <table:table-cell table:formula="of:=IF([.B893]&lt;=8000;-100;IF([.B893]&lt;=9000;0;IF([.B893]&lt;=9750;100;2000)))" office:value-type="float" office:value="-100" calcext:value-type="float">
            <text:p>-100</text:p>
          </table:table-cell>
          <table:table-cell table:formula="of:=AVERAGE([.C$2:.C893])" office:value-type="float" office:value="-17.9372197309417" calcext:value-type="float">
            <text:p>-17,937219730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RANDBETWEEN(1;10000)" office:value-type="float" office:value="6557" calcext:value-type="float">
            <text:p>6557</text:p>
          </table:table-cell>
          <table:table-cell table:formula="of:=IF([.B894]&lt;=8000;-100;IF([.B894]&lt;=9000;0;IF([.B894]&lt;=9750;100;2000)))" office:value-type="float" office:value="-100" calcext:value-type="float">
            <text:p>-100</text:p>
          </table:table-cell>
          <table:table-cell table:formula="of:=AVERAGE([.C$2:.C894])" office:value-type="float" office:value="-18.0291153415454" calcext:value-type="float">
            <text:p>-18,02911534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RANDBETWEEN(1;10000)" office:value-type="float" office:value="3369" calcext:value-type="float">
            <text:p>3369</text:p>
          </table:table-cell>
          <table:table-cell table:formula="of:=IF([.B895]&lt;=8000;-100;IF([.B895]&lt;=9000;0;IF([.B895]&lt;=9750;100;2000)))" office:value-type="float" office:value="-100" calcext:value-type="float">
            <text:p>-100</text:p>
          </table:table-cell>
          <table:table-cell table:formula="of:=AVERAGE([.C$2:.C895])" office:value-type="float" office:value="-18.1208053691275" calcext:value-type="float">
            <text:p>-18,120805369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RANDBETWEEN(1;10000)" office:value-type="float" office:value="9200" calcext:value-type="float">
            <text:p>9200</text:p>
          </table:table-cell>
          <table:table-cell table:formula="of:=IF([.B896]&lt;=8000;-100;IF([.B896]&lt;=9000;0;IF([.B896]&lt;=9750;100;2000)))" office:value-type="float" office:value="100" calcext:value-type="float">
            <text:p>100</text:p>
          </table:table-cell>
          <table:table-cell table:formula="of:=AVERAGE([.C$2:.C896])" office:value-type="float" office:value="-17.9888268156425" calcext:value-type="float">
            <text:p>-17,98882681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RANDBETWEEN(1;10000)" office:value-type="float" office:value="5261" calcext:value-type="float">
            <text:p>5261</text:p>
          </table:table-cell>
          <table:table-cell table:formula="of:=IF([.B897]&lt;=8000;-100;IF([.B897]&lt;=9000;0;IF([.B897]&lt;=9750;100;2000)))" office:value-type="float" office:value="-100" calcext:value-type="float">
            <text:p>-100</text:p>
          </table:table-cell>
          <table:table-cell table:formula="of:=AVERAGE([.C$2:.C897])" office:value-type="float" office:value="-18.0803571428571" calcext:value-type="float">
            <text:p>-18,080357142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RANDBETWEEN(1;10000)" office:value-type="float" office:value="417" calcext:value-type="float">
            <text:p>417</text:p>
          </table:table-cell>
          <table:table-cell table:formula="of:=IF([.B898]&lt;=8000;-100;IF([.B898]&lt;=9000;0;IF([.B898]&lt;=9750;100;2000)))" office:value-type="float" office:value="-100" calcext:value-type="float">
            <text:p>-100</text:p>
          </table:table-cell>
          <table:table-cell table:formula="of:=AVERAGE([.C$2:.C898])" office:value-type="float" office:value="-18.1716833890747" calcext:value-type="float">
            <text:p>-18,171683389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RANDBETWEEN(1;10000)" office:value-type="float" office:value="9943" calcext:value-type="float">
            <text:p>9943</text:p>
          </table:table-cell>
          <table:table-cell table:formula="of:=IF([.B899]&lt;=8000;-100;IF([.B899]&lt;=9000;0;IF([.B899]&lt;=9750;100;2000)))" office:value-type="float" office:value="2000" calcext:value-type="float">
            <text:p>2000</text:p>
          </table:table-cell>
          <table:table-cell table:formula="of:=AVERAGE([.C$2:.C899])" office:value-type="float" office:value="-15.924276169265" calcext:value-type="float">
            <text:p>-15,924276169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RANDBETWEEN(1;10000)" office:value-type="float" office:value="7526" calcext:value-type="float">
            <text:p>7526</text:p>
          </table:table-cell>
          <table:table-cell table:formula="of:=IF([.B900]&lt;=8000;-100;IF([.B900]&lt;=9000;0;IF([.B900]&lt;=9750;100;2000)))" office:value-type="float" office:value="-100" calcext:value-type="float">
            <text:p>-100</text:p>
          </table:table-cell>
          <table:table-cell table:formula="of:=AVERAGE([.C$2:.C900])" office:value-type="float" office:value="-16.0177975528365" calcext:value-type="float">
            <text:p>-16,01779755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RANDBETWEEN(1;10000)" office:value-type="float" office:value="7879" calcext:value-type="float">
            <text:p>7879</text:p>
          </table:table-cell>
          <table:table-cell table:formula="of:=IF([.B901]&lt;=8000;-100;IF([.B901]&lt;=9000;0;IF([.B901]&lt;=9750;100;2000)))" office:value-type="float" office:value="-100" calcext:value-type="float">
            <text:p>-100</text:p>
          </table:table-cell>
          <table:table-cell table:formula="of:=AVERAGE([.C$2:.C901])" office:value-type="float" office:value="-16.1111111111111" calcext:value-type="float">
            <text:p>-16,11111111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RANDBETWEEN(1;10000)" office:value-type="float" office:value="9643" calcext:value-type="float">
            <text:p>9643</text:p>
          </table:table-cell>
          <table:table-cell table:formula="of:=IF([.B902]&lt;=8000;-100;IF([.B902]&lt;=9000;0;IF([.B902]&lt;=9750;100;2000)))" office:value-type="float" office:value="100" calcext:value-type="float">
            <text:p>100</text:p>
          </table:table-cell>
          <table:table-cell table:formula="of:=AVERAGE([.C$2:.C902])" office:value-type="float" office:value="-15.9822419533851" calcext:value-type="float">
            <text:p>-15,982241953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RANDBETWEEN(1;10000)" office:value-type="float" office:value="9744" calcext:value-type="float">
            <text:p>9744</text:p>
          </table:table-cell>
          <table:table-cell table:formula="of:=IF([.B903]&lt;=8000;-100;IF([.B903]&lt;=9000;0;IF([.B903]&lt;=9750;100;2000)))" office:value-type="float" office:value="100" calcext:value-type="float">
            <text:p>100</text:p>
          </table:table-cell>
          <table:table-cell table:formula="of:=AVERAGE([.C$2:.C903])" office:value-type="float" office:value="-15.8536585365854" calcext:value-type="float">
            <text:p>-15,853658536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RANDBETWEEN(1;10000)" office:value-type="float" office:value="9366" calcext:value-type="float">
            <text:p>9366</text:p>
          </table:table-cell>
          <table:table-cell table:formula="of:=IF([.B904]&lt;=8000;-100;IF([.B904]&lt;=9000;0;IF([.B904]&lt;=9750;100;2000)))" office:value-type="float" office:value="100" calcext:value-type="float">
            <text:p>100</text:p>
          </table:table-cell>
          <table:table-cell table:formula="of:=AVERAGE([.C$2:.C904])" office:value-type="float" office:value="-15.7253599114064" calcext:value-type="float">
            <text:p>-15,72535991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RANDBETWEEN(1;10000)" office:value-type="float" office:value="9776" calcext:value-type="float">
            <text:p>9776</text:p>
          </table:table-cell>
          <table:table-cell table:formula="of:=IF([.B905]&lt;=8000;-100;IF([.B905]&lt;=9000;0;IF([.B905]&lt;=9750;100;2000)))" office:value-type="float" office:value="2000" calcext:value-type="float">
            <text:p>2000</text:p>
          </table:table-cell>
          <table:table-cell table:formula="of:=AVERAGE([.C$2:.C905])" office:value-type="float" office:value="-13.4955752212389" calcext:value-type="float">
            <text:p>-13,49557522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RANDBETWEEN(1;10000)" office:value-type="float" office:value="3597" calcext:value-type="float">
            <text:p>3597</text:p>
          </table:table-cell>
          <table:table-cell table:formula="of:=IF([.B906]&lt;=8000;-100;IF([.B906]&lt;=9000;0;IF([.B906]&lt;=9750;100;2000)))" office:value-type="float" office:value="-100" calcext:value-type="float">
            <text:p>-100</text:p>
          </table:table-cell>
          <table:table-cell table:formula="of:=AVERAGE([.C$2:.C906])" office:value-type="float" office:value="-13.5911602209945" calcext:value-type="float">
            <text:p>-13,5911602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RANDBETWEEN(1;10000)" office:value-type="float" office:value="5456" calcext:value-type="float">
            <text:p>5456</text:p>
          </table:table-cell>
          <table:table-cell table:formula="of:=IF([.B907]&lt;=8000;-100;IF([.B907]&lt;=9000;0;IF([.B907]&lt;=9750;100;2000)))" office:value-type="float" office:value="-100" calcext:value-type="float">
            <text:p>-100</text:p>
          </table:table-cell>
          <table:table-cell table:formula="of:=AVERAGE([.C$2:.C907])" office:value-type="float" office:value="-13.6865342163355" calcext:value-type="float">
            <text:p>-13,686534216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RANDBETWEEN(1;10000)" office:value-type="float" office:value="6574" calcext:value-type="float">
            <text:p>6574</text:p>
          </table:table-cell>
          <table:table-cell table:formula="of:=IF([.B908]&lt;=8000;-100;IF([.B908]&lt;=9000;0;IF([.B908]&lt;=9750;100;2000)))" office:value-type="float" office:value="-100" calcext:value-type="float">
            <text:p>-100</text:p>
          </table:table-cell>
          <table:table-cell table:formula="of:=AVERAGE([.C$2:.C908])" office:value-type="float" office:value="-13.7816979051819" calcext:value-type="float">
            <text:p>-13,781697905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RANDBETWEEN(1;10000)" office:value-type="float" office:value="1896" calcext:value-type="float">
            <text:p>1896</text:p>
          </table:table-cell>
          <table:table-cell table:formula="of:=IF([.B909]&lt;=8000;-100;IF([.B909]&lt;=9000;0;IF([.B909]&lt;=9750;100;2000)))" office:value-type="float" office:value="-100" calcext:value-type="float">
            <text:p>-100</text:p>
          </table:table-cell>
          <table:table-cell table:formula="of:=AVERAGE([.C$2:.C909])" office:value-type="float" office:value="-13.8766519823789" calcext:value-type="float">
            <text:p>-13,87665198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RANDBETWEEN(1;10000)" office:value-type="float" office:value="3482" calcext:value-type="float">
            <text:p>3482</text:p>
          </table:table-cell>
          <table:table-cell table:formula="of:=IF([.B910]&lt;=8000;-100;IF([.B910]&lt;=9000;0;IF([.B910]&lt;=9750;100;2000)))" office:value-type="float" office:value="-100" calcext:value-type="float">
            <text:p>-100</text:p>
          </table:table-cell>
          <table:table-cell table:formula="of:=AVERAGE([.C$2:.C910])" office:value-type="float" office:value="-13.971397139714" calcext:value-type="float">
            <text:p>-13,97139713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RANDBETWEEN(1;10000)" office:value-type="float" office:value="7756" calcext:value-type="float">
            <text:p>7756</text:p>
          </table:table-cell>
          <table:table-cell table:formula="of:=IF([.B911]&lt;=8000;-100;IF([.B911]&lt;=9000;0;IF([.B911]&lt;=9750;100;2000)))" office:value-type="float" office:value="-100" calcext:value-type="float">
            <text:p>-100</text:p>
          </table:table-cell>
          <table:table-cell table:formula="of:=AVERAGE([.C$2:.C911])" office:value-type="float" office:value="-14.0659340659341" calcext:value-type="float">
            <text:p>-14,06593406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RANDBETWEEN(1;10000)" office:value-type="float" office:value="9693" calcext:value-type="float">
            <text:p>9693</text:p>
          </table:table-cell>
          <table:table-cell table:formula="of:=IF([.B912]&lt;=8000;-100;IF([.B912]&lt;=9000;0;IF([.B912]&lt;=9750;100;2000)))" office:value-type="float" office:value="100" calcext:value-type="float">
            <text:p>100</text:p>
          </table:table-cell>
          <table:table-cell table:formula="of:=AVERAGE([.C$2:.C912])" office:value-type="float" office:value="-13.940724478595" calcext:value-type="float">
            <text:p>-13,940724478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RANDBETWEEN(1;10000)" office:value-type="float" office:value="7418" calcext:value-type="float">
            <text:p>7418</text:p>
          </table:table-cell>
          <table:table-cell table:formula="of:=IF([.B913]&lt;=8000;-100;IF([.B913]&lt;=9000;0;IF([.B913]&lt;=9750;100;2000)))" office:value-type="float" office:value="-100" calcext:value-type="float">
            <text:p>-100</text:p>
          </table:table-cell>
          <table:table-cell table:formula="of:=AVERAGE([.C$2:.C913])" office:value-type="float" office:value="-14.0350877192982" calcext:value-type="float">
            <text:p>-14,035087719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RANDBETWEEN(1;10000)" office:value-type="float" office:value="9048" calcext:value-type="float">
            <text:p>9048</text:p>
          </table:table-cell>
          <table:table-cell table:formula="of:=IF([.B914]&lt;=8000;-100;IF([.B914]&lt;=9000;0;IF([.B914]&lt;=9750;100;2000)))" office:value-type="float" office:value="100" calcext:value-type="float">
            <text:p>100</text:p>
          </table:table-cell>
          <table:table-cell table:formula="of:=AVERAGE([.C$2:.C914])" office:value-type="float" office:value="-13.9101861993428" calcext:value-type="float">
            <text:p>-13,910186199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RANDBETWEEN(1;10000)" office:value-type="float" office:value="4682" calcext:value-type="float">
            <text:p>4682</text:p>
          </table:table-cell>
          <table:table-cell table:formula="of:=IF([.B915]&lt;=8000;-100;IF([.B915]&lt;=9000;0;IF([.B915]&lt;=9750;100;2000)))" office:value-type="float" office:value="-100" calcext:value-type="float">
            <text:p>-100</text:p>
          </table:table-cell>
          <table:table-cell table:formula="of:=AVERAGE([.C$2:.C915])" office:value-type="float" office:value="-14.0043763676149" calcext:value-type="float">
            <text:p>-14,004376367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RANDBETWEEN(1;10000)" office:value-type="float" office:value="4967" calcext:value-type="float">
            <text:p>4967</text:p>
          </table:table-cell>
          <table:table-cell table:formula="of:=IF([.B916]&lt;=8000;-100;IF([.B916]&lt;=9000;0;IF([.B916]&lt;=9750;100;2000)))" office:value-type="float" office:value="-100" calcext:value-type="float">
            <text:p>-100</text:p>
          </table:table-cell>
          <table:table-cell table:formula="of:=AVERAGE([.C$2:.C916])" office:value-type="float" office:value="-14.0983606557377" calcext:value-type="float">
            <text:p>-14,098360655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RANDBETWEEN(1;10000)" office:value-type="float" office:value="3464" calcext:value-type="float">
            <text:p>3464</text:p>
          </table:table-cell>
          <table:table-cell table:formula="of:=IF([.B917]&lt;=8000;-100;IF([.B917]&lt;=9000;0;IF([.B917]&lt;=9750;100;2000)))" office:value-type="float" office:value="-100" calcext:value-type="float">
            <text:p>-100</text:p>
          </table:table-cell>
          <table:table-cell table:formula="of:=AVERAGE([.C$2:.C917])" office:value-type="float" office:value="-14.1921397379913" calcext:value-type="float">
            <text:p>-14,1921397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RANDBETWEEN(1;10000)" office:value-type="float" office:value="8289" calcext:value-type="float">
            <text:p>8289</text:p>
          </table:table-cell>
          <table:table-cell table:formula="of:=IF([.B918]&lt;=8000;-100;IF([.B918]&lt;=9000;0;IF([.B918]&lt;=9750;100;2000)))" office:value-type="float" office:value="0" calcext:value-type="float">
            <text:p>0</text:p>
          </table:table-cell>
          <table:table-cell table:formula="of:=AVERAGE([.C$2:.C918])" office:value-type="float" office:value="-14.1766630316249" calcext:value-type="float">
            <text:p>-14,17666303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RANDBETWEEN(1;10000)" office:value-type="float" office:value="6145" calcext:value-type="float">
            <text:p>6145</text:p>
          </table:table-cell>
          <table:table-cell table:formula="of:=IF([.B919]&lt;=8000;-100;IF([.B919]&lt;=9000;0;IF([.B919]&lt;=9750;100;2000)))" office:value-type="float" office:value="-100" calcext:value-type="float">
            <text:p>-100</text:p>
          </table:table-cell>
          <table:table-cell table:formula="of:=AVERAGE([.C$2:.C919])" office:value-type="float" office:value="-14.2701525054466" calcext:value-type="float">
            <text:p>-14,270152505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RANDBETWEEN(1;10000)" office:value-type="float" office:value="5728" calcext:value-type="float">
            <text:p>5728</text:p>
          </table:table-cell>
          <table:table-cell table:formula="of:=IF([.B920]&lt;=8000;-100;IF([.B920]&lt;=9000;0;IF([.B920]&lt;=9750;100;2000)))" office:value-type="float" office:value="-100" calcext:value-type="float">
            <text:p>-100</text:p>
          </table:table-cell>
          <table:table-cell table:formula="of:=AVERAGE([.C$2:.C920])" office:value-type="float" office:value="-14.3634385201306" calcext:value-type="float">
            <text:p>-14,36343852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RANDBETWEEN(1;10000)" office:value-type="float" office:value="6311" calcext:value-type="float">
            <text:p>6311</text:p>
          </table:table-cell>
          <table:table-cell table:formula="of:=IF([.B921]&lt;=8000;-100;IF([.B921]&lt;=9000;0;IF([.B921]&lt;=9750;100;2000)))" office:value-type="float" office:value="-100" calcext:value-type="float">
            <text:p>-100</text:p>
          </table:table-cell>
          <table:table-cell table:formula="of:=AVERAGE([.C$2:.C921])" office:value-type="float" office:value="-14.4565217391304" calcext:value-type="float">
            <text:p>-14,456521739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RANDBETWEEN(1;10000)" office:value-type="float" office:value="3935" calcext:value-type="float">
            <text:p>3935</text:p>
          </table:table-cell>
          <table:table-cell table:formula="of:=IF([.B922]&lt;=8000;-100;IF([.B922]&lt;=9000;0;IF([.B922]&lt;=9750;100;2000)))" office:value-type="float" office:value="-100" calcext:value-type="float">
            <text:p>-100</text:p>
          </table:table-cell>
          <table:table-cell table:formula="of:=AVERAGE([.C$2:.C922])" office:value-type="float" office:value="-14.5494028230185" calcext:value-type="float">
            <text:p>-14,5494028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RANDBETWEEN(1;10000)" office:value-type="float" office:value="1811" calcext:value-type="float">
            <text:p>1811</text:p>
          </table:table-cell>
          <table:table-cell table:formula="of:=IF([.B923]&lt;=8000;-100;IF([.B923]&lt;=9000;0;IF([.B923]&lt;=9750;100;2000)))" office:value-type="float" office:value="-100" calcext:value-type="float">
            <text:p>-100</text:p>
          </table:table-cell>
          <table:table-cell table:formula="of:=AVERAGE([.C$2:.C923])" office:value-type="float" office:value="-14.6420824295011" calcext:value-type="float">
            <text:p>-14,642082429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RANDBETWEEN(1;10000)" office:value-type="float" office:value="3583" calcext:value-type="float">
            <text:p>3583</text:p>
          </table:table-cell>
          <table:table-cell table:formula="of:=IF([.B924]&lt;=8000;-100;IF([.B924]&lt;=9000;0;IF([.B924]&lt;=9750;100;2000)))" office:value-type="float" office:value="-100" calcext:value-type="float">
            <text:p>-100</text:p>
          </table:table-cell>
          <table:table-cell table:formula="of:=AVERAGE([.C$2:.C924])" office:value-type="float" office:value="-14.7345612134345" calcext:value-type="float">
            <text:p>-14,73456121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RANDBETWEEN(1;10000)" office:value-type="float" office:value="8366" calcext:value-type="float">
            <text:p>8366</text:p>
          </table:table-cell>
          <table:table-cell table:formula="of:=IF([.B925]&lt;=8000;-100;IF([.B925]&lt;=9000;0;IF([.B925]&lt;=9750;100;2000)))" office:value-type="float" office:value="0" calcext:value-type="float">
            <text:p>0</text:p>
          </table:table-cell>
          <table:table-cell table:formula="of:=AVERAGE([.C$2:.C925])" office:value-type="float" office:value="-14.7186147186147" calcext:value-type="float">
            <text:p>-14,718614718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RANDBETWEEN(1;10000)" office:value-type="float" office:value="767" calcext:value-type="float">
            <text:p>767</text:p>
          </table:table-cell>
          <table:table-cell table:formula="of:=IF([.B926]&lt;=8000;-100;IF([.B926]&lt;=9000;0;IF([.B926]&lt;=9750;100;2000)))" office:value-type="float" office:value="-100" calcext:value-type="float">
            <text:p>-100</text:p>
          </table:table-cell>
          <table:table-cell table:formula="of:=AVERAGE([.C$2:.C926])" office:value-type="float" office:value="-14.8108108108108" calcext:value-type="float">
            <text:p>-14,81081081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RANDBETWEEN(1;10000)" office:value-type="float" office:value="3065" calcext:value-type="float">
            <text:p>3065</text:p>
          </table:table-cell>
          <table:table-cell table:formula="of:=IF([.B927]&lt;=8000;-100;IF([.B927]&lt;=9000;0;IF([.B927]&lt;=9750;100;2000)))" office:value-type="float" office:value="-100" calcext:value-type="float">
            <text:p>-100</text:p>
          </table:table-cell>
          <table:table-cell table:formula="of:=AVERAGE([.C$2:.C927])" office:value-type="float" office:value="-14.902807775378" calcext:value-type="float">
            <text:p>-14,902807775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RANDBETWEEN(1;10000)" office:value-type="float" office:value="1567" calcext:value-type="float">
            <text:p>1567</text:p>
          </table:table-cell>
          <table:table-cell table:formula="of:=IF([.B928]&lt;=8000;-100;IF([.B928]&lt;=9000;0;IF([.B928]&lt;=9750;100;2000)))" office:value-type="float" office:value="-100" calcext:value-type="float">
            <text:p>-100</text:p>
          </table:table-cell>
          <table:table-cell table:formula="of:=AVERAGE([.C$2:.C928])" office:value-type="float" office:value="-14.9946062567422" calcext:value-type="float">
            <text:p>-14,994606256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RANDBETWEEN(1;10000)" office:value-type="float" office:value="679" calcext:value-type="float">
            <text:p>679</text:p>
          </table:table-cell>
          <table:table-cell table:formula="of:=IF([.B929]&lt;=8000;-100;IF([.B929]&lt;=9000;0;IF([.B929]&lt;=9750;100;2000)))" office:value-type="float" office:value="-100" calcext:value-type="float">
            <text:p>-100</text:p>
          </table:table-cell>
          <table:table-cell table:formula="of:=AVERAGE([.C$2:.C929])" office:value-type="float" office:value="-15.0862068965517" calcext:value-type="float">
            <text:p>-15,086206896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RANDBETWEEN(1;10000)" office:value-type="float" office:value="3091" calcext:value-type="float">
            <text:p>3091</text:p>
          </table:table-cell>
          <table:table-cell table:formula="of:=IF([.B930]&lt;=8000;-100;IF([.B930]&lt;=9000;0;IF([.B930]&lt;=9750;100;2000)))" office:value-type="float" office:value="-100" calcext:value-type="float">
            <text:p>-100</text:p>
          </table:table-cell>
          <table:table-cell table:formula="of:=AVERAGE([.C$2:.C930])" office:value-type="float" office:value="-15.1776103336921" calcext:value-type="float">
            <text:p>-15,177610333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RANDBETWEEN(1;10000)" office:value-type="float" office:value="8545" calcext:value-type="float">
            <text:p>8545</text:p>
          </table:table-cell>
          <table:table-cell table:formula="of:=IF([.B931]&lt;=8000;-100;IF([.B931]&lt;=9000;0;IF([.B931]&lt;=9750;100;2000)))" office:value-type="float" office:value="0" calcext:value-type="float">
            <text:p>0</text:p>
          </table:table-cell>
          <table:table-cell table:formula="of:=AVERAGE([.C$2:.C931])" office:value-type="float" office:value="-15.1612903225806" calcext:value-type="float">
            <text:p>-15,16129032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RANDBETWEEN(1;10000)" office:value-type="float" office:value="3826" calcext:value-type="float">
            <text:p>3826</text:p>
          </table:table-cell>
          <table:table-cell table:formula="of:=IF([.B932]&lt;=8000;-100;IF([.B932]&lt;=9000;0;IF([.B932]&lt;=9750;100;2000)))" office:value-type="float" office:value="-100" calcext:value-type="float">
            <text:p>-100</text:p>
          </table:table-cell>
          <table:table-cell table:formula="of:=AVERAGE([.C$2:.C932])" office:value-type="float" office:value="-15.2524167561762" calcext:value-type="float">
            <text:p>-15,252416756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RANDBETWEEN(1;10000)" office:value-type="float" office:value="4120" calcext:value-type="float">
            <text:p>4120</text:p>
          </table:table-cell>
          <table:table-cell table:formula="of:=IF([.B933]&lt;=8000;-100;IF([.B933]&lt;=9000;0;IF([.B933]&lt;=9750;100;2000)))" office:value-type="float" office:value="-100" calcext:value-type="float">
            <text:p>-100</text:p>
          </table:table-cell>
          <table:table-cell table:formula="of:=AVERAGE([.C$2:.C933])" office:value-type="float" office:value="-15.343347639485" calcext:value-type="float">
            <text:p>-15,343347639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RANDBETWEEN(1;10000)" office:value-type="float" office:value="9640" calcext:value-type="float">
            <text:p>9640</text:p>
          </table:table-cell>
          <table:table-cell table:formula="of:=IF([.B934]&lt;=8000;-100;IF([.B934]&lt;=9000;0;IF([.B934]&lt;=9750;100;2000)))" office:value-type="float" office:value="100" calcext:value-type="float">
            <text:p>100</text:p>
          </table:table-cell>
          <table:table-cell table:formula="of:=AVERAGE([.C$2:.C934])" office:value-type="float" office:value="-15.2197213290461" calcext:value-type="float">
            <text:p>-15,2197213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RANDBETWEEN(1;10000)" office:value-type="float" office:value="308" calcext:value-type="float">
            <text:p>308</text:p>
          </table:table-cell>
          <table:table-cell table:formula="of:=IF([.B935]&lt;=8000;-100;IF([.B935]&lt;=9000;0;IF([.B935]&lt;=9750;100;2000)))" office:value-type="float" office:value="-100" calcext:value-type="float">
            <text:p>-100</text:p>
          </table:table-cell>
          <table:table-cell table:formula="of:=AVERAGE([.C$2:.C935])" office:value-type="float" office:value="-15.3104925053533" calcext:value-type="float">
            <text:p>-15,310492505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RANDBETWEEN(1;10000)" office:value-type="float" office:value="3266" calcext:value-type="float">
            <text:p>3266</text:p>
          </table:table-cell>
          <table:table-cell table:formula="of:=IF([.B936]&lt;=8000;-100;IF([.B936]&lt;=9000;0;IF([.B936]&lt;=9750;100;2000)))" office:value-type="float" office:value="-100" calcext:value-type="float">
            <text:p>-100</text:p>
          </table:table-cell>
          <table:table-cell table:formula="of:=AVERAGE([.C$2:.C936])" office:value-type="float" office:value="-15.4010695187166" calcext:value-type="float">
            <text:p>-15,401069518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RANDBETWEEN(1;10000)" office:value-type="float" office:value="4229" calcext:value-type="float">
            <text:p>4229</text:p>
          </table:table-cell>
          <table:table-cell table:formula="of:=IF([.B937]&lt;=8000;-100;IF([.B937]&lt;=9000;0;IF([.B937]&lt;=9750;100;2000)))" office:value-type="float" office:value="-100" calcext:value-type="float">
            <text:p>-100</text:p>
          </table:table-cell>
          <table:table-cell table:formula="of:=AVERAGE([.C$2:.C937])" office:value-type="float" office:value="-15.491452991453" calcext:value-type="float">
            <text:p>-15,49145299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RANDBETWEEN(1;10000)" office:value-type="float" office:value="219" calcext:value-type="float">
            <text:p>219</text:p>
          </table:table-cell>
          <table:table-cell table:formula="of:=IF([.B938]&lt;=8000;-100;IF([.B938]&lt;=9000;0;IF([.B938]&lt;=9750;100;2000)))" office:value-type="float" office:value="-100" calcext:value-type="float">
            <text:p>-100</text:p>
          </table:table-cell>
          <table:table-cell table:formula="of:=AVERAGE([.C$2:.C938])" office:value-type="float" office:value="-15.5816435432231" calcext:value-type="float">
            <text:p>-15,581643543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RANDBETWEEN(1;10000)" office:value-type="float" office:value="765" calcext:value-type="float">
            <text:p>765</text:p>
          </table:table-cell>
          <table:table-cell table:formula="of:=IF([.B939]&lt;=8000;-100;IF([.B939]&lt;=9000;0;IF([.B939]&lt;=9750;100;2000)))" office:value-type="float" office:value="-100" calcext:value-type="float">
            <text:p>-100</text:p>
          </table:table-cell>
          <table:table-cell table:formula="of:=AVERAGE([.C$2:.C939])" office:value-type="float" office:value="-15.6716417910448" calcext:value-type="float">
            <text:p>-15,67164179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RANDBETWEEN(1;10000)" office:value-type="float" office:value="3707" calcext:value-type="float">
            <text:p>3707</text:p>
          </table:table-cell>
          <table:table-cell table:formula="of:=IF([.B940]&lt;=8000;-100;IF([.B940]&lt;=9000;0;IF([.B940]&lt;=9750;100;2000)))" office:value-type="float" office:value="-100" calcext:value-type="float">
            <text:p>-100</text:p>
          </table:table-cell>
          <table:table-cell table:formula="of:=AVERAGE([.C$2:.C940])" office:value-type="float" office:value="-15.7614483493078" calcext:value-type="float">
            <text:p>-15,761448349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RANDBETWEEN(1;10000)" office:value-type="float" office:value="8375" calcext:value-type="float">
            <text:p>8375</text:p>
          </table:table-cell>
          <table:table-cell table:formula="of:=IF([.B941]&lt;=8000;-100;IF([.B941]&lt;=9000;0;IF([.B941]&lt;=9750;100;2000)))" office:value-type="float" office:value="0" calcext:value-type="float">
            <text:p>0</text:p>
          </table:table-cell>
          <table:table-cell table:formula="of:=AVERAGE([.C$2:.C941])" office:value-type="float" office:value="-15.7446808510638" calcext:value-type="float">
            <text:p>-15,74468085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RANDBETWEEN(1;10000)" office:value-type="float" office:value="6286" calcext:value-type="float">
            <text:p>6286</text:p>
          </table:table-cell>
          <table:table-cell table:formula="of:=IF([.B942]&lt;=8000;-100;IF([.B942]&lt;=9000;0;IF([.B942]&lt;=9750;100;2000)))" office:value-type="float" office:value="-100" calcext:value-type="float">
            <text:p>-100</text:p>
          </table:table-cell>
          <table:table-cell table:formula="of:=AVERAGE([.C$2:.C942])" office:value-type="float" office:value="-15.8342189160468" calcext:value-type="float">
            <text:p>-15,8342189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RANDBETWEEN(1;10000)" office:value-type="float" office:value="3607" calcext:value-type="float">
            <text:p>3607</text:p>
          </table:table-cell>
          <table:table-cell table:formula="of:=IF([.B943]&lt;=8000;-100;IF([.B943]&lt;=9000;0;IF([.B943]&lt;=9750;100;2000)))" office:value-type="float" office:value="-100" calcext:value-type="float">
            <text:p>-100</text:p>
          </table:table-cell>
          <table:table-cell table:formula="of:=AVERAGE([.C$2:.C943])" office:value-type="float" office:value="-15.9235668789809" calcext:value-type="float">
            <text:p>-15,92356687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RANDBETWEEN(1;10000)" office:value-type="float" office:value="9510" calcext:value-type="float">
            <text:p>9510</text:p>
          </table:table-cell>
          <table:table-cell table:formula="of:=IF([.B944]&lt;=8000;-100;IF([.B944]&lt;=9000;0;IF([.B944]&lt;=9750;100;2000)))" office:value-type="float" office:value="100" calcext:value-type="float">
            <text:p>100</text:p>
          </table:table-cell>
          <table:table-cell table:formula="of:=AVERAGE([.C$2:.C944])" office:value-type="float" office:value="-15.8006362672322" calcext:value-type="float">
            <text:p>-15,800636267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RANDBETWEEN(1;10000)" office:value-type="float" office:value="1152" calcext:value-type="float">
            <text:p>1152</text:p>
          </table:table-cell>
          <table:table-cell table:formula="of:=IF([.B945]&lt;=8000;-100;IF([.B945]&lt;=9000;0;IF([.B945]&lt;=9750;100;2000)))" office:value-type="float" office:value="-100" calcext:value-type="float">
            <text:p>-100</text:p>
          </table:table-cell>
          <table:table-cell table:formula="of:=AVERAGE([.C$2:.C945])" office:value-type="float" office:value="-15.8898305084746" calcext:value-type="float">
            <text:p>-15,889830508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RANDBETWEEN(1;10000)" office:value-type="float" office:value="1460" calcext:value-type="float">
            <text:p>1460</text:p>
          </table:table-cell>
          <table:table-cell table:formula="of:=IF([.B946]&lt;=8000;-100;IF([.B946]&lt;=9000;0;IF([.B946]&lt;=9750;100;2000)))" office:value-type="float" office:value="-100" calcext:value-type="float">
            <text:p>-100</text:p>
          </table:table-cell>
          <table:table-cell table:formula="of:=AVERAGE([.C$2:.C946])" office:value-type="float" office:value="-15.978835978836" calcext:value-type="float">
            <text:p>-15,978835978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RANDBETWEEN(1;10000)" office:value-type="float" office:value="182" calcext:value-type="float">
            <text:p>182</text:p>
          </table:table-cell>
          <table:table-cell table:formula="of:=IF([.B947]&lt;=8000;-100;IF([.B947]&lt;=9000;0;IF([.B947]&lt;=9750;100;2000)))" office:value-type="float" office:value="-100" calcext:value-type="float">
            <text:p>-100</text:p>
          </table:table-cell>
          <table:table-cell table:formula="of:=AVERAGE([.C$2:.C947])" office:value-type="float" office:value="-16.0676532769556" calcext:value-type="float">
            <text:p>-16,06765327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RANDBETWEEN(1;10000)" office:value-type="float" office:value="7778" calcext:value-type="float">
            <text:p>7778</text:p>
          </table:table-cell>
          <table:table-cell table:formula="of:=IF([.B948]&lt;=8000;-100;IF([.B948]&lt;=9000;0;IF([.B948]&lt;=9750;100;2000)))" office:value-type="float" office:value="-100" calcext:value-type="float">
            <text:p>-100</text:p>
          </table:table-cell>
          <table:table-cell table:formula="of:=AVERAGE([.C$2:.C948])" office:value-type="float" office:value="-16.156282998944" calcext:value-type="float">
            <text:p>-16,156282998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RANDBETWEEN(1;10000)" office:value-type="float" office:value="2957" calcext:value-type="float">
            <text:p>2957</text:p>
          </table:table-cell>
          <table:table-cell table:formula="of:=IF([.B949]&lt;=8000;-100;IF([.B949]&lt;=9000;0;IF([.B949]&lt;=9750;100;2000)))" office:value-type="float" office:value="-100" calcext:value-type="float">
            <text:p>-100</text:p>
          </table:table-cell>
          <table:table-cell table:formula="of:=AVERAGE([.C$2:.C949])" office:value-type="float" office:value="-16.2447257383966" calcext:value-type="float">
            <text:p>-16,24472573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RANDBETWEEN(1;10000)" office:value-type="float" office:value="9156" calcext:value-type="float">
            <text:p>9156</text:p>
          </table:table-cell>
          <table:table-cell table:formula="of:=IF([.B950]&lt;=8000;-100;IF([.B950]&lt;=9000;0;IF([.B950]&lt;=9750;100;2000)))" office:value-type="float" office:value="100" calcext:value-type="float">
            <text:p>100</text:p>
          </table:table-cell>
          <table:table-cell table:formula="of:=AVERAGE([.C$2:.C950])" office:value-type="float" office:value="-16.1222339304531" calcext:value-type="float">
            <text:p>-16,12223393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RANDBETWEEN(1;10000)" office:value-type="float" office:value="1956" calcext:value-type="float">
            <text:p>1956</text:p>
          </table:table-cell>
          <table:table-cell table:formula="of:=IF([.B951]&lt;=8000;-100;IF([.B951]&lt;=9000;0;IF([.B951]&lt;=9750;100;2000)))" office:value-type="float" office:value="-100" calcext:value-type="float">
            <text:p>-100</text:p>
          </table:table-cell>
          <table:table-cell table:formula="of:=AVERAGE([.C$2:.C951])" office:value-type="float" office:value="-16.2105263157895" calcext:value-type="float">
            <text:p>-16,21052631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RANDBETWEEN(1;10000)" office:value-type="float" office:value="7370" calcext:value-type="float">
            <text:p>7370</text:p>
          </table:table-cell>
          <table:table-cell table:formula="of:=IF([.B952]&lt;=8000;-100;IF([.B952]&lt;=9000;0;IF([.B952]&lt;=9750;100;2000)))" office:value-type="float" office:value="-100" calcext:value-type="float">
            <text:p>-100</text:p>
          </table:table-cell>
          <table:table-cell table:formula="of:=AVERAGE([.C$2:.C952])" office:value-type="float" office:value="-16.2986330178759" calcext:value-type="float">
            <text:p>-16,298633017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RANDBETWEEN(1;10000)" office:value-type="float" office:value="5276" calcext:value-type="float">
            <text:p>5276</text:p>
          </table:table-cell>
          <table:table-cell table:formula="of:=IF([.B953]&lt;=8000;-100;IF([.B953]&lt;=9000;0;IF([.B953]&lt;=9750;100;2000)))" office:value-type="float" office:value="-100" calcext:value-type="float">
            <text:p>-100</text:p>
          </table:table-cell>
          <table:table-cell table:formula="of:=AVERAGE([.C$2:.C953])" office:value-type="float" office:value="-16.3865546218487" calcext:value-type="float">
            <text:p>-16,38655462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RANDBETWEEN(1;10000)" office:value-type="float" office:value="5807" calcext:value-type="float">
            <text:p>5807</text:p>
          </table:table-cell>
          <table:table-cell table:formula="of:=IF([.B954]&lt;=8000;-100;IF([.B954]&lt;=9000;0;IF([.B954]&lt;=9750;100;2000)))" office:value-type="float" office:value="-100" calcext:value-type="float">
            <text:p>-100</text:p>
          </table:table-cell>
          <table:table-cell table:formula="of:=AVERAGE([.C$2:.C954])" office:value-type="float" office:value="-16.4742917103882" calcext:value-type="float">
            <text:p>-16,47429171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RANDBETWEEN(1;10000)" office:value-type="float" office:value="6149" calcext:value-type="float">
            <text:p>6149</text:p>
          </table:table-cell>
          <table:table-cell table:formula="of:=IF([.B955]&lt;=8000;-100;IF([.B955]&lt;=9000;0;IF([.B955]&lt;=9750;100;2000)))" office:value-type="float" office:value="-100" calcext:value-type="float">
            <text:p>-100</text:p>
          </table:table-cell>
          <table:table-cell table:formula="of:=AVERAGE([.C$2:.C955])" office:value-type="float" office:value="-16.5618448637317" calcext:value-type="float">
            <text:p>-16,561844863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RANDBETWEEN(1;10000)" office:value-type="float" office:value="7517" calcext:value-type="float">
            <text:p>7517</text:p>
          </table:table-cell>
          <table:table-cell table:formula="of:=IF([.B956]&lt;=8000;-100;IF([.B956]&lt;=9000;0;IF([.B956]&lt;=9750;100;2000)))" office:value-type="float" office:value="-100" calcext:value-type="float">
            <text:p>-100</text:p>
          </table:table-cell>
          <table:table-cell table:formula="of:=AVERAGE([.C$2:.C956])" office:value-type="float" office:value="-16.6492146596859" calcext:value-type="float">
            <text:p>-16,649214659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RANDBETWEEN(1;10000)" office:value-type="float" office:value="4511" calcext:value-type="float">
            <text:p>4511</text:p>
          </table:table-cell>
          <table:table-cell table:formula="of:=IF([.B957]&lt;=8000;-100;IF([.B957]&lt;=9000;0;IF([.B957]&lt;=9750;100;2000)))" office:value-type="float" office:value="-100" calcext:value-type="float">
            <text:p>-100</text:p>
          </table:table-cell>
          <table:table-cell table:formula="of:=AVERAGE([.C$2:.C957])" office:value-type="float" office:value="-16.7364016736402" calcext:value-type="float">
            <text:p>-16,73640167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RANDBETWEEN(1;10000)" office:value-type="float" office:value="885" calcext:value-type="float">
            <text:p>885</text:p>
          </table:table-cell>
          <table:table-cell table:formula="of:=IF([.B958]&lt;=8000;-100;IF([.B958]&lt;=9000;0;IF([.B958]&lt;=9750;100;2000)))" office:value-type="float" office:value="-100" calcext:value-type="float">
            <text:p>-100</text:p>
          </table:table-cell>
          <table:table-cell table:formula="of:=AVERAGE([.C$2:.C958])" office:value-type="float" office:value="-16.8234064785789" calcext:value-type="float">
            <text:p>-16,823406478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RANDBETWEEN(1;10000)" office:value-type="float" office:value="5102" calcext:value-type="float">
            <text:p>5102</text:p>
          </table:table-cell>
          <table:table-cell table:formula="of:=IF([.B959]&lt;=8000;-100;IF([.B959]&lt;=9000;0;IF([.B959]&lt;=9750;100;2000)))" office:value-type="float" office:value="-100" calcext:value-type="float">
            <text:p>-100</text:p>
          </table:table-cell>
          <table:table-cell table:formula="of:=AVERAGE([.C$2:.C959])" office:value-type="float" office:value="-16.9102296450939" calcext:value-type="float">
            <text:p>-16,91022964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RANDBETWEEN(1;10000)" office:value-type="float" office:value="7404" calcext:value-type="float">
            <text:p>7404</text:p>
          </table:table-cell>
          <table:table-cell table:formula="of:=IF([.B960]&lt;=8000;-100;IF([.B960]&lt;=9000;0;IF([.B960]&lt;=9750;100;2000)))" office:value-type="float" office:value="-100" calcext:value-type="float">
            <text:p>-100</text:p>
          </table:table-cell>
          <table:table-cell table:formula="of:=AVERAGE([.C$2:.C960])" office:value-type="float" office:value="-16.9968717413973" calcext:value-type="float">
            <text:p>-16,99687174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RANDBETWEEN(1;10000)" office:value-type="float" office:value="6617" calcext:value-type="float">
            <text:p>6617</text:p>
          </table:table-cell>
          <table:table-cell table:formula="of:=IF([.B961]&lt;=8000;-100;IF([.B961]&lt;=9000;0;IF([.B961]&lt;=9750;100;2000)))" office:value-type="float" office:value="-100" calcext:value-type="float">
            <text:p>-100</text:p>
          </table:table-cell>
          <table:table-cell table:formula="of:=AVERAGE([.C$2:.C961])" office:value-type="float" office:value="-17.0833333333333" calcext:value-type="float">
            <text:p>-17,08333333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RANDBETWEEN(1;10000)" office:value-type="float" office:value="4138" calcext:value-type="float">
            <text:p>4138</text:p>
          </table:table-cell>
          <table:table-cell table:formula="of:=IF([.B962]&lt;=8000;-100;IF([.B962]&lt;=9000;0;IF([.B962]&lt;=9750;100;2000)))" office:value-type="float" office:value="-100" calcext:value-type="float">
            <text:p>-100</text:p>
          </table:table-cell>
          <table:table-cell table:formula="of:=AVERAGE([.C$2:.C962])" office:value-type="float" office:value="-17.1696149843913" calcext:value-type="float">
            <text:p>-17,169614984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RANDBETWEEN(1;10000)" office:value-type="float" office:value="658" calcext:value-type="float">
            <text:p>658</text:p>
          </table:table-cell>
          <table:table-cell table:formula="of:=IF([.B963]&lt;=8000;-100;IF([.B963]&lt;=9000;0;IF([.B963]&lt;=9750;100;2000)))" office:value-type="float" office:value="-100" calcext:value-type="float">
            <text:p>-100</text:p>
          </table:table-cell>
          <table:table-cell table:formula="of:=AVERAGE([.C$2:.C963])" office:value-type="float" office:value="-17.2557172557173" calcext:value-type="float">
            <text:p>-17,255717255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RANDBETWEEN(1;10000)" office:value-type="float" office:value="839" calcext:value-type="float">
            <text:p>839</text:p>
          </table:table-cell>
          <table:table-cell table:formula="of:=IF([.B964]&lt;=8000;-100;IF([.B964]&lt;=9000;0;IF([.B964]&lt;=9750;100;2000)))" office:value-type="float" office:value="-100" calcext:value-type="float">
            <text:p>-100</text:p>
          </table:table-cell>
          <table:table-cell table:formula="of:=AVERAGE([.C$2:.C964])" office:value-type="float" office:value="-17.3416407061267" calcext:value-type="float">
            <text:p>-17,34164070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RANDBETWEEN(1;10000)" office:value-type="float" office:value="6750" calcext:value-type="float">
            <text:p>6750</text:p>
          </table:table-cell>
          <table:table-cell table:formula="of:=IF([.B965]&lt;=8000;-100;IF([.B965]&lt;=9000;0;IF([.B965]&lt;=9750;100;2000)))" office:value-type="float" office:value="-100" calcext:value-type="float">
            <text:p>-100</text:p>
          </table:table-cell>
          <table:table-cell table:formula="of:=AVERAGE([.C$2:.C965])" office:value-type="float" office:value="-17.4273858921162" calcext:value-type="float">
            <text:p>-17,42738589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RANDBETWEEN(1;10000)" office:value-type="float" office:value="5019" calcext:value-type="float">
            <text:p>5019</text:p>
          </table:table-cell>
          <table:table-cell table:formula="of:=IF([.B966]&lt;=8000;-100;IF([.B966]&lt;=9000;0;IF([.B966]&lt;=9750;100;2000)))" office:value-type="float" office:value="-100" calcext:value-type="float">
            <text:p>-100</text:p>
          </table:table-cell>
          <table:table-cell table:formula="of:=AVERAGE([.C$2:.C966])" office:value-type="float" office:value="-17.5129533678756" calcext:value-type="float">
            <text:p>-17,512953367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RANDBETWEEN(1;10000)" office:value-type="float" office:value="6549" calcext:value-type="float">
            <text:p>6549</text:p>
          </table:table-cell>
          <table:table-cell table:formula="of:=IF([.B967]&lt;=8000;-100;IF([.B967]&lt;=9000;0;IF([.B967]&lt;=9750;100;2000)))" office:value-type="float" office:value="-100" calcext:value-type="float">
            <text:p>-100</text:p>
          </table:table-cell>
          <table:table-cell table:formula="of:=AVERAGE([.C$2:.C967])" office:value-type="float" office:value="-17.5983436853002" calcext:value-type="float">
            <text:p>-17,598343685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RANDBETWEEN(1;10000)" office:value-type="float" office:value="9343" calcext:value-type="float">
            <text:p>9343</text:p>
          </table:table-cell>
          <table:table-cell table:formula="of:=IF([.B968]&lt;=8000;-100;IF([.B968]&lt;=9000;0;IF([.B968]&lt;=9750;100;2000)))" office:value-type="float" office:value="100" calcext:value-type="float">
            <text:p>100</text:p>
          </table:table-cell>
          <table:table-cell table:formula="of:=AVERAGE([.C$2:.C968])" office:value-type="float" office:value="-17.4767321613237" calcext:value-type="float">
            <text:p>-17,47673216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RANDBETWEEN(1;10000)" office:value-type="float" office:value="8539" calcext:value-type="float">
            <text:p>8539</text:p>
          </table:table-cell>
          <table:table-cell table:formula="of:=IF([.B969]&lt;=8000;-100;IF([.B969]&lt;=9000;0;IF([.B969]&lt;=9750;100;2000)))" office:value-type="float" office:value="0" calcext:value-type="float">
            <text:p>0</text:p>
          </table:table-cell>
          <table:table-cell table:formula="of:=AVERAGE([.C$2:.C969])" office:value-type="float" office:value="-17.4586776859504" calcext:value-type="float">
            <text:p>-17,45867768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RANDBETWEEN(1;10000)" office:value-type="float" office:value="2" calcext:value-type="float">
            <text:p>2</text:p>
          </table:table-cell>
          <table:table-cell table:formula="of:=IF([.B970]&lt;=8000;-100;IF([.B970]&lt;=9000;0;IF([.B970]&lt;=9750;100;2000)))" office:value-type="float" office:value="-100" calcext:value-type="float">
            <text:p>-100</text:p>
          </table:table-cell>
          <table:table-cell table:formula="of:=AVERAGE([.C$2:.C970])" office:value-type="float" office:value="-17.5438596491228" calcext:value-type="float">
            <text:p>-17,543859649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RANDBETWEEN(1;10000)" office:value-type="float" office:value="690" calcext:value-type="float">
            <text:p>690</text:p>
          </table:table-cell>
          <table:table-cell table:formula="of:=IF([.B971]&lt;=8000;-100;IF([.B971]&lt;=9000;0;IF([.B971]&lt;=9750;100;2000)))" office:value-type="float" office:value="-100" calcext:value-type="float">
            <text:p>-100</text:p>
          </table:table-cell>
          <table:table-cell table:formula="of:=AVERAGE([.C$2:.C971])" office:value-type="float" office:value="-17.6288659793814" calcext:value-type="float">
            <text:p>-17,628865979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RANDBETWEEN(1;10000)" office:value-type="float" office:value="9518" calcext:value-type="float">
            <text:p>9518</text:p>
          </table:table-cell>
          <table:table-cell table:formula="of:=IF([.B972]&lt;=8000;-100;IF([.B972]&lt;=9000;0;IF([.B972]&lt;=9750;100;2000)))" office:value-type="float" office:value="100" calcext:value-type="float">
            <text:p>100</text:p>
          </table:table-cell>
          <table:table-cell table:formula="of:=AVERAGE([.C$2:.C972])" office:value-type="float" office:value="-17.5077239958805" calcext:value-type="float">
            <text:p>-17,50772399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RANDBETWEEN(1;10000)" office:value-type="float" office:value="2471" calcext:value-type="float">
            <text:p>2471</text:p>
          </table:table-cell>
          <table:table-cell table:formula="of:=IF([.B973]&lt;=8000;-100;IF([.B973]&lt;=9000;0;IF([.B973]&lt;=9750;100;2000)))" office:value-type="float" office:value="-100" calcext:value-type="float">
            <text:p>-100</text:p>
          </table:table-cell>
          <table:table-cell table:formula="of:=AVERAGE([.C$2:.C973])" office:value-type="float" office:value="-17.5925925925926" calcext:value-type="float">
            <text:p>-17,59259259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RANDBETWEEN(1;10000)" office:value-type="float" office:value="8677" calcext:value-type="float">
            <text:p>8677</text:p>
          </table:table-cell>
          <table:table-cell table:formula="of:=IF([.B974]&lt;=8000;-100;IF([.B974]&lt;=9000;0;IF([.B974]&lt;=9750;100;2000)))" office:value-type="float" office:value="0" calcext:value-type="float">
            <text:p>0</text:p>
          </table:table-cell>
          <table:table-cell table:formula="of:=AVERAGE([.C$2:.C974])" office:value-type="float" office:value="-17.5745118191161" calcext:value-type="float">
            <text:p>-17,574511819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RANDBETWEEN(1;10000)" office:value-type="float" office:value="9881" calcext:value-type="float">
            <text:p>9881</text:p>
          </table:table-cell>
          <table:table-cell table:formula="of:=IF([.B975]&lt;=8000;-100;IF([.B975]&lt;=9000;0;IF([.B975]&lt;=9750;100;2000)))" office:value-type="float" office:value="2000" calcext:value-type="float">
            <text:p>2000</text:p>
          </table:table-cell>
          <table:table-cell table:formula="of:=AVERAGE([.C$2:.C975])" office:value-type="float" office:value="-15.5030800821355" calcext:value-type="float">
            <text:p>-15,50308008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RANDBETWEEN(1;10000)" office:value-type="float" office:value="1180" calcext:value-type="float">
            <text:p>1180</text:p>
          </table:table-cell>
          <table:table-cell table:formula="of:=IF([.B976]&lt;=8000;-100;IF([.B976]&lt;=9000;0;IF([.B976]&lt;=9750;100;2000)))" office:value-type="float" office:value="-100" calcext:value-type="float">
            <text:p>-100</text:p>
          </table:table-cell>
          <table:table-cell table:formula="of:=AVERAGE([.C$2:.C976])" office:value-type="float" office:value="-15.5897435897436" calcext:value-type="float">
            <text:p>-15,58974358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RANDBETWEEN(1;10000)" office:value-type="float" office:value="8272" calcext:value-type="float">
            <text:p>8272</text:p>
          </table:table-cell>
          <table:table-cell table:formula="of:=IF([.B977]&lt;=8000;-100;IF([.B977]&lt;=9000;0;IF([.B977]&lt;=9750;100;2000)))" office:value-type="float" office:value="0" calcext:value-type="float">
            <text:p>0</text:p>
          </table:table-cell>
          <table:table-cell table:formula="of:=AVERAGE([.C$2:.C977])" office:value-type="float" office:value="-15.5737704918033" calcext:value-type="float">
            <text:p>-15,57377049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RANDBETWEEN(1;10000)" office:value-type="float" office:value="5101" calcext:value-type="float">
            <text:p>5101</text:p>
          </table:table-cell>
          <table:table-cell table:formula="of:=IF([.B978]&lt;=8000;-100;IF([.B978]&lt;=9000;0;IF([.B978]&lt;=9750;100;2000)))" office:value-type="float" office:value="-100" calcext:value-type="float">
            <text:p>-100</text:p>
          </table:table-cell>
          <table:table-cell table:formula="of:=AVERAGE([.C$2:.C978])" office:value-type="float" office:value="-15.6601842374616" calcext:value-type="float">
            <text:p>-15,660184237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RANDBETWEEN(1;10000)" office:value-type="float" office:value="2529" calcext:value-type="float">
            <text:p>2529</text:p>
          </table:table-cell>
          <table:table-cell table:formula="of:=IF([.B979]&lt;=8000;-100;IF([.B979]&lt;=9000;0;IF([.B979]&lt;=9750;100;2000)))" office:value-type="float" office:value="-100" calcext:value-type="float">
            <text:p>-100</text:p>
          </table:table-cell>
          <table:table-cell table:formula="of:=AVERAGE([.C$2:.C979])" office:value-type="float" office:value="-15.7464212678937" calcext:value-type="float">
            <text:p>-15,746421267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RANDBETWEEN(1;10000)" office:value-type="float" office:value="1006" calcext:value-type="float">
            <text:p>1006</text:p>
          </table:table-cell>
          <table:table-cell table:formula="of:=IF([.B980]&lt;=8000;-100;IF([.B980]&lt;=9000;0;IF([.B980]&lt;=9750;100;2000)))" office:value-type="float" office:value="-100" calcext:value-type="float">
            <text:p>-100</text:p>
          </table:table-cell>
          <table:table-cell table:formula="of:=AVERAGE([.C$2:.C980])" office:value-type="float" office:value="-15.832482124617" calcext:value-type="float">
            <text:p>-15,832482124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RANDBETWEEN(1;10000)" office:value-type="float" office:value="4070" calcext:value-type="float">
            <text:p>4070</text:p>
          </table:table-cell>
          <table:table-cell table:formula="of:=IF([.B981]&lt;=8000;-100;IF([.B981]&lt;=9000;0;IF([.B981]&lt;=9750;100;2000)))" office:value-type="float" office:value="-100" calcext:value-type="float">
            <text:p>-100</text:p>
          </table:table-cell>
          <table:table-cell table:formula="of:=AVERAGE([.C$2:.C981])" office:value-type="float" office:value="-15.9183673469388" calcext:value-type="float">
            <text:p>-15,918367346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RANDBETWEEN(1;10000)" office:value-type="float" office:value="1035" calcext:value-type="float">
            <text:p>1035</text:p>
          </table:table-cell>
          <table:table-cell table:formula="of:=IF([.B982]&lt;=8000;-100;IF([.B982]&lt;=9000;0;IF([.B982]&lt;=9750;100;2000)))" office:value-type="float" office:value="-100" calcext:value-type="float">
            <text:p>-100</text:p>
          </table:table-cell>
          <table:table-cell table:formula="of:=AVERAGE([.C$2:.C982])" office:value-type="float" office:value="-16.0040774719674" calcext:value-type="float">
            <text:p>-16,00407747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RANDBETWEEN(1;10000)" office:value-type="float" office:value="5388" calcext:value-type="float">
            <text:p>5388</text:p>
          </table:table-cell>
          <table:table-cell table:formula="of:=IF([.B983]&lt;=8000;-100;IF([.B983]&lt;=9000;0;IF([.B983]&lt;=9750;100;2000)))" office:value-type="float" office:value="-100" calcext:value-type="float">
            <text:p>-100</text:p>
          </table:table-cell>
          <table:table-cell table:formula="of:=AVERAGE([.C$2:.C983])" office:value-type="float" office:value="-16.0896130346232" calcext:value-type="float">
            <text:p>-16,089613034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RANDBETWEEN(1;10000)" office:value-type="float" office:value="9838" calcext:value-type="float">
            <text:p>9838</text:p>
          </table:table-cell>
          <table:table-cell table:formula="of:=IF([.B984]&lt;=8000;-100;IF([.B984]&lt;=9000;0;IF([.B984]&lt;=9750;100;2000)))" office:value-type="float" office:value="2000" calcext:value-type="float">
            <text:p>2000</text:p>
          </table:table-cell>
          <table:table-cell table:formula="of:=AVERAGE([.C$2:.C984])" office:value-type="float" office:value="-14.0386571719227" calcext:value-type="float">
            <text:p>-14,038657171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RANDBETWEEN(1;10000)" office:value-type="float" office:value="1493" calcext:value-type="float">
            <text:p>1493</text:p>
          </table:table-cell>
          <table:table-cell table:formula="of:=IF([.B985]&lt;=8000;-100;IF([.B985]&lt;=9000;0;IF([.B985]&lt;=9750;100;2000)))" office:value-type="float" office:value="-100" calcext:value-type="float">
            <text:p>-100</text:p>
          </table:table-cell>
          <table:table-cell table:formula="of:=AVERAGE([.C$2:.C985])" office:value-type="float" office:value="-14.1260162601626" calcext:value-type="float">
            <text:p>-14,126016260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RANDBETWEEN(1;10000)" office:value-type="float" office:value="7083" calcext:value-type="float">
            <text:p>7083</text:p>
          </table:table-cell>
          <table:table-cell table:formula="of:=IF([.B986]&lt;=8000;-100;IF([.B986]&lt;=9000;0;IF([.B986]&lt;=9750;100;2000)))" office:value-type="float" office:value="-100" calcext:value-type="float">
            <text:p>-100</text:p>
          </table:table-cell>
          <table:table-cell table:formula="of:=AVERAGE([.C$2:.C986])" office:value-type="float" office:value="-14.2131979695431" calcext:value-type="float">
            <text:p>-14,21319796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RANDBETWEEN(1;10000)" office:value-type="float" office:value="2183" calcext:value-type="float">
            <text:p>2183</text:p>
          </table:table-cell>
          <table:table-cell table:formula="of:=IF([.B987]&lt;=8000;-100;IF([.B987]&lt;=9000;0;IF([.B987]&lt;=9750;100;2000)))" office:value-type="float" office:value="-100" calcext:value-type="float">
            <text:p>-100</text:p>
          </table:table-cell>
          <table:table-cell table:formula="of:=AVERAGE([.C$2:.C987])" office:value-type="float" office:value="-14.3002028397566" calcext:value-type="float">
            <text:p>-14,300202839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RANDBETWEEN(1;10000)" office:value-type="float" office:value="7950" calcext:value-type="float">
            <text:p>7950</text:p>
          </table:table-cell>
          <table:table-cell table:formula="of:=IF([.B988]&lt;=8000;-100;IF([.B988]&lt;=9000;0;IF([.B988]&lt;=9750;100;2000)))" office:value-type="float" office:value="-100" calcext:value-type="float">
            <text:p>-100</text:p>
          </table:table-cell>
          <table:table-cell table:formula="of:=AVERAGE([.C$2:.C988])" office:value-type="float" office:value="-14.387031408308" calcext:value-type="float">
            <text:p>-14,387031408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RANDBETWEEN(1;10000)" office:value-type="float" office:value="3506" calcext:value-type="float">
            <text:p>3506</text:p>
          </table:table-cell>
          <table:table-cell table:formula="of:=IF([.B989]&lt;=8000;-100;IF([.B989]&lt;=9000;0;IF([.B989]&lt;=9750;100;2000)))" office:value-type="float" office:value="-100" calcext:value-type="float">
            <text:p>-100</text:p>
          </table:table-cell>
          <table:table-cell table:formula="of:=AVERAGE([.C$2:.C989])" office:value-type="float" office:value="-14.4736842105263" calcext:value-type="float">
            <text:p>-14,473684210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RANDBETWEEN(1;10000)" office:value-type="float" office:value="8543" calcext:value-type="float">
            <text:p>8543</text:p>
          </table:table-cell>
          <table:table-cell table:formula="of:=IF([.B990]&lt;=8000;-100;IF([.B990]&lt;=9000;0;IF([.B990]&lt;=9750;100;2000)))" office:value-type="float" office:value="0" calcext:value-type="float">
            <text:p>0</text:p>
          </table:table-cell>
          <table:table-cell table:formula="of:=AVERAGE([.C$2:.C990])" office:value-type="float" office:value="-14.4590495449949" calcext:value-type="float">
            <text:p>-14,4590495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RANDBETWEEN(1;10000)" office:value-type="float" office:value="1565" calcext:value-type="float">
            <text:p>1565</text:p>
          </table:table-cell>
          <table:table-cell table:formula="of:=IF([.B991]&lt;=8000;-100;IF([.B991]&lt;=9000;0;IF([.B991]&lt;=9750;100;2000)))" office:value-type="float" office:value="-100" calcext:value-type="float">
            <text:p>-100</text:p>
          </table:table-cell>
          <table:table-cell table:formula="of:=AVERAGE([.C$2:.C991])" office:value-type="float" office:value="-14.5454545454545" calcext:value-type="float">
            <text:p>-14,545454545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RANDBETWEEN(1;10000)" office:value-type="float" office:value="4514" calcext:value-type="float">
            <text:p>4514</text:p>
          </table:table-cell>
          <table:table-cell table:formula="of:=IF([.B992]&lt;=8000;-100;IF([.B992]&lt;=9000;0;IF([.B992]&lt;=9750;100;2000)))" office:value-type="float" office:value="-100" calcext:value-type="float">
            <text:p>-100</text:p>
          </table:table-cell>
          <table:table-cell table:formula="of:=AVERAGE([.C$2:.C992])" office:value-type="float" office:value="-14.6316851664985" calcext:value-type="float">
            <text:p>-14,631685166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RANDBETWEEN(1;10000)" office:value-type="float" office:value="7867" calcext:value-type="float">
            <text:p>7867</text:p>
          </table:table-cell>
          <table:table-cell table:formula="of:=IF([.B993]&lt;=8000;-100;IF([.B993]&lt;=9000;0;IF([.B993]&lt;=9750;100;2000)))" office:value-type="float" office:value="-100" calcext:value-type="float">
            <text:p>-100</text:p>
          </table:table-cell>
          <table:table-cell table:formula="of:=AVERAGE([.C$2:.C993])" office:value-type="float" office:value="-14.7177419354839" calcext:value-type="float">
            <text:p>-14,717741935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RANDBETWEEN(1;10000)" office:value-type="float" office:value="104" calcext:value-type="float">
            <text:p>104</text:p>
          </table:table-cell>
          <table:table-cell table:formula="of:=IF([.B994]&lt;=8000;-100;IF([.B994]&lt;=9000;0;IF([.B994]&lt;=9750;100;2000)))" office:value-type="float" office:value="-100" calcext:value-type="float">
            <text:p>-100</text:p>
          </table:table-cell>
          <table:table-cell table:formula="of:=AVERAGE([.C$2:.C994])" office:value-type="float" office:value="-14.8036253776435" calcext:value-type="float">
            <text:p>-14,803625377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RANDBETWEEN(1;10000)" office:value-type="float" office:value="6323" calcext:value-type="float">
            <text:p>6323</text:p>
          </table:table-cell>
          <table:table-cell table:formula="of:=IF([.B995]&lt;=8000;-100;IF([.B995]&lt;=9000;0;IF([.B995]&lt;=9750;100;2000)))" office:value-type="float" office:value="-100" calcext:value-type="float">
            <text:p>-100</text:p>
          </table:table-cell>
          <table:table-cell table:formula="of:=AVERAGE([.C$2:.C995])" office:value-type="float" office:value="-14.8893360160966" calcext:value-type="float">
            <text:p>-14,88933601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RANDBETWEEN(1;10000)" office:value-type="float" office:value="2543" calcext:value-type="float">
            <text:p>2543</text:p>
          </table:table-cell>
          <table:table-cell table:formula="of:=IF([.B996]&lt;=8000;-100;IF([.B996]&lt;=9000;0;IF([.B996]&lt;=9750;100;2000)))" office:value-type="float" office:value="-100" calcext:value-type="float">
            <text:p>-100</text:p>
          </table:table-cell>
          <table:table-cell table:formula="of:=AVERAGE([.C$2:.C996])" office:value-type="float" office:value="-14.9748743718593" calcext:value-type="float">
            <text:p>-14,974874371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RANDBETWEEN(1;10000)" office:value-type="float" office:value="9301" calcext:value-type="float">
            <text:p>9301</text:p>
          </table:table-cell>
          <table:table-cell table:formula="of:=IF([.B997]&lt;=8000;-100;IF([.B997]&lt;=9000;0;IF([.B997]&lt;=9750;100;2000)))" office:value-type="float" office:value="100" calcext:value-type="float">
            <text:p>100</text:p>
          </table:table-cell>
          <table:table-cell table:formula="of:=AVERAGE([.C$2:.C997])" office:value-type="float" office:value="-14.859437751004" calcext:value-type="float">
            <text:p>-14,85943775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RANDBETWEEN(1;10000)" office:value-type="float" office:value="9583" calcext:value-type="float">
            <text:p>9583</text:p>
          </table:table-cell>
          <table:table-cell table:formula="of:=IF([.B998]&lt;=8000;-100;IF([.B998]&lt;=9000;0;IF([.B998]&lt;=9750;100;2000)))" office:value-type="float" office:value="100" calcext:value-type="float">
            <text:p>100</text:p>
          </table:table-cell>
          <table:table-cell table:formula="of:=AVERAGE([.C$2:.C998])" office:value-type="float" office:value="-14.7442326980943" calcext:value-type="float">
            <text:p>-14,744232698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RANDBETWEEN(1;10000)" office:value-type="float" office:value="9176" calcext:value-type="float">
            <text:p>9176</text:p>
          </table:table-cell>
          <table:table-cell table:formula="of:=IF([.B999]&lt;=8000;-100;IF([.B999]&lt;=9000;0;IF([.B999]&lt;=9750;100;2000)))" office:value-type="float" office:value="100" calcext:value-type="float">
            <text:p>100</text:p>
          </table:table-cell>
          <table:table-cell table:formula="of:=AVERAGE([.C$2:.C999])" office:value-type="float" office:value="-14.6292585170341" calcext:value-type="float">
            <text:p>-14,62925851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RANDBETWEEN(1;10000)" office:value-type="float" office:value="2404" calcext:value-type="float">
            <text:p>2404</text:p>
          </table:table-cell>
          <table:table-cell table:formula="of:=IF([.B1000]&lt;=8000;-100;IF([.B1000]&lt;=9000;0;IF([.B1000]&lt;=9750;100;2000)))" office:value-type="float" office:value="-100" calcext:value-type="float">
            <text:p>-100</text:p>
          </table:table-cell>
          <table:table-cell table:formula="of:=AVERAGE([.C$2:.C1000])" office:value-type="float" office:value="-14.7147147147147" calcext:value-type="float">
            <text:p>-14,7147147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RANDBETWEEN(1;10000)" office:value-type="float" office:value="145" calcext:value-type="float">
            <text:p>145</text:p>
          </table:table-cell>
          <table:table-cell table:formula="of:=IF([.B1001]&lt;=8000;-100;IF([.B1001]&lt;=9000;0;IF([.B1001]&lt;=9750;100;2000)))" office:value-type="float" office:value="-100" calcext:value-type="float">
            <text:p>-100</text:p>
          </table:table-cell>
          <table:table-cell table:formula="of:=AVERAGE([.C$2:.C1001])" office:value-type="float" office:value="-14.8" calcext:value-type="float">
            <text:p>-14,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RANDBETWEEN(1;10000)" office:value-type="float" office:value="543" calcext:value-type="float">
            <text:p>543</text:p>
          </table:table-cell>
          <table:table-cell table:formula="of:=IF([.B1002]&lt;=8000;-100;IF([.B1002]&lt;=9000;0;IF([.B1002]&lt;=9750;100;2000)))" office:value-type="float" office:value="-100" calcext:value-type="float">
            <text:p>-100</text:p>
          </table:table-cell>
          <table:table-cell table:formula="of:=AVERAGE([.C$2:.C1002])" office:value-type="float" office:value="-14.8851148851149" calcext:value-type="float">
            <text:p>-14,885114885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RANDBETWEEN(1;10000)" office:value-type="float" office:value="2893" calcext:value-type="float">
            <text:p>2893</text:p>
          </table:table-cell>
          <table:table-cell table:formula="of:=IF([.B1003]&lt;=8000;-100;IF([.B1003]&lt;=9000;0;IF([.B1003]&lt;=9750;100;2000)))" office:value-type="float" office:value="-100" calcext:value-type="float">
            <text:p>-100</text:p>
          </table:table-cell>
          <table:table-cell table:formula="of:=AVERAGE([.C$2:.C1003])" office:value-type="float" office:value="-14.9700598802395" calcext:value-type="float">
            <text:p>-14,97005988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RANDBETWEEN(1;10000)" office:value-type="float" office:value="1546" calcext:value-type="float">
            <text:p>1546</text:p>
          </table:table-cell>
          <table:table-cell table:formula="of:=IF([.B1004]&lt;=8000;-100;IF([.B1004]&lt;=9000;0;IF([.B1004]&lt;=9750;100;2000)))" office:value-type="float" office:value="-100" calcext:value-type="float">
            <text:p>-100</text:p>
          </table:table-cell>
          <table:table-cell table:formula="of:=AVERAGE([.C$2:.C1004])" office:value-type="float" office:value="-15.0548354935194" calcext:value-type="float">
            <text:p>-15,054835493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RANDBETWEEN(1;10000)" office:value-type="float" office:value="5372" calcext:value-type="float">
            <text:p>5372</text:p>
          </table:table-cell>
          <table:table-cell table:formula="of:=IF([.B1005]&lt;=8000;-100;IF([.B1005]&lt;=9000;0;IF([.B1005]&lt;=9750;100;2000)))" office:value-type="float" office:value="-100" calcext:value-type="float">
            <text:p>-100</text:p>
          </table:table-cell>
          <table:table-cell table:formula="of:=AVERAGE([.C$2:.C1005])" office:value-type="float" office:value="-15.1394422310757" calcext:value-type="float">
            <text:p>-15,139442231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RANDBETWEEN(1;10000)" office:value-type="float" office:value="960" calcext:value-type="float">
            <text:p>960</text:p>
          </table:table-cell>
          <table:table-cell table:formula="of:=IF([.B1006]&lt;=8000;-100;IF([.B1006]&lt;=9000;0;IF([.B1006]&lt;=9750;100;2000)))" office:value-type="float" office:value="-100" calcext:value-type="float">
            <text:p>-100</text:p>
          </table:table-cell>
          <table:table-cell table:formula="of:=AVERAGE([.C$2:.C1006])" office:value-type="float" office:value="-15.2238805970149" calcext:value-type="float">
            <text:p>-15,22388059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RANDBETWEEN(1;10000)" office:value-type="float" office:value="1989" calcext:value-type="float">
            <text:p>1989</text:p>
          </table:table-cell>
          <table:table-cell table:formula="of:=IF([.B1007]&lt;=8000;-100;IF([.B1007]&lt;=9000;0;IF([.B1007]&lt;=9750;100;2000)))" office:value-type="float" office:value="-100" calcext:value-type="float">
            <text:p>-100</text:p>
          </table:table-cell>
          <table:table-cell table:formula="of:=AVERAGE([.C$2:.C1007])" office:value-type="float" office:value="-15.3081510934394" calcext:value-type="float">
            <text:p>-15,308151093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RANDBETWEEN(1;10000)" office:value-type="float" office:value="8774" calcext:value-type="float">
            <text:p>8774</text:p>
          </table:table-cell>
          <table:table-cell table:formula="of:=IF([.B1008]&lt;=8000;-100;IF([.B1008]&lt;=9000;0;IF([.B1008]&lt;=9750;100;2000)))" office:value-type="float" office:value="0" calcext:value-type="float">
            <text:p>0</text:p>
          </table:table-cell>
          <table:table-cell table:formula="of:=AVERAGE([.C$2:.C1008])" office:value-type="float" office:value="-15.2929493545184" calcext:value-type="float">
            <text:p>-15,292949354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RANDBETWEEN(1;10000)" office:value-type="float" office:value="8799" calcext:value-type="float">
            <text:p>8799</text:p>
          </table:table-cell>
          <table:table-cell table:formula="of:=IF([.B1009]&lt;=8000;-100;IF([.B1009]&lt;=9000;0;IF([.B1009]&lt;=9750;100;2000)))" office:value-type="float" office:value="0" calcext:value-type="float">
            <text:p>0</text:p>
          </table:table-cell>
          <table:table-cell table:formula="of:=AVERAGE([.C$2:.C1009])" office:value-type="float" office:value="-15.2777777777778" calcext:value-type="float">
            <text:p>-15,277777777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RANDBETWEEN(1;10000)" office:value-type="float" office:value="9276" calcext:value-type="float">
            <text:p>9276</text:p>
          </table:table-cell>
          <table:table-cell table:formula="of:=IF([.B1010]&lt;=8000;-100;IF([.B1010]&lt;=9000;0;IF([.B1010]&lt;=9750;100;2000)))" office:value-type="float" office:value="100" calcext:value-type="float">
            <text:p>100</text:p>
          </table:table-cell>
          <table:table-cell table:formula="of:=AVERAGE([.C$2:.C1010])" office:value-type="float" office:value="-15.1635282457879" calcext:value-type="float">
            <text:p>-15,16352824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RANDBETWEEN(1;10000)" office:value-type="float" office:value="5959" calcext:value-type="float">
            <text:p>5959</text:p>
          </table:table-cell>
          <table:table-cell table:formula="of:=IF([.B1011]&lt;=8000;-100;IF([.B1011]&lt;=9000;0;IF([.B1011]&lt;=9750;100;2000)))" office:value-type="float" office:value="-100" calcext:value-type="float">
            <text:p>-100</text:p>
          </table:table-cell>
          <table:table-cell table:formula="of:=AVERAGE([.C$2:.C1011])" office:value-type="float" office:value="-15.2475247524752" calcext:value-type="float">
            <text:p>-15,247524752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RANDBETWEEN(1;10000)" office:value-type="float" office:value="8120" calcext:value-type="float">
            <text:p>8120</text:p>
          </table:table-cell>
          <table:table-cell table:formula="of:=IF([.B1012]&lt;=8000;-100;IF([.B1012]&lt;=9000;0;IF([.B1012]&lt;=9750;100;2000)))" office:value-type="float" office:value="0" calcext:value-type="float">
            <text:p>0</text:p>
          </table:table-cell>
          <table:table-cell table:formula="of:=AVERAGE([.C$2:.C1012])" office:value-type="float" office:value="-15.2324431256182" calcext:value-type="float">
            <text:p>-15,232443125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RANDBETWEEN(1;10000)" office:value-type="float" office:value="3942" calcext:value-type="float">
            <text:p>3942</text:p>
          </table:table-cell>
          <table:table-cell table:formula="of:=IF([.B1013]&lt;=8000;-100;IF([.B1013]&lt;=9000;0;IF([.B1013]&lt;=9750;100;2000)))" office:value-type="float" office:value="-100" calcext:value-type="float">
            <text:p>-100</text:p>
          </table:table-cell>
          <table:table-cell table:formula="of:=AVERAGE([.C$2:.C1013])" office:value-type="float" office:value="-15.3162055335968" calcext:value-type="float">
            <text:p>-15,316205533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RANDBETWEEN(1;10000)" office:value-type="float" office:value="1798" calcext:value-type="float">
            <text:p>1798</text:p>
          </table:table-cell>
          <table:table-cell table:formula="of:=IF([.B1014]&lt;=8000;-100;IF([.B1014]&lt;=9000;0;IF([.B1014]&lt;=9750;100;2000)))" office:value-type="float" office:value="-100" calcext:value-type="float">
            <text:p>-100</text:p>
          </table:table-cell>
          <table:table-cell table:formula="of:=AVERAGE([.C$2:.C1014])" office:value-type="float" office:value="-15.3998025666338" calcext:value-type="float">
            <text:p>-15,399802566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RANDBETWEEN(1;10000)" office:value-type="float" office:value="5755" calcext:value-type="float">
            <text:p>5755</text:p>
          </table:table-cell>
          <table:table-cell table:formula="of:=IF([.B1015]&lt;=8000;-100;IF([.B1015]&lt;=9000;0;IF([.B1015]&lt;=9750;100;2000)))" office:value-type="float" office:value="-100" calcext:value-type="float">
            <text:p>-100</text:p>
          </table:table-cell>
          <table:table-cell table:formula="of:=AVERAGE([.C$2:.C1015])" office:value-type="float" office:value="-15.4832347140039" calcext:value-type="float">
            <text:p>-15,4832347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RANDBETWEEN(1;10000)" office:value-type="float" office:value="1537" calcext:value-type="float">
            <text:p>1537</text:p>
          </table:table-cell>
          <table:table-cell table:formula="of:=IF([.B1016]&lt;=8000;-100;IF([.B1016]&lt;=9000;0;IF([.B1016]&lt;=9750;100;2000)))" office:value-type="float" office:value="-100" calcext:value-type="float">
            <text:p>-100</text:p>
          </table:table-cell>
          <table:table-cell table:formula="of:=AVERAGE([.C$2:.C1016])" office:value-type="float" office:value="-15.5665024630542" calcext:value-type="float">
            <text:p>-15,566502463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RANDBETWEEN(1;10000)" office:value-type="float" office:value="4912" calcext:value-type="float">
            <text:p>4912</text:p>
          </table:table-cell>
          <table:table-cell table:formula="of:=IF([.B1017]&lt;=8000;-100;IF([.B1017]&lt;=9000;0;IF([.B1017]&lt;=9750;100;2000)))" office:value-type="float" office:value="-100" calcext:value-type="float">
            <text:p>-100</text:p>
          </table:table-cell>
          <table:table-cell table:formula="of:=AVERAGE([.C$2:.C1017])" office:value-type="float" office:value="-15.6496062992126" calcext:value-type="float">
            <text:p>-15,649606299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RANDBETWEEN(1;10000)" office:value-type="float" office:value="6181" calcext:value-type="float">
            <text:p>6181</text:p>
          </table:table-cell>
          <table:table-cell table:formula="of:=IF([.B1018]&lt;=8000;-100;IF([.B1018]&lt;=9000;0;IF([.B1018]&lt;=9750;100;2000)))" office:value-type="float" office:value="-100" calcext:value-type="float">
            <text:p>-100</text:p>
          </table:table-cell>
          <table:table-cell table:formula="of:=AVERAGE([.C$2:.C1018])" office:value-type="float" office:value="-15.732546705998" calcext:value-type="float">
            <text:p>-15,73254670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RANDBETWEEN(1;10000)" office:value-type="float" office:value="4737" calcext:value-type="float">
            <text:p>4737</text:p>
          </table:table-cell>
          <table:table-cell table:formula="of:=IF([.B1019]&lt;=8000;-100;IF([.B1019]&lt;=9000;0;IF([.B1019]&lt;=9750;100;2000)))" office:value-type="float" office:value="-100" calcext:value-type="float">
            <text:p>-100</text:p>
          </table:table-cell>
          <table:table-cell table:formula="of:=AVERAGE([.C$2:.C1019])" office:value-type="float" office:value="-15.8153241650295" calcext:value-type="float">
            <text:p>-15,81532416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RANDBETWEEN(1;10000)" office:value-type="float" office:value="8208" calcext:value-type="float">
            <text:p>8208</text:p>
          </table:table-cell>
          <table:table-cell table:formula="of:=IF([.B1020]&lt;=8000;-100;IF([.B1020]&lt;=9000;0;IF([.B1020]&lt;=9750;100;2000)))" office:value-type="float" office:value="0" calcext:value-type="float">
            <text:p>0</text:p>
          </table:table-cell>
          <table:table-cell table:formula="of:=AVERAGE([.C$2:.C1020])" office:value-type="float" office:value="-15.7998037291462" calcext:value-type="float">
            <text:p>-15,799803729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RANDBETWEEN(1;10000)" office:value-type="float" office:value="4154" calcext:value-type="float">
            <text:p>4154</text:p>
          </table:table-cell>
          <table:table-cell table:formula="of:=IF([.B1021]&lt;=8000;-100;IF([.B1021]&lt;=9000;0;IF([.B1021]&lt;=9750;100;2000)))" office:value-type="float" office:value="-100" calcext:value-type="float">
            <text:p>-100</text:p>
          </table:table-cell>
          <table:table-cell table:formula="of:=AVERAGE([.C$2:.C1021])" office:value-type="float" office:value="-15.8823529411765" calcext:value-type="float">
            <text:p>-15,88235294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RANDBETWEEN(1;10000)" office:value-type="float" office:value="7117" calcext:value-type="float">
            <text:p>7117</text:p>
          </table:table-cell>
          <table:table-cell table:formula="of:=IF([.B1022]&lt;=8000;-100;IF([.B1022]&lt;=9000;0;IF([.B1022]&lt;=9750;100;2000)))" office:value-type="float" office:value="-100" calcext:value-type="float">
            <text:p>-100</text:p>
          </table:table-cell>
          <table:table-cell table:formula="of:=AVERAGE([.C$2:.C1022])" office:value-type="float" office:value="-15.9647404505387" calcext:value-type="float">
            <text:p>-15,964740450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RANDBETWEEN(1;10000)" office:value-type="float" office:value="983" calcext:value-type="float">
            <text:p>983</text:p>
          </table:table-cell>
          <table:table-cell table:formula="of:=IF([.B1023]&lt;=8000;-100;IF([.B1023]&lt;=9000;0;IF([.B1023]&lt;=9750;100;2000)))" office:value-type="float" office:value="-100" calcext:value-type="float">
            <text:p>-100</text:p>
          </table:table-cell>
          <table:table-cell table:formula="of:=AVERAGE([.C$2:.C1023])" office:value-type="float" office:value="-16.0469667318982" calcext:value-type="float">
            <text:p>-16,046966731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RANDBETWEEN(1;10000)" office:value-type="float" office:value="8264" calcext:value-type="float">
            <text:p>8264</text:p>
          </table:table-cell>
          <table:table-cell table:formula="of:=IF([.B1024]&lt;=8000;-100;IF([.B1024]&lt;=9000;0;IF([.B1024]&lt;=9750;100;2000)))" office:value-type="float" office:value="0" calcext:value-type="float">
            <text:p>0</text:p>
          </table:table-cell>
          <table:table-cell table:formula="of:=AVERAGE([.C$2:.C1024])" office:value-type="float" office:value="-16.0312805474096" calcext:value-type="float">
            <text:p>-16,03128054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RANDBETWEEN(1;10000)" office:value-type="float" office:value="9358" calcext:value-type="float">
            <text:p>9358</text:p>
          </table:table-cell>
          <table:table-cell table:formula="of:=IF([.B1025]&lt;=8000;-100;IF([.B1025]&lt;=9000;0;IF([.B1025]&lt;=9750;100;2000)))" office:value-type="float" office:value="100" calcext:value-type="float">
            <text:p>100</text:p>
          </table:table-cell>
          <table:table-cell table:formula="of:=AVERAGE([.C$2:.C1025])" office:value-type="float" office:value="-15.91796875" calcext:value-type="float">
            <text:p>-15,9179687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RANDBETWEEN(1;10000)" office:value-type="float" office:value="9266" calcext:value-type="float">
            <text:p>9266</text:p>
          </table:table-cell>
          <table:table-cell table:formula="of:=IF([.B1026]&lt;=8000;-100;IF([.B1026]&lt;=9000;0;IF([.B1026]&lt;=9750;100;2000)))" office:value-type="float" office:value="100" calcext:value-type="float">
            <text:p>100</text:p>
          </table:table-cell>
          <table:table-cell table:formula="of:=AVERAGE([.C$2:.C1026])" office:value-type="float" office:value="-15.8048780487805" calcext:value-type="float">
            <text:p>-15,804878048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RANDBETWEEN(1;10000)" office:value-type="float" office:value="7331" calcext:value-type="float">
            <text:p>7331</text:p>
          </table:table-cell>
          <table:table-cell table:formula="of:=IF([.B1027]&lt;=8000;-100;IF([.B1027]&lt;=9000;0;IF([.B1027]&lt;=9750;100;2000)))" office:value-type="float" office:value="-100" calcext:value-type="float">
            <text:p>-100</text:p>
          </table:table-cell>
          <table:table-cell table:formula="of:=AVERAGE([.C$2:.C1027])" office:value-type="float" office:value="-15.8869395711501" calcext:value-type="float">
            <text:p>-15,886939571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RANDBETWEEN(1;10000)" office:value-type="float" office:value="399" calcext:value-type="float">
            <text:p>399</text:p>
          </table:table-cell>
          <table:table-cell table:formula="of:=IF([.B1028]&lt;=8000;-100;IF([.B1028]&lt;=9000;0;IF([.B1028]&lt;=9750;100;2000)))" office:value-type="float" office:value="-100" calcext:value-type="float">
            <text:p>-100</text:p>
          </table:table-cell>
          <table:table-cell table:formula="of:=AVERAGE([.C$2:.C1028])" office:value-type="float" office:value="-15.968841285297" calcext:value-type="float">
            <text:p>-15,968841285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RANDBETWEEN(1;10000)" office:value-type="float" office:value="5293" calcext:value-type="float">
            <text:p>5293</text:p>
          </table:table-cell>
          <table:table-cell table:formula="of:=IF([.B1029]&lt;=8000;-100;IF([.B1029]&lt;=9000;0;IF([.B1029]&lt;=9750;100;2000)))" office:value-type="float" office:value="-100" calcext:value-type="float">
            <text:p>-100</text:p>
          </table:table-cell>
          <table:table-cell table:formula="of:=AVERAGE([.C$2:.C1029])" office:value-type="float" office:value="-16.0505836575875" calcext:value-type="float">
            <text:p>-16,050583657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RANDBETWEEN(1;10000)" office:value-type="float" office:value="7642" calcext:value-type="float">
            <text:p>7642</text:p>
          </table:table-cell>
          <table:table-cell table:formula="of:=IF([.B1030]&lt;=8000;-100;IF([.B1030]&lt;=9000;0;IF([.B1030]&lt;=9750;100;2000)))" office:value-type="float" office:value="-100" calcext:value-type="float">
            <text:p>-100</text:p>
          </table:table-cell>
          <table:table-cell table:formula="of:=AVERAGE([.C$2:.C1030])" office:value-type="float" office:value="-16.1321671525753" calcext:value-type="float">
            <text:p>-16,132167152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RANDBETWEEN(1;10000)" office:value-type="float" office:value="9632" calcext:value-type="float">
            <text:p>9632</text:p>
          </table:table-cell>
          <table:table-cell table:formula="of:=IF([.B1031]&lt;=8000;-100;IF([.B1031]&lt;=9000;0;IF([.B1031]&lt;=9750;100;2000)))" office:value-type="float" office:value="100" calcext:value-type="float">
            <text:p>100</text:p>
          </table:table-cell>
          <table:table-cell table:formula="of:=AVERAGE([.C$2:.C1031])" office:value-type="float" office:value="-16.0194174757282" calcext:value-type="float">
            <text:p>-16,019417475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RANDBETWEEN(1;10000)" office:value-type="float" office:value="3784" calcext:value-type="float">
            <text:p>3784</text:p>
          </table:table-cell>
          <table:table-cell table:formula="of:=IF([.B1032]&lt;=8000;-100;IF([.B1032]&lt;=9000;0;IF([.B1032]&lt;=9750;100;2000)))" office:value-type="float" office:value="-100" calcext:value-type="float">
            <text:p>-100</text:p>
          </table:table-cell>
          <table:table-cell table:formula="of:=AVERAGE([.C$2:.C1032])" office:value-type="float" office:value="-16.1008729388943" calcext:value-type="float">
            <text:p>-16,100872938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RANDBETWEEN(1;10000)" office:value-type="float" office:value="799" calcext:value-type="float">
            <text:p>799</text:p>
          </table:table-cell>
          <table:table-cell table:formula="of:=IF([.B1033]&lt;=8000;-100;IF([.B1033]&lt;=9000;0;IF([.B1033]&lt;=9750;100;2000)))" office:value-type="float" office:value="-100" calcext:value-type="float">
            <text:p>-100</text:p>
          </table:table-cell>
          <table:table-cell table:formula="of:=AVERAGE([.C$2:.C1033])" office:value-type="float" office:value="-16.1821705426357" calcext:value-type="float">
            <text:p>-16,182170542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RANDBETWEEN(1;10000)" office:value-type="float" office:value="2757" calcext:value-type="float">
            <text:p>2757</text:p>
          </table:table-cell>
          <table:table-cell table:formula="of:=IF([.B1034]&lt;=8000;-100;IF([.B1034]&lt;=9000;0;IF([.B1034]&lt;=9750;100;2000)))" office:value-type="float" office:value="-100" calcext:value-type="float">
            <text:p>-100</text:p>
          </table:table-cell>
          <table:table-cell table:formula="of:=AVERAGE([.C$2:.C1034])" office:value-type="float" office:value="-16.2633107454017" calcext:value-type="float">
            <text:p>-16,263310745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RANDBETWEEN(1;10000)" office:value-type="float" office:value="8848" calcext:value-type="float">
            <text:p>8848</text:p>
          </table:table-cell>
          <table:table-cell table:formula="of:=IF([.B1035]&lt;=8000;-100;IF([.B1035]&lt;=9000;0;IF([.B1035]&lt;=9750;100;2000)))" office:value-type="float" office:value="0" calcext:value-type="float">
            <text:p>0</text:p>
          </table:table-cell>
          <table:table-cell table:formula="of:=AVERAGE([.C$2:.C1035])" office:value-type="float" office:value="-16.247582205029" calcext:value-type="float">
            <text:p>-16,24758220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RANDBETWEEN(1;10000)" office:value-type="float" office:value="149" calcext:value-type="float">
            <text:p>149</text:p>
          </table:table-cell>
          <table:table-cell table:formula="of:=IF([.B1036]&lt;=8000;-100;IF([.B1036]&lt;=9000;0;IF([.B1036]&lt;=9750;100;2000)))" office:value-type="float" office:value="-100" calcext:value-type="float">
            <text:p>-100</text:p>
          </table:table-cell>
          <table:table-cell table:formula="of:=AVERAGE([.C$2:.C1036])" office:value-type="float" office:value="-16.3285024154589" calcext:value-type="float">
            <text:p>-16,328502415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RANDBETWEEN(1;10000)" office:value-type="float" office:value="525" calcext:value-type="float">
            <text:p>525</text:p>
          </table:table-cell>
          <table:table-cell table:formula="of:=IF([.B1037]&lt;=8000;-100;IF([.B1037]&lt;=9000;0;IF([.B1037]&lt;=9750;100;2000)))" office:value-type="float" office:value="-100" calcext:value-type="float">
            <text:p>-100</text:p>
          </table:table-cell>
          <table:table-cell table:formula="of:=AVERAGE([.C$2:.C1037])" office:value-type="float" office:value="-16.4092664092664" calcext:value-type="float">
            <text:p>-16,409266409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RANDBETWEEN(1;10000)" office:value-type="float" office:value="9727" calcext:value-type="float">
            <text:p>9727</text:p>
          </table:table-cell>
          <table:table-cell table:formula="of:=IF([.B1038]&lt;=8000;-100;IF([.B1038]&lt;=9000;0;IF([.B1038]&lt;=9750;100;2000)))" office:value-type="float" office:value="100" calcext:value-type="float">
            <text:p>100</text:p>
          </table:table-cell>
          <table:table-cell table:formula="of:=AVERAGE([.C$2:.C1038])" office:value-type="float" office:value="-16.2970106075217" calcext:value-type="float">
            <text:p>-16,29701060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RANDBETWEEN(1;10000)" office:value-type="float" office:value="6625" calcext:value-type="float">
            <text:p>6625</text:p>
          </table:table-cell>
          <table:table-cell table:formula="of:=IF([.B1039]&lt;=8000;-100;IF([.B1039]&lt;=9000;0;IF([.B1039]&lt;=9750;100;2000)))" office:value-type="float" office:value="-100" calcext:value-type="float">
            <text:p>-100</text:p>
          </table:table-cell>
          <table:table-cell table:formula="of:=AVERAGE([.C$2:.C1039])" office:value-type="float" office:value="-16.3776493256262" calcext:value-type="float">
            <text:p>-16,377649325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RANDBETWEEN(1;10000)" office:value-type="float" office:value="4239" calcext:value-type="float">
            <text:p>4239</text:p>
          </table:table-cell>
          <table:table-cell table:formula="of:=IF([.B1040]&lt;=8000;-100;IF([.B1040]&lt;=9000;0;IF([.B1040]&lt;=9750;100;2000)))" office:value-type="float" office:value="-100" calcext:value-type="float">
            <text:p>-100</text:p>
          </table:table-cell>
          <table:table-cell table:formula="of:=AVERAGE([.C$2:.C1040])" office:value-type="float" office:value="-16.4581328200192" calcext:value-type="float">
            <text:p>-16,4581328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RANDBETWEEN(1;10000)" office:value-type="float" office:value="7509" calcext:value-type="float">
            <text:p>7509</text:p>
          </table:table-cell>
          <table:table-cell table:formula="of:=IF([.B1041]&lt;=8000;-100;IF([.B1041]&lt;=9000;0;IF([.B1041]&lt;=9750;100;2000)))" office:value-type="float" office:value="-100" calcext:value-type="float">
            <text:p>-100</text:p>
          </table:table-cell>
          <table:table-cell table:formula="of:=AVERAGE([.C$2:.C1041])" office:value-type="float" office:value="-16.5384615384615" calcext:value-type="float">
            <text:p>-16,538461538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RANDBETWEEN(1;10000)" office:value-type="float" office:value="9666" calcext:value-type="float">
            <text:p>9666</text:p>
          </table:table-cell>
          <table:table-cell table:formula="of:=IF([.B1042]&lt;=8000;-100;IF([.B1042]&lt;=9000;0;IF([.B1042]&lt;=9750;100;2000)))" office:value-type="float" office:value="100" calcext:value-type="float">
            <text:p>100</text:p>
          </table:table-cell>
          <table:table-cell table:formula="of:=AVERAGE([.C$2:.C1042])" office:value-type="float" office:value="-16.4265129682997" calcext:value-type="float">
            <text:p>-16,426512968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RANDBETWEEN(1;10000)" office:value-type="float" office:value="6004" calcext:value-type="float">
            <text:p>6004</text:p>
          </table:table-cell>
          <table:table-cell table:formula="of:=IF([.B1043]&lt;=8000;-100;IF([.B1043]&lt;=9000;0;IF([.B1043]&lt;=9750;100;2000)))" office:value-type="float" office:value="-100" calcext:value-type="float">
            <text:p>-100</text:p>
          </table:table-cell>
          <table:table-cell table:formula="of:=AVERAGE([.C$2:.C1043])" office:value-type="float" office:value="-16.5067178502879" calcext:value-type="float">
            <text:p>-16,506717850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RANDBETWEEN(1;10000)" office:value-type="float" office:value="714" calcext:value-type="float">
            <text:p>714</text:p>
          </table:table-cell>
          <table:table-cell table:formula="of:=IF([.B1044]&lt;=8000;-100;IF([.B1044]&lt;=9000;0;IF([.B1044]&lt;=9750;100;2000)))" office:value-type="float" office:value="-100" calcext:value-type="float">
            <text:p>-100</text:p>
          </table:table-cell>
          <table:table-cell table:formula="of:=AVERAGE([.C$2:.C1044])" office:value-type="float" office:value="-16.5867689357622" calcext:value-type="float">
            <text:p>-16,586768935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RANDBETWEEN(1;10000)" office:value-type="float" office:value="4613" calcext:value-type="float">
            <text:p>4613</text:p>
          </table:table-cell>
          <table:table-cell table:formula="of:=IF([.B1045]&lt;=8000;-100;IF([.B1045]&lt;=9000;0;IF([.B1045]&lt;=9750;100;2000)))" office:value-type="float" office:value="-100" calcext:value-type="float">
            <text:p>-100</text:p>
          </table:table-cell>
          <table:table-cell table:formula="of:=AVERAGE([.C$2:.C1045])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RANDBETWEEN(1;10000)" office:value-type="float" office:value="9567" calcext:value-type="float">
            <text:p>9567</text:p>
          </table:table-cell>
          <table:table-cell table:formula="of:=IF([.B1046]&lt;=8000;-100;IF([.B1046]&lt;=9000;0;IF([.B1046]&lt;=9750;100;2000)))" office:value-type="float" office:value="100" calcext:value-type="float">
            <text:p>100</text:p>
          </table:table-cell>
          <table:table-cell table:formula="of:=AVERAGE([.C$2:.C1046])" office:value-type="float" office:value="-16.555023923445" calcext:value-type="float">
            <text:p>-16,555023923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RANDBETWEEN(1;10000)" office:value-type="float" office:value="6240" calcext:value-type="float">
            <text:p>6240</text:p>
          </table:table-cell>
          <table:table-cell table:formula="of:=IF([.B1047]&lt;=8000;-100;IF([.B1047]&lt;=9000;0;IF([.B1047]&lt;=9750;100;2000)))" office:value-type="float" office:value="-100" calcext:value-type="float">
            <text:p>-100</text:p>
          </table:table-cell>
          <table:table-cell table:formula="of:=AVERAGE([.C$2:.C1047])" office:value-type="float" office:value="-16.6347992351816" calcext:value-type="float">
            <text:p>-16,634799235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RANDBETWEEN(1;10000)" office:value-type="float" office:value="9016" calcext:value-type="float">
            <text:p>9016</text:p>
          </table:table-cell>
          <table:table-cell table:formula="of:=IF([.B1048]&lt;=8000;-100;IF([.B1048]&lt;=9000;0;IF([.B1048]&lt;=9750;100;2000)))" office:value-type="float" office:value="100" calcext:value-type="float">
            <text:p>100</text:p>
          </table:table-cell>
          <table:table-cell table:formula="of:=AVERAGE([.C$2:.C1048])" office:value-type="float" office:value="-16.523400191022" calcext:value-type="float">
            <text:p>-16,52340019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RANDBETWEEN(1;10000)" office:value-type="float" office:value="1375" calcext:value-type="float">
            <text:p>1375</text:p>
          </table:table-cell>
          <table:table-cell table:formula="of:=IF([.B1049]&lt;=8000;-100;IF([.B1049]&lt;=9000;0;IF([.B1049]&lt;=9750;100;2000)))" office:value-type="float" office:value="-100" calcext:value-type="float">
            <text:p>-100</text:p>
          </table:table-cell>
          <table:table-cell table:formula="of:=AVERAGE([.C$2:.C1049])" office:value-type="float" office:value="-16.6030534351145" calcext:value-type="float">
            <text:p>-16,603053435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RANDBETWEEN(1;10000)" office:value-type="float" office:value="3127" calcext:value-type="float">
            <text:p>3127</text:p>
          </table:table-cell>
          <table:table-cell table:formula="of:=IF([.B1050]&lt;=8000;-100;IF([.B1050]&lt;=9000;0;IF([.B1050]&lt;=9750;100;2000)))" office:value-type="float" office:value="-100" calcext:value-type="float">
            <text:p>-100</text:p>
          </table:table-cell>
          <table:table-cell table:formula="of:=AVERAGE([.C$2:.C1050])" office:value-type="float" office:value="-16.6825548141087" calcext:value-type="float">
            <text:p>-16,682554814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RANDBETWEEN(1;10000)" office:value-type="float" office:value="6907" calcext:value-type="float">
            <text:p>6907</text:p>
          </table:table-cell>
          <table:table-cell table:formula="of:=IF([.B1051]&lt;=8000;-100;IF([.B1051]&lt;=9000;0;IF([.B1051]&lt;=9750;100;2000)))" office:value-type="float" office:value="-100" calcext:value-type="float">
            <text:p>-100</text:p>
          </table:table-cell>
          <table:table-cell table:formula="of:=AVERAGE([.C$2:.C1051])" office:value-type="float" office:value="-16.7619047619048" calcext:value-type="float">
            <text:p>-16,761904761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RANDBETWEEN(1;10000)" office:value-type="float" office:value="7655" calcext:value-type="float">
            <text:p>7655</text:p>
          </table:table-cell>
          <table:table-cell table:formula="of:=IF([.B1052]&lt;=8000;-100;IF([.B1052]&lt;=9000;0;IF([.B1052]&lt;=9750;100;2000)))" office:value-type="float" office:value="-100" calcext:value-type="float">
            <text:p>-100</text:p>
          </table:table-cell>
          <table:table-cell table:formula="of:=AVERAGE([.C$2:.C1052])" office:value-type="float" office:value="-16.8411037107517" calcext:value-type="float">
            <text:p>-16,841103710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RANDBETWEEN(1;10000)" office:value-type="float" office:value="4589" calcext:value-type="float">
            <text:p>4589</text:p>
          </table:table-cell>
          <table:table-cell table:formula="of:=IF([.B1053]&lt;=8000;-100;IF([.B1053]&lt;=9000;0;IF([.B1053]&lt;=9750;100;2000)))" office:value-type="float" office:value="-100" calcext:value-type="float">
            <text:p>-100</text:p>
          </table:table-cell>
          <table:table-cell table:formula="of:=AVERAGE([.C$2:.C1053])" office:value-type="float" office:value="-16.9201520912548" calcext:value-type="float">
            <text:p>-16,92015209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RANDBETWEEN(1;10000)" office:value-type="float" office:value="4428" calcext:value-type="float">
            <text:p>4428</text:p>
          </table:table-cell>
          <table:table-cell table:formula="of:=IF([.B1054]&lt;=8000;-100;IF([.B1054]&lt;=9000;0;IF([.B1054]&lt;=9750;100;2000)))" office:value-type="float" office:value="-100" calcext:value-type="float">
            <text:p>-100</text:p>
          </table:table-cell>
          <table:table-cell table:formula="of:=AVERAGE([.C$2:.C1054])" office:value-type="float" office:value="-16.9990503323837" calcext:value-type="float">
            <text:p>-16,999050332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RANDBETWEEN(1;10000)" office:value-type="float" office:value="9647" calcext:value-type="float">
            <text:p>9647</text:p>
          </table:table-cell>
          <table:table-cell table:formula="of:=IF([.B1055]&lt;=8000;-100;IF([.B1055]&lt;=9000;0;IF([.B1055]&lt;=9750;100;2000)))" office:value-type="float" office:value="100" calcext:value-type="float">
            <text:p>100</text:p>
          </table:table-cell>
          <table:table-cell table:formula="of:=AVERAGE([.C$2:.C1055])" office:value-type="float" office:value="-16.888045540797" calcext:value-type="float">
            <text:p>-16,888045540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RANDBETWEEN(1;10000)" office:value-type="float" office:value="8576" calcext:value-type="float">
            <text:p>8576</text:p>
          </table:table-cell>
          <table:table-cell table:formula="of:=IF([.B1056]&lt;=8000;-100;IF([.B1056]&lt;=9000;0;IF([.B1056]&lt;=9750;100;2000)))" office:value-type="float" office:value="0" calcext:value-type="float">
            <text:p>0</text:p>
          </table:table-cell>
          <table:table-cell table:formula="of:=AVERAGE([.C$2:.C1056])" office:value-type="float" office:value="-16.8720379146919" calcext:value-type="float">
            <text:p>-16,872037914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RANDBETWEEN(1;10000)" office:value-type="float" office:value="8426" calcext:value-type="float">
            <text:p>8426</text:p>
          </table:table-cell>
          <table:table-cell table:formula="of:=IF([.B1057]&lt;=8000;-100;IF([.B1057]&lt;=9000;0;IF([.B1057]&lt;=9750;100;2000)))" office:value-type="float" office:value="0" calcext:value-type="float">
            <text:p>0</text:p>
          </table:table-cell>
          <table:table-cell table:formula="of:=AVERAGE([.C$2:.C1057])" office:value-type="float" office:value="-16.8560606060606" calcext:value-type="float">
            <text:p>-16,856060606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RANDBETWEEN(1;10000)" office:value-type="float" office:value="3303" calcext:value-type="float">
            <text:p>3303</text:p>
          </table:table-cell>
          <table:table-cell table:formula="of:=IF([.B1058]&lt;=8000;-100;IF([.B1058]&lt;=9000;0;IF([.B1058]&lt;=9750;100;2000)))" office:value-type="float" office:value="-100" calcext:value-type="float">
            <text:p>-100</text:p>
          </table:table-cell>
          <table:table-cell table:formula="of:=AVERAGE([.C$2:.C1058])" office:value-type="float" office:value="-16.9347209082308" calcext:value-type="float">
            <text:p>-16,934720908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RANDBETWEEN(1;10000)" office:value-type="float" office:value="7732" calcext:value-type="float">
            <text:p>7732</text:p>
          </table:table-cell>
          <table:table-cell table:formula="of:=IF([.B1059]&lt;=8000;-100;IF([.B1059]&lt;=9000;0;IF([.B1059]&lt;=9750;100;2000)))" office:value-type="float" office:value="-100" calcext:value-type="float">
            <text:p>-100</text:p>
          </table:table-cell>
          <table:table-cell table:formula="of:=AVERAGE([.C$2:.C1059])" office:value-type="float" office:value="-17.0132325141777" calcext:value-type="float">
            <text:p>-17,013232514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RANDBETWEEN(1;10000)" office:value-type="float" office:value="3971" calcext:value-type="float">
            <text:p>3971</text:p>
          </table:table-cell>
          <table:table-cell table:formula="of:=IF([.B1060]&lt;=8000;-100;IF([.B1060]&lt;=9000;0;IF([.B1060]&lt;=9750;100;2000)))" office:value-type="float" office:value="-100" calcext:value-type="float">
            <text:p>-100</text:p>
          </table:table-cell>
          <table:table-cell table:formula="of:=AVERAGE([.C$2:.C1060])" office:value-type="float" office:value="-17.0915958451369" calcext:value-type="float">
            <text:p>-17,091595845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RANDBETWEEN(1;10000)" office:value-type="float" office:value="5951" calcext:value-type="float">
            <text:p>5951</text:p>
          </table:table-cell>
          <table:table-cell table:formula="of:=IF([.B1061]&lt;=8000;-100;IF([.B1061]&lt;=9000;0;IF([.B1061]&lt;=9750;100;2000)))" office:value-type="float" office:value="-100" calcext:value-type="float">
            <text:p>-100</text:p>
          </table:table-cell>
          <table:table-cell table:formula="of:=AVERAGE([.C$2:.C1061])" office:value-type="float" office:value="-17.1698113207547" calcext:value-type="float">
            <text:p>-17,169811320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RANDBETWEEN(1;10000)" office:value-type="float" office:value="5248" calcext:value-type="float">
            <text:p>5248</text:p>
          </table:table-cell>
          <table:table-cell table:formula="of:=IF([.B1062]&lt;=8000;-100;IF([.B1062]&lt;=9000;0;IF([.B1062]&lt;=9750;100;2000)))" office:value-type="float" office:value="-100" calcext:value-type="float">
            <text:p>-100</text:p>
          </table:table-cell>
          <table:table-cell table:formula="of:=AVERAGE([.C$2:.C1062])" office:value-type="float" office:value="-17.2478793590952" calcext:value-type="float">
            <text:p>-17,247879359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RANDBETWEEN(1;10000)" office:value-type="float" office:value="1383" calcext:value-type="float">
            <text:p>1383</text:p>
          </table:table-cell>
          <table:table-cell table:formula="of:=IF([.B1063]&lt;=8000;-100;IF([.B1063]&lt;=9000;0;IF([.B1063]&lt;=9750;100;2000)))" office:value-type="float" office:value="-100" calcext:value-type="float">
            <text:p>-100</text:p>
          </table:table-cell>
          <table:table-cell table:formula="of:=AVERAGE([.C$2:.C1063])" office:value-type="float" office:value="-17.3258003766478" calcext:value-type="float">
            <text:p>-17,325800376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RANDBETWEEN(1;10000)" office:value-type="float" office:value="7004" calcext:value-type="float">
            <text:p>7004</text:p>
          </table:table-cell>
          <table:table-cell table:formula="of:=IF([.B1064]&lt;=8000;-100;IF([.B1064]&lt;=9000;0;IF([.B1064]&lt;=9750;100;2000)))" office:value-type="float" office:value="-100" calcext:value-type="float">
            <text:p>-100</text:p>
          </table:table-cell>
          <table:table-cell table:formula="of:=AVERAGE([.C$2:.C1064])" office:value-type="float" office:value="-17.4035747883349" calcext:value-type="float">
            <text:p>-17,403574788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RANDBETWEEN(1;10000)" office:value-type="float" office:value="8409" calcext:value-type="float">
            <text:p>8409</text:p>
          </table:table-cell>
          <table:table-cell table:formula="of:=IF([.B1065]&lt;=8000;-100;IF([.B1065]&lt;=9000;0;IF([.B1065]&lt;=9750;100;2000)))" office:value-type="float" office:value="0" calcext:value-type="float">
            <text:p>0</text:p>
          </table:table-cell>
          <table:table-cell table:formula="of:=AVERAGE([.C$2:.C1065])" office:value-type="float" office:value="-17.3872180451128" calcext:value-type="float">
            <text:p>-17,387218045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RANDBETWEEN(1;10000)" office:value-type="float" office:value="6695" calcext:value-type="float">
            <text:p>6695</text:p>
          </table:table-cell>
          <table:table-cell table:formula="of:=IF([.B1066]&lt;=8000;-100;IF([.B1066]&lt;=9000;0;IF([.B1066]&lt;=9750;100;2000)))" office:value-type="float" office:value="-100" calcext:value-type="float">
            <text:p>-100</text:p>
          </table:table-cell>
          <table:table-cell table:formula="of:=AVERAGE([.C$2:.C1066])" office:value-type="float" office:value="-17.4647887323944" calcext:value-type="float">
            <text:p>-17,464788732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RANDBETWEEN(1;10000)" office:value-type="float" office:value="8918" calcext:value-type="float">
            <text:p>8918</text:p>
          </table:table-cell>
          <table:table-cell table:formula="of:=IF([.B1067]&lt;=8000;-100;IF([.B1067]&lt;=9000;0;IF([.B1067]&lt;=9750;100;2000)))" office:value-type="float" office:value="0" calcext:value-type="float">
            <text:p>0</text:p>
          </table:table-cell>
          <table:table-cell table:formula="of:=AVERAGE([.C$2:.C1067])" office:value-type="float" office:value="-17.4484052532833" calcext:value-type="float">
            <text:p>-17,448405253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RANDBETWEEN(1;10000)" office:value-type="float" office:value="2473" calcext:value-type="float">
            <text:p>2473</text:p>
          </table:table-cell>
          <table:table-cell table:formula="of:=IF([.B1068]&lt;=8000;-100;IF([.B1068]&lt;=9000;0;IF([.B1068]&lt;=9750;100;2000)))" office:value-type="float" office:value="-100" calcext:value-type="float">
            <text:p>-100</text:p>
          </table:table-cell>
          <table:table-cell table:formula="of:=AVERAGE([.C$2:.C1068])" office:value-type="float" office:value="-17.5257731958763" calcext:value-type="float">
            <text:p>-17,525773195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RANDBETWEEN(1;10000)" office:value-type="float" office:value="7364" calcext:value-type="float">
            <text:p>7364</text:p>
          </table:table-cell>
          <table:table-cell table:formula="of:=IF([.B1069]&lt;=8000;-100;IF([.B1069]&lt;=9000;0;IF([.B1069]&lt;=9750;100;2000)))" office:value-type="float" office:value="-100" calcext:value-type="float">
            <text:p>-100</text:p>
          </table:table-cell>
          <table:table-cell table:formula="of:=AVERAGE([.C$2:.C1069])" office:value-type="float" office:value="-17.6029962546816" calcext:value-type="float">
            <text:p>-17,602996254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RANDBETWEEN(1;10000)" office:value-type="float" office:value="439" calcext:value-type="float">
            <text:p>439</text:p>
          </table:table-cell>
          <table:table-cell table:formula="of:=IF([.B1070]&lt;=8000;-100;IF([.B1070]&lt;=9000;0;IF([.B1070]&lt;=9750;100;2000)))" office:value-type="float" office:value="-100" calcext:value-type="float">
            <text:p>-100</text:p>
          </table:table-cell>
          <table:table-cell table:formula="of:=AVERAGE([.C$2:.C1070])" office:value-type="float" office:value="-17.6800748362956" calcext:value-type="float">
            <text:p>-17,680074836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RANDBETWEEN(1;10000)" office:value-type="float" office:value="8701" calcext:value-type="float">
            <text:p>8701</text:p>
          </table:table-cell>
          <table:table-cell table:formula="of:=IF([.B1071]&lt;=8000;-100;IF([.B1071]&lt;=9000;0;IF([.B1071]&lt;=9750;100;2000)))" office:value-type="float" office:value="0" calcext:value-type="float">
            <text:p>0</text:p>
          </table:table-cell>
          <table:table-cell table:formula="of:=AVERAGE([.C$2:.C1071])" office:value-type="float" office:value="-17.6635514018692" calcext:value-type="float">
            <text:p>-17,663551401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RANDBETWEEN(1;10000)" office:value-type="float" office:value="8910" calcext:value-type="float">
            <text:p>8910</text:p>
          </table:table-cell>
          <table:table-cell table:formula="of:=IF([.B1072]&lt;=8000;-100;IF([.B1072]&lt;=9000;0;IF([.B1072]&lt;=9750;100;2000)))" office:value-type="float" office:value="0" calcext:value-type="float">
            <text:p>0</text:p>
          </table:table-cell>
          <table:table-cell table:formula="of:=AVERAGE([.C$2:.C1072])" office:value-type="float" office:value="-17.6470588235294" calcext:value-type="float">
            <text:p>-17,647058823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RANDBETWEEN(1;10000)" office:value-type="float" office:value="7594" calcext:value-type="float">
            <text:p>7594</text:p>
          </table:table-cell>
          <table:table-cell table:formula="of:=IF([.B1073]&lt;=8000;-100;IF([.B1073]&lt;=9000;0;IF([.B1073]&lt;=9750;100;2000)))" office:value-type="float" office:value="-100" calcext:value-type="float">
            <text:p>-100</text:p>
          </table:table-cell>
          <table:table-cell table:formula="of:=AVERAGE([.C$2:.C1073])" office:value-type="float" office:value="-17.7238805970149" calcext:value-type="float">
            <text:p>-17,72388059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RANDBETWEEN(1;10000)" office:value-type="float" office:value="4935" calcext:value-type="float">
            <text:p>4935</text:p>
          </table:table-cell>
          <table:table-cell table:formula="of:=IF([.B1074]&lt;=8000;-100;IF([.B1074]&lt;=9000;0;IF([.B1074]&lt;=9750;100;2000)))" office:value-type="float" office:value="-100" calcext:value-type="float">
            <text:p>-100</text:p>
          </table:table-cell>
          <table:table-cell table:formula="of:=AVERAGE([.C$2:.C1074])" office:value-type="float" office:value="-17.8005591798695" calcext:value-type="float">
            <text:p>-17,800559179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RANDBETWEEN(1;10000)" office:value-type="float" office:value="2590" calcext:value-type="float">
            <text:p>2590</text:p>
          </table:table-cell>
          <table:table-cell table:formula="of:=IF([.B1075]&lt;=8000;-100;IF([.B1075]&lt;=9000;0;IF([.B1075]&lt;=9750;100;2000)))" office:value-type="float" office:value="-100" calcext:value-type="float">
            <text:p>-100</text:p>
          </table:table-cell>
          <table:table-cell table:formula="of:=AVERAGE([.C$2:.C1075])" office:value-type="float" office:value="-17.877094972067" calcext:value-type="float">
            <text:p>-17,877094972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RANDBETWEEN(1;10000)" office:value-type="float" office:value="2425" calcext:value-type="float">
            <text:p>2425</text:p>
          </table:table-cell>
          <table:table-cell table:formula="of:=IF([.B1076]&lt;=8000;-100;IF([.B1076]&lt;=9000;0;IF([.B1076]&lt;=9750;100;2000)))" office:value-type="float" office:value="-100" calcext:value-type="float">
            <text:p>-100</text:p>
          </table:table-cell>
          <table:table-cell table:formula="of:=AVERAGE([.C$2:.C1076])" office:value-type="float" office:value="-17.953488372093" calcext:value-type="float">
            <text:p>-17,953488372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RANDBETWEEN(1;10000)" office:value-type="float" office:value="5877" calcext:value-type="float">
            <text:p>5877</text:p>
          </table:table-cell>
          <table:table-cell table:formula="of:=IF([.B1077]&lt;=8000;-100;IF([.B1077]&lt;=9000;0;IF([.B1077]&lt;=9750;100;2000)))" office:value-type="float" office:value="-100" calcext:value-type="float">
            <text:p>-100</text:p>
          </table:table-cell>
          <table:table-cell table:formula="of:=AVERAGE([.C$2:.C1077])" office:value-type="float" office:value="-18.0297397769517" calcext:value-type="float">
            <text:p>-18,02973977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RANDBETWEEN(1;10000)" office:value-type="float" office:value="3927" calcext:value-type="float">
            <text:p>3927</text:p>
          </table:table-cell>
          <table:table-cell table:formula="of:=IF([.B1078]&lt;=8000;-100;IF([.B1078]&lt;=9000;0;IF([.B1078]&lt;=9750;100;2000)))" office:value-type="float" office:value="-100" calcext:value-type="float">
            <text:p>-100</text:p>
          </table:table-cell>
          <table:table-cell table:formula="of:=AVERAGE([.C$2:.C1078])" office:value-type="float" office:value="-18.1058495821727" calcext:value-type="float">
            <text:p>-18,105849582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RANDBETWEEN(1;10000)" office:value-type="float" office:value="1798" calcext:value-type="float">
            <text:p>1798</text:p>
          </table:table-cell>
          <table:table-cell table:formula="of:=IF([.B1079]&lt;=8000;-100;IF([.B1079]&lt;=9000;0;IF([.B1079]&lt;=9750;100;2000)))" office:value-type="float" office:value="-100" calcext:value-type="float">
            <text:p>-100</text:p>
          </table:table-cell>
          <table:table-cell table:formula="of:=AVERAGE([.C$2:.C1079])" office:value-type="float" office:value="-18.1818181818182" calcext:value-type="float">
            <text:p>-18,181818181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RANDBETWEEN(1;10000)" office:value-type="float" office:value="3471" calcext:value-type="float">
            <text:p>3471</text:p>
          </table:table-cell>
          <table:table-cell table:formula="of:=IF([.B1080]&lt;=8000;-100;IF([.B1080]&lt;=9000;0;IF([.B1080]&lt;=9750;100;2000)))" office:value-type="float" office:value="-100" calcext:value-type="float">
            <text:p>-100</text:p>
          </table:table-cell>
          <table:table-cell table:formula="of:=AVERAGE([.C$2:.C1080])" office:value-type="float" office:value="-18.2576459684893" calcext:value-type="float">
            <text:p>-18,257645968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RANDBETWEEN(1;10000)" office:value-type="float" office:value="3851" calcext:value-type="float">
            <text:p>3851</text:p>
          </table:table-cell>
          <table:table-cell table:formula="of:=IF([.B1081]&lt;=8000;-100;IF([.B1081]&lt;=9000;0;IF([.B1081]&lt;=9750;100;2000)))" office:value-type="float" office:value="-100" calcext:value-type="float">
            <text:p>-100</text:p>
          </table:table-cell>
          <table:table-cell table:formula="of:=AVERAGE([.C$2:.C1081])" office:value-type="float" office:value="-18.3333333333333" calcext:value-type="float">
            <text:p>-18,333333333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RANDBETWEEN(1;10000)" office:value-type="float" office:value="8117" calcext:value-type="float">
            <text:p>8117</text:p>
          </table:table-cell>
          <table:table-cell table:formula="of:=IF([.B1082]&lt;=8000;-100;IF([.B1082]&lt;=9000;0;IF([.B1082]&lt;=9750;100;2000)))" office:value-type="float" office:value="0" calcext:value-type="float">
            <text:p>0</text:p>
          </table:table-cell>
          <table:table-cell table:formula="of:=AVERAGE([.C$2:.C1082])" office:value-type="float" office:value="-18.3163737280296" calcext:value-type="float">
            <text:p>-18,31637372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RANDBETWEEN(1;10000)" office:value-type="float" office:value="4188" calcext:value-type="float">
            <text:p>4188</text:p>
          </table:table-cell>
          <table:table-cell table:formula="of:=IF([.B1083]&lt;=8000;-100;IF([.B1083]&lt;=9000;0;IF([.B1083]&lt;=9750;100;2000)))" office:value-type="float" office:value="-100" calcext:value-type="float">
            <text:p>-100</text:p>
          </table:table-cell>
          <table:table-cell table:formula="of:=AVERAGE([.C$2:.C1083])" office:value-type="float" office:value="-18.3918669131238" calcext:value-type="float">
            <text:p>-18,391866913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RANDBETWEEN(1;10000)" office:value-type="float" office:value="6931" calcext:value-type="float">
            <text:p>6931</text:p>
          </table:table-cell>
          <table:table-cell table:formula="of:=IF([.B1084]&lt;=8000;-100;IF([.B1084]&lt;=9000;0;IF([.B1084]&lt;=9750;100;2000)))" office:value-type="float" office:value="-100" calcext:value-type="float">
            <text:p>-100</text:p>
          </table:table-cell>
          <table:table-cell table:formula="of:=AVERAGE([.C$2:.C1084])" office:value-type="float" office:value="-18.4672206832872" calcext:value-type="float">
            <text:p>-18,467220683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RANDBETWEEN(1;10000)" office:value-type="float" office:value="4501" calcext:value-type="float">
            <text:p>4501</text:p>
          </table:table-cell>
          <table:table-cell table:formula="of:=IF([.B1085]&lt;=8000;-100;IF([.B1085]&lt;=9000;0;IF([.B1085]&lt;=9750;100;2000)))" office:value-type="float" office:value="-100" calcext:value-type="float">
            <text:p>-100</text:p>
          </table:table-cell>
          <table:table-cell table:formula="of:=AVERAGE([.C$2:.C1085])" office:value-type="float" office:value="-18.5424354243542" calcext:value-type="float">
            <text:p>-18,542435424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RANDBETWEEN(1;10000)" office:value-type="float" office:value="9953" calcext:value-type="float">
            <text:p>9953</text:p>
          </table:table-cell>
          <table:table-cell table:formula="of:=IF([.B1086]&lt;=8000;-100;IF([.B1086]&lt;=9000;0;IF([.B1086]&lt;=9750;100;2000)))" office:value-type="float" office:value="2000" calcext:value-type="float">
            <text:p>2000</text:p>
          </table:table-cell>
          <table:table-cell table:formula="of:=AVERAGE([.C$2:.C1086])" office:value-type="float" office:value="-16.6820276497696" calcext:value-type="float">
            <text:p>-16,682027649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RANDBETWEEN(1;10000)" office:value-type="float" office:value="4215" calcext:value-type="float">
            <text:p>4215</text:p>
          </table:table-cell>
          <table:table-cell table:formula="of:=IF([.B1087]&lt;=8000;-100;IF([.B1087]&lt;=9000;0;IF([.B1087]&lt;=9750;100;2000)))" office:value-type="float" office:value="-100" calcext:value-type="float">
            <text:p>-100</text:p>
          </table:table-cell>
          <table:table-cell table:formula="of:=AVERAGE([.C$2:.C1087])" office:value-type="float" office:value="-16.7587476979742" calcext:value-type="float">
            <text:p>-16,75874769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RANDBETWEEN(1;10000)" office:value-type="float" office:value="1883" calcext:value-type="float">
            <text:p>1883</text:p>
          </table:table-cell>
          <table:table-cell table:formula="of:=IF([.B1088]&lt;=8000;-100;IF([.B1088]&lt;=9000;0;IF([.B1088]&lt;=9750;100;2000)))" office:value-type="float" office:value="-100" calcext:value-type="float">
            <text:p>-100</text:p>
          </table:table-cell>
          <table:table-cell table:formula="of:=AVERAGE([.C$2:.C1088])" office:value-type="float" office:value="-16.8353265869365" calcext:value-type="float">
            <text:p>-16,835326586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RANDBETWEEN(1;10000)" office:value-type="float" office:value="5296" calcext:value-type="float">
            <text:p>5296</text:p>
          </table:table-cell>
          <table:table-cell table:formula="of:=IF([.B1089]&lt;=8000;-100;IF([.B1089]&lt;=9000;0;IF([.B1089]&lt;=9750;100;2000)))" office:value-type="float" office:value="-100" calcext:value-type="float">
            <text:p>-100</text:p>
          </table:table-cell>
          <table:table-cell table:formula="of:=AVERAGE([.C$2:.C1089])" office:value-type="float" office:value="-16.9117647058824" calcext:value-type="float">
            <text:p>-16,911764705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RANDBETWEEN(1;10000)" office:value-type="float" office:value="8035" calcext:value-type="float">
            <text:p>8035</text:p>
          </table:table-cell>
          <table:table-cell table:formula="of:=IF([.B1090]&lt;=8000;-100;IF([.B1090]&lt;=9000;0;IF([.B1090]&lt;=9750;100;2000)))" office:value-type="float" office:value="0" calcext:value-type="float">
            <text:p>0</text:p>
          </table:table-cell>
          <table:table-cell table:formula="of:=AVERAGE([.C$2:.C1090])" office:value-type="float" office:value="-16.8962350780533" calcext:value-type="float">
            <text:p>-16,896235078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RANDBETWEEN(1;10000)" office:value-type="float" office:value="3880" calcext:value-type="float">
            <text:p>3880</text:p>
          </table:table-cell>
          <table:table-cell table:formula="of:=IF([.B1091]&lt;=8000;-100;IF([.B1091]&lt;=9000;0;IF([.B1091]&lt;=9750;100;2000)))" office:value-type="float" office:value="-100" calcext:value-type="float">
            <text:p>-100</text:p>
          </table:table-cell>
          <table:table-cell table:formula="of:=AVERAGE([.C$2:.C1091])" office:value-type="float" office:value="-16.9724770642202" calcext:value-type="float">
            <text:p>-16,972477064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RANDBETWEEN(1;10000)" office:value-type="float" office:value="3951" calcext:value-type="float">
            <text:p>3951</text:p>
          </table:table-cell>
          <table:table-cell table:formula="of:=IF([.B1092]&lt;=8000;-100;IF([.B1092]&lt;=9000;0;IF([.B1092]&lt;=9750;100;2000)))" office:value-type="float" office:value="-100" calcext:value-type="float">
            <text:p>-100</text:p>
          </table:table-cell>
          <table:table-cell table:formula="of:=AVERAGE([.C$2:.C1092])" office:value-type="float" office:value="-17.0485792850596" calcext:value-type="float">
            <text:p>-17,048579285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ANDBETWEEN(1;10000)" office:value-type="float" office:value="2304" calcext:value-type="float">
            <text:p>2304</text:p>
          </table:table-cell>
          <table:table-cell table:formula="of:=IF([.B1093]&lt;=8000;-100;IF([.B1093]&lt;=9000;0;IF([.B1093]&lt;=9750;100;2000)))" office:value-type="float" office:value="-100" calcext:value-type="float">
            <text:p>-100</text:p>
          </table:table-cell>
          <table:table-cell table:formula="of:=AVERAGE([.C$2:.C1093])" office:value-type="float" office:value="-17.1245421245421" calcext:value-type="float">
            <text:p>-17,124542124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RANDBETWEEN(1;10000)" office:value-type="float" office:value="3809" calcext:value-type="float">
            <text:p>3809</text:p>
          </table:table-cell>
          <table:table-cell table:formula="of:=IF([.B1094]&lt;=8000;-100;IF([.B1094]&lt;=9000;0;IF([.B1094]&lt;=9750;100;2000)))" office:value-type="float" office:value="-100" calcext:value-type="float">
            <text:p>-100</text:p>
          </table:table-cell>
          <table:table-cell table:formula="of:=AVERAGE([.C$2:.C1094])" office:value-type="float" office:value="-17.2003659652333" calcext:value-type="float">
            <text:p>-17,200365965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ANDBETWEEN(1;10000)" office:value-type="float" office:value="5804" calcext:value-type="float">
            <text:p>5804</text:p>
          </table:table-cell>
          <table:table-cell table:formula="of:=IF([.B1095]&lt;=8000;-100;IF([.B1095]&lt;=9000;0;IF([.B1095]&lt;=9750;100;2000)))" office:value-type="float" office:value="-100" calcext:value-type="float">
            <text:p>-100</text:p>
          </table:table-cell>
          <table:table-cell table:formula="of:=AVERAGE([.C$2:.C1095])" office:value-type="float" office:value="-17.2760511882998" calcext:value-type="float">
            <text:p>-17,276051188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ANDBETWEEN(1;10000)" office:value-type="float" office:value="5479" calcext:value-type="float">
            <text:p>5479</text:p>
          </table:table-cell>
          <table:table-cell table:formula="of:=IF([.B1096]&lt;=8000;-100;IF([.B1096]&lt;=9000;0;IF([.B1096]&lt;=9750;100;2000)))" office:value-type="float" office:value="-100" calcext:value-type="float">
            <text:p>-100</text:p>
          </table:table-cell>
          <table:table-cell table:formula="of:=AVERAGE([.C$2:.C1096])" office:value-type="float" office:value="-17.351598173516" calcext:value-type="float">
            <text:p>-17,351598173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RANDBETWEEN(1;10000)" office:value-type="float" office:value="9164" calcext:value-type="float">
            <text:p>9164</text:p>
          </table:table-cell>
          <table:table-cell table:formula="of:=IF([.B1097]&lt;=8000;-100;IF([.B1097]&lt;=9000;0;IF([.B1097]&lt;=9750;100;2000)))" office:value-type="float" office:value="100" calcext:value-type="float">
            <text:p>100</text:p>
          </table:table-cell>
          <table:table-cell table:formula="of:=AVERAGE([.C$2:.C1097])" office:value-type="float" office:value="-17.2445255474453" calcext:value-type="float">
            <text:p>-17,244525547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ANDBETWEEN(1;10000)" office:value-type="float" office:value="8984" calcext:value-type="float">
            <text:p>8984</text:p>
          </table:table-cell>
          <table:table-cell table:formula="of:=IF([.B1098]&lt;=8000;-100;IF([.B1098]&lt;=9000;0;IF([.B1098]&lt;=9750;100;2000)))" office:value-type="float" office:value="0" calcext:value-type="float">
            <text:p>0</text:p>
          </table:table-cell>
          <table:table-cell table:formula="of:=AVERAGE([.C$2:.C1098])" office:value-type="float" office:value="-17.228805834093" calcext:value-type="float">
            <text:p>-17,228805834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ANDBETWEEN(1;10000)" office:value-type="float" office:value="1285" calcext:value-type="float">
            <text:p>1285</text:p>
          </table:table-cell>
          <table:table-cell table:formula="of:=IF([.B1099]&lt;=8000;-100;IF([.B1099]&lt;=9000;0;IF([.B1099]&lt;=9750;100;2000)))" office:value-type="float" office:value="-100" calcext:value-type="float">
            <text:p>-100</text:p>
          </table:table-cell>
          <table:table-cell table:formula="of:=AVERAGE([.C$2:.C1099])" office:value-type="float" office:value="-17.304189435337" calcext:value-type="float">
            <text:p>-17,304189435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ANDBETWEEN(1;10000)" office:value-type="float" office:value="5747" calcext:value-type="float">
            <text:p>5747</text:p>
          </table:table-cell>
          <table:table-cell table:formula="of:=IF([.B1100]&lt;=8000;-100;IF([.B1100]&lt;=9000;0;IF([.B1100]&lt;=9750;100;2000)))" office:value-type="float" office:value="-100" calcext:value-type="float">
            <text:p>-100</text:p>
          </table:table-cell>
          <table:table-cell table:formula="of:=AVERAGE([.C$2:.C1100])" office:value-type="float" office:value="-17.3794358507734" calcext:value-type="float">
            <text:p>-17,37943585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ANDBETWEEN(1;10000)" office:value-type="float" office:value="2134" calcext:value-type="float">
            <text:p>2134</text:p>
          </table:table-cell>
          <table:table-cell table:formula="of:=IF([.B1101]&lt;=8000;-100;IF([.B1101]&lt;=9000;0;IF([.B1101]&lt;=9750;100;2000)))" office:value-type="float" office:value="-100" calcext:value-type="float">
            <text:p>-100</text:p>
          </table:table-cell>
          <table:table-cell table:formula="of:=AVERAGE([.C$2:.C1101])" office:value-type="float" office:value="-17.4545454545455" calcext:value-type="float">
            <text:p>-17,454545454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ANDBETWEEN(1;10000)" office:value-type="float" office:value="1124" calcext:value-type="float">
            <text:p>1124</text:p>
          </table:table-cell>
          <table:table-cell table:formula="of:=IF([.B1102]&lt;=8000;-100;IF([.B1102]&lt;=9000;0;IF([.B1102]&lt;=9750;100;2000)))" office:value-type="float" office:value="-100" calcext:value-type="float">
            <text:p>-100</text:p>
          </table:table-cell>
          <table:table-cell table:formula="of:=AVERAGE([.C$2:.C1102])" office:value-type="float" office:value="-17.5295186194369" calcext:value-type="float">
            <text:p>-17,529518619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ANDBETWEEN(1;10000)" office:value-type="float" office:value="7593" calcext:value-type="float">
            <text:p>7593</text:p>
          </table:table-cell>
          <table:table-cell table:formula="of:=IF([.B1103]&lt;=8000;-100;IF([.B1103]&lt;=9000;0;IF([.B1103]&lt;=9750;100;2000)))" office:value-type="float" office:value="-100" calcext:value-type="float">
            <text:p>-100</text:p>
          </table:table-cell>
          <table:table-cell table:formula="of:=AVERAGE([.C$2:.C1103])" office:value-type="float" office:value="-17.6043557168784" calcext:value-type="float">
            <text:p>-17,604355716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ANDBETWEEN(1;10000)" office:value-type="float" office:value="9689" calcext:value-type="float">
            <text:p>9689</text:p>
          </table:table-cell>
          <table:table-cell table:formula="of:=IF([.B1104]&lt;=8000;-100;IF([.B1104]&lt;=9000;0;IF([.B1104]&lt;=9750;100;2000)))" office:value-type="float" office:value="100" calcext:value-type="float">
            <text:p>100</text:p>
          </table:table-cell>
          <table:table-cell table:formula="of:=AVERAGE([.C$2:.C1104])" office:value-type="float" office:value="-17.4977334542158" calcext:value-type="float">
            <text:p>-17,497733454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ANDBETWEEN(1;10000)" office:value-type="float" office:value="1791" calcext:value-type="float">
            <text:p>1791</text:p>
          </table:table-cell>
          <table:table-cell table:formula="of:=IF([.B1105]&lt;=8000;-100;IF([.B1105]&lt;=9000;0;IF([.B1105]&lt;=9750;100;2000)))" office:value-type="float" office:value="-100" calcext:value-type="float">
            <text:p>-100</text:p>
          </table:table-cell>
          <table:table-cell table:formula="of:=AVERAGE([.C$2:.C1105])" office:value-type="float" office:value="-17.5724637681159" calcext:value-type="float">
            <text:p>-17,572463768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ANDBETWEEN(1;10000)" office:value-type="float" office:value="7695" calcext:value-type="float">
            <text:p>7695</text:p>
          </table:table-cell>
          <table:table-cell table:formula="of:=IF([.B1106]&lt;=8000;-100;IF([.B1106]&lt;=9000;0;IF([.B1106]&lt;=9750;100;2000)))" office:value-type="float" office:value="-100" calcext:value-type="float">
            <text:p>-100</text:p>
          </table:table-cell>
          <table:table-cell table:formula="of:=AVERAGE([.C$2:.C1106])" office:value-type="float" office:value="-17.6470588235294" calcext:value-type="float">
            <text:p>-17,647058823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ANDBETWEEN(1;10000)" office:value-type="float" office:value="9014" calcext:value-type="float">
            <text:p>9014</text:p>
          </table:table-cell>
          <table:table-cell table:formula="of:=IF([.B1107]&lt;=8000;-100;IF([.B1107]&lt;=9000;0;IF([.B1107]&lt;=9750;100;2000)))" office:value-type="float" office:value="100" calcext:value-type="float">
            <text:p>100</text:p>
          </table:table-cell>
          <table:table-cell table:formula="of:=AVERAGE([.C$2:.C1107])" office:value-type="float" office:value="-17.5406871609403" calcext:value-type="float">
            <text:p>-17,540687160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ANDBETWEEN(1;10000)" office:value-type="float" office:value="1684" calcext:value-type="float">
            <text:p>1684</text:p>
          </table:table-cell>
          <table:table-cell table:formula="of:=IF([.B1108]&lt;=8000;-100;IF([.B1108]&lt;=9000;0;IF([.B1108]&lt;=9750;100;2000)))" office:value-type="float" office:value="-100" calcext:value-type="float">
            <text:p>-100</text:p>
          </table:table-cell>
          <table:table-cell table:formula="of:=AVERAGE([.C$2:.C1108])" office:value-type="float" office:value="-17.6151761517615" calcext:value-type="float">
            <text:p>-17,615176151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ANDBETWEEN(1;10000)" office:value-type="float" office:value="6427" calcext:value-type="float">
            <text:p>6427</text:p>
          </table:table-cell>
          <table:table-cell table:formula="of:=IF([.B1109]&lt;=8000;-100;IF([.B1109]&lt;=9000;0;IF([.B1109]&lt;=9750;100;2000)))" office:value-type="float" office:value="-100" calcext:value-type="float">
            <text:p>-100</text:p>
          </table:table-cell>
          <table:table-cell table:formula="of:=AVERAGE([.C$2:.C1109])" office:value-type="float" office:value="-17.6895306859206" calcext:value-type="float">
            <text:p>-17,689530685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ANDBETWEEN(1;10000)" office:value-type="float" office:value="5919" calcext:value-type="float">
            <text:p>5919</text:p>
          </table:table-cell>
          <table:table-cell table:formula="of:=IF([.B1110]&lt;=8000;-100;IF([.B1110]&lt;=9000;0;IF([.B1110]&lt;=9750;100;2000)))" office:value-type="float" office:value="-100" calcext:value-type="float">
            <text:p>-100</text:p>
          </table:table-cell>
          <table:table-cell table:formula="of:=AVERAGE([.C$2:.C1110])" office:value-type="float" office:value="-17.7637511271416" calcext:value-type="float">
            <text:p>-17,763751127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ANDBETWEEN(1;10000)" office:value-type="float" office:value="3912" calcext:value-type="float">
            <text:p>3912</text:p>
          </table:table-cell>
          <table:table-cell table:formula="of:=IF([.B1111]&lt;=8000;-100;IF([.B1111]&lt;=9000;0;IF([.B1111]&lt;=9750;100;2000)))" office:value-type="float" office:value="-100" calcext:value-type="float">
            <text:p>-100</text:p>
          </table:table-cell>
          <table:table-cell table:formula="of:=AVERAGE([.C$2:.C1111])" office:value-type="float" office:value="-17.8378378378378" calcext:value-type="float">
            <text:p>-17,837837837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ANDBETWEEN(1;10000)" office:value-type="float" office:value="8209" calcext:value-type="float">
            <text:p>8209</text:p>
          </table:table-cell>
          <table:table-cell table:formula="of:=IF([.B1112]&lt;=8000;-100;IF([.B1112]&lt;=9000;0;IF([.B1112]&lt;=9750;100;2000)))" office:value-type="float" office:value="0" calcext:value-type="float">
            <text:p>0</text:p>
          </table:table-cell>
          <table:table-cell table:formula="of:=AVERAGE([.C$2:.C1112])" office:value-type="float" office:value="-17.8217821782178" calcext:value-type="float">
            <text:p>-17,821782178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ANDBETWEEN(1;10000)" office:value-type="float" office:value="2603" calcext:value-type="float">
            <text:p>2603</text:p>
          </table:table-cell>
          <table:table-cell table:formula="of:=IF([.B1113]&lt;=8000;-100;IF([.B1113]&lt;=9000;0;IF([.B1113]&lt;=9750;100;2000)))" office:value-type="float" office:value="-100" calcext:value-type="float">
            <text:p>-100</text:p>
          </table:table-cell>
          <table:table-cell table:formula="of:=AVERAGE([.C$2:.C1113])" office:value-type="float" office:value="-17.8956834532374" calcext:value-type="float">
            <text:p>-17,89568345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ANDBETWEEN(1;10000)" office:value-type="float" office:value="6255" calcext:value-type="float">
            <text:p>6255</text:p>
          </table:table-cell>
          <table:table-cell table:formula="of:=IF([.B1114]&lt;=8000;-100;IF([.B1114]&lt;=9000;0;IF([.B1114]&lt;=9750;100;2000)))" office:value-type="float" office:value="-100" calcext:value-type="float">
            <text:p>-100</text:p>
          </table:table-cell>
          <table:table-cell table:formula="of:=AVERAGE([.C$2:.C1114])" office:value-type="float" office:value="-17.9694519317161" calcext:value-type="float">
            <text:p>-17,969451931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ANDBETWEEN(1;10000)" office:value-type="float" office:value="2888" calcext:value-type="float">
            <text:p>2888</text:p>
          </table:table-cell>
          <table:table-cell table:formula="of:=IF([.B1115]&lt;=8000;-100;IF([.B1115]&lt;=9000;0;IF([.B1115]&lt;=9750;100;2000)))" office:value-type="float" office:value="-100" calcext:value-type="float">
            <text:p>-100</text:p>
          </table:table-cell>
          <table:table-cell table:formula="of:=AVERAGE([.C$2:.C1115])" office:value-type="float" office:value="-18.0430879712747" calcext:value-type="float">
            <text:p>-18,043087971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ANDBETWEEN(1;10000)" office:value-type="float" office:value="31" calcext:value-type="float">
            <text:p>31</text:p>
          </table:table-cell>
          <table:table-cell table:formula="of:=IF([.B1116]&lt;=8000;-100;IF([.B1116]&lt;=9000;0;IF([.B1116]&lt;=9750;100;2000)))" office:value-type="float" office:value="-100" calcext:value-type="float">
            <text:p>-100</text:p>
          </table:table-cell>
          <table:table-cell table:formula="of:=AVERAGE([.C$2:.C1116])" office:value-type="float" office:value="-18.1165919282511" calcext:value-type="float">
            <text:p>-18,116591928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ANDBETWEEN(1;10000)" office:value-type="float" office:value="8530" calcext:value-type="float">
            <text:p>8530</text:p>
          </table:table-cell>
          <table:table-cell table:formula="of:=IF([.B1117]&lt;=8000;-100;IF([.B1117]&lt;=9000;0;IF([.B1117]&lt;=9750;100;2000)))" office:value-type="float" office:value="0" calcext:value-type="float">
            <text:p>0</text:p>
          </table:table-cell>
          <table:table-cell table:formula="of:=AVERAGE([.C$2:.C1117])" office:value-type="float" office:value="-18.1003584229391" calcext:value-type="float">
            <text:p>-18,100358422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ANDBETWEEN(1;10000)" office:value-type="float" office:value="2838" calcext:value-type="float">
            <text:p>2838</text:p>
          </table:table-cell>
          <table:table-cell table:formula="of:=IF([.B1118]&lt;=8000;-100;IF([.B1118]&lt;=9000;0;IF([.B1118]&lt;=9750;100;2000)))" office:value-type="float" office:value="-100" calcext:value-type="float">
            <text:p>-100</text:p>
          </table:table-cell>
          <table:table-cell table:formula="of:=AVERAGE([.C$2:.C1118])" office:value-type="float" office:value="-18.1736794986571" calcext:value-type="float">
            <text:p>-18,173679498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ANDBETWEEN(1;10000)" office:value-type="float" office:value="700" calcext:value-type="float">
            <text:p>700</text:p>
          </table:table-cell>
          <table:table-cell table:formula="of:=IF([.B1119]&lt;=8000;-100;IF([.B1119]&lt;=9000;0;IF([.B1119]&lt;=9750;100;2000)))" office:value-type="float" office:value="-100" calcext:value-type="float">
            <text:p>-100</text:p>
          </table:table-cell>
          <table:table-cell table:formula="of:=AVERAGE([.C$2:.C1119])" office:value-type="float" office:value="-18.2468694096601" calcext:value-type="float">
            <text:p>-18,246869409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RANDBETWEEN(1;10000)" office:value-type="float" office:value="3494" calcext:value-type="float">
            <text:p>3494</text:p>
          </table:table-cell>
          <table:table-cell table:formula="of:=IF([.B1120]&lt;=8000;-100;IF([.B1120]&lt;=9000;0;IF([.B1120]&lt;=9750;100;2000)))" office:value-type="float" office:value="-100" calcext:value-type="float">
            <text:p>-100</text:p>
          </table:table-cell>
          <table:table-cell table:formula="of:=AVERAGE([.C$2:.C1120])" office:value-type="float" office:value="-18.3199285075961" calcext:value-type="float">
            <text:p>-18,319928507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ANDBETWEEN(1;10000)" office:value-type="float" office:value="9940" calcext:value-type="float">
            <text:p>9940</text:p>
          </table:table-cell>
          <table:table-cell table:formula="of:=IF([.B1121]&lt;=8000;-100;IF([.B1121]&lt;=9000;0;IF([.B1121]&lt;=9750;100;2000)))" office:value-type="float" office:value="2000" calcext:value-type="float">
            <text:p>2000</text:p>
          </table:table-cell>
          <table:table-cell table:formula="of:=AVERAGE([.C$2:.C1121])" office:value-type="float" office:value="-16.5178571428571" calcext:value-type="float">
            <text:p>-16,517857142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ANDBETWEEN(1;10000)" office:value-type="float" office:value="5054" calcext:value-type="float">
            <text:p>5054</text:p>
          </table:table-cell>
          <table:table-cell table:formula="of:=IF([.B1122]&lt;=8000;-100;IF([.B1122]&lt;=9000;0;IF([.B1122]&lt;=9750;100;2000)))" office:value-type="float" office:value="-100" calcext:value-type="float">
            <text:p>-100</text:p>
          </table:table-cell>
          <table:table-cell table:formula="of:=AVERAGE([.C$2:.C1122])" office:value-type="float" office:value="-16.5923282783229" calcext:value-type="float">
            <text:p>-16,592328278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RANDBETWEEN(1;10000)" office:value-type="float" office:value="5263" calcext:value-type="float">
            <text:p>5263</text:p>
          </table:table-cell>
          <table:table-cell table:formula="of:=IF([.B1123]&lt;=8000;-100;IF([.B1123]&lt;=9000;0;IF([.B1123]&lt;=9750;100;2000)))" office:value-type="float" office:value="-100" calcext:value-type="float">
            <text:p>-100</text:p>
          </table:table-cell>
          <table:table-cell table:formula="of:=AVERAGE([.C$2:.C1123])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ANDBETWEEN(1;10000)" office:value-type="float" office:value="6422" calcext:value-type="float">
            <text:p>6422</text:p>
          </table:table-cell>
          <table:table-cell table:formula="of:=IF([.B1124]&lt;=8000;-100;IF([.B1124]&lt;=9000;0;IF([.B1124]&lt;=9750;100;2000)))" office:value-type="float" office:value="-100" calcext:value-type="float">
            <text:p>-100</text:p>
          </table:table-cell>
          <table:table-cell table:formula="of:=AVERAGE([.C$2:.C1124])" office:value-type="float" office:value="-16.7408726625111" calcext:value-type="float">
            <text:p>-16,740872662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RANDBETWEEN(1;10000)" office:value-type="float" office:value="9612" calcext:value-type="float">
            <text:p>9612</text:p>
          </table:table-cell>
          <table:table-cell table:formula="of:=IF([.B1125]&lt;=8000;-100;IF([.B1125]&lt;=9000;0;IF([.B1125]&lt;=9750;100;2000)))" office:value-type="float" office:value="100" calcext:value-type="float">
            <text:p>100</text:p>
          </table:table-cell>
          <table:table-cell table:formula="of:=AVERAGE([.C$2:.C1125])" office:value-type="float" office:value="-16.6370106761566" calcext:value-type="float">
            <text:p>-16,637010676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ANDBETWEEN(1;10000)" office:value-type="float" office:value="3036" calcext:value-type="float">
            <text:p>3036</text:p>
          </table:table-cell>
          <table:table-cell table:formula="of:=IF([.B1126]&lt;=8000;-100;IF([.B1126]&lt;=9000;0;IF([.B1126]&lt;=9750;100;2000)))" office:value-type="float" office:value="-100" calcext:value-type="float">
            <text:p>-100</text:p>
          </table:table-cell>
          <table:table-cell table:formula="of:=AVERAGE([.C$2:.C1126])" office:value-type="float" office:value="-16.7111111111111" calcext:value-type="float">
            <text:p>-16,711111111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ANDBETWEEN(1;10000)" office:value-type="float" office:value="323" calcext:value-type="float">
            <text:p>323</text:p>
          </table:table-cell>
          <table:table-cell table:formula="of:=IF([.B1127]&lt;=8000;-100;IF([.B1127]&lt;=9000;0;IF([.B1127]&lt;=9750;100;2000)))" office:value-type="float" office:value="-100" calcext:value-type="float">
            <text:p>-100</text:p>
          </table:table-cell>
          <table:table-cell table:formula="of:=AVERAGE([.C$2:.C1127])" office:value-type="float" office:value="-16.785079928952" calcext:value-type="float">
            <text:p>-16,78507992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RANDBETWEEN(1;10000)" office:value-type="float" office:value="4937" calcext:value-type="float">
            <text:p>4937</text:p>
          </table:table-cell>
          <table:table-cell table:formula="of:=IF([.B1128]&lt;=8000;-100;IF([.B1128]&lt;=9000;0;IF([.B1128]&lt;=9750;100;2000)))" office:value-type="float" office:value="-100" calcext:value-type="float">
            <text:p>-100</text:p>
          </table:table-cell>
          <table:table-cell table:formula="of:=AVERAGE([.C$2:.C1128])" office:value-type="float" office:value="-16.8589174800355" calcext:value-type="float">
            <text:p>-16,8589174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ANDBETWEEN(1;10000)" office:value-type="float" office:value="6042" calcext:value-type="float">
            <text:p>6042</text:p>
          </table:table-cell>
          <table:table-cell table:formula="of:=IF([.B1129]&lt;=8000;-100;IF([.B1129]&lt;=9000;0;IF([.B1129]&lt;=9750;100;2000)))" office:value-type="float" office:value="-100" calcext:value-type="float">
            <text:p>-100</text:p>
          </table:table-cell>
          <table:table-cell table:formula="of:=AVERAGE([.C$2:.C1129])" office:value-type="float" office:value="-16.9326241134752" calcext:value-type="float">
            <text:p>-16,932624113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ANDBETWEEN(1;10000)" office:value-type="float" office:value="3182" calcext:value-type="float">
            <text:p>3182</text:p>
          </table:table-cell>
          <table:table-cell table:formula="of:=IF([.B1130]&lt;=8000;-100;IF([.B1130]&lt;=9000;0;IF([.B1130]&lt;=9750;100;2000)))" office:value-type="float" office:value="-100" calcext:value-type="float">
            <text:p>-100</text:p>
          </table:table-cell>
          <table:table-cell table:formula="of:=AVERAGE([.C$2:.C1130])" office:value-type="float" office:value="-17.0062001771479" calcext:value-type="float">
            <text:p>-17,006200177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ANDBETWEEN(1;10000)" office:value-type="float" office:value="4103" calcext:value-type="float">
            <text:p>4103</text:p>
          </table:table-cell>
          <table:table-cell table:formula="of:=IF([.B1131]&lt;=8000;-100;IF([.B1131]&lt;=9000;0;IF([.B1131]&lt;=9750;100;2000)))" office:value-type="float" office:value="-100" calcext:value-type="float">
            <text:p>-100</text:p>
          </table:table-cell>
          <table:table-cell table:formula="of:=AVERAGE([.C$2:.C1131])" office:value-type="float" office:value="-17.0796460176991" calcext:value-type="float">
            <text:p>-17,079646017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RANDBETWEEN(1;10000)" office:value-type="float" office:value="1889" calcext:value-type="float">
            <text:p>1889</text:p>
          </table:table-cell>
          <table:table-cell table:formula="of:=IF([.B1132]&lt;=8000;-100;IF([.B1132]&lt;=9000;0;IF([.B1132]&lt;=9750;100;2000)))" office:value-type="float" office:value="-100" calcext:value-type="float">
            <text:p>-100</text:p>
          </table:table-cell>
          <table:table-cell table:formula="of:=AVERAGE([.C$2:.C1132])" office:value-type="float" office:value="-17.1529619805482" calcext:value-type="float">
            <text:p>-17,152961980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ANDBETWEEN(1;10000)" office:value-type="float" office:value="6963" calcext:value-type="float">
            <text:p>6963</text:p>
          </table:table-cell>
          <table:table-cell table:formula="of:=IF([.B1133]&lt;=8000;-100;IF([.B1133]&lt;=9000;0;IF([.B1133]&lt;=9750;100;2000)))" office:value-type="float" office:value="-100" calcext:value-type="float">
            <text:p>-100</text:p>
          </table:table-cell>
          <table:table-cell table:formula="of:=AVERAGE([.C$2:.C1133])" office:value-type="float" office:value="-17.226148409894" calcext:value-type="float">
            <text:p>-17,226148409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RANDBETWEEN(1;10000)" office:value-type="float" office:value="251" calcext:value-type="float">
            <text:p>251</text:p>
          </table:table-cell>
          <table:table-cell table:formula="of:=IF([.B1134]&lt;=8000;-100;IF([.B1134]&lt;=9000;0;IF([.B1134]&lt;=9750;100;2000)))" office:value-type="float" office:value="-100" calcext:value-type="float">
            <text:p>-100</text:p>
          </table:table-cell>
          <table:table-cell table:formula="of:=AVERAGE([.C$2:.C1134])" office:value-type="float" office:value="-17.2992056487202" calcext:value-type="float">
            <text:p>-17,299205648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RANDBETWEEN(1;10000)" office:value-type="float" office:value="7192" calcext:value-type="float">
            <text:p>7192</text:p>
          </table:table-cell>
          <table:table-cell table:formula="of:=IF([.B1135]&lt;=8000;-100;IF([.B1135]&lt;=9000;0;IF([.B1135]&lt;=9750;100;2000)))" office:value-type="float" office:value="-100" calcext:value-type="float">
            <text:p>-100</text:p>
          </table:table-cell>
          <table:table-cell table:formula="of:=AVERAGE([.C$2:.C1135])" office:value-type="float" office:value="-17.3721340388007" calcext:value-type="float">
            <text:p>-17,372134038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RANDBETWEEN(1;10000)" office:value-type="float" office:value="2845" calcext:value-type="float">
            <text:p>2845</text:p>
          </table:table-cell>
          <table:table-cell table:formula="of:=IF([.B1136]&lt;=8000;-100;IF([.B1136]&lt;=9000;0;IF([.B1136]&lt;=9750;100;2000)))" office:value-type="float" office:value="-100" calcext:value-type="float">
            <text:p>-100</text:p>
          </table:table-cell>
          <table:table-cell table:formula="of:=AVERAGE([.C$2:.C1136])" office:value-type="float" office:value="-17.4449339207048" calcext:value-type="float">
            <text:p>-17,444933920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RANDBETWEEN(1;10000)" office:value-type="float" office:value="5971" calcext:value-type="float">
            <text:p>5971</text:p>
          </table:table-cell>
          <table:table-cell table:formula="of:=IF([.B1137]&lt;=8000;-100;IF([.B1137]&lt;=9000;0;IF([.B1137]&lt;=9750;100;2000)))" office:value-type="float" office:value="-100" calcext:value-type="float">
            <text:p>-100</text:p>
          </table:table-cell>
          <table:table-cell table:formula="of:=AVERAGE([.C$2:.C1137])" office:value-type="float" office:value="-17.5176056338028" calcext:value-type="float">
            <text:p>-17,517605633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RANDBETWEEN(1;10000)" office:value-type="float" office:value="722" calcext:value-type="float">
            <text:p>722</text:p>
          </table:table-cell>
          <table:table-cell table:formula="of:=IF([.B1138]&lt;=8000;-100;IF([.B1138]&lt;=9000;0;IF([.B1138]&lt;=9750;100;2000)))" office:value-type="float" office:value="-100" calcext:value-type="float">
            <text:p>-100</text:p>
          </table:table-cell>
          <table:table-cell table:formula="of:=AVERAGE([.C$2:.C1138])" office:value-type="float" office:value="-17.5901495162709" calcext:value-type="float">
            <text:p>-17,590149516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RANDBETWEEN(1;10000)" office:value-type="float" office:value="2849" calcext:value-type="float">
            <text:p>2849</text:p>
          </table:table-cell>
          <table:table-cell table:formula="of:=IF([.B1139]&lt;=8000;-100;IF([.B1139]&lt;=9000;0;IF([.B1139]&lt;=9750;100;2000)))" office:value-type="float" office:value="-100" calcext:value-type="float">
            <text:p>-100</text:p>
          </table:table-cell>
          <table:table-cell table:formula="of:=AVERAGE([.C$2:.C1139])" office:value-type="float" office:value="-17.6625659050967" calcext:value-type="float">
            <text:p>-17,662565905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RANDBETWEEN(1;10000)" office:value-type="float" office:value="2086" calcext:value-type="float">
            <text:p>2086</text:p>
          </table:table-cell>
          <table:table-cell table:formula="of:=IF([.B1140]&lt;=8000;-100;IF([.B1140]&lt;=9000;0;IF([.B1140]&lt;=9750;100;2000)))" office:value-type="float" office:value="-100" calcext:value-type="float">
            <text:p>-100</text:p>
          </table:table-cell>
          <table:table-cell table:formula="of:=AVERAGE([.C$2:.C1140])" office:value-type="float" office:value="-17.7348551360843" calcext:value-type="float">
            <text:p>-17,734855136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RANDBETWEEN(1;10000)" office:value-type="float" office:value="1381" calcext:value-type="float">
            <text:p>1381</text:p>
          </table:table-cell>
          <table:table-cell table:formula="of:=IF([.B1141]&lt;=8000;-100;IF([.B1141]&lt;=9000;0;IF([.B1141]&lt;=9750;100;2000)))" office:value-type="float" office:value="-100" calcext:value-type="float">
            <text:p>-100</text:p>
          </table:table-cell>
          <table:table-cell table:formula="of:=AVERAGE([.C$2:.C1141])" office:value-type="float" office:value="-17.8070175438597" calcext:value-type="float">
            <text:p>-17,807017543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RANDBETWEEN(1;10000)" office:value-type="float" office:value="4839" calcext:value-type="float">
            <text:p>4839</text:p>
          </table:table-cell>
          <table:table-cell table:formula="of:=IF([.B1142]&lt;=8000;-100;IF([.B1142]&lt;=9000;0;IF([.B1142]&lt;=9750;100;2000)))" office:value-type="float" office:value="-100" calcext:value-type="float">
            <text:p>-100</text:p>
          </table:table-cell>
          <table:table-cell table:formula="of:=AVERAGE([.C$2:.C1142])" office:value-type="float" office:value="-17.8790534618755" calcext:value-type="float">
            <text:p>-17,879053461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RANDBETWEEN(1;10000)" office:value-type="float" office:value="3284" calcext:value-type="float">
            <text:p>3284</text:p>
          </table:table-cell>
          <table:table-cell table:formula="of:=IF([.B1143]&lt;=8000;-100;IF([.B1143]&lt;=9000;0;IF([.B1143]&lt;=9750;100;2000)))" office:value-type="float" office:value="-100" calcext:value-type="float">
            <text:p>-100</text:p>
          </table:table-cell>
          <table:table-cell table:formula="of:=AVERAGE([.C$2:.C1143])" office:value-type="float" office:value="-17.9509632224168" calcext:value-type="float">
            <text:p>-17,950963222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RANDBETWEEN(1;10000)" office:value-type="float" office:value="6705" calcext:value-type="float">
            <text:p>6705</text:p>
          </table:table-cell>
          <table:table-cell table:formula="of:=IF([.B1144]&lt;=8000;-100;IF([.B1144]&lt;=9000;0;IF([.B1144]&lt;=9750;100;2000)))" office:value-type="float" office:value="-100" calcext:value-type="float">
            <text:p>-100</text:p>
          </table:table-cell>
          <table:table-cell table:formula="of:=AVERAGE([.C$2:.C1144])" office:value-type="float" office:value="-18.0227471566054" calcext:value-type="float">
            <text:p>-18,022747156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RANDBETWEEN(1;10000)" office:value-type="float" office:value="6895" calcext:value-type="float">
            <text:p>6895</text:p>
          </table:table-cell>
          <table:table-cell table:formula="of:=IF([.B1145]&lt;=8000;-100;IF([.B1145]&lt;=9000;0;IF([.B1145]&lt;=9750;100;2000)))" office:value-type="float" office:value="-100" calcext:value-type="float">
            <text:p>-100</text:p>
          </table:table-cell>
          <table:table-cell table:formula="of:=AVERAGE([.C$2:.C1145])" office:value-type="float" office:value="-18.0944055944056" calcext:value-type="float">
            <text:p>-18,09440559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RANDBETWEEN(1;10000)" office:value-type="float" office:value="2230" calcext:value-type="float">
            <text:p>2230</text:p>
          </table:table-cell>
          <table:table-cell table:formula="of:=IF([.B1146]&lt;=8000;-100;IF([.B1146]&lt;=9000;0;IF([.B1146]&lt;=9750;100;2000)))" office:value-type="float" office:value="-100" calcext:value-type="float">
            <text:p>-100</text:p>
          </table:table-cell>
          <table:table-cell table:formula="of:=AVERAGE([.C$2:.C1146])" office:value-type="float" office:value="-18.1659388646288" calcext:value-type="float">
            <text:p>-18,165938864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RANDBETWEEN(1;10000)" office:value-type="float" office:value="938" calcext:value-type="float">
            <text:p>938</text:p>
          </table:table-cell>
          <table:table-cell table:formula="of:=IF([.B1147]&lt;=8000;-100;IF([.B1147]&lt;=9000;0;IF([.B1147]&lt;=9750;100;2000)))" office:value-type="float" office:value="-100" calcext:value-type="float">
            <text:p>-100</text:p>
          </table:table-cell>
          <table:table-cell table:formula="of:=AVERAGE([.C$2:.C1147])" office:value-type="float" office:value="-18.2373472949389" calcext:value-type="float">
            <text:p>-18,237347294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RANDBETWEEN(1;10000)" office:value-type="float" office:value="1823" calcext:value-type="float">
            <text:p>1823</text:p>
          </table:table-cell>
          <table:table-cell table:formula="of:=IF([.B1148]&lt;=8000;-100;IF([.B1148]&lt;=9000;0;IF([.B1148]&lt;=9750;100;2000)))" office:value-type="float" office:value="-100" calcext:value-type="float">
            <text:p>-100</text:p>
          </table:table-cell>
          <table:table-cell table:formula="of:=AVERAGE([.C$2:.C1148])" office:value-type="float" office:value="-18.308631211857" calcext:value-type="float">
            <text:p>-18,308631211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RANDBETWEEN(1;10000)" office:value-type="float" office:value="2816" calcext:value-type="float">
            <text:p>2816</text:p>
          </table:table-cell>
          <table:table-cell table:formula="of:=IF([.B1149]&lt;=8000;-100;IF([.B1149]&lt;=9000;0;IF([.B1149]&lt;=9750;100;2000)))" office:value-type="float" office:value="-100" calcext:value-type="float">
            <text:p>-100</text:p>
          </table:table-cell>
          <table:table-cell table:formula="of:=AVERAGE([.C$2:.C1149])" office:value-type="float" office:value="-18.3797909407666" calcext:value-type="float">
            <text:p>-18,379790940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RANDBETWEEN(1;10000)" office:value-type="float" office:value="9737" calcext:value-type="float">
            <text:p>9737</text:p>
          </table:table-cell>
          <table:table-cell table:formula="of:=IF([.B1150]&lt;=8000;-100;IF([.B1150]&lt;=9000;0;IF([.B1150]&lt;=9750;100;2000)))" office:value-type="float" office:value="100" calcext:value-type="float">
            <text:p>100</text:p>
          </table:table-cell>
          <table:table-cell table:formula="of:=AVERAGE([.C$2:.C1150])" office:value-type="float" office:value="-18.2767624020888" calcext:value-type="float">
            <text:p>-18,276762402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RANDBETWEEN(1;10000)" office:value-type="float" office:value="3611" calcext:value-type="float">
            <text:p>3611</text:p>
          </table:table-cell>
          <table:table-cell table:formula="of:=IF([.B1151]&lt;=8000;-100;IF([.B1151]&lt;=9000;0;IF([.B1151]&lt;=9750;100;2000)))" office:value-type="float" office:value="-100" calcext:value-type="float">
            <text:p>-100</text:p>
          </table:table-cell>
          <table:table-cell table:formula="of:=AVERAGE([.C$2:.C1151])" office:value-type="float" office:value="-18.3478260869565" calcext:value-type="float">
            <text:p>-18,34782608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RANDBETWEEN(1;10000)" office:value-type="float" office:value="5137" calcext:value-type="float">
            <text:p>5137</text:p>
          </table:table-cell>
          <table:table-cell table:formula="of:=IF([.B1152]&lt;=8000;-100;IF([.B1152]&lt;=9000;0;IF([.B1152]&lt;=9750;100;2000)))" office:value-type="float" office:value="-100" calcext:value-type="float">
            <text:p>-100</text:p>
          </table:table-cell>
          <table:table-cell table:formula="of:=AVERAGE([.C$2:.C1152])" office:value-type="float" office:value="-18.4187662901825" calcext:value-type="float">
            <text:p>-18,418766290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RANDBETWEEN(1;10000)" office:value-type="float" office:value="1277" calcext:value-type="float">
            <text:p>1277</text:p>
          </table:table-cell>
          <table:table-cell table:formula="of:=IF([.B1153]&lt;=8000;-100;IF([.B1153]&lt;=9000;0;IF([.B1153]&lt;=9750;100;2000)))" office:value-type="float" office:value="-100" calcext:value-type="float">
            <text:p>-100</text:p>
          </table:table-cell>
          <table:table-cell table:formula="of:=AVERAGE([.C$2:.C1153])" office:value-type="float" office:value="-18.4895833333333" calcext:value-type="float">
            <text:p>-18,489583333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ANDBETWEEN(1;10000)" office:value-type="float" office:value="8783" calcext:value-type="float">
            <text:p>8783</text:p>
          </table:table-cell>
          <table:table-cell table:formula="of:=IF([.B1154]&lt;=8000;-100;IF([.B1154]&lt;=9000;0;IF([.B1154]&lt;=9750;100;2000)))" office:value-type="float" office:value="0" calcext:value-type="float">
            <text:p>0</text:p>
          </table:table-cell>
          <table:table-cell table:formula="of:=AVERAGE([.C$2:.C1154])" office:value-type="float" office:value="-18.4735472679965" calcext:value-type="float">
            <text:p>-18,47354726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RANDBETWEEN(1;10000)" office:value-type="float" office:value="4714" calcext:value-type="float">
            <text:p>4714</text:p>
          </table:table-cell>
          <table:table-cell table:formula="of:=IF([.B1155]&lt;=8000;-100;IF([.B1155]&lt;=9000;0;IF([.B1155]&lt;=9750;100;2000)))" office:value-type="float" office:value="-100" calcext:value-type="float">
            <text:p>-100</text:p>
          </table:table-cell>
          <table:table-cell table:formula="of:=AVERAGE([.C$2:.C1155])" office:value-type="float" office:value="-18.5441941074523" calcext:value-type="float">
            <text:p>-18,544194107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RANDBETWEEN(1;10000)" office:value-type="float" office:value="5893" calcext:value-type="float">
            <text:p>5893</text:p>
          </table:table-cell>
          <table:table-cell table:formula="of:=IF([.B1156]&lt;=8000;-100;IF([.B1156]&lt;=9000;0;IF([.B1156]&lt;=9750;100;2000)))" office:value-type="float" office:value="-100" calcext:value-type="float">
            <text:p>-100</text:p>
          </table:table-cell>
          <table:table-cell table:formula="of:=AVERAGE([.C$2:.C1156])" office:value-type="float" office:value="-18.6147186147186" calcext:value-type="float">
            <text:p>-18,614718614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RANDBETWEEN(1;10000)" office:value-type="float" office:value="8430" calcext:value-type="float">
            <text:p>8430</text:p>
          </table:table-cell>
          <table:table-cell table:formula="of:=IF([.B1157]&lt;=8000;-100;IF([.B1157]&lt;=9000;0;IF([.B1157]&lt;=9750;100;2000)))" office:value-type="float" office:value="0" calcext:value-type="float">
            <text:p>0</text:p>
          </table:table-cell>
          <table:table-cell table:formula="of:=AVERAGE([.C$2:.C1157])" office:value-type="float" office:value="-18.598615916955" calcext:value-type="float">
            <text:p>-18,59861591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RANDBETWEEN(1;10000)" office:value-type="float" office:value="5142" calcext:value-type="float">
            <text:p>5142</text:p>
          </table:table-cell>
          <table:table-cell table:formula="of:=IF([.B1158]&lt;=8000;-100;IF([.B1158]&lt;=9000;0;IF([.B1158]&lt;=9750;100;2000)))" office:value-type="float" office:value="-100" calcext:value-type="float">
            <text:p>-100</text:p>
          </table:table-cell>
          <table:table-cell table:formula="of:=AVERAGE([.C$2:.C1158])" office:value-type="float" office:value="-18.6689714779602" calcext:value-type="float">
            <text:p>-18,66897147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RANDBETWEEN(1;10000)" office:value-type="float" office:value="4462" calcext:value-type="float">
            <text:p>4462</text:p>
          </table:table-cell>
          <table:table-cell table:formula="of:=IF([.B1159]&lt;=8000;-100;IF([.B1159]&lt;=9000;0;IF([.B1159]&lt;=9750;100;2000)))" office:value-type="float" office:value="-100" calcext:value-type="float">
            <text:p>-100</text:p>
          </table:table-cell>
          <table:table-cell table:formula="of:=AVERAGE([.C$2:.C1159])" office:value-type="float" office:value="-18.7392055267703" calcext:value-type="float">
            <text:p>-18,739205526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RANDBETWEEN(1;10000)" office:value-type="float" office:value="930" calcext:value-type="float">
            <text:p>930</text:p>
          </table:table-cell>
          <table:table-cell table:formula="of:=IF([.B1160]&lt;=8000;-100;IF([.B1160]&lt;=9000;0;IF([.B1160]&lt;=9750;100;2000)))" office:value-type="float" office:value="-100" calcext:value-type="float">
            <text:p>-100</text:p>
          </table:table-cell>
          <table:table-cell table:formula="of:=AVERAGE([.C$2:.C1160])" office:value-type="float" office:value="-18.809318377912" calcext:value-type="float">
            <text:p>-18,809318377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RANDBETWEEN(1;10000)" office:value-type="float" office:value="3681" calcext:value-type="float">
            <text:p>3681</text:p>
          </table:table-cell>
          <table:table-cell table:formula="of:=IF([.B1161]&lt;=8000;-100;IF([.B1161]&lt;=9000;0;IF([.B1161]&lt;=9750;100;2000)))" office:value-type="float" office:value="-100" calcext:value-type="float">
            <text:p>-100</text:p>
          </table:table-cell>
          <table:table-cell table:formula="of:=AVERAGE([.C$2:.C1161])" office:value-type="float" office:value="-18.8793103448276" calcext:value-type="float">
            <text:p>-18,879310344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RANDBETWEEN(1;10000)" office:value-type="float" office:value="5063" calcext:value-type="float">
            <text:p>5063</text:p>
          </table:table-cell>
          <table:table-cell table:formula="of:=IF([.B1162]&lt;=8000;-100;IF([.B1162]&lt;=9000;0;IF([.B1162]&lt;=9750;100;2000)))" office:value-type="float" office:value="-100" calcext:value-type="float">
            <text:p>-100</text:p>
          </table:table-cell>
          <table:table-cell table:formula="of:=AVERAGE([.C$2:.C1162])" office:value-type="float" office:value="-18.9491817398794" calcext:value-type="float">
            <text:p>-18,949181739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RANDBETWEEN(1;10000)" office:value-type="float" office:value="4264" calcext:value-type="float">
            <text:p>4264</text:p>
          </table:table-cell>
          <table:table-cell table:formula="of:=IF([.B1163]&lt;=8000;-100;IF([.B1163]&lt;=9000;0;IF([.B1163]&lt;=9750;100;2000)))" office:value-type="float" office:value="-100" calcext:value-type="float">
            <text:p>-100</text:p>
          </table:table-cell>
          <table:table-cell table:formula="of:=AVERAGE([.C$2:.C1163])" office:value-type="float" office:value="-19.0189328743546" calcext:value-type="float">
            <text:p>-19,018932874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RANDBETWEEN(1;10000)" office:value-type="float" office:value="7228" calcext:value-type="float">
            <text:p>7228</text:p>
          </table:table-cell>
          <table:table-cell table:formula="of:=IF([.B1164]&lt;=8000;-100;IF([.B1164]&lt;=9000;0;IF([.B1164]&lt;=9750;100;2000)))" office:value-type="float" office:value="-100" calcext:value-type="float">
            <text:p>-100</text:p>
          </table:table-cell>
          <table:table-cell table:formula="of:=AVERAGE([.C$2:.C1164])" office:value-type="float" office:value="-19.0885640584695" calcext:value-type="float">
            <text:p>-19,088564058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RANDBETWEEN(1;10000)" office:value-type="float" office:value="8270" calcext:value-type="float">
            <text:p>8270</text:p>
          </table:table-cell>
          <table:table-cell table:formula="of:=IF([.B1165]&lt;=8000;-100;IF([.B1165]&lt;=9000;0;IF([.B1165]&lt;=9750;100;2000)))" office:value-type="float" office:value="0" calcext:value-type="float">
            <text:p>0</text:p>
          </table:table-cell>
          <table:table-cell table:formula="of:=AVERAGE([.C$2:.C1165])" office:value-type="float" office:value="-19.0721649484536" calcext:value-type="float">
            <text:p>-19,072164948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RANDBETWEEN(1;10000)" office:value-type="float" office:value="5418" calcext:value-type="float">
            <text:p>5418</text:p>
          </table:table-cell>
          <table:table-cell table:formula="of:=IF([.B1166]&lt;=8000;-100;IF([.B1166]&lt;=9000;0;IF([.B1166]&lt;=9750;100;2000)))" office:value-type="float" office:value="-100" calcext:value-type="float">
            <text:p>-100</text:p>
          </table:table-cell>
          <table:table-cell table:formula="of:=AVERAGE([.C$2:.C1166])" office:value-type="float" office:value="-19.1416309012876" calcext:value-type="float">
            <text:p>-19,141630901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RANDBETWEEN(1;10000)" office:value-type="float" office:value="73" calcext:value-type="float">
            <text:p>73</text:p>
          </table:table-cell>
          <table:table-cell table:formula="of:=IF([.B1167]&lt;=8000;-100;IF([.B1167]&lt;=9000;0;IF([.B1167]&lt;=9750;100;2000)))" office:value-type="float" office:value="-100" calcext:value-type="float">
            <text:p>-100</text:p>
          </table:table-cell>
          <table:table-cell table:formula="of:=AVERAGE([.C$2:.C1167])" office:value-type="float" office:value="-19.2109777015437" calcext:value-type="float">
            <text:p>-19,210977701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RANDBETWEEN(1;10000)" office:value-type="float" office:value="7632" calcext:value-type="float">
            <text:p>7632</text:p>
          </table:table-cell>
          <table:table-cell table:formula="of:=IF([.B1168]&lt;=8000;-100;IF([.B1168]&lt;=9000;0;IF([.B1168]&lt;=9750;100;2000)))" office:value-type="float" office:value="-100" calcext:value-type="float">
            <text:p>-100</text:p>
          </table:table-cell>
          <table:table-cell table:formula="of:=AVERAGE([.C$2:.C1168])" office:value-type="float" office:value="-19.280205655527" calcext:value-type="float">
            <text:p>-19,280205655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RANDBETWEEN(1;10000)" office:value-type="float" office:value="1582" calcext:value-type="float">
            <text:p>1582</text:p>
          </table:table-cell>
          <table:table-cell table:formula="of:=IF([.B1169]&lt;=8000;-100;IF([.B1169]&lt;=9000;0;IF([.B1169]&lt;=9750;100;2000)))" office:value-type="float" office:value="-100" calcext:value-type="float">
            <text:p>-100</text:p>
          </table:table-cell>
          <table:table-cell table:formula="of:=AVERAGE([.C$2:.C1169])" office:value-type="float" office:value="-19.3493150684932" calcext:value-type="float">
            <text:p>-19,349315068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RANDBETWEEN(1;10000)" office:value-type="float" office:value="2644" calcext:value-type="float">
            <text:p>2644</text:p>
          </table:table-cell>
          <table:table-cell table:formula="of:=IF([.B1170]&lt;=8000;-100;IF([.B1170]&lt;=9000;0;IF([.B1170]&lt;=9750;100;2000)))" office:value-type="float" office:value="-100" calcext:value-type="float">
            <text:p>-100</text:p>
          </table:table-cell>
          <table:table-cell table:formula="of:=AVERAGE([.C$2:.C1170])" office:value-type="float" office:value="-19.4183062446535" calcext:value-type="float">
            <text:p>-19,418306244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RANDBETWEEN(1;10000)" office:value-type="float" office:value="3844" calcext:value-type="float">
            <text:p>3844</text:p>
          </table:table-cell>
          <table:table-cell table:formula="of:=IF([.B1171]&lt;=8000;-100;IF([.B1171]&lt;=9000;0;IF([.B1171]&lt;=9750;100;2000)))" office:value-type="float" office:value="-100" calcext:value-type="float">
            <text:p>-100</text:p>
          </table:table-cell>
          <table:table-cell table:formula="of:=AVERAGE([.C$2:.C1171])" office:value-type="float" office:value="-19.4871794871795" calcext:value-type="float">
            <text:p>-19,487179487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RANDBETWEEN(1;10000)" office:value-type="float" office:value="1292" calcext:value-type="float">
            <text:p>1292</text:p>
          </table:table-cell>
          <table:table-cell table:formula="of:=IF([.B1172]&lt;=8000;-100;IF([.B1172]&lt;=9000;0;IF([.B1172]&lt;=9750;100;2000)))" office:value-type="float" office:value="-100" calcext:value-type="float">
            <text:p>-100</text:p>
          </table:table-cell>
          <table:table-cell table:formula="of:=AVERAGE([.C$2:.C1172])" office:value-type="float" office:value="-19.5559350982067" calcext:value-type="float">
            <text:p>-19,555935098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RANDBETWEEN(1;10000)" office:value-type="float" office:value="2462" calcext:value-type="float">
            <text:p>2462</text:p>
          </table:table-cell>
          <table:table-cell table:formula="of:=IF([.B1173]&lt;=8000;-100;IF([.B1173]&lt;=9000;0;IF([.B1173]&lt;=9750;100;2000)))" office:value-type="float" office:value="-100" calcext:value-type="float">
            <text:p>-100</text:p>
          </table:table-cell>
          <table:table-cell table:formula="of:=AVERAGE([.C$2:.C1173])" office:value-type="float" office:value="-19.6245733788396" calcext:value-type="float">
            <text:p>-19,624573378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RANDBETWEEN(1;10000)" office:value-type="float" office:value="8731" calcext:value-type="float">
            <text:p>8731</text:p>
          </table:table-cell>
          <table:table-cell table:formula="of:=IF([.B1174]&lt;=8000;-100;IF([.B1174]&lt;=9000;0;IF([.B1174]&lt;=9750;100;2000)))" office:value-type="float" office:value="0" calcext:value-type="float">
            <text:p>0</text:p>
          </table:table-cell>
          <table:table-cell table:formula="of:=AVERAGE([.C$2:.C1174])" office:value-type="float" office:value="-19.6078431372549" calcext:value-type="float">
            <text:p>-19,607843137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RANDBETWEEN(1;10000)" office:value-type="float" office:value="9640" calcext:value-type="float">
            <text:p>9640</text:p>
          </table:table-cell>
          <table:table-cell table:formula="of:=IF([.B1175]&lt;=8000;-100;IF([.B1175]&lt;=9000;0;IF([.B1175]&lt;=9750;100;2000)))" office:value-type="float" office:value="100" calcext:value-type="float">
            <text:p>100</text:p>
          </table:table-cell>
          <table:table-cell table:formula="of:=AVERAGE([.C$2:.C1175])" office:value-type="float" office:value="-19.5059625212947" calcext:value-type="float">
            <text:p>-19,505962521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RANDBETWEEN(1;10000)" office:value-type="float" office:value="346" calcext:value-type="float">
            <text:p>346</text:p>
          </table:table-cell>
          <table:table-cell table:formula="of:=IF([.B1176]&lt;=8000;-100;IF([.B1176]&lt;=9000;0;IF([.B1176]&lt;=9750;100;2000)))" office:value-type="float" office:value="-100" calcext:value-type="float">
            <text:p>-100</text:p>
          </table:table-cell>
          <table:table-cell table:formula="of:=AVERAGE([.C$2:.C1176])" office:value-type="float" office:value="-19.5744680851064" calcext:value-type="float">
            <text:p>-19,574468085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RANDBETWEEN(1;10000)" office:value-type="float" office:value="8470" calcext:value-type="float">
            <text:p>8470</text:p>
          </table:table-cell>
          <table:table-cell table:formula="of:=IF([.B1177]&lt;=8000;-100;IF([.B1177]&lt;=9000;0;IF([.B1177]&lt;=9750;100;2000)))" office:value-type="float" office:value="0" calcext:value-type="float">
            <text:p>0</text:p>
          </table:table-cell>
          <table:table-cell table:formula="of:=AVERAGE([.C$2:.C1177])" office:value-type="float" office:value="-19.5578231292517" calcext:value-type="float">
            <text:p>-19,557823129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RANDBETWEEN(1;10000)" office:value-type="float" office:value="7887" calcext:value-type="float">
            <text:p>7887</text:p>
          </table:table-cell>
          <table:table-cell table:formula="of:=IF([.B1178]&lt;=8000;-100;IF([.B1178]&lt;=9000;0;IF([.B1178]&lt;=9750;100;2000)))" office:value-type="float" office:value="-100" calcext:value-type="float">
            <text:p>-100</text:p>
          </table:table-cell>
          <table:table-cell table:formula="of:=AVERAGE([.C$2:.C1178])" office:value-type="float" office:value="-19.6261682242991" calcext:value-type="float">
            <text:p>-19,626168224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RANDBETWEEN(1;10000)" office:value-type="float" office:value="3099" calcext:value-type="float">
            <text:p>3099</text:p>
          </table:table-cell>
          <table:table-cell table:formula="of:=IF([.B1179]&lt;=8000;-100;IF([.B1179]&lt;=9000;0;IF([.B1179]&lt;=9750;100;2000)))" office:value-type="float" office:value="-100" calcext:value-type="float">
            <text:p>-100</text:p>
          </table:table-cell>
          <table:table-cell table:formula="of:=AVERAGE([.C$2:.C1179])" office:value-type="float" office:value="-19.6943972835314" calcext:value-type="float">
            <text:p>-19,694397283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RANDBETWEEN(1;10000)" office:value-type="float" office:value="8594" calcext:value-type="float">
            <text:p>8594</text:p>
          </table:table-cell>
          <table:table-cell table:formula="of:=IF([.B1180]&lt;=8000;-100;IF([.B1180]&lt;=9000;0;IF([.B1180]&lt;=9750;100;2000)))" office:value-type="float" office:value="0" calcext:value-type="float">
            <text:p>0</text:p>
          </table:table-cell>
          <table:table-cell table:formula="of:=AVERAGE([.C$2:.C1180])" office:value-type="float" office:value="-19.6776929601357" calcext:value-type="float">
            <text:p>-19,67769296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RANDBETWEEN(1;10000)" office:value-type="float" office:value="74" calcext:value-type="float">
            <text:p>74</text:p>
          </table:table-cell>
          <table:table-cell table:formula="of:=IF([.B1181]&lt;=8000;-100;IF([.B1181]&lt;=9000;0;IF([.B1181]&lt;=9750;100;2000)))" office:value-type="float" office:value="-100" calcext:value-type="float">
            <text:p>-100</text:p>
          </table:table-cell>
          <table:table-cell table:formula="of:=AVERAGE([.C$2:.C1181])" office:value-type="float" office:value="-19.7457627118644" calcext:value-type="float">
            <text:p>-19,745762711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RANDBETWEEN(1;10000)" office:value-type="float" office:value="3339" calcext:value-type="float">
            <text:p>3339</text:p>
          </table:table-cell>
          <table:table-cell table:formula="of:=IF([.B1182]&lt;=8000;-100;IF([.B1182]&lt;=9000;0;IF([.B1182]&lt;=9750;100;2000)))" office:value-type="float" office:value="-100" calcext:value-type="float">
            <text:p>-100</text:p>
          </table:table-cell>
          <table:table-cell table:formula="of:=AVERAGE([.C$2:.C1182])" office:value-type="float" office:value="-19.813717188823" calcext:value-type="float">
            <text:p>-19,813717188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RANDBETWEEN(1;10000)" office:value-type="float" office:value="3330" calcext:value-type="float">
            <text:p>3330</text:p>
          </table:table-cell>
          <table:table-cell table:formula="of:=IF([.B1183]&lt;=8000;-100;IF([.B1183]&lt;=9000;0;IF([.B1183]&lt;=9750;100;2000)))" office:value-type="float" office:value="-100" calcext:value-type="float">
            <text:p>-100</text:p>
          </table:table-cell>
          <table:table-cell table:formula="of:=AVERAGE([.C$2:.C1183])" office:value-type="float" office:value="-19.8815566835871" calcext:value-type="float">
            <text:p>-19,881556683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RANDBETWEEN(1;10000)" office:value-type="float" office:value="8636" calcext:value-type="float">
            <text:p>8636</text:p>
          </table:table-cell>
          <table:table-cell table:formula="of:=IF([.B1184]&lt;=8000;-100;IF([.B1184]&lt;=9000;0;IF([.B1184]&lt;=9750;100;2000)))" office:value-type="float" office:value="0" calcext:value-type="float">
            <text:p>0</text:p>
          </table:table-cell>
          <table:table-cell table:formula="of:=AVERAGE([.C$2:.C1184])" office:value-type="float" office:value="-19.8647506339814" calcext:value-type="float">
            <text:p>-19,86475063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RANDBETWEEN(1;10000)" office:value-type="float" office:value="8540" calcext:value-type="float">
            <text:p>8540</text:p>
          </table:table-cell>
          <table:table-cell table:formula="of:=IF([.B1185]&lt;=8000;-100;IF([.B1185]&lt;=9000;0;IF([.B1185]&lt;=9750;100;2000)))" office:value-type="float" office:value="0" calcext:value-type="float">
            <text:p>0</text:p>
          </table:table-cell>
          <table:table-cell table:formula="of:=AVERAGE([.C$2:.C1185])" office:value-type="float" office:value="-19.847972972973" calcext:value-type="float">
            <text:p>-19,84797297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RANDBETWEEN(1;10000)" office:value-type="float" office:value="3563" calcext:value-type="float">
            <text:p>3563</text:p>
          </table:table-cell>
          <table:table-cell table:formula="of:=IF([.B1186]&lt;=8000;-100;IF([.B1186]&lt;=9000;0;IF([.B1186]&lt;=9750;100;2000)))" office:value-type="float" office:value="-100" calcext:value-type="float">
            <text:p>-100</text:p>
          </table:table-cell>
          <table:table-cell table:formula="of:=AVERAGE([.C$2:.C1186])" office:value-type="float" office:value="-19.915611814346" calcext:value-type="float">
            <text:p>-19,915611814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RANDBETWEEN(1;10000)" office:value-type="float" office:value="7223" calcext:value-type="float">
            <text:p>7223</text:p>
          </table:table-cell>
          <table:table-cell table:formula="of:=IF([.B1187]&lt;=8000;-100;IF([.B1187]&lt;=9000;0;IF([.B1187]&lt;=9750;100;2000)))" office:value-type="float" office:value="-100" calcext:value-type="float">
            <text:p>-100</text:p>
          </table:table-cell>
          <table:table-cell table:formula="of:=AVERAGE([.C$2:.C1187])" office:value-type="float" office:value="-19.9831365935919" calcext:value-type="float">
            <text:p>-19,983136593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RANDBETWEEN(1;10000)" office:value-type="float" office:value="9392" calcext:value-type="float">
            <text:p>9392</text:p>
          </table:table-cell>
          <table:table-cell table:formula="of:=IF([.B1188]&lt;=8000;-100;IF([.B1188]&lt;=9000;0;IF([.B1188]&lt;=9750;100;2000)))" office:value-type="float" office:value="100" calcext:value-type="float">
            <text:p>100</text:p>
          </table:table-cell>
          <table:table-cell table:formula="of:=AVERAGE([.C$2:.C1188])" office:value-type="float" office:value="-19.8820556023589" calcext:value-type="float">
            <text:p>-19,882055602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RANDBETWEEN(1;10000)" office:value-type="float" office:value="8084" calcext:value-type="float">
            <text:p>8084</text:p>
          </table:table-cell>
          <table:table-cell table:formula="of:=IF([.B1189]&lt;=8000;-100;IF([.B1189]&lt;=9000;0;IF([.B1189]&lt;=9750;100;2000)))" office:value-type="float" office:value="0" calcext:value-type="float">
            <text:p>0</text:p>
          </table:table-cell>
          <table:table-cell table:formula="of:=AVERAGE([.C$2:.C1189])" office:value-type="float" office:value="-19.8653198653199" calcext:value-type="float">
            <text:p>-19,865319865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RANDBETWEEN(1;10000)" office:value-type="float" office:value="9444" calcext:value-type="float">
            <text:p>9444</text:p>
          </table:table-cell>
          <table:table-cell table:formula="of:=IF([.B1190]&lt;=8000;-100;IF([.B1190]&lt;=9000;0;IF([.B1190]&lt;=9750;100;2000)))" office:value-type="float" office:value="100" calcext:value-type="float">
            <text:p>100</text:p>
          </table:table-cell>
          <table:table-cell table:formula="of:=AVERAGE([.C$2:.C1190])" office:value-type="float" office:value="-19.7645079899075" calcext:value-type="float">
            <text:p>-19,764507989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RANDBETWEEN(1;10000)" office:value-type="float" office:value="936" calcext:value-type="float">
            <text:p>936</text:p>
          </table:table-cell>
          <table:table-cell table:formula="of:=IF([.B1191]&lt;=8000;-100;IF([.B1191]&lt;=9000;0;IF([.B1191]&lt;=9750;100;2000)))" office:value-type="float" office:value="-100" calcext:value-type="float">
            <text:p>-100</text:p>
          </table:table-cell>
          <table:table-cell table:formula="of:=AVERAGE([.C$2:.C1191])" office:value-type="float" office:value="-19.8319327731092" calcext:value-type="float">
            <text:p>-19,831932773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RANDBETWEEN(1;10000)" office:value-type="float" office:value="7643" calcext:value-type="float">
            <text:p>7643</text:p>
          </table:table-cell>
          <table:table-cell table:formula="of:=IF([.B1192]&lt;=8000;-100;IF([.B1192]&lt;=9000;0;IF([.B1192]&lt;=9750;100;2000)))" office:value-type="float" office:value="-100" calcext:value-type="float">
            <text:p>-100</text:p>
          </table:table-cell>
          <table:table-cell table:formula="of:=AVERAGE([.C$2:.C1192])" office:value-type="float" office:value="-19.8992443324937" calcext:value-type="float">
            <text:p>-19,899244332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RANDBETWEEN(1;10000)" office:value-type="float" office:value="9256" calcext:value-type="float">
            <text:p>9256</text:p>
          </table:table-cell>
          <table:table-cell table:formula="of:=IF([.B1193]&lt;=8000;-100;IF([.B1193]&lt;=9000;0;IF([.B1193]&lt;=9750;100;2000)))" office:value-type="float" office:value="100" calcext:value-type="float">
            <text:p>100</text:p>
          </table:table-cell>
          <table:table-cell table:formula="of:=AVERAGE([.C$2:.C1193])" office:value-type="float" office:value="-19.7986577181208" calcext:value-type="float">
            <text:p>-19,798657718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RANDBETWEEN(1;10000)" office:value-type="float" office:value="830" calcext:value-type="float">
            <text:p>830</text:p>
          </table:table-cell>
          <table:table-cell table:formula="of:=IF([.B1194]&lt;=8000;-100;IF([.B1194]&lt;=9000;0;IF([.B1194]&lt;=9750;100;2000)))" office:value-type="float" office:value="-100" calcext:value-type="float">
            <text:p>-100</text:p>
          </table:table-cell>
          <table:table-cell table:formula="of:=AVERAGE([.C$2:.C1194])" office:value-type="float" office:value="-19.8658843252305" calcext:value-type="float">
            <text:p>-19,865884325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RANDBETWEEN(1;10000)" office:value-type="float" office:value="3256" calcext:value-type="float">
            <text:p>3256</text:p>
          </table:table-cell>
          <table:table-cell table:formula="of:=IF([.B1195]&lt;=8000;-100;IF([.B1195]&lt;=9000;0;IF([.B1195]&lt;=9750;100;2000)))" office:value-type="float" office:value="-100" calcext:value-type="float">
            <text:p>-100</text:p>
          </table:table-cell>
          <table:table-cell table:formula="of:=AVERAGE([.C$2:.C1195])" office:value-type="float" office:value="-19.9329983249581" calcext:value-type="float">
            <text:p>-19,93299832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RANDBETWEEN(1;10000)" office:value-type="float" office:value="5612" calcext:value-type="float">
            <text:p>5612</text:p>
          </table:table-cell>
          <table:table-cell table:formula="of:=IF([.B1196]&lt;=8000;-100;IF([.B1196]&lt;=9000;0;IF([.B1196]&lt;=9750;100;2000)))" office:value-type="float" office:value="-100" calcext:value-type="float">
            <text:p>-100</text:p>
          </table:table-cell>
          <table:table-cell table:formula="of:=AVERAGE([.C$2:.C1196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RANDBETWEEN(1;10000)" office:value-type="float" office:value="3318" calcext:value-type="float">
            <text:p>3318</text:p>
          </table:table-cell>
          <table:table-cell table:formula="of:=IF([.B1197]&lt;=8000;-100;IF([.B1197]&lt;=9000;0;IF([.B1197]&lt;=9750;100;2000)))" office:value-type="float" office:value="-100" calcext:value-type="float">
            <text:p>-100</text:p>
          </table:table-cell>
          <table:table-cell table:formula="of:=AVERAGE([.C$2:.C1197])" office:value-type="float" office:value="-20.066889632107" calcext:value-type="float">
            <text:p>-20,066889632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RANDBETWEEN(1;10000)" office:value-type="float" office:value="5858" calcext:value-type="float">
            <text:p>5858</text:p>
          </table:table-cell>
          <table:table-cell table:formula="of:=IF([.B1198]&lt;=8000;-100;IF([.B1198]&lt;=9000;0;IF([.B1198]&lt;=9750;100;2000)))" office:value-type="float" office:value="-100" calcext:value-type="float">
            <text:p>-100</text:p>
          </table:table-cell>
          <table:table-cell table:formula="of:=AVERAGE([.C$2:.C1198])" office:value-type="float" office:value="-20.1336675020886" calcext:value-type="float">
            <text:p>-20,13366750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RANDBETWEEN(1;10000)" office:value-type="float" office:value="6432" calcext:value-type="float">
            <text:p>6432</text:p>
          </table:table-cell>
          <table:table-cell table:formula="of:=IF([.B1199]&lt;=8000;-100;IF([.B1199]&lt;=9000;0;IF([.B1199]&lt;=9750;100;2000)))" office:value-type="float" office:value="-100" calcext:value-type="float">
            <text:p>-100</text:p>
          </table:table-cell>
          <table:table-cell table:formula="of:=AVERAGE([.C$2:.C1199])" office:value-type="float" office:value="-20.2003338898164" calcext:value-type="float">
            <text:p>-20,200333889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RANDBETWEEN(1;10000)" office:value-type="float" office:value="4550" calcext:value-type="float">
            <text:p>4550</text:p>
          </table:table-cell>
          <table:table-cell table:formula="of:=IF([.B1200]&lt;=8000;-100;IF([.B1200]&lt;=9000;0;IF([.B1200]&lt;=9750;100;2000)))" office:value-type="float" office:value="-100" calcext:value-type="float">
            <text:p>-100</text:p>
          </table:table-cell>
          <table:table-cell table:formula="of:=AVERAGE([.C$2:.C1200])" office:value-type="float" office:value="-20.2668890742285" calcext:value-type="float">
            <text:p>-20,26688907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RANDBETWEEN(1;10000)" office:value-type="float" office:value="4120" calcext:value-type="float">
            <text:p>4120</text:p>
          </table:table-cell>
          <table:table-cell table:formula="of:=IF([.B1201]&lt;=8000;-100;IF([.B1201]&lt;=9000;0;IF([.B1201]&lt;=9750;100;2000)))" office:value-type="float" office:value="-100" calcext:value-type="float">
            <text:p>-100</text:p>
          </table:table-cell>
          <table:table-cell table:formula="of:=AVERAGE([.C$2:.C1201])" office:value-type="float" office:value="-20.3333333333333" calcext:value-type="float">
            <text:p>-20,333333333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RANDBETWEEN(1;10000)" office:value-type="float" office:value="4299" calcext:value-type="float">
            <text:p>4299</text:p>
          </table:table-cell>
          <table:table-cell table:formula="of:=IF([.B1202]&lt;=8000;-100;IF([.B1202]&lt;=9000;0;IF([.B1202]&lt;=9750;100;2000)))" office:value-type="float" office:value="-100" calcext:value-type="float">
            <text:p>-100</text:p>
          </table:table-cell>
          <table:table-cell table:formula="of:=AVERAGE([.C$2:.C1202])" office:value-type="float" office:value="-20.3996669442132" calcext:value-type="float">
            <text:p>-20,399666944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RANDBETWEEN(1;10000)" office:value-type="float" office:value="5457" calcext:value-type="float">
            <text:p>5457</text:p>
          </table:table-cell>
          <table:table-cell table:formula="of:=IF([.B1203]&lt;=8000;-100;IF([.B1203]&lt;=9000;0;IF([.B1203]&lt;=9750;100;2000)))" office:value-type="float" office:value="-100" calcext:value-type="float">
            <text:p>-100</text:p>
          </table:table-cell>
          <table:table-cell table:formula="of:=AVERAGE([.C$2:.C1203])" office:value-type="float" office:value="-20.4658901830283" calcext:value-type="float">
            <text:p>-20,46589018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RANDBETWEEN(1;10000)" office:value-type="float" office:value="4447" calcext:value-type="float">
            <text:p>4447</text:p>
          </table:table-cell>
          <table:table-cell table:formula="of:=IF([.B1204]&lt;=8000;-100;IF([.B1204]&lt;=9000;0;IF([.B1204]&lt;=9750;100;2000)))" office:value-type="float" office:value="-100" calcext:value-type="float">
            <text:p>-100</text:p>
          </table:table-cell>
          <table:table-cell table:formula="of:=AVERAGE([.C$2:.C1204])" office:value-type="float" office:value="-20.5320033250208" calcext:value-type="float">
            <text:p>-20,53200332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RANDBETWEEN(1;10000)" office:value-type="float" office:value="2922" calcext:value-type="float">
            <text:p>2922</text:p>
          </table:table-cell>
          <table:table-cell table:formula="of:=IF([.B1205]&lt;=8000;-100;IF([.B1205]&lt;=9000;0;IF([.B1205]&lt;=9750;100;2000)))" office:value-type="float" office:value="-100" calcext:value-type="float">
            <text:p>-100</text:p>
          </table:table-cell>
          <table:table-cell table:formula="of:=AVERAGE([.C$2:.C1205])" office:value-type="float" office:value="-20.5980066445183" calcext:value-type="float">
            <text:p>-20,598006644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RANDBETWEEN(1;10000)" office:value-type="float" office:value="5977" calcext:value-type="float">
            <text:p>5977</text:p>
          </table:table-cell>
          <table:table-cell table:formula="of:=IF([.B1206]&lt;=8000;-100;IF([.B1206]&lt;=9000;0;IF([.B1206]&lt;=9750;100;2000)))" office:value-type="float" office:value="-100" calcext:value-type="float">
            <text:p>-100</text:p>
          </table:table-cell>
          <table:table-cell table:formula="of:=AVERAGE([.C$2:.C1206])" office:value-type="float" office:value="-20.6639004149378" calcext:value-type="float">
            <text:p>-20,663900414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RANDBETWEEN(1;10000)" office:value-type="float" office:value="8686" calcext:value-type="float">
            <text:p>8686</text:p>
          </table:table-cell>
          <table:table-cell table:formula="of:=IF([.B1207]&lt;=8000;-100;IF([.B1207]&lt;=9000;0;IF([.B1207]&lt;=9750;100;2000)))" office:value-type="float" office:value="0" calcext:value-type="float">
            <text:p>0</text:p>
          </table:table-cell>
          <table:table-cell table:formula="of:=AVERAGE([.C$2:.C1207])" office:value-type="float" office:value="-20.6467661691542" calcext:value-type="float">
            <text:p>-20,646766169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RANDBETWEEN(1;10000)" office:value-type="float" office:value="6311" calcext:value-type="float">
            <text:p>6311</text:p>
          </table:table-cell>
          <table:table-cell table:formula="of:=IF([.B1208]&lt;=8000;-100;IF([.B1208]&lt;=9000;0;IF([.B1208]&lt;=9750;100;2000)))" office:value-type="float" office:value="-100" calcext:value-type="float">
            <text:p>-100</text:p>
          </table:table-cell>
          <table:table-cell table:formula="of:=AVERAGE([.C$2:.C1208])" office:value-type="float" office:value="-20.7125103562552" calcext:value-type="float">
            <text:p>-20,712510356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RANDBETWEEN(1;10000)" office:value-type="float" office:value="9972" calcext:value-type="float">
            <text:p>9972</text:p>
          </table:table-cell>
          <table:table-cell table:formula="of:=IF([.B1209]&lt;=8000;-100;IF([.B1209]&lt;=9000;0;IF([.B1209]&lt;=9750;100;2000)))" office:value-type="float" office:value="2000" calcext:value-type="float">
            <text:p>2000</text:p>
          </table:table-cell>
          <table:table-cell table:formula="of:=AVERAGE([.C$2:.C1209])" office:value-type="float" office:value="-19.0397350993377" calcext:value-type="float">
            <text:p>-19,039735099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RANDBETWEEN(1;10000)" office:value-type="float" office:value="7500" calcext:value-type="float">
            <text:p>7500</text:p>
          </table:table-cell>
          <table:table-cell table:formula="of:=IF([.B1210]&lt;=8000;-100;IF([.B1210]&lt;=9000;0;IF([.B1210]&lt;=9750;100;2000)))" office:value-type="float" office:value="-100" calcext:value-type="float">
            <text:p>-100</text:p>
          </table:table-cell>
          <table:table-cell table:formula="of:=AVERAGE([.C$2:.C1210])" office:value-type="float" office:value="-19.106699751861" calcext:value-type="float">
            <text:p>-19,106699751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RANDBETWEEN(1;10000)" office:value-type="float" office:value="5025" calcext:value-type="float">
            <text:p>5025</text:p>
          </table:table-cell>
          <table:table-cell table:formula="of:=IF([.B1211]&lt;=8000;-100;IF([.B1211]&lt;=9000;0;IF([.B1211]&lt;=9750;100;2000)))" office:value-type="float" office:value="-100" calcext:value-type="float">
            <text:p>-100</text:p>
          </table:table-cell>
          <table:table-cell table:formula="of:=AVERAGE([.C$2:.C1211])" office:value-type="float" office:value="-19.1735537190083" calcext:value-type="float">
            <text:p>-19,17355371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RANDBETWEEN(1;10000)" office:value-type="float" office:value="5535" calcext:value-type="float">
            <text:p>5535</text:p>
          </table:table-cell>
          <table:table-cell table:formula="of:=IF([.B1212]&lt;=8000;-100;IF([.B1212]&lt;=9000;0;IF([.B1212]&lt;=9750;100;2000)))" office:value-type="float" office:value="-100" calcext:value-type="float">
            <text:p>-100</text:p>
          </table:table-cell>
          <table:table-cell table:formula="of:=AVERAGE([.C$2:.C1212])" office:value-type="float" office:value="-19.2402972749794" calcext:value-type="float">
            <text:p>-19,24029727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RANDBETWEEN(1;10000)" office:value-type="float" office:value="7197" calcext:value-type="float">
            <text:p>7197</text:p>
          </table:table-cell>
          <table:table-cell table:formula="of:=IF([.B1213]&lt;=8000;-100;IF([.B1213]&lt;=9000;0;IF([.B1213]&lt;=9750;100;2000)))" office:value-type="float" office:value="-100" calcext:value-type="float">
            <text:p>-100</text:p>
          </table:table-cell>
          <table:table-cell table:formula="of:=AVERAGE([.C$2:.C1213])" office:value-type="float" office:value="-19.3069306930693" calcext:value-type="float">
            <text:p>-19,306930693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RANDBETWEEN(1;10000)" office:value-type="float" office:value="1468" calcext:value-type="float">
            <text:p>1468</text:p>
          </table:table-cell>
          <table:table-cell table:formula="of:=IF([.B1214]&lt;=8000;-100;IF([.B1214]&lt;=9000;0;IF([.B1214]&lt;=9750;100;2000)))" office:value-type="float" office:value="-100" calcext:value-type="float">
            <text:p>-100</text:p>
          </table:table-cell>
          <table:table-cell table:formula="of:=AVERAGE([.C$2:.C1214])" office:value-type="float" office:value="-19.3734542456719" calcext:value-type="float">
            <text:p>-19,373454245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RANDBETWEEN(1;10000)" office:value-type="float" office:value="2243" calcext:value-type="float">
            <text:p>2243</text:p>
          </table:table-cell>
          <table:table-cell table:formula="of:=IF([.B1215]&lt;=8000;-100;IF([.B1215]&lt;=9000;0;IF([.B1215]&lt;=9750;100;2000)))" office:value-type="float" office:value="-100" calcext:value-type="float">
            <text:p>-100</text:p>
          </table:table-cell>
          <table:table-cell table:formula="of:=AVERAGE([.C$2:.C1215])" office:value-type="float" office:value="-19.4398682042834" calcext:value-type="float">
            <text:p>-19,439868204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RANDBETWEEN(1;10000)" office:value-type="float" office:value="9312" calcext:value-type="float">
            <text:p>9312</text:p>
          </table:table-cell>
          <table:table-cell table:formula="of:=IF([.B1216]&lt;=8000;-100;IF([.B1216]&lt;=9000;0;IF([.B1216]&lt;=9750;100;2000)))" office:value-type="float" office:value="100" calcext:value-type="float">
            <text:p>100</text:p>
          </table:table-cell>
          <table:table-cell table:formula="of:=AVERAGE([.C$2:.C1216])" office:value-type="float" office:value="-19.3415637860082" calcext:value-type="float">
            <text:p>-19,34156378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RANDBETWEEN(1;10000)" office:value-type="float" office:value="4751" calcext:value-type="float">
            <text:p>4751</text:p>
          </table:table-cell>
          <table:table-cell table:formula="of:=IF([.B1217]&lt;=8000;-100;IF([.B1217]&lt;=9000;0;IF([.B1217]&lt;=9750;100;2000)))" office:value-type="float" office:value="-100" calcext:value-type="float">
            <text:p>-100</text:p>
          </table:table-cell>
          <table:table-cell table:formula="of:=AVERAGE([.C$2:.C1217])" office:value-type="float" office:value="-19.4078947368421" calcext:value-type="float">
            <text:p>-19,407894736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RANDBETWEEN(1;10000)" office:value-type="float" office:value="5529" calcext:value-type="float">
            <text:p>5529</text:p>
          </table:table-cell>
          <table:table-cell table:formula="of:=IF([.B1218]&lt;=8000;-100;IF([.B1218]&lt;=9000;0;IF([.B1218]&lt;=9750;100;2000)))" office:value-type="float" office:value="-100" calcext:value-type="float">
            <text:p>-100</text:p>
          </table:table-cell>
          <table:table-cell table:formula="of:=AVERAGE([.C$2:.C1218])" office:value-type="float" office:value="-19.4741166803615" calcext:value-type="float">
            <text:p>-19,474116680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RANDBETWEEN(1;10000)" office:value-type="float" office:value="4002" calcext:value-type="float">
            <text:p>4002</text:p>
          </table:table-cell>
          <table:table-cell table:formula="of:=IF([.B1219]&lt;=8000;-100;IF([.B1219]&lt;=9000;0;IF([.B1219]&lt;=9750;100;2000)))" office:value-type="float" office:value="-100" calcext:value-type="float">
            <text:p>-100</text:p>
          </table:table-cell>
          <table:table-cell table:formula="of:=AVERAGE([.C$2:.C1219])" office:value-type="float" office:value="-19.5402298850575" calcext:value-type="float">
            <text:p>-19,540229885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RANDBETWEEN(1;10000)" office:value-type="float" office:value="3630" calcext:value-type="float">
            <text:p>3630</text:p>
          </table:table-cell>
          <table:table-cell table:formula="of:=IF([.B1220]&lt;=8000;-100;IF([.B1220]&lt;=9000;0;IF([.B1220]&lt;=9750;100;2000)))" office:value-type="float" office:value="-100" calcext:value-type="float">
            <text:p>-100</text:p>
          </table:table-cell>
          <table:table-cell table:formula="of:=AVERAGE([.C$2:.C1220])" office:value-type="float" office:value="-19.6062346185398" calcext:value-type="float">
            <text:p>-19,606234618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RANDBETWEEN(1;10000)" office:value-type="float" office:value="2339" calcext:value-type="float">
            <text:p>2339</text:p>
          </table:table-cell>
          <table:table-cell table:formula="of:=IF([.B1221]&lt;=8000;-100;IF([.B1221]&lt;=9000;0;IF([.B1221]&lt;=9750;100;2000)))" office:value-type="float" office:value="-100" calcext:value-type="float">
            <text:p>-100</text:p>
          </table:table-cell>
          <table:table-cell table:formula="of:=AVERAGE([.C$2:.C1221])" office:value-type="float" office:value="-19.672131147541" calcext:value-type="float">
            <text:p>-19,672131147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RANDBETWEEN(1;10000)" office:value-type="float" office:value="2312" calcext:value-type="float">
            <text:p>2312</text:p>
          </table:table-cell>
          <table:table-cell table:formula="of:=IF([.B1222]&lt;=8000;-100;IF([.B1222]&lt;=9000;0;IF([.B1222]&lt;=9750;100;2000)))" office:value-type="float" office:value="-100" calcext:value-type="float">
            <text:p>-100</text:p>
          </table:table-cell>
          <table:table-cell table:formula="of:=AVERAGE([.C$2:.C1222])" office:value-type="float" office:value="-19.7379197379197" calcext:value-type="float">
            <text:p>-19,737919737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RANDBETWEEN(1;10000)" office:value-type="float" office:value="4956" calcext:value-type="float">
            <text:p>4956</text:p>
          </table:table-cell>
          <table:table-cell table:formula="of:=IF([.B1223]&lt;=8000;-100;IF([.B1223]&lt;=9000;0;IF([.B1223]&lt;=9750;100;2000)))" office:value-type="float" office:value="-100" calcext:value-type="float">
            <text:p>-100</text:p>
          </table:table-cell>
          <table:table-cell table:formula="of:=AVERAGE([.C$2:.C1223])" office:value-type="float" office:value="-19.8036006546645" calcext:value-type="float">
            <text:p>-19,803600654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RANDBETWEEN(1;10000)" office:value-type="float" office:value="8410" calcext:value-type="float">
            <text:p>8410</text:p>
          </table:table-cell>
          <table:table-cell table:formula="of:=IF([.B1224]&lt;=8000;-100;IF([.B1224]&lt;=9000;0;IF([.B1224]&lt;=9750;100;2000)))" office:value-type="float" office:value="0" calcext:value-type="float">
            <text:p>0</text:p>
          </table:table-cell>
          <table:table-cell table:formula="of:=AVERAGE([.C$2:.C1224])" office:value-type="float" office:value="-19.7874080130826" calcext:value-type="float">
            <text:p>-19,787408013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RANDBETWEEN(1;10000)" office:value-type="float" office:value="2845" calcext:value-type="float">
            <text:p>2845</text:p>
          </table:table-cell>
          <table:table-cell table:formula="of:=IF([.B1225]&lt;=8000;-100;IF([.B1225]&lt;=9000;0;IF([.B1225]&lt;=9750;100;2000)))" office:value-type="float" office:value="-100" calcext:value-type="float">
            <text:p>-100</text:p>
          </table:table-cell>
          <table:table-cell table:formula="of:=AVERAGE([.C$2:.C1225])" office:value-type="float" office:value="-19.8529411764706" calcext:value-type="float">
            <text:p>-19,852941176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RANDBETWEEN(1;10000)" office:value-type="float" office:value="2667" calcext:value-type="float">
            <text:p>2667</text:p>
          </table:table-cell>
          <table:table-cell table:formula="of:=IF([.B1226]&lt;=8000;-100;IF([.B1226]&lt;=9000;0;IF([.B1226]&lt;=9750;100;2000)))" office:value-type="float" office:value="-100" calcext:value-type="float">
            <text:p>-100</text:p>
          </table:table-cell>
          <table:table-cell table:formula="of:=AVERAGE([.C$2:.C1226])" office:value-type="float" office:value="-19.9183673469388" calcext:value-type="float">
            <text:p>-19,918367346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RANDBETWEEN(1;10000)" office:value-type="float" office:value="7941" calcext:value-type="float">
            <text:p>7941</text:p>
          </table:table-cell>
          <table:table-cell table:formula="of:=IF([.B1227]&lt;=8000;-100;IF([.B1227]&lt;=9000;0;IF([.B1227]&lt;=9750;100;2000)))" office:value-type="float" office:value="-100" calcext:value-type="float">
            <text:p>-100</text:p>
          </table:table-cell>
          <table:table-cell table:formula="of:=AVERAGE([.C$2:.C1227])" office:value-type="float" office:value="-19.9836867862969" calcext:value-type="float">
            <text:p>-19,983686786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RANDBETWEEN(1;10000)" office:value-type="float" office:value="8326" calcext:value-type="float">
            <text:p>8326</text:p>
          </table:table-cell>
          <table:table-cell table:formula="of:=IF([.B1228]&lt;=8000;-100;IF([.B1228]&lt;=9000;0;IF([.B1228]&lt;=9750;100;2000)))" office:value-type="float" office:value="0" calcext:value-type="float">
            <text:p>0</text:p>
          </table:table-cell>
          <table:table-cell table:formula="of:=AVERAGE([.C$2:.C1228])" office:value-type="float" office:value="-19.9674001629992" calcext:value-type="float">
            <text:p>-19,96740016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RANDBETWEEN(1;10000)" office:value-type="float" office:value="3275" calcext:value-type="float">
            <text:p>3275</text:p>
          </table:table-cell>
          <table:table-cell table:formula="of:=IF([.B1229]&lt;=8000;-100;IF([.B1229]&lt;=9000;0;IF([.B1229]&lt;=9750;100;2000)))" office:value-type="float" office:value="-100" calcext:value-type="float">
            <text:p>-100</text:p>
          </table:table-cell>
          <table:table-cell table:formula="of:=AVERAGE([.C$2:.C1229])" office:value-type="float" office:value="-20.0325732899023" calcext:value-type="float">
            <text:p>-20,032573289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RANDBETWEEN(1;10000)" office:value-type="float" office:value="6795" calcext:value-type="float">
            <text:p>6795</text:p>
          </table:table-cell>
          <table:table-cell table:formula="of:=IF([.B1230]&lt;=8000;-100;IF([.B1230]&lt;=9000;0;IF([.B1230]&lt;=9750;100;2000)))" office:value-type="float" office:value="-100" calcext:value-type="float">
            <text:p>-100</text:p>
          </table:table-cell>
          <table:table-cell table:formula="of:=AVERAGE([.C$2:.C1230])" office:value-type="float" office:value="-20.0976403580146" calcext:value-type="float">
            <text:p>-20,09764035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RANDBETWEEN(1;10000)" office:value-type="float" office:value="9299" calcext:value-type="float">
            <text:p>9299</text:p>
          </table:table-cell>
          <table:table-cell table:formula="of:=IF([.B1231]&lt;=8000;-100;IF([.B1231]&lt;=9000;0;IF([.B1231]&lt;=9750;100;2000)))" office:value-type="float" office:value="100" calcext:value-type="float">
            <text:p>100</text:p>
          </table:table-cell>
          <table:table-cell table:formula="of:=AVERAGE([.C$2:.C1231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RANDBETWEEN(1;10000)" office:value-type="float" office:value="8587" calcext:value-type="float">
            <text:p>8587</text:p>
          </table:table-cell>
          <table:table-cell table:formula="of:=IF([.B1232]&lt;=8000;-100;IF([.B1232]&lt;=9000;0;IF([.B1232]&lt;=9750;100;2000)))" office:value-type="float" office:value="0" calcext:value-type="float">
            <text:p>0</text:p>
          </table:table-cell>
          <table:table-cell table:formula="of:=AVERAGE([.C$2:.C1232])" office:value-type="float" office:value="-19.9837530463038" calcext:value-type="float">
            <text:p>-19,983753046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RANDBETWEEN(1;10000)" office:value-type="float" office:value="253" calcext:value-type="float">
            <text:p>253</text:p>
          </table:table-cell>
          <table:table-cell table:formula="of:=IF([.B1233]&lt;=8000;-100;IF([.B1233]&lt;=9000;0;IF([.B1233]&lt;=9750;100;2000)))" office:value-type="float" office:value="-100" calcext:value-type="float">
            <text:p>-100</text:p>
          </table:table-cell>
          <table:table-cell table:formula="of:=AVERAGE([.C$2:.C1233])" office:value-type="float" office:value="-20.0487012987013" calcext:value-type="float">
            <text:p>-20,048701298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RANDBETWEEN(1;10000)" office:value-type="float" office:value="3408" calcext:value-type="float">
            <text:p>3408</text:p>
          </table:table-cell>
          <table:table-cell table:formula="of:=IF([.B1234]&lt;=8000;-100;IF([.B1234]&lt;=9000;0;IF([.B1234]&lt;=9750;100;2000)))" office:value-type="float" office:value="-100" calcext:value-type="float">
            <text:p>-100</text:p>
          </table:table-cell>
          <table:table-cell table:formula="of:=AVERAGE([.C$2:.C1234])" office:value-type="float" office:value="-20.1135442011354" calcext:value-type="float">
            <text:p>-20,113544201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RANDBETWEEN(1;10000)" office:value-type="float" office:value="6711" calcext:value-type="float">
            <text:p>6711</text:p>
          </table:table-cell>
          <table:table-cell table:formula="of:=IF([.B1235]&lt;=8000;-100;IF([.B1235]&lt;=9000;0;IF([.B1235]&lt;=9750;100;2000)))" office:value-type="float" office:value="-100" calcext:value-type="float">
            <text:p>-100</text:p>
          </table:table-cell>
          <table:table-cell table:formula="of:=AVERAGE([.C$2:.C1235])" office:value-type="float" office:value="-20.1782820097245" calcext:value-type="float">
            <text:p>-20,178282009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RANDBETWEEN(1;10000)" office:value-type="float" office:value="9800" calcext:value-type="float">
            <text:p>9800</text:p>
          </table:table-cell>
          <table:table-cell table:formula="of:=IF([.B1236]&lt;=8000;-100;IF([.B1236]&lt;=9000;0;IF([.B1236]&lt;=9750;100;2000)))" office:value-type="float" office:value="2000" calcext:value-type="float">
            <text:p>2000</text:p>
          </table:table-cell>
          <table:table-cell table:formula="of:=AVERAGE([.C$2:.C1236])" office:value-type="float" office:value="-18.5425101214575" calcext:value-type="float">
            <text:p>-18,54251012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RANDBETWEEN(1;10000)" office:value-type="float" office:value="5061" calcext:value-type="float">
            <text:p>5061</text:p>
          </table:table-cell>
          <table:table-cell table:formula="of:=IF([.B1237]&lt;=8000;-100;IF([.B1237]&lt;=9000;0;IF([.B1237]&lt;=9750;100;2000)))" office:value-type="float" office:value="-100" calcext:value-type="float">
            <text:p>-100</text:p>
          </table:table-cell>
          <table:table-cell table:formula="of:=AVERAGE([.C$2:.C1237])" office:value-type="float" office:value="-18.6084142394822" calcext:value-type="float">
            <text:p>-18,608414239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RANDBETWEEN(1;10000)" office:value-type="float" office:value="3830" calcext:value-type="float">
            <text:p>3830</text:p>
          </table:table-cell>
          <table:table-cell table:formula="of:=IF([.B1238]&lt;=8000;-100;IF([.B1238]&lt;=9000;0;IF([.B1238]&lt;=9750;100;2000)))" office:value-type="float" office:value="-100" calcext:value-type="float">
            <text:p>-100</text:p>
          </table:table-cell>
          <table:table-cell table:formula="of:=AVERAGE([.C$2:.C1238])" office:value-type="float" office:value="-18.6742118027486" calcext:value-type="float">
            <text:p>-18,674211802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RANDBETWEEN(1;10000)" office:value-type="float" office:value="4905" calcext:value-type="float">
            <text:p>4905</text:p>
          </table:table-cell>
          <table:table-cell table:formula="of:=IF([.B1239]&lt;=8000;-100;IF([.B1239]&lt;=9000;0;IF([.B1239]&lt;=9750;100;2000)))" office:value-type="float" office:value="-100" calcext:value-type="float">
            <text:p>-100</text:p>
          </table:table-cell>
          <table:table-cell table:formula="of:=AVERAGE([.C$2:.C1239])" office:value-type="float" office:value="-18.7399030694669" calcext:value-type="float">
            <text:p>-18,739903069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RANDBETWEEN(1;10000)" office:value-type="float" office:value="673" calcext:value-type="float">
            <text:p>673</text:p>
          </table:table-cell>
          <table:table-cell table:formula="of:=IF([.B1240]&lt;=8000;-100;IF([.B1240]&lt;=9000;0;IF([.B1240]&lt;=9750;100;2000)))" office:value-type="float" office:value="-100" calcext:value-type="float">
            <text:p>-100</text:p>
          </table:table-cell>
          <table:table-cell table:formula="of:=AVERAGE([.C$2:.C1240])" office:value-type="float" office:value="-18.8054882970137" calcext:value-type="float">
            <text:p>-18,8054882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RANDBETWEEN(1;10000)" office:value-type="float" office:value="5588" calcext:value-type="float">
            <text:p>5588</text:p>
          </table:table-cell>
          <table:table-cell table:formula="of:=IF([.B1241]&lt;=8000;-100;IF([.B1241]&lt;=9000;0;IF([.B1241]&lt;=9750;100;2000)))" office:value-type="float" office:value="-100" calcext:value-type="float">
            <text:p>-100</text:p>
          </table:table-cell>
          <table:table-cell table:formula="of:=AVERAGE([.C$2:.C1241])" office:value-type="float" office:value="-18.8709677419355" calcext:value-type="float">
            <text:p>-18,870967741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RANDBETWEEN(1;10000)" office:value-type="float" office:value="5879" calcext:value-type="float">
            <text:p>5879</text:p>
          </table:table-cell>
          <table:table-cell table:formula="of:=IF([.B1242]&lt;=8000;-100;IF([.B1242]&lt;=9000;0;IF([.B1242]&lt;=9750;100;2000)))" office:value-type="float" office:value="-100" calcext:value-type="float">
            <text:p>-100</text:p>
          </table:table-cell>
          <table:table-cell table:formula="of:=AVERAGE([.C$2:.C1242])" office:value-type="float" office:value="-18.9363416599517" calcext:value-type="float">
            <text:p>-18,9363416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RANDBETWEEN(1;10000)" office:value-type="float" office:value="717" calcext:value-type="float">
            <text:p>717</text:p>
          </table:table-cell>
          <table:table-cell table:formula="of:=IF([.B1243]&lt;=8000;-100;IF([.B1243]&lt;=9000;0;IF([.B1243]&lt;=9750;100;2000)))" office:value-type="float" office:value="-100" calcext:value-type="float">
            <text:p>-100</text:p>
          </table:table-cell>
          <table:table-cell table:formula="of:=AVERAGE([.C$2:.C1243])" office:value-type="float" office:value="-19.0016103059581" calcext:value-type="float">
            <text:p>-19,00161030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RANDBETWEEN(1;10000)" office:value-type="float" office:value="6243" calcext:value-type="float">
            <text:p>6243</text:p>
          </table:table-cell>
          <table:table-cell table:formula="of:=IF([.B1244]&lt;=8000;-100;IF([.B1244]&lt;=9000;0;IF([.B1244]&lt;=9750;100;2000)))" office:value-type="float" office:value="-100" calcext:value-type="float">
            <text:p>-100</text:p>
          </table:table-cell>
          <table:table-cell table:formula="of:=AVERAGE([.C$2:.C1244])" office:value-type="float" office:value="-19.0667739340306" calcext:value-type="float">
            <text:p>-19,06677393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RANDBETWEEN(1;10000)" office:value-type="float" office:value="9213" calcext:value-type="float">
            <text:p>9213</text:p>
          </table:table-cell>
          <table:table-cell table:formula="of:=IF([.B1245]&lt;=8000;-100;IF([.B1245]&lt;=9000;0;IF([.B1245]&lt;=9750;100;2000)))" office:value-type="float" office:value="100" calcext:value-type="float">
            <text:p>100</text:p>
          </table:table-cell>
          <table:table-cell table:formula="of:=AVERAGE([.C$2:.C1245])" office:value-type="float" office:value="-18.9710610932476" calcext:value-type="float">
            <text:p>-18,971061093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RANDBETWEEN(1;10000)" office:value-type="float" office:value="5680" calcext:value-type="float">
            <text:p>5680</text:p>
          </table:table-cell>
          <table:table-cell table:formula="of:=IF([.B1246]&lt;=8000;-100;IF([.B1246]&lt;=9000;0;IF([.B1246]&lt;=9750;100;2000)))" office:value-type="float" office:value="-100" calcext:value-type="float">
            <text:p>-100</text:p>
          </table:table-cell>
          <table:table-cell table:formula="of:=AVERAGE([.C$2:.C1246])" office:value-type="float" office:value="-19.0361445783133" calcext:value-type="float">
            <text:p>-19,036144578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RANDBETWEEN(1;10000)" office:value-type="float" office:value="3177" calcext:value-type="float">
            <text:p>3177</text:p>
          </table:table-cell>
          <table:table-cell table:formula="of:=IF([.B1247]&lt;=8000;-100;IF([.B1247]&lt;=9000;0;IF([.B1247]&lt;=9750;100;2000)))" office:value-type="float" office:value="-100" calcext:value-type="float">
            <text:p>-100</text:p>
          </table:table-cell>
          <table:table-cell table:formula="of:=AVERAGE([.C$2:.C1247])" office:value-type="float" office:value="-19.1011235955056" calcext:value-type="float">
            <text:p>-19,101123595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RANDBETWEEN(1;10000)" office:value-type="float" office:value="6497" calcext:value-type="float">
            <text:p>6497</text:p>
          </table:table-cell>
          <table:table-cell table:formula="of:=IF([.B1248]&lt;=8000;-100;IF([.B1248]&lt;=9000;0;IF([.B1248]&lt;=9750;100;2000)))" office:value-type="float" office:value="-100" calcext:value-type="float">
            <text:p>-100</text:p>
          </table:table-cell>
          <table:table-cell table:formula="of:=AVERAGE([.C$2:.C1248])" office:value-type="float" office:value="-19.1659983961508" calcext:value-type="float">
            <text:p>-19,165998396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RANDBETWEEN(1;10000)" office:value-type="float" office:value="5039" calcext:value-type="float">
            <text:p>5039</text:p>
          </table:table-cell>
          <table:table-cell table:formula="of:=IF([.B1249]&lt;=8000;-100;IF([.B1249]&lt;=9000;0;IF([.B1249]&lt;=9750;100;2000)))" office:value-type="float" office:value="-100" calcext:value-type="float">
            <text:p>-100</text:p>
          </table:table-cell>
          <table:table-cell table:formula="of:=AVERAGE([.C$2:.C1249])" office:value-type="float" office:value="-19.2307692307692" calcext:value-type="float">
            <text:p>-19,230769230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RANDBETWEEN(1;10000)" office:value-type="float" office:value="9660" calcext:value-type="float">
            <text:p>9660</text:p>
          </table:table-cell>
          <table:table-cell table:formula="of:=IF([.B1250]&lt;=8000;-100;IF([.B1250]&lt;=9000;0;IF([.B1250]&lt;=9750;100;2000)))" office:value-type="float" office:value="100" calcext:value-type="float">
            <text:p>100</text:p>
          </table:table-cell>
          <table:table-cell table:formula="of:=AVERAGE([.C$2:.C1250])" office:value-type="float" office:value="-19.1353082465973" calcext:value-type="float">
            <text:p>-19,135308246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RANDBETWEEN(1;10000)" office:value-type="float" office:value="4613" calcext:value-type="float">
            <text:p>4613</text:p>
          </table:table-cell>
          <table:table-cell table:formula="of:=IF([.B1251]&lt;=8000;-100;IF([.B1251]&lt;=9000;0;IF([.B1251]&lt;=9750;100;2000)))" office:value-type="float" office:value="-100" calcext:value-type="float">
            <text:p>-100</text:p>
          </table:table-cell>
          <table:table-cell table:formula="of:=AVERAGE([.C$2:.C1251])" office:value-type="float" office:value="-19.2" calcext:value-type="float">
            <text:p>-19,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RANDBETWEEN(1;10000)" office:value-type="float" office:value="4968" calcext:value-type="float">
            <text:p>4968</text:p>
          </table:table-cell>
          <table:table-cell table:formula="of:=IF([.B1252]&lt;=8000;-100;IF([.B1252]&lt;=9000;0;IF([.B1252]&lt;=9750;100;2000)))" office:value-type="float" office:value="-100" calcext:value-type="float">
            <text:p>-100</text:p>
          </table:table-cell>
          <table:table-cell table:formula="of:=AVERAGE([.C$2:.C1252])" office:value-type="float" office:value="-19.2645883293365" calcext:value-type="float">
            <text:p>-19,264588329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RANDBETWEEN(1;10000)" office:value-type="float" office:value="2016" calcext:value-type="float">
            <text:p>2016</text:p>
          </table:table-cell>
          <table:table-cell table:formula="of:=IF([.B1253]&lt;=8000;-100;IF([.B1253]&lt;=9000;0;IF([.B1253]&lt;=9750;100;2000)))" office:value-type="float" office:value="-100" calcext:value-type="float">
            <text:p>-100</text:p>
          </table:table-cell>
          <table:table-cell table:formula="of:=AVERAGE([.C$2:.C1253])" office:value-type="float" office:value="-19.3290734824281" calcext:value-type="float">
            <text:p>-19,329073482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RANDBETWEEN(1;10000)" office:value-type="float" office:value="8410" calcext:value-type="float">
            <text:p>8410</text:p>
          </table:table-cell>
          <table:table-cell table:formula="of:=IF([.B1254]&lt;=8000;-100;IF([.B1254]&lt;=9000;0;IF([.B1254]&lt;=9750;100;2000)))" office:value-type="float" office:value="0" calcext:value-type="float">
            <text:p>0</text:p>
          </table:table-cell>
          <table:table-cell table:formula="of:=AVERAGE([.C$2:.C1254])" office:value-type="float" office:value="-19.3136472466081" calcext:value-type="float">
            <text:p>-19,313647246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RANDBETWEEN(1;10000)" office:value-type="float" office:value="2260" calcext:value-type="float">
            <text:p>2260</text:p>
          </table:table-cell>
          <table:table-cell table:formula="of:=IF([.B1255]&lt;=8000;-100;IF([.B1255]&lt;=9000;0;IF([.B1255]&lt;=9750;100;2000)))" office:value-type="float" office:value="-100" calcext:value-type="float">
            <text:p>-100</text:p>
          </table:table-cell>
          <table:table-cell table:formula="of:=AVERAGE([.C$2:.C1255])" office:value-type="float" office:value="-19.377990430622" calcext:value-type="float">
            <text:p>-19,377990430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RANDBETWEEN(1;10000)" office:value-type="float" office:value="2084" calcext:value-type="float">
            <text:p>2084</text:p>
          </table:table-cell>
          <table:table-cell table:formula="of:=IF([.B1256]&lt;=8000;-100;IF([.B1256]&lt;=9000;0;IF([.B1256]&lt;=9750;100;2000)))" office:value-type="float" office:value="-100" calcext:value-type="float">
            <text:p>-100</text:p>
          </table:table-cell>
          <table:table-cell table:formula="of:=AVERAGE([.C$2:.C1256])" office:value-type="float" office:value="-19.4422310756972" calcext:value-type="float">
            <text:p>-19,442231075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RANDBETWEEN(1;10000)" office:value-type="float" office:value="8827" calcext:value-type="float">
            <text:p>8827</text:p>
          </table:table-cell>
          <table:table-cell table:formula="of:=IF([.B1257]&lt;=8000;-100;IF([.B1257]&lt;=9000;0;IF([.B1257]&lt;=9750;100;2000)))" office:value-type="float" office:value="0" calcext:value-type="float">
            <text:p>0</text:p>
          </table:table-cell>
          <table:table-cell table:formula="of:=AVERAGE([.C$2:.C1257])" office:value-type="float" office:value="-19.4267515923567" calcext:value-type="float">
            <text:p>-19,426751592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RANDBETWEEN(1;10000)" office:value-type="float" office:value="3594" calcext:value-type="float">
            <text:p>3594</text:p>
          </table:table-cell>
          <table:table-cell table:formula="of:=IF([.B1258]&lt;=8000;-100;IF([.B1258]&lt;=9000;0;IF([.B1258]&lt;=9750;100;2000)))" office:value-type="float" office:value="-100" calcext:value-type="float">
            <text:p>-100</text:p>
          </table:table-cell>
          <table:table-cell table:formula="of:=AVERAGE([.C$2:.C1258])" office:value-type="float" office:value="-19.4908512330947" calcext:value-type="float">
            <text:p>-19,490851233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RANDBETWEEN(1;10000)" office:value-type="float" office:value="2523" calcext:value-type="float">
            <text:p>2523</text:p>
          </table:table-cell>
          <table:table-cell table:formula="of:=IF([.B1259]&lt;=8000;-100;IF([.B1259]&lt;=9000;0;IF([.B1259]&lt;=9750;100;2000)))" office:value-type="float" office:value="-100" calcext:value-type="float">
            <text:p>-100</text:p>
          </table:table-cell>
          <table:table-cell table:formula="of:=AVERAGE([.C$2:.C1259])" office:value-type="float" office:value="-19.5548489666137" calcext:value-type="float">
            <text:p>-19,554848966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RANDBETWEEN(1;10000)" office:value-type="float" office:value="9849" calcext:value-type="float">
            <text:p>9849</text:p>
          </table:table-cell>
          <table:table-cell table:formula="of:=IF([.B1260]&lt;=8000;-100;IF([.B1260]&lt;=9000;0;IF([.B1260]&lt;=9750;100;2000)))" office:value-type="float" office:value="2000" calcext:value-type="float">
            <text:p>2000</text:p>
          </table:table-cell>
          <table:table-cell table:formula="of:=AVERAGE([.C$2:.C1260])" office:value-type="float" office:value="-17.9507545671168" calcext:value-type="float">
            <text:p>-17,950754567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RANDBETWEEN(1;10000)" office:value-type="float" office:value="7459" calcext:value-type="float">
            <text:p>7459</text:p>
          </table:table-cell>
          <table:table-cell table:formula="of:=IF([.B1261]&lt;=8000;-100;IF([.B1261]&lt;=9000;0;IF([.B1261]&lt;=9750;100;2000)))" office:value-type="float" office:value="-100" calcext:value-type="float">
            <text:p>-100</text:p>
          </table:table-cell>
          <table:table-cell table:formula="of:=AVERAGE([.C$2:.C1261])" office:value-type="float" office:value="-18.015873015873" calcext:value-type="float">
            <text:p>-18,015873015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RANDBETWEEN(1;10000)" office:value-type="float" office:value="222" calcext:value-type="float">
            <text:p>222</text:p>
          </table:table-cell>
          <table:table-cell table:formula="of:=IF([.B1262]&lt;=8000;-100;IF([.B1262]&lt;=9000;0;IF([.B1262]&lt;=9750;100;2000)))" office:value-type="float" office:value="-100" calcext:value-type="float">
            <text:p>-100</text:p>
          </table:table-cell>
          <table:table-cell table:formula="of:=AVERAGE([.C$2:.C1262])" office:value-type="float" office:value="-18.080888183981" calcext:value-type="float">
            <text:p>-18,08088818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RANDBETWEEN(1;10000)" office:value-type="float" office:value="7364" calcext:value-type="float">
            <text:p>7364</text:p>
          </table:table-cell>
          <table:table-cell table:formula="of:=IF([.B1263]&lt;=8000;-100;IF([.B1263]&lt;=9000;0;IF([.B1263]&lt;=9750;100;2000)))" office:value-type="float" office:value="-100" calcext:value-type="float">
            <text:p>-100</text:p>
          </table:table-cell>
          <table:table-cell table:formula="of:=AVERAGE([.C$2:.C1263])" office:value-type="float" office:value="-18.1458003169572" calcext:value-type="float">
            <text:p>-18,14580031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RANDBETWEEN(1;10000)" office:value-type="float" office:value="264" calcext:value-type="float">
            <text:p>264</text:p>
          </table:table-cell>
          <table:table-cell table:formula="of:=IF([.B1264]&lt;=8000;-100;IF([.B1264]&lt;=9000;0;IF([.B1264]&lt;=9750;100;2000)))" office:value-type="float" office:value="-100" calcext:value-type="float">
            <text:p>-100</text:p>
          </table:table-cell>
          <table:table-cell table:formula="of:=AVERAGE([.C$2:.C1264])" office:value-type="float" office:value="-18.2106096595408" calcext:value-type="float">
            <text:p>-18,210609659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RANDBETWEEN(1;10000)" office:value-type="float" office:value="6141" calcext:value-type="float">
            <text:p>6141</text:p>
          </table:table-cell>
          <table:table-cell table:formula="of:=IF([.B1265]&lt;=8000;-100;IF([.B1265]&lt;=9000;0;IF([.B1265]&lt;=9750;100;2000)))" office:value-type="float" office:value="-100" calcext:value-type="float">
            <text:p>-100</text:p>
          </table:table-cell>
          <table:table-cell table:formula="of:=AVERAGE([.C$2:.C1265])" office:value-type="float" office:value="-18.2753164556962" calcext:value-type="float">
            <text:p>-18,275316455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RANDBETWEEN(1;10000)" office:value-type="float" office:value="2744" calcext:value-type="float">
            <text:p>2744</text:p>
          </table:table-cell>
          <table:table-cell table:formula="of:=IF([.B1266]&lt;=8000;-100;IF([.B1266]&lt;=9000;0;IF([.B1266]&lt;=9750;100;2000)))" office:value-type="float" office:value="-100" calcext:value-type="float">
            <text:p>-100</text:p>
          </table:table-cell>
          <table:table-cell table:formula="of:=AVERAGE([.C$2:.C1266])" office:value-type="float" office:value="-18.3399209486166" calcext:value-type="float">
            <text:p>-18,339920948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RANDBETWEEN(1;10000)" office:value-type="float" office:value="5132" calcext:value-type="float">
            <text:p>5132</text:p>
          </table:table-cell>
          <table:table-cell table:formula="of:=IF([.B1267]&lt;=8000;-100;IF([.B1267]&lt;=9000;0;IF([.B1267]&lt;=9750;100;2000)))" office:value-type="float" office:value="-100" calcext:value-type="float">
            <text:p>-100</text:p>
          </table:table-cell>
          <table:table-cell table:formula="of:=AVERAGE([.C$2:.C1267])" office:value-type="float" office:value="-18.4044233807267" calcext:value-type="float">
            <text:p>-18,404423380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RANDBETWEEN(1;10000)" office:value-type="float" office:value="4261" calcext:value-type="float">
            <text:p>4261</text:p>
          </table:table-cell>
          <table:table-cell table:formula="of:=IF([.B1268]&lt;=8000;-100;IF([.B1268]&lt;=9000;0;IF([.B1268]&lt;=9750;100;2000)))" office:value-type="float" office:value="-100" calcext:value-type="float">
            <text:p>-100</text:p>
          </table:table-cell>
          <table:table-cell table:formula="of:=AVERAGE([.C$2:.C1268])" office:value-type="float" office:value="-18.4688239936859" calcext:value-type="float">
            <text:p>-18,468823993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RANDBETWEEN(1;10000)" office:value-type="float" office:value="9700" calcext:value-type="float">
            <text:p>9700</text:p>
          </table:table-cell>
          <table:table-cell table:formula="of:=IF([.B1269]&lt;=8000;-100;IF([.B1269]&lt;=9000;0;IF([.B1269]&lt;=9750;100;2000)))" office:value-type="float" office:value="100" calcext:value-type="float">
            <text:p>100</text:p>
          </table:table-cell>
          <table:table-cell table:formula="of:=AVERAGE([.C$2:.C1269])" office:value-type="float" office:value="-18.3753943217666" calcext:value-type="float">
            <text:p>-18,375394321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RANDBETWEEN(1;10000)" office:value-type="float" office:value="2511" calcext:value-type="float">
            <text:p>2511</text:p>
          </table:table-cell>
          <table:table-cell table:formula="of:=IF([.B1270]&lt;=8000;-100;IF([.B1270]&lt;=9000;0;IF([.B1270]&lt;=9750;100;2000)))" office:value-type="float" office:value="-100" calcext:value-type="float">
            <text:p>-100</text:p>
          </table:table-cell>
          <table:table-cell table:formula="of:=AVERAGE([.C$2:.C1270])" office:value-type="float" office:value="-18.4397163120567" calcext:value-type="float">
            <text:p>-18,439716312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RANDBETWEEN(1;10000)" office:value-type="float" office:value="6060" calcext:value-type="float">
            <text:p>6060</text:p>
          </table:table-cell>
          <table:table-cell table:formula="of:=IF([.B1271]&lt;=8000;-100;IF([.B1271]&lt;=9000;0;IF([.B1271]&lt;=9750;100;2000)))" office:value-type="float" office:value="-100" calcext:value-type="float">
            <text:p>-100</text:p>
          </table:table-cell>
          <table:table-cell table:formula="of:=AVERAGE([.C$2:.C1271])" office:value-type="float" office:value="-18.503937007874" calcext:value-type="float">
            <text:p>-18,503937007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RANDBETWEEN(1;10000)" office:value-type="float" office:value="9648" calcext:value-type="float">
            <text:p>9648</text:p>
          </table:table-cell>
          <table:table-cell table:formula="of:=IF([.B1272]&lt;=8000;-100;IF([.B1272]&lt;=9000;0;IF([.B1272]&lt;=9750;100;2000)))" office:value-type="float" office:value="100" calcext:value-type="float">
            <text:p>100</text:p>
          </table:table-cell>
          <table:table-cell table:formula="of:=AVERAGE([.C$2:.C1272])" office:value-type="float" office:value="-18.4107002360346" calcext:value-type="float">
            <text:p>-18,41070023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RANDBETWEEN(1;10000)" office:value-type="float" office:value="8085" calcext:value-type="float">
            <text:p>8085</text:p>
          </table:table-cell>
          <table:table-cell table:formula="of:=IF([.B1273]&lt;=8000;-100;IF([.B1273]&lt;=9000;0;IF([.B1273]&lt;=9750;100;2000)))" office:value-type="float" office:value="0" calcext:value-type="float">
            <text:p>0</text:p>
          </table:table-cell>
          <table:table-cell table:formula="of:=AVERAGE([.C$2:.C1273])" office:value-type="float" office:value="-18.3962264150943" calcext:value-type="float">
            <text:p>-18,396226415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RANDBETWEEN(1;10000)" office:value-type="float" office:value="9449" calcext:value-type="float">
            <text:p>9449</text:p>
          </table:table-cell>
          <table:table-cell table:formula="of:=IF([.B1274]&lt;=8000;-100;IF([.B1274]&lt;=9000;0;IF([.B1274]&lt;=9750;100;2000)))" office:value-type="float" office:value="100" calcext:value-type="float">
            <text:p>100</text:p>
          </table:table-cell>
          <table:table-cell table:formula="of:=AVERAGE([.C$2:.C1274])" office:value-type="float" office:value="-18.3032207384132" calcext:value-type="float">
            <text:p>-18,303220738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RANDBETWEEN(1;10000)" office:value-type="float" office:value="9799" calcext:value-type="float">
            <text:p>9799</text:p>
          </table:table-cell>
          <table:table-cell table:formula="of:=IF([.B1275]&lt;=8000;-100;IF([.B1275]&lt;=9000;0;IF([.B1275]&lt;=9750;100;2000)))" office:value-type="float" office:value="2000" calcext:value-type="float">
            <text:p>2000</text:p>
          </table:table-cell>
          <table:table-cell table:formula="of:=AVERAGE([.C$2:.C1275])" office:value-type="float" office:value="-16.7189952904239" calcext:value-type="float">
            <text:p>-16,718995290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RANDBETWEEN(1;10000)" office:value-type="float" office:value="2746" calcext:value-type="float">
            <text:p>2746</text:p>
          </table:table-cell>
          <table:table-cell table:formula="of:=IF([.B1276]&lt;=8000;-100;IF([.B1276]&lt;=9000;0;IF([.B1276]&lt;=9750;100;2000)))" office:value-type="float" office:value="-100" calcext:value-type="float">
            <text:p>-100</text:p>
          </table:table-cell>
          <table:table-cell table:formula="of:=AVERAGE([.C$2:.C1276])" office:value-type="float" office:value="-16.7843137254902" calcext:value-type="float">
            <text:p>-16,784313725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RANDBETWEEN(1;10000)" office:value-type="float" office:value="9083" calcext:value-type="float">
            <text:p>9083</text:p>
          </table:table-cell>
          <table:table-cell table:formula="of:=IF([.B1277]&lt;=8000;-100;IF([.B1277]&lt;=9000;0;IF([.B1277]&lt;=9750;100;2000)))" office:value-type="float" office:value="100" calcext:value-type="float">
            <text:p>100</text:p>
          </table:table-cell>
          <table:table-cell table:formula="of:=AVERAGE([.C$2:.C1277])" office:value-type="float" office:value="-16.692789968652" calcext:value-type="float">
            <text:p>-16,692789968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RANDBETWEEN(1;10000)" office:value-type="float" office:value="4755" calcext:value-type="float">
            <text:p>4755</text:p>
          </table:table-cell>
          <table:table-cell table:formula="of:=IF([.B1278]&lt;=8000;-100;IF([.B1278]&lt;=9000;0;IF([.B1278]&lt;=9750;100;2000)))" office:value-type="float" office:value="-100" calcext:value-type="float">
            <text:p>-100</text:p>
          </table:table-cell>
          <table:table-cell table:formula="of:=AVERAGE([.C$2:.C1278])" office:value-type="float" office:value="-16.7580266249021" calcext:value-type="float">
            <text:p>-16,75802662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RANDBETWEEN(1;10000)" office:value-type="float" office:value="9152" calcext:value-type="float">
            <text:p>9152</text:p>
          </table:table-cell>
          <table:table-cell table:formula="of:=IF([.B1279]&lt;=8000;-100;IF([.B1279]&lt;=9000;0;IF([.B1279]&lt;=9750;100;2000)))" office:value-type="float" office:value="100" calcext:value-type="float">
            <text:p>100</text:p>
          </table:table-cell>
          <table:table-cell table:formula="of:=AVERAGE([.C$2:.C1279])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RANDBETWEEN(1;10000)" office:value-type="float" office:value="5367" calcext:value-type="float">
            <text:p>5367</text:p>
          </table:table-cell>
          <table:table-cell table:formula="of:=IF([.B1280]&lt;=8000;-100;IF([.B1280]&lt;=9000;0;IF([.B1280]&lt;=9750;100;2000)))" office:value-type="float" office:value="-100" calcext:value-type="float">
            <text:p>-100</text:p>
          </table:table-cell>
          <table:table-cell table:formula="of:=AVERAGE([.C$2:.C1280])" office:value-type="float" office:value="-16.731821735731" calcext:value-type="float">
            <text:p>-16,731821735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RANDBETWEEN(1;10000)" office:value-type="float" office:value="9168" calcext:value-type="float">
            <text:p>9168</text:p>
          </table:table-cell>
          <table:table-cell table:formula="of:=IF([.B1281]&lt;=8000;-100;IF([.B1281]&lt;=9000;0;IF([.B1281]&lt;=9750;100;2000)))" office:value-type="float" office:value="100" calcext:value-type="float">
            <text:p>100</text:p>
          </table:table-cell>
          <table:table-cell table:formula="of:=AVERAGE([.C$2:.C1281])" office:value-type="float" office:value="-16.640625" calcext:value-type="float">
            <text:p>-16,64062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RANDBETWEEN(1;10000)" office:value-type="float" office:value="1841" calcext:value-type="float">
            <text:p>1841</text:p>
          </table:table-cell>
          <table:table-cell table:formula="of:=IF([.B1282]&lt;=8000;-100;IF([.B1282]&lt;=9000;0;IF([.B1282]&lt;=9750;100;2000)))" office:value-type="float" office:value="-100" calcext:value-type="float">
            <text:p>-100</text:p>
          </table:table-cell>
          <table:table-cell table:formula="of:=AVERAGE([.C$2:.C1282])" office:value-type="float" office:value="-16.7056986729118" calcext:value-type="float">
            <text:p>-16,705698672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RANDBETWEEN(1;10000)" office:value-type="float" office:value="3638" calcext:value-type="float">
            <text:p>3638</text:p>
          </table:table-cell>
          <table:table-cell table:formula="of:=IF([.B1283]&lt;=8000;-100;IF([.B1283]&lt;=9000;0;IF([.B1283]&lt;=9750;100;2000)))" office:value-type="float" office:value="-100" calcext:value-type="float">
            <text:p>-100</text:p>
          </table:table-cell>
          <table:table-cell table:formula="of:=AVERAGE([.C$2:.C1283])" office:value-type="float" office:value="-16.7706708268331" calcext:value-type="float">
            <text:p>-16,770670826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RANDBETWEEN(1;10000)" office:value-type="float" office:value="9142" calcext:value-type="float">
            <text:p>9142</text:p>
          </table:table-cell>
          <table:table-cell table:formula="of:=IF([.B1284]&lt;=8000;-100;IF([.B1284]&lt;=9000;0;IF([.B1284]&lt;=9750;100;2000)))" office:value-type="float" office:value="100" calcext:value-type="float">
            <text:p>100</text:p>
          </table:table-cell>
          <table:table-cell table:formula="of:=AVERAGE([.C$2:.C1284])" office:value-type="float" office:value="-16.6796570537802" calcext:value-type="float">
            <text:p>-16,679657053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RANDBETWEEN(1;10000)" office:value-type="float" office:value="2059" calcext:value-type="float">
            <text:p>2059</text:p>
          </table:table-cell>
          <table:table-cell table:formula="of:=IF([.B1285]&lt;=8000;-100;IF([.B1285]&lt;=9000;0;IF([.B1285]&lt;=9750;100;2000)))" office:value-type="float" office:value="-100" calcext:value-type="float">
            <text:p>-100</text:p>
          </table:table-cell>
          <table:table-cell table:formula="of:=AVERAGE([.C$2:.C1285])" office:value-type="float" office:value="-16.7445482866044" calcext:value-type="float">
            <text:p>-16,744548286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RANDBETWEEN(1;10000)" office:value-type="float" office:value="688" calcext:value-type="float">
            <text:p>688</text:p>
          </table:table-cell>
          <table:table-cell table:formula="of:=IF([.B1286]&lt;=8000;-100;IF([.B1286]&lt;=9000;0;IF([.B1286]&lt;=9750;100;2000)))" office:value-type="float" office:value="-100" calcext:value-type="float">
            <text:p>-100</text:p>
          </table:table-cell>
          <table:table-cell table:formula="of:=AVERAGE([.C$2:.C1286])" office:value-type="float" office:value="-16.8093385214008" calcext:value-type="float">
            <text:p>-16,809338521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RANDBETWEEN(1;10000)" office:value-type="float" office:value="5256" calcext:value-type="float">
            <text:p>5256</text:p>
          </table:table-cell>
          <table:table-cell table:formula="of:=IF([.B1287]&lt;=8000;-100;IF([.B1287]&lt;=9000;0;IF([.B1287]&lt;=9750;100;2000)))" office:value-type="float" office:value="-100" calcext:value-type="float">
            <text:p>-100</text:p>
          </table:table-cell>
          <table:table-cell table:formula="of:=AVERAGE([.C$2:.C1287])" office:value-type="float" office:value="-16.8740279937792" calcext:value-type="float">
            <text:p>-16,874027993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RANDBETWEEN(1;10000)" office:value-type="float" office:value="2274" calcext:value-type="float">
            <text:p>2274</text:p>
          </table:table-cell>
          <table:table-cell table:formula="of:=IF([.B1288]&lt;=8000;-100;IF([.B1288]&lt;=9000;0;IF([.B1288]&lt;=9750;100;2000)))" office:value-type="float" office:value="-100" calcext:value-type="float">
            <text:p>-100</text:p>
          </table:table-cell>
          <table:table-cell table:formula="of:=AVERAGE([.C$2:.C1288])" office:value-type="float" office:value="-16.9386169386169" calcext:value-type="float">
            <text:p>-16,938616938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RANDBETWEEN(1;10000)" office:value-type="float" office:value="6139" calcext:value-type="float">
            <text:p>6139</text:p>
          </table:table-cell>
          <table:table-cell table:formula="of:=IF([.B1289]&lt;=8000;-100;IF([.B1289]&lt;=9000;0;IF([.B1289]&lt;=9750;100;2000)))" office:value-type="float" office:value="-100" calcext:value-type="float">
            <text:p>-100</text:p>
          </table:table-cell>
          <table:table-cell table:formula="of:=AVERAGE([.C$2:.C1289])" office:value-type="float" office:value="-17.0031055900621" calcext:value-type="float">
            <text:p>-17,003105590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RANDBETWEEN(1;10000)" office:value-type="float" office:value="6414" calcext:value-type="float">
            <text:p>6414</text:p>
          </table:table-cell>
          <table:table-cell table:formula="of:=IF([.B1290]&lt;=8000;-100;IF([.B1290]&lt;=9000;0;IF([.B1290]&lt;=9750;100;2000)))" office:value-type="float" office:value="-100" calcext:value-type="float">
            <text:p>-100</text:p>
          </table:table-cell>
          <table:table-cell table:formula="of:=AVERAGE([.C$2:.C1290])" office:value-type="float" office:value="-17.0674941815361" calcext:value-type="float">
            <text:p>-17,067494181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RANDBETWEEN(1;10000)" office:value-type="float" office:value="4032" calcext:value-type="float">
            <text:p>4032</text:p>
          </table:table-cell>
          <table:table-cell table:formula="of:=IF([.B1291]&lt;=8000;-100;IF([.B1291]&lt;=9000;0;IF([.B1291]&lt;=9750;100;2000)))" office:value-type="float" office:value="-100" calcext:value-type="float">
            <text:p>-100</text:p>
          </table:table-cell>
          <table:table-cell table:formula="of:=AVERAGE([.C$2:.C1291])" office:value-type="float" office:value="-17.1317829457364" calcext:value-type="float">
            <text:p>-17,131782945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RANDBETWEEN(1;10000)" office:value-type="float" office:value="5976" calcext:value-type="float">
            <text:p>5976</text:p>
          </table:table-cell>
          <table:table-cell table:formula="of:=IF([.B1292]&lt;=8000;-100;IF([.B1292]&lt;=9000;0;IF([.B1292]&lt;=9750;100;2000)))" office:value-type="float" office:value="-100" calcext:value-type="float">
            <text:p>-100</text:p>
          </table:table-cell>
          <table:table-cell table:formula="of:=AVERAGE([.C$2:.C1292])" office:value-type="float" office:value="-17.1959721146398" calcext:value-type="float">
            <text:p>-17,195972114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RANDBETWEEN(1;10000)" office:value-type="float" office:value="4702" calcext:value-type="float">
            <text:p>4702</text:p>
          </table:table-cell>
          <table:table-cell table:formula="of:=IF([.B1293]&lt;=8000;-100;IF([.B1293]&lt;=9000;0;IF([.B1293]&lt;=9750;100;2000)))" office:value-type="float" office:value="-100" calcext:value-type="float">
            <text:p>-100</text:p>
          </table:table-cell>
          <table:table-cell table:formula="of:=AVERAGE([.C$2:.C1293])" office:value-type="float" office:value="-17.2600619195046" calcext:value-type="float">
            <text:p>-17,260061919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RANDBETWEEN(1;10000)" office:value-type="float" office:value="4911" calcext:value-type="float">
            <text:p>4911</text:p>
          </table:table-cell>
          <table:table-cell table:formula="of:=IF([.B1294]&lt;=8000;-100;IF([.B1294]&lt;=9000;0;IF([.B1294]&lt;=9750;100;2000)))" office:value-type="float" office:value="-100" calcext:value-type="float">
            <text:p>-100</text:p>
          </table:table-cell>
          <table:table-cell table:formula="of:=AVERAGE([.C$2:.C1294])" office:value-type="float" office:value="-17.3240525908739" calcext:value-type="float">
            <text:p>-17,324052590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RANDBETWEEN(1;10000)" office:value-type="float" office:value="5356" calcext:value-type="float">
            <text:p>5356</text:p>
          </table:table-cell>
          <table:table-cell table:formula="of:=IF([.B1295]&lt;=8000;-100;IF([.B1295]&lt;=9000;0;IF([.B1295]&lt;=9750;100;2000)))" office:value-type="float" office:value="-100" calcext:value-type="float">
            <text:p>-100</text:p>
          </table:table-cell>
          <table:table-cell table:formula="of:=AVERAGE([.C$2:.C1295])" office:value-type="float" office:value="-17.3879443585781" calcext:value-type="float">
            <text:p>-17,387944358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RANDBETWEEN(1;10000)" office:value-type="float" office:value="9371" calcext:value-type="float">
            <text:p>9371</text:p>
          </table:table-cell>
          <table:table-cell table:formula="of:=IF([.B1296]&lt;=8000;-100;IF([.B1296]&lt;=9000;0;IF([.B1296]&lt;=9750;100;2000)))" office:value-type="float" office:value="100" calcext:value-type="float">
            <text:p>100</text:p>
          </table:table-cell>
          <table:table-cell table:formula="of:=AVERAGE([.C$2:.C1296])" office:value-type="float" office:value="-17.2972972972973" calcext:value-type="float">
            <text:p>-17,297297297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RANDBETWEEN(1;10000)" office:value-type="float" office:value="3181" calcext:value-type="float">
            <text:p>3181</text:p>
          </table:table-cell>
          <table:table-cell table:formula="of:=IF([.B1297]&lt;=8000;-100;IF([.B1297]&lt;=9000;0;IF([.B1297]&lt;=9750;100;2000)))" office:value-type="float" office:value="-100" calcext:value-type="float">
            <text:p>-100</text:p>
          </table:table-cell>
          <table:table-cell table:formula="of:=AVERAGE([.C$2:.C1297])" office:value-type="float" office:value="-17.3611111111111" calcext:value-type="float">
            <text:p>-17,361111111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RANDBETWEEN(1;10000)" office:value-type="float" office:value="4956" calcext:value-type="float">
            <text:p>4956</text:p>
          </table:table-cell>
          <table:table-cell table:formula="of:=IF([.B1298]&lt;=8000;-100;IF([.B1298]&lt;=9000;0;IF([.B1298]&lt;=9750;100;2000)))" office:value-type="float" office:value="-100" calcext:value-type="float">
            <text:p>-100</text:p>
          </table:table-cell>
          <table:table-cell table:formula="of:=AVERAGE([.C$2:.C1298])" office:value-type="float" office:value="-17.4248265227448" calcext:value-type="float">
            <text:p>-17,424826522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RANDBETWEEN(1;10000)" office:value-type="float" office:value="4727" calcext:value-type="float">
            <text:p>4727</text:p>
          </table:table-cell>
          <table:table-cell table:formula="of:=IF([.B1299]&lt;=8000;-100;IF([.B1299]&lt;=9000;0;IF([.B1299]&lt;=9750;100;2000)))" office:value-type="float" office:value="-100" calcext:value-type="float">
            <text:p>-100</text:p>
          </table:table-cell>
          <table:table-cell table:formula="of:=AVERAGE([.C$2:.C1299])" office:value-type="float" office:value="-17.4884437596302" calcext:value-type="float">
            <text:p>-17,488443759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RANDBETWEEN(1;10000)" office:value-type="float" office:value="4200" calcext:value-type="float">
            <text:p>4200</text:p>
          </table:table-cell>
          <table:table-cell table:formula="of:=IF([.B1300]&lt;=8000;-100;IF([.B1300]&lt;=9000;0;IF([.B1300]&lt;=9750;100;2000)))" office:value-type="float" office:value="-100" calcext:value-type="float">
            <text:p>-100</text:p>
          </table:table-cell>
          <table:table-cell table:formula="of:=AVERAGE([.C$2:.C1300])" office:value-type="float" office:value="-17.5519630484988" calcext:value-type="float">
            <text:p>-17,55196304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RANDBETWEEN(1;10000)" office:value-type="float" office:value="6494" calcext:value-type="float">
            <text:p>6494</text:p>
          </table:table-cell>
          <table:table-cell table:formula="of:=IF([.B1301]&lt;=8000;-100;IF([.B1301]&lt;=9000;0;IF([.B1301]&lt;=9750;100;2000)))" office:value-type="float" office:value="-100" calcext:value-type="float">
            <text:p>-100</text:p>
          </table:table-cell>
          <table:table-cell table:formula="of:=AVERAGE([.C$2:.C1301])" office:value-type="float" office:value="-17.6153846153846" calcext:value-type="float">
            <text:p>-17,615384615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RANDBETWEEN(1;10000)" office:value-type="float" office:value="7761" calcext:value-type="float">
            <text:p>7761</text:p>
          </table:table-cell>
          <table:table-cell table:formula="of:=IF([.B1302]&lt;=8000;-100;IF([.B1302]&lt;=9000;0;IF([.B1302]&lt;=9750;100;2000)))" office:value-type="float" office:value="-100" calcext:value-type="float">
            <text:p>-100</text:p>
          </table:table-cell>
          <table:table-cell table:formula="of:=AVERAGE([.C$2:.C1302])" office:value-type="float" office:value="-17.6787086856264" calcext:value-type="float">
            <text:p>-17,678708685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RANDBETWEEN(1;10000)" office:value-type="float" office:value="64" calcext:value-type="float">
            <text:p>64</text:p>
          </table:table-cell>
          <table:table-cell table:formula="of:=IF([.B1303]&lt;=8000;-100;IF([.B1303]&lt;=9000;0;IF([.B1303]&lt;=9750;100;2000)))" office:value-type="float" office:value="-100" calcext:value-type="float">
            <text:p>-100</text:p>
          </table:table-cell>
          <table:table-cell table:formula="of:=AVERAGE([.C$2:.C1303])" office:value-type="float" office:value="-17.741935483871" calcext:value-type="float">
            <text:p>-17,741935483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RANDBETWEEN(1;10000)" office:value-type="float" office:value="506" calcext:value-type="float">
            <text:p>506</text:p>
          </table:table-cell>
          <table:table-cell table:formula="of:=IF([.B1304]&lt;=8000;-100;IF([.B1304]&lt;=9000;0;IF([.B1304]&lt;=9750;100;2000)))" office:value-type="float" office:value="-100" calcext:value-type="float">
            <text:p>-100</text:p>
          </table:table-cell>
          <table:table-cell table:formula="of:=AVERAGE([.C$2:.C1304])" office:value-type="float" office:value="-17.8050652340752" calcext:value-type="float">
            <text:p>-17,805065234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RANDBETWEEN(1;10000)" office:value-type="float" office:value="2682" calcext:value-type="float">
            <text:p>2682</text:p>
          </table:table-cell>
          <table:table-cell table:formula="of:=IF([.B1305]&lt;=8000;-100;IF([.B1305]&lt;=9000;0;IF([.B1305]&lt;=9750;100;2000)))" office:value-type="float" office:value="-100" calcext:value-type="float">
            <text:p>-100</text:p>
          </table:table-cell>
          <table:table-cell table:formula="of:=AVERAGE([.C$2:.C1305])" office:value-type="float" office:value="-17.8680981595092" calcext:value-type="float">
            <text:p>-17,868098159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RANDBETWEEN(1;10000)" office:value-type="float" office:value="1319" calcext:value-type="float">
            <text:p>1319</text:p>
          </table:table-cell>
          <table:table-cell table:formula="of:=IF([.B1306]&lt;=8000;-100;IF([.B1306]&lt;=9000;0;IF([.B1306]&lt;=9750;100;2000)))" office:value-type="float" office:value="-100" calcext:value-type="float">
            <text:p>-100</text:p>
          </table:table-cell>
          <table:table-cell table:formula="of:=AVERAGE([.C$2:.C1306])" office:value-type="float" office:value="-17.9310344827586" calcext:value-type="float">
            <text:p>-17,931034482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RANDBETWEEN(1;10000)" office:value-type="float" office:value="1963" calcext:value-type="float">
            <text:p>1963</text:p>
          </table:table-cell>
          <table:table-cell table:formula="of:=IF([.B1307]&lt;=8000;-100;IF([.B1307]&lt;=9000;0;IF([.B1307]&lt;=9750;100;2000)))" office:value-type="float" office:value="-100" calcext:value-type="float">
            <text:p>-100</text:p>
          </table:table-cell>
          <table:table-cell table:formula="of:=AVERAGE([.C$2:.C1307])" office:value-type="float" office:value="-17.9938744257274" calcext:value-type="float">
            <text:p>-17,993874425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RANDBETWEEN(1;10000)" office:value-type="float" office:value="4085" calcext:value-type="float">
            <text:p>4085</text:p>
          </table:table-cell>
          <table:table-cell table:formula="of:=IF([.B1308]&lt;=8000;-100;IF([.B1308]&lt;=9000;0;IF([.B1308]&lt;=9750;100;2000)))" office:value-type="float" office:value="-100" calcext:value-type="float">
            <text:p>-100</text:p>
          </table:table-cell>
          <table:table-cell table:formula="of:=AVERAGE([.C$2:.C1308])" office:value-type="float" office:value="-18.0566182096404" calcext:value-type="float">
            <text:p>-18,056618209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RANDBETWEEN(1;10000)" office:value-type="float" office:value="33" calcext:value-type="float">
            <text:p>33</text:p>
          </table:table-cell>
          <table:table-cell table:formula="of:=IF([.B1309]&lt;=8000;-100;IF([.B1309]&lt;=9000;0;IF([.B1309]&lt;=9750;100;2000)))" office:value-type="float" office:value="-100" calcext:value-type="float">
            <text:p>-100</text:p>
          </table:table-cell>
          <table:table-cell table:formula="of:=AVERAGE([.C$2:.C1309])" office:value-type="float" office:value="-18.1192660550459" calcext:value-type="float">
            <text:p>-18,11926605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RANDBETWEEN(1;10000)" office:value-type="float" office:value="9294" calcext:value-type="float">
            <text:p>9294</text:p>
          </table:table-cell>
          <table:table-cell table:formula="of:=IF([.B1310]&lt;=8000;-100;IF([.B1310]&lt;=9000;0;IF([.B1310]&lt;=9750;100;2000)))" office:value-type="float" office:value="100" calcext:value-type="float">
            <text:p>100</text:p>
          </table:table-cell>
          <table:table-cell table:formula="of:=AVERAGE([.C$2:.C1310])" office:value-type="float" office:value="-18.0290297937357" calcext:value-type="float">
            <text:p>-18,029029793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RANDBETWEEN(1;10000)" office:value-type="float" office:value="9890" calcext:value-type="float">
            <text:p>9890</text:p>
          </table:table-cell>
          <table:table-cell table:formula="of:=IF([.B1311]&lt;=8000;-100;IF([.B1311]&lt;=9000;0;IF([.B1311]&lt;=9750;100;2000)))" office:value-type="float" office:value="2000" calcext:value-type="float">
            <text:p>2000</text:p>
          </table:table-cell>
          <table:table-cell table:formula="of:=AVERAGE([.C$2:.C1311])" office:value-type="float" office:value="-16.4885496183206" calcext:value-type="float">
            <text:p>-16,488549618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RANDBETWEEN(1;10000)" office:value-type="float" office:value="9039" calcext:value-type="float">
            <text:p>9039</text:p>
          </table:table-cell>
          <table:table-cell table:formula="of:=IF([.B1312]&lt;=8000;-100;IF([.B1312]&lt;=9000;0;IF([.B1312]&lt;=9750;100;2000)))" office:value-type="float" office:value="100" calcext:value-type="float">
            <text:p>100</text:p>
          </table:table-cell>
          <table:table-cell table:formula="of:=AVERAGE([.C$2:.C1312])" office:value-type="float" office:value="-16.3996948893974" calcext:value-type="float">
            <text:p>-16,399694889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RANDBETWEEN(1;10000)" office:value-type="float" office:value="5114" calcext:value-type="float">
            <text:p>5114</text:p>
          </table:table-cell>
          <table:table-cell table:formula="of:=IF([.B1313]&lt;=8000;-100;IF([.B1313]&lt;=9000;0;IF([.B1313]&lt;=9750;100;2000)))" office:value-type="float" office:value="-100" calcext:value-type="float">
            <text:p>-100</text:p>
          </table:table-cell>
          <table:table-cell table:formula="of:=AVERAGE([.C$2:.C1313])" office:value-type="float" office:value="-16.4634146341463" calcext:value-type="float">
            <text:p>-16,463414634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RANDBETWEEN(1;10000)" office:value-type="float" office:value="4131" calcext:value-type="float">
            <text:p>4131</text:p>
          </table:table-cell>
          <table:table-cell table:formula="of:=IF([.B1314]&lt;=8000;-100;IF([.B1314]&lt;=9000;0;IF([.B1314]&lt;=9750;100;2000)))" office:value-type="float" office:value="-100" calcext:value-type="float">
            <text:p>-100</text:p>
          </table:table-cell>
          <table:table-cell table:formula="of:=AVERAGE([.C$2:.C1314])" office:value-type="float" office:value="-16.5270373191165" calcext:value-type="float">
            <text:p>-16,527037319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RANDBETWEEN(1;10000)" office:value-type="float" office:value="5051" calcext:value-type="float">
            <text:p>5051</text:p>
          </table:table-cell>
          <table:table-cell table:formula="of:=IF([.B1315]&lt;=8000;-100;IF([.B1315]&lt;=9000;0;IF([.B1315]&lt;=9750;100;2000)))" office:value-type="float" office:value="-100" calcext:value-type="float">
            <text:p>-100</text:p>
          </table:table-cell>
          <table:table-cell table:formula="of:=AVERAGE([.C$2:.C1315])" office:value-type="float" office:value="-16.5905631659056" calcext:value-type="float">
            <text:p>-16,590563165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RANDBETWEEN(1;10000)" office:value-type="float" office:value="7804" calcext:value-type="float">
            <text:p>7804</text:p>
          </table:table-cell>
          <table:table-cell table:formula="of:=IF([.B1316]&lt;=8000;-100;IF([.B1316]&lt;=9000;0;IF([.B1316]&lt;=9750;100;2000)))" office:value-type="float" office:value="-100" calcext:value-type="float">
            <text:p>-100</text:p>
          </table:table-cell>
          <table:table-cell table:formula="of:=AVERAGE([.C$2:.C1316])" office:value-type="float" office:value="-16.6539923954373" calcext:value-type="float">
            <text:p>-16,653992395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RANDBETWEEN(1;10000)" office:value-type="float" office:value="2807" calcext:value-type="float">
            <text:p>2807</text:p>
          </table:table-cell>
          <table:table-cell table:formula="of:=IF([.B1317]&lt;=8000;-100;IF([.B1317]&lt;=9000;0;IF([.B1317]&lt;=9750;100;2000)))" office:value-type="float" office:value="-100" calcext:value-type="float">
            <text:p>-100</text:p>
          </table:table-cell>
          <table:table-cell table:formula="of:=AVERAGE([.C$2:.C1317])" office:value-type="float" office:value="-16.7173252279635" calcext:value-type="float">
            <text:p>-16,71732522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RANDBETWEEN(1;10000)" office:value-type="float" office:value="8780" calcext:value-type="float">
            <text:p>8780</text:p>
          </table:table-cell>
          <table:table-cell table:formula="of:=IF([.B1318]&lt;=8000;-100;IF([.B1318]&lt;=9000;0;IF([.B1318]&lt;=9750;100;2000)))" office:value-type="float" office:value="0" calcext:value-type="float">
            <text:p>0</text:p>
          </table:table-cell>
          <table:table-cell table:formula="of:=AVERAGE([.C$2:.C1318])" office:value-type="float" office:value="-16.7046317388003" calcext:value-type="float">
            <text:p>-16,704631738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RANDBETWEEN(1;10000)" office:value-type="float" office:value="217" calcext:value-type="float">
            <text:p>217</text:p>
          </table:table-cell>
          <table:table-cell table:formula="of:=IF([.B1319]&lt;=8000;-100;IF([.B1319]&lt;=9000;0;IF([.B1319]&lt;=9750;100;2000)))" office:value-type="float" office:value="-100" calcext:value-type="float">
            <text:p>-100</text:p>
          </table:table-cell>
          <table:table-cell table:formula="of:=AVERAGE([.C$2:.C1319])" office:value-type="float" office:value="-16.7678300455235" calcext:value-type="float">
            <text:p>-16,767830045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RANDBETWEEN(1;10000)" office:value-type="float" office:value="872" calcext:value-type="float">
            <text:p>872</text:p>
          </table:table-cell>
          <table:table-cell table:formula="of:=IF([.B1320]&lt;=8000;-100;IF([.B1320]&lt;=9000;0;IF([.B1320]&lt;=9750;100;2000)))" office:value-type="float" office:value="-100" calcext:value-type="float">
            <text:p>-100</text:p>
          </table:table-cell>
          <table:table-cell table:formula="of:=AVERAGE([.C$2:.C1320])" office:value-type="float" office:value="-16.8309325246399" calcext:value-type="float">
            <text:p>-16,830932524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RANDBETWEEN(1;10000)" office:value-type="float" office:value="7816" calcext:value-type="float">
            <text:p>7816</text:p>
          </table:table-cell>
          <table:table-cell table:formula="of:=IF([.B1321]&lt;=8000;-100;IF([.B1321]&lt;=9000;0;IF([.B1321]&lt;=9750;100;2000)))" office:value-type="float" office:value="-100" calcext:value-type="float">
            <text:p>-100</text:p>
          </table:table-cell>
          <table:table-cell table:formula="of:=AVERAGE([.C$2:.C1321])" office:value-type="float" office:value="-16.8939393939394" calcext:value-type="float">
            <text:p>-16,893939393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RANDBETWEEN(1;10000)" office:value-type="float" office:value="1282" calcext:value-type="float">
            <text:p>1282</text:p>
          </table:table-cell>
          <table:table-cell table:formula="of:=IF([.B1322]&lt;=8000;-100;IF([.B1322]&lt;=9000;0;IF([.B1322]&lt;=9750;100;2000)))" office:value-type="float" office:value="-100" calcext:value-type="float">
            <text:p>-100</text:p>
          </table:table-cell>
          <table:table-cell table:formula="of:=AVERAGE([.C$2:.C1322])" office:value-type="float" office:value="-16.9568508705526" calcext:value-type="float">
            <text:p>-16,956850870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RANDBETWEEN(1;10000)" office:value-type="float" office:value="3947" calcext:value-type="float">
            <text:p>3947</text:p>
          </table:table-cell>
          <table:table-cell table:formula="of:=IF([.B1323]&lt;=8000;-100;IF([.B1323]&lt;=9000;0;IF([.B1323]&lt;=9750;100;2000)))" office:value-type="float" office:value="-100" calcext:value-type="float">
            <text:p>-100</text:p>
          </table:table-cell>
          <table:table-cell table:formula="of:=AVERAGE([.C$2:.C1323])" office:value-type="float" office:value="-17.0196671709531" calcext:value-type="float">
            <text:p>-17,01966717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RANDBETWEEN(1;10000)" office:value-type="float" office:value="2056" calcext:value-type="float">
            <text:p>2056</text:p>
          </table:table-cell>
          <table:table-cell table:formula="of:=IF([.B1324]&lt;=8000;-100;IF([.B1324]&lt;=9000;0;IF([.B1324]&lt;=9750;100;2000)))" office:value-type="float" office:value="-100" calcext:value-type="float">
            <text:p>-100</text:p>
          </table:table-cell>
          <table:table-cell table:formula="of:=AVERAGE([.C$2:.C1324])" office:value-type="float" office:value="-17.0823885109599" calcext:value-type="float">
            <text:p>-17,08238851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RANDBETWEEN(1;10000)" office:value-type="float" office:value="4169" calcext:value-type="float">
            <text:p>4169</text:p>
          </table:table-cell>
          <table:table-cell table:formula="of:=IF([.B1325]&lt;=8000;-100;IF([.B1325]&lt;=9000;0;IF([.B1325]&lt;=9750;100;2000)))" office:value-type="float" office:value="-100" calcext:value-type="float">
            <text:p>-100</text:p>
          </table:table-cell>
          <table:table-cell table:formula="of:=AVERAGE([.C$2:.C1325])" office:value-type="float" office:value="-17.1450151057402" calcext:value-type="float">
            <text:p>-17,145015105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RANDBETWEEN(1;10000)" office:value-type="float" office:value="8600" calcext:value-type="float">
            <text:p>8600</text:p>
          </table:table-cell>
          <table:table-cell table:formula="of:=IF([.B1326]&lt;=8000;-100;IF([.B1326]&lt;=9000;0;IF([.B1326]&lt;=9750;100;2000)))" office:value-type="float" office:value="0" calcext:value-type="float">
            <text:p>0</text:p>
          </table:table-cell>
          <table:table-cell table:formula="of:=AVERAGE([.C$2:.C1326])" office:value-type="float" office:value="-17.1320754716981" calcext:value-type="float">
            <text:p>-17,132075471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RANDBETWEEN(1;10000)" office:value-type="float" office:value="2545" calcext:value-type="float">
            <text:p>2545</text:p>
          </table:table-cell>
          <table:table-cell table:formula="of:=IF([.B1327]&lt;=8000;-100;IF([.B1327]&lt;=9000;0;IF([.B1327]&lt;=9750;100;2000)))" office:value-type="float" office:value="-100" calcext:value-type="float">
            <text:p>-100</text:p>
          </table:table-cell>
          <table:table-cell table:formula="of:=AVERAGE([.C$2:.C1327])" office:value-type="float" office:value="-17.1945701357466" calcext:value-type="float">
            <text:p>-17,194570135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RANDBETWEEN(1;10000)" office:value-type="float" office:value="5677" calcext:value-type="float">
            <text:p>5677</text:p>
          </table:table-cell>
          <table:table-cell table:formula="of:=IF([.B1328]&lt;=8000;-100;IF([.B1328]&lt;=9000;0;IF([.B1328]&lt;=9750;100;2000)))" office:value-type="float" office:value="-100" calcext:value-type="float">
            <text:p>-100</text:p>
          </table:table-cell>
          <table:table-cell table:formula="of:=AVERAGE([.C$2:.C1328])" office:value-type="float" office:value="-17.2569706103994" calcext:value-type="float">
            <text:p>-17,256970610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RANDBETWEEN(1;10000)" office:value-type="float" office:value="842" calcext:value-type="float">
            <text:p>842</text:p>
          </table:table-cell>
          <table:table-cell table:formula="of:=IF([.B1329]&lt;=8000;-100;IF([.B1329]&lt;=9000;0;IF([.B1329]&lt;=9750;100;2000)))" office:value-type="float" office:value="-100" calcext:value-type="float">
            <text:p>-100</text:p>
          </table:table-cell>
          <table:table-cell table:formula="of:=AVERAGE([.C$2:.C1329])" office:value-type="float" office:value="-17.3192771084337" calcext:value-type="float">
            <text:p>-17,319277108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RANDBETWEEN(1;10000)" office:value-type="float" office:value="3292" calcext:value-type="float">
            <text:p>3292</text:p>
          </table:table-cell>
          <table:table-cell table:formula="of:=IF([.B1330]&lt;=8000;-100;IF([.B1330]&lt;=9000;0;IF([.B1330]&lt;=9750;100;2000)))" office:value-type="float" office:value="-100" calcext:value-type="float">
            <text:p>-100</text:p>
          </table:table-cell>
          <table:table-cell table:formula="of:=AVERAGE([.C$2:.C1330])" office:value-type="float" office:value="-17.3814898419865" calcext:value-type="float">
            <text:p>-17,38148984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RANDBETWEEN(1;10000)" office:value-type="float" office:value="5095" calcext:value-type="float">
            <text:p>5095</text:p>
          </table:table-cell>
          <table:table-cell table:formula="of:=IF([.B1331]&lt;=8000;-100;IF([.B1331]&lt;=9000;0;IF([.B1331]&lt;=9750;100;2000)))" office:value-type="float" office:value="-100" calcext:value-type="float">
            <text:p>-100</text:p>
          </table:table-cell>
          <table:table-cell table:formula="of:=AVERAGE([.C$2:.C1331])" office:value-type="float" office:value="-17.4436090225564" calcext:value-type="float">
            <text:p>-17,443609022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RANDBETWEEN(1;10000)" office:value-type="float" office:value="6948" calcext:value-type="float">
            <text:p>6948</text:p>
          </table:table-cell>
          <table:table-cell table:formula="of:=IF([.B1332]&lt;=8000;-100;IF([.B1332]&lt;=9000;0;IF([.B1332]&lt;=9750;100;2000)))" office:value-type="float" office:value="-100" calcext:value-type="float">
            <text:p>-100</text:p>
          </table:table-cell>
          <table:table-cell table:formula="of:=AVERAGE([.C$2:.C1332])" office:value-type="float" office:value="-17.5056348610068" calcext:value-type="float">
            <text:p>-17,50563486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RANDBETWEEN(1;10000)" office:value-type="float" office:value="633" calcext:value-type="float">
            <text:p>633</text:p>
          </table:table-cell>
          <table:table-cell table:formula="of:=IF([.B1333]&lt;=8000;-100;IF([.B1333]&lt;=9000;0;IF([.B1333]&lt;=9750;100;2000)))" office:value-type="float" office:value="-100" calcext:value-type="float">
            <text:p>-100</text:p>
          </table:table-cell>
          <table:table-cell table:formula="of:=AVERAGE([.C$2:.C1333])" office:value-type="float" office:value="-17.5675675675676" calcext:value-type="float">
            <text:p>-17,567567567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RANDBETWEEN(1;10000)" office:value-type="float" office:value="9733" calcext:value-type="float">
            <text:p>9733</text:p>
          </table:table-cell>
          <table:table-cell table:formula="of:=IF([.B1334]&lt;=8000;-100;IF([.B1334]&lt;=9000;0;IF([.B1334]&lt;=9750;100;2000)))" office:value-type="float" office:value="100" calcext:value-type="float">
            <text:p>100</text:p>
          </table:table-cell>
          <table:table-cell table:formula="of:=AVERAGE([.C$2:.C1334])" office:value-type="float" office:value="-17.4793698424606" calcext:value-type="float">
            <text:p>-17,479369842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RANDBETWEEN(1;10000)" office:value-type="float" office:value="6802" calcext:value-type="float">
            <text:p>6802</text:p>
          </table:table-cell>
          <table:table-cell table:formula="of:=IF([.B1335]&lt;=8000;-100;IF([.B1335]&lt;=9000;0;IF([.B1335]&lt;=9750;100;2000)))" office:value-type="float" office:value="-100" calcext:value-type="float">
            <text:p>-100</text:p>
          </table:table-cell>
          <table:table-cell table:formula="of:=AVERAGE([.C$2:.C1335])" office:value-type="float" office:value="-17.5412293853073" calcext:value-type="float">
            <text:p>-17,541229385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RANDBETWEEN(1;10000)" office:value-type="float" office:value="5108" calcext:value-type="float">
            <text:p>5108</text:p>
          </table:table-cell>
          <table:table-cell table:formula="of:=IF([.B1336]&lt;=8000;-100;IF([.B1336]&lt;=9000;0;IF([.B1336]&lt;=9750;100;2000)))" office:value-type="float" office:value="-100" calcext:value-type="float">
            <text:p>-100</text:p>
          </table:table-cell>
          <table:table-cell table:formula="of:=AVERAGE([.C$2:.C1336])" office:value-type="float" office:value="-17.6029962546816" calcext:value-type="float">
            <text:p>-17,602996254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RANDBETWEEN(1;10000)" office:value-type="float" office:value="1065" calcext:value-type="float">
            <text:p>1065</text:p>
          </table:table-cell>
          <table:table-cell table:formula="of:=IF([.B1337]&lt;=8000;-100;IF([.B1337]&lt;=9000;0;IF([.B1337]&lt;=9750;100;2000)))" office:value-type="float" office:value="-100" calcext:value-type="float">
            <text:p>-100</text:p>
          </table:table-cell>
          <table:table-cell table:formula="of:=AVERAGE([.C$2:.C1337])" office:value-type="float" office:value="-17.6646706586826" calcext:value-type="float">
            <text:p>-17,664670658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RANDBETWEEN(1;10000)" office:value-type="float" office:value="6094" calcext:value-type="float">
            <text:p>6094</text:p>
          </table:table-cell>
          <table:table-cell table:formula="of:=IF([.B1338]&lt;=8000;-100;IF([.B1338]&lt;=9000;0;IF([.B1338]&lt;=9750;100;2000)))" office:value-type="float" office:value="-100" calcext:value-type="float">
            <text:p>-100</text:p>
          </table:table-cell>
          <table:table-cell table:formula="of:=AVERAGE([.C$2:.C1338])" office:value-type="float" office:value="-17.7262528047868" calcext:value-type="float">
            <text:p>-17,726252804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RANDBETWEEN(1;10000)" office:value-type="float" office:value="5299" calcext:value-type="float">
            <text:p>5299</text:p>
          </table:table-cell>
          <table:table-cell table:formula="of:=IF([.B1339]&lt;=8000;-100;IF([.B1339]&lt;=9000;0;IF([.B1339]&lt;=9750;100;2000)))" office:value-type="float" office:value="-100" calcext:value-type="float">
            <text:p>-100</text:p>
          </table:table-cell>
          <table:table-cell table:formula="of:=AVERAGE([.C$2:.C1339])" office:value-type="float" office:value="-17.7877428998505" calcext:value-type="float">
            <text:p>-17,787742899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RANDBETWEEN(1;10000)" office:value-type="float" office:value="8291" calcext:value-type="float">
            <text:p>8291</text:p>
          </table:table-cell>
          <table:table-cell table:formula="of:=IF([.B1340]&lt;=8000;-100;IF([.B1340]&lt;=9000;0;IF([.B1340]&lt;=9750;100;2000)))" office:value-type="float" office:value="0" calcext:value-type="float">
            <text:p>0</text:p>
          </table:table-cell>
          <table:table-cell table:formula="of:=AVERAGE([.C$2:.C1340])" office:value-type="float" office:value="-17.7744585511576" calcext:value-type="float">
            <text:p>-17,774458551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RANDBETWEEN(1;10000)" office:value-type="float" office:value="2751" calcext:value-type="float">
            <text:p>2751</text:p>
          </table:table-cell>
          <table:table-cell table:formula="of:=IF([.B1341]&lt;=8000;-100;IF([.B1341]&lt;=9000;0;IF([.B1341]&lt;=9750;100;2000)))" office:value-type="float" office:value="-100" calcext:value-type="float">
            <text:p>-100</text:p>
          </table:table-cell>
          <table:table-cell table:formula="of:=AVERAGE([.C$2:.C1341])" office:value-type="float" office:value="-17.8358208955224" calcext:value-type="float">
            <text:p>-17,835820895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RANDBETWEEN(1;10000)" office:value-type="float" office:value="5615" calcext:value-type="float">
            <text:p>5615</text:p>
          </table:table-cell>
          <table:table-cell table:formula="of:=IF([.B1342]&lt;=8000;-100;IF([.B1342]&lt;=9000;0;IF([.B1342]&lt;=9750;100;2000)))" office:value-type="float" office:value="-100" calcext:value-type="float">
            <text:p>-100</text:p>
          </table:table-cell>
          <table:table-cell table:formula="of:=AVERAGE([.C$2:.C1342])" office:value-type="float" office:value="-17.8970917225951" calcext:value-type="float">
            <text:p>-17,897091722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RANDBETWEEN(1;10000)" office:value-type="float" office:value="6377" calcext:value-type="float">
            <text:p>6377</text:p>
          </table:table-cell>
          <table:table-cell table:formula="of:=IF([.B1343]&lt;=8000;-100;IF([.B1343]&lt;=9000;0;IF([.B1343]&lt;=9750;100;2000)))" office:value-type="float" office:value="-100" calcext:value-type="float">
            <text:p>-100</text:p>
          </table:table-cell>
          <table:table-cell table:formula="of:=AVERAGE([.C$2:.C1343])" office:value-type="float" office:value="-17.9582712369598" calcext:value-type="float">
            <text:p>-17,95827123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RANDBETWEEN(1;10000)" office:value-type="float" office:value="2849" calcext:value-type="float">
            <text:p>2849</text:p>
          </table:table-cell>
          <table:table-cell table:formula="of:=IF([.B1344]&lt;=8000;-100;IF([.B1344]&lt;=9000;0;IF([.B1344]&lt;=9750;100;2000)))" office:value-type="float" office:value="-100" calcext:value-type="float">
            <text:p>-100</text:p>
          </table:table-cell>
          <table:table-cell table:formula="of:=AVERAGE([.C$2:.C1344])" office:value-type="float" office:value="-18.0193596425912" calcext:value-type="float">
            <text:p>-18,019359642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RANDBETWEEN(1;10000)" office:value-type="float" office:value="3142" calcext:value-type="float">
            <text:p>3142</text:p>
          </table:table-cell>
          <table:table-cell table:formula="of:=IF([.B1345]&lt;=8000;-100;IF([.B1345]&lt;=9000;0;IF([.B1345]&lt;=9750;100;2000)))" office:value-type="float" office:value="-100" calcext:value-type="float">
            <text:p>-100</text:p>
          </table:table-cell>
          <table:table-cell table:formula="of:=AVERAGE([.C$2:.C1345])" office:value-type="float" office:value="-18.0803571428571" calcext:value-type="float">
            <text:p>-18,080357142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RANDBETWEEN(1;10000)" office:value-type="float" office:value="7846" calcext:value-type="float">
            <text:p>7846</text:p>
          </table:table-cell>
          <table:table-cell table:formula="of:=IF([.B1346]&lt;=8000;-100;IF([.B1346]&lt;=9000;0;IF([.B1346]&lt;=9750;100;2000)))" office:value-type="float" office:value="-100" calcext:value-type="float">
            <text:p>-100</text:p>
          </table:table-cell>
          <table:table-cell table:formula="of:=AVERAGE([.C$2:.C1346])" office:value-type="float" office:value="-18.1412639405204" calcext:value-type="float">
            <text:p>-18,141263940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RANDBETWEEN(1;10000)" office:value-type="float" office:value="4605" calcext:value-type="float">
            <text:p>4605</text:p>
          </table:table-cell>
          <table:table-cell table:formula="of:=IF([.B1347]&lt;=8000;-100;IF([.B1347]&lt;=9000;0;IF([.B1347]&lt;=9750;100;2000)))" office:value-type="float" office:value="-100" calcext:value-type="float">
            <text:p>-100</text:p>
          </table:table-cell>
          <table:table-cell table:formula="of:=AVERAGE([.C$2:.C1347])" office:value-type="float" office:value="-18.2020802377415" calcext:value-type="float">
            <text:p>-18,202080237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RANDBETWEEN(1;10000)" office:value-type="float" office:value="9437" calcext:value-type="float">
            <text:p>9437</text:p>
          </table:table-cell>
          <table:table-cell table:formula="of:=IF([.B1348]&lt;=8000;-100;IF([.B1348]&lt;=9000;0;IF([.B1348]&lt;=9750;100;2000)))" office:value-type="float" office:value="100" calcext:value-type="float">
            <text:p>100</text:p>
          </table:table-cell>
          <table:table-cell table:formula="of:=AVERAGE([.C$2:.C1348])" office:value-type="float" office:value="-18.1143281365999" calcext:value-type="float">
            <text:p>-18,114328136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RANDBETWEEN(1;10000)" office:value-type="float" office:value="5985" calcext:value-type="float">
            <text:p>5985</text:p>
          </table:table-cell>
          <table:table-cell table:formula="of:=IF([.B1349]&lt;=8000;-100;IF([.B1349]&lt;=9000;0;IF([.B1349]&lt;=9750;100;2000)))" office:value-type="float" office:value="-100" calcext:value-type="float">
            <text:p>-100</text:p>
          </table:table-cell>
          <table:table-cell table:formula="of:=AVERAGE([.C$2:.C1349])" office:value-type="float" office:value="-18.1750741839763" calcext:value-type="float">
            <text:p>-18,17507418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RANDBETWEEN(1;10000)" office:value-type="float" office:value="8015" calcext:value-type="float">
            <text:p>8015</text:p>
          </table:table-cell>
          <table:table-cell table:formula="of:=IF([.B1350]&lt;=8000;-100;IF([.B1350]&lt;=9000;0;IF([.B1350]&lt;=9750;100;2000)))" office:value-type="float" office:value="0" calcext:value-type="float">
            <text:p>0</text:p>
          </table:table-cell>
          <table:table-cell table:formula="of:=AVERAGE([.C$2:.C1350])" office:value-type="float" office:value="-18.1616011860638" calcext:value-type="float">
            <text:p>-18,161601186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RANDBETWEEN(1;10000)" office:value-type="float" office:value="2438" calcext:value-type="float">
            <text:p>2438</text:p>
          </table:table-cell>
          <table:table-cell table:formula="of:=IF([.B1351]&lt;=8000;-100;IF([.B1351]&lt;=9000;0;IF([.B1351]&lt;=9750;100;2000)))" office:value-type="float" office:value="-100" calcext:value-type="float">
            <text:p>-100</text:p>
          </table:table-cell>
          <table:table-cell table:formula="of:=AVERAGE([.C$2:.C1351])" office:value-type="float" office:value="-18.2222222222222" calcext:value-type="float">
            <text:p>-18,222222222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RANDBETWEEN(1;10000)" office:value-type="float" office:value="3579" calcext:value-type="float">
            <text:p>3579</text:p>
          </table:table-cell>
          <table:table-cell table:formula="of:=IF([.B1352]&lt;=8000;-100;IF([.B1352]&lt;=9000;0;IF([.B1352]&lt;=9750;100;2000)))" office:value-type="float" office:value="-100" calcext:value-type="float">
            <text:p>-100</text:p>
          </table:table-cell>
          <table:table-cell table:formula="of:=AVERAGE([.C$2:.C1352])" office:value-type="float" office:value="-18.2827535159141" calcext:value-type="float">
            <text:p>-18,282753515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RANDBETWEEN(1;10000)" office:value-type="float" office:value="5792" calcext:value-type="float">
            <text:p>5792</text:p>
          </table:table-cell>
          <table:table-cell table:formula="of:=IF([.B1353]&lt;=8000;-100;IF([.B1353]&lt;=9000;0;IF([.B1353]&lt;=9750;100;2000)))" office:value-type="float" office:value="-100" calcext:value-type="float">
            <text:p>-100</text:p>
          </table:table-cell>
          <table:table-cell table:formula="of:=AVERAGE([.C$2:.C1353])" office:value-type="float" office:value="-18.3431952662722" calcext:value-type="float">
            <text:p>-18,343195266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RANDBETWEEN(1;10000)" office:value-type="float" office:value="8527" calcext:value-type="float">
            <text:p>8527</text:p>
          </table:table-cell>
          <table:table-cell table:formula="of:=IF([.B1354]&lt;=8000;-100;IF([.B1354]&lt;=9000;0;IF([.B1354]&lt;=9750;100;2000)))" office:value-type="float" office:value="0" calcext:value-type="float">
            <text:p>0</text:p>
          </table:table-cell>
          <table:table-cell table:formula="of:=AVERAGE([.C$2:.C1354])" office:value-type="float" office:value="-18.329637841833" calcext:value-type="float">
            <text:p>-18,329637841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RANDBETWEEN(1;10000)" office:value-type="float" office:value="3273" calcext:value-type="float">
            <text:p>3273</text:p>
          </table:table-cell>
          <table:table-cell table:formula="of:=IF([.B1355]&lt;=8000;-100;IF([.B1355]&lt;=9000;0;IF([.B1355]&lt;=9750;100;2000)))" office:value-type="float" office:value="-100" calcext:value-type="float">
            <text:p>-100</text:p>
          </table:table-cell>
          <table:table-cell table:formula="of:=AVERAGE([.C$2:.C1355])" office:value-type="float" office:value="-18.3899556868538" calcext:value-type="float">
            <text:p>-18,389955686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RANDBETWEEN(1;10000)" office:value-type="float" office:value="7829" calcext:value-type="float">
            <text:p>7829</text:p>
          </table:table-cell>
          <table:table-cell table:formula="of:=IF([.B1356]&lt;=8000;-100;IF([.B1356]&lt;=9000;0;IF([.B1356]&lt;=9750;100;2000)))" office:value-type="float" office:value="-100" calcext:value-type="float">
            <text:p>-100</text:p>
          </table:table-cell>
          <table:table-cell table:formula="of:=AVERAGE([.C$2:.C1356])" office:value-type="float" office:value="-18.450184501845" calcext:value-type="float">
            <text:p>-18,450184501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RANDBETWEEN(1;10000)" office:value-type="float" office:value="9319" calcext:value-type="float">
            <text:p>9319</text:p>
          </table:table-cell>
          <table:table-cell table:formula="of:=IF([.B1357]&lt;=8000;-100;IF([.B1357]&lt;=9000;0;IF([.B1357]&lt;=9750;100;2000)))" office:value-type="float" office:value="100" calcext:value-type="float">
            <text:p>100</text:p>
          </table:table-cell>
          <table:table-cell table:formula="of:=AVERAGE([.C$2:.C1357])" office:value-type="float" office:value="-18.3628318584071" calcext:value-type="float">
            <text:p>-18,362831858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RANDBETWEEN(1;10000)" office:value-type="float" office:value="2625" calcext:value-type="float">
            <text:p>2625</text:p>
          </table:table-cell>
          <table:table-cell table:formula="of:=IF([.B1358]&lt;=8000;-100;IF([.B1358]&lt;=9000;0;IF([.B1358]&lt;=9750;100;2000)))" office:value-type="float" office:value="-100" calcext:value-type="float">
            <text:p>-100</text:p>
          </table:table-cell>
          <table:table-cell table:formula="of:=AVERAGE([.C$2:.C1358])" office:value-type="float" office:value="-18.4229918938836" calcext:value-type="float">
            <text:p>-18,422991893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RANDBETWEEN(1;10000)" office:value-type="float" office:value="6621" calcext:value-type="float">
            <text:p>6621</text:p>
          </table:table-cell>
          <table:table-cell table:formula="of:=IF([.B1359]&lt;=8000;-100;IF([.B1359]&lt;=9000;0;IF([.B1359]&lt;=9750;100;2000)))" office:value-type="float" office:value="-100" calcext:value-type="float">
            <text:p>-100</text:p>
          </table:table-cell>
          <table:table-cell table:formula="of:=AVERAGE([.C$2:.C1359])" office:value-type="float" office:value="-18.4830633284242" calcext:value-type="float">
            <text:p>-18,483063328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RANDBETWEEN(1;10000)" office:value-type="float" office:value="3050" calcext:value-type="float">
            <text:p>3050</text:p>
          </table:table-cell>
          <table:table-cell table:formula="of:=IF([.B1360]&lt;=8000;-100;IF([.B1360]&lt;=9000;0;IF([.B1360]&lt;=9750;100;2000)))" office:value-type="float" office:value="-100" calcext:value-type="float">
            <text:p>-100</text:p>
          </table:table-cell>
          <table:table-cell table:formula="of:=AVERAGE([.C$2:.C1360])" office:value-type="float" office:value="-18.5430463576159" calcext:value-type="float">
            <text:p>-18,543046357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RANDBETWEEN(1;10000)" office:value-type="float" office:value="8157" calcext:value-type="float">
            <text:p>8157</text:p>
          </table:table-cell>
          <table:table-cell table:formula="of:=IF([.B1361]&lt;=8000;-100;IF([.B1361]&lt;=9000;0;IF([.B1361]&lt;=9750;100;2000)))" office:value-type="float" office:value="0" calcext:value-type="float">
            <text:p>0</text:p>
          </table:table-cell>
          <table:table-cell table:formula="of:=AVERAGE([.C$2:.C1361])" office:value-type="float" office:value="-18.5294117647059" calcext:value-type="float">
            <text:p>-18,529411764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RANDBETWEEN(1;10000)" office:value-type="float" office:value="5785" calcext:value-type="float">
            <text:p>5785</text:p>
          </table:table-cell>
          <table:table-cell table:formula="of:=IF([.B1362]&lt;=8000;-100;IF([.B1362]&lt;=9000;0;IF([.B1362]&lt;=9750;100;2000)))" office:value-type="float" office:value="-100" calcext:value-type="float">
            <text:p>-100</text:p>
          </table:table-cell>
          <table:table-cell table:formula="of:=AVERAGE([.C$2:.C1362])" office:value-type="float" office:value="-18.5892725936811" calcext:value-type="float">
            <text:p>-18,589272593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RANDBETWEEN(1;10000)" office:value-type="float" office:value="7684" calcext:value-type="float">
            <text:p>7684</text:p>
          </table:table-cell>
          <table:table-cell table:formula="of:=IF([.B1363]&lt;=8000;-100;IF([.B1363]&lt;=9000;0;IF([.B1363]&lt;=9750;100;2000)))" office:value-type="float" office:value="-100" calcext:value-type="float">
            <text:p>-100</text:p>
          </table:table-cell>
          <table:table-cell table:formula="of:=AVERAGE([.C$2:.C1363])" office:value-type="float" office:value="-18.6490455212922" calcext:value-type="float">
            <text:p>-18,649045521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RANDBETWEEN(1;10000)" office:value-type="float" office:value="9049" calcext:value-type="float">
            <text:p>9049</text:p>
          </table:table-cell>
          <table:table-cell table:formula="of:=IF([.B1364]&lt;=8000;-100;IF([.B1364]&lt;=9000;0;IF([.B1364]&lt;=9750;100;2000)))" office:value-type="float" office:value="100" calcext:value-type="float">
            <text:p>100</text:p>
          </table:table-cell>
          <table:table-cell table:formula="of:=AVERAGE([.C$2:.C1364])" office:value-type="float" office:value="-18.5619955979457" calcext:value-type="float">
            <text:p>-18,561995597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RANDBETWEEN(1;10000)" office:value-type="float" office:value="55" calcext:value-type="float">
            <text:p>55</text:p>
          </table:table-cell>
          <table:table-cell table:formula="of:=IF([.B1365]&lt;=8000;-100;IF([.B1365]&lt;=9000;0;IF([.B1365]&lt;=9750;100;2000)))" office:value-type="float" office:value="-100" calcext:value-type="float">
            <text:p>-100</text:p>
          </table:table-cell>
          <table:table-cell table:formula="of:=AVERAGE([.C$2:.C1365])" office:value-type="float" office:value="-18.6217008797654" calcext:value-type="float">
            <text:p>-18,621700879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RANDBETWEEN(1;10000)" office:value-type="float" office:value="8968" calcext:value-type="float">
            <text:p>8968</text:p>
          </table:table-cell>
          <table:table-cell table:formula="of:=IF([.B1366]&lt;=8000;-100;IF([.B1366]&lt;=9000;0;IF([.B1366]&lt;=9750;100;2000)))" office:value-type="float" office:value="0" calcext:value-type="float">
            <text:p>0</text:p>
          </table:table-cell>
          <table:table-cell table:formula="of:=AVERAGE([.C$2:.C1366])" office:value-type="float" office:value="-18.6080586080586" calcext:value-type="float">
            <text:p>-18,608058608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RANDBETWEEN(1;10000)" office:value-type="float" office:value="8956" calcext:value-type="float">
            <text:p>8956</text:p>
          </table:table-cell>
          <table:table-cell table:formula="of:=IF([.B1367]&lt;=8000;-100;IF([.B1367]&lt;=9000;0;IF([.B1367]&lt;=9750;100;2000)))" office:value-type="float" office:value="0" calcext:value-type="float">
            <text:p>0</text:p>
          </table:table-cell>
          <table:table-cell table:formula="of:=AVERAGE([.C$2:.C1367])" office:value-type="float" office:value="-18.5944363103953" calcext:value-type="float">
            <text:p>-18,594436310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RANDBETWEEN(1;10000)" office:value-type="float" office:value="4666" calcext:value-type="float">
            <text:p>4666</text:p>
          </table:table-cell>
          <table:table-cell table:formula="of:=IF([.B1368]&lt;=8000;-100;IF([.B1368]&lt;=9000;0;IF([.B1368]&lt;=9750;100;2000)))" office:value-type="float" office:value="-100" calcext:value-type="float">
            <text:p>-100</text:p>
          </table:table-cell>
          <table:table-cell table:formula="of:=AVERAGE([.C$2:.C1368])" office:value-type="float" office:value="-18.6539868324799" calcext:value-type="float">
            <text:p>-18,653986832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RANDBETWEEN(1;10000)" office:value-type="float" office:value="977" calcext:value-type="float">
            <text:p>977</text:p>
          </table:table-cell>
          <table:table-cell table:formula="of:=IF([.B1369]&lt;=8000;-100;IF([.B1369]&lt;=9000;0;IF([.B1369]&lt;=9750;100;2000)))" office:value-type="float" office:value="-100" calcext:value-type="float">
            <text:p>-100</text:p>
          </table:table-cell>
          <table:table-cell table:formula="of:=AVERAGE([.C$2:.C1369])" office:value-type="float" office:value="-18.7134502923977" calcext:value-type="float">
            <text:p>-18,713450292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RANDBETWEEN(1;10000)" office:value-type="float" office:value="3423" calcext:value-type="float">
            <text:p>3423</text:p>
          </table:table-cell>
          <table:table-cell table:formula="of:=IF([.B1370]&lt;=8000;-100;IF([.B1370]&lt;=9000;0;IF([.B1370]&lt;=9750;100;2000)))" office:value-type="float" office:value="-100" calcext:value-type="float">
            <text:p>-100</text:p>
          </table:table-cell>
          <table:table-cell table:formula="of:=AVERAGE([.C$2:.C1370])" office:value-type="float" office:value="-18.772826880935" calcext:value-type="float">
            <text:p>-18,772826880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RANDBETWEEN(1;10000)" office:value-type="float" office:value="3709" calcext:value-type="float">
            <text:p>3709</text:p>
          </table:table-cell>
          <table:table-cell table:formula="of:=IF([.B1371]&lt;=8000;-100;IF([.B1371]&lt;=9000;0;IF([.B1371]&lt;=9750;100;2000)))" office:value-type="float" office:value="-100" calcext:value-type="float">
            <text:p>-100</text:p>
          </table:table-cell>
          <table:table-cell table:formula="of:=AVERAGE([.C$2:.C1371])" office:value-type="float" office:value="-18.8321167883212" calcext:value-type="float">
            <text:p>-18,832116788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RANDBETWEEN(1;10000)" office:value-type="float" office:value="6184" calcext:value-type="float">
            <text:p>6184</text:p>
          </table:table-cell>
          <table:table-cell table:formula="of:=IF([.B1372]&lt;=8000;-100;IF([.B1372]&lt;=9000;0;IF([.B1372]&lt;=9750;100;2000)))" office:value-type="float" office:value="-100" calcext:value-type="float">
            <text:p>-100</text:p>
          </table:table-cell>
          <table:table-cell table:formula="of:=AVERAGE([.C$2:.C1372])" office:value-type="float" office:value="-18.8913202042305" calcext:value-type="float">
            <text:p>-18,891320204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RANDBETWEEN(1;10000)" office:value-type="float" office:value="6177" calcext:value-type="float">
            <text:p>6177</text:p>
          </table:table-cell>
          <table:table-cell table:formula="of:=IF([.B1373]&lt;=8000;-100;IF([.B1373]&lt;=9000;0;IF([.B1373]&lt;=9750;100;2000)))" office:value-type="float" office:value="-100" calcext:value-type="float">
            <text:p>-100</text:p>
          </table:table-cell>
          <table:table-cell table:formula="of:=AVERAGE([.C$2:.C1373])" office:value-type="float" office:value="-18.9504373177843" calcext:value-type="float">
            <text:p>-18,950437317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RANDBETWEEN(1;10000)" office:value-type="float" office:value="1967" calcext:value-type="float">
            <text:p>1967</text:p>
          </table:table-cell>
          <table:table-cell table:formula="of:=IF([.B1374]&lt;=8000;-100;IF([.B1374]&lt;=9000;0;IF([.B1374]&lt;=9750;100;2000)))" office:value-type="float" office:value="-100" calcext:value-type="float">
            <text:p>-100</text:p>
          </table:table-cell>
          <table:table-cell table:formula="of:=AVERAGE([.C$2:.C1374])" office:value-type="float" office:value="-19.0094683175528" calcext:value-type="float">
            <text:p>-19,009468317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RANDBETWEEN(1;10000)" office:value-type="float" office:value="596" calcext:value-type="float">
            <text:p>596</text:p>
          </table:table-cell>
          <table:table-cell table:formula="of:=IF([.B1375]&lt;=8000;-100;IF([.B1375]&lt;=9000;0;IF([.B1375]&lt;=9750;100;2000)))" office:value-type="float" office:value="-100" calcext:value-type="float">
            <text:p>-100</text:p>
          </table:table-cell>
          <table:table-cell table:formula="of:=AVERAGE([.C$2:.C1375])" office:value-type="float" office:value="-19.0684133915575" calcext:value-type="float">
            <text:p>-19,068413391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RANDBETWEEN(1;10000)" office:value-type="float" office:value="5714" calcext:value-type="float">
            <text:p>5714</text:p>
          </table:table-cell>
          <table:table-cell table:formula="of:=IF([.B1376]&lt;=8000;-100;IF([.B1376]&lt;=9000;0;IF([.B1376]&lt;=9750;100;2000)))" office:value-type="float" office:value="-100" calcext:value-type="float">
            <text:p>-100</text:p>
          </table:table-cell>
          <table:table-cell table:formula="of:=AVERAGE([.C$2:.C1376])" office:value-type="float" office:value="-19.1272727272727" calcext:value-type="float">
            <text:p>-19,127272727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RANDBETWEEN(1;10000)" office:value-type="float" office:value="1768" calcext:value-type="float">
            <text:p>1768</text:p>
          </table:table-cell>
          <table:table-cell table:formula="of:=IF([.B1377]&lt;=8000;-100;IF([.B1377]&lt;=9000;0;IF([.B1377]&lt;=9750;100;2000)))" office:value-type="float" office:value="-100" calcext:value-type="float">
            <text:p>-100</text:p>
          </table:table-cell>
          <table:table-cell table:formula="of:=AVERAGE([.C$2:.C1377])" office:value-type="float" office:value="-19.1860465116279" calcext:value-type="float">
            <text:p>-19,186046511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RANDBETWEEN(1;10000)" office:value-type="float" office:value="4547" calcext:value-type="float">
            <text:p>4547</text:p>
          </table:table-cell>
          <table:table-cell table:formula="of:=IF([.B1378]&lt;=8000;-100;IF([.B1378]&lt;=9000;0;IF([.B1378]&lt;=9750;100;2000)))" office:value-type="float" office:value="-100" calcext:value-type="float">
            <text:p>-100</text:p>
          </table:table-cell>
          <table:table-cell table:formula="of:=AVERAGE([.C$2:.C1378])" office:value-type="float" office:value="-19.2447349310094" calcext:value-type="float">
            <text:p>-19,24473493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RANDBETWEEN(1;10000)" office:value-type="float" office:value="1292" calcext:value-type="float">
            <text:p>1292</text:p>
          </table:table-cell>
          <table:table-cell table:formula="of:=IF([.B1379]&lt;=8000;-100;IF([.B1379]&lt;=9000;0;IF([.B1379]&lt;=9750;100;2000)))" office:value-type="float" office:value="-100" calcext:value-type="float">
            <text:p>-100</text:p>
          </table:table-cell>
          <table:table-cell table:formula="of:=AVERAGE([.C$2:.C1379])" office:value-type="float" office:value="-19.3033381712627" calcext:value-type="float">
            <text:p>-19,303338171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RANDBETWEEN(1;10000)" office:value-type="float" office:value="362" calcext:value-type="float">
            <text:p>362</text:p>
          </table:table-cell>
          <table:table-cell table:formula="of:=IF([.B1380]&lt;=8000;-100;IF([.B1380]&lt;=9000;0;IF([.B1380]&lt;=9750;100;2000)))" office:value-type="float" office:value="-100" calcext:value-type="float">
            <text:p>-100</text:p>
          </table:table-cell>
          <table:table-cell table:formula="of:=AVERAGE([.C$2:.C1380])" office:value-type="float" office:value="-19.361856417694" calcext:value-type="float">
            <text:p>-19,361856417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RANDBETWEEN(1;10000)" office:value-type="float" office:value="7965" calcext:value-type="float">
            <text:p>7965</text:p>
          </table:table-cell>
          <table:table-cell table:formula="of:=IF([.B1381]&lt;=8000;-100;IF([.B1381]&lt;=9000;0;IF([.B1381]&lt;=9750;100;2000)))" office:value-type="float" office:value="-100" calcext:value-type="float">
            <text:p>-100</text:p>
          </table:table-cell>
          <table:table-cell table:formula="of:=AVERAGE([.C$2:.C1381])" office:value-type="float" office:value="-19.4202898550725" calcext:value-type="float">
            <text:p>-19,420289855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RANDBETWEEN(1;10000)" office:value-type="float" office:value="2769" calcext:value-type="float">
            <text:p>2769</text:p>
          </table:table-cell>
          <table:table-cell table:formula="of:=IF([.B1382]&lt;=8000;-100;IF([.B1382]&lt;=9000;0;IF([.B1382]&lt;=9750;100;2000)))" office:value-type="float" office:value="-100" calcext:value-type="float">
            <text:p>-100</text:p>
          </table:table-cell>
          <table:table-cell table:formula="of:=AVERAGE([.C$2:.C1382])" office:value-type="float" office:value="-19.4786386676322" calcext:value-type="float">
            <text:p>-19,478638667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RANDBETWEEN(1;10000)" office:value-type="float" office:value="7785" calcext:value-type="float">
            <text:p>7785</text:p>
          </table:table-cell>
          <table:table-cell table:formula="of:=IF([.B1383]&lt;=8000;-100;IF([.B1383]&lt;=9000;0;IF([.B1383]&lt;=9750;100;2000)))" office:value-type="float" office:value="-100" calcext:value-type="float">
            <text:p>-100</text:p>
          </table:table-cell>
          <table:table-cell table:formula="of:=AVERAGE([.C$2:.C1383])" office:value-type="float" office:value="-19.5369030390738" calcext:value-type="float">
            <text:p>-19,536903039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RANDBETWEEN(1;10000)" office:value-type="float" office:value="2336" calcext:value-type="float">
            <text:p>2336</text:p>
          </table:table-cell>
          <table:table-cell table:formula="of:=IF([.B1384]&lt;=8000;-100;IF([.B1384]&lt;=9000;0;IF([.B1384]&lt;=9750;100;2000)))" office:value-type="float" office:value="-100" calcext:value-type="float">
            <text:p>-100</text:p>
          </table:table-cell>
          <table:table-cell table:formula="of:=AVERAGE([.C$2:.C1384])" office:value-type="float" office:value="-19.5950831525669" calcext:value-type="float">
            <text:p>-19,595083152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RANDBETWEEN(1;10000)" office:value-type="float" office:value="3145" calcext:value-type="float">
            <text:p>3145</text:p>
          </table:table-cell>
          <table:table-cell table:formula="of:=IF([.B1385]&lt;=8000;-100;IF([.B1385]&lt;=9000;0;IF([.B1385]&lt;=9750;100;2000)))" office:value-type="float" office:value="-100" calcext:value-type="float">
            <text:p>-100</text:p>
          </table:table-cell>
          <table:table-cell table:formula="of:=AVERAGE([.C$2:.C1385])" office:value-type="float" office:value="-19.6531791907514" calcext:value-type="float">
            <text:p>-19,653179190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RANDBETWEEN(1;10000)" office:value-type="float" office:value="798" calcext:value-type="float">
            <text:p>798</text:p>
          </table:table-cell>
          <table:table-cell table:formula="of:=IF([.B1386]&lt;=8000;-100;IF([.B1386]&lt;=9000;0;IF([.B1386]&lt;=9750;100;2000)))" office:value-type="float" office:value="-100" calcext:value-type="float">
            <text:p>-100</text:p>
          </table:table-cell>
          <table:table-cell table:formula="of:=AVERAGE([.C$2:.C1386])" office:value-type="float" office:value="-19.7111913357401" calcext:value-type="float">
            <text:p>-19,711191335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RANDBETWEEN(1;10000)" office:value-type="float" office:value="4446" calcext:value-type="float">
            <text:p>4446</text:p>
          </table:table-cell>
          <table:table-cell table:formula="of:=IF([.B1387]&lt;=8000;-100;IF([.B1387]&lt;=9000;0;IF([.B1387]&lt;=9750;100;2000)))" office:value-type="float" office:value="-100" calcext:value-type="float">
            <text:p>-100</text:p>
          </table:table-cell>
          <table:table-cell table:formula="of:=AVERAGE([.C$2:.C1387])" office:value-type="float" office:value="-19.7691197691198" calcext:value-type="float">
            <text:p>-19,769119769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RANDBETWEEN(1;10000)" office:value-type="float" office:value="7342" calcext:value-type="float">
            <text:p>7342</text:p>
          </table:table-cell>
          <table:table-cell table:formula="of:=IF([.B1388]&lt;=8000;-100;IF([.B1388]&lt;=9000;0;IF([.B1388]&lt;=9750;100;2000)))" office:value-type="float" office:value="-100" calcext:value-type="float">
            <text:p>-100</text:p>
          </table:table-cell>
          <table:table-cell table:formula="of:=AVERAGE([.C$2:.C1388])" office:value-type="float" office:value="-19.8269646719539" calcext:value-type="float">
            <text:p>-19,82696467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RANDBETWEEN(1;10000)" office:value-type="float" office:value="4044" calcext:value-type="float">
            <text:p>4044</text:p>
          </table:table-cell>
          <table:table-cell table:formula="of:=IF([.B1389]&lt;=8000;-100;IF([.B1389]&lt;=9000;0;IF([.B1389]&lt;=9750;100;2000)))" office:value-type="float" office:value="-100" calcext:value-type="float">
            <text:p>-100</text:p>
          </table:table-cell>
          <table:table-cell table:formula="of:=AVERAGE([.C$2:.C1389])" office:value-type="float" office:value="-19.8847262247839" calcext:value-type="float">
            <text:p>-19,884726224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RANDBETWEEN(1;10000)" office:value-type="float" office:value="9583" calcext:value-type="float">
            <text:p>9583</text:p>
          </table:table-cell>
          <table:table-cell table:formula="of:=IF([.B1390]&lt;=8000;-100;IF([.B1390]&lt;=9000;0;IF([.B1390]&lt;=9750;100;2000)))" office:value-type="float" office:value="100" calcext:value-type="float">
            <text:p>100</text:p>
          </table:table-cell>
          <table:table-cell table:formula="of:=AVERAGE([.C$2:.C1390])" office:value-type="float" office:value="-19.7984161267099" calcext:value-type="float">
            <text:p>-19,798416126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RANDBETWEEN(1;10000)" office:value-type="float" office:value="7883" calcext:value-type="float">
            <text:p>7883</text:p>
          </table:table-cell>
          <table:table-cell table:formula="of:=IF([.B1391]&lt;=8000;-100;IF([.B1391]&lt;=9000;0;IF([.B1391]&lt;=9750;100;2000)))" office:value-type="float" office:value="-100" calcext:value-type="float">
            <text:p>-100</text:p>
          </table:table-cell>
          <table:table-cell table:formula="of:=AVERAGE([.C$2:.C1391])" office:value-type="float" office:value="-19.8561151079137" calcext:value-type="float">
            <text:p>-19,856115107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RANDBETWEEN(1;10000)" office:value-type="float" office:value="7683" calcext:value-type="float">
            <text:p>7683</text:p>
          </table:table-cell>
          <table:table-cell table:formula="of:=IF([.B1392]&lt;=8000;-100;IF([.B1392]&lt;=9000;0;IF([.B1392]&lt;=9750;100;2000)))" office:value-type="float" office:value="-100" calcext:value-type="float">
            <text:p>-100</text:p>
          </table:table-cell>
          <table:table-cell table:formula="of:=AVERAGE([.C$2:.C1392])" office:value-type="float" office:value="-19.9137311286844" calcext:value-type="float">
            <text:p>-19,913731128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RANDBETWEEN(1;10000)" office:value-type="float" office:value="290" calcext:value-type="float">
            <text:p>290</text:p>
          </table:table-cell>
          <table:table-cell table:formula="of:=IF([.B1393]&lt;=8000;-100;IF([.B1393]&lt;=9000;0;IF([.B1393]&lt;=9750;100;2000)))" office:value-type="float" office:value="-100" calcext:value-type="float">
            <text:p>-100</text:p>
          </table:table-cell>
          <table:table-cell table:formula="of:=AVERAGE([.C$2:.C1393])" office:value-type="float" office:value="-19.9712643678161" calcext:value-type="float">
            <text:p>-19,971264367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RANDBETWEEN(1;10000)" office:value-type="float" office:value="8942" calcext:value-type="float">
            <text:p>8942</text:p>
          </table:table-cell>
          <table:table-cell table:formula="of:=IF([.B1394]&lt;=8000;-100;IF([.B1394]&lt;=9000;0;IF([.B1394]&lt;=9750;100;2000)))" office:value-type="float" office:value="0" calcext:value-type="float">
            <text:p>0</text:p>
          </table:table-cell>
          <table:table-cell table:formula="of:=AVERAGE([.C$2:.C1394])" office:value-type="float" office:value="-19.9569274946159" calcext:value-type="float">
            <text:p>-19,956927494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RANDBETWEEN(1;10000)" office:value-type="float" office:value="3109" calcext:value-type="float">
            <text:p>3109</text:p>
          </table:table-cell>
          <table:table-cell table:formula="of:=IF([.B1395]&lt;=8000;-100;IF([.B1395]&lt;=9000;0;IF([.B1395]&lt;=9750;100;2000)))" office:value-type="float" office:value="-100" calcext:value-type="float">
            <text:p>-100</text:p>
          </table:table-cell>
          <table:table-cell table:formula="of:=AVERAGE([.C$2:.C1395])" office:value-type="float" office:value="-20.0143472022956" calcext:value-type="float">
            <text:p>-20,014347202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RANDBETWEEN(1;10000)" office:value-type="float" office:value="9601" calcext:value-type="float">
            <text:p>9601</text:p>
          </table:table-cell>
          <table:table-cell table:formula="of:=IF([.B1396]&lt;=8000;-100;IF([.B1396]&lt;=9000;0;IF([.B1396]&lt;=9750;100;2000)))" office:value-type="float" office:value="100" calcext:value-type="float">
            <text:p>100</text:p>
          </table:table-cell>
          <table:table-cell table:formula="of:=AVERAGE([.C$2:.C1396])" office:value-type="float" office:value="-19.9283154121864" calcext:value-type="float">
            <text:p>-19,928315412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RANDBETWEEN(1;10000)" office:value-type="float" office:value="2584" calcext:value-type="float">
            <text:p>2584</text:p>
          </table:table-cell>
          <table:table-cell table:formula="of:=IF([.B1397]&lt;=8000;-100;IF([.B1397]&lt;=9000;0;IF([.B1397]&lt;=9750;100;2000)))" office:value-type="float" office:value="-100" calcext:value-type="float">
            <text:p>-100</text:p>
          </table:table-cell>
          <table:table-cell table:formula="of:=AVERAGE([.C$2:.C1397])" office:value-type="float" office:value="-19.9856733524355" calcext:value-type="float">
            <text:p>-19,985673352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RANDBETWEEN(1;10000)" office:value-type="float" office:value="9218" calcext:value-type="float">
            <text:p>9218</text:p>
          </table:table-cell>
          <table:table-cell table:formula="of:=IF([.B1398]&lt;=8000;-100;IF([.B1398]&lt;=9000;0;IF([.B1398]&lt;=9750;100;2000)))" office:value-type="float" office:value="100" calcext:value-type="float">
            <text:p>100</text:p>
          </table:table-cell>
          <table:table-cell table:formula="of:=AVERAGE([.C$2:.C1398])" office:value-type="float" office:value="-19.899785254116" calcext:value-type="float">
            <text:p>-19,899785254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RANDBETWEEN(1;10000)" office:value-type="float" office:value="9710" calcext:value-type="float">
            <text:p>9710</text:p>
          </table:table-cell>
          <table:table-cell table:formula="of:=IF([.B1399]&lt;=8000;-100;IF([.B1399]&lt;=9000;0;IF([.B1399]&lt;=9750;100;2000)))" office:value-type="float" office:value="100" calcext:value-type="float">
            <text:p>100</text:p>
          </table:table-cell>
          <table:table-cell table:formula="of:=AVERAGE([.C$2:.C1399])" office:value-type="float" office:value="-19.8140200286123" calcext:value-type="float">
            <text:p>-19,814020028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RANDBETWEEN(1;10000)" office:value-type="float" office:value="9318" calcext:value-type="float">
            <text:p>9318</text:p>
          </table:table-cell>
          <table:table-cell table:formula="of:=IF([.B1400]&lt;=8000;-100;IF([.B1400]&lt;=9000;0;IF([.B1400]&lt;=9750;100;2000)))" office:value-type="float" office:value="100" calcext:value-type="float">
            <text:p>100</text:p>
          </table:table-cell>
          <table:table-cell table:formula="of:=AVERAGE([.C$2:.C1400])" office:value-type="float" office:value="-19.7283774124375" calcext:value-type="float">
            <text:p>-19,72837741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RANDBETWEEN(1;10000)" office:value-type="float" office:value="7855" calcext:value-type="float">
            <text:p>7855</text:p>
          </table:table-cell>
          <table:table-cell table:formula="of:=IF([.B1401]&lt;=8000;-100;IF([.B1401]&lt;=9000;0;IF([.B1401]&lt;=9750;100;2000)))" office:value-type="float" office:value="-100" calcext:value-type="float">
            <text:p>-100</text:p>
          </table:table-cell>
          <table:table-cell table:formula="of:=AVERAGE([.C$2:.C1401])" office:value-type="float" office:value="-19.7857142857143" calcext:value-type="float">
            <text:p>-19,78571428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RANDBETWEEN(1;10000)" office:value-type="float" office:value="5243" calcext:value-type="float">
            <text:p>5243</text:p>
          </table:table-cell>
          <table:table-cell table:formula="of:=IF([.B1402]&lt;=8000;-100;IF([.B1402]&lt;=9000;0;IF([.B1402]&lt;=9750;100;2000)))" office:value-type="float" office:value="-100" calcext:value-type="float">
            <text:p>-100</text:p>
          </table:table-cell>
          <table:table-cell table:formula="of:=AVERAGE([.C$2:.C1402])" office:value-type="float" office:value="-19.8429693076374" calcext:value-type="float">
            <text:p>-19,842969307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RANDBETWEEN(1;10000)" office:value-type="float" office:value="6094" calcext:value-type="float">
            <text:p>6094</text:p>
          </table:table-cell>
          <table:table-cell table:formula="of:=IF([.B1403]&lt;=8000;-100;IF([.B1403]&lt;=9000;0;IF([.B1403]&lt;=9750;100;2000)))" office:value-type="float" office:value="-100" calcext:value-type="float">
            <text:p>-100</text:p>
          </table:table-cell>
          <table:table-cell table:formula="of:=AVERAGE([.C$2:.C1403])" office:value-type="float" office:value="-19.9001426533524" calcext:value-type="float">
            <text:p>-19,900142653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RANDBETWEEN(1;10000)" office:value-type="float" office:value="2695" calcext:value-type="float">
            <text:p>2695</text:p>
          </table:table-cell>
          <table:table-cell table:formula="of:=IF([.B1404]&lt;=8000;-100;IF([.B1404]&lt;=9000;0;IF([.B1404]&lt;=9750;100;2000)))" office:value-type="float" office:value="-100" calcext:value-type="float">
            <text:p>-100</text:p>
          </table:table-cell>
          <table:table-cell table:formula="of:=AVERAGE([.C$2:.C1404])" office:value-type="float" office:value="-19.9572344975053" calcext:value-type="float">
            <text:p>-19,957234497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RANDBETWEEN(1;10000)" office:value-type="float" office:value="2931" calcext:value-type="float">
            <text:p>2931</text:p>
          </table:table-cell>
          <table:table-cell table:formula="of:=IF([.B1405]&lt;=8000;-100;IF([.B1405]&lt;=9000;0;IF([.B1405]&lt;=9750;100;2000)))" office:value-type="float" office:value="-100" calcext:value-type="float">
            <text:p>-100</text:p>
          </table:table-cell>
          <table:table-cell table:formula="of:=AVERAGE([.C$2:.C1405])" office:value-type="float" office:value="-20.014245014245" calcext:value-type="float">
            <text:p>-20,014245014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RANDBETWEEN(1;10000)" office:value-type="float" office:value="4133" calcext:value-type="float">
            <text:p>4133</text:p>
          </table:table-cell>
          <table:table-cell table:formula="of:=IF([.B1406]&lt;=8000;-100;IF([.B1406]&lt;=9000;0;IF([.B1406]&lt;=9750;100;2000)))" office:value-type="float" office:value="-100" calcext:value-type="float">
            <text:p>-100</text:p>
          </table:table-cell>
          <table:table-cell table:formula="of:=AVERAGE([.C$2:.C1406])" office:value-type="float" office:value="-20.0711743772242" calcext:value-type="float">
            <text:p>-20,071174377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RANDBETWEEN(1;10000)" office:value-type="float" office:value="6647" calcext:value-type="float">
            <text:p>6647</text:p>
          </table:table-cell>
          <table:table-cell table:formula="of:=IF([.B1407]&lt;=8000;-100;IF([.B1407]&lt;=9000;0;IF([.B1407]&lt;=9750;100;2000)))" office:value-type="float" office:value="-100" calcext:value-type="float">
            <text:p>-100</text:p>
          </table:table-cell>
          <table:table-cell table:formula="of:=AVERAGE([.C$2:.C1407])" office:value-type="float" office:value="-20.1280227596017" calcext:value-type="float">
            <text:p>-20,128022759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RANDBETWEEN(1;10000)" office:value-type="float" office:value="366" calcext:value-type="float">
            <text:p>366</text:p>
          </table:table-cell>
          <table:table-cell table:formula="of:=IF([.B1408]&lt;=8000;-100;IF([.B1408]&lt;=9000;0;IF([.B1408]&lt;=9750;100;2000)))" office:value-type="float" office:value="-100" calcext:value-type="float">
            <text:p>-100</text:p>
          </table:table-cell>
          <table:table-cell table:formula="of:=AVERAGE([.C$2:.C1408])" office:value-type="float" office:value="-20.1847903340441" calcext:value-type="float">
            <text:p>-20,18479033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RANDBETWEEN(1;10000)" office:value-type="float" office:value="401" calcext:value-type="float">
            <text:p>401</text:p>
          </table:table-cell>
          <table:table-cell table:formula="of:=IF([.B1409]&lt;=8000;-100;IF([.B1409]&lt;=9000;0;IF([.B1409]&lt;=9750;100;2000)))" office:value-type="float" office:value="-100" calcext:value-type="float">
            <text:p>-100</text:p>
          </table:table-cell>
          <table:table-cell table:formula="of:=AVERAGE([.C$2:.C1409])" office:value-type="float" office:value="-20.2414772727273" calcext:value-type="float">
            <text:p>-20,241477272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RANDBETWEEN(1;10000)" office:value-type="float" office:value="3879" calcext:value-type="float">
            <text:p>3879</text:p>
          </table:table-cell>
          <table:table-cell table:formula="of:=IF([.B1410]&lt;=8000;-100;IF([.B1410]&lt;=9000;0;IF([.B1410]&lt;=9750;100;2000)))" office:value-type="float" office:value="-100" calcext:value-type="float">
            <text:p>-100</text:p>
          </table:table-cell>
          <table:table-cell table:formula="of:=AVERAGE([.C$2:.C1410])" office:value-type="float" office:value="-20.2980837473385" calcext:value-type="float">
            <text:p>-20,298083747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RANDBETWEEN(1;10000)" office:value-type="float" office:value="4345" calcext:value-type="float">
            <text:p>4345</text:p>
          </table:table-cell>
          <table:table-cell table:formula="of:=IF([.B1411]&lt;=8000;-100;IF([.B1411]&lt;=9000;0;IF([.B1411]&lt;=9750;100;2000)))" office:value-type="float" office:value="-100" calcext:value-type="float">
            <text:p>-100</text:p>
          </table:table-cell>
          <table:table-cell table:formula="of:=AVERAGE([.C$2:.C1411])" office:value-type="float" office:value="-20.354609929078" calcext:value-type="float">
            <text:p>-20,354609929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RANDBETWEEN(1;10000)" office:value-type="float" office:value="2288" calcext:value-type="float">
            <text:p>2288</text:p>
          </table:table-cell>
          <table:table-cell table:formula="of:=IF([.B1412]&lt;=8000;-100;IF([.B1412]&lt;=9000;0;IF([.B1412]&lt;=9750;100;2000)))" office:value-type="float" office:value="-100" calcext:value-type="float">
            <text:p>-100</text:p>
          </table:table-cell>
          <table:table-cell table:formula="of:=AVERAGE([.C$2:.C1412])" office:value-type="float" office:value="-20.4110559886605" calcext:value-type="float">
            <text:p>-20,411055988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RANDBETWEEN(1;10000)" office:value-type="float" office:value="6356" calcext:value-type="float">
            <text:p>6356</text:p>
          </table:table-cell>
          <table:table-cell table:formula="of:=IF([.B1413]&lt;=8000;-100;IF([.B1413]&lt;=9000;0;IF([.B1413]&lt;=9750;100;2000)))" office:value-type="float" office:value="-100" calcext:value-type="float">
            <text:p>-100</text:p>
          </table:table-cell>
          <table:table-cell table:formula="of:=AVERAGE([.C$2:.C1413])" office:value-type="float" office:value="-20.4674220963173" calcext:value-type="float">
            <text:p>-20,467422096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RANDBETWEEN(1;10000)" office:value-type="float" office:value="6129" calcext:value-type="float">
            <text:p>6129</text:p>
          </table:table-cell>
          <table:table-cell table:formula="of:=IF([.B1414]&lt;=8000;-100;IF([.B1414]&lt;=9000;0;IF([.B1414]&lt;=9750;100;2000)))" office:value-type="float" office:value="-100" calcext:value-type="float">
            <text:p>-100</text:p>
          </table:table-cell>
          <table:table-cell table:formula="of:=AVERAGE([.C$2:.C1414])" office:value-type="float" office:value="-20.5237084217976" calcext:value-type="float">
            <text:p>-20,523708421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RANDBETWEEN(1;10000)" office:value-type="float" office:value="9320" calcext:value-type="float">
            <text:p>9320</text:p>
          </table:table-cell>
          <table:table-cell table:formula="of:=IF([.B1415]&lt;=8000;-100;IF([.B1415]&lt;=9000;0;IF([.B1415]&lt;=9750;100;2000)))" office:value-type="float" office:value="100" calcext:value-type="float">
            <text:p>100</text:p>
          </table:table-cell>
          <table:table-cell table:formula="of:=AVERAGE([.C$2:.C1415])" office:value-type="float" office:value="-20.4384724186704" calcext:value-type="float">
            <text:p>-20,438472418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RANDBETWEEN(1;10000)" office:value-type="float" office:value="9344" calcext:value-type="float">
            <text:p>9344</text:p>
          </table:table-cell>
          <table:table-cell table:formula="of:=IF([.B1416]&lt;=8000;-100;IF([.B1416]&lt;=9000;0;IF([.B1416]&lt;=9750;100;2000)))" office:value-type="float" office:value="100" calcext:value-type="float">
            <text:p>100</text:p>
          </table:table-cell>
          <table:table-cell table:formula="of:=AVERAGE([.C$2:.C1416])" office:value-type="float" office:value="-20.3533568904594" calcext:value-type="float">
            <text:p>-20,353356890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RANDBETWEEN(1;10000)" office:value-type="float" office:value="2758" calcext:value-type="float">
            <text:p>2758</text:p>
          </table:table-cell>
          <table:table-cell table:formula="of:=IF([.B1417]&lt;=8000;-100;IF([.B1417]&lt;=9000;0;IF([.B1417]&lt;=9750;100;2000)))" office:value-type="float" office:value="-100" calcext:value-type="float">
            <text:p>-100</text:p>
          </table:table-cell>
          <table:table-cell table:formula="of:=AVERAGE([.C$2:.C1417])" office:value-type="float" office:value="-20.409604519774" calcext:value-type="float">
            <text:p>-20,409604519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RANDBETWEEN(1;10000)" office:value-type="float" office:value="507" calcext:value-type="float">
            <text:p>507</text:p>
          </table:table-cell>
          <table:table-cell table:formula="of:=IF([.B1418]&lt;=8000;-100;IF([.B1418]&lt;=9000;0;IF([.B1418]&lt;=9750;100;2000)))" office:value-type="float" office:value="-100" calcext:value-type="float">
            <text:p>-100</text:p>
          </table:table-cell>
          <table:table-cell table:formula="of:=AVERAGE([.C$2:.C1418])" office:value-type="float" office:value="-20.4657727593507" calcext:value-type="float">
            <text:p>-20,465772759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RANDBETWEEN(1;10000)" office:value-type="float" office:value="8968" calcext:value-type="float">
            <text:p>8968</text:p>
          </table:table-cell>
          <table:table-cell table:formula="of:=IF([.B1419]&lt;=8000;-100;IF([.B1419]&lt;=9000;0;IF([.B1419]&lt;=9750;100;2000)))" office:value-type="float" office:value="0" calcext:value-type="float">
            <text:p>0</text:p>
          </table:table-cell>
          <table:table-cell table:formula="of:=AVERAGE([.C$2:.C1419])" office:value-type="float" office:value="-20.4513399153738" calcext:value-type="float">
            <text:p>-20,451339915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RANDBETWEEN(1;10000)" office:value-type="float" office:value="794" calcext:value-type="float">
            <text:p>794</text:p>
          </table:table-cell>
          <table:table-cell table:formula="of:=IF([.B1420]&lt;=8000;-100;IF([.B1420]&lt;=9000;0;IF([.B1420]&lt;=9750;100;2000)))" office:value-type="float" office:value="-100" calcext:value-type="float">
            <text:p>-100</text:p>
          </table:table-cell>
          <table:table-cell table:formula="of:=AVERAGE([.C$2:.C1420])" office:value-type="float" office:value="-20.507399577167" calcext:value-type="float">
            <text:p>-20,507399577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RANDBETWEEN(1;10000)" office:value-type="float" office:value="6567" calcext:value-type="float">
            <text:p>6567</text:p>
          </table:table-cell>
          <table:table-cell table:formula="of:=IF([.B1421]&lt;=8000;-100;IF([.B1421]&lt;=9000;0;IF([.B1421]&lt;=9750;100;2000)))" office:value-type="float" office:value="-100" calcext:value-type="float">
            <text:p>-100</text:p>
          </table:table-cell>
          <table:table-cell table:formula="of:=AVERAGE([.C$2:.C1421])" office:value-type="float" office:value="-20.5633802816901" calcext:value-type="float">
            <text:p>-20,563380281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RANDBETWEEN(1;10000)" office:value-type="float" office:value="5248" calcext:value-type="float">
            <text:p>5248</text:p>
          </table:table-cell>
          <table:table-cell table:formula="of:=IF([.B1422]&lt;=8000;-100;IF([.B1422]&lt;=9000;0;IF([.B1422]&lt;=9750;100;2000)))" office:value-type="float" office:value="-100" calcext:value-type="float">
            <text:p>-100</text:p>
          </table:table-cell>
          <table:table-cell table:formula="of:=AVERAGE([.C$2:.C1422])" office:value-type="float" office:value="-20.6192821956369" calcext:value-type="float">
            <text:p>-20,619282195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RANDBETWEEN(1;10000)" office:value-type="float" office:value="5714" calcext:value-type="float">
            <text:p>5714</text:p>
          </table:table-cell>
          <table:table-cell table:formula="of:=IF([.B1423]&lt;=8000;-100;IF([.B1423]&lt;=9000;0;IF([.B1423]&lt;=9750;100;2000)))" office:value-type="float" office:value="-100" calcext:value-type="float">
            <text:p>-100</text:p>
          </table:table-cell>
          <table:table-cell table:formula="of:=AVERAGE([.C$2:.C1423])" office:value-type="float" office:value="-20.6751054852321" calcext:value-type="float">
            <text:p>-20,675105485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RANDBETWEEN(1;10000)" office:value-type="float" office:value="8388" calcext:value-type="float">
            <text:p>8388</text:p>
          </table:table-cell>
          <table:table-cell table:formula="of:=IF([.B1424]&lt;=8000;-100;IF([.B1424]&lt;=9000;0;IF([.B1424]&lt;=9750;100;2000)))" office:value-type="float" office:value="0" calcext:value-type="float">
            <text:p>0</text:p>
          </table:table-cell>
          <table:table-cell table:formula="of:=AVERAGE([.C$2:.C1424])" office:value-type="float" office:value="-20.6605762473647" calcext:value-type="float">
            <text:p>-20,660576247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RANDBETWEEN(1;10000)" office:value-type="float" office:value="3329" calcext:value-type="float">
            <text:p>3329</text:p>
          </table:table-cell>
          <table:table-cell table:formula="of:=IF([.B1425]&lt;=8000;-100;IF([.B1425]&lt;=9000;0;IF([.B1425]&lt;=9750;100;2000)))" office:value-type="float" office:value="-100" calcext:value-type="float">
            <text:p>-100</text:p>
          </table:table-cell>
          <table:table-cell table:formula="of:=AVERAGE([.C$2:.C1425])" office:value-type="float" office:value="-20.7162921348315" calcext:value-type="float">
            <text:p>-20,716292134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RANDBETWEEN(1;10000)" office:value-type="float" office:value="2661" calcext:value-type="float">
            <text:p>2661</text:p>
          </table:table-cell>
          <table:table-cell table:formula="of:=IF([.B1426]&lt;=8000;-100;IF([.B1426]&lt;=9000;0;IF([.B1426]&lt;=9750;100;2000)))" office:value-type="float" office:value="-100" calcext:value-type="float">
            <text:p>-100</text:p>
          </table:table-cell>
          <table:table-cell table:formula="of:=AVERAGE([.C$2:.C1426])" office:value-type="float" office:value="-20.7719298245614" calcext:value-type="float">
            <text:p>-20,771929824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RANDBETWEEN(1;10000)" office:value-type="float" office:value="580" calcext:value-type="float">
            <text:p>580</text:p>
          </table:table-cell>
          <table:table-cell table:formula="of:=IF([.B1427]&lt;=8000;-100;IF([.B1427]&lt;=9000;0;IF([.B1427]&lt;=9750;100;2000)))" office:value-type="float" office:value="-100" calcext:value-type="float">
            <text:p>-100</text:p>
          </table:table-cell>
          <table:table-cell table:formula="of:=AVERAGE([.C$2:.C1427])" office:value-type="float" office:value="-20.8274894810659" calcext:value-type="float">
            <text:p>-20,827489481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RANDBETWEEN(1;10000)" office:value-type="float" office:value="1971" calcext:value-type="float">
            <text:p>1971</text:p>
          </table:table-cell>
          <table:table-cell table:formula="of:=IF([.B1428]&lt;=8000;-100;IF([.B1428]&lt;=9000;0;IF([.B1428]&lt;=9750;100;2000)))" office:value-type="float" office:value="-100" calcext:value-type="float">
            <text:p>-100</text:p>
          </table:table-cell>
          <table:table-cell table:formula="of:=AVERAGE([.C$2:.C1428])" office:value-type="float" office:value="-20.8829712683952" calcext:value-type="float">
            <text:p>-20,882971268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RANDBETWEEN(1;10000)" office:value-type="float" office:value="7664" calcext:value-type="float">
            <text:p>7664</text:p>
          </table:table-cell>
          <table:table-cell table:formula="of:=IF([.B1429]&lt;=8000;-100;IF([.B1429]&lt;=9000;0;IF([.B1429]&lt;=9750;100;2000)))" office:value-type="float" office:value="-100" calcext:value-type="float">
            <text:p>-100</text:p>
          </table:table-cell>
          <table:table-cell table:formula="of:=AVERAGE([.C$2:.C1429])" office:value-type="float" office:value="-20.9383753501401" calcext:value-type="float">
            <text:p>-20,938375350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RANDBETWEEN(1;10000)" office:value-type="float" office:value="7630" calcext:value-type="float">
            <text:p>7630</text:p>
          </table:table-cell>
          <table:table-cell table:formula="of:=IF([.B1430]&lt;=8000;-100;IF([.B1430]&lt;=9000;0;IF([.B1430]&lt;=9750;100;2000)))" office:value-type="float" office:value="-100" calcext:value-type="float">
            <text:p>-100</text:p>
          </table:table-cell>
          <table:table-cell table:formula="of:=AVERAGE([.C$2:.C1430])" office:value-type="float" office:value="-20.9937018894332" calcext:value-type="float">
            <text:p>-20,993701889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RANDBETWEEN(1;10000)" office:value-type="float" office:value="8558" calcext:value-type="float">
            <text:p>8558</text:p>
          </table:table-cell>
          <table:table-cell table:formula="of:=IF([.B1431]&lt;=8000;-100;IF([.B1431]&lt;=9000;0;IF([.B1431]&lt;=9750;100;2000)))" office:value-type="float" office:value="0" calcext:value-type="float">
            <text:p>0</text:p>
          </table:table-cell>
          <table:table-cell table:formula="of:=AVERAGE([.C$2:.C1431])" office:value-type="float" office:value="-20.979020979021" calcext:value-type="float">
            <text:p>-20,97902097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RANDBETWEEN(1;10000)" office:value-type="float" office:value="6786" calcext:value-type="float">
            <text:p>6786</text:p>
          </table:table-cell>
          <table:table-cell table:formula="of:=IF([.B1432]&lt;=8000;-100;IF([.B1432]&lt;=9000;0;IF([.B1432]&lt;=9750;100;2000)))" office:value-type="float" office:value="-100" calcext:value-type="float">
            <text:p>-100</text:p>
          </table:table-cell>
          <table:table-cell table:formula="of:=AVERAGE([.C$2:.C1432])" office:value-type="float" office:value="-21.0342417889588" calcext:value-type="float">
            <text:p>-21,03424178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RANDBETWEEN(1;10000)" office:value-type="float" office:value="5442" calcext:value-type="float">
            <text:p>5442</text:p>
          </table:table-cell>
          <table:table-cell table:formula="of:=IF([.B1433]&lt;=8000;-100;IF([.B1433]&lt;=9000;0;IF([.B1433]&lt;=9750;100;2000)))" office:value-type="float" office:value="-100" calcext:value-type="float">
            <text:p>-100</text:p>
          </table:table-cell>
          <table:table-cell table:formula="of:=AVERAGE([.C$2:.C1433])" office:value-type="float" office:value="-21.0893854748603" calcext:value-type="float">
            <text:p>-21,089385474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RANDBETWEEN(1;10000)" office:value-type="float" office:value="326" calcext:value-type="float">
            <text:p>326</text:p>
          </table:table-cell>
          <table:table-cell table:formula="of:=IF([.B1434]&lt;=8000;-100;IF([.B1434]&lt;=9000;0;IF([.B1434]&lt;=9750;100;2000)))" office:value-type="float" office:value="-100" calcext:value-type="float">
            <text:p>-100</text:p>
          </table:table-cell>
          <table:table-cell table:formula="of:=AVERAGE([.C$2:.C1434])" office:value-type="float" office:value="-21.1444521981856" calcext:value-type="float">
            <text:p>-21,144452198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RANDBETWEEN(1;10000)" office:value-type="float" office:value="3463" calcext:value-type="float">
            <text:p>3463</text:p>
          </table:table-cell>
          <table:table-cell table:formula="of:=IF([.B1435]&lt;=8000;-100;IF([.B1435]&lt;=9000;0;IF([.B1435]&lt;=9750;100;2000)))" office:value-type="float" office:value="-100" calcext:value-type="float">
            <text:p>-100</text:p>
          </table:table-cell>
          <table:table-cell table:formula="of:=AVERAGE([.C$2:.C1435])" office:value-type="float" office:value="-21.1994421199442" calcext:value-type="float">
            <text:p>-21,199442119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RANDBETWEEN(1;10000)" office:value-type="float" office:value="8253" calcext:value-type="float">
            <text:p>8253</text:p>
          </table:table-cell>
          <table:table-cell table:formula="of:=IF([.B1436]&lt;=8000;-100;IF([.B1436]&lt;=9000;0;IF([.B1436]&lt;=9750;100;2000)))" office:value-type="float" office:value="0" calcext:value-type="float">
            <text:p>0</text:p>
          </table:table-cell>
          <table:table-cell table:formula="of:=AVERAGE([.C$2:.C1436])" office:value-type="float" office:value="-21.184668989547" calcext:value-type="float">
            <text:p>-21,184668989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RANDBETWEEN(1;10000)" office:value-type="float" office:value="9402" calcext:value-type="float">
            <text:p>9402</text:p>
          </table:table-cell>
          <table:table-cell table:formula="of:=IF([.B1437]&lt;=8000;-100;IF([.B1437]&lt;=9000;0;IF([.B1437]&lt;=9750;100;2000)))" office:value-type="float" office:value="100" calcext:value-type="float">
            <text:p>100</text:p>
          </table:table-cell>
          <table:table-cell table:formula="of:=AVERAGE([.C$2:.C1437])" office:value-type="float" office:value="-21.100278551532" calcext:value-type="float">
            <text:p>-21,100278551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RANDBETWEEN(1;10000)" office:value-type="float" office:value="7286" calcext:value-type="float">
            <text:p>7286</text:p>
          </table:table-cell>
          <table:table-cell table:formula="of:=IF([.B1438]&lt;=8000;-100;IF([.B1438]&lt;=9000;0;IF([.B1438]&lt;=9750;100;2000)))" office:value-type="float" office:value="-100" calcext:value-type="float">
            <text:p>-100</text:p>
          </table:table-cell>
          <table:table-cell table:formula="of:=AVERAGE([.C$2:.C1438])" office:value-type="float" office:value="-21.1551844119694" calcext:value-type="float">
            <text:p>-21,15518441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RANDBETWEEN(1;10000)" office:value-type="float" office:value="3263" calcext:value-type="float">
            <text:p>3263</text:p>
          </table:table-cell>
          <table:table-cell table:formula="of:=IF([.B1439]&lt;=8000;-100;IF([.B1439]&lt;=9000;0;IF([.B1439]&lt;=9750;100;2000)))" office:value-type="float" office:value="-100" calcext:value-type="float">
            <text:p>-100</text:p>
          </table:table-cell>
          <table:table-cell table:formula="of:=AVERAGE([.C$2:.C1439])" office:value-type="float" office:value="-21.2100139082058" calcext:value-type="float">
            <text:p>-21,210013908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RANDBETWEEN(1;10000)" office:value-type="float" office:value="3076" calcext:value-type="float">
            <text:p>3076</text:p>
          </table:table-cell>
          <table:table-cell table:formula="of:=IF([.B1440]&lt;=8000;-100;IF([.B1440]&lt;=9000;0;IF([.B1440]&lt;=9750;100;2000)))" office:value-type="float" office:value="-100" calcext:value-type="float">
            <text:p>-100</text:p>
          </table:table-cell>
          <table:table-cell table:formula="of:=AVERAGE([.C$2:.C1440])" office:value-type="float" office:value="-21.2647671994441" calcext:value-type="float">
            <text:p>-21,264767199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RANDBETWEEN(1;10000)" office:value-type="float" office:value="8087" calcext:value-type="float">
            <text:p>8087</text:p>
          </table:table-cell>
          <table:table-cell table:formula="of:=IF([.B1441]&lt;=8000;-100;IF([.B1441]&lt;=9000;0;IF([.B1441]&lt;=9750;100;2000)))" office:value-type="float" office:value="0" calcext:value-type="float">
            <text:p>0</text:p>
          </table:table-cell>
          <table:table-cell table:formula="of:=AVERAGE([.C$2:.C1441])" office:value-type="float" office:value="-21.25" calcext:value-type="float">
            <text:p>-21,2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RANDBETWEEN(1;10000)" office:value-type="float" office:value="3539" calcext:value-type="float">
            <text:p>3539</text:p>
          </table:table-cell>
          <table:table-cell table:formula="of:=IF([.B1442]&lt;=8000;-100;IF([.B1442]&lt;=9000;0;IF([.B1442]&lt;=9750;100;2000)))" office:value-type="float" office:value="-100" calcext:value-type="float">
            <text:p>-100</text:p>
          </table:table-cell>
          <table:table-cell table:formula="of:=AVERAGE([.C$2:.C1442])" office:value-type="float" office:value="-21.3046495489244" calcext:value-type="float">
            <text:p>-21,304649548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RANDBETWEEN(1;10000)" office:value-type="float" office:value="4757" calcext:value-type="float">
            <text:p>4757</text:p>
          </table:table-cell>
          <table:table-cell table:formula="of:=IF([.B1443]&lt;=8000;-100;IF([.B1443]&lt;=9000;0;IF([.B1443]&lt;=9750;100;2000)))" office:value-type="float" office:value="-100" calcext:value-type="float">
            <text:p>-100</text:p>
          </table:table-cell>
          <table:table-cell table:formula="of:=AVERAGE([.C$2:.C1443])" office:value-type="float" office:value="-21.3592233009709" calcext:value-type="float">
            <text:p>-21,35922330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RANDBETWEEN(1;10000)" office:value-type="float" office:value="2473" calcext:value-type="float">
            <text:p>2473</text:p>
          </table:table-cell>
          <table:table-cell table:formula="of:=IF([.B1444]&lt;=8000;-100;IF([.B1444]&lt;=9000;0;IF([.B1444]&lt;=9750;100;2000)))" office:value-type="float" office:value="-100" calcext:value-type="float">
            <text:p>-100</text:p>
          </table:table-cell>
          <table:table-cell table:formula="of:=AVERAGE([.C$2:.C1444])" office:value-type="float" office:value="-21.4137214137214" calcext:value-type="float">
            <text:p>-21,413721413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RANDBETWEEN(1;10000)" office:value-type="float" office:value="2551" calcext:value-type="float">
            <text:p>2551</text:p>
          </table:table-cell>
          <table:table-cell table:formula="of:=IF([.B1445]&lt;=8000;-100;IF([.B1445]&lt;=9000;0;IF([.B1445]&lt;=9750;100;2000)))" office:value-type="float" office:value="-100" calcext:value-type="float">
            <text:p>-100</text:p>
          </table:table-cell>
          <table:table-cell table:formula="of:=AVERAGE([.C$2:.C1445])" office:value-type="float" office:value="-21.4681440443213" calcext:value-type="float">
            <text:p>-21,468144044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RANDBETWEEN(1;10000)" office:value-type="float" office:value="8359" calcext:value-type="float">
            <text:p>8359</text:p>
          </table:table-cell>
          <table:table-cell table:formula="of:=IF([.B1446]&lt;=8000;-100;IF([.B1446]&lt;=9000;0;IF([.B1446]&lt;=9750;100;2000)))" office:value-type="float" office:value="0" calcext:value-type="float">
            <text:p>0</text:p>
          </table:table-cell>
          <table:table-cell table:formula="of:=AVERAGE([.C$2:.C1446])" office:value-type="float" office:value="-21.4532871972318" calcext:value-type="float">
            <text:p>-21,453287197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RANDBETWEEN(1;10000)" office:value-type="float" office:value="9500" calcext:value-type="float">
            <text:p>9500</text:p>
          </table:table-cell>
          <table:table-cell table:formula="of:=IF([.B1447]&lt;=8000;-100;IF([.B1447]&lt;=9000;0;IF([.B1447]&lt;=9750;100;2000)))" office:value-type="float" office:value="100" calcext:value-type="float">
            <text:p>100</text:p>
          </table:table-cell>
          <table:table-cell table:formula="of:=AVERAGE([.C$2:.C1447])" office:value-type="float" office:value="-21.3692946058091" calcext:value-type="float">
            <text:p>-21,369294605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RANDBETWEEN(1;10000)" office:value-type="float" office:value="5370" calcext:value-type="float">
            <text:p>5370</text:p>
          </table:table-cell>
          <table:table-cell table:formula="of:=IF([.B1448]&lt;=8000;-100;IF([.B1448]&lt;=9000;0;IF([.B1448]&lt;=9750;100;2000)))" office:value-type="float" office:value="-100" calcext:value-type="float">
            <text:p>-100</text:p>
          </table:table-cell>
          <table:table-cell table:formula="of:=AVERAGE([.C$2:.C1448])" office:value-type="float" office:value="-21.4236351071182" calcext:value-type="float">
            <text:p>-21,423635107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RANDBETWEEN(1;10000)" office:value-type="float" office:value="2601" calcext:value-type="float">
            <text:p>2601</text:p>
          </table:table-cell>
          <table:table-cell table:formula="of:=IF([.B1449]&lt;=8000;-100;IF([.B1449]&lt;=9000;0;IF([.B1449]&lt;=9750;100;2000)))" office:value-type="float" office:value="-100" calcext:value-type="float">
            <text:p>-100</text:p>
          </table:table-cell>
          <table:table-cell table:formula="of:=AVERAGE([.C$2:.C1449])" office:value-type="float" office:value="-21.4779005524862" calcext:value-type="float">
            <text:p>-21,477900552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RANDBETWEEN(1;10000)" office:value-type="float" office:value="4019" calcext:value-type="float">
            <text:p>4019</text:p>
          </table:table-cell>
          <table:table-cell table:formula="of:=IF([.B1450]&lt;=8000;-100;IF([.B1450]&lt;=9000;0;IF([.B1450]&lt;=9750;100;2000)))" office:value-type="float" office:value="-100" calcext:value-type="float">
            <text:p>-100</text:p>
          </table:table-cell>
          <table:table-cell table:formula="of:=AVERAGE([.C$2:.C1450])" office:value-type="float" office:value="-21.5320910973085" calcext:value-type="float">
            <text:p>-21,532091097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RANDBETWEEN(1;10000)" office:value-type="float" office:value="4983" calcext:value-type="float">
            <text:p>4983</text:p>
          </table:table-cell>
          <table:table-cell table:formula="of:=IF([.B1451]&lt;=8000;-100;IF([.B1451]&lt;=9000;0;IF([.B1451]&lt;=9750;100;2000)))" office:value-type="float" office:value="-100" calcext:value-type="float">
            <text:p>-100</text:p>
          </table:table-cell>
          <table:table-cell table:formula="of:=AVERAGE([.C$2:.C1451])" office:value-type="float" office:value="-21.5862068965517" calcext:value-type="float">
            <text:p>-21,586206896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RANDBETWEEN(1;10000)" office:value-type="float" office:value="1023" calcext:value-type="float">
            <text:p>1023</text:p>
          </table:table-cell>
          <table:table-cell table:formula="of:=IF([.B1452]&lt;=8000;-100;IF([.B1452]&lt;=9000;0;IF([.B1452]&lt;=9750;100;2000)))" office:value-type="float" office:value="-100" calcext:value-type="float">
            <text:p>-100</text:p>
          </table:table-cell>
          <table:table-cell table:formula="of:=AVERAGE([.C$2:.C1452])" office:value-type="float" office:value="-21.6402481047553" calcext:value-type="float">
            <text:p>-21,640248104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RANDBETWEEN(1;10000)" office:value-type="float" office:value="1999" calcext:value-type="float">
            <text:p>1999</text:p>
          </table:table-cell>
          <table:table-cell table:formula="of:=IF([.B1453]&lt;=8000;-100;IF([.B1453]&lt;=9000;0;IF([.B1453]&lt;=9750;100;2000)))" office:value-type="float" office:value="-100" calcext:value-type="float">
            <text:p>-100</text:p>
          </table:table-cell>
          <table:table-cell table:formula="of:=AVERAGE([.C$2:.C1453])" office:value-type="float" office:value="-21.6942148760331" calcext:value-type="float">
            <text:p>-21,69421487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RANDBETWEEN(1;10000)" office:value-type="float" office:value="393" calcext:value-type="float">
            <text:p>393</text:p>
          </table:table-cell>
          <table:table-cell table:formula="of:=IF([.B1454]&lt;=8000;-100;IF([.B1454]&lt;=9000;0;IF([.B1454]&lt;=9750;100;2000)))" office:value-type="float" office:value="-100" calcext:value-type="float">
            <text:p>-100</text:p>
          </table:table-cell>
          <table:table-cell table:formula="of:=AVERAGE([.C$2:.C1454])" office:value-type="float" office:value="-21.7481073640743" calcext:value-type="float">
            <text:p>-21,748107364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RANDBETWEEN(1;10000)" office:value-type="float" office:value="3953" calcext:value-type="float">
            <text:p>3953</text:p>
          </table:table-cell>
          <table:table-cell table:formula="of:=IF([.B1455]&lt;=8000;-100;IF([.B1455]&lt;=9000;0;IF([.B1455]&lt;=9750;100;2000)))" office:value-type="float" office:value="-100" calcext:value-type="float">
            <text:p>-100</text:p>
          </table:table-cell>
          <table:table-cell table:formula="of:=AVERAGE([.C$2:.C1455])" office:value-type="float" office:value="-21.8019257221458" calcext:value-type="float">
            <text:p>-21,801925722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RANDBETWEEN(1;10000)" office:value-type="float" office:value="8110" calcext:value-type="float">
            <text:p>8110</text:p>
          </table:table-cell>
          <table:table-cell table:formula="of:=IF([.B1456]&lt;=8000;-100;IF([.B1456]&lt;=9000;0;IF([.B1456]&lt;=9750;100;2000)))" office:value-type="float" office:value="0" calcext:value-type="float">
            <text:p>0</text:p>
          </table:table-cell>
          <table:table-cell table:formula="of:=AVERAGE([.C$2:.C1456])" office:value-type="float" office:value="-21.786941580756" calcext:value-type="float">
            <text:p>-21,786941580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RANDBETWEEN(1;10000)" office:value-type="float" office:value="9580" calcext:value-type="float">
            <text:p>9580</text:p>
          </table:table-cell>
          <table:table-cell table:formula="of:=IF([.B1457]&lt;=8000;-100;IF([.B1457]&lt;=9000;0;IF([.B1457]&lt;=9750;100;2000)))" office:value-type="float" office:value="100" calcext:value-type="float">
            <text:p>100</text:p>
          </table:table-cell>
          <table:table-cell table:formula="of:=AVERAGE([.C$2:.C1457])" office:value-type="float" office:value="-21.7032967032967" calcext:value-type="float">
            <text:p>-21,703296703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RANDBETWEEN(1;10000)" office:value-type="float" office:value="8178" calcext:value-type="float">
            <text:p>8178</text:p>
          </table:table-cell>
          <table:table-cell table:formula="of:=IF([.B1458]&lt;=8000;-100;IF([.B1458]&lt;=9000;0;IF([.B1458]&lt;=9750;100;2000)))" office:value-type="float" office:value="0" calcext:value-type="float">
            <text:p>0</text:p>
          </table:table-cell>
          <table:table-cell table:formula="of:=AVERAGE([.C$2:.C1458])" office:value-type="float" office:value="-21.6884008236102" calcext:value-type="float">
            <text:p>-21,688400823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RANDBETWEEN(1;10000)" office:value-type="float" office:value="7029" calcext:value-type="float">
            <text:p>7029</text:p>
          </table:table-cell>
          <table:table-cell table:formula="of:=IF([.B1459]&lt;=8000;-100;IF([.B1459]&lt;=9000;0;IF([.B1459]&lt;=9750;100;2000)))" office:value-type="float" office:value="-100" calcext:value-type="float">
            <text:p>-100</text:p>
          </table:table-cell>
          <table:table-cell table:formula="of:=AVERAGE([.C$2:.C1459])" office:value-type="float" office:value="-21.7421124828532" calcext:value-type="float">
            <text:p>-21,742112482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RANDBETWEEN(1;10000)" office:value-type="float" office:value="5989" calcext:value-type="float">
            <text:p>5989</text:p>
          </table:table-cell>
          <table:table-cell table:formula="of:=IF([.B1460]&lt;=8000;-100;IF([.B1460]&lt;=9000;0;IF([.B1460]&lt;=9750;100;2000)))" office:value-type="float" office:value="-100" calcext:value-type="float">
            <text:p>-100</text:p>
          </table:table-cell>
          <table:table-cell table:formula="of:=AVERAGE([.C$2:.C1460])" office:value-type="float" office:value="-21.7957505140507" calcext:value-type="float">
            <text:p>-21,795750514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RANDBETWEEN(1;10000)" office:value-type="float" office:value="6729" calcext:value-type="float">
            <text:p>6729</text:p>
          </table:table-cell>
          <table:table-cell table:formula="of:=IF([.B1461]&lt;=8000;-100;IF([.B1461]&lt;=9000;0;IF([.B1461]&lt;=9750;100;2000)))" office:value-type="float" office:value="-100" calcext:value-type="float">
            <text:p>-100</text:p>
          </table:table-cell>
          <table:table-cell table:formula="of:=AVERAGE([.C$2:.C1461])" office:value-type="float" office:value="-21.8493150684932" calcext:value-type="float">
            <text:p>-21,849315068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RANDBETWEEN(1;10000)" office:value-type="float" office:value="1488" calcext:value-type="float">
            <text:p>1488</text:p>
          </table:table-cell>
          <table:table-cell table:formula="of:=IF([.B1462]&lt;=8000;-100;IF([.B1462]&lt;=9000;0;IF([.B1462]&lt;=9750;100;2000)))" office:value-type="float" office:value="-100" calcext:value-type="float">
            <text:p>-100</text:p>
          </table:table-cell>
          <table:table-cell table:formula="of:=AVERAGE([.C$2:.C1462])" office:value-type="float" office:value="-21.9028062970568" calcext:value-type="float">
            <text:p>-21,902806297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RANDBETWEEN(1;10000)" office:value-type="float" office:value="3394" calcext:value-type="float">
            <text:p>3394</text:p>
          </table:table-cell>
          <table:table-cell table:formula="of:=IF([.B1463]&lt;=8000;-100;IF([.B1463]&lt;=9000;0;IF([.B1463]&lt;=9750;100;2000)))" office:value-type="float" office:value="-100" calcext:value-type="float">
            <text:p>-100</text:p>
          </table:table-cell>
          <table:table-cell table:formula="of:=AVERAGE([.C$2:.C1463])" office:value-type="float" office:value="-21.9562243502052" calcext:value-type="float">
            <text:p>-21,956224350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RANDBETWEEN(1;10000)" office:value-type="float" office:value="1270" calcext:value-type="float">
            <text:p>1270</text:p>
          </table:table-cell>
          <table:table-cell table:formula="of:=IF([.B1464]&lt;=8000;-100;IF([.B1464]&lt;=9000;0;IF([.B1464]&lt;=9750;100;2000)))" office:value-type="float" office:value="-100" calcext:value-type="float">
            <text:p>-100</text:p>
          </table:table-cell>
          <table:table-cell table:formula="of:=AVERAGE([.C$2:.C1464])" office:value-type="float" office:value="-22.0095693779904" calcext:value-type="float">
            <text:p>-22,00956937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RANDBETWEEN(1;10000)" office:value-type="float" office:value="2476" calcext:value-type="float">
            <text:p>2476</text:p>
          </table:table-cell>
          <table:table-cell table:formula="of:=IF([.B1465]&lt;=8000;-100;IF([.B1465]&lt;=9000;0;IF([.B1465]&lt;=9750;100;2000)))" office:value-type="float" office:value="-100" calcext:value-type="float">
            <text:p>-100</text:p>
          </table:table-cell>
          <table:table-cell table:formula="of:=AVERAGE([.C$2:.C1465])" office:value-type="float" office:value="-22.0628415300546" calcext:value-type="float">
            <text:p>-22,062841530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RANDBETWEEN(1;10000)" office:value-type="float" office:value="4908" calcext:value-type="float">
            <text:p>4908</text:p>
          </table:table-cell>
          <table:table-cell table:formula="of:=IF([.B1466]&lt;=8000;-100;IF([.B1466]&lt;=9000;0;IF([.B1466]&lt;=9750;100;2000)))" office:value-type="float" office:value="-100" calcext:value-type="float">
            <text:p>-100</text:p>
          </table:table-cell>
          <table:table-cell table:formula="of:=AVERAGE([.C$2:.C1466])" office:value-type="float" office:value="-22.1160409556314" calcext:value-type="float">
            <text:p>-22,116040955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RANDBETWEEN(1;10000)" office:value-type="float" office:value="9716" calcext:value-type="float">
            <text:p>9716</text:p>
          </table:table-cell>
          <table:table-cell table:formula="of:=IF([.B1467]&lt;=8000;-100;IF([.B1467]&lt;=9000;0;IF([.B1467]&lt;=9750;100;2000)))" office:value-type="float" office:value="100" calcext:value-type="float">
            <text:p>100</text:p>
          </table:table-cell>
          <table:table-cell table:formula="of:=AVERAGE([.C$2:.C1467])" office:value-type="float" office:value="-22.0327421555252" calcext:value-type="float">
            <text:p>-22,032742155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RANDBETWEEN(1;10000)" office:value-type="float" office:value="4668" calcext:value-type="float">
            <text:p>4668</text:p>
          </table:table-cell>
          <table:table-cell table:formula="of:=IF([.B1468]&lt;=8000;-100;IF([.B1468]&lt;=9000;0;IF([.B1468]&lt;=9750;100;2000)))" office:value-type="float" office:value="-100" calcext:value-type="float">
            <text:p>-100</text:p>
          </table:table-cell>
          <table:table-cell table:formula="of:=AVERAGE([.C$2:.C1468])" office:value-type="float" office:value="-22.0858895705521" calcext:value-type="float">
            <text:p>-22,085889570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RANDBETWEEN(1;10000)" office:value-type="float" office:value="4745" calcext:value-type="float">
            <text:p>4745</text:p>
          </table:table-cell>
          <table:table-cell table:formula="of:=IF([.B1469]&lt;=8000;-100;IF([.B1469]&lt;=9000;0;IF([.B1469]&lt;=9750;100;2000)))" office:value-type="float" office:value="-100" calcext:value-type="float">
            <text:p>-100</text:p>
          </table:table-cell>
          <table:table-cell table:formula="of:=AVERAGE([.C$2:.C1469])" office:value-type="float" office:value="-22.1389645776567" calcext:value-type="float">
            <text:p>-22,138964577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RANDBETWEEN(1;10000)" office:value-type="float" office:value="5571" calcext:value-type="float">
            <text:p>5571</text:p>
          </table:table-cell>
          <table:table-cell table:formula="of:=IF([.B1470]&lt;=8000;-100;IF([.B1470]&lt;=9000;0;IF([.B1470]&lt;=9750;100;2000)))" office:value-type="float" office:value="-100" calcext:value-type="float">
            <text:p>-100</text:p>
          </table:table-cell>
          <table:table-cell table:formula="of:=AVERAGE([.C$2:.C1470])" office:value-type="float" office:value="-22.1919673247107" calcext:value-type="float">
            <text:p>-22,191967324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RANDBETWEEN(1;10000)" office:value-type="float" office:value="8704" calcext:value-type="float">
            <text:p>8704</text:p>
          </table:table-cell>
          <table:table-cell table:formula="of:=IF([.B1471]&lt;=8000;-100;IF([.B1471]&lt;=9000;0;IF([.B1471]&lt;=9750;100;2000)))" office:value-type="float" office:value="0" calcext:value-type="float">
            <text:p>0</text:p>
          </table:table-cell>
          <table:table-cell table:formula="of:=AVERAGE([.C$2:.C1471])" office:value-type="float" office:value="-22.1768707482993" calcext:value-type="float">
            <text:p>-22,176870748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RANDBETWEEN(1;10000)" office:value-type="float" office:value="130" calcext:value-type="float">
            <text:p>130</text:p>
          </table:table-cell>
          <table:table-cell table:formula="of:=IF([.B1472]&lt;=8000;-100;IF([.B1472]&lt;=9000;0;IF([.B1472]&lt;=9750;100;2000)))" office:value-type="float" office:value="-100" calcext:value-type="float">
            <text:p>-100</text:p>
          </table:table-cell>
          <table:table-cell table:formula="of:=AVERAGE([.C$2:.C1472])" office:value-type="float" office:value="-22.2297756628144" calcext:value-type="float">
            <text:p>-22,229775662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RANDBETWEEN(1;10000)" office:value-type="float" office:value="519" calcext:value-type="float">
            <text:p>519</text:p>
          </table:table-cell>
          <table:table-cell table:formula="of:=IF([.B1473]&lt;=8000;-100;IF([.B1473]&lt;=9000;0;IF([.B1473]&lt;=9750;100;2000)))" office:value-type="float" office:value="-100" calcext:value-type="float">
            <text:p>-100</text:p>
          </table:table-cell>
          <table:table-cell table:formula="of:=AVERAGE([.C$2:.C1473])" office:value-type="float" office:value="-22.2826086956522" calcext:value-type="float">
            <text:p>-22,282608695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RANDBETWEEN(1;10000)" office:value-type="float" office:value="3668" calcext:value-type="float">
            <text:p>3668</text:p>
          </table:table-cell>
          <table:table-cell table:formula="of:=IF([.B1474]&lt;=8000;-100;IF([.B1474]&lt;=9000;0;IF([.B1474]&lt;=9750;100;2000)))" office:value-type="float" office:value="-100" calcext:value-type="float">
            <text:p>-100</text:p>
          </table:table-cell>
          <table:table-cell table:formula="of:=AVERAGE([.C$2:.C1474])" office:value-type="float" office:value="-22.3353699932111" calcext:value-type="float">
            <text:p>-22,335369993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RANDBETWEEN(1;10000)" office:value-type="float" office:value="5701" calcext:value-type="float">
            <text:p>5701</text:p>
          </table:table-cell>
          <table:table-cell table:formula="of:=IF([.B1475]&lt;=8000;-100;IF([.B1475]&lt;=9000;0;IF([.B1475]&lt;=9750;100;2000)))" office:value-type="float" office:value="-100" calcext:value-type="float">
            <text:p>-100</text:p>
          </table:table-cell>
          <table:table-cell table:formula="of:=AVERAGE([.C$2:.C1475])" office:value-type="float" office:value="-22.3880597014925" calcext:value-type="float">
            <text:p>-22,388059701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RANDBETWEEN(1;10000)" office:value-type="float" office:value="4062" calcext:value-type="float">
            <text:p>4062</text:p>
          </table:table-cell>
          <table:table-cell table:formula="of:=IF([.B1476]&lt;=8000;-100;IF([.B1476]&lt;=9000;0;IF([.B1476]&lt;=9750;100;2000)))" office:value-type="float" office:value="-100" calcext:value-type="float">
            <text:p>-100</text:p>
          </table:table-cell>
          <table:table-cell table:formula="of:=AVERAGE([.C$2:.C1476])" office:value-type="float" office:value="-22.4406779661017" calcext:value-type="float">
            <text:p>-22,440677966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RANDBETWEEN(1;10000)" office:value-type="float" office:value="7957" calcext:value-type="float">
            <text:p>7957</text:p>
          </table:table-cell>
          <table:table-cell table:formula="of:=IF([.B1477]&lt;=8000;-100;IF([.B1477]&lt;=9000;0;IF([.B1477]&lt;=9750;100;2000)))" office:value-type="float" office:value="-100" calcext:value-type="float">
            <text:p>-100</text:p>
          </table:table-cell>
          <table:table-cell table:formula="of:=AVERAGE([.C$2:.C1477])" office:value-type="float" office:value="-22.4932249322493" calcext:value-type="float">
            <text:p>-22,493224932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RANDBETWEEN(1;10000)" office:value-type="float" office:value="3502" calcext:value-type="float">
            <text:p>3502</text:p>
          </table:table-cell>
          <table:table-cell table:formula="of:=IF([.B1478]&lt;=8000;-100;IF([.B1478]&lt;=9000;0;IF([.B1478]&lt;=9750;100;2000)))" office:value-type="float" office:value="-100" calcext:value-type="float">
            <text:p>-100</text:p>
          </table:table-cell>
          <table:table-cell table:formula="of:=AVERAGE([.C$2:.C1478])" office:value-type="float" office:value="-22.5457007447529" calcext:value-type="float">
            <text:p>-22,545700744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RANDBETWEEN(1;10000)" office:value-type="float" office:value="4645" calcext:value-type="float">
            <text:p>4645</text:p>
          </table:table-cell>
          <table:table-cell table:formula="of:=IF([.B1479]&lt;=8000;-100;IF([.B1479]&lt;=9000;0;IF([.B1479]&lt;=9750;100;2000)))" office:value-type="float" office:value="-100" calcext:value-type="float">
            <text:p>-100</text:p>
          </table:table-cell>
          <table:table-cell table:formula="of:=AVERAGE([.C$2:.C1479])" office:value-type="float" office:value="-22.5981055480379" calcext:value-type="float">
            <text:p>-22,59810554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RANDBETWEEN(1;10000)" office:value-type="float" office:value="4844" calcext:value-type="float">
            <text:p>4844</text:p>
          </table:table-cell>
          <table:table-cell table:formula="of:=IF([.B1480]&lt;=8000;-100;IF([.B1480]&lt;=9000;0;IF([.B1480]&lt;=9750;100;2000)))" office:value-type="float" office:value="-100" calcext:value-type="float">
            <text:p>-100</text:p>
          </table:table-cell>
          <table:table-cell table:formula="of:=AVERAGE([.C$2:.C1480])" office:value-type="float" office:value="-22.6504394861393" calcext:value-type="float">
            <text:p>-22,650439486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RANDBETWEEN(1;10000)" office:value-type="float" office:value="4552" calcext:value-type="float">
            <text:p>4552</text:p>
          </table:table-cell>
          <table:table-cell table:formula="of:=IF([.B1481]&lt;=8000;-100;IF([.B1481]&lt;=9000;0;IF([.B1481]&lt;=9750;100;2000)))" office:value-type="float" office:value="-100" calcext:value-type="float">
            <text:p>-100</text:p>
          </table:table-cell>
          <table:table-cell table:formula="of:=AVERAGE([.C$2:.C1481])" office:value-type="float" office:value="-22.7027027027027" calcext:value-type="float">
            <text:p>-22,702702702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RANDBETWEEN(1;10000)" office:value-type="float" office:value="8107" calcext:value-type="float">
            <text:p>8107</text:p>
          </table:table-cell>
          <table:table-cell table:formula="of:=IF([.B1482]&lt;=8000;-100;IF([.B1482]&lt;=9000;0;IF([.B1482]&lt;=9750;100;2000)))" office:value-type="float" office:value="0" calcext:value-type="float">
            <text:p>0</text:p>
          </table:table-cell>
          <table:table-cell table:formula="of:=AVERAGE([.C$2:.C1482])" office:value-type="float" office:value="-22.6873733963538" calcext:value-type="float">
            <text:p>-22,687373396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RANDBETWEEN(1;10000)" office:value-type="float" office:value="3572" calcext:value-type="float">
            <text:p>3572</text:p>
          </table:table-cell>
          <table:table-cell table:formula="of:=IF([.B1483]&lt;=8000;-100;IF([.B1483]&lt;=9000;0;IF([.B1483]&lt;=9750;100;2000)))" office:value-type="float" office:value="-100" calcext:value-type="float">
            <text:p>-100</text:p>
          </table:table-cell>
          <table:table-cell table:formula="of:=AVERAGE([.C$2:.C1483])" office:value-type="float" office:value="-22.7395411605938" calcext:value-type="float">
            <text:p>-22,739541160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RANDBETWEEN(1;10000)" office:value-type="float" office:value="691" calcext:value-type="float">
            <text:p>691</text:p>
          </table:table-cell>
          <table:table-cell table:formula="of:=IF([.B1484]&lt;=8000;-100;IF([.B1484]&lt;=9000;0;IF([.B1484]&lt;=9750;100;2000)))" office:value-type="float" office:value="-100" calcext:value-type="float">
            <text:p>-100</text:p>
          </table:table-cell>
          <table:table-cell table:formula="of:=AVERAGE([.C$2:.C1484])" office:value-type="float" office:value="-22.7916385704653" calcext:value-type="float">
            <text:p>-22,791638570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RANDBETWEEN(1;10000)" office:value-type="float" office:value="721" calcext:value-type="float">
            <text:p>721</text:p>
          </table:table-cell>
          <table:table-cell table:formula="of:=IF([.B1485]&lt;=8000;-100;IF([.B1485]&lt;=9000;0;IF([.B1485]&lt;=9750;100;2000)))" office:value-type="float" office:value="-100" calcext:value-type="float">
            <text:p>-100</text:p>
          </table:table-cell>
          <table:table-cell table:formula="of:=AVERAGE([.C$2:.C1485])" office:value-type="float" office:value="-22.8436657681941" calcext:value-type="float">
            <text:p>-22,843665768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RANDBETWEEN(1;10000)" office:value-type="float" office:value="5505" calcext:value-type="float">
            <text:p>5505</text:p>
          </table:table-cell>
          <table:table-cell table:formula="of:=IF([.B1486]&lt;=8000;-100;IF([.B1486]&lt;=9000;0;IF([.B1486]&lt;=9750;100;2000)))" office:value-type="float" office:value="-100" calcext:value-type="float">
            <text:p>-100</text:p>
          </table:table-cell>
          <table:table-cell table:formula="of:=AVERAGE([.C$2:.C1486])" office:value-type="float" office:value="-22.8956228956229" calcext:value-type="float">
            <text:p>-22,895622895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RANDBETWEEN(1;10000)" office:value-type="float" office:value="2017" calcext:value-type="float">
            <text:p>2017</text:p>
          </table:table-cell>
          <table:table-cell table:formula="of:=IF([.B1487]&lt;=8000;-100;IF([.B1487]&lt;=9000;0;IF([.B1487]&lt;=9750;100;2000)))" office:value-type="float" office:value="-100" calcext:value-type="float">
            <text:p>-100</text:p>
          </table:table-cell>
          <table:table-cell table:formula="of:=AVERAGE([.C$2:.C1487])" office:value-type="float" office:value="-22.9475100942127" calcext:value-type="float">
            <text:p>-22,947510094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RANDBETWEEN(1;10000)" office:value-type="float" office:value="3082" calcext:value-type="float">
            <text:p>3082</text:p>
          </table:table-cell>
          <table:table-cell table:formula="of:=IF([.B1488]&lt;=8000;-100;IF([.B1488]&lt;=9000;0;IF([.B1488]&lt;=9750;100;2000)))" office:value-type="float" office:value="-100" calcext:value-type="float">
            <text:p>-100</text:p>
          </table:table-cell>
          <table:table-cell table:formula="of:=AVERAGE([.C$2:.C1488])" office:value-type="float" office:value="-22.9993275050437" calcext:value-type="float">
            <text:p>-22,99932750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RANDBETWEEN(1;10000)" office:value-type="float" office:value="7706" calcext:value-type="float">
            <text:p>7706</text:p>
          </table:table-cell>
          <table:table-cell table:formula="of:=IF([.B1489]&lt;=8000;-100;IF([.B1489]&lt;=9000;0;IF([.B1489]&lt;=9750;100;2000)))" office:value-type="float" office:value="-100" calcext:value-type="float">
            <text:p>-100</text:p>
          </table:table-cell>
          <table:table-cell table:formula="of:=AVERAGE([.C$2:.C1489])" office:value-type="float" office:value="-23.0510752688172" calcext:value-type="float">
            <text:p>-23,051075268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RANDBETWEEN(1;10000)" office:value-type="float" office:value="4490" calcext:value-type="float">
            <text:p>4490</text:p>
          </table:table-cell>
          <table:table-cell table:formula="of:=IF([.B1490]&lt;=8000;-100;IF([.B1490]&lt;=9000;0;IF([.B1490]&lt;=9750;100;2000)))" office:value-type="float" office:value="-100" calcext:value-type="float">
            <text:p>-100</text:p>
          </table:table-cell>
          <table:table-cell table:formula="of:=AVERAGE([.C$2:.C1490])" office:value-type="float" office:value="-23.1027535258563" calcext:value-type="float">
            <text:p>-23,102753525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RANDBETWEEN(1;10000)" office:value-type="float" office:value="5844" calcext:value-type="float">
            <text:p>5844</text:p>
          </table:table-cell>
          <table:table-cell table:formula="of:=IF([.B1491]&lt;=8000;-100;IF([.B1491]&lt;=9000;0;IF([.B1491]&lt;=9750;100;2000)))" office:value-type="float" office:value="-100" calcext:value-type="float">
            <text:p>-100</text:p>
          </table:table-cell>
          <table:table-cell table:formula="of:=AVERAGE([.C$2:.C1491])" office:value-type="float" office:value="-23.1543624161074" calcext:value-type="float">
            <text:p>-23,154362416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RANDBETWEEN(1;10000)" office:value-type="float" office:value="9818" calcext:value-type="float">
            <text:p>9818</text:p>
          </table:table-cell>
          <table:table-cell table:formula="of:=IF([.B1492]&lt;=8000;-100;IF([.B1492]&lt;=9000;0;IF([.B1492]&lt;=9750;100;2000)))" office:value-type="float" office:value="2000" calcext:value-type="float">
            <text:p>2000</text:p>
          </table:table-cell>
          <table:table-cell table:formula="of:=AVERAGE([.C$2:.C1492])" office:value-type="float" office:value="-21.7974513749162" calcext:value-type="float">
            <text:p>-21,797451374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RANDBETWEEN(1;10000)" office:value-type="float" office:value="9968" calcext:value-type="float">
            <text:p>9968</text:p>
          </table:table-cell>
          <table:table-cell table:formula="of:=IF([.B1493]&lt;=8000;-100;IF([.B1493]&lt;=9000;0;IF([.B1493]&lt;=9750;100;2000)))" office:value-type="float" office:value="2000" calcext:value-type="float">
            <text:p>2000</text:p>
          </table:table-cell>
          <table:table-cell table:formula="of:=AVERAGE([.C$2:.C1493])" office:value-type="float" office:value="-20.4423592493298" calcext:value-type="float">
            <text:p>-20,442359249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RANDBETWEEN(1;10000)" office:value-type="float" office:value="9992" calcext:value-type="float">
            <text:p>9992</text:p>
          </table:table-cell>
          <table:table-cell table:formula="of:=IF([.B1494]&lt;=8000;-100;IF([.B1494]&lt;=9000;0;IF([.B1494]&lt;=9750;100;2000)))" office:value-type="float" office:value="2000" calcext:value-type="float">
            <text:p>2000</text:p>
          </table:table-cell>
          <table:table-cell table:formula="of:=AVERAGE([.C$2:.C1494])" office:value-type="float" office:value="-19.0890823844608" calcext:value-type="float">
            <text:p>-19,089082384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RANDBETWEEN(1;10000)" office:value-type="float" office:value="557" calcext:value-type="float">
            <text:p>557</text:p>
          </table:table-cell>
          <table:table-cell table:formula="of:=IF([.B1495]&lt;=8000;-100;IF([.B1495]&lt;=9000;0;IF([.B1495]&lt;=9750;100;2000)))" office:value-type="float" office:value="-100" calcext:value-type="float">
            <text:p>-100</text:p>
          </table:table-cell>
          <table:table-cell table:formula="of:=AVERAGE([.C$2:.C1495])" office:value-type="float" office:value="-19.1432396251673" calcext:value-type="float">
            <text:p>-19,14323962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RANDBETWEEN(1;10000)" office:value-type="float" office:value="3099" calcext:value-type="float">
            <text:p>3099</text:p>
          </table:table-cell>
          <table:table-cell table:formula="of:=IF([.B1496]&lt;=8000;-100;IF([.B1496]&lt;=9000;0;IF([.B1496]&lt;=9750;100;2000)))" office:value-type="float" office:value="-100" calcext:value-type="float">
            <text:p>-100</text:p>
          </table:table-cell>
          <table:table-cell table:formula="of:=AVERAGE([.C$2:.C1496])" office:value-type="float" office:value="-19.1973244147157" calcext:value-type="float">
            <text:p>-19,197324414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RANDBETWEEN(1;10000)" office:value-type="float" office:value="4763" calcext:value-type="float">
            <text:p>4763</text:p>
          </table:table-cell>
          <table:table-cell table:formula="of:=IF([.B1497]&lt;=8000;-100;IF([.B1497]&lt;=9000;0;IF([.B1497]&lt;=9750;100;2000)))" office:value-type="float" office:value="-100" calcext:value-type="float">
            <text:p>-100</text:p>
          </table:table-cell>
          <table:table-cell table:formula="of:=AVERAGE([.C$2:.C1497])" office:value-type="float" office:value="-19.2513368983957" calcext:value-type="float">
            <text:p>-19,251336898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RANDBETWEEN(1;10000)" office:value-type="float" office:value="3342" calcext:value-type="float">
            <text:p>3342</text:p>
          </table:table-cell>
          <table:table-cell table:formula="of:=IF([.B1498]&lt;=8000;-100;IF([.B1498]&lt;=9000;0;IF([.B1498]&lt;=9750;100;2000)))" office:value-type="float" office:value="-100" calcext:value-type="float">
            <text:p>-100</text:p>
          </table:table-cell>
          <table:table-cell table:formula="of:=AVERAGE([.C$2:.C1498])" office:value-type="float" office:value="-19.3052772211089" calcext:value-type="float">
            <text:p>-19,305277221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RANDBETWEEN(1;10000)" office:value-type="float" office:value="6366" calcext:value-type="float">
            <text:p>6366</text:p>
          </table:table-cell>
          <table:table-cell table:formula="of:=IF([.B1499]&lt;=8000;-100;IF([.B1499]&lt;=9000;0;IF([.B1499]&lt;=9750;100;2000)))" office:value-type="float" office:value="-100" calcext:value-type="float">
            <text:p>-100</text:p>
          </table:table-cell>
          <table:table-cell table:formula="of:=AVERAGE([.C$2:.C1499])" office:value-type="float" office:value="-19.3591455273698" calcext:value-type="float">
            <text:p>-19,359145527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RANDBETWEEN(1;10000)" office:value-type="float" office:value="900" calcext:value-type="float">
            <text:p>900</text:p>
          </table:table-cell>
          <table:table-cell table:formula="of:=IF([.B1500]&lt;=8000;-100;IF([.B1500]&lt;=9000;0;IF([.B1500]&lt;=9750;100;2000)))" office:value-type="float" office:value="-100" calcext:value-type="float">
            <text:p>-100</text:p>
          </table:table-cell>
          <table:table-cell table:formula="of:=AVERAGE([.C$2:.C1500])" office:value-type="float" office:value="-19.4129419613075" calcext:value-type="float">
            <text:p>-19,41294196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RANDBETWEEN(1;10000)" office:value-type="float" office:value="697" calcext:value-type="float">
            <text:p>697</text:p>
          </table:table-cell>
          <table:table-cell table:formula="of:=IF([.B1501]&lt;=8000;-100;IF([.B1501]&lt;=9000;0;IF([.B1501]&lt;=9750;100;2000)))" office:value-type="float" office:value="-100" calcext:value-type="float">
            <text:p>-100</text:p>
          </table:table-cell>
          <table:table-cell table:formula="of:=AVERAGE([.C$2:.C1501])" office:value-type="float" office:value="-19.4666666666667" calcext:value-type="float">
            <text:p>-19,466666666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RANDBETWEEN(1;10000)" office:value-type="float" office:value="5" calcext:value-type="float">
            <text:p>5</text:p>
          </table:table-cell>
          <table:table-cell table:formula="of:=IF([.B1502]&lt;=8000;-100;IF([.B1502]&lt;=9000;0;IF([.B1502]&lt;=9750;100;2000)))" office:value-type="float" office:value="-100" calcext:value-type="float">
            <text:p>-100</text:p>
          </table:table-cell>
          <table:table-cell table:formula="of:=AVERAGE([.C$2:.C1502])" office:value-type="float" office:value="-19.5203197868088" calcext:value-type="float">
            <text:p>-19,520319786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RANDBETWEEN(1;10000)" office:value-type="float" office:value="1745" calcext:value-type="float">
            <text:p>1745</text:p>
          </table:table-cell>
          <table:table-cell table:formula="of:=IF([.B1503]&lt;=8000;-100;IF([.B1503]&lt;=9000;0;IF([.B1503]&lt;=9750;100;2000)))" office:value-type="float" office:value="-100" calcext:value-type="float">
            <text:p>-100</text:p>
          </table:table-cell>
          <table:table-cell table:formula="of:=AVERAGE([.C$2:.C1503])" office:value-type="float" office:value="-19.5739014647137" calcext:value-type="float">
            <text:p>-19,573901464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RANDBETWEEN(1;10000)" office:value-type="float" office:value="5984" calcext:value-type="float">
            <text:p>5984</text:p>
          </table:table-cell>
          <table:table-cell table:formula="of:=IF([.B1504]&lt;=8000;-100;IF([.B1504]&lt;=9000;0;IF([.B1504]&lt;=9750;100;2000)))" office:value-type="float" office:value="-100" calcext:value-type="float">
            <text:p>-100</text:p>
          </table:table-cell>
          <table:table-cell table:formula="of:=AVERAGE([.C$2:.C1504])" office:value-type="float" office:value="-19.6274118429807" calcext:value-type="float">
            <text:p>-19,62741184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RANDBETWEEN(1;10000)" office:value-type="float" office:value="6601" calcext:value-type="float">
            <text:p>6601</text:p>
          </table:table-cell>
          <table:table-cell table:formula="of:=IF([.B1505]&lt;=8000;-100;IF([.B1505]&lt;=9000;0;IF([.B1505]&lt;=9750;100;2000)))" office:value-type="float" office:value="-100" calcext:value-type="float">
            <text:p>-100</text:p>
          </table:table-cell>
          <table:table-cell table:formula="of:=AVERAGE([.C$2:.C1505])" office:value-type="float" office:value="-19.6808510638298" calcext:value-type="float">
            <text:p>-19,680851063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RANDBETWEEN(1;10000)" office:value-type="float" office:value="101" calcext:value-type="float">
            <text:p>101</text:p>
          </table:table-cell>
          <table:table-cell table:formula="of:=IF([.B1506]&lt;=8000;-100;IF([.B1506]&lt;=9000;0;IF([.B1506]&lt;=9750;100;2000)))" office:value-type="float" office:value="-100" calcext:value-type="float">
            <text:p>-100</text:p>
          </table:table-cell>
          <table:table-cell table:formula="of:=AVERAGE([.C$2:.C1506])" office:value-type="float" office:value="-19.734219269103" calcext:value-type="float">
            <text:p>-19,734219269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RANDBETWEEN(1;10000)" office:value-type="float" office:value="3356" calcext:value-type="float">
            <text:p>3356</text:p>
          </table:table-cell>
          <table:table-cell table:formula="of:=IF([.B1507]&lt;=8000;-100;IF([.B1507]&lt;=9000;0;IF([.B1507]&lt;=9750;100;2000)))" office:value-type="float" office:value="-100" calcext:value-type="float">
            <text:p>-100</text:p>
          </table:table-cell>
          <table:table-cell table:formula="of:=AVERAGE([.C$2:.C1507])" office:value-type="float" office:value="-19.7875166002656" calcext:value-type="float">
            <text:p>-19,787516600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RANDBETWEEN(1;10000)" office:value-type="float" office:value="9108" calcext:value-type="float">
            <text:p>9108</text:p>
          </table:table-cell>
          <table:table-cell table:formula="of:=IF([.B1508]&lt;=8000;-100;IF([.B1508]&lt;=9000;0;IF([.B1508]&lt;=9750;100;2000)))" office:value-type="float" office:value="100" calcext:value-type="float">
            <text:p>100</text:p>
          </table:table-cell>
          <table:table-cell table:formula="of:=AVERAGE([.C$2:.C1508])" office:value-type="float" office:value="-19.7080291970803" calcext:value-type="float">
            <text:p>-19,708029197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RANDBETWEEN(1;10000)" office:value-type="float" office:value="6776" calcext:value-type="float">
            <text:p>6776</text:p>
          </table:table-cell>
          <table:table-cell table:formula="of:=IF([.B1509]&lt;=8000;-100;IF([.B1509]&lt;=9000;0;IF([.B1509]&lt;=9750;100;2000)))" office:value-type="float" office:value="-100" calcext:value-type="float">
            <text:p>-100</text:p>
          </table:table-cell>
          <table:table-cell table:formula="of:=AVERAGE([.C$2:.C1509])" office:value-type="float" office:value="-19.7612732095491" calcext:value-type="float">
            <text:p>-19,761273209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RANDBETWEEN(1;10000)" office:value-type="float" office:value="2294" calcext:value-type="float">
            <text:p>2294</text:p>
          </table:table-cell>
          <table:table-cell table:formula="of:=IF([.B1510]&lt;=8000;-100;IF([.B1510]&lt;=9000;0;IF([.B1510]&lt;=9750;100;2000)))" office:value-type="float" office:value="-100" calcext:value-type="float">
            <text:p>-100</text:p>
          </table:table-cell>
          <table:table-cell table:formula="of:=AVERAGE([.C$2:.C1510])" office:value-type="float" office:value="-19.8144466534129" calcext:value-type="float">
            <text:p>-19,814446653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RANDBETWEEN(1;10000)" office:value-type="float" office:value="8820" calcext:value-type="float">
            <text:p>8820</text:p>
          </table:table-cell>
          <table:table-cell table:formula="of:=IF([.B1511]&lt;=8000;-100;IF([.B1511]&lt;=9000;0;IF([.B1511]&lt;=9750;100;2000)))" office:value-type="float" office:value="0" calcext:value-type="float">
            <text:p>0</text:p>
          </table:table-cell>
          <table:table-cell table:formula="of:=AVERAGE([.C$2:.C1511])" office:value-type="float" office:value="-19.8013245033113" calcext:value-type="float">
            <text:p>-19,801324503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RANDBETWEEN(1;10000)" office:value-type="float" office:value="4198" calcext:value-type="float">
            <text:p>4198</text:p>
          </table:table-cell>
          <table:table-cell table:formula="of:=IF([.B1512]&lt;=8000;-100;IF([.B1512]&lt;=9000;0;IF([.B1512]&lt;=9750;100;2000)))" office:value-type="float" office:value="-100" calcext:value-type="float">
            <text:p>-100</text:p>
          </table:table-cell>
          <table:table-cell table:formula="of:=AVERAGE([.C$2:.C1512])" office:value-type="float" office:value="-19.8544010589014" calcext:value-type="float">
            <text:p>-19,854401058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RANDBETWEEN(1;10000)" office:value-type="float" office:value="4345" calcext:value-type="float">
            <text:p>4345</text:p>
          </table:table-cell>
          <table:table-cell table:formula="of:=IF([.B1513]&lt;=8000;-100;IF([.B1513]&lt;=9000;0;IF([.B1513]&lt;=9750;100;2000)))" office:value-type="float" office:value="-100" calcext:value-type="float">
            <text:p>-100</text:p>
          </table:table-cell>
          <table:table-cell table:formula="of:=AVERAGE([.C$2:.C1513])" office:value-type="float" office:value="-19.9074074074074" calcext:value-type="float">
            <text:p>-19,907407407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RANDBETWEEN(1;10000)" office:value-type="float" office:value="4648" calcext:value-type="float">
            <text:p>4648</text:p>
          </table:table-cell>
          <table:table-cell table:formula="of:=IF([.B1514]&lt;=8000;-100;IF([.B1514]&lt;=9000;0;IF([.B1514]&lt;=9750;100;2000)))" office:value-type="float" office:value="-100" calcext:value-type="float">
            <text:p>-100</text:p>
          </table:table-cell>
          <table:table-cell table:formula="of:=AVERAGE([.C$2:.C1514])" office:value-type="float" office:value="-19.960343688037" calcext:value-type="float">
            <text:p>-19,96034368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RANDBETWEEN(1;10000)" office:value-type="float" office:value="6744" calcext:value-type="float">
            <text:p>6744</text:p>
          </table:table-cell>
          <table:table-cell table:formula="of:=IF([.B1515]&lt;=8000;-100;IF([.B1515]&lt;=9000;0;IF([.B1515]&lt;=9750;100;2000)))" office:value-type="float" office:value="-100" calcext:value-type="float">
            <text:p>-100</text:p>
          </table:table-cell>
          <table:table-cell table:formula="of:=AVERAGE([.C$2:.C1515])" office:value-type="float" office:value="-20.0132100396301" calcext:value-type="float">
            <text:p>-20,013210039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RANDBETWEEN(1;10000)" office:value-type="float" office:value="9926" calcext:value-type="float">
            <text:p>9926</text:p>
          </table:table-cell>
          <table:table-cell table:formula="of:=IF([.B1516]&lt;=8000;-100;IF([.B1516]&lt;=9000;0;IF([.B1516]&lt;=9750;100;2000)))" office:value-type="float" office:value="2000" calcext:value-type="float">
            <text:p>2000</text:p>
          </table:table-cell>
          <table:table-cell table:formula="of:=AVERAGE([.C$2:.C1516])" office:value-type="float" office:value="-18.6798679867987" calcext:value-type="float">
            <text:p>-18,679867986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RANDBETWEEN(1;10000)" office:value-type="float" office:value="3444" calcext:value-type="float">
            <text:p>3444</text:p>
          </table:table-cell>
          <table:table-cell table:formula="of:=IF([.B1517]&lt;=8000;-100;IF([.B1517]&lt;=9000;0;IF([.B1517]&lt;=9750;100;2000)))" office:value-type="float" office:value="-100" calcext:value-type="float">
            <text:p>-100</text:p>
          </table:table-cell>
          <table:table-cell table:formula="of:=AVERAGE([.C$2:.C1517])" office:value-type="float" office:value="-18.7335092348285" calcext:value-type="float">
            <text:p>-18,733509234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RANDBETWEEN(1;10000)" office:value-type="float" office:value="6922" calcext:value-type="float">
            <text:p>6922</text:p>
          </table:table-cell>
          <table:table-cell table:formula="of:=IF([.B1518]&lt;=8000;-100;IF([.B1518]&lt;=9000;0;IF([.B1518]&lt;=9750;100;2000)))" office:value-type="float" office:value="-100" calcext:value-type="float">
            <text:p>-100</text:p>
          </table:table-cell>
          <table:table-cell table:formula="of:=AVERAGE([.C$2:.C1518])" office:value-type="float" office:value="-18.7870797626895" calcext:value-type="float">
            <text:p>-18,787079762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RANDBETWEEN(1;10000)" office:value-type="float" office:value="6529" calcext:value-type="float">
            <text:p>6529</text:p>
          </table:table-cell>
          <table:table-cell table:formula="of:=IF([.B1519]&lt;=8000;-100;IF([.B1519]&lt;=9000;0;IF([.B1519]&lt;=9750;100;2000)))" office:value-type="float" office:value="-100" calcext:value-type="float">
            <text:p>-100</text:p>
          </table:table-cell>
          <table:table-cell table:formula="of:=AVERAGE([.C$2:.C1519])" office:value-type="float" office:value="-18.8405797101449" calcext:value-type="float">
            <text:p>-18,840579710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RANDBETWEEN(1;10000)" office:value-type="float" office:value="4484" calcext:value-type="float">
            <text:p>4484</text:p>
          </table:table-cell>
          <table:table-cell table:formula="of:=IF([.B1520]&lt;=8000;-100;IF([.B1520]&lt;=9000;0;IF([.B1520]&lt;=9750;100;2000)))" office:value-type="float" office:value="-100" calcext:value-type="float">
            <text:p>-100</text:p>
          </table:table-cell>
          <table:table-cell table:formula="of:=AVERAGE([.C$2:.C1520])" office:value-type="float" office:value="-18.8940092165899" calcext:value-type="float">
            <text:p>-18,894009216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RANDBETWEEN(1;10000)" office:value-type="float" office:value="3441" calcext:value-type="float">
            <text:p>3441</text:p>
          </table:table-cell>
          <table:table-cell table:formula="of:=IF([.B1521]&lt;=8000;-100;IF([.B1521]&lt;=9000;0;IF([.B1521]&lt;=9750;100;2000)))" office:value-type="float" office:value="-100" calcext:value-type="float">
            <text:p>-100</text:p>
          </table:table-cell>
          <table:table-cell table:formula="of:=AVERAGE([.C$2:.C1521])" office:value-type="float" office:value="-18.9473684210526" calcext:value-type="float">
            <text:p>-18,947368421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RANDBETWEEN(1;10000)" office:value-type="float" office:value="3513" calcext:value-type="float">
            <text:p>3513</text:p>
          </table:table-cell>
          <table:table-cell table:formula="of:=IF([.B1522]&lt;=8000;-100;IF([.B1522]&lt;=9000;0;IF([.B1522]&lt;=9750;100;2000)))" office:value-type="float" office:value="-100" calcext:value-type="float">
            <text:p>-100</text:p>
          </table:table-cell>
          <table:table-cell table:formula="of:=AVERAGE([.C$2:.C1522])" office:value-type="float" office:value="-19.0006574621959" calcext:value-type="float">
            <text:p>-19,000657462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RANDBETWEEN(1;10000)" office:value-type="float" office:value="154" calcext:value-type="float">
            <text:p>154</text:p>
          </table:table-cell>
          <table:table-cell table:formula="of:=IF([.B1523]&lt;=8000;-100;IF([.B1523]&lt;=9000;0;IF([.B1523]&lt;=9750;100;2000)))" office:value-type="float" office:value="-100" calcext:value-type="float">
            <text:p>-100</text:p>
          </table:table-cell>
          <table:table-cell table:formula="of:=AVERAGE([.C$2:.C1523])" office:value-type="float" office:value="-19.053876478318" calcext:value-type="float">
            <text:p>-19,053876478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RANDBETWEEN(1;10000)" office:value-type="float" office:value="1084" calcext:value-type="float">
            <text:p>1084</text:p>
          </table:table-cell>
          <table:table-cell table:formula="of:=IF([.B1524]&lt;=8000;-100;IF([.B1524]&lt;=9000;0;IF([.B1524]&lt;=9750;100;2000)))" office:value-type="float" office:value="-100" calcext:value-type="float">
            <text:p>-100</text:p>
          </table:table-cell>
          <table:table-cell table:formula="of:=AVERAGE([.C$2:.C1524])" office:value-type="float" office:value="-19.1070256073539" calcext:value-type="float">
            <text:p>-19,107025607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RANDBETWEEN(1;10000)" office:value-type="float" office:value="2137" calcext:value-type="float">
            <text:p>2137</text:p>
          </table:table-cell>
          <table:table-cell table:formula="of:=IF([.B1525]&lt;=8000;-100;IF([.B1525]&lt;=9000;0;IF([.B1525]&lt;=9750;100;2000)))" office:value-type="float" office:value="-100" calcext:value-type="float">
            <text:p>-100</text:p>
          </table:table-cell>
          <table:table-cell table:formula="of:=AVERAGE([.C$2:.C1525])" office:value-type="float" office:value="-19.1601049868766" calcext:value-type="float">
            <text:p>-19,160104986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RANDBETWEEN(1;10000)" office:value-type="float" office:value="4058" calcext:value-type="float">
            <text:p>4058</text:p>
          </table:table-cell>
          <table:table-cell table:formula="of:=IF([.B1526]&lt;=8000;-100;IF([.B1526]&lt;=9000;0;IF([.B1526]&lt;=9750;100;2000)))" office:value-type="float" office:value="-100" calcext:value-type="float">
            <text:p>-100</text:p>
          </table:table-cell>
          <table:table-cell table:formula="of:=AVERAGE([.C$2:.C1526])" office:value-type="float" office:value="-19.2131147540984" calcext:value-type="float">
            <text:p>-19,213114754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RANDBETWEEN(1;10000)" office:value-type="float" office:value="371" calcext:value-type="float">
            <text:p>371</text:p>
          </table:table-cell>
          <table:table-cell table:formula="of:=IF([.B1527]&lt;=8000;-100;IF([.B1527]&lt;=9000;0;IF([.B1527]&lt;=9750;100;2000)))" office:value-type="float" office:value="-100" calcext:value-type="float">
            <text:p>-100</text:p>
          </table:table-cell>
          <table:table-cell table:formula="of:=AVERAGE([.C$2:.C1527])" office:value-type="float" office:value="-19.2660550458716" calcext:value-type="float">
            <text:p>-19,266055045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RANDBETWEEN(1;10000)" office:value-type="float" office:value="255" calcext:value-type="float">
            <text:p>255</text:p>
          </table:table-cell>
          <table:table-cell table:formula="of:=IF([.B1528]&lt;=8000;-100;IF([.B1528]&lt;=9000;0;IF([.B1528]&lt;=9750;100;2000)))" office:value-type="float" office:value="-100" calcext:value-type="float">
            <text:p>-100</text:p>
          </table:table-cell>
          <table:table-cell table:formula="of:=AVERAGE([.C$2:.C1528])" office:value-type="float" office:value="-19.3189259986902" calcext:value-type="float">
            <text:p>-19,318925998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RANDBETWEEN(1;10000)" office:value-type="float" office:value="2111" calcext:value-type="float">
            <text:p>2111</text:p>
          </table:table-cell>
          <table:table-cell table:formula="of:=IF([.B1529]&lt;=8000;-100;IF([.B1529]&lt;=9000;0;IF([.B1529]&lt;=9750;100;2000)))" office:value-type="float" office:value="-100" calcext:value-type="float">
            <text:p>-100</text:p>
          </table:table-cell>
          <table:table-cell table:formula="of:=AVERAGE([.C$2:.C1529])" office:value-type="float" office:value="-19.3717277486911" calcext:value-type="float">
            <text:p>-19,371727748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RANDBETWEEN(1;10000)" office:value-type="float" office:value="9629" calcext:value-type="float">
            <text:p>9629</text:p>
          </table:table-cell>
          <table:table-cell table:formula="of:=IF([.B1530]&lt;=8000;-100;IF([.B1530]&lt;=9000;0;IF([.B1530]&lt;=9750;100;2000)))" office:value-type="float" office:value="100" calcext:value-type="float">
            <text:p>100</text:p>
          </table:table-cell>
          <table:table-cell table:formula="of:=AVERAGE([.C$2:.C1530])" office:value-type="float" office:value="-19.2936559843035" calcext:value-type="float">
            <text:p>-19,293655984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RANDBETWEEN(1;10000)" office:value-type="float" office:value="3963" calcext:value-type="float">
            <text:p>3963</text:p>
          </table:table-cell>
          <table:table-cell table:formula="of:=IF([.B1531]&lt;=8000;-100;IF([.B1531]&lt;=9000;0;IF([.B1531]&lt;=9750;100;2000)))" office:value-type="float" office:value="-100" calcext:value-type="float">
            <text:p>-100</text:p>
          </table:table-cell>
          <table:table-cell table:formula="of:=AVERAGE([.C$2:.C1531])" office:value-type="float" office:value="-19.3464052287582" calcext:value-type="float">
            <text:p>-19,346405228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RANDBETWEEN(1;10000)" office:value-type="float" office:value="8532" calcext:value-type="float">
            <text:p>8532</text:p>
          </table:table-cell>
          <table:table-cell table:formula="of:=IF([.B1532]&lt;=8000;-100;IF([.B1532]&lt;=9000;0;IF([.B1532]&lt;=9750;100;2000)))" office:value-type="float" office:value="0" calcext:value-type="float">
            <text:p>0</text:p>
          </table:table-cell>
          <table:table-cell table:formula="of:=AVERAGE([.C$2:.C1532])" office:value-type="float" office:value="-19.3337687785761" calcext:value-type="float">
            <text:p>-19,333768778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RANDBETWEEN(1;10000)" office:value-type="float" office:value="4526" calcext:value-type="float">
            <text:p>4526</text:p>
          </table:table-cell>
          <table:table-cell table:formula="of:=IF([.B1533]&lt;=8000;-100;IF([.B1533]&lt;=9000;0;IF([.B1533]&lt;=9750;100;2000)))" office:value-type="float" office:value="-100" calcext:value-type="float">
            <text:p>-100</text:p>
          </table:table-cell>
          <table:table-cell table:formula="of:=AVERAGE([.C$2:.C1533])" office:value-type="float" office:value="-19.3864229765013" calcext:value-type="float">
            <text:p>-19,386422976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RANDBETWEEN(1;10000)" office:value-type="float" office:value="3615" calcext:value-type="float">
            <text:p>3615</text:p>
          </table:table-cell>
          <table:table-cell table:formula="of:=IF([.B1534]&lt;=8000;-100;IF([.B1534]&lt;=9000;0;IF([.B1534]&lt;=9750;100;2000)))" office:value-type="float" office:value="-100" calcext:value-type="float">
            <text:p>-100</text:p>
          </table:table-cell>
          <table:table-cell table:formula="of:=AVERAGE([.C$2:.C1534])" office:value-type="float" office:value="-19.4390084801044" calcext:value-type="float">
            <text:p>-19,439008480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RANDBETWEEN(1;10000)" office:value-type="float" office:value="7027" calcext:value-type="float">
            <text:p>7027</text:p>
          </table:table-cell>
          <table:table-cell table:formula="of:=IF([.B1535]&lt;=8000;-100;IF([.B1535]&lt;=9000;0;IF([.B1535]&lt;=9750;100;2000)))" office:value-type="float" office:value="-100" calcext:value-type="float">
            <text:p>-100</text:p>
          </table:table-cell>
          <table:table-cell table:formula="of:=AVERAGE([.C$2:.C1535])" office:value-type="float" office:value="-19.4915254237288" calcext:value-type="float">
            <text:p>-19,491525423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RANDBETWEEN(1;10000)" office:value-type="float" office:value="9861" calcext:value-type="float">
            <text:p>9861</text:p>
          </table:table-cell>
          <table:table-cell table:formula="of:=IF([.B1536]&lt;=8000;-100;IF([.B1536]&lt;=9000;0;IF([.B1536]&lt;=9750;100;2000)))" office:value-type="float" office:value="2000" calcext:value-type="float">
            <text:p>2000</text:p>
          </table:table-cell>
          <table:table-cell table:formula="of:=AVERAGE([.C$2:.C1536])" office:value-type="float" office:value="-18.1758957654723" calcext:value-type="float">
            <text:p>-18,17589576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RANDBETWEEN(1;10000)" office:value-type="float" office:value="4558" calcext:value-type="float">
            <text:p>4558</text:p>
          </table:table-cell>
          <table:table-cell table:formula="of:=IF([.B1537]&lt;=8000;-100;IF([.B1537]&lt;=9000;0;IF([.B1537]&lt;=9750;100;2000)))" office:value-type="float" office:value="-100" calcext:value-type="float">
            <text:p>-100</text:p>
          </table:table-cell>
          <table:table-cell table:formula="of:=AVERAGE([.C$2:.C1537])" office:value-type="float" office:value="-18.2291666666667" calcext:value-type="float">
            <text:p>-18,229166666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RANDBETWEEN(1;10000)" office:value-type="float" office:value="6156" calcext:value-type="float">
            <text:p>6156</text:p>
          </table:table-cell>
          <table:table-cell table:formula="of:=IF([.B1538]&lt;=8000;-100;IF([.B1538]&lt;=9000;0;IF([.B1538]&lt;=9750;100;2000)))" office:value-type="float" office:value="-100" calcext:value-type="float">
            <text:p>-100</text:p>
          </table:table-cell>
          <table:table-cell table:formula="of:=AVERAGE([.C$2:.C1538])" office:value-type="float" office:value="-18.2823682498373" calcext:value-type="float">
            <text:p>-18,282368249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RANDBETWEEN(1;10000)" office:value-type="float" office:value="8521" calcext:value-type="float">
            <text:p>8521</text:p>
          </table:table-cell>
          <table:table-cell table:formula="of:=IF([.B1539]&lt;=8000;-100;IF([.B1539]&lt;=9000;0;IF([.B1539]&lt;=9750;100;2000)))" office:value-type="float" office:value="0" calcext:value-type="float">
            <text:p>0</text:p>
          </table:table-cell>
          <table:table-cell table:formula="of:=AVERAGE([.C$2:.C1539])" office:value-type="float" office:value="-18.2704811443433" calcext:value-type="float">
            <text:p>-18,27048114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RANDBETWEEN(1;10000)" office:value-type="float" office:value="2629" calcext:value-type="float">
            <text:p>2629</text:p>
          </table:table-cell>
          <table:table-cell table:formula="of:=IF([.B1540]&lt;=8000;-100;IF([.B1540]&lt;=9000;0;IF([.B1540]&lt;=9750;100;2000)))" office:value-type="float" office:value="-100" calcext:value-type="float">
            <text:p>-100</text:p>
          </table:table-cell>
          <table:table-cell table:formula="of:=AVERAGE([.C$2:.C1540])" office:value-type="float" office:value="-18.3235867446394" calcext:value-type="float">
            <text:p>-18,323586744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RANDBETWEEN(1;10000)" office:value-type="float" office:value="3156" calcext:value-type="float">
            <text:p>3156</text:p>
          </table:table-cell>
          <table:table-cell table:formula="of:=IF([.B1541]&lt;=8000;-100;IF([.B1541]&lt;=9000;0;IF([.B1541]&lt;=9750;100;2000)))" office:value-type="float" office:value="-100" calcext:value-type="float">
            <text:p>-100</text:p>
          </table:table-cell>
          <table:table-cell table:formula="of:=AVERAGE([.C$2:.C1541])" office:value-type="float" office:value="-18.3766233766234" calcext:value-type="float">
            <text:p>-18,376623376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RANDBETWEEN(1;10000)" office:value-type="float" office:value="1792" calcext:value-type="float">
            <text:p>1792</text:p>
          </table:table-cell>
          <table:table-cell table:formula="of:=IF([.B1542]&lt;=8000;-100;IF([.B1542]&lt;=9000;0;IF([.B1542]&lt;=9750;100;2000)))" office:value-type="float" office:value="-100" calcext:value-type="float">
            <text:p>-100</text:p>
          </table:table-cell>
          <table:table-cell table:formula="of:=AVERAGE([.C$2:.C1542])" office:value-type="float" office:value="-18.429591174562" calcext:value-type="float">
            <text:p>-18,429591174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RANDBETWEEN(1;10000)" office:value-type="float" office:value="8500" calcext:value-type="float">
            <text:p>8500</text:p>
          </table:table-cell>
          <table:table-cell table:formula="of:=IF([.B1543]&lt;=8000;-100;IF([.B1543]&lt;=9000;0;IF([.B1543]&lt;=9750;100;2000)))" office:value-type="float" office:value="0" calcext:value-type="float">
            <text:p>0</text:p>
          </table:table-cell>
          <table:table-cell table:formula="of:=AVERAGE([.C$2:.C1543])" office:value-type="float" office:value="-18.4176394293126" calcext:value-type="float">
            <text:p>-18,417639429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RANDBETWEEN(1;10000)" office:value-type="float" office:value="2677" calcext:value-type="float">
            <text:p>2677</text:p>
          </table:table-cell>
          <table:table-cell table:formula="of:=IF([.B1544]&lt;=8000;-100;IF([.B1544]&lt;=9000;0;IF([.B1544]&lt;=9750;100;2000)))" office:value-type="float" office:value="-100" calcext:value-type="float">
            <text:p>-100</text:p>
          </table:table-cell>
          <table:table-cell table:formula="of:=AVERAGE([.C$2:.C1544])" office:value-type="float" office:value="-18.4705119896306" calcext:value-type="float">
            <text:p>-18,470511989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RANDBETWEEN(1;10000)" office:value-type="float" office:value="6378" calcext:value-type="float">
            <text:p>6378</text:p>
          </table:table-cell>
          <table:table-cell table:formula="of:=IF([.B1545]&lt;=8000;-100;IF([.B1545]&lt;=9000;0;IF([.B1545]&lt;=9750;100;2000)))" office:value-type="float" office:value="-100" calcext:value-type="float">
            <text:p>-100</text:p>
          </table:table-cell>
          <table:table-cell table:formula="of:=AVERAGE([.C$2:.C1545])" office:value-type="float" office:value="-18.5233160621762" calcext:value-type="float">
            <text:p>-18,523316062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RANDBETWEEN(1;10000)" office:value-type="float" office:value="6729" calcext:value-type="float">
            <text:p>6729</text:p>
          </table:table-cell>
          <table:table-cell table:formula="of:=IF([.B1546]&lt;=8000;-100;IF([.B1546]&lt;=9000;0;IF([.B1546]&lt;=9750;100;2000)))" office:value-type="float" office:value="-100" calcext:value-type="float">
            <text:p>-100</text:p>
          </table:table-cell>
          <table:table-cell table:formula="of:=AVERAGE([.C$2:.C1546])" office:value-type="float" office:value="-18.5760517799353" calcext:value-type="float">
            <text:p>-18,576051779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RANDBETWEEN(1;10000)" office:value-type="float" office:value="754" calcext:value-type="float">
            <text:p>754</text:p>
          </table:table-cell>
          <table:table-cell table:formula="of:=IF([.B1547]&lt;=8000;-100;IF([.B1547]&lt;=9000;0;IF([.B1547]&lt;=9750;100;2000)))" office:value-type="float" office:value="-100" calcext:value-type="float">
            <text:p>-100</text:p>
          </table:table-cell>
          <table:table-cell table:formula="of:=AVERAGE([.C$2:.C1547])" office:value-type="float" office:value="-18.6287192755498" calcext:value-type="float">
            <text:p>-18,628719275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RANDBETWEEN(1;10000)" office:value-type="float" office:value="2294" calcext:value-type="float">
            <text:p>2294</text:p>
          </table:table-cell>
          <table:table-cell table:formula="of:=IF([.B1548]&lt;=8000;-100;IF([.B1548]&lt;=9000;0;IF([.B1548]&lt;=9750;100;2000)))" office:value-type="float" office:value="-100" calcext:value-type="float">
            <text:p>-100</text:p>
          </table:table-cell>
          <table:table-cell table:formula="of:=AVERAGE([.C$2:.C1548])" office:value-type="float" office:value="-18.6813186813187" calcext:value-type="float">
            <text:p>-18,681318681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RANDBETWEEN(1;10000)" office:value-type="float" office:value="8841" calcext:value-type="float">
            <text:p>8841</text:p>
          </table:table-cell>
          <table:table-cell table:formula="of:=IF([.B1549]&lt;=8000;-100;IF([.B1549]&lt;=9000;0;IF([.B1549]&lt;=9750;100;2000)))" office:value-type="float" office:value="0" calcext:value-type="float">
            <text:p>0</text:p>
          </table:table-cell>
          <table:table-cell table:formula="of:=AVERAGE([.C$2:.C1549])" office:value-type="float" office:value="-18.6692506459948" calcext:value-type="float">
            <text:p>-18,66925064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RANDBETWEEN(1;10000)" office:value-type="float" office:value="3037" calcext:value-type="float">
            <text:p>3037</text:p>
          </table:table-cell>
          <table:table-cell table:formula="of:=IF([.B1550]&lt;=8000;-100;IF([.B1550]&lt;=9000;0;IF([.B1550]&lt;=9750;100;2000)))" office:value-type="float" office:value="-100" calcext:value-type="float">
            <text:p>-100</text:p>
          </table:table-cell>
          <table:table-cell table:formula="of:=AVERAGE([.C$2:.C1550])" office:value-type="float" office:value="-18.7217559715946" calcext:value-type="float">
            <text:p>-18,72175597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RANDBETWEEN(1;10000)" office:value-type="float" office:value="5671" calcext:value-type="float">
            <text:p>5671</text:p>
          </table:table-cell>
          <table:table-cell table:formula="of:=IF([.B1551]&lt;=8000;-100;IF([.B1551]&lt;=9000;0;IF([.B1551]&lt;=9750;100;2000)))" office:value-type="float" office:value="-100" calcext:value-type="float">
            <text:p>-100</text:p>
          </table:table-cell>
          <table:table-cell table:formula="of:=AVERAGE([.C$2:.C1551])" office:value-type="float" office:value="-18.7741935483871" calcext:value-type="float">
            <text:p>-18,774193548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RANDBETWEEN(1;10000)" office:value-type="float" office:value="6566" calcext:value-type="float">
            <text:p>6566</text:p>
          </table:table-cell>
          <table:table-cell table:formula="of:=IF([.B1552]&lt;=8000;-100;IF([.B1552]&lt;=9000;0;IF([.B1552]&lt;=9750;100;2000)))" office:value-type="float" office:value="-100" calcext:value-type="float">
            <text:p>-100</text:p>
          </table:table-cell>
          <table:table-cell table:formula="of:=AVERAGE([.C$2:.C1552])" office:value-type="float" office:value="-18.8265635074146" calcext:value-type="float">
            <text:p>-18,826563507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RANDBETWEEN(1;10000)" office:value-type="float" office:value="1847" calcext:value-type="float">
            <text:p>1847</text:p>
          </table:table-cell>
          <table:table-cell table:formula="of:=IF([.B1553]&lt;=8000;-100;IF([.B1553]&lt;=9000;0;IF([.B1553]&lt;=9750;100;2000)))" office:value-type="float" office:value="-100" calcext:value-type="float">
            <text:p>-100</text:p>
          </table:table-cell>
          <table:table-cell table:formula="of:=AVERAGE([.C$2:.C1553])" office:value-type="float" office:value="-18.8788659793814" calcext:value-type="float">
            <text:p>-18,878865979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RANDBETWEEN(1;10000)" office:value-type="float" office:value="404" calcext:value-type="float">
            <text:p>404</text:p>
          </table:table-cell>
          <table:table-cell table:formula="of:=IF([.B1554]&lt;=8000;-100;IF([.B1554]&lt;=9000;0;IF([.B1554]&lt;=9750;100;2000)))" office:value-type="float" office:value="-100" calcext:value-type="float">
            <text:p>-100</text:p>
          </table:table-cell>
          <table:table-cell table:formula="of:=AVERAGE([.C$2:.C1554])" office:value-type="float" office:value="-18.9311010946555" calcext:value-type="float">
            <text:p>-18,931101094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RANDBETWEEN(1;10000)" office:value-type="float" office:value="2208" calcext:value-type="float">
            <text:p>2208</text:p>
          </table:table-cell>
          <table:table-cell table:formula="of:=IF([.B1555]&lt;=8000;-100;IF([.B1555]&lt;=9000;0;IF([.B1555]&lt;=9750;100;2000)))" office:value-type="float" office:value="-100" calcext:value-type="float">
            <text:p>-100</text:p>
          </table:table-cell>
          <table:table-cell table:formula="of:=AVERAGE([.C$2:.C1555])" office:value-type="float" office:value="-18.983268983269" calcext:value-type="float">
            <text:p>-18,983268983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RANDBETWEEN(1;10000)" office:value-type="float" office:value="3019" calcext:value-type="float">
            <text:p>3019</text:p>
          </table:table-cell>
          <table:table-cell table:formula="of:=IF([.B1556]&lt;=8000;-100;IF([.B1556]&lt;=9000;0;IF([.B1556]&lt;=9750;100;2000)))" office:value-type="float" office:value="-100" calcext:value-type="float">
            <text:p>-100</text:p>
          </table:table-cell>
          <table:table-cell table:formula="of:=AVERAGE([.C$2:.C1556])" office:value-type="float" office:value="-19.0353697749196" calcext:value-type="float">
            <text:p>-19,035369774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RANDBETWEEN(1;10000)" office:value-type="float" office:value="7090" calcext:value-type="float">
            <text:p>7090</text:p>
          </table:table-cell>
          <table:table-cell table:formula="of:=IF([.B1557]&lt;=8000;-100;IF([.B1557]&lt;=9000;0;IF([.B1557]&lt;=9750;100;2000)))" office:value-type="float" office:value="-100" calcext:value-type="float">
            <text:p>-100</text:p>
          </table:table-cell>
          <table:table-cell table:formula="of:=AVERAGE([.C$2:.C1557])" office:value-type="float" office:value="-19.0874035989717" calcext:value-type="float">
            <text:p>-19,08740359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RANDBETWEEN(1;10000)" office:value-type="float" office:value="4241" calcext:value-type="float">
            <text:p>4241</text:p>
          </table:table-cell>
          <table:table-cell table:formula="of:=IF([.B1558]&lt;=8000;-100;IF([.B1558]&lt;=9000;0;IF([.B1558]&lt;=9750;100;2000)))" office:value-type="float" office:value="-100" calcext:value-type="float">
            <text:p>-100</text:p>
          </table:table-cell>
          <table:table-cell table:formula="of:=AVERAGE([.C$2:.C1558])" office:value-type="float" office:value="-19.1393705844573" calcext:value-type="float">
            <text:p>-19,139370584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RANDBETWEEN(1;10000)" office:value-type="float" office:value="5457" calcext:value-type="float">
            <text:p>5457</text:p>
          </table:table-cell>
          <table:table-cell table:formula="of:=IF([.B1559]&lt;=8000;-100;IF([.B1559]&lt;=9000;0;IF([.B1559]&lt;=9750;100;2000)))" office:value-type="float" office:value="-100" calcext:value-type="float">
            <text:p>-100</text:p>
          </table:table-cell>
          <table:table-cell table:formula="of:=AVERAGE([.C$2:.C1559])" office:value-type="float" office:value="-19.191270860077" calcext:value-type="float">
            <text:p>-19,191270860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RANDBETWEEN(1;10000)" office:value-type="float" office:value="9508" calcext:value-type="float">
            <text:p>9508</text:p>
          </table:table-cell>
          <table:table-cell table:formula="of:=IF([.B1560]&lt;=8000;-100;IF([.B1560]&lt;=9000;0;IF([.B1560]&lt;=9750;100;2000)))" office:value-type="float" office:value="100" calcext:value-type="float">
            <text:p>100</text:p>
          </table:table-cell>
          <table:table-cell table:formula="of:=AVERAGE([.C$2:.C1560])" office:value-type="float" office:value="-19.1148171905067" calcext:value-type="float">
            <text:p>-19,114817190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RANDBETWEEN(1;10000)" office:value-type="float" office:value="7916" calcext:value-type="float">
            <text:p>7916</text:p>
          </table:table-cell>
          <table:table-cell table:formula="of:=IF([.B1561]&lt;=8000;-100;IF([.B1561]&lt;=9000;0;IF([.B1561]&lt;=9750;100;2000)))" office:value-type="float" office:value="-100" calcext:value-type="float">
            <text:p>-100</text:p>
          </table:table-cell>
          <table:table-cell table:formula="of:=AVERAGE([.C$2:.C1561])" office:value-type="float" office:value="-19.1666666666667" calcext:value-type="float">
            <text:p>-19,166666666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RANDBETWEEN(1;10000)" office:value-type="float" office:value="4440" calcext:value-type="float">
            <text:p>4440</text:p>
          </table:table-cell>
          <table:table-cell table:formula="of:=IF([.B1562]&lt;=8000;-100;IF([.B1562]&lt;=9000;0;IF([.B1562]&lt;=9750;100;2000)))" office:value-type="float" office:value="-100" calcext:value-type="float">
            <text:p>-100</text:p>
          </table:table-cell>
          <table:table-cell table:formula="of:=AVERAGE([.C$2:.C1562])" office:value-type="float" office:value="-19.2184497117233" calcext:value-type="float">
            <text:p>-19,218449711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RANDBETWEEN(1;10000)" office:value-type="float" office:value="8286" calcext:value-type="float">
            <text:p>8286</text:p>
          </table:table-cell>
          <table:table-cell table:formula="of:=IF([.B1563]&lt;=8000;-100;IF([.B1563]&lt;=9000;0;IF([.B1563]&lt;=9750;100;2000)))" office:value-type="float" office:value="0" calcext:value-type="float">
            <text:p>0</text:p>
          </table:table-cell>
          <table:table-cell table:formula="of:=AVERAGE([.C$2:.C1563])" office:value-type="float" office:value="-19.2061459667093" calcext:value-type="float">
            <text:p>-19,206145966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RANDBETWEEN(1;10000)" office:value-type="float" office:value="3329" calcext:value-type="float">
            <text:p>3329</text:p>
          </table:table-cell>
          <table:table-cell table:formula="of:=IF([.B1564]&lt;=8000;-100;IF([.B1564]&lt;=9000;0;IF([.B1564]&lt;=9750;100;2000)))" office:value-type="float" office:value="-100" calcext:value-type="float">
            <text:p>-100</text:p>
          </table:table-cell>
          <table:table-cell table:formula="of:=AVERAGE([.C$2:.C1564])" office:value-type="float" office:value="-19.2578374920026" calcext:value-type="float">
            <text:p>-19,25783749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RANDBETWEEN(1;10000)" office:value-type="float" office:value="7500" calcext:value-type="float">
            <text:p>7500</text:p>
          </table:table-cell>
          <table:table-cell table:formula="of:=IF([.B1565]&lt;=8000;-100;IF([.B1565]&lt;=9000;0;IF([.B1565]&lt;=9750;100;2000)))" office:value-type="float" office:value="-100" calcext:value-type="float">
            <text:p>-100</text:p>
          </table:table-cell>
          <table:table-cell table:formula="of:=AVERAGE([.C$2:.C1565])" office:value-type="float" office:value="-19.309462915601" calcext:value-type="float">
            <text:p>-19,309462915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RANDBETWEEN(1;10000)" office:value-type="float" office:value="2915" calcext:value-type="float">
            <text:p>2915</text:p>
          </table:table-cell>
          <table:table-cell table:formula="of:=IF([.B1566]&lt;=8000;-100;IF([.B1566]&lt;=9000;0;IF([.B1566]&lt;=9750;100;2000)))" office:value-type="float" office:value="-100" calcext:value-type="float">
            <text:p>-100</text:p>
          </table:table-cell>
          <table:table-cell table:formula="of:=AVERAGE([.C$2:.C1566])" office:value-type="float" office:value="-19.3610223642173" calcext:value-type="float">
            <text:p>-19,361022364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RANDBETWEEN(1;10000)" office:value-type="float" office:value="9381" calcext:value-type="float">
            <text:p>9381</text:p>
          </table:table-cell>
          <table:table-cell table:formula="of:=IF([.B1567]&lt;=8000;-100;IF([.B1567]&lt;=9000;0;IF([.B1567]&lt;=9750;100;2000)))" office:value-type="float" office:value="100" calcext:value-type="float">
            <text:p>100</text:p>
          </table:table-cell>
          <table:table-cell table:formula="of:=AVERAGE([.C$2:.C1567])" office:value-type="float" office:value="-19.2848020434227" calcext:value-type="float">
            <text:p>-19,284802043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RANDBETWEEN(1;10000)" office:value-type="float" office:value="9966" calcext:value-type="float">
            <text:p>9966</text:p>
          </table:table-cell>
          <table:table-cell table:formula="of:=IF([.B1568]&lt;=8000;-100;IF([.B1568]&lt;=9000;0;IF([.B1568]&lt;=9750;100;2000)))" office:value-type="float" office:value="2000" calcext:value-type="float">
            <text:p>2000</text:p>
          </table:table-cell>
          <table:table-cell table:formula="of:=AVERAGE([.C$2:.C1568])" office:value-type="float" office:value="-17.996171027441" calcext:value-type="float">
            <text:p>-17,996171027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RANDBETWEEN(1;10000)" office:value-type="float" office:value="3640" calcext:value-type="float">
            <text:p>3640</text:p>
          </table:table-cell>
          <table:table-cell table:formula="of:=IF([.B1569]&lt;=8000;-100;IF([.B1569]&lt;=9000;0;IF([.B1569]&lt;=9750;100;2000)))" office:value-type="float" office:value="-100" calcext:value-type="float">
            <text:p>-100</text:p>
          </table:table-cell>
          <table:table-cell table:formula="of:=AVERAGE([.C$2:.C1569])" office:value-type="float" office:value="-18.0484693877551" calcext:value-type="float">
            <text:p>-18,048469387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RANDBETWEEN(1;10000)" office:value-type="float" office:value="1493" calcext:value-type="float">
            <text:p>1493</text:p>
          </table:table-cell>
          <table:table-cell table:formula="of:=IF([.B1570]&lt;=8000;-100;IF([.B1570]&lt;=9000;0;IF([.B1570]&lt;=9750;100;2000)))" office:value-type="float" office:value="-100" calcext:value-type="float">
            <text:p>-100</text:p>
          </table:table-cell>
          <table:table-cell table:formula="of:=AVERAGE([.C$2:.C1570])" office:value-type="float" office:value="-18.1007010834927" calcext:value-type="float">
            <text:p>-18,100701083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RANDBETWEEN(1;10000)" office:value-type="float" office:value="2439" calcext:value-type="float">
            <text:p>2439</text:p>
          </table:table-cell>
          <table:table-cell table:formula="of:=IF([.B1571]&lt;=8000;-100;IF([.B1571]&lt;=9000;0;IF([.B1571]&lt;=9750;100;2000)))" office:value-type="float" office:value="-100" calcext:value-type="float">
            <text:p>-100</text:p>
          </table:table-cell>
          <table:table-cell table:formula="of:=AVERAGE([.C$2:.C1571])" office:value-type="float" office:value="-18.1528662420382" calcext:value-type="float">
            <text:p>-18,15286624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RANDBETWEEN(1;10000)" office:value-type="float" office:value="2125" calcext:value-type="float">
            <text:p>2125</text:p>
          </table:table-cell>
          <table:table-cell table:formula="of:=IF([.B1572]&lt;=8000;-100;IF([.B1572]&lt;=9000;0;IF([.B1572]&lt;=9750;100;2000)))" office:value-type="float" office:value="-100" calcext:value-type="float">
            <text:p>-100</text:p>
          </table:table-cell>
          <table:table-cell table:formula="of:=AVERAGE([.C$2:.C1572])" office:value-type="float" office:value="-18.2049649904519" calcext:value-type="float">
            <text:p>-18,204964990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RANDBETWEEN(1;10000)" office:value-type="float" office:value="1775" calcext:value-type="float">
            <text:p>1775</text:p>
          </table:table-cell>
          <table:table-cell table:formula="of:=IF([.B1573]&lt;=8000;-100;IF([.B1573]&lt;=9000;0;IF([.B1573]&lt;=9750;100;2000)))" office:value-type="float" office:value="-100" calcext:value-type="float">
            <text:p>-100</text:p>
          </table:table-cell>
          <table:table-cell table:formula="of:=AVERAGE([.C$2:.C1573])" office:value-type="float" office:value="-18.2569974554707" calcext:value-type="float">
            <text:p>-18,256997455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RANDBETWEEN(1;10000)" office:value-type="float" office:value="6763" calcext:value-type="float">
            <text:p>6763</text:p>
          </table:table-cell>
          <table:table-cell table:formula="of:=IF([.B1574]&lt;=8000;-100;IF([.B1574]&lt;=9000;0;IF([.B1574]&lt;=9750;100;2000)))" office:value-type="float" office:value="-100" calcext:value-type="float">
            <text:p>-100</text:p>
          </table:table-cell>
          <table:table-cell table:formula="of:=AVERAGE([.C$2:.C1574])" office:value-type="float" office:value="-18.3089637635092" calcext:value-type="float">
            <text:p>-18,308963763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RANDBETWEEN(1;10000)" office:value-type="float" office:value="4050" calcext:value-type="float">
            <text:p>4050</text:p>
          </table:table-cell>
          <table:table-cell table:formula="of:=IF([.B1575]&lt;=8000;-100;IF([.B1575]&lt;=9000;0;IF([.B1575]&lt;=9750;100;2000)))" office:value-type="float" office:value="-100" calcext:value-type="float">
            <text:p>-100</text:p>
          </table:table-cell>
          <table:table-cell table:formula="of:=AVERAGE([.C$2:.C1575])" office:value-type="float" office:value="-18.3608640406607" calcext:value-type="float">
            <text:p>-18,360864040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RANDBETWEEN(1;10000)" office:value-type="float" office:value="4693" calcext:value-type="float">
            <text:p>4693</text:p>
          </table:table-cell>
          <table:table-cell table:formula="of:=IF([.B1576]&lt;=8000;-100;IF([.B1576]&lt;=9000;0;IF([.B1576]&lt;=9750;100;2000)))" office:value-type="float" office:value="-100" calcext:value-type="float">
            <text:p>-100</text:p>
          </table:table-cell>
          <table:table-cell table:formula="of:=AVERAGE([.C$2:.C1576])" office:value-type="float" office:value="-18.4126984126984" calcext:value-type="float">
            <text:p>-18,412698412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RANDBETWEEN(1;10000)" office:value-type="float" office:value="1685" calcext:value-type="float">
            <text:p>1685</text:p>
          </table:table-cell>
          <table:table-cell table:formula="of:=IF([.B1577]&lt;=8000;-100;IF([.B1577]&lt;=9000;0;IF([.B1577]&lt;=9750;100;2000)))" office:value-type="float" office:value="-100" calcext:value-type="float">
            <text:p>-100</text:p>
          </table:table-cell>
          <table:table-cell table:formula="of:=AVERAGE([.C$2:.C1577])" office:value-type="float" office:value="-18.4644670050761" calcext:value-type="float">
            <text:p>-18,464467005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RANDBETWEEN(1;10000)" office:value-type="float" office:value="8565" calcext:value-type="float">
            <text:p>8565</text:p>
          </table:table-cell>
          <table:table-cell table:formula="of:=IF([.B1578]&lt;=8000;-100;IF([.B1578]&lt;=9000;0;IF([.B1578]&lt;=9750;100;2000)))" office:value-type="float" office:value="0" calcext:value-type="float">
            <text:p>0</text:p>
          </table:table-cell>
          <table:table-cell table:formula="of:=AVERAGE([.C$2:.C1578])" office:value-type="float" office:value="-18.4527584020292" calcext:value-type="float">
            <text:p>-18,45275840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RANDBETWEEN(1;10000)" office:value-type="float" office:value="4445" calcext:value-type="float">
            <text:p>4445</text:p>
          </table:table-cell>
          <table:table-cell table:formula="of:=IF([.B1579]&lt;=8000;-100;IF([.B1579]&lt;=9000;0;IF([.B1579]&lt;=9750;100;2000)))" office:value-type="float" office:value="-100" calcext:value-type="float">
            <text:p>-100</text:p>
          </table:table-cell>
          <table:table-cell table:formula="of:=AVERAGE([.C$2:.C1579])" office:value-type="float" office:value="-18.5044359949303" calcext:value-type="float">
            <text:p>-18,504435994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RANDBETWEEN(1;10000)" office:value-type="float" office:value="1494" calcext:value-type="float">
            <text:p>1494</text:p>
          </table:table-cell>
          <table:table-cell table:formula="of:=IF([.B1580]&lt;=8000;-100;IF([.B1580]&lt;=9000;0;IF([.B1580]&lt;=9750;100;2000)))" office:value-type="float" office:value="-100" calcext:value-type="float">
            <text:p>-100</text:p>
          </table:table-cell>
          <table:table-cell table:formula="of:=AVERAGE([.C$2:.C1580])" office:value-type="float" office:value="-18.5560481317289" calcext:value-type="float">
            <text:p>-18,556048131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RANDBETWEEN(1;10000)" office:value-type="float" office:value="2183" calcext:value-type="float">
            <text:p>2183</text:p>
          </table:table-cell>
          <table:table-cell table:formula="of:=IF([.B1581]&lt;=8000;-100;IF([.B1581]&lt;=9000;0;IF([.B1581]&lt;=9750;100;2000)))" office:value-type="float" office:value="-100" calcext:value-type="float">
            <text:p>-100</text:p>
          </table:table-cell>
          <table:table-cell table:formula="of:=AVERAGE([.C$2:.C1581])" office:value-type="float" office:value="-18.6075949367089" calcext:value-type="float">
            <text:p>-18,607594936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RANDBETWEEN(1;10000)" office:value-type="float" office:value="4645" calcext:value-type="float">
            <text:p>4645</text:p>
          </table:table-cell>
          <table:table-cell table:formula="of:=IF([.B1582]&lt;=8000;-100;IF([.B1582]&lt;=9000;0;IF([.B1582]&lt;=9750;100;2000)))" office:value-type="float" office:value="-100" calcext:value-type="float">
            <text:p>-100</text:p>
          </table:table-cell>
          <table:table-cell table:formula="of:=AVERAGE([.C$2:.C1582])" office:value-type="float" office:value="-18.6590765338393" calcext:value-type="float">
            <text:p>-18,659076533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RANDBETWEEN(1;10000)" office:value-type="float" office:value="6126" calcext:value-type="float">
            <text:p>6126</text:p>
          </table:table-cell>
          <table:table-cell table:formula="of:=IF([.B1583]&lt;=8000;-100;IF([.B1583]&lt;=9000;0;IF([.B1583]&lt;=9750;100;2000)))" office:value-type="float" office:value="-100" calcext:value-type="float">
            <text:p>-100</text:p>
          </table:table-cell>
          <table:table-cell table:formula="of:=AVERAGE([.C$2:.C1583])" office:value-type="float" office:value="-18.7104930467762" calcext:value-type="float">
            <text:p>-18,710493046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RANDBETWEEN(1;10000)" office:value-type="float" office:value="3873" calcext:value-type="float">
            <text:p>3873</text:p>
          </table:table-cell>
          <table:table-cell table:formula="of:=IF([.B1584]&lt;=8000;-100;IF([.B1584]&lt;=9000;0;IF([.B1584]&lt;=9750;100;2000)))" office:value-type="float" office:value="-100" calcext:value-type="float">
            <text:p>-100</text:p>
          </table:table-cell>
          <table:table-cell table:formula="of:=AVERAGE([.C$2:.C1584])" office:value-type="float" office:value="-18.7618445988629" calcext:value-type="float">
            <text:p>-18,761844598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RANDBETWEEN(1;10000)" office:value-type="float" office:value="6779" calcext:value-type="float">
            <text:p>6779</text:p>
          </table:table-cell>
          <table:table-cell table:formula="of:=IF([.B1585]&lt;=8000;-100;IF([.B1585]&lt;=9000;0;IF([.B1585]&lt;=9750;100;2000)))" office:value-type="float" office:value="-100" calcext:value-type="float">
            <text:p>-100</text:p>
          </table:table-cell>
          <table:table-cell table:formula="of:=AVERAGE([.C$2:.C1585])" office:value-type="float" office:value="-18.8131313131313" calcext:value-type="float">
            <text:p>-18,813131313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RANDBETWEEN(1;10000)" office:value-type="float" office:value="5424" calcext:value-type="float">
            <text:p>5424</text:p>
          </table:table-cell>
          <table:table-cell table:formula="of:=IF([.B1586]&lt;=8000;-100;IF([.B1586]&lt;=9000;0;IF([.B1586]&lt;=9750;100;2000)))" office:value-type="float" office:value="-100" calcext:value-type="float">
            <text:p>-100</text:p>
          </table:table-cell>
          <table:table-cell table:formula="of:=AVERAGE([.C$2:.C1586])" office:value-type="float" office:value="-18.8643533123028" calcext:value-type="float">
            <text:p>-18,864353312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RANDBETWEEN(1;10000)" office:value-type="float" office:value="1844" calcext:value-type="float">
            <text:p>1844</text:p>
          </table:table-cell>
          <table:table-cell table:formula="of:=IF([.B1587]&lt;=8000;-100;IF([.B1587]&lt;=9000;0;IF([.B1587]&lt;=9750;100;2000)))" office:value-type="float" office:value="-100" calcext:value-type="float">
            <text:p>-100</text:p>
          </table:table-cell>
          <table:table-cell table:formula="of:=AVERAGE([.C$2:.C1587])" office:value-type="float" office:value="-18.9155107187894" calcext:value-type="float">
            <text:p>-18,915510718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RANDBETWEEN(1;10000)" office:value-type="float" office:value="2429" calcext:value-type="float">
            <text:p>2429</text:p>
          </table:table-cell>
          <table:table-cell table:formula="of:=IF([.B1588]&lt;=8000;-100;IF([.B1588]&lt;=9000;0;IF([.B1588]&lt;=9750;100;2000)))" office:value-type="float" office:value="-100" calcext:value-type="float">
            <text:p>-100</text:p>
          </table:table-cell>
          <table:table-cell table:formula="of:=AVERAGE([.C$2:.C1588])" office:value-type="float" office:value="-18.9666036546944" calcext:value-type="float">
            <text:p>-18,966603654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RANDBETWEEN(1;10000)" office:value-type="float" office:value="1460" calcext:value-type="float">
            <text:p>1460</text:p>
          </table:table-cell>
          <table:table-cell table:formula="of:=IF([.B1589]&lt;=8000;-100;IF([.B1589]&lt;=9000;0;IF([.B1589]&lt;=9750;100;2000)))" office:value-type="float" office:value="-100" calcext:value-type="float">
            <text:p>-100</text:p>
          </table:table-cell>
          <table:table-cell table:formula="of:=AVERAGE([.C$2:.C1589])" office:value-type="float" office:value="-19.0176322418136" calcext:value-type="float">
            <text:p>-19,017632241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RANDBETWEEN(1;10000)" office:value-type="float" office:value="4894" calcext:value-type="float">
            <text:p>4894</text:p>
          </table:table-cell>
          <table:table-cell table:formula="of:=IF([.B1590]&lt;=8000;-100;IF([.B1590]&lt;=9000;0;IF([.B1590]&lt;=9750;100;2000)))" office:value-type="float" office:value="-100" calcext:value-type="float">
            <text:p>-100</text:p>
          </table:table-cell>
          <table:table-cell table:formula="of:=AVERAGE([.C$2:.C1590])" office:value-type="float" office:value="-19.0685966016362" calcext:value-type="float">
            <text:p>-19,06859660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RANDBETWEEN(1;10000)" office:value-type="float" office:value="8872" calcext:value-type="float">
            <text:p>8872</text:p>
          </table:table-cell>
          <table:table-cell table:formula="of:=IF([.B1591]&lt;=8000;-100;IF([.B1591]&lt;=9000;0;IF([.B1591]&lt;=9750;100;2000)))" office:value-type="float" office:value="0" calcext:value-type="float">
            <text:p>0</text:p>
          </table:table-cell>
          <table:table-cell table:formula="of:=AVERAGE([.C$2:.C1591])" office:value-type="float" office:value="-19.0566037735849" calcext:value-type="float">
            <text:p>-19,056603773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RANDBETWEEN(1;10000)" office:value-type="float" office:value="1965" calcext:value-type="float">
            <text:p>1965</text:p>
          </table:table-cell>
          <table:table-cell table:formula="of:=IF([.B1592]&lt;=8000;-100;IF([.B1592]&lt;=9000;0;IF([.B1592]&lt;=9750;100;2000)))" office:value-type="float" office:value="-100" calcext:value-type="float">
            <text:p>-100</text:p>
          </table:table-cell>
          <table:table-cell table:formula="of:=AVERAGE([.C$2:.C1592])" office:value-type="float" office:value="-19.1074795725959" calcext:value-type="float">
            <text:p>-19,107479572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RANDBETWEEN(1;10000)" office:value-type="float" office:value="9840" calcext:value-type="float">
            <text:p>9840</text:p>
          </table:table-cell>
          <table:table-cell table:formula="of:=IF([.B1593]&lt;=8000;-100;IF([.B1593]&lt;=9000;0;IF([.B1593]&lt;=9750;100;2000)))" office:value-type="float" office:value="2000" calcext:value-type="float">
            <text:p>2000</text:p>
          </table:table-cell>
          <table:table-cell table:formula="of:=AVERAGE([.C$2:.C1593])" office:value-type="float" office:value="-17.8391959798995" calcext:value-type="float">
            <text:p>-17,839195979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RANDBETWEEN(1;10000)" office:value-type="float" office:value="6495" calcext:value-type="float">
            <text:p>6495</text:p>
          </table:table-cell>
          <table:table-cell table:formula="of:=IF([.B1594]&lt;=8000;-100;IF([.B1594]&lt;=9000;0;IF([.B1594]&lt;=9750;100;2000)))" office:value-type="float" office:value="-100" calcext:value-type="float">
            <text:p>-100</text:p>
          </table:table-cell>
          <table:table-cell table:formula="of:=AVERAGE([.C$2:.C1594])" office:value-type="float" office:value="-17.8907721280603" calcext:value-type="float">
            <text:p>-17,890772128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RANDBETWEEN(1;10000)" office:value-type="float" office:value="7316" calcext:value-type="float">
            <text:p>7316</text:p>
          </table:table-cell>
          <table:table-cell table:formula="of:=IF([.B1595]&lt;=8000;-100;IF([.B1595]&lt;=9000;0;IF([.B1595]&lt;=9750;100;2000)))" office:value-type="float" office:value="-100" calcext:value-type="float">
            <text:p>-100</text:p>
          </table:table-cell>
          <table:table-cell table:formula="of:=AVERAGE([.C$2:.C1595])" office:value-type="float" office:value="-17.9422835633626" calcext:value-type="float">
            <text:p>-17,942283563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RANDBETWEEN(1;10000)" office:value-type="float" office:value="7122" calcext:value-type="float">
            <text:p>7122</text:p>
          </table:table-cell>
          <table:table-cell table:formula="of:=IF([.B1596]&lt;=8000;-100;IF([.B1596]&lt;=9000;0;IF([.B1596]&lt;=9750;100;2000)))" office:value-type="float" office:value="-100" calcext:value-type="float">
            <text:p>-100</text:p>
          </table:table-cell>
          <table:table-cell table:formula="of:=AVERAGE([.C$2:.C1596])" office:value-type="float" office:value="-17.9937304075235" calcext:value-type="float">
            <text:p>-17,993730407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RANDBETWEEN(1;10000)" office:value-type="float" office:value="19" calcext:value-type="float">
            <text:p>19</text:p>
          </table:table-cell>
          <table:table-cell table:formula="of:=IF([.B1597]&lt;=8000;-100;IF([.B1597]&lt;=9000;0;IF([.B1597]&lt;=9750;100;2000)))" office:value-type="float" office:value="-100" calcext:value-type="float">
            <text:p>-100</text:p>
          </table:table-cell>
          <table:table-cell table:formula="of:=AVERAGE([.C$2:.C1597])" office:value-type="float" office:value="-18.0451127819549" calcext:value-type="float">
            <text:p>-18,04511278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RANDBETWEEN(1;10000)" office:value-type="float" office:value="1573" calcext:value-type="float">
            <text:p>1573</text:p>
          </table:table-cell>
          <table:table-cell table:formula="of:=IF([.B1598]&lt;=8000;-100;IF([.B1598]&lt;=9000;0;IF([.B1598]&lt;=9750;100;2000)))" office:value-type="float" office:value="-100" calcext:value-type="float">
            <text:p>-100</text:p>
          </table:table-cell>
          <table:table-cell table:formula="of:=AVERAGE([.C$2:.C1598])" office:value-type="float" office:value="-18.0964308077646" calcext:value-type="float">
            <text:p>-18,096430807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RANDBETWEEN(1;10000)" office:value-type="float" office:value="9971" calcext:value-type="float">
            <text:p>9971</text:p>
          </table:table-cell>
          <table:table-cell table:formula="of:=IF([.B1599]&lt;=8000;-100;IF([.B1599]&lt;=9000;0;IF([.B1599]&lt;=9750;100;2000)))" office:value-type="float" office:value="2000" calcext:value-type="float">
            <text:p>2000</text:p>
          </table:table-cell>
          <table:table-cell table:formula="of:=AVERAGE([.C$2:.C1599])" office:value-type="float" office:value="-16.8335419274093" calcext:value-type="float">
            <text:p>-16,833541927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RANDBETWEEN(1;10000)" office:value-type="float" office:value="6870" calcext:value-type="float">
            <text:p>6870</text:p>
          </table:table-cell>
          <table:table-cell table:formula="of:=IF([.B1600]&lt;=8000;-100;IF([.B1600]&lt;=9000;0;IF([.B1600]&lt;=9750;100;2000)))" office:value-type="float" office:value="-100" calcext:value-type="float">
            <text:p>-100</text:p>
          </table:table-cell>
          <table:table-cell table:formula="of:=AVERAGE([.C$2:.C1600])" office:value-type="float" office:value="-16.8855534709193" calcext:value-type="float">
            <text:p>-16,88555347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RANDBETWEEN(1;10000)" office:value-type="float" office:value="9028" calcext:value-type="float">
            <text:p>9028</text:p>
          </table:table-cell>
          <table:table-cell table:formula="of:=IF([.B1601]&lt;=8000;-100;IF([.B1601]&lt;=9000;0;IF([.B1601]&lt;=9750;100;2000)))" office:value-type="float" office:value="100" calcext:value-type="float">
            <text:p>100</text:p>
          </table:table-cell>
          <table:table-cell table:formula="of:=AVERAGE([.C$2:.C1601])" office:value-type="float" office:value="-16.8125" calcext:value-type="float">
            <text:p>-16,812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RANDBETWEEN(1;10000)" office:value-type="float" office:value="4567" calcext:value-type="float">
            <text:p>4567</text:p>
          </table:table-cell>
          <table:table-cell table:formula="of:=IF([.B1602]&lt;=8000;-100;IF([.B1602]&lt;=9000;0;IF([.B1602]&lt;=9750;100;2000)))" office:value-type="float" office:value="-100" calcext:value-type="float">
            <text:p>-100</text:p>
          </table:table-cell>
          <table:table-cell table:formula="of:=AVERAGE([.C$2:.C1602])" office:value-type="float" office:value="-16.8644597126796" calcext:value-type="float">
            <text:p>-16,864459712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RANDBETWEEN(1;10000)" office:value-type="float" office:value="2987" calcext:value-type="float">
            <text:p>2987</text:p>
          </table:table-cell>
          <table:table-cell table:formula="of:=IF([.B1603]&lt;=8000;-100;IF([.B1603]&lt;=9000;0;IF([.B1603]&lt;=9750;100;2000)))" office:value-type="float" office:value="-100" calcext:value-type="float">
            <text:p>-100</text:p>
          </table:table-cell>
          <table:table-cell table:formula="of:=AVERAGE([.C$2:.C1603])" office:value-type="float" office:value="-16.916354556804" calcext:value-type="float">
            <text:p>-16,916354556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RANDBETWEEN(1;10000)" office:value-type="float" office:value="1515" calcext:value-type="float">
            <text:p>1515</text:p>
          </table:table-cell>
          <table:table-cell table:formula="of:=IF([.B1604]&lt;=8000;-100;IF([.B1604]&lt;=9000;0;IF([.B1604]&lt;=9750;100;2000)))" office:value-type="float" office:value="-100" calcext:value-type="float">
            <text:p>-100</text:p>
          </table:table-cell>
          <table:table-cell table:formula="of:=AVERAGE([.C$2:.C1604])" office:value-type="float" office:value="-16.9681846537742" calcext:value-type="float">
            <text:p>-16,968184653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RANDBETWEEN(1;10000)" office:value-type="float" office:value="7161" calcext:value-type="float">
            <text:p>7161</text:p>
          </table:table-cell>
          <table:table-cell table:formula="of:=IF([.B1605]&lt;=8000;-100;IF([.B1605]&lt;=9000;0;IF([.B1605]&lt;=9750;100;2000)))" office:value-type="float" office:value="-100" calcext:value-type="float">
            <text:p>-100</text:p>
          </table:table-cell>
          <table:table-cell table:formula="of:=AVERAGE([.C$2:.C1605])" office:value-type="float" office:value="-17.0199501246883" calcext:value-type="float">
            <text:p>-17,019950124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RANDBETWEEN(1;10000)" office:value-type="float" office:value="6331" calcext:value-type="float">
            <text:p>6331</text:p>
          </table:table-cell>
          <table:table-cell table:formula="of:=IF([.B1606]&lt;=8000;-100;IF([.B1606]&lt;=9000;0;IF([.B1606]&lt;=9750;100;2000)))" office:value-type="float" office:value="-100" calcext:value-type="float">
            <text:p>-100</text:p>
          </table:table-cell>
          <table:table-cell table:formula="of:=AVERAGE([.C$2:.C1606])" office:value-type="float" office:value="-17.0716510903427" calcext:value-type="float">
            <text:p>-17,071651090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RANDBETWEEN(1;10000)" office:value-type="float" office:value="657" calcext:value-type="float">
            <text:p>657</text:p>
          </table:table-cell>
          <table:table-cell table:formula="of:=IF([.B1607]&lt;=8000;-100;IF([.B1607]&lt;=9000;0;IF([.B1607]&lt;=9750;100;2000)))" office:value-type="float" office:value="-100" calcext:value-type="float">
            <text:p>-100</text:p>
          </table:table-cell>
          <table:table-cell table:formula="of:=AVERAGE([.C$2:.C1607])" office:value-type="float" office:value="-17.1232876712329" calcext:value-type="float">
            <text:p>-17,123287671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RANDBETWEEN(1;10000)" office:value-type="float" office:value="207" calcext:value-type="float">
            <text:p>207</text:p>
          </table:table-cell>
          <table:table-cell table:formula="of:=IF([.B1608]&lt;=8000;-100;IF([.B1608]&lt;=9000;0;IF([.B1608]&lt;=9750;100;2000)))" office:value-type="float" office:value="-100" calcext:value-type="float">
            <text:p>-100</text:p>
          </table:table-cell>
          <table:table-cell table:formula="of:=AVERAGE([.C$2:.C1608])" office:value-type="float" office:value="-17.1748599875545" calcext:value-type="float">
            <text:p>-17,174859987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RANDBETWEEN(1;10000)" office:value-type="float" office:value="5036" calcext:value-type="float">
            <text:p>5036</text:p>
          </table:table-cell>
          <table:table-cell table:formula="of:=IF([.B1609]&lt;=8000;-100;IF([.B1609]&lt;=9000;0;IF([.B1609]&lt;=9750;100;2000)))" office:value-type="float" office:value="-100" calcext:value-type="float">
            <text:p>-100</text:p>
          </table:table-cell>
          <table:table-cell table:formula="of:=AVERAGE([.C$2:.C1609])" office:value-type="float" office:value="-17.226368159204" calcext:value-type="float">
            <text:p>-17,226368159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RANDBETWEEN(1;10000)" office:value-type="float" office:value="408" calcext:value-type="float">
            <text:p>408</text:p>
          </table:table-cell>
          <table:table-cell table:formula="of:=IF([.B1610]&lt;=8000;-100;IF([.B1610]&lt;=9000;0;IF([.B1610]&lt;=9750;100;2000)))" office:value-type="float" office:value="-100" calcext:value-type="float">
            <text:p>-100</text:p>
          </table:table-cell>
          <table:table-cell table:formula="of:=AVERAGE([.C$2:.C1610])" office:value-type="float" office:value="-17.27781230578" calcext:value-type="float">
            <text:p>-17,277812305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RANDBETWEEN(1;10000)" office:value-type="float" office:value="2244" calcext:value-type="float">
            <text:p>2244</text:p>
          </table:table-cell>
          <table:table-cell table:formula="of:=IF([.B1611]&lt;=8000;-100;IF([.B1611]&lt;=9000;0;IF([.B1611]&lt;=9750;100;2000)))" office:value-type="float" office:value="-100" calcext:value-type="float">
            <text:p>-100</text:p>
          </table:table-cell>
          <table:table-cell table:formula="of:=AVERAGE([.C$2:.C1611])" office:value-type="float" office:value="-17.3291925465839" calcext:value-type="float">
            <text:p>-17,329192546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RANDBETWEEN(1;10000)" office:value-type="float" office:value="1212" calcext:value-type="float">
            <text:p>1212</text:p>
          </table:table-cell>
          <table:table-cell table:formula="of:=IF([.B1612]&lt;=8000;-100;IF([.B1612]&lt;=9000;0;IF([.B1612]&lt;=9750;100;2000)))" office:value-type="float" office:value="-100" calcext:value-type="float">
            <text:p>-100</text:p>
          </table:table-cell>
          <table:table-cell table:formula="of:=AVERAGE([.C$2:.C1612])" office:value-type="float" office:value="-17.3805090006207" calcext:value-type="float">
            <text:p>-17,380509000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RANDBETWEEN(1;10000)" office:value-type="float" office:value="64" calcext:value-type="float">
            <text:p>64</text:p>
          </table:table-cell>
          <table:table-cell table:formula="of:=IF([.B1613]&lt;=8000;-100;IF([.B1613]&lt;=9000;0;IF([.B1613]&lt;=9750;100;2000)))" office:value-type="float" office:value="-100" calcext:value-type="float">
            <text:p>-100</text:p>
          </table:table-cell>
          <table:table-cell table:formula="of:=AVERAGE([.C$2:.C1613])" office:value-type="float" office:value="-17.4317617866005" calcext:value-type="float">
            <text:p>-17,431761786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RANDBETWEEN(1;10000)" office:value-type="float" office:value="314" calcext:value-type="float">
            <text:p>314</text:p>
          </table:table-cell>
          <table:table-cell table:formula="of:=IF([.B1614]&lt;=8000;-100;IF([.B1614]&lt;=9000;0;IF([.B1614]&lt;=9750;100;2000)))" office:value-type="float" office:value="-100" calcext:value-type="float">
            <text:p>-100</text:p>
          </table:table-cell>
          <table:table-cell table:formula="of:=AVERAGE([.C$2:.C1614])" office:value-type="float" office:value="-17.4829510229386" calcext:value-type="float">
            <text:p>-17,482951022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RANDBETWEEN(1;10000)" office:value-type="float" office:value="9908" calcext:value-type="float">
            <text:p>9908</text:p>
          </table:table-cell>
          <table:table-cell table:formula="of:=IF([.B1615]&lt;=8000;-100;IF([.B1615]&lt;=9000;0;IF([.B1615]&lt;=9750;100;2000)))" office:value-type="float" office:value="2000" calcext:value-type="float">
            <text:p>2000</text:p>
          </table:table-cell>
          <table:table-cell table:formula="of:=AVERAGE([.C$2:.C1615])" office:value-type="float" office:value="-16.2329615861214" calcext:value-type="float">
            <text:p>-16,232961586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RANDBETWEEN(1;10000)" office:value-type="float" office:value="1257" calcext:value-type="float">
            <text:p>1257</text:p>
          </table:table-cell>
          <table:table-cell table:formula="of:=IF([.B1616]&lt;=8000;-100;IF([.B1616]&lt;=9000;0;IF([.B1616]&lt;=9750;100;2000)))" office:value-type="float" office:value="-100" calcext:value-type="float">
            <text:p>-100</text:p>
          </table:table-cell>
          <table:table-cell table:formula="of:=AVERAGE([.C$2:.C1616])" office:value-type="float" office:value="-16.2848297213622" calcext:value-type="float">
            <text:p>-16,284829721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RANDBETWEEN(1;10000)" office:value-type="float" office:value="8642" calcext:value-type="float">
            <text:p>8642</text:p>
          </table:table-cell>
          <table:table-cell table:formula="of:=IF([.B1617]&lt;=8000;-100;IF([.B1617]&lt;=9000;0;IF([.B1617]&lt;=9750;100;2000)))" office:value-type="float" office:value="0" calcext:value-type="float">
            <text:p>0</text:p>
          </table:table-cell>
          <table:table-cell table:formula="of:=AVERAGE([.C$2:.C1617])" office:value-type="float" office:value="-16.2747524752475" calcext:value-type="float">
            <text:p>-16,274752475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RANDBETWEEN(1;10000)" office:value-type="float" office:value="5337" calcext:value-type="float">
            <text:p>5337</text:p>
          </table:table-cell>
          <table:table-cell table:formula="of:=IF([.B1618]&lt;=8000;-100;IF([.B1618]&lt;=9000;0;IF([.B1618]&lt;=9750;100;2000)))" office:value-type="float" office:value="-100" calcext:value-type="float">
            <text:p>-100</text:p>
          </table:table-cell>
          <table:table-cell table:formula="of:=AVERAGE([.C$2:.C1618])" office:value-type="float" office:value="-16.3265306122449" calcext:value-type="float">
            <text:p>-16,326530612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RANDBETWEEN(1;10000)" office:value-type="float" office:value="6673" calcext:value-type="float">
            <text:p>6673</text:p>
          </table:table-cell>
          <table:table-cell table:formula="of:=IF([.B1619]&lt;=8000;-100;IF([.B1619]&lt;=9000;0;IF([.B1619]&lt;=9750;100;2000)))" office:value-type="float" office:value="-100" calcext:value-type="float">
            <text:p>-100</text:p>
          </table:table-cell>
          <table:table-cell table:formula="of:=AVERAGE([.C$2:.C1619])" office:value-type="float" office:value="-16.3782447466007" calcext:value-type="float">
            <text:p>-16,378244746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RANDBETWEEN(1;10000)" office:value-type="float" office:value="264" calcext:value-type="float">
            <text:p>264</text:p>
          </table:table-cell>
          <table:table-cell table:formula="of:=IF([.B1620]&lt;=8000;-100;IF([.B1620]&lt;=9000;0;IF([.B1620]&lt;=9750;100;2000)))" office:value-type="float" office:value="-100" calcext:value-type="float">
            <text:p>-100</text:p>
          </table:table-cell>
          <table:table-cell table:formula="of:=AVERAGE([.C$2:.C1620])" office:value-type="float" office:value="-16.4298949969117" calcext:value-type="float">
            <text:p>-16,429894996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RANDBETWEEN(1;10000)" office:value-type="float" office:value="2693" calcext:value-type="float">
            <text:p>2693</text:p>
          </table:table-cell>
          <table:table-cell table:formula="of:=IF([.B1621]&lt;=8000;-100;IF([.B1621]&lt;=9000;0;IF([.B1621]&lt;=9750;100;2000)))" office:value-type="float" office:value="-100" calcext:value-type="float">
            <text:p>-100</text:p>
          </table:table-cell>
          <table:table-cell table:formula="of:=AVERAGE([.C$2:.C1621])" office:value-type="float" office:value="-16.4814814814815" calcext:value-type="float">
            <text:p>-16,481481481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RANDBETWEEN(1;10000)" office:value-type="float" office:value="3473" calcext:value-type="float">
            <text:p>3473</text:p>
          </table:table-cell>
          <table:table-cell table:formula="of:=IF([.B1622]&lt;=8000;-100;IF([.B1622]&lt;=9000;0;IF([.B1622]&lt;=9750;100;2000)))" office:value-type="float" office:value="-100" calcext:value-type="float">
            <text:p>-100</text:p>
          </table:table-cell>
          <table:table-cell table:formula="of:=AVERAGE([.C$2:.C1622])" office:value-type="float" office:value="-16.533004318322" calcext:value-type="float">
            <text:p>-16,533004318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RANDBETWEEN(1;10000)" office:value-type="float" office:value="8188" calcext:value-type="float">
            <text:p>8188</text:p>
          </table:table-cell>
          <table:table-cell table:formula="of:=IF([.B1623]&lt;=8000;-100;IF([.B1623]&lt;=9000;0;IF([.B1623]&lt;=9750;100;2000)))" office:value-type="float" office:value="0" calcext:value-type="float">
            <text:p>0</text:p>
          </table:table-cell>
          <table:table-cell table:formula="of:=AVERAGE([.C$2:.C1623])" office:value-type="float" office:value="-16.5228113440197" calcext:value-type="float">
            <text:p>-16,52281134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RANDBETWEEN(1;10000)" office:value-type="float" office:value="3898" calcext:value-type="float">
            <text:p>3898</text:p>
          </table:table-cell>
          <table:table-cell table:formula="of:=IF([.B1624]&lt;=8000;-100;IF([.B1624]&lt;=9000;0;IF([.B1624]&lt;=9750;100;2000)))" office:value-type="float" office:value="-100" calcext:value-type="float">
            <text:p>-100</text:p>
          </table:table-cell>
          <table:table-cell table:formula="of:=AVERAGE([.C$2:.C1624])" office:value-type="float" office:value="-16.5742452248922" calcext:value-type="float">
            <text:p>-16,574245224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RANDBETWEEN(1;10000)" office:value-type="float" office:value="9292" calcext:value-type="float">
            <text:p>9292</text:p>
          </table:table-cell>
          <table:table-cell table:formula="of:=IF([.B1625]&lt;=8000;-100;IF([.B1625]&lt;=9000;0;IF([.B1625]&lt;=9750;100;2000)))" office:value-type="float" office:value="100" calcext:value-type="float">
            <text:p>100</text:p>
          </table:table-cell>
          <table:table-cell table:formula="of:=AVERAGE([.C$2:.C1625])" office:value-type="float" office:value="-16.5024630541872" calcext:value-type="float">
            <text:p>-16,502463054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RANDBETWEEN(1;10000)" office:value-type="float" office:value="6823" calcext:value-type="float">
            <text:p>6823</text:p>
          </table:table-cell>
          <table:table-cell table:formula="of:=IF([.B1626]&lt;=8000;-100;IF([.B1626]&lt;=9000;0;IF([.B1626]&lt;=9750;100;2000)))" office:value-type="float" office:value="-100" calcext:value-type="float">
            <text:p>-100</text:p>
          </table:table-cell>
          <table:table-cell table:formula="of:=AVERAGE([.C$2:.C1626])" office:value-type="float" office:value="-16.5538461538462" calcext:value-type="float">
            <text:p>-16,553846153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RANDBETWEEN(1;10000)" office:value-type="float" office:value="9067" calcext:value-type="float">
            <text:p>9067</text:p>
          </table:table-cell>
          <table:table-cell table:formula="of:=IF([.B1627]&lt;=8000;-100;IF([.B1627]&lt;=9000;0;IF([.B1627]&lt;=9750;100;2000)))" office:value-type="float" office:value="100" calcext:value-type="float">
            <text:p>100</text:p>
          </table:table-cell>
          <table:table-cell table:formula="of:=AVERAGE([.C$2:.C1627])" office:value-type="float" office:value="-16.4821648216482" calcext:value-type="float">
            <text:p>-16,482164821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RANDBETWEEN(1;10000)" office:value-type="float" office:value="1910" calcext:value-type="float">
            <text:p>1910</text:p>
          </table:table-cell>
          <table:table-cell table:formula="of:=IF([.B1628]&lt;=8000;-100;IF([.B1628]&lt;=9000;0;IF([.B1628]&lt;=9750;100;2000)))" office:value-type="float" office:value="-100" calcext:value-type="float">
            <text:p>-100</text:p>
          </table:table-cell>
          <table:table-cell table:formula="of:=AVERAGE([.C$2:.C1628])" office:value-type="float" office:value="-16.5334972341733" calcext:value-type="float">
            <text:p>-16,533497234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RANDBETWEEN(1;10000)" office:value-type="float" office:value="9651" calcext:value-type="float">
            <text:p>9651</text:p>
          </table:table-cell>
          <table:table-cell table:formula="of:=IF([.B1629]&lt;=8000;-100;IF([.B1629]&lt;=9000;0;IF([.B1629]&lt;=9750;100;2000)))" office:value-type="float" office:value="100" calcext:value-type="float">
            <text:p>100</text:p>
          </table:table-cell>
          <table:table-cell table:formula="of:=AVERAGE([.C$2:.C1629])" office:value-type="float" office:value="-16.4619164619165" calcext:value-type="float">
            <text:p>-16,461916461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RANDBETWEEN(1;10000)" office:value-type="float" office:value="9303" calcext:value-type="float">
            <text:p>9303</text:p>
          </table:table-cell>
          <table:table-cell table:formula="of:=IF([.B1630]&lt;=8000;-100;IF([.B1630]&lt;=9000;0;IF([.B1630]&lt;=9750;100;2000)))" office:value-type="float" office:value="100" calcext:value-type="float">
            <text:p>100</text:p>
          </table:table-cell>
          <table:table-cell table:formula="of:=AVERAGE([.C$2:.C1630])" office:value-type="float" office:value="-16.390423572744" calcext:value-type="float">
            <text:p>-16,390423572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RANDBETWEEN(1;10000)" office:value-type="float" office:value="4799" calcext:value-type="float">
            <text:p>4799</text:p>
          </table:table-cell>
          <table:table-cell table:formula="of:=IF([.B1631]&lt;=8000;-100;IF([.B1631]&lt;=9000;0;IF([.B1631]&lt;=9750;100;2000)))" office:value-type="float" office:value="-100" calcext:value-type="float">
            <text:p>-100</text:p>
          </table:table-cell>
          <table:table-cell table:formula="of:=AVERAGE([.C$2:.C1631])" office:value-type="float" office:value="-16.441717791411" calcext:value-type="float">
            <text:p>-16,441717791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RANDBETWEEN(1;10000)" office:value-type="float" office:value="5808" calcext:value-type="float">
            <text:p>5808</text:p>
          </table:table-cell>
          <table:table-cell table:formula="of:=IF([.B1632]&lt;=8000;-100;IF([.B1632]&lt;=9000;0;IF([.B1632]&lt;=9750;100;2000)))" office:value-type="float" office:value="-100" calcext:value-type="float">
            <text:p>-100</text:p>
          </table:table-cell>
          <table:table-cell table:formula="of:=AVERAGE([.C$2:.C1632])" office:value-type="float" office:value="-16.4929491109749" calcext:value-type="float">
            <text:p>-16,49294911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RANDBETWEEN(1;10000)" office:value-type="float" office:value="2357" calcext:value-type="float">
            <text:p>2357</text:p>
          </table:table-cell>
          <table:table-cell table:formula="of:=IF([.B1633]&lt;=8000;-100;IF([.B1633]&lt;=9000;0;IF([.B1633]&lt;=9750;100;2000)))" office:value-type="float" office:value="-100" calcext:value-type="float">
            <text:p>-100</text:p>
          </table:table-cell>
          <table:table-cell table:formula="of:=AVERAGE([.C$2:.C1633])" office:value-type="float" office:value="-16.5441176470588" calcext:value-type="float">
            <text:p>-16,544117647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RANDBETWEEN(1;10000)" office:value-type="float" office:value="9353" calcext:value-type="float">
            <text:p>9353</text:p>
          </table:table-cell>
          <table:table-cell table:formula="of:=IF([.B1634]&lt;=8000;-100;IF([.B1634]&lt;=9000;0;IF([.B1634]&lt;=9750;100;2000)))" office:value-type="float" office:value="100" calcext:value-type="float">
            <text:p>100</text:p>
          </table:table-cell>
          <table:table-cell table:formula="of:=AVERAGE([.C$2:.C1634])" office:value-type="float" office:value="-16.4727495407226" calcext:value-type="float">
            <text:p>-16,472749540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RANDBETWEEN(1;10000)" office:value-type="float" office:value="3520" calcext:value-type="float">
            <text:p>3520</text:p>
          </table:table-cell>
          <table:table-cell table:formula="of:=IF([.B1635]&lt;=8000;-100;IF([.B1635]&lt;=9000;0;IF([.B1635]&lt;=9750;100;2000)))" office:value-type="float" office:value="-100" calcext:value-type="float">
            <text:p>-100</text:p>
          </table:table-cell>
          <table:table-cell table:formula="of:=AVERAGE([.C$2:.C1635])" office:value-type="float" office:value="-16.5238678090575" calcext:value-type="float">
            <text:p>-16,523867809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RANDBETWEEN(1;10000)" office:value-type="float" office:value="3920" calcext:value-type="float">
            <text:p>3920</text:p>
          </table:table-cell>
          <table:table-cell table:formula="of:=IF([.B1636]&lt;=8000;-100;IF([.B1636]&lt;=9000;0;IF([.B1636]&lt;=9750;100;2000)))" office:value-type="float" office:value="-100" calcext:value-type="float">
            <text:p>-100</text:p>
          </table:table-cell>
          <table:table-cell table:formula="of:=AVERAGE([.C$2:.C1636])" office:value-type="float" office:value="-16.5749235474006" calcext:value-type="float">
            <text:p>-16,574923547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RANDBETWEEN(1;10000)" office:value-type="float" office:value="1696" calcext:value-type="float">
            <text:p>1696</text:p>
          </table:table-cell>
          <table:table-cell table:formula="of:=IF([.B1637]&lt;=8000;-100;IF([.B1637]&lt;=9000;0;IF([.B1637]&lt;=9750;100;2000)))" office:value-type="float" office:value="-100" calcext:value-type="float">
            <text:p>-100</text:p>
          </table:table-cell>
          <table:table-cell table:formula="of:=AVERAGE([.C$2:.C1637])" office:value-type="float" office:value="-16.6259168704156" calcext:value-type="float">
            <text:p>-16,625916870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RANDBETWEEN(1;10000)" office:value-type="float" office:value="9082" calcext:value-type="float">
            <text:p>9082</text:p>
          </table:table-cell>
          <table:table-cell table:formula="of:=IF([.B1638]&lt;=8000;-100;IF([.B1638]&lt;=9000;0;IF([.B1638]&lt;=9750;100;2000)))" office:value-type="float" office:value="100" calcext:value-type="float">
            <text:p>100</text:p>
          </table:table-cell>
          <table:table-cell table:formula="of:=AVERAGE([.C$2:.C1638])" office:value-type="float" office:value="-16.5546731826512" calcext:value-type="float">
            <text:p>-16,554673182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RANDBETWEEN(1;10000)" office:value-type="float" office:value="5670" calcext:value-type="float">
            <text:p>5670</text:p>
          </table:table-cell>
          <table:table-cell table:formula="of:=IF([.B1639]&lt;=8000;-100;IF([.B1639]&lt;=9000;0;IF([.B1639]&lt;=9750;100;2000)))" office:value-type="float" office:value="-100" calcext:value-type="float">
            <text:p>-100</text:p>
          </table:table-cell>
          <table:table-cell table:formula="of:=AVERAGE([.C$2:.C1639])" office:value-type="float" office:value="-16.6056166056166" calcext:value-type="float">
            <text:p>-16,605616605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RANDBETWEEN(1;10000)" office:value-type="float" office:value="5620" calcext:value-type="float">
            <text:p>5620</text:p>
          </table:table-cell>
          <table:table-cell table:formula="of:=IF([.B1640]&lt;=8000;-100;IF([.B1640]&lt;=9000;0;IF([.B1640]&lt;=9750;100;2000)))" office:value-type="float" office:value="-100" calcext:value-type="float">
            <text:p>-100</text:p>
          </table:table-cell>
          <table:table-cell table:formula="of:=AVERAGE([.C$2:.C1640])" office:value-type="float" office:value="-16.6564978645516" calcext:value-type="float">
            <text:p>-16,656497864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RANDBETWEEN(1;10000)" office:value-type="float" office:value="8743" calcext:value-type="float">
            <text:p>8743</text:p>
          </table:table-cell>
          <table:table-cell table:formula="of:=IF([.B1641]&lt;=8000;-100;IF([.B1641]&lt;=9000;0;IF([.B1641]&lt;=9750;100;2000)))" office:value-type="float" office:value="0" calcext:value-type="float">
            <text:p>0</text:p>
          </table:table-cell>
          <table:table-cell table:formula="of:=AVERAGE([.C$2:.C1641])" office:value-type="float" office:value="-16.6463414634146" calcext:value-type="float">
            <text:p>-16,6463414634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RANDBETWEEN(1;10000)" office:value-type="float" office:value="6580" calcext:value-type="float">
            <text:p>6580</text:p>
          </table:table-cell>
          <table:table-cell table:formula="of:=IF([.B1642]&lt;=8000;-100;IF([.B1642]&lt;=9000;0;IF([.B1642]&lt;=9750;100;2000)))" office:value-type="float" office:value="-100" calcext:value-type="float">
            <text:p>-100</text:p>
          </table:table-cell>
          <table:table-cell table:formula="of:=AVERAGE([.C$2:.C1642])" office:value-type="float" office:value="-16.6971358927483" calcext:value-type="float">
            <text:p>-16,697135892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RANDBETWEEN(1;10000)" office:value-type="float" office:value="6147" calcext:value-type="float">
            <text:p>6147</text:p>
          </table:table-cell>
          <table:table-cell table:formula="of:=IF([.B1643]&lt;=8000;-100;IF([.B1643]&lt;=9000;0;IF([.B1643]&lt;=9750;100;2000)))" office:value-type="float" office:value="-100" calcext:value-type="float">
            <text:p>-100</text:p>
          </table:table-cell>
          <table:table-cell table:formula="of:=AVERAGE([.C$2:.C1643])" office:value-type="float" office:value="-16.747868453106" calcext:value-type="float">
            <text:p>-16,747868453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RANDBETWEEN(1;10000)" office:value-type="float" office:value="6897" calcext:value-type="float">
            <text:p>6897</text:p>
          </table:table-cell>
          <table:table-cell table:formula="of:=IF([.B1644]&lt;=8000;-100;IF([.B1644]&lt;=9000;0;IF([.B1644]&lt;=9750;100;2000)))" office:value-type="float" office:value="-100" calcext:value-type="float">
            <text:p>-100</text:p>
          </table:table-cell>
          <table:table-cell table:formula="of:=AVERAGE([.C$2:.C1644])" office:value-type="float" office:value="-16.7985392574559" calcext:value-type="float">
            <text:p>-16,798539257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RANDBETWEEN(1;10000)" office:value-type="float" office:value="9918" calcext:value-type="float">
            <text:p>9918</text:p>
          </table:table-cell>
          <table:table-cell table:formula="of:=IF([.B1645]&lt;=8000;-100;IF([.B1645]&lt;=9000;0;IF([.B1645]&lt;=9750;100;2000)))" office:value-type="float" office:value="2000" calcext:value-type="float">
            <text:p>2000</text:p>
          </table:table-cell>
          <table:table-cell table:formula="of:=AVERAGE([.C$2:.C1645])" office:value-type="float" office:value="-15.5717761557178" calcext:value-type="float">
            <text:p>-15,571776155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RANDBETWEEN(1;10000)" office:value-type="float" office:value="3568" calcext:value-type="float">
            <text:p>3568</text:p>
          </table:table-cell>
          <table:table-cell table:formula="of:=IF([.B1646]&lt;=8000;-100;IF([.B1646]&lt;=9000;0;IF([.B1646]&lt;=9750;100;2000)))" office:value-type="float" office:value="-100" calcext:value-type="float">
            <text:p>-100</text:p>
          </table:table-cell>
          <table:table-cell table:formula="of:=AVERAGE([.C$2:.C1646])" office:value-type="float" office:value="-15.6231003039514" calcext:value-type="float">
            <text:p>-15,623100304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RANDBETWEEN(1;10000)" office:value-type="float" office:value="6063" calcext:value-type="float">
            <text:p>6063</text:p>
          </table:table-cell>
          <table:table-cell table:formula="of:=IF([.B1647]&lt;=8000;-100;IF([.B1647]&lt;=9000;0;IF([.B1647]&lt;=9750;100;2000)))" office:value-type="float" office:value="-100" calcext:value-type="float">
            <text:p>-100</text:p>
          </table:table-cell>
          <table:table-cell table:formula="of:=AVERAGE([.C$2:.C1647])" office:value-type="float" office:value="-15.6743620899149" calcext:value-type="float">
            <text:p>-15,674362089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RANDBETWEEN(1;10000)" office:value-type="float" office:value="621" calcext:value-type="float">
            <text:p>621</text:p>
          </table:table-cell>
          <table:table-cell table:formula="of:=IF([.B1648]&lt;=8000;-100;IF([.B1648]&lt;=9000;0;IF([.B1648]&lt;=9750;100;2000)))" office:value-type="float" office:value="-100" calcext:value-type="float">
            <text:p>-100</text:p>
          </table:table-cell>
          <table:table-cell table:formula="of:=AVERAGE([.C$2:.C1648])" office:value-type="float" office:value="-15.725561627201" calcext:value-type="float">
            <text:p>-15,725561627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RANDBETWEEN(1;10000)" office:value-type="float" office:value="4994" calcext:value-type="float">
            <text:p>4994</text:p>
          </table:table-cell>
          <table:table-cell table:formula="of:=IF([.B1649]&lt;=8000;-100;IF([.B1649]&lt;=9000;0;IF([.B1649]&lt;=9750;100;2000)))" office:value-type="float" office:value="-100" calcext:value-type="float">
            <text:p>-100</text:p>
          </table:table-cell>
          <table:table-cell table:formula="of:=AVERAGE([.C$2:.C1649])" office:value-type="float" office:value="-15.7766990291262" calcext:value-type="float">
            <text:p>-15,776699029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RANDBETWEEN(1;10000)" office:value-type="float" office:value="5543" calcext:value-type="float">
            <text:p>5543</text:p>
          </table:table-cell>
          <table:table-cell table:formula="of:=IF([.B1650]&lt;=8000;-100;IF([.B1650]&lt;=9000;0;IF([.B1650]&lt;=9750;100;2000)))" office:value-type="float" office:value="-100" calcext:value-type="float">
            <text:p>-100</text:p>
          </table:table-cell>
          <table:table-cell table:formula="of:=AVERAGE([.C$2:.C1650])" office:value-type="float" office:value="-15.8277744087326" calcext:value-type="float">
            <text:p>-15,827774408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ANDBETWEEN(1;10000)" office:value-type="float" office:value="319" calcext:value-type="float">
            <text:p>319</text:p>
          </table:table-cell>
          <table:table-cell table:formula="of:=IF([.B1651]&lt;=8000;-100;IF([.B1651]&lt;=9000;0;IF([.B1651]&lt;=9750;100;2000)))" office:value-type="float" office:value="-100" calcext:value-type="float">
            <text:p>-100</text:p>
          </table:table-cell>
          <table:table-cell table:formula="of:=AVERAGE([.C$2:.C1651])" office:value-type="float" office:value="-15.8787878787879" calcext:value-type="float">
            <text:p>-15,878787878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RANDBETWEEN(1;10000)" office:value-type="float" office:value="4373" calcext:value-type="float">
            <text:p>4373</text:p>
          </table:table-cell>
          <table:table-cell table:formula="of:=IF([.B1652]&lt;=8000;-100;IF([.B1652]&lt;=9000;0;IF([.B1652]&lt;=9750;100;2000)))" office:value-type="float" office:value="-100" calcext:value-type="float">
            <text:p>-100</text:p>
          </table:table-cell>
          <table:table-cell table:formula="of:=AVERAGE([.C$2:.C1652])" office:value-type="float" office:value="-15.9297395517868" calcext:value-type="float">
            <text:p>-15,929739551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RANDBETWEEN(1;10000)" office:value-type="float" office:value="8856" calcext:value-type="float">
            <text:p>8856</text:p>
          </table:table-cell>
          <table:table-cell table:formula="of:=IF([.B1653]&lt;=8000;-100;IF([.B1653]&lt;=9000;0;IF([.B1653]&lt;=9750;100;2000)))" office:value-type="float" office:value="0" calcext:value-type="float">
            <text:p>0</text:p>
          </table:table-cell>
          <table:table-cell table:formula="of:=AVERAGE([.C$2:.C1653])" office:value-type="float" office:value="-15.9200968523002" calcext:value-type="float">
            <text:p>-15,920096852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RANDBETWEEN(1;10000)" office:value-type="float" office:value="8370" calcext:value-type="float">
            <text:p>8370</text:p>
          </table:table-cell>
          <table:table-cell table:formula="of:=IF([.B1654]&lt;=8000;-100;IF([.B1654]&lt;=9000;0;IF([.B1654]&lt;=9750;100;2000)))" office:value-type="float" office:value="0" calcext:value-type="float">
            <text:p>0</text:p>
          </table:table-cell>
          <table:table-cell table:formula="of:=AVERAGE([.C$2:.C1654])" office:value-type="float" office:value="-15.9104658197217" calcext:value-type="float">
            <text:p>-15,910465819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RANDBETWEEN(1;10000)" office:value-type="float" office:value="3185" calcext:value-type="float">
            <text:p>3185</text:p>
          </table:table-cell>
          <table:table-cell table:formula="of:=IF([.B1655]&lt;=8000;-100;IF([.B1655]&lt;=9000;0;IF([.B1655]&lt;=9750;100;2000)))" office:value-type="float" office:value="-100" calcext:value-type="float">
            <text:p>-100</text:p>
          </table:table-cell>
          <table:table-cell table:formula="of:=AVERAGE([.C$2:.C1655])" office:value-type="float" office:value="-15.9613059250302" calcext:value-type="float">
            <text:p>-15,96130592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RANDBETWEEN(1;10000)" office:value-type="float" office:value="9098" calcext:value-type="float">
            <text:p>9098</text:p>
          </table:table-cell>
          <table:table-cell table:formula="of:=IF([.B1656]&lt;=8000;-100;IF([.B1656]&lt;=9000;0;IF([.B1656]&lt;=9750;100;2000)))" office:value-type="float" office:value="100" calcext:value-type="float">
            <text:p>100</text:p>
          </table:table-cell>
          <table:table-cell table:formula="of:=AVERAGE([.C$2:.C1656])" office:value-type="float" office:value="-15.8912386706949" calcext:value-type="float">
            <text:p>-15,891238670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RANDBETWEEN(1;10000)" office:value-type="float" office:value="5800" calcext:value-type="float">
            <text:p>5800</text:p>
          </table:table-cell>
          <table:table-cell table:formula="of:=IF([.B1657]&lt;=8000;-100;IF([.B1657]&lt;=9000;0;IF([.B1657]&lt;=9750;100;2000)))" office:value-type="float" office:value="-100" calcext:value-type="float">
            <text:p>-100</text:p>
          </table:table-cell>
          <table:table-cell table:formula="of:=AVERAGE([.C$2:.C1657])" office:value-type="float" office:value="-15.9420289855072" calcext:value-type="float">
            <text:p>-15,942028985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RANDBETWEEN(1;10000)" office:value-type="float" office:value="8154" calcext:value-type="float">
            <text:p>8154</text:p>
          </table:table-cell>
          <table:table-cell table:formula="of:=IF([.B1658]&lt;=8000;-100;IF([.B1658]&lt;=9000;0;IF([.B1658]&lt;=9750;100;2000)))" office:value-type="float" office:value="0" calcext:value-type="float">
            <text:p>0</text:p>
          </table:table-cell>
          <table:table-cell table:formula="of:=AVERAGE([.C$2:.C1658])" office:value-type="float" office:value="-15.932407966204" calcext:value-type="float">
            <text:p>-15,932407966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ANDBETWEEN(1;10000)" office:value-type="float" office:value="9306" calcext:value-type="float">
            <text:p>9306</text:p>
          </table:table-cell>
          <table:table-cell table:formula="of:=IF([.B1659]&lt;=8000;-100;IF([.B1659]&lt;=9000;0;IF([.B1659]&lt;=9750;100;2000)))" office:value-type="float" office:value="100" calcext:value-type="float">
            <text:p>100</text:p>
          </table:table-cell>
          <table:table-cell table:formula="of:=AVERAGE([.C$2:.C1659])" office:value-type="float" office:value="-15.8624849215923" calcext:value-type="float">
            <text:p>-15,862484921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ANDBETWEEN(1;10000)" office:value-type="float" office:value="7916" calcext:value-type="float">
            <text:p>7916</text:p>
          </table:table-cell>
          <table:table-cell table:formula="of:=IF([.B1660]&lt;=8000;-100;IF([.B1660]&lt;=9000;0;IF([.B1660]&lt;=9750;100;2000)))" office:value-type="float" office:value="-100" calcext:value-type="float">
            <text:p>-100</text:p>
          </table:table-cell>
          <table:table-cell table:formula="of:=AVERAGE([.C$2:.C1660])" office:value-type="float" office:value="-15.9132007233273" calcext:value-type="float">
            <text:p>-15,913200723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ANDBETWEEN(1;10000)" office:value-type="float" office:value="8011" calcext:value-type="float">
            <text:p>8011</text:p>
          </table:table-cell>
          <table:table-cell table:formula="of:=IF([.B1661]&lt;=8000;-100;IF([.B1661]&lt;=9000;0;IF([.B1661]&lt;=9750;100;2000)))" office:value-type="float" office:value="0" calcext:value-type="float">
            <text:p>0</text:p>
          </table:table-cell>
          <table:table-cell table:formula="of:=AVERAGE([.C$2:.C1661])" office:value-type="float" office:value="-15.9036144578313" calcext:value-type="float">
            <text:p>-15,903614457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ANDBETWEEN(1;10000)" office:value-type="float" office:value="6093" calcext:value-type="float">
            <text:p>6093</text:p>
          </table:table-cell>
          <table:table-cell table:formula="of:=IF([.B1662]&lt;=8000;-100;IF([.B1662]&lt;=9000;0;IF([.B1662]&lt;=9750;100;2000)))" office:value-type="float" office:value="-100" calcext:value-type="float">
            <text:p>-100</text:p>
          </table:table-cell>
          <table:table-cell table:formula="of:=AVERAGE([.C$2:.C1662])" office:value-type="float" office:value="-15.9542444310656" calcext:value-type="float">
            <text:p>-15,954244431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ANDBETWEEN(1;10000)" office:value-type="float" office:value="7006" calcext:value-type="float">
            <text:p>7006</text:p>
          </table:table-cell>
          <table:table-cell table:formula="of:=IF([.B1663]&lt;=8000;-100;IF([.B1663]&lt;=9000;0;IF([.B1663]&lt;=9750;100;2000)))" office:value-type="float" office:value="-100" calcext:value-type="float">
            <text:p>-100</text:p>
          </table:table-cell>
          <table:table-cell table:formula="of:=AVERAGE([.C$2:.C1663])" office:value-type="float" office:value="-16.0048134777377" calcext:value-type="float">
            <text:p>-16,004813477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ANDBETWEEN(1;10000)" office:value-type="float" office:value="623" calcext:value-type="float">
            <text:p>623</text:p>
          </table:table-cell>
          <table:table-cell table:formula="of:=IF([.B1664]&lt;=8000;-100;IF([.B1664]&lt;=9000;0;IF([.B1664]&lt;=9750;100;2000)))" office:value-type="float" office:value="-100" calcext:value-type="float">
            <text:p>-100</text:p>
          </table:table-cell>
          <table:table-cell table:formula="of:=AVERAGE([.C$2:.C1664])" office:value-type="float" office:value="-16.0553217077571" calcext:value-type="float">
            <text:p>-16,055321707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ANDBETWEEN(1;10000)" office:value-type="float" office:value="6595" calcext:value-type="float">
            <text:p>6595</text:p>
          </table:table-cell>
          <table:table-cell table:formula="of:=IF([.B1665]&lt;=8000;-100;IF([.B1665]&lt;=9000;0;IF([.B1665]&lt;=9750;100;2000)))" office:value-type="float" office:value="-100" calcext:value-type="float">
            <text:p>-100</text:p>
          </table:table-cell>
          <table:table-cell table:formula="of:=AVERAGE([.C$2:.C1665])" office:value-type="float" office:value="-16.1057692307692" calcext:value-type="float">
            <text:p>-16,105769230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ANDBETWEEN(1;10000)" office:value-type="float" office:value="5867" calcext:value-type="float">
            <text:p>5867</text:p>
          </table:table-cell>
          <table:table-cell table:formula="of:=IF([.B1666]&lt;=8000;-100;IF([.B1666]&lt;=9000;0;IF([.B1666]&lt;=9750;100;2000)))" office:value-type="float" office:value="-100" calcext:value-type="float">
            <text:p>-100</text:p>
          </table:table-cell>
          <table:table-cell table:formula="of:=AVERAGE([.C$2:.C1666])" office:value-type="float" office:value="-16.1561561561562" calcext:value-type="float">
            <text:p>-16,156156156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ANDBETWEEN(1;10000)" office:value-type="float" office:value="4310" calcext:value-type="float">
            <text:p>4310</text:p>
          </table:table-cell>
          <table:table-cell table:formula="of:=IF([.B1667]&lt;=8000;-100;IF([.B1667]&lt;=9000;0;IF([.B1667]&lt;=9750;100;2000)))" office:value-type="float" office:value="-100" calcext:value-type="float">
            <text:p>-100</text:p>
          </table:table-cell>
          <table:table-cell table:formula="of:=AVERAGE([.C$2:.C1667])" office:value-type="float" office:value="-16.2064825930372" calcext:value-type="float">
            <text:p>-16,20648259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ANDBETWEEN(1;10000)" office:value-type="float" office:value="3176" calcext:value-type="float">
            <text:p>3176</text:p>
          </table:table-cell>
          <table:table-cell table:formula="of:=IF([.B1668]&lt;=8000;-100;IF([.B1668]&lt;=9000;0;IF([.B1668]&lt;=9750;100;2000)))" office:value-type="float" office:value="-100" calcext:value-type="float">
            <text:p>-100</text:p>
          </table:table-cell>
          <table:table-cell table:formula="of:=AVERAGE([.C$2:.C1668])" office:value-type="float" office:value="-16.2567486502699" calcext:value-type="float">
            <text:p>-16,256748650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ANDBETWEEN(1;10000)" office:value-type="float" office:value="9788" calcext:value-type="float">
            <text:p>9788</text:p>
          </table:table-cell>
          <table:table-cell table:formula="of:=IF([.B1669]&lt;=8000;-100;IF([.B1669]&lt;=9000;0;IF([.B1669]&lt;=9750;100;2000)))" office:value-type="float" office:value="2000" calcext:value-type="float">
            <text:p>2000</text:p>
          </table:table-cell>
          <table:table-cell table:formula="of:=AVERAGE([.C$2:.C1669])" office:value-type="float" office:value="-15.0479616306954" calcext:value-type="float">
            <text:p>-15,047961630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ANDBETWEEN(1;10000)" office:value-type="float" office:value="398" calcext:value-type="float">
            <text:p>398</text:p>
          </table:table-cell>
          <table:table-cell table:formula="of:=IF([.B1670]&lt;=8000;-100;IF([.B1670]&lt;=9000;0;IF([.B1670]&lt;=9750;100;2000)))" office:value-type="float" office:value="-100" calcext:value-type="float">
            <text:p>-100</text:p>
          </table:table-cell>
          <table:table-cell table:formula="of:=AVERAGE([.C$2:.C1670])" office:value-type="float" office:value="-15.0988615937687" calcext:value-type="float">
            <text:p>-15,098861593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ANDBETWEEN(1;10000)" office:value-type="float" office:value="2977" calcext:value-type="float">
            <text:p>2977</text:p>
          </table:table-cell>
          <table:table-cell table:formula="of:=IF([.B1671]&lt;=8000;-100;IF([.B1671]&lt;=9000;0;IF([.B1671]&lt;=9750;100;2000)))" office:value-type="float" office:value="-100" calcext:value-type="float">
            <text:p>-100</text:p>
          </table:table-cell>
          <table:table-cell table:formula="of:=AVERAGE([.C$2:.C1671])" office:value-type="float" office:value="-15.1497005988024" calcext:value-type="float">
            <text:p>-15,149700598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ANDBETWEEN(1;10000)" office:value-type="float" office:value="673" calcext:value-type="float">
            <text:p>673</text:p>
          </table:table-cell>
          <table:table-cell table:formula="of:=IF([.B1672]&lt;=8000;-100;IF([.B1672]&lt;=9000;0;IF([.B1672]&lt;=9750;100;2000)))" office:value-type="float" office:value="-100" calcext:value-type="float">
            <text:p>-100</text:p>
          </table:table-cell>
          <table:table-cell table:formula="of:=AVERAGE([.C$2:.C1672])" office:value-type="float" office:value="-15.2004787552364" calcext:value-type="float">
            <text:p>-15,200478755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ANDBETWEEN(1;10000)" office:value-type="float" office:value="8246" calcext:value-type="float">
            <text:p>8246</text:p>
          </table:table-cell>
          <table:table-cell table:formula="of:=IF([.B1673]&lt;=8000;-100;IF([.B1673]&lt;=9000;0;IF([.B1673]&lt;=9750;100;2000)))" office:value-type="float" office:value="0" calcext:value-type="float">
            <text:p>0</text:p>
          </table:table-cell>
          <table:table-cell table:formula="of:=AVERAGE([.C$2:.C1673])" office:value-type="float" office:value="-15.1913875598086" calcext:value-type="float">
            <text:p>-15,191387559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ANDBETWEEN(1;10000)" office:value-type="float" office:value="3057" calcext:value-type="float">
            <text:p>3057</text:p>
          </table:table-cell>
          <table:table-cell table:formula="of:=IF([.B1674]&lt;=8000;-100;IF([.B1674]&lt;=9000;0;IF([.B1674]&lt;=9750;100;2000)))" office:value-type="float" office:value="-100" calcext:value-type="float">
            <text:p>-100</text:p>
          </table:table-cell>
          <table:table-cell table:formula="of:=AVERAGE([.C$2:.C1674])" office:value-type="float" office:value="-15.2420800956366" calcext:value-type="float">
            <text:p>-15,242080095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RANDBETWEEN(1;10000)" office:value-type="float" office:value="2510" calcext:value-type="float">
            <text:p>2510</text:p>
          </table:table-cell>
          <table:table-cell table:formula="of:=IF([.B1675]&lt;=8000;-100;IF([.B1675]&lt;=9000;0;IF([.B1675]&lt;=9750;100;2000)))" office:value-type="float" office:value="-100" calcext:value-type="float">
            <text:p>-100</text:p>
          </table:table-cell>
          <table:table-cell table:formula="of:=AVERAGE([.C$2:.C1675])" office:value-type="float" office:value="-15.2927120669056" calcext:value-type="float">
            <text:p>-15,292712066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ANDBETWEEN(1;10000)" office:value-type="float" office:value="8521" calcext:value-type="float">
            <text:p>8521</text:p>
          </table:table-cell>
          <table:table-cell table:formula="of:=IF([.B1676]&lt;=8000;-100;IF([.B1676]&lt;=9000;0;IF([.B1676]&lt;=9750;100;2000)))" office:value-type="float" office:value="0" calcext:value-type="float">
            <text:p>0</text:p>
          </table:table-cell>
          <table:table-cell table:formula="of:=AVERAGE([.C$2:.C1676])" office:value-type="float" office:value="-15.2835820895522" calcext:value-type="float">
            <text:p>-15,283582089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ANDBETWEEN(1;10000)" office:value-type="float" office:value="2865" calcext:value-type="float">
            <text:p>2865</text:p>
          </table:table-cell>
          <table:table-cell table:formula="of:=IF([.B1677]&lt;=8000;-100;IF([.B1677]&lt;=9000;0;IF([.B1677]&lt;=9750;100;2000)))" office:value-type="float" office:value="-100" calcext:value-type="float">
            <text:p>-100</text:p>
          </table:table-cell>
          <table:table-cell table:formula="of:=AVERAGE([.C$2:.C1677])" office:value-type="float" office:value="-15.3341288782816" calcext:value-type="float">
            <text:p>-15,334128878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ANDBETWEEN(1;10000)" office:value-type="float" office:value="3757" calcext:value-type="float">
            <text:p>3757</text:p>
          </table:table-cell>
          <table:table-cell table:formula="of:=IF([.B1678]&lt;=8000;-100;IF([.B1678]&lt;=9000;0;IF([.B1678]&lt;=9750;100;2000)))" office:value-type="float" office:value="-100" calcext:value-type="float">
            <text:p>-100</text:p>
          </table:table-cell>
          <table:table-cell table:formula="of:=AVERAGE([.C$2:.C1678])" office:value-type="float" office:value="-15.3846153846154" calcext:value-type="float">
            <text:p>-15,384615384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ANDBETWEEN(1;10000)" office:value-type="float" office:value="877" calcext:value-type="float">
            <text:p>877</text:p>
          </table:table-cell>
          <table:table-cell table:formula="of:=IF([.B1679]&lt;=8000;-100;IF([.B1679]&lt;=9000;0;IF([.B1679]&lt;=9750;100;2000)))" office:value-type="float" office:value="-100" calcext:value-type="float">
            <text:p>-100</text:p>
          </table:table-cell>
          <table:table-cell table:formula="of:=AVERAGE([.C$2:.C1679])" office:value-type="float" office:value="-15.435041716329" calcext:value-type="float">
            <text:p>-15,435041716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ANDBETWEEN(1;10000)" office:value-type="float" office:value="9455" calcext:value-type="float">
            <text:p>9455</text:p>
          </table:table-cell>
          <table:table-cell table:formula="of:=IF([.B1680]&lt;=8000;-100;IF([.B1680]&lt;=9000;0;IF([.B1680]&lt;=9750;100;2000)))" office:value-type="float" office:value="100" calcext:value-type="float">
            <text:p>100</text:p>
          </table:table-cell>
          <table:table-cell table:formula="of:=AVERAGE([.C$2:.C1680])" office:value-type="float" office:value="-15.3662894580107" calcext:value-type="float">
            <text:p>-15,36628945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ANDBETWEEN(1;10000)" office:value-type="float" office:value="2529" calcext:value-type="float">
            <text:p>2529</text:p>
          </table:table-cell>
          <table:table-cell table:formula="of:=IF([.B1681]&lt;=8000;-100;IF([.B1681]&lt;=9000;0;IF([.B1681]&lt;=9750;100;2000)))" office:value-type="float" office:value="-100" calcext:value-type="float">
            <text:p>-100</text:p>
          </table:table-cell>
          <table:table-cell table:formula="of:=AVERAGE([.C$2:.C1681])" office:value-type="float" office:value="-15.4166666666667" calcext:value-type="float">
            <text:p>-15,416666666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ANDBETWEEN(1;10000)" office:value-type="float" office:value="9036" calcext:value-type="float">
            <text:p>9036</text:p>
          </table:table-cell>
          <table:table-cell table:formula="of:=IF([.B1682]&lt;=8000;-100;IF([.B1682]&lt;=9000;0;IF([.B1682]&lt;=9750;100;2000)))" office:value-type="float" office:value="100" calcext:value-type="float">
            <text:p>100</text:p>
          </table:table-cell>
          <table:table-cell table:formula="of:=AVERAGE([.C$2:.C1682])" office:value-type="float" office:value="-15.348007138608" calcext:value-type="float">
            <text:p>-15,348007138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ANDBETWEEN(1;10000)" office:value-type="float" office:value="7080" calcext:value-type="float">
            <text:p>7080</text:p>
          </table:table-cell>
          <table:table-cell table:formula="of:=IF([.B1683]&lt;=8000;-100;IF([.B1683]&lt;=9000;0;IF([.B1683]&lt;=9750;100;2000)))" office:value-type="float" office:value="-100" calcext:value-type="float">
            <text:p>-100</text:p>
          </table:table-cell>
          <table:table-cell table:formula="of:=AVERAGE([.C$2:.C1683])" office:value-type="float" office:value="-15.3983353151011" calcext:value-type="float">
            <text:p>-15,398335315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ANDBETWEEN(1;10000)" office:value-type="float" office:value="4467" calcext:value-type="float">
            <text:p>4467</text:p>
          </table:table-cell>
          <table:table-cell table:formula="of:=IF([.B1684]&lt;=8000;-100;IF([.B1684]&lt;=9000;0;IF([.B1684]&lt;=9750;100;2000)))" office:value-type="float" office:value="-100" calcext:value-type="float">
            <text:p>-100</text:p>
          </table:table-cell>
          <table:table-cell table:formula="of:=AVERAGE([.C$2:.C1684])" office:value-type="float" office:value="-15.4486036838978" calcext:value-type="float">
            <text:p>-15,448603683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ANDBETWEEN(1;10000)" office:value-type="float" office:value="455" calcext:value-type="float">
            <text:p>455</text:p>
          </table:table-cell>
          <table:table-cell table:formula="of:=IF([.B1685]&lt;=8000;-100;IF([.B1685]&lt;=9000;0;IF([.B1685]&lt;=9750;100;2000)))" office:value-type="float" office:value="-100" calcext:value-type="float">
            <text:p>-100</text:p>
          </table:table-cell>
          <table:table-cell table:formula="of:=AVERAGE([.C$2:.C1685])" office:value-type="float" office:value="-15.4988123515439" calcext:value-type="float">
            <text:p>-15,498812351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ANDBETWEEN(1;10000)" office:value-type="float" office:value="9414" calcext:value-type="float">
            <text:p>9414</text:p>
          </table:table-cell>
          <table:table-cell table:formula="of:=IF([.B1686]&lt;=8000;-100;IF([.B1686]&lt;=9000;0;IF([.B1686]&lt;=9750;100;2000)))" office:value-type="float" office:value="100" calcext:value-type="float">
            <text:p>100</text:p>
          </table:table-cell>
          <table:table-cell table:formula="of:=AVERAGE([.C$2:.C1686])" office:value-type="float" office:value="-15.4302670623145" calcext:value-type="float">
            <text:p>-15,430267062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RANDBETWEEN(1;10000)" office:value-type="float" office:value="8476" calcext:value-type="float">
            <text:p>8476</text:p>
          </table:table-cell>
          <table:table-cell table:formula="of:=IF([.B1687]&lt;=8000;-100;IF([.B1687]&lt;=9000;0;IF([.B1687]&lt;=9750;100;2000)))" office:value-type="float" office:value="0" calcext:value-type="float">
            <text:p>0</text:p>
          </table:table-cell>
          <table:table-cell table:formula="of:=AVERAGE([.C$2:.C1687])" office:value-type="float" office:value="-15.4211150652432" calcext:value-type="float">
            <text:p>-15,421115065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RANDBETWEEN(1;10000)" office:value-type="float" office:value="9956" calcext:value-type="float">
            <text:p>9956</text:p>
          </table:table-cell>
          <table:table-cell table:formula="of:=IF([.B1688]&lt;=8000;-100;IF([.B1688]&lt;=9000;0;IF([.B1688]&lt;=9750;100;2000)))" office:value-type="float" office:value="2000" calcext:value-type="float">
            <text:p>2000</text:p>
          </table:table-cell>
          <table:table-cell table:formula="of:=AVERAGE([.C$2:.C1688])" office:value-type="float" office:value="-14.226437462952" calcext:value-type="float">
            <text:p>-14,22643746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RANDBETWEEN(1;10000)" office:value-type="float" office:value="8199" calcext:value-type="float">
            <text:p>8199</text:p>
          </table:table-cell>
          <table:table-cell table:formula="of:=IF([.B1689]&lt;=8000;-100;IF([.B1689]&lt;=9000;0;IF([.B1689]&lt;=9750;100;2000)))" office:value-type="float" office:value="0" calcext:value-type="float">
            <text:p>0</text:p>
          </table:table-cell>
          <table:table-cell table:formula="of:=AVERAGE([.C$2:.C1689])" office:value-type="float" office:value="-14.218009478673" calcext:value-type="float">
            <text:p>-14,218009478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RANDBETWEEN(1;10000)" office:value-type="float" office:value="8574" calcext:value-type="float">
            <text:p>8574</text:p>
          </table:table-cell>
          <table:table-cell table:formula="of:=IF([.B1690]&lt;=8000;-100;IF([.B1690]&lt;=9000;0;IF([.B1690]&lt;=9750;100;2000)))" office:value-type="float" office:value="0" calcext:value-type="float">
            <text:p>0</text:p>
          </table:table-cell>
          <table:table-cell table:formula="of:=AVERAGE([.C$2:.C1690])" office:value-type="float" office:value="-14.2095914742451" calcext:value-type="float">
            <text:p>-14,209591474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RANDBETWEEN(1;10000)" office:value-type="float" office:value="7440" calcext:value-type="float">
            <text:p>7440</text:p>
          </table:table-cell>
          <table:table-cell table:formula="of:=IF([.B1691]&lt;=8000;-100;IF([.B1691]&lt;=9000;0;IF([.B1691]&lt;=9750;100;2000)))" office:value-type="float" office:value="-100" calcext:value-type="float">
            <text:p>-100</text:p>
          </table:table-cell>
          <table:table-cell table:formula="of:=AVERAGE([.C$2:.C1691])" office:value-type="float" office:value="-14.2603550295858" calcext:value-type="float">
            <text:p>-14,260355029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RANDBETWEEN(1;10000)" office:value-type="float" office:value="6323" calcext:value-type="float">
            <text:p>6323</text:p>
          </table:table-cell>
          <table:table-cell table:formula="of:=IF([.B1692]&lt;=8000;-100;IF([.B1692]&lt;=9000;0;IF([.B1692]&lt;=9750;100;2000)))" office:value-type="float" office:value="-100" calcext:value-type="float">
            <text:p>-100</text:p>
          </table:table-cell>
          <table:table-cell table:formula="of:=AVERAGE([.C$2:.C1692])" office:value-type="float" office:value="-14.3110585452395" calcext:value-type="float">
            <text:p>-14,311058545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RANDBETWEEN(1;10000)" office:value-type="float" office:value="5814" calcext:value-type="float">
            <text:p>5814</text:p>
          </table:table-cell>
          <table:table-cell table:formula="of:=IF([.B1693]&lt;=8000;-100;IF([.B1693]&lt;=9000;0;IF([.B1693]&lt;=9750;100;2000)))" office:value-type="float" office:value="-100" calcext:value-type="float">
            <text:p>-100</text:p>
          </table:table-cell>
          <table:table-cell table:formula="of:=AVERAGE([.C$2:.C1693])" office:value-type="float" office:value="-14.3617021276596" calcext:value-type="float">
            <text:p>-14,361702127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RANDBETWEEN(1;10000)" office:value-type="float" office:value="8543" calcext:value-type="float">
            <text:p>8543</text:p>
          </table:table-cell>
          <table:table-cell table:formula="of:=IF([.B1694]&lt;=8000;-100;IF([.B1694]&lt;=9000;0;IF([.B1694]&lt;=9750;100;2000)))" office:value-type="float" office:value="0" calcext:value-type="float">
            <text:p>0</text:p>
          </table:table-cell>
          <table:table-cell table:formula="of:=AVERAGE([.C$2:.C1694])" office:value-type="float" office:value="-14.3532191376255" calcext:value-type="float">
            <text:p>-14,353219137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RANDBETWEEN(1;10000)" office:value-type="float" office:value="3958" calcext:value-type="float">
            <text:p>3958</text:p>
          </table:table-cell>
          <table:table-cell table:formula="of:=IF([.B1695]&lt;=8000;-100;IF([.B1695]&lt;=9000;0;IF([.B1695]&lt;=9750;100;2000)))" office:value-type="float" office:value="-100" calcext:value-type="float">
            <text:p>-100</text:p>
          </table:table-cell>
          <table:table-cell table:formula="of:=AVERAGE([.C$2:.C1695])" office:value-type="float" office:value="-14.4037780401417" calcext:value-type="float">
            <text:p>-14,403778040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RANDBETWEEN(1;10000)" office:value-type="float" office:value="1575" calcext:value-type="float">
            <text:p>1575</text:p>
          </table:table-cell>
          <table:table-cell table:formula="of:=IF([.B1696]&lt;=8000;-100;IF([.B1696]&lt;=9000;0;IF([.B1696]&lt;=9750;100;2000)))" office:value-type="float" office:value="-100" calcext:value-type="float">
            <text:p>-100</text:p>
          </table:table-cell>
          <table:table-cell table:formula="of:=AVERAGE([.C$2:.C1696])" office:value-type="float" office:value="-14.4542772861357" calcext:value-type="float">
            <text:p>-14,454277286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RANDBETWEEN(1;10000)" office:value-type="float" office:value="6588" calcext:value-type="float">
            <text:p>6588</text:p>
          </table:table-cell>
          <table:table-cell table:formula="of:=IF([.B1697]&lt;=8000;-100;IF([.B1697]&lt;=9000;0;IF([.B1697]&lt;=9750;100;2000)))" office:value-type="float" office:value="-100" calcext:value-type="float">
            <text:p>-100</text:p>
          </table:table-cell>
          <table:table-cell table:formula="of:=AVERAGE([.C$2:.C1697])" office:value-type="float" office:value="-14.5047169811321" calcext:value-type="float">
            <text:p>-14,504716981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RANDBETWEEN(1;10000)" office:value-type="float" office:value="8520" calcext:value-type="float">
            <text:p>8520</text:p>
          </table:table-cell>
          <table:table-cell table:formula="of:=IF([.B1698]&lt;=8000;-100;IF([.B1698]&lt;=9000;0;IF([.B1698]&lt;=9750;100;2000)))" office:value-type="float" office:value="0" calcext:value-type="float">
            <text:p>0</text:p>
          </table:table-cell>
          <table:table-cell table:formula="of:=AVERAGE([.C$2:.C1698])" office:value-type="float" office:value="-14.4961697112552" calcext:value-type="float">
            <text:p>-14,496169711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RANDBETWEEN(1;10000)" office:value-type="float" office:value="4395" calcext:value-type="float">
            <text:p>4395</text:p>
          </table:table-cell>
          <table:table-cell table:formula="of:=IF([.B1699]&lt;=8000;-100;IF([.B1699]&lt;=9000;0;IF([.B1699]&lt;=9750;100;2000)))" office:value-type="float" office:value="-100" calcext:value-type="float">
            <text:p>-100</text:p>
          </table:table-cell>
          <table:table-cell table:formula="of:=AVERAGE([.C$2:.C1699])" office:value-type="float" office:value="-14.5465253239105" calcext:value-type="float">
            <text:p>-14,546525323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RANDBETWEEN(1;10000)" office:value-type="float" office:value="1749" calcext:value-type="float">
            <text:p>1749</text:p>
          </table:table-cell>
          <table:table-cell table:formula="of:=IF([.B1700]&lt;=8000;-100;IF([.B1700]&lt;=9000;0;IF([.B1700]&lt;=9750;100;2000)))" office:value-type="float" office:value="-100" calcext:value-type="float">
            <text:p>-100</text:p>
          </table:table-cell>
          <table:table-cell table:formula="of:=AVERAGE([.C$2:.C1700])" office:value-type="float" office:value="-14.5968216597999" calcext:value-type="float">
            <text:p>-14,596821659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RANDBETWEEN(1;10000)" office:value-type="float" office:value="7298" calcext:value-type="float">
            <text:p>7298</text:p>
          </table:table-cell>
          <table:table-cell table:formula="of:=IF([.B1701]&lt;=8000;-100;IF([.B1701]&lt;=9000;0;IF([.B1701]&lt;=9750;100;2000)))" office:value-type="float" office:value="-100" calcext:value-type="float">
            <text:p>-100</text:p>
          </table:table-cell>
          <table:table-cell table:formula="of:=AVERAGE([.C$2:.C1701])" office:value-type="float" office:value="-14.6470588235294" calcext:value-type="float">
            <text:p>-14,647058823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RANDBETWEEN(1;10000)" office:value-type="float" office:value="7987" calcext:value-type="float">
            <text:p>7987</text:p>
          </table:table-cell>
          <table:table-cell table:formula="of:=IF([.B1702]&lt;=8000;-100;IF([.B1702]&lt;=9000;0;IF([.B1702]&lt;=9750;100;2000)))" office:value-type="float" office:value="-100" calcext:value-type="float">
            <text:p>-100</text:p>
          </table:table-cell>
          <table:table-cell table:formula="of:=AVERAGE([.C$2:.C1702])" office:value-type="float" office:value="-14.6972369194591" calcext:value-type="float">
            <text:p>-14,697236919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RANDBETWEEN(1;10000)" office:value-type="float" office:value="1653" calcext:value-type="float">
            <text:p>1653</text:p>
          </table:table-cell>
          <table:table-cell table:formula="of:=IF([.B1703]&lt;=8000;-100;IF([.B1703]&lt;=9000;0;IF([.B1703]&lt;=9750;100;2000)))" office:value-type="float" office:value="-100" calcext:value-type="float">
            <text:p>-100</text:p>
          </table:table-cell>
          <table:table-cell table:formula="of:=AVERAGE([.C$2:.C1703])" office:value-type="float" office:value="-14.7473560517039" calcext:value-type="float">
            <text:p>-14,747356051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RANDBETWEEN(1;10000)" office:value-type="float" office:value="5682" calcext:value-type="float">
            <text:p>5682</text:p>
          </table:table-cell>
          <table:table-cell table:formula="of:=IF([.B1704]&lt;=8000;-100;IF([.B1704]&lt;=9000;0;IF([.B1704]&lt;=9750;100;2000)))" office:value-type="float" office:value="-100" calcext:value-type="float">
            <text:p>-100</text:p>
          </table:table-cell>
          <table:table-cell table:formula="of:=AVERAGE([.C$2:.C1704])" office:value-type="float" office:value="-14.7974163241339" calcext:value-type="float">
            <text:p>-14,797416324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RANDBETWEEN(1;10000)" office:value-type="float" office:value="5499" calcext:value-type="float">
            <text:p>5499</text:p>
          </table:table-cell>
          <table:table-cell table:formula="of:=IF([.B1705]&lt;=8000;-100;IF([.B1705]&lt;=9000;0;IF([.B1705]&lt;=9750;100;2000)))" office:value-type="float" office:value="-100" calcext:value-type="float">
            <text:p>-100</text:p>
          </table:table-cell>
          <table:table-cell table:formula="of:=AVERAGE([.C$2:.C1705])" office:value-type="float" office:value="-14.8474178403756" calcext:value-type="float">
            <text:p>-14,847417840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RANDBETWEEN(1;10000)" office:value-type="float" office:value="287" calcext:value-type="float">
            <text:p>287</text:p>
          </table:table-cell>
          <table:table-cell table:formula="of:=IF([.B1706]&lt;=8000;-100;IF([.B1706]&lt;=9000;0;IF([.B1706]&lt;=9750;100;2000)))" office:value-type="float" office:value="-100" calcext:value-type="float">
            <text:p>-100</text:p>
          </table:table-cell>
          <table:table-cell table:formula="of:=AVERAGE([.C$2:.C1706])" office:value-type="float" office:value="-14.8973607038123" calcext:value-type="float">
            <text:p>-14,8973607038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RANDBETWEEN(1;10000)" office:value-type="float" office:value="4141" calcext:value-type="float">
            <text:p>4141</text:p>
          </table:table-cell>
          <table:table-cell table:formula="of:=IF([.B1707]&lt;=8000;-100;IF([.B1707]&lt;=9000;0;IF([.B1707]&lt;=9750;100;2000)))" office:value-type="float" office:value="-100" calcext:value-type="float">
            <text:p>-100</text:p>
          </table:table-cell>
          <table:table-cell table:formula="of:=AVERAGE([.C$2:.C1707])" office:value-type="float" office:value="-14.947245017585" calcext:value-type="float">
            <text:p>-14,947245017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RANDBETWEEN(1;10000)" office:value-type="float" office:value="3305" calcext:value-type="float">
            <text:p>3305</text:p>
          </table:table-cell>
          <table:table-cell table:formula="of:=IF([.B1708]&lt;=8000;-100;IF([.B1708]&lt;=9000;0;IF([.B1708]&lt;=9750;100;2000)))" office:value-type="float" office:value="-100" calcext:value-type="float">
            <text:p>-100</text:p>
          </table:table-cell>
          <table:table-cell table:formula="of:=AVERAGE([.C$2:.C1708])" office:value-type="float" office:value="-14.9970708845929" calcext:value-type="float">
            <text:p>-14,997070884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RANDBETWEEN(1;10000)" office:value-type="float" office:value="813" calcext:value-type="float">
            <text:p>813</text:p>
          </table:table-cell>
          <table:table-cell table:formula="of:=IF([.B1709]&lt;=8000;-100;IF([.B1709]&lt;=9000;0;IF([.B1709]&lt;=9750;100;2000)))" office:value-type="float" office:value="-100" calcext:value-type="float">
            <text:p>-100</text:p>
          </table:table-cell>
          <table:table-cell table:formula="of:=AVERAGE([.C$2:.C1709])" office:value-type="float" office:value="-15.0468384074941" calcext:value-type="float">
            <text:p>-15,046838407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RANDBETWEEN(1;10000)" office:value-type="float" office:value="4531" calcext:value-type="float">
            <text:p>4531</text:p>
          </table:table-cell>
          <table:table-cell table:formula="of:=IF([.B1710]&lt;=8000;-100;IF([.B1710]&lt;=9000;0;IF([.B1710]&lt;=9750;100;2000)))" office:value-type="float" office:value="-100" calcext:value-type="float">
            <text:p>-100</text:p>
          </table:table-cell>
          <table:table-cell table:formula="of:=AVERAGE([.C$2:.C1710])" office:value-type="float" office:value="-15.0965476887068" calcext:value-type="float">
            <text:p>-15,096547688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RANDBETWEEN(1;10000)" office:value-type="float" office:value="4182" calcext:value-type="float">
            <text:p>4182</text:p>
          </table:table-cell>
          <table:table-cell table:formula="of:=IF([.B1711]&lt;=8000;-100;IF([.B1711]&lt;=9000;0;IF([.B1711]&lt;=9750;100;2000)))" office:value-type="float" office:value="-100" calcext:value-type="float">
            <text:p>-100</text:p>
          </table:table-cell>
          <table:table-cell table:formula="of:=AVERAGE([.C$2:.C1711])" office:value-type="float" office:value="-15.1461988304094" calcext:value-type="float">
            <text:p>-15,146198830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RANDBETWEEN(1;10000)" office:value-type="float" office:value="8875" calcext:value-type="float">
            <text:p>8875</text:p>
          </table:table-cell>
          <table:table-cell table:formula="of:=IF([.B1712]&lt;=8000;-100;IF([.B1712]&lt;=9000;0;IF([.B1712]&lt;=9750;100;2000)))" office:value-type="float" office:value="0" calcext:value-type="float">
            <text:p>0</text:p>
          </table:table-cell>
          <table:table-cell table:formula="of:=AVERAGE([.C$2:.C1712])" office:value-type="float" office:value="-15.1373465809468" calcext:value-type="float">
            <text:p>-15,137346580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RANDBETWEEN(1;10000)" office:value-type="float" office:value="3482" calcext:value-type="float">
            <text:p>3482</text:p>
          </table:table-cell>
          <table:table-cell table:formula="of:=IF([.B1713]&lt;=8000;-100;IF([.B1713]&lt;=9000;0;IF([.B1713]&lt;=9750;100;2000)))" office:value-type="float" office:value="-100" calcext:value-type="float">
            <text:p>-100</text:p>
          </table:table-cell>
          <table:table-cell table:formula="of:=AVERAGE([.C$2:.C1713])" office:value-type="float" office:value="-15.1869158878505" calcext:value-type="float">
            <text:p>-15,186915887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RANDBETWEEN(1;10000)" office:value-type="float" office:value="6613" calcext:value-type="float">
            <text:p>6613</text:p>
          </table:table-cell>
          <table:table-cell table:formula="of:=IF([.B1714]&lt;=8000;-100;IF([.B1714]&lt;=9000;0;IF([.B1714]&lt;=9750;100;2000)))" office:value-type="float" office:value="-100" calcext:value-type="float">
            <text:p>-100</text:p>
          </table:table-cell>
          <table:table-cell table:formula="of:=AVERAGE([.C$2:.C1714])" office:value-type="float" office:value="-15.2364273204904" calcext:value-type="float">
            <text:p>-15,236427320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RANDBETWEEN(1;10000)" office:value-type="float" office:value="4066" calcext:value-type="float">
            <text:p>4066</text:p>
          </table:table-cell>
          <table:table-cell table:formula="of:=IF([.B1715]&lt;=8000;-100;IF([.B1715]&lt;=9000;0;IF([.B1715]&lt;=9750;100;2000)))" office:value-type="float" office:value="-100" calcext:value-type="float">
            <text:p>-100</text:p>
          </table:table-cell>
          <table:table-cell table:formula="of:=AVERAGE([.C$2:.C1715])" office:value-type="float" office:value="-15.2858809801634" calcext:value-type="float">
            <text:p>-15,285880980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RANDBETWEEN(1;10000)" office:value-type="float" office:value="1124" calcext:value-type="float">
            <text:p>1124</text:p>
          </table:table-cell>
          <table:table-cell table:formula="of:=IF([.B1716]&lt;=8000;-100;IF([.B1716]&lt;=9000;0;IF([.B1716]&lt;=9750;100;2000)))" office:value-type="float" office:value="-100" calcext:value-type="float">
            <text:p>-100</text:p>
          </table:table-cell>
          <table:table-cell table:formula="of:=AVERAGE([.C$2:.C1716])" office:value-type="float" office:value="-15.33527696793" calcext:value-type="float">
            <text:p>-15,335276967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RANDBETWEEN(1;10000)" office:value-type="float" office:value="4157" calcext:value-type="float">
            <text:p>4157</text:p>
          </table:table-cell>
          <table:table-cell table:formula="of:=IF([.B1717]&lt;=8000;-100;IF([.B1717]&lt;=9000;0;IF([.B1717]&lt;=9750;100;2000)))" office:value-type="float" office:value="-100" calcext:value-type="float">
            <text:p>-100</text:p>
          </table:table-cell>
          <table:table-cell table:formula="of:=AVERAGE([.C$2:.C1717])" office:value-type="float" office:value="-15.3846153846154" calcext:value-type="float">
            <text:p>-15,384615384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RANDBETWEEN(1;10000)" office:value-type="float" office:value="9846" calcext:value-type="float">
            <text:p>9846</text:p>
          </table:table-cell>
          <table:table-cell table:formula="of:=IF([.B1718]&lt;=8000;-100;IF([.B1718]&lt;=9000;0;IF([.B1718]&lt;=9750;100;2000)))" office:value-type="float" office:value="2000" calcext:value-type="float">
            <text:p>2000</text:p>
          </table:table-cell>
          <table:table-cell table:formula="of:=AVERAGE([.C$2:.C1718])" office:value-type="float" office:value="-14.2108328479907" calcext:value-type="float">
            <text:p>-14,21083284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RANDBETWEEN(1;10000)" office:value-type="float" office:value="9833" calcext:value-type="float">
            <text:p>9833</text:p>
          </table:table-cell>
          <table:table-cell table:formula="of:=IF([.B1719]&lt;=8000;-100;IF([.B1719]&lt;=9000;0;IF([.B1719]&lt;=9750;100;2000)))" office:value-type="float" office:value="2000" calcext:value-type="float">
            <text:p>2000</text:p>
          </table:table-cell>
          <table:table-cell table:formula="of:=AVERAGE([.C$2:.C1719])" office:value-type="float" office:value="-13.0384167636787" calcext:value-type="float">
            <text:p>-13,038416763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RANDBETWEEN(1;10000)" office:value-type="float" office:value="9374" calcext:value-type="float">
            <text:p>9374</text:p>
          </table:table-cell>
          <table:table-cell table:formula="of:=IF([.B1720]&lt;=8000;-100;IF([.B1720]&lt;=9000;0;IF([.B1720]&lt;=9750;100;2000)))" office:value-type="float" office:value="100" calcext:value-type="float">
            <text:p>100</text:p>
          </table:table-cell>
          <table:table-cell table:formula="of:=AVERAGE([.C$2:.C1720])" office:value-type="float" office:value="-12.9726585223967" calcext:value-type="float">
            <text:p>-12,972658522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RANDBETWEEN(1;10000)" office:value-type="float" office:value="9947" calcext:value-type="float">
            <text:p>9947</text:p>
          </table:table-cell>
          <table:table-cell table:formula="of:=IF([.B1721]&lt;=8000;-100;IF([.B1721]&lt;=9000;0;IF([.B1721]&lt;=9750;100;2000)))" office:value-type="float" office:value="2000" calcext:value-type="float">
            <text:p>2000</text:p>
          </table:table-cell>
          <table:table-cell table:formula="of:=AVERAGE([.C$2:.C1721])" office:value-type="float" office:value="-11.8023255813954" calcext:value-type="float">
            <text:p>-11,802325581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RANDBETWEEN(1;10000)" office:value-type="float" office:value="887" calcext:value-type="float">
            <text:p>887</text:p>
          </table:table-cell>
          <table:table-cell table:formula="of:=IF([.B1722]&lt;=8000;-100;IF([.B1722]&lt;=9000;0;IF([.B1722]&lt;=9750;100;2000)))" office:value-type="float" office:value="-100" calcext:value-type="float">
            <text:p>-100</text:p>
          </table:table-cell>
          <table:table-cell table:formula="of:=AVERAGE([.C$2:.C1722])" office:value-type="float" office:value="-11.8535735037769" calcext:value-type="float">
            <text:p>-11,853573503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RANDBETWEEN(1;10000)" office:value-type="float" office:value="983" calcext:value-type="float">
            <text:p>983</text:p>
          </table:table-cell>
          <table:table-cell table:formula="of:=IF([.B1723]&lt;=8000;-100;IF([.B1723]&lt;=9000;0;IF([.B1723]&lt;=9750;100;2000)))" office:value-type="float" office:value="-100" calcext:value-type="float">
            <text:p>-100</text:p>
          </table:table-cell>
          <table:table-cell table:formula="of:=AVERAGE([.C$2:.C1723])" office:value-type="float" office:value="-11.9047619047619" calcext:value-type="float">
            <text:p>-11,904761904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RANDBETWEEN(1;10000)" office:value-type="float" office:value="6161" calcext:value-type="float">
            <text:p>6161</text:p>
          </table:table-cell>
          <table:table-cell table:formula="of:=IF([.B1724]&lt;=8000;-100;IF([.B1724]&lt;=9000;0;IF([.B1724]&lt;=9750;100;2000)))" office:value-type="float" office:value="-100" calcext:value-type="float">
            <text:p>-100</text:p>
          </table:table-cell>
          <table:table-cell table:formula="of:=AVERAGE([.C$2:.C1724])" office:value-type="float" office:value="-11.9558908879861" calcext:value-type="float">
            <text:p>-11,95589088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RANDBETWEEN(1;10000)" office:value-type="float" office:value="1258" calcext:value-type="float">
            <text:p>1258</text:p>
          </table:table-cell>
          <table:table-cell table:formula="of:=IF([.B1725]&lt;=8000;-100;IF([.B1725]&lt;=9000;0;IF([.B1725]&lt;=9750;100;2000)))" office:value-type="float" office:value="-100" calcext:value-type="float">
            <text:p>-100</text:p>
          </table:table-cell>
          <table:table-cell table:formula="of:=AVERAGE([.C$2:.C1725])" office:value-type="float" office:value="-12.0069605568445" calcext:value-type="float">
            <text:p>-12,006960556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RANDBETWEEN(1;10000)" office:value-type="float" office:value="3260" calcext:value-type="float">
            <text:p>3260</text:p>
          </table:table-cell>
          <table:table-cell table:formula="of:=IF([.B1726]&lt;=8000;-100;IF([.B1726]&lt;=9000;0;IF([.B1726]&lt;=9750;100;2000)))" office:value-type="float" office:value="-100" calcext:value-type="float">
            <text:p>-100</text:p>
          </table:table-cell>
          <table:table-cell table:formula="of:=AVERAGE([.C$2:.C1726])" office:value-type="float" office:value="-12.0579710144928" calcext:value-type="float">
            <text:p>-12,057971014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RANDBETWEEN(1;10000)" office:value-type="float" office:value="8069" calcext:value-type="float">
            <text:p>8069</text:p>
          </table:table-cell>
          <table:table-cell table:formula="of:=IF([.B1727]&lt;=8000;-100;IF([.B1727]&lt;=9000;0;IF([.B1727]&lt;=9750;100;2000)))" office:value-type="float" office:value="0" calcext:value-type="float">
            <text:p>0</text:p>
          </table:table-cell>
          <table:table-cell table:formula="of:=AVERAGE([.C$2:.C1727])" office:value-type="float" office:value="-12.0509849362688" calcext:value-type="float">
            <text:p>-12,050984936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RANDBETWEEN(1;10000)" office:value-type="float" office:value="5129" calcext:value-type="float">
            <text:p>5129</text:p>
          </table:table-cell>
          <table:table-cell table:formula="of:=IF([.B1728]&lt;=8000;-100;IF([.B1728]&lt;=9000;0;IF([.B1728]&lt;=9750;100;2000)))" office:value-type="float" office:value="-100" calcext:value-type="float">
            <text:p>-100</text:p>
          </table:table-cell>
          <table:table-cell table:formula="of:=AVERAGE([.C$2:.C1728])" office:value-type="float" office:value="-12.1019108280255" calcext:value-type="float">
            <text:p>-12,10191082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RANDBETWEEN(1;10000)" office:value-type="float" office:value="4768" calcext:value-type="float">
            <text:p>4768</text:p>
          </table:table-cell>
          <table:table-cell table:formula="of:=IF([.B1729]&lt;=8000;-100;IF([.B1729]&lt;=9000;0;IF([.B1729]&lt;=9750;100;2000)))" office:value-type="float" office:value="-100" calcext:value-type="float">
            <text:p>-100</text:p>
          </table:table-cell>
          <table:table-cell table:formula="of:=AVERAGE([.C$2:.C1729])" office:value-type="float" office:value="-12.1527777777778" calcext:value-type="float">
            <text:p>-12,152777777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RANDBETWEEN(1;10000)" office:value-type="float" office:value="7465" calcext:value-type="float">
            <text:p>7465</text:p>
          </table:table-cell>
          <table:table-cell table:formula="of:=IF([.B1730]&lt;=8000;-100;IF([.B1730]&lt;=9000;0;IF([.B1730]&lt;=9750;100;2000)))" office:value-type="float" office:value="-100" calcext:value-type="float">
            <text:p>-100</text:p>
          </table:table-cell>
          <table:table-cell table:formula="of:=AVERAGE([.C$2:.C1730])" office:value-type="float" office:value="-12.2035858877964" calcext:value-type="float">
            <text:p>-12,203585887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RANDBETWEEN(1;10000)" office:value-type="float" office:value="7497" calcext:value-type="float">
            <text:p>7497</text:p>
          </table:table-cell>
          <table:table-cell table:formula="of:=IF([.B1731]&lt;=8000;-100;IF([.B1731]&lt;=9000;0;IF([.B1731]&lt;=9750;100;2000)))" office:value-type="float" office:value="-100" calcext:value-type="float">
            <text:p>-100</text:p>
          </table:table-cell>
          <table:table-cell table:formula="of:=AVERAGE([.C$2:.C1731])" office:value-type="float" office:value="-12.2543352601156" calcext:value-type="float">
            <text:p>-12,254335260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RANDBETWEEN(1;10000)" office:value-type="float" office:value="210" calcext:value-type="float">
            <text:p>210</text:p>
          </table:table-cell>
          <table:table-cell table:formula="of:=IF([.B1732]&lt;=8000;-100;IF([.B1732]&lt;=9000;0;IF([.B1732]&lt;=9750;100;2000)))" office:value-type="float" office:value="-100" calcext:value-type="float">
            <text:p>-100</text:p>
          </table:table-cell>
          <table:table-cell table:formula="of:=AVERAGE([.C$2:.C1732])" office:value-type="float" office:value="-12.3050259965338" calcext:value-type="float">
            <text:p>-12,305025996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RANDBETWEEN(1;10000)" office:value-type="float" office:value="4973" calcext:value-type="float">
            <text:p>4973</text:p>
          </table:table-cell>
          <table:table-cell table:formula="of:=IF([.B1733]&lt;=8000;-100;IF([.B1733]&lt;=9000;0;IF([.B1733]&lt;=9750;100;2000)))" office:value-type="float" office:value="-100" calcext:value-type="float">
            <text:p>-100</text:p>
          </table:table-cell>
          <table:table-cell table:formula="of:=AVERAGE([.C$2:.C1733])" office:value-type="float" office:value="-12.3556581986143" calcext:value-type="float">
            <text:p>-12,355658198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RANDBETWEEN(1;10000)" office:value-type="float" office:value="6676" calcext:value-type="float">
            <text:p>6676</text:p>
          </table:table-cell>
          <table:table-cell table:formula="of:=IF([.B1734]&lt;=8000;-100;IF([.B1734]&lt;=9000;0;IF([.B1734]&lt;=9750;100;2000)))" office:value-type="float" office:value="-100" calcext:value-type="float">
            <text:p>-100</text:p>
          </table:table-cell>
          <table:table-cell table:formula="of:=AVERAGE([.C$2:.C1734])" office:value-type="float" office:value="-12.4062319676861" calcext:value-type="float">
            <text:p>-12,406231967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RANDBETWEEN(1;10000)" office:value-type="float" office:value="9185" calcext:value-type="float">
            <text:p>9185</text:p>
          </table:table-cell>
          <table:table-cell table:formula="of:=IF([.B1735]&lt;=8000;-100;IF([.B1735]&lt;=9000;0;IF([.B1735]&lt;=9750;100;2000)))" office:value-type="float" office:value="100" calcext:value-type="float">
            <text:p>100</text:p>
          </table:table-cell>
          <table:table-cell table:formula="of:=AVERAGE([.C$2:.C1735])" office:value-type="float" office:value="-12.3414071510957" calcext:value-type="float">
            <text:p>-12,341407151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RANDBETWEEN(1;10000)" office:value-type="float" office:value="2367" calcext:value-type="float">
            <text:p>2367</text:p>
          </table:table-cell>
          <table:table-cell table:formula="of:=IF([.B1736]&lt;=8000;-100;IF([.B1736]&lt;=9000;0;IF([.B1736]&lt;=9750;100;2000)))" office:value-type="float" office:value="-100" calcext:value-type="float">
            <text:p>-100</text:p>
          </table:table-cell>
          <table:table-cell table:formula="of:=AVERAGE([.C$2:.C1736])" office:value-type="float" office:value="-12.3919308357349" calcext:value-type="float">
            <text:p>-12,391930835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RANDBETWEEN(1;10000)" office:value-type="float" office:value="8407" calcext:value-type="float">
            <text:p>8407</text:p>
          </table:table-cell>
          <table:table-cell table:formula="of:=IF([.B1737]&lt;=8000;-100;IF([.B1737]&lt;=9000;0;IF([.B1737]&lt;=9750;100;2000)))" office:value-type="float" office:value="0" calcext:value-type="float">
            <text:p>0</text:p>
          </table:table-cell>
          <table:table-cell table:formula="of:=AVERAGE([.C$2:.C1737])" office:value-type="float" office:value="-12.3847926267281" calcext:value-type="float">
            <text:p>-12,384792626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RANDBETWEEN(1;10000)" office:value-type="float" office:value="6985" calcext:value-type="float">
            <text:p>6985</text:p>
          </table:table-cell>
          <table:table-cell table:formula="of:=IF([.B1738]&lt;=8000;-100;IF([.B1738]&lt;=9000;0;IF([.B1738]&lt;=9750;100;2000)))" office:value-type="float" office:value="-100" calcext:value-type="float">
            <text:p>-100</text:p>
          </table:table-cell>
          <table:table-cell table:formula="of:=AVERAGE([.C$2:.C1738])" office:value-type="float" office:value="-12.4352331606218" calcext:value-type="float">
            <text:p>-12,435233160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RANDBETWEEN(1;10000)" office:value-type="float" office:value="2039" calcext:value-type="float">
            <text:p>2039</text:p>
          </table:table-cell>
          <table:table-cell table:formula="of:=IF([.B1739]&lt;=8000;-100;IF([.B1739]&lt;=9000;0;IF([.B1739]&lt;=9750;100;2000)))" office:value-type="float" office:value="-100" calcext:value-type="float">
            <text:p>-100</text:p>
          </table:table-cell>
          <table:table-cell table:formula="of:=AVERAGE([.C$2:.C1739])" office:value-type="float" office:value="-12.4856156501726" calcext:value-type="float">
            <text:p>-12,485615650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RANDBETWEEN(1;10000)" office:value-type="float" office:value="5797" calcext:value-type="float">
            <text:p>5797</text:p>
          </table:table-cell>
          <table:table-cell table:formula="of:=IF([.B1740]&lt;=8000;-100;IF([.B1740]&lt;=9000;0;IF([.B1740]&lt;=9750;100;2000)))" office:value-type="float" office:value="-100" calcext:value-type="float">
            <text:p>-100</text:p>
          </table:table-cell>
          <table:table-cell table:formula="of:=AVERAGE([.C$2:.C1740])" office:value-type="float" office:value="-12.5359401955147" calcext:value-type="float">
            <text:p>-12,535940195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RANDBETWEEN(1;10000)" office:value-type="float" office:value="6038" calcext:value-type="float">
            <text:p>6038</text:p>
          </table:table-cell>
          <table:table-cell table:formula="of:=IF([.B1741]&lt;=8000;-100;IF([.B1741]&lt;=9000;0;IF([.B1741]&lt;=9750;100;2000)))" office:value-type="float" office:value="-100" calcext:value-type="float">
            <text:p>-100</text:p>
          </table:table-cell>
          <table:table-cell table:formula="of:=AVERAGE([.C$2:.C1741])" office:value-type="float" office:value="-12.5862068965517" calcext:value-type="float">
            <text:p>-12,586206896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RANDBETWEEN(1;10000)" office:value-type="float" office:value="8217" calcext:value-type="float">
            <text:p>8217</text:p>
          </table:table-cell>
          <table:table-cell table:formula="of:=IF([.B1742]&lt;=8000;-100;IF([.B1742]&lt;=9000;0;IF([.B1742]&lt;=9750;100;2000)))" office:value-type="float" office:value="0" calcext:value-type="float">
            <text:p>0</text:p>
          </table:table-cell>
          <table:table-cell table:formula="of:=AVERAGE([.C$2:.C1742])" office:value-type="float" office:value="-12.578977599081" calcext:value-type="float">
            <text:p>-12,578977599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RANDBETWEEN(1;10000)" office:value-type="float" office:value="6350" calcext:value-type="float">
            <text:p>6350</text:p>
          </table:table-cell>
          <table:table-cell table:formula="of:=IF([.B1743]&lt;=8000;-100;IF([.B1743]&lt;=9000;0;IF([.B1743]&lt;=9750;100;2000)))" office:value-type="float" office:value="-100" calcext:value-type="float">
            <text:p>-100</text:p>
          </table:table-cell>
          <table:table-cell table:formula="of:=AVERAGE([.C$2:.C1743])" office:value-type="float" office:value="-12.6291618828932" calcext:value-type="float">
            <text:p>-12,629161882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RANDBETWEEN(1;10000)" office:value-type="float" office:value="5386" calcext:value-type="float">
            <text:p>5386</text:p>
          </table:table-cell>
          <table:table-cell table:formula="of:=IF([.B1744]&lt;=8000;-100;IF([.B1744]&lt;=9000;0;IF([.B1744]&lt;=9750;100;2000)))" office:value-type="float" office:value="-100" calcext:value-type="float">
            <text:p>-100</text:p>
          </table:table-cell>
          <table:table-cell table:formula="of:=AVERAGE([.C$2:.C1744])" office:value-type="float" office:value="-12.679288582903" calcext:value-type="float">
            <text:p>-12,679288582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RANDBETWEEN(1;10000)" office:value-type="float" office:value="3712" calcext:value-type="float">
            <text:p>3712</text:p>
          </table:table-cell>
          <table:table-cell table:formula="of:=IF([.B1745]&lt;=8000;-100;IF([.B1745]&lt;=9000;0;IF([.B1745]&lt;=9750;100;2000)))" office:value-type="float" office:value="-100" calcext:value-type="float">
            <text:p>-100</text:p>
          </table:table-cell>
          <table:table-cell table:formula="of:=AVERAGE([.C$2:.C1745])" office:value-type="float" office:value="-12.7293577981651" calcext:value-type="float">
            <text:p>-12,729357798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RANDBETWEEN(1;10000)" office:value-type="float" office:value="2444" calcext:value-type="float">
            <text:p>2444</text:p>
          </table:table-cell>
          <table:table-cell table:formula="of:=IF([.B1746]&lt;=8000;-100;IF([.B1746]&lt;=9000;0;IF([.B1746]&lt;=9750;100;2000)))" office:value-type="float" office:value="-100" calcext:value-type="float">
            <text:p>-100</text:p>
          </table:table-cell>
          <table:table-cell table:formula="of:=AVERAGE([.C$2:.C1746])" office:value-type="float" office:value="-12.7793696275072" calcext:value-type="float">
            <text:p>-12,779369627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RANDBETWEEN(1;10000)" office:value-type="float" office:value="8489" calcext:value-type="float">
            <text:p>8489</text:p>
          </table:table-cell>
          <table:table-cell table:formula="of:=IF([.B1747]&lt;=8000;-100;IF([.B1747]&lt;=9000;0;IF([.B1747]&lt;=9750;100;2000)))" office:value-type="float" office:value="0" calcext:value-type="float">
            <text:p>0</text:p>
          </table:table-cell>
          <table:table-cell table:formula="of:=AVERAGE([.C$2:.C1747])" office:value-type="float" office:value="-12.7720504009164" calcext:value-type="float">
            <text:p>-12,772050400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RANDBETWEEN(1;10000)" office:value-type="float" office:value="814" calcext:value-type="float">
            <text:p>814</text:p>
          </table:table-cell>
          <table:table-cell table:formula="of:=IF([.B1748]&lt;=8000;-100;IF([.B1748]&lt;=9000;0;IF([.B1748]&lt;=9750;100;2000)))" office:value-type="float" office:value="-100" calcext:value-type="float">
            <text:p>-100</text:p>
          </table:table-cell>
          <table:table-cell table:formula="of:=AVERAGE([.C$2:.C1748])" office:value-type="float" office:value="-12.8219805380653" calcext:value-type="float">
            <text:p>-12,821980538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RANDBETWEEN(1;10000)" office:value-type="float" office:value="4042" calcext:value-type="float">
            <text:p>4042</text:p>
          </table:table-cell>
          <table:table-cell table:formula="of:=IF([.B1749]&lt;=8000;-100;IF([.B1749]&lt;=9000;0;IF([.B1749]&lt;=9750;100;2000)))" office:value-type="float" office:value="-100" calcext:value-type="float">
            <text:p>-100</text:p>
          </table:table-cell>
          <table:table-cell table:formula="of:=AVERAGE([.C$2:.C1749])" office:value-type="float" office:value="-12.8718535469108" calcext:value-type="float">
            <text:p>-12,871853546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RANDBETWEEN(1;10000)" office:value-type="float" office:value="9047" calcext:value-type="float">
            <text:p>9047</text:p>
          </table:table-cell>
          <table:table-cell table:formula="of:=IF([.B1750]&lt;=8000;-100;IF([.B1750]&lt;=9000;0;IF([.B1750]&lt;=9750;100;2000)))" office:value-type="float" office:value="100" calcext:value-type="float">
            <text:p>100</text:p>
          </table:table-cell>
          <table:table-cell table:formula="of:=AVERAGE([.C$2:.C1750])" office:value-type="float" office:value="-12.8073184676958" calcext:value-type="float">
            <text:p>-12,807318467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RANDBETWEEN(1;10000)" office:value-type="float" office:value="5593" calcext:value-type="float">
            <text:p>5593</text:p>
          </table:table-cell>
          <table:table-cell table:formula="of:=IF([.B1751]&lt;=8000;-100;IF([.B1751]&lt;=9000;0;IF([.B1751]&lt;=9750;100;2000)))" office:value-type="float" office:value="-100" calcext:value-type="float">
            <text:p>-100</text:p>
          </table:table-cell>
          <table:table-cell table:formula="of:=AVERAGE([.C$2:.C1751])" office:value-type="float" office:value="-12.8571428571429" calcext:value-type="float">
            <text:p>-12,857142857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RANDBETWEEN(1;10000)" office:value-type="float" office:value="7379" calcext:value-type="float">
            <text:p>7379</text:p>
          </table:table-cell>
          <table:table-cell table:formula="of:=IF([.B1752]&lt;=8000;-100;IF([.B1752]&lt;=9000;0;IF([.B1752]&lt;=9750;100;2000)))" office:value-type="float" office:value="-100" calcext:value-type="float">
            <text:p>-100</text:p>
          </table:table-cell>
          <table:table-cell table:formula="of:=AVERAGE([.C$2:.C1752])" office:value-type="float" office:value="-12.9069103369503" calcext:value-type="float">
            <text:p>-12,90691033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RANDBETWEEN(1;10000)" office:value-type="float" office:value="3722" calcext:value-type="float">
            <text:p>3722</text:p>
          </table:table-cell>
          <table:table-cell table:formula="of:=IF([.B1753]&lt;=8000;-100;IF([.B1753]&lt;=9000;0;IF([.B1753]&lt;=9750;100;2000)))" office:value-type="float" office:value="-100" calcext:value-type="float">
            <text:p>-100</text:p>
          </table:table-cell>
          <table:table-cell table:formula="of:=AVERAGE([.C$2:.C1753])" office:value-type="float" office:value="-12.9566210045662" calcext:value-type="float">
            <text:p>-12,956621004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RANDBETWEEN(1;10000)" office:value-type="float" office:value="8098" calcext:value-type="float">
            <text:p>8098</text:p>
          </table:table-cell>
          <table:table-cell table:formula="of:=IF([.B1754]&lt;=8000;-100;IF([.B1754]&lt;=9000;0;IF([.B1754]&lt;=9750;100;2000)))" office:value-type="float" office:value="0" calcext:value-type="float">
            <text:p>0</text:p>
          </table:table-cell>
          <table:table-cell table:formula="of:=AVERAGE([.C$2:.C1754])" office:value-type="float" office:value="-12.9492298916144" calcext:value-type="float">
            <text:p>-12,9492298916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RANDBETWEEN(1;10000)" office:value-type="float" office:value="6018" calcext:value-type="float">
            <text:p>6018</text:p>
          </table:table-cell>
          <table:table-cell table:formula="of:=IF([.B1755]&lt;=8000;-100;IF([.B1755]&lt;=9000;0;IF([.B1755]&lt;=9750;100;2000)))" office:value-type="float" office:value="-100" calcext:value-type="float">
            <text:p>-100</text:p>
          </table:table-cell>
          <table:table-cell table:formula="of:=AVERAGE([.C$2:.C1755])" office:value-type="float" office:value="-12.9988597491448" calcext:value-type="float">
            <text:p>-12,998859749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RANDBETWEEN(1;10000)" office:value-type="float" office:value="6861" calcext:value-type="float">
            <text:p>6861</text:p>
          </table:table-cell>
          <table:table-cell table:formula="of:=IF([.B1756]&lt;=8000;-100;IF([.B1756]&lt;=9000;0;IF([.B1756]&lt;=9750;100;2000)))" office:value-type="float" office:value="-100" calcext:value-type="float">
            <text:p>-100</text:p>
          </table:table-cell>
          <table:table-cell table:formula="of:=AVERAGE([.C$2:.C1756])" office:value-type="float" office:value="-13.048433048433" calcext:value-type="float">
            <text:p>-13,048433048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RANDBETWEEN(1;10000)" office:value-type="float" office:value="9168" calcext:value-type="float">
            <text:p>9168</text:p>
          </table:table-cell>
          <table:table-cell table:formula="of:=IF([.B1757]&lt;=8000;-100;IF([.B1757]&lt;=9000;0;IF([.B1757]&lt;=9750;100;2000)))" office:value-type="float" office:value="100" calcext:value-type="float">
            <text:p>100</text:p>
          </table:table-cell>
          <table:table-cell table:formula="of:=AVERAGE([.C$2:.C1757])" office:value-type="float" office:value="-12.9840546697039" calcext:value-type="float">
            <text:p>-12,984054669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RANDBETWEEN(1;10000)" office:value-type="float" office:value="7215" calcext:value-type="float">
            <text:p>7215</text:p>
          </table:table-cell>
          <table:table-cell table:formula="of:=IF([.B1758]&lt;=8000;-100;IF([.B1758]&lt;=9000;0;IF([.B1758]&lt;=9750;100;2000)))" office:value-type="float" office:value="-100" calcext:value-type="float">
            <text:p>-100</text:p>
          </table:table-cell>
          <table:table-cell table:formula="of:=AVERAGE([.C$2:.C1758])" office:value-type="float" office:value="-13.0335799658509" calcext:value-type="float">
            <text:p>-13,033579965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RANDBETWEEN(1;10000)" office:value-type="float" office:value="9231" calcext:value-type="float">
            <text:p>9231</text:p>
          </table:table-cell>
          <table:table-cell table:formula="of:=IF([.B1759]&lt;=8000;-100;IF([.B1759]&lt;=9000;0;IF([.B1759]&lt;=9750;100;2000)))" office:value-type="float" office:value="100" calcext:value-type="float">
            <text:p>100</text:p>
          </table:table-cell>
          <table:table-cell table:formula="of:=AVERAGE([.C$2:.C1759])" office:value-type="float" office:value="-12.9692832764505" calcext:value-type="float">
            <text:p>-12,969283276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RANDBETWEEN(1;10000)" office:value-type="float" office:value="4687" calcext:value-type="float">
            <text:p>4687</text:p>
          </table:table-cell>
          <table:table-cell table:formula="of:=IF([.B1760]&lt;=8000;-100;IF([.B1760]&lt;=9000;0;IF([.B1760]&lt;=9750;100;2000)))" office:value-type="float" office:value="-100" calcext:value-type="float">
            <text:p>-100</text:p>
          </table:table-cell>
          <table:table-cell table:formula="of:=AVERAGE([.C$2:.C1760])" office:value-type="float" office:value="-13.0187606594656" calcext:value-type="float">
            <text:p>-13,018760659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RANDBETWEEN(1;10000)" office:value-type="float" office:value="5122" calcext:value-type="float">
            <text:p>5122</text:p>
          </table:table-cell>
          <table:table-cell table:formula="of:=IF([.B1761]&lt;=8000;-100;IF([.B1761]&lt;=9000;0;IF([.B1761]&lt;=9750;100;2000)))" office:value-type="float" office:value="-100" calcext:value-type="float">
            <text:p>-100</text:p>
          </table:table-cell>
          <table:table-cell table:formula="of:=AVERAGE([.C$2:.C1761])" office:value-type="float" office:value="-13.0681818181818" calcext:value-type="float">
            <text:p>-13,068181818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RANDBETWEEN(1;10000)" office:value-type="float" office:value="1401" calcext:value-type="float">
            <text:p>1401</text:p>
          </table:table-cell>
          <table:table-cell table:formula="of:=IF([.B1762]&lt;=8000;-100;IF([.B1762]&lt;=9000;0;IF([.B1762]&lt;=9750;100;2000)))" office:value-type="float" office:value="-100" calcext:value-type="float">
            <text:p>-100</text:p>
          </table:table-cell>
          <table:table-cell table:formula="of:=AVERAGE([.C$2:.C1762])" office:value-type="float" office:value="-13.1175468483816" calcext:value-type="float">
            <text:p>-13,117546848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RANDBETWEEN(1;10000)" office:value-type="float" office:value="3222" calcext:value-type="float">
            <text:p>3222</text:p>
          </table:table-cell>
          <table:table-cell table:formula="of:=IF([.B1763]&lt;=8000;-100;IF([.B1763]&lt;=9000;0;IF([.B1763]&lt;=9750;100;2000)))" office:value-type="float" office:value="-100" calcext:value-type="float">
            <text:p>-100</text:p>
          </table:table-cell>
          <table:table-cell table:formula="of:=AVERAGE([.C$2:.C1763])" office:value-type="float" office:value="-13.16685584563" calcext:value-type="float">
            <text:p>-13,166855845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RANDBETWEEN(1;10000)" office:value-type="float" office:value="1662" calcext:value-type="float">
            <text:p>1662</text:p>
          </table:table-cell>
          <table:table-cell table:formula="of:=IF([.B1764]&lt;=8000;-100;IF([.B1764]&lt;=9000;0;IF([.B1764]&lt;=9750;100;2000)))" office:value-type="float" office:value="-100" calcext:value-type="float">
            <text:p>-100</text:p>
          </table:table-cell>
          <table:table-cell table:formula="of:=AVERAGE([.C$2:.C1764])" office:value-type="float" office:value="-13.2161089052751" calcext:value-type="float">
            <text:p>-13,216108905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RANDBETWEEN(1;10000)" office:value-type="float" office:value="1204" calcext:value-type="float">
            <text:p>1204</text:p>
          </table:table-cell>
          <table:table-cell table:formula="of:=IF([.B1765]&lt;=8000;-100;IF([.B1765]&lt;=9000;0;IF([.B1765]&lt;=9750;100;2000)))" office:value-type="float" office:value="-100" calcext:value-type="float">
            <text:p>-100</text:p>
          </table:table-cell>
          <table:table-cell table:formula="of:=AVERAGE([.C$2:.C1765])" office:value-type="float" office:value="-13.265306122449" calcext:value-type="float">
            <text:p>-13,265306122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RANDBETWEEN(1;10000)" office:value-type="float" office:value="2971" calcext:value-type="float">
            <text:p>2971</text:p>
          </table:table-cell>
          <table:table-cell table:formula="of:=IF([.B1766]&lt;=8000;-100;IF([.B1766]&lt;=9000;0;IF([.B1766]&lt;=9750;100;2000)))" office:value-type="float" office:value="-100" calcext:value-type="float">
            <text:p>-100</text:p>
          </table:table-cell>
          <table:table-cell table:formula="of:=AVERAGE([.C$2:.C1766])" office:value-type="float" office:value="-13.314447592068" calcext:value-type="float">
            <text:p>-13,314447592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RANDBETWEEN(1;10000)" office:value-type="float" office:value="4351" calcext:value-type="float">
            <text:p>4351</text:p>
          </table:table-cell>
          <table:table-cell table:formula="of:=IF([.B1767]&lt;=8000;-100;IF([.B1767]&lt;=9000;0;IF([.B1767]&lt;=9750;100;2000)))" office:value-type="float" office:value="-100" calcext:value-type="float">
            <text:p>-100</text:p>
          </table:table-cell>
          <table:table-cell table:formula="of:=AVERAGE([.C$2:.C1767])" office:value-type="float" office:value="-13.3635334088335" calcext:value-type="float">
            <text:p>-13,363533408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RANDBETWEEN(1;10000)" office:value-type="float" office:value="5038" calcext:value-type="float">
            <text:p>5038</text:p>
          </table:table-cell>
          <table:table-cell table:formula="of:=IF([.B1768]&lt;=8000;-100;IF([.B1768]&lt;=9000;0;IF([.B1768]&lt;=9750;100;2000)))" office:value-type="float" office:value="-100" calcext:value-type="float">
            <text:p>-100</text:p>
          </table:table-cell>
          <table:table-cell table:formula="of:=AVERAGE([.C$2:.C1768])" office:value-type="float" office:value="-13.4125636672326" calcext:value-type="float">
            <text:p>-13,412563667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RANDBETWEEN(1;10000)" office:value-type="float" office:value="6386" calcext:value-type="float">
            <text:p>6386</text:p>
          </table:table-cell>
          <table:table-cell table:formula="of:=IF([.B1769]&lt;=8000;-100;IF([.B1769]&lt;=9000;0;IF([.B1769]&lt;=9750;100;2000)))" office:value-type="float" office:value="-100" calcext:value-type="float">
            <text:p>-100</text:p>
          </table:table-cell>
          <table:table-cell table:formula="of:=AVERAGE([.C$2:.C1769])" office:value-type="float" office:value="-13.4615384615385" calcext:value-type="float">
            <text:p>-13,461538461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RANDBETWEEN(1;10000)" office:value-type="float" office:value="7437" calcext:value-type="float">
            <text:p>7437</text:p>
          </table:table-cell>
          <table:table-cell table:formula="of:=IF([.B1770]&lt;=8000;-100;IF([.B1770]&lt;=9000;0;IF([.B1770]&lt;=9750;100;2000)))" office:value-type="float" office:value="-100" calcext:value-type="float">
            <text:p>-100</text:p>
          </table:table-cell>
          <table:table-cell table:formula="of:=AVERAGE([.C$2:.C1770])" office:value-type="float" office:value="-13.5104578858112" calcext:value-type="float">
            <text:p>-13,510457885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RANDBETWEEN(1;10000)" office:value-type="float" office:value="8803" calcext:value-type="float">
            <text:p>8803</text:p>
          </table:table-cell>
          <table:table-cell table:formula="of:=IF([.B1771]&lt;=8000;-100;IF([.B1771]&lt;=9000;0;IF([.B1771]&lt;=9750;100;2000)))" office:value-type="float" office:value="0" calcext:value-type="float">
            <text:p>0</text:p>
          </table:table-cell>
          <table:table-cell table:formula="of:=AVERAGE([.C$2:.C1771])" office:value-type="float" office:value="-13.5028248587571" calcext:value-type="float">
            <text:p>-13,502824858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RANDBETWEEN(1;10000)" office:value-type="float" office:value="2091" calcext:value-type="float">
            <text:p>2091</text:p>
          </table:table-cell>
          <table:table-cell table:formula="of:=IF([.B1772]&lt;=8000;-100;IF([.B1772]&lt;=9000;0;IF([.B1772]&lt;=9750;100;2000)))" office:value-type="float" office:value="-100" calcext:value-type="float">
            <text:p>-100</text:p>
          </table:table-cell>
          <table:table-cell table:formula="of:=AVERAGE([.C$2:.C1772])" office:value-type="float" office:value="-13.5516657255788" calcext:value-type="float">
            <text:p>-13,551665725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RANDBETWEEN(1;10000)" office:value-type="float" office:value="9602" calcext:value-type="float">
            <text:p>9602</text:p>
          </table:table-cell>
          <table:table-cell table:formula="of:=IF([.B1773]&lt;=8000;-100;IF([.B1773]&lt;=9000;0;IF([.B1773]&lt;=9750;100;2000)))" office:value-type="float" office:value="100" calcext:value-type="float">
            <text:p>100</text:p>
          </table:table-cell>
          <table:table-cell table:formula="of:=AVERAGE([.C$2:.C1773])" office:value-type="float" office:value="-13.4875846501129" calcext:value-type="float">
            <text:p>-13,487584650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RANDBETWEEN(1;10000)" office:value-type="float" office:value="4595" calcext:value-type="float">
            <text:p>4595</text:p>
          </table:table-cell>
          <table:table-cell table:formula="of:=IF([.B1774]&lt;=8000;-100;IF([.B1774]&lt;=9000;0;IF([.B1774]&lt;=9750;100;2000)))" office:value-type="float" office:value="-100" calcext:value-type="float">
            <text:p>-100</text:p>
          </table:table-cell>
          <table:table-cell table:formula="of:=AVERAGE([.C$2:.C1774])" office:value-type="float" office:value="-13.5363790186125" calcext:value-type="float">
            <text:p>-13,536379018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RANDBETWEEN(1;10000)" office:value-type="float" office:value="1009" calcext:value-type="float">
            <text:p>1009</text:p>
          </table:table-cell>
          <table:table-cell table:formula="of:=IF([.B1775]&lt;=8000;-100;IF([.B1775]&lt;=9000;0;IF([.B1775]&lt;=9750;100;2000)))" office:value-type="float" office:value="-100" calcext:value-type="float">
            <text:p>-100</text:p>
          </table:table-cell>
          <table:table-cell table:formula="of:=AVERAGE([.C$2:.C1775])" office:value-type="float" office:value="-13.5851183765502" calcext:value-type="float">
            <text:p>-13,585118376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RANDBETWEEN(1;10000)" office:value-type="float" office:value="8861" calcext:value-type="float">
            <text:p>8861</text:p>
          </table:table-cell>
          <table:table-cell table:formula="of:=IF([.B1776]&lt;=8000;-100;IF([.B1776]&lt;=9000;0;IF([.B1776]&lt;=9750;100;2000)))" office:value-type="float" office:value="0" calcext:value-type="float">
            <text:p>0</text:p>
          </table:table-cell>
          <table:table-cell table:formula="of:=AVERAGE([.C$2:.C1776])" office:value-type="float" office:value="-13.5774647887324" calcext:value-type="float">
            <text:p>-13,577464788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RANDBETWEEN(1;10000)" office:value-type="float" office:value="2163" calcext:value-type="float">
            <text:p>2163</text:p>
          </table:table-cell>
          <table:table-cell table:formula="of:=IF([.B1777]&lt;=8000;-100;IF([.B1777]&lt;=9000;0;IF([.B1777]&lt;=9750;100;2000)))" office:value-type="float" office:value="-100" calcext:value-type="float">
            <text:p>-100</text:p>
          </table:table-cell>
          <table:table-cell table:formula="of:=AVERAGE([.C$2:.C1777])" office:value-type="float" office:value="-13.6261261261261" calcext:value-type="float">
            <text:p>-13,626126126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RANDBETWEEN(1;10000)" office:value-type="float" office:value="2974" calcext:value-type="float">
            <text:p>2974</text:p>
          </table:table-cell>
          <table:table-cell table:formula="of:=IF([.B1778]&lt;=8000;-100;IF([.B1778]&lt;=9000;0;IF([.B1778]&lt;=9750;100;2000)))" office:value-type="float" office:value="-100" calcext:value-type="float">
            <text:p>-100</text:p>
          </table:table-cell>
          <table:table-cell table:formula="of:=AVERAGE([.C$2:.C1778])" office:value-type="float" office:value="-13.6747326955543" calcext:value-type="float">
            <text:p>-13,674732695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RANDBETWEEN(1;10000)" office:value-type="float" office:value="3299" calcext:value-type="float">
            <text:p>3299</text:p>
          </table:table-cell>
          <table:table-cell table:formula="of:=IF([.B1779]&lt;=8000;-100;IF([.B1779]&lt;=9000;0;IF([.B1779]&lt;=9750;100;2000)))" office:value-type="float" office:value="-100" calcext:value-type="float">
            <text:p>-100</text:p>
          </table:table-cell>
          <table:table-cell table:formula="of:=AVERAGE([.C$2:.C1779])" office:value-type="float" office:value="-13.7232845894263" calcext:value-type="float">
            <text:p>-13,723284589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RANDBETWEEN(1;10000)" office:value-type="float" office:value="2523" calcext:value-type="float">
            <text:p>2523</text:p>
          </table:table-cell>
          <table:table-cell table:formula="of:=IF([.B1780]&lt;=8000;-100;IF([.B1780]&lt;=9000;0;IF([.B1780]&lt;=9750;100;2000)))" office:value-type="float" office:value="-100" calcext:value-type="float">
            <text:p>-100</text:p>
          </table:table-cell>
          <table:table-cell table:formula="of:=AVERAGE([.C$2:.C1780])" office:value-type="float" office:value="-13.7717818999438" calcext:value-type="float">
            <text:p>-13,77178189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RANDBETWEEN(1;10000)" office:value-type="float" office:value="5346" calcext:value-type="float">
            <text:p>5346</text:p>
          </table:table-cell>
          <table:table-cell table:formula="of:=IF([.B1781]&lt;=8000;-100;IF([.B1781]&lt;=9000;0;IF([.B1781]&lt;=9750;100;2000)))" office:value-type="float" office:value="-100" calcext:value-type="float">
            <text:p>-100</text:p>
          </table:table-cell>
          <table:table-cell table:formula="of:=AVERAGE([.C$2:.C1781])" office:value-type="float" office:value="-13.8202247191011" calcext:value-type="float">
            <text:p>-13,820224719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RANDBETWEEN(1;10000)" office:value-type="float" office:value="7919" calcext:value-type="float">
            <text:p>7919</text:p>
          </table:table-cell>
          <table:table-cell table:formula="of:=IF([.B1782]&lt;=8000;-100;IF([.B1782]&lt;=9000;0;IF([.B1782]&lt;=9750;100;2000)))" office:value-type="float" office:value="-100" calcext:value-type="float">
            <text:p>-100</text:p>
          </table:table-cell>
          <table:table-cell table:formula="of:=AVERAGE([.C$2:.C1782])" office:value-type="float" office:value="-13.8686131386861" calcext:value-type="float">
            <text:p>-13,868613138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RANDBETWEEN(1;10000)" office:value-type="float" office:value="169" calcext:value-type="float">
            <text:p>169</text:p>
          </table:table-cell>
          <table:table-cell table:formula="of:=IF([.B1783]&lt;=8000;-100;IF([.B1783]&lt;=9000;0;IF([.B1783]&lt;=9750;100;2000)))" office:value-type="float" office:value="-100" calcext:value-type="float">
            <text:p>-100</text:p>
          </table:table-cell>
          <table:table-cell table:formula="of:=AVERAGE([.C$2:.C1783])" office:value-type="float" office:value="-13.9169472502806" calcext:value-type="float">
            <text:p>-13,916947250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RANDBETWEEN(1;10000)" office:value-type="float" office:value="5137" calcext:value-type="float">
            <text:p>5137</text:p>
          </table:table-cell>
          <table:table-cell table:formula="of:=IF([.B1784]&lt;=8000;-100;IF([.B1784]&lt;=9000;0;IF([.B1784]&lt;=9750;100;2000)))" office:value-type="float" office:value="-100" calcext:value-type="float">
            <text:p>-100</text:p>
          </table:table-cell>
          <table:table-cell table:formula="of:=AVERAGE([.C$2:.C1784])" office:value-type="float" office:value="-13.9652271452608" calcext:value-type="float">
            <text:p>-13,965227145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RANDBETWEEN(1;10000)" office:value-type="float" office:value="1272" calcext:value-type="float">
            <text:p>1272</text:p>
          </table:table-cell>
          <table:table-cell table:formula="of:=IF([.B1785]&lt;=8000;-100;IF([.B1785]&lt;=9000;0;IF([.B1785]&lt;=9750;100;2000)))" office:value-type="float" office:value="-100" calcext:value-type="float">
            <text:p>-100</text:p>
          </table:table-cell>
          <table:table-cell table:formula="of:=AVERAGE([.C$2:.C1785])" office:value-type="float" office:value="-14.0134529147982" calcext:value-type="float">
            <text:p>-14,013452914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RANDBETWEEN(1;10000)" office:value-type="float" office:value="1009" calcext:value-type="float">
            <text:p>1009</text:p>
          </table:table-cell>
          <table:table-cell table:formula="of:=IF([.B1786]&lt;=8000;-100;IF([.B1786]&lt;=9000;0;IF([.B1786]&lt;=9750;100;2000)))" office:value-type="float" office:value="-100" calcext:value-type="float">
            <text:p>-100</text:p>
          </table:table-cell>
          <table:table-cell table:formula="of:=AVERAGE([.C$2:.C1786])" office:value-type="float" office:value="-14.0616246498599" calcext:value-type="float">
            <text:p>-14,061624649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RANDBETWEEN(1;10000)" office:value-type="float" office:value="7588" calcext:value-type="float">
            <text:p>7588</text:p>
          </table:table-cell>
          <table:table-cell table:formula="of:=IF([.B1787]&lt;=8000;-100;IF([.B1787]&lt;=9000;0;IF([.B1787]&lt;=9750;100;2000)))" office:value-type="float" office:value="-100" calcext:value-type="float">
            <text:p>-100</text:p>
          </table:table-cell>
          <table:table-cell table:formula="of:=AVERAGE([.C$2:.C1787])" office:value-type="float" office:value="-14.1097424412094" calcext:value-type="float">
            <text:p>-14,109742441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RANDBETWEEN(1;10000)" office:value-type="float" office:value="1976" calcext:value-type="float">
            <text:p>1976</text:p>
          </table:table-cell>
          <table:table-cell table:formula="of:=IF([.B1788]&lt;=8000;-100;IF([.B1788]&lt;=9000;0;IF([.B1788]&lt;=9750;100;2000)))" office:value-type="float" office:value="-100" calcext:value-type="float">
            <text:p>-100</text:p>
          </table:table-cell>
          <table:table-cell table:formula="of:=AVERAGE([.C$2:.C1788])" office:value-type="float" office:value="-14.1578063794068" calcext:value-type="float">
            <text:p>-14,157806379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RANDBETWEEN(1;10000)" office:value-type="float" office:value="3616" calcext:value-type="float">
            <text:p>3616</text:p>
          </table:table-cell>
          <table:table-cell table:formula="of:=IF([.B1789]&lt;=8000;-100;IF([.B1789]&lt;=9000;0;IF([.B1789]&lt;=9750;100;2000)))" office:value-type="float" office:value="-100" calcext:value-type="float">
            <text:p>-100</text:p>
          </table:table-cell>
          <table:table-cell table:formula="of:=AVERAGE([.C$2:.C1789])" office:value-type="float" office:value="-14.2058165548098" calcext:value-type="float">
            <text:p>-14,205816554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RANDBETWEEN(1;10000)" office:value-type="float" office:value="5325" calcext:value-type="float">
            <text:p>5325</text:p>
          </table:table-cell>
          <table:table-cell table:formula="of:=IF([.B1790]&lt;=8000;-100;IF([.B1790]&lt;=9000;0;IF([.B1790]&lt;=9750;100;2000)))" office:value-type="float" office:value="-100" calcext:value-type="float">
            <text:p>-100</text:p>
          </table:table-cell>
          <table:table-cell table:formula="of:=AVERAGE([.C$2:.C1790])" office:value-type="float" office:value="-14.2537730575741" calcext:value-type="float">
            <text:p>-14,253773057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RANDBETWEEN(1;10000)" office:value-type="float" office:value="7975" calcext:value-type="float">
            <text:p>7975</text:p>
          </table:table-cell>
          <table:table-cell table:formula="of:=IF([.B1791]&lt;=8000;-100;IF([.B1791]&lt;=9000;0;IF([.B1791]&lt;=9750;100;2000)))" office:value-type="float" office:value="-100" calcext:value-type="float">
            <text:p>-100</text:p>
          </table:table-cell>
          <table:table-cell table:formula="of:=AVERAGE([.C$2:.C1791])" office:value-type="float" office:value="-14.3016759776536" calcext:value-type="float">
            <text:p>-14,301675977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RANDBETWEEN(1;10000)" office:value-type="float" office:value="8586" calcext:value-type="float">
            <text:p>8586</text:p>
          </table:table-cell>
          <table:table-cell table:formula="of:=IF([.B1792]&lt;=8000;-100;IF([.B1792]&lt;=9000;0;IF([.B1792]&lt;=9750;100;2000)))" office:value-type="float" office:value="0" calcext:value-type="float">
            <text:p>0</text:p>
          </table:table-cell>
          <table:table-cell table:formula="of:=AVERAGE([.C$2:.C1792])" office:value-type="float" office:value="-14.2936906756002" calcext:value-type="float">
            <text:p>-14,293690675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RANDBETWEEN(1;10000)" office:value-type="float" office:value="4302" calcext:value-type="float">
            <text:p>4302</text:p>
          </table:table-cell>
          <table:table-cell table:formula="of:=IF([.B1793]&lt;=8000;-100;IF([.B1793]&lt;=9000;0;IF([.B1793]&lt;=9750;100;2000)))" office:value-type="float" office:value="-100" calcext:value-type="float">
            <text:p>-100</text:p>
          </table:table-cell>
          <table:table-cell table:formula="of:=AVERAGE([.C$2:.C1793])" office:value-type="float" office:value="-14.3415178571429" calcext:value-type="float">
            <text:p>-14,341517857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RANDBETWEEN(1;10000)" office:value-type="float" office:value="1695" calcext:value-type="float">
            <text:p>1695</text:p>
          </table:table-cell>
          <table:table-cell table:formula="of:=IF([.B1794]&lt;=8000;-100;IF([.B1794]&lt;=9000;0;IF([.B1794]&lt;=9750;100;2000)))" office:value-type="float" office:value="-100" calcext:value-type="float">
            <text:p>-100</text:p>
          </table:table-cell>
          <table:table-cell table:formula="of:=AVERAGE([.C$2:.C1794])" office:value-type="float" office:value="-14.3892916899052" calcext:value-type="float">
            <text:p>-14,389291689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RANDBETWEEN(1;10000)" office:value-type="float" office:value="1800" calcext:value-type="float">
            <text:p>1800</text:p>
          </table:table-cell>
          <table:table-cell table:formula="of:=IF([.B1795]&lt;=8000;-100;IF([.B1795]&lt;=9000;0;IF([.B1795]&lt;=9750;100;2000)))" office:value-type="float" office:value="-100" calcext:value-type="float">
            <text:p>-100</text:p>
          </table:table-cell>
          <table:table-cell table:formula="of:=AVERAGE([.C$2:.C1795])" office:value-type="float" office:value="-14.4370122630992" calcext:value-type="float">
            <text:p>-14,437012263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RANDBETWEEN(1;10000)" office:value-type="float" office:value="8125" calcext:value-type="float">
            <text:p>8125</text:p>
          </table:table-cell>
          <table:table-cell table:formula="of:=IF([.B1796]&lt;=8000;-100;IF([.B1796]&lt;=9000;0;IF([.B1796]&lt;=9750;100;2000)))" office:value-type="float" office:value="0" calcext:value-type="float">
            <text:p>0</text:p>
          </table:table-cell>
          <table:table-cell table:formula="of:=AVERAGE([.C$2:.C1796])" office:value-type="float" office:value="-14.4289693593315" calcext:value-type="float">
            <text:p>-14,428969359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RANDBETWEEN(1;10000)" office:value-type="float" office:value="6653" calcext:value-type="float">
            <text:p>6653</text:p>
          </table:table-cell>
          <table:table-cell table:formula="of:=IF([.B1797]&lt;=8000;-100;IF([.B1797]&lt;=9000;0;IF([.B1797]&lt;=9750;100;2000)))" office:value-type="float" office:value="-100" calcext:value-type="float">
            <text:p>-100</text:p>
          </table:table-cell>
          <table:table-cell table:formula="of:=AVERAGE([.C$2:.C1797])" office:value-type="float" office:value="-14.4766146993319" calcext:value-type="float">
            <text:p>-14,476614699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RANDBETWEEN(1;10000)" office:value-type="float" office:value="5905" calcext:value-type="float">
            <text:p>5905</text:p>
          </table:table-cell>
          <table:table-cell table:formula="of:=IF([.B1798]&lt;=8000;-100;IF([.B1798]&lt;=9000;0;IF([.B1798]&lt;=9750;100;2000)))" office:value-type="float" office:value="-100" calcext:value-type="float">
            <text:p>-100</text:p>
          </table:table-cell>
          <table:table-cell table:formula="of:=AVERAGE([.C$2:.C1798])" office:value-type="float" office:value="-14.5242070116861" calcext:value-type="float">
            <text:p>-14,524207011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RANDBETWEEN(1;10000)" office:value-type="float" office:value="4228" calcext:value-type="float">
            <text:p>4228</text:p>
          </table:table-cell>
          <table:table-cell table:formula="of:=IF([.B1799]&lt;=8000;-100;IF([.B1799]&lt;=9000;0;IF([.B1799]&lt;=9750;100;2000)))" office:value-type="float" office:value="-100" calcext:value-type="float">
            <text:p>-100</text:p>
          </table:table-cell>
          <table:table-cell table:formula="of:=AVERAGE([.C$2:.C1799])" office:value-type="float" office:value="-14.5717463848721" calcext:value-type="float">
            <text:p>-14,571746384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RANDBETWEEN(1;10000)" office:value-type="float" office:value="4117" calcext:value-type="float">
            <text:p>4117</text:p>
          </table:table-cell>
          <table:table-cell table:formula="of:=IF([.B1800]&lt;=8000;-100;IF([.B1800]&lt;=9000;0;IF([.B1800]&lt;=9750;100;2000)))" office:value-type="float" office:value="-100" calcext:value-type="float">
            <text:p>-100</text:p>
          </table:table-cell>
          <table:table-cell table:formula="of:=AVERAGE([.C$2:.C1800])" office:value-type="float" office:value="-14.6192329071707" calcext:value-type="float">
            <text:p>-14,61923290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RANDBETWEEN(1;10000)" office:value-type="float" office:value="6754" calcext:value-type="float">
            <text:p>6754</text:p>
          </table:table-cell>
          <table:table-cell table:formula="of:=IF([.B1801]&lt;=8000;-100;IF([.B1801]&lt;=9000;0;IF([.B1801]&lt;=9750;100;2000)))" office:value-type="float" office:value="-100" calcext:value-type="float">
            <text:p>-100</text:p>
          </table:table-cell>
          <table:table-cell table:formula="of:=AVERAGE([.C$2:.C1801])" office:value-type="float" office:value="-14.6666666666667" calcext:value-type="float">
            <text:p>-14,666666666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RANDBETWEEN(1;10000)" office:value-type="float" office:value="2845" calcext:value-type="float">
            <text:p>2845</text:p>
          </table:table-cell>
          <table:table-cell table:formula="of:=IF([.B1802]&lt;=8000;-100;IF([.B1802]&lt;=9000;0;IF([.B1802]&lt;=9750;100;2000)))" office:value-type="float" office:value="-100" calcext:value-type="float">
            <text:p>-100</text:p>
          </table:table-cell>
          <table:table-cell table:formula="of:=AVERAGE([.C$2:.C1802])" office:value-type="float" office:value="-14.7140477512493" calcext:value-type="float">
            <text:p>-14,714047751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RANDBETWEEN(1;10000)" office:value-type="float" office:value="3785" calcext:value-type="float">
            <text:p>3785</text:p>
          </table:table-cell>
          <table:table-cell table:formula="of:=IF([.B1803]&lt;=8000;-100;IF([.B1803]&lt;=9000;0;IF([.B1803]&lt;=9750;100;2000)))" office:value-type="float" office:value="-100" calcext:value-type="float">
            <text:p>-100</text:p>
          </table:table-cell>
          <table:table-cell table:formula="of:=AVERAGE([.C$2:.C1803])" office:value-type="float" office:value="-14.7613762486127" calcext:value-type="float">
            <text:p>-14,761376248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RANDBETWEEN(1;10000)" office:value-type="float" office:value="1868" calcext:value-type="float">
            <text:p>1868</text:p>
          </table:table-cell>
          <table:table-cell table:formula="of:=IF([.B1804]&lt;=8000;-100;IF([.B1804]&lt;=9000;0;IF([.B1804]&lt;=9750;100;2000)))" office:value-type="float" office:value="-100" calcext:value-type="float">
            <text:p>-100</text:p>
          </table:table-cell>
          <table:table-cell table:formula="of:=AVERAGE([.C$2:.C1804])" office:value-type="float" office:value="-14.8086522462562" calcext:value-type="float">
            <text:p>-14,808652246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RANDBETWEEN(1;10000)" office:value-type="float" office:value="8655" calcext:value-type="float">
            <text:p>8655</text:p>
          </table:table-cell>
          <table:table-cell table:formula="of:=IF([.B1805]&lt;=8000;-100;IF([.B1805]&lt;=9000;0;IF([.B1805]&lt;=9750;100;2000)))" office:value-type="float" office:value="0" calcext:value-type="float">
            <text:p>0</text:p>
          </table:table-cell>
          <table:table-cell table:formula="of:=AVERAGE([.C$2:.C1805])" office:value-type="float" office:value="-14.80044345898" calcext:value-type="float">
            <text:p>-14,80044345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RANDBETWEEN(1;10000)" office:value-type="float" office:value="8652" calcext:value-type="float">
            <text:p>8652</text:p>
          </table:table-cell>
          <table:table-cell table:formula="of:=IF([.B1806]&lt;=8000;-100;IF([.B1806]&lt;=9000;0;IF([.B1806]&lt;=9750;100;2000)))" office:value-type="float" office:value="0" calcext:value-type="float">
            <text:p>0</text:p>
          </table:table-cell>
          <table:table-cell table:formula="of:=AVERAGE([.C$2:.C1806])" office:value-type="float" office:value="-14.792243767313" calcext:value-type="float">
            <text:p>-14,792243767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RANDBETWEEN(1;10000)" office:value-type="float" office:value="968" calcext:value-type="float">
            <text:p>968</text:p>
          </table:table-cell>
          <table:table-cell table:formula="of:=IF([.B1807]&lt;=8000;-100;IF([.B1807]&lt;=9000;0;IF([.B1807]&lt;=9750;100;2000)))" office:value-type="float" office:value="-100" calcext:value-type="float">
            <text:p>-100</text:p>
          </table:table-cell>
          <table:table-cell table:formula="of:=AVERAGE([.C$2:.C1807])" office:value-type="float" office:value="-14.8394241417497" calcext:value-type="float">
            <text:p>-14,839424141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RANDBETWEEN(1;10000)" office:value-type="float" office:value="8537" calcext:value-type="float">
            <text:p>8537</text:p>
          </table:table-cell>
          <table:table-cell table:formula="of:=IF([.B1808]&lt;=8000;-100;IF([.B1808]&lt;=9000;0;IF([.B1808]&lt;=9750;100;2000)))" office:value-type="float" office:value="0" calcext:value-type="float">
            <text:p>0</text:p>
          </table:table-cell>
          <table:table-cell table:formula="of:=AVERAGE([.C$2:.C1808])" office:value-type="float" office:value="-14.8312119535141" calcext:value-type="float">
            <text:p>-14,831211953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RANDBETWEEN(1;10000)" office:value-type="float" office:value="7014" calcext:value-type="float">
            <text:p>7014</text:p>
          </table:table-cell>
          <table:table-cell table:formula="of:=IF([.B1809]&lt;=8000;-100;IF([.B1809]&lt;=9000;0;IF([.B1809]&lt;=9750;100;2000)))" office:value-type="float" office:value="-100" calcext:value-type="float">
            <text:p>-100</text:p>
          </table:table-cell>
          <table:table-cell table:formula="of:=AVERAGE([.C$2:.C1809])" office:value-type="float" office:value="-14.8783185840708" calcext:value-type="float">
            <text:p>-14,878318584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RANDBETWEEN(1;10000)" office:value-type="float" office:value="5455" calcext:value-type="float">
            <text:p>5455</text:p>
          </table:table-cell>
          <table:table-cell table:formula="of:=IF([.B1810]&lt;=8000;-100;IF([.B1810]&lt;=9000;0;IF([.B1810]&lt;=9750;100;2000)))" office:value-type="float" office:value="-100" calcext:value-type="float">
            <text:p>-100</text:p>
          </table:table-cell>
          <table:table-cell table:formula="of:=AVERAGE([.C$2:.C1810])" office:value-type="float" office:value="-14.9253731343284" calcext:value-type="float">
            <text:p>-14,925373134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RANDBETWEEN(1;10000)" office:value-type="float" office:value="6415" calcext:value-type="float">
            <text:p>6415</text:p>
          </table:table-cell>
          <table:table-cell table:formula="of:=IF([.B1811]&lt;=8000;-100;IF([.B1811]&lt;=9000;0;IF([.B1811]&lt;=9750;100;2000)))" office:value-type="float" office:value="-100" calcext:value-type="float">
            <text:p>-100</text:p>
          </table:table-cell>
          <table:table-cell table:formula="of:=AVERAGE([.C$2:.C1811])" office:value-type="float" office:value="-14.9723756906077" calcext:value-type="float">
            <text:p>-14,972375690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RANDBETWEEN(1;10000)" office:value-type="float" office:value="3128" calcext:value-type="float">
            <text:p>3128</text:p>
          </table:table-cell>
          <table:table-cell table:formula="of:=IF([.B1812]&lt;=8000;-100;IF([.B1812]&lt;=9000;0;IF([.B1812]&lt;=9750;100;2000)))" office:value-type="float" office:value="-100" calcext:value-type="float">
            <text:p>-100</text:p>
          </table:table-cell>
          <table:table-cell table:formula="of:=AVERAGE([.C$2:.C1812])" office:value-type="float" office:value="-15.0193263390392" calcext:value-type="float">
            <text:p>-15,019326339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RANDBETWEEN(1;10000)" office:value-type="float" office:value="8314" calcext:value-type="float">
            <text:p>8314</text:p>
          </table:table-cell>
          <table:table-cell table:formula="of:=IF([.B1813]&lt;=8000;-100;IF([.B1813]&lt;=9000;0;IF([.B1813]&lt;=9750;100;2000)))" office:value-type="float" office:value="0" calcext:value-type="float">
            <text:p>0</text:p>
          </table:table-cell>
          <table:table-cell table:formula="of:=AVERAGE([.C$2:.C1813])" office:value-type="float" office:value="-15.0110375275938" calcext:value-type="float">
            <text:p>-15,011037527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RANDBETWEEN(1;10000)" office:value-type="float" office:value="734" calcext:value-type="float">
            <text:p>734</text:p>
          </table:table-cell>
          <table:table-cell table:formula="of:=IF([.B1814]&lt;=8000;-100;IF([.B1814]&lt;=9000;0;IF([.B1814]&lt;=9750;100;2000)))" office:value-type="float" office:value="-100" calcext:value-type="float">
            <text:p>-100</text:p>
          </table:table-cell>
          <table:table-cell table:formula="of:=AVERAGE([.C$2:.C1814])" office:value-type="float" office:value="-15.0579150579151" calcext:value-type="float">
            <text:p>-15,057915057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RANDBETWEEN(1;10000)" office:value-type="float" office:value="8978" calcext:value-type="float">
            <text:p>8978</text:p>
          </table:table-cell>
          <table:table-cell table:formula="of:=IF([.B1815]&lt;=8000;-100;IF([.B1815]&lt;=9000;0;IF([.B1815]&lt;=9750;100;2000)))" office:value-type="float" office:value="0" calcext:value-type="float">
            <text:p>0</text:p>
          </table:table-cell>
          <table:table-cell table:formula="of:=AVERAGE([.C$2:.C1815])" office:value-type="float" office:value="-15.0496141124587" calcext:value-type="float">
            <text:p>-15,049614112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RANDBETWEEN(1;10000)" office:value-type="float" office:value="9591" calcext:value-type="float">
            <text:p>9591</text:p>
          </table:table-cell>
          <table:table-cell table:formula="of:=IF([.B1816]&lt;=8000;-100;IF([.B1816]&lt;=9000;0;IF([.B1816]&lt;=9750;100;2000)))" office:value-type="float" office:value="100" calcext:value-type="float">
            <text:p>100</text:p>
          </table:table-cell>
          <table:table-cell table:formula="of:=AVERAGE([.C$2:.C1816])" office:value-type="float" office:value="-14.9862258953168" calcext:value-type="float">
            <text:p>-14,986225895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RANDBETWEEN(1;10000)" office:value-type="float" office:value="2873" calcext:value-type="float">
            <text:p>2873</text:p>
          </table:table-cell>
          <table:table-cell table:formula="of:=IF([.B1817]&lt;=8000;-100;IF([.B1817]&lt;=9000;0;IF([.B1817]&lt;=9750;100;2000)))" office:value-type="float" office:value="-100" calcext:value-type="float">
            <text:p>-100</text:p>
          </table:table-cell>
          <table:table-cell table:formula="of:=AVERAGE([.C$2:.C1817])" office:value-type="float" office:value="-15.0330396475771" calcext:value-type="float">
            <text:p>-15,033039647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RANDBETWEEN(1;10000)" office:value-type="float" office:value="4598" calcext:value-type="float">
            <text:p>4598</text:p>
          </table:table-cell>
          <table:table-cell table:formula="of:=IF([.B1818]&lt;=8000;-100;IF([.B1818]&lt;=9000;0;IF([.B1818]&lt;=9750;100;2000)))" office:value-type="float" office:value="-100" calcext:value-type="float">
            <text:p>-100</text:p>
          </table:table-cell>
          <table:table-cell table:formula="of:=AVERAGE([.C$2:.C1818])" office:value-type="float" office:value="-15.0798018712163" calcext:value-type="float">
            <text:p>-15,079801871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RANDBETWEEN(1;10000)" office:value-type="float" office:value="1262" calcext:value-type="float">
            <text:p>1262</text:p>
          </table:table-cell>
          <table:table-cell table:formula="of:=IF([.B1819]&lt;=8000;-100;IF([.B1819]&lt;=9000;0;IF([.B1819]&lt;=9750;100;2000)))" office:value-type="float" office:value="-100" calcext:value-type="float">
            <text:p>-100</text:p>
          </table:table-cell>
          <table:table-cell table:formula="of:=AVERAGE([.C$2:.C1819])" office:value-type="float" office:value="-15.1265126512651" calcext:value-type="float">
            <text:p>-15,126512651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RANDBETWEEN(1;10000)" office:value-type="float" office:value="4687" calcext:value-type="float">
            <text:p>4687</text:p>
          </table:table-cell>
          <table:table-cell table:formula="of:=IF([.B1820]&lt;=8000;-100;IF([.B1820]&lt;=9000;0;IF([.B1820]&lt;=9750;100;2000)))" office:value-type="float" office:value="-100" calcext:value-type="float">
            <text:p>-100</text:p>
          </table:table-cell>
          <table:table-cell table:formula="of:=AVERAGE([.C$2:.C1820])" office:value-type="float" office:value="-15.1731720725673" calcext:value-type="float">
            <text:p>-15,173172072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RANDBETWEEN(1;10000)" office:value-type="float" office:value="1567" calcext:value-type="float">
            <text:p>1567</text:p>
          </table:table-cell>
          <table:table-cell table:formula="of:=IF([.B1821]&lt;=8000;-100;IF([.B1821]&lt;=9000;0;IF([.B1821]&lt;=9750;100;2000)))" office:value-type="float" office:value="-100" calcext:value-type="float">
            <text:p>-100</text:p>
          </table:table-cell>
          <table:table-cell table:formula="of:=AVERAGE([.C$2:.C1821])" office:value-type="float" office:value="-15.2197802197802" calcext:value-type="float">
            <text:p>-15,2197802198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RANDBETWEEN(1;10000)" office:value-type="float" office:value="9990" calcext:value-type="float">
            <text:p>9990</text:p>
          </table:table-cell>
          <table:table-cell table:formula="of:=IF([.B1822]&lt;=8000;-100;IF([.B1822]&lt;=9000;0;IF([.B1822]&lt;=9750;100;2000)))" office:value-type="float" office:value="2000" calcext:value-type="float">
            <text:p>2000</text:p>
          </table:table-cell>
          <table:table-cell table:formula="of:=AVERAGE([.C$2:.C1822])" office:value-type="float" office:value="-14.113124656782" calcext:value-type="float">
            <text:p>-14,113124656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RANDBETWEEN(1;10000)" office:value-type="float" office:value="1350" calcext:value-type="float">
            <text:p>1350</text:p>
          </table:table-cell>
          <table:table-cell table:formula="of:=IF([.B1823]&lt;=8000;-100;IF([.B1823]&lt;=9000;0;IF([.B1823]&lt;=9750;100;2000)))" office:value-type="float" office:value="-100" calcext:value-type="float">
            <text:p>-100</text:p>
          </table:table-cell>
          <table:table-cell table:formula="of:=AVERAGE([.C$2:.C1823])" office:value-type="float" office:value="-14.1602634467618" calcext:value-type="float">
            <text:p>-14,160263446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RANDBETWEEN(1;10000)" office:value-type="float" office:value="2841" calcext:value-type="float">
            <text:p>2841</text:p>
          </table:table-cell>
          <table:table-cell table:formula="of:=IF([.B1824]&lt;=8000;-100;IF([.B1824]&lt;=9000;0;IF([.B1824]&lt;=9750;100;2000)))" office:value-type="float" office:value="-100" calcext:value-type="float">
            <text:p>-100</text:p>
          </table:table-cell>
          <table:table-cell table:formula="of:=AVERAGE([.C$2:.C1824])" office:value-type="float" office:value="-14.207350521119" calcext:value-type="float">
            <text:p>-14,207350521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RANDBETWEEN(1;10000)" office:value-type="float" office:value="8760" calcext:value-type="float">
            <text:p>8760</text:p>
          </table:table-cell>
          <table:table-cell table:formula="of:=IF([.B1825]&lt;=8000;-100;IF([.B1825]&lt;=9000;0;IF([.B1825]&lt;=9750;100;2000)))" office:value-type="float" office:value="0" calcext:value-type="float">
            <text:p>0</text:p>
          </table:table-cell>
          <table:table-cell table:formula="of:=AVERAGE([.C$2:.C1825])" office:value-type="float" office:value="-14.1995614035088" calcext:value-type="float">
            <text:p>-14,199561403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RANDBETWEEN(1;10000)" office:value-type="float" office:value="9983" calcext:value-type="float">
            <text:p>9983</text:p>
          </table:table-cell>
          <table:table-cell table:formula="of:=IF([.B1826]&lt;=8000;-100;IF([.B1826]&lt;=9000;0;IF([.B1826]&lt;=9750;100;2000)))" office:value-type="float" office:value="2000" calcext:value-type="float">
            <text:p>2000</text:p>
          </table:table-cell>
          <table:table-cell table:formula="of:=AVERAGE([.C$2:.C1826])" office:value-type="float" office:value="-13.0958904109589" calcext:value-type="float">
            <text:p>-13,09589041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RANDBETWEEN(1;10000)" office:value-type="float" office:value="228" calcext:value-type="float">
            <text:p>228</text:p>
          </table:table-cell>
          <table:table-cell table:formula="of:=IF([.B1827]&lt;=8000;-100;IF([.B1827]&lt;=9000;0;IF([.B1827]&lt;=9750;100;2000)))" office:value-type="float" office:value="-100" calcext:value-type="float">
            <text:p>-100</text:p>
          </table:table-cell>
          <table:table-cell table:formula="of:=AVERAGE([.C$2:.C1827])" office:value-type="float" office:value="-13.1434830230011" calcext:value-type="float">
            <text:p>-13,14348302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RANDBETWEEN(1;10000)" office:value-type="float" office:value="4998" calcext:value-type="float">
            <text:p>4998</text:p>
          </table:table-cell>
          <table:table-cell table:formula="of:=IF([.B1828]&lt;=8000;-100;IF([.B1828]&lt;=9000;0;IF([.B1828]&lt;=9750;100;2000)))" office:value-type="float" office:value="-100" calcext:value-type="float">
            <text:p>-100</text:p>
          </table:table-cell>
          <table:table-cell table:formula="of:=AVERAGE([.C$2:.C1828])" office:value-type="float" office:value="-13.1910235358511" calcext:value-type="float">
            <text:p>-13,191023535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RANDBETWEEN(1;10000)" office:value-type="float" office:value="252" calcext:value-type="float">
            <text:p>252</text:p>
          </table:table-cell>
          <table:table-cell table:formula="of:=IF([.B1829]&lt;=8000;-100;IF([.B1829]&lt;=9000;0;IF([.B1829]&lt;=9750;100;2000)))" office:value-type="float" office:value="-100" calcext:value-type="float">
            <text:p>-100</text:p>
          </table:table-cell>
          <table:table-cell table:formula="of:=AVERAGE([.C$2:.C1829])" office:value-type="float" office:value="-13.2385120350109" calcext:value-type="float">
            <text:p>-13,23851203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RANDBETWEEN(1;10000)" office:value-type="float" office:value="6515" calcext:value-type="float">
            <text:p>6515</text:p>
          </table:table-cell>
          <table:table-cell table:formula="of:=IF([.B1830]&lt;=8000;-100;IF([.B1830]&lt;=9000;0;IF([.B1830]&lt;=9750;100;2000)))" office:value-type="float" office:value="-100" calcext:value-type="float">
            <text:p>-100</text:p>
          </table:table-cell>
          <table:table-cell table:formula="of:=AVERAGE([.C$2:.C1830])" office:value-type="float" office:value="-13.2859486057955" calcext:value-type="float">
            <text:p>-13,285948605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RANDBETWEEN(1;10000)" office:value-type="float" office:value="7083" calcext:value-type="float">
            <text:p>7083</text:p>
          </table:table-cell>
          <table:table-cell table:formula="of:=IF([.B1831]&lt;=8000;-100;IF([.B1831]&lt;=9000;0;IF([.B1831]&lt;=9750;100;2000)))" office:value-type="float" office:value="-100" calcext:value-type="float">
            <text:p>-100</text:p>
          </table:table-cell>
          <table:table-cell table:formula="of:=AVERAGE([.C$2:.C1831])" office:value-type="float" office:value="-13.3333333333333" calcext:value-type="float">
            <text:p>-13,333333333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RANDBETWEEN(1;10000)" office:value-type="float" office:value="2190" calcext:value-type="float">
            <text:p>2190</text:p>
          </table:table-cell>
          <table:table-cell table:formula="of:=IF([.B1832]&lt;=8000;-100;IF([.B1832]&lt;=9000;0;IF([.B1832]&lt;=9750;100;2000)))" office:value-type="float" office:value="-100" calcext:value-type="float">
            <text:p>-100</text:p>
          </table:table-cell>
          <table:table-cell table:formula="of:=AVERAGE([.C$2:.C1832])" office:value-type="float" office:value="-13.3806663025669" calcext:value-type="float">
            <text:p>-13,380666302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RANDBETWEEN(1;10000)" office:value-type="float" office:value="2693" calcext:value-type="float">
            <text:p>2693</text:p>
          </table:table-cell>
          <table:table-cell table:formula="of:=IF([.B1833]&lt;=8000;-100;IF([.B1833]&lt;=9000;0;IF([.B1833]&lt;=9750;100;2000)))" office:value-type="float" office:value="-100" calcext:value-type="float">
            <text:p>-100</text:p>
          </table:table-cell>
          <table:table-cell table:formula="of:=AVERAGE([.C$2:.C1833])" office:value-type="float" office:value="-13.4279475982533" calcext:value-type="float">
            <text:p>-13,427947598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RANDBETWEEN(1;10000)" office:value-type="float" office:value="3022" calcext:value-type="float">
            <text:p>3022</text:p>
          </table:table-cell>
          <table:table-cell table:formula="of:=IF([.B1834]&lt;=8000;-100;IF([.B1834]&lt;=9000;0;IF([.B1834]&lt;=9750;100;2000)))" office:value-type="float" office:value="-100" calcext:value-type="float">
            <text:p>-100</text:p>
          </table:table-cell>
          <table:table-cell table:formula="of:=AVERAGE([.C$2:.C1834])" office:value-type="float" office:value="-13.4751773049645" calcext:value-type="float">
            <text:p>-13,475177305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RANDBETWEEN(1;10000)" office:value-type="float" office:value="5474" calcext:value-type="float">
            <text:p>5474</text:p>
          </table:table-cell>
          <table:table-cell table:formula="of:=IF([.B1835]&lt;=8000;-100;IF([.B1835]&lt;=9000;0;IF([.B1835]&lt;=9750;100;2000)))" office:value-type="float" office:value="-100" calcext:value-type="float">
            <text:p>-100</text:p>
          </table:table-cell>
          <table:table-cell table:formula="of:=AVERAGE([.C$2:.C1835])" office:value-type="float" office:value="-13.5223555070883" calcext:value-type="float">
            <text:p>-13,522355507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RANDBETWEEN(1;10000)" office:value-type="float" office:value="4162" calcext:value-type="float">
            <text:p>4162</text:p>
          </table:table-cell>
          <table:table-cell table:formula="of:=IF([.B1836]&lt;=8000;-100;IF([.B1836]&lt;=9000;0;IF([.B1836]&lt;=9750;100;2000)))" office:value-type="float" office:value="-100" calcext:value-type="float">
            <text:p>-100</text:p>
          </table:table-cell>
          <table:table-cell table:formula="of:=AVERAGE([.C$2:.C1836])" office:value-type="float" office:value="-13.5694822888283" calcext:value-type="float">
            <text:p>-13,569482288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RANDBETWEEN(1;10000)" office:value-type="float" office:value="9994" calcext:value-type="float">
            <text:p>9994</text:p>
          </table:table-cell>
          <table:table-cell table:formula="of:=IF([.B1837]&lt;=8000;-100;IF([.B1837]&lt;=9000;0;IF([.B1837]&lt;=9750;100;2000)))" office:value-type="float" office:value="2000" calcext:value-type="float">
            <text:p>2000</text:p>
          </table:table-cell>
          <table:table-cell table:formula="of:=AVERAGE([.C$2:.C1837])" office:value-type="float" office:value="-12.4727668845316" calcext:value-type="float">
            <text:p>-12,472766884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RANDBETWEEN(1;10000)" office:value-type="float" office:value="5521" calcext:value-type="float">
            <text:p>5521</text:p>
          </table:table-cell>
          <table:table-cell table:formula="of:=IF([.B1838]&lt;=8000;-100;IF([.B1838]&lt;=9000;0;IF([.B1838]&lt;=9750;100;2000)))" office:value-type="float" office:value="-100" calcext:value-type="float">
            <text:p>-100</text:p>
          </table:table-cell>
          <table:table-cell table:formula="of:=AVERAGE([.C$2:.C1838])" office:value-type="float" office:value="-12.5204137180185" calcext:value-type="float">
            <text:p>-12,52041371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RANDBETWEEN(1;10000)" office:value-type="float" office:value="3521" calcext:value-type="float">
            <text:p>3521</text:p>
          </table:table-cell>
          <table:table-cell table:formula="of:=IF([.B1839]&lt;=8000;-100;IF([.B1839]&lt;=9000;0;IF([.B1839]&lt;=9750;100;2000)))" office:value-type="float" office:value="-100" calcext:value-type="float">
            <text:p>-100</text:p>
          </table:table-cell>
          <table:table-cell table:formula="of:=AVERAGE([.C$2:.C1839])" office:value-type="float" office:value="-12.5680087051143" calcext:value-type="float">
            <text:p>-12,568008705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RANDBETWEEN(1;10000)" office:value-type="float" office:value="5795" calcext:value-type="float">
            <text:p>5795</text:p>
          </table:table-cell>
          <table:table-cell table:formula="of:=IF([.B1840]&lt;=8000;-100;IF([.B1840]&lt;=9000;0;IF([.B1840]&lt;=9750;100;2000)))" office:value-type="float" office:value="-100" calcext:value-type="float">
            <text:p>-100</text:p>
          </table:table-cell>
          <table:table-cell table:formula="of:=AVERAGE([.C$2:.C1840])" office:value-type="float" office:value="-12.615551930397" calcext:value-type="float">
            <text:p>-12,615551930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RANDBETWEEN(1;10000)" office:value-type="float" office:value="1724" calcext:value-type="float">
            <text:p>1724</text:p>
          </table:table-cell>
          <table:table-cell table:formula="of:=IF([.B1841]&lt;=8000;-100;IF([.B1841]&lt;=9000;0;IF([.B1841]&lt;=9750;100;2000)))" office:value-type="float" office:value="-100" calcext:value-type="float">
            <text:p>-100</text:p>
          </table:table-cell>
          <table:table-cell table:formula="of:=AVERAGE([.C$2:.C1841])" office:value-type="float" office:value="-12.6630434782609" calcext:value-type="float">
            <text:p>-12,663043478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RANDBETWEEN(1;10000)" office:value-type="float" office:value="4475" calcext:value-type="float">
            <text:p>4475</text:p>
          </table:table-cell>
          <table:table-cell table:formula="of:=IF([.B1842]&lt;=8000;-100;IF([.B1842]&lt;=9000;0;IF([.B1842]&lt;=9750;100;2000)))" office:value-type="float" office:value="-100" calcext:value-type="float">
            <text:p>-100</text:p>
          </table:table-cell>
          <table:table-cell table:formula="of:=AVERAGE([.C$2:.C1842])" office:value-type="float" office:value="-12.7104834329169" calcext:value-type="float">
            <text:p>-12,710483432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RANDBETWEEN(1;10000)" office:value-type="float" office:value="6044" calcext:value-type="float">
            <text:p>6044</text:p>
          </table:table-cell>
          <table:table-cell table:formula="of:=IF([.B1843]&lt;=8000;-100;IF([.B1843]&lt;=9000;0;IF([.B1843]&lt;=9750;100;2000)))" office:value-type="float" office:value="-100" calcext:value-type="float">
            <text:p>-100</text:p>
          </table:table-cell>
          <table:table-cell table:formula="of:=AVERAGE([.C$2:.C1843])" office:value-type="float" office:value="-12.7578718783931" calcext:value-type="float">
            <text:p>-12,7578718784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RANDBETWEEN(1;10000)" office:value-type="float" office:value="9466" calcext:value-type="float">
            <text:p>9466</text:p>
          </table:table-cell>
          <table:table-cell table:formula="of:=IF([.B1844]&lt;=8000;-100;IF([.B1844]&lt;=9000;0;IF([.B1844]&lt;=9750;100;2000)))" office:value-type="float" office:value="100" calcext:value-type="float">
            <text:p>100</text:p>
          </table:table-cell>
          <table:table-cell table:formula="of:=AVERAGE([.C$2:.C1844])" office:value-type="float" office:value="-12.6966901790559" calcext:value-type="float">
            <text:p>-12,696690179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RANDBETWEEN(1;10000)" office:value-type="float" office:value="302" calcext:value-type="float">
            <text:p>302</text:p>
          </table:table-cell>
          <table:table-cell table:formula="of:=IF([.B1845]&lt;=8000;-100;IF([.B1845]&lt;=9000;0;IF([.B1845]&lt;=9750;100;2000)))" office:value-type="float" office:value="-100" calcext:value-type="float">
            <text:p>-100</text:p>
          </table:table-cell>
          <table:table-cell table:formula="of:=AVERAGE([.C$2:.C1845])" office:value-type="float" office:value="-12.7440347071584" calcext:value-type="float">
            <text:p>-12,744034707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RANDBETWEEN(1;10000)" office:value-type="float" office:value="3188" calcext:value-type="float">
            <text:p>3188</text:p>
          </table:table-cell>
          <table:table-cell table:formula="of:=IF([.B1846]&lt;=8000;-100;IF([.B1846]&lt;=9000;0;IF([.B1846]&lt;=9750;100;2000)))" office:value-type="float" office:value="-100" calcext:value-type="float">
            <text:p>-100</text:p>
          </table:table-cell>
          <table:table-cell table:formula="of:=AVERAGE([.C$2:.C1846])" office:value-type="float" office:value="-12.7913279132791" calcext:value-type="float">
            <text:p>-12,791327913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RANDBETWEEN(1;10000)" office:value-type="float" office:value="7792" calcext:value-type="float">
            <text:p>7792</text:p>
          </table:table-cell>
          <table:table-cell table:formula="of:=IF([.B1847]&lt;=8000;-100;IF([.B1847]&lt;=9000;0;IF([.B1847]&lt;=9750;100;2000)))" office:value-type="float" office:value="-100" calcext:value-type="float">
            <text:p>-100</text:p>
          </table:table-cell>
          <table:table-cell table:formula="of:=AVERAGE([.C$2:.C1847])" office:value-type="float" office:value="-12.8385698808234" calcext:value-type="float">
            <text:p>-12,838569880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RANDBETWEEN(1;10000)" office:value-type="float" office:value="8487" calcext:value-type="float">
            <text:p>8487</text:p>
          </table:table-cell>
          <table:table-cell table:formula="of:=IF([.B1848]&lt;=8000;-100;IF([.B1848]&lt;=9000;0;IF([.B1848]&lt;=9750;100;2000)))" office:value-type="float" office:value="0" calcext:value-type="float">
            <text:p>0</text:p>
          </table:table-cell>
          <table:table-cell table:formula="of:=AVERAGE([.C$2:.C1848])" office:value-type="float" office:value="-12.8316188413644" calcext:value-type="float">
            <text:p>-12,8316188414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RANDBETWEEN(1;10000)" office:value-type="float" office:value="4967" calcext:value-type="float">
            <text:p>4967</text:p>
          </table:table-cell>
          <table:table-cell table:formula="of:=IF([.B1849]&lt;=8000;-100;IF([.B1849]&lt;=9000;0;IF([.B1849]&lt;=9750;100;2000)))" office:value-type="float" office:value="-100" calcext:value-type="float">
            <text:p>-100</text:p>
          </table:table-cell>
          <table:table-cell table:formula="of:=AVERAGE([.C$2:.C1849])" office:value-type="float" office:value="-12.8787878787879" calcext:value-type="float">
            <text:p>-12,878787878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RANDBETWEEN(1;10000)" office:value-type="float" office:value="3306" calcext:value-type="float">
            <text:p>3306</text:p>
          </table:table-cell>
          <table:table-cell table:formula="of:=IF([.B1850]&lt;=8000;-100;IF([.B1850]&lt;=9000;0;IF([.B1850]&lt;=9750;100;2000)))" office:value-type="float" office:value="-100" calcext:value-type="float">
            <text:p>-100</text:p>
          </table:table-cell>
          <table:table-cell table:formula="of:=AVERAGE([.C$2:.C1850])" office:value-type="float" office:value="-12.9259058950784" calcext:value-type="float">
            <text:p>-12,925905895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RANDBETWEEN(1;10000)" office:value-type="float" office:value="8898" calcext:value-type="float">
            <text:p>8898</text:p>
          </table:table-cell>
          <table:table-cell table:formula="of:=IF([.B1851]&lt;=8000;-100;IF([.B1851]&lt;=9000;0;IF([.B1851]&lt;=9750;100;2000)))" office:value-type="float" office:value="0" calcext:value-type="float">
            <text:p>0</text:p>
          </table:table-cell>
          <table:table-cell table:formula="of:=AVERAGE([.C$2:.C1851])" office:value-type="float" office:value="-12.9189189189189" calcext:value-type="float">
            <text:p>-12,918918918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RANDBETWEEN(1;10000)" office:value-type="float" office:value="1796" calcext:value-type="float">
            <text:p>1796</text:p>
          </table:table-cell>
          <table:table-cell table:formula="of:=IF([.B1852]&lt;=8000;-100;IF([.B1852]&lt;=9000;0;IF([.B1852]&lt;=9750;100;2000)))" office:value-type="float" office:value="-100" calcext:value-type="float">
            <text:p>-100</text:p>
          </table:table-cell>
          <table:table-cell table:formula="of:=AVERAGE([.C$2:.C1852])" office:value-type="float" office:value="-12.9659643435981" calcext:value-type="float">
            <text:p>-12,965964343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RANDBETWEEN(1;10000)" office:value-type="float" office:value="1573" calcext:value-type="float">
            <text:p>1573</text:p>
          </table:table-cell>
          <table:table-cell table:formula="of:=IF([.B1853]&lt;=8000;-100;IF([.B1853]&lt;=9000;0;IF([.B1853]&lt;=9750;100;2000)))" office:value-type="float" office:value="-100" calcext:value-type="float">
            <text:p>-100</text:p>
          </table:table-cell>
          <table:table-cell table:formula="of:=AVERAGE([.C$2:.C1853])" office:value-type="float" office:value="-13.0129589632829" calcext:value-type="float">
            <text:p>-13,012958963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RANDBETWEEN(1;10000)" office:value-type="float" office:value="3034" calcext:value-type="float">
            <text:p>3034</text:p>
          </table:table-cell>
          <table:table-cell table:formula="of:=IF([.B1854]&lt;=8000;-100;IF([.B1854]&lt;=9000;0;IF([.B1854]&lt;=9750;100;2000)))" office:value-type="float" office:value="-100" calcext:value-type="float">
            <text:p>-100</text:p>
          </table:table-cell>
          <table:table-cell table:formula="of:=AVERAGE([.C$2:.C1854])" office:value-type="float" office:value="-13.0599028602267" calcext:value-type="float">
            <text:p>-13,059902860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RANDBETWEEN(1;10000)" office:value-type="float" office:value="4808" calcext:value-type="float">
            <text:p>4808</text:p>
          </table:table-cell>
          <table:table-cell table:formula="of:=IF([.B1855]&lt;=8000;-100;IF([.B1855]&lt;=9000;0;IF([.B1855]&lt;=9750;100;2000)))" office:value-type="float" office:value="-100" calcext:value-type="float">
            <text:p>-100</text:p>
          </table:table-cell>
          <table:table-cell table:formula="of:=AVERAGE([.C$2:.C1855])" office:value-type="float" office:value="-13.1067961165049" calcext:value-type="float">
            <text:p>-13,1067961165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RANDBETWEEN(1;10000)" office:value-type="float" office:value="809" calcext:value-type="float">
            <text:p>809</text:p>
          </table:table-cell>
          <table:table-cell table:formula="of:=IF([.B1856]&lt;=8000;-100;IF([.B1856]&lt;=9000;0;IF([.B1856]&lt;=9750;100;2000)))" office:value-type="float" office:value="-100" calcext:value-type="float">
            <text:p>-100</text:p>
          </table:table-cell>
          <table:table-cell table:formula="of:=AVERAGE([.C$2:.C1856])" office:value-type="float" office:value="-13.1536388140162" calcext:value-type="float">
            <text:p>-13,15363881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RANDBETWEEN(1;10000)" office:value-type="float" office:value="2354" calcext:value-type="float">
            <text:p>2354</text:p>
          </table:table-cell>
          <table:table-cell table:formula="of:=IF([.B1857]&lt;=8000;-100;IF([.B1857]&lt;=9000;0;IF([.B1857]&lt;=9750;100;2000)))" office:value-type="float" office:value="-100" calcext:value-type="float">
            <text:p>-100</text:p>
          </table:table-cell>
          <table:table-cell table:formula="of:=AVERAGE([.C$2:.C1857])" office:value-type="float" office:value="-13.2004310344828" calcext:value-type="float">
            <text:p>-13,200431034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RANDBETWEEN(1;10000)" office:value-type="float" office:value="4600" calcext:value-type="float">
            <text:p>4600</text:p>
          </table:table-cell>
          <table:table-cell table:formula="of:=IF([.B1858]&lt;=8000;-100;IF([.B1858]&lt;=9000;0;IF([.B1858]&lt;=9750;100;2000)))" office:value-type="float" office:value="-100" calcext:value-type="float">
            <text:p>-100</text:p>
          </table:table-cell>
          <table:table-cell table:formula="of:=AVERAGE([.C$2:.C1858])" office:value-type="float" office:value="-13.2471728594507" calcext:value-type="float">
            <text:p>-13,247172859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RANDBETWEEN(1;10000)" office:value-type="float" office:value="3300" calcext:value-type="float">
            <text:p>3300</text:p>
          </table:table-cell>
          <table:table-cell table:formula="of:=IF([.B1859]&lt;=8000;-100;IF([.B1859]&lt;=9000;0;IF([.B1859]&lt;=9750;100;2000)))" office:value-type="float" office:value="-100" calcext:value-type="float">
            <text:p>-100</text:p>
          </table:table-cell>
          <table:table-cell table:formula="of:=AVERAGE([.C$2:.C1859])" office:value-type="float" office:value="-13.2938643702906" calcext:value-type="float">
            <text:p>-13,293864370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RANDBETWEEN(1;10000)" office:value-type="float" office:value="7460" calcext:value-type="float">
            <text:p>7460</text:p>
          </table:table-cell>
          <table:table-cell table:formula="of:=IF([.B1860]&lt;=8000;-100;IF([.B1860]&lt;=9000;0;IF([.B1860]&lt;=9750;100;2000)))" office:value-type="float" office:value="-100" calcext:value-type="float">
            <text:p>-100</text:p>
          </table:table-cell>
          <table:table-cell table:formula="of:=AVERAGE([.C$2:.C1860])" office:value-type="float" office:value="-13.340505648198" calcext:value-type="float">
            <text:p>-13,340505648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RANDBETWEEN(1;10000)" office:value-type="float" office:value="8997" calcext:value-type="float">
            <text:p>8997</text:p>
          </table:table-cell>
          <table:table-cell table:formula="of:=IF([.B1861]&lt;=8000;-100;IF([.B1861]&lt;=9000;0;IF([.B1861]&lt;=9750;100;2000)))" office:value-type="float" office:value="0" calcext:value-type="float">
            <text:p>0</text:p>
          </table:table-cell>
          <table:table-cell table:formula="of:=AVERAGE([.C$2:.C1861])" office:value-type="float" office:value="-13.3333333333333" calcext:value-type="float">
            <text:p>-13,333333333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RANDBETWEEN(1;10000)" office:value-type="float" office:value="5112" calcext:value-type="float">
            <text:p>5112</text:p>
          </table:table-cell>
          <table:table-cell table:formula="of:=IF([.B1862]&lt;=8000;-100;IF([.B1862]&lt;=9000;0;IF([.B1862]&lt;=9750;100;2000)))" office:value-type="float" office:value="-100" calcext:value-type="float">
            <text:p>-100</text:p>
          </table:table-cell>
          <table:table-cell table:formula="of:=AVERAGE([.C$2:.C1862])" office:value-type="float" office:value="-13.3799032778076" calcext:value-type="float">
            <text:p>-13,379903277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RANDBETWEEN(1;10000)" office:value-type="float" office:value="4545" calcext:value-type="float">
            <text:p>4545</text:p>
          </table:table-cell>
          <table:table-cell table:formula="of:=IF([.B1863]&lt;=8000;-100;IF([.B1863]&lt;=9000;0;IF([.B1863]&lt;=9750;100;2000)))" office:value-type="float" office:value="-100" calcext:value-type="float">
            <text:p>-100</text:p>
          </table:table-cell>
          <table:table-cell table:formula="of:=AVERAGE([.C$2:.C1863])" office:value-type="float" office:value="-13.4264232008593" calcext:value-type="float">
            <text:p>-13,426423200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RANDBETWEEN(1;10000)" office:value-type="float" office:value="2578" calcext:value-type="float">
            <text:p>2578</text:p>
          </table:table-cell>
          <table:table-cell table:formula="of:=IF([.B1864]&lt;=8000;-100;IF([.B1864]&lt;=9000;0;IF([.B1864]&lt;=9750;100;2000)))" office:value-type="float" office:value="-100" calcext:value-type="float">
            <text:p>-100</text:p>
          </table:table-cell>
          <table:table-cell table:formula="of:=AVERAGE([.C$2:.C1864])" office:value-type="float" office:value="-13.4728931830381" calcext:value-type="float">
            <text:p>-13,47289318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RANDBETWEEN(1;10000)" office:value-type="float" office:value="4830" calcext:value-type="float">
            <text:p>4830</text:p>
          </table:table-cell>
          <table:table-cell table:formula="of:=IF([.B1865]&lt;=8000;-100;IF([.B1865]&lt;=9000;0;IF([.B1865]&lt;=9750;100;2000)))" office:value-type="float" office:value="-100" calcext:value-type="float">
            <text:p>-100</text:p>
          </table:table-cell>
          <table:table-cell table:formula="of:=AVERAGE([.C$2:.C1865])" office:value-type="float" office:value="-13.519313304721" calcext:value-type="float">
            <text:p>-13,519313304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RANDBETWEEN(1;10000)" office:value-type="float" office:value="9097" calcext:value-type="float">
            <text:p>9097</text:p>
          </table:table-cell>
          <table:table-cell table:formula="of:=IF([.B1866]&lt;=8000;-100;IF([.B1866]&lt;=9000;0;IF([.B1866]&lt;=9750;100;2000)))" office:value-type="float" office:value="100" calcext:value-type="float">
            <text:p>100</text:p>
          </table:table-cell>
          <table:table-cell table:formula="of:=AVERAGE([.C$2:.C1866])" office:value-type="float" office:value="-13.4584450402145" calcext:value-type="float">
            <text:p>-13,458445040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RANDBETWEEN(1;10000)" office:value-type="float" office:value="8826" calcext:value-type="float">
            <text:p>8826</text:p>
          </table:table-cell>
          <table:table-cell table:formula="of:=IF([.B1867]&lt;=8000;-100;IF([.B1867]&lt;=9000;0;IF([.B1867]&lt;=9750;100;2000)))" office:value-type="float" office:value="0" calcext:value-type="float">
            <text:p>0</text:p>
          </table:table-cell>
          <table:table-cell table:formula="of:=AVERAGE([.C$2:.C1867])" office:value-type="float" office:value="-13.4512325830654" calcext:value-type="float">
            <text:p>-13,451232583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RANDBETWEEN(1;10000)" office:value-type="float" office:value="6891" calcext:value-type="float">
            <text:p>6891</text:p>
          </table:table-cell>
          <table:table-cell table:formula="of:=IF([.B1868]&lt;=8000;-100;IF([.B1868]&lt;=9000;0;IF([.B1868]&lt;=9750;100;2000)))" office:value-type="float" office:value="-100" calcext:value-type="float">
            <text:p>-100</text:p>
          </table:table-cell>
          <table:table-cell table:formula="of:=AVERAGE([.C$2:.C1868])" office:value-type="float" office:value="-13.4975897161221" calcext:value-type="float">
            <text:p>-13,497589716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RANDBETWEEN(1;10000)" office:value-type="float" office:value="1099" calcext:value-type="float">
            <text:p>1099</text:p>
          </table:table-cell>
          <table:table-cell table:formula="of:=IF([.B1869]&lt;=8000;-100;IF([.B1869]&lt;=9000;0;IF([.B1869]&lt;=9750;100;2000)))" office:value-type="float" office:value="-100" calcext:value-type="float">
            <text:p>-100</text:p>
          </table:table-cell>
          <table:table-cell table:formula="of:=AVERAGE([.C$2:.C1869])" office:value-type="float" office:value="-13.5438972162741" calcext:value-type="float">
            <text:p>-13,543897216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RANDBETWEEN(1;10000)" office:value-type="float" office:value="2517" calcext:value-type="float">
            <text:p>2517</text:p>
          </table:table-cell>
          <table:table-cell table:formula="of:=IF([.B1870]&lt;=8000;-100;IF([.B1870]&lt;=9000;0;IF([.B1870]&lt;=9750;100;2000)))" office:value-type="float" office:value="-100" calcext:value-type="float">
            <text:p>-100</text:p>
          </table:table-cell>
          <table:table-cell table:formula="of:=AVERAGE([.C$2:.C1870])" office:value-type="float" office:value="-13.5901551631889" calcext:value-type="float">
            <text:p>-13,590155163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RANDBETWEEN(1;10000)" office:value-type="float" office:value="7157" calcext:value-type="float">
            <text:p>7157</text:p>
          </table:table-cell>
          <table:table-cell table:formula="of:=IF([.B1871]&lt;=8000;-100;IF([.B1871]&lt;=9000;0;IF([.B1871]&lt;=9750;100;2000)))" office:value-type="float" office:value="-100" calcext:value-type="float">
            <text:p>-100</text:p>
          </table:table-cell>
          <table:table-cell table:formula="of:=AVERAGE([.C$2:.C1871])" office:value-type="float" office:value="-13.6363636363636" calcext:value-type="float">
            <text:p>-13,636363636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RANDBETWEEN(1;10000)" office:value-type="float" office:value="8344" calcext:value-type="float">
            <text:p>8344</text:p>
          </table:table-cell>
          <table:table-cell table:formula="of:=IF([.B1872]&lt;=8000;-100;IF([.B1872]&lt;=9000;0;IF([.B1872]&lt;=9750;100;2000)))" office:value-type="float" office:value="0" calcext:value-type="float">
            <text:p>0</text:p>
          </table:table-cell>
          <table:table-cell table:formula="of:=AVERAGE([.C$2:.C1872])" office:value-type="float" office:value="-13.6290753607696" calcext:value-type="float">
            <text:p>-13,629075360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RANDBETWEEN(1;10000)" office:value-type="float" office:value="6898" calcext:value-type="float">
            <text:p>6898</text:p>
          </table:table-cell>
          <table:table-cell table:formula="of:=IF([.B1873]&lt;=8000;-100;IF([.B1873]&lt;=9000;0;IF([.B1873]&lt;=9750;100;2000)))" office:value-type="float" office:value="-100" calcext:value-type="float">
            <text:p>-100</text:p>
          </table:table-cell>
          <table:table-cell table:formula="of:=AVERAGE([.C$2:.C1873])" office:value-type="float" office:value="-13.6752136752137" calcext:value-type="float">
            <text:p>-13,675213675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RANDBETWEEN(1;10000)" office:value-type="float" office:value="5998" calcext:value-type="float">
            <text:p>5998</text:p>
          </table:table-cell>
          <table:table-cell table:formula="of:=IF([.B1874]&lt;=8000;-100;IF([.B1874]&lt;=9000;0;IF([.B1874]&lt;=9750;100;2000)))" office:value-type="float" office:value="-100" calcext:value-type="float">
            <text:p>-100</text:p>
          </table:table-cell>
          <table:table-cell table:formula="of:=AVERAGE([.C$2:.C1874])" office:value-type="float" office:value="-13.7213027229044" calcext:value-type="float">
            <text:p>-13,721302722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RANDBETWEEN(1;10000)" office:value-type="float" office:value="5877" calcext:value-type="float">
            <text:p>5877</text:p>
          </table:table-cell>
          <table:table-cell table:formula="of:=IF([.B1875]&lt;=8000;-100;IF([.B1875]&lt;=9000;0;IF([.B1875]&lt;=9750;100;2000)))" office:value-type="float" office:value="-100" calcext:value-type="float">
            <text:p>-100</text:p>
          </table:table-cell>
          <table:table-cell table:formula="of:=AVERAGE([.C$2:.C1875])" office:value-type="float" office:value="-13.7673425827108" calcext:value-type="float">
            <text:p>-13,767342582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RANDBETWEEN(1;10000)" office:value-type="float" office:value="707" calcext:value-type="float">
            <text:p>707</text:p>
          </table:table-cell>
          <table:table-cell table:formula="of:=IF([.B1876]&lt;=8000;-100;IF([.B1876]&lt;=9000;0;IF([.B1876]&lt;=9750;100;2000)))" office:value-type="float" office:value="-100" calcext:value-type="float">
            <text:p>-100</text:p>
          </table:table-cell>
          <table:table-cell table:formula="of:=AVERAGE([.C$2:.C1876])" office:value-type="float" office:value="-13.8133333333333" calcext:value-type="float">
            <text:p>-13,813333333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RANDBETWEEN(1;10000)" office:value-type="float" office:value="8604" calcext:value-type="float">
            <text:p>8604</text:p>
          </table:table-cell>
          <table:table-cell table:formula="of:=IF([.B1877]&lt;=8000;-100;IF([.B1877]&lt;=9000;0;IF([.B1877]&lt;=9750;100;2000)))" office:value-type="float" office:value="0" calcext:value-type="float">
            <text:p>0</text:p>
          </table:table-cell>
          <table:table-cell table:formula="of:=AVERAGE([.C$2:.C1877])" office:value-type="float" office:value="-13.8059701492537" calcext:value-type="float">
            <text:p>-13,805970149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RANDBETWEEN(1;10000)" office:value-type="float" office:value="2516" calcext:value-type="float">
            <text:p>2516</text:p>
          </table:table-cell>
          <table:table-cell table:formula="of:=IF([.B1878]&lt;=8000;-100;IF([.B1878]&lt;=9000;0;IF([.B1878]&lt;=9750;100;2000)))" office:value-type="float" office:value="-100" calcext:value-type="float">
            <text:p>-100</text:p>
          </table:table-cell>
          <table:table-cell table:formula="of:=AVERAGE([.C$2:.C1878])" office:value-type="float" office:value="-13.8518913159297" calcext:value-type="float">
            <text:p>-13,8518913159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RANDBETWEEN(1;10000)" office:value-type="float" office:value="2063" calcext:value-type="float">
            <text:p>2063</text:p>
          </table:table-cell>
          <table:table-cell table:formula="of:=IF([.B1879]&lt;=8000;-100;IF([.B1879]&lt;=9000;0;IF([.B1879]&lt;=9750;100;2000)))" office:value-type="float" office:value="-100" calcext:value-type="float">
            <text:p>-100</text:p>
          </table:table-cell>
          <table:table-cell table:formula="of:=AVERAGE([.C$2:.C1879])" office:value-type="float" office:value="-13.8977635782748" calcext:value-type="float">
            <text:p>-13,8977635783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RANDBETWEEN(1;10000)" office:value-type="float" office:value="9326" calcext:value-type="float">
            <text:p>9326</text:p>
          </table:table-cell>
          <table:table-cell table:formula="of:=IF([.B1880]&lt;=8000;-100;IF([.B1880]&lt;=9000;0;IF([.B1880]&lt;=9750;100;2000)))" office:value-type="float" office:value="100" calcext:value-type="float">
            <text:p>100</text:p>
          </table:table-cell>
          <table:table-cell table:formula="of:=AVERAGE([.C$2:.C1880])" office:value-type="float" office:value="-13.8371474188398" calcext:value-type="float">
            <text:p>-13,837147418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RANDBETWEEN(1;10000)" office:value-type="float" office:value="945" calcext:value-type="float">
            <text:p>945</text:p>
          </table:table-cell>
          <table:table-cell table:formula="of:=IF([.B1881]&lt;=8000;-100;IF([.B1881]&lt;=9000;0;IF([.B1881]&lt;=9750;100;2000)))" office:value-type="float" office:value="-100" calcext:value-type="float">
            <text:p>-100</text:p>
          </table:table-cell>
          <table:table-cell table:formula="of:=AVERAGE([.C$2:.C1881])" office:value-type="float" office:value="-13.8829787234043" calcext:value-type="float">
            <text:p>-13,882978723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RANDBETWEEN(1;10000)" office:value-type="float" office:value="7416" calcext:value-type="float">
            <text:p>7416</text:p>
          </table:table-cell>
          <table:table-cell table:formula="of:=IF([.B1882]&lt;=8000;-100;IF([.B1882]&lt;=9000;0;IF([.B1882]&lt;=9750;100;2000)))" office:value-type="float" office:value="-100" calcext:value-type="float">
            <text:p>-100</text:p>
          </table:table-cell>
          <table:table-cell table:formula="of:=AVERAGE([.C$2:.C1882])" office:value-type="float" office:value="-13.9287612971824" calcext:value-type="float">
            <text:p>-13,928761297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RANDBETWEEN(1;10000)" office:value-type="float" office:value="4799" calcext:value-type="float">
            <text:p>4799</text:p>
          </table:table-cell>
          <table:table-cell table:formula="of:=IF([.B1883]&lt;=8000;-100;IF([.B1883]&lt;=9000;0;IF([.B1883]&lt;=9750;100;2000)))" office:value-type="float" office:value="-100" calcext:value-type="float">
            <text:p>-100</text:p>
          </table:table-cell>
          <table:table-cell table:formula="of:=AVERAGE([.C$2:.C1883])" office:value-type="float" office:value="-13.9744952178533" calcext:value-type="float">
            <text:p>-13,974495217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RANDBETWEEN(1;10000)" office:value-type="float" office:value="4557" calcext:value-type="float">
            <text:p>4557</text:p>
          </table:table-cell>
          <table:table-cell table:formula="of:=IF([.B1884]&lt;=8000;-100;IF([.B1884]&lt;=9000;0;IF([.B1884]&lt;=9750;100;2000)))" office:value-type="float" office:value="-100" calcext:value-type="float">
            <text:p>-100</text:p>
          </table:table-cell>
          <table:table-cell table:formula="of:=AVERAGE([.C$2:.C1884])" office:value-type="float" office:value="-14.0201805629315" calcext:value-type="float">
            <text:p>-14,020180562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RANDBETWEEN(1;10000)" office:value-type="float" office:value="8692" calcext:value-type="float">
            <text:p>8692</text:p>
          </table:table-cell>
          <table:table-cell table:formula="of:=IF([.B1885]&lt;=8000;-100;IF([.B1885]&lt;=9000;0;IF([.B1885]&lt;=9750;100;2000)))" office:value-type="float" office:value="0" calcext:value-type="float">
            <text:p>0</text:p>
          </table:table-cell>
          <table:table-cell table:formula="of:=AVERAGE([.C$2:.C1885])" office:value-type="float" office:value="-14.0127388535032" calcext:value-type="float">
            <text:p>-14,012738853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RANDBETWEEN(1;10000)" office:value-type="float" office:value="5653" calcext:value-type="float">
            <text:p>5653</text:p>
          </table:table-cell>
          <table:table-cell table:formula="of:=IF([.B1886]&lt;=8000;-100;IF([.B1886]&lt;=9000;0;IF([.B1886]&lt;=9750;100;2000)))" office:value-type="float" office:value="-100" calcext:value-type="float">
            <text:p>-100</text:p>
          </table:table-cell>
          <table:table-cell table:formula="of:=AVERAGE([.C$2:.C1886])" office:value-type="float" office:value="-14.0583554376658" calcext:value-type="float">
            <text:p>-14,058355437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RANDBETWEEN(1;10000)" office:value-type="float" office:value="3768" calcext:value-type="float">
            <text:p>3768</text:p>
          </table:table-cell>
          <table:table-cell table:formula="of:=IF([.B1887]&lt;=8000;-100;IF([.B1887]&lt;=9000;0;IF([.B1887]&lt;=9750;100;2000)))" office:value-type="float" office:value="-100" calcext:value-type="float">
            <text:p>-100</text:p>
          </table:table-cell>
          <table:table-cell table:formula="of:=AVERAGE([.C$2:.C1887])" office:value-type="float" office:value="-14.1039236479321" calcext:value-type="float">
            <text:p>-14,103923647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RANDBETWEEN(1;10000)" office:value-type="float" office:value="4668" calcext:value-type="float">
            <text:p>4668</text:p>
          </table:table-cell>
          <table:table-cell table:formula="of:=IF([.B1888]&lt;=8000;-100;IF([.B1888]&lt;=9000;0;IF([.B1888]&lt;=9750;100;2000)))" office:value-type="float" office:value="-100" calcext:value-type="float">
            <text:p>-100</text:p>
          </table:table-cell>
          <table:table-cell table:formula="of:=AVERAGE([.C$2:.C1888])" office:value-type="float" office:value="-14.1494435612083" calcext:value-type="float">
            <text:p>-14,149443561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RANDBETWEEN(1;10000)" office:value-type="float" office:value="8089" calcext:value-type="float">
            <text:p>8089</text:p>
          </table:table-cell>
          <table:table-cell table:formula="of:=IF([.B1889]&lt;=8000;-100;IF([.B1889]&lt;=9000;0;IF([.B1889]&lt;=9750;100;2000)))" office:value-type="float" office:value="0" calcext:value-type="float">
            <text:p>0</text:p>
          </table:table-cell>
          <table:table-cell table:formula="of:=AVERAGE([.C$2:.C1889])" office:value-type="float" office:value="-14.1419491525424" calcext:value-type="float">
            <text:p>-14,141949152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RANDBETWEEN(1;10000)" office:value-type="float" office:value="7758" calcext:value-type="float">
            <text:p>7758</text:p>
          </table:table-cell>
          <table:table-cell table:formula="of:=IF([.B1890]&lt;=8000;-100;IF([.B1890]&lt;=9000;0;IF([.B1890]&lt;=9750;100;2000)))" office:value-type="float" office:value="-100" calcext:value-type="float">
            <text:p>-100</text:p>
          </table:table-cell>
          <table:table-cell table:formula="of:=AVERAGE([.C$2:.C1890])" office:value-type="float" office:value="-14.1874007411329" calcext:value-type="float">
            <text:p>-14,187400741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RANDBETWEEN(1;10000)" office:value-type="float" office:value="9845" calcext:value-type="float">
            <text:p>9845</text:p>
          </table:table-cell>
          <table:table-cell table:formula="of:=IF([.B1891]&lt;=8000;-100;IF([.B1891]&lt;=9000;0;IF([.B1891]&lt;=9750;100;2000)))" office:value-type="float" office:value="2000" calcext:value-type="float">
            <text:p>2000</text:p>
          </table:table-cell>
          <table:table-cell table:formula="of:=AVERAGE([.C$2:.C1891])" office:value-type="float" office:value="-13.1216931216931" calcext:value-type="float">
            <text:p>-13,12169312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RANDBETWEEN(1;10000)" office:value-type="float" office:value="3572" calcext:value-type="float">
            <text:p>3572</text:p>
          </table:table-cell>
          <table:table-cell table:formula="of:=IF([.B1892]&lt;=8000;-100;IF([.B1892]&lt;=9000;0;IF([.B1892]&lt;=9750;100;2000)))" office:value-type="float" office:value="-100" calcext:value-type="float">
            <text:p>-100</text:p>
          </table:table-cell>
          <table:table-cell table:formula="of:=AVERAGE([.C$2:.C1892])" office:value-type="float" office:value="-13.1676361713379" calcext:value-type="float">
            <text:p>-13,167636171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RANDBETWEEN(1;10000)" office:value-type="float" office:value="9611" calcext:value-type="float">
            <text:p>9611</text:p>
          </table:table-cell>
          <table:table-cell table:formula="of:=IF([.B1893]&lt;=8000;-100;IF([.B1893]&lt;=9000;0;IF([.B1893]&lt;=9750;100;2000)))" office:value-type="float" office:value="100" calcext:value-type="float">
            <text:p>100</text:p>
          </table:table-cell>
          <table:table-cell table:formula="of:=AVERAGE([.C$2:.C1893])" office:value-type="float" office:value="-13.107822410148" calcext:value-type="float">
            <text:p>-13,107822410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RANDBETWEEN(1;10000)" office:value-type="float" office:value="1753" calcext:value-type="float">
            <text:p>1753</text:p>
          </table:table-cell>
          <table:table-cell table:formula="of:=IF([.B1894]&lt;=8000;-100;IF([.B1894]&lt;=9000;0;IF([.B1894]&lt;=9750;100;2000)))" office:value-type="float" office:value="-100" calcext:value-type="float">
            <text:p>-100</text:p>
          </table:table-cell>
          <table:table-cell table:formula="of:=AVERAGE([.C$2:.C1894])" office:value-type="float" office:value="-13.1537242472266" calcext:value-type="float">
            <text:p>-13,153724247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RANDBETWEEN(1;10000)" office:value-type="float" office:value="3444" calcext:value-type="float">
            <text:p>3444</text:p>
          </table:table-cell>
          <table:table-cell table:formula="of:=IF([.B1895]&lt;=8000;-100;IF([.B1895]&lt;=9000;0;IF([.B1895]&lt;=9750;100;2000)))" office:value-type="float" office:value="-100" calcext:value-type="float">
            <text:p>-100</text:p>
          </table:table-cell>
          <table:table-cell table:formula="of:=AVERAGE([.C$2:.C1895])" office:value-type="float" office:value="-13.1995776135164" calcext:value-type="float">
            <text:p>-13,199577613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RANDBETWEEN(1;10000)" office:value-type="float" office:value="1085" calcext:value-type="float">
            <text:p>1085</text:p>
          </table:table-cell>
          <table:table-cell table:formula="of:=IF([.B1896]&lt;=8000;-100;IF([.B1896]&lt;=9000;0;IF([.B1896]&lt;=9750;100;2000)))" office:value-type="float" office:value="-100" calcext:value-type="float">
            <text:p>-100</text:p>
          </table:table-cell>
          <table:table-cell table:formula="of:=AVERAGE([.C$2:.C1896])" office:value-type="float" office:value="-13.245382585752" calcext:value-type="float">
            <text:p>-13,2453825858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RANDBETWEEN(1;10000)" office:value-type="float" office:value="8443" calcext:value-type="float">
            <text:p>8443</text:p>
          </table:table-cell>
          <table:table-cell table:formula="of:=IF([.B1897]&lt;=8000;-100;IF([.B1897]&lt;=9000;0;IF([.B1897]&lt;=9750;100;2000)))" office:value-type="float" office:value="0" calcext:value-type="float">
            <text:p>0</text:p>
          </table:table-cell>
          <table:table-cell table:formula="of:=AVERAGE([.C$2:.C1897])" office:value-type="float" office:value="-13.2383966244726" calcext:value-type="float">
            <text:p>-13,238396624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RANDBETWEEN(1;10000)" office:value-type="float" office:value="1628" calcext:value-type="float">
            <text:p>1628</text:p>
          </table:table-cell>
          <table:table-cell table:formula="of:=IF([.B1898]&lt;=8000;-100;IF([.B1898]&lt;=9000;0;IF([.B1898]&lt;=9750;100;2000)))" office:value-type="float" office:value="-100" calcext:value-type="float">
            <text:p>-100</text:p>
          </table:table-cell>
          <table:table-cell table:formula="of:=AVERAGE([.C$2:.C1898])" office:value-type="float" office:value="-13.2841328413284" calcext:value-type="float">
            <text:p>-13,284132841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RANDBETWEEN(1;10000)" office:value-type="float" office:value="4885" calcext:value-type="float">
            <text:p>4885</text:p>
          </table:table-cell>
          <table:table-cell table:formula="of:=IF([.B1899]&lt;=8000;-100;IF([.B1899]&lt;=9000;0;IF([.B1899]&lt;=9750;100;2000)))" office:value-type="float" office:value="-100" calcext:value-type="float">
            <text:p>-100</text:p>
          </table:table-cell>
          <table:table-cell table:formula="of:=AVERAGE([.C$2:.C1899])" office:value-type="float" office:value="-13.3298208640674" calcext:value-type="float">
            <text:p>-13,329820864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RANDBETWEEN(1;10000)" office:value-type="float" office:value="9011" calcext:value-type="float">
            <text:p>9011</text:p>
          </table:table-cell>
          <table:table-cell table:formula="of:=IF([.B1900]&lt;=8000;-100;IF([.B1900]&lt;=9000;0;IF([.B1900]&lt;=9750;100;2000)))" office:value-type="float" office:value="100" calcext:value-type="float">
            <text:p>100</text:p>
          </table:table-cell>
          <table:table-cell table:formula="of:=AVERAGE([.C$2:.C1900])" office:value-type="float" office:value="-13.2701421800948" calcext:value-type="float">
            <text:p>-13,27014218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RANDBETWEEN(1;10000)" office:value-type="float" office:value="1726" calcext:value-type="float">
            <text:p>1726</text:p>
          </table:table-cell>
          <table:table-cell table:formula="of:=IF([.B1901]&lt;=8000;-100;IF([.B1901]&lt;=9000;0;IF([.B1901]&lt;=9750;100;2000)))" office:value-type="float" office:value="-100" calcext:value-type="float">
            <text:p>-100</text:p>
          </table:table-cell>
          <table:table-cell table:formula="of:=AVERAGE([.C$2:.C1901])" office:value-type="float" office:value="-13.3157894736842" calcext:value-type="float">
            <text:p>-13,315789473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RANDBETWEEN(1;10000)" office:value-type="float" office:value="6352" calcext:value-type="float">
            <text:p>6352</text:p>
          </table:table-cell>
          <table:table-cell table:formula="of:=IF([.B1902]&lt;=8000;-100;IF([.B1902]&lt;=9000;0;IF([.B1902]&lt;=9750;100;2000)))" office:value-type="float" office:value="-100" calcext:value-type="float">
            <text:p>-100</text:p>
          </table:table-cell>
          <table:table-cell table:formula="of:=AVERAGE([.C$2:.C1902])" office:value-type="float" office:value="-13.361388742767" calcext:value-type="float">
            <text:p>-13,36138874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RANDBETWEEN(1;10000)" office:value-type="float" office:value="1689" calcext:value-type="float">
            <text:p>1689</text:p>
          </table:table-cell>
          <table:table-cell table:formula="of:=IF([.B1903]&lt;=8000;-100;IF([.B1903]&lt;=9000;0;IF([.B1903]&lt;=9750;100;2000)))" office:value-type="float" office:value="-100" calcext:value-type="float">
            <text:p>-100</text:p>
          </table:table-cell>
          <table:table-cell table:formula="of:=AVERAGE([.C$2:.C1903])" office:value-type="float" office:value="-13.4069400630915" calcext:value-type="float">
            <text:p>-13,406940063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RANDBETWEEN(1;10000)" office:value-type="float" office:value="1755" calcext:value-type="float">
            <text:p>1755</text:p>
          </table:table-cell>
          <table:table-cell table:formula="of:=IF([.B1904]&lt;=8000;-100;IF([.B1904]&lt;=9000;0;IF([.B1904]&lt;=9750;100;2000)))" office:value-type="float" office:value="-100" calcext:value-type="float">
            <text:p>-100</text:p>
          </table:table-cell>
          <table:table-cell table:formula="of:=AVERAGE([.C$2:.C1904])" office:value-type="float" office:value="-13.452443510247" calcext:value-type="float">
            <text:p>-13,452443510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RANDBETWEEN(1;10000)" office:value-type="float" office:value="6400" calcext:value-type="float">
            <text:p>6400</text:p>
          </table:table-cell>
          <table:table-cell table:formula="of:=IF([.B1905]&lt;=8000;-100;IF([.B1905]&lt;=9000;0;IF([.B1905]&lt;=9750;100;2000)))" office:value-type="float" office:value="-100" calcext:value-type="float">
            <text:p>-100</text:p>
          </table:table-cell>
          <table:table-cell table:formula="of:=AVERAGE([.C$2:.C1905])" office:value-type="float" office:value="-13.4978991596639" calcext:value-type="float">
            <text:p>-13,497899159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RANDBETWEEN(1;10000)" office:value-type="float" office:value="8833" calcext:value-type="float">
            <text:p>8833</text:p>
          </table:table-cell>
          <table:table-cell table:formula="of:=IF([.B1906]&lt;=8000;-100;IF([.B1906]&lt;=9000;0;IF([.B1906]&lt;=9750;100;2000)))" office:value-type="float" office:value="0" calcext:value-type="float">
            <text:p>0</text:p>
          </table:table-cell>
          <table:table-cell table:formula="of:=AVERAGE([.C$2:.C1906])" office:value-type="float" office:value="-13.490813648294" calcext:value-type="float">
            <text:p>-13,490813648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RANDBETWEEN(1;10000)" office:value-type="float" office:value="7376" calcext:value-type="float">
            <text:p>7376</text:p>
          </table:table-cell>
          <table:table-cell table:formula="of:=IF([.B1907]&lt;=8000;-100;IF([.B1907]&lt;=9000;0;IF([.B1907]&lt;=9750;100;2000)))" office:value-type="float" office:value="-100" calcext:value-type="float">
            <text:p>-100</text:p>
          </table:table-cell>
          <table:table-cell table:formula="of:=AVERAGE([.C$2:.C1907])" office:value-type="float" office:value="-13.5362014690451" calcext:value-type="float">
            <text:p>-13,53620146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RANDBETWEEN(1;10000)" office:value-type="float" office:value="7569" calcext:value-type="float">
            <text:p>7569</text:p>
          </table:table-cell>
          <table:table-cell table:formula="of:=IF([.B1908]&lt;=8000;-100;IF([.B1908]&lt;=9000;0;IF([.B1908]&lt;=9750;100;2000)))" office:value-type="float" office:value="-100" calcext:value-type="float">
            <text:p>-100</text:p>
          </table:table-cell>
          <table:table-cell table:formula="of:=AVERAGE([.C$2:.C1908])" office:value-type="float" office:value="-13.581541688516" calcext:value-type="float">
            <text:p>-13,581541688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RANDBETWEEN(1;10000)" office:value-type="float" office:value="3617" calcext:value-type="float">
            <text:p>3617</text:p>
          </table:table-cell>
          <table:table-cell table:formula="of:=IF([.B1909]&lt;=8000;-100;IF([.B1909]&lt;=9000;0;IF([.B1909]&lt;=9750;100;2000)))" office:value-type="float" office:value="-100" calcext:value-type="float">
            <text:p>-100</text:p>
          </table:table-cell>
          <table:table-cell table:formula="of:=AVERAGE([.C$2:.C1909])" office:value-type="float" office:value="-13.6268343815514" calcext:value-type="float">
            <text:p>-13,626834381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RANDBETWEEN(1;10000)" office:value-type="float" office:value="9732" calcext:value-type="float">
            <text:p>9732</text:p>
          </table:table-cell>
          <table:table-cell table:formula="of:=IF([.B1910]&lt;=8000;-100;IF([.B1910]&lt;=9000;0;IF([.B1910]&lt;=9750;100;2000)))" office:value-type="float" office:value="100" calcext:value-type="float">
            <text:p>100</text:p>
          </table:table-cell>
          <table:table-cell table:formula="of:=AVERAGE([.C$2:.C1910])" office:value-type="float" office:value="-13.5673127291776" calcext:value-type="float">
            <text:p>-13,567312729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RANDBETWEEN(1;10000)" office:value-type="float" office:value="843" calcext:value-type="float">
            <text:p>843</text:p>
          </table:table-cell>
          <table:table-cell table:formula="of:=IF([.B1911]&lt;=8000;-100;IF([.B1911]&lt;=9000;0;IF([.B1911]&lt;=9750;100;2000)))" office:value-type="float" office:value="-100" calcext:value-type="float">
            <text:p>-100</text:p>
          </table:table-cell>
          <table:table-cell table:formula="of:=AVERAGE([.C$2:.C1911])" office:value-type="float" office:value="-13.6125654450262" calcext:value-type="float">
            <text:p>-13,61256544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RANDBETWEEN(1;10000)" office:value-type="float" office:value="3407" calcext:value-type="float">
            <text:p>3407</text:p>
          </table:table-cell>
          <table:table-cell table:formula="of:=IF([.B1912]&lt;=8000;-100;IF([.B1912]&lt;=9000;0;IF([.B1912]&lt;=9750;100;2000)))" office:value-type="float" office:value="-100" calcext:value-type="float">
            <text:p>-100</text:p>
          </table:table-cell>
          <table:table-cell table:formula="of:=AVERAGE([.C$2:.C1912])" office:value-type="float" office:value="-13.6577708006279" calcext:value-type="float">
            <text:p>-13,657770800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RANDBETWEEN(1;10000)" office:value-type="float" office:value="8651" calcext:value-type="float">
            <text:p>8651</text:p>
          </table:table-cell>
          <table:table-cell table:formula="of:=IF([.B1913]&lt;=8000;-100;IF([.B1913]&lt;=9000;0;IF([.B1913]&lt;=9750;100;2000)))" office:value-type="float" office:value="0" calcext:value-type="float">
            <text:p>0</text:p>
          </table:table-cell>
          <table:table-cell table:formula="of:=AVERAGE([.C$2:.C1913])" office:value-type="float" office:value="-13.6506276150628" calcext:value-type="float">
            <text:p>-13,650627615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RANDBETWEEN(1;10000)" office:value-type="float" office:value="5023" calcext:value-type="float">
            <text:p>5023</text:p>
          </table:table-cell>
          <table:table-cell table:formula="of:=IF([.B1914]&lt;=8000;-100;IF([.B1914]&lt;=9000;0;IF([.B1914]&lt;=9750;100;2000)))" office:value-type="float" office:value="-100" calcext:value-type="float">
            <text:p>-100</text:p>
          </table:table-cell>
          <table:table-cell table:formula="of:=AVERAGE([.C$2:.C1914])" office:value-type="float" office:value="-13.6957658128594" calcext:value-type="float">
            <text:p>-13,695765812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RANDBETWEEN(1;10000)" office:value-type="float" office:value="7373" calcext:value-type="float">
            <text:p>7373</text:p>
          </table:table-cell>
          <table:table-cell table:formula="of:=IF([.B1915]&lt;=8000;-100;IF([.B1915]&lt;=9000;0;IF([.B1915]&lt;=9750;100;2000)))" office:value-type="float" office:value="-100" calcext:value-type="float">
            <text:p>-100</text:p>
          </table:table-cell>
          <table:table-cell table:formula="of:=AVERAGE([.C$2:.C1915])" office:value-type="float" office:value="-13.7408568443051" calcext:value-type="float">
            <text:p>-13,740856844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RANDBETWEEN(1;10000)" office:value-type="float" office:value="3906" calcext:value-type="float">
            <text:p>3906</text:p>
          </table:table-cell>
          <table:table-cell table:formula="of:=IF([.B1916]&lt;=8000;-100;IF([.B1916]&lt;=9000;0;IF([.B1916]&lt;=9750;100;2000)))" office:value-type="float" office:value="-100" calcext:value-type="float">
            <text:p>-100</text:p>
          </table:table-cell>
          <table:table-cell table:formula="of:=AVERAGE([.C$2:.C1916])" office:value-type="float" office:value="-13.7859007832898" calcext:value-type="float">
            <text:p>-13,785900783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RANDBETWEEN(1;10000)" office:value-type="float" office:value="5494" calcext:value-type="float">
            <text:p>5494</text:p>
          </table:table-cell>
          <table:table-cell table:formula="of:=IF([.B1917]&lt;=8000;-100;IF([.B1917]&lt;=9000;0;IF([.B1917]&lt;=9750;100;2000)))" office:value-type="float" office:value="-100" calcext:value-type="float">
            <text:p>-100</text:p>
          </table:table-cell>
          <table:table-cell table:formula="of:=AVERAGE([.C$2:.C1917])" office:value-type="float" office:value="-13.8308977035491" calcext:value-type="float">
            <text:p>-13,830897703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RANDBETWEEN(1;10000)" office:value-type="float" office:value="61" calcext:value-type="float">
            <text:p>61</text:p>
          </table:table-cell>
          <table:table-cell table:formula="of:=IF([.B1918]&lt;=8000;-100;IF([.B1918]&lt;=9000;0;IF([.B1918]&lt;=9750;100;2000)))" office:value-type="float" office:value="-100" calcext:value-type="float">
            <text:p>-100</text:p>
          </table:table-cell>
          <table:table-cell table:formula="of:=AVERAGE([.C$2:.C1918])" office:value-type="float" office:value="-13.8758476786646" calcext:value-type="float">
            <text:p>-13,875847678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RANDBETWEEN(1;10000)" office:value-type="float" office:value="9361" calcext:value-type="float">
            <text:p>9361</text:p>
          </table:table-cell>
          <table:table-cell table:formula="of:=IF([.B1919]&lt;=8000;-100;IF([.B1919]&lt;=9000;0;IF([.B1919]&lt;=9750;100;2000)))" office:value-type="float" office:value="100" calcext:value-type="float">
            <text:p>100</text:p>
          </table:table-cell>
          <table:table-cell table:formula="of:=AVERAGE([.C$2:.C1919])" office:value-type="float" office:value="-13.8164754953076" calcext:value-type="float">
            <text:p>-13,816475495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RANDBETWEEN(1;10000)" office:value-type="float" office:value="25" calcext:value-type="float">
            <text:p>25</text:p>
          </table:table-cell>
          <table:table-cell table:formula="of:=IF([.B1920]&lt;=8000;-100;IF([.B1920]&lt;=9000;0;IF([.B1920]&lt;=9750;100;2000)))" office:value-type="float" office:value="-100" calcext:value-type="float">
            <text:p>-100</text:p>
          </table:table-cell>
          <table:table-cell table:formula="of:=AVERAGE([.C$2:.C1920])" office:value-type="float" office:value="-13.8613861386139" calcext:value-type="float">
            <text:p>-13,861386138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RANDBETWEEN(1;10000)" office:value-type="float" office:value="8822" calcext:value-type="float">
            <text:p>8822</text:p>
          </table:table-cell>
          <table:table-cell table:formula="of:=IF([.B1921]&lt;=8000;-100;IF([.B1921]&lt;=9000;0;IF([.B1921]&lt;=9750;100;2000)))" office:value-type="float" office:value="0" calcext:value-type="float">
            <text:p>0</text:p>
          </table:table-cell>
          <table:table-cell table:formula="of:=AVERAGE([.C$2:.C1921])" office:value-type="float" office:value="-13.8541666666667" calcext:value-type="float">
            <text:p>-13,854166666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RANDBETWEEN(1;10000)" office:value-type="float" office:value="9085" calcext:value-type="float">
            <text:p>9085</text:p>
          </table:table-cell>
          <table:table-cell table:formula="of:=IF([.B1922]&lt;=8000;-100;IF([.B1922]&lt;=9000;0;IF([.B1922]&lt;=9750;100;2000)))" office:value-type="float" office:value="100" calcext:value-type="float">
            <text:p>100</text:p>
          </table:table-cell>
          <table:table-cell table:formula="of:=AVERAGE([.C$2:.C1922])" office:value-type="float" office:value="-13.7948984903696" calcext:value-type="float">
            <text:p>-13,794898490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RANDBETWEEN(1;10000)" office:value-type="float" office:value="8538" calcext:value-type="float">
            <text:p>8538</text:p>
          </table:table-cell>
          <table:table-cell table:formula="of:=IF([.B1923]&lt;=8000;-100;IF([.B1923]&lt;=9000;0;IF([.B1923]&lt;=9750;100;2000)))" office:value-type="float" office:value="0" calcext:value-type="float">
            <text:p>0</text:p>
          </table:table-cell>
          <table:table-cell table:formula="of:=AVERAGE([.C$2:.C1923])" office:value-type="float" office:value="-13.7877211238293" calcext:value-type="float">
            <text:p>-13,787721123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RANDBETWEEN(1;10000)" office:value-type="float" office:value="6171" calcext:value-type="float">
            <text:p>6171</text:p>
          </table:table-cell>
          <table:table-cell table:formula="of:=IF([.B1924]&lt;=8000;-100;IF([.B1924]&lt;=9000;0;IF([.B1924]&lt;=9750;100;2000)))" office:value-type="float" office:value="-100" calcext:value-type="float">
            <text:p>-100</text:p>
          </table:table-cell>
          <table:table-cell table:formula="of:=AVERAGE([.C$2:.C1924])" office:value-type="float" office:value="-13.8325533021321" calcext:value-type="float">
            <text:p>-13,832553302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RANDBETWEEN(1;10000)" office:value-type="float" office:value="7799" calcext:value-type="float">
            <text:p>7799</text:p>
          </table:table-cell>
          <table:table-cell table:formula="of:=IF([.B1925]&lt;=8000;-100;IF([.B1925]&lt;=9000;0;IF([.B1925]&lt;=9750;100;2000)))" office:value-type="float" office:value="-100" calcext:value-type="float">
            <text:p>-100</text:p>
          </table:table-cell>
          <table:table-cell table:formula="of:=AVERAGE([.C$2:.C1925])" office:value-type="float" office:value="-13.8773388773389" calcext:value-type="float">
            <text:p>-13,877338877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RANDBETWEEN(1;10000)" office:value-type="float" office:value="2704" calcext:value-type="float">
            <text:p>2704</text:p>
          </table:table-cell>
          <table:table-cell table:formula="of:=IF([.B1926]&lt;=8000;-100;IF([.B1926]&lt;=9000;0;IF([.B1926]&lt;=9750;100;2000)))" office:value-type="float" office:value="-100" calcext:value-type="float">
            <text:p>-100</text:p>
          </table:table-cell>
          <table:table-cell table:formula="of:=AVERAGE([.C$2:.C1926])" office:value-type="float" office:value="-13.9220779220779" calcext:value-type="float">
            <text:p>-13,922077922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RANDBETWEEN(1;10000)" office:value-type="float" office:value="7405" calcext:value-type="float">
            <text:p>7405</text:p>
          </table:table-cell>
          <table:table-cell table:formula="of:=IF([.B1927]&lt;=8000;-100;IF([.B1927]&lt;=9000;0;IF([.B1927]&lt;=9750;100;2000)))" office:value-type="float" office:value="-100" calcext:value-type="float">
            <text:p>-100</text:p>
          </table:table-cell>
          <table:table-cell table:formula="of:=AVERAGE([.C$2:.C1927])" office:value-type="float" office:value="-13.9667705088266" calcext:value-type="float">
            <text:p>-13,966770508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RANDBETWEEN(1;10000)" office:value-type="float" office:value="6521" calcext:value-type="float">
            <text:p>6521</text:p>
          </table:table-cell>
          <table:table-cell table:formula="of:=IF([.B1928]&lt;=8000;-100;IF([.B1928]&lt;=9000;0;IF([.B1928]&lt;=9750;100;2000)))" office:value-type="float" office:value="-100" calcext:value-type="float">
            <text:p>-100</text:p>
          </table:table-cell>
          <table:table-cell table:formula="of:=AVERAGE([.C$2:.C1928])" office:value-type="float" office:value="-14.0114167099118" calcext:value-type="float">
            <text:p>-14,011416709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RANDBETWEEN(1;10000)" office:value-type="float" office:value="2989" calcext:value-type="float">
            <text:p>2989</text:p>
          </table:table-cell>
          <table:table-cell table:formula="of:=IF([.B1929]&lt;=8000;-100;IF([.B1929]&lt;=9000;0;IF([.B1929]&lt;=9750;100;2000)))" office:value-type="float" office:value="-100" calcext:value-type="float">
            <text:p>-100</text:p>
          </table:table-cell>
          <table:table-cell table:formula="of:=AVERAGE([.C$2:.C1929])" office:value-type="float" office:value="-14.0560165975104" calcext:value-type="float">
            <text:p>-14,056016597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RANDBETWEEN(1;10000)" office:value-type="float" office:value="4387" calcext:value-type="float">
            <text:p>4387</text:p>
          </table:table-cell>
          <table:table-cell table:formula="of:=IF([.B1930]&lt;=8000;-100;IF([.B1930]&lt;=9000;0;IF([.B1930]&lt;=9750;100;2000)))" office:value-type="float" office:value="-100" calcext:value-type="float">
            <text:p>-100</text:p>
          </table:table-cell>
          <table:table-cell table:formula="of:=AVERAGE([.C$2:.C1930])" office:value-type="float" office:value="-14.1005702436496" calcext:value-type="float">
            <text:p>-14,100570243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RANDBETWEEN(1;10000)" office:value-type="float" office:value="7551" calcext:value-type="float">
            <text:p>7551</text:p>
          </table:table-cell>
          <table:table-cell table:formula="of:=IF([.B1931]&lt;=8000;-100;IF([.B1931]&lt;=9000;0;IF([.B1931]&lt;=9750;100;2000)))" office:value-type="float" office:value="-100" calcext:value-type="float">
            <text:p>-100</text:p>
          </table:table-cell>
          <table:table-cell table:formula="of:=AVERAGE([.C$2:.C1931])" office:value-type="float" office:value="-14.1450777202073" calcext:value-type="float">
            <text:p>-14,145077720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RANDBETWEEN(1;10000)" office:value-type="float" office:value="4473" calcext:value-type="float">
            <text:p>4473</text:p>
          </table:table-cell>
          <table:table-cell table:formula="of:=IF([.B1932]&lt;=8000;-100;IF([.B1932]&lt;=9000;0;IF([.B1932]&lt;=9750;100;2000)))" office:value-type="float" office:value="-100" calcext:value-type="float">
            <text:p>-100</text:p>
          </table:table-cell>
          <table:table-cell table:formula="of:=AVERAGE([.C$2:.C1932])" office:value-type="float" office:value="-14.1895390989125" calcext:value-type="float">
            <text:p>-14,189539098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RANDBETWEEN(1;10000)" office:value-type="float" office:value="7295" calcext:value-type="float">
            <text:p>7295</text:p>
          </table:table-cell>
          <table:table-cell table:formula="of:=IF([.B1933]&lt;=8000;-100;IF([.B1933]&lt;=9000;0;IF([.B1933]&lt;=9750;100;2000)))" office:value-type="float" office:value="-100" calcext:value-type="float">
            <text:p>-100</text:p>
          </table:table-cell>
          <table:table-cell table:formula="of:=AVERAGE([.C$2:.C1933])" office:value-type="float" office:value="-14.2339544513458" calcext:value-type="float">
            <text:p>-14,233954451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RANDBETWEEN(1;10000)" office:value-type="float" office:value="3862" calcext:value-type="float">
            <text:p>3862</text:p>
          </table:table-cell>
          <table:table-cell table:formula="of:=IF([.B1934]&lt;=8000;-100;IF([.B1934]&lt;=9000;0;IF([.B1934]&lt;=9750;100;2000)))" office:value-type="float" office:value="-100" calcext:value-type="float">
            <text:p>-100</text:p>
          </table:table-cell>
          <table:table-cell table:formula="of:=AVERAGE([.C$2:.C1934])" office:value-type="float" office:value="-14.2783238489395" calcext:value-type="float">
            <text:p>-14,278323848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RANDBETWEEN(1;10000)" office:value-type="float" office:value="2865" calcext:value-type="float">
            <text:p>2865</text:p>
          </table:table-cell>
          <table:table-cell table:formula="of:=IF([.B1935]&lt;=8000;-100;IF([.B1935]&lt;=9000;0;IF([.B1935]&lt;=9750;100;2000)))" office:value-type="float" office:value="-100" calcext:value-type="float">
            <text:p>-100</text:p>
          </table:table-cell>
          <table:table-cell table:formula="of:=AVERAGE([.C$2:.C1935])" office:value-type="float" office:value="-14.3226473629783" calcext:value-type="float">
            <text:p>-14,32264736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RANDBETWEEN(1;10000)" office:value-type="float" office:value="3337" calcext:value-type="float">
            <text:p>3337</text:p>
          </table:table-cell>
          <table:table-cell table:formula="of:=IF([.B1936]&lt;=8000;-100;IF([.B1936]&lt;=9000;0;IF([.B1936]&lt;=9750;100;2000)))" office:value-type="float" office:value="-100" calcext:value-type="float">
            <text:p>-100</text:p>
          </table:table-cell>
          <table:table-cell table:formula="of:=AVERAGE([.C$2:.C1936])" office:value-type="float" office:value="-14.3669250645995" calcext:value-type="float">
            <text:p>-14,366925064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RANDBETWEEN(1;10000)" office:value-type="float" office:value="5700" calcext:value-type="float">
            <text:p>5700</text:p>
          </table:table-cell>
          <table:table-cell table:formula="of:=IF([.B1937]&lt;=8000;-100;IF([.B1937]&lt;=9000;0;IF([.B1937]&lt;=9750;100;2000)))" office:value-type="float" office:value="-100" calcext:value-type="float">
            <text:p>-100</text:p>
          </table:table-cell>
          <table:table-cell table:formula="of:=AVERAGE([.C$2:.C1937])" office:value-type="float" office:value="-14.4111570247934" calcext:value-type="float">
            <text:p>-14,411157024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RANDBETWEEN(1;10000)" office:value-type="float" office:value="5969" calcext:value-type="float">
            <text:p>5969</text:p>
          </table:table-cell>
          <table:table-cell table:formula="of:=IF([.B1938]&lt;=8000;-100;IF([.B1938]&lt;=9000;0;IF([.B1938]&lt;=9750;100;2000)))" office:value-type="float" office:value="-100" calcext:value-type="float">
            <text:p>-100</text:p>
          </table:table-cell>
          <table:table-cell table:formula="of:=AVERAGE([.C$2:.C1938])" office:value-type="float" office:value="-14.4553433144037" calcext:value-type="float">
            <text:p>-14,455343314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RANDBETWEEN(1;10000)" office:value-type="float" office:value="2829" calcext:value-type="float">
            <text:p>2829</text:p>
          </table:table-cell>
          <table:table-cell table:formula="of:=IF([.B1939]&lt;=8000;-100;IF([.B1939]&lt;=9000;0;IF([.B1939]&lt;=9750;100;2000)))" office:value-type="float" office:value="-100" calcext:value-type="float">
            <text:p>-100</text:p>
          </table:table-cell>
          <table:table-cell table:formula="of:=AVERAGE([.C$2:.C1939])" office:value-type="float" office:value="-14.499484004128" calcext:value-type="float">
            <text:p>-14,499484004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RANDBETWEEN(1;10000)" office:value-type="float" office:value="5938" calcext:value-type="float">
            <text:p>5938</text:p>
          </table:table-cell>
          <table:table-cell table:formula="of:=IF([.B1940]&lt;=8000;-100;IF([.B1940]&lt;=9000;0;IF([.B1940]&lt;=9750;100;2000)))" office:value-type="float" office:value="-100" calcext:value-type="float">
            <text:p>-100</text:p>
          </table:table-cell>
          <table:table-cell table:formula="of:=AVERAGE([.C$2:.C1940])" office:value-type="float" office:value="-14.5435791645178" calcext:value-type="float">
            <text:p>-14,543579164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RANDBETWEEN(1;10000)" office:value-type="float" office:value="8298" calcext:value-type="float">
            <text:p>8298</text:p>
          </table:table-cell>
          <table:table-cell table:formula="of:=IF([.B1941]&lt;=8000;-100;IF([.B1941]&lt;=9000;0;IF([.B1941]&lt;=9750;100;2000)))" office:value-type="float" office:value="0" calcext:value-type="float">
            <text:p>0</text:p>
          </table:table-cell>
          <table:table-cell table:formula="of:=AVERAGE([.C$2:.C1941])" office:value-type="float" office:value="-14.5360824742268" calcext:value-type="float">
            <text:p>-14,536082474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RANDBETWEEN(1;10000)" office:value-type="float" office:value="4649" calcext:value-type="float">
            <text:p>4649</text:p>
          </table:table-cell>
          <table:table-cell table:formula="of:=IF([.B1942]&lt;=8000;-100;IF([.B1942]&lt;=9000;0;IF([.B1942]&lt;=9750;100;2000)))" office:value-type="float" office:value="-100" calcext:value-type="float">
            <text:p>-100</text:p>
          </table:table-cell>
          <table:table-cell table:formula="of:=AVERAGE([.C$2:.C1942])" office:value-type="float" office:value="-14.5801133436373" calcext:value-type="float">
            <text:p>-14,580113343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RANDBETWEEN(1;10000)" office:value-type="float" office:value="9371" calcext:value-type="float">
            <text:p>9371</text:p>
          </table:table-cell>
          <table:table-cell table:formula="of:=IF([.B1943]&lt;=8000;-100;IF([.B1943]&lt;=9000;0;IF([.B1943]&lt;=9750;100;2000)))" office:value-type="float" office:value="100" calcext:value-type="float">
            <text:p>100</text:p>
          </table:table-cell>
          <table:table-cell table:formula="of:=AVERAGE([.C$2:.C1943])" office:value-type="float" office:value="-14.5211122554068" calcext:value-type="float">
            <text:p>-14,521112255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RANDBETWEEN(1;10000)" office:value-type="float" office:value="8439" calcext:value-type="float">
            <text:p>8439</text:p>
          </table:table-cell>
          <table:table-cell table:formula="of:=IF([.B1944]&lt;=8000;-100;IF([.B1944]&lt;=9000;0;IF([.B1944]&lt;=9750;100;2000)))" office:value-type="float" office:value="0" calcext:value-type="float">
            <text:p>0</text:p>
          </table:table-cell>
          <table:table-cell table:formula="of:=AVERAGE([.C$2:.C1944])" office:value-type="float" office:value="-14.5136387030365" calcext:value-type="float">
            <text:p>-14,51363870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RANDBETWEEN(1;10000)" office:value-type="float" office:value="8124" calcext:value-type="float">
            <text:p>8124</text:p>
          </table:table-cell>
          <table:table-cell table:formula="of:=IF([.B1945]&lt;=8000;-100;IF([.B1945]&lt;=9000;0;IF([.B1945]&lt;=9750;100;2000)))" office:value-type="float" office:value="0" calcext:value-type="float">
            <text:p>0</text:p>
          </table:table-cell>
          <table:table-cell table:formula="of:=AVERAGE([.C$2:.C1945])" office:value-type="float" office:value="-14.5061728395062" calcext:value-type="float">
            <text:p>-14,506172839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RANDBETWEEN(1;10000)" office:value-type="float" office:value="4127" calcext:value-type="float">
            <text:p>4127</text:p>
          </table:table-cell>
          <table:table-cell table:formula="of:=IF([.B1946]&lt;=8000;-100;IF([.B1946]&lt;=9000;0;IF([.B1946]&lt;=9750;100;2000)))" office:value-type="float" office:value="-100" calcext:value-type="float">
            <text:p>-100</text:p>
          </table:table-cell>
          <table:table-cell table:formula="of:=AVERAGE([.C$2:.C1946])" office:value-type="float" office:value="-14.5501285347044" calcext:value-type="float">
            <text:p>-14,550128534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RANDBETWEEN(1;10000)" office:value-type="float" office:value="6484" calcext:value-type="float">
            <text:p>6484</text:p>
          </table:table-cell>
          <table:table-cell table:formula="of:=IF([.B1947]&lt;=8000;-100;IF([.B1947]&lt;=9000;0;IF([.B1947]&lt;=9750;100;2000)))" office:value-type="float" office:value="-100" calcext:value-type="float">
            <text:p>-100</text:p>
          </table:table-cell>
          <table:table-cell table:formula="of:=AVERAGE([.C$2:.C1947])" office:value-type="float" office:value="-14.5940390544707" calcext:value-type="float">
            <text:p>-14,594039054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RANDBETWEEN(1;10000)" office:value-type="float" office:value="703" calcext:value-type="float">
            <text:p>703</text:p>
          </table:table-cell>
          <table:table-cell table:formula="of:=IF([.B1948]&lt;=8000;-100;IF([.B1948]&lt;=9000;0;IF([.B1948]&lt;=9750;100;2000)))" office:value-type="float" office:value="-100" calcext:value-type="float">
            <text:p>-100</text:p>
          </table:table-cell>
          <table:table-cell table:formula="of:=AVERAGE([.C$2:.C1948])" office:value-type="float" office:value="-14.6379044684129" calcext:value-type="float">
            <text:p>-14,637904468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RANDBETWEEN(1;10000)" office:value-type="float" office:value="6470" calcext:value-type="float">
            <text:p>6470</text:p>
          </table:table-cell>
          <table:table-cell table:formula="of:=IF([.B1949]&lt;=8000;-100;IF([.B1949]&lt;=9000;0;IF([.B1949]&lt;=9750;100;2000)))" office:value-type="float" office:value="-100" calcext:value-type="float">
            <text:p>-100</text:p>
          </table:table-cell>
          <table:table-cell table:formula="of:=AVERAGE([.C$2:.C1949])" office:value-type="float" office:value="-14.6817248459959" calcext:value-type="float">
            <text:p>-14,68172484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RANDBETWEEN(1;10000)" office:value-type="float" office:value="9919" calcext:value-type="float">
            <text:p>9919</text:p>
          </table:table-cell>
          <table:table-cell table:formula="of:=IF([.B1950]&lt;=8000;-100;IF([.B1950]&lt;=9000;0;IF([.B1950]&lt;=9750;100;2000)))" office:value-type="float" office:value="2000" calcext:value-type="float">
            <text:p>2000</text:p>
          </table:table-cell>
          <table:table-cell table:formula="of:=AVERAGE([.C$2:.C1950])" office:value-type="float" office:value="-13.6480246280144" calcext:value-type="float">
            <text:p>-13,64802462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RANDBETWEEN(1;10000)" office:value-type="float" office:value="8042" calcext:value-type="float">
            <text:p>8042</text:p>
          </table:table-cell>
          <table:table-cell table:formula="of:=IF([.B1951]&lt;=8000;-100;IF([.B1951]&lt;=9000;0;IF([.B1951]&lt;=9750;100;2000)))" office:value-type="float" office:value="0" calcext:value-type="float">
            <text:p>0</text:p>
          </table:table-cell>
          <table:table-cell table:formula="of:=AVERAGE([.C$2:.C1951])" office:value-type="float" office:value="-13.6410256410256" calcext:value-type="float">
            <text:p>-13,64102564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RANDBETWEEN(1;10000)" office:value-type="float" office:value="7590" calcext:value-type="float">
            <text:p>7590</text:p>
          </table:table-cell>
          <table:table-cell table:formula="of:=IF([.B1952]&lt;=8000;-100;IF([.B1952]&lt;=9000;0;IF([.B1952]&lt;=9750;100;2000)))" office:value-type="float" office:value="-100" calcext:value-type="float">
            <text:p>-100</text:p>
          </table:table-cell>
          <table:table-cell table:formula="of:=AVERAGE([.C$2:.C1952])" office:value-type="float" office:value="-13.6852895950794" calcext:value-type="float">
            <text:p>-13,685289595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RANDBETWEEN(1;10000)" office:value-type="float" office:value="499" calcext:value-type="float">
            <text:p>499</text:p>
          </table:table-cell>
          <table:table-cell table:formula="of:=IF([.B1953]&lt;=8000;-100;IF([.B1953]&lt;=9000;0;IF([.B1953]&lt;=9750;100;2000)))" office:value-type="float" office:value="-100" calcext:value-type="float">
            <text:p>-100</text:p>
          </table:table-cell>
          <table:table-cell table:formula="of:=AVERAGE([.C$2:.C1953])" office:value-type="float" office:value="-13.7295081967213" calcext:value-type="float">
            <text:p>-13,729508196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RANDBETWEEN(1;10000)" office:value-type="float" office:value="7504" calcext:value-type="float">
            <text:p>7504</text:p>
          </table:table-cell>
          <table:table-cell table:formula="of:=IF([.B1954]&lt;=8000;-100;IF([.B1954]&lt;=9000;0;IF([.B1954]&lt;=9750;100;2000)))" office:value-type="float" office:value="-100" calcext:value-type="float">
            <text:p>-100</text:p>
          </table:table-cell>
          <table:table-cell table:formula="of:=AVERAGE([.C$2:.C1954])" office:value-type="float" office:value="-13.773681515617" calcext:value-type="float">
            <text:p>-13,773681515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RANDBETWEEN(1;10000)" office:value-type="float" office:value="5230" calcext:value-type="float">
            <text:p>5230</text:p>
          </table:table-cell>
          <table:table-cell table:formula="of:=IF([.B1955]&lt;=8000;-100;IF([.B1955]&lt;=9000;0;IF([.B1955]&lt;=9750;100;2000)))" office:value-type="float" office:value="-100" calcext:value-type="float">
            <text:p>-100</text:p>
          </table:table-cell>
          <table:table-cell table:formula="of:=AVERAGE([.C$2:.C1955])" office:value-type="float" office:value="-13.8178096212897" calcext:value-type="float">
            <text:p>-13,817809621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RANDBETWEEN(1;10000)" office:value-type="float" office:value="7036" calcext:value-type="float">
            <text:p>7036</text:p>
          </table:table-cell>
          <table:table-cell table:formula="of:=IF([.B1956]&lt;=8000;-100;IF([.B1956]&lt;=9000;0;IF([.B1956]&lt;=9750;100;2000)))" office:value-type="float" office:value="-100" calcext:value-type="float">
            <text:p>-100</text:p>
          </table:table-cell>
          <table:table-cell table:formula="of:=AVERAGE([.C$2:.C1956])" office:value-type="float" office:value="-13.8618925831202" calcext:value-type="float">
            <text:p>-13,861892583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RANDBETWEEN(1;10000)" office:value-type="float" office:value="1331" calcext:value-type="float">
            <text:p>1331</text:p>
          </table:table-cell>
          <table:table-cell table:formula="of:=IF([.B1957]&lt;=8000;-100;IF([.B1957]&lt;=9000;0;IF([.B1957]&lt;=9750;100;2000)))" office:value-type="float" office:value="-100" calcext:value-type="float">
            <text:p>-100</text:p>
          </table:table-cell>
          <table:table-cell table:formula="of:=AVERAGE([.C$2:.C1957])" office:value-type="float" office:value="-13.9059304703477" calcext:value-type="float">
            <text:p>-13,905930470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RANDBETWEEN(1;10000)" office:value-type="float" office:value="9706" calcext:value-type="float">
            <text:p>9706</text:p>
          </table:table-cell>
          <table:table-cell table:formula="of:=IF([.B1958]&lt;=8000;-100;IF([.B1958]&lt;=9000;0;IF([.B1958]&lt;=9750;100;2000)))" office:value-type="float" office:value="100" calcext:value-type="float">
            <text:p>100</text:p>
          </table:table-cell>
          <table:table-cell table:formula="of:=AVERAGE([.C$2:.C1958])" office:value-type="float" office:value="-13.847726111395" calcext:value-type="float">
            <text:p>-13,847726111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RANDBETWEEN(1;10000)" office:value-type="float" office:value="2632" calcext:value-type="float">
            <text:p>2632</text:p>
          </table:table-cell>
          <table:table-cell table:formula="of:=IF([.B1959]&lt;=8000;-100;IF([.B1959]&lt;=9000;0;IF([.B1959]&lt;=9750;100;2000)))" office:value-type="float" office:value="-100" calcext:value-type="float">
            <text:p>-100</text:p>
          </table:table-cell>
          <table:table-cell table:formula="of:=AVERAGE([.C$2:.C1959])" office:value-type="float" office:value="-13.8917262512768" calcext:value-type="float">
            <text:p>-13,891726251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RANDBETWEEN(1;10000)" office:value-type="float" office:value="8034" calcext:value-type="float">
            <text:p>8034</text:p>
          </table:table-cell>
          <table:table-cell table:formula="of:=IF([.B1960]&lt;=8000;-100;IF([.B1960]&lt;=9000;0;IF([.B1960]&lt;=9750;100;2000)))" office:value-type="float" office:value="0" calcext:value-type="float">
            <text:p>0</text:p>
          </table:table-cell>
          <table:table-cell table:formula="of:=AVERAGE([.C$2:.C1960])" office:value-type="float" office:value="-13.8846350178663" calcext:value-type="float">
            <text:p>-13,884635017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RANDBETWEEN(1;10000)" office:value-type="float" office:value="902" calcext:value-type="float">
            <text:p>902</text:p>
          </table:table-cell>
          <table:table-cell table:formula="of:=IF([.B1961]&lt;=8000;-100;IF([.B1961]&lt;=9000;0;IF([.B1961]&lt;=9750;100;2000)))" office:value-type="float" office:value="-100" calcext:value-type="float">
            <text:p>-100</text:p>
          </table:table-cell>
          <table:table-cell table:formula="of:=AVERAGE([.C$2:.C1961])" office:value-type="float" office:value="-13.9285714285714" calcext:value-type="float">
            <text:p>-13,928571428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RANDBETWEEN(1;10000)" office:value-type="float" office:value="5939" calcext:value-type="float">
            <text:p>5939</text:p>
          </table:table-cell>
          <table:table-cell table:formula="of:=IF([.B1962]&lt;=8000;-100;IF([.B1962]&lt;=9000;0;IF([.B1962]&lt;=9750;100;2000)))" office:value-type="float" office:value="-100" calcext:value-type="float">
            <text:p>-100</text:p>
          </table:table-cell>
          <table:table-cell table:formula="of:=AVERAGE([.C$2:.C1962])" office:value-type="float" office:value="-13.9724630290668" calcext:value-type="float">
            <text:p>-13,972463029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RANDBETWEEN(1;10000)" office:value-type="float" office:value="5173" calcext:value-type="float">
            <text:p>5173</text:p>
          </table:table-cell>
          <table:table-cell table:formula="of:=IF([.B1963]&lt;=8000;-100;IF([.B1963]&lt;=9000;0;IF([.B1963]&lt;=9750;100;2000)))" office:value-type="float" office:value="-100" calcext:value-type="float">
            <text:p>-100</text:p>
          </table:table-cell>
          <table:table-cell table:formula="of:=AVERAGE([.C$2:.C1963])" office:value-type="float" office:value="-14.0163098878695" calcext:value-type="float">
            <text:p>-14,016309887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RANDBETWEEN(1;10000)" office:value-type="float" office:value="7271" calcext:value-type="float">
            <text:p>7271</text:p>
          </table:table-cell>
          <table:table-cell table:formula="of:=IF([.B1964]&lt;=8000;-100;IF([.B1964]&lt;=9000;0;IF([.B1964]&lt;=9750;100;2000)))" office:value-type="float" office:value="-100" calcext:value-type="float">
            <text:p>-100</text:p>
          </table:table-cell>
          <table:table-cell table:formula="of:=AVERAGE([.C$2:.C1964])" office:value-type="float" office:value="-14.0601120733571" calcext:value-type="float">
            <text:p>-14,060112073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RANDBETWEEN(1;10000)" office:value-type="float" office:value="7441" calcext:value-type="float">
            <text:p>7441</text:p>
          </table:table-cell>
          <table:table-cell table:formula="of:=IF([.B1965]&lt;=8000;-100;IF([.B1965]&lt;=9000;0;IF([.B1965]&lt;=9750;100;2000)))" office:value-type="float" office:value="-100" calcext:value-type="float">
            <text:p>-100</text:p>
          </table:table-cell>
          <table:table-cell table:formula="of:=AVERAGE([.C$2:.C1965])" office:value-type="float" office:value="-14.1038696537678" calcext:value-type="float">
            <text:p>-14,103869653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RANDBETWEEN(1;10000)" office:value-type="float" office:value="1449" calcext:value-type="float">
            <text:p>1449</text:p>
          </table:table-cell>
          <table:table-cell table:formula="of:=IF([.B1966]&lt;=8000;-100;IF([.B1966]&lt;=9000;0;IF([.B1966]&lt;=9750;100;2000)))" office:value-type="float" office:value="-100" calcext:value-type="float">
            <text:p>-100</text:p>
          </table:table-cell>
          <table:table-cell table:formula="of:=AVERAGE([.C$2:.C1966])" office:value-type="float" office:value="-14.147582697201" calcext:value-type="float">
            <text:p>-14,147582697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RANDBETWEEN(1;10000)" office:value-type="float" office:value="85" calcext:value-type="float">
            <text:p>85</text:p>
          </table:table-cell>
          <table:table-cell table:formula="of:=IF([.B1967]&lt;=8000;-100;IF([.B1967]&lt;=9000;0;IF([.B1967]&lt;=9750;100;2000)))" office:value-type="float" office:value="-100" calcext:value-type="float">
            <text:p>-100</text:p>
          </table:table-cell>
          <table:table-cell table:formula="of:=AVERAGE([.C$2:.C1967])" office:value-type="float" office:value="-14.1912512716175" calcext:value-type="float">
            <text:p>-14,191251271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RANDBETWEEN(1;10000)" office:value-type="float" office:value="9530" calcext:value-type="float">
            <text:p>9530</text:p>
          </table:table-cell>
          <table:table-cell table:formula="of:=IF([.B1968]&lt;=8000;-100;IF([.B1968]&lt;=9000;0;IF([.B1968]&lt;=9750;100;2000)))" office:value-type="float" office:value="100" calcext:value-type="float">
            <text:p>100</text:p>
          </table:table-cell>
          <table:table-cell table:formula="of:=AVERAGE([.C$2:.C1968])" office:value-type="float" office:value="-14.133197763091" calcext:value-type="float">
            <text:p>-14,133197763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RANDBETWEEN(1;10000)" office:value-type="float" office:value="1038" calcext:value-type="float">
            <text:p>1038</text:p>
          </table:table-cell>
          <table:table-cell table:formula="of:=IF([.B1969]&lt;=8000;-100;IF([.B1969]&lt;=9000;0;IF([.B1969]&lt;=9750;100;2000)))" office:value-type="float" office:value="-100" calcext:value-type="float">
            <text:p>-100</text:p>
          </table:table-cell>
          <table:table-cell table:formula="of:=AVERAGE([.C$2:.C1969])" office:value-type="float" office:value="-14.1768292682927" calcext:value-type="float">
            <text:p>-14,176829268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RANDBETWEEN(1;10000)" office:value-type="float" office:value="5578" calcext:value-type="float">
            <text:p>5578</text:p>
          </table:table-cell>
          <table:table-cell table:formula="of:=IF([.B1970]&lt;=8000;-100;IF([.B1970]&lt;=9000;0;IF([.B1970]&lt;=9750;100;2000)))" office:value-type="float" office:value="-100" calcext:value-type="float">
            <text:p>-100</text:p>
          </table:table-cell>
          <table:table-cell table:formula="of:=AVERAGE([.C$2:.C1970])" office:value-type="float" office:value="-14.2204164550533" calcext:value-type="float">
            <text:p>-14,220416455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RANDBETWEEN(1;10000)" office:value-type="float" office:value="6883" calcext:value-type="float">
            <text:p>6883</text:p>
          </table:table-cell>
          <table:table-cell table:formula="of:=IF([.B1971]&lt;=8000;-100;IF([.B1971]&lt;=9000;0;IF([.B1971]&lt;=9750;100;2000)))" office:value-type="float" office:value="-100" calcext:value-type="float">
            <text:p>-100</text:p>
          </table:table-cell>
          <table:table-cell table:formula="of:=AVERAGE([.C$2:.C1971])" office:value-type="float" office:value="-14.2639593908629" calcext:value-type="float">
            <text:p>-14,263959390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RANDBETWEEN(1;10000)" office:value-type="float" office:value="180" calcext:value-type="float">
            <text:p>180</text:p>
          </table:table-cell>
          <table:table-cell table:formula="of:=IF([.B1972]&lt;=8000;-100;IF([.B1972]&lt;=9000;0;IF([.B1972]&lt;=9750;100;2000)))" office:value-type="float" office:value="-100" calcext:value-type="float">
            <text:p>-100</text:p>
          </table:table-cell>
          <table:table-cell table:formula="of:=AVERAGE([.C$2:.C1972])" office:value-type="float" office:value="-14.3074581430746" calcext:value-type="float">
            <text:p>-14,30745814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RANDBETWEEN(1;10000)" office:value-type="float" office:value="9471" calcext:value-type="float">
            <text:p>9471</text:p>
          </table:table-cell>
          <table:table-cell table:formula="of:=IF([.B1973]&lt;=8000;-100;IF([.B1973]&lt;=9000;0;IF([.B1973]&lt;=9750;100;2000)))" office:value-type="float" office:value="100" calcext:value-type="float">
            <text:p>100</text:p>
          </table:table-cell>
          <table:table-cell table:formula="of:=AVERAGE([.C$2:.C1973])" office:value-type="float" office:value="-14.2494929006085" calcext:value-type="float">
            <text:p>-14,24949290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RANDBETWEEN(1;10000)" office:value-type="float" office:value="4684" calcext:value-type="float">
            <text:p>4684</text:p>
          </table:table-cell>
          <table:table-cell table:formula="of:=IF([.B1974]&lt;=8000;-100;IF([.B1974]&lt;=9000;0;IF([.B1974]&lt;=9750;100;2000)))" office:value-type="float" office:value="-100" calcext:value-type="float">
            <text:p>-100</text:p>
          </table:table-cell>
          <table:table-cell table:formula="of:=AVERAGE([.C$2:.C1974])" office:value-type="float" office:value="-14.2929548910289" calcext:value-type="float">
            <text:p>-14,29295489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RANDBETWEEN(1;10000)" office:value-type="float" office:value="4211" calcext:value-type="float">
            <text:p>4211</text:p>
          </table:table-cell>
          <table:table-cell table:formula="of:=IF([.B1975]&lt;=8000;-100;IF([.B1975]&lt;=9000;0;IF([.B1975]&lt;=9750;100;2000)))" office:value-type="float" office:value="-100" calcext:value-type="float">
            <text:p>-100</text:p>
          </table:table-cell>
          <table:table-cell table:formula="of:=AVERAGE([.C$2:.C1975])" office:value-type="float" office:value="-14.3363728470111" calcext:value-type="float">
            <text:p>-14,33637284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RANDBETWEEN(1;10000)" office:value-type="float" office:value="8168" calcext:value-type="float">
            <text:p>8168</text:p>
          </table:table-cell>
          <table:table-cell table:formula="of:=IF([.B1976]&lt;=8000;-100;IF([.B1976]&lt;=9000;0;IF([.B1976]&lt;=9750;100;2000)))" office:value-type="float" office:value="0" calcext:value-type="float">
            <text:p>0</text:p>
          </table:table-cell>
          <table:table-cell table:formula="of:=AVERAGE([.C$2:.C1976])" office:value-type="float" office:value="-14.3291139240506" calcext:value-type="float">
            <text:p>-14,329113924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RANDBETWEEN(1;10000)" office:value-type="float" office:value="9039" calcext:value-type="float">
            <text:p>9039</text:p>
          </table:table-cell>
          <table:table-cell table:formula="of:=IF([.B1977]&lt;=8000;-100;IF([.B1977]&lt;=9000;0;IF([.B1977]&lt;=9750;100;2000)))" office:value-type="float" office:value="100" calcext:value-type="float">
            <text:p>100</text:p>
          </table:table-cell>
          <table:table-cell table:formula="of:=AVERAGE([.C$2:.C1977])" office:value-type="float" office:value="-14.2712550607287" calcext:value-type="float">
            <text:p>-14,27125506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RANDBETWEEN(1;10000)" office:value-type="float" office:value="5723" calcext:value-type="float">
            <text:p>5723</text:p>
          </table:table-cell>
          <table:table-cell table:formula="of:=IF([.B1978]&lt;=8000;-100;IF([.B1978]&lt;=9000;0;IF([.B1978]&lt;=9750;100;2000)))" office:value-type="float" office:value="-100" calcext:value-type="float">
            <text:p>-100</text:p>
          </table:table-cell>
          <table:table-cell table:formula="of:=AVERAGE([.C$2:.C1978])" office:value-type="float" office:value="-14.3146181082448" calcext:value-type="float">
            <text:p>-14,314618108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RANDBETWEEN(1;10000)" office:value-type="float" office:value="4620" calcext:value-type="float">
            <text:p>4620</text:p>
          </table:table-cell>
          <table:table-cell table:formula="of:=IF([.B1979]&lt;=8000;-100;IF([.B1979]&lt;=9000;0;IF([.B1979]&lt;=9750;100;2000)))" office:value-type="float" office:value="-100" calcext:value-type="float">
            <text:p>-100</text:p>
          </table:table-cell>
          <table:table-cell table:formula="of:=AVERAGE([.C$2:.C1979])" office:value-type="float" office:value="-14.3579373104146" calcext:value-type="float">
            <text:p>-14,357937310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RANDBETWEEN(1;10000)" office:value-type="float" office:value="6084" calcext:value-type="float">
            <text:p>6084</text:p>
          </table:table-cell>
          <table:table-cell table:formula="of:=IF([.B1980]&lt;=8000;-100;IF([.B1980]&lt;=9000;0;IF([.B1980]&lt;=9750;100;2000)))" office:value-type="float" office:value="-100" calcext:value-type="float">
            <text:p>-100</text:p>
          </table:table-cell>
          <table:table-cell table:formula="of:=AVERAGE([.C$2:.C1980])" office:value-type="float" office:value="-14.4012127337039" calcext:value-type="float">
            <text:p>-14,40121273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RANDBETWEEN(1;10000)" office:value-type="float" office:value="998" calcext:value-type="float">
            <text:p>998</text:p>
          </table:table-cell>
          <table:table-cell table:formula="of:=IF([.B1981]&lt;=8000;-100;IF([.B1981]&lt;=9000;0;IF([.B1981]&lt;=9750;100;2000)))" office:value-type="float" office:value="-100" calcext:value-type="float">
            <text:p>-100</text:p>
          </table:table-cell>
          <table:table-cell table:formula="of:=AVERAGE([.C$2:.C1981])" office:value-type="float" office:value="-14.4444444444444" calcext:value-type="float">
            <text:p>-14,444444444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RANDBETWEEN(1;10000)" office:value-type="float" office:value="3185" calcext:value-type="float">
            <text:p>3185</text:p>
          </table:table-cell>
          <table:table-cell table:formula="of:=IF([.B1982]&lt;=8000;-100;IF([.B1982]&lt;=9000;0;IF([.B1982]&lt;=9750;100;2000)))" office:value-type="float" office:value="-100" calcext:value-type="float">
            <text:p>-100</text:p>
          </table:table-cell>
          <table:table-cell table:formula="of:=AVERAGE([.C$2:.C1982])" office:value-type="float" office:value="-14.4876325088339" calcext:value-type="float">
            <text:p>-14,487632508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RANDBETWEEN(1;10000)" office:value-type="float" office:value="4584" calcext:value-type="float">
            <text:p>4584</text:p>
          </table:table-cell>
          <table:table-cell table:formula="of:=IF([.B1983]&lt;=8000;-100;IF([.B1983]&lt;=9000;0;IF([.B1983]&lt;=9750;100;2000)))" office:value-type="float" office:value="-100" calcext:value-type="float">
            <text:p>-100</text:p>
          </table:table-cell>
          <table:table-cell table:formula="of:=AVERAGE([.C$2:.C1983])" office:value-type="float" office:value="-14.5307769929364" calcext:value-type="float">
            <text:p>-14,530776992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RANDBETWEEN(1;10000)" office:value-type="float" office:value="312" calcext:value-type="float">
            <text:p>312</text:p>
          </table:table-cell>
          <table:table-cell table:formula="of:=IF([.B1984]&lt;=8000;-100;IF([.B1984]&lt;=9000;0;IF([.B1984]&lt;=9750;100;2000)))" office:value-type="float" office:value="-100" calcext:value-type="float">
            <text:p>-100</text:p>
          </table:table-cell>
          <table:table-cell table:formula="of:=AVERAGE([.C$2:.C1984])" office:value-type="float" office:value="-14.5738779626828" calcext:value-type="float">
            <text:p>-14,573877962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RANDBETWEEN(1;10000)" office:value-type="float" office:value="1134" calcext:value-type="float">
            <text:p>1134</text:p>
          </table:table-cell>
          <table:table-cell table:formula="of:=IF([.B1985]&lt;=8000;-100;IF([.B1985]&lt;=9000;0;IF([.B1985]&lt;=9750;100;2000)))" office:value-type="float" office:value="-100" calcext:value-type="float">
            <text:p>-100</text:p>
          </table:table-cell>
          <table:table-cell table:formula="of:=AVERAGE([.C$2:.C1985])" office:value-type="float" office:value="-14.616935483871" calcext:value-type="float">
            <text:p>-14,616935483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RANDBETWEEN(1;10000)" office:value-type="float" office:value="4496" calcext:value-type="float">
            <text:p>4496</text:p>
          </table:table-cell>
          <table:table-cell table:formula="of:=IF([.B1986]&lt;=8000;-100;IF([.B1986]&lt;=9000;0;IF([.B1986]&lt;=9750;100;2000)))" office:value-type="float" office:value="-100" calcext:value-type="float">
            <text:p>-100</text:p>
          </table:table-cell>
          <table:table-cell table:formula="of:=AVERAGE([.C$2:.C1986])" office:value-type="float" office:value="-14.6599496221662" calcext:value-type="float">
            <text:p>-14,659949622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RANDBETWEEN(1;10000)" office:value-type="float" office:value="4276" calcext:value-type="float">
            <text:p>4276</text:p>
          </table:table-cell>
          <table:table-cell table:formula="of:=IF([.B1987]&lt;=8000;-100;IF([.B1987]&lt;=9000;0;IF([.B1987]&lt;=9750;100;2000)))" office:value-type="float" office:value="-100" calcext:value-type="float">
            <text:p>-100</text:p>
          </table:table-cell>
          <table:table-cell table:formula="of:=AVERAGE([.C$2:.C1987])" office:value-type="float" office:value="-14.7029204431017" calcext:value-type="float">
            <text:p>-14,702920443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RANDBETWEEN(1;10000)" office:value-type="float" office:value="130" calcext:value-type="float">
            <text:p>130</text:p>
          </table:table-cell>
          <table:table-cell table:formula="of:=IF([.B1988]&lt;=8000;-100;IF([.B1988]&lt;=9000;0;IF([.B1988]&lt;=9750;100;2000)))" office:value-type="float" office:value="-100" calcext:value-type="float">
            <text:p>-100</text:p>
          </table:table-cell>
          <table:table-cell table:formula="of:=AVERAGE([.C$2:.C1988])" office:value-type="float" office:value="-14.7458480120785" calcext:value-type="float">
            <text:p>-14,745848012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RANDBETWEEN(1;10000)" office:value-type="float" office:value="6592" calcext:value-type="float">
            <text:p>6592</text:p>
          </table:table-cell>
          <table:table-cell table:formula="of:=IF([.B1989]&lt;=8000;-100;IF([.B1989]&lt;=9000;0;IF([.B1989]&lt;=9750;100;2000)))" office:value-type="float" office:value="-100" calcext:value-type="float">
            <text:p>-100</text:p>
          </table:table-cell>
          <table:table-cell table:formula="of:=AVERAGE([.C$2:.C1989])" office:value-type="float" office:value="-14.7887323943662" calcext:value-type="float">
            <text:p>-14,788732394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RANDBETWEEN(1;10000)" office:value-type="float" office:value="8189" calcext:value-type="float">
            <text:p>8189</text:p>
          </table:table-cell>
          <table:table-cell table:formula="of:=IF([.B1990]&lt;=8000;-100;IF([.B1990]&lt;=9000;0;IF([.B1990]&lt;=9750;100;2000)))" office:value-type="float" office:value="0" calcext:value-type="float">
            <text:p>0</text:p>
          </table:table-cell>
          <table:table-cell table:formula="of:=AVERAGE([.C$2:.C1990])" office:value-type="float" office:value="-14.7812971342383" calcext:value-type="float">
            <text:p>-14,78129713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RANDBETWEEN(1;10000)" office:value-type="float" office:value="1694" calcext:value-type="float">
            <text:p>1694</text:p>
          </table:table-cell>
          <table:table-cell table:formula="of:=IF([.B1991]&lt;=8000;-100;IF([.B1991]&lt;=9000;0;IF([.B1991]&lt;=9750;100;2000)))" office:value-type="float" office:value="-100" calcext:value-type="float">
            <text:p>-100</text:p>
          </table:table-cell>
          <table:table-cell table:formula="of:=AVERAGE([.C$2:.C1991])" office:value-type="float" office:value="-14.8241206030151" calcext:value-type="float">
            <text:p>-14,82412060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RANDBETWEEN(1;10000)" office:value-type="float" office:value="8747" calcext:value-type="float">
            <text:p>8747</text:p>
          </table:table-cell>
          <table:table-cell table:formula="of:=IF([.B1992]&lt;=8000;-100;IF([.B1992]&lt;=9000;0;IF([.B1992]&lt;=9750;100;2000)))" office:value-type="float" office:value="0" calcext:value-type="float">
            <text:p>0</text:p>
          </table:table-cell>
          <table:table-cell table:formula="of:=AVERAGE([.C$2:.C1992])" office:value-type="float" office:value="-14.8166750376695" calcext:value-type="float">
            <text:p>-14,816675037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RANDBETWEEN(1;10000)" office:value-type="float" office:value="4322" calcext:value-type="float">
            <text:p>4322</text:p>
          </table:table-cell>
          <table:table-cell table:formula="of:=IF([.B1993]&lt;=8000;-100;IF([.B1993]&lt;=9000;0;IF([.B1993]&lt;=9750;100;2000)))" office:value-type="float" office:value="-100" calcext:value-type="float">
            <text:p>-100</text:p>
          </table:table-cell>
          <table:table-cell table:formula="of:=AVERAGE([.C$2:.C1993])" office:value-type="float" office:value="-14.859437751004" calcext:value-type="float">
            <text:p>-14,85943775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RANDBETWEEN(1;10000)" office:value-type="float" office:value="2375" calcext:value-type="float">
            <text:p>2375</text:p>
          </table:table-cell>
          <table:table-cell table:formula="of:=IF([.B1994]&lt;=8000;-100;IF([.B1994]&lt;=9000;0;IF([.B1994]&lt;=9750;100;2000)))" office:value-type="float" office:value="-100" calcext:value-type="float">
            <text:p>-100</text:p>
          </table:table-cell>
          <table:table-cell table:formula="of:=AVERAGE([.C$2:.C1994])" office:value-type="float" office:value="-14.90215755143" calcext:value-type="float">
            <text:p>-14,902157551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RANDBETWEEN(1;10000)" office:value-type="float" office:value="9632" calcext:value-type="float">
            <text:p>9632</text:p>
          </table:table-cell>
          <table:table-cell table:formula="of:=IF([.B1995]&lt;=8000;-100;IF([.B1995]&lt;=9000;0;IF([.B1995]&lt;=9750;100;2000)))" office:value-type="float" office:value="100" calcext:value-type="float">
            <text:p>100</text:p>
          </table:table-cell>
          <table:table-cell table:formula="of:=AVERAGE([.C$2:.C1995])" office:value-type="float" office:value="-14.8445336008024" calcext:value-type="float">
            <text:p>-14,844533600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RANDBETWEEN(1;10000)" office:value-type="float" office:value="8364" calcext:value-type="float">
            <text:p>8364</text:p>
          </table:table-cell>
          <table:table-cell table:formula="of:=IF([.B1996]&lt;=8000;-100;IF([.B1996]&lt;=9000;0;IF([.B1996]&lt;=9750;100;2000)))" office:value-type="float" office:value="0" calcext:value-type="float">
            <text:p>0</text:p>
          </table:table-cell>
          <table:table-cell table:formula="of:=AVERAGE([.C$2:.C1996])" office:value-type="float" office:value="-14.8370927318296" calcext:value-type="float">
            <text:p>-14,83709273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RANDBETWEEN(1;10000)" office:value-type="float" office:value="3083" calcext:value-type="float">
            <text:p>3083</text:p>
          </table:table-cell>
          <table:table-cell table:formula="of:=IF([.B1997]&lt;=8000;-100;IF([.B1997]&lt;=9000;0;IF([.B1997]&lt;=9750;100;2000)))" office:value-type="float" office:value="-100" calcext:value-type="float">
            <text:p>-100</text:p>
          </table:table-cell>
          <table:table-cell table:formula="of:=AVERAGE([.C$2:.C1997])" office:value-type="float" office:value="-14.8797595190381" calcext:value-type="float">
            <text:p>-14,87975951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RANDBETWEEN(1;10000)" office:value-type="float" office:value="4681" calcext:value-type="float">
            <text:p>4681</text:p>
          </table:table-cell>
          <table:table-cell table:formula="of:=IF([.B1998]&lt;=8000;-100;IF([.B1998]&lt;=9000;0;IF([.B1998]&lt;=9750;100;2000)))" office:value-type="float" office:value="-100" calcext:value-type="float">
            <text:p>-100</text:p>
          </table:table-cell>
          <table:table-cell table:formula="of:=AVERAGE([.C$2:.C1998])" office:value-type="float" office:value="-14.922383575363" calcext:value-type="float">
            <text:p>-14,92238357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RANDBETWEEN(1;10000)" office:value-type="float" office:value="656" calcext:value-type="float">
            <text:p>656</text:p>
          </table:table-cell>
          <table:table-cell table:formula="of:=IF([.B1999]&lt;=8000;-100;IF([.B1999]&lt;=9000;0;IF([.B1999]&lt;=9750;100;2000)))" office:value-type="float" office:value="-100" calcext:value-type="float">
            <text:p>-100</text:p>
          </table:table-cell>
          <table:table-cell table:formula="of:=AVERAGE([.C$2:.C1999])" office:value-type="float" office:value="-14.964964964965" calcext:value-type="float">
            <text:p>-14,96496496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RANDBETWEEN(1;10000)" office:value-type="float" office:value="1197" calcext:value-type="float">
            <text:p>1197</text:p>
          </table:table-cell>
          <table:table-cell table:formula="of:=IF([.B2000]&lt;=8000;-100;IF([.B2000]&lt;=9000;0;IF([.B2000]&lt;=9750;100;2000)))" office:value-type="float" office:value="-100" calcext:value-type="float">
            <text:p>-100</text:p>
          </table:table-cell>
          <table:table-cell table:formula="of:=AVERAGE([.C$2:.C2000])" office:value-type="float" office:value="-15.0075037518759" calcext:value-type="float">
            <text:p>-15,00750375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RANDBETWEEN(1;10000)" office:value-type="float" office:value="8333" calcext:value-type="float">
            <text:p>8333</text:p>
          </table:table-cell>
          <table:table-cell table:formula="of:=IF([.B2001]&lt;=8000;-100;IF([.B2001]&lt;=9000;0;IF([.B2001]&lt;=9750;100;2000)))" office:value-type="float" office:value="0" calcext:value-type="float">
            <text:p>0</text:p>
          </table:table-cell>
          <table:table-cell table:formula="of:=AVERAGE([.C$2:.C2001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RANDBETWEEN(1;10000)" office:value-type="float" office:value="2783" calcext:value-type="float">
            <text:p>2783</text:p>
          </table:table-cell>
          <table:table-cell table:formula="of:=IF([.B2002]&lt;=8000;-100;IF([.B2002]&lt;=9000;0;IF([.B2002]&lt;=9750;100;2000)))" office:value-type="float" office:value="-100" calcext:value-type="float">
            <text:p>-100</text:p>
          </table:table-cell>
          <table:table-cell table:formula="of:=AVERAGE([.C$2:.C2002])" office:value-type="float" office:value="-15.0424787606197" calcext:value-type="float">
            <text:p>-15,04247876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RANDBETWEEN(1;10000)" office:value-type="float" office:value="3973" calcext:value-type="float">
            <text:p>3973</text:p>
          </table:table-cell>
          <table:table-cell table:formula="of:=IF([.B2003]&lt;=8000;-100;IF([.B2003]&lt;=9000;0;IF([.B2003]&lt;=9750;100;2000)))" office:value-type="float" office:value="-100" calcext:value-type="float">
            <text:p>-100</text:p>
          </table:table-cell>
          <table:table-cell table:formula="of:=AVERAGE([.C$2:.C2003])" office:value-type="float" office:value="-15.0849150849151" calcext:value-type="float">
            <text:p>-15,08491508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RANDBETWEEN(1;10000)" office:value-type="float" office:value="6308" calcext:value-type="float">
            <text:p>6308</text:p>
          </table:table-cell>
          <table:table-cell table:formula="of:=IF([.B2004]&lt;=8000;-100;IF([.B2004]&lt;=9000;0;IF([.B2004]&lt;=9750;100;2000)))" office:value-type="float" office:value="-100" calcext:value-type="float">
            <text:p>-100</text:p>
          </table:table-cell>
          <table:table-cell table:formula="of:=AVERAGE([.C$2:.C2004])" office:value-type="float" office:value="-15.1273090364453" calcext:value-type="float">
            <text:p>-15,127309036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RANDBETWEEN(1;10000)" office:value-type="float" office:value="1106" calcext:value-type="float">
            <text:p>1106</text:p>
          </table:table-cell>
          <table:table-cell table:formula="of:=IF([.B2005]&lt;=8000;-100;IF([.B2005]&lt;=9000;0;IF([.B2005]&lt;=9750;100;2000)))" office:value-type="float" office:value="-100" calcext:value-type="float">
            <text:p>-100</text:p>
          </table:table-cell>
          <table:table-cell table:formula="of:=AVERAGE([.C$2:.C2005])" office:value-type="float" office:value="-15.1696606786427" calcext:value-type="float">
            <text:p>-15,16966067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RANDBETWEEN(1;10000)" office:value-type="float" office:value="7964" calcext:value-type="float">
            <text:p>7964</text:p>
          </table:table-cell>
          <table:table-cell table:formula="of:=IF([.B2006]&lt;=8000;-100;IF([.B2006]&lt;=9000;0;IF([.B2006]&lt;=9750;100;2000)))" office:value-type="float" office:value="-100" calcext:value-type="float">
            <text:p>-100</text:p>
          </table:table-cell>
          <table:table-cell table:formula="of:=AVERAGE([.C$2:.C2006])" office:value-type="float" office:value="-15.211970074813" calcext:value-type="float">
            <text:p>-15,211970074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RANDBETWEEN(1;10000)" office:value-type="float" office:value="1123" calcext:value-type="float">
            <text:p>1123</text:p>
          </table:table-cell>
          <table:table-cell table:formula="of:=IF([.B2007]&lt;=8000;-100;IF([.B2007]&lt;=9000;0;IF([.B2007]&lt;=9750;100;2000)))" office:value-type="float" office:value="-100" calcext:value-type="float">
            <text:p>-100</text:p>
          </table:table-cell>
          <table:table-cell table:formula="of:=AVERAGE([.C$2:.C2007])" office:value-type="float" office:value="-15.2542372881356" calcext:value-type="float">
            <text:p>-15,254237288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RANDBETWEEN(1;10000)" office:value-type="float" office:value="193" calcext:value-type="float">
            <text:p>193</text:p>
          </table:table-cell>
          <table:table-cell table:formula="of:=IF([.B2008]&lt;=8000;-100;IF([.B2008]&lt;=9000;0;IF([.B2008]&lt;=9750;100;2000)))" office:value-type="float" office:value="-100" calcext:value-type="float">
            <text:p>-100</text:p>
          </table:table-cell>
          <table:table-cell table:formula="of:=AVERAGE([.C$2:.C2008])" office:value-type="float" office:value="-15.2964623816642" calcext:value-type="float">
            <text:p>-15,296462381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RANDBETWEEN(1;10000)" office:value-type="float" office:value="1176" calcext:value-type="float">
            <text:p>1176</text:p>
          </table:table-cell>
          <table:table-cell table:formula="of:=IF([.B2009]&lt;=8000;-100;IF([.B2009]&lt;=9000;0;IF([.B2009]&lt;=9750;100;2000)))" office:value-type="float" office:value="-100" calcext:value-type="float">
            <text:p>-100</text:p>
          </table:table-cell>
          <table:table-cell table:formula="of:=AVERAGE([.C$2:.C2009])" office:value-type="float" office:value="-15.3386454183267" calcext:value-type="float">
            <text:p>-15,33864541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RANDBETWEEN(1;10000)" office:value-type="float" office:value="6811" calcext:value-type="float">
            <text:p>6811</text:p>
          </table:table-cell>
          <table:table-cell table:formula="of:=IF([.B2010]&lt;=8000;-100;IF([.B2010]&lt;=9000;0;IF([.B2010]&lt;=9750;100;2000)))" office:value-type="float" office:value="-100" calcext:value-type="float">
            <text:p>-100</text:p>
          </table:table-cell>
          <table:table-cell table:formula="of:=AVERAGE([.C$2:.C2010])" office:value-type="float" office:value="-15.3807864609258" calcext:value-type="float">
            <text:p>-15,38078646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RANDBETWEEN(1;10000)" office:value-type="float" office:value="5860" calcext:value-type="float">
            <text:p>5860</text:p>
          </table:table-cell>
          <table:table-cell table:formula="of:=IF([.B2011]&lt;=8000;-100;IF([.B2011]&lt;=9000;0;IF([.B2011]&lt;=9750;100;2000)))" office:value-type="float" office:value="-100" calcext:value-type="float">
            <text:p>-100</text:p>
          </table:table-cell>
          <table:table-cell table:formula="of:=AVERAGE([.C$2:.C2011])" office:value-type="float" office:value="-15.4228855721393" calcext:value-type="float">
            <text:p>-15,42288557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RANDBETWEEN(1;10000)" office:value-type="float" office:value="6910" calcext:value-type="float">
            <text:p>6910</text:p>
          </table:table-cell>
          <table:table-cell table:formula="of:=IF([.B2012]&lt;=8000;-100;IF([.B2012]&lt;=9000;0;IF([.B2012]&lt;=9750;100;2000)))" office:value-type="float" office:value="-100" calcext:value-type="float">
            <text:p>-100</text:p>
          </table:table-cell>
          <table:table-cell table:formula="of:=AVERAGE([.C$2:.C2012])" office:value-type="float" office:value="-15.4649428145201" calcext:value-type="float">
            <text:p>-15,464942814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RANDBETWEEN(1;10000)" office:value-type="float" office:value="8779" calcext:value-type="float">
            <text:p>8779</text:p>
          </table:table-cell>
          <table:table-cell table:formula="of:=IF([.B2013]&lt;=8000;-100;IF([.B2013]&lt;=9000;0;IF([.B2013]&lt;=9750;100;2000)))" office:value-type="float" office:value="0" calcext:value-type="float">
            <text:p>0</text:p>
          </table:table-cell>
          <table:table-cell table:formula="of:=AVERAGE([.C$2:.C2013])" office:value-type="float" office:value="-15.4572564612326" calcext:value-type="float">
            <text:p>-15,45725646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RANDBETWEEN(1;10000)" office:value-type="float" office:value="4202" calcext:value-type="float">
            <text:p>4202</text:p>
          </table:table-cell>
          <table:table-cell table:formula="of:=IF([.B2014]&lt;=8000;-100;IF([.B2014]&lt;=9000;0;IF([.B2014]&lt;=9750;100;2000)))" office:value-type="float" office:value="-100" calcext:value-type="float">
            <text:p>-100</text:p>
          </table:table-cell>
          <table:table-cell table:formula="of:=AVERAGE([.C$2:.C2014])" office:value-type="float" office:value="-15.4992548435171" calcext:value-type="float">
            <text:p>-15,49925484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RANDBETWEEN(1;10000)" office:value-type="float" office:value="5102" calcext:value-type="float">
            <text:p>5102</text:p>
          </table:table-cell>
          <table:table-cell table:formula="of:=IF([.B2015]&lt;=8000;-100;IF([.B2015]&lt;=9000;0;IF([.B2015]&lt;=9750;100;2000)))" office:value-type="float" office:value="-100" calcext:value-type="float">
            <text:p>-100</text:p>
          </table:table-cell>
          <table:table-cell table:formula="of:=AVERAGE([.C$2:.C2015])" office:value-type="float" office:value="-15.5412115193644" calcext:value-type="float">
            <text:p>-15,54121151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RANDBETWEEN(1;10000)" office:value-type="float" office:value="3441" calcext:value-type="float">
            <text:p>3441</text:p>
          </table:table-cell>
          <table:table-cell table:formula="of:=IF([.B2016]&lt;=8000;-100;IF([.B2016]&lt;=9000;0;IF([.B2016]&lt;=9750;100;2000)))" office:value-type="float" office:value="-100" calcext:value-type="float">
            <text:p>-100</text:p>
          </table:table-cell>
          <table:table-cell table:formula="of:=AVERAGE([.C$2:.C2016])" office:value-type="float" office:value="-15.5831265508685" calcext:value-type="float">
            <text:p>-15,58312655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RANDBETWEEN(1;10000)" office:value-type="float" office:value="1572" calcext:value-type="float">
            <text:p>1572</text:p>
          </table:table-cell>
          <table:table-cell table:formula="of:=IF([.B2017]&lt;=8000;-100;IF([.B2017]&lt;=9000;0;IF([.B2017]&lt;=9750;100;2000)))" office:value-type="float" office:value="-100" calcext:value-type="float">
            <text:p>-100</text:p>
          </table:table-cell>
          <table:table-cell table:formula="of:=AVERAGE([.C$2:.C2017])" office:value-type="float" office:value="-15.625" calcext:value-type="float">
            <text:p>-15,6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RANDBETWEEN(1;10000)" office:value-type="float" office:value="4886" calcext:value-type="float">
            <text:p>4886</text:p>
          </table:table-cell>
          <table:table-cell table:formula="of:=IF([.B2018]&lt;=8000;-100;IF([.B2018]&lt;=9000;0;IF([.B2018]&lt;=9750;100;2000)))" office:value-type="float" office:value="-100" calcext:value-type="float">
            <text:p>-100</text:p>
          </table:table-cell>
          <table:table-cell table:formula="of:=AVERAGE([.C$2:.C2018])" office:value-type="float" office:value="-15.6668319286068" calcext:value-type="float">
            <text:p>-15,66683192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RANDBETWEEN(1;10000)" office:value-type="float" office:value="3306" calcext:value-type="float">
            <text:p>3306</text:p>
          </table:table-cell>
          <table:table-cell table:formula="of:=IF([.B2019]&lt;=8000;-100;IF([.B2019]&lt;=9000;0;IF([.B2019]&lt;=9750;100;2000)))" office:value-type="float" office:value="-100" calcext:value-type="float">
            <text:p>-100</text:p>
          </table:table-cell>
          <table:table-cell table:formula="of:=AVERAGE([.C$2:.C2019])" office:value-type="float" office:value="-15.7086223984143" calcext:value-type="float">
            <text:p>-15,708622398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RANDBETWEEN(1;10000)" office:value-type="float" office:value="2857" calcext:value-type="float">
            <text:p>2857</text:p>
          </table:table-cell>
          <table:table-cell table:formula="of:=IF([.B2020]&lt;=8000;-100;IF([.B2020]&lt;=9000;0;IF([.B2020]&lt;=9750;100;2000)))" office:value-type="float" office:value="-100" calcext:value-type="float">
            <text:p>-100</text:p>
          </table:table-cell>
          <table:table-cell table:formula="of:=AVERAGE([.C$2:.C2020])" office:value-type="float" office:value="-15.7503714710253" calcext:value-type="float">
            <text:p>-15,7503714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RANDBETWEEN(1;10000)" office:value-type="float" office:value="7566" calcext:value-type="float">
            <text:p>7566</text:p>
          </table:table-cell>
          <table:table-cell table:formula="of:=IF([.B2021]&lt;=8000;-100;IF([.B2021]&lt;=9000;0;IF([.B2021]&lt;=9750;100;2000)))" office:value-type="float" office:value="-100" calcext:value-type="float">
            <text:p>-100</text:p>
          </table:table-cell>
          <table:table-cell table:formula="of:=AVERAGE([.C$2:.C2021])" office:value-type="float" office:value="-15.7920792079208" calcext:value-type="float">
            <text:p>-15,792079207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RANDBETWEEN(1;10000)" office:value-type="float" office:value="8185" calcext:value-type="float">
            <text:p>8185</text:p>
          </table:table-cell>
          <table:table-cell table:formula="of:=IF([.B2022]&lt;=8000;-100;IF([.B2022]&lt;=9000;0;IF([.B2022]&lt;=9750;100;2000)))" office:value-type="float" office:value="0" calcext:value-type="float">
            <text:p>0</text:p>
          </table:table-cell>
          <table:table-cell table:formula="of:=AVERAGE([.C$2:.C2022])" office:value-type="float" office:value="-15.78426521524" calcext:value-type="float">
            <text:p>-15,784265215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RANDBETWEEN(1;10000)" office:value-type="float" office:value="3713" calcext:value-type="float">
            <text:p>3713</text:p>
          </table:table-cell>
          <table:table-cell table:formula="of:=IF([.B2023]&lt;=8000;-100;IF([.B2023]&lt;=9000;0;IF([.B2023]&lt;=9750;100;2000)))" office:value-type="float" office:value="-100" calcext:value-type="float">
            <text:p>-100</text:p>
          </table:table-cell>
          <table:table-cell table:formula="of:=AVERAGE([.C$2:.C2023])" office:value-type="float" office:value="-15.8259149357072" calcext:value-type="float">
            <text:p>-15,825914935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RANDBETWEEN(1;10000)" office:value-type="float" office:value="4885" calcext:value-type="float">
            <text:p>4885</text:p>
          </table:table-cell>
          <table:table-cell table:formula="of:=IF([.B2024]&lt;=8000;-100;IF([.B2024]&lt;=9000;0;IF([.B2024]&lt;=9750;100;2000)))" office:value-type="float" office:value="-100" calcext:value-type="float">
            <text:p>-100</text:p>
          </table:table-cell>
          <table:table-cell table:formula="of:=AVERAGE([.C$2:.C2024])" office:value-type="float" office:value="-15.8675234799802" calcext:value-type="float">
            <text:p>-15,8675234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RANDBETWEEN(1;10000)" office:value-type="float" office:value="1368" calcext:value-type="float">
            <text:p>1368</text:p>
          </table:table-cell>
          <table:table-cell table:formula="of:=IF([.B2025]&lt;=8000;-100;IF([.B2025]&lt;=9000;0;IF([.B2025]&lt;=9750;100;2000)))" office:value-type="float" office:value="-100" calcext:value-type="float">
            <text:p>-100</text:p>
          </table:table-cell>
          <table:table-cell table:formula="of:=AVERAGE([.C$2:.C2025])" office:value-type="float" office:value="-15.9090909090909" calcext:value-type="float">
            <text:p>-15,909090909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RANDBETWEEN(1;10000)" office:value-type="float" office:value="7092" calcext:value-type="float">
            <text:p>7092</text:p>
          </table:table-cell>
          <table:table-cell table:formula="of:=IF([.B2026]&lt;=8000;-100;IF([.B2026]&lt;=9000;0;IF([.B2026]&lt;=9750;100;2000)))" office:value-type="float" office:value="-100" calcext:value-type="float">
            <text:p>-100</text:p>
          </table:table-cell>
          <table:table-cell table:formula="of:=AVERAGE([.C$2:.C2026])" office:value-type="float" office:value="-15.9506172839506" calcext:value-type="float">
            <text:p>-15,95061728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RANDBETWEEN(1;10000)" office:value-type="float" office:value="6871" calcext:value-type="float">
            <text:p>6871</text:p>
          </table:table-cell>
          <table:table-cell table:formula="of:=IF([.B2027]&lt;=8000;-100;IF([.B2027]&lt;=9000;0;IF([.B2027]&lt;=9750;100;2000)))" office:value-type="float" office:value="-100" calcext:value-type="float">
            <text:p>-100</text:p>
          </table:table-cell>
          <table:table-cell table:formula="of:=AVERAGE([.C$2:.C2027])" office:value-type="float" office:value="-15.9921026653504" calcext:value-type="float">
            <text:p>-15,9921026654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RANDBETWEEN(1;10000)" office:value-type="float" office:value="8365" calcext:value-type="float">
            <text:p>8365</text:p>
          </table:table-cell>
          <table:table-cell table:formula="of:=IF([.B2028]&lt;=8000;-100;IF([.B2028]&lt;=9000;0;IF([.B2028]&lt;=9750;100;2000)))" office:value-type="float" office:value="0" calcext:value-type="float">
            <text:p>0</text:p>
          </table:table-cell>
          <table:table-cell table:formula="of:=AVERAGE([.C$2:.C2028])" office:value-type="float" office:value="-15.9842131228416" calcext:value-type="float">
            <text:p>-15,984213122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RANDBETWEEN(1;10000)" office:value-type="float" office:value="785" calcext:value-type="float">
            <text:p>785</text:p>
          </table:table-cell>
          <table:table-cell table:formula="of:=IF([.B2029]&lt;=8000;-100;IF([.B2029]&lt;=9000;0;IF([.B2029]&lt;=9750;100;2000)))" office:value-type="float" office:value="-100" calcext:value-type="float">
            <text:p>-100</text:p>
          </table:table-cell>
          <table:table-cell table:formula="of:=AVERAGE([.C$2:.C2029])" office:value-type="float" office:value="-16.025641025641" calcext:value-type="float">
            <text:p>-16,025641025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RANDBETWEEN(1;10000)" office:value-type="float" office:value="2293" calcext:value-type="float">
            <text:p>2293</text:p>
          </table:table-cell>
          <table:table-cell table:formula="of:=IF([.B2030]&lt;=8000;-100;IF([.B2030]&lt;=9000;0;IF([.B2030]&lt;=9750;100;2000)))" office:value-type="float" office:value="-100" calcext:value-type="float">
            <text:p>-100</text:p>
          </table:table-cell>
          <table:table-cell table:formula="of:=AVERAGE([.C$2:.C2030])" office:value-type="float" office:value="-16.0670280926565" calcext:value-type="float">
            <text:p>-16,067028092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RANDBETWEEN(1;10000)" office:value-type="float" office:value="9943" calcext:value-type="float">
            <text:p>9943</text:p>
          </table:table-cell>
          <table:table-cell table:formula="of:=IF([.B2031]&lt;=8000;-100;IF([.B2031]&lt;=9000;0;IF([.B2031]&lt;=9750;100;2000)))" office:value-type="float" office:value="2000" calcext:value-type="float">
            <text:p>2000</text:p>
          </table:table-cell>
          <table:table-cell table:formula="of:=AVERAGE([.C$2:.C2031])" office:value-type="float" office:value="-15.0738916256158" calcext:value-type="float">
            <text:p>-15,073891625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RANDBETWEEN(1;10000)" office:value-type="float" office:value="18" calcext:value-type="float">
            <text:p>18</text:p>
          </table:table-cell>
          <table:table-cell table:formula="of:=IF([.B2032]&lt;=8000;-100;IF([.B2032]&lt;=9000;0;IF([.B2032]&lt;=9750;100;2000)))" office:value-type="float" office:value="-100" calcext:value-type="float">
            <text:p>-100</text:p>
          </table:table-cell>
          <table:table-cell table:formula="of:=AVERAGE([.C$2:.C2032])" office:value-type="float" office:value="-15.1157065484983" calcext:value-type="float">
            <text:p>-15,115706548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RANDBETWEEN(1;10000)" office:value-type="float" office:value="5962" calcext:value-type="float">
            <text:p>5962</text:p>
          </table:table-cell>
          <table:table-cell table:formula="of:=IF([.B2033]&lt;=8000;-100;IF([.B2033]&lt;=9000;0;IF([.B2033]&lt;=9750;100;2000)))" office:value-type="float" office:value="-100" calcext:value-type="float">
            <text:p>-100</text:p>
          </table:table-cell>
          <table:table-cell table:formula="of:=AVERAGE([.C$2:.C2033])" office:value-type="float" office:value="-15.1574803149606" calcext:value-type="float">
            <text:p>-15,15748031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RANDBETWEEN(1;10000)" office:value-type="float" office:value="7288" calcext:value-type="float">
            <text:p>7288</text:p>
          </table:table-cell>
          <table:table-cell table:formula="of:=IF([.B2034]&lt;=8000;-100;IF([.B2034]&lt;=9000;0;IF([.B2034]&lt;=9750;100;2000)))" office:value-type="float" office:value="-100" calcext:value-type="float">
            <text:p>-100</text:p>
          </table:table-cell>
          <table:table-cell table:formula="of:=AVERAGE([.C$2:.C2034])" office:value-type="float" office:value="-15.1992129857354" calcext:value-type="float">
            <text:p>-15,199212985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RANDBETWEEN(1;10000)" office:value-type="float" office:value="9470" calcext:value-type="float">
            <text:p>9470</text:p>
          </table:table-cell>
          <table:table-cell table:formula="of:=IF([.B2035]&lt;=8000;-100;IF([.B2035]&lt;=9000;0;IF([.B2035]&lt;=9750;100;2000)))" office:value-type="float" office:value="100" calcext:value-type="float">
            <text:p>100</text:p>
          </table:table-cell>
          <table:table-cell table:formula="of:=AVERAGE([.C$2:.C2035])" office:value-type="float" office:value="-15.1425762045231" calcext:value-type="float">
            <text:p>-15,142576204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RANDBETWEEN(1;10000)" office:value-type="float" office:value="1207" calcext:value-type="float">
            <text:p>1207</text:p>
          </table:table-cell>
          <table:table-cell table:formula="of:=IF([.B2036]&lt;=8000;-100;IF([.B2036]&lt;=9000;0;IF([.B2036]&lt;=9750;100;2000)))" office:value-type="float" office:value="-100" calcext:value-type="float">
            <text:p>-100</text:p>
          </table:table-cell>
          <table:table-cell table:formula="of:=AVERAGE([.C$2:.C2036])" office:value-type="float" office:value="-15.1842751842752" calcext:value-type="float">
            <text:p>-15,1842751843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RANDBETWEEN(1;10000)" office:value-type="float" office:value="6908" calcext:value-type="float">
            <text:p>6908</text:p>
          </table:table-cell>
          <table:table-cell table:formula="of:=IF([.B2037]&lt;=8000;-100;IF([.B2037]&lt;=9000;0;IF([.B2037]&lt;=9750;100;2000)))" office:value-type="float" office:value="-100" calcext:value-type="float">
            <text:p>-100</text:p>
          </table:table-cell>
          <table:table-cell table:formula="of:=AVERAGE([.C$2:.C2037])" office:value-type="float" office:value="-15.2259332023576" calcext:value-type="float">
            <text:p>-15,225933202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RANDBETWEEN(1;10000)" office:value-type="float" office:value="6587" calcext:value-type="float">
            <text:p>6587</text:p>
          </table:table-cell>
          <table:table-cell table:formula="of:=IF([.B2038]&lt;=8000;-100;IF([.B2038]&lt;=9000;0;IF([.B2038]&lt;=9750;100;2000)))" office:value-type="float" office:value="-100" calcext:value-type="float">
            <text:p>-100</text:p>
          </table:table-cell>
          <table:table-cell table:formula="of:=AVERAGE([.C$2:.C2038])" office:value-type="float" office:value="-15.2675503190967" calcext:value-type="float">
            <text:p>-15,267550319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RANDBETWEEN(1;10000)" office:value-type="float" office:value="8225" calcext:value-type="float">
            <text:p>8225</text:p>
          </table:table-cell>
          <table:table-cell table:formula="of:=IF([.B2039]&lt;=8000;-100;IF([.B2039]&lt;=9000;0;IF([.B2039]&lt;=9750;100;2000)))" office:value-type="float" office:value="0" calcext:value-type="float">
            <text:p>0</text:p>
          </table:table-cell>
          <table:table-cell table:formula="of:=AVERAGE([.C$2:.C2039])" office:value-type="float" office:value="-15.2600588812561" calcext:value-type="float">
            <text:p>-15,260058881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RANDBETWEEN(1;10000)" office:value-type="float" office:value="9210" calcext:value-type="float">
            <text:p>9210</text:p>
          </table:table-cell>
          <table:table-cell table:formula="of:=IF([.B2040]&lt;=8000;-100;IF([.B2040]&lt;=9000;0;IF([.B2040]&lt;=9750;100;2000)))" office:value-type="float" office:value="100" calcext:value-type="float">
            <text:p>100</text:p>
          </table:table-cell>
          <table:table-cell table:formula="of:=AVERAGE([.C$2:.C2040])" office:value-type="float" office:value="-15.203531142717" calcext:value-type="float">
            <text:p>-15,203531142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RANDBETWEEN(1;10000)" office:value-type="float" office:value="7929" calcext:value-type="float">
            <text:p>7929</text:p>
          </table:table-cell>
          <table:table-cell table:formula="of:=IF([.B2041]&lt;=8000;-100;IF([.B2041]&lt;=9000;0;IF([.B2041]&lt;=9750;100;2000)))" office:value-type="float" office:value="-100" calcext:value-type="float">
            <text:p>-100</text:p>
          </table:table-cell>
          <table:table-cell table:formula="of:=AVERAGE([.C$2:.C2041])" office:value-type="float" office:value="-15.2450980392157" calcext:value-type="float">
            <text:p>-15,245098039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RANDBETWEEN(1;10000)" office:value-type="float" office:value="3951" calcext:value-type="float">
            <text:p>3951</text:p>
          </table:table-cell>
          <table:table-cell table:formula="of:=IF([.B2042]&lt;=8000;-100;IF([.B2042]&lt;=9000;0;IF([.B2042]&lt;=9750;100;2000)))" office:value-type="float" office:value="-100" calcext:value-type="float">
            <text:p>-100</text:p>
          </table:table-cell>
          <table:table-cell table:formula="of:=AVERAGE([.C$2:.C2042])" office:value-type="float" office:value="-15.2866242038217" calcext:value-type="float">
            <text:p>-15,286624203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RANDBETWEEN(1;10000)" office:value-type="float" office:value="8801" calcext:value-type="float">
            <text:p>8801</text:p>
          </table:table-cell>
          <table:table-cell table:formula="of:=IF([.B2043]&lt;=8000;-100;IF([.B2043]&lt;=9000;0;IF([.B2043]&lt;=9750;100;2000)))" office:value-type="float" office:value="0" calcext:value-type="float">
            <text:p>0</text:p>
          </table:table-cell>
          <table:table-cell table:formula="of:=AVERAGE([.C$2:.C2043])" office:value-type="float" office:value="-15.2791380999021" calcext:value-type="float">
            <text:p>-15,2791380999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RANDBETWEEN(1;10000)" office:value-type="float" office:value="4596" calcext:value-type="float">
            <text:p>4596</text:p>
          </table:table-cell>
          <table:table-cell table:formula="of:=IF([.B2044]&lt;=8000;-100;IF([.B2044]&lt;=9000;0;IF([.B2044]&lt;=9750;100;2000)))" office:value-type="float" office:value="-100" calcext:value-type="float">
            <text:p>-100</text:p>
          </table:table-cell>
          <table:table-cell table:formula="of:=AVERAGE([.C$2:.C2044])" office:value-type="float" office:value="-15.3206069505629" calcext:value-type="float">
            <text:p>-15,320606950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RANDBETWEEN(1;10000)" office:value-type="float" office:value="6242" calcext:value-type="float">
            <text:p>6242</text:p>
          </table:table-cell>
          <table:table-cell table:formula="of:=IF([.B2045]&lt;=8000;-100;IF([.B2045]&lt;=9000;0;IF([.B2045]&lt;=9750;100;2000)))" office:value-type="float" office:value="-100" calcext:value-type="float">
            <text:p>-100</text:p>
          </table:table-cell>
          <table:table-cell table:formula="of:=AVERAGE([.C$2:.C2045])" office:value-type="float" office:value="-15.3620352250489" calcext:value-type="float">
            <text:p>-15,36203522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RANDBETWEEN(1;10000)" office:value-type="float" office:value="4534" calcext:value-type="float">
            <text:p>4534</text:p>
          </table:table-cell>
          <table:table-cell table:formula="of:=IF([.B2046]&lt;=8000;-100;IF([.B2046]&lt;=9000;0;IF([.B2046]&lt;=9750;100;2000)))" office:value-type="float" office:value="-100" calcext:value-type="float">
            <text:p>-100</text:p>
          </table:table-cell>
          <table:table-cell table:formula="of:=AVERAGE([.C$2:.C2046])" office:value-type="float" office:value="-15.4034229828851" calcext:value-type="float">
            <text:p>-15,403422982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RANDBETWEEN(1;10000)" office:value-type="float" office:value="6120" calcext:value-type="float">
            <text:p>6120</text:p>
          </table:table-cell>
          <table:table-cell table:formula="of:=IF([.B2047]&lt;=8000;-100;IF([.B2047]&lt;=9000;0;IF([.B2047]&lt;=9750;100;2000)))" office:value-type="float" office:value="-100" calcext:value-type="float">
            <text:p>-100</text:p>
          </table:table-cell>
          <table:table-cell table:formula="of:=AVERAGE([.C$2:.C2047])" office:value-type="float" office:value="-15.44477028348" calcext:value-type="float">
            <text:p>-15,444770283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RANDBETWEEN(1;10000)" office:value-type="float" office:value="8255" calcext:value-type="float">
            <text:p>8255</text:p>
          </table:table-cell>
          <table:table-cell table:formula="of:=IF([.B2048]&lt;=8000;-100;IF([.B2048]&lt;=9000;0;IF([.B2048]&lt;=9750;100;2000)))" office:value-type="float" office:value="0" calcext:value-type="float">
            <text:p>0</text:p>
          </table:table-cell>
          <table:table-cell table:formula="of:=AVERAGE([.C$2:.C2048])" office:value-type="float" office:value="-15.4372252076209" calcext:value-type="float">
            <text:p>-15,43722520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RANDBETWEEN(1;10000)" office:value-type="float" office:value="5270" calcext:value-type="float">
            <text:p>5270</text:p>
          </table:table-cell>
          <table:table-cell table:formula="of:=IF([.B2049]&lt;=8000;-100;IF([.B2049]&lt;=9000;0;IF([.B2049]&lt;=9750;100;2000)))" office:value-type="float" office:value="-100" calcext:value-type="float">
            <text:p>-100</text:p>
          </table:table-cell>
          <table:table-cell table:formula="of:=AVERAGE([.C$2:.C2049])" office:value-type="float" office:value="-15.478515625" calcext:value-type="float">
            <text:p>-15,47851562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RANDBETWEEN(1;10000)" office:value-type="float" office:value="1240" calcext:value-type="float">
            <text:p>1240</text:p>
          </table:table-cell>
          <table:table-cell table:formula="of:=IF([.B2050]&lt;=8000;-100;IF([.B2050]&lt;=9000;0;IF([.B2050]&lt;=9750;100;2000)))" office:value-type="float" office:value="-100" calcext:value-type="float">
            <text:p>-100</text:p>
          </table:table-cell>
          <table:table-cell table:formula="of:=AVERAGE([.C$2:.C2050])" office:value-type="float" office:value="-15.5197657393851" calcext:value-type="float">
            <text:p>-15,519765739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RANDBETWEEN(1;10000)" office:value-type="float" office:value="8271" calcext:value-type="float">
            <text:p>8271</text:p>
          </table:table-cell>
          <table:table-cell table:formula="of:=IF([.B2051]&lt;=8000;-100;IF([.B2051]&lt;=9000;0;IF([.B2051]&lt;=9750;100;2000)))" office:value-type="float" office:value="0" calcext:value-type="float">
            <text:p>0</text:p>
          </table:table-cell>
          <table:table-cell table:formula="of:=AVERAGE([.C$2:.C2051])" office:value-type="float" office:value="-15.5121951219512" calcext:value-type="float">
            <text:p>-15,51219512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RANDBETWEEN(1;10000)" office:value-type="float" office:value="8209" calcext:value-type="float">
            <text:p>8209</text:p>
          </table:table-cell>
          <table:table-cell table:formula="of:=IF([.B2052]&lt;=8000;-100;IF([.B2052]&lt;=9000;0;IF([.B2052]&lt;=9750;100;2000)))" office:value-type="float" office:value="0" calcext:value-type="float">
            <text:p>0</text:p>
          </table:table-cell>
          <table:table-cell table:formula="of:=AVERAGE([.C$2:.C2052])" office:value-type="float" office:value="-15.5046318868844" calcext:value-type="float">
            <text:p>-15,5046318869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RANDBETWEEN(1;10000)" office:value-type="float" office:value="8488" calcext:value-type="float">
            <text:p>8488</text:p>
          </table:table-cell>
          <table:table-cell table:formula="of:=IF([.B2053]&lt;=8000;-100;IF([.B2053]&lt;=9000;0;IF([.B2053]&lt;=9750;100;2000)))" office:value-type="float" office:value="0" calcext:value-type="float">
            <text:p>0</text:p>
          </table:table-cell>
          <table:table-cell table:formula="of:=AVERAGE([.C$2:.C2053])" office:value-type="float" office:value="-15.4970760233918" calcext:value-type="float">
            <text:p>-15,497076023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RANDBETWEEN(1;10000)" office:value-type="float" office:value="9778" calcext:value-type="float">
            <text:p>9778</text:p>
          </table:table-cell>
          <table:table-cell table:formula="of:=IF([.B2054]&lt;=8000;-100;IF([.B2054]&lt;=9000;0;IF([.B2054]&lt;=9750;100;2000)))" office:value-type="float" office:value="2000" calcext:value-type="float">
            <text:p>2000</text:p>
          </table:table-cell>
          <table:table-cell table:formula="of:=AVERAGE([.C$2:.C2054])" office:value-type="float" office:value="-14.5153433999026" calcext:value-type="float">
            <text:p>-14,5153433999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RANDBETWEEN(1;10000)" office:value-type="float" office:value="3372" calcext:value-type="float">
            <text:p>3372</text:p>
          </table:table-cell>
          <table:table-cell table:formula="of:=IF([.B2055]&lt;=8000;-100;IF([.B2055]&lt;=9000;0;IF([.B2055]&lt;=9750;100;2000)))" office:value-type="float" office:value="-100" calcext:value-type="float">
            <text:p>-100</text:p>
          </table:table-cell>
          <table:table-cell table:formula="of:=AVERAGE([.C$2:.C2055])" office:value-type="float" office:value="-14.5569620253165" calcext:value-type="float">
            <text:p>-14,556962025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RANDBETWEEN(1;10000)" office:value-type="float" office:value="6935" calcext:value-type="float">
            <text:p>6935</text:p>
          </table:table-cell>
          <table:table-cell table:formula="of:=IF([.B2056]&lt;=8000;-100;IF([.B2056]&lt;=9000;0;IF([.B2056]&lt;=9750;100;2000)))" office:value-type="float" office:value="-100" calcext:value-type="float">
            <text:p>-100</text:p>
          </table:table-cell>
          <table:table-cell table:formula="of:=AVERAGE([.C$2:.C2056])" office:value-type="float" office:value="-14.5985401459854" calcext:value-type="float">
            <text:p>-14,59854014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RANDBETWEEN(1;10000)" office:value-type="float" office:value="3481" calcext:value-type="float">
            <text:p>3481</text:p>
          </table:table-cell>
          <table:table-cell table:formula="of:=IF([.B2057]&lt;=8000;-100;IF([.B2057]&lt;=9000;0;IF([.B2057]&lt;=9750;100;2000)))" office:value-type="float" office:value="-100" calcext:value-type="float">
            <text:p>-100</text:p>
          </table:table-cell>
          <table:table-cell table:formula="of:=AVERAGE([.C$2:.C2057])" office:value-type="float" office:value="-14.6400778210117" calcext:value-type="float">
            <text:p>-14,64007782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RANDBETWEEN(1;10000)" office:value-type="float" office:value="5530" calcext:value-type="float">
            <text:p>5530</text:p>
          </table:table-cell>
          <table:table-cell table:formula="of:=IF([.B2058]&lt;=8000;-100;IF([.B2058]&lt;=9000;0;IF([.B2058]&lt;=9750;100;2000)))" office:value-type="float" office:value="-100" calcext:value-type="float">
            <text:p>-100</text:p>
          </table:table-cell>
          <table:table-cell table:formula="of:=AVERAGE([.C$2:.C2058])" office:value-type="float" office:value="-14.6815751093826" calcext:value-type="float">
            <text:p>-14,681575109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RANDBETWEEN(1;10000)" office:value-type="float" office:value="7448" calcext:value-type="float">
            <text:p>7448</text:p>
          </table:table-cell>
          <table:table-cell table:formula="of:=IF([.B2059]&lt;=8000;-100;IF([.B2059]&lt;=9000;0;IF([.B2059]&lt;=9750;100;2000)))" office:value-type="float" office:value="-100" calcext:value-type="float">
            <text:p>-100</text:p>
          </table:table-cell>
          <table:table-cell table:formula="of:=AVERAGE([.C$2:.C2059])" office:value-type="float" office:value="-14.7230320699708" calcext:value-type="float">
            <text:p>-14,72303207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RANDBETWEEN(1;10000)" office:value-type="float" office:value="215" calcext:value-type="float">
            <text:p>215</text:p>
          </table:table-cell>
          <table:table-cell table:formula="of:=IF([.B2060]&lt;=8000;-100;IF([.B2060]&lt;=9000;0;IF([.B2060]&lt;=9750;100;2000)))" office:value-type="float" office:value="-100" calcext:value-type="float">
            <text:p>-100</text:p>
          </table:table-cell>
          <table:table-cell table:formula="of:=AVERAGE([.C$2:.C2060])" office:value-type="float" office:value="-14.7644487615347" calcext:value-type="float">
            <text:p>-14,764448761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RANDBETWEEN(1;10000)" office:value-type="float" office:value="578" calcext:value-type="float">
            <text:p>578</text:p>
          </table:table-cell>
          <table:table-cell table:formula="of:=IF([.B2061]&lt;=8000;-100;IF([.B2061]&lt;=9000;0;IF([.B2061]&lt;=9750;100;2000)))" office:value-type="float" office:value="-100" calcext:value-type="float">
            <text:p>-100</text:p>
          </table:table-cell>
          <table:table-cell table:formula="of:=AVERAGE([.C$2:.C2061])" office:value-type="float" office:value="-14.8058252427184" calcext:value-type="float">
            <text:p>-14,8058252427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RANDBETWEEN(1;10000)" office:value-type="float" office:value="9060" calcext:value-type="float">
            <text:p>9060</text:p>
          </table:table-cell>
          <table:table-cell table:formula="of:=IF([.B2062]&lt;=8000;-100;IF([.B2062]&lt;=9000;0;IF([.B2062]&lt;=9750;100;2000)))" office:value-type="float" office:value="100" calcext:value-type="float">
            <text:p>100</text:p>
          </table:table-cell>
          <table:table-cell table:formula="of:=AVERAGE([.C$2:.C2062])" office:value-type="float" office:value="-14.7501213003396" calcext:value-type="float">
            <text:p>-14,750121300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RANDBETWEEN(1;10000)" office:value-type="float" office:value="7395" calcext:value-type="float">
            <text:p>7395</text:p>
          </table:table-cell>
          <table:table-cell table:formula="of:=IF([.B2063]&lt;=8000;-100;IF([.B2063]&lt;=9000;0;IF([.B2063]&lt;=9750;100;2000)))" office:value-type="float" office:value="-100" calcext:value-type="float">
            <text:p>-100</text:p>
          </table:table-cell>
          <table:table-cell table:formula="of:=AVERAGE([.C$2:.C2063])" office:value-type="float" office:value="-14.7914645974782" calcext:value-type="float">
            <text:p>-14,7914645975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RANDBETWEEN(1;10000)" office:value-type="float" office:value="8023" calcext:value-type="float">
            <text:p>8023</text:p>
          </table:table-cell>
          <table:table-cell table:formula="of:=IF([.B2064]&lt;=8000;-100;IF([.B2064]&lt;=9000;0;IF([.B2064]&lt;=9750;100;2000)))" office:value-type="float" office:value="0" calcext:value-type="float">
            <text:p>0</text:p>
          </table:table-cell>
          <table:table-cell table:formula="of:=AVERAGE([.C$2:.C2064])" office:value-type="float" office:value="-14.7842947164324" calcext:value-type="float">
            <text:p>-14,784294716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RANDBETWEEN(1;10000)" office:value-type="float" office:value="6714" calcext:value-type="float">
            <text:p>6714</text:p>
          </table:table-cell>
          <table:table-cell table:formula="of:=IF([.B2065]&lt;=8000;-100;IF([.B2065]&lt;=9000;0;IF([.B2065]&lt;=9750;100;2000)))" office:value-type="float" office:value="-100" calcext:value-type="float">
            <text:p>-100</text:p>
          </table:table-cell>
          <table:table-cell table:formula="of:=AVERAGE([.C$2:.C2065])" office:value-type="float" office:value="-14.8255813953488" calcext:value-type="float">
            <text:p>-14,8255813953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RANDBETWEEN(1;10000)" office:value-type="float" office:value="6785" calcext:value-type="float">
            <text:p>6785</text:p>
          </table:table-cell>
          <table:table-cell table:formula="of:=IF([.B2066]&lt;=8000;-100;IF([.B2066]&lt;=9000;0;IF([.B2066]&lt;=9750;100;2000)))" office:value-type="float" office:value="-100" calcext:value-type="float">
            <text:p>-100</text:p>
          </table:table-cell>
          <table:table-cell table:formula="of:=AVERAGE([.C$2:.C2066])" office:value-type="float" office:value="-14.8668280871671" calcext:value-type="float">
            <text:p>-14,8668280872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RANDBETWEEN(1;10000)" office:value-type="float" office:value="2396" calcext:value-type="float">
            <text:p>2396</text:p>
          </table:table-cell>
          <table:table-cell table:formula="of:=IF([.B2067]&lt;=8000;-100;IF([.B2067]&lt;=9000;0;IF([.B2067]&lt;=9750;100;2000)))" office:value-type="float" office:value="-100" calcext:value-type="float">
            <text:p>-100</text:p>
          </table:table-cell>
          <table:table-cell table:formula="of:=AVERAGE([.C$2:.C2067])" office:value-type="float" office:value="-14.9080348499516" calcext:value-type="float">
            <text:p>-14,9080348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RANDBETWEEN(1;10000)" office:value-type="float" office:value="5786" calcext:value-type="float">
            <text:p>5786</text:p>
          </table:table-cell>
          <table:table-cell table:formula="of:=IF([.B2068]&lt;=8000;-100;IF([.B2068]&lt;=9000;0;IF([.B2068]&lt;=9750;100;2000)))" office:value-type="float" office:value="-100" calcext:value-type="float">
            <text:p>-100</text:p>
          </table:table-cell>
          <table:table-cell table:formula="of:=AVERAGE([.C$2:.C2068])" office:value-type="float" office:value="-14.9492017416546" calcext:value-type="float">
            <text:p>-14,949201741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RANDBETWEEN(1;10000)" office:value-type="float" office:value="4705" calcext:value-type="float">
            <text:p>4705</text:p>
          </table:table-cell>
          <table:table-cell table:formula="of:=IF([.B2069]&lt;=8000;-100;IF([.B2069]&lt;=9000;0;IF([.B2069]&lt;=9750;100;2000)))" office:value-type="float" office:value="-100" calcext:value-type="float">
            <text:p>-100</text:p>
          </table:table-cell>
          <table:table-cell table:formula="of:=AVERAGE([.C$2:.C2069])" office:value-type="float" office:value="-14.9903288201161" calcext:value-type="float">
            <text:p>-14,990328820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RANDBETWEEN(1;10000)" office:value-type="float" office:value="6547" calcext:value-type="float">
            <text:p>6547</text:p>
          </table:table-cell>
          <table:table-cell table:formula="of:=IF([.B2070]&lt;=8000;-100;IF([.B2070]&lt;=9000;0;IF([.B2070]&lt;=9750;100;2000)))" office:value-type="float" office:value="-100" calcext:value-type="float">
            <text:p>-100</text:p>
          </table:table-cell>
          <table:table-cell table:formula="of:=AVERAGE([.C$2:.C2070])" office:value-type="float" office:value="-15.0314161430643" calcext:value-type="float">
            <text:p>-15,031416143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RANDBETWEEN(1;10000)" office:value-type="float" office:value="7819" calcext:value-type="float">
            <text:p>7819</text:p>
          </table:table-cell>
          <table:table-cell table:formula="of:=IF([.B2071]&lt;=8000;-100;IF([.B2071]&lt;=9000;0;IF([.B2071]&lt;=9750;100;2000)))" office:value-type="float" office:value="-100" calcext:value-type="float">
            <text:p>-100</text:p>
          </table:table-cell>
          <table:table-cell table:formula="of:=AVERAGE([.C$2:.C2071])" office:value-type="float" office:value="-15.0724637681159" calcext:value-type="float">
            <text:p>-15,072463768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RANDBETWEEN(1;10000)" office:value-type="float" office:value="2578" calcext:value-type="float">
            <text:p>2578</text:p>
          </table:table-cell>
          <table:table-cell table:formula="of:=IF([.B2072]&lt;=8000;-100;IF([.B2072]&lt;=9000;0;IF([.B2072]&lt;=9750;100;2000)))" office:value-type="float" office:value="-100" calcext:value-type="float">
            <text:p>-100</text:p>
          </table:table-cell>
          <table:table-cell table:formula="of:=AVERAGE([.C$2:.C2072])" office:value-type="float" office:value="-15.1134717527764" calcext:value-type="float">
            <text:p>-15,113471752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RANDBETWEEN(1;10000)" office:value-type="float" office:value="9039" calcext:value-type="float">
            <text:p>9039</text:p>
          </table:table-cell>
          <table:table-cell table:formula="of:=IF([.B2073]&lt;=8000;-100;IF([.B2073]&lt;=9000;0;IF([.B2073]&lt;=9750;100;2000)))" office:value-type="float" office:value="100" calcext:value-type="float">
            <text:p>100</text:p>
          </table:table-cell>
          <table:table-cell table:formula="of:=AVERAGE([.C$2:.C2073])" office:value-type="float" office:value="-15.0579150579151" calcext:value-type="float">
            <text:p>-15,057915057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RANDBETWEEN(1;10000)" office:value-type="float" office:value="1239" calcext:value-type="float">
            <text:p>1239</text:p>
          </table:table-cell>
          <table:table-cell table:formula="of:=IF([.B2074]&lt;=8000;-100;IF([.B2074]&lt;=9000;0;IF([.B2074]&lt;=9750;100;2000)))" office:value-type="float" office:value="-100" calcext:value-type="float">
            <text:p>-100</text:p>
          </table:table-cell>
          <table:table-cell table:formula="of:=AVERAGE([.C$2:.C2074])" office:value-type="float" office:value="-15.0988904968644" calcext:value-type="float">
            <text:p>-15,098890496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RANDBETWEEN(1;10000)" office:value-type="float" office:value="6770" calcext:value-type="float">
            <text:p>6770</text:p>
          </table:table-cell>
          <table:table-cell table:formula="of:=IF([.B2075]&lt;=8000;-100;IF([.B2075]&lt;=9000;0;IF([.B2075]&lt;=9750;100;2000)))" office:value-type="float" office:value="-100" calcext:value-type="float">
            <text:p>-100</text:p>
          </table:table-cell>
          <table:table-cell table:formula="of:=AVERAGE([.C$2:.C2075])" office:value-type="float" office:value="-15.1398264223722" calcext:value-type="float">
            <text:p>-15,139826422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RANDBETWEEN(1;10000)" office:value-type="float" office:value="646" calcext:value-type="float">
            <text:p>646</text:p>
          </table:table-cell>
          <table:table-cell table:formula="of:=IF([.B2076]&lt;=8000;-100;IF([.B2076]&lt;=9000;0;IF([.B2076]&lt;=9750;100;2000)))" office:value-type="float" office:value="-100" calcext:value-type="float">
            <text:p>-100</text:p>
          </table:table-cell>
          <table:table-cell table:formula="of:=AVERAGE([.C$2:.C2076])" office:value-type="float" office:value="-15.1807228915663" calcext:value-type="float">
            <text:p>-15,180722891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RANDBETWEEN(1;10000)" office:value-type="float" office:value="8881" calcext:value-type="float">
            <text:p>8881</text:p>
          </table:table-cell>
          <table:table-cell table:formula="of:=IF([.B2077]&lt;=8000;-100;IF([.B2077]&lt;=9000;0;IF([.B2077]&lt;=9750;100;2000)))" office:value-type="float" office:value="0" calcext:value-type="float">
            <text:p>0</text:p>
          </table:table-cell>
          <table:table-cell table:formula="of:=AVERAGE([.C$2:.C2077])" office:value-type="float" office:value="-15.1734104046243" calcext:value-type="float">
            <text:p>-15,173410404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RANDBETWEEN(1;10000)" office:value-type="float" office:value="9283" calcext:value-type="float">
            <text:p>9283</text:p>
          </table:table-cell>
          <table:table-cell table:formula="of:=IF([.B2078]&lt;=8000;-100;IF([.B2078]&lt;=9000;0;IF([.B2078]&lt;=9750;100;2000)))" office:value-type="float" office:value="100" calcext:value-type="float">
            <text:p>100</text:p>
          </table:table-cell>
          <table:table-cell table:formula="of:=AVERAGE([.C$2:.C2078])" office:value-type="float" office:value="-15.1179585941261" calcext:value-type="float">
            <text:p>-15,117958594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RANDBETWEEN(1;10000)" office:value-type="float" office:value="4641" calcext:value-type="float">
            <text:p>4641</text:p>
          </table:table-cell>
          <table:table-cell table:formula="of:=IF([.B2079]&lt;=8000;-100;IF([.B2079]&lt;=9000;0;IF([.B2079]&lt;=9750;100;2000)))" office:value-type="float" office:value="-100" calcext:value-type="float">
            <text:p>-100</text:p>
          </table:table-cell>
          <table:table-cell table:formula="of:=AVERAGE([.C$2:.C2079])" office:value-type="float" office:value="-15.1588065447546" calcext:value-type="float">
            <text:p>-15,158806544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RANDBETWEEN(1;10000)" office:value-type="float" office:value="7733" calcext:value-type="float">
            <text:p>7733</text:p>
          </table:table-cell>
          <table:table-cell table:formula="of:=IF([.B2080]&lt;=8000;-100;IF([.B2080]&lt;=9000;0;IF([.B2080]&lt;=9750;100;2000)))" office:value-type="float" office:value="-100" calcext:value-type="float">
            <text:p>-100</text:p>
          </table:table-cell>
          <table:table-cell table:formula="of:=AVERAGE([.C$2:.C2080])" office:value-type="float" office:value="-15.1996151996152" calcext:value-type="float">
            <text:p>-15,199615199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RANDBETWEEN(1;10000)" office:value-type="float" office:value="2113" calcext:value-type="float">
            <text:p>2113</text:p>
          </table:table-cell>
          <table:table-cell table:formula="of:=IF([.B2081]&lt;=8000;-100;IF([.B2081]&lt;=9000;0;IF([.B2081]&lt;=9750;100;2000)))" office:value-type="float" office:value="-100" calcext:value-type="float">
            <text:p>-100</text:p>
          </table:table-cell>
          <table:table-cell table:formula="of:=AVERAGE([.C$2:.C2081])" office:value-type="float" office:value="-15.2403846153846" calcext:value-type="float">
            <text:p>-15,240384615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RANDBETWEEN(1;10000)" office:value-type="float" office:value="7813" calcext:value-type="float">
            <text:p>7813</text:p>
          </table:table-cell>
          <table:table-cell table:formula="of:=IF([.B2082]&lt;=8000;-100;IF([.B2082]&lt;=9000;0;IF([.B2082]&lt;=9750;100;2000)))" office:value-type="float" office:value="-100" calcext:value-type="float">
            <text:p>-100</text:p>
          </table:table-cell>
          <table:table-cell table:formula="of:=AVERAGE([.C$2:.C2082])" office:value-type="float" office:value="-15.2811148486305" calcext:value-type="float">
            <text:p>-15,2811148486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RANDBETWEEN(1;10000)" office:value-type="float" office:value="3169" calcext:value-type="float">
            <text:p>3169</text:p>
          </table:table-cell>
          <table:table-cell table:formula="of:=IF([.B2083]&lt;=8000;-100;IF([.B2083]&lt;=9000;0;IF([.B2083]&lt;=9750;100;2000)))" office:value-type="float" office:value="-100" calcext:value-type="float">
            <text:p>-100</text:p>
          </table:table-cell>
          <table:table-cell table:formula="of:=AVERAGE([.C$2:.C2083])" office:value-type="float" office:value="-15.3218059558117" calcext:value-type="float">
            <text:p>-15,321805955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RANDBETWEEN(1;10000)" office:value-type="float" office:value="6869" calcext:value-type="float">
            <text:p>6869</text:p>
          </table:table-cell>
          <table:table-cell table:formula="of:=IF([.B2084]&lt;=8000;-100;IF([.B2084]&lt;=9000;0;IF([.B2084]&lt;=9750;100;2000)))" office:value-type="float" office:value="-100" calcext:value-type="float">
            <text:p>-100</text:p>
          </table:table-cell>
          <table:table-cell table:formula="of:=AVERAGE([.C$2:.C2084])" office:value-type="float" office:value="-15.3624579932789" calcext:value-type="float">
            <text:p>-15,362457993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RANDBETWEEN(1;10000)" office:value-type="float" office:value="8142" calcext:value-type="float">
            <text:p>8142</text:p>
          </table:table-cell>
          <table:table-cell table:formula="of:=IF([.B2085]&lt;=8000;-100;IF([.B2085]&lt;=9000;0;IF([.B2085]&lt;=9750;100;2000)))" office:value-type="float" office:value="0" calcext:value-type="float">
            <text:p>0</text:p>
          </table:table-cell>
          <table:table-cell table:formula="of:=AVERAGE([.C$2:.C2085])" office:value-type="float" office:value="-15.3550863723608" calcext:value-type="float">
            <text:p>-15,355086372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RANDBETWEEN(1;10000)" office:value-type="float" office:value="3407" calcext:value-type="float">
            <text:p>3407</text:p>
          </table:table-cell>
          <table:table-cell table:formula="of:=IF([.B2086]&lt;=8000;-100;IF([.B2086]&lt;=9000;0;IF([.B2086]&lt;=9750;100;2000)))" office:value-type="float" office:value="-100" calcext:value-type="float">
            <text:p>-100</text:p>
          </table:table-cell>
          <table:table-cell table:formula="of:=AVERAGE([.C$2:.C2086])" office:value-type="float" office:value="-15.3956834532374" calcext:value-type="float">
            <text:p>-15,395683453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RANDBETWEEN(1;10000)" office:value-type="float" office:value="6656" calcext:value-type="float">
            <text:p>6656</text:p>
          </table:table-cell>
          <table:table-cell table:formula="of:=IF([.B2087]&lt;=8000;-100;IF([.B2087]&lt;=9000;0;IF([.B2087]&lt;=9750;100;2000)))" office:value-type="float" office:value="-100" calcext:value-type="float">
            <text:p>-100</text:p>
          </table:table-cell>
          <table:table-cell table:formula="of:=AVERAGE([.C$2:.C2087])" office:value-type="float" office:value="-15.4362416107383" calcext:value-type="float">
            <text:p>-15,436241610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RANDBETWEEN(1;10000)" office:value-type="float" office:value="3527" calcext:value-type="float">
            <text:p>3527</text:p>
          </table:table-cell>
          <table:table-cell table:formula="of:=IF([.B2088]&lt;=8000;-100;IF([.B2088]&lt;=9000;0;IF([.B2088]&lt;=9750;100;2000)))" office:value-type="float" office:value="-100" calcext:value-type="float">
            <text:p>-100</text:p>
          </table:table-cell>
          <table:table-cell table:formula="of:=AVERAGE([.C$2:.C2088])" office:value-type="float" office:value="-15.4767609008146" calcext:value-type="float">
            <text:p>-15,476760900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RANDBETWEEN(1;10000)" office:value-type="float" office:value="5045" calcext:value-type="float">
            <text:p>5045</text:p>
          </table:table-cell>
          <table:table-cell table:formula="of:=IF([.B2089]&lt;=8000;-100;IF([.B2089]&lt;=9000;0;IF([.B2089]&lt;=9750;100;2000)))" office:value-type="float" office:value="-100" calcext:value-type="float">
            <text:p>-100</text:p>
          </table:table-cell>
          <table:table-cell table:formula="of:=AVERAGE([.C$2:.C2089])" office:value-type="float" office:value="-15.5172413793103" calcext:value-type="float">
            <text:p>-15,5172413793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RANDBETWEEN(1;10000)" office:value-type="float" office:value="4974" calcext:value-type="float">
            <text:p>4974</text:p>
          </table:table-cell>
          <table:table-cell table:formula="of:=IF([.B2090]&lt;=8000;-100;IF([.B2090]&lt;=9000;0;IF([.B2090]&lt;=9750;100;2000)))" office:value-type="float" office:value="-100" calcext:value-type="float">
            <text:p>-100</text:p>
          </table:table-cell>
          <table:table-cell table:formula="of:=AVERAGE([.C$2:.C2090])" office:value-type="float" office:value="-15.5576831019627" calcext:value-type="float">
            <text:p>-15,55768310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RANDBETWEEN(1;10000)" office:value-type="float" office:value="129" calcext:value-type="float">
            <text:p>129</text:p>
          </table:table-cell>
          <table:table-cell table:formula="of:=IF([.B2091]&lt;=8000;-100;IF([.B2091]&lt;=9000;0;IF([.B2091]&lt;=9750;100;2000)))" office:value-type="float" office:value="-100" calcext:value-type="float">
            <text:p>-100</text:p>
          </table:table-cell>
          <table:table-cell table:formula="of:=AVERAGE([.C$2:.C2091])" office:value-type="float" office:value="-15.5980861244019" calcext:value-type="float">
            <text:p>-15,598086124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RANDBETWEEN(1;10000)" office:value-type="float" office:value="4875" calcext:value-type="float">
            <text:p>4875</text:p>
          </table:table-cell>
          <table:table-cell table:formula="of:=IF([.B2092]&lt;=8000;-100;IF([.B2092]&lt;=9000;0;IF([.B2092]&lt;=9750;100;2000)))" office:value-type="float" office:value="-100" calcext:value-type="float">
            <text:p>-100</text:p>
          </table:table-cell>
          <table:table-cell table:formula="of:=AVERAGE([.C$2:.C2092])" office:value-type="float" office:value="-15.6384505021521" calcext:value-type="float">
            <text:p>-15,6384505022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RANDBETWEEN(1;10000)" office:value-type="float" office:value="3405" calcext:value-type="float">
            <text:p>3405</text:p>
          </table:table-cell>
          <table:table-cell table:formula="of:=IF([.B2093]&lt;=8000;-100;IF([.B2093]&lt;=9000;0;IF([.B2093]&lt;=9750;100;2000)))" office:value-type="float" office:value="-100" calcext:value-type="float">
            <text:p>-100</text:p>
          </table:table-cell>
          <table:table-cell table:formula="of:=AVERAGE([.C$2:.C2093])" office:value-type="float" office:value="-15.678776290631" calcext:value-type="float">
            <text:p>-15,678776290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RANDBETWEEN(1;10000)" office:value-type="float" office:value="1191" calcext:value-type="float">
            <text:p>1191</text:p>
          </table:table-cell>
          <table:table-cell table:formula="of:=IF([.B2094]&lt;=8000;-100;IF([.B2094]&lt;=9000;0;IF([.B2094]&lt;=9750;100;2000)))" office:value-type="float" office:value="-100" calcext:value-type="float">
            <text:p>-100</text:p>
          </table:table-cell>
          <table:table-cell table:formula="of:=AVERAGE([.C$2:.C2094])" office:value-type="float" office:value="-15.7190635451505" calcext:value-type="float">
            <text:p>-15,7190635452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RANDBETWEEN(1;10000)" office:value-type="float" office:value="9961" calcext:value-type="float">
            <text:p>9961</text:p>
          </table:table-cell>
          <table:table-cell table:formula="of:=IF([.B2095]&lt;=8000;-100;IF([.B2095]&lt;=9000;0;IF([.B2095]&lt;=9750;100;2000)))" office:value-type="float" office:value="2000" calcext:value-type="float">
            <text:p>2000</text:p>
          </table:table-cell>
          <table:table-cell table:formula="of:=AVERAGE([.C$2:.C2095])" office:value-type="float" office:value="-14.756446991404" calcext:value-type="float">
            <text:p>-14,756446991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RANDBETWEEN(1;10000)" office:value-type="float" office:value="1770" calcext:value-type="float">
            <text:p>1770</text:p>
          </table:table-cell>
          <table:table-cell table:formula="of:=IF([.B2096]&lt;=8000;-100;IF([.B2096]&lt;=9000;0;IF([.B2096]&lt;=9750;100;2000)))" office:value-type="float" office:value="-100" calcext:value-type="float">
            <text:p>-100</text:p>
          </table:table-cell>
          <table:table-cell table:formula="of:=AVERAGE([.C$2:.C2096])" office:value-type="float" office:value="-14.7971360381862" calcext:value-type="float">
            <text:p>-14,797136038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RANDBETWEEN(1;10000)" office:value-type="float" office:value="6045" calcext:value-type="float">
            <text:p>6045</text:p>
          </table:table-cell>
          <table:table-cell table:formula="of:=IF([.B2097]&lt;=8000;-100;IF([.B2097]&lt;=9000;0;IF([.B2097]&lt;=9750;100;2000)))" office:value-type="float" office:value="-100" calcext:value-type="float">
            <text:p>-100</text:p>
          </table:table-cell>
          <table:table-cell table:formula="of:=AVERAGE([.C$2:.C2097])" office:value-type="float" office:value="-14.837786259542" calcext:value-type="float">
            <text:p>-14,837786259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RANDBETWEEN(1;10000)" office:value-type="float" office:value="8945" calcext:value-type="float">
            <text:p>8945</text:p>
          </table:table-cell>
          <table:table-cell table:formula="of:=IF([.B2098]&lt;=8000;-100;IF([.B2098]&lt;=9000;0;IF([.B2098]&lt;=9750;100;2000)))" office:value-type="float" office:value="0" calcext:value-type="float">
            <text:p>0</text:p>
          </table:table-cell>
          <table:table-cell table:formula="of:=AVERAGE([.C$2:.C2098])" office:value-type="float" office:value="-14.830710538865" calcext:value-type="float">
            <text:p>-14,8307105389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RANDBETWEEN(1;10000)" office:value-type="float" office:value="5896" calcext:value-type="float">
            <text:p>5896</text:p>
          </table:table-cell>
          <table:table-cell table:formula="of:=IF([.B2099]&lt;=8000;-100;IF([.B2099]&lt;=9000;0;IF([.B2099]&lt;=9750;100;2000)))" office:value-type="float" office:value="-100" calcext:value-type="float">
            <text:p>-100</text:p>
          </table:table-cell>
          <table:table-cell table:formula="of:=AVERAGE([.C$2:.C2099])" office:value-type="float" office:value="-14.8713060057197" calcext:value-type="float">
            <text:p>-14,871306005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RANDBETWEEN(1;10000)" office:value-type="float" office:value="2376" calcext:value-type="float">
            <text:p>2376</text:p>
          </table:table-cell>
          <table:table-cell table:formula="of:=IF([.B2100]&lt;=8000;-100;IF([.B2100]&lt;=9000;0;IF([.B2100]&lt;=9750;100;2000)))" office:value-type="float" office:value="-100" calcext:value-type="float">
            <text:p>-100</text:p>
          </table:table-cell>
          <table:table-cell table:formula="of:=AVERAGE([.C$2:.C2100])" office:value-type="float" office:value="-14.9118627918056" calcext:value-type="float">
            <text:p>-14,91186279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RANDBETWEEN(1;10000)" office:value-type="float" office:value="2527" calcext:value-type="float">
            <text:p>2527</text:p>
          </table:table-cell>
          <table:table-cell table:formula="of:=IF([.B2101]&lt;=8000;-100;IF([.B2101]&lt;=9000;0;IF([.B2101]&lt;=9750;100;2000)))" office:value-type="float" office:value="-100" calcext:value-type="float">
            <text:p>-100</text:p>
          </table:table-cell>
          <table:table-cell table:formula="of:=AVERAGE([.C$2:.C2101])" office:value-type="float" office:value="-14.952380952381" calcext:value-type="float">
            <text:p>-14,952380952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RANDBETWEEN(1;10000)" office:value-type="float" office:value="4778" calcext:value-type="float">
            <text:p>4778</text:p>
          </table:table-cell>
          <table:table-cell table:formula="of:=IF([.B2102]&lt;=8000;-100;IF([.B2102]&lt;=9000;0;IF([.B2102]&lt;=9750;100;2000)))" office:value-type="float" office:value="-100" calcext:value-type="float">
            <text:p>-100</text:p>
          </table:table-cell>
          <table:table-cell table:formula="of:=AVERAGE([.C$2:.C2102])" office:value-type="float" office:value="-14.9928605425988" calcext:value-type="float">
            <text:p>-14,9928605426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RANDBETWEEN(1;10000)" office:value-type="float" office:value="1470" calcext:value-type="float">
            <text:p>1470</text:p>
          </table:table-cell>
          <table:table-cell table:formula="of:=IF([.B2103]&lt;=8000;-100;IF([.B2103]&lt;=9000;0;IF([.B2103]&lt;=9750;100;2000)))" office:value-type="float" office:value="-100" calcext:value-type="float">
            <text:p>-100</text:p>
          </table:table-cell>
          <table:table-cell table:formula="of:=AVERAGE([.C$2:.C2103])" office:value-type="float" office:value="-15.0333016175071" calcext:value-type="float">
            <text:p>-15,033301617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RANDBETWEEN(1;10000)" office:value-type="float" office:value="6621" calcext:value-type="float">
            <text:p>6621</text:p>
          </table:table-cell>
          <table:table-cell table:formula="of:=IF([.B2104]&lt;=8000;-100;IF([.B2104]&lt;=9000;0;IF([.B2104]&lt;=9750;100;2000)))" office:value-type="float" office:value="-100" calcext:value-type="float">
            <text:p>-100</text:p>
          </table:table-cell>
          <table:table-cell table:formula="of:=AVERAGE([.C$2:.C2104])" office:value-type="float" office:value="-15.0737042320495" calcext:value-type="float">
            <text:p>-15,07370423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RANDBETWEEN(1;10000)" office:value-type="float" office:value="1554" calcext:value-type="float">
            <text:p>1554</text:p>
          </table:table-cell>
          <table:table-cell table:formula="of:=IF([.B2105]&lt;=8000;-100;IF([.B2105]&lt;=9000;0;IF([.B2105]&lt;=9750;100;2000)))" office:value-type="float" office:value="-100" calcext:value-type="float">
            <text:p>-100</text:p>
          </table:table-cell>
          <table:table-cell table:formula="of:=AVERAGE([.C$2:.C2105])" office:value-type="float" office:value="-15.1140684410646" calcext:value-type="float">
            <text:p>-15,1140684411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RANDBETWEEN(1;10000)" office:value-type="float" office:value="5827" calcext:value-type="float">
            <text:p>5827</text:p>
          </table:table-cell>
          <table:table-cell table:formula="of:=IF([.B2106]&lt;=8000;-100;IF([.B2106]&lt;=9000;0;IF([.B2106]&lt;=9750;100;2000)))" office:value-type="float" office:value="-100" calcext:value-type="float">
            <text:p>-100</text:p>
          </table:table-cell>
          <table:table-cell table:formula="of:=AVERAGE([.C$2:.C2106])" office:value-type="float" office:value="-15.1543942992874" calcext:value-type="float">
            <text:p>-15,154394299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RANDBETWEEN(1;10000)" office:value-type="float" office:value="2039" calcext:value-type="float">
            <text:p>2039</text:p>
          </table:table-cell>
          <table:table-cell table:formula="of:=IF([.B2107]&lt;=8000;-100;IF([.B2107]&lt;=9000;0;IF([.B2107]&lt;=9750;100;2000)))" office:value-type="float" office:value="-100" calcext:value-type="float">
            <text:p>-100</text:p>
          </table:table-cell>
          <table:table-cell table:formula="of:=AVERAGE([.C$2:.C2107])" office:value-type="float" office:value="-15.1946818613485" calcext:value-type="float">
            <text:p>-15,194681861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RANDBETWEEN(1;10000)" office:value-type="float" office:value="5960" calcext:value-type="float">
            <text:p>5960</text:p>
          </table:table-cell>
          <table:table-cell table:formula="of:=IF([.B2108]&lt;=8000;-100;IF([.B2108]&lt;=9000;0;IF([.B2108]&lt;=9750;100;2000)))" office:value-type="float" office:value="-100" calcext:value-type="float">
            <text:p>-100</text:p>
          </table:table-cell>
          <table:table-cell table:formula="of:=AVERAGE([.C$2:.C2108])" office:value-type="float" office:value="-15.234931181775" calcext:value-type="float">
            <text:p>-15,234931181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RANDBETWEEN(1;10000)" office:value-type="float" office:value="7884" calcext:value-type="float">
            <text:p>7884</text:p>
          </table:table-cell>
          <table:table-cell table:formula="of:=IF([.B2109]&lt;=8000;-100;IF([.B2109]&lt;=9000;0;IF([.B2109]&lt;=9750;100;2000)))" office:value-type="float" office:value="-100" calcext:value-type="float">
            <text:p>-100</text:p>
          </table:table-cell>
          <table:table-cell table:formula="of:=AVERAGE([.C$2:.C2109])" office:value-type="float" office:value="-15.2751423149905" calcext:value-type="float">
            <text:p>-15,27514231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RANDBETWEEN(1;10000)" office:value-type="float" office:value="9683" calcext:value-type="float">
            <text:p>9683</text:p>
          </table:table-cell>
          <table:table-cell table:formula="of:=IF([.B2110]&lt;=8000;-100;IF([.B2110]&lt;=9000;0;IF([.B2110]&lt;=9750;100;2000)))" office:value-type="float" office:value="100" calcext:value-type="float">
            <text:p>100</text:p>
          </table:table-cell>
          <table:table-cell table:formula="of:=AVERAGE([.C$2:.C2110])" office:value-type="float" office:value="-15.2204836415363" calcext:value-type="float">
            <text:p>-15,220483641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RANDBETWEEN(1;10000)" office:value-type="float" office:value="9886" calcext:value-type="float">
            <text:p>9886</text:p>
          </table:table-cell>
          <table:table-cell table:formula="of:=IF([.B2111]&lt;=8000;-100;IF([.B2111]&lt;=9000;0;IF([.B2111]&lt;=9750;100;2000)))" office:value-type="float" office:value="2000" calcext:value-type="float">
            <text:p>2000</text:p>
          </table:table-cell>
          <table:table-cell table:formula="of:=AVERAGE([.C$2:.C2111])" office:value-type="float" office:value="-14.2654028436019" calcext:value-type="float">
            <text:p>-14,265402843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RANDBETWEEN(1;10000)" office:value-type="float" office:value="2080" calcext:value-type="float">
            <text:p>2080</text:p>
          </table:table-cell>
          <table:table-cell table:formula="of:=IF([.B2112]&lt;=8000;-100;IF([.B2112]&lt;=9000;0;IF([.B2112]&lt;=9750;100;2000)))" office:value-type="float" office:value="-100" calcext:value-type="float">
            <text:p>-100</text:p>
          </table:table-cell>
          <table:table-cell table:formula="of:=AVERAGE([.C$2:.C2112])" office:value-type="float" office:value="-14.3060161061108" calcext:value-type="float">
            <text:p>-14,306016106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RANDBETWEEN(1;10000)" office:value-type="float" office:value="9354" calcext:value-type="float">
            <text:p>9354</text:p>
          </table:table-cell>
          <table:table-cell table:formula="of:=IF([.B2113]&lt;=8000;-100;IF([.B2113]&lt;=9000;0;IF([.B2113]&lt;=9750;100;2000)))" office:value-type="float" office:value="100" calcext:value-type="float">
            <text:p>100</text:p>
          </table:table-cell>
          <table:table-cell table:formula="of:=AVERAGE([.C$2:.C2113])" office:value-type="float" office:value="-14.2518939393939" calcext:value-type="float">
            <text:p>-14,2518939394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RANDBETWEEN(1;10000)" office:value-type="float" office:value="7142" calcext:value-type="float">
            <text:p>7142</text:p>
          </table:table-cell>
          <table:table-cell table:formula="of:=IF([.B2114]&lt;=8000;-100;IF([.B2114]&lt;=9000;0;IF([.B2114]&lt;=9750;100;2000)))" office:value-type="float" office:value="-100" calcext:value-type="float">
            <text:p>-100</text:p>
          </table:table-cell>
          <table:table-cell table:formula="of:=AVERAGE([.C$2:.C2114])" office:value-type="float" office:value="-14.2924751538098" calcext:value-type="float">
            <text:p>-14,2924751538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RANDBETWEEN(1;10000)" office:value-type="float" office:value="41" calcext:value-type="float">
            <text:p>41</text:p>
          </table:table-cell>
          <table:table-cell table:formula="of:=IF([.B2115]&lt;=8000;-100;IF([.B2115]&lt;=9000;0;IF([.B2115]&lt;=9750;100;2000)))" office:value-type="float" office:value="-100" calcext:value-type="float">
            <text:p>-100</text:p>
          </table:table-cell>
          <table:table-cell table:formula="of:=AVERAGE([.C$2:.C2115])" office:value-type="float" office:value="-14.3330179754021" calcext:value-type="float">
            <text:p>-14,333017975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RANDBETWEEN(1;10000)" office:value-type="float" office:value="1444" calcext:value-type="float">
            <text:p>1444</text:p>
          </table:table-cell>
          <table:table-cell table:formula="of:=IF([.B2116]&lt;=8000;-100;IF([.B2116]&lt;=9000;0;IF([.B2116]&lt;=9750;100;2000)))" office:value-type="float" office:value="-100" calcext:value-type="float">
            <text:p>-100</text:p>
          </table:table-cell>
          <table:table-cell table:formula="of:=AVERAGE([.C$2:.C2116])" office:value-type="float" office:value="-14.3735224586288" calcext:value-type="float">
            <text:p>-14,373522458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RANDBETWEEN(1;10000)" office:value-type="float" office:value="232" calcext:value-type="float">
            <text:p>232</text:p>
          </table:table-cell>
          <table:table-cell table:formula="of:=IF([.B2117]&lt;=8000;-100;IF([.B2117]&lt;=9000;0;IF([.B2117]&lt;=9750;100;2000)))" office:value-type="float" office:value="-100" calcext:value-type="float">
            <text:p>-100</text:p>
          </table:table-cell>
          <table:table-cell table:formula="of:=AVERAGE([.C$2:.C2117])" office:value-type="float" office:value="-14.413988657845" calcext:value-type="float">
            <text:p>-14,413988657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RANDBETWEEN(1;10000)" office:value-type="float" office:value="7708" calcext:value-type="float">
            <text:p>7708</text:p>
          </table:table-cell>
          <table:table-cell table:formula="of:=IF([.B2118]&lt;=8000;-100;IF([.B2118]&lt;=9000;0;IF([.B2118]&lt;=9750;100;2000)))" office:value-type="float" office:value="-100" calcext:value-type="float">
            <text:p>-100</text:p>
          </table:table-cell>
          <table:table-cell table:formula="of:=AVERAGE([.C$2:.C2118])" office:value-type="float" office:value="-14.4544166273028" calcext:value-type="float">
            <text:p>-14,454416627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RANDBETWEEN(1;10000)" office:value-type="float" office:value="2709" calcext:value-type="float">
            <text:p>2709</text:p>
          </table:table-cell>
          <table:table-cell table:formula="of:=IF([.B2119]&lt;=8000;-100;IF([.B2119]&lt;=9000;0;IF([.B2119]&lt;=9750;100;2000)))" office:value-type="float" office:value="-100" calcext:value-type="float">
            <text:p>-100</text:p>
          </table:table-cell>
          <table:table-cell table:formula="of:=AVERAGE([.C$2:.C2119])" office:value-type="float" office:value="-14.494806421152" calcext:value-type="float">
            <text:p>-14,494806421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RANDBETWEEN(1;10000)" office:value-type="float" office:value="6347" calcext:value-type="float">
            <text:p>6347</text:p>
          </table:table-cell>
          <table:table-cell table:formula="of:=IF([.B2120]&lt;=8000;-100;IF([.B2120]&lt;=9000;0;IF([.B2120]&lt;=9750;100;2000)))" office:value-type="float" office:value="-100" calcext:value-type="float">
            <text:p>-100</text:p>
          </table:table-cell>
          <table:table-cell table:formula="of:=AVERAGE([.C$2:.C2120])" office:value-type="float" office:value="-14.5351580934403" calcext:value-type="float">
            <text:p>-14,5351580934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RANDBETWEEN(1;10000)" office:value-type="float" office:value="4330" calcext:value-type="float">
            <text:p>4330</text:p>
          </table:table-cell>
          <table:table-cell table:formula="of:=IF([.B2121]&lt;=8000;-100;IF([.B2121]&lt;=9000;0;IF([.B2121]&lt;=9750;100;2000)))" office:value-type="float" office:value="-100" calcext:value-type="float">
            <text:p>-100</text:p>
          </table:table-cell>
          <table:table-cell table:formula="of:=AVERAGE([.C$2:.C2121])" office:value-type="float" office:value="-14.5754716981132" calcext:value-type="float">
            <text:p>-14,575471698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RANDBETWEEN(1;10000)" office:value-type="float" office:value="8715" calcext:value-type="float">
            <text:p>8715</text:p>
          </table:table-cell>
          <table:table-cell table:formula="of:=IF([.B2122]&lt;=8000;-100;IF([.B2122]&lt;=9000;0;IF([.B2122]&lt;=9750;100;2000)))" office:value-type="float" office:value="0" calcext:value-type="float">
            <text:p>0</text:p>
          </table:table-cell>
          <table:table-cell table:formula="of:=AVERAGE([.C$2:.C2122])" office:value-type="float" office:value="-14.5685997171146" calcext:value-type="float">
            <text:p>-14,568599717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RANDBETWEEN(1;10000)" office:value-type="float" office:value="9103" calcext:value-type="float">
            <text:p>9103</text:p>
          </table:table-cell>
          <table:table-cell table:formula="of:=IF([.B2123]&lt;=8000;-100;IF([.B2123]&lt;=9000;0;IF([.B2123]&lt;=9750;100;2000)))" office:value-type="float" office:value="100" calcext:value-type="float">
            <text:p>100</text:p>
          </table:table-cell>
          <table:table-cell table:formula="of:=AVERAGE([.C$2:.C2123])" office:value-type="float" office:value="-14.5146088595664" calcext:value-type="float">
            <text:p>-14,5146088596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RANDBETWEEN(1;10000)" office:value-type="float" office:value="60" calcext:value-type="float">
            <text:p>60</text:p>
          </table:table-cell>
          <table:table-cell table:formula="of:=IF([.B2124]&lt;=8000;-100;IF([.B2124]&lt;=9000;0;IF([.B2124]&lt;=9750;100;2000)))" office:value-type="float" office:value="-100" calcext:value-type="float">
            <text:p>-100</text:p>
          </table:table-cell>
          <table:table-cell table:formula="of:=AVERAGE([.C$2:.C2124])" office:value-type="float" office:value="-14.5548751766368" calcext:value-type="float">
            <text:p>-14,5548751766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RANDBETWEEN(1;10000)" office:value-type="float" office:value="7208" calcext:value-type="float">
            <text:p>7208</text:p>
          </table:table-cell>
          <table:table-cell table:formula="of:=IF([.B2125]&lt;=8000;-100;IF([.B2125]&lt;=9000;0;IF([.B2125]&lt;=9750;100;2000)))" office:value-type="float" office:value="-100" calcext:value-type="float">
            <text:p>-100</text:p>
          </table:table-cell>
          <table:table-cell table:formula="of:=AVERAGE([.C$2:.C2125])" office:value-type="float" office:value="-14.5951035781544" calcext:value-type="float">
            <text:p>-14,5951035782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RANDBETWEEN(1;10000)" office:value-type="float" office:value="853" calcext:value-type="float">
            <text:p>853</text:p>
          </table:table-cell>
          <table:table-cell table:formula="of:=IF([.B2126]&lt;=8000;-100;IF([.B2126]&lt;=9000;0;IF([.B2126]&lt;=9750;100;2000)))" office:value-type="float" office:value="-100" calcext:value-type="float">
            <text:p>-100</text:p>
          </table:table-cell>
          <table:table-cell table:formula="of:=AVERAGE([.C$2:.C2126])" office:value-type="float" office:value="-14.6352941176471" calcext:value-type="float">
            <text:p>-14,6352941176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RANDBETWEEN(1;10000)" office:value-type="float" office:value="5924" calcext:value-type="float">
            <text:p>5924</text:p>
          </table:table-cell>
          <table:table-cell table:formula="of:=IF([.B2127]&lt;=8000;-100;IF([.B2127]&lt;=9000;0;IF([.B2127]&lt;=9750;100;2000)))" office:value-type="float" office:value="-100" calcext:value-type="float">
            <text:p>-100</text:p>
          </table:table-cell>
          <table:table-cell table:formula="of:=AVERAGE([.C$2:.C2127])" office:value-type="float" office:value="-14.6754468485419" calcext:value-type="float">
            <text:p>-14,6754468485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RANDBETWEEN(1;10000)" office:value-type="float" office:value="3873" calcext:value-type="float">
            <text:p>3873</text:p>
          </table:table-cell>
          <table:table-cell table:formula="of:=IF([.B2128]&lt;=8000;-100;IF([.B2128]&lt;=9000;0;IF([.B2128]&lt;=9750;100;2000)))" office:value-type="float" office:value="-100" calcext:value-type="float">
            <text:p>-100</text:p>
          </table:table-cell>
          <table:table-cell table:formula="of:=AVERAGE([.C$2:.C2128])" office:value-type="float" office:value="-14.7155618241655" calcext:value-type="float">
            <text:p>-14,7155618242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RANDBETWEEN(1;10000)" office:value-type="float" office:value="2420" calcext:value-type="float">
            <text:p>2420</text:p>
          </table:table-cell>
          <table:table-cell table:formula="of:=IF([.B2129]&lt;=8000;-100;IF([.B2129]&lt;=9000;0;IF([.B2129]&lt;=9750;100;2000)))" office:value-type="float" office:value="-100" calcext:value-type="float">
            <text:p>-100</text:p>
          </table:table-cell>
          <table:table-cell table:formula="of:=AVERAGE([.C$2:.C2129])" office:value-type="float" office:value="-14.7556390977444" calcext:value-type="float">
            <text:p>-14,755639097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RANDBETWEEN(1;10000)" office:value-type="float" office:value="8746" calcext:value-type="float">
            <text:p>8746</text:p>
          </table:table-cell>
          <table:table-cell table:formula="of:=IF([.B2130]&lt;=8000;-100;IF([.B2130]&lt;=9000;0;IF([.B2130]&lt;=9750;100;2000)))" office:value-type="float" office:value="0" calcext:value-type="float">
            <text:p>0</text:p>
          </table:table-cell>
          <table:table-cell table:formula="of:=AVERAGE([.C$2:.C2130])" office:value-type="float" office:value="-14.7487083137623" calcext:value-type="float">
            <text:p>-14,748708313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RANDBETWEEN(1;10000)" office:value-type="float" office:value="9054" calcext:value-type="float">
            <text:p>9054</text:p>
          </table:table-cell>
          <table:table-cell table:formula="of:=IF([.B2131]&lt;=8000;-100;IF([.B2131]&lt;=9000;0;IF([.B2131]&lt;=9750;100;2000)))" office:value-type="float" office:value="100" calcext:value-type="float">
            <text:p>100</text:p>
          </table:table-cell>
          <table:table-cell table:formula="of:=AVERAGE([.C$2:.C2131])" office:value-type="float" office:value="-14.6948356807512" calcext:value-type="float">
            <text:p>-14,6948356808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RANDBETWEEN(1;10000)" office:value-type="float" office:value="4697" calcext:value-type="float">
            <text:p>4697</text:p>
          </table:table-cell>
          <table:table-cell table:formula="of:=IF([.B2132]&lt;=8000;-100;IF([.B2132]&lt;=9000;0;IF([.B2132]&lt;=9750;100;2000)))" office:value-type="float" office:value="-100" calcext:value-type="float">
            <text:p>-100</text:p>
          </table:table-cell>
          <table:table-cell table:formula="of:=AVERAGE([.C$2:.C2132])" office:value-type="float" office:value="-14.7348662599718" calcext:value-type="float">
            <text:p>-14,73486626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RANDBETWEEN(1;10000)" office:value-type="float" office:value="2760" calcext:value-type="float">
            <text:p>2760</text:p>
          </table:table-cell>
          <table:table-cell table:formula="of:=IF([.B2133]&lt;=8000;-100;IF([.B2133]&lt;=9000;0;IF([.B2133]&lt;=9750;100;2000)))" office:value-type="float" office:value="-100" calcext:value-type="float">
            <text:p>-100</text:p>
          </table:table-cell>
          <table:table-cell table:formula="of:=AVERAGE([.C$2:.C2133])" office:value-type="float" office:value="-14.7748592870544" calcext:value-type="float">
            <text:p>-14,7748592871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RANDBETWEEN(1;10000)" office:value-type="float" office:value="1300" calcext:value-type="float">
            <text:p>1300</text:p>
          </table:table-cell>
          <table:table-cell table:formula="of:=IF([.B2134]&lt;=8000;-100;IF([.B2134]&lt;=9000;0;IF([.B2134]&lt;=9750;100;2000)))" office:value-type="float" office:value="-100" calcext:value-type="float">
            <text:p>-100</text:p>
          </table:table-cell>
          <table:table-cell table:formula="of:=AVERAGE([.C$2:.C2134])" office:value-type="float" office:value="-14.8148148148148" calcext:value-type="float">
            <text:p>-14,8148148148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RANDBETWEEN(1;10000)" office:value-type="float" office:value="3555" calcext:value-type="float">
            <text:p>3555</text:p>
          </table:table-cell>
          <table:table-cell table:formula="of:=IF([.B2135]&lt;=8000;-100;IF([.B2135]&lt;=9000;0;IF([.B2135]&lt;=9750;100;2000)))" office:value-type="float" office:value="-100" calcext:value-type="float">
            <text:p>-100</text:p>
          </table:table-cell>
          <table:table-cell table:formula="of:=AVERAGE([.C$2:.C2135])" office:value-type="float" office:value="-14.85473289597" calcext:value-type="float">
            <text:p>-14,854732896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RANDBETWEEN(1;10000)" office:value-type="float" office:value="1099" calcext:value-type="float">
            <text:p>1099</text:p>
          </table:table-cell>
          <table:table-cell table:formula="of:=IF([.B2136]&lt;=8000;-100;IF([.B2136]&lt;=9000;0;IF([.B2136]&lt;=9750;100;2000)))" office:value-type="float" office:value="-100" calcext:value-type="float">
            <text:p>-100</text:p>
          </table:table-cell>
          <table:table-cell table:formula="of:=AVERAGE([.C$2:.C2136])" office:value-type="float" office:value="-14.8946135831382" calcext:value-type="float">
            <text:p>-14,8946135831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RANDBETWEEN(1;10000)" office:value-type="float" office:value="1195" calcext:value-type="float">
            <text:p>1195</text:p>
          </table:table-cell>
          <table:table-cell table:formula="of:=IF([.B2137]&lt;=8000;-100;IF([.B2137]&lt;=9000;0;IF([.B2137]&lt;=9750;100;2000)))" office:value-type="float" office:value="-100" calcext:value-type="float">
            <text:p>-100</text:p>
          </table:table-cell>
          <table:table-cell table:formula="of:=AVERAGE([.C$2:.C2137])" office:value-type="float" office:value="-14.934456928839" calcext:value-type="float">
            <text:p>-14,9344569288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RANDBETWEEN(1;10000)" office:value-type="float" office:value="5658" calcext:value-type="float">
            <text:p>5658</text:p>
          </table:table-cell>
          <table:table-cell table:formula="of:=IF([.B2138]&lt;=8000;-100;IF([.B2138]&lt;=9000;0;IF([.B2138]&lt;=9750;100;2000)))" office:value-type="float" office:value="-100" calcext:value-type="float">
            <text:p>-100</text:p>
          </table:table-cell>
          <table:table-cell table:formula="of:=AVERAGE([.C$2:.C2138])" office:value-type="float" office:value="-14.9742629854937" calcext:value-type="float">
            <text:p>-14,974262985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RANDBETWEEN(1;10000)" office:value-type="float" office:value="536" calcext:value-type="float">
            <text:p>536</text:p>
          </table:table-cell>
          <table:table-cell table:formula="of:=IF([.B2139]&lt;=8000;-100;IF([.B2139]&lt;=9000;0;IF([.B2139]&lt;=9750;100;2000)))" office:value-type="float" office:value="-100" calcext:value-type="float">
            <text:p>-100</text:p>
          </table:table-cell>
          <table:table-cell table:formula="of:=AVERAGE([.C$2:.C2139])" office:value-type="float" office:value="-15.0140318054256" calcext:value-type="float">
            <text:p>-15,014031805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RANDBETWEEN(1;10000)" office:value-type="float" office:value="7944" calcext:value-type="float">
            <text:p>7944</text:p>
          </table:table-cell>
          <table:table-cell table:formula="of:=IF([.B2140]&lt;=8000;-100;IF([.B2140]&lt;=9000;0;IF([.B2140]&lt;=9750;100;2000)))" office:value-type="float" office:value="-100" calcext:value-type="float">
            <text:p>-100</text:p>
          </table:table-cell>
          <table:table-cell table:formula="of:=AVERAGE([.C$2:.C2140])" office:value-type="float" office:value="-15.0537634408602" calcext:value-type="float">
            <text:p>-15,053763440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RANDBETWEEN(1;10000)" office:value-type="float" office:value="3162" calcext:value-type="float">
            <text:p>3162</text:p>
          </table:table-cell>
          <table:table-cell table:formula="of:=IF([.B2141]&lt;=8000;-100;IF([.B2141]&lt;=9000;0;IF([.B2141]&lt;=9750;100;2000)))" office:value-type="float" office:value="-100" calcext:value-type="float">
            <text:p>-100</text:p>
          </table:table-cell>
          <table:table-cell table:formula="of:=AVERAGE([.C$2:.C2141])" office:value-type="float" office:value="-15.0934579439252" calcext:value-type="float">
            <text:p>-15,093457943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RANDBETWEEN(1;10000)" office:value-type="float" office:value="8247" calcext:value-type="float">
            <text:p>8247</text:p>
          </table:table-cell>
          <table:table-cell table:formula="of:=IF([.B2142]&lt;=8000;-100;IF([.B2142]&lt;=9000;0;IF([.B2142]&lt;=9750;100;2000)))" office:value-type="float" office:value="0" calcext:value-type="float">
            <text:p>0</text:p>
          </table:table-cell>
          <table:table-cell table:formula="of:=AVERAGE([.C$2:.C2142])" office:value-type="float" office:value="-15.0864082204577" calcext:value-type="float">
            <text:p>-15,086408220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RANDBETWEEN(1;10000)" office:value-type="float" office:value="6545" calcext:value-type="float">
            <text:p>6545</text:p>
          </table:table-cell>
          <table:table-cell table:formula="of:=IF([.B2143]&lt;=8000;-100;IF([.B2143]&lt;=9000;0;IF([.B2143]&lt;=9750;100;2000)))" office:value-type="float" office:value="-100" calcext:value-type="float">
            <text:p>-100</text:p>
          </table:table-cell>
          <table:table-cell table:formula="of:=AVERAGE([.C$2:.C2143])" office:value-type="float" office:value="-15.1260504201681" calcext:value-type="float">
            <text:p>-15,126050420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RANDBETWEEN(1;10000)" office:value-type="float" office:value="873" calcext:value-type="float">
            <text:p>873</text:p>
          </table:table-cell>
          <table:table-cell table:formula="of:=IF([.B2144]&lt;=8000;-100;IF([.B2144]&lt;=9000;0;IF([.B2144]&lt;=9750;100;2000)))" office:value-type="float" office:value="-100" calcext:value-type="float">
            <text:p>-100</text:p>
          </table:table-cell>
          <table:table-cell table:formula="of:=AVERAGE([.C$2:.C2144])" office:value-type="float" office:value="-15.1656556229585" calcext:value-type="float">
            <text:p>-15,16565562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RANDBETWEEN(1;10000)" office:value-type="float" office:value="5758" calcext:value-type="float">
            <text:p>5758</text:p>
          </table:table-cell>
          <table:table-cell table:formula="of:=IF([.B2145]&lt;=8000;-100;IF([.B2145]&lt;=9000;0;IF([.B2145]&lt;=9750;100;2000)))" office:value-type="float" office:value="-100" calcext:value-type="float">
            <text:p>-100</text:p>
          </table:table-cell>
          <table:table-cell table:formula="of:=AVERAGE([.C$2:.C2145])" office:value-type="float" office:value="-15.205223880597" calcext:value-type="float">
            <text:p>-15,2052238806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RANDBETWEEN(1;10000)" office:value-type="float" office:value="2298" calcext:value-type="float">
            <text:p>2298</text:p>
          </table:table-cell>
          <table:table-cell table:formula="of:=IF([.B2146]&lt;=8000;-100;IF([.B2146]&lt;=9000;0;IF([.B2146]&lt;=9750;100;2000)))" office:value-type="float" office:value="-100" calcext:value-type="float">
            <text:p>-100</text:p>
          </table:table-cell>
          <table:table-cell table:formula="of:=AVERAGE([.C$2:.C2146])" office:value-type="float" office:value="-15.2447552447552" calcext:value-type="float">
            <text:p>-15,2447552448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RANDBETWEEN(1;10000)" office:value-type="float" office:value="598" calcext:value-type="float">
            <text:p>598</text:p>
          </table:table-cell>
          <table:table-cell table:formula="of:=IF([.B2147]&lt;=8000;-100;IF([.B2147]&lt;=9000;0;IF([.B2147]&lt;=9750;100;2000)))" office:value-type="float" office:value="-100" calcext:value-type="float">
            <text:p>-100</text:p>
          </table:table-cell>
          <table:table-cell table:formula="of:=AVERAGE([.C$2:.C2147])" office:value-type="float" office:value="-15.2842497670084" calcext:value-type="float">
            <text:p>-15,284249767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RANDBETWEEN(1;10000)" office:value-type="float" office:value="1975" calcext:value-type="float">
            <text:p>1975</text:p>
          </table:table-cell>
          <table:table-cell table:formula="of:=IF([.B2148]&lt;=8000;-100;IF([.B2148]&lt;=9000;0;IF([.B2148]&lt;=9750;100;2000)))" office:value-type="float" office:value="-100" calcext:value-type="float">
            <text:p>-100</text:p>
          </table:table-cell>
          <table:table-cell table:formula="of:=AVERAGE([.C$2:.C2148])" office:value-type="float" office:value="-15.3237074988356" calcext:value-type="float">
            <text:p>-15,323707498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RANDBETWEEN(1;10000)" office:value-type="float" office:value="5584" calcext:value-type="float">
            <text:p>5584</text:p>
          </table:table-cell>
          <table:table-cell table:formula="of:=IF([.B2149]&lt;=8000;-100;IF([.B2149]&lt;=9000;0;IF([.B2149]&lt;=9750;100;2000)))" office:value-type="float" office:value="-100" calcext:value-type="float">
            <text:p>-100</text:p>
          </table:table-cell>
          <table:table-cell table:formula="of:=AVERAGE([.C$2:.C2149])" office:value-type="float" office:value="-15.3631284916201" calcext:value-type="float">
            <text:p>-15,3631284916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RANDBETWEEN(1;10000)" office:value-type="float" office:value="1686" calcext:value-type="float">
            <text:p>1686</text:p>
          </table:table-cell>
          <table:table-cell table:formula="of:=IF([.B2150]&lt;=8000;-100;IF([.B2150]&lt;=9000;0;IF([.B2150]&lt;=9750;100;2000)))" office:value-type="float" office:value="-100" calcext:value-type="float">
            <text:p>-100</text:p>
          </table:table-cell>
          <table:table-cell table:formula="of:=AVERAGE([.C$2:.C2150])" office:value-type="float" office:value="-15.4025127966496" calcext:value-type="float">
            <text:p>-15,402512796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RANDBETWEEN(1;10000)" office:value-type="float" office:value="7697" calcext:value-type="float">
            <text:p>7697</text:p>
          </table:table-cell>
          <table:table-cell table:formula="of:=IF([.B2151]&lt;=8000;-100;IF([.B2151]&lt;=9000;0;IF([.B2151]&lt;=9750;100;2000)))" office:value-type="float" office:value="-100" calcext:value-type="float">
            <text:p>-100</text:p>
          </table:table-cell>
          <table:table-cell table:formula="of:=AVERAGE([.C$2:.C2151])" office:value-type="float" office:value="-15.4418604651163" calcext:value-type="float">
            <text:p>-15,4418604651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RANDBETWEEN(1;10000)" office:value-type="float" office:value="5703" calcext:value-type="float">
            <text:p>5703</text:p>
          </table:table-cell>
          <table:table-cell table:formula="of:=IF([.B2152]&lt;=8000;-100;IF([.B2152]&lt;=9000;0;IF([.B2152]&lt;=9750;100;2000)))" office:value-type="float" office:value="-100" calcext:value-type="float">
            <text:p>-100</text:p>
          </table:table-cell>
          <table:table-cell table:formula="of:=AVERAGE([.C$2:.C2152])" office:value-type="float" office:value="-15.4811715481172" calcext:value-type="float">
            <text:p>-15,481171548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RANDBETWEEN(1;10000)" office:value-type="float" office:value="6874" calcext:value-type="float">
            <text:p>6874</text:p>
          </table:table-cell>
          <table:table-cell table:formula="of:=IF([.B2153]&lt;=8000;-100;IF([.B2153]&lt;=9000;0;IF([.B2153]&lt;=9750;100;2000)))" office:value-type="float" office:value="-100" calcext:value-type="float">
            <text:p>-100</text:p>
          </table:table-cell>
          <table:table-cell table:formula="of:=AVERAGE([.C$2:.C2153])" office:value-type="float" office:value="-15.5204460966543" calcext:value-type="float">
            <text:p>-15,5204460967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RANDBETWEEN(1;10000)" office:value-type="float" office:value="7565" calcext:value-type="float">
            <text:p>7565</text:p>
          </table:table-cell>
          <table:table-cell table:formula="of:=IF([.B2154]&lt;=8000;-100;IF([.B2154]&lt;=9000;0;IF([.B2154]&lt;=9750;100;2000)))" office:value-type="float" office:value="-100" calcext:value-type="float">
            <text:p>-100</text:p>
          </table:table-cell>
          <table:table-cell table:formula="of:=AVERAGE([.C$2:.C2154])" office:value-type="float" office:value="-15.5596841616349" calcext:value-type="float">
            <text:p>-15,5596841616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RANDBETWEEN(1;10000)" office:value-type="float" office:value="7948" calcext:value-type="float">
            <text:p>7948</text:p>
          </table:table-cell>
          <table:table-cell table:formula="of:=IF([.B2155]&lt;=8000;-100;IF([.B2155]&lt;=9000;0;IF([.B2155]&lt;=9750;100;2000)))" office:value-type="float" office:value="-100" calcext:value-type="float">
            <text:p>-100</text:p>
          </table:table-cell>
          <table:table-cell table:formula="of:=AVERAGE([.C$2:.C2155])" office:value-type="float" office:value="-15.5988857938719" calcext:value-type="float">
            <text:p>-15,5988857939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RANDBETWEEN(1;10000)" office:value-type="float" office:value="8602" calcext:value-type="float">
            <text:p>8602</text:p>
          </table:table-cell>
          <table:table-cell table:formula="of:=IF([.B2156]&lt;=8000;-100;IF([.B2156]&lt;=9000;0;IF([.B2156]&lt;=9750;100;2000)))" office:value-type="float" office:value="0" calcext:value-type="float">
            <text:p>0</text:p>
          </table:table-cell>
          <table:table-cell table:formula="of:=AVERAGE([.C$2:.C2156])" office:value-type="float" office:value="-15.5916473317865" calcext:value-type="float">
            <text:p>-15,591647331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RANDBETWEEN(1;10000)" office:value-type="float" office:value="7271" calcext:value-type="float">
            <text:p>7271</text:p>
          </table:table-cell>
          <table:table-cell table:formula="of:=IF([.B2157]&lt;=8000;-100;IF([.B2157]&lt;=9000;0;IF([.B2157]&lt;=9750;100;2000)))" office:value-type="float" office:value="-100" calcext:value-type="float">
            <text:p>-100</text:p>
          </table:table-cell>
          <table:table-cell table:formula="of:=AVERAGE([.C$2:.C2157])" office:value-type="float" office:value="-15.6307977736549" calcext:value-type="float">
            <text:p>-15,630797773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RANDBETWEEN(1;10000)" office:value-type="float" office:value="4719" calcext:value-type="float">
            <text:p>4719</text:p>
          </table:table-cell>
          <table:table-cell table:formula="of:=IF([.B2158]&lt;=8000;-100;IF([.B2158]&lt;=9000;0;IF([.B2158]&lt;=9750;100;2000)))" office:value-type="float" office:value="-100" calcext:value-type="float">
            <text:p>-100</text:p>
          </table:table-cell>
          <table:table-cell table:formula="of:=AVERAGE([.C$2:.C2158])" office:value-type="float" office:value="-15.6699119146963" calcext:value-type="float">
            <text:p>-15,6699119147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RANDBETWEEN(1;10000)" office:value-type="float" office:value="2420" calcext:value-type="float">
            <text:p>2420</text:p>
          </table:table-cell>
          <table:table-cell table:formula="of:=IF([.B2159]&lt;=8000;-100;IF([.B2159]&lt;=9000;0;IF([.B2159]&lt;=9750;100;2000)))" office:value-type="float" office:value="-100" calcext:value-type="float">
            <text:p>-100</text:p>
          </table:table-cell>
          <table:table-cell table:formula="of:=AVERAGE([.C$2:.C2159])" office:value-type="float" office:value="-15.7089898053753" calcext:value-type="float">
            <text:p>-15,708989805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RANDBETWEEN(1;10000)" office:value-type="float" office:value="4176" calcext:value-type="float">
            <text:p>4176</text:p>
          </table:table-cell>
          <table:table-cell table:formula="of:=IF([.B2160]&lt;=8000;-100;IF([.B2160]&lt;=9000;0;IF([.B2160]&lt;=9750;100;2000)))" office:value-type="float" office:value="-100" calcext:value-type="float">
            <text:p>-100</text:p>
          </table:table-cell>
          <table:table-cell table:formula="of:=AVERAGE([.C$2:.C2160])" office:value-type="float" office:value="-15.748031496063" calcext:value-type="float">
            <text:p>-15,748031496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RANDBETWEEN(1;10000)" office:value-type="float" office:value="8316" calcext:value-type="float">
            <text:p>8316</text:p>
          </table:table-cell>
          <table:table-cell table:formula="of:=IF([.B2161]&lt;=8000;-100;IF([.B2161]&lt;=9000;0;IF([.B2161]&lt;=9750;100;2000)))" office:value-type="float" office:value="0" calcext:value-type="float">
            <text:p>0</text:p>
          </table:table-cell>
          <table:table-cell table:formula="of:=AVERAGE([.C$2:.C2161])" office:value-type="float" office:value="-15.7407407407407" calcext:value-type="float">
            <text:p>-15,7407407407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RANDBETWEEN(1;10000)" office:value-type="float" office:value="3711" calcext:value-type="float">
            <text:p>3711</text:p>
          </table:table-cell>
          <table:table-cell table:formula="of:=IF([.B2162]&lt;=8000;-100;IF([.B2162]&lt;=9000;0;IF([.B2162]&lt;=9750;100;2000)))" office:value-type="float" office:value="-100" calcext:value-type="float">
            <text:p>-100</text:p>
          </table:table-cell>
          <table:table-cell table:formula="of:=AVERAGE([.C$2:.C2162])" office:value-type="float" office:value="-15.7797316057381" calcext:value-type="float">
            <text:p>-15,7797316057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RANDBETWEEN(1;10000)" office:value-type="float" office:value="1624" calcext:value-type="float">
            <text:p>1624</text:p>
          </table:table-cell>
          <table:table-cell table:formula="of:=IF([.B2163]&lt;=8000;-100;IF([.B2163]&lt;=9000;0;IF([.B2163]&lt;=9750;100;2000)))" office:value-type="float" office:value="-100" calcext:value-type="float">
            <text:p>-100</text:p>
          </table:table-cell>
          <table:table-cell table:formula="of:=AVERAGE([.C$2:.C2163])" office:value-type="float" office:value="-15.8186864014801" calcext:value-type="float">
            <text:p>-15,818686401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RANDBETWEEN(1;10000)" office:value-type="float" office:value="429" calcext:value-type="float">
            <text:p>429</text:p>
          </table:table-cell>
          <table:table-cell table:formula="of:=IF([.B2164]&lt;=8000;-100;IF([.B2164]&lt;=9000;0;IF([.B2164]&lt;=9750;100;2000)))" office:value-type="float" office:value="-100" calcext:value-type="float">
            <text:p>-100</text:p>
          </table:table-cell>
          <table:table-cell table:formula="of:=AVERAGE([.C$2:.C2164])" office:value-type="float" office:value="-15.8576051779935" calcext:value-type="float">
            <text:p>-15,85760517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RANDBETWEEN(1;10000)" office:value-type="float" office:value="9607" calcext:value-type="float">
            <text:p>9607</text:p>
          </table:table-cell>
          <table:table-cell table:formula="of:=IF([.B2165]&lt;=8000;-100;IF([.B2165]&lt;=9000;0;IF([.B2165]&lt;=9750;100;2000)))" office:value-type="float" office:value="100" calcext:value-type="float">
            <text:p>100</text:p>
          </table:table-cell>
          <table:table-cell table:formula="of:=AVERAGE([.C$2:.C2165])" office:value-type="float" office:value="-15.8040665434381" calcext:value-type="float">
            <text:p>-15,804066543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RANDBETWEEN(1;10000)" office:value-type="float" office:value="2070" calcext:value-type="float">
            <text:p>2070</text:p>
          </table:table-cell>
          <table:table-cell table:formula="of:=IF([.B2166]&lt;=8000;-100;IF([.B2166]&lt;=9000;0;IF([.B2166]&lt;=9750;100;2000)))" office:value-type="float" office:value="-100" calcext:value-type="float">
            <text:p>-100</text:p>
          </table:table-cell>
          <table:table-cell table:formula="of:=AVERAGE([.C$2:.C2166])" office:value-type="float" office:value="-15.8429561200924" calcext:value-type="float">
            <text:p>-15,8429561201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RANDBETWEEN(1;10000)" office:value-type="float" office:value="6362" calcext:value-type="float">
            <text:p>6362</text:p>
          </table:table-cell>
          <table:table-cell table:formula="of:=IF([.B2167]&lt;=8000;-100;IF([.B2167]&lt;=9000;0;IF([.B2167]&lt;=9750;100;2000)))" office:value-type="float" office:value="-100" calcext:value-type="float">
            <text:p>-100</text:p>
          </table:table-cell>
          <table:table-cell table:formula="of:=AVERAGE([.C$2:.C2167])" office:value-type="float" office:value="-15.881809787627" calcext:value-type="float">
            <text:p>-15,8818097876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RANDBETWEEN(1;10000)" office:value-type="float" office:value="8819" calcext:value-type="float">
            <text:p>8819</text:p>
          </table:table-cell>
          <table:table-cell table:formula="of:=IF([.B2168]&lt;=8000;-100;IF([.B2168]&lt;=9000;0;IF([.B2168]&lt;=9750;100;2000)))" office:value-type="float" office:value="0" calcext:value-type="float">
            <text:p>0</text:p>
          </table:table-cell>
          <table:table-cell table:formula="of:=AVERAGE([.C$2:.C2168])" office:value-type="float" office:value="-15.8744808491001" calcext:value-type="float">
            <text:p>-15,874480849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RANDBETWEEN(1;10000)" office:value-type="float" office:value="8614" calcext:value-type="float">
            <text:p>8614</text:p>
          </table:table-cell>
          <table:table-cell table:formula="of:=IF([.B2169]&lt;=8000;-100;IF([.B2169]&lt;=9000;0;IF([.B2169]&lt;=9750;100;2000)))" office:value-type="float" office:value="0" calcext:value-type="float">
            <text:p>0</text:p>
          </table:table-cell>
          <table:table-cell table:formula="of:=AVERAGE([.C$2:.C2169])" office:value-type="float" office:value="-15.8671586715867" calcext:value-type="float">
            <text:p>-15,8671586716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RANDBETWEEN(1;10000)" office:value-type="float" office:value="2073" calcext:value-type="float">
            <text:p>2073</text:p>
          </table:table-cell>
          <table:table-cell table:formula="of:=IF([.B2170]&lt;=8000;-100;IF([.B2170]&lt;=9000;0;IF([.B2170]&lt;=9750;100;2000)))" office:value-type="float" office:value="-100" calcext:value-type="float">
            <text:p>-100</text:p>
          </table:table-cell>
          <table:table-cell table:formula="of:=AVERAGE([.C$2:.C2170])" office:value-type="float" office:value="-15.9059474412172" calcext:value-type="float">
            <text:p>-15,905947441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RANDBETWEEN(1;10000)" office:value-type="float" office:value="2359" calcext:value-type="float">
            <text:p>2359</text:p>
          </table:table-cell>
          <table:table-cell table:formula="of:=IF([.B2171]&lt;=8000;-100;IF([.B2171]&lt;=9000;0;IF([.B2171]&lt;=9750;100;2000)))" office:value-type="float" office:value="-100" calcext:value-type="float">
            <text:p>-100</text:p>
          </table:table-cell>
          <table:table-cell table:formula="of:=AVERAGE([.C$2:.C2171])" office:value-type="float" office:value="-15.9447004608295" calcext:value-type="float">
            <text:p>-15,9447004608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RANDBETWEEN(1;10000)" office:value-type="float" office:value="7420" calcext:value-type="float">
            <text:p>7420</text:p>
          </table:table-cell>
          <table:table-cell table:formula="of:=IF([.B2172]&lt;=8000;-100;IF([.B2172]&lt;=9000;0;IF([.B2172]&lt;=9750;100;2000)))" office:value-type="float" office:value="-100" calcext:value-type="float">
            <text:p>-100</text:p>
          </table:table-cell>
          <table:table-cell table:formula="of:=AVERAGE([.C$2:.C2172])" office:value-type="float" office:value="-15.983417779825" calcext:value-type="float">
            <text:p>-15,9834177798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RANDBETWEEN(1;10000)" office:value-type="float" office:value="3502" calcext:value-type="float">
            <text:p>3502</text:p>
          </table:table-cell>
          <table:table-cell table:formula="of:=IF([.B2173]&lt;=8000;-100;IF([.B2173]&lt;=9000;0;IF([.B2173]&lt;=9750;100;2000)))" office:value-type="float" office:value="-100" calcext:value-type="float">
            <text:p>-100</text:p>
          </table:table-cell>
          <table:table-cell table:formula="of:=AVERAGE([.C$2:.C2173])" office:value-type="float" office:value="-16.0220994475138" calcext:value-type="float">
            <text:p>-16,022099447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RANDBETWEEN(1;10000)" office:value-type="float" office:value="1537" calcext:value-type="float">
            <text:p>1537</text:p>
          </table:table-cell>
          <table:table-cell table:formula="of:=IF([.B2174]&lt;=8000;-100;IF([.B2174]&lt;=9000;0;IF([.B2174]&lt;=9750;100;2000)))" office:value-type="float" office:value="-100" calcext:value-type="float">
            <text:p>-100</text:p>
          </table:table-cell>
          <table:table-cell table:formula="of:=AVERAGE([.C$2:.C2174])" office:value-type="float" office:value="-16.0607455131155" calcext:value-type="float">
            <text:p>-16,0607455131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RANDBETWEEN(1;10000)" office:value-type="float" office:value="9976" calcext:value-type="float">
            <text:p>9976</text:p>
          </table:table-cell>
          <table:table-cell table:formula="of:=IF([.B2175]&lt;=8000;-100;IF([.B2175]&lt;=9000;0;IF([.B2175]&lt;=9750;100;2000)))" office:value-type="float" office:value="2000" calcext:value-type="float">
            <text:p>2000</text:p>
          </table:table-cell>
          <table:table-cell table:formula="of:=AVERAGE([.C$2:.C2175])" office:value-type="float" office:value="-15.1333946642134" calcext:value-type="float">
            <text:p>-15,133394664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RANDBETWEEN(1;10000)" office:value-type="float" office:value="8299" calcext:value-type="float">
            <text:p>8299</text:p>
          </table:table-cell>
          <table:table-cell table:formula="of:=IF([.B2176]&lt;=8000;-100;IF([.B2176]&lt;=9000;0;IF([.B2176]&lt;=9750;100;2000)))" office:value-type="float" office:value="0" calcext:value-type="float">
            <text:p>0</text:p>
          </table:table-cell>
          <table:table-cell table:formula="of:=AVERAGE([.C$2:.C2176])" office:value-type="float" office:value="-15.1264367816092" calcext:value-type="float">
            <text:p>-15,126436781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RANDBETWEEN(1;10000)" office:value-type="float" office:value="7186" calcext:value-type="float">
            <text:p>7186</text:p>
          </table:table-cell>
          <table:table-cell table:formula="of:=IF([.B2177]&lt;=8000;-100;IF([.B2177]&lt;=9000;0;IF([.B2177]&lt;=9750;100;2000)))" office:value-type="float" office:value="-100" calcext:value-type="float">
            <text:p>-100</text:p>
          </table:table-cell>
          <table:table-cell table:formula="of:=AVERAGE([.C$2:.C2177])" office:value-type="float" office:value="-15.1654411764706" calcext:value-type="float">
            <text:p>-15,1654411765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RANDBETWEEN(1;10000)" office:value-type="float" office:value="494" calcext:value-type="float">
            <text:p>494</text:p>
          </table:table-cell>
          <table:table-cell table:formula="of:=IF([.B2178]&lt;=8000;-100;IF([.B2178]&lt;=9000;0;IF([.B2178]&lt;=9750;100;2000)))" office:value-type="float" office:value="-100" calcext:value-type="float">
            <text:p>-100</text:p>
          </table:table-cell>
          <table:table-cell table:formula="of:=AVERAGE([.C$2:.C2178])" office:value-type="float" office:value="-15.2044097381718" calcext:value-type="float">
            <text:p>-15,2044097382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RANDBETWEEN(1;10000)" office:value-type="float" office:value="960" calcext:value-type="float">
            <text:p>960</text:p>
          </table:table-cell>
          <table:table-cell table:formula="of:=IF([.B2179]&lt;=8000;-100;IF([.B2179]&lt;=9000;0;IF([.B2179]&lt;=9750;100;2000)))" office:value-type="float" office:value="-100" calcext:value-type="float">
            <text:p>-100</text:p>
          </table:table-cell>
          <table:table-cell table:formula="of:=AVERAGE([.C$2:.C2179])" office:value-type="float" office:value="-15.2433425160698" calcext:value-type="float">
            <text:p>-15,2433425161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RANDBETWEEN(1;10000)" office:value-type="float" office:value="4441" calcext:value-type="float">
            <text:p>4441</text:p>
          </table:table-cell>
          <table:table-cell table:formula="of:=IF([.B2180]&lt;=8000;-100;IF([.B2180]&lt;=9000;0;IF([.B2180]&lt;=9750;100;2000)))" office:value-type="float" office:value="-100" calcext:value-type="float">
            <text:p>-100</text:p>
          </table:table-cell>
          <table:table-cell table:formula="of:=AVERAGE([.C$2:.C2180])" office:value-type="float" office:value="-15.2822395594309" calcext:value-type="float">
            <text:p>-15,282239559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RANDBETWEEN(1;10000)" office:value-type="float" office:value="3719" calcext:value-type="float">
            <text:p>3719</text:p>
          </table:table-cell>
          <table:table-cell table:formula="of:=IF([.B2181]&lt;=8000;-100;IF([.B2181]&lt;=9000;0;IF([.B2181]&lt;=9750;100;2000)))" office:value-type="float" office:value="-100" calcext:value-type="float">
            <text:p>-100</text:p>
          </table:table-cell>
          <table:table-cell table:formula="of:=AVERAGE([.C$2:.C2181])" office:value-type="float" office:value="-15.3211009174312" calcext:value-type="float">
            <text:p>-15,3211009174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RANDBETWEEN(1;10000)" office:value-type="float" office:value="906" calcext:value-type="float">
            <text:p>906</text:p>
          </table:table-cell>
          <table:table-cell table:formula="of:=IF([.B2182]&lt;=8000;-100;IF([.B2182]&lt;=9000;0;IF([.B2182]&lt;=9750;100;2000)))" office:value-type="float" office:value="-100" calcext:value-type="float">
            <text:p>-100</text:p>
          </table:table-cell>
          <table:table-cell table:formula="of:=AVERAGE([.C$2:.C2182])" office:value-type="float" office:value="-15.3599266391564" calcext:value-type="float">
            <text:p>-15,3599266392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RANDBETWEEN(1;10000)" office:value-type="float" office:value="1840" calcext:value-type="float">
            <text:p>1840</text:p>
          </table:table-cell>
          <table:table-cell table:formula="of:=IF([.B2183]&lt;=8000;-100;IF([.B2183]&lt;=9000;0;IF([.B2183]&lt;=9750;100;2000)))" office:value-type="float" office:value="-100" calcext:value-type="float">
            <text:p>-100</text:p>
          </table:table-cell>
          <table:table-cell table:formula="of:=AVERAGE([.C$2:.C2183])" office:value-type="float" office:value="-15.3987167736022" calcext:value-type="float">
            <text:p>-15,398716773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RANDBETWEEN(1;10000)" office:value-type="float" office:value="476" calcext:value-type="float">
            <text:p>476</text:p>
          </table:table-cell>
          <table:table-cell table:formula="of:=IF([.B2184]&lt;=8000;-100;IF([.B2184]&lt;=9000;0;IF([.B2184]&lt;=9750;100;2000)))" office:value-type="float" office:value="-100" calcext:value-type="float">
            <text:p>-100</text:p>
          </table:table-cell>
          <table:table-cell table:formula="of:=AVERAGE([.C$2:.C2184])" office:value-type="float" office:value="-15.4374713696748" calcext:value-type="float">
            <text:p>-15,437471369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RANDBETWEEN(1;10000)" office:value-type="float" office:value="9013" calcext:value-type="float">
            <text:p>9013</text:p>
          </table:table-cell>
          <table:table-cell table:formula="of:=IF([.B2185]&lt;=8000;-100;IF([.B2185]&lt;=9000;0;IF([.B2185]&lt;=9750;100;2000)))" office:value-type="float" office:value="100" calcext:value-type="float">
            <text:p>100</text:p>
          </table:table-cell>
          <table:table-cell table:formula="of:=AVERAGE([.C$2:.C2185])" office:value-type="float" office:value="-15.3846153846154" calcext:value-type="float">
            <text:p>-15,3846153846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RANDBETWEEN(1;10000)" office:value-type="float" office:value="456" calcext:value-type="float">
            <text:p>456</text:p>
          </table:table-cell>
          <table:table-cell table:formula="of:=IF([.B2186]&lt;=8000;-100;IF([.B2186]&lt;=9000;0;IF([.B2186]&lt;=9750;100;2000)))" office:value-type="float" office:value="-100" calcext:value-type="float">
            <text:p>-100</text:p>
          </table:table-cell>
          <table:table-cell table:formula="of:=AVERAGE([.C$2:.C2186])" office:value-type="float" office:value="-15.4233409610984" calcext:value-type="float">
            <text:p>-15,423340961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RANDBETWEEN(1;10000)" office:value-type="float" office:value="2068" calcext:value-type="float">
            <text:p>2068</text:p>
          </table:table-cell>
          <table:table-cell table:formula="of:=IF([.B2187]&lt;=8000;-100;IF([.B2187]&lt;=9000;0;IF([.B2187]&lt;=9750;100;2000)))" office:value-type="float" office:value="-100" calcext:value-type="float">
            <text:p>-100</text:p>
          </table:table-cell>
          <table:table-cell table:formula="of:=AVERAGE([.C$2:.C2187])" office:value-type="float" office:value="-15.4620311070448" calcext:value-type="float">
            <text:p>-15,46203110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RANDBETWEEN(1;10000)" office:value-type="float" office:value="7915" calcext:value-type="float">
            <text:p>7915</text:p>
          </table:table-cell>
          <table:table-cell table:formula="of:=IF([.B2188]&lt;=8000;-100;IF([.B2188]&lt;=9000;0;IF([.B2188]&lt;=9750;100;2000)))" office:value-type="float" office:value="-100" calcext:value-type="float">
            <text:p>-100</text:p>
          </table:table-cell>
          <table:table-cell table:formula="of:=AVERAGE([.C$2:.C2188])" office:value-type="float" office:value="-15.5006858710562" calcext:value-type="float">
            <text:p>-15,500685871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RANDBETWEEN(1;10000)" office:value-type="float" office:value="3271" calcext:value-type="float">
            <text:p>3271</text:p>
          </table:table-cell>
          <table:table-cell table:formula="of:=IF([.B2189]&lt;=8000;-100;IF([.B2189]&lt;=9000;0;IF([.B2189]&lt;=9750;100;2000)))" office:value-type="float" office:value="-100" calcext:value-type="float">
            <text:p>-100</text:p>
          </table:table-cell>
          <table:table-cell table:formula="of:=AVERAGE([.C$2:.C2189])" office:value-type="float" office:value="-15.5393053016453" calcext:value-type="float">
            <text:p>-15,5393053016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RANDBETWEEN(1;10000)" office:value-type="float" office:value="1263" calcext:value-type="float">
            <text:p>1263</text:p>
          </table:table-cell>
          <table:table-cell table:formula="of:=IF([.B2190]&lt;=8000;-100;IF([.B2190]&lt;=9000;0;IF([.B2190]&lt;=9750;100;2000)))" office:value-type="float" office:value="-100" calcext:value-type="float">
            <text:p>-100</text:p>
          </table:table-cell>
          <table:table-cell table:formula="of:=AVERAGE([.C$2:.C2190])" office:value-type="float" office:value="-15.5778894472362" calcext:value-type="float">
            <text:p>-15,577889447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RANDBETWEEN(1;10000)" office:value-type="float" office:value="6636" calcext:value-type="float">
            <text:p>6636</text:p>
          </table:table-cell>
          <table:table-cell table:formula="of:=IF([.B2191]&lt;=8000;-100;IF([.B2191]&lt;=9000;0;IF([.B2191]&lt;=9750;100;2000)))" office:value-type="float" office:value="-100" calcext:value-type="float">
            <text:p>-100</text:p>
          </table:table-cell>
          <table:table-cell table:formula="of:=AVERAGE([.C$2:.C2191])" office:value-type="float" office:value="-15.6164383561644" calcext:value-type="float">
            <text:p>-15,6164383562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RANDBETWEEN(1;10000)" office:value-type="float" office:value="5201" calcext:value-type="float">
            <text:p>5201</text:p>
          </table:table-cell>
          <table:table-cell table:formula="of:=IF([.B2192]&lt;=8000;-100;IF([.B2192]&lt;=9000;0;IF([.B2192]&lt;=9750;100;2000)))" office:value-type="float" office:value="-100" calcext:value-type="float">
            <text:p>-100</text:p>
          </table:table-cell>
          <table:table-cell table:formula="of:=AVERAGE([.C$2:.C2192])" office:value-type="float" office:value="-15.6549520766773" calcext:value-type="float">
            <text:p>-15,654952076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RANDBETWEEN(1;10000)" office:value-type="float" office:value="1926" calcext:value-type="float">
            <text:p>1926</text:p>
          </table:table-cell>
          <table:table-cell table:formula="of:=IF([.B2193]&lt;=8000;-100;IF([.B2193]&lt;=9000;0;IF([.B2193]&lt;=9750;100;2000)))" office:value-type="float" office:value="-100" calcext:value-type="float">
            <text:p>-100</text:p>
          </table:table-cell>
          <table:table-cell table:formula="of:=AVERAGE([.C$2:.C2193])" office:value-type="float" office:value="-15.6934306569343" calcext:value-type="float">
            <text:p>-15,693430656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RANDBETWEEN(1;10000)" office:value-type="float" office:value="1637" calcext:value-type="float">
            <text:p>1637</text:p>
          </table:table-cell>
          <table:table-cell table:formula="of:=IF([.B2194]&lt;=8000;-100;IF([.B2194]&lt;=9000;0;IF([.B2194]&lt;=9750;100;2000)))" office:value-type="float" office:value="-100" calcext:value-type="float">
            <text:p>-100</text:p>
          </table:table-cell>
          <table:table-cell table:formula="of:=AVERAGE([.C$2:.C2194])" office:value-type="float" office:value="-15.7318741450068" calcext:value-type="float">
            <text:p>-15,73187414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RANDBETWEEN(1;10000)" office:value-type="float" office:value="1256" calcext:value-type="float">
            <text:p>1256</text:p>
          </table:table-cell>
          <table:table-cell table:formula="of:=IF([.B2195]&lt;=8000;-100;IF([.B2195]&lt;=9000;0;IF([.B2195]&lt;=9750;100;2000)))" office:value-type="float" office:value="-100" calcext:value-type="float">
            <text:p>-100</text:p>
          </table:table-cell>
          <table:table-cell table:formula="of:=AVERAGE([.C$2:.C2195])" office:value-type="float" office:value="-15.7702825888788" calcext:value-type="float">
            <text:p>-15,7702825889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RANDBETWEEN(1;10000)" office:value-type="float" office:value="1019" calcext:value-type="float">
            <text:p>1019</text:p>
          </table:table-cell>
          <table:table-cell table:formula="of:=IF([.B2196]&lt;=8000;-100;IF([.B2196]&lt;=9000;0;IF([.B2196]&lt;=9750;100;2000)))" office:value-type="float" office:value="-100" calcext:value-type="float">
            <text:p>-100</text:p>
          </table:table-cell>
          <table:table-cell table:formula="of:=AVERAGE([.C$2:.C2196])" office:value-type="float" office:value="-15.8086560364465" calcext:value-type="float">
            <text:p>-15,8086560364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RANDBETWEEN(1;10000)" office:value-type="float" office:value="7789" calcext:value-type="float">
            <text:p>7789</text:p>
          </table:table-cell>
          <table:table-cell table:formula="of:=IF([.B2197]&lt;=8000;-100;IF([.B2197]&lt;=9000;0;IF([.B2197]&lt;=9750;100;2000)))" office:value-type="float" office:value="-100" calcext:value-type="float">
            <text:p>-100</text:p>
          </table:table-cell>
          <table:table-cell table:formula="of:=AVERAGE([.C$2:.C2197])" office:value-type="float" office:value="-15.8469945355191" calcext:value-type="float">
            <text:p>-15,846994535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RANDBETWEEN(1;10000)" office:value-type="float" office:value="6665" calcext:value-type="float">
            <text:p>6665</text:p>
          </table:table-cell>
          <table:table-cell table:formula="of:=IF([.B2198]&lt;=8000;-100;IF([.B2198]&lt;=9000;0;IF([.B2198]&lt;=9750;100;2000)))" office:value-type="float" office:value="-100" calcext:value-type="float">
            <text:p>-100</text:p>
          </table:table-cell>
          <table:table-cell table:formula="of:=AVERAGE([.C$2:.C2198])" office:value-type="float" office:value="-15.8852981338188" calcext:value-type="float">
            <text:p>-15,8852981338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RANDBETWEEN(1;10000)" office:value-type="float" office:value="4120" calcext:value-type="float">
            <text:p>4120</text:p>
          </table:table-cell>
          <table:table-cell table:formula="of:=IF([.B2199]&lt;=8000;-100;IF([.B2199]&lt;=9000;0;IF([.B2199]&lt;=9750;100;2000)))" office:value-type="float" office:value="-100" calcext:value-type="float">
            <text:p>-100</text:p>
          </table:table-cell>
          <table:table-cell table:formula="of:=AVERAGE([.C$2:.C2199])" office:value-type="float" office:value="-15.9235668789809" calcext:value-type="float">
            <text:p>-15,923566879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RANDBETWEEN(1;10000)" office:value-type="float" office:value="9901" calcext:value-type="float">
            <text:p>9901</text:p>
          </table:table-cell>
          <table:table-cell table:formula="of:=IF([.B2200]&lt;=8000;-100;IF([.B2200]&lt;=9000;0;IF([.B2200]&lt;=9750;100;2000)))" office:value-type="float" office:value="2000" calcext:value-type="float">
            <text:p>2000</text:p>
          </table:table-cell>
          <table:table-cell table:formula="of:=AVERAGE([.C$2:.C2200])" office:value-type="float" office:value="-15.0068212824011" calcext:value-type="float">
            <text:p>-15,006821282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RANDBETWEEN(1;10000)" office:value-type="float" office:value="6436" calcext:value-type="float">
            <text:p>6436</text:p>
          </table:table-cell>
          <table:table-cell table:formula="of:=IF([.B2201]&lt;=8000;-100;IF([.B2201]&lt;=9000;0;IF([.B2201]&lt;=9750;100;2000)))" office:value-type="float" office:value="-100" calcext:value-type="float">
            <text:p>-100</text:p>
          </table:table-cell>
          <table:table-cell table:formula="of:=AVERAGE([.C$2:.C2201])" office:value-type="float" office:value="-15.0454545454545" calcext:value-type="float">
            <text:p>-15,045454545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RANDBETWEEN(1;10000)" office:value-type="float" office:value="5449" calcext:value-type="float">
            <text:p>5449</text:p>
          </table:table-cell>
          <table:table-cell table:formula="of:=IF([.B2202]&lt;=8000;-100;IF([.B2202]&lt;=9000;0;IF([.B2202]&lt;=9750;100;2000)))" office:value-type="float" office:value="-100" calcext:value-type="float">
            <text:p>-100</text:p>
          </table:table-cell>
          <table:table-cell table:formula="of:=AVERAGE([.C$2:.C2202])" office:value-type="float" office:value="-15.0840527033167" calcext:value-type="float">
            <text:p>-15,084052703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RANDBETWEEN(1;10000)" office:value-type="float" office:value="3685" calcext:value-type="float">
            <text:p>3685</text:p>
          </table:table-cell>
          <table:table-cell table:formula="of:=IF([.B2203]&lt;=8000;-100;IF([.B2203]&lt;=9000;0;IF([.B2203]&lt;=9750;100;2000)))" office:value-type="float" office:value="-100" calcext:value-type="float">
            <text:p>-100</text:p>
          </table:table-cell>
          <table:table-cell table:formula="of:=AVERAGE([.C$2:.C2203])" office:value-type="float" office:value="-15.1226158038147" calcext:value-type="float">
            <text:p>-15,122615803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RANDBETWEEN(1;10000)" office:value-type="float" office:value="9833" calcext:value-type="float">
            <text:p>9833</text:p>
          </table:table-cell>
          <table:table-cell table:formula="of:=IF([.B2204]&lt;=8000;-100;IF([.B2204]&lt;=9000;0;IF([.B2204]&lt;=9750;100;2000)))" office:value-type="float" office:value="2000" calcext:value-type="float">
            <text:p>2000</text:p>
          </table:table-cell>
          <table:table-cell table:formula="of:=AVERAGE([.C$2:.C2204])" office:value-type="float" office:value="-14.2078983204721" calcext:value-type="float">
            <text:p>-14,2078983205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RANDBETWEEN(1;10000)" office:value-type="float" office:value="2003" calcext:value-type="float">
            <text:p>2003</text:p>
          </table:table-cell>
          <table:table-cell table:formula="of:=IF([.B2205]&lt;=8000;-100;IF([.B2205]&lt;=9000;0;IF([.B2205]&lt;=9750;100;2000)))" office:value-type="float" office:value="-100" calcext:value-type="float">
            <text:p>-100</text:p>
          </table:table-cell>
          <table:table-cell table:formula="of:=AVERAGE([.C$2:.C2205])" office:value-type="float" office:value="-14.2468239564428" calcext:value-type="float">
            <text:p>-14,246823956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RANDBETWEEN(1;10000)" office:value-type="float" office:value="4821" calcext:value-type="float">
            <text:p>4821</text:p>
          </table:table-cell>
          <table:table-cell table:formula="of:=IF([.B2206]&lt;=8000;-100;IF([.B2206]&lt;=9000;0;IF([.B2206]&lt;=9750;100;2000)))" office:value-type="float" office:value="-100" calcext:value-type="float">
            <text:p>-100</text:p>
          </table:table-cell>
          <table:table-cell table:formula="of:=AVERAGE([.C$2:.C2206])" office:value-type="float" office:value="-14.2857142857143" calcext:value-type="float">
            <text:p>-14,285714285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RANDBETWEEN(1;10000)" office:value-type="float" office:value="2128" calcext:value-type="float">
            <text:p>2128</text:p>
          </table:table-cell>
          <table:table-cell table:formula="of:=IF([.B2207]&lt;=8000;-100;IF([.B2207]&lt;=9000;0;IF([.B2207]&lt;=9750;100;2000)))" office:value-type="float" office:value="-100" calcext:value-type="float">
            <text:p>-100</text:p>
          </table:table-cell>
          <table:table-cell table:formula="of:=AVERAGE([.C$2:.C2207])" office:value-type="float" office:value="-14.324569356301" calcext:value-type="float">
            <text:p>-14,324569356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RANDBETWEEN(1;10000)" office:value-type="float" office:value="5972" calcext:value-type="float">
            <text:p>5972</text:p>
          </table:table-cell>
          <table:table-cell table:formula="of:=IF([.B2208]&lt;=8000;-100;IF([.B2208]&lt;=9000;0;IF([.B2208]&lt;=9750;100;2000)))" office:value-type="float" office:value="-100" calcext:value-type="float">
            <text:p>-100</text:p>
          </table:table-cell>
          <table:table-cell table:formula="of:=AVERAGE([.C$2:.C2208])" office:value-type="float" office:value="-14.3633892161305" calcext:value-type="float">
            <text:p>-14,3633892161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RANDBETWEEN(1;10000)" office:value-type="float" office:value="4586" calcext:value-type="float">
            <text:p>4586</text:p>
          </table:table-cell>
          <table:table-cell table:formula="of:=IF([.B2209]&lt;=8000;-100;IF([.B2209]&lt;=9000;0;IF([.B2209]&lt;=9750;100;2000)))" office:value-type="float" office:value="-100" calcext:value-type="float">
            <text:p>-100</text:p>
          </table:table-cell>
          <table:table-cell table:formula="of:=AVERAGE([.C$2:.C2209])" office:value-type="float" office:value="-14.4021739130435" calcext:value-type="float">
            <text:p>-14,402173913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RANDBETWEEN(1;10000)" office:value-type="float" office:value="1572" calcext:value-type="float">
            <text:p>1572</text:p>
          </table:table-cell>
          <table:table-cell table:formula="of:=IF([.B2210]&lt;=8000;-100;IF([.B2210]&lt;=9000;0;IF([.B2210]&lt;=9750;100;2000)))" office:value-type="float" office:value="-100" calcext:value-type="float">
            <text:p>-100</text:p>
          </table:table-cell>
          <table:table-cell table:formula="of:=AVERAGE([.C$2:.C2210])" office:value-type="float" office:value="-14.440923494794" calcext:value-type="float">
            <text:p>-14,440923494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RANDBETWEEN(1;10000)" office:value-type="float" office:value="8250" calcext:value-type="float">
            <text:p>8250</text:p>
          </table:table-cell>
          <table:table-cell table:formula="of:=IF([.B2211]&lt;=8000;-100;IF([.B2211]&lt;=9000;0;IF([.B2211]&lt;=9750;100;2000)))" office:value-type="float" office:value="0" calcext:value-type="float">
            <text:p>0</text:p>
          </table:table-cell>
          <table:table-cell table:formula="of:=AVERAGE([.C$2:.C2211])" office:value-type="float" office:value="-14.4343891402715" calcext:value-type="float">
            <text:p>-14,434389140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RANDBETWEEN(1;10000)" office:value-type="float" office:value="2037" calcext:value-type="float">
            <text:p>2037</text:p>
          </table:table-cell>
          <table:table-cell table:formula="of:=IF([.B2212]&lt;=8000;-100;IF([.B2212]&lt;=9000;0;IF([.B2212]&lt;=9750;100;2000)))" office:value-type="float" office:value="-100" calcext:value-type="float">
            <text:p>-100</text:p>
          </table:table-cell>
          <table:table-cell table:formula="of:=AVERAGE([.C$2:.C2212])" office:value-type="float" office:value="-14.4730890999548" calcext:value-type="float">
            <text:p>-14,473089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RANDBETWEEN(1;10000)" office:value-type="float" office:value="6559" calcext:value-type="float">
            <text:p>6559</text:p>
          </table:table-cell>
          <table:table-cell table:formula="of:=IF([.B2213]&lt;=8000;-100;IF([.B2213]&lt;=9000;0;IF([.B2213]&lt;=9750;100;2000)))" office:value-type="float" office:value="-100" calcext:value-type="float">
            <text:p>-100</text:p>
          </table:table-cell>
          <table:table-cell table:formula="of:=AVERAGE([.C$2:.C2213])" office:value-type="float" office:value="-14.5117540687161" calcext:value-type="float">
            <text:p>-14,5117540687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RANDBETWEEN(1;10000)" office:value-type="float" office:value="4161" calcext:value-type="float">
            <text:p>4161</text:p>
          </table:table-cell>
          <table:table-cell table:formula="of:=IF([.B2214]&lt;=8000;-100;IF([.B2214]&lt;=9000;0;IF([.B2214]&lt;=9750;100;2000)))" office:value-type="float" office:value="-100" calcext:value-type="float">
            <text:p>-100</text:p>
          </table:table-cell>
          <table:table-cell table:formula="of:=AVERAGE([.C$2:.C2214])" office:value-type="float" office:value="-14.5503840939901" calcext:value-type="float">
            <text:p>-14,550384094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RANDBETWEEN(1;10000)" office:value-type="float" office:value="6255" calcext:value-type="float">
            <text:p>6255</text:p>
          </table:table-cell>
          <table:table-cell table:formula="of:=IF([.B2215]&lt;=8000;-100;IF([.B2215]&lt;=9000;0;IF([.B2215]&lt;=9750;100;2000)))" office:value-type="float" office:value="-100" calcext:value-type="float">
            <text:p>-100</text:p>
          </table:table-cell>
          <table:table-cell table:formula="of:=AVERAGE([.C$2:.C2215])" office:value-type="float" office:value="-14.5889792231256" calcext:value-type="float">
            <text:p>-14,588979223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RANDBETWEEN(1;10000)" office:value-type="float" office:value="6909" calcext:value-type="float">
            <text:p>6909</text:p>
          </table:table-cell>
          <table:table-cell table:formula="of:=IF([.B2216]&lt;=8000;-100;IF([.B2216]&lt;=9000;0;IF([.B2216]&lt;=9750;100;2000)))" office:value-type="float" office:value="-100" calcext:value-type="float">
            <text:p>-100</text:p>
          </table:table-cell>
          <table:table-cell table:formula="of:=AVERAGE([.C$2:.C2216])" office:value-type="float" office:value="-14.627539503386" calcext:value-type="float">
            <text:p>-14,6275395034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RANDBETWEEN(1;10000)" office:value-type="float" office:value="6765" calcext:value-type="float">
            <text:p>6765</text:p>
          </table:table-cell>
          <table:table-cell table:formula="of:=IF([.B2217]&lt;=8000;-100;IF([.B2217]&lt;=9000;0;IF([.B2217]&lt;=9750;100;2000)))" office:value-type="float" office:value="-100" calcext:value-type="float">
            <text:p>-100</text:p>
          </table:table-cell>
          <table:table-cell table:formula="of:=AVERAGE([.C$2:.C2217])" office:value-type="float" office:value="-14.6660649819495" calcext:value-type="float">
            <text:p>-14,666064981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RANDBETWEEN(1;10000)" office:value-type="float" office:value="9492" calcext:value-type="float">
            <text:p>9492</text:p>
          </table:table-cell>
          <table:table-cell table:formula="of:=IF([.B2218]&lt;=8000;-100;IF([.B2218]&lt;=9000;0;IF([.B2218]&lt;=9750;100;2000)))" office:value-type="float" office:value="100" calcext:value-type="float">
            <text:p>100</text:p>
          </table:table-cell>
          <table:table-cell table:formula="of:=AVERAGE([.C$2:.C2218])" office:value-type="float" office:value="-14.6143437077131" calcext:value-type="float">
            <text:p>-14,614343707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RANDBETWEEN(1;10000)" office:value-type="float" office:value="7442" calcext:value-type="float">
            <text:p>7442</text:p>
          </table:table-cell>
          <table:table-cell table:formula="of:=IF([.B2219]&lt;=8000;-100;IF([.B2219]&lt;=9000;0;IF([.B2219]&lt;=9750;100;2000)))" office:value-type="float" office:value="-100" calcext:value-type="float">
            <text:p>-100</text:p>
          </table:table-cell>
          <table:table-cell table:formula="of:=AVERAGE([.C$2:.C2219])" office:value-type="float" office:value="-14.6528403967538" calcext:value-type="float">
            <text:p>-14,652840396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RANDBETWEEN(1;10000)" office:value-type="float" office:value="9699" calcext:value-type="float">
            <text:p>9699</text:p>
          </table:table-cell>
          <table:table-cell table:formula="of:=IF([.B2220]&lt;=8000;-100;IF([.B2220]&lt;=9000;0;IF([.B2220]&lt;=9750;100;2000)))" office:value-type="float" office:value="100" calcext:value-type="float">
            <text:p>100</text:p>
          </table:table-cell>
          <table:table-cell table:formula="of:=AVERAGE([.C$2:.C2220])" office:value-type="float" office:value="-14.6011716989635" calcext:value-type="float">
            <text:p>-14,60117169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RANDBETWEEN(1;10000)" office:value-type="float" office:value="5590" calcext:value-type="float">
            <text:p>5590</text:p>
          </table:table-cell>
          <table:table-cell table:formula="of:=IF([.B2221]&lt;=8000;-100;IF([.B2221]&lt;=9000;0;IF([.B2221]&lt;=9750;100;2000)))" office:value-type="float" office:value="-100" calcext:value-type="float">
            <text:p>-100</text:p>
          </table:table-cell>
          <table:table-cell table:formula="of:=AVERAGE([.C$2:.C2221])" office:value-type="float" office:value="-14.6396396396396" calcext:value-type="float">
            <text:p>-14,639639639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RANDBETWEEN(1;10000)" office:value-type="float" office:value="2799" calcext:value-type="float">
            <text:p>2799</text:p>
          </table:table-cell>
          <table:table-cell table:formula="of:=IF([.B2222]&lt;=8000;-100;IF([.B2222]&lt;=9000;0;IF([.B2222]&lt;=9750;100;2000)))" office:value-type="float" office:value="-100" calcext:value-type="float">
            <text:p>-100</text:p>
          </table:table-cell>
          <table:table-cell table:formula="of:=AVERAGE([.C$2:.C2222])" office:value-type="float" office:value="-14.6780729401171" calcext:value-type="float">
            <text:p>-14,678072940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RANDBETWEEN(1;10000)" office:value-type="float" office:value="9194" calcext:value-type="float">
            <text:p>9194</text:p>
          </table:table-cell>
          <table:table-cell table:formula="of:=IF([.B2223]&lt;=8000;-100;IF([.B2223]&lt;=9000;0;IF([.B2223]&lt;=9750;100;2000)))" office:value-type="float" office:value="100" calcext:value-type="float">
            <text:p>100</text:p>
          </table:table-cell>
          <table:table-cell table:formula="of:=AVERAGE([.C$2:.C2223])" office:value-type="float" office:value="-14.6264626462646" calcext:value-type="float">
            <text:p>-14,626462646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RANDBETWEEN(1;10000)" office:value-type="float" office:value="3199" calcext:value-type="float">
            <text:p>3199</text:p>
          </table:table-cell>
          <table:table-cell table:formula="of:=IF([.B2224]&lt;=8000;-100;IF([.B2224]&lt;=9000;0;IF([.B2224]&lt;=9750;100;2000)))" office:value-type="float" office:value="-100" calcext:value-type="float">
            <text:p>-100</text:p>
          </table:table-cell>
          <table:table-cell table:formula="of:=AVERAGE([.C$2:.C2224])" office:value-type="float" office:value="-14.6648672964462" calcext:value-type="float">
            <text:p>-14,664867296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RANDBETWEEN(1;10000)" office:value-type="float" office:value="1185" calcext:value-type="float">
            <text:p>1185</text:p>
          </table:table-cell>
          <table:table-cell table:formula="of:=IF([.B2225]&lt;=8000;-100;IF([.B2225]&lt;=9000;0;IF([.B2225]&lt;=9750;100;2000)))" office:value-type="float" office:value="-100" calcext:value-type="float">
            <text:p>-100</text:p>
          </table:table-cell>
          <table:table-cell table:formula="of:=AVERAGE([.C$2:.C2225])" office:value-type="float" office:value="-14.7032374100719" calcext:value-type="float">
            <text:p>-14,7032374101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RANDBETWEEN(1;10000)" office:value-type="float" office:value="7726" calcext:value-type="float">
            <text:p>7726</text:p>
          </table:table-cell>
          <table:table-cell table:formula="of:=IF([.B2226]&lt;=8000;-100;IF([.B2226]&lt;=9000;0;IF([.B2226]&lt;=9750;100;2000)))" office:value-type="float" office:value="-100" calcext:value-type="float">
            <text:p>-100</text:p>
          </table:table-cell>
          <table:table-cell table:formula="of:=AVERAGE([.C$2:.C2226])" office:value-type="float" office:value="-14.7415730337079" calcext:value-type="float">
            <text:p>-14,7415730337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RANDBETWEEN(1;10000)" office:value-type="float" office:value="3696" calcext:value-type="float">
            <text:p>3696</text:p>
          </table:table-cell>
          <table:table-cell table:formula="of:=IF([.B2227]&lt;=8000;-100;IF([.B2227]&lt;=9000;0;IF([.B2227]&lt;=9750;100;2000)))" office:value-type="float" office:value="-100" calcext:value-type="float">
            <text:p>-100</text:p>
          </table:table-cell>
          <table:table-cell table:formula="of:=AVERAGE([.C$2:.C2227])" office:value-type="float" office:value="-14.7798742138365" calcext:value-type="float">
            <text:p>-14,779874213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RANDBETWEEN(1;10000)" office:value-type="float" office:value="2017" calcext:value-type="float">
            <text:p>2017</text:p>
          </table:table-cell>
          <table:table-cell table:formula="of:=IF([.B2228]&lt;=8000;-100;IF([.B2228]&lt;=9000;0;IF([.B2228]&lt;=9750;100;2000)))" office:value-type="float" office:value="-100" calcext:value-type="float">
            <text:p>-100</text:p>
          </table:table-cell>
          <table:table-cell table:formula="of:=AVERAGE([.C$2:.C2228])" office:value-type="float" office:value="-14.8181409968568" calcext:value-type="float">
            <text:p>-14,818140996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RANDBETWEEN(1;10000)" office:value-type="float" office:value="745" calcext:value-type="float">
            <text:p>745</text:p>
          </table:table-cell>
          <table:table-cell table:formula="of:=IF([.B2229]&lt;=8000;-100;IF([.B2229]&lt;=9000;0;IF([.B2229]&lt;=9750;100;2000)))" office:value-type="float" office:value="-100" calcext:value-type="float">
            <text:p>-100</text:p>
          </table:table-cell>
          <table:table-cell table:formula="of:=AVERAGE([.C$2:.C2229])" office:value-type="float" office:value="-14.8563734290844" calcext:value-type="float">
            <text:p>-14,8563734291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RANDBETWEEN(1;10000)" office:value-type="float" office:value="3498" calcext:value-type="float">
            <text:p>3498</text:p>
          </table:table-cell>
          <table:table-cell table:formula="of:=IF([.B2230]&lt;=8000;-100;IF([.B2230]&lt;=9000;0;IF([.B2230]&lt;=9750;100;2000)))" office:value-type="float" office:value="-100" calcext:value-type="float">
            <text:p>-100</text:p>
          </table:table-cell>
          <table:table-cell table:formula="of:=AVERAGE([.C$2:.C2230])" office:value-type="float" office:value="-14.8945715567519" calcext:value-type="float">
            <text:p>-14,894571556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RANDBETWEEN(1;10000)" office:value-type="float" office:value="9167" calcext:value-type="float">
            <text:p>9167</text:p>
          </table:table-cell>
          <table:table-cell table:formula="of:=IF([.B2231]&lt;=8000;-100;IF([.B2231]&lt;=9000;0;IF([.B2231]&lt;=9750;100;2000)))" office:value-type="float" office:value="100" calcext:value-type="float">
            <text:p>100</text:p>
          </table:table-cell>
          <table:table-cell table:formula="of:=AVERAGE([.C$2:.C2231])" office:value-type="float" office:value="-14.8430493273543" calcext:value-type="float">
            <text:p>-14,8430493274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RANDBETWEEN(1;10000)" office:value-type="float" office:value="2347" calcext:value-type="float">
            <text:p>2347</text:p>
          </table:table-cell>
          <table:table-cell table:formula="of:=IF([.B2232]&lt;=8000;-100;IF([.B2232]&lt;=9000;0;IF([.B2232]&lt;=9750;100;2000)))" office:value-type="float" office:value="-100" calcext:value-type="float">
            <text:p>-100</text:p>
          </table:table-cell>
          <table:table-cell table:formula="of:=AVERAGE([.C$2:.C2232])" office:value-type="float" office:value="-14.8812191842223" calcext:value-type="float">
            <text:p>-14,881219184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RANDBETWEEN(1;10000)" office:value-type="float" office:value="1834" calcext:value-type="float">
            <text:p>1834</text:p>
          </table:table-cell>
          <table:table-cell table:formula="of:=IF([.B2233]&lt;=8000;-100;IF([.B2233]&lt;=9000;0;IF([.B2233]&lt;=9750;100;2000)))" office:value-type="float" office:value="-100" calcext:value-type="float">
            <text:p>-100</text:p>
          </table:table-cell>
          <table:table-cell table:formula="of:=AVERAGE([.C$2:.C2233])" office:value-type="float" office:value="-14.9193548387097" calcext:value-type="float">
            <text:p>-14,919354838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RANDBETWEEN(1;10000)" office:value-type="float" office:value="2476" calcext:value-type="float">
            <text:p>2476</text:p>
          </table:table-cell>
          <table:table-cell table:formula="of:=IF([.B2234]&lt;=8000;-100;IF([.B2234]&lt;=9000;0;IF([.B2234]&lt;=9750;100;2000)))" office:value-type="float" office:value="-100" calcext:value-type="float">
            <text:p>-100</text:p>
          </table:table-cell>
          <table:table-cell table:formula="of:=AVERAGE([.C$2:.C2234])" office:value-type="float" office:value="-14.9574563367667" calcext:value-type="float">
            <text:p>-14,957456336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RANDBETWEEN(1;10000)" office:value-type="float" office:value="4490" calcext:value-type="float">
            <text:p>4490</text:p>
          </table:table-cell>
          <table:table-cell table:formula="of:=IF([.B2235]&lt;=8000;-100;IF([.B2235]&lt;=9000;0;IF([.B2235]&lt;=9750;100;2000)))" office:value-type="float" office:value="-100" calcext:value-type="float">
            <text:p>-100</text:p>
          </table:table-cell>
          <table:table-cell table:formula="of:=AVERAGE([.C$2:.C2235])" office:value-type="float" office:value="-14.9955237242614" calcext:value-type="float">
            <text:p>-14,995523724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RANDBETWEEN(1;10000)" office:value-type="float" office:value="1955" calcext:value-type="float">
            <text:p>1955</text:p>
          </table:table-cell>
          <table:table-cell table:formula="of:=IF([.B2236]&lt;=8000;-100;IF([.B2236]&lt;=9000;0;IF([.B2236]&lt;=9750;100;2000)))" office:value-type="float" office:value="-100" calcext:value-type="float">
            <text:p>-100</text:p>
          </table:table-cell>
          <table:table-cell table:formula="of:=AVERAGE([.C$2:.C2236])" office:value-type="float" office:value="-15.0335570469799" calcext:value-type="float">
            <text:p>-15,03355704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RANDBETWEEN(1;10000)" office:value-type="float" office:value="9814" calcext:value-type="float">
            <text:p>9814</text:p>
          </table:table-cell>
          <table:table-cell table:formula="of:=IF([.B2237]&lt;=8000;-100;IF([.B2237]&lt;=9000;0;IF([.B2237]&lt;=9750;100;2000)))" office:value-type="float" office:value="2000" calcext:value-type="float">
            <text:p>2000</text:p>
          </table:table-cell>
          <table:table-cell table:formula="of:=AVERAGE([.C$2:.C2237])" office:value-type="float" office:value="-14.1323792486583" calcext:value-type="float">
            <text:p>-14,1323792487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RANDBETWEEN(1;10000)" office:value-type="float" office:value="7258" calcext:value-type="float">
            <text:p>7258</text:p>
          </table:table-cell>
          <table:table-cell table:formula="of:=IF([.B2238]&lt;=8000;-100;IF([.B2238]&lt;=9000;0;IF([.B2238]&lt;=9750;100;2000)))" office:value-type="float" office:value="-100" calcext:value-type="float">
            <text:p>-100</text:p>
          </table:table-cell>
          <table:table-cell table:formula="of:=AVERAGE([.C$2:.C2238])" office:value-type="float" office:value="-14.1707644166294" calcext:value-type="float">
            <text:p>-14,170764416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RANDBETWEEN(1;10000)" office:value-type="float" office:value="2038" calcext:value-type="float">
            <text:p>2038</text:p>
          </table:table-cell>
          <table:table-cell table:formula="of:=IF([.B2239]&lt;=8000;-100;IF([.B2239]&lt;=9000;0;IF([.B2239]&lt;=9750;100;2000)))" office:value-type="float" office:value="-100" calcext:value-type="float">
            <text:p>-100</text:p>
          </table:table-cell>
          <table:table-cell table:formula="of:=AVERAGE([.C$2:.C2239])" office:value-type="float" office:value="-14.2091152815013" calcext:value-type="float">
            <text:p>-14,209115281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RANDBETWEEN(1;10000)" office:value-type="float" office:value="6818" calcext:value-type="float">
            <text:p>6818</text:p>
          </table:table-cell>
          <table:table-cell table:formula="of:=IF([.B2240]&lt;=8000;-100;IF([.B2240]&lt;=9000;0;IF([.B2240]&lt;=9750;100;2000)))" office:value-type="float" office:value="-100" calcext:value-type="float">
            <text:p>-100</text:p>
          </table:table-cell>
          <table:table-cell table:formula="of:=AVERAGE([.C$2:.C2240])" office:value-type="float" office:value="-14.2474318892363" calcext:value-type="float">
            <text:p>-14,247431889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RANDBETWEEN(1;10000)" office:value-type="float" office:value="9094" calcext:value-type="float">
            <text:p>9094</text:p>
          </table:table-cell>
          <table:table-cell table:formula="of:=IF([.B2241]&lt;=8000;-100;IF([.B2241]&lt;=9000;0;IF([.B2241]&lt;=9750;100;2000)))" office:value-type="float" office:value="100" calcext:value-type="float">
            <text:p>100</text:p>
          </table:table-cell>
          <table:table-cell table:formula="of:=AVERAGE([.C$2:.C2241])" office:value-type="float" office:value="-14.1964285714286" calcext:value-type="float">
            <text:p>-14,1964285714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RANDBETWEEN(1;10000)" office:value-type="float" office:value="2028" calcext:value-type="float">
            <text:p>2028</text:p>
          </table:table-cell>
          <table:table-cell table:formula="of:=IF([.B2242]&lt;=8000;-100;IF([.B2242]&lt;=9000;0;IF([.B2242]&lt;=9750;100;2000)))" office:value-type="float" office:value="-100" calcext:value-type="float">
            <text:p>-100</text:p>
          </table:table-cell>
          <table:table-cell table:formula="of:=AVERAGE([.C$2:.C2242])" office:value-type="float" office:value="-14.2347166443552" calcext:value-type="float">
            <text:p>-14,2347166444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RANDBETWEEN(1;10000)" office:value-type="float" office:value="9518" calcext:value-type="float">
            <text:p>9518</text:p>
          </table:table-cell>
          <table:table-cell table:formula="of:=IF([.B2243]&lt;=8000;-100;IF([.B2243]&lt;=9000;0;IF([.B2243]&lt;=9750;100;2000)))" office:value-type="float" office:value="100" calcext:value-type="float">
            <text:p>100</text:p>
          </table:table-cell>
          <table:table-cell table:formula="of:=AVERAGE([.C$2:.C2243])" office:value-type="float" office:value="-14.1837644959857" calcext:value-type="float">
            <text:p>-14,18376449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RANDBETWEEN(1;10000)" office:value-type="float" office:value="537" calcext:value-type="float">
            <text:p>537</text:p>
          </table:table-cell>
          <table:table-cell table:formula="of:=IF([.B2244]&lt;=8000;-100;IF([.B2244]&lt;=9000;0;IF([.B2244]&lt;=9750;100;2000)))" office:value-type="float" office:value="-100" calcext:value-type="float">
            <text:p>-100</text:p>
          </table:table-cell>
          <table:table-cell table:formula="of:=AVERAGE([.C$2:.C2244])" office:value-type="float" office:value="-14.2220240748997" calcext:value-type="float">
            <text:p>-14,222024074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RANDBETWEEN(1;10000)" office:value-type="float" office:value="9629" calcext:value-type="float">
            <text:p>9629</text:p>
          </table:table-cell>
          <table:table-cell table:formula="of:=IF([.B2245]&lt;=8000;-100;IF([.B2245]&lt;=9000;0;IF([.B2245]&lt;=9750;100;2000)))" office:value-type="float" office:value="100" calcext:value-type="float">
            <text:p>100</text:p>
          </table:table-cell>
          <table:table-cell table:formula="of:=AVERAGE([.C$2:.C2245])" office:value-type="float" office:value="-14.1711229946524" calcext:value-type="float">
            <text:p>-14,1711229947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RANDBETWEEN(1;10000)" office:value-type="float" office:value="2382" calcext:value-type="float">
            <text:p>2382</text:p>
          </table:table-cell>
          <table:table-cell table:formula="of:=IF([.B2246]&lt;=8000;-100;IF([.B2246]&lt;=9000;0;IF([.B2246]&lt;=9750;100;2000)))" office:value-type="float" office:value="-100" calcext:value-type="float">
            <text:p>-100</text:p>
          </table:table-cell>
          <table:table-cell table:formula="of:=AVERAGE([.C$2:.C2246])" office:value-type="float" office:value="-14.2093541202673" calcext:value-type="float">
            <text:p>-14,209354120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RANDBETWEEN(1;10000)" office:value-type="float" office:value="4214" calcext:value-type="float">
            <text:p>4214</text:p>
          </table:table-cell>
          <table:table-cell table:formula="of:=IF([.B2247]&lt;=8000;-100;IF([.B2247]&lt;=9000;0;IF([.B2247]&lt;=9750;100;2000)))" office:value-type="float" office:value="-100" calcext:value-type="float">
            <text:p>-100</text:p>
          </table:table-cell>
          <table:table-cell table:formula="of:=AVERAGE([.C$2:.C2247])" office:value-type="float" office:value="-14.2475512021371" calcext:value-type="float">
            <text:p>-14,2475512021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RANDBETWEEN(1;10000)" office:value-type="float" office:value="4700" calcext:value-type="float">
            <text:p>4700</text:p>
          </table:table-cell>
          <table:table-cell table:formula="of:=IF([.B2248]&lt;=8000;-100;IF([.B2248]&lt;=9000;0;IF([.B2248]&lt;=9750;100;2000)))" office:value-type="float" office:value="-100" calcext:value-type="float">
            <text:p>-100</text:p>
          </table:table-cell>
          <table:table-cell table:formula="of:=AVERAGE([.C$2:.C2248])" office:value-type="float" office:value="-14.2857142857143" calcext:value-type="float">
            <text:p>-14,2857142857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RANDBETWEEN(1;10000)" office:value-type="float" office:value="1198" calcext:value-type="float">
            <text:p>1198</text:p>
          </table:table-cell>
          <table:table-cell table:formula="of:=IF([.B2249]&lt;=8000;-100;IF([.B2249]&lt;=9000;0;IF([.B2249]&lt;=9750;100;2000)))" office:value-type="float" office:value="-100" calcext:value-type="float">
            <text:p>-100</text:p>
          </table:table-cell>
          <table:table-cell table:formula="of:=AVERAGE([.C$2:.C2249])" office:value-type="float" office:value="-14.3238434163701" calcext:value-type="float">
            <text:p>-14,323843416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RANDBETWEEN(1;10000)" office:value-type="float" office:value="2185" calcext:value-type="float">
            <text:p>2185</text:p>
          </table:table-cell>
          <table:table-cell table:formula="of:=IF([.B2250]&lt;=8000;-100;IF([.B2250]&lt;=9000;0;IF([.B2250]&lt;=9750;100;2000)))" office:value-type="float" office:value="-100" calcext:value-type="float">
            <text:p>-100</text:p>
          </table:table-cell>
          <table:table-cell table:formula="of:=AVERAGE([.C$2:.C2250])" office:value-type="float" office:value="-14.3619386393953" calcext:value-type="float">
            <text:p>-14,361938639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RANDBETWEEN(1;10000)" office:value-type="float" office:value="5951" calcext:value-type="float">
            <text:p>5951</text:p>
          </table:table-cell>
          <table:table-cell table:formula="of:=IF([.B2251]&lt;=8000;-100;IF([.B2251]&lt;=9000;0;IF([.B2251]&lt;=9750;100;2000)))" office:value-type="float" office:value="-100" calcext:value-type="float">
            <text:p>-100</text:p>
          </table:table-cell>
          <table:table-cell table:formula="of:=AVERAGE([.C$2:.C2251])" office:value-type="float" office:value="-14.4" calcext:value-type="float">
            <text:p>-14,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RANDBETWEEN(1;10000)" office:value-type="float" office:value="2410" calcext:value-type="float">
            <text:p>2410</text:p>
          </table:table-cell>
          <table:table-cell table:formula="of:=IF([.B2252]&lt;=8000;-100;IF([.B2252]&lt;=9000;0;IF([.B2252]&lt;=9750;100;2000)))" office:value-type="float" office:value="-100" calcext:value-type="float">
            <text:p>-100</text:p>
          </table:table-cell>
          <table:table-cell table:formula="of:=AVERAGE([.C$2:.C2252])" office:value-type="float" office:value="-14.4380275433141" calcext:value-type="float">
            <text:p>-14,438027543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RANDBETWEEN(1;10000)" office:value-type="float" office:value="7558" calcext:value-type="float">
            <text:p>7558</text:p>
          </table:table-cell>
          <table:table-cell table:formula="of:=IF([.B2253]&lt;=8000;-100;IF([.B2253]&lt;=9000;0;IF([.B2253]&lt;=9750;100;2000)))" office:value-type="float" office:value="-100" calcext:value-type="float">
            <text:p>-100</text:p>
          </table:table-cell>
          <table:table-cell table:formula="of:=AVERAGE([.C$2:.C2253])" office:value-type="float" office:value="-14.4760213143872" calcext:value-type="float">
            <text:p>-14,4760213144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RANDBETWEEN(1;10000)" office:value-type="float" office:value="3829" calcext:value-type="float">
            <text:p>3829</text:p>
          </table:table-cell>
          <table:table-cell table:formula="of:=IF([.B2254]&lt;=8000;-100;IF([.B2254]&lt;=9000;0;IF([.B2254]&lt;=9750;100;2000)))" office:value-type="float" office:value="-100" calcext:value-type="float">
            <text:p>-100</text:p>
          </table:table-cell>
          <table:table-cell table:formula="of:=AVERAGE([.C$2:.C2254])" office:value-type="float" office:value="-14.5139813581891" calcext:value-type="float">
            <text:p>-14,513981358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RANDBETWEEN(1;10000)" office:value-type="float" office:value="6269" calcext:value-type="float">
            <text:p>6269</text:p>
          </table:table-cell>
          <table:table-cell table:formula="of:=IF([.B2255]&lt;=8000;-100;IF([.B2255]&lt;=9000;0;IF([.B2255]&lt;=9750;100;2000)))" office:value-type="float" office:value="-100" calcext:value-type="float">
            <text:p>-100</text:p>
          </table:table-cell>
          <table:table-cell table:formula="of:=AVERAGE([.C$2:.C2255])" office:value-type="float" office:value="-14.5519077196096" calcext:value-type="float">
            <text:p>-14,551907719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RANDBETWEEN(1;10000)" office:value-type="float" office:value="7826" calcext:value-type="float">
            <text:p>7826</text:p>
          </table:table-cell>
          <table:table-cell table:formula="of:=IF([.B2256]&lt;=8000;-100;IF([.B2256]&lt;=9000;0;IF([.B2256]&lt;=9750;100;2000)))" office:value-type="float" office:value="-100" calcext:value-type="float">
            <text:p>-100</text:p>
          </table:table-cell>
          <table:table-cell table:formula="of:=AVERAGE([.C$2:.C2256])" office:value-type="float" office:value="-14.589800443459" calcext:value-type="float">
            <text:p>-14,589800443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RANDBETWEEN(1;10000)" office:value-type="float" office:value="1966" calcext:value-type="float">
            <text:p>1966</text:p>
          </table:table-cell>
          <table:table-cell table:formula="of:=IF([.B2257]&lt;=8000;-100;IF([.B2257]&lt;=9000;0;IF([.B2257]&lt;=9750;100;2000)))" office:value-type="float" office:value="-100" calcext:value-type="float">
            <text:p>-100</text:p>
          </table:table-cell>
          <table:table-cell table:formula="of:=AVERAGE([.C$2:.C2257])" office:value-type="float" office:value="-14.6276595744681" calcext:value-type="float">
            <text:p>-14,627659574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RANDBETWEEN(1;10000)" office:value-type="float" office:value="6473" calcext:value-type="float">
            <text:p>6473</text:p>
          </table:table-cell>
          <table:table-cell table:formula="of:=IF([.B2258]&lt;=8000;-100;IF([.B2258]&lt;=9000;0;IF([.B2258]&lt;=9750;100;2000)))" office:value-type="float" office:value="-100" calcext:value-type="float">
            <text:p>-100</text:p>
          </table:table-cell>
          <table:table-cell table:formula="of:=AVERAGE([.C$2:.C2258])" office:value-type="float" office:value="-14.6654851572884" calcext:value-type="float">
            <text:p>-14,665485157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RANDBETWEEN(1;10000)" office:value-type="float" office:value="6983" calcext:value-type="float">
            <text:p>6983</text:p>
          </table:table-cell>
          <table:table-cell table:formula="of:=IF([.B2259]&lt;=8000;-100;IF([.B2259]&lt;=9000;0;IF([.B2259]&lt;=9750;100;2000)))" office:value-type="float" office:value="-100" calcext:value-type="float">
            <text:p>-100</text:p>
          </table:table-cell>
          <table:table-cell table:formula="of:=AVERAGE([.C$2:.C2259])" office:value-type="float" office:value="-14.7032772364925" calcext:value-type="float">
            <text:p>-14,703277236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RANDBETWEEN(1;10000)" office:value-type="float" office:value="6812" calcext:value-type="float">
            <text:p>6812</text:p>
          </table:table-cell>
          <table:table-cell table:formula="of:=IF([.B2260]&lt;=8000;-100;IF([.B2260]&lt;=9000;0;IF([.B2260]&lt;=9750;100;2000)))" office:value-type="float" office:value="-100" calcext:value-type="float">
            <text:p>-100</text:p>
          </table:table-cell>
          <table:table-cell table:formula="of:=AVERAGE([.C$2:.C2260])" office:value-type="float" office:value="-14.7410358565737" calcext:value-type="float">
            <text:p>-14,741035856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RANDBETWEEN(1;10000)" office:value-type="float" office:value="7762" calcext:value-type="float">
            <text:p>7762</text:p>
          </table:table-cell>
          <table:table-cell table:formula="of:=IF([.B2261]&lt;=8000;-100;IF([.B2261]&lt;=9000;0;IF([.B2261]&lt;=9750;100;2000)))" office:value-type="float" office:value="-100" calcext:value-type="float">
            <text:p>-100</text:p>
          </table:table-cell>
          <table:table-cell table:formula="of:=AVERAGE([.C$2:.C2261])" office:value-type="float" office:value="-14.7787610619469" calcext:value-type="float">
            <text:p>-14,7787610619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RANDBETWEEN(1;10000)" office:value-type="float" office:value="8569" calcext:value-type="float">
            <text:p>8569</text:p>
          </table:table-cell>
          <table:table-cell table:formula="of:=IF([.B2262]&lt;=8000;-100;IF([.B2262]&lt;=9000;0;IF([.B2262]&lt;=9750;100;2000)))" office:value-type="float" office:value="0" calcext:value-type="float">
            <text:p>0</text:p>
          </table:table-cell>
          <table:table-cell table:formula="of:=AVERAGE([.C$2:.C2262])" office:value-type="float" office:value="-14.7722246793454" calcext:value-type="float">
            <text:p>-14,772224679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RANDBETWEEN(1;10000)" office:value-type="float" office:value="9570" calcext:value-type="float">
            <text:p>9570</text:p>
          </table:table-cell>
          <table:table-cell table:formula="of:=IF([.B2263]&lt;=8000;-100;IF([.B2263]&lt;=9000;0;IF([.B2263]&lt;=9750;100;2000)))" office:value-type="float" office:value="100" calcext:value-type="float">
            <text:p>100</text:p>
          </table:table-cell>
          <table:table-cell table:formula="of:=AVERAGE([.C$2:.C2263])" office:value-type="float" office:value="-14.7214854111406" calcext:value-type="float">
            <text:p>-14,7214854111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RANDBETWEEN(1;10000)" office:value-type="float" office:value="5649" calcext:value-type="float">
            <text:p>5649</text:p>
          </table:table-cell>
          <table:table-cell table:formula="of:=IF([.B2264]&lt;=8000;-100;IF([.B2264]&lt;=9000;0;IF([.B2264]&lt;=9750;100;2000)))" office:value-type="float" office:value="-100" calcext:value-type="float">
            <text:p>-100</text:p>
          </table:table-cell>
          <table:table-cell table:formula="of:=AVERAGE([.C$2:.C2264])" office:value-type="float" office:value="-14.7591692443659" calcext:value-type="float">
            <text:p>-14,7591692444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RANDBETWEEN(1;10000)" office:value-type="float" office:value="3296" calcext:value-type="float">
            <text:p>3296</text:p>
          </table:table-cell>
          <table:table-cell table:formula="of:=IF([.B2265]&lt;=8000;-100;IF([.B2265]&lt;=9000;0;IF([.B2265]&lt;=9750;100;2000)))" office:value-type="float" office:value="-100" calcext:value-type="float">
            <text:p>-100</text:p>
          </table:table-cell>
          <table:table-cell table:formula="of:=AVERAGE([.C$2:.C2265])" office:value-type="float" office:value="-14.7968197879859" calcext:value-type="float">
            <text:p>-14,79681978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RANDBETWEEN(1;10000)" office:value-type="float" office:value="221" calcext:value-type="float">
            <text:p>221</text:p>
          </table:table-cell>
          <table:table-cell table:formula="of:=IF([.B2266]&lt;=8000;-100;IF([.B2266]&lt;=9000;0;IF([.B2266]&lt;=9750;100;2000)))" office:value-type="float" office:value="-100" calcext:value-type="float">
            <text:p>-100</text:p>
          </table:table-cell>
          <table:table-cell table:formula="of:=AVERAGE([.C$2:.C2266])" office:value-type="float" office:value="-14.8344370860927" calcext:value-type="float">
            <text:p>-14,834437086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RANDBETWEEN(1;10000)" office:value-type="float" office:value="2726" calcext:value-type="float">
            <text:p>2726</text:p>
          </table:table-cell>
          <table:table-cell table:formula="of:=IF([.B2267]&lt;=8000;-100;IF([.B2267]&lt;=9000;0;IF([.B2267]&lt;=9750;100;2000)))" office:value-type="float" office:value="-100" calcext:value-type="float">
            <text:p>-100</text:p>
          </table:table-cell>
          <table:table-cell table:formula="of:=AVERAGE([.C$2:.C2267])" office:value-type="float" office:value="-14.8720211827008" calcext:value-type="float">
            <text:p>-14,8720211827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RANDBETWEEN(1;10000)" office:value-type="float" office:value="1847" calcext:value-type="float">
            <text:p>1847</text:p>
          </table:table-cell>
          <table:table-cell table:formula="of:=IF([.B2268]&lt;=8000;-100;IF([.B2268]&lt;=9000;0;IF([.B2268]&lt;=9750;100;2000)))" office:value-type="float" office:value="-100" calcext:value-type="float">
            <text:p>-100</text:p>
          </table:table-cell>
          <table:table-cell table:formula="of:=AVERAGE([.C$2:.C2268])" office:value-type="float" office:value="-14.9095721217468" calcext:value-type="float">
            <text:p>-14,909572121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RANDBETWEEN(1;10000)" office:value-type="float" office:value="2402" calcext:value-type="float">
            <text:p>2402</text:p>
          </table:table-cell>
          <table:table-cell table:formula="of:=IF([.B2269]&lt;=8000;-100;IF([.B2269]&lt;=9000;0;IF([.B2269]&lt;=9750;100;2000)))" office:value-type="float" office:value="-100" calcext:value-type="float">
            <text:p>-100</text:p>
          </table:table-cell>
          <table:table-cell table:formula="of:=AVERAGE([.C$2:.C2269])" office:value-type="float" office:value="-14.9470899470899" calcext:value-type="float">
            <text:p>-14,9470899471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RANDBETWEEN(1;10000)" office:value-type="float" office:value="9014" calcext:value-type="float">
            <text:p>9014</text:p>
          </table:table-cell>
          <table:table-cell table:formula="of:=IF([.B2270]&lt;=8000;-100;IF([.B2270]&lt;=9000;0;IF([.B2270]&lt;=9750;100;2000)))" office:value-type="float" office:value="100" calcext:value-type="float">
            <text:p>100</text:p>
          </table:table-cell>
          <table:table-cell table:formula="of:=AVERAGE([.C$2:.C2270])" office:value-type="float" office:value="-14.8964301454385" calcext:value-type="float">
            <text:p>-14,896430145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RANDBETWEEN(1;10000)" office:value-type="float" office:value="5619" calcext:value-type="float">
            <text:p>5619</text:p>
          </table:table-cell>
          <table:table-cell table:formula="of:=IF([.B2271]&lt;=8000;-100;IF([.B2271]&lt;=9000;0;IF([.B2271]&lt;=9750;100;2000)))" office:value-type="float" office:value="-100" calcext:value-type="float">
            <text:p>-100</text:p>
          </table:table-cell>
          <table:table-cell table:formula="of:=AVERAGE([.C$2:.C2271])" office:value-type="float" office:value="-14.9339207048458" calcext:value-type="float">
            <text:p>-14,933920704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RANDBETWEEN(1;10000)" office:value-type="float" office:value="9750" calcext:value-type="float">
            <text:p>9750</text:p>
          </table:table-cell>
          <table:table-cell table:formula="of:=IF([.B2272]&lt;=8000;-100;IF([.B2272]&lt;=9000;0;IF([.B2272]&lt;=9750;100;2000)))" office:value-type="float" office:value="100" calcext:value-type="float">
            <text:p>100</text:p>
          </table:table-cell>
          <table:table-cell table:formula="of:=AVERAGE([.C$2:.C2272])" office:value-type="float" office:value="-14.8833113166006" calcext:value-type="float">
            <text:p>-14,8833113166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RANDBETWEEN(1;10000)" office:value-type="float" office:value="2556" calcext:value-type="float">
            <text:p>2556</text:p>
          </table:table-cell>
          <table:table-cell table:formula="of:=IF([.B2273]&lt;=8000;-100;IF([.B2273]&lt;=9000;0;IF([.B2273]&lt;=9750;100;2000)))" office:value-type="float" office:value="-100" calcext:value-type="float">
            <text:p>-100</text:p>
          </table:table-cell>
          <table:table-cell table:formula="of:=AVERAGE([.C$2:.C2273])" office:value-type="float" office:value="-14.9207746478873" calcext:value-type="float">
            <text:p>-14,9207746479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RANDBETWEEN(1;10000)" office:value-type="float" office:value="7327" calcext:value-type="float">
            <text:p>7327</text:p>
          </table:table-cell>
          <table:table-cell table:formula="of:=IF([.B2274]&lt;=8000;-100;IF([.B2274]&lt;=9000;0;IF([.B2274]&lt;=9750;100;2000)))" office:value-type="float" office:value="-100" calcext:value-type="float">
            <text:p>-100</text:p>
          </table:table-cell>
          <table:table-cell table:formula="of:=AVERAGE([.C$2:.C2274])" office:value-type="float" office:value="-14.9582050153982" calcext:value-type="float">
            <text:p>-14,9582050154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RANDBETWEEN(1;10000)" office:value-type="float" office:value="2504" calcext:value-type="float">
            <text:p>2504</text:p>
          </table:table-cell>
          <table:table-cell table:formula="of:=IF([.B2275]&lt;=8000;-100;IF([.B2275]&lt;=9000;0;IF([.B2275]&lt;=9750;100;2000)))" office:value-type="float" office:value="-100" calcext:value-type="float">
            <text:p>-100</text:p>
          </table:table-cell>
          <table:table-cell table:formula="of:=AVERAGE([.C$2:.C2275])" office:value-type="float" office:value="-14.9956024626209" calcext:value-type="float">
            <text:p>-14,9956024626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RANDBETWEEN(1;10000)" office:value-type="float" office:value="2518" calcext:value-type="float">
            <text:p>2518</text:p>
          </table:table-cell>
          <table:table-cell table:formula="of:=IF([.B2276]&lt;=8000;-100;IF([.B2276]&lt;=9000;0;IF([.B2276]&lt;=9750;100;2000)))" office:value-type="float" office:value="-100" calcext:value-type="float">
            <text:p>-100</text:p>
          </table:table-cell>
          <table:table-cell table:formula="of:=AVERAGE([.C$2:.C2276])" office:value-type="float" office:value="-15.032967032967" calcext:value-type="float">
            <text:p>-15,03296703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RANDBETWEEN(1;10000)" office:value-type="float" office:value="7629" calcext:value-type="float">
            <text:p>7629</text:p>
          </table:table-cell>
          <table:table-cell table:formula="of:=IF([.B2277]&lt;=8000;-100;IF([.B2277]&lt;=9000;0;IF([.B2277]&lt;=9750;100;2000)))" office:value-type="float" office:value="-100" calcext:value-type="float">
            <text:p>-100</text:p>
          </table:table-cell>
          <table:table-cell table:formula="of:=AVERAGE([.C$2:.C2277])" office:value-type="float" office:value="-15.0702987697715" calcext:value-type="float">
            <text:p>-15,070298769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RANDBETWEEN(1;10000)" office:value-type="float" office:value="3468" calcext:value-type="float">
            <text:p>3468</text:p>
          </table:table-cell>
          <table:table-cell table:formula="of:=IF([.B2278]&lt;=8000;-100;IF([.B2278]&lt;=9000;0;IF([.B2278]&lt;=9750;100;2000)))" office:value-type="float" office:value="-100" calcext:value-type="float">
            <text:p>-100</text:p>
          </table:table-cell>
          <table:table-cell table:formula="of:=AVERAGE([.C$2:.C2278])" office:value-type="float" office:value="-15.1075977162934" calcext:value-type="float">
            <text:p>-15,1075977163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RANDBETWEEN(1;10000)" office:value-type="float" office:value="7930" calcext:value-type="float">
            <text:p>7930</text:p>
          </table:table-cell>
          <table:table-cell table:formula="of:=IF([.B2279]&lt;=8000;-100;IF([.B2279]&lt;=9000;0;IF([.B2279]&lt;=9750;100;2000)))" office:value-type="float" office:value="-100" calcext:value-type="float">
            <text:p>-100</text:p>
          </table:table-cell>
          <table:table-cell table:formula="of:=AVERAGE([.C$2:.C2279])" office:value-type="float" office:value="-15.1448639157155" calcext:value-type="float">
            <text:p>-15,1448639157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RANDBETWEEN(1;10000)" office:value-type="float" office:value="9332" calcext:value-type="float">
            <text:p>9332</text:p>
          </table:table-cell>
          <table:table-cell table:formula="of:=IF([.B2280]&lt;=8000;-100;IF([.B2280]&lt;=9000;0;IF([.B2280]&lt;=9750;100;2000)))" office:value-type="float" office:value="100" calcext:value-type="float">
            <text:p>100</text:p>
          </table:table-cell>
          <table:table-cell table:formula="of:=AVERAGE([.C$2:.C2280])" office:value-type="float" office:value="-15.0943396226415" calcext:value-type="float">
            <text:p>-15,094339622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RANDBETWEEN(1;10000)" office:value-type="float" office:value="9058" calcext:value-type="float">
            <text:p>9058</text:p>
          </table:table-cell>
          <table:table-cell table:formula="of:=IF([.B2281]&lt;=8000;-100;IF([.B2281]&lt;=9000;0;IF([.B2281]&lt;=9750;100;2000)))" office:value-type="float" office:value="100" calcext:value-type="float">
            <text:p>100</text:p>
          </table:table-cell>
          <table:table-cell table:formula="of:=AVERAGE([.C$2:.C2281])" office:value-type="float" office:value="-15.0438596491228" calcext:value-type="float">
            <text:p>-15,0438596491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RANDBETWEEN(1;10000)" office:value-type="float" office:value="2543" calcext:value-type="float">
            <text:p>2543</text:p>
          </table:table-cell>
          <table:table-cell table:formula="of:=IF([.B2282]&lt;=8000;-100;IF([.B2282]&lt;=9000;0;IF([.B2282]&lt;=9750;100;2000)))" office:value-type="float" office:value="-100" calcext:value-type="float">
            <text:p>-100</text:p>
          </table:table-cell>
          <table:table-cell table:formula="of:=AVERAGE([.C$2:.C2282])" office:value-type="float" office:value="-15.0811047786059" calcext:value-type="float">
            <text:p>-15,0811047786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RANDBETWEEN(1;10000)" office:value-type="float" office:value="6993" calcext:value-type="float">
            <text:p>6993</text:p>
          </table:table-cell>
          <table:table-cell table:formula="of:=IF([.B2283]&lt;=8000;-100;IF([.B2283]&lt;=9000;0;IF([.B2283]&lt;=9750;100;2000)))" office:value-type="float" office:value="-100" calcext:value-type="float">
            <text:p>-100</text:p>
          </table:table-cell>
          <table:table-cell table:formula="of:=AVERAGE([.C$2:.C2283])" office:value-type="float" office:value="-15.1183172655565" calcext:value-type="float">
            <text:p>-15,118317265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RANDBETWEEN(1;10000)" office:value-type="float" office:value="6290" calcext:value-type="float">
            <text:p>6290</text:p>
          </table:table-cell>
          <table:table-cell table:formula="of:=IF([.B2284]&lt;=8000;-100;IF([.B2284]&lt;=9000;0;IF([.B2284]&lt;=9750;100;2000)))" office:value-type="float" office:value="-100" calcext:value-type="float">
            <text:p>-100</text:p>
          </table:table-cell>
          <table:table-cell table:formula="of:=AVERAGE([.C$2:.C2284])" office:value-type="float" office:value="-15.155497152869" calcext:value-type="float">
            <text:p>-15,1554971529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RANDBETWEEN(1;10000)" office:value-type="float" office:value="2588" calcext:value-type="float">
            <text:p>2588</text:p>
          </table:table-cell>
          <table:table-cell table:formula="of:=IF([.B2285]&lt;=8000;-100;IF([.B2285]&lt;=9000;0;IF([.B2285]&lt;=9750;100;2000)))" office:value-type="float" office:value="-100" calcext:value-type="float">
            <text:p>-100</text:p>
          </table:table-cell>
          <table:table-cell table:formula="of:=AVERAGE([.C$2:.C2285])" office:value-type="float" office:value="-15.1926444833625" calcext:value-type="float">
            <text:p>-15,192644483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RANDBETWEEN(1;10000)" office:value-type="float" office:value="6152" calcext:value-type="float">
            <text:p>6152</text:p>
          </table:table-cell>
          <table:table-cell table:formula="of:=IF([.B2286]&lt;=8000;-100;IF([.B2286]&lt;=9000;0;IF([.B2286]&lt;=9750;100;2000)))" office:value-type="float" office:value="-100" calcext:value-type="float">
            <text:p>-100</text:p>
          </table:table-cell>
          <table:table-cell table:formula="of:=AVERAGE([.C$2:.C2286])" office:value-type="float" office:value="-15.2297592997812" calcext:value-type="float">
            <text:p>-15,2297592998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RANDBETWEEN(1;10000)" office:value-type="float" office:value="5388" calcext:value-type="float">
            <text:p>5388</text:p>
          </table:table-cell>
          <table:table-cell table:formula="of:=IF([.B2287]&lt;=8000;-100;IF([.B2287]&lt;=9000;0;IF([.B2287]&lt;=9750;100;2000)))" office:value-type="float" office:value="-100" calcext:value-type="float">
            <text:p>-100</text:p>
          </table:table-cell>
          <table:table-cell table:formula="of:=AVERAGE([.C$2:.C2287])" office:value-type="float" office:value="-15.2668416447944" calcext:value-type="float">
            <text:p>-15,266841644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RANDBETWEEN(1;10000)" office:value-type="float" office:value="5409" calcext:value-type="float">
            <text:p>5409</text:p>
          </table:table-cell>
          <table:table-cell table:formula="of:=IF([.B2288]&lt;=8000;-100;IF([.B2288]&lt;=9000;0;IF([.B2288]&lt;=9750;100;2000)))" office:value-type="float" office:value="-100" calcext:value-type="float">
            <text:p>-100</text:p>
          </table:table-cell>
          <table:table-cell table:formula="of:=AVERAGE([.C$2:.C2288])" office:value-type="float" office:value="-15.3038915609969" calcext:value-type="float">
            <text:p>-15,30389156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RANDBETWEEN(1;10000)" office:value-type="float" office:value="4843" calcext:value-type="float">
            <text:p>4843</text:p>
          </table:table-cell>
          <table:table-cell table:formula="of:=IF([.B2289]&lt;=8000;-100;IF([.B2289]&lt;=9000;0;IF([.B2289]&lt;=9750;100;2000)))" office:value-type="float" office:value="-100" calcext:value-type="float">
            <text:p>-100</text:p>
          </table:table-cell>
          <table:table-cell table:formula="of:=AVERAGE([.C$2:.C2289])" office:value-type="float" office:value="-15.3409090909091" calcext:value-type="float">
            <text:p>-15,3409090909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RANDBETWEEN(1;10000)" office:value-type="float" office:value="7623" calcext:value-type="float">
            <text:p>7623</text:p>
          </table:table-cell>
          <table:table-cell table:formula="of:=IF([.B2290]&lt;=8000;-100;IF([.B2290]&lt;=9000;0;IF([.B2290]&lt;=9750;100;2000)))" office:value-type="float" office:value="-100" calcext:value-type="float">
            <text:p>-100</text:p>
          </table:table-cell>
          <table:table-cell table:formula="of:=AVERAGE([.C$2:.C2290])" office:value-type="float" office:value="-15.3778942769768" calcext:value-type="float">
            <text:p>-15,37789427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RANDBETWEEN(1;10000)" office:value-type="float" office:value="7579" calcext:value-type="float">
            <text:p>7579</text:p>
          </table:table-cell>
          <table:table-cell table:formula="of:=IF([.B2291]&lt;=8000;-100;IF([.B2291]&lt;=9000;0;IF([.B2291]&lt;=9750;100;2000)))" office:value-type="float" office:value="-100" calcext:value-type="float">
            <text:p>-100</text:p>
          </table:table-cell>
          <table:table-cell table:formula="of:=AVERAGE([.C$2:.C2291])" office:value-type="float" office:value="-15.4148471615721" calcext:value-type="float">
            <text:p>-15,414847161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RANDBETWEEN(1;10000)" office:value-type="float" office:value="1744" calcext:value-type="float">
            <text:p>1744</text:p>
          </table:table-cell>
          <table:table-cell table:formula="of:=IF([.B2292]&lt;=8000;-100;IF([.B2292]&lt;=9000;0;IF([.B2292]&lt;=9750;100;2000)))" office:value-type="float" office:value="-100" calcext:value-type="float">
            <text:p>-100</text:p>
          </table:table-cell>
          <table:table-cell table:formula="of:=AVERAGE([.C$2:.C2292])" office:value-type="float" office:value="-15.4517677869926" calcext:value-type="float">
            <text:p>-15,45176778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RANDBETWEEN(1;10000)" office:value-type="float" office:value="9181" calcext:value-type="float">
            <text:p>9181</text:p>
          </table:table-cell>
          <table:table-cell table:formula="of:=IF([.B2293]&lt;=8000;-100;IF([.B2293]&lt;=9000;0;IF([.B2293]&lt;=9750;100;2000)))" office:value-type="float" office:value="100" calcext:value-type="float">
            <text:p>100</text:p>
          </table:table-cell>
          <table:table-cell table:formula="of:=AVERAGE([.C$2:.C2293])" office:value-type="float" office:value="-15.4013961605585" calcext:value-type="float">
            <text:p>-15,4013961606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RANDBETWEEN(1;10000)" office:value-type="float" office:value="3777" calcext:value-type="float">
            <text:p>3777</text:p>
          </table:table-cell>
          <table:table-cell table:formula="of:=IF([.B2294]&lt;=8000;-100;IF([.B2294]&lt;=9000;0;IF([.B2294]&lt;=9750;100;2000)))" office:value-type="float" office:value="-100" calcext:value-type="float">
            <text:p>-100</text:p>
          </table:table-cell>
          <table:table-cell table:formula="of:=AVERAGE([.C$2:.C2294])" office:value-type="float" office:value="-15.4382904491932" calcext:value-type="float">
            <text:p>-15,438290449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RANDBETWEEN(1;10000)" office:value-type="float" office:value="1676" calcext:value-type="float">
            <text:p>1676</text:p>
          </table:table-cell>
          <table:table-cell table:formula="of:=IF([.B2295]&lt;=8000;-100;IF([.B2295]&lt;=9000;0;IF([.B2295]&lt;=9750;100;2000)))" office:value-type="float" office:value="-100" calcext:value-type="float">
            <text:p>-100</text:p>
          </table:table-cell>
          <table:table-cell table:formula="of:=AVERAGE([.C$2:.C2295])" office:value-type="float" office:value="-15.4751525719268" calcext:value-type="float">
            <text:p>-15,4751525719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RANDBETWEEN(1;10000)" office:value-type="float" office:value="9060" calcext:value-type="float">
            <text:p>9060</text:p>
          </table:table-cell>
          <table:table-cell table:formula="of:=IF([.B2296]&lt;=8000;-100;IF([.B2296]&lt;=9000;0;IF([.B2296]&lt;=9750;100;2000)))" office:value-type="float" office:value="100" calcext:value-type="float">
            <text:p>100</text:p>
          </table:table-cell>
          <table:table-cell table:formula="of:=AVERAGE([.C$2:.C2296])" office:value-type="float" office:value="-15.4248366013072" calcext:value-type="float">
            <text:p>-15,424836601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RANDBETWEEN(1;10000)" office:value-type="float" office:value="5367" calcext:value-type="float">
            <text:p>5367</text:p>
          </table:table-cell>
          <table:table-cell table:formula="of:=IF([.B2297]&lt;=8000;-100;IF([.B2297]&lt;=9000;0;IF([.B2297]&lt;=9750;100;2000)))" office:value-type="float" office:value="-100" calcext:value-type="float">
            <text:p>-100</text:p>
          </table:table-cell>
          <table:table-cell table:formula="of:=AVERAGE([.C$2:.C2297])" office:value-type="float" office:value="-15.4616724738676" calcext:value-type="float">
            <text:p>-15,461672473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RANDBETWEEN(1;10000)" office:value-type="float" office:value="2346" calcext:value-type="float">
            <text:p>2346</text:p>
          </table:table-cell>
          <table:table-cell table:formula="of:=IF([.B2298]&lt;=8000;-100;IF([.B2298]&lt;=9000;0;IF([.B2298]&lt;=9750;100;2000)))" office:value-type="float" office:value="-100" calcext:value-type="float">
            <text:p>-100</text:p>
          </table:table-cell>
          <table:table-cell table:formula="of:=AVERAGE([.C$2:.C2298])" office:value-type="float" office:value="-15.4984762734001" calcext:value-type="float">
            <text:p>-15,498476273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RANDBETWEEN(1;10000)" office:value-type="float" office:value="4693" calcext:value-type="float">
            <text:p>4693</text:p>
          </table:table-cell>
          <table:table-cell table:formula="of:=IF([.B2299]&lt;=8000;-100;IF([.B2299]&lt;=9000;0;IF([.B2299]&lt;=9750;100;2000)))" office:value-type="float" office:value="-100" calcext:value-type="float">
            <text:p>-100</text:p>
          </table:table-cell>
          <table:table-cell table:formula="of:=AVERAGE([.C$2:.C2299])" office:value-type="float" office:value="-15.5352480417755" calcext:value-type="float">
            <text:p>-15,535248041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RANDBETWEEN(1;10000)" office:value-type="float" office:value="3834" calcext:value-type="float">
            <text:p>3834</text:p>
          </table:table-cell>
          <table:table-cell table:formula="of:=IF([.B2300]&lt;=8000;-100;IF([.B2300]&lt;=9000;0;IF([.B2300]&lt;=9750;100;2000)))" office:value-type="float" office:value="-100" calcext:value-type="float">
            <text:p>-100</text:p>
          </table:table-cell>
          <table:table-cell table:formula="of:=AVERAGE([.C$2:.C2300])" office:value-type="float" office:value="-15.5719878207916" calcext:value-type="float">
            <text:p>-15,5719878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RANDBETWEEN(1;10000)" office:value-type="float" office:value="4073" calcext:value-type="float">
            <text:p>4073</text:p>
          </table:table-cell>
          <table:table-cell table:formula="of:=IF([.B2301]&lt;=8000;-100;IF([.B2301]&lt;=9000;0;IF([.B2301]&lt;=9750;100;2000)))" office:value-type="float" office:value="-100" calcext:value-type="float">
            <text:p>-100</text:p>
          </table:table-cell>
          <table:table-cell table:formula="of:=AVERAGE([.C$2:.C2301])" office:value-type="float" office:value="-15.6086956521739" calcext:value-type="float">
            <text:p>-15,608695652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RANDBETWEEN(1;10000)" office:value-type="float" office:value="3300" calcext:value-type="float">
            <text:p>3300</text:p>
          </table:table-cell>
          <table:table-cell table:formula="of:=IF([.B2302]&lt;=8000;-100;IF([.B2302]&lt;=9000;0;IF([.B2302]&lt;=9750;100;2000)))" office:value-type="float" office:value="-100" calcext:value-type="float">
            <text:p>-100</text:p>
          </table:table-cell>
          <table:table-cell table:formula="of:=AVERAGE([.C$2:.C2302])" office:value-type="float" office:value="-15.645371577575" calcext:value-type="float">
            <text:p>-15,645371577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RANDBETWEEN(1;10000)" office:value-type="float" office:value="5203" calcext:value-type="float">
            <text:p>5203</text:p>
          </table:table-cell>
          <table:table-cell table:formula="of:=IF([.B2303]&lt;=8000;-100;IF([.B2303]&lt;=9000;0;IF([.B2303]&lt;=9750;100;2000)))" office:value-type="float" office:value="-100" calcext:value-type="float">
            <text:p>-100</text:p>
          </table:table-cell>
          <table:table-cell table:formula="of:=AVERAGE([.C$2:.C2303])" office:value-type="float" office:value="-15.6820156385752" calcext:value-type="float">
            <text:p>-15,6820156386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RANDBETWEEN(1;10000)" office:value-type="float" office:value="8179" calcext:value-type="float">
            <text:p>8179</text:p>
          </table:table-cell>
          <table:table-cell table:formula="of:=IF([.B2304]&lt;=8000;-100;IF([.B2304]&lt;=9000;0;IF([.B2304]&lt;=9750;100;2000)))" office:value-type="float" office:value="0" calcext:value-type="float">
            <text:p>0</text:p>
          </table:table-cell>
          <table:table-cell table:formula="of:=AVERAGE([.C$2:.C2304])" office:value-type="float" office:value="-15.6752062527139" calcext:value-type="float">
            <text:p>-15,675206252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RANDBETWEEN(1;10000)" office:value-type="float" office:value="8467" calcext:value-type="float">
            <text:p>8467</text:p>
          </table:table-cell>
          <table:table-cell table:formula="of:=IF([.B2305]&lt;=8000;-100;IF([.B2305]&lt;=9000;0;IF([.B2305]&lt;=9750;100;2000)))" office:value-type="float" office:value="0" calcext:value-type="float">
            <text:p>0</text:p>
          </table:table-cell>
          <table:table-cell table:formula="of:=AVERAGE([.C$2:.C2305])" office:value-type="float" office:value="-15.6684027777778" calcext:value-type="float">
            <text:p>-15,668402777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RANDBETWEEN(1;10000)" office:value-type="float" office:value="4017" calcext:value-type="float">
            <text:p>4017</text:p>
          </table:table-cell>
          <table:table-cell table:formula="of:=IF([.B2306]&lt;=8000;-100;IF([.B2306]&lt;=9000;0;IF([.B2306]&lt;=9750;100;2000)))" office:value-type="float" office:value="-100" calcext:value-type="float">
            <text:p>-100</text:p>
          </table:table-cell>
          <table:table-cell table:formula="of:=AVERAGE([.C$2:.C2306])" office:value-type="float" office:value="-15.704989154013" calcext:value-type="float">
            <text:p>-15,704989154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RANDBETWEEN(1;10000)" office:value-type="float" office:value="7904" calcext:value-type="float">
            <text:p>7904</text:p>
          </table:table-cell>
          <table:table-cell table:formula="of:=IF([.B2307]&lt;=8000;-100;IF([.B2307]&lt;=9000;0;IF([.B2307]&lt;=9750;100;2000)))" office:value-type="float" office:value="-100" calcext:value-type="float">
            <text:p>-100</text:p>
          </table:table-cell>
          <table:table-cell table:formula="of:=AVERAGE([.C$2:.C2307])" office:value-type="float" office:value="-15.7415437987858" calcext:value-type="float">
            <text:p>-15,741543798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RANDBETWEEN(1;10000)" office:value-type="float" office:value="8528" calcext:value-type="float">
            <text:p>8528</text:p>
          </table:table-cell>
          <table:table-cell table:formula="of:=IF([.B2308]&lt;=8000;-100;IF([.B2308]&lt;=9000;0;IF([.B2308]&lt;=9750;100;2000)))" office:value-type="float" office:value="0" calcext:value-type="float">
            <text:p>0</text:p>
          </table:table-cell>
          <table:table-cell table:formula="of:=AVERAGE([.C$2:.C2308])" office:value-type="float" office:value="-15.7347204161248" calcext:value-type="float">
            <text:p>-15,7347204161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RANDBETWEEN(1;10000)" office:value-type="float" office:value="867" calcext:value-type="float">
            <text:p>867</text:p>
          </table:table-cell>
          <table:table-cell table:formula="of:=IF([.B2309]&lt;=8000;-100;IF([.B2309]&lt;=9000;0;IF([.B2309]&lt;=9750;100;2000)))" office:value-type="float" office:value="-100" calcext:value-type="float">
            <text:p>-100</text:p>
          </table:table-cell>
          <table:table-cell table:formula="of:=AVERAGE([.C$2:.C2309])" office:value-type="float" office:value="-15.7712305025997" calcext:value-type="float">
            <text:p>-15,7712305026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RANDBETWEEN(1;10000)" office:value-type="float" office:value="5850" calcext:value-type="float">
            <text:p>5850</text:p>
          </table:table-cell>
          <table:table-cell table:formula="of:=IF([.B2310]&lt;=8000;-100;IF([.B2310]&lt;=9000;0;IF([.B2310]&lt;=9750;100;2000)))" office:value-type="float" office:value="-100" calcext:value-type="float">
            <text:p>-100</text:p>
          </table:table-cell>
          <table:table-cell table:formula="of:=AVERAGE([.C$2:.C2310])" office:value-type="float" office:value="-15.8077089649199" calcext:value-type="float">
            <text:p>-15,807708964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RANDBETWEEN(1;10000)" office:value-type="float" office:value="9749" calcext:value-type="float">
            <text:p>9749</text:p>
          </table:table-cell>
          <table:table-cell table:formula="of:=IF([.B2311]&lt;=8000;-100;IF([.B2311]&lt;=9000;0;IF([.B2311]&lt;=9750;100;2000)))" office:value-type="float" office:value="100" calcext:value-type="float">
            <text:p>100</text:p>
          </table:table-cell>
          <table:table-cell table:formula="of:=AVERAGE([.C$2:.C2311])" office:value-type="float" office:value="-15.7575757575758" calcext:value-type="float">
            <text:p>-15,757575757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RANDBETWEEN(1;10000)" office:value-type="float" office:value="345" calcext:value-type="float">
            <text:p>345</text:p>
          </table:table-cell>
          <table:table-cell table:formula="of:=IF([.B2312]&lt;=8000;-100;IF([.B2312]&lt;=9000;0;IF([.B2312]&lt;=9750;100;2000)))" office:value-type="float" office:value="-100" calcext:value-type="float">
            <text:p>-100</text:p>
          </table:table-cell>
          <table:table-cell table:formula="of:=AVERAGE([.C$2:.C2312])" office:value-type="float" office:value="-15.7940285590653" calcext:value-type="float">
            <text:p>-15,794028559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RANDBETWEEN(1;10000)" office:value-type="float" office:value="7370" calcext:value-type="float">
            <text:p>7370</text:p>
          </table:table-cell>
          <table:table-cell table:formula="of:=IF([.B2313]&lt;=8000;-100;IF([.B2313]&lt;=9000;0;IF([.B2313]&lt;=9750;100;2000)))" office:value-type="float" office:value="-100" calcext:value-type="float">
            <text:p>-100</text:p>
          </table:table-cell>
          <table:table-cell table:formula="of:=AVERAGE([.C$2:.C2313])" office:value-type="float" office:value="-15.8304498269896" calcext:value-type="float">
            <text:p>-15,830449827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RANDBETWEEN(1;10000)" office:value-type="float" office:value="6752" calcext:value-type="float">
            <text:p>6752</text:p>
          </table:table-cell>
          <table:table-cell table:formula="of:=IF([.B2314]&lt;=8000;-100;IF([.B2314]&lt;=9000;0;IF([.B2314]&lt;=9750;100;2000)))" office:value-type="float" office:value="-100" calcext:value-type="float">
            <text:p>-100</text:p>
          </table:table-cell>
          <table:table-cell table:formula="of:=AVERAGE([.C$2:.C2314])" office:value-type="float" office:value="-15.8668396022482" calcext:value-type="float">
            <text:p>-15,8668396022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RANDBETWEEN(1;10000)" office:value-type="float" office:value="2420" calcext:value-type="float">
            <text:p>2420</text:p>
          </table:table-cell>
          <table:table-cell table:formula="of:=IF([.B2315]&lt;=8000;-100;IF([.B2315]&lt;=9000;0;IF([.B2315]&lt;=9750;100;2000)))" office:value-type="float" office:value="-100" calcext:value-type="float">
            <text:p>-100</text:p>
          </table:table-cell>
          <table:table-cell table:formula="of:=AVERAGE([.C$2:.C2315])" office:value-type="float" office:value="-15.9031979256698" calcext:value-type="float">
            <text:p>-15,903197925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RANDBETWEEN(1;10000)" office:value-type="float" office:value="9946" calcext:value-type="float">
            <text:p>9946</text:p>
          </table:table-cell>
          <table:table-cell table:formula="of:=IF([.B2316]&lt;=8000;-100;IF([.B2316]&lt;=9000;0;IF([.B2316]&lt;=9750;100;2000)))" office:value-type="float" office:value="2000" calcext:value-type="float">
            <text:p>2000</text:p>
          </table:table-cell>
          <table:table-cell table:formula="of:=AVERAGE([.C$2:.C2316])" office:value-type="float" office:value="-15.0323974082073" calcext:value-type="float">
            <text:p>-15,0323974082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RANDBETWEEN(1;10000)" office:value-type="float" office:value="4881" calcext:value-type="float">
            <text:p>4881</text:p>
          </table:table-cell>
          <table:table-cell table:formula="of:=IF([.B2317]&lt;=8000;-100;IF([.B2317]&lt;=9000;0;IF([.B2317]&lt;=9750;100;2000)))" office:value-type="float" office:value="-100" calcext:value-type="float">
            <text:p>-100</text:p>
          </table:table-cell>
          <table:table-cell table:formula="of:=AVERAGE([.C$2:.C2317])" office:value-type="float" office:value="-15.0690846286701" calcext:value-type="float">
            <text:p>-15,069084628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RANDBETWEEN(1;10000)" office:value-type="float" office:value="2129" calcext:value-type="float">
            <text:p>2129</text:p>
          </table:table-cell>
          <table:table-cell table:formula="of:=IF([.B2318]&lt;=8000;-100;IF([.B2318]&lt;=9000;0;IF([.B2318]&lt;=9750;100;2000)))" office:value-type="float" office:value="-100" calcext:value-type="float">
            <text:p>-100</text:p>
          </table:table-cell>
          <table:table-cell table:formula="of:=AVERAGE([.C$2:.C2318])" office:value-type="float" office:value="-15.1057401812689" calcext:value-type="float">
            <text:p>-15,105740181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RANDBETWEEN(1;10000)" office:value-type="float" office:value="8041" calcext:value-type="float">
            <text:p>8041</text:p>
          </table:table-cell>
          <table:table-cell table:formula="of:=IF([.B2319]&lt;=8000;-100;IF([.B2319]&lt;=9000;0;IF([.B2319]&lt;=9750;100;2000)))" office:value-type="float" office:value="0" calcext:value-type="float">
            <text:p>0</text:p>
          </table:table-cell>
          <table:table-cell table:formula="of:=AVERAGE([.C$2:.C2319])" office:value-type="float" office:value="-15.0992234685073" calcext:value-type="float">
            <text:p>-15,0992234685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RANDBETWEEN(1;10000)" office:value-type="float" office:value="8252" calcext:value-type="float">
            <text:p>8252</text:p>
          </table:table-cell>
          <table:table-cell table:formula="of:=IF([.B2320]&lt;=8000;-100;IF([.B2320]&lt;=9000;0;IF([.B2320]&lt;=9750;100;2000)))" office:value-type="float" office:value="0" calcext:value-type="float">
            <text:p>0</text:p>
          </table:table-cell>
          <table:table-cell table:formula="of:=AVERAGE([.C$2:.C2320])" office:value-type="float" office:value="-15.0927123760241" calcext:value-type="float">
            <text:p>-15,09271237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RANDBETWEEN(1;10000)" office:value-type="float" office:value="5198" calcext:value-type="float">
            <text:p>5198</text:p>
          </table:table-cell>
          <table:table-cell table:formula="of:=IF([.B2321]&lt;=8000;-100;IF([.B2321]&lt;=9000;0;IF([.B2321]&lt;=9750;100;2000)))" office:value-type="float" office:value="-100" calcext:value-type="float">
            <text:p>-100</text:p>
          </table:table-cell>
          <table:table-cell table:formula="of:=AVERAGE([.C$2:.C2321])" office:value-type="float" office:value="-15.1293103448276" calcext:value-type="float">
            <text:p>-15,1293103448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RANDBETWEEN(1;10000)" office:value-type="float" office:value="2483" calcext:value-type="float">
            <text:p>2483</text:p>
          </table:table-cell>
          <table:table-cell table:formula="of:=IF([.B2322]&lt;=8000;-100;IF([.B2322]&lt;=9000;0;IF([.B2322]&lt;=9750;100;2000)))" office:value-type="float" office:value="-100" calcext:value-type="float">
            <text:p>-100</text:p>
          </table:table-cell>
          <table:table-cell table:formula="of:=AVERAGE([.C$2:.C2322])" office:value-type="float" office:value="-15.1658767772512" calcext:value-type="float">
            <text:p>-15,165876777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RANDBETWEEN(1;10000)" office:value-type="float" office:value="2707" calcext:value-type="float">
            <text:p>2707</text:p>
          </table:table-cell>
          <table:table-cell table:formula="of:=IF([.B2323]&lt;=8000;-100;IF([.B2323]&lt;=9000;0;IF([.B2323]&lt;=9750;100;2000)))" office:value-type="float" office:value="-100" calcext:value-type="float">
            <text:p>-100</text:p>
          </table:table-cell>
          <table:table-cell table:formula="of:=AVERAGE([.C$2:.C2323])" office:value-type="float" office:value="-15.2024117140396" calcext:value-type="float">
            <text:p>-15,202411714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RANDBETWEEN(1;10000)" office:value-type="float" office:value="1023" calcext:value-type="float">
            <text:p>1023</text:p>
          </table:table-cell>
          <table:table-cell table:formula="of:=IF([.B2324]&lt;=8000;-100;IF([.B2324]&lt;=9000;0;IF([.B2324]&lt;=9750;100;2000)))" office:value-type="float" office:value="-100" calcext:value-type="float">
            <text:p>-100</text:p>
          </table:table-cell>
          <table:table-cell table:formula="of:=AVERAGE([.C$2:.C2324])" office:value-type="float" office:value="-15.2389151958674" calcext:value-type="float">
            <text:p>-15,238915195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RANDBETWEEN(1;10000)" office:value-type="float" office:value="9443" calcext:value-type="float">
            <text:p>9443</text:p>
          </table:table-cell>
          <table:table-cell table:formula="of:=IF([.B2325]&lt;=8000;-100;IF([.B2325]&lt;=9000;0;IF([.B2325]&lt;=9750;100;2000)))" office:value-type="float" office:value="100" calcext:value-type="float">
            <text:p>100</text:p>
          </table:table-cell>
          <table:table-cell table:formula="of:=AVERAGE([.C$2:.C2325])" office:value-type="float" office:value="-15.1893287435456" calcext:value-type="float">
            <text:p>-15,189328743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RANDBETWEEN(1;10000)" office:value-type="float" office:value="9688" calcext:value-type="float">
            <text:p>9688</text:p>
          </table:table-cell>
          <table:table-cell table:formula="of:=IF([.B2326]&lt;=8000;-100;IF([.B2326]&lt;=9000;0;IF([.B2326]&lt;=9750;100;2000)))" office:value-type="float" office:value="100" calcext:value-type="float">
            <text:p>100</text:p>
          </table:table-cell>
          <table:table-cell table:formula="of:=AVERAGE([.C$2:.C2326])" office:value-type="float" office:value="-15.1397849462366" calcext:value-type="float">
            <text:p>-15,1397849462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RANDBETWEEN(1;10000)" office:value-type="float" office:value="6136" calcext:value-type="float">
            <text:p>6136</text:p>
          </table:table-cell>
          <table:table-cell table:formula="of:=IF([.B2327]&lt;=8000;-100;IF([.B2327]&lt;=9000;0;IF([.B2327]&lt;=9750;100;2000)))" office:value-type="float" office:value="-100" calcext:value-type="float">
            <text:p>-100</text:p>
          </table:table-cell>
          <table:table-cell table:formula="of:=AVERAGE([.C$2:.C2327])" office:value-type="float" office:value="-15.1762682717111" calcext:value-type="float">
            <text:p>-15,176268271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RANDBETWEEN(1;10000)" office:value-type="float" office:value="7369" calcext:value-type="float">
            <text:p>7369</text:p>
          </table:table-cell>
          <table:table-cell table:formula="of:=IF([.B2328]&lt;=8000;-100;IF([.B2328]&lt;=9000;0;IF([.B2328]&lt;=9750;100;2000)))" office:value-type="float" office:value="-100" calcext:value-type="float">
            <text:p>-100</text:p>
          </table:table-cell>
          <table:table-cell table:formula="of:=AVERAGE([.C$2:.C2328])" office:value-type="float" office:value="-15.2127202406532" calcext:value-type="float">
            <text:p>-15,212720240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RANDBETWEEN(1;10000)" office:value-type="float" office:value="3439" calcext:value-type="float">
            <text:p>3439</text:p>
          </table:table-cell>
          <table:table-cell table:formula="of:=IF([.B2329]&lt;=8000;-100;IF([.B2329]&lt;=9000;0;IF([.B2329]&lt;=9750;100;2000)))" office:value-type="float" office:value="-100" calcext:value-type="float">
            <text:p>-100</text:p>
          </table:table-cell>
          <table:table-cell table:formula="of:=AVERAGE([.C$2:.C2329])" office:value-type="float" office:value="-15.2491408934708" calcext:value-type="float">
            <text:p>-15,249140893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RANDBETWEEN(1;10000)" office:value-type="float" office:value="3344" calcext:value-type="float">
            <text:p>3344</text:p>
          </table:table-cell>
          <table:table-cell table:formula="of:=IF([.B2330]&lt;=8000;-100;IF([.B2330]&lt;=9000;0;IF([.B2330]&lt;=9750;100;2000)))" office:value-type="float" office:value="-100" calcext:value-type="float">
            <text:p>-100</text:p>
          </table:table-cell>
          <table:table-cell table:formula="of:=AVERAGE([.C$2:.C2330])" office:value-type="float" office:value="-15.2855302705024" calcext:value-type="float">
            <text:p>-15,285530270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RANDBETWEEN(1;10000)" office:value-type="float" office:value="3085" calcext:value-type="float">
            <text:p>3085</text:p>
          </table:table-cell>
          <table:table-cell table:formula="of:=IF([.B2331]&lt;=8000;-100;IF([.B2331]&lt;=9000;0;IF([.B2331]&lt;=9750;100;2000)))" office:value-type="float" office:value="-100" calcext:value-type="float">
            <text:p>-100</text:p>
          </table:table-cell>
          <table:table-cell table:formula="of:=AVERAGE([.C$2:.C2331])" office:value-type="float" office:value="-15.3218884120172" calcext:value-type="float">
            <text:p>-15,32188841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RANDBETWEEN(1;10000)" office:value-type="float" office:value="5542" calcext:value-type="float">
            <text:p>5542</text:p>
          </table:table-cell>
          <table:table-cell table:formula="of:=IF([.B2332]&lt;=8000;-100;IF([.B2332]&lt;=9000;0;IF([.B2332]&lt;=9750;100;2000)))" office:value-type="float" office:value="-100" calcext:value-type="float">
            <text:p>-100</text:p>
          </table:table-cell>
          <table:table-cell table:formula="of:=AVERAGE([.C$2:.C2332])" office:value-type="float" office:value="-15.3582153582154" calcext:value-type="float">
            <text:p>-15,3582153582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RANDBETWEEN(1;10000)" office:value-type="float" office:value="9551" calcext:value-type="float">
            <text:p>9551</text:p>
          </table:table-cell>
          <table:table-cell table:formula="of:=IF([.B2333]&lt;=8000;-100;IF([.B2333]&lt;=9000;0;IF([.B2333]&lt;=9750;100;2000)))" office:value-type="float" office:value="100" calcext:value-type="float">
            <text:p>100</text:p>
          </table:table-cell>
          <table:table-cell table:formula="of:=AVERAGE([.C$2:.C2333])" office:value-type="float" office:value="-15.3087478559177" calcext:value-type="float">
            <text:p>-15,3087478559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RANDBETWEEN(1;10000)" office:value-type="float" office:value="5490" calcext:value-type="float">
            <text:p>5490</text:p>
          </table:table-cell>
          <table:table-cell table:formula="of:=IF([.B2334]&lt;=8000;-100;IF([.B2334]&lt;=9000;0;IF([.B2334]&lt;=9750;100;2000)))" office:value-type="float" office:value="-100" calcext:value-type="float">
            <text:p>-100</text:p>
          </table:table-cell>
          <table:table-cell table:formula="of:=AVERAGE([.C$2:.C2334])" office:value-type="float" office:value="-15.3450492927561" calcext:value-type="float">
            <text:p>-15,345049292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RANDBETWEEN(1;10000)" office:value-type="float" office:value="4044" calcext:value-type="float">
            <text:p>4044</text:p>
          </table:table-cell>
          <table:table-cell table:formula="of:=IF([.B2335]&lt;=8000;-100;IF([.B2335]&lt;=9000;0;IF([.B2335]&lt;=9750;100;2000)))" office:value-type="float" office:value="-100" calcext:value-type="float">
            <text:p>-100</text:p>
          </table:table-cell>
          <table:table-cell table:formula="of:=AVERAGE([.C$2:.C2335])" office:value-type="float" office:value="-15.3813196229649" calcext:value-type="float">
            <text:p>-15,38131962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RANDBETWEEN(1;10000)" office:value-type="float" office:value="1864" calcext:value-type="float">
            <text:p>1864</text:p>
          </table:table-cell>
          <table:table-cell table:formula="of:=IF([.B2336]&lt;=8000;-100;IF([.B2336]&lt;=9000;0;IF([.B2336]&lt;=9750;100;2000)))" office:value-type="float" office:value="-100" calcext:value-type="float">
            <text:p>-100</text:p>
          </table:table-cell>
          <table:table-cell table:formula="of:=AVERAGE([.C$2:.C2336])" office:value-type="float" office:value="-15.4175588865096" calcext:value-type="float">
            <text:p>-15,417558886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RANDBETWEEN(1;10000)" office:value-type="float" office:value="3180" calcext:value-type="float">
            <text:p>3180</text:p>
          </table:table-cell>
          <table:table-cell table:formula="of:=IF([.B2337]&lt;=8000;-100;IF([.B2337]&lt;=9000;0;IF([.B2337]&lt;=9750;100;2000)))" office:value-type="float" office:value="-100" calcext:value-type="float">
            <text:p>-100</text:p>
          </table:table-cell>
          <table:table-cell table:formula="of:=AVERAGE([.C$2:.C2337])" office:value-type="float" office:value="-15.4537671232877" calcext:value-type="float">
            <text:p>-15,4537671233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RANDBETWEEN(1;10000)" office:value-type="float" office:value="504" calcext:value-type="float">
            <text:p>504</text:p>
          </table:table-cell>
          <table:table-cell table:formula="of:=IF([.B2338]&lt;=8000;-100;IF([.B2338]&lt;=9000;0;IF([.B2338]&lt;=9750;100;2000)))" office:value-type="float" office:value="-100" calcext:value-type="float">
            <text:p>-100</text:p>
          </table:table-cell>
          <table:table-cell table:formula="of:=AVERAGE([.C$2:.C2338])" office:value-type="float" office:value="-15.4899443731279" calcext:value-type="float">
            <text:p>-15,489944373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RANDBETWEEN(1;10000)" office:value-type="float" office:value="2161" calcext:value-type="float">
            <text:p>2161</text:p>
          </table:table-cell>
          <table:table-cell table:formula="of:=IF([.B2339]&lt;=8000;-100;IF([.B2339]&lt;=9000;0;IF([.B2339]&lt;=9750;100;2000)))" office:value-type="float" office:value="-100" calcext:value-type="float">
            <text:p>-100</text:p>
          </table:table-cell>
          <table:table-cell table:formula="of:=AVERAGE([.C$2:.C2339])" office:value-type="float" office:value="-15.5260906757913" calcext:value-type="float">
            <text:p>-15,526090675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RANDBETWEEN(1;10000)" office:value-type="float" office:value="7253" calcext:value-type="float">
            <text:p>7253</text:p>
          </table:table-cell>
          <table:table-cell table:formula="of:=IF([.B2340]&lt;=8000;-100;IF([.B2340]&lt;=9000;0;IF([.B2340]&lt;=9750;100;2000)))" office:value-type="float" office:value="-100" calcext:value-type="float">
            <text:p>-100</text:p>
          </table:table-cell>
          <table:table-cell table:formula="of:=AVERAGE([.C$2:.C2340])" office:value-type="float" office:value="-15.5622060709705" calcext:value-type="float">
            <text:p>-15,56220607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RANDBETWEEN(1;10000)" office:value-type="float" office:value="2948" calcext:value-type="float">
            <text:p>2948</text:p>
          </table:table-cell>
          <table:table-cell table:formula="of:=IF([.B2341]&lt;=8000;-100;IF([.B2341]&lt;=9000;0;IF([.B2341]&lt;=9750;100;2000)))" office:value-type="float" office:value="-100" calcext:value-type="float">
            <text:p>-100</text:p>
          </table:table-cell>
          <table:table-cell table:formula="of:=AVERAGE([.C$2:.C2341])" office:value-type="float" office:value="-15.5982905982906" calcext:value-type="float">
            <text:p>-15,598290598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RANDBETWEEN(1;10000)" office:value-type="float" office:value="5552" calcext:value-type="float">
            <text:p>5552</text:p>
          </table:table-cell>
          <table:table-cell table:formula="of:=IF([.B2342]&lt;=8000;-100;IF([.B2342]&lt;=9000;0;IF([.B2342]&lt;=9750;100;2000)))" office:value-type="float" office:value="-100" calcext:value-type="float">
            <text:p>-100</text:p>
          </table:table-cell>
          <table:table-cell table:formula="of:=AVERAGE([.C$2:.C2342])" office:value-type="float" office:value="-15.6343442973088" calcext:value-type="float">
            <text:p>-15,634344297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RANDBETWEEN(1;10000)" office:value-type="float" office:value="8685" calcext:value-type="float">
            <text:p>8685</text:p>
          </table:table-cell>
          <table:table-cell table:formula="of:=IF([.B2343]&lt;=8000;-100;IF([.B2343]&lt;=9000;0;IF([.B2343]&lt;=9750;100;2000)))" office:value-type="float" office:value="0" calcext:value-type="float">
            <text:p>0</text:p>
          </table:table-cell>
          <table:table-cell table:formula="of:=AVERAGE([.C$2:.C2343])" office:value-type="float" office:value="-15.6276686592656" calcext:value-type="float">
            <text:p>-15,627668659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RANDBETWEEN(1;10000)" office:value-type="float" office:value="2307" calcext:value-type="float">
            <text:p>2307</text:p>
          </table:table-cell>
          <table:table-cell table:formula="of:=IF([.B2344]&lt;=8000;-100;IF([.B2344]&lt;=9000;0;IF([.B2344]&lt;=9750;100;2000)))" office:value-type="float" office:value="-100" calcext:value-type="float">
            <text:p>-100</text:p>
          </table:table-cell>
          <table:table-cell table:formula="of:=AVERAGE([.C$2:.C2344])" office:value-type="float" office:value="-15.6636790439607" calcext:value-type="float">
            <text:p>-15,663679044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RANDBETWEEN(1;10000)" office:value-type="float" office:value="3034" calcext:value-type="float">
            <text:p>3034</text:p>
          </table:table-cell>
          <table:table-cell table:formula="of:=IF([.B2345]&lt;=8000;-100;IF([.B2345]&lt;=9000;0;IF([.B2345]&lt;=9750;100;2000)))" office:value-type="float" office:value="-100" calcext:value-type="float">
            <text:p>-100</text:p>
          </table:table-cell>
          <table:table-cell table:formula="of:=AVERAGE([.C$2:.C2345])" office:value-type="float" office:value="-15.6996587030717" calcext:value-type="float">
            <text:p>-15,699658703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RANDBETWEEN(1;10000)" office:value-type="float" office:value="9816" calcext:value-type="float">
            <text:p>9816</text:p>
          </table:table-cell>
          <table:table-cell table:formula="of:=IF([.B2346]&lt;=8000;-100;IF([.B2346]&lt;=9000;0;IF([.B2346]&lt;=9750;100;2000)))" office:value-type="float" office:value="2000" calcext:value-type="float">
            <text:p>2000</text:p>
          </table:table-cell>
          <table:table-cell table:formula="of:=AVERAGE([.C$2:.C2346])" office:value-type="float" office:value="-14.8400852878465" calcext:value-type="float">
            <text:p>-14,8400852878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RANDBETWEEN(1;10000)" office:value-type="float" office:value="6255" calcext:value-type="float">
            <text:p>6255</text:p>
          </table:table-cell>
          <table:table-cell table:formula="of:=IF([.B2347]&lt;=8000;-100;IF([.B2347]&lt;=9000;0;IF([.B2347]&lt;=9750;100;2000)))" office:value-type="float" office:value="-100" calcext:value-type="float">
            <text:p>-100</text:p>
          </table:table-cell>
          <table:table-cell table:formula="of:=AVERAGE([.C$2:.C2347])" office:value-type="float" office:value="-14.8763853367434" calcext:value-type="float">
            <text:p>-14,876385336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RANDBETWEEN(1;10000)" office:value-type="float" office:value="9481" calcext:value-type="float">
            <text:p>9481</text:p>
          </table:table-cell>
          <table:table-cell table:formula="of:=IF([.B2348]&lt;=8000;-100;IF([.B2348]&lt;=9000;0;IF([.B2348]&lt;=9750;100;2000)))" office:value-type="float" office:value="100" calcext:value-type="float">
            <text:p>100</text:p>
          </table:table-cell>
          <table:table-cell table:formula="of:=AVERAGE([.C$2:.C2348])" office:value-type="float" office:value="-14.8274392841926" calcext:value-type="float">
            <text:p>-14,827439284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RANDBETWEEN(1;10000)" office:value-type="float" office:value="4824" calcext:value-type="float">
            <text:p>4824</text:p>
          </table:table-cell>
          <table:table-cell table:formula="of:=IF([.B2349]&lt;=8000;-100;IF([.B2349]&lt;=9000;0;IF([.B2349]&lt;=9750;100;2000)))" office:value-type="float" office:value="-100" calcext:value-type="float">
            <text:p>-100</text:p>
          </table:table-cell>
          <table:table-cell table:formula="of:=AVERAGE([.C$2:.C2349])" office:value-type="float" office:value="-14.8637137989779" calcext:value-type="float">
            <text:p>-14,863713799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RANDBETWEEN(1;10000)" office:value-type="float" office:value="1715" calcext:value-type="float">
            <text:p>1715</text:p>
          </table:table-cell>
          <table:table-cell table:formula="of:=IF([.B2350]&lt;=8000;-100;IF([.B2350]&lt;=9000;0;IF([.B2350]&lt;=9750;100;2000)))" office:value-type="float" office:value="-100" calcext:value-type="float">
            <text:p>-100</text:p>
          </table:table-cell>
          <table:table-cell table:formula="of:=AVERAGE([.C$2:.C2350])" office:value-type="float" office:value="-14.8999574286931" calcext:value-type="float">
            <text:p>-14,899957428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RANDBETWEEN(1;10000)" office:value-type="float" office:value="9848" calcext:value-type="float">
            <text:p>9848</text:p>
          </table:table-cell>
          <table:table-cell table:formula="of:=IF([.B2351]&lt;=8000;-100;IF([.B2351]&lt;=9000;0;IF([.B2351]&lt;=9750;100;2000)))" office:value-type="float" office:value="2000" calcext:value-type="float">
            <text:p>2000</text:p>
          </table:table-cell>
          <table:table-cell table:formula="of:=AVERAGE([.C$2:.C2351])" office:value-type="float" office:value="-14.0425531914894" calcext:value-type="float">
            <text:p>-14,042553191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RANDBETWEEN(1;10000)" office:value-type="float" office:value="9125" calcext:value-type="float">
            <text:p>9125</text:p>
          </table:table-cell>
          <table:table-cell table:formula="of:=IF([.B2352]&lt;=8000;-100;IF([.B2352]&lt;=9000;0;IF([.B2352]&lt;=9750;100;2000)))" office:value-type="float" office:value="100" calcext:value-type="float">
            <text:p>100</text:p>
          </table:table-cell>
          <table:table-cell table:formula="of:=AVERAGE([.C$2:.C2352])" office:value-type="float" office:value="-13.9940450871969" calcext:value-type="float">
            <text:p>-13,994045087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RANDBETWEEN(1;10000)" office:value-type="float" office:value="5564" calcext:value-type="float">
            <text:p>5564</text:p>
          </table:table-cell>
          <table:table-cell table:formula="of:=IF([.B2353]&lt;=8000;-100;IF([.B2353]&lt;=9000;0;IF([.B2353]&lt;=9750;100;2000)))" office:value-type="float" office:value="-100" calcext:value-type="float">
            <text:p>-100</text:p>
          </table:table-cell>
          <table:table-cell table:formula="of:=AVERAGE([.C$2:.C2353])" office:value-type="float" office:value="-14.030612244898" calcext:value-type="float">
            <text:p>-14,0306122449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RANDBETWEEN(1;10000)" office:value-type="float" office:value="6264" calcext:value-type="float">
            <text:p>6264</text:p>
          </table:table-cell>
          <table:table-cell table:formula="of:=IF([.B2354]&lt;=8000;-100;IF([.B2354]&lt;=9000;0;IF([.B2354]&lt;=9750;100;2000)))" office:value-type="float" office:value="-100" calcext:value-type="float">
            <text:p>-100</text:p>
          </table:table-cell>
          <table:table-cell table:formula="of:=AVERAGE([.C$2:.C2354])" office:value-type="float" office:value="-14.067148321292" calcext:value-type="float">
            <text:p>-14,067148321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RANDBETWEEN(1;10000)" office:value-type="float" office:value="9238" calcext:value-type="float">
            <text:p>9238</text:p>
          </table:table-cell>
          <table:table-cell table:formula="of:=IF([.B2355]&lt;=8000;-100;IF([.B2355]&lt;=9000;0;IF([.B2355]&lt;=9750;100;2000)))" office:value-type="float" office:value="100" calcext:value-type="float">
            <text:p>100</text:p>
          </table:table-cell>
          <table:table-cell table:formula="of:=AVERAGE([.C$2:.C2355])" office:value-type="float" office:value="-14.018691588785" calcext:value-type="float">
            <text:p>-14,0186915888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RANDBETWEEN(1;10000)" office:value-type="float" office:value="226" calcext:value-type="float">
            <text:p>226</text:p>
          </table:table-cell>
          <table:table-cell table:formula="of:=IF([.B2356]&lt;=8000;-100;IF([.B2356]&lt;=9000;0;IF([.B2356]&lt;=9750;100;2000)))" office:value-type="float" office:value="-100" calcext:value-type="float">
            <text:p>-100</text:p>
          </table:table-cell>
          <table:table-cell table:formula="of:=AVERAGE([.C$2:.C2356])" office:value-type="float" office:value="-14.0552016985138" calcext:value-type="float">
            <text:p>-14,055201698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RANDBETWEEN(1;10000)" office:value-type="float" office:value="5728" calcext:value-type="float">
            <text:p>5728</text:p>
          </table:table-cell>
          <table:table-cell table:formula="of:=IF([.B2357]&lt;=8000;-100;IF([.B2357]&lt;=9000;0;IF([.B2357]&lt;=9750;100;2000)))" office:value-type="float" office:value="-100" calcext:value-type="float">
            <text:p>-100</text:p>
          </table:table-cell>
          <table:table-cell table:formula="of:=AVERAGE([.C$2:.C2357])" office:value-type="float" office:value="-14.0916808149406" calcext:value-type="float">
            <text:p>-14,091680814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RANDBETWEEN(1;10000)" office:value-type="float" office:value="7971" calcext:value-type="float">
            <text:p>7971</text:p>
          </table:table-cell>
          <table:table-cell table:formula="of:=IF([.B2358]&lt;=8000;-100;IF([.B2358]&lt;=9000;0;IF([.B2358]&lt;=9750;100;2000)))" office:value-type="float" office:value="-100" calcext:value-type="float">
            <text:p>-100</text:p>
          </table:table-cell>
          <table:table-cell table:formula="of:=AVERAGE([.C$2:.C2358])" office:value-type="float" office:value="-14.1281289775138" calcext:value-type="float">
            <text:p>-14,128128977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RANDBETWEEN(1;10000)" office:value-type="float" office:value="7200" calcext:value-type="float">
            <text:p>7200</text:p>
          </table:table-cell>
          <table:table-cell table:formula="of:=IF([.B2359]&lt;=8000;-100;IF([.B2359]&lt;=9000;0;IF([.B2359]&lt;=9750;100;2000)))" office:value-type="float" office:value="-100" calcext:value-type="float">
            <text:p>-100</text:p>
          </table:table-cell>
          <table:table-cell table:formula="of:=AVERAGE([.C$2:.C2359])" office:value-type="float" office:value="-14.1645462256149" calcext:value-type="float">
            <text:p>-14,1645462256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RANDBETWEEN(1;10000)" office:value-type="float" office:value="2309" calcext:value-type="float">
            <text:p>2309</text:p>
          </table:table-cell>
          <table:table-cell table:formula="of:=IF([.B2360]&lt;=8000;-100;IF([.B2360]&lt;=9000;0;IF([.B2360]&lt;=9750;100;2000)))" office:value-type="float" office:value="-100" calcext:value-type="float">
            <text:p>-100</text:p>
          </table:table-cell>
          <table:table-cell table:formula="of:=AVERAGE([.C$2:.C2360])" office:value-type="float" office:value="-14.2009325985587" calcext:value-type="float">
            <text:p>-14,200932598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RANDBETWEEN(1;10000)" office:value-type="float" office:value="7758" calcext:value-type="float">
            <text:p>7758</text:p>
          </table:table-cell>
          <table:table-cell table:formula="of:=IF([.B2361]&lt;=8000;-100;IF([.B2361]&lt;=9000;0;IF([.B2361]&lt;=9750;100;2000)))" office:value-type="float" office:value="-100" calcext:value-type="float">
            <text:p>-100</text:p>
          </table:table-cell>
          <table:table-cell table:formula="of:=AVERAGE([.C$2:.C2361])" office:value-type="float" office:value="-14.2372881355932" calcext:value-type="float">
            <text:p>-14,237288135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RANDBETWEEN(1;10000)" office:value-type="float" office:value="286" calcext:value-type="float">
            <text:p>286</text:p>
          </table:table-cell>
          <table:table-cell table:formula="of:=IF([.B2362]&lt;=8000;-100;IF([.B2362]&lt;=9000;0;IF([.B2362]&lt;=9750;100;2000)))" office:value-type="float" office:value="-100" calcext:value-type="float">
            <text:p>-100</text:p>
          </table:table-cell>
          <table:table-cell table:formula="of:=AVERAGE([.C$2:.C2362])" office:value-type="float" office:value="-14.2736128759" calcext:value-type="float">
            <text:p>-14,2736128759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RANDBETWEEN(1;10000)" office:value-type="float" office:value="2990" calcext:value-type="float">
            <text:p>2990</text:p>
          </table:table-cell>
          <table:table-cell table:formula="of:=IF([.B2363]&lt;=8000;-100;IF([.B2363]&lt;=9000;0;IF([.B2363]&lt;=9750;100;2000)))" office:value-type="float" office:value="-100" calcext:value-type="float">
            <text:p>-100</text:p>
          </table:table-cell>
          <table:table-cell table:formula="of:=AVERAGE([.C$2:.C2363])" office:value-type="float" office:value="-14.3099068585944" calcext:value-type="float">
            <text:p>-14,3099068586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RANDBETWEEN(1;10000)" office:value-type="float" office:value="8811" calcext:value-type="float">
            <text:p>8811</text:p>
          </table:table-cell>
          <table:table-cell table:formula="of:=IF([.B2364]&lt;=8000;-100;IF([.B2364]&lt;=9000;0;IF([.B2364]&lt;=9750;100;2000)))" office:value-type="float" office:value="0" calcext:value-type="float">
            <text:p>0</text:p>
          </table:table-cell>
          <table:table-cell table:formula="of:=AVERAGE([.C$2:.C2364])" office:value-type="float" office:value="-14.3038510368176" calcext:value-type="float">
            <text:p>-14,303851036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RANDBETWEEN(1;10000)" office:value-type="float" office:value="8232" calcext:value-type="float">
            <text:p>8232</text:p>
          </table:table-cell>
          <table:table-cell table:formula="of:=IF([.B2365]&lt;=8000;-100;IF([.B2365]&lt;=9000;0;IF([.B2365]&lt;=9750;100;2000)))" office:value-type="float" office:value="0" calcext:value-type="float">
            <text:p>0</text:p>
          </table:table-cell>
          <table:table-cell table:formula="of:=AVERAGE([.C$2:.C2365])" office:value-type="float" office:value="-14.2978003384095" calcext:value-type="float">
            <text:p>-14,2978003384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RANDBETWEEN(1;10000)" office:value-type="float" office:value="3250" calcext:value-type="float">
            <text:p>3250</text:p>
          </table:table-cell>
          <table:table-cell table:formula="of:=IF([.B2366]&lt;=8000;-100;IF([.B2366]&lt;=9000;0;IF([.B2366]&lt;=9750;100;2000)))" office:value-type="float" office:value="-100" calcext:value-type="float">
            <text:p>-100</text:p>
          </table:table-cell>
          <table:table-cell table:formula="of:=AVERAGE([.C$2:.C2366])" office:value-type="float" office:value="-14.3340380549683" calcext:value-type="float">
            <text:p>-14,33403805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RANDBETWEEN(1;10000)" office:value-type="float" office:value="900" calcext:value-type="float">
            <text:p>900</text:p>
          </table:table-cell>
          <table:table-cell table:formula="of:=IF([.B2367]&lt;=8000;-100;IF([.B2367]&lt;=9000;0;IF([.B2367]&lt;=9750;100;2000)))" office:value-type="float" office:value="-100" calcext:value-type="float">
            <text:p>-100</text:p>
          </table:table-cell>
          <table:table-cell table:formula="of:=AVERAGE([.C$2:.C2367])" office:value-type="float" office:value="-14.3702451394759" calcext:value-type="float">
            <text:p>-14,3702451395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RANDBETWEEN(1;10000)" office:value-type="float" office:value="4190" calcext:value-type="float">
            <text:p>4190</text:p>
          </table:table-cell>
          <table:table-cell table:formula="of:=IF([.B2368]&lt;=8000;-100;IF([.B2368]&lt;=9000;0;IF([.B2368]&lt;=9750;100;2000)))" office:value-type="float" office:value="-100" calcext:value-type="float">
            <text:p>-100</text:p>
          </table:table-cell>
          <table:table-cell table:formula="of:=AVERAGE([.C$2:.C2368])" office:value-type="float" office:value="-14.4064216307562" calcext:value-type="float">
            <text:p>-14,406421630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RANDBETWEEN(1;10000)" office:value-type="float" office:value="6093" calcext:value-type="float">
            <text:p>6093</text:p>
          </table:table-cell>
          <table:table-cell table:formula="of:=IF([.B2369]&lt;=8000;-100;IF([.B2369]&lt;=9000;0;IF([.B2369]&lt;=9750;100;2000)))" office:value-type="float" office:value="-100" calcext:value-type="float">
            <text:p>-100</text:p>
          </table:table-cell>
          <table:table-cell table:formula="of:=AVERAGE([.C$2:.C2369])" office:value-type="float" office:value="-14.4425675675676" calcext:value-type="float">
            <text:p>-14,4425675676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RANDBETWEEN(1;10000)" office:value-type="float" office:value="6821" calcext:value-type="float">
            <text:p>6821</text:p>
          </table:table-cell>
          <table:table-cell table:formula="of:=IF([.B2370]&lt;=8000;-100;IF([.B2370]&lt;=9000;0;IF([.B2370]&lt;=9750;100;2000)))" office:value-type="float" office:value="-100" calcext:value-type="float">
            <text:p>-100</text:p>
          </table:table-cell>
          <table:table-cell table:formula="of:=AVERAGE([.C$2:.C2370])" office:value-type="float" office:value="-14.4786829886028" calcext:value-type="float">
            <text:p>-14,478682988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RANDBETWEEN(1;10000)" office:value-type="float" office:value="5373" calcext:value-type="float">
            <text:p>5373</text:p>
          </table:table-cell>
          <table:table-cell table:formula="of:=IF([.B2371]&lt;=8000;-100;IF([.B2371]&lt;=9000;0;IF([.B2371]&lt;=9750;100;2000)))" office:value-type="float" office:value="-100" calcext:value-type="float">
            <text:p>-100</text:p>
          </table:table-cell>
          <table:table-cell table:formula="of:=AVERAGE([.C$2:.C2371])" office:value-type="float" office:value="-14.5147679324895" calcext:value-type="float">
            <text:p>-14,514767932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RANDBETWEEN(1;10000)" office:value-type="float" office:value="1125" calcext:value-type="float">
            <text:p>1125</text:p>
          </table:table-cell>
          <table:table-cell table:formula="of:=IF([.B2372]&lt;=8000;-100;IF([.B2372]&lt;=9000;0;IF([.B2372]&lt;=9750;100;2000)))" office:value-type="float" office:value="-100" calcext:value-type="float">
            <text:p>-100</text:p>
          </table:table-cell>
          <table:table-cell table:formula="of:=AVERAGE([.C$2:.C2372])" office:value-type="float" office:value="-14.55082243779" calcext:value-type="float">
            <text:p>-14,550822437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RANDBETWEEN(1;10000)" office:value-type="float" office:value="5521" calcext:value-type="float">
            <text:p>5521</text:p>
          </table:table-cell>
          <table:table-cell table:formula="of:=IF([.B2373]&lt;=8000;-100;IF([.B2373]&lt;=9000;0;IF([.B2373]&lt;=9750;100;2000)))" office:value-type="float" office:value="-100" calcext:value-type="float">
            <text:p>-100</text:p>
          </table:table-cell>
          <table:table-cell table:formula="of:=AVERAGE([.C$2:.C2373])" office:value-type="float" office:value="-14.5868465430017" calcext:value-type="float">
            <text:p>-14,58684654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RANDBETWEEN(1;10000)" office:value-type="float" office:value="2408" calcext:value-type="float">
            <text:p>2408</text:p>
          </table:table-cell>
          <table:table-cell table:formula="of:=IF([.B2374]&lt;=8000;-100;IF([.B2374]&lt;=9000;0;IF([.B2374]&lt;=9750;100;2000)))" office:value-type="float" office:value="-100" calcext:value-type="float">
            <text:p>-100</text:p>
          </table:table-cell>
          <table:table-cell table:formula="of:=AVERAGE([.C$2:.C2374])" office:value-type="float" office:value="-14.6228402865571" calcext:value-type="float">
            <text:p>-14,622840286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RANDBETWEEN(1;10000)" office:value-type="float" office:value="823" calcext:value-type="float">
            <text:p>823</text:p>
          </table:table-cell>
          <table:table-cell table:formula="of:=IF([.B2375]&lt;=8000;-100;IF([.B2375]&lt;=9000;0;IF([.B2375]&lt;=9750;100;2000)))" office:value-type="float" office:value="-100" calcext:value-type="float">
            <text:p>-100</text:p>
          </table:table-cell>
          <table:table-cell table:formula="of:=AVERAGE([.C$2:.C2375])" office:value-type="float" office:value="-14.6588037068239" calcext:value-type="float">
            <text:p>-14,658803706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RANDBETWEEN(1;10000)" office:value-type="float" office:value="1926" calcext:value-type="float">
            <text:p>1926</text:p>
          </table:table-cell>
          <table:table-cell table:formula="of:=IF([.B2376]&lt;=8000;-100;IF([.B2376]&lt;=9000;0;IF([.B2376]&lt;=9750;100;2000)))" office:value-type="float" office:value="-100" calcext:value-type="float">
            <text:p>-100</text:p>
          </table:table-cell>
          <table:table-cell table:formula="of:=AVERAGE([.C$2:.C2376])" office:value-type="float" office:value="-14.6947368421053" calcext:value-type="float">
            <text:p>-14,694736842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RANDBETWEEN(1;10000)" office:value-type="float" office:value="2554" calcext:value-type="float">
            <text:p>2554</text:p>
          </table:table-cell>
          <table:table-cell table:formula="of:=IF([.B2377]&lt;=8000;-100;IF([.B2377]&lt;=9000;0;IF([.B2377]&lt;=9750;100;2000)))" office:value-type="float" office:value="-100" calcext:value-type="float">
            <text:p>-100</text:p>
          </table:table-cell>
          <table:table-cell table:formula="of:=AVERAGE([.C$2:.C2377])" office:value-type="float" office:value="-14.7306397306397" calcext:value-type="float">
            <text:p>-14,7306397306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RANDBETWEEN(1;10000)" office:value-type="float" office:value="7155" calcext:value-type="float">
            <text:p>7155</text:p>
          </table:table-cell>
          <table:table-cell table:formula="of:=IF([.B2378]&lt;=8000;-100;IF([.B2378]&lt;=9000;0;IF([.B2378]&lt;=9750;100;2000)))" office:value-type="float" office:value="-100" calcext:value-type="float">
            <text:p>-100</text:p>
          </table:table-cell>
          <table:table-cell table:formula="of:=AVERAGE([.C$2:.C2378])" office:value-type="float" office:value="-14.7665124106016" calcext:value-type="float">
            <text:p>-14,766512410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RANDBETWEEN(1;10000)" office:value-type="float" office:value="9247" calcext:value-type="float">
            <text:p>9247</text:p>
          </table:table-cell>
          <table:table-cell table:formula="of:=IF([.B2379]&lt;=8000;-100;IF([.B2379]&lt;=9000;0;IF([.B2379]&lt;=9750;100;2000)))" office:value-type="float" office:value="100" calcext:value-type="float">
            <text:p>100</text:p>
          </table:table-cell>
          <table:table-cell table:formula="of:=AVERAGE([.C$2:.C2379])" office:value-type="float" office:value="-14.7182506307822" calcext:value-type="float">
            <text:p>-14,7182506308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RANDBETWEEN(1;10000)" office:value-type="float" office:value="2128" calcext:value-type="float">
            <text:p>2128</text:p>
          </table:table-cell>
          <table:table-cell table:formula="of:=IF([.B2380]&lt;=8000;-100;IF([.B2380]&lt;=9000;0;IF([.B2380]&lt;=9750;100;2000)))" office:value-type="float" office:value="-100" calcext:value-type="float">
            <text:p>-100</text:p>
          </table:table-cell>
          <table:table-cell table:formula="of:=AVERAGE([.C$2:.C2380])" office:value-type="float" office:value="-14.7540983606557" calcext:value-type="float">
            <text:p>-14,75409836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RANDBETWEEN(1;10000)" office:value-type="float" office:value="6685" calcext:value-type="float">
            <text:p>6685</text:p>
          </table:table-cell>
          <table:table-cell table:formula="of:=IF([.B2381]&lt;=8000;-100;IF([.B2381]&lt;=9000;0;IF([.B2381]&lt;=9750;100;2000)))" office:value-type="float" office:value="-100" calcext:value-type="float">
            <text:p>-100</text:p>
          </table:table-cell>
          <table:table-cell table:formula="of:=AVERAGE([.C$2:.C2381])" office:value-type="float" office:value="-14.7899159663866" calcext:value-type="float">
            <text:p>-14,7899159664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RANDBETWEEN(1;10000)" office:value-type="float" office:value="8334" calcext:value-type="float">
            <text:p>8334</text:p>
          </table:table-cell>
          <table:table-cell table:formula="of:=IF([.B2382]&lt;=8000;-100;IF([.B2382]&lt;=9000;0;IF([.B2382]&lt;=9750;100;2000)))" office:value-type="float" office:value="0" calcext:value-type="float">
            <text:p>0</text:p>
          </table:table-cell>
          <table:table-cell table:formula="of:=AVERAGE([.C$2:.C2382])" office:value-type="float" office:value="-14.7837043259135" calcext:value-type="float">
            <text:p>-14,7837043259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RANDBETWEEN(1;10000)" office:value-type="float" office:value="6823" calcext:value-type="float">
            <text:p>6823</text:p>
          </table:table-cell>
          <table:table-cell table:formula="of:=IF([.B2383]&lt;=8000;-100;IF([.B2383]&lt;=9000;0;IF([.B2383]&lt;=9750;100;2000)))" office:value-type="float" office:value="-100" calcext:value-type="float">
            <text:p>-100</text:p>
          </table:table-cell>
          <table:table-cell table:formula="of:=AVERAGE([.C$2:.C2383])" office:value-type="float" office:value="-14.8194794290512" calcext:value-type="float">
            <text:p>-14,819479429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RANDBETWEEN(1;10000)" office:value-type="float" office:value="8776" calcext:value-type="float">
            <text:p>8776</text:p>
          </table:table-cell>
          <table:table-cell table:formula="of:=IF([.B2384]&lt;=8000;-100;IF([.B2384]&lt;=9000;0;IF([.B2384]&lt;=9750;100;2000)))" office:value-type="float" office:value="0" calcext:value-type="float">
            <text:p>0</text:p>
          </table:table-cell>
          <table:table-cell table:formula="of:=AVERAGE([.C$2:.C2384])" office:value-type="float" office:value="-14.8132605958875" calcext:value-type="float">
            <text:p>-14,813260595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RANDBETWEEN(1;10000)" office:value-type="float" office:value="3244" calcext:value-type="float">
            <text:p>3244</text:p>
          </table:table-cell>
          <table:table-cell table:formula="of:=IF([.B2385]&lt;=8000;-100;IF([.B2385]&lt;=9000;0;IF([.B2385]&lt;=9750;100;2000)))" office:value-type="float" office:value="-100" calcext:value-type="float">
            <text:p>-100</text:p>
          </table:table-cell>
          <table:table-cell table:formula="of:=AVERAGE([.C$2:.C2385])" office:value-type="float" office:value="-14.8489932885906" calcext:value-type="float">
            <text:p>-14,848993288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RANDBETWEEN(1;10000)" office:value-type="float" office:value="1844" calcext:value-type="float">
            <text:p>1844</text:p>
          </table:table-cell>
          <table:table-cell table:formula="of:=IF([.B2386]&lt;=8000;-100;IF([.B2386]&lt;=9000;0;IF([.B2386]&lt;=9750;100;2000)))" office:value-type="float" office:value="-100" calcext:value-type="float">
            <text:p>-100</text:p>
          </table:table-cell>
          <table:table-cell table:formula="of:=AVERAGE([.C$2:.C2386])" office:value-type="float" office:value="-14.8846960167715" calcext:value-type="float">
            <text:p>-14,884696016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RANDBETWEEN(1;10000)" office:value-type="float" office:value="7226" calcext:value-type="float">
            <text:p>7226</text:p>
          </table:table-cell>
          <table:table-cell table:formula="of:=IF([.B2387]&lt;=8000;-100;IF([.B2387]&lt;=9000;0;IF([.B2387]&lt;=9750;100;2000)))" office:value-type="float" office:value="-100" calcext:value-type="float">
            <text:p>-100</text:p>
          </table:table-cell>
          <table:table-cell table:formula="of:=AVERAGE([.C$2:.C2387])" office:value-type="float" office:value="-14.9203688181056" calcext:value-type="float">
            <text:p>-14,9203688181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RANDBETWEEN(1;10000)" office:value-type="float" office:value="659" calcext:value-type="float">
            <text:p>659</text:p>
          </table:table-cell>
          <table:table-cell table:formula="of:=IF([.B2388]&lt;=8000;-100;IF([.B2388]&lt;=9000;0;IF([.B2388]&lt;=9750;100;2000)))" office:value-type="float" office:value="-100" calcext:value-type="float">
            <text:p>-100</text:p>
          </table:table-cell>
          <table:table-cell table:formula="of:=AVERAGE([.C$2:.C2388])" office:value-type="float" office:value="-14.9560117302053" calcext:value-type="float">
            <text:p>-14,9560117302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RANDBETWEEN(1;10000)" office:value-type="float" office:value="5286" calcext:value-type="float">
            <text:p>5286</text:p>
          </table:table-cell>
          <table:table-cell table:formula="of:=IF([.B2389]&lt;=8000;-100;IF([.B2389]&lt;=9000;0;IF([.B2389]&lt;=9750;100;2000)))" office:value-type="float" office:value="-100" calcext:value-type="float">
            <text:p>-100</text:p>
          </table:table-cell>
          <table:table-cell table:formula="of:=AVERAGE([.C$2:.C2389])" office:value-type="float" office:value="-14.9916247906198" calcext:value-type="float">
            <text:p>-14,9916247906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RANDBETWEEN(1;10000)" office:value-type="float" office:value="7248" calcext:value-type="float">
            <text:p>7248</text:p>
          </table:table-cell>
          <table:table-cell table:formula="of:=IF([.B2390]&lt;=8000;-100;IF([.B2390]&lt;=9000;0;IF([.B2390]&lt;=9750;100;2000)))" office:value-type="float" office:value="-100" calcext:value-type="float">
            <text:p>-100</text:p>
          </table:table-cell>
          <table:table-cell table:formula="of:=AVERAGE([.C$2:.C2390])" office:value-type="float" office:value="-15.0272080368355" calcext:value-type="float">
            <text:p>-15,027208036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RANDBETWEEN(1;10000)" office:value-type="float" office:value="6398" calcext:value-type="float">
            <text:p>6398</text:p>
          </table:table-cell>
          <table:table-cell table:formula="of:=IF([.B2391]&lt;=8000;-100;IF([.B2391]&lt;=9000;0;IF([.B2391]&lt;=9750;100;2000)))" office:value-type="float" office:value="-100" calcext:value-type="float">
            <text:p>-100</text:p>
          </table:table-cell>
          <table:table-cell table:formula="of:=AVERAGE([.C$2:.C2391])" office:value-type="float" office:value="-15.0627615062762" calcext:value-type="float">
            <text:p>-15,0627615063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RANDBETWEEN(1;10000)" office:value-type="float" office:value="1575" calcext:value-type="float">
            <text:p>1575</text:p>
          </table:table-cell>
          <table:table-cell table:formula="of:=IF([.B2392]&lt;=8000;-100;IF([.B2392]&lt;=9000;0;IF([.B2392]&lt;=9750;100;2000)))" office:value-type="float" office:value="-100" calcext:value-type="float">
            <text:p>-100</text:p>
          </table:table-cell>
          <table:table-cell table:formula="of:=AVERAGE([.C$2:.C2392])" office:value-type="float" office:value="-15.0982852363028" calcext:value-type="float">
            <text:p>-15,098285236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RANDBETWEEN(1;10000)" office:value-type="float" office:value="4095" calcext:value-type="float">
            <text:p>4095</text:p>
          </table:table-cell>
          <table:table-cell table:formula="of:=IF([.B2393]&lt;=8000;-100;IF([.B2393]&lt;=9000;0;IF([.B2393]&lt;=9750;100;2000)))" office:value-type="float" office:value="-100" calcext:value-type="float">
            <text:p>-100</text:p>
          </table:table-cell>
          <table:table-cell table:formula="of:=AVERAGE([.C$2:.C2393])" office:value-type="float" office:value="-15.133779264214" calcext:value-type="float">
            <text:p>-15,133779264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RANDBETWEEN(1;10000)" office:value-type="float" office:value="5370" calcext:value-type="float">
            <text:p>5370</text:p>
          </table:table-cell>
          <table:table-cell table:formula="of:=IF([.B2394]&lt;=8000;-100;IF([.B2394]&lt;=9000;0;IF([.B2394]&lt;=9750;100;2000)))" office:value-type="float" office:value="-100" calcext:value-type="float">
            <text:p>-100</text:p>
          </table:table-cell>
          <table:table-cell table:formula="of:=AVERAGE([.C$2:.C2394])" office:value-type="float" office:value="-15.1692436272461" calcext:value-type="float">
            <text:p>-15,169243627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RANDBETWEEN(1;10000)" office:value-type="float" office:value="1285" calcext:value-type="float">
            <text:p>1285</text:p>
          </table:table-cell>
          <table:table-cell table:formula="of:=IF([.B2395]&lt;=8000;-100;IF([.B2395]&lt;=9000;0;IF([.B2395]&lt;=9750;100;2000)))" office:value-type="float" office:value="-100" calcext:value-type="float">
            <text:p>-100</text:p>
          </table:table-cell>
          <table:table-cell table:formula="of:=AVERAGE([.C$2:.C2395])" office:value-type="float" office:value="-15.2046783625731" calcext:value-type="float">
            <text:p>-15,2046783626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RANDBETWEEN(1;10000)" office:value-type="float" office:value="5018" calcext:value-type="float">
            <text:p>5018</text:p>
          </table:table-cell>
          <table:table-cell table:formula="of:=IF([.B2396]&lt;=8000;-100;IF([.B2396]&lt;=9000;0;IF([.B2396]&lt;=9750;100;2000)))" office:value-type="float" office:value="-100" calcext:value-type="float">
            <text:p>-100</text:p>
          </table:table-cell>
          <table:table-cell table:formula="of:=AVERAGE([.C$2:.C2396])" office:value-type="float" office:value="-15.2400835073069" calcext:value-type="float">
            <text:p>-15,240083507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RANDBETWEEN(1;10000)" office:value-type="float" office:value="4100" calcext:value-type="float">
            <text:p>4100</text:p>
          </table:table-cell>
          <table:table-cell table:formula="of:=IF([.B2397]&lt;=8000;-100;IF([.B2397]&lt;=9000;0;IF([.B2397]&lt;=9750;100;2000)))" office:value-type="float" office:value="-100" calcext:value-type="float">
            <text:p>-100</text:p>
          </table:table-cell>
          <table:table-cell table:formula="of:=AVERAGE([.C$2:.C2397])" office:value-type="float" office:value="-15.2754590984975" calcext:value-type="float">
            <text:p>-15,2754590985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RANDBETWEEN(1;10000)" office:value-type="float" office:value="847" calcext:value-type="float">
            <text:p>847</text:p>
          </table:table-cell>
          <table:table-cell table:formula="of:=IF([.B2398]&lt;=8000;-100;IF([.B2398]&lt;=9000;0;IF([.B2398]&lt;=9750;100;2000)))" office:value-type="float" office:value="-100" calcext:value-type="float">
            <text:p>-100</text:p>
          </table:table-cell>
          <table:table-cell table:formula="of:=AVERAGE([.C$2:.C2398])" office:value-type="float" office:value="-15.3108051731331" calcext:value-type="float">
            <text:p>-15,3108051731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RANDBETWEEN(1;10000)" office:value-type="float" office:value="5042" calcext:value-type="float">
            <text:p>5042</text:p>
          </table:table-cell>
          <table:table-cell table:formula="of:=IF([.B2399]&lt;=8000;-100;IF([.B2399]&lt;=9000;0;IF([.B2399]&lt;=9750;100;2000)))" office:value-type="float" office:value="-100" calcext:value-type="float">
            <text:p>-100</text:p>
          </table:table-cell>
          <table:table-cell table:formula="of:=AVERAGE([.C$2:.C2399])" office:value-type="float" office:value="-15.3461217681401" calcext:value-type="float">
            <text:p>-15,346121768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RANDBETWEEN(1;10000)" office:value-type="float" office:value="3318" calcext:value-type="float">
            <text:p>3318</text:p>
          </table:table-cell>
          <table:table-cell table:formula="of:=IF([.B2400]&lt;=8000;-100;IF([.B2400]&lt;=9000;0;IF([.B2400]&lt;=9750;100;2000)))" office:value-type="float" office:value="-100" calcext:value-type="float">
            <text:p>-100</text:p>
          </table:table-cell>
          <table:table-cell table:formula="of:=AVERAGE([.C$2:.C2400])" office:value-type="float" office:value="-15.3814089203835" calcext:value-type="float">
            <text:p>-15,381408920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RANDBETWEEN(1;10000)" office:value-type="float" office:value="6027" calcext:value-type="float">
            <text:p>6027</text:p>
          </table:table-cell>
          <table:table-cell table:formula="of:=IF([.B2401]&lt;=8000;-100;IF([.B2401]&lt;=9000;0;IF([.B2401]&lt;=9750;100;2000)))" office:value-type="float" office:value="-100" calcext:value-type="float">
            <text:p>-100</text:p>
          </table:table-cell>
          <table:table-cell table:formula="of:=AVERAGE([.C$2:.C2401])" office:value-type="float" office:value="-15.4166666666667" calcext:value-type="float">
            <text:p>-15,416666666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RANDBETWEEN(1;10000)" office:value-type="float" office:value="3277" calcext:value-type="float">
            <text:p>3277</text:p>
          </table:table-cell>
          <table:table-cell table:formula="of:=IF([.B2402]&lt;=8000;-100;IF([.B2402]&lt;=9000;0;IF([.B2402]&lt;=9750;100;2000)))" office:value-type="float" office:value="-100" calcext:value-type="float">
            <text:p>-100</text:p>
          </table:table-cell>
          <table:table-cell table:formula="of:=AVERAGE([.C$2:.C2402])" office:value-type="float" office:value="-15.4518950437318" calcext:value-type="float">
            <text:p>-15,451895043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RANDBETWEEN(1;10000)" office:value-type="float" office:value="2993" calcext:value-type="float">
            <text:p>2993</text:p>
          </table:table-cell>
          <table:table-cell table:formula="of:=IF([.B2403]&lt;=8000;-100;IF([.B2403]&lt;=9000;0;IF([.B2403]&lt;=9750;100;2000)))" office:value-type="float" office:value="-100" calcext:value-type="float">
            <text:p>-100</text:p>
          </table:table-cell>
          <table:table-cell table:formula="of:=AVERAGE([.C$2:.C2403])" office:value-type="float" office:value="-15.4870940882598" calcext:value-type="float">
            <text:p>-15,487094088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RANDBETWEEN(1;10000)" office:value-type="float" office:value="3862" calcext:value-type="float">
            <text:p>3862</text:p>
          </table:table-cell>
          <table:table-cell table:formula="of:=IF([.B2404]&lt;=8000;-100;IF([.B2404]&lt;=9000;0;IF([.B2404]&lt;=9750;100;2000)))" office:value-type="float" office:value="-100" calcext:value-type="float">
            <text:p>-100</text:p>
          </table:table-cell>
          <table:table-cell table:formula="of:=AVERAGE([.C$2:.C2404])" office:value-type="float" office:value="-15.5222638368706" calcext:value-type="float">
            <text:p>-15,522263836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RANDBETWEEN(1;10000)" office:value-type="float" office:value="194" calcext:value-type="float">
            <text:p>194</text:p>
          </table:table-cell>
          <table:table-cell table:formula="of:=IF([.B2405]&lt;=8000;-100;IF([.B2405]&lt;=9000;0;IF([.B2405]&lt;=9750;100;2000)))" office:value-type="float" office:value="-100" calcext:value-type="float">
            <text:p>-100</text:p>
          </table:table-cell>
          <table:table-cell table:formula="of:=AVERAGE([.C$2:.C2405])" office:value-type="float" office:value="-15.5574043261231" calcext:value-type="float">
            <text:p>-15,5574043261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RANDBETWEEN(1;10000)" office:value-type="float" office:value="4519" calcext:value-type="float">
            <text:p>4519</text:p>
          </table:table-cell>
          <table:table-cell table:formula="of:=IF([.B2406]&lt;=8000;-100;IF([.B2406]&lt;=9000;0;IF([.B2406]&lt;=9750;100;2000)))" office:value-type="float" office:value="-100" calcext:value-type="float">
            <text:p>-100</text:p>
          </table:table-cell>
          <table:table-cell table:formula="of:=AVERAGE([.C$2:.C2406])" office:value-type="float" office:value="-15.5925155925156" calcext:value-type="float">
            <text:p>-15,592515592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RANDBETWEEN(1;10000)" office:value-type="float" office:value="836" calcext:value-type="float">
            <text:p>836</text:p>
          </table:table-cell>
          <table:table-cell table:formula="of:=IF([.B2407]&lt;=8000;-100;IF([.B2407]&lt;=9000;0;IF([.B2407]&lt;=9750;100;2000)))" office:value-type="float" office:value="-100" calcext:value-type="float">
            <text:p>-100</text:p>
          </table:table-cell>
          <table:table-cell table:formula="of:=AVERAGE([.C$2:.C2407])" office:value-type="float" office:value="-15.6275976724855" calcext:value-type="float">
            <text:p>-15,6275976725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RANDBETWEEN(1;10000)" office:value-type="float" office:value="5318" calcext:value-type="float">
            <text:p>5318</text:p>
          </table:table-cell>
          <table:table-cell table:formula="of:=IF([.B2408]&lt;=8000;-100;IF([.B2408]&lt;=9000;0;IF([.B2408]&lt;=9750;100;2000)))" office:value-type="float" office:value="-100" calcext:value-type="float">
            <text:p>-100</text:p>
          </table:table-cell>
          <table:table-cell table:formula="of:=AVERAGE([.C$2:.C2408])" office:value-type="float" office:value="-15.6626506024096" calcext:value-type="float">
            <text:p>-15,662650602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RANDBETWEEN(1;10000)" office:value-type="float" office:value="534" calcext:value-type="float">
            <text:p>534</text:p>
          </table:table-cell>
          <table:table-cell table:formula="of:=IF([.B2409]&lt;=8000;-100;IF([.B2409]&lt;=9000;0;IF([.B2409]&lt;=9750;100;2000)))" office:value-type="float" office:value="-100" calcext:value-type="float">
            <text:p>-100</text:p>
          </table:table-cell>
          <table:table-cell table:formula="of:=AVERAGE([.C$2:.C2409])" office:value-type="float" office:value="-15.6976744186047" calcext:value-type="float">
            <text:p>-15,6976744186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RANDBETWEEN(1;10000)" office:value-type="float" office:value="5748" calcext:value-type="float">
            <text:p>5748</text:p>
          </table:table-cell>
          <table:table-cell table:formula="of:=IF([.B2410]&lt;=8000;-100;IF([.B2410]&lt;=9000;0;IF([.B2410]&lt;=9750;100;2000)))" office:value-type="float" office:value="-100" calcext:value-type="float">
            <text:p>-100</text:p>
          </table:table-cell>
          <table:table-cell table:formula="of:=AVERAGE([.C$2:.C2410])" office:value-type="float" office:value="-15.7326691573267" calcext:value-type="float">
            <text:p>-15,732669157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RANDBETWEEN(1;10000)" office:value-type="float" office:value="3351" calcext:value-type="float">
            <text:p>3351</text:p>
          </table:table-cell>
          <table:table-cell table:formula="of:=IF([.B2411]&lt;=8000;-100;IF([.B2411]&lt;=9000;0;IF([.B2411]&lt;=9750;100;2000)))" office:value-type="float" office:value="-100" calcext:value-type="float">
            <text:p>-100</text:p>
          </table:table-cell>
          <table:table-cell table:formula="of:=AVERAGE([.C$2:.C2411])" office:value-type="float" office:value="-15.7676348547718" calcext:value-type="float">
            <text:p>-15,7676348548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RANDBETWEEN(1;10000)" office:value-type="float" office:value="811" calcext:value-type="float">
            <text:p>811</text:p>
          </table:table-cell>
          <table:table-cell table:formula="of:=IF([.B2412]&lt;=8000;-100;IF([.B2412]&lt;=9000;0;IF([.B2412]&lt;=9750;100;2000)))" office:value-type="float" office:value="-100" calcext:value-type="float">
            <text:p>-100</text:p>
          </table:table-cell>
          <table:table-cell table:formula="of:=AVERAGE([.C$2:.C2412])" office:value-type="float" office:value="-15.8025715470759" calcext:value-type="float">
            <text:p>-15,802571547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RANDBETWEEN(1;10000)" office:value-type="float" office:value="171" calcext:value-type="float">
            <text:p>171</text:p>
          </table:table-cell>
          <table:table-cell table:formula="of:=IF([.B2413]&lt;=8000;-100;IF([.B2413]&lt;=9000;0;IF([.B2413]&lt;=9750;100;2000)))" office:value-type="float" office:value="-100" calcext:value-type="float">
            <text:p>-100</text:p>
          </table:table-cell>
          <table:table-cell table:formula="of:=AVERAGE([.C$2:.C2413])" office:value-type="float" office:value="-15.8374792703151" calcext:value-type="float">
            <text:p>-15,8374792703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RANDBETWEEN(1;10000)" office:value-type="float" office:value="8284" calcext:value-type="float">
            <text:p>8284</text:p>
          </table:table-cell>
          <table:table-cell table:formula="of:=IF([.B2414]&lt;=8000;-100;IF([.B2414]&lt;=9000;0;IF([.B2414]&lt;=9750;100;2000)))" office:value-type="float" office:value="0" calcext:value-type="float">
            <text:p>0</text:p>
          </table:table-cell>
          <table:table-cell table:formula="of:=AVERAGE([.C$2:.C2414])" office:value-type="float" office:value="-15.8309158723581" calcext:value-type="float">
            <text:p>-15,830915872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RANDBETWEEN(1;10000)" office:value-type="float" office:value="6801" calcext:value-type="float">
            <text:p>6801</text:p>
          </table:table-cell>
          <table:table-cell table:formula="of:=IF([.B2415]&lt;=8000;-100;IF([.B2415]&lt;=9000;0;IF([.B2415]&lt;=9750;100;2000)))" office:value-type="float" office:value="-100" calcext:value-type="float">
            <text:p>-100</text:p>
          </table:table-cell>
          <table:table-cell table:formula="of:=AVERAGE([.C$2:.C2415])" office:value-type="float" office:value="-15.8657829328915" calcext:value-type="float">
            <text:p>-15,8657829329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RANDBETWEEN(1;10000)" office:value-type="float" office:value="2642" calcext:value-type="float">
            <text:p>2642</text:p>
          </table:table-cell>
          <table:table-cell table:formula="of:=IF([.B2416]&lt;=8000;-100;IF([.B2416]&lt;=9000;0;IF([.B2416]&lt;=9750;100;2000)))" office:value-type="float" office:value="-100" calcext:value-type="float">
            <text:p>-100</text:p>
          </table:table-cell>
          <table:table-cell table:formula="of:=AVERAGE([.C$2:.C2416])" office:value-type="float" office:value="-15.9006211180124" calcext:value-type="float">
            <text:p>-15,900621118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RANDBETWEEN(1;10000)" office:value-type="float" office:value="3399" calcext:value-type="float">
            <text:p>3399</text:p>
          </table:table-cell>
          <table:table-cell table:formula="of:=IF([.B2417]&lt;=8000;-100;IF([.B2417]&lt;=9000;0;IF([.B2417]&lt;=9750;100;2000)))" office:value-type="float" office:value="-100" calcext:value-type="float">
            <text:p>-100</text:p>
          </table:table-cell>
          <table:table-cell table:formula="of:=AVERAGE([.C$2:.C2417])" office:value-type="float" office:value="-15.9354304635762" calcext:value-type="float">
            <text:p>-15,9354304636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RANDBETWEEN(1;10000)" office:value-type="float" office:value="6774" calcext:value-type="float">
            <text:p>6774</text:p>
          </table:table-cell>
          <table:table-cell table:formula="of:=IF([.B2418]&lt;=8000;-100;IF([.B2418]&lt;=9000;0;IF([.B2418]&lt;=9750;100;2000)))" office:value-type="float" office:value="-100" calcext:value-type="float">
            <text:p>-100</text:p>
          </table:table-cell>
          <table:table-cell table:formula="of:=AVERAGE([.C$2:.C2418])" office:value-type="float" office:value="-15.9702110053786" calcext:value-type="float">
            <text:p>-15,9702110054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RANDBETWEEN(1;10000)" office:value-type="float" office:value="8612" calcext:value-type="float">
            <text:p>8612</text:p>
          </table:table-cell>
          <table:table-cell table:formula="of:=IF([.B2419]&lt;=8000;-100;IF([.B2419]&lt;=9000;0;IF([.B2419]&lt;=9750;100;2000)))" office:value-type="float" office:value="0" calcext:value-type="float">
            <text:p>0</text:p>
          </table:table-cell>
          <table:table-cell table:formula="of:=AVERAGE([.C$2:.C2419])" office:value-type="float" office:value="-15.9636062861869" calcext:value-type="float">
            <text:p>-15,963606286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RANDBETWEEN(1;10000)" office:value-type="float" office:value="8364" calcext:value-type="float">
            <text:p>8364</text:p>
          </table:table-cell>
          <table:table-cell table:formula="of:=IF([.B2420]&lt;=8000;-100;IF([.B2420]&lt;=9000;0;IF([.B2420]&lt;=9750;100;2000)))" office:value-type="float" office:value="0" calcext:value-type="float">
            <text:p>0</text:p>
          </table:table-cell>
          <table:table-cell table:formula="of:=AVERAGE([.C$2:.C2420])" office:value-type="float" office:value="-15.9570070276974" calcext:value-type="float">
            <text:p>-15,957007027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RANDBETWEEN(1;10000)" office:value-type="float" office:value="2734" calcext:value-type="float">
            <text:p>2734</text:p>
          </table:table-cell>
          <table:table-cell table:formula="of:=IF([.B2421]&lt;=8000;-100;IF([.B2421]&lt;=9000;0;IF([.B2421]&lt;=9750;100;2000)))" office:value-type="float" office:value="-100" calcext:value-type="float">
            <text:p>-100</text:p>
          </table:table-cell>
          <table:table-cell table:formula="of:=AVERAGE([.C$2:.C2421])" office:value-type="float" office:value="-15.9917355371901" calcext:value-type="float">
            <text:p>-15,9917355372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RANDBETWEEN(1;10000)" office:value-type="float" office:value="4899" calcext:value-type="float">
            <text:p>4899</text:p>
          </table:table-cell>
          <table:table-cell table:formula="of:=IF([.B2422]&lt;=8000;-100;IF([.B2422]&lt;=9000;0;IF([.B2422]&lt;=9750;100;2000)))" office:value-type="float" office:value="-100" calcext:value-type="float">
            <text:p>-100</text:p>
          </table:table-cell>
          <table:table-cell table:formula="of:=AVERAGE([.C$2:.C2422])" office:value-type="float" office:value="-16.0264353572904" calcext:value-type="float">
            <text:p>-16,0264353573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RANDBETWEEN(1;10000)" office:value-type="float" office:value="2296" calcext:value-type="float">
            <text:p>2296</text:p>
          </table:table-cell>
          <table:table-cell table:formula="of:=IF([.B2423]&lt;=8000;-100;IF([.B2423]&lt;=9000;0;IF([.B2423]&lt;=9750;100;2000)))" office:value-type="float" office:value="-100" calcext:value-type="float">
            <text:p>-100</text:p>
          </table:table-cell>
          <table:table-cell table:formula="of:=AVERAGE([.C$2:.C2423])" office:value-type="float" office:value="-16.0611065235343" calcext:value-type="float">
            <text:p>-16,0611065235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RANDBETWEEN(1;10000)" office:value-type="float" office:value="4812" calcext:value-type="float">
            <text:p>4812</text:p>
          </table:table-cell>
          <table:table-cell table:formula="of:=IF([.B2424]&lt;=8000;-100;IF([.B2424]&lt;=9000;0;IF([.B2424]&lt;=9750;100;2000)))" office:value-type="float" office:value="-100" calcext:value-type="float">
            <text:p>-100</text:p>
          </table:table-cell>
          <table:table-cell table:formula="of:=AVERAGE([.C$2:.C2424])" office:value-type="float" office:value="-16.0957490713991" calcext:value-type="float">
            <text:p>-16,0957490714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RANDBETWEEN(1;10000)" office:value-type="float" office:value="6431" calcext:value-type="float">
            <text:p>6431</text:p>
          </table:table-cell>
          <table:table-cell table:formula="of:=IF([.B2425]&lt;=8000;-100;IF([.B2425]&lt;=9000;0;IF([.B2425]&lt;=9750;100;2000)))" office:value-type="float" office:value="-100" calcext:value-type="float">
            <text:p>-100</text:p>
          </table:table-cell>
          <table:table-cell table:formula="of:=AVERAGE([.C$2:.C2425])" office:value-type="float" office:value="-16.1303630363036" calcext:value-type="float">
            <text:p>-16,130363036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RANDBETWEEN(1;10000)" office:value-type="float" office:value="8531" calcext:value-type="float">
            <text:p>8531</text:p>
          </table:table-cell>
          <table:table-cell table:formula="of:=IF([.B2426]&lt;=8000;-100;IF([.B2426]&lt;=9000;0;IF([.B2426]&lt;=9750;100;2000)))" office:value-type="float" office:value="0" calcext:value-type="float">
            <text:p>0</text:p>
          </table:table-cell>
          <table:table-cell table:formula="of:=AVERAGE([.C$2:.C2426])" office:value-type="float" office:value="-16.1237113402062" calcext:value-type="float">
            <text:p>-16,1237113402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RANDBETWEEN(1;10000)" office:value-type="float" office:value="9584" calcext:value-type="float">
            <text:p>9584</text:p>
          </table:table-cell>
          <table:table-cell table:formula="of:=IF([.B2427]&lt;=8000;-100;IF([.B2427]&lt;=9000;0;IF([.B2427]&lt;=9750;100;2000)))" office:value-type="float" office:value="100" calcext:value-type="float">
            <text:p>100</text:p>
          </table:table-cell>
          <table:table-cell table:formula="of:=AVERAGE([.C$2:.C2427])" office:value-type="float" office:value="-16.075845012366" calcext:value-type="float">
            <text:p>-16,075845012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RANDBETWEEN(1;10000)" office:value-type="float" office:value="7369" calcext:value-type="float">
            <text:p>7369</text:p>
          </table:table-cell>
          <table:table-cell table:formula="of:=IF([.B2428]&lt;=8000;-100;IF([.B2428]&lt;=9000;0;IF([.B2428]&lt;=9750;100;2000)))" office:value-type="float" office:value="-100" calcext:value-type="float">
            <text:p>-100</text:p>
          </table:table-cell>
          <table:table-cell table:formula="of:=AVERAGE([.C$2:.C2428])" office:value-type="float" office:value="-16.1104243922538" calcext:value-type="float">
            <text:p>-16,1104243923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RANDBETWEEN(1;10000)" office:value-type="float" office:value="1959" calcext:value-type="float">
            <text:p>1959</text:p>
          </table:table-cell>
          <table:table-cell table:formula="of:=IF([.B2429]&lt;=8000;-100;IF([.B2429]&lt;=9000;0;IF([.B2429]&lt;=9750;100;2000)))" office:value-type="float" office:value="-100" calcext:value-type="float">
            <text:p>-100</text:p>
          </table:table-cell>
          <table:table-cell table:formula="of:=AVERAGE([.C$2:.C2429])" office:value-type="float" office:value="-16.1449752883031" calcext:value-type="float">
            <text:p>-16,1449752883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RANDBETWEEN(1;10000)" office:value-type="float" office:value="1786" calcext:value-type="float">
            <text:p>1786</text:p>
          </table:table-cell>
          <table:table-cell table:formula="of:=IF([.B2430]&lt;=8000;-100;IF([.B2430]&lt;=9000;0;IF([.B2430]&lt;=9750;100;2000)))" office:value-type="float" office:value="-100" calcext:value-type="float">
            <text:p>-100</text:p>
          </table:table-cell>
          <table:table-cell table:formula="of:=AVERAGE([.C$2:.C2430])" office:value-type="float" office:value="-16.1794977356937" calcext:value-type="float">
            <text:p>-16,179497735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RANDBETWEEN(1;10000)" office:value-type="float" office:value="2042" calcext:value-type="float">
            <text:p>2042</text:p>
          </table:table-cell>
          <table:table-cell table:formula="of:=IF([.B2431]&lt;=8000;-100;IF([.B2431]&lt;=9000;0;IF([.B2431]&lt;=9750;100;2000)))" office:value-type="float" office:value="-100" calcext:value-type="float">
            <text:p>-100</text:p>
          </table:table-cell>
          <table:table-cell table:formula="of:=AVERAGE([.C$2:.C2431])" office:value-type="float" office:value="-16.2139917695473" calcext:value-type="float">
            <text:p>-16,2139917695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RANDBETWEEN(1;10000)" office:value-type="float" office:value="9064" calcext:value-type="float">
            <text:p>9064</text:p>
          </table:table-cell>
          <table:table-cell table:formula="of:=IF([.B2432]&lt;=8000;-100;IF([.B2432]&lt;=9000;0;IF([.B2432]&lt;=9750;100;2000)))" office:value-type="float" office:value="100" calcext:value-type="float">
            <text:p>100</text:p>
          </table:table-cell>
          <table:table-cell table:formula="of:=AVERAGE([.C$2:.C2432])" office:value-type="float" office:value="-16.1661867544221" calcext:value-type="float">
            <text:p>-16,166186754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RANDBETWEEN(1;10000)" office:value-type="float" office:value="7054" calcext:value-type="float">
            <text:p>7054</text:p>
          </table:table-cell>
          <table:table-cell table:formula="of:=IF([.B2433]&lt;=8000;-100;IF([.B2433]&lt;=9000;0;IF([.B2433]&lt;=9750;100;2000)))" office:value-type="float" office:value="-100" calcext:value-type="float">
            <text:p>-100</text:p>
          </table:table-cell>
          <table:table-cell table:formula="of:=AVERAGE([.C$2:.C2433])" office:value-type="float" office:value="-16.2006578947368" calcext:value-type="float">
            <text:p>-16,2006578947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RANDBETWEEN(1;10000)" office:value-type="float" office:value="4882" calcext:value-type="float">
            <text:p>4882</text:p>
          </table:table-cell>
          <table:table-cell table:formula="of:=IF([.B2434]&lt;=8000;-100;IF([.B2434]&lt;=9000;0;IF([.B2434]&lt;=9750;100;2000)))" office:value-type="float" office:value="-100" calcext:value-type="float">
            <text:p>-100</text:p>
          </table:table-cell>
          <table:table-cell table:formula="of:=AVERAGE([.C$2:.C2434])" office:value-type="float" office:value="-16.2351006987259" calcext:value-type="float">
            <text:p>-16,2351006987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RANDBETWEEN(1;10000)" office:value-type="float" office:value="4591" calcext:value-type="float">
            <text:p>4591</text:p>
          </table:table-cell>
          <table:table-cell table:formula="of:=IF([.B2435]&lt;=8000;-100;IF([.B2435]&lt;=9000;0;IF([.B2435]&lt;=9750;100;2000)))" office:value-type="float" office:value="-100" calcext:value-type="float">
            <text:p>-100</text:p>
          </table:table-cell>
          <table:table-cell table:formula="of:=AVERAGE([.C$2:.C2435])" office:value-type="float" office:value="-16.2695152013147" calcext:value-type="float">
            <text:p>-16,269515201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RANDBETWEEN(1;10000)" office:value-type="float" office:value="310" calcext:value-type="float">
            <text:p>310</text:p>
          </table:table-cell>
          <table:table-cell table:formula="of:=IF([.B2436]&lt;=8000;-100;IF([.B2436]&lt;=9000;0;IF([.B2436]&lt;=9750;100;2000)))" office:value-type="float" office:value="-100" calcext:value-type="float">
            <text:p>-100</text:p>
          </table:table-cell>
          <table:table-cell table:formula="of:=AVERAGE([.C$2:.C2436])" office:value-type="float" office:value="-16.3039014373717" calcext:value-type="float">
            <text:p>-16,303901437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RANDBETWEEN(1;10000)" office:value-type="float" office:value="4006" calcext:value-type="float">
            <text:p>4006</text:p>
          </table:table-cell>
          <table:table-cell table:formula="of:=IF([.B2437]&lt;=8000;-100;IF([.B2437]&lt;=9000;0;IF([.B2437]&lt;=9750;100;2000)))" office:value-type="float" office:value="-100" calcext:value-type="float">
            <text:p>-100</text:p>
          </table:table-cell>
          <table:table-cell table:formula="of:=AVERAGE([.C$2:.C2437])" office:value-type="float" office:value="-16.3382594417077" calcext:value-type="float">
            <text:p>-16,3382594417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RANDBETWEEN(1;10000)" office:value-type="float" office:value="7803" calcext:value-type="float">
            <text:p>7803</text:p>
          </table:table-cell>
          <table:table-cell table:formula="of:=IF([.B2438]&lt;=8000;-100;IF([.B2438]&lt;=9000;0;IF([.B2438]&lt;=9750;100;2000)))" office:value-type="float" office:value="-100" calcext:value-type="float">
            <text:p>-100</text:p>
          </table:table-cell>
          <table:table-cell table:formula="of:=AVERAGE([.C$2:.C2438])" office:value-type="float" office:value="-16.3725892490767" calcext:value-type="float">
            <text:p>-16,3725892491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RANDBETWEEN(1;10000)" office:value-type="float" office:value="7375" calcext:value-type="float">
            <text:p>7375</text:p>
          </table:table-cell>
          <table:table-cell table:formula="of:=IF([.B2439]&lt;=8000;-100;IF([.B2439]&lt;=9000;0;IF([.B2439]&lt;=9750;100;2000)))" office:value-type="float" office:value="-100" calcext:value-type="float">
            <text:p>-100</text:p>
          </table:table-cell>
          <table:table-cell table:formula="of:=AVERAGE([.C$2:.C2439])" office:value-type="float" office:value="-16.4068908941756" calcext:value-type="float">
            <text:p>-16,406890894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RANDBETWEEN(1;10000)" office:value-type="float" office:value="3086" calcext:value-type="float">
            <text:p>3086</text:p>
          </table:table-cell>
          <table:table-cell table:formula="of:=IF([.B2440]&lt;=8000;-100;IF([.B2440]&lt;=9000;0;IF([.B2440]&lt;=9750;100;2000)))" office:value-type="float" office:value="-100" calcext:value-type="float">
            <text:p>-100</text:p>
          </table:table-cell>
          <table:table-cell table:formula="of:=AVERAGE([.C$2:.C2440])" office:value-type="float" office:value="-16.4411644116441" calcext:value-type="float">
            <text:p>-16,441164411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RANDBETWEEN(1;10000)" office:value-type="float" office:value="5410" calcext:value-type="float">
            <text:p>5410</text:p>
          </table:table-cell>
          <table:table-cell table:formula="of:=IF([.B2441]&lt;=8000;-100;IF([.B2441]&lt;=9000;0;IF([.B2441]&lt;=9750;100;2000)))" office:value-type="float" office:value="-100" calcext:value-type="float">
            <text:p>-100</text:p>
          </table:table-cell>
          <table:table-cell table:formula="of:=AVERAGE([.C$2:.C2441])" office:value-type="float" office:value="-16.4754098360656" calcext:value-type="float">
            <text:p>-16,475409836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RANDBETWEEN(1;10000)" office:value-type="float" office:value="306" calcext:value-type="float">
            <text:p>306</text:p>
          </table:table-cell>
          <table:table-cell table:formula="of:=IF([.B2442]&lt;=8000;-100;IF([.B2442]&lt;=9000;0;IF([.B2442]&lt;=9750;100;2000)))" office:value-type="float" office:value="-100" calcext:value-type="float">
            <text:p>-100</text:p>
          </table:table-cell>
          <table:table-cell table:formula="of:=AVERAGE([.C$2:.C2442])" office:value-type="float" office:value="-16.5096272019664" calcext:value-type="float">
            <text:p>-16,50962720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RANDBETWEEN(1;10000)" office:value-type="float" office:value="4711" calcext:value-type="float">
            <text:p>4711</text:p>
          </table:table-cell>
          <table:table-cell table:formula="of:=IF([.B2443]&lt;=8000;-100;IF([.B2443]&lt;=9000;0;IF([.B2443]&lt;=9750;100;2000)))" office:value-type="float" office:value="-100" calcext:value-type="float">
            <text:p>-100</text:p>
          </table:table-cell>
          <table:table-cell table:formula="of:=AVERAGE([.C$2:.C2443])" office:value-type="float" office:value="-16.5438165438165" calcext:value-type="float">
            <text:p>-16,543816543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RANDBETWEEN(1;10000)" office:value-type="float" office:value="8337" calcext:value-type="float">
            <text:p>8337</text:p>
          </table:table-cell>
          <table:table-cell table:formula="of:=IF([.B2444]&lt;=8000;-100;IF([.B2444]&lt;=9000;0;IF([.B2444]&lt;=9750;100;2000)))" office:value-type="float" office:value="0" calcext:value-type="float">
            <text:p>0</text:p>
          </table:table-cell>
          <table:table-cell table:formula="of:=AVERAGE([.C$2:.C2444])" office:value-type="float" office:value="-16.5370446172738" calcext:value-type="float">
            <text:p>-16,537044617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RANDBETWEEN(1;10000)" office:value-type="float" office:value="3279" calcext:value-type="float">
            <text:p>3279</text:p>
          </table:table-cell>
          <table:table-cell table:formula="of:=IF([.B2445]&lt;=8000;-100;IF([.B2445]&lt;=9000;0;IF([.B2445]&lt;=9750;100;2000)))" office:value-type="float" office:value="-100" calcext:value-type="float">
            <text:p>-100</text:p>
          </table:table-cell>
          <table:table-cell table:formula="of:=AVERAGE([.C$2:.C2445])" office:value-type="float" office:value="-16.5711947626841" calcext:value-type="float">
            <text:p>-16,5711947627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RANDBETWEEN(1;10000)" office:value-type="float" office:value="328" calcext:value-type="float">
            <text:p>328</text:p>
          </table:table-cell>
          <table:table-cell table:formula="of:=IF([.B2446]&lt;=8000;-100;IF([.B2446]&lt;=9000;0;IF([.B2446]&lt;=9750;100;2000)))" office:value-type="float" office:value="-100" calcext:value-type="float">
            <text:p>-100</text:p>
          </table:table-cell>
          <table:table-cell table:formula="of:=AVERAGE([.C$2:.C2446])" office:value-type="float" office:value="-16.6053169734151" calcext:value-type="float">
            <text:p>-16,6053169734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RANDBETWEEN(1;10000)" office:value-type="float" office:value="1996" calcext:value-type="float">
            <text:p>1996</text:p>
          </table:table-cell>
          <table:table-cell table:formula="of:=IF([.B2447]&lt;=8000;-100;IF([.B2447]&lt;=9000;0;IF([.B2447]&lt;=9750;100;2000)))" office:value-type="float" office:value="-100" calcext:value-type="float">
            <text:p>-100</text:p>
          </table:table-cell>
          <table:table-cell table:formula="of:=AVERAGE([.C$2:.C2447])" office:value-type="float" office:value="-16.6394112837285" calcext:value-type="float">
            <text:p>-16,6394112837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RANDBETWEEN(1;10000)" office:value-type="float" office:value="6637" calcext:value-type="float">
            <text:p>6637</text:p>
          </table:table-cell>
          <table:table-cell table:formula="of:=IF([.B2448]&lt;=8000;-100;IF([.B2448]&lt;=9000;0;IF([.B2448]&lt;=9750;100;2000)))" office:value-type="float" office:value="-100" calcext:value-type="float">
            <text:p>-100</text:p>
          </table:table-cell>
          <table:table-cell table:formula="of:=AVERAGE([.C$2:.C2448])" office:value-type="float" office:value="-16.67347772783" calcext:value-type="float">
            <text:p>-16,673477727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RANDBETWEEN(1;10000)" office:value-type="float" office:value="9221" calcext:value-type="float">
            <text:p>9221</text:p>
          </table:table-cell>
          <table:table-cell table:formula="of:=IF([.B2449]&lt;=8000;-100;IF([.B2449]&lt;=9000;0;IF([.B2449]&lt;=9750;100;2000)))" office:value-type="float" office:value="100" calcext:value-type="float">
            <text:p>100</text:p>
          </table:table-cell>
          <table:table-cell table:formula="of:=AVERAGE([.C$2:.C2449])" office:value-type="float" office:value="-16.6258169934641" calcext:value-type="float">
            <text:p>-16,625816993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RANDBETWEEN(1;10000)" office:value-type="float" office:value="7120" calcext:value-type="float">
            <text:p>7120</text:p>
          </table:table-cell>
          <table:table-cell table:formula="of:=IF([.B2450]&lt;=8000;-100;IF([.B2450]&lt;=9000;0;IF([.B2450]&lt;=9750;100;2000)))" office:value-type="float" office:value="-100" calcext:value-type="float">
            <text:p>-100</text:p>
          </table:table-cell>
          <table:table-cell table:formula="of:=AVERAGE([.C$2:.C2450])" office:value-type="float" office:value="-16.6598611678236" calcext:value-type="float">
            <text:p>-16,659861167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RANDBETWEEN(1;10000)" office:value-type="float" office:value="8212" calcext:value-type="float">
            <text:p>8212</text:p>
          </table:table-cell>
          <table:table-cell table:formula="of:=IF([.B2451]&lt;=8000;-100;IF([.B2451]&lt;=9000;0;IF([.B2451]&lt;=9750;100;2000)))" office:value-type="float" office:value="0" calcext:value-type="float">
            <text:p>0</text:p>
          </table:table-cell>
          <table:table-cell table:formula="of:=AVERAGE([.C$2:.C2451])" office:value-type="float" office:value="-16.6530612244898" calcext:value-type="float">
            <text:p>-16,6530612245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RANDBETWEEN(1;10000)" office:value-type="float" office:value="5055" calcext:value-type="float">
            <text:p>5055</text:p>
          </table:table-cell>
          <table:table-cell table:formula="of:=IF([.B2452]&lt;=8000;-100;IF([.B2452]&lt;=9000;0;IF([.B2452]&lt;=9750;100;2000)))" office:value-type="float" office:value="-100" calcext:value-type="float">
            <text:p>-100</text:p>
          </table:table-cell>
          <table:table-cell table:formula="of:=AVERAGE([.C$2:.C2452])" office:value-type="float" office:value="-16.687066503468" calcext:value-type="float">
            <text:p>-16,687066503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RANDBETWEEN(1;10000)" office:value-type="float" office:value="1641" calcext:value-type="float">
            <text:p>1641</text:p>
          </table:table-cell>
          <table:table-cell table:formula="of:=IF([.B2453]&lt;=8000;-100;IF([.B2453]&lt;=9000;0;IF([.B2453]&lt;=9750;100;2000)))" office:value-type="float" office:value="-100" calcext:value-type="float">
            <text:p>-100</text:p>
          </table:table-cell>
          <table:table-cell table:formula="of:=AVERAGE([.C$2:.C2453])" office:value-type="float" office:value="-16.721044045677" calcext:value-type="float">
            <text:p>-16,721044045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RANDBETWEEN(1;10000)" office:value-type="float" office:value="3817" calcext:value-type="float">
            <text:p>3817</text:p>
          </table:table-cell>
          <table:table-cell table:formula="of:=IF([.B2454]&lt;=8000;-100;IF([.B2454]&lt;=9000;0;IF([.B2454]&lt;=9750;100;2000)))" office:value-type="float" office:value="-100" calcext:value-type="float">
            <text:p>-100</text:p>
          </table:table-cell>
          <table:table-cell table:formula="of:=AVERAGE([.C$2:.C2454])" office:value-type="float" office:value="-16.7549938850387" calcext:value-type="float">
            <text:p>-16,754993885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RANDBETWEEN(1;10000)" office:value-type="float" office:value="5283" calcext:value-type="float">
            <text:p>5283</text:p>
          </table:table-cell>
          <table:table-cell table:formula="of:=IF([.B2455]&lt;=8000;-100;IF([.B2455]&lt;=9000;0;IF([.B2455]&lt;=9750;100;2000)))" office:value-type="float" office:value="-100" calcext:value-type="float">
            <text:p>-100</text:p>
          </table:table-cell>
          <table:table-cell table:formula="of:=AVERAGE([.C$2:.C2455])" office:value-type="float" office:value="-16.7889160554197" calcext:value-type="float">
            <text:p>-16,7889160554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RANDBETWEEN(1;10000)" office:value-type="float" office:value="6261" calcext:value-type="float">
            <text:p>6261</text:p>
          </table:table-cell>
          <table:table-cell table:formula="of:=IF([.B2456]&lt;=8000;-100;IF([.B2456]&lt;=9000;0;IF([.B2456]&lt;=9750;100;2000)))" office:value-type="float" office:value="-100" calcext:value-type="float">
            <text:p>-100</text:p>
          </table:table-cell>
          <table:table-cell table:formula="of:=AVERAGE([.C$2:.C2456])" office:value-type="float" office:value="-16.8228105906314" calcext:value-type="float">
            <text:p>-16,8228105906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RANDBETWEEN(1;10000)" office:value-type="float" office:value="8188" calcext:value-type="float">
            <text:p>8188</text:p>
          </table:table-cell>
          <table:table-cell table:formula="of:=IF([.B2457]&lt;=8000;-100;IF([.B2457]&lt;=9000;0;IF([.B2457]&lt;=9750;100;2000)))" office:value-type="float" office:value="0" calcext:value-type="float">
            <text:p>0</text:p>
          </table:table-cell>
          <table:table-cell table:formula="of:=AVERAGE([.C$2:.C2457])" office:value-type="float" office:value="-16.8159609120521" calcext:value-type="float">
            <text:p>-16,815960912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RANDBETWEEN(1;10000)" office:value-type="float" office:value="5592" calcext:value-type="float">
            <text:p>5592</text:p>
          </table:table-cell>
          <table:table-cell table:formula="of:=IF([.B2458]&lt;=8000;-100;IF([.B2458]&lt;=9000;0;IF([.B2458]&lt;=9750;100;2000)))" office:value-type="float" office:value="-100" calcext:value-type="float">
            <text:p>-100</text:p>
          </table:table-cell>
          <table:table-cell table:formula="of:=AVERAGE([.C$2:.C2458])" office:value-type="float" office:value="-16.8498168498169" calcext:value-type="float">
            <text:p>-16,8498168498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RANDBETWEEN(1;10000)" office:value-type="float" office:value="8786" calcext:value-type="float">
            <text:p>8786</text:p>
          </table:table-cell>
          <table:table-cell table:formula="of:=IF([.B2459]&lt;=8000;-100;IF([.B2459]&lt;=9000;0;IF([.B2459]&lt;=9750;100;2000)))" office:value-type="float" office:value="0" calcext:value-type="float">
            <text:p>0</text:p>
          </table:table-cell>
          <table:table-cell table:formula="of:=AVERAGE([.C$2:.C2459])" office:value-type="float" office:value="-16.8429617575264" calcext:value-type="float">
            <text:p>-16,8429617575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RANDBETWEEN(1;10000)" office:value-type="float" office:value="9968" calcext:value-type="float">
            <text:p>9968</text:p>
          </table:table-cell>
          <table:table-cell table:formula="of:=IF([.B2460]&lt;=8000;-100;IF([.B2460]&lt;=9000;0;IF([.B2460]&lt;=9750;100;2000)))" office:value-type="float" office:value="2000" calcext:value-type="float">
            <text:p>2000</text:p>
          </table:table-cell>
          <table:table-cell table:formula="of:=AVERAGE([.C$2:.C2460])" office:value-type="float" office:value="-16.0227734851566" calcext:value-type="float">
            <text:p>-16,022773485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RANDBETWEEN(1;10000)" office:value-type="float" office:value="2995" calcext:value-type="float">
            <text:p>2995</text:p>
          </table:table-cell>
          <table:table-cell table:formula="of:=IF([.B2461]&lt;=8000;-100;IF([.B2461]&lt;=9000;0;IF([.B2461]&lt;=9750;100;2000)))" office:value-type="float" office:value="-100" calcext:value-type="float">
            <text:p>-100</text:p>
          </table:table-cell>
          <table:table-cell table:formula="of:=AVERAGE([.C$2:.C2461])" office:value-type="float" office:value="-16.0569105691057" calcext:value-type="float">
            <text:p>-16,056910569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RANDBETWEEN(1;10000)" office:value-type="float" office:value="3311" calcext:value-type="float">
            <text:p>3311</text:p>
          </table:table-cell>
          <table:table-cell table:formula="of:=IF([.B2462]&lt;=8000;-100;IF([.B2462]&lt;=9000;0;IF([.B2462]&lt;=9750;100;2000)))" office:value-type="float" office:value="-100" calcext:value-type="float">
            <text:p>-100</text:p>
          </table:table-cell>
          <table:table-cell table:formula="of:=AVERAGE([.C$2:.C2462])" office:value-type="float" office:value="-16.0910199106054" calcext:value-type="float">
            <text:p>-16,091019910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RANDBETWEEN(1;10000)" office:value-type="float" office:value="4756" calcext:value-type="float">
            <text:p>4756</text:p>
          </table:table-cell>
          <table:table-cell table:formula="of:=IF([.B2463]&lt;=8000;-100;IF([.B2463]&lt;=9000;0;IF([.B2463]&lt;=9750;100;2000)))" office:value-type="float" office:value="-100" calcext:value-type="float">
            <text:p>-100</text:p>
          </table:table-cell>
          <table:table-cell table:formula="of:=AVERAGE([.C$2:.C2463])" office:value-type="float" office:value="-16.1251015434606" calcext:value-type="float">
            <text:p>-16,1251015435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RANDBETWEEN(1;10000)" office:value-type="float" office:value="987" calcext:value-type="float">
            <text:p>987</text:p>
          </table:table-cell>
          <table:table-cell table:formula="of:=IF([.B2464]&lt;=8000;-100;IF([.B2464]&lt;=9000;0;IF([.B2464]&lt;=9750;100;2000)))" office:value-type="float" office:value="-100" calcext:value-type="float">
            <text:p>-100</text:p>
          </table:table-cell>
          <table:table-cell table:formula="of:=AVERAGE([.C$2:.C2464])" office:value-type="float" office:value="-16.159155501421" calcext:value-type="float">
            <text:p>-16,159155501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RANDBETWEEN(1;10000)" office:value-type="float" office:value="3501" calcext:value-type="float">
            <text:p>3501</text:p>
          </table:table-cell>
          <table:table-cell table:formula="of:=IF([.B2465]&lt;=8000;-100;IF([.B2465]&lt;=9000;0;IF([.B2465]&lt;=9750;100;2000)))" office:value-type="float" office:value="-100" calcext:value-type="float">
            <text:p>-100</text:p>
          </table:table-cell>
          <table:table-cell table:formula="of:=AVERAGE([.C$2:.C2465])" office:value-type="float" office:value="-16.1931818181818" calcext:value-type="float">
            <text:p>-16,193181818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RANDBETWEEN(1;10000)" office:value-type="float" office:value="6201" calcext:value-type="float">
            <text:p>6201</text:p>
          </table:table-cell>
          <table:table-cell table:formula="of:=IF([.B2466]&lt;=8000;-100;IF([.B2466]&lt;=9000;0;IF([.B2466]&lt;=9750;100;2000)))" office:value-type="float" office:value="-100" calcext:value-type="float">
            <text:p>-100</text:p>
          </table:table-cell>
          <table:table-cell table:formula="of:=AVERAGE([.C$2:.C2466])" office:value-type="float" office:value="-16.2271805273834" calcext:value-type="float">
            <text:p>-16,2271805274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RANDBETWEEN(1;10000)" office:value-type="float" office:value="6886" calcext:value-type="float">
            <text:p>6886</text:p>
          </table:table-cell>
          <table:table-cell table:formula="of:=IF([.B2467]&lt;=8000;-100;IF([.B2467]&lt;=9000;0;IF([.B2467]&lt;=9750;100;2000)))" office:value-type="float" office:value="-100" calcext:value-type="float">
            <text:p>-100</text:p>
          </table:table-cell>
          <table:table-cell table:formula="of:=AVERAGE([.C$2:.C2467])" office:value-type="float" office:value="-16.2611516626115" calcext:value-type="float">
            <text:p>-16,261151662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RANDBETWEEN(1;10000)" office:value-type="float" office:value="6847" calcext:value-type="float">
            <text:p>6847</text:p>
          </table:table-cell>
          <table:table-cell table:formula="of:=IF([.B2468]&lt;=8000;-100;IF([.B2468]&lt;=9000;0;IF([.B2468]&lt;=9750;100;2000)))" office:value-type="float" office:value="-100" calcext:value-type="float">
            <text:p>-100</text:p>
          </table:table-cell>
          <table:table-cell table:formula="of:=AVERAGE([.C$2:.C2468])" office:value-type="float" office:value="-16.2950952573976" calcext:value-type="float">
            <text:p>-16,2950952574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RANDBETWEEN(1;10000)" office:value-type="float" office:value="5508" calcext:value-type="float">
            <text:p>5508</text:p>
          </table:table-cell>
          <table:table-cell table:formula="of:=IF([.B2469]&lt;=8000;-100;IF([.B2469]&lt;=9000;0;IF([.B2469]&lt;=9750;100;2000)))" office:value-type="float" office:value="-100" calcext:value-type="float">
            <text:p>-100</text:p>
          </table:table-cell>
          <table:table-cell table:formula="of:=AVERAGE([.C$2:.C2469])" office:value-type="float" office:value="-16.3290113452188" calcext:value-type="float">
            <text:p>-16,329011345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RANDBETWEEN(1;10000)" office:value-type="float" office:value="4257" calcext:value-type="float">
            <text:p>4257</text:p>
          </table:table-cell>
          <table:table-cell table:formula="of:=IF([.B2470]&lt;=8000;-100;IF([.B2470]&lt;=9000;0;IF([.B2470]&lt;=9750;100;2000)))" office:value-type="float" office:value="-100" calcext:value-type="float">
            <text:p>-100</text:p>
          </table:table-cell>
          <table:table-cell table:formula="of:=AVERAGE([.C$2:.C2470])" office:value-type="float" office:value="-16.3628999594978" calcext:value-type="float">
            <text:p>-16,362899959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RANDBETWEEN(1;10000)" office:value-type="float" office:value="1836" calcext:value-type="float">
            <text:p>1836</text:p>
          </table:table-cell>
          <table:table-cell table:formula="of:=IF([.B2471]&lt;=8000;-100;IF([.B2471]&lt;=9000;0;IF([.B2471]&lt;=9750;100;2000)))" office:value-type="float" office:value="-100" calcext:value-type="float">
            <text:p>-100</text:p>
          </table:table-cell>
          <table:table-cell table:formula="of:=AVERAGE([.C$2:.C2471])" office:value-type="float" office:value="-16.3967611336032" calcext:value-type="float">
            <text:p>-16,396761133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RANDBETWEEN(1;10000)" office:value-type="float" office:value="1524" calcext:value-type="float">
            <text:p>1524</text:p>
          </table:table-cell>
          <table:table-cell table:formula="of:=IF([.B2472]&lt;=8000;-100;IF([.B2472]&lt;=9000;0;IF([.B2472]&lt;=9750;100;2000)))" office:value-type="float" office:value="-100" calcext:value-type="float">
            <text:p>-100</text:p>
          </table:table-cell>
          <table:table-cell table:formula="of:=AVERAGE([.C$2:.C2472])" office:value-type="float" office:value="-16.4305949008499" calcext:value-type="float">
            <text:p>-16,430594900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RANDBETWEEN(1;10000)" office:value-type="float" office:value="3308" calcext:value-type="float">
            <text:p>3308</text:p>
          </table:table-cell>
          <table:table-cell table:formula="of:=IF([.B2473]&lt;=8000;-100;IF([.B2473]&lt;=9000;0;IF([.B2473]&lt;=9750;100;2000)))" office:value-type="float" office:value="-100" calcext:value-type="float">
            <text:p>-100</text:p>
          </table:table-cell>
          <table:table-cell table:formula="of:=AVERAGE([.C$2:.C2473])" office:value-type="float" office:value="-16.4644012944984" calcext:value-type="float">
            <text:p>-16,464401294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RANDBETWEEN(1;10000)" office:value-type="float" office:value="6896" calcext:value-type="float">
            <text:p>6896</text:p>
          </table:table-cell>
          <table:table-cell table:formula="of:=IF([.B2474]&lt;=8000;-100;IF([.B2474]&lt;=9000;0;IF([.B2474]&lt;=9750;100;2000)))" office:value-type="float" office:value="-100" calcext:value-type="float">
            <text:p>-100</text:p>
          </table:table-cell>
          <table:table-cell table:formula="of:=AVERAGE([.C$2:.C2474])" office:value-type="float" office:value="-16.4981803477558" calcext:value-type="float">
            <text:p>-16,4981803478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RANDBETWEEN(1;10000)" office:value-type="float" office:value="95" calcext:value-type="float">
            <text:p>95</text:p>
          </table:table-cell>
          <table:table-cell table:formula="of:=IF([.B2475]&lt;=8000;-100;IF([.B2475]&lt;=9000;0;IF([.B2475]&lt;=9750;100;2000)))" office:value-type="float" office:value="-100" calcext:value-type="float">
            <text:p>-100</text:p>
          </table:table-cell>
          <table:table-cell table:formula="of:=AVERAGE([.C$2:.C2475])" office:value-type="float" office:value="-16.5319320937753" calcext:value-type="float">
            <text:p>-16,5319320938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RANDBETWEEN(1;10000)" office:value-type="float" office:value="9024" calcext:value-type="float">
            <text:p>9024</text:p>
          </table:table-cell>
          <table:table-cell table:formula="of:=IF([.B2476]&lt;=8000;-100;IF([.B2476]&lt;=9000;0;IF([.B2476]&lt;=9750;100;2000)))" office:value-type="float" office:value="100" calcext:value-type="float">
            <text:p>100</text:p>
          </table:table-cell>
          <table:table-cell table:formula="of:=AVERAGE([.C$2:.C2476])" office:value-type="float" office:value="-16.4848484848485" calcext:value-type="float">
            <text:p>-16,4848484848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RANDBETWEEN(1;10000)" office:value-type="float" office:value="2136" calcext:value-type="float">
            <text:p>2136</text:p>
          </table:table-cell>
          <table:table-cell table:formula="of:=IF([.B2477]&lt;=8000;-100;IF([.B2477]&lt;=9000;0;IF([.B2477]&lt;=9750;100;2000)))" office:value-type="float" office:value="-100" calcext:value-type="float">
            <text:p>-100</text:p>
          </table:table-cell>
          <table:table-cell table:formula="of:=AVERAGE([.C$2:.C2477])" office:value-type="float" office:value="-16.5185783521809" calcext:value-type="float">
            <text:p>-16,518578352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RANDBETWEEN(1;10000)" office:value-type="float" office:value="8261" calcext:value-type="float">
            <text:p>8261</text:p>
          </table:table-cell>
          <table:table-cell table:formula="of:=IF([.B2478]&lt;=8000;-100;IF([.B2478]&lt;=9000;0;IF([.B2478]&lt;=9750;100;2000)))" office:value-type="float" office:value="0" calcext:value-type="float">
            <text:p>0</text:p>
          </table:table-cell>
          <table:table-cell table:formula="of:=AVERAGE([.C$2:.C2478])" office:value-type="float" office:value="-16.5119095680258" calcext:value-type="float">
            <text:p>-16,511909568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RANDBETWEEN(1;10000)" office:value-type="float" office:value="9255" calcext:value-type="float">
            <text:p>9255</text:p>
          </table:table-cell>
          <table:table-cell table:formula="of:=IF([.B2479]&lt;=8000;-100;IF([.B2479]&lt;=9000;0;IF([.B2479]&lt;=9750;100;2000)))" office:value-type="float" office:value="100" calcext:value-type="float">
            <text:p>100</text:p>
          </table:table-cell>
          <table:table-cell table:formula="of:=AVERAGE([.C$2:.C2479])" office:value-type="float" office:value="-16.4648910411622" calcext:value-type="float">
            <text:p>-16,4648910412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RANDBETWEEN(1;10000)" office:value-type="float" office:value="4776" calcext:value-type="float">
            <text:p>4776</text:p>
          </table:table-cell>
          <table:table-cell table:formula="of:=IF([.B2480]&lt;=8000;-100;IF([.B2480]&lt;=9000;0;IF([.B2480]&lt;=9750;100;2000)))" office:value-type="float" office:value="-100" calcext:value-type="float">
            <text:p>-100</text:p>
          </table:table-cell>
          <table:table-cell table:formula="of:=AVERAGE([.C$2:.C2480])" office:value-type="float" office:value="-16.4985881403792" calcext:value-type="float">
            <text:p>-16,498588140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RANDBETWEEN(1;10000)" office:value-type="float" office:value="7921" calcext:value-type="float">
            <text:p>7921</text:p>
          </table:table-cell>
          <table:table-cell table:formula="of:=IF([.B2481]&lt;=8000;-100;IF([.B2481]&lt;=9000;0;IF([.B2481]&lt;=9750;100;2000)))" office:value-type="float" office:value="-100" calcext:value-type="float">
            <text:p>-100</text:p>
          </table:table-cell>
          <table:table-cell table:formula="of:=AVERAGE([.C$2:.C2481])" office:value-type="float" office:value="-16.5322580645161" calcext:value-type="float">
            <text:p>-16,532258064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RANDBETWEEN(1;10000)" office:value-type="float" office:value="9153" calcext:value-type="float">
            <text:p>9153</text:p>
          </table:table-cell>
          <table:table-cell table:formula="of:=IF([.B2482]&lt;=8000;-100;IF([.B2482]&lt;=9000;0;IF([.B2482]&lt;=9750;100;2000)))" office:value-type="float" office:value="100" calcext:value-type="float">
            <text:p>100</text:p>
          </table:table-cell>
          <table:table-cell table:formula="of:=AVERAGE([.C$2:.C2482])" office:value-type="float" office:value="-16.4852881902459" calcext:value-type="float">
            <text:p>-16,485288190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RANDBETWEEN(1;10000)" office:value-type="float" office:value="6872" calcext:value-type="float">
            <text:p>6872</text:p>
          </table:table-cell>
          <table:table-cell table:formula="of:=IF([.B2483]&lt;=8000;-100;IF([.B2483]&lt;=9000;0;IF([.B2483]&lt;=9750;100;2000)))" office:value-type="float" office:value="-100" calcext:value-type="float">
            <text:p>-100</text:p>
          </table:table-cell>
          <table:table-cell table:formula="of:=AVERAGE([.C$2:.C2483])" office:value-type="float" office:value="-16.51893634166" calcext:value-type="float">
            <text:p>-16,5189363417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RANDBETWEEN(1;10000)" office:value-type="float" office:value="649" calcext:value-type="float">
            <text:p>649</text:p>
          </table:table-cell>
          <table:table-cell table:formula="of:=IF([.B2484]&lt;=8000;-100;IF([.B2484]&lt;=9000;0;IF([.B2484]&lt;=9750;100;2000)))" office:value-type="float" office:value="-100" calcext:value-type="float">
            <text:p>-100</text:p>
          </table:table-cell>
          <table:table-cell table:formula="of:=AVERAGE([.C$2:.C2484])" office:value-type="float" office:value="-16.5525573902537" calcext:value-type="float">
            <text:p>-16,552557390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RANDBETWEEN(1;10000)" office:value-type="float" office:value="9313" calcext:value-type="float">
            <text:p>9313</text:p>
          </table:table-cell>
          <table:table-cell table:formula="of:=IF([.B2485]&lt;=8000;-100;IF([.B2485]&lt;=9000;0;IF([.B2485]&lt;=9750;100;2000)))" office:value-type="float" office:value="100" calcext:value-type="float">
            <text:p>100</text:p>
          </table:table-cell>
          <table:table-cell table:formula="of:=AVERAGE([.C$2:.C2485])" office:value-type="float" office:value="-16.5056360708535" calcext:value-type="float">
            <text:p>-16,5056360709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RANDBETWEEN(1;10000)" office:value-type="float" office:value="4525" calcext:value-type="float">
            <text:p>4525</text:p>
          </table:table-cell>
          <table:table-cell table:formula="of:=IF([.B2486]&lt;=8000;-100;IF([.B2486]&lt;=9000;0;IF([.B2486]&lt;=9750;100;2000)))" office:value-type="float" office:value="-100" calcext:value-type="float">
            <text:p>-100</text:p>
          </table:table-cell>
          <table:table-cell table:formula="of:=AVERAGE([.C$2:.C2486])" office:value-type="float" office:value="-16.5392354124749" calcext:value-type="float">
            <text:p>-16,539235412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RANDBETWEEN(1;10000)" office:value-type="float" office:value="5085" calcext:value-type="float">
            <text:p>5085</text:p>
          </table:table-cell>
          <table:table-cell table:formula="of:=IF([.B2487]&lt;=8000;-100;IF([.B2487]&lt;=9000;0;IF([.B2487]&lt;=9750;100;2000)))" office:value-type="float" office:value="-100" calcext:value-type="float">
            <text:p>-100</text:p>
          </table:table-cell>
          <table:table-cell table:formula="of:=AVERAGE([.C$2:.C2487])" office:value-type="float" office:value="-16.5728077232502" calcext:value-type="float">
            <text:p>-16,5728077233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RANDBETWEEN(1;10000)" office:value-type="float" office:value="9258" calcext:value-type="float">
            <text:p>9258</text:p>
          </table:table-cell>
          <table:table-cell table:formula="of:=IF([.B2488]&lt;=8000;-100;IF([.B2488]&lt;=9000;0;IF([.B2488]&lt;=9750;100;2000)))" office:value-type="float" office:value="100" calcext:value-type="float">
            <text:p>100</text:p>
          </table:table-cell>
          <table:table-cell table:formula="of:=AVERAGE([.C$2:.C2488])" office:value-type="float" office:value="-16.5259348612787" calcext:value-type="float">
            <text:p>-16,525934861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RANDBETWEEN(1;10000)" office:value-type="float" office:value="7680" calcext:value-type="float">
            <text:p>7680</text:p>
          </table:table-cell>
          <table:table-cell table:formula="of:=IF([.B2489]&lt;=8000;-100;IF([.B2489]&lt;=9000;0;IF([.B2489]&lt;=9750;100;2000)))" office:value-type="float" office:value="-100" calcext:value-type="float">
            <text:p>-100</text:p>
          </table:table-cell>
          <table:table-cell table:formula="of:=AVERAGE([.C$2:.C2489])" office:value-type="float" office:value="-16.5594855305466" calcext:value-type="float">
            <text:p>-16,5594855305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RANDBETWEEN(1;10000)" office:value-type="float" office:value="6817" calcext:value-type="float">
            <text:p>6817</text:p>
          </table:table-cell>
          <table:table-cell table:formula="of:=IF([.B2490]&lt;=8000;-100;IF([.B2490]&lt;=9000;0;IF([.B2490]&lt;=9750;100;2000)))" office:value-type="float" office:value="-100" calcext:value-type="float">
            <text:p>-100</text:p>
          </table:table-cell>
          <table:table-cell table:formula="of:=AVERAGE([.C$2:.C2490])" office:value-type="float" office:value="-16.5930092406589" calcext:value-type="float">
            <text:p>-16,593009240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RANDBETWEEN(1;10000)" office:value-type="float" office:value="7810" calcext:value-type="float">
            <text:p>7810</text:p>
          </table:table-cell>
          <table:table-cell table:formula="of:=IF([.B2491]&lt;=8000;-100;IF([.B2491]&lt;=9000;0;IF([.B2491]&lt;=9750;100;2000)))" office:value-type="float" office:value="-100" calcext:value-type="float">
            <text:p>-100</text:p>
          </table:table-cell>
          <table:table-cell table:formula="of:=AVERAGE([.C$2:.C2491])" office:value-type="float" office:value="-16.6265060240964" calcext:value-type="float">
            <text:p>-16,626506024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RANDBETWEEN(1;10000)" office:value-type="float" office:value="9402" calcext:value-type="float">
            <text:p>9402</text:p>
          </table:table-cell>
          <table:table-cell table:formula="of:=IF([.B2492]&lt;=8000;-100;IF([.B2492]&lt;=9000;0;IF([.B2492]&lt;=9750;100;2000)))" office:value-type="float" office:value="100" calcext:value-type="float">
            <text:p>100</text:p>
          </table:table-cell>
          <table:table-cell table:formula="of:=AVERAGE([.C$2:.C2492])" office:value-type="float" office:value="-16.5796868727419" calcext:value-type="float">
            <text:p>-16,579686872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RANDBETWEEN(1;10000)" office:value-type="float" office:value="5235" calcext:value-type="float">
            <text:p>5235</text:p>
          </table:table-cell>
          <table:table-cell table:formula="of:=IF([.B2493]&lt;=8000;-100;IF([.B2493]&lt;=9000;0;IF([.B2493]&lt;=9750;100;2000)))" office:value-type="float" office:value="-100" calcext:value-type="float">
            <text:p>-100</text:p>
          </table:table-cell>
          <table:table-cell table:formula="of:=AVERAGE([.C$2:.C2493])" office:value-type="float" office:value="-16.6131621187801" calcext:value-type="float">
            <text:p>-16,6131621188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RANDBETWEEN(1;10000)" office:value-type="float" office:value="9777" calcext:value-type="float">
            <text:p>9777</text:p>
          </table:table-cell>
          <table:table-cell table:formula="of:=IF([.B2494]&lt;=8000;-100;IF([.B2494]&lt;=9000;0;IF([.B2494]&lt;=9750;100;2000)))" office:value-type="float" office:value="2000" calcext:value-type="float">
            <text:p>2000</text:p>
          </table:table-cell>
          <table:table-cell table:formula="of:=AVERAGE([.C$2:.C2494])" office:value-type="float" office:value="-15.8042519053349" calcext:value-type="float">
            <text:p>-15,804251905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RANDBETWEEN(1;10000)" office:value-type="float" office:value="923" calcext:value-type="float">
            <text:p>923</text:p>
          </table:table-cell>
          <table:table-cell table:formula="of:=IF([.B2495]&lt;=8000;-100;IF([.B2495]&lt;=9000;0;IF([.B2495]&lt;=9750;100;2000)))" office:value-type="float" office:value="-100" calcext:value-type="float">
            <text:p>-100</text:p>
          </table:table-cell>
          <table:table-cell table:formula="of:=AVERAGE([.C$2:.C2495])" office:value-type="float" office:value="-15.8380112269447" calcext:value-type="float">
            <text:p>-15,8380112269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RANDBETWEEN(1;10000)" office:value-type="float" office:value="2234" calcext:value-type="float">
            <text:p>2234</text:p>
          </table:table-cell>
          <table:table-cell table:formula="of:=IF([.B2496]&lt;=8000;-100;IF([.B2496]&lt;=9000;0;IF([.B2496]&lt;=9750;100;2000)))" office:value-type="float" office:value="-100" calcext:value-type="float">
            <text:p>-100</text:p>
          </table:table-cell>
          <table:table-cell table:formula="of:=AVERAGE([.C$2:.C2496])" office:value-type="float" office:value="-15.8717434869739" calcext:value-type="float">
            <text:p>-15,871743487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RANDBETWEEN(1;10000)" office:value-type="float" office:value="8597" calcext:value-type="float">
            <text:p>8597</text:p>
          </table:table-cell>
          <table:table-cell table:formula="of:=IF([.B2497]&lt;=8000;-100;IF([.B2497]&lt;=9000;0;IF([.B2497]&lt;=9750;100;2000)))" office:value-type="float" office:value="0" calcext:value-type="float">
            <text:p>0</text:p>
          </table:table-cell>
          <table:table-cell table:formula="of:=AVERAGE([.C$2:.C2497])" office:value-type="float" office:value="-15.8653846153846" calcext:value-type="float">
            <text:p>-15,865384615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RANDBETWEEN(1;10000)" office:value-type="float" office:value="6664" calcext:value-type="float">
            <text:p>6664</text:p>
          </table:table-cell>
          <table:table-cell table:formula="of:=IF([.B2498]&lt;=8000;-100;IF([.B2498]&lt;=9000;0;IF([.B2498]&lt;=9750;100;2000)))" office:value-type="float" office:value="-100" calcext:value-type="float">
            <text:p>-100</text:p>
          </table:table-cell>
          <table:table-cell table:formula="of:=AVERAGE([.C$2:.C2498])" office:value-type="float" office:value="-15.8990788946736" calcext:value-type="float">
            <text:p>-15,8990788947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RANDBETWEEN(1;10000)" office:value-type="float" office:value="6" calcext:value-type="float">
            <text:p>6</text:p>
          </table:table-cell>
          <table:table-cell table:formula="of:=IF([.B2499]&lt;=8000;-100;IF([.B2499]&lt;=9000;0;IF([.B2499]&lt;=9750;100;2000)))" office:value-type="float" office:value="-100" calcext:value-type="float">
            <text:p>-100</text:p>
          </table:table-cell>
          <table:table-cell table:formula="of:=AVERAGE([.C$2:.C2499])" office:value-type="float" office:value="-15.9327461969576" calcext:value-type="float">
            <text:p>-15,932746197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RANDBETWEEN(1;10000)" office:value-type="float" office:value="9646" calcext:value-type="float">
            <text:p>9646</text:p>
          </table:table-cell>
          <table:table-cell table:formula="of:=IF([.B2500]&lt;=8000;-100;IF([.B2500]&lt;=9000;0;IF([.B2500]&lt;=9750;100;2000)))" office:value-type="float" office:value="100" calcext:value-type="float">
            <text:p>100</text:p>
          </table:table-cell>
          <table:table-cell table:formula="of:=AVERAGE([.C$2:.C2500])" office:value-type="float" office:value="-15.8863545418167" calcext:value-type="float">
            <text:p>-15,88635454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RANDBETWEEN(1;10000)" office:value-type="float" office:value="1056" calcext:value-type="float">
            <text:p>1056</text:p>
          </table:table-cell>
          <table:table-cell table:formula="of:=IF([.B2501]&lt;=8000;-100;IF([.B2501]&lt;=9000;0;IF([.B2501]&lt;=9750;100;2000)))" office:value-type="float" office:value="-100" calcext:value-type="float">
            <text:p>-100</text:p>
          </table:table-cell>
          <table:table-cell table:formula="of:=AVERAGE([.C$2:.C2501])" office:value-type="float" office:value="-15.92" calcext:value-type="float">
            <text:p>-15,92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RANDBETWEEN(1;10000)" office:value-type="float" office:value="50" calcext:value-type="float">
            <text:p>50</text:p>
          </table:table-cell>
          <table:table-cell table:formula="of:=IF([.B2502]&lt;=8000;-100;IF([.B2502]&lt;=9000;0;IF([.B2502]&lt;=9750;100;2000)))" office:value-type="float" office:value="-100" calcext:value-type="float">
            <text:p>-100</text:p>
          </table:table-cell>
          <table:table-cell table:formula="of:=AVERAGE([.C$2:.C2502])" office:value-type="float" office:value="-15.953618552579" calcext:value-type="float">
            <text:p>-15,953618552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RANDBETWEEN(1;10000)" office:value-type="float" office:value="7900" calcext:value-type="float">
            <text:p>7900</text:p>
          </table:table-cell>
          <table:table-cell table:formula="of:=IF([.B2503]&lt;=8000;-100;IF([.B2503]&lt;=9000;0;IF([.B2503]&lt;=9750;100;2000)))" office:value-type="float" office:value="-100" calcext:value-type="float">
            <text:p>-100</text:p>
          </table:table-cell>
          <table:table-cell table:formula="of:=AVERAGE([.C$2:.C2503])" office:value-type="float" office:value="-15.9872102318145" calcext:value-type="float">
            <text:p>-15,9872102318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RANDBETWEEN(1;10000)" office:value-type="float" office:value="4208" calcext:value-type="float">
            <text:p>4208</text:p>
          </table:table-cell>
          <table:table-cell table:formula="of:=IF([.B2504]&lt;=8000;-100;IF([.B2504]&lt;=9000;0;IF([.B2504]&lt;=9750;100;2000)))" office:value-type="float" office:value="-100" calcext:value-type="float">
            <text:p>-100</text:p>
          </table:table-cell>
          <table:table-cell table:formula="of:=AVERAGE([.C$2:.C2504])" office:value-type="float" office:value="-16.0207750699161" calcext:value-type="float">
            <text:p>-16,020775069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RANDBETWEEN(1;10000)" office:value-type="float" office:value="4286" calcext:value-type="float">
            <text:p>4286</text:p>
          </table:table-cell>
          <table:table-cell table:formula="of:=IF([.B2505]&lt;=8000;-100;IF([.B2505]&lt;=9000;0;IF([.B2505]&lt;=9750;100;2000)))" office:value-type="float" office:value="-100" calcext:value-type="float">
            <text:p>-100</text:p>
          </table:table-cell>
          <table:table-cell table:formula="of:=AVERAGE([.C$2:.C2505])" office:value-type="float" office:value="-16.0543130990415" calcext:value-type="float">
            <text:p>-16,054313099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RANDBETWEEN(1;10000)" office:value-type="float" office:value="1606" calcext:value-type="float">
            <text:p>1606</text:p>
          </table:table-cell>
          <table:table-cell table:formula="of:=IF([.B2506]&lt;=8000;-100;IF([.B2506]&lt;=9000;0;IF([.B2506]&lt;=9750;100;2000)))" office:value-type="float" office:value="-100" calcext:value-type="float">
            <text:p>-100</text:p>
          </table:table-cell>
          <table:table-cell table:formula="of:=AVERAGE([.C$2:.C2506])" office:value-type="float" office:value="-16.0878243512974" calcext:value-type="float">
            <text:p>-16,087824351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RANDBETWEEN(1;10000)" office:value-type="float" office:value="1539" calcext:value-type="float">
            <text:p>1539</text:p>
          </table:table-cell>
          <table:table-cell table:formula="of:=IF([.B2507]&lt;=8000;-100;IF([.B2507]&lt;=9000;0;IF([.B2507]&lt;=9750;100;2000)))" office:value-type="float" office:value="-100" calcext:value-type="float">
            <text:p>-100</text:p>
          </table:table-cell>
          <table:table-cell table:formula="of:=AVERAGE([.C$2:.C2507])" office:value-type="float" office:value="-16.121308858739" calcext:value-type="float">
            <text:p>-16,1213088587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RANDBETWEEN(1;10000)" office:value-type="float" office:value="1947" calcext:value-type="float">
            <text:p>1947</text:p>
          </table:table-cell>
          <table:table-cell table:formula="of:=IF([.B2508]&lt;=8000;-100;IF([.B2508]&lt;=9000;0;IF([.B2508]&lt;=9750;100;2000)))" office:value-type="float" office:value="-100" calcext:value-type="float">
            <text:p>-100</text:p>
          </table:table-cell>
          <table:table-cell table:formula="of:=AVERAGE([.C$2:.C2508])" office:value-type="float" office:value="-16.1547666533706" calcext:value-type="float">
            <text:p>-16,1547666534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RANDBETWEEN(1;10000)" office:value-type="float" office:value="9521" calcext:value-type="float">
            <text:p>9521</text:p>
          </table:table-cell>
          <table:table-cell table:formula="of:=IF([.B2509]&lt;=8000;-100;IF([.B2509]&lt;=9000;0;IF([.B2509]&lt;=9750;100;2000)))" office:value-type="float" office:value="100" calcext:value-type="float">
            <text:p>100</text:p>
          </table:table-cell>
          <table:table-cell table:formula="of:=AVERAGE([.C$2:.C2509])" office:value-type="float" office:value="-16.1084529505582" calcext:value-type="float">
            <text:p>-16,1084529506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RANDBETWEEN(1;10000)" office:value-type="float" office:value="4201" calcext:value-type="float">
            <text:p>4201</text:p>
          </table:table-cell>
          <table:table-cell table:formula="of:=IF([.B2510]&lt;=8000;-100;IF([.B2510]&lt;=9000;0;IF([.B2510]&lt;=9750;100;2000)))" office:value-type="float" office:value="-100" calcext:value-type="float">
            <text:p>-100</text:p>
          </table:table-cell>
          <table:table-cell table:formula="of:=AVERAGE([.C$2:.C2510])" office:value-type="float" office:value="-16.141889198884" calcext:value-type="float">
            <text:p>-16,1418891989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RANDBETWEEN(1;10000)" office:value-type="float" office:value="1007" calcext:value-type="float">
            <text:p>1007</text:p>
          </table:table-cell>
          <table:table-cell table:formula="of:=IF([.B2511]&lt;=8000;-100;IF([.B2511]&lt;=9000;0;IF([.B2511]&lt;=9750;100;2000)))" office:value-type="float" office:value="-100" calcext:value-type="float">
            <text:p>-100</text:p>
          </table:table-cell>
          <table:table-cell table:formula="of:=AVERAGE([.C$2:.C2511])" office:value-type="float" office:value="-16.1752988047809" calcext:value-type="float">
            <text:p>-16,1752988048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RANDBETWEEN(1;10000)" office:value-type="float" office:value="3609" calcext:value-type="float">
            <text:p>3609</text:p>
          </table:table-cell>
          <table:table-cell table:formula="of:=IF([.B2512]&lt;=8000;-100;IF([.B2512]&lt;=9000;0;IF([.B2512]&lt;=9750;100;2000)))" office:value-type="float" office:value="-100" calcext:value-type="float">
            <text:p>-100</text:p>
          </table:table-cell>
          <table:table-cell table:formula="of:=AVERAGE([.C$2:.C2512])" office:value-type="float" office:value="-16.2086818000797" calcext:value-type="float">
            <text:p>-16,208681800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RANDBETWEEN(1;10000)" office:value-type="float" office:value="1104" calcext:value-type="float">
            <text:p>1104</text:p>
          </table:table-cell>
          <table:table-cell table:formula="of:=IF([.B2513]&lt;=8000;-100;IF([.B2513]&lt;=9000;0;IF([.B2513]&lt;=9750;100;2000)))" office:value-type="float" office:value="-100" calcext:value-type="float">
            <text:p>-100</text:p>
          </table:table-cell>
          <table:table-cell table:formula="of:=AVERAGE([.C$2:.C2513])" office:value-type="float" office:value="-16.2420382165605" calcext:value-type="float">
            <text:p>-16,242038216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RANDBETWEEN(1;10000)" office:value-type="float" office:value="4421" calcext:value-type="float">
            <text:p>4421</text:p>
          </table:table-cell>
          <table:table-cell table:formula="of:=IF([.B2514]&lt;=8000;-100;IF([.B2514]&lt;=9000;0;IF([.B2514]&lt;=9750;100;2000)))" office:value-type="float" office:value="-100" calcext:value-type="float">
            <text:p>-100</text:p>
          </table:table-cell>
          <table:table-cell table:formula="of:=AVERAGE([.C$2:.C2514])" office:value-type="float" office:value="-16.275368085953" calcext:value-type="float">
            <text:p>-16,27536808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RANDBETWEEN(1;10000)" office:value-type="float" office:value="3690" calcext:value-type="float">
            <text:p>3690</text:p>
          </table:table-cell>
          <table:table-cell table:formula="of:=IF([.B2515]&lt;=8000;-100;IF([.B2515]&lt;=9000;0;IF([.B2515]&lt;=9750;100;2000)))" office:value-type="float" office:value="-100" calcext:value-type="float">
            <text:p>-100</text:p>
          </table:table-cell>
          <table:table-cell table:formula="of:=AVERAGE([.C$2:.C2515])" office:value-type="float" office:value="-16.3086714399364" calcext:value-type="float">
            <text:p>-16,3086714399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RANDBETWEEN(1;10000)" office:value-type="float" office:value="6140" calcext:value-type="float">
            <text:p>6140</text:p>
          </table:table-cell>
          <table:table-cell table:formula="of:=IF([.B2516]&lt;=8000;-100;IF([.B2516]&lt;=9000;0;IF([.B2516]&lt;=9750;100;2000)))" office:value-type="float" office:value="-100" calcext:value-type="float">
            <text:p>-100</text:p>
          </table:table-cell>
          <table:table-cell table:formula="of:=AVERAGE([.C$2:.C2516])" office:value-type="float" office:value="-16.3419483101392" calcext:value-type="float">
            <text:p>-16,3419483101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RANDBETWEEN(1;10000)" office:value-type="float" office:value="2700" calcext:value-type="float">
            <text:p>2700</text:p>
          </table:table-cell>
          <table:table-cell table:formula="of:=IF([.B2517]&lt;=8000;-100;IF([.B2517]&lt;=9000;0;IF([.B2517]&lt;=9750;100;2000)))" office:value-type="float" office:value="-100" calcext:value-type="float">
            <text:p>-100</text:p>
          </table:table-cell>
          <table:table-cell table:formula="of:=AVERAGE([.C$2:.C2517])" office:value-type="float" office:value="-16.3751987281399" calcext:value-type="float">
            <text:p>-16,3751987281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RANDBETWEEN(1;10000)" office:value-type="float" office:value="3495" calcext:value-type="float">
            <text:p>3495</text:p>
          </table:table-cell>
          <table:table-cell table:formula="of:=IF([.B2518]&lt;=8000;-100;IF([.B2518]&lt;=9000;0;IF([.B2518]&lt;=9750;100;2000)))" office:value-type="float" office:value="-100" calcext:value-type="float">
            <text:p>-100</text:p>
          </table:table-cell>
          <table:table-cell table:formula="of:=AVERAGE([.C$2:.C2518])" office:value-type="float" office:value="-16.4084227254668" calcext:value-type="float">
            <text:p>-16,408422725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RANDBETWEEN(1;10000)" office:value-type="float" office:value="334" calcext:value-type="float">
            <text:p>334</text:p>
          </table:table-cell>
          <table:table-cell table:formula="of:=IF([.B2519]&lt;=8000;-100;IF([.B2519]&lt;=9000;0;IF([.B2519]&lt;=9750;100;2000)))" office:value-type="float" office:value="-100" calcext:value-type="float">
            <text:p>-100</text:p>
          </table:table-cell>
          <table:table-cell table:formula="of:=AVERAGE([.C$2:.C2519])" office:value-type="float" office:value="-16.4416203335981" calcext:value-type="float">
            <text:p>-16,4416203336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RANDBETWEEN(1;10000)" office:value-type="float" office:value="8360" calcext:value-type="float">
            <text:p>8360</text:p>
          </table:table-cell>
          <table:table-cell table:formula="of:=IF([.B2520]&lt;=8000;-100;IF([.B2520]&lt;=9000;0;IF([.B2520]&lt;=9750;100;2000)))" office:value-type="float" office:value="0" calcext:value-type="float">
            <text:p>0</text:p>
          </table:table-cell>
          <table:table-cell table:formula="of:=AVERAGE([.C$2:.C2520])" office:value-type="float" office:value="-16.4350932909885" calcext:value-type="float">
            <text:p>-16,43509329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RANDBETWEEN(1;10000)" office:value-type="float" office:value="9919" calcext:value-type="float">
            <text:p>9919</text:p>
          </table:table-cell>
          <table:table-cell table:formula="of:=IF([.B2521]&lt;=8000;-100;IF([.B2521]&lt;=9000;0;IF([.B2521]&lt;=9750;100;2000)))" office:value-type="float" office:value="2000" calcext:value-type="float">
            <text:p>2000</text:p>
          </table:table-cell>
          <table:table-cell table:formula="of:=AVERAGE([.C$2:.C2521])" office:value-type="float" office:value="-15.6349206349206" calcext:value-type="float">
            <text:p>-15,634920634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RANDBETWEEN(1;10000)" office:value-type="float" office:value="4964" calcext:value-type="float">
            <text:p>4964</text:p>
          </table:table-cell>
          <table:table-cell table:formula="of:=IF([.B2522]&lt;=8000;-100;IF([.B2522]&lt;=9000;0;IF([.B2522]&lt;=9750;100;2000)))" office:value-type="float" office:value="-100" calcext:value-type="float">
            <text:p>-100</text:p>
          </table:table-cell>
          <table:table-cell table:formula="of:=AVERAGE([.C$2:.C2522])" office:value-type="float" office:value="-15.6683855612852" calcext:value-type="float">
            <text:p>-15,6683855613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RANDBETWEEN(1;10000)" office:value-type="float" office:value="1741" calcext:value-type="float">
            <text:p>1741</text:p>
          </table:table-cell>
          <table:table-cell table:formula="of:=IF([.B2523]&lt;=8000;-100;IF([.B2523]&lt;=9000;0;IF([.B2523]&lt;=9750;100;2000)))" office:value-type="float" office:value="-100" calcext:value-type="float">
            <text:p>-100</text:p>
          </table:table-cell>
          <table:table-cell table:formula="of:=AVERAGE([.C$2:.C2523])" office:value-type="float" office:value="-15.7018239492466" calcext:value-type="float">
            <text:p>-15,701823949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RANDBETWEEN(1;10000)" office:value-type="float" office:value="9054" calcext:value-type="float">
            <text:p>9054</text:p>
          </table:table-cell>
          <table:table-cell table:formula="of:=IF([.B2524]&lt;=8000;-100;IF([.B2524]&lt;=9000;0;IF([.B2524]&lt;=9750;100;2000)))" office:value-type="float" office:value="100" calcext:value-type="float">
            <text:p>100</text:p>
          </table:table-cell>
          <table:table-cell table:formula="of:=AVERAGE([.C$2:.C2524])" office:value-type="float" office:value="-15.6559651208878" calcext:value-type="float">
            <text:p>-15,655965120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RANDBETWEEN(1;10000)" office:value-type="float" office:value="4813" calcext:value-type="float">
            <text:p>4813</text:p>
          </table:table-cell>
          <table:table-cell table:formula="of:=IF([.B2525]&lt;=8000;-100;IF([.B2525]&lt;=9000;0;IF([.B2525]&lt;=9750;100;2000)))" office:value-type="float" office:value="-100" calcext:value-type="float">
            <text:p>-100</text:p>
          </table:table-cell>
          <table:table-cell table:formula="of:=AVERAGE([.C$2:.C2525])" office:value-type="float" office:value="-15.689381933439" calcext:value-type="float">
            <text:p>-15,6893819334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RANDBETWEEN(1;10000)" office:value-type="float" office:value="3534" calcext:value-type="float">
            <text:p>3534</text:p>
          </table:table-cell>
          <table:table-cell table:formula="of:=IF([.B2526]&lt;=8000;-100;IF([.B2526]&lt;=9000;0;IF([.B2526]&lt;=9750;100;2000)))" office:value-type="float" office:value="-100" calcext:value-type="float">
            <text:p>-100</text:p>
          </table:table-cell>
          <table:table-cell table:formula="of:=AVERAGE([.C$2:.C2526])" office:value-type="float" office:value="-15.7227722772277" calcext:value-type="float">
            <text:p>-15,722772277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RANDBETWEEN(1;10000)" office:value-type="float" office:value="1574" calcext:value-type="float">
            <text:p>1574</text:p>
          </table:table-cell>
          <table:table-cell table:formula="of:=IF([.B2527]&lt;=8000;-100;IF([.B2527]&lt;=9000;0;IF([.B2527]&lt;=9750;100;2000)))" office:value-type="float" office:value="-100" calcext:value-type="float">
            <text:p>-100</text:p>
          </table:table-cell>
          <table:table-cell table:formula="of:=AVERAGE([.C$2:.C2527])" office:value-type="float" office:value="-15.7561361836896" calcext:value-type="float">
            <text:p>-15,7561361837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RANDBETWEEN(1;10000)" office:value-type="float" office:value="8864" calcext:value-type="float">
            <text:p>8864</text:p>
          </table:table-cell>
          <table:table-cell table:formula="of:=IF([.B2528]&lt;=8000;-100;IF([.B2528]&lt;=9000;0;IF([.B2528]&lt;=9750;100;2000)))" office:value-type="float" office:value="0" calcext:value-type="float">
            <text:p>0</text:p>
          </table:table-cell>
          <table:table-cell table:formula="of:=AVERAGE([.C$2:.C2528])" office:value-type="float" office:value="-15.7499010684606" calcext:value-type="float">
            <text:p>-15,749901068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RANDBETWEEN(1;10000)" office:value-type="float" office:value="2430" calcext:value-type="float">
            <text:p>2430</text:p>
          </table:table-cell>
          <table:table-cell table:formula="of:=IF([.B2529]&lt;=8000;-100;IF([.B2529]&lt;=9000;0;IF([.B2529]&lt;=9750;100;2000)))" office:value-type="float" office:value="-100" calcext:value-type="float">
            <text:p>-100</text:p>
          </table:table-cell>
          <table:table-cell table:formula="of:=AVERAGE([.C$2:.C2529])" office:value-type="float" office:value="-15.7832278481013" calcext:value-type="float">
            <text:p>-15,783227848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RANDBETWEEN(1;10000)" office:value-type="float" office:value="9349" calcext:value-type="float">
            <text:p>9349</text:p>
          </table:table-cell>
          <table:table-cell table:formula="of:=IF([.B2530]&lt;=8000;-100;IF([.B2530]&lt;=9000;0;IF([.B2530]&lt;=9750;100;2000)))" office:value-type="float" office:value="100" calcext:value-type="float">
            <text:p>100</text:p>
          </table:table-cell>
          <table:table-cell table:formula="of:=AVERAGE([.C$2:.C2530])" office:value-type="float" office:value="-15.7374456306841" calcext:value-type="float">
            <text:p>-15,737445630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RANDBETWEEN(1;10000)" office:value-type="float" office:value="2331" calcext:value-type="float">
            <text:p>2331</text:p>
          </table:table-cell>
          <table:table-cell table:formula="of:=IF([.B2531]&lt;=8000;-100;IF([.B2531]&lt;=9000;0;IF([.B2531]&lt;=9750;100;2000)))" office:value-type="float" office:value="-100" calcext:value-type="float">
            <text:p>-100</text:p>
          </table:table-cell>
          <table:table-cell table:formula="of:=AVERAGE([.C$2:.C2531])" office:value-type="float" office:value="-15.7707509881423" calcext:value-type="float">
            <text:p>-15,770750988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RANDBETWEEN(1;10000)" office:value-type="float" office:value="4359" calcext:value-type="float">
            <text:p>4359</text:p>
          </table:table-cell>
          <table:table-cell table:formula="of:=IF([.B2532]&lt;=8000;-100;IF([.B2532]&lt;=9000;0;IF([.B2532]&lt;=9750;100;2000)))" office:value-type="float" office:value="-100" calcext:value-type="float">
            <text:p>-100</text:p>
          </table:table-cell>
          <table:table-cell table:formula="of:=AVERAGE([.C$2:.C2532])" office:value-type="float" office:value="-15.8040300276571" calcext:value-type="float">
            <text:p>-15,8040300277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RANDBETWEEN(1;10000)" office:value-type="float" office:value="2460" calcext:value-type="float">
            <text:p>2460</text:p>
          </table:table-cell>
          <table:table-cell table:formula="of:=IF([.B2533]&lt;=8000;-100;IF([.B2533]&lt;=9000;0;IF([.B2533]&lt;=9750;100;2000)))" office:value-type="float" office:value="-100" calcext:value-type="float">
            <text:p>-100</text:p>
          </table:table-cell>
          <table:table-cell table:formula="of:=AVERAGE([.C$2:.C2533])" office:value-type="float" office:value="-15.8372827804107" calcext:value-type="float">
            <text:p>-15,837282780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RANDBETWEEN(1;10000)" office:value-type="float" office:value="9692" calcext:value-type="float">
            <text:p>9692</text:p>
          </table:table-cell>
          <table:table-cell table:formula="of:=IF([.B2534]&lt;=8000;-100;IF([.B2534]&lt;=9000;0;IF([.B2534]&lt;=9750;100;2000)))" office:value-type="float" office:value="100" calcext:value-type="float">
            <text:p>100</text:p>
          </table:table-cell>
          <table:table-cell table:formula="of:=AVERAGE([.C$2:.C2534])" office:value-type="float" office:value="-15.7915515199368" calcext:value-type="float">
            <text:p>-15,791551519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RANDBETWEEN(1;10000)" office:value-type="float" office:value="8959" calcext:value-type="float">
            <text:p>8959</text:p>
          </table:table-cell>
          <table:table-cell table:formula="of:=IF([.B2535]&lt;=8000;-100;IF([.B2535]&lt;=9000;0;IF([.B2535]&lt;=9750;100;2000)))" office:value-type="float" office:value="0" calcext:value-type="float">
            <text:p>0</text:p>
          </table:table-cell>
          <table:table-cell table:formula="of:=AVERAGE([.C$2:.C2535])" office:value-type="float" office:value="-15.785319652723" calcext:value-type="float">
            <text:p>-15,7853196527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RANDBETWEEN(1;10000)" office:value-type="float" office:value="3715" calcext:value-type="float">
            <text:p>3715</text:p>
          </table:table-cell>
          <table:table-cell table:formula="of:=IF([.B2536]&lt;=8000;-100;IF([.B2536]&lt;=9000;0;IF([.B2536]&lt;=9750;100;2000)))" office:value-type="float" office:value="-100" calcext:value-type="float">
            <text:p>-100</text:p>
          </table:table-cell>
          <table:table-cell table:formula="of:=AVERAGE([.C$2:.C2536])" office:value-type="float" office:value="-15.8185404339251" calcext:value-type="float">
            <text:p>-15,818540433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RANDBETWEEN(1;10000)" office:value-type="float" office:value="2055" calcext:value-type="float">
            <text:p>2055</text:p>
          </table:table-cell>
          <table:table-cell table:formula="of:=IF([.B2537]&lt;=8000;-100;IF([.B2537]&lt;=9000;0;IF([.B2537]&lt;=9750;100;2000)))" office:value-type="float" office:value="-100" calcext:value-type="float">
            <text:p>-100</text:p>
          </table:table-cell>
          <table:table-cell table:formula="of:=AVERAGE([.C$2:.C2537])" office:value-type="float" office:value="-15.8517350157729" calcext:value-type="float">
            <text:p>-15,851735015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RANDBETWEEN(1;10000)" office:value-type="float" office:value="5709" calcext:value-type="float">
            <text:p>5709</text:p>
          </table:table-cell>
          <table:table-cell table:formula="of:=IF([.B2538]&lt;=8000;-100;IF([.B2538]&lt;=9000;0;IF([.B2538]&lt;=9750;100;2000)))" office:value-type="float" office:value="-100" calcext:value-type="float">
            <text:p>-100</text:p>
          </table:table-cell>
          <table:table-cell table:formula="of:=AVERAGE([.C$2:.C2538])" office:value-type="float" office:value="-15.8849034292471" calcext:value-type="float">
            <text:p>-15,884903429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RANDBETWEEN(1;10000)" office:value-type="float" office:value="210" calcext:value-type="float">
            <text:p>210</text:p>
          </table:table-cell>
          <table:table-cell table:formula="of:=IF([.B2539]&lt;=8000;-100;IF([.B2539]&lt;=9000;0;IF([.B2539]&lt;=9750;100;2000)))" office:value-type="float" office:value="-100" calcext:value-type="float">
            <text:p>-100</text:p>
          </table:table-cell>
          <table:table-cell table:formula="of:=AVERAGE([.C$2:.C2539])" office:value-type="float" office:value="-15.9180457052798" calcext:value-type="float">
            <text:p>-15,9180457053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RANDBETWEEN(1;10000)" office:value-type="float" office:value="815" calcext:value-type="float">
            <text:p>815</text:p>
          </table:table-cell>
          <table:table-cell table:formula="of:=IF([.B2540]&lt;=8000;-100;IF([.B2540]&lt;=9000;0;IF([.B2540]&lt;=9750;100;2000)))" office:value-type="float" office:value="-100" calcext:value-type="float">
            <text:p>-100</text:p>
          </table:table-cell>
          <table:table-cell table:formula="of:=AVERAGE([.C$2:.C2540])" office:value-type="float" office:value="-15.9511618747538" calcext:value-type="float">
            <text:p>-15,951161874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RANDBETWEEN(1;10000)" office:value-type="float" office:value="327" calcext:value-type="float">
            <text:p>327</text:p>
          </table:table-cell>
          <table:table-cell table:formula="of:=IF([.B2541]&lt;=8000;-100;IF([.B2541]&lt;=9000;0;IF([.B2541]&lt;=9750;100;2000)))" office:value-type="float" office:value="-100" calcext:value-type="float">
            <text:p>-100</text:p>
          </table:table-cell>
          <table:table-cell table:formula="of:=AVERAGE([.C$2:.C2541])" office:value-type="float" office:value="-15.9842519685039" calcext:value-type="float">
            <text:p>-15,9842519685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RANDBETWEEN(1;10000)" office:value-type="float" office:value="9457" calcext:value-type="float">
            <text:p>9457</text:p>
          </table:table-cell>
          <table:table-cell table:formula="of:=IF([.B2542]&lt;=8000;-100;IF([.B2542]&lt;=9000;0;IF([.B2542]&lt;=9750;100;2000)))" office:value-type="float" office:value="100" calcext:value-type="float">
            <text:p>100</text:p>
          </table:table-cell>
          <table:table-cell table:formula="of:=AVERAGE([.C$2:.C2542])" office:value-type="float" office:value="-15.9386068476978" calcext:value-type="float">
            <text:p>-15,938606847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RANDBETWEEN(1;10000)" office:value-type="float" office:value="645" calcext:value-type="float">
            <text:p>645</text:p>
          </table:table-cell>
          <table:table-cell table:formula="of:=IF([.B2543]&lt;=8000;-100;IF([.B2543]&lt;=9000;0;IF([.B2543]&lt;=9750;100;2000)))" office:value-type="float" office:value="-100" calcext:value-type="float">
            <text:p>-100</text:p>
          </table:table-cell>
          <table:table-cell table:formula="of:=AVERAGE([.C$2:.C2543])" office:value-type="float" office:value="-15.9716758457907" calcext:value-type="float">
            <text:p>-15,971675845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RANDBETWEEN(1;10000)" office:value-type="float" office:value="2529" calcext:value-type="float">
            <text:p>2529</text:p>
          </table:table-cell>
          <table:table-cell table:formula="of:=IF([.B2544]&lt;=8000;-100;IF([.B2544]&lt;=9000;0;IF([.B2544]&lt;=9750;100;2000)))" office:value-type="float" office:value="-100" calcext:value-type="float">
            <text:p>-100</text:p>
          </table:table-cell>
          <table:table-cell table:formula="of:=AVERAGE([.C$2:.C2544])" office:value-type="float" office:value="-16.0047188360204" calcext:value-type="float">
            <text:p>-16,004718836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RANDBETWEEN(1;10000)" office:value-type="float" office:value="7850" calcext:value-type="float">
            <text:p>7850</text:p>
          </table:table-cell>
          <table:table-cell table:formula="of:=IF([.B2545]&lt;=8000;-100;IF([.B2545]&lt;=9000;0;IF([.B2545]&lt;=9750;100;2000)))" office:value-type="float" office:value="-100" calcext:value-type="float">
            <text:p>-100</text:p>
          </table:table-cell>
          <table:table-cell table:formula="of:=AVERAGE([.C$2:.C2545])" office:value-type="float" office:value="-16.0377358490566" calcext:value-type="float">
            <text:p>-16,0377358491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RANDBETWEEN(1;10000)" office:value-type="float" office:value="2938" calcext:value-type="float">
            <text:p>2938</text:p>
          </table:table-cell>
          <table:table-cell table:formula="of:=IF([.B2546]&lt;=8000;-100;IF([.B2546]&lt;=9000;0;IF([.B2546]&lt;=9750;100;2000)))" office:value-type="float" office:value="-100" calcext:value-type="float">
            <text:p>-100</text:p>
          </table:table-cell>
          <table:table-cell table:formula="of:=AVERAGE([.C$2:.C2546])" office:value-type="float" office:value="-16.0707269155206" calcext:value-type="float">
            <text:p>-16,0707269155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RANDBETWEEN(1;10000)" office:value-type="float" office:value="7921" calcext:value-type="float">
            <text:p>7921</text:p>
          </table:table-cell>
          <table:table-cell table:formula="of:=IF([.B2547]&lt;=8000;-100;IF([.B2547]&lt;=9000;0;IF([.B2547]&lt;=9750;100;2000)))" office:value-type="float" office:value="-100" calcext:value-type="float">
            <text:p>-100</text:p>
          </table:table-cell>
          <table:table-cell table:formula="of:=AVERAGE([.C$2:.C2547])" office:value-type="float" office:value="-16.1036920659859" calcext:value-type="float">
            <text:p>-16,103692066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RANDBETWEEN(1;10000)" office:value-type="float" office:value="5294" calcext:value-type="float">
            <text:p>5294</text:p>
          </table:table-cell>
          <table:table-cell table:formula="of:=IF([.B2548]&lt;=8000;-100;IF([.B2548]&lt;=9000;0;IF([.B2548]&lt;=9750;100;2000)))" office:value-type="float" office:value="-100" calcext:value-type="float">
            <text:p>-100</text:p>
          </table:table-cell>
          <table:table-cell table:formula="of:=AVERAGE([.C$2:.C2548])" office:value-type="float" office:value="-16.1366313309776" calcext:value-type="float">
            <text:p>-16,13663133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RANDBETWEEN(1;10000)" office:value-type="float" office:value="1593" calcext:value-type="float">
            <text:p>1593</text:p>
          </table:table-cell>
          <table:table-cell table:formula="of:=IF([.B2549]&lt;=8000;-100;IF([.B2549]&lt;=9000;0;IF([.B2549]&lt;=9750;100;2000)))" office:value-type="float" office:value="-100" calcext:value-type="float">
            <text:p>-100</text:p>
          </table:table-cell>
          <table:table-cell table:formula="of:=AVERAGE([.C$2:.C2549])" office:value-type="float" office:value="-16.1695447409733" calcext:value-type="float">
            <text:p>-16,169544741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RANDBETWEEN(1;10000)" office:value-type="float" office:value="1585" calcext:value-type="float">
            <text:p>1585</text:p>
          </table:table-cell>
          <table:table-cell table:formula="of:=IF([.B2550]&lt;=8000;-100;IF([.B2550]&lt;=9000;0;IF([.B2550]&lt;=9750;100;2000)))" office:value-type="float" office:value="-100" calcext:value-type="float">
            <text:p>-100</text:p>
          </table:table-cell>
          <table:table-cell table:formula="of:=AVERAGE([.C$2:.C2550])" office:value-type="float" office:value="-16.2024323264025" calcext:value-type="float">
            <text:p>-16,202432326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RANDBETWEEN(1;10000)" office:value-type="float" office:value="1103" calcext:value-type="float">
            <text:p>1103</text:p>
          </table:table-cell>
          <table:table-cell table:formula="of:=IF([.B2551]&lt;=8000;-100;IF([.B2551]&lt;=9000;0;IF([.B2551]&lt;=9750;100;2000)))" office:value-type="float" office:value="-100" calcext:value-type="float">
            <text:p>-100</text:p>
          </table:table-cell>
          <table:table-cell table:formula="of:=AVERAGE([.C$2:.C2551])" office:value-type="float" office:value="-16.2352941176471" calcext:value-type="float">
            <text:p>-16,2352941176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RANDBETWEEN(1;10000)" office:value-type="float" office:value="9812" calcext:value-type="float">
            <text:p>9812</text:p>
          </table:table-cell>
          <table:table-cell table:formula="of:=IF([.B2552]&lt;=8000;-100;IF([.B2552]&lt;=9000;0;IF([.B2552]&lt;=9750;100;2000)))" office:value-type="float" office:value="2000" calcext:value-type="float">
            <text:p>2000</text:p>
          </table:table-cell>
          <table:table-cell table:formula="of:=AVERAGE([.C$2:.C2552])" office:value-type="float" office:value="-15.4449235593885" calcext:value-type="float">
            <text:p>-15,4449235594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RANDBETWEEN(1;10000)" office:value-type="float" office:value="4130" calcext:value-type="float">
            <text:p>4130</text:p>
          </table:table-cell>
          <table:table-cell table:formula="of:=IF([.B2553]&lt;=8000;-100;IF([.B2553]&lt;=9000;0;IF([.B2553]&lt;=9750;100;2000)))" office:value-type="float" office:value="-100" calcext:value-type="float">
            <text:p>-100</text:p>
          </table:table-cell>
          <table:table-cell table:formula="of:=AVERAGE([.C$2:.C2553])" office:value-type="float" office:value="-15.4780564263323" calcext:value-type="float">
            <text:p>-15,478056426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RANDBETWEEN(1;10000)" office:value-type="float" office:value="3793" calcext:value-type="float">
            <text:p>3793</text:p>
          </table:table-cell>
          <table:table-cell table:formula="of:=IF([.B2554]&lt;=8000;-100;IF([.B2554]&lt;=9000;0;IF([.B2554]&lt;=9750;100;2000)))" office:value-type="float" office:value="-100" calcext:value-type="float">
            <text:p>-100</text:p>
          </table:table-cell>
          <table:table-cell table:formula="of:=AVERAGE([.C$2:.C2554])" office:value-type="float" office:value="-15.5111633372503" calcext:value-type="float">
            <text:p>-15,511163337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RANDBETWEEN(1;10000)" office:value-type="float" office:value="9804" calcext:value-type="float">
            <text:p>9804</text:p>
          </table:table-cell>
          <table:table-cell table:formula="of:=IF([.B2555]&lt;=8000;-100;IF([.B2555]&lt;=9000;0;IF([.B2555]&lt;=9750;100;2000)))" office:value-type="float" office:value="2000" calcext:value-type="float">
            <text:p>2000</text:p>
          </table:table-cell>
          <table:table-cell table:formula="of:=AVERAGE([.C$2:.C2555])" office:value-type="float" office:value="-14.7220046985121" calcext:value-type="float">
            <text:p>-14,7220046985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RANDBETWEEN(1;10000)" office:value-type="float" office:value="1234" calcext:value-type="float">
            <text:p>1234</text:p>
          </table:table-cell>
          <table:table-cell table:formula="of:=IF([.B2556]&lt;=8000;-100;IF([.B2556]&lt;=9000;0;IF([.B2556]&lt;=9750;100;2000)))" office:value-type="float" office:value="-100" calcext:value-type="float">
            <text:p>-100</text:p>
          </table:table-cell>
          <table:table-cell table:formula="of:=AVERAGE([.C$2:.C2556])" office:value-type="float" office:value="-14.7553816046967" calcext:value-type="float">
            <text:p>-14,755381604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RANDBETWEEN(1;10000)" office:value-type="float" office:value="2589" calcext:value-type="float">
            <text:p>2589</text:p>
          </table:table-cell>
          <table:table-cell table:formula="of:=IF([.B2557]&lt;=8000;-100;IF([.B2557]&lt;=9000;0;IF([.B2557]&lt;=9750;100;2000)))" office:value-type="float" office:value="-100" calcext:value-type="float">
            <text:p>-100</text:p>
          </table:table-cell>
          <table:table-cell table:formula="of:=AVERAGE([.C$2:.C2557])" office:value-type="float" office:value="-14.7887323943662" calcext:value-type="float">
            <text:p>-14,788732394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RANDBETWEEN(1;10000)" office:value-type="float" office:value="1458" calcext:value-type="float">
            <text:p>1458</text:p>
          </table:table-cell>
          <table:table-cell table:formula="of:=IF([.B2558]&lt;=8000;-100;IF([.B2558]&lt;=9000;0;IF([.B2558]&lt;=9750;100;2000)))" office:value-type="float" office:value="-100" calcext:value-type="float">
            <text:p>-100</text:p>
          </table:table-cell>
          <table:table-cell table:formula="of:=AVERAGE([.C$2:.C2558])" office:value-type="float" office:value="-14.8220570981619" calcext:value-type="float">
            <text:p>-14,8220570982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RANDBETWEEN(1;10000)" office:value-type="float" office:value="4674" calcext:value-type="float">
            <text:p>4674</text:p>
          </table:table-cell>
          <table:table-cell table:formula="of:=IF([.B2559]&lt;=8000;-100;IF([.B2559]&lt;=9000;0;IF([.B2559]&lt;=9750;100;2000)))" office:value-type="float" office:value="-100" calcext:value-type="float">
            <text:p>-100</text:p>
          </table:table-cell>
          <table:table-cell table:formula="of:=AVERAGE([.C$2:.C2559])" office:value-type="float" office:value="-14.8553557466771" calcext:value-type="float">
            <text:p>-14,8553557467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RANDBETWEEN(1;10000)" office:value-type="float" office:value="2772" calcext:value-type="float">
            <text:p>2772</text:p>
          </table:table-cell>
          <table:table-cell table:formula="of:=IF([.B2560]&lt;=8000;-100;IF([.B2560]&lt;=9000;0;IF([.B2560]&lt;=9750;100;2000)))" office:value-type="float" office:value="-100" calcext:value-type="float">
            <text:p>-100</text:p>
          </table:table-cell>
          <table:table-cell table:formula="of:=AVERAGE([.C$2:.C2560])" office:value-type="float" office:value="-14.8886283704572" calcext:value-type="float">
            <text:p>-14,888628370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RANDBETWEEN(1;10000)" office:value-type="float" office:value="5239" calcext:value-type="float">
            <text:p>5239</text:p>
          </table:table-cell>
          <table:table-cell table:formula="of:=IF([.B2561]&lt;=8000;-100;IF([.B2561]&lt;=9000;0;IF([.B2561]&lt;=9750;100;2000)))" office:value-type="float" office:value="-100" calcext:value-type="float">
            <text:p>-100</text:p>
          </table:table-cell>
          <table:table-cell table:formula="of:=AVERAGE([.C$2:.C2561])" office:value-type="float" office:value="-14.921875" calcext:value-type="float">
            <text:p>-14,92187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RANDBETWEEN(1;10000)" office:value-type="float" office:value="9824" calcext:value-type="float">
            <text:p>9824</text:p>
          </table:table-cell>
          <table:table-cell table:formula="of:=IF([.B2562]&lt;=8000;-100;IF([.B2562]&lt;=9000;0;IF([.B2562]&lt;=9750;100;2000)))" office:value-type="float" office:value="2000" calcext:value-type="float">
            <text:p>2000</text:p>
          </table:table-cell>
          <table:table-cell table:formula="of:=AVERAGE([.C$2:.C2562])" office:value-type="float" office:value="-14.135103475205" calcext:value-type="float">
            <text:p>-14,135103475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RANDBETWEEN(1;10000)" office:value-type="float" office:value="6128" calcext:value-type="float">
            <text:p>6128</text:p>
          </table:table-cell>
          <table:table-cell table:formula="of:=IF([.B2563]&lt;=8000;-100;IF([.B2563]&lt;=9000;0;IF([.B2563]&lt;=9750;100;2000)))" office:value-type="float" office:value="-100" calcext:value-type="float">
            <text:p>-100</text:p>
          </table:table-cell>
          <table:table-cell table:formula="of:=AVERAGE([.C$2:.C2563])" office:value-type="float" office:value="-14.1686182669789" calcext:value-type="float">
            <text:p>-14,168618267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RANDBETWEEN(1;10000)" office:value-type="float" office:value="3421" calcext:value-type="float">
            <text:p>3421</text:p>
          </table:table-cell>
          <table:table-cell table:formula="of:=IF([.B2564]&lt;=8000;-100;IF([.B2564]&lt;=9000;0;IF([.B2564]&lt;=9750;100;2000)))" office:value-type="float" office:value="-100" calcext:value-type="float">
            <text:p>-100</text:p>
          </table:table-cell>
          <table:table-cell table:formula="of:=AVERAGE([.C$2:.C2564])" office:value-type="float" office:value="-14.2021069059696" calcext:value-type="float">
            <text:p>-14,20210690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RANDBETWEEN(1;10000)" office:value-type="float" office:value="5580" calcext:value-type="float">
            <text:p>5580</text:p>
          </table:table-cell>
          <table:table-cell table:formula="of:=IF([.B2565]&lt;=8000;-100;IF([.B2565]&lt;=9000;0;IF([.B2565]&lt;=9750;100;2000)))" office:value-type="float" office:value="-100" calcext:value-type="float">
            <text:p>-100</text:p>
          </table:table-cell>
          <table:table-cell table:formula="of:=AVERAGE([.C$2:.C2565])" office:value-type="float" office:value="-14.2355694227769" calcext:value-type="float">
            <text:p>-14,2355694228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RANDBETWEEN(1;10000)" office:value-type="float" office:value="3381" calcext:value-type="float">
            <text:p>3381</text:p>
          </table:table-cell>
          <table:table-cell table:formula="of:=IF([.B2566]&lt;=8000;-100;IF([.B2566]&lt;=9000;0;IF([.B2566]&lt;=9750;100;2000)))" office:value-type="float" office:value="-100" calcext:value-type="float">
            <text:p>-100</text:p>
          </table:table-cell>
          <table:table-cell table:formula="of:=AVERAGE([.C$2:.C2566])" office:value-type="float" office:value="-14.2690058479532" calcext:value-type="float">
            <text:p>-14,269005848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RANDBETWEEN(1;10000)" office:value-type="float" office:value="5054" calcext:value-type="float">
            <text:p>5054</text:p>
          </table:table-cell>
          <table:table-cell table:formula="of:=IF([.B2567]&lt;=8000;-100;IF([.B2567]&lt;=9000;0;IF([.B2567]&lt;=9750;100;2000)))" office:value-type="float" office:value="-100" calcext:value-type="float">
            <text:p>-100</text:p>
          </table:table-cell>
          <table:table-cell table:formula="of:=AVERAGE([.C$2:.C2567])" office:value-type="float" office:value="-14.3024162120031" calcext:value-type="float">
            <text:p>-14,30241621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RANDBETWEEN(1;10000)" office:value-type="float" office:value="7009" calcext:value-type="float">
            <text:p>7009</text:p>
          </table:table-cell>
          <table:table-cell table:formula="of:=IF([.B2568]&lt;=8000;-100;IF([.B2568]&lt;=9000;0;IF([.B2568]&lt;=9750;100;2000)))" office:value-type="float" office:value="-100" calcext:value-type="float">
            <text:p>-100</text:p>
          </table:table-cell>
          <table:table-cell table:formula="of:=AVERAGE([.C$2:.C2568])" office:value-type="float" office:value="-14.3358005453837" calcext:value-type="float">
            <text:p>-14,3358005454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RANDBETWEEN(1;10000)" office:value-type="float" office:value="2865" calcext:value-type="float">
            <text:p>2865</text:p>
          </table:table-cell>
          <table:table-cell table:formula="of:=IF([.B2569]&lt;=8000;-100;IF([.B2569]&lt;=9000;0;IF([.B2569]&lt;=9750;100;2000)))" office:value-type="float" office:value="-100" calcext:value-type="float">
            <text:p>-100</text:p>
          </table:table-cell>
          <table:table-cell table:formula="of:=AVERAGE([.C$2:.C2569])" office:value-type="float" office:value="-14.3691588785047" calcext:value-type="float">
            <text:p>-14,369158878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RANDBETWEEN(1;10000)" office:value-type="float" office:value="5528" calcext:value-type="float">
            <text:p>5528</text:p>
          </table:table-cell>
          <table:table-cell table:formula="of:=IF([.B2570]&lt;=8000;-100;IF([.B2570]&lt;=9000;0;IF([.B2570]&lt;=9750;100;2000)))" office:value-type="float" office:value="-100" calcext:value-type="float">
            <text:p>-100</text:p>
          </table:table-cell>
          <table:table-cell table:formula="of:=AVERAGE([.C$2:.C2570])" office:value-type="float" office:value="-14.4024912417283" calcext:value-type="float">
            <text:p>-14,402491241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RANDBETWEEN(1;10000)" office:value-type="float" office:value="5833" calcext:value-type="float">
            <text:p>5833</text:p>
          </table:table-cell>
          <table:table-cell table:formula="of:=IF([.B2571]&lt;=8000;-100;IF([.B2571]&lt;=9000;0;IF([.B2571]&lt;=9750;100;2000)))" office:value-type="float" office:value="-100" calcext:value-type="float">
            <text:p>-100</text:p>
          </table:table-cell>
          <table:table-cell table:formula="of:=AVERAGE([.C$2:.C2571])" office:value-type="float" office:value="-14.4357976653697" calcext:value-type="float">
            <text:p>-14,435797665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RANDBETWEEN(1;10000)" office:value-type="float" office:value="300" calcext:value-type="float">
            <text:p>300</text:p>
          </table:table-cell>
          <table:table-cell table:formula="of:=IF([.B2572]&lt;=8000;-100;IF([.B2572]&lt;=9000;0;IF([.B2572]&lt;=9750;100;2000)))" office:value-type="float" office:value="-100" calcext:value-type="float">
            <text:p>-100</text:p>
          </table:table-cell>
          <table:table-cell table:formula="of:=AVERAGE([.C$2:.C2572])" office:value-type="float" office:value="-14.4690781796966" calcext:value-type="float">
            <text:p>-14,4690781797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RANDBETWEEN(1;10000)" office:value-type="float" office:value="7973" calcext:value-type="float">
            <text:p>7973</text:p>
          </table:table-cell>
          <table:table-cell table:formula="of:=IF([.B2573]&lt;=8000;-100;IF([.B2573]&lt;=9000;0;IF([.B2573]&lt;=9750;100;2000)))" office:value-type="float" office:value="-100" calcext:value-type="float">
            <text:p>-100</text:p>
          </table:table-cell>
          <table:table-cell table:formula="of:=AVERAGE([.C$2:.C2573])" office:value-type="float" office:value="-14.50233281493" calcext:value-type="float">
            <text:p>-14,5023328149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RANDBETWEEN(1;10000)" office:value-type="float" office:value="4405" calcext:value-type="float">
            <text:p>4405</text:p>
          </table:table-cell>
          <table:table-cell table:formula="of:=IF([.B2574]&lt;=8000;-100;IF([.B2574]&lt;=9000;0;IF([.B2574]&lt;=9750;100;2000)))" office:value-type="float" office:value="-100" calcext:value-type="float">
            <text:p>-100</text:p>
          </table:table-cell>
          <table:table-cell table:formula="of:=AVERAGE([.C$2:.C2574])" office:value-type="float" office:value="-14.5355616012437" calcext:value-type="float">
            <text:p>-14,5355616012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RANDBETWEEN(1;10000)" office:value-type="float" office:value="9580" calcext:value-type="float">
            <text:p>9580</text:p>
          </table:table-cell>
          <table:table-cell table:formula="of:=IF([.B2575]&lt;=8000;-100;IF([.B2575]&lt;=9000;0;IF([.B2575]&lt;=9750;100;2000)))" office:value-type="float" office:value="100" calcext:value-type="float">
            <text:p>100</text:p>
          </table:table-cell>
          <table:table-cell table:formula="of:=AVERAGE([.C$2:.C2575])" office:value-type="float" office:value="-14.4910644910645" calcext:value-type="float">
            <text:p>-14,491064491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RANDBETWEEN(1;10000)" office:value-type="float" office:value="5513" calcext:value-type="float">
            <text:p>5513</text:p>
          </table:table-cell>
          <table:table-cell table:formula="of:=IF([.B2576]&lt;=8000;-100;IF([.B2576]&lt;=9000;0;IF([.B2576]&lt;=9750;100;2000)))" office:value-type="float" office:value="-100" calcext:value-type="float">
            <text:p>-100</text:p>
          </table:table-cell>
          <table:table-cell table:formula="of:=AVERAGE([.C$2:.C2576])" office:value-type="float" office:value="-14.5242718446602" calcext:value-type="float">
            <text:p>-14,5242718447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RANDBETWEEN(1;10000)" office:value-type="float" office:value="8260" calcext:value-type="float">
            <text:p>8260</text:p>
          </table:table-cell>
          <table:table-cell table:formula="of:=IF([.B2577]&lt;=8000;-100;IF([.B2577]&lt;=9000;0;IF([.B2577]&lt;=9750;100;2000)))" office:value-type="float" office:value="0" calcext:value-type="float">
            <text:p>0</text:p>
          </table:table-cell>
          <table:table-cell table:formula="of:=AVERAGE([.C$2:.C2577])" office:value-type="float" office:value="-14.5186335403727" calcext:value-type="float">
            <text:p>-14,5186335404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RANDBETWEEN(1;10000)" office:value-type="float" office:value="6077" calcext:value-type="float">
            <text:p>6077</text:p>
          </table:table-cell>
          <table:table-cell table:formula="of:=IF([.B2578]&lt;=8000;-100;IF([.B2578]&lt;=9000;0;IF([.B2578]&lt;=9750;100;2000)))" office:value-type="float" office:value="-100" calcext:value-type="float">
            <text:p>-100</text:p>
          </table:table-cell>
          <table:table-cell table:formula="of:=AVERAGE([.C$2:.C2578])" office:value-type="float" office:value="-14.5518044237485" calcext:value-type="float">
            <text:p>-14,5518044237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RANDBETWEEN(1;10000)" office:value-type="float" office:value="9191" calcext:value-type="float">
            <text:p>9191</text:p>
          </table:table-cell>
          <table:table-cell table:formula="of:=IF([.B2579]&lt;=8000;-100;IF([.B2579]&lt;=9000;0;IF([.B2579]&lt;=9750;100;2000)))" office:value-type="float" office:value="100" calcext:value-type="float">
            <text:p>100</text:p>
          </table:table-cell>
          <table:table-cell table:formula="of:=AVERAGE([.C$2:.C2579])" office:value-type="float" office:value="-14.5073700543057" calcext:value-type="float">
            <text:p>-14,507370054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RANDBETWEEN(1;10000)" office:value-type="float" office:value="5346" calcext:value-type="float">
            <text:p>5346</text:p>
          </table:table-cell>
          <table:table-cell table:formula="of:=IF([.B2580]&lt;=8000;-100;IF([.B2580]&lt;=9000;0;IF([.B2580]&lt;=9750;100;2000)))" office:value-type="float" office:value="-100" calcext:value-type="float">
            <text:p>-100</text:p>
          </table:table-cell>
          <table:table-cell table:formula="of:=AVERAGE([.C$2:.C2580])" office:value-type="float" office:value="-14.540519581233" calcext:value-type="float">
            <text:p>-14,540519581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RANDBETWEEN(1;10000)" office:value-type="float" office:value="6131" calcext:value-type="float">
            <text:p>6131</text:p>
          </table:table-cell>
          <table:table-cell table:formula="of:=IF([.B2581]&lt;=8000;-100;IF([.B2581]&lt;=9000;0;IF([.B2581]&lt;=9750;100;2000)))" office:value-type="float" office:value="-100" calcext:value-type="float">
            <text:p>-100</text:p>
          </table:table-cell>
          <table:table-cell table:formula="of:=AVERAGE([.C$2:.C2581])" office:value-type="float" office:value="-14.5736434108527" calcext:value-type="float">
            <text:p>-14,5736434109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RANDBETWEEN(1;10000)" office:value-type="float" office:value="5996" calcext:value-type="float">
            <text:p>5996</text:p>
          </table:table-cell>
          <table:table-cell table:formula="of:=IF([.B2582]&lt;=8000;-100;IF([.B2582]&lt;=9000;0;IF([.B2582]&lt;=9750;100;2000)))" office:value-type="float" office:value="-100" calcext:value-type="float">
            <text:p>-100</text:p>
          </table:table-cell>
          <table:table-cell table:formula="of:=AVERAGE([.C$2:.C2582])" office:value-type="float" office:value="-14.6067415730337" calcext:value-type="float">
            <text:p>-14,60674157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RANDBETWEEN(1;10000)" office:value-type="float" office:value="7804" calcext:value-type="float">
            <text:p>7804</text:p>
          </table:table-cell>
          <table:table-cell table:formula="of:=IF([.B2583]&lt;=8000;-100;IF([.B2583]&lt;=9000;0;IF([.B2583]&lt;=9750;100;2000)))" office:value-type="float" office:value="-100" calcext:value-type="float">
            <text:p>-100</text:p>
          </table:table-cell>
          <table:table-cell table:formula="of:=AVERAGE([.C$2:.C2583])" office:value-type="float" office:value="-14.6398140975988" calcext:value-type="float">
            <text:p>-14,639814097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RANDBETWEEN(1;10000)" office:value-type="float" office:value="785" calcext:value-type="float">
            <text:p>785</text:p>
          </table:table-cell>
          <table:table-cell table:formula="of:=IF([.B2584]&lt;=8000;-100;IF([.B2584]&lt;=9000;0;IF([.B2584]&lt;=9750;100;2000)))" office:value-type="float" office:value="-100" calcext:value-type="float">
            <text:p>-100</text:p>
          </table:table-cell>
          <table:table-cell table:formula="of:=AVERAGE([.C$2:.C2584])" office:value-type="float" office:value="-14.6728610143244" calcext:value-type="float">
            <text:p>-14,672861014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RANDBETWEEN(1;10000)" office:value-type="float" office:value="7940" calcext:value-type="float">
            <text:p>7940</text:p>
          </table:table-cell>
          <table:table-cell table:formula="of:=IF([.B2585]&lt;=8000;-100;IF([.B2585]&lt;=9000;0;IF([.B2585]&lt;=9750;100;2000)))" office:value-type="float" office:value="-100" calcext:value-type="float">
            <text:p>-100</text:p>
          </table:table-cell>
          <table:table-cell table:formula="of:=AVERAGE([.C$2:.C2585])" office:value-type="float" office:value="-14.7058823529412" calcext:value-type="float">
            <text:p>-14,7058823529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RANDBETWEEN(1;10000)" office:value-type="float" office:value="3989" calcext:value-type="float">
            <text:p>3989</text:p>
          </table:table-cell>
          <table:table-cell table:formula="of:=IF([.B2586]&lt;=8000;-100;IF([.B2586]&lt;=9000;0;IF([.B2586]&lt;=9750;100;2000)))" office:value-type="float" office:value="-100" calcext:value-type="float">
            <text:p>-100</text:p>
          </table:table-cell>
          <table:table-cell table:formula="of:=AVERAGE([.C$2:.C2586])" office:value-type="float" office:value="-14.7388781431335" calcext:value-type="float">
            <text:p>-14,738878143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RANDBETWEEN(1;10000)" office:value-type="float" office:value="3423" calcext:value-type="float">
            <text:p>3423</text:p>
          </table:table-cell>
          <table:table-cell table:formula="of:=IF([.B2587]&lt;=8000;-100;IF([.B2587]&lt;=9000;0;IF([.B2587]&lt;=9750;100;2000)))" office:value-type="float" office:value="-100" calcext:value-type="float">
            <text:p>-100</text:p>
          </table:table-cell>
          <table:table-cell table:formula="of:=AVERAGE([.C$2:.C2587])" office:value-type="float" office:value="-14.7718484145398" calcext:value-type="float">
            <text:p>-14,7718484145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RANDBETWEEN(1;10000)" office:value-type="float" office:value="2830" calcext:value-type="float">
            <text:p>2830</text:p>
          </table:table-cell>
          <table:table-cell table:formula="of:=IF([.B2588]&lt;=8000;-100;IF([.B2588]&lt;=9000;0;IF([.B2588]&lt;=9750;100;2000)))" office:value-type="float" office:value="-100" calcext:value-type="float">
            <text:p>-100</text:p>
          </table:table-cell>
          <table:table-cell table:formula="of:=AVERAGE([.C$2:.C2588])" office:value-type="float" office:value="-14.804793196753" calcext:value-type="float">
            <text:p>-14,8047931968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RANDBETWEEN(1;10000)" office:value-type="float" office:value="9094" calcext:value-type="float">
            <text:p>9094</text:p>
          </table:table-cell>
          <table:table-cell table:formula="of:=IF([.B2589]&lt;=8000;-100;IF([.B2589]&lt;=9000;0;IF([.B2589]&lt;=9750;100;2000)))" office:value-type="float" office:value="100" calcext:value-type="float">
            <text:p>100</text:p>
          </table:table-cell>
          <table:table-cell table:formula="of:=AVERAGE([.C$2:.C2589])" office:value-type="float" office:value="-14.7604327666151" calcext:value-type="float">
            <text:p>-14,7604327666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RANDBETWEEN(1;10000)" office:value-type="float" office:value="4710" calcext:value-type="float">
            <text:p>4710</text:p>
          </table:table-cell>
          <table:table-cell table:formula="of:=IF([.B2590]&lt;=8000;-100;IF([.B2590]&lt;=9000;0;IF([.B2590]&lt;=9750;100;2000)))" office:value-type="float" office:value="-100" calcext:value-type="float">
            <text:p>-100</text:p>
          </table:table-cell>
          <table:table-cell table:formula="of:=AVERAGE([.C$2:.C2590])" office:value-type="float" office:value="-14.7933565083044" calcext:value-type="float">
            <text:p>-14,793356508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RANDBETWEEN(1;10000)" office:value-type="float" office:value="296" calcext:value-type="float">
            <text:p>296</text:p>
          </table:table-cell>
          <table:table-cell table:formula="of:=IF([.B2591]&lt;=8000;-100;IF([.B2591]&lt;=9000;0;IF([.B2591]&lt;=9750;100;2000)))" office:value-type="float" office:value="-100" calcext:value-type="float">
            <text:p>-100</text:p>
          </table:table-cell>
          <table:table-cell table:formula="of:=AVERAGE([.C$2:.C2591])" office:value-type="float" office:value="-14.8262548262548" calcext:value-type="float">
            <text:p>-14,826254826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RANDBETWEEN(1;10000)" office:value-type="float" office:value="3557" calcext:value-type="float">
            <text:p>3557</text:p>
          </table:table-cell>
          <table:table-cell table:formula="of:=IF([.B2592]&lt;=8000;-100;IF([.B2592]&lt;=9000;0;IF([.B2592]&lt;=9750;100;2000)))" office:value-type="float" office:value="-100" calcext:value-type="float">
            <text:p>-100</text:p>
          </table:table-cell>
          <table:table-cell table:formula="of:=AVERAGE([.C$2:.C2592])" office:value-type="float" office:value="-14.8591277499035" calcext:value-type="float">
            <text:p>-14,8591277499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RANDBETWEEN(1;10000)" office:value-type="float" office:value="6455" calcext:value-type="float">
            <text:p>6455</text:p>
          </table:table-cell>
          <table:table-cell table:formula="of:=IF([.B2593]&lt;=8000;-100;IF([.B2593]&lt;=9000;0;IF([.B2593]&lt;=9750;100;2000)))" office:value-type="float" office:value="-100" calcext:value-type="float">
            <text:p>-100</text:p>
          </table:table-cell>
          <table:table-cell table:formula="of:=AVERAGE([.C$2:.C2593])" office:value-type="float" office:value="-14.891975308642" calcext:value-type="float">
            <text:p>-14,891975308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RANDBETWEEN(1;10000)" office:value-type="float" office:value="579" calcext:value-type="float">
            <text:p>579</text:p>
          </table:table-cell>
          <table:table-cell table:formula="of:=IF([.B2594]&lt;=8000;-100;IF([.B2594]&lt;=9000;0;IF([.B2594]&lt;=9750;100;2000)))" office:value-type="float" office:value="-100" calcext:value-type="float">
            <text:p>-100</text:p>
          </table:table-cell>
          <table:table-cell table:formula="of:=AVERAGE([.C$2:.C2594])" office:value-type="float" office:value="-14.9247975318164" calcext:value-type="float">
            <text:p>-14,9247975318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RANDBETWEEN(1;10000)" office:value-type="float" office:value="1511" calcext:value-type="float">
            <text:p>1511</text:p>
          </table:table-cell>
          <table:table-cell table:formula="of:=IF([.B2595]&lt;=8000;-100;IF([.B2595]&lt;=9000;0;IF([.B2595]&lt;=9750;100;2000)))" office:value-type="float" office:value="-100" calcext:value-type="float">
            <text:p>-100</text:p>
          </table:table-cell>
          <table:table-cell table:formula="of:=AVERAGE([.C$2:.C2595])" office:value-type="float" office:value="-14.9575944487278" calcext:value-type="float">
            <text:p>-14,9575944487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RANDBETWEEN(1;10000)" office:value-type="float" office:value="5708" calcext:value-type="float">
            <text:p>5708</text:p>
          </table:table-cell>
          <table:table-cell table:formula="of:=IF([.B2596]&lt;=8000;-100;IF([.B2596]&lt;=9000;0;IF([.B2596]&lt;=9750;100;2000)))" office:value-type="float" office:value="-100" calcext:value-type="float">
            <text:p>-100</text:p>
          </table:table-cell>
          <table:table-cell table:formula="of:=AVERAGE([.C$2:.C2596])" office:value-type="float" office:value="-14.990366088632" calcext:value-type="float">
            <text:p>-14,9903660886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RANDBETWEEN(1;10000)" office:value-type="float" office:value="6948" calcext:value-type="float">
            <text:p>6948</text:p>
          </table:table-cell>
          <table:table-cell table:formula="of:=IF([.B2597]&lt;=8000;-100;IF([.B2597]&lt;=9000;0;IF([.B2597]&lt;=9750;100;2000)))" office:value-type="float" office:value="-100" calcext:value-type="float">
            <text:p>-100</text:p>
          </table:table-cell>
          <table:table-cell table:formula="of:=AVERAGE([.C$2:.C2597])" office:value-type="float" office:value="-15.0231124807396" calcext:value-type="float">
            <text:p>-15,023112480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RANDBETWEEN(1;10000)" office:value-type="float" office:value="6655" calcext:value-type="float">
            <text:p>6655</text:p>
          </table:table-cell>
          <table:table-cell table:formula="of:=IF([.B2598]&lt;=8000;-100;IF([.B2598]&lt;=9000;0;IF([.B2598]&lt;=9750;100;2000)))" office:value-type="float" office:value="-100" calcext:value-type="float">
            <text:p>-100</text:p>
          </table:table-cell>
          <table:table-cell table:formula="of:=AVERAGE([.C$2:.C2598])" office:value-type="float" office:value="-15.0558336542164" calcext:value-type="float">
            <text:p>-15,055833654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RANDBETWEEN(1;10000)" office:value-type="float" office:value="2143" calcext:value-type="float">
            <text:p>2143</text:p>
          </table:table-cell>
          <table:table-cell table:formula="of:=IF([.B2599]&lt;=8000;-100;IF([.B2599]&lt;=9000;0;IF([.B2599]&lt;=9750;100;2000)))" office:value-type="float" office:value="-100" calcext:value-type="float">
            <text:p>-100</text:p>
          </table:table-cell>
          <table:table-cell table:formula="of:=AVERAGE([.C$2:.C2599])" office:value-type="float" office:value="-15.0885296381832" calcext:value-type="float">
            <text:p>-15,088529638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RANDBETWEEN(1;10000)" office:value-type="float" office:value="1738" calcext:value-type="float">
            <text:p>1738</text:p>
          </table:table-cell>
          <table:table-cell table:formula="of:=IF([.B2600]&lt;=8000;-100;IF([.B2600]&lt;=9000;0;IF([.B2600]&lt;=9750;100;2000)))" office:value-type="float" office:value="-100" calcext:value-type="float">
            <text:p>-100</text:p>
          </table:table-cell>
          <table:table-cell table:formula="of:=AVERAGE([.C$2:.C2600])" office:value-type="float" office:value="-15.121200461716" calcext:value-type="float">
            <text:p>-15,121200461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RANDBETWEEN(1;10000)" office:value-type="float" office:value="9575" calcext:value-type="float">
            <text:p>9575</text:p>
          </table:table-cell>
          <table:table-cell table:formula="of:=IF([.B2601]&lt;=8000;-100;IF([.B2601]&lt;=9000;0;IF([.B2601]&lt;=9750;100;2000)))" office:value-type="float" office:value="100" calcext:value-type="float">
            <text:p>100</text:p>
          </table:table-cell>
          <table:table-cell table:formula="of:=AVERAGE([.C$2:.C2601])" office:value-type="float" office:value="-15.0769230769231" calcext:value-type="float">
            <text:p>-15,0769230769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RANDBETWEEN(1;10000)" office:value-type="float" office:value="8700" calcext:value-type="float">
            <text:p>8700</text:p>
          </table:table-cell>
          <table:table-cell table:formula="of:=IF([.B2602]&lt;=8000;-100;IF([.B2602]&lt;=9000;0;IF([.B2602]&lt;=9750;100;2000)))" office:value-type="float" office:value="0" calcext:value-type="float">
            <text:p>0</text:p>
          </table:table-cell>
          <table:table-cell table:formula="of:=AVERAGE([.C$2:.C2602])" office:value-type="float" office:value="-15.0711264898116" calcext:value-type="float">
            <text:p>-15,071126489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RANDBETWEEN(1;10000)" office:value-type="float" office:value="9106" calcext:value-type="float">
            <text:p>9106</text:p>
          </table:table-cell>
          <table:table-cell table:formula="of:=IF([.B2603]&lt;=8000;-100;IF([.B2603]&lt;=9000;0;IF([.B2603]&lt;=9750;100;2000)))" office:value-type="float" office:value="100" calcext:value-type="float">
            <text:p>100</text:p>
          </table:table-cell>
          <table:table-cell table:formula="of:=AVERAGE([.C$2:.C2603])" office:value-type="float" office:value="-15.0269023827825" calcext:value-type="float">
            <text:p>-15,0269023828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RANDBETWEEN(1;10000)" office:value-type="float" office:value="7699" calcext:value-type="float">
            <text:p>7699</text:p>
          </table:table-cell>
          <table:table-cell table:formula="of:=IF([.B2604]&lt;=8000;-100;IF([.B2604]&lt;=9000;0;IF([.B2604]&lt;=9750;100;2000)))" office:value-type="float" office:value="-100" calcext:value-type="float">
            <text:p>-100</text:p>
          </table:table-cell>
          <table:table-cell table:formula="of:=AVERAGE([.C$2:.C2604])" office:value-type="float" office:value="-15.0595466769113" calcext:value-type="float">
            <text:p>-15,0595466769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RANDBETWEEN(1;10000)" office:value-type="float" office:value="9984" calcext:value-type="float">
            <text:p>9984</text:p>
          </table:table-cell>
          <table:table-cell table:formula="of:=IF([.B2605]&lt;=8000;-100;IF([.B2605]&lt;=9000;0;IF([.B2605]&lt;=9750;100;2000)))" office:value-type="float" office:value="2000" calcext:value-type="float">
            <text:p>2000</text:p>
          </table:table-cell>
          <table:table-cell table:formula="of:=AVERAGE([.C$2:.C2605])" office:value-type="float" office:value="-14.2857142857143" calcext:value-type="float">
            <text:p>-14,285714285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RANDBETWEEN(1;10000)" office:value-type="float" office:value="6160" calcext:value-type="float">
            <text:p>6160</text:p>
          </table:table-cell>
          <table:table-cell table:formula="of:=IF([.B2606]&lt;=8000;-100;IF([.B2606]&lt;=9000;0;IF([.B2606]&lt;=9750;100;2000)))" office:value-type="float" office:value="-100" calcext:value-type="float">
            <text:p>-100</text:p>
          </table:table-cell>
          <table:table-cell table:formula="of:=AVERAGE([.C$2:.C2606])" office:value-type="float" office:value="-14.3186180422265" calcext:value-type="float">
            <text:p>-14,318618042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RANDBETWEEN(1;10000)" office:value-type="float" office:value="755" calcext:value-type="float">
            <text:p>755</text:p>
          </table:table-cell>
          <table:table-cell table:formula="of:=IF([.B2607]&lt;=8000;-100;IF([.B2607]&lt;=9000;0;IF([.B2607]&lt;=9750;100;2000)))" office:value-type="float" office:value="-100" calcext:value-type="float">
            <text:p>-100</text:p>
          </table:table-cell>
          <table:table-cell table:formula="of:=AVERAGE([.C$2:.C2607])" office:value-type="float" office:value="-14.3514965464313" calcext:value-type="float">
            <text:p>-14,351496546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RANDBETWEEN(1;10000)" office:value-type="float" office:value="9811" calcext:value-type="float">
            <text:p>9811</text:p>
          </table:table-cell>
          <table:table-cell table:formula="of:=IF([.B2608]&lt;=8000;-100;IF([.B2608]&lt;=9000;0;IF([.B2608]&lt;=9750;100;2000)))" office:value-type="float" office:value="2000" calcext:value-type="float">
            <text:p>2000</text:p>
          </table:table-cell>
          <table:table-cell table:formula="of:=AVERAGE([.C$2:.C2608])" office:value-type="float" office:value="-13.5788262370541" calcext:value-type="float">
            <text:p>-13,578826237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RANDBETWEEN(1;10000)" office:value-type="float" office:value="9092" calcext:value-type="float">
            <text:p>9092</text:p>
          </table:table-cell>
          <table:table-cell table:formula="of:=IF([.B2609]&lt;=8000;-100;IF([.B2609]&lt;=9000;0;IF([.B2609]&lt;=9750;100;2000)))" office:value-type="float" office:value="100" calcext:value-type="float">
            <text:p>100</text:p>
          </table:table-cell>
          <table:table-cell table:formula="of:=AVERAGE([.C$2:.C2609])" office:value-type="float" office:value="-13.5352760736196" calcext:value-type="float">
            <text:p>-13,535276073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RANDBETWEEN(1;10000)" office:value-type="float" office:value="168" calcext:value-type="float">
            <text:p>168</text:p>
          </table:table-cell>
          <table:table-cell table:formula="of:=IF([.B2610]&lt;=8000;-100;IF([.B2610]&lt;=9000;0;IF([.B2610]&lt;=9750;100;2000)))" office:value-type="float" office:value="-100" calcext:value-type="float">
            <text:p>-100</text:p>
          </table:table-cell>
          <table:table-cell table:formula="of:=AVERAGE([.C$2:.C2610])" office:value-type="float" office:value="-13.5684170180146" calcext:value-type="float">
            <text:p>-13,56841701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RANDBETWEEN(1;10000)" office:value-type="float" office:value="3151" calcext:value-type="float">
            <text:p>3151</text:p>
          </table:table-cell>
          <table:table-cell table:formula="of:=IF([.B2611]&lt;=8000;-100;IF([.B2611]&lt;=9000;0;IF([.B2611]&lt;=9750;100;2000)))" office:value-type="float" office:value="-100" calcext:value-type="float">
            <text:p>-100</text:p>
          </table:table-cell>
          <table:table-cell table:formula="of:=AVERAGE([.C$2:.C2611])" office:value-type="float" office:value="-13.6015325670498" calcext:value-type="float">
            <text:p>-13,601532567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RANDBETWEEN(1;10000)" office:value-type="float" office:value="7632" calcext:value-type="float">
            <text:p>7632</text:p>
          </table:table-cell>
          <table:table-cell table:formula="of:=IF([.B2612]&lt;=8000;-100;IF([.B2612]&lt;=9000;0;IF([.B2612]&lt;=9750;100;2000)))" office:value-type="float" office:value="-100" calcext:value-type="float">
            <text:p>-100</text:p>
          </table:table-cell>
          <table:table-cell table:formula="of:=AVERAGE([.C$2:.C2612])" office:value-type="float" office:value="-13.6346227499043" calcext:value-type="float">
            <text:p>-13,6346227499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RANDBETWEEN(1;10000)" office:value-type="float" office:value="8641" calcext:value-type="float">
            <text:p>8641</text:p>
          </table:table-cell>
          <table:table-cell table:formula="of:=IF([.B2613]&lt;=8000;-100;IF([.B2613]&lt;=9000;0;IF([.B2613]&lt;=9750;100;2000)))" office:value-type="float" office:value="0" calcext:value-type="float">
            <text:p>0</text:p>
          </table:table-cell>
          <table:table-cell table:formula="of:=AVERAGE([.C$2:.C2613])" office:value-type="float" office:value="-13.6294027565084" calcext:value-type="float">
            <text:p>-13,629402756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RANDBETWEEN(1;10000)" office:value-type="float" office:value="8339" calcext:value-type="float">
            <text:p>8339</text:p>
          </table:table-cell>
          <table:table-cell table:formula="of:=IF([.B2614]&lt;=8000;-100;IF([.B2614]&lt;=9000;0;IF([.B2614]&lt;=9750;100;2000)))" office:value-type="float" office:value="0" calcext:value-type="float">
            <text:p>0</text:p>
          </table:table-cell>
          <table:table-cell table:formula="of:=AVERAGE([.C$2:.C2614])" office:value-type="float" office:value="-13.6241867585151" calcext:value-type="float">
            <text:p>-13,624186758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RANDBETWEEN(1;10000)" office:value-type="float" office:value="8634" calcext:value-type="float">
            <text:p>8634</text:p>
          </table:table-cell>
          <table:table-cell table:formula="of:=IF([.B2615]&lt;=8000;-100;IF([.B2615]&lt;=9000;0;IF([.B2615]&lt;=9750;100;2000)))" office:value-type="float" office:value="0" calcext:value-type="float">
            <text:p>0</text:p>
          </table:table-cell>
          <table:table-cell table:formula="of:=AVERAGE([.C$2:.C2615])" office:value-type="float" office:value="-13.6189747513389" calcext:value-type="float">
            <text:p>-13,618974751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RANDBETWEEN(1;10000)" office:value-type="float" office:value="6716" calcext:value-type="float">
            <text:p>6716</text:p>
          </table:table-cell>
          <table:table-cell table:formula="of:=IF([.B2616]&lt;=8000;-100;IF([.B2616]&lt;=9000;0;IF([.B2616]&lt;=9750;100;2000)))" office:value-type="float" office:value="-100" calcext:value-type="float">
            <text:p>-100</text:p>
          </table:table-cell>
          <table:table-cell table:formula="of:=AVERAGE([.C$2:.C2616])" office:value-type="float" office:value="-13.6520076481836" calcext:value-type="float">
            <text:p>-13,6520076482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RANDBETWEEN(1;10000)" office:value-type="float" office:value="3125" calcext:value-type="float">
            <text:p>3125</text:p>
          </table:table-cell>
          <table:table-cell table:formula="of:=IF([.B2617]&lt;=8000;-100;IF([.B2617]&lt;=9000;0;IF([.B2617]&lt;=9750;100;2000)))" office:value-type="float" office:value="-100" calcext:value-type="float">
            <text:p>-100</text:p>
          </table:table-cell>
          <table:table-cell table:formula="of:=AVERAGE([.C$2:.C2617])" office:value-type="float" office:value="-13.6850152905199" calcext:value-type="float">
            <text:p>-13,6850152905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RANDBETWEEN(1;10000)" office:value-type="float" office:value="1893" calcext:value-type="float">
            <text:p>1893</text:p>
          </table:table-cell>
          <table:table-cell table:formula="of:=IF([.B2618]&lt;=8000;-100;IF([.B2618]&lt;=9000;0;IF([.B2618]&lt;=9750;100;2000)))" office:value-type="float" office:value="-100" calcext:value-type="float">
            <text:p>-100</text:p>
          </table:table-cell>
          <table:table-cell table:formula="of:=AVERAGE([.C$2:.C2618])" office:value-type="float" office:value="-13.7179977072984" calcext:value-type="float">
            <text:p>-13,7179977073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RANDBETWEEN(1;10000)" office:value-type="float" office:value="1658" calcext:value-type="float">
            <text:p>1658</text:p>
          </table:table-cell>
          <table:table-cell table:formula="of:=IF([.B2619]&lt;=8000;-100;IF([.B2619]&lt;=9000;0;IF([.B2619]&lt;=9750;100;2000)))" office:value-type="float" office:value="-100" calcext:value-type="float">
            <text:p>-100</text:p>
          </table:table-cell>
          <table:table-cell table:formula="of:=AVERAGE([.C$2:.C2619])" office:value-type="float" office:value="-13.7509549274255" calcext:value-type="float">
            <text:p>-13,7509549274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RANDBETWEEN(1;10000)" office:value-type="float" office:value="5366" calcext:value-type="float">
            <text:p>5366</text:p>
          </table:table-cell>
          <table:table-cell table:formula="of:=IF([.B2620]&lt;=8000;-100;IF([.B2620]&lt;=9000;0;IF([.B2620]&lt;=9750;100;2000)))" office:value-type="float" office:value="-100" calcext:value-type="float">
            <text:p>-100</text:p>
          </table:table-cell>
          <table:table-cell table:formula="of:=AVERAGE([.C$2:.C2620])" office:value-type="float" office:value="-13.7838869797633" calcext:value-type="float">
            <text:p>-13,783886979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RANDBETWEEN(1;10000)" office:value-type="float" office:value="6061" calcext:value-type="float">
            <text:p>6061</text:p>
          </table:table-cell>
          <table:table-cell table:formula="of:=IF([.B2621]&lt;=8000;-100;IF([.B2621]&lt;=9000;0;IF([.B2621]&lt;=9750;100;2000)))" office:value-type="float" office:value="-100" calcext:value-type="float">
            <text:p>-100</text:p>
          </table:table-cell>
          <table:table-cell table:formula="of:=AVERAGE([.C$2:.C2621])" office:value-type="float" office:value="-13.8167938931298" calcext:value-type="float">
            <text:p>-13,816793893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RANDBETWEEN(1;10000)" office:value-type="float" office:value="5326" calcext:value-type="float">
            <text:p>5326</text:p>
          </table:table-cell>
          <table:table-cell table:formula="of:=IF([.B2622]&lt;=8000;-100;IF([.B2622]&lt;=9000;0;IF([.B2622]&lt;=9750;100;2000)))" office:value-type="float" office:value="-100" calcext:value-type="float">
            <text:p>-100</text:p>
          </table:table-cell>
          <table:table-cell table:formula="of:=AVERAGE([.C$2:.C2622])" office:value-type="float" office:value="-13.8496756962991" calcext:value-type="float">
            <text:p>-13,849675696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RANDBETWEEN(1;10000)" office:value-type="float" office:value="2760" calcext:value-type="float">
            <text:p>2760</text:p>
          </table:table-cell>
          <table:table-cell table:formula="of:=IF([.B2623]&lt;=8000;-100;IF([.B2623]&lt;=9000;0;IF([.B2623]&lt;=9750;100;2000)))" office:value-type="float" office:value="-100" calcext:value-type="float">
            <text:p>-100</text:p>
          </table:table-cell>
          <table:table-cell table:formula="of:=AVERAGE([.C$2:.C2623])" office:value-type="float" office:value="-13.8825324180015" calcext:value-type="float">
            <text:p>-13,882532418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RANDBETWEEN(1;10000)" office:value-type="float" office:value="5556" calcext:value-type="float">
            <text:p>5556</text:p>
          </table:table-cell>
          <table:table-cell table:formula="of:=IF([.B2624]&lt;=8000;-100;IF([.B2624]&lt;=9000;0;IF([.B2624]&lt;=9750;100;2000)))" office:value-type="float" office:value="-100" calcext:value-type="float">
            <text:p>-100</text:p>
          </table:table-cell>
          <table:table-cell table:formula="of:=AVERAGE([.C$2:.C2624])" office:value-type="float" office:value="-13.9153640869234" calcext:value-type="float">
            <text:p>-13,915364086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RANDBETWEEN(1;10000)" office:value-type="float" office:value="4243" calcext:value-type="float">
            <text:p>4243</text:p>
          </table:table-cell>
          <table:table-cell table:formula="of:=IF([.B2625]&lt;=8000;-100;IF([.B2625]&lt;=9000;0;IF([.B2625]&lt;=9750;100;2000)))" office:value-type="float" office:value="-100" calcext:value-type="float">
            <text:p>-100</text:p>
          </table:table-cell>
          <table:table-cell table:formula="of:=AVERAGE([.C$2:.C2625])" office:value-type="float" office:value="-13.9481707317073" calcext:value-type="float">
            <text:p>-13,9481707317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RANDBETWEEN(1;10000)" office:value-type="float" office:value="949" calcext:value-type="float">
            <text:p>949</text:p>
          </table:table-cell>
          <table:table-cell table:formula="of:=IF([.B2626]&lt;=8000;-100;IF([.B2626]&lt;=9000;0;IF([.B2626]&lt;=9750;100;2000)))" office:value-type="float" office:value="-100" calcext:value-type="float">
            <text:p>-100</text:p>
          </table:table-cell>
          <table:table-cell table:formula="of:=AVERAGE([.C$2:.C2626])" office:value-type="float" office:value="-13.9809523809524" calcext:value-type="float">
            <text:p>-13,980952381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RANDBETWEEN(1;10000)" office:value-type="float" office:value="1556" calcext:value-type="float">
            <text:p>1556</text:p>
          </table:table-cell>
          <table:table-cell table:formula="of:=IF([.B2627]&lt;=8000;-100;IF([.B2627]&lt;=9000;0;IF([.B2627]&lt;=9750;100;2000)))" office:value-type="float" office:value="-100" calcext:value-type="float">
            <text:p>-100</text:p>
          </table:table-cell>
          <table:table-cell table:formula="of:=AVERAGE([.C$2:.C2627])" office:value-type="float" office:value="-14.013709063214" calcext:value-type="float">
            <text:p>-14,013709063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RANDBETWEEN(1;10000)" office:value-type="float" office:value="9114" calcext:value-type="float">
            <text:p>9114</text:p>
          </table:table-cell>
          <table:table-cell table:formula="of:=IF([.B2628]&lt;=8000;-100;IF([.B2628]&lt;=9000;0;IF([.B2628]&lt;=9750;100;2000)))" office:value-type="float" office:value="100" calcext:value-type="float">
            <text:p>100</text:p>
          </table:table-cell>
          <table:table-cell table:formula="of:=AVERAGE([.C$2:.C2628])" office:value-type="float" office:value="-13.9703083365055" calcext:value-type="float">
            <text:p>-13,970308336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RANDBETWEEN(1;10000)" office:value-type="float" office:value="65" calcext:value-type="float">
            <text:p>65</text:p>
          </table:table-cell>
          <table:table-cell table:formula="of:=IF([.B2629]&lt;=8000;-100;IF([.B2629]&lt;=9000;0;IF([.B2629]&lt;=9750;100;2000)))" office:value-type="float" office:value="-100" calcext:value-type="float">
            <text:p>-100</text:p>
          </table:table-cell>
          <table:table-cell table:formula="of:=AVERAGE([.C$2:.C2629])" office:value-type="float" office:value="-14.0030441400304" calcext:value-type="float">
            <text:p>-14,00304414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RANDBETWEEN(1;10000)" office:value-type="float" office:value="2024" calcext:value-type="float">
            <text:p>2024</text:p>
          </table:table-cell>
          <table:table-cell table:formula="of:=IF([.B2630]&lt;=8000;-100;IF([.B2630]&lt;=9000;0;IF([.B2630]&lt;=9750;100;2000)))" office:value-type="float" office:value="-100" calcext:value-type="float">
            <text:p>-100</text:p>
          </table:table-cell>
          <table:table-cell table:formula="of:=AVERAGE([.C$2:.C2630])" office:value-type="float" office:value="-14.0357550399391" calcext:value-type="float">
            <text:p>-14,035755039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RANDBETWEEN(1;10000)" office:value-type="float" office:value="7710" calcext:value-type="float">
            <text:p>7710</text:p>
          </table:table-cell>
          <table:table-cell table:formula="of:=IF([.B2631]&lt;=8000;-100;IF([.B2631]&lt;=9000;0;IF([.B2631]&lt;=9750;100;2000)))" office:value-type="float" office:value="-100" calcext:value-type="float">
            <text:p>-100</text:p>
          </table:table-cell>
          <table:table-cell table:formula="of:=AVERAGE([.C$2:.C2631])" office:value-type="float" office:value="-14.0684410646388" calcext:value-type="float">
            <text:p>-14,0684410646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RANDBETWEEN(1;10000)" office:value-type="float" office:value="6382" calcext:value-type="float">
            <text:p>6382</text:p>
          </table:table-cell>
          <table:table-cell table:formula="of:=IF([.B2632]&lt;=8000;-100;IF([.B2632]&lt;=9000;0;IF([.B2632]&lt;=9750;100;2000)))" office:value-type="float" office:value="-100" calcext:value-type="float">
            <text:p>-100</text:p>
          </table:table-cell>
          <table:table-cell table:formula="of:=AVERAGE([.C$2:.C2632])" office:value-type="float" office:value="-14.1011022424933" calcext:value-type="float">
            <text:p>-14,1011022425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RANDBETWEEN(1;10000)" office:value-type="float" office:value="5087" calcext:value-type="float">
            <text:p>5087</text:p>
          </table:table-cell>
          <table:table-cell table:formula="of:=IF([.B2633]&lt;=8000;-100;IF([.B2633]&lt;=9000;0;IF([.B2633]&lt;=9750;100;2000)))" office:value-type="float" office:value="-100" calcext:value-type="float">
            <text:p>-100</text:p>
          </table:table-cell>
          <table:table-cell table:formula="of:=AVERAGE([.C$2:.C2633])" office:value-type="float" office:value="-14.1337386018237" calcext:value-type="float">
            <text:p>-14,1337386018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RANDBETWEEN(1;10000)" office:value-type="float" office:value="3894" calcext:value-type="float">
            <text:p>3894</text:p>
          </table:table-cell>
          <table:table-cell table:formula="of:=IF([.B2634]&lt;=8000;-100;IF([.B2634]&lt;=9000;0;IF([.B2634]&lt;=9750;100;2000)))" office:value-type="float" office:value="-100" calcext:value-type="float">
            <text:p>-100</text:p>
          </table:table-cell>
          <table:table-cell table:formula="of:=AVERAGE([.C$2:.C2634])" office:value-type="float" office:value="-14.1663501709077" calcext:value-type="float">
            <text:p>-14,166350170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RANDBETWEEN(1;10000)" office:value-type="float" office:value="3110" calcext:value-type="float">
            <text:p>3110</text:p>
          </table:table-cell>
          <table:table-cell table:formula="of:=IF([.B2635]&lt;=8000;-100;IF([.B2635]&lt;=9000;0;IF([.B2635]&lt;=9750;100;2000)))" office:value-type="float" office:value="-100" calcext:value-type="float">
            <text:p>-100</text:p>
          </table:table-cell>
          <table:table-cell table:formula="of:=AVERAGE([.C$2:.C2635])" office:value-type="float" office:value="-14.1989369779803" calcext:value-type="float">
            <text:p>-14,19893697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RANDBETWEEN(1;10000)" office:value-type="float" office:value="5615" calcext:value-type="float">
            <text:p>5615</text:p>
          </table:table-cell>
          <table:table-cell table:formula="of:=IF([.B2636]&lt;=8000;-100;IF([.B2636]&lt;=9000;0;IF([.B2636]&lt;=9750;100;2000)))" office:value-type="float" office:value="-100" calcext:value-type="float">
            <text:p>-100</text:p>
          </table:table-cell>
          <table:table-cell table:formula="of:=AVERAGE([.C$2:.C2636])" office:value-type="float" office:value="-14.2314990512334" calcext:value-type="float">
            <text:p>-14,2314990512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RANDBETWEEN(1;10000)" office:value-type="float" office:value="5965" calcext:value-type="float">
            <text:p>5965</text:p>
          </table:table-cell>
          <table:table-cell table:formula="of:=IF([.B2637]&lt;=8000;-100;IF([.B2637]&lt;=9000;0;IF([.B2637]&lt;=9750;100;2000)))" office:value-type="float" office:value="-100" calcext:value-type="float">
            <text:p>-100</text:p>
          </table:table-cell>
          <table:table-cell table:formula="of:=AVERAGE([.C$2:.C2637])" office:value-type="float" office:value="-14.2640364188164" calcext:value-type="float">
            <text:p>-14,264036418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RANDBETWEEN(1;10000)" office:value-type="float" office:value="8110" calcext:value-type="float">
            <text:p>8110</text:p>
          </table:table-cell>
          <table:table-cell table:formula="of:=IF([.B2638]&lt;=8000;-100;IF([.B2638]&lt;=9000;0;IF([.B2638]&lt;=9750;100;2000)))" office:value-type="float" office:value="0" calcext:value-type="float">
            <text:p>0</text:p>
          </table:table-cell>
          <table:table-cell table:formula="of:=AVERAGE([.C$2:.C2638])" office:value-type="float" office:value="-14.2586272279105" calcext:value-type="float">
            <text:p>-14,2586272279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RANDBETWEEN(1;10000)" office:value-type="float" office:value="6564" calcext:value-type="float">
            <text:p>6564</text:p>
          </table:table-cell>
          <table:table-cell table:formula="of:=IF([.B2639]&lt;=8000;-100;IF([.B2639]&lt;=9000;0;IF([.B2639]&lt;=9750;100;2000)))" office:value-type="float" office:value="-100" calcext:value-type="float">
            <text:p>-100</text:p>
          </table:table-cell>
          <table:table-cell table:formula="of:=AVERAGE([.C$2:.C2639])" office:value-type="float" office:value="-14.2911296436694" calcext:value-type="float">
            <text:p>-14,2911296437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RANDBETWEEN(1;10000)" office:value-type="float" office:value="7101" calcext:value-type="float">
            <text:p>7101</text:p>
          </table:table-cell>
          <table:table-cell table:formula="of:=IF([.B2640]&lt;=8000;-100;IF([.B2640]&lt;=9000;0;IF([.B2640]&lt;=9750;100;2000)))" office:value-type="float" office:value="-100" calcext:value-type="float">
            <text:p>-100</text:p>
          </table:table-cell>
          <table:table-cell table:formula="of:=AVERAGE([.C$2:.C2640])" office:value-type="float" office:value="-14.3236074270557" calcext:value-type="float">
            <text:p>-14,323607427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RANDBETWEEN(1;10000)" office:value-type="float" office:value="172" calcext:value-type="float">
            <text:p>172</text:p>
          </table:table-cell>
          <table:table-cell table:formula="of:=IF([.B2641]&lt;=8000;-100;IF([.B2641]&lt;=9000;0;IF([.B2641]&lt;=9750;100;2000)))" office:value-type="float" office:value="-100" calcext:value-type="float">
            <text:p>-100</text:p>
          </table:table-cell>
          <table:table-cell table:formula="of:=AVERAGE([.C$2:.C2641])" office:value-type="float" office:value="-14.3560606060606" calcext:value-type="float">
            <text:p>-14,356060606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RANDBETWEEN(1;10000)" office:value-type="float" office:value="8372" calcext:value-type="float">
            <text:p>8372</text:p>
          </table:table-cell>
          <table:table-cell table:formula="of:=IF([.B2642]&lt;=8000;-100;IF([.B2642]&lt;=9000;0;IF([.B2642]&lt;=9750;100;2000)))" office:value-type="float" office:value="0" calcext:value-type="float">
            <text:p>0</text:p>
          </table:table-cell>
          <table:table-cell table:formula="of:=AVERAGE([.C$2:.C2642])" office:value-type="float" office:value="-14.3506247633472" calcext:value-type="float">
            <text:p>-14,350624763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RANDBETWEEN(1;10000)" office:value-type="float" office:value="3844" calcext:value-type="float">
            <text:p>3844</text:p>
          </table:table-cell>
          <table:table-cell table:formula="of:=IF([.B2643]&lt;=8000;-100;IF([.B2643]&lt;=9000;0;IF([.B2643]&lt;=9750;100;2000)))" office:value-type="float" office:value="-100" calcext:value-type="float">
            <text:p>-100</text:p>
          </table:table-cell>
          <table:table-cell table:formula="of:=AVERAGE([.C$2:.C2643])" office:value-type="float" office:value="-14.3830431491294" calcext:value-type="float">
            <text:p>-14,3830431491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RANDBETWEEN(1;10000)" office:value-type="float" office:value="3797" calcext:value-type="float">
            <text:p>3797</text:p>
          </table:table-cell>
          <table:table-cell table:formula="of:=IF([.B2644]&lt;=8000;-100;IF([.B2644]&lt;=9000;0;IF([.B2644]&lt;=9750;100;2000)))" office:value-type="float" office:value="-100" calcext:value-type="float">
            <text:p>-100</text:p>
          </table:table-cell>
          <table:table-cell table:formula="of:=AVERAGE([.C$2:.C2644])" office:value-type="float" office:value="-14.4154370034052" calcext:value-type="float">
            <text:p>-14,415437003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RANDBETWEEN(1;10000)" office:value-type="float" office:value="3975" calcext:value-type="float">
            <text:p>3975</text:p>
          </table:table-cell>
          <table:table-cell table:formula="of:=IF([.B2645]&lt;=8000;-100;IF([.B2645]&lt;=9000;0;IF([.B2645]&lt;=9750;100;2000)))" office:value-type="float" office:value="-100" calcext:value-type="float">
            <text:p>-100</text:p>
          </table:table-cell>
          <table:table-cell table:formula="of:=AVERAGE([.C$2:.C2645])" office:value-type="float" office:value="-14.4478063540091" calcext:value-type="float">
            <text:p>-14,44780635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RANDBETWEEN(1;10000)" office:value-type="float" office:value="1235" calcext:value-type="float">
            <text:p>1235</text:p>
          </table:table-cell>
          <table:table-cell table:formula="of:=IF([.B2646]&lt;=8000;-100;IF([.B2646]&lt;=9000;0;IF([.B2646]&lt;=9750;100;2000)))" office:value-type="float" office:value="-100" calcext:value-type="float">
            <text:p>-100</text:p>
          </table:table-cell>
          <table:table-cell table:formula="of:=AVERAGE([.C$2:.C2646])" office:value-type="float" office:value="-14.4801512287335" calcext:value-type="float">
            <text:p>-14,4801512287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RANDBETWEEN(1;10000)" office:value-type="float" office:value="7495" calcext:value-type="float">
            <text:p>7495</text:p>
          </table:table-cell>
          <table:table-cell table:formula="of:=IF([.B2647]&lt;=8000;-100;IF([.B2647]&lt;=9000;0;IF([.B2647]&lt;=9750;100;2000)))" office:value-type="float" office:value="-100" calcext:value-type="float">
            <text:p>-100</text:p>
          </table:table-cell>
          <table:table-cell table:formula="of:=AVERAGE([.C$2:.C2647])" office:value-type="float" office:value="-14.5124716553288" calcext:value-type="float">
            <text:p>-14,512471655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RANDBETWEEN(1;10000)" office:value-type="float" office:value="4684" calcext:value-type="float">
            <text:p>4684</text:p>
          </table:table-cell>
          <table:table-cell table:formula="of:=IF([.B2648]&lt;=8000;-100;IF([.B2648]&lt;=9000;0;IF([.B2648]&lt;=9750;100;2000)))" office:value-type="float" office:value="-100" calcext:value-type="float">
            <text:p>-100</text:p>
          </table:table-cell>
          <table:table-cell table:formula="of:=AVERAGE([.C$2:.C2648])" office:value-type="float" office:value="-14.5447676615036" calcext:value-type="float">
            <text:p>-14,5447676615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RANDBETWEEN(1;10000)" office:value-type="float" office:value="8001" calcext:value-type="float">
            <text:p>8001</text:p>
          </table:table-cell>
          <table:table-cell table:formula="of:=IF([.B2649]&lt;=8000;-100;IF([.B2649]&lt;=9000;0;IF([.B2649]&lt;=9750;100;2000)))" office:value-type="float" office:value="0" calcext:value-type="float">
            <text:p>0</text:p>
          </table:table-cell>
          <table:table-cell table:formula="of:=AVERAGE([.C$2:.C2649])" office:value-type="float" office:value="-14.5392749244713" calcext:value-type="float">
            <text:p>-14,539274924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RANDBETWEEN(1;10000)" office:value-type="float" office:value="9955" calcext:value-type="float">
            <text:p>9955</text:p>
          </table:table-cell>
          <table:table-cell table:formula="of:=IF([.B2650]&lt;=8000;-100;IF([.B2650]&lt;=9000;0;IF([.B2650]&lt;=9750;100;2000)))" office:value-type="float" office:value="2000" calcext:value-type="float">
            <text:p>2000</text:p>
          </table:table-cell>
          <table:table-cell table:formula="of:=AVERAGE([.C$2:.C2650])" office:value-type="float" office:value="-13.7787844469611" calcext:value-type="float">
            <text:p>-13,77878444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RANDBETWEEN(1;10000)" office:value-type="float" office:value="1051" calcext:value-type="float">
            <text:p>1051</text:p>
          </table:table-cell>
          <table:table-cell table:formula="of:=IF([.B2651]&lt;=8000;-100;IF([.B2651]&lt;=9000;0;IF([.B2651]&lt;=9750;100;2000)))" office:value-type="float" office:value="-100" calcext:value-type="float">
            <text:p>-100</text:p>
          </table:table-cell>
          <table:table-cell table:formula="of:=AVERAGE([.C$2:.C2651])" office:value-type="float" office:value="-13.811320754717" calcext:value-type="float">
            <text:p>-13,8113207547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RANDBETWEEN(1;10000)" office:value-type="float" office:value="1926" calcext:value-type="float">
            <text:p>1926</text:p>
          </table:table-cell>
          <table:table-cell table:formula="of:=IF([.B2652]&lt;=8000;-100;IF([.B2652]&lt;=9000;0;IF([.B2652]&lt;=9750;100;2000)))" office:value-type="float" office:value="-100" calcext:value-type="float">
            <text:p>-100</text:p>
          </table:table-cell>
          <table:table-cell table:formula="of:=AVERAGE([.C$2:.C2652])" office:value-type="float" office:value="-13.8438325160317" calcext:value-type="float">
            <text:p>-13,843832516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RANDBETWEEN(1;10000)" office:value-type="float" office:value="2639" calcext:value-type="float">
            <text:p>2639</text:p>
          </table:table-cell>
          <table:table-cell table:formula="of:=IF([.B2653]&lt;=8000;-100;IF([.B2653]&lt;=9000;0;IF([.B2653]&lt;=9750;100;2000)))" office:value-type="float" office:value="-100" calcext:value-type="float">
            <text:p>-100</text:p>
          </table:table-cell>
          <table:table-cell table:formula="of:=AVERAGE([.C$2:.C2653])" office:value-type="float" office:value="-13.8763197586727" calcext:value-type="float">
            <text:p>-13,8763197587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RANDBETWEEN(1;10000)" office:value-type="float" office:value="260" calcext:value-type="float">
            <text:p>260</text:p>
          </table:table-cell>
          <table:table-cell table:formula="of:=IF([.B2654]&lt;=8000;-100;IF([.B2654]&lt;=9000;0;IF([.B2654]&lt;=9750;100;2000)))" office:value-type="float" office:value="-100" calcext:value-type="float">
            <text:p>-100</text:p>
          </table:table-cell>
          <table:table-cell table:formula="of:=AVERAGE([.C$2:.C2654])" office:value-type="float" office:value="-13.9087825103656" calcext:value-type="float">
            <text:p>-13,9087825104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RANDBETWEEN(1;10000)" office:value-type="float" office:value="5445" calcext:value-type="float">
            <text:p>5445</text:p>
          </table:table-cell>
          <table:table-cell table:formula="of:=IF([.B2655]&lt;=8000;-100;IF([.B2655]&lt;=9000;0;IF([.B2655]&lt;=9750;100;2000)))" office:value-type="float" office:value="-100" calcext:value-type="float">
            <text:p>-100</text:p>
          </table:table-cell>
          <table:table-cell table:formula="of:=AVERAGE([.C$2:.C2655])" office:value-type="float" office:value="-13.9412207987943" calcext:value-type="float">
            <text:p>-13,9412207988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RANDBETWEEN(1;10000)" office:value-type="float" office:value="9990" calcext:value-type="float">
            <text:p>9990</text:p>
          </table:table-cell>
          <table:table-cell table:formula="of:=IF([.B2656]&lt;=8000;-100;IF([.B2656]&lt;=9000;0;IF([.B2656]&lt;=9750;100;2000)))" office:value-type="float" office:value="2000" calcext:value-type="float">
            <text:p>2000</text:p>
          </table:table-cell>
          <table:table-cell table:formula="of:=AVERAGE([.C$2:.C2656])" office:value-type="float" office:value="-13.1826741996234" calcext:value-type="float">
            <text:p>-13,1826741996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RANDBETWEEN(1;10000)" office:value-type="float" office:value="7593" calcext:value-type="float">
            <text:p>7593</text:p>
          </table:table-cell>
          <table:table-cell table:formula="of:=IF([.B2657]&lt;=8000;-100;IF([.B2657]&lt;=9000;0;IF([.B2657]&lt;=9750;100;2000)))" office:value-type="float" office:value="-100" calcext:value-type="float">
            <text:p>-100</text:p>
          </table:table-cell>
          <table:table-cell table:formula="of:=AVERAGE([.C$2:.C2657])" office:value-type="float" office:value="-13.2153614457831" calcext:value-type="float">
            <text:p>-13,2153614458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RANDBETWEEN(1;10000)" office:value-type="float" office:value="3591" calcext:value-type="float">
            <text:p>3591</text:p>
          </table:table-cell>
          <table:table-cell table:formula="of:=IF([.B2658]&lt;=8000;-100;IF([.B2658]&lt;=9000;0;IF([.B2658]&lt;=9750;100;2000)))" office:value-type="float" office:value="-100" calcext:value-type="float">
            <text:p>-100</text:p>
          </table:table-cell>
          <table:table-cell table:formula="of:=AVERAGE([.C$2:.C2658])" office:value-type="float" office:value="-13.2480240873165" calcext:value-type="float">
            <text:p>-13,248024087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RANDBETWEEN(1;10000)" office:value-type="float" office:value="5825" calcext:value-type="float">
            <text:p>5825</text:p>
          </table:table-cell>
          <table:table-cell table:formula="of:=IF([.B2659]&lt;=8000;-100;IF([.B2659]&lt;=9000;0;IF([.B2659]&lt;=9750;100;2000)))" office:value-type="float" office:value="-100" calcext:value-type="float">
            <text:p>-100</text:p>
          </table:table-cell>
          <table:table-cell table:formula="of:=AVERAGE([.C$2:.C2659])" office:value-type="float" office:value="-13.280662151994" calcext:value-type="float">
            <text:p>-13,28066215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RANDBETWEEN(1;10000)" office:value-type="float" office:value="1112" calcext:value-type="float">
            <text:p>1112</text:p>
          </table:table-cell>
          <table:table-cell table:formula="of:=IF([.B2660]&lt;=8000;-100;IF([.B2660]&lt;=9000;0;IF([.B2660]&lt;=9750;100;2000)))" office:value-type="float" office:value="-100" calcext:value-type="float">
            <text:p>-100</text:p>
          </table:table-cell>
          <table:table-cell table:formula="of:=AVERAGE([.C$2:.C2660])" office:value-type="float" office:value="-13.3132756675442" calcext:value-type="float">
            <text:p>-13,313275667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RANDBETWEEN(1;10000)" office:value-type="float" office:value="3353" calcext:value-type="float">
            <text:p>3353</text:p>
          </table:table-cell>
          <table:table-cell table:formula="of:=IF([.B2661]&lt;=8000;-100;IF([.B2661]&lt;=9000;0;IF([.B2661]&lt;=9750;100;2000)))" office:value-type="float" office:value="-100" calcext:value-type="float">
            <text:p>-100</text:p>
          </table:table-cell>
          <table:table-cell table:formula="of:=AVERAGE([.C$2:.C2661])" office:value-type="float" office:value="-13.3458646616541" calcext:value-type="float">
            <text:p>-13,3458646617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RANDBETWEEN(1;10000)" office:value-type="float" office:value="5114" calcext:value-type="float">
            <text:p>5114</text:p>
          </table:table-cell>
          <table:table-cell table:formula="of:=IF([.B2662]&lt;=8000;-100;IF([.B2662]&lt;=9000;0;IF([.B2662]&lt;=9750;100;2000)))" office:value-type="float" office:value="-100" calcext:value-type="float">
            <text:p>-100</text:p>
          </table:table-cell>
          <table:table-cell table:formula="of:=AVERAGE([.C$2:.C2662])" office:value-type="float" office:value="-13.3784291619692" calcext:value-type="float">
            <text:p>-13,37842916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RANDBETWEEN(1;10000)" office:value-type="float" office:value="2330" calcext:value-type="float">
            <text:p>2330</text:p>
          </table:table-cell>
          <table:table-cell table:formula="of:=IF([.B2663]&lt;=8000;-100;IF([.B2663]&lt;=9000;0;IF([.B2663]&lt;=9750;100;2000)))" office:value-type="float" office:value="-100" calcext:value-type="float">
            <text:p>-100</text:p>
          </table:table-cell>
          <table:table-cell table:formula="of:=AVERAGE([.C$2:.C2663])" office:value-type="float" office:value="-13.4109691960932" calcext:value-type="float">
            <text:p>-13,4109691961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RANDBETWEEN(1;10000)" office:value-type="float" office:value="4789" calcext:value-type="float">
            <text:p>4789</text:p>
          </table:table-cell>
          <table:table-cell table:formula="of:=IF([.B2664]&lt;=8000;-100;IF([.B2664]&lt;=9000;0;IF([.B2664]&lt;=9750;100;2000)))" office:value-type="float" office:value="-100" calcext:value-type="float">
            <text:p>-100</text:p>
          </table:table-cell>
          <table:table-cell table:formula="of:=AVERAGE([.C$2:.C2664])" office:value-type="float" office:value="-13.4434847915884" calcext:value-type="float">
            <text:p>-13,443484791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RANDBETWEEN(1;10000)" office:value-type="float" office:value="6231" calcext:value-type="float">
            <text:p>6231</text:p>
          </table:table-cell>
          <table:table-cell table:formula="of:=IF([.B2665]&lt;=8000;-100;IF([.B2665]&lt;=9000;0;IF([.B2665]&lt;=9750;100;2000)))" office:value-type="float" office:value="-100" calcext:value-type="float">
            <text:p>-100</text:p>
          </table:table-cell>
          <table:table-cell table:formula="of:=AVERAGE([.C$2:.C2665])" office:value-type="float" office:value="-13.475975975976" calcext:value-type="float">
            <text:p>-13,475975976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RANDBETWEEN(1;10000)" office:value-type="float" office:value="4839" calcext:value-type="float">
            <text:p>4839</text:p>
          </table:table-cell>
          <table:table-cell table:formula="of:=IF([.B2666]&lt;=8000;-100;IF([.B2666]&lt;=9000;0;IF([.B2666]&lt;=9750;100;2000)))" office:value-type="float" office:value="-100" calcext:value-type="float">
            <text:p>-100</text:p>
          </table:table-cell>
          <table:table-cell table:formula="of:=AVERAGE([.C$2:.C2666])" office:value-type="float" office:value="-13.5084427767355" calcext:value-type="float">
            <text:p>-13,5084427767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RANDBETWEEN(1;10000)" office:value-type="float" office:value="2349" calcext:value-type="float">
            <text:p>2349</text:p>
          </table:table-cell>
          <table:table-cell table:formula="of:=IF([.B2667]&lt;=8000;-100;IF([.B2667]&lt;=9000;0;IF([.B2667]&lt;=9750;100;2000)))" office:value-type="float" office:value="-100" calcext:value-type="float">
            <text:p>-100</text:p>
          </table:table-cell>
          <table:table-cell table:formula="of:=AVERAGE([.C$2:.C2667])" office:value-type="float" office:value="-13.5408852213053" calcext:value-type="float">
            <text:p>-13,540885221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RANDBETWEEN(1;10000)" office:value-type="float" office:value="1851" calcext:value-type="float">
            <text:p>1851</text:p>
          </table:table-cell>
          <table:table-cell table:formula="of:=IF([.B2668]&lt;=8000;-100;IF([.B2668]&lt;=9000;0;IF([.B2668]&lt;=9750;100;2000)))" office:value-type="float" office:value="-100" calcext:value-type="float">
            <text:p>-100</text:p>
          </table:table-cell>
          <table:table-cell table:formula="of:=AVERAGE([.C$2:.C2668])" office:value-type="float" office:value="-13.5733033370829" calcext:value-type="float">
            <text:p>-13,573303337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RANDBETWEEN(1;10000)" office:value-type="float" office:value="2329" calcext:value-type="float">
            <text:p>2329</text:p>
          </table:table-cell>
          <table:table-cell table:formula="of:=IF([.B2669]&lt;=8000;-100;IF([.B2669]&lt;=9000;0;IF([.B2669]&lt;=9750;100;2000)))" office:value-type="float" office:value="-100" calcext:value-type="float">
            <text:p>-100</text:p>
          </table:table-cell>
          <table:table-cell table:formula="of:=AVERAGE([.C$2:.C2669])" office:value-type="float" office:value="-13.6056971514243" calcext:value-type="float">
            <text:p>-13,6056971514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RANDBETWEEN(1;10000)" office:value-type="float" office:value="1486" calcext:value-type="float">
            <text:p>1486</text:p>
          </table:table-cell>
          <table:table-cell table:formula="of:=IF([.B2670]&lt;=8000;-100;IF([.B2670]&lt;=9000;0;IF([.B2670]&lt;=9750;100;2000)))" office:value-type="float" office:value="-100" calcext:value-type="float">
            <text:p>-100</text:p>
          </table:table-cell>
          <table:table-cell table:formula="of:=AVERAGE([.C$2:.C2670])" office:value-type="float" office:value="-13.6380666916448" calcext:value-type="float">
            <text:p>-13,638066691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RANDBETWEEN(1;10000)" office:value-type="float" office:value="5875" calcext:value-type="float">
            <text:p>5875</text:p>
          </table:table-cell>
          <table:table-cell table:formula="of:=IF([.B2671]&lt;=8000;-100;IF([.B2671]&lt;=9000;0;IF([.B2671]&lt;=9750;100;2000)))" office:value-type="float" office:value="-100" calcext:value-type="float">
            <text:p>-100</text:p>
          </table:table-cell>
          <table:table-cell table:formula="of:=AVERAGE([.C$2:.C2671])" office:value-type="float" office:value="-13.6704119850187" calcext:value-type="float">
            <text:p>-13,670411985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RANDBETWEEN(1;10000)" office:value-type="float" office:value="1281" calcext:value-type="float">
            <text:p>1281</text:p>
          </table:table-cell>
          <table:table-cell table:formula="of:=IF([.B2672]&lt;=8000;-100;IF([.B2672]&lt;=9000;0;IF([.B2672]&lt;=9750;100;2000)))" office:value-type="float" office:value="-100" calcext:value-type="float">
            <text:p>-100</text:p>
          </table:table-cell>
          <table:table-cell table:formula="of:=AVERAGE([.C$2:.C2672])" office:value-type="float" office:value="-13.7027330587795" calcext:value-type="float">
            <text:p>-13,702733058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RANDBETWEEN(1;10000)" office:value-type="float" office:value="8436" calcext:value-type="float">
            <text:p>8436</text:p>
          </table:table-cell>
          <table:table-cell table:formula="of:=IF([.B2673]&lt;=8000;-100;IF([.B2673]&lt;=9000;0;IF([.B2673]&lt;=9750;100;2000)))" office:value-type="float" office:value="0" calcext:value-type="float">
            <text:p>0</text:p>
          </table:table-cell>
          <table:table-cell table:formula="of:=AVERAGE([.C$2:.C2673])" office:value-type="float" office:value="-13.6976047904192" calcext:value-type="float">
            <text:p>-13,6976047904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RANDBETWEEN(1;10000)" office:value-type="float" office:value="6553" calcext:value-type="float">
            <text:p>6553</text:p>
          </table:table-cell>
          <table:table-cell table:formula="of:=IF([.B2674]&lt;=8000;-100;IF([.B2674]&lt;=9000;0;IF([.B2674]&lt;=9750;100;2000)))" office:value-type="float" office:value="-100" calcext:value-type="float">
            <text:p>-100</text:p>
          </table:table-cell>
          <table:table-cell table:formula="of:=AVERAGE([.C$2:.C2674])" office:value-type="float" office:value="-13.7298915076693" calcext:value-type="float">
            <text:p>-13,7298915077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RANDBETWEEN(1;10000)" office:value-type="float" office:value="9803" calcext:value-type="float">
            <text:p>9803</text:p>
          </table:table-cell>
          <table:table-cell table:formula="of:=IF([.B2675]&lt;=8000;-100;IF([.B2675]&lt;=9000;0;IF([.B2675]&lt;=9750;100;2000)))" office:value-type="float" office:value="2000" calcext:value-type="float">
            <text:p>2000</text:p>
          </table:table-cell>
          <table:table-cell table:formula="of:=AVERAGE([.C$2:.C2675])" office:value-type="float" office:value="-12.9768137621541" calcext:value-type="float">
            <text:p>-12,976813762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RANDBETWEEN(1;10000)" office:value-type="float" office:value="4954" calcext:value-type="float">
            <text:p>4954</text:p>
          </table:table-cell>
          <table:table-cell table:formula="of:=IF([.B2676]&lt;=8000;-100;IF([.B2676]&lt;=9000;0;IF([.B2676]&lt;=9750;100;2000)))" office:value-type="float" office:value="-100" calcext:value-type="float">
            <text:p>-100</text:p>
          </table:table-cell>
          <table:table-cell table:formula="of:=AVERAGE([.C$2:.C2676])" office:value-type="float" office:value="-13.0093457943925" calcext:value-type="float">
            <text:p>-13,0093457944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RANDBETWEEN(1;10000)" office:value-type="float" office:value="8436" calcext:value-type="float">
            <text:p>8436</text:p>
          </table:table-cell>
          <table:table-cell table:formula="of:=IF([.B2677]&lt;=8000;-100;IF([.B2677]&lt;=9000;0;IF([.B2677]&lt;=9750;100;2000)))" office:value-type="float" office:value="0" calcext:value-type="float">
            <text:p>0</text:p>
          </table:table-cell>
          <table:table-cell table:formula="of:=AVERAGE([.C$2:.C2677])" office:value-type="float" office:value="-13.0044843049327" calcext:value-type="float">
            <text:p>-13,004484304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RANDBETWEEN(1;10000)" office:value-type="float" office:value="9900" calcext:value-type="float">
            <text:p>9900</text:p>
          </table:table-cell>
          <table:table-cell table:formula="of:=IF([.B2678]&lt;=8000;-100;IF([.B2678]&lt;=9000;0;IF([.B2678]&lt;=9750;100;2000)))" office:value-type="float" office:value="2000" calcext:value-type="float">
            <text:p>2000</text:p>
          </table:table-cell>
          <table:table-cell table:formula="of:=AVERAGE([.C$2:.C2678])" office:value-type="float" office:value="-12.2525214792678" calcext:value-type="float">
            <text:p>-12,252521479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RANDBETWEEN(1;10000)" office:value-type="float" office:value="9268" calcext:value-type="float">
            <text:p>9268</text:p>
          </table:table-cell>
          <table:table-cell table:formula="of:=IF([.B2679]&lt;=8000;-100;IF([.B2679]&lt;=9000;0;IF([.B2679]&lt;=9750;100;2000)))" office:value-type="float" office:value="100" calcext:value-type="float">
            <text:p>100</text:p>
          </table:table-cell>
          <table:table-cell table:formula="of:=AVERAGE([.C$2:.C2679])" office:value-type="float" office:value="-12.2106049290515" calcext:value-type="float">
            <text:p>-12,210604929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RANDBETWEEN(1;10000)" office:value-type="float" office:value="4274" calcext:value-type="float">
            <text:p>4274</text:p>
          </table:table-cell>
          <table:table-cell table:formula="of:=IF([.B2680]&lt;=8000;-100;IF([.B2680]&lt;=9000;0;IF([.B2680]&lt;=9750;100;2000)))" office:value-type="float" office:value="-100" calcext:value-type="float">
            <text:p>-100</text:p>
          </table:table-cell>
          <table:table-cell table:formula="of:=AVERAGE([.C$2:.C2680])" office:value-type="float" office:value="-12.2433743934304" calcext:value-type="float">
            <text:p>-12,243374393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RANDBETWEEN(1;10000)" office:value-type="float" office:value="1774" calcext:value-type="float">
            <text:p>1774</text:p>
          </table:table-cell>
          <table:table-cell table:formula="of:=IF([.B2681]&lt;=8000;-100;IF([.B2681]&lt;=9000;0;IF([.B2681]&lt;=9750;100;2000)))" office:value-type="float" office:value="-100" calcext:value-type="float">
            <text:p>-100</text:p>
          </table:table-cell>
          <table:table-cell table:formula="of:=AVERAGE([.C$2:.C2681])" office:value-type="float" office:value="-12.2761194029851" calcext:value-type="float">
            <text:p>-12,276119403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RANDBETWEEN(1;10000)" office:value-type="float" office:value="8385" calcext:value-type="float">
            <text:p>8385</text:p>
          </table:table-cell>
          <table:table-cell table:formula="of:=IF([.B2682]&lt;=8000;-100;IF([.B2682]&lt;=9000;0;IF([.B2682]&lt;=9750;100;2000)))" office:value-type="float" office:value="0" calcext:value-type="float">
            <text:p>0</text:p>
          </table:table-cell>
          <table:table-cell table:formula="of:=AVERAGE([.C$2:.C2682])" office:value-type="float" office:value="-12.2715404699739" calcext:value-type="float">
            <text:p>-12,27154047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RANDBETWEEN(1;10000)" office:value-type="float" office:value="5212" calcext:value-type="float">
            <text:p>5212</text:p>
          </table:table-cell>
          <table:table-cell table:formula="of:=IF([.B2683]&lt;=8000;-100;IF([.B2683]&lt;=9000;0;IF([.B2683]&lt;=9750;100;2000)))" office:value-type="float" office:value="-100" calcext:value-type="float">
            <text:p>-100</text:p>
          </table:table-cell>
          <table:table-cell table:formula="of:=AVERAGE([.C$2:.C2683])" office:value-type="float" office:value="-12.3042505592841" calcext:value-type="float">
            <text:p>-12,304250559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RANDBETWEEN(1;10000)" office:value-type="float" office:value="9895" calcext:value-type="float">
            <text:p>9895</text:p>
          </table:table-cell>
          <table:table-cell table:formula="of:=IF([.B2684]&lt;=8000;-100;IF([.B2684]&lt;=9000;0;IF([.B2684]&lt;=9750;100;2000)))" office:value-type="float" office:value="2000" calcext:value-type="float">
            <text:p>2000</text:p>
          </table:table-cell>
          <table:table-cell table:formula="of:=AVERAGE([.C$2:.C2684])" office:value-type="float" office:value="-11.5542303391726" calcext:value-type="float">
            <text:p>-11,5542303392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RANDBETWEEN(1;10000)" office:value-type="float" office:value="5070" calcext:value-type="float">
            <text:p>5070</text:p>
          </table:table-cell>
          <table:table-cell table:formula="of:=IF([.B2685]&lt;=8000;-100;IF([.B2685]&lt;=9000;0;IF([.B2685]&lt;=9750;100;2000)))" office:value-type="float" office:value="-100" calcext:value-type="float">
            <text:p>-100</text:p>
          </table:table-cell>
          <table:table-cell table:formula="of:=AVERAGE([.C$2:.C2685])" office:value-type="float" office:value="-11.5871833084948" calcext:value-type="float">
            <text:p>-11,587183308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RANDBETWEEN(1;10000)" office:value-type="float" office:value="4062" calcext:value-type="float">
            <text:p>4062</text:p>
          </table:table-cell>
          <table:table-cell table:formula="of:=IF([.B2686]&lt;=8000;-100;IF([.B2686]&lt;=9000;0;IF([.B2686]&lt;=9750;100;2000)))" office:value-type="float" office:value="-100" calcext:value-type="float">
            <text:p>-100</text:p>
          </table:table-cell>
          <table:table-cell table:formula="of:=AVERAGE([.C$2:.C2686])" office:value-type="float" office:value="-11.6201117318436" calcext:value-type="float">
            <text:p>-11,6201117318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RANDBETWEEN(1;10000)" office:value-type="float" office:value="8218" calcext:value-type="float">
            <text:p>8218</text:p>
          </table:table-cell>
          <table:table-cell table:formula="of:=IF([.B2687]&lt;=8000;-100;IF([.B2687]&lt;=9000;0;IF([.B2687]&lt;=9750;100;2000)))" office:value-type="float" office:value="0" calcext:value-type="float">
            <text:p>0</text:p>
          </table:table-cell>
          <table:table-cell table:formula="of:=AVERAGE([.C$2:.C2687])" office:value-type="float" office:value="-11.6157855547282" calcext:value-type="float">
            <text:p>-11,6157855547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RANDBETWEEN(1;10000)" office:value-type="float" office:value="3626" calcext:value-type="float">
            <text:p>3626</text:p>
          </table:table-cell>
          <table:table-cell table:formula="of:=IF([.B2688]&lt;=8000;-100;IF([.B2688]&lt;=9000;0;IF([.B2688]&lt;=9750;100;2000)))" office:value-type="float" office:value="-100" calcext:value-type="float">
            <text:p>-100</text:p>
          </table:table-cell>
          <table:table-cell table:formula="of:=AVERAGE([.C$2:.C2688])" office:value-type="float" office:value="-11.6486788239673" calcext:value-type="float">
            <text:p>-11,648678824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RANDBETWEEN(1;10000)" office:value-type="float" office:value="3227" calcext:value-type="float">
            <text:p>3227</text:p>
          </table:table-cell>
          <table:table-cell table:formula="of:=IF([.B2689]&lt;=8000;-100;IF([.B2689]&lt;=9000;0;IF([.B2689]&lt;=9750;100;2000)))" office:value-type="float" office:value="-100" calcext:value-type="float">
            <text:p>-100</text:p>
          </table:table-cell>
          <table:table-cell table:formula="of:=AVERAGE([.C$2:.C2689])" office:value-type="float" office:value="-11.6815476190476" calcext:value-type="float">
            <text:p>-11,68154761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RANDBETWEEN(1;10000)" office:value-type="float" office:value="6189" calcext:value-type="float">
            <text:p>6189</text:p>
          </table:table-cell>
          <table:table-cell table:formula="of:=IF([.B2690]&lt;=8000;-100;IF([.B2690]&lt;=9000;0;IF([.B2690]&lt;=9750;100;2000)))" office:value-type="float" office:value="-100" calcext:value-type="float">
            <text:p>-100</text:p>
          </table:table-cell>
          <table:table-cell table:formula="of:=AVERAGE([.C$2:.C2690])" office:value-type="float" office:value="-11.7143919672741" calcext:value-type="float">
            <text:p>-11,714391967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RANDBETWEEN(1;10000)" office:value-type="float" office:value="5558" calcext:value-type="float">
            <text:p>5558</text:p>
          </table:table-cell>
          <table:table-cell table:formula="of:=IF([.B2691]&lt;=8000;-100;IF([.B2691]&lt;=9000;0;IF([.B2691]&lt;=9750;100;2000)))" office:value-type="float" office:value="-100" calcext:value-type="float">
            <text:p>-100</text:p>
          </table:table-cell>
          <table:table-cell table:formula="of:=AVERAGE([.C$2:.C2691])" office:value-type="float" office:value="-11.7472118959108" calcext:value-type="float">
            <text:p>-11,7472118959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RANDBETWEEN(1;10000)" office:value-type="float" office:value="2965" calcext:value-type="float">
            <text:p>2965</text:p>
          </table:table-cell>
          <table:table-cell table:formula="of:=IF([.B2692]&lt;=8000;-100;IF([.B2692]&lt;=9000;0;IF([.B2692]&lt;=9750;100;2000)))" office:value-type="float" office:value="-100" calcext:value-type="float">
            <text:p>-100</text:p>
          </table:table-cell>
          <table:table-cell table:formula="of:=AVERAGE([.C$2:.C2692])" office:value-type="float" office:value="-11.7800074321813" calcext:value-type="float">
            <text:p>-11,780007432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RANDBETWEEN(1;10000)" office:value-type="float" office:value="8177" calcext:value-type="float">
            <text:p>8177</text:p>
          </table:table-cell>
          <table:table-cell table:formula="of:=IF([.B2693]&lt;=8000;-100;IF([.B2693]&lt;=9000;0;IF([.B2693]&lt;=9750;100;2000)))" office:value-type="float" office:value="0" calcext:value-type="float">
            <text:p>0</text:p>
          </table:table-cell>
          <table:table-cell table:formula="of:=AVERAGE([.C$2:.C2693])" office:value-type="float" office:value="-11.7756315007429" calcext:value-type="float">
            <text:p>-11,7756315007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RANDBETWEEN(1;10000)" office:value-type="float" office:value="4979" calcext:value-type="float">
            <text:p>4979</text:p>
          </table:table-cell>
          <table:table-cell table:formula="of:=IF([.B2694]&lt;=8000;-100;IF([.B2694]&lt;=9000;0;IF([.B2694]&lt;=9750;100;2000)))" office:value-type="float" office:value="-100" calcext:value-type="float">
            <text:p>-100</text:p>
          </table:table-cell>
          <table:table-cell table:formula="of:=AVERAGE([.C$2:.C2694])" office:value-type="float" office:value="-11.8083921277386" calcext:value-type="float">
            <text:p>-11,8083921277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RANDBETWEEN(1;10000)" office:value-type="float" office:value="7642" calcext:value-type="float">
            <text:p>7642</text:p>
          </table:table-cell>
          <table:table-cell table:formula="of:=IF([.B2695]&lt;=8000;-100;IF([.B2695]&lt;=9000;0;IF([.B2695]&lt;=9750;100;2000)))" office:value-type="float" office:value="-100" calcext:value-type="float">
            <text:p>-100</text:p>
          </table:table-cell>
          <table:table-cell table:formula="of:=AVERAGE([.C$2:.C2695])" office:value-type="float" office:value="-11.8411284335561" calcext:value-type="float">
            <text:p>-11,8411284336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RANDBETWEEN(1;10000)" office:value-type="float" office:value="7232" calcext:value-type="float">
            <text:p>7232</text:p>
          </table:table-cell>
          <table:table-cell table:formula="of:=IF([.B2696]&lt;=8000;-100;IF([.B2696]&lt;=9000;0;IF([.B2696]&lt;=9750;100;2000)))" office:value-type="float" office:value="-100" calcext:value-type="float">
            <text:p>-100</text:p>
          </table:table-cell>
          <table:table-cell table:formula="of:=AVERAGE([.C$2:.C2696])" office:value-type="float" office:value="-11.873840445269" calcext:value-type="float">
            <text:p>-11,8738404453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RANDBETWEEN(1;10000)" office:value-type="float" office:value="744" calcext:value-type="float">
            <text:p>744</text:p>
          </table:table-cell>
          <table:table-cell table:formula="of:=IF([.B2697]&lt;=8000;-100;IF([.B2697]&lt;=9000;0;IF([.B2697]&lt;=9750;100;2000)))" office:value-type="float" office:value="-100" calcext:value-type="float">
            <text:p>-100</text:p>
          </table:table-cell>
          <table:table-cell table:formula="of:=AVERAGE([.C$2:.C2697])" office:value-type="float" office:value="-11.906528189911" calcext:value-type="float">
            <text:p>-11,9065281899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RANDBETWEEN(1;10000)" office:value-type="float" office:value="5455" calcext:value-type="float">
            <text:p>5455</text:p>
          </table:table-cell>
          <table:table-cell table:formula="of:=IF([.B2698]&lt;=8000;-100;IF([.B2698]&lt;=9000;0;IF([.B2698]&lt;=9750;100;2000)))" office:value-type="float" office:value="-100" calcext:value-type="float">
            <text:p>-100</text:p>
          </table:table-cell>
          <table:table-cell table:formula="of:=AVERAGE([.C$2:.C2698])" office:value-type="float" office:value="-11.9391916944753" calcext:value-type="float">
            <text:p>-11,9391916945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RANDBETWEEN(1;10000)" office:value-type="float" office:value="9911" calcext:value-type="float">
            <text:p>9911</text:p>
          </table:table-cell>
          <table:table-cell table:formula="of:=IF([.B2699]&lt;=8000;-100;IF([.B2699]&lt;=9000;0;IF([.B2699]&lt;=9750;100;2000)))" office:value-type="float" office:value="2000" calcext:value-type="float">
            <text:p>2000</text:p>
          </table:table-cell>
          <table:table-cell table:formula="of:=AVERAGE([.C$2:.C2699])" office:value-type="float" office:value="-11.1934766493699" calcext:value-type="float">
            <text:p>-11,1934766494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RANDBETWEEN(1;10000)" office:value-type="float" office:value="2051" calcext:value-type="float">
            <text:p>2051</text:p>
          </table:table-cell>
          <table:table-cell table:formula="of:=IF([.B2700]&lt;=8000;-100;IF([.B2700]&lt;=9000;0;IF([.B2700]&lt;=9750;100;2000)))" office:value-type="float" office:value="-100" calcext:value-type="float">
            <text:p>-100</text:p>
          </table:table-cell>
          <table:table-cell table:formula="of:=AVERAGE([.C$2:.C2700])" office:value-type="float" office:value="-11.2263801407929" calcext:value-type="float">
            <text:p>-11,226380140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RANDBETWEEN(1;10000)" office:value-type="float" office:value="2528" calcext:value-type="float">
            <text:p>2528</text:p>
          </table:table-cell>
          <table:table-cell table:formula="of:=IF([.B2701]&lt;=8000;-100;IF([.B2701]&lt;=9000;0;IF([.B2701]&lt;=9750;100;2000)))" office:value-type="float" office:value="-100" calcext:value-type="float">
            <text:p>-100</text:p>
          </table:table-cell>
          <table:table-cell table:formula="of:=AVERAGE([.C$2:.C2701])" office:value-type="float" office:value="-11.2592592592593" calcext:value-type="float">
            <text:p>-11,2592592593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RANDBETWEEN(1;10000)" office:value-type="float" office:value="4275" calcext:value-type="float">
            <text:p>4275</text:p>
          </table:table-cell>
          <table:table-cell table:formula="of:=IF([.B2702]&lt;=8000;-100;IF([.B2702]&lt;=9000;0;IF([.B2702]&lt;=9750;100;2000)))" office:value-type="float" office:value="-100" calcext:value-type="float">
            <text:p>-100</text:p>
          </table:table-cell>
          <table:table-cell table:formula="of:=AVERAGE([.C$2:.C2702])" office:value-type="float" office:value="-11.2921140318401" calcext:value-type="float">
            <text:p>-11,292114031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RANDBETWEEN(1;10000)" office:value-type="float" office:value="4272" calcext:value-type="float">
            <text:p>4272</text:p>
          </table:table-cell>
          <table:table-cell table:formula="of:=IF([.B2703]&lt;=8000;-100;IF([.B2703]&lt;=9000;0;IF([.B2703]&lt;=9750;100;2000)))" office:value-type="float" office:value="-100" calcext:value-type="float">
            <text:p>-100</text:p>
          </table:table-cell>
          <table:table-cell table:formula="of:=AVERAGE([.C$2:.C2703])" office:value-type="float" office:value="-11.3249444855662" calcext:value-type="float">
            <text:p>-11,3249444856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RANDBETWEEN(1;10000)" office:value-type="float" office:value="5131" calcext:value-type="float">
            <text:p>5131</text:p>
          </table:table-cell>
          <table:table-cell table:formula="of:=IF([.B2704]&lt;=8000;-100;IF([.B2704]&lt;=9000;0;IF([.B2704]&lt;=9750;100;2000)))" office:value-type="float" office:value="-100" calcext:value-type="float">
            <text:p>-100</text:p>
          </table:table-cell>
          <table:table-cell table:formula="of:=AVERAGE([.C$2:.C2704])" office:value-type="float" office:value="-11.3577506474288" calcext:value-type="float">
            <text:p>-11,3577506474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RANDBETWEEN(1;10000)" office:value-type="float" office:value="4633" calcext:value-type="float">
            <text:p>4633</text:p>
          </table:table-cell>
          <table:table-cell table:formula="of:=IF([.B2705]&lt;=8000;-100;IF([.B2705]&lt;=9000;0;IF([.B2705]&lt;=9750;100;2000)))" office:value-type="float" office:value="-100" calcext:value-type="float">
            <text:p>-100</text:p>
          </table:table-cell>
          <table:table-cell table:formula="of:=AVERAGE([.C$2:.C2705])" office:value-type="float" office:value="-11.3905325443787" calcext:value-type="float">
            <text:p>-11,390532544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RANDBETWEEN(1;10000)" office:value-type="float" office:value="9796" calcext:value-type="float">
            <text:p>9796</text:p>
          </table:table-cell>
          <table:table-cell table:formula="of:=IF([.B2706]&lt;=8000;-100;IF([.B2706]&lt;=9000;0;IF([.B2706]&lt;=9750;100;2000)))" office:value-type="float" office:value="2000" calcext:value-type="float">
            <text:p>2000</text:p>
          </table:table-cell>
          <table:table-cell table:formula="of:=AVERAGE([.C$2:.C2706])" office:value-type="float" office:value="-10.6469500924214" calcext:value-type="float">
            <text:p>-10,6469500924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RANDBETWEEN(1;10000)" office:value-type="float" office:value="4368" calcext:value-type="float">
            <text:p>4368</text:p>
          </table:table-cell>
          <table:table-cell table:formula="of:=IF([.B2707]&lt;=8000;-100;IF([.B2707]&lt;=9000;0;IF([.B2707]&lt;=9750;100;2000)))" office:value-type="float" office:value="-100" calcext:value-type="float">
            <text:p>-100</text:p>
          </table:table-cell>
          <table:table-cell table:formula="of:=AVERAGE([.C$2:.C2707])" office:value-type="float" office:value="-10.679970436068" calcext:value-type="float">
            <text:p>-10,679970436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RANDBETWEEN(1;10000)" office:value-type="float" office:value="2292" calcext:value-type="float">
            <text:p>2292</text:p>
          </table:table-cell>
          <table:table-cell table:formula="of:=IF([.B2708]&lt;=8000;-100;IF([.B2708]&lt;=9000;0;IF([.B2708]&lt;=9750;100;2000)))" office:value-type="float" office:value="-100" calcext:value-type="float">
            <text:p>-100</text:p>
          </table:table-cell>
          <table:table-cell table:formula="of:=AVERAGE([.C$2:.C2708])" office:value-type="float" office:value="-10.7129663834503" calcext:value-type="float">
            <text:p>-10,7129663835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RANDBETWEEN(1;10000)" office:value-type="float" office:value="1745" calcext:value-type="float">
            <text:p>1745</text:p>
          </table:table-cell>
          <table:table-cell table:formula="of:=IF([.B2709]&lt;=8000;-100;IF([.B2709]&lt;=9000;0;IF([.B2709]&lt;=9750;100;2000)))" office:value-type="float" office:value="-100" calcext:value-type="float">
            <text:p>-100</text:p>
          </table:table-cell>
          <table:table-cell table:formula="of:=AVERAGE([.C$2:.C2709])" office:value-type="float" office:value="-10.7459379615953" calcext:value-type="float">
            <text:p>-10,745937961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RANDBETWEEN(1;10000)" office:value-type="float" office:value="5290" calcext:value-type="float">
            <text:p>5290</text:p>
          </table:table-cell>
          <table:table-cell table:formula="of:=IF([.B2710]&lt;=8000;-100;IF([.B2710]&lt;=9000;0;IF([.B2710]&lt;=9750;100;2000)))" office:value-type="float" office:value="-100" calcext:value-type="float">
            <text:p>-100</text:p>
          </table:table-cell>
          <table:table-cell table:formula="of:=AVERAGE([.C$2:.C2710])" office:value-type="float" office:value="-10.7788851974899" calcext:value-type="float">
            <text:p>-10,778885197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RANDBETWEEN(1;10000)" office:value-type="float" office:value="3779" calcext:value-type="float">
            <text:p>3779</text:p>
          </table:table-cell>
          <table:table-cell table:formula="of:=IF([.B2711]&lt;=8000;-100;IF([.B2711]&lt;=9000;0;IF([.B2711]&lt;=9750;100;2000)))" office:value-type="float" office:value="-100" calcext:value-type="float">
            <text:p>-100</text:p>
          </table:table-cell>
          <table:table-cell table:formula="of:=AVERAGE([.C$2:.C2711])" office:value-type="float" office:value="-10.8118081180812" calcext:value-type="float">
            <text:p>-10,811808118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RANDBETWEEN(1;10000)" office:value-type="float" office:value="5738" calcext:value-type="float">
            <text:p>5738</text:p>
          </table:table-cell>
          <table:table-cell table:formula="of:=IF([.B2712]&lt;=8000;-100;IF([.B2712]&lt;=9000;0;IF([.B2712]&lt;=9750;100;2000)))" office:value-type="float" office:value="-100" calcext:value-type="float">
            <text:p>-100</text:p>
          </table:table-cell>
          <table:table-cell table:formula="of:=AVERAGE([.C$2:.C2712])" office:value-type="float" office:value="-10.8447067502767" calcext:value-type="float">
            <text:p>-10,844706750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RANDBETWEEN(1;10000)" office:value-type="float" office:value="1286" calcext:value-type="float">
            <text:p>1286</text:p>
          </table:table-cell>
          <table:table-cell table:formula="of:=IF([.B2713]&lt;=8000;-100;IF([.B2713]&lt;=9000;0;IF([.B2713]&lt;=9750;100;2000)))" office:value-type="float" office:value="-100" calcext:value-type="float">
            <text:p>-100</text:p>
          </table:table-cell>
          <table:table-cell table:formula="of:=AVERAGE([.C$2:.C2713])" office:value-type="float" office:value="-10.877581120944" calcext:value-type="float">
            <text:p>-10,8775811209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RANDBETWEEN(1;10000)" office:value-type="float" office:value="9179" calcext:value-type="float">
            <text:p>9179</text:p>
          </table:table-cell>
          <table:table-cell table:formula="of:=IF([.B2714]&lt;=8000;-100;IF([.B2714]&lt;=9000;0;IF([.B2714]&lt;=9750;100;2000)))" office:value-type="float" office:value="100" calcext:value-type="float">
            <text:p>100</text:p>
          </table:table-cell>
          <table:table-cell table:formula="of:=AVERAGE([.C$2:.C2714])" office:value-type="float" office:value="-10.8367121267969" calcext:value-type="float">
            <text:p>-10,8367121268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RANDBETWEEN(1;10000)" office:value-type="float" office:value="5617" calcext:value-type="float">
            <text:p>5617</text:p>
          </table:table-cell>
          <table:table-cell table:formula="of:=IF([.B2715]&lt;=8000;-100;IF([.B2715]&lt;=9000;0;IF([.B2715]&lt;=9750;100;2000)))" office:value-type="float" office:value="-100" calcext:value-type="float">
            <text:p>-100</text:p>
          </table:table-cell>
          <table:table-cell table:formula="of:=AVERAGE([.C$2:.C2715])" office:value-type="float" office:value="-10.8695652173913" calcext:value-type="float">
            <text:p>-10,869565217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RANDBETWEEN(1;10000)" office:value-type="float" office:value="8655" calcext:value-type="float">
            <text:p>8655</text:p>
          </table:table-cell>
          <table:table-cell table:formula="of:=IF([.B2716]&lt;=8000;-100;IF([.B2716]&lt;=9000;0;IF([.B2716]&lt;=9750;100;2000)))" office:value-type="float" office:value="0" calcext:value-type="float">
            <text:p>0</text:p>
          </table:table-cell>
          <table:table-cell table:formula="of:=AVERAGE([.C$2:.C2716])" office:value-type="float" office:value="-10.865561694291" calcext:value-type="float">
            <text:p>-10,8655616943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RANDBETWEEN(1;10000)" office:value-type="float" office:value="9344" calcext:value-type="float">
            <text:p>9344</text:p>
          </table:table-cell>
          <table:table-cell table:formula="of:=IF([.B2717]&lt;=8000;-100;IF([.B2717]&lt;=9000;0;IF([.B2717]&lt;=9750;100;2000)))" office:value-type="float" office:value="100" calcext:value-type="float">
            <text:p>100</text:p>
          </table:table-cell>
          <table:table-cell table:formula="of:=AVERAGE([.C$2:.C2717])" office:value-type="float" office:value="-10.8247422680412" calcext:value-type="float">
            <text:p>-10,82474226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RANDBETWEEN(1;10000)" office:value-type="float" office:value="8949" calcext:value-type="float">
            <text:p>8949</text:p>
          </table:table-cell>
          <table:table-cell table:formula="of:=IF([.B2718]&lt;=8000;-100;IF([.B2718]&lt;=9000;0;IF([.B2718]&lt;=9750;100;2000)))" office:value-type="float" office:value="0" calcext:value-type="float">
            <text:p>0</text:p>
          </table:table-cell>
          <table:table-cell table:formula="of:=AVERAGE([.C$2:.C2718])" office:value-type="float" office:value="-10.8207581891792" calcext:value-type="float">
            <text:p>-10,820758189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RANDBETWEEN(1;10000)" office:value-type="float" office:value="5197" calcext:value-type="float">
            <text:p>5197</text:p>
          </table:table-cell>
          <table:table-cell table:formula="of:=IF([.B2719]&lt;=8000;-100;IF([.B2719]&lt;=9000;0;IF([.B2719]&lt;=9750;100;2000)))" office:value-type="float" office:value="-100" calcext:value-type="float">
            <text:p>-100</text:p>
          </table:table-cell>
          <table:table-cell table:formula="of:=AVERAGE([.C$2:.C2719])" office:value-type="float" office:value="-10.8535688005887" calcext:value-type="float">
            <text:p>-10,853568800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RANDBETWEEN(1;10000)" office:value-type="float" office:value="3268" calcext:value-type="float">
            <text:p>3268</text:p>
          </table:table-cell>
          <table:table-cell table:formula="of:=IF([.B2720]&lt;=8000;-100;IF([.B2720]&lt;=9000;0;IF([.B2720]&lt;=9750;100;2000)))" office:value-type="float" office:value="-100" calcext:value-type="float">
            <text:p>-100</text:p>
          </table:table-cell>
          <table:table-cell table:formula="of:=AVERAGE([.C$2:.C2720])" office:value-type="float" office:value="-10.8863552776756" calcext:value-type="float">
            <text:p>-10,886355277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RANDBETWEEN(1;10000)" office:value-type="float" office:value="6511" calcext:value-type="float">
            <text:p>6511</text:p>
          </table:table-cell>
          <table:table-cell table:formula="of:=IF([.B2721]&lt;=8000;-100;IF([.B2721]&lt;=9000;0;IF([.B2721]&lt;=9750;100;2000)))" office:value-type="float" office:value="-100" calcext:value-type="float">
            <text:p>-100</text:p>
          </table:table-cell>
          <table:table-cell table:formula="of:=AVERAGE([.C$2:.C2721])" office:value-type="float" office:value="-10.9191176470588" calcext:value-type="float">
            <text:p>-10,919117647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RANDBETWEEN(1;10000)" office:value-type="float" office:value="2811" calcext:value-type="float">
            <text:p>2811</text:p>
          </table:table-cell>
          <table:table-cell table:formula="of:=IF([.B2722]&lt;=8000;-100;IF([.B2722]&lt;=9000;0;IF([.B2722]&lt;=9750;100;2000)))" office:value-type="float" office:value="-100" calcext:value-type="float">
            <text:p>-100</text:p>
          </table:table-cell>
          <table:table-cell table:formula="of:=AVERAGE([.C$2:.C2722])" office:value-type="float" office:value="-10.9518559353179" calcext:value-type="float">
            <text:p>-10,9518559353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RANDBETWEEN(1;10000)" office:value-type="float" office:value="9424" calcext:value-type="float">
            <text:p>9424</text:p>
          </table:table-cell>
          <table:table-cell table:formula="of:=IF([.B2723]&lt;=8000;-100;IF([.B2723]&lt;=9000;0;IF([.B2723]&lt;=9750;100;2000)))" office:value-type="float" office:value="100" calcext:value-type="float">
            <text:p>100</text:p>
          </table:table-cell>
          <table:table-cell table:formula="of:=AVERAGE([.C$2:.C2723])" office:value-type="float" office:value="-10.9110947832476" calcext:value-type="float">
            <text:p>-10,911094783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RANDBETWEEN(1;10000)" office:value-type="float" office:value="6863" calcext:value-type="float">
            <text:p>6863</text:p>
          </table:table-cell>
          <table:table-cell table:formula="of:=IF([.B2724]&lt;=8000;-100;IF([.B2724]&lt;=9000;0;IF([.B2724]&lt;=9750;100;2000)))" office:value-type="float" office:value="-100" calcext:value-type="float">
            <text:p>-100</text:p>
          </table:table-cell>
          <table:table-cell table:formula="of:=AVERAGE([.C$2:.C2724])" office:value-type="float" office:value="-10.9438119720896" calcext:value-type="float">
            <text:p>-10,943811972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RANDBETWEEN(1;10000)" office:value-type="float" office:value="7011" calcext:value-type="float">
            <text:p>7011</text:p>
          </table:table-cell>
          <table:table-cell table:formula="of:=IF([.B2725]&lt;=8000;-100;IF([.B2725]&lt;=9000;0;IF([.B2725]&lt;=9750;100;2000)))" office:value-type="float" office:value="-100" calcext:value-type="float">
            <text:p>-100</text:p>
          </table:table-cell>
          <table:table-cell table:formula="of:=AVERAGE([.C$2:.C2725])" office:value-type="float" office:value="-10.9765051395007" calcext:value-type="float">
            <text:p>-10,9765051395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RANDBETWEEN(1;10000)" office:value-type="float" office:value="4791" calcext:value-type="float">
            <text:p>4791</text:p>
          </table:table-cell>
          <table:table-cell table:formula="of:=IF([.B2726]&lt;=8000;-100;IF([.B2726]&lt;=9000;0;IF([.B2726]&lt;=9750;100;2000)))" office:value-type="float" office:value="-100" calcext:value-type="float">
            <text:p>-100</text:p>
          </table:table-cell>
          <table:table-cell table:formula="of:=AVERAGE([.C$2:.C2726])" office:value-type="float" office:value="-11.0091743119266" calcext:value-type="float">
            <text:p>-11,0091743119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RANDBETWEEN(1;10000)" office:value-type="float" office:value="302" calcext:value-type="float">
            <text:p>302</text:p>
          </table:table-cell>
          <table:table-cell table:formula="of:=IF([.B2727]&lt;=8000;-100;IF([.B2727]&lt;=9000;0;IF([.B2727]&lt;=9750;100;2000)))" office:value-type="float" office:value="-100" calcext:value-type="float">
            <text:p>-100</text:p>
          </table:table-cell>
          <table:table-cell table:formula="of:=AVERAGE([.C$2:.C2727])" office:value-type="float" office:value="-11.041819515774" calcext:value-type="float">
            <text:p>-11,041819515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RANDBETWEEN(1;10000)" office:value-type="float" office:value="1249" calcext:value-type="float">
            <text:p>1249</text:p>
          </table:table-cell>
          <table:table-cell table:formula="of:=IF([.B2728]&lt;=8000;-100;IF([.B2728]&lt;=9000;0;IF([.B2728]&lt;=9750;100;2000)))" office:value-type="float" office:value="-100" calcext:value-type="float">
            <text:p>-100</text:p>
          </table:table-cell>
          <table:table-cell table:formula="of:=AVERAGE([.C$2:.C2728])" office:value-type="float" office:value="-11.0744407774111" calcext:value-type="float">
            <text:p>-11,0744407774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RANDBETWEEN(1;10000)" office:value-type="float" office:value="5911" calcext:value-type="float">
            <text:p>5911</text:p>
          </table:table-cell>
          <table:table-cell table:formula="of:=IF([.B2729]&lt;=8000;-100;IF([.B2729]&lt;=9000;0;IF([.B2729]&lt;=9750;100;2000)))" office:value-type="float" office:value="-100" calcext:value-type="float">
            <text:p>-100</text:p>
          </table:table-cell>
          <table:table-cell table:formula="of:=AVERAGE([.C$2:.C2729])" office:value-type="float" office:value="-11.1070381231672" calcext:value-type="float">
            <text:p>-11,1070381232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RANDBETWEEN(1;10000)" office:value-type="float" office:value="6879" calcext:value-type="float">
            <text:p>6879</text:p>
          </table:table-cell>
          <table:table-cell table:formula="of:=IF([.B2730]&lt;=8000;-100;IF([.B2730]&lt;=9000;0;IF([.B2730]&lt;=9750;100;2000)))" office:value-type="float" office:value="-100" calcext:value-type="float">
            <text:p>-100</text:p>
          </table:table-cell>
          <table:table-cell table:formula="of:=AVERAGE([.C$2:.C2730])" office:value-type="float" office:value="-11.1396115793331" calcext:value-type="float">
            <text:p>-11,139611579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RANDBETWEEN(1;10000)" office:value-type="float" office:value="2101" calcext:value-type="float">
            <text:p>2101</text:p>
          </table:table-cell>
          <table:table-cell table:formula="of:=IF([.B2731]&lt;=8000;-100;IF([.B2731]&lt;=9000;0;IF([.B2731]&lt;=9750;100;2000)))" office:value-type="float" office:value="-100" calcext:value-type="float">
            <text:p>-100</text:p>
          </table:table-cell>
          <table:table-cell table:formula="of:=AVERAGE([.C$2:.C2731])" office:value-type="float" office:value="-11.1721611721612" calcext:value-type="float">
            <text:p>-11,172161172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RANDBETWEEN(1;10000)" office:value-type="float" office:value="7822" calcext:value-type="float">
            <text:p>7822</text:p>
          </table:table-cell>
          <table:table-cell table:formula="of:=IF([.B2732]&lt;=8000;-100;IF([.B2732]&lt;=9000;0;IF([.B2732]&lt;=9750;100;2000)))" office:value-type="float" office:value="-100" calcext:value-type="float">
            <text:p>-100</text:p>
          </table:table-cell>
          <table:table-cell table:formula="of:=AVERAGE([.C$2:.C2732])" office:value-type="float" office:value="-11.2046869278653" calcext:value-type="float">
            <text:p>-11,2046869279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RANDBETWEEN(1;10000)" office:value-type="float" office:value="2488" calcext:value-type="float">
            <text:p>2488</text:p>
          </table:table-cell>
          <table:table-cell table:formula="of:=IF([.B2733]&lt;=8000;-100;IF([.B2733]&lt;=9000;0;IF([.B2733]&lt;=9750;100;2000)))" office:value-type="float" office:value="-100" calcext:value-type="float">
            <text:p>-100</text:p>
          </table:table-cell>
          <table:table-cell table:formula="of:=AVERAGE([.C$2:.C2733])" office:value-type="float" office:value="-11.2371888726208" calcext:value-type="float">
            <text:p>-11,237188872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RANDBETWEEN(1;10000)" office:value-type="float" office:value="7168" calcext:value-type="float">
            <text:p>7168</text:p>
          </table:table-cell>
          <table:table-cell table:formula="of:=IF([.B2734]&lt;=8000;-100;IF([.B2734]&lt;=9000;0;IF([.B2734]&lt;=9750;100;2000)))" office:value-type="float" office:value="-100" calcext:value-type="float">
            <text:p>-100</text:p>
          </table:table-cell>
          <table:table-cell table:formula="of:=AVERAGE([.C$2:.C2734])" office:value-type="float" office:value="-11.2696670325649" calcext:value-type="float">
            <text:p>-11,2696670326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RANDBETWEEN(1;10000)" office:value-type="float" office:value="9214" calcext:value-type="float">
            <text:p>9214</text:p>
          </table:table-cell>
          <table:table-cell table:formula="of:=IF([.B2735]&lt;=8000;-100;IF([.B2735]&lt;=9000;0;IF([.B2735]&lt;=9750;100;2000)))" office:value-type="float" office:value="100" calcext:value-type="float">
            <text:p>100</text:p>
          </table:table-cell>
          <table:table-cell table:formula="of:=AVERAGE([.C$2:.C2735])" office:value-type="float" office:value="-11.2289685442575" calcext:value-type="float">
            <text:p>-11,228968544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RANDBETWEEN(1;10000)" office:value-type="float" office:value="3211" calcext:value-type="float">
            <text:p>3211</text:p>
          </table:table-cell>
          <table:table-cell table:formula="of:=IF([.B2736]&lt;=8000;-100;IF([.B2736]&lt;=9000;0;IF([.B2736]&lt;=9750;100;2000)))" office:value-type="float" office:value="-100" calcext:value-type="float">
            <text:p>-100</text:p>
          </table:table-cell>
          <table:table-cell table:formula="of:=AVERAGE([.C$2:.C2736])" office:value-type="float" office:value="-11.2614259597806" calcext:value-type="float">
            <text:p>-11,2614259598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RANDBETWEEN(1;10000)" office:value-type="float" office:value="4517" calcext:value-type="float">
            <text:p>4517</text:p>
          </table:table-cell>
          <table:table-cell table:formula="of:=IF([.B2737]&lt;=8000;-100;IF([.B2737]&lt;=9000;0;IF([.B2737]&lt;=9750;100;2000)))" office:value-type="float" office:value="-100" calcext:value-type="float">
            <text:p>-100</text:p>
          </table:table-cell>
          <table:table-cell table:formula="of:=AVERAGE([.C$2:.C2737])" office:value-type="float" office:value="-11.2938596491228" calcext:value-type="float">
            <text:p>-11,293859649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RANDBETWEEN(1;10000)" office:value-type="float" office:value="761" calcext:value-type="float">
            <text:p>761</text:p>
          </table:table-cell>
          <table:table-cell table:formula="of:=IF([.B2738]&lt;=8000;-100;IF([.B2738]&lt;=9000;0;IF([.B2738]&lt;=9750;100;2000)))" office:value-type="float" office:value="-100" calcext:value-type="float">
            <text:p>-100</text:p>
          </table:table-cell>
          <table:table-cell table:formula="of:=AVERAGE([.C$2:.C2738])" office:value-type="float" office:value="-11.3262696382901" calcext:value-type="float">
            <text:p>-11,3262696383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RANDBETWEEN(1;10000)" office:value-type="float" office:value="1321" calcext:value-type="float">
            <text:p>1321</text:p>
          </table:table-cell>
          <table:table-cell table:formula="of:=IF([.B2739]&lt;=8000;-100;IF([.B2739]&lt;=9000;0;IF([.B2739]&lt;=9750;100;2000)))" office:value-type="float" office:value="-100" calcext:value-type="float">
            <text:p>-100</text:p>
          </table:table-cell>
          <table:table-cell table:formula="of:=AVERAGE([.C$2:.C2739])" office:value-type="float" office:value="-11.3586559532505" calcext:value-type="float">
            <text:p>-11,3586559533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RANDBETWEEN(1;10000)" office:value-type="float" office:value="8332" calcext:value-type="float">
            <text:p>8332</text:p>
          </table:table-cell>
          <table:table-cell table:formula="of:=IF([.B2740]&lt;=8000;-100;IF([.B2740]&lt;=9000;0;IF([.B2740]&lt;=9750;100;2000)))" office:value-type="float" office:value="0" calcext:value-type="float">
            <text:p>0</text:p>
          </table:table-cell>
          <table:table-cell table:formula="of:=AVERAGE([.C$2:.C2740])" office:value-type="float" office:value="-11.3545089448704" calcext:value-type="float">
            <text:p>-11,354508944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RANDBETWEEN(1;10000)" office:value-type="float" office:value="6191" calcext:value-type="float">
            <text:p>6191</text:p>
          </table:table-cell>
          <table:table-cell table:formula="of:=IF([.B2741]&lt;=8000;-100;IF([.B2741]&lt;=9000;0;IF([.B2741]&lt;=9750;100;2000)))" office:value-type="float" office:value="-100" calcext:value-type="float">
            <text:p>-100</text:p>
          </table:table-cell>
          <table:table-cell table:formula="of:=AVERAGE([.C$2:.C2741])" office:value-type="float" office:value="-11.3868613138686" calcext:value-type="float">
            <text:p>-11,386861313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RANDBETWEEN(1;10000)" office:value-type="float" office:value="6452" calcext:value-type="float">
            <text:p>6452</text:p>
          </table:table-cell>
          <table:table-cell table:formula="of:=IF([.B2742]&lt;=8000;-100;IF([.B2742]&lt;=9000;0;IF([.B2742]&lt;=9750;100;2000)))" office:value-type="float" office:value="-100" calcext:value-type="float">
            <text:p>-100</text:p>
          </table:table-cell>
          <table:table-cell table:formula="of:=AVERAGE([.C$2:.C2742])" office:value-type="float" office:value="-11.4191900766144" calcext:value-type="float">
            <text:p>-11,419190076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RANDBETWEEN(1;10000)" office:value-type="float" office:value="5016" calcext:value-type="float">
            <text:p>5016</text:p>
          </table:table-cell>
          <table:table-cell table:formula="of:=IF([.B2743]&lt;=8000;-100;IF([.B2743]&lt;=9000;0;IF([.B2743]&lt;=9750;100;2000)))" office:value-type="float" office:value="-100" calcext:value-type="float">
            <text:p>-100</text:p>
          </table:table-cell>
          <table:table-cell table:formula="of:=AVERAGE([.C$2:.C2743])" office:value-type="float" office:value="-11.4514952589351" calcext:value-type="float">
            <text:p>-11,4514952589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RANDBETWEEN(1;10000)" office:value-type="float" office:value="3041" calcext:value-type="float">
            <text:p>3041</text:p>
          </table:table-cell>
          <table:table-cell table:formula="of:=IF([.B2744]&lt;=8000;-100;IF([.B2744]&lt;=9000;0;IF([.B2744]&lt;=9750;100;2000)))" office:value-type="float" office:value="-100" calcext:value-type="float">
            <text:p>-100</text:p>
          </table:table-cell>
          <table:table-cell table:formula="of:=AVERAGE([.C$2:.C2744])" office:value-type="float" office:value="-11.4837768866205" calcext:value-type="float">
            <text:p>-11,4837768866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RANDBETWEEN(1;10000)" office:value-type="float" office:value="8704" calcext:value-type="float">
            <text:p>8704</text:p>
          </table:table-cell>
          <table:table-cell table:formula="of:=IF([.B2745]&lt;=8000;-100;IF([.B2745]&lt;=9000;0;IF([.B2745]&lt;=9750;100;2000)))" office:value-type="float" office:value="0" calcext:value-type="float">
            <text:p>0</text:p>
          </table:table-cell>
          <table:table-cell table:formula="of:=AVERAGE([.C$2:.C2745])" office:value-type="float" office:value="-11.4795918367347" calcext:value-type="float">
            <text:p>-11,4795918367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RANDBETWEEN(1;10000)" office:value-type="float" office:value="9120" calcext:value-type="float">
            <text:p>9120</text:p>
          </table:table-cell>
          <table:table-cell table:formula="of:=IF([.B2746]&lt;=8000;-100;IF([.B2746]&lt;=9000;0;IF([.B2746]&lt;=9750;100;2000)))" office:value-type="float" office:value="100" calcext:value-type="float">
            <text:p>100</text:p>
          </table:table-cell>
          <table:table-cell table:formula="of:=AVERAGE([.C$2:.C2746])" office:value-type="float" office:value="-11.4389799635701" calcext:value-type="float">
            <text:p>-11,4389799636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RANDBETWEEN(1;10000)" office:value-type="float" office:value="529" calcext:value-type="float">
            <text:p>529</text:p>
          </table:table-cell>
          <table:table-cell table:formula="of:=IF([.B2747]&lt;=8000;-100;IF([.B2747]&lt;=9000;0;IF([.B2747]&lt;=9750;100;2000)))" office:value-type="float" office:value="-100" calcext:value-type="float">
            <text:p>-100</text:p>
          </table:table-cell>
          <table:table-cell table:formula="of:=AVERAGE([.C$2:.C2747])" office:value-type="float" office:value="-11.4712308812819" calcext:value-type="float">
            <text:p>-11,471230881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RANDBETWEEN(1;10000)" office:value-type="float" office:value="1829" calcext:value-type="float">
            <text:p>1829</text:p>
          </table:table-cell>
          <table:table-cell table:formula="of:=IF([.B2748]&lt;=8000;-100;IF([.B2748]&lt;=9000;0;IF([.B2748]&lt;=9750;100;2000)))" office:value-type="float" office:value="-100" calcext:value-type="float">
            <text:p>-100</text:p>
          </table:table-cell>
          <table:table-cell table:formula="of:=AVERAGE([.C$2:.C2748])" office:value-type="float" office:value="-11.5034583181653" calcext:value-type="float">
            <text:p>-11,503458318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RANDBETWEEN(1;10000)" office:value-type="float" office:value="7489" calcext:value-type="float">
            <text:p>7489</text:p>
          </table:table-cell>
          <table:table-cell table:formula="of:=IF([.B2749]&lt;=8000;-100;IF([.B2749]&lt;=9000;0;IF([.B2749]&lt;=9750;100;2000)))" office:value-type="float" office:value="-100" calcext:value-type="float">
            <text:p>-100</text:p>
          </table:table-cell>
          <table:table-cell table:formula="of:=AVERAGE([.C$2:.C2749])" office:value-type="float" office:value="-11.5356622998544" calcext:value-type="float">
            <text:p>-11,5356622999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RANDBETWEEN(1;10000)" office:value-type="float" office:value="7031" calcext:value-type="float">
            <text:p>7031</text:p>
          </table:table-cell>
          <table:table-cell table:formula="of:=IF([.B2750]&lt;=8000;-100;IF([.B2750]&lt;=9000;0;IF([.B2750]&lt;=9750;100;2000)))" office:value-type="float" office:value="-100" calcext:value-type="float">
            <text:p>-100</text:p>
          </table:table-cell>
          <table:table-cell table:formula="of:=AVERAGE([.C$2:.C2750])" office:value-type="float" office:value="-11.5678428519462" calcext:value-type="float">
            <text:p>-11,567842851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RANDBETWEEN(1;10000)" office:value-type="float" office:value="6551" calcext:value-type="float">
            <text:p>6551</text:p>
          </table:table-cell>
          <table:table-cell table:formula="of:=IF([.B2751]&lt;=8000;-100;IF([.B2751]&lt;=9000;0;IF([.B2751]&lt;=9750;100;2000)))" office:value-type="float" office:value="-100" calcext:value-type="float">
            <text:p>-100</text:p>
          </table:table-cell>
          <table:table-cell table:formula="of:=AVERAGE([.C$2:.C2751])" office:value-type="float" office:value="-11.6" calcext:value-type="float">
            <text:p>-11,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RANDBETWEEN(1;10000)" office:value-type="float" office:value="5669" calcext:value-type="float">
            <text:p>5669</text:p>
          </table:table-cell>
          <table:table-cell table:formula="of:=IF([.B2752]&lt;=8000;-100;IF([.B2752]&lt;=9000;0;IF([.B2752]&lt;=9750;100;2000)))" office:value-type="float" office:value="-100" calcext:value-type="float">
            <text:p>-100</text:p>
          </table:table-cell>
          <table:table-cell table:formula="of:=AVERAGE([.C$2:.C2752])" office:value-type="float" office:value="-11.6321337695383" calcext:value-type="float">
            <text:p>-11,6321337695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RANDBETWEEN(1;10000)" office:value-type="float" office:value="59" calcext:value-type="float">
            <text:p>59</text:p>
          </table:table-cell>
          <table:table-cell table:formula="of:=IF([.B2753]&lt;=8000;-100;IF([.B2753]&lt;=9000;0;IF([.B2753]&lt;=9750;100;2000)))" office:value-type="float" office:value="-100" calcext:value-type="float">
            <text:p>-100</text:p>
          </table:table-cell>
          <table:table-cell table:formula="of:=AVERAGE([.C$2:.C2753])" office:value-type="float" office:value="-11.6642441860465" calcext:value-type="float">
            <text:p>-11,664244186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RANDBETWEEN(1;10000)" office:value-type="float" office:value="1631" calcext:value-type="float">
            <text:p>1631</text:p>
          </table:table-cell>
          <table:table-cell table:formula="of:=IF([.B2754]&lt;=8000;-100;IF([.B2754]&lt;=9000;0;IF([.B2754]&lt;=9750;100;2000)))" office:value-type="float" office:value="-100" calcext:value-type="float">
            <text:p>-100</text:p>
          </table:table-cell>
          <table:table-cell table:formula="of:=AVERAGE([.C$2:.C2754])" office:value-type="float" office:value="-11.6963312749728" calcext:value-type="float">
            <text:p>-11,69633127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RANDBETWEEN(1;10000)" office:value-type="float" office:value="4953" calcext:value-type="float">
            <text:p>4953</text:p>
          </table:table-cell>
          <table:table-cell table:formula="of:=IF([.B2755]&lt;=8000;-100;IF([.B2755]&lt;=9000;0;IF([.B2755]&lt;=9750;100;2000)))" office:value-type="float" office:value="-100" calcext:value-type="float">
            <text:p>-100</text:p>
          </table:table-cell>
          <table:table-cell table:formula="of:=AVERAGE([.C$2:.C2755])" office:value-type="float" office:value="-11.7283950617284" calcext:value-type="float">
            <text:p>-11,7283950617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RANDBETWEEN(1;10000)" office:value-type="float" office:value="261" calcext:value-type="float">
            <text:p>261</text:p>
          </table:table-cell>
          <table:table-cell table:formula="of:=IF([.B2756]&lt;=8000;-100;IF([.B2756]&lt;=9000;0;IF([.B2756]&lt;=9750;100;2000)))" office:value-type="float" office:value="-100" calcext:value-type="float">
            <text:p>-100</text:p>
          </table:table-cell>
          <table:table-cell table:formula="of:=AVERAGE([.C$2:.C2756])" office:value-type="float" office:value="-11.7604355716878" calcext:value-type="float">
            <text:p>-11,7604355717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RANDBETWEEN(1;10000)" office:value-type="float" office:value="3281" calcext:value-type="float">
            <text:p>3281</text:p>
          </table:table-cell>
          <table:table-cell table:formula="of:=IF([.B2757]&lt;=8000;-100;IF([.B2757]&lt;=9000;0;IF([.B2757]&lt;=9750;100;2000)))" office:value-type="float" office:value="-100" calcext:value-type="float">
            <text:p>-100</text:p>
          </table:table-cell>
          <table:table-cell table:formula="of:=AVERAGE([.C$2:.C2757])" office:value-type="float" office:value="-11.7924528301887" calcext:value-type="float">
            <text:p>-11,792452830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RANDBETWEEN(1;10000)" office:value-type="float" office:value="1904" calcext:value-type="float">
            <text:p>1904</text:p>
          </table:table-cell>
          <table:table-cell table:formula="of:=IF([.B2758]&lt;=8000;-100;IF([.B2758]&lt;=9000;0;IF([.B2758]&lt;=9750;100;2000)))" office:value-type="float" office:value="-100" calcext:value-type="float">
            <text:p>-100</text:p>
          </table:table-cell>
          <table:table-cell table:formula="of:=AVERAGE([.C$2:.C2758])" office:value-type="float" office:value="-11.8244468625317" calcext:value-type="float">
            <text:p>-11,824446862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RANDBETWEEN(1;10000)" office:value-type="float" office:value="1073" calcext:value-type="float">
            <text:p>1073</text:p>
          </table:table-cell>
          <table:table-cell table:formula="of:=IF([.B2759]&lt;=8000;-100;IF([.B2759]&lt;=9000;0;IF([.B2759]&lt;=9750;100;2000)))" office:value-type="float" office:value="-100" calcext:value-type="float">
            <text:p>-100</text:p>
          </table:table-cell>
          <table:table-cell table:formula="of:=AVERAGE([.C$2:.C2759])" office:value-type="float" office:value="-11.8564176939811" calcext:value-type="float">
            <text:p>-11,856417694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RANDBETWEEN(1;10000)" office:value-type="float" office:value="8263" calcext:value-type="float">
            <text:p>8263</text:p>
          </table:table-cell>
          <table:table-cell table:formula="of:=IF([.B2760]&lt;=8000;-100;IF([.B2760]&lt;=9000;0;IF([.B2760]&lt;=9750;100;2000)))" office:value-type="float" office:value="0" calcext:value-type="float">
            <text:p>0</text:p>
          </table:table-cell>
          <table:table-cell table:formula="of:=AVERAGE([.C$2:.C2760])" office:value-type="float" office:value="-11.8521203334542" calcext:value-type="float">
            <text:p>-11,852120333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RANDBETWEEN(1;10000)" office:value-type="float" office:value="4591" calcext:value-type="float">
            <text:p>4591</text:p>
          </table:table-cell>
          <table:table-cell table:formula="of:=IF([.B2761]&lt;=8000;-100;IF([.B2761]&lt;=9000;0;IF([.B2761]&lt;=9750;100;2000)))" office:value-type="float" office:value="-100" calcext:value-type="float">
            <text:p>-100</text:p>
          </table:table-cell>
          <table:table-cell table:formula="of:=AVERAGE([.C$2:.C2761])" office:value-type="float" office:value="-11.8840579710145" calcext:value-type="float">
            <text:p>-11,884057971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RANDBETWEEN(1;10000)" office:value-type="float" office:value="1269" calcext:value-type="float">
            <text:p>1269</text:p>
          </table:table-cell>
          <table:table-cell table:formula="of:=IF([.B2762]&lt;=8000;-100;IF([.B2762]&lt;=9000;0;IF([.B2762]&lt;=9750;100;2000)))" office:value-type="float" office:value="-100" calcext:value-type="float">
            <text:p>-100</text:p>
          </table:table-cell>
          <table:table-cell table:formula="of:=AVERAGE([.C$2:.C2762])" office:value-type="float" office:value="-11.9159724737414" calcext:value-type="float">
            <text:p>-11,9159724737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RANDBETWEEN(1;10000)" office:value-type="float" office:value="7923" calcext:value-type="float">
            <text:p>7923</text:p>
          </table:table-cell>
          <table:table-cell table:formula="of:=IF([.B2763]&lt;=8000;-100;IF([.B2763]&lt;=9000;0;IF([.B2763]&lt;=9750;100;2000)))" office:value-type="float" office:value="-100" calcext:value-type="float">
            <text:p>-100</text:p>
          </table:table-cell>
          <table:table-cell table:formula="of:=AVERAGE([.C$2:.C2763])" office:value-type="float" office:value="-11.9478638667632" calcext:value-type="float">
            <text:p>-11,9478638668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RANDBETWEEN(1;10000)" office:value-type="float" office:value="8837" calcext:value-type="float">
            <text:p>8837</text:p>
          </table:table-cell>
          <table:table-cell table:formula="of:=IF([.B2764]&lt;=8000;-100;IF([.B2764]&lt;=9000;0;IF([.B2764]&lt;=9750;100;2000)))" office:value-type="float" office:value="0" calcext:value-type="float">
            <text:p>0</text:p>
          </table:table-cell>
          <table:table-cell table:formula="of:=AVERAGE([.C$2:.C2764])" office:value-type="float" office:value="-11.943539630836" calcext:value-type="float">
            <text:p>-11,9435396308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RANDBETWEEN(1;10000)" office:value-type="float" office:value="7012" calcext:value-type="float">
            <text:p>7012</text:p>
          </table:table-cell>
          <table:table-cell table:formula="of:=IF([.B2765]&lt;=8000;-100;IF([.B2765]&lt;=9000;0;IF([.B2765]&lt;=9750;100;2000)))" office:value-type="float" office:value="-100" calcext:value-type="float">
            <text:p>-100</text:p>
          </table:table-cell>
          <table:table-cell table:formula="of:=AVERAGE([.C$2:.C2765])" office:value-type="float" office:value="-11.9753979739508" calcext:value-type="float">
            <text:p>-11,975397974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RANDBETWEEN(1;10000)" office:value-type="float" office:value="6984" calcext:value-type="float">
            <text:p>6984</text:p>
          </table:table-cell>
          <table:table-cell table:formula="of:=IF([.B2766]&lt;=8000;-100;IF([.B2766]&lt;=9000;0;IF([.B2766]&lt;=9750;100;2000)))" office:value-type="float" office:value="-100" calcext:value-type="float">
            <text:p>-100</text:p>
          </table:table-cell>
          <table:table-cell table:formula="of:=AVERAGE([.C$2:.C2766])" office:value-type="float" office:value="-12.0072332730561" calcext:value-type="float">
            <text:p>-12,007233273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RANDBETWEEN(1;10000)" office:value-type="float" office:value="2872" calcext:value-type="float">
            <text:p>2872</text:p>
          </table:table-cell>
          <table:table-cell table:formula="of:=IF([.B2767]&lt;=8000;-100;IF([.B2767]&lt;=9000;0;IF([.B2767]&lt;=9750;100;2000)))" office:value-type="float" office:value="-100" calcext:value-type="float">
            <text:p>-100</text:p>
          </table:table-cell>
          <table:table-cell table:formula="of:=AVERAGE([.C$2:.C2767])" office:value-type="float" office:value="-12.0390455531453" calcext:value-type="float">
            <text:p>-12,0390455531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RANDBETWEEN(1;10000)" office:value-type="float" office:value="5886" calcext:value-type="float">
            <text:p>5886</text:p>
          </table:table-cell>
          <table:table-cell table:formula="of:=IF([.B2768]&lt;=8000;-100;IF([.B2768]&lt;=9000;0;IF([.B2768]&lt;=9750;100;2000)))" office:value-type="float" office:value="-100" calcext:value-type="float">
            <text:p>-100</text:p>
          </table:table-cell>
          <table:table-cell table:formula="of:=AVERAGE([.C$2:.C2768])" office:value-type="float" office:value="-12.070834839176" calcext:value-type="float">
            <text:p>-12,0708348392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RANDBETWEEN(1;10000)" office:value-type="float" office:value="9976" calcext:value-type="float">
            <text:p>9976</text:p>
          </table:table-cell>
          <table:table-cell table:formula="of:=IF([.B2769]&lt;=8000;-100;IF([.B2769]&lt;=9000;0;IF([.B2769]&lt;=9750;100;2000)))" office:value-type="float" office:value="2000" calcext:value-type="float">
            <text:p>2000</text:p>
          </table:table-cell>
          <table:table-cell table:formula="of:=AVERAGE([.C$2:.C2769])" office:value-type="float" office:value="-11.3439306358382" calcext:value-type="float">
            <text:p>-11,343930635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RANDBETWEEN(1;10000)" office:value-type="float" office:value="9010" calcext:value-type="float">
            <text:p>9010</text:p>
          </table:table-cell>
          <table:table-cell table:formula="of:=IF([.B2770]&lt;=8000;-100;IF([.B2770]&lt;=9000;0;IF([.B2770]&lt;=9750;100;2000)))" office:value-type="float" office:value="100" calcext:value-type="float">
            <text:p>100</text:p>
          </table:table-cell>
          <table:table-cell table:formula="of:=AVERAGE([.C$2:.C2770])" office:value-type="float" office:value="-11.303719754424" calcext:value-type="float">
            <text:p>-11,303719754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RANDBETWEEN(1;10000)" office:value-type="float" office:value="128" calcext:value-type="float">
            <text:p>128</text:p>
          </table:table-cell>
          <table:table-cell table:formula="of:=IF([.B2771]&lt;=8000;-100;IF([.B2771]&lt;=9000;0;IF([.B2771]&lt;=9750;100;2000)))" office:value-type="float" office:value="-100" calcext:value-type="float">
            <text:p>-100</text:p>
          </table:table-cell>
          <table:table-cell table:formula="of:=AVERAGE([.C$2:.C2771])" office:value-type="float" office:value="-11.3357400722022" calcext:value-type="float">
            <text:p>-11,335740072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RANDBETWEEN(1;10000)" office:value-type="float" office:value="2489" calcext:value-type="float">
            <text:p>2489</text:p>
          </table:table-cell>
          <table:table-cell table:formula="of:=IF([.B2772]&lt;=8000;-100;IF([.B2772]&lt;=9000;0;IF([.B2772]&lt;=9750;100;2000)))" office:value-type="float" office:value="-100" calcext:value-type="float">
            <text:p>-100</text:p>
          </table:table-cell>
          <table:table-cell table:formula="of:=AVERAGE([.C$2:.C2772])" office:value-type="float" office:value="-11.3677372789607" calcext:value-type="float">
            <text:p>-11,367737279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RANDBETWEEN(1;10000)" office:value-type="float" office:value="7655" calcext:value-type="float">
            <text:p>7655</text:p>
          </table:table-cell>
          <table:table-cell table:formula="of:=IF([.B2773]&lt;=8000;-100;IF([.B2773]&lt;=9000;0;IF([.B2773]&lt;=9750;100;2000)))" office:value-type="float" office:value="-100" calcext:value-type="float">
            <text:p>-100</text:p>
          </table:table-cell>
          <table:table-cell table:formula="of:=AVERAGE([.C$2:.C2773])" office:value-type="float" office:value="-11.3997113997114" calcext:value-type="float">
            <text:p>-11,3997113997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RANDBETWEEN(1;10000)" office:value-type="float" office:value="5154" calcext:value-type="float">
            <text:p>5154</text:p>
          </table:table-cell>
          <table:table-cell table:formula="of:=IF([.B2774]&lt;=8000;-100;IF([.B2774]&lt;=9000;0;IF([.B2774]&lt;=9750;100;2000)))" office:value-type="float" office:value="-100" calcext:value-type="float">
            <text:p>-100</text:p>
          </table:table-cell>
          <table:table-cell table:formula="of:=AVERAGE([.C$2:.C2774])" office:value-type="float" office:value="-11.4316624594302" calcext:value-type="float">
            <text:p>-11,431662459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RANDBETWEEN(1;10000)" office:value-type="float" office:value="8462" calcext:value-type="float">
            <text:p>8462</text:p>
          </table:table-cell>
          <table:table-cell table:formula="of:=IF([.B2775]&lt;=8000;-100;IF([.B2775]&lt;=9000;0;IF([.B2775]&lt;=9750;100;2000)))" office:value-type="float" office:value="0" calcext:value-type="float">
            <text:p>0</text:p>
          </table:table-cell>
          <table:table-cell table:formula="of:=AVERAGE([.C$2:.C2775])" office:value-type="float" office:value="-11.4275414563807" calcext:value-type="float">
            <text:p>-11,427541456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RANDBETWEEN(1;10000)" office:value-type="float" office:value="2324" calcext:value-type="float">
            <text:p>2324</text:p>
          </table:table-cell>
          <table:table-cell table:formula="of:=IF([.B2776]&lt;=8000;-100;IF([.B2776]&lt;=9000;0;IF([.B2776]&lt;=9750;100;2000)))" office:value-type="float" office:value="-100" calcext:value-type="float">
            <text:p>-100</text:p>
          </table:table-cell>
          <table:table-cell table:formula="of:=AVERAGE([.C$2:.C2776])" office:value-type="float" office:value="-11.4594594594595" calcext:value-type="float">
            <text:p>-11,459459459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RANDBETWEEN(1;10000)" office:value-type="float" office:value="7853" calcext:value-type="float">
            <text:p>7853</text:p>
          </table:table-cell>
          <table:table-cell table:formula="of:=IF([.B2777]&lt;=8000;-100;IF([.B2777]&lt;=9000;0;IF([.B2777]&lt;=9750;100;2000)))" office:value-type="float" office:value="-100" calcext:value-type="float">
            <text:p>-100</text:p>
          </table:table-cell>
          <table:table-cell table:formula="of:=AVERAGE([.C$2:.C2777])" office:value-type="float" office:value="-11.4913544668588" calcext:value-type="float">
            <text:p>-11,4913544669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RANDBETWEEN(1;10000)" office:value-type="float" office:value="3249" calcext:value-type="float">
            <text:p>3249</text:p>
          </table:table-cell>
          <table:table-cell table:formula="of:=IF([.B2778]&lt;=8000;-100;IF([.B2778]&lt;=9000;0;IF([.B2778]&lt;=9750;100;2000)))" office:value-type="float" office:value="-100" calcext:value-type="float">
            <text:p>-100</text:p>
          </table:table-cell>
          <table:table-cell table:formula="of:=AVERAGE([.C$2:.C2778])" office:value-type="float" office:value="-11.523226503421" calcext:value-type="float">
            <text:p>-11,5232265034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RANDBETWEEN(1;10000)" office:value-type="float" office:value="7025" calcext:value-type="float">
            <text:p>7025</text:p>
          </table:table-cell>
          <table:table-cell table:formula="of:=IF([.B2779]&lt;=8000;-100;IF([.B2779]&lt;=9000;0;IF([.B2779]&lt;=9750;100;2000)))" office:value-type="float" office:value="-100" calcext:value-type="float">
            <text:p>-100</text:p>
          </table:table-cell>
          <table:table-cell table:formula="of:=AVERAGE([.C$2:.C2779])" office:value-type="float" office:value="-11.5550755939525" calcext:value-type="float">
            <text:p>-11,55507559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RANDBETWEEN(1;10000)" office:value-type="float" office:value="7181" calcext:value-type="float">
            <text:p>7181</text:p>
          </table:table-cell>
          <table:table-cell table:formula="of:=IF([.B2780]&lt;=8000;-100;IF([.B2780]&lt;=9000;0;IF([.B2780]&lt;=9750;100;2000)))" office:value-type="float" office:value="-100" calcext:value-type="float">
            <text:p>-100</text:p>
          </table:table-cell>
          <table:table-cell table:formula="of:=AVERAGE([.C$2:.C2780])" office:value-type="float" office:value="-11.5869017632242" calcext:value-type="float">
            <text:p>-11,586901763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RANDBETWEEN(1;10000)" office:value-type="float" office:value="5167" calcext:value-type="float">
            <text:p>5167</text:p>
          </table:table-cell>
          <table:table-cell table:formula="of:=IF([.B2781]&lt;=8000;-100;IF([.B2781]&lt;=9000;0;IF([.B2781]&lt;=9750;100;2000)))" office:value-type="float" office:value="-100" calcext:value-type="float">
            <text:p>-100</text:p>
          </table:table-cell>
          <table:table-cell table:formula="of:=AVERAGE([.C$2:.C2781])" office:value-type="float" office:value="-11.6187050359712" calcext:value-type="float">
            <text:p>-11,618705036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RANDBETWEEN(1;10000)" office:value-type="float" office:value="1536" calcext:value-type="float">
            <text:p>1536</text:p>
          </table:table-cell>
          <table:table-cell table:formula="of:=IF([.B2782]&lt;=8000;-100;IF([.B2782]&lt;=9000;0;IF([.B2782]&lt;=9750;100;2000)))" office:value-type="float" office:value="-100" calcext:value-type="float">
            <text:p>-100</text:p>
          </table:table-cell>
          <table:table-cell table:formula="of:=AVERAGE([.C$2:.C2782])" office:value-type="float" office:value="-11.6504854368932" calcext:value-type="float">
            <text:p>-11,6504854369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RANDBETWEEN(1;10000)" office:value-type="float" office:value="293" calcext:value-type="float">
            <text:p>293</text:p>
          </table:table-cell>
          <table:table-cell table:formula="of:=IF([.B2783]&lt;=8000;-100;IF([.B2783]&lt;=9000;0;IF([.B2783]&lt;=9750;100;2000)))" office:value-type="float" office:value="-100" calcext:value-type="float">
            <text:p>-100</text:p>
          </table:table-cell>
          <table:table-cell table:formula="of:=AVERAGE([.C$2:.C2783])" office:value-type="float" office:value="-11.6822429906542" calcext:value-type="float">
            <text:p>-11,682242990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RANDBETWEEN(1;10000)" office:value-type="float" office:value="1102" calcext:value-type="float">
            <text:p>1102</text:p>
          </table:table-cell>
          <table:table-cell table:formula="of:=IF([.B2784]&lt;=8000;-100;IF([.B2784]&lt;=9000;0;IF([.B2784]&lt;=9750;100;2000)))" office:value-type="float" office:value="-100" calcext:value-type="float">
            <text:p>-100</text:p>
          </table:table-cell>
          <table:table-cell table:formula="of:=AVERAGE([.C$2:.C2784])" office:value-type="float" office:value="-11.7139777218829" calcext:value-type="float">
            <text:p>-11,713977721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RANDBETWEEN(1;10000)" office:value-type="float" office:value="9795" calcext:value-type="float">
            <text:p>9795</text:p>
          </table:table-cell>
          <table:table-cell table:formula="of:=IF([.B2785]&lt;=8000;-100;IF([.B2785]&lt;=9000;0;IF([.B2785]&lt;=9750;100;2000)))" office:value-type="float" office:value="2000" calcext:value-type="float">
            <text:p>2000</text:p>
          </table:table-cell>
          <table:table-cell table:formula="of:=AVERAGE([.C$2:.C2785])" office:value-type="float" office:value="-10.9913793103448" calcext:value-type="float">
            <text:p>-10,9913793103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RANDBETWEEN(1;10000)" office:value-type="float" office:value="6028" calcext:value-type="float">
            <text:p>6028</text:p>
          </table:table-cell>
          <table:table-cell table:formula="of:=IF([.B2786]&lt;=8000;-100;IF([.B2786]&lt;=9000;0;IF([.B2786]&lt;=9750;100;2000)))" office:value-type="float" office:value="-100" calcext:value-type="float">
            <text:p>-100</text:p>
          </table:table-cell>
          <table:table-cell table:formula="of:=AVERAGE([.C$2:.C2786])" office:value-type="float" office:value="-11.0233393177738" calcext:value-type="float">
            <text:p>-11,0233393178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RANDBETWEEN(1;10000)" office:value-type="float" office:value="6867" calcext:value-type="float">
            <text:p>6867</text:p>
          </table:table-cell>
          <table:table-cell table:formula="of:=IF([.B2787]&lt;=8000;-100;IF([.B2787]&lt;=9000;0;IF([.B2787]&lt;=9750;100;2000)))" office:value-type="float" office:value="-100" calcext:value-type="float">
            <text:p>-100</text:p>
          </table:table-cell>
          <table:table-cell table:formula="of:=AVERAGE([.C$2:.C2787])" office:value-type="float" office:value="-11.0552763819096" calcext:value-type="float">
            <text:p>-11,0552763819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RANDBETWEEN(1;10000)" office:value-type="float" office:value="946" calcext:value-type="float">
            <text:p>946</text:p>
          </table:table-cell>
          <table:table-cell table:formula="of:=IF([.B2788]&lt;=8000;-100;IF([.B2788]&lt;=9000;0;IF([.B2788]&lt;=9750;100;2000)))" office:value-type="float" office:value="-100" calcext:value-type="float">
            <text:p>-100</text:p>
          </table:table-cell>
          <table:table-cell table:formula="of:=AVERAGE([.C$2:.C2788])" office:value-type="float" office:value="-11.0871905274489" calcext:value-type="float">
            <text:p>-11,087190527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RANDBETWEEN(1;10000)" office:value-type="float" office:value="6233" calcext:value-type="float">
            <text:p>6233</text:p>
          </table:table-cell>
          <table:table-cell table:formula="of:=IF([.B2789]&lt;=8000;-100;IF([.B2789]&lt;=9000;0;IF([.B2789]&lt;=9750;100;2000)))" office:value-type="float" office:value="-100" calcext:value-type="float">
            <text:p>-100</text:p>
          </table:table-cell>
          <table:table-cell table:formula="of:=AVERAGE([.C$2:.C2789])" office:value-type="float" office:value="-11.1190817790531" calcext:value-type="float">
            <text:p>-11,119081779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RANDBETWEEN(1;10000)" office:value-type="float" office:value="3202" calcext:value-type="float">
            <text:p>3202</text:p>
          </table:table-cell>
          <table:table-cell table:formula="of:=IF([.B2790]&lt;=8000;-100;IF([.B2790]&lt;=9000;0;IF([.B2790]&lt;=9750;100;2000)))" office:value-type="float" office:value="-100" calcext:value-type="float">
            <text:p>-100</text:p>
          </table:table-cell>
          <table:table-cell table:formula="of:=AVERAGE([.C$2:.C2790])" office:value-type="float" office:value="-11.1509501613482" calcext:value-type="float">
            <text:p>-11,150950161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RANDBETWEEN(1;10000)" office:value-type="float" office:value="3951" calcext:value-type="float">
            <text:p>3951</text:p>
          </table:table-cell>
          <table:table-cell table:formula="of:=IF([.B2791]&lt;=8000;-100;IF([.B2791]&lt;=9000;0;IF([.B2791]&lt;=9750;100;2000)))" office:value-type="float" office:value="-100" calcext:value-type="float">
            <text:p>-100</text:p>
          </table:table-cell>
          <table:table-cell table:formula="of:=AVERAGE([.C$2:.C2791])" office:value-type="float" office:value="-11.1827956989247" calcext:value-type="float">
            <text:p>-11,1827956989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RANDBETWEEN(1;10000)" office:value-type="float" office:value="7852" calcext:value-type="float">
            <text:p>7852</text:p>
          </table:table-cell>
          <table:table-cell table:formula="of:=IF([.B2792]&lt;=8000;-100;IF([.B2792]&lt;=9000;0;IF([.B2792]&lt;=9750;100;2000)))" office:value-type="float" office:value="-100" calcext:value-type="float">
            <text:p>-100</text:p>
          </table:table-cell>
          <table:table-cell table:formula="of:=AVERAGE([.C$2:.C2792])" office:value-type="float" office:value="-11.2146184163382" calcext:value-type="float">
            <text:p>-11,2146184163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RANDBETWEEN(1;10000)" office:value-type="float" office:value="7337" calcext:value-type="float">
            <text:p>7337</text:p>
          </table:table-cell>
          <table:table-cell table:formula="of:=IF([.B2793]&lt;=8000;-100;IF([.B2793]&lt;=9000;0;IF([.B2793]&lt;=9750;100;2000)))" office:value-type="float" office:value="-100" calcext:value-type="float">
            <text:p>-100</text:p>
          </table:table-cell>
          <table:table-cell table:formula="of:=AVERAGE([.C$2:.C2793])" office:value-type="float" office:value="-11.2464183381089" calcext:value-type="float">
            <text:p>-11,2464183381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RANDBETWEEN(1;10000)" office:value-type="float" office:value="5395" calcext:value-type="float">
            <text:p>5395</text:p>
          </table:table-cell>
          <table:table-cell table:formula="of:=IF([.B2794]&lt;=8000;-100;IF([.B2794]&lt;=9000;0;IF([.B2794]&lt;=9750;100;2000)))" office:value-type="float" office:value="-100" calcext:value-type="float">
            <text:p>-100</text:p>
          </table:table-cell>
          <table:table-cell table:formula="of:=AVERAGE([.C$2:.C2794])" office:value-type="float" office:value="-11.2781954887218" calcext:value-type="float">
            <text:p>-11,2781954887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RANDBETWEEN(1;10000)" office:value-type="float" office:value="1333" calcext:value-type="float">
            <text:p>1333</text:p>
          </table:table-cell>
          <table:table-cell table:formula="of:=IF([.B2795]&lt;=8000;-100;IF([.B2795]&lt;=9000;0;IF([.B2795]&lt;=9750;100;2000)))" office:value-type="float" office:value="-100" calcext:value-type="float">
            <text:p>-100</text:p>
          </table:table-cell>
          <table:table-cell table:formula="of:=AVERAGE([.C$2:.C2795])" office:value-type="float" office:value="-11.3099498926271" calcext:value-type="float">
            <text:p>-11,309949892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RANDBETWEEN(1;10000)" office:value-type="float" office:value="3613" calcext:value-type="float">
            <text:p>3613</text:p>
          </table:table-cell>
          <table:table-cell table:formula="of:=IF([.B2796]&lt;=8000;-100;IF([.B2796]&lt;=9000;0;IF([.B2796]&lt;=9750;100;2000)))" office:value-type="float" office:value="-100" calcext:value-type="float">
            <text:p>-100</text:p>
          </table:table-cell>
          <table:table-cell table:formula="of:=AVERAGE([.C$2:.C2796])" office:value-type="float" office:value="-11.3416815742397" calcext:value-type="float">
            <text:p>-11,341681574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RANDBETWEEN(1;10000)" office:value-type="float" office:value="9320" calcext:value-type="float">
            <text:p>9320</text:p>
          </table:table-cell>
          <table:table-cell table:formula="of:=IF([.B2797]&lt;=8000;-100;IF([.B2797]&lt;=9000;0;IF([.B2797]&lt;=9750;100;2000)))" office:value-type="float" office:value="100" calcext:value-type="float">
            <text:p>100</text:p>
          </table:table-cell>
          <table:table-cell table:formula="of:=AVERAGE([.C$2:.C2797])" office:value-type="float" office:value="-11.3018597997139" calcext:value-type="float">
            <text:p>-11,3018597997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RANDBETWEEN(1;10000)" office:value-type="float" office:value="7211" calcext:value-type="float">
            <text:p>7211</text:p>
          </table:table-cell>
          <table:table-cell table:formula="of:=IF([.B2798]&lt;=8000;-100;IF([.B2798]&lt;=9000;0;IF([.B2798]&lt;=9750;100;2000)))" office:value-type="float" office:value="-100" calcext:value-type="float">
            <text:p>-100</text:p>
          </table:table-cell>
          <table:table-cell table:formula="of:=AVERAGE([.C$2:.C2798])" office:value-type="float" office:value="-11.3335716839471" calcext:value-type="float">
            <text:p>-11,3335716839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RANDBETWEEN(1;10000)" office:value-type="float" office:value="5990" calcext:value-type="float">
            <text:p>5990</text:p>
          </table:table-cell>
          <table:table-cell table:formula="of:=IF([.B2799]&lt;=8000;-100;IF([.B2799]&lt;=9000;0;IF([.B2799]&lt;=9750;100;2000)))" office:value-type="float" office:value="-100" calcext:value-type="float">
            <text:p>-100</text:p>
          </table:table-cell>
          <table:table-cell table:formula="of:=AVERAGE([.C$2:.C2799])" office:value-type="float" office:value="-11.3652609006433" calcext:value-type="float">
            <text:p>-11,3652609006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RANDBETWEEN(1;10000)" office:value-type="float" office:value="263" calcext:value-type="float">
            <text:p>263</text:p>
          </table:table-cell>
          <table:table-cell table:formula="of:=IF([.B2800]&lt;=8000;-100;IF([.B2800]&lt;=9000;0;IF([.B2800]&lt;=9750;100;2000)))" office:value-type="float" office:value="-100" calcext:value-type="float">
            <text:p>-100</text:p>
          </table:table-cell>
          <table:table-cell table:formula="of:=AVERAGE([.C$2:.C2800])" office:value-type="float" office:value="-11.3969274740979" calcext:value-type="float">
            <text:p>-11,3969274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RANDBETWEEN(1;10000)" office:value-type="float" office:value="3222" calcext:value-type="float">
            <text:p>3222</text:p>
          </table:table-cell>
          <table:table-cell table:formula="of:=IF([.B2801]&lt;=8000;-100;IF([.B2801]&lt;=9000;0;IF([.B2801]&lt;=9750;100;2000)))" office:value-type="float" office:value="-100" calcext:value-type="float">
            <text:p>-100</text:p>
          </table:table-cell>
          <table:table-cell table:formula="of:=AVERAGE([.C$2:.C2801])" office:value-type="float" office:value="-11.4285714285714" calcext:value-type="float">
            <text:p>-11,428571428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RANDBETWEEN(1;10000)" office:value-type="float" office:value="3294" calcext:value-type="float">
            <text:p>3294</text:p>
          </table:table-cell>
          <table:table-cell table:formula="of:=IF([.B2802]&lt;=8000;-100;IF([.B2802]&lt;=9000;0;IF([.B2802]&lt;=9750;100;2000)))" office:value-type="float" office:value="-100" calcext:value-type="float">
            <text:p>-100</text:p>
          </table:table-cell>
          <table:table-cell table:formula="of:=AVERAGE([.C$2:.C2802])" office:value-type="float" office:value="-11.4601927882899" calcext:value-type="float">
            <text:p>-11,460192788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RANDBETWEEN(1;10000)" office:value-type="float" office:value="8271" calcext:value-type="float">
            <text:p>8271</text:p>
          </table:table-cell>
          <table:table-cell table:formula="of:=IF([.B2803]&lt;=8000;-100;IF([.B2803]&lt;=9000;0;IF([.B2803]&lt;=9750;100;2000)))" office:value-type="float" office:value="0" calcext:value-type="float">
            <text:p>0</text:p>
          </table:table-cell>
          <table:table-cell table:formula="of:=AVERAGE([.C$2:.C2803])" office:value-type="float" office:value="-11.4561027837259" calcext:value-type="float">
            <text:p>-11,4561027837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RANDBETWEEN(1;10000)" office:value-type="float" office:value="6681" calcext:value-type="float">
            <text:p>6681</text:p>
          </table:table-cell>
          <table:table-cell table:formula="of:=IF([.B2804]&lt;=8000;-100;IF([.B2804]&lt;=9000;0;IF([.B2804]&lt;=9750;100;2000)))" office:value-type="float" office:value="-100" calcext:value-type="float">
            <text:p>-100</text:p>
          </table:table-cell>
          <table:table-cell table:formula="of:=AVERAGE([.C$2:.C2804])" office:value-type="float" office:value="-11.4876917588298" calcext:value-type="float">
            <text:p>-11,4876917588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RANDBETWEEN(1;10000)" office:value-type="float" office:value="5256" calcext:value-type="float">
            <text:p>5256</text:p>
          </table:table-cell>
          <table:table-cell table:formula="of:=IF([.B2805]&lt;=8000;-100;IF([.B2805]&lt;=9000;0;IF([.B2805]&lt;=9750;100;2000)))" office:value-type="float" office:value="-100" calcext:value-type="float">
            <text:p>-100</text:p>
          </table:table-cell>
          <table:table-cell table:formula="of:=AVERAGE([.C$2:.C2805])" office:value-type="float" office:value="-11.5192582025678" calcext:value-type="float">
            <text:p>-11,5192582026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RANDBETWEEN(1;10000)" office:value-type="float" office:value="1485" calcext:value-type="float">
            <text:p>1485</text:p>
          </table:table-cell>
          <table:table-cell table:formula="of:=IF([.B2806]&lt;=8000;-100;IF([.B2806]&lt;=9000;0;IF([.B2806]&lt;=9750;100;2000)))" office:value-type="float" office:value="-100" calcext:value-type="float">
            <text:p>-100</text:p>
          </table:table-cell>
          <table:table-cell table:formula="of:=AVERAGE([.C$2:.C2806])" office:value-type="float" office:value="-11.5508021390374" calcext:value-type="float">
            <text:p>-11,550802139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RANDBETWEEN(1;10000)" office:value-type="float" office:value="3985" calcext:value-type="float">
            <text:p>3985</text:p>
          </table:table-cell>
          <table:table-cell table:formula="of:=IF([.B2807]&lt;=8000;-100;IF([.B2807]&lt;=9000;0;IF([.B2807]&lt;=9750;100;2000)))" office:value-type="float" office:value="-100" calcext:value-type="float">
            <text:p>-100</text:p>
          </table:table-cell>
          <table:table-cell table:formula="of:=AVERAGE([.C$2:.C2807])" office:value-type="float" office:value="-11.5823235923022" calcext:value-type="float">
            <text:p>-11,582323592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RANDBETWEEN(1;10000)" office:value-type="float" office:value="2303" calcext:value-type="float">
            <text:p>2303</text:p>
          </table:table-cell>
          <table:table-cell table:formula="of:=IF([.B2808]&lt;=8000;-100;IF([.B2808]&lt;=9000;0;IF([.B2808]&lt;=9750;100;2000)))" office:value-type="float" office:value="-100" calcext:value-type="float">
            <text:p>-100</text:p>
          </table:table-cell>
          <table:table-cell table:formula="of:=AVERAGE([.C$2:.C2808])" office:value-type="float" office:value="-11.6138225863912" calcext:value-type="float">
            <text:p>-11,6138225864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RANDBETWEEN(1;10000)" office:value-type="float" office:value="5389" calcext:value-type="float">
            <text:p>5389</text:p>
          </table:table-cell>
          <table:table-cell table:formula="of:=IF([.B2809]&lt;=8000;-100;IF([.B2809]&lt;=9000;0;IF([.B2809]&lt;=9750;100;2000)))" office:value-type="float" office:value="-100" calcext:value-type="float">
            <text:p>-100</text:p>
          </table:table-cell>
          <table:table-cell table:formula="of:=AVERAGE([.C$2:.C2809])" office:value-type="float" office:value="-11.6452991452991" calcext:value-type="float">
            <text:p>-11,645299145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RANDBETWEEN(1;10000)" office:value-type="float" office:value="4343" calcext:value-type="float">
            <text:p>4343</text:p>
          </table:table-cell>
          <table:table-cell table:formula="of:=IF([.B2810]&lt;=8000;-100;IF([.B2810]&lt;=9000;0;IF([.B2810]&lt;=9750;100;2000)))" office:value-type="float" office:value="-100" calcext:value-type="float">
            <text:p>-100</text:p>
          </table:table-cell>
          <table:table-cell table:formula="of:=AVERAGE([.C$2:.C2810])" office:value-type="float" office:value="-11.6767532929868" calcext:value-type="float">
            <text:p>-11,676753293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RANDBETWEEN(1;10000)" office:value-type="float" office:value="3291" calcext:value-type="float">
            <text:p>3291</text:p>
          </table:table-cell>
          <table:table-cell table:formula="of:=IF([.B2811]&lt;=8000;-100;IF([.B2811]&lt;=9000;0;IF([.B2811]&lt;=9750;100;2000)))" office:value-type="float" office:value="-100" calcext:value-type="float">
            <text:p>-100</text:p>
          </table:table-cell>
          <table:table-cell table:formula="of:=AVERAGE([.C$2:.C2811])" office:value-type="float" office:value="-11.7081850533808" calcext:value-type="float">
            <text:p>-11,708185053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RANDBETWEEN(1;10000)" office:value-type="float" office:value="6583" calcext:value-type="float">
            <text:p>6583</text:p>
          </table:table-cell>
          <table:table-cell table:formula="of:=IF([.B2812]&lt;=8000;-100;IF([.B2812]&lt;=9000;0;IF([.B2812]&lt;=9750;100;2000)))" office:value-type="float" office:value="-100" calcext:value-type="float">
            <text:p>-100</text:p>
          </table:table-cell>
          <table:table-cell table:formula="of:=AVERAGE([.C$2:.C2812])" office:value-type="float" office:value="-11.7395944503735" calcext:value-type="float">
            <text:p>-11,7395944504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RANDBETWEEN(1;10000)" office:value-type="float" office:value="2958" calcext:value-type="float">
            <text:p>2958</text:p>
          </table:table-cell>
          <table:table-cell table:formula="of:=IF([.B2813]&lt;=8000;-100;IF([.B2813]&lt;=9000;0;IF([.B2813]&lt;=9750;100;2000)))" office:value-type="float" office:value="-100" calcext:value-type="float">
            <text:p>-100</text:p>
          </table:table-cell>
          <table:table-cell table:formula="of:=AVERAGE([.C$2:.C2813])" office:value-type="float" office:value="-11.7709815078236" calcext:value-type="float">
            <text:p>-11,770981507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RANDBETWEEN(1;10000)" office:value-type="float" office:value="9732" calcext:value-type="float">
            <text:p>9732</text:p>
          </table:table-cell>
          <table:table-cell table:formula="of:=IF([.B2814]&lt;=8000;-100;IF([.B2814]&lt;=9000;0;IF([.B2814]&lt;=9750;100;2000)))" office:value-type="float" office:value="100" calcext:value-type="float">
            <text:p>100</text:p>
          </table:table-cell>
          <table:table-cell table:formula="of:=AVERAGE([.C$2:.C2814])" office:value-type="float" office:value="-11.7312477781728" calcext:value-type="float">
            <text:p>-11,7312477782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RANDBETWEEN(1;10000)" office:value-type="float" office:value="585" calcext:value-type="float">
            <text:p>585</text:p>
          </table:table-cell>
          <table:table-cell table:formula="of:=IF([.B2815]&lt;=8000;-100;IF([.B2815]&lt;=9000;0;IF([.B2815]&lt;=9750;100;2000)))" office:value-type="float" office:value="-100" calcext:value-type="float">
            <text:p>-100</text:p>
          </table:table-cell>
          <table:table-cell table:formula="of:=AVERAGE([.C$2:.C2815])" office:value-type="float" office:value="-11.7626154939588" calcext:value-type="float">
            <text:p>-11,76261549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RANDBETWEEN(1;10000)" office:value-type="float" office:value="5813" calcext:value-type="float">
            <text:p>5813</text:p>
          </table:table-cell>
          <table:table-cell table:formula="of:=IF([.B2816]&lt;=8000;-100;IF([.B2816]&lt;=9000;0;IF([.B2816]&lt;=9750;100;2000)))" office:value-type="float" office:value="-100" calcext:value-type="float">
            <text:p>-100</text:p>
          </table:table-cell>
          <table:table-cell table:formula="of:=AVERAGE([.C$2:.C2816])" office:value-type="float" office:value="-11.7939609236234" calcext:value-type="float">
            <text:p>-11,793960923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RANDBETWEEN(1;10000)" office:value-type="float" office:value="4460" calcext:value-type="float">
            <text:p>4460</text:p>
          </table:table-cell>
          <table:table-cell table:formula="of:=IF([.B2817]&lt;=8000;-100;IF([.B2817]&lt;=9000;0;IF([.B2817]&lt;=9750;100;2000)))" office:value-type="float" office:value="-100" calcext:value-type="float">
            <text:p>-100</text:p>
          </table:table-cell>
          <table:table-cell table:formula="of:=AVERAGE([.C$2:.C2817])" office:value-type="float" office:value="-11.8252840909091" calcext:value-type="float">
            <text:p>-11,825284090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RANDBETWEEN(1;10000)" office:value-type="float" office:value="4775" calcext:value-type="float">
            <text:p>4775</text:p>
          </table:table-cell>
          <table:table-cell table:formula="of:=IF([.B2818]&lt;=8000;-100;IF([.B2818]&lt;=9000;0;IF([.B2818]&lt;=9750;100;2000)))" office:value-type="float" office:value="-100" calcext:value-type="float">
            <text:p>-100</text:p>
          </table:table-cell>
          <table:table-cell table:formula="of:=AVERAGE([.C$2:.C2818])" office:value-type="float" office:value="-11.8565850195243" calcext:value-type="float">
            <text:p>-11,8565850195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RANDBETWEEN(1;10000)" office:value-type="float" office:value="4678" calcext:value-type="float">
            <text:p>4678</text:p>
          </table:table-cell>
          <table:table-cell table:formula="of:=IF([.B2819]&lt;=8000;-100;IF([.B2819]&lt;=9000;0;IF([.B2819]&lt;=9750;100;2000)))" office:value-type="float" office:value="-100" calcext:value-type="float">
            <text:p>-100</text:p>
          </table:table-cell>
          <table:table-cell table:formula="of:=AVERAGE([.C$2:.C2819])" office:value-type="float" office:value="-11.8878637331441" calcext:value-type="float">
            <text:p>-11,8878637331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RANDBETWEEN(1;10000)" office:value-type="float" office:value="2007" calcext:value-type="float">
            <text:p>2007</text:p>
          </table:table-cell>
          <table:table-cell table:formula="of:=IF([.B2820]&lt;=8000;-100;IF([.B2820]&lt;=9000;0;IF([.B2820]&lt;=9750;100;2000)))" office:value-type="float" office:value="-100" calcext:value-type="float">
            <text:p>-100</text:p>
          </table:table-cell>
          <table:table-cell table:formula="of:=AVERAGE([.C$2:.C2820])" office:value-type="float" office:value="-11.9191202554097" calcext:value-type="float">
            <text:p>-11,919120255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RANDBETWEEN(1;10000)" office:value-type="float" office:value="167" calcext:value-type="float">
            <text:p>167</text:p>
          </table:table-cell>
          <table:table-cell table:formula="of:=IF([.B2821]&lt;=8000;-100;IF([.B2821]&lt;=9000;0;IF([.B2821]&lt;=9750;100;2000)))" office:value-type="float" office:value="-100" calcext:value-type="float">
            <text:p>-100</text:p>
          </table:table-cell>
          <table:table-cell table:formula="of:=AVERAGE([.C$2:.C2821])" office:value-type="float" office:value="-11.9503546099291" calcext:value-type="float">
            <text:p>-11,9503546099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RANDBETWEEN(1;10000)" office:value-type="float" office:value="9690" calcext:value-type="float">
            <text:p>9690</text:p>
          </table:table-cell>
          <table:table-cell table:formula="of:=IF([.B2822]&lt;=8000;-100;IF([.B2822]&lt;=9000;0;IF([.B2822]&lt;=9750;100;2000)))" office:value-type="float" office:value="100" calcext:value-type="float">
            <text:p>100</text:p>
          </table:table-cell>
          <table:table-cell table:formula="of:=AVERAGE([.C$2:.C2822])" office:value-type="float" office:value="-11.9106699751861" calcext:value-type="float">
            <text:p>-11,910669975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RANDBETWEEN(1;10000)" office:value-type="float" office:value="4872" calcext:value-type="float">
            <text:p>4872</text:p>
          </table:table-cell>
          <table:table-cell table:formula="of:=IF([.B2823]&lt;=8000;-100;IF([.B2823]&lt;=9000;0;IF([.B2823]&lt;=9750;100;2000)))" office:value-type="float" office:value="-100" calcext:value-type="float">
            <text:p>-100</text:p>
          </table:table-cell>
          <table:table-cell table:formula="of:=AVERAGE([.C$2:.C2823])" office:value-type="float" office:value="-11.9418851878101" calcext:value-type="float">
            <text:p>-11,941885187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RANDBETWEEN(1;10000)" office:value-type="float" office:value="6196" calcext:value-type="float">
            <text:p>6196</text:p>
          </table:table-cell>
          <table:table-cell table:formula="of:=IF([.B2824]&lt;=8000;-100;IF([.B2824]&lt;=9000;0;IF([.B2824]&lt;=9750;100;2000)))" office:value-type="float" office:value="-100" calcext:value-type="float">
            <text:p>-100</text:p>
          </table:table-cell>
          <table:table-cell table:formula="of:=AVERAGE([.C$2:.C2824])" office:value-type="float" office:value="-11.9730782855119" calcext:value-type="float">
            <text:p>-11,9730782855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RANDBETWEEN(1;10000)" office:value-type="float" office:value="7525" calcext:value-type="float">
            <text:p>7525</text:p>
          </table:table-cell>
          <table:table-cell table:formula="of:=IF([.B2825]&lt;=8000;-100;IF([.B2825]&lt;=9000;0;IF([.B2825]&lt;=9750;100;2000)))" office:value-type="float" office:value="-100" calcext:value-type="float">
            <text:p>-100</text:p>
          </table:table-cell>
          <table:table-cell table:formula="of:=AVERAGE([.C$2:.C2825])" office:value-type="float" office:value="-12.0042492917847" calcext:value-type="float">
            <text:p>-12,0042492918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RANDBETWEEN(1;10000)" office:value-type="float" office:value="1121" calcext:value-type="float">
            <text:p>1121</text:p>
          </table:table-cell>
          <table:table-cell table:formula="of:=IF([.B2826]&lt;=8000;-100;IF([.B2826]&lt;=9000;0;IF([.B2826]&lt;=9750;100;2000)))" office:value-type="float" office:value="-100" calcext:value-type="float">
            <text:p>-100</text:p>
          </table:table-cell>
          <table:table-cell table:formula="of:=AVERAGE([.C$2:.C2826])" office:value-type="float" office:value="-12.0353982300885" calcext:value-type="float">
            <text:p>-12,0353982301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RANDBETWEEN(1;10000)" office:value-type="float" office:value="6183" calcext:value-type="float">
            <text:p>6183</text:p>
          </table:table-cell>
          <table:table-cell table:formula="of:=IF([.B2827]&lt;=8000;-100;IF([.B2827]&lt;=9000;0;IF([.B2827]&lt;=9750;100;2000)))" office:value-type="float" office:value="-100" calcext:value-type="float">
            <text:p>-100</text:p>
          </table:table-cell>
          <table:table-cell table:formula="of:=AVERAGE([.C$2:.C2827])" office:value-type="float" office:value="-12.06652512385" calcext:value-type="float">
            <text:p>-12,0665251239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RANDBETWEEN(1;10000)" office:value-type="float" office:value="7560" calcext:value-type="float">
            <text:p>7560</text:p>
          </table:table-cell>
          <table:table-cell table:formula="of:=IF([.B2828]&lt;=8000;-100;IF([.B2828]&lt;=9000;0;IF([.B2828]&lt;=9750;100;2000)))" office:value-type="float" office:value="-100" calcext:value-type="float">
            <text:p>-100</text:p>
          </table:table-cell>
          <table:table-cell table:formula="of:=AVERAGE([.C$2:.C2828])" office:value-type="float" office:value="-12.0976299964627" calcext:value-type="float">
            <text:p>-12,0976299965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RANDBETWEEN(1;10000)" office:value-type="float" office:value="1981" calcext:value-type="float">
            <text:p>1981</text:p>
          </table:table-cell>
          <table:table-cell table:formula="of:=IF([.B2829]&lt;=8000;-100;IF([.B2829]&lt;=9000;0;IF([.B2829]&lt;=9750;100;2000)))" office:value-type="float" office:value="-100" calcext:value-type="float">
            <text:p>-100</text:p>
          </table:table-cell>
          <table:table-cell table:formula="of:=AVERAGE([.C$2:.C2829])" office:value-type="float" office:value="-12.1287128712871" calcext:value-type="float">
            <text:p>-12,1287128713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RANDBETWEEN(1;10000)" office:value-type="float" office:value="3939" calcext:value-type="float">
            <text:p>3939</text:p>
          </table:table-cell>
          <table:table-cell table:formula="of:=IF([.B2830]&lt;=8000;-100;IF([.B2830]&lt;=9000;0;IF([.B2830]&lt;=9750;100;2000)))" office:value-type="float" office:value="-100" calcext:value-type="float">
            <text:p>-100</text:p>
          </table:table-cell>
          <table:table-cell table:formula="of:=AVERAGE([.C$2:.C2830])" office:value-type="float" office:value="-12.1597737716508" calcext:value-type="float">
            <text:p>-12,159773771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RANDBETWEEN(1;10000)" office:value-type="float" office:value="3960" calcext:value-type="float">
            <text:p>3960</text:p>
          </table:table-cell>
          <table:table-cell table:formula="of:=IF([.B2831]&lt;=8000;-100;IF([.B2831]&lt;=9000;0;IF([.B2831]&lt;=9750;100;2000)))" office:value-type="float" office:value="-100" calcext:value-type="float">
            <text:p>-100</text:p>
          </table:table-cell>
          <table:table-cell table:formula="of:=AVERAGE([.C$2:.C2831])" office:value-type="float" office:value="-12.1908127208481" calcext:value-type="float">
            <text:p>-12,1908127208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RANDBETWEEN(1;10000)" office:value-type="float" office:value="2886" calcext:value-type="float">
            <text:p>2886</text:p>
          </table:table-cell>
          <table:table-cell table:formula="of:=IF([.B2832]&lt;=8000;-100;IF([.B2832]&lt;=9000;0;IF([.B2832]&lt;=9750;100;2000)))" office:value-type="float" office:value="-100" calcext:value-type="float">
            <text:p>-100</text:p>
          </table:table-cell>
          <table:table-cell table:formula="of:=AVERAGE([.C$2:.C2832])" office:value-type="float" office:value="-12.2218297421406" calcext:value-type="float">
            <text:p>-12,221829742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RANDBETWEEN(1;10000)" office:value-type="float" office:value="1931" calcext:value-type="float">
            <text:p>1931</text:p>
          </table:table-cell>
          <table:table-cell table:formula="of:=IF([.B2833]&lt;=8000;-100;IF([.B2833]&lt;=9000;0;IF([.B2833]&lt;=9750;100;2000)))" office:value-type="float" office:value="-100" calcext:value-type="float">
            <text:p>-100</text:p>
          </table:table-cell>
          <table:table-cell table:formula="of:=AVERAGE([.C$2:.C2833])" office:value-type="float" office:value="-12.2528248587571" calcext:value-type="float">
            <text:p>-12,2528248588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RANDBETWEEN(1;10000)" office:value-type="float" office:value="4851" calcext:value-type="float">
            <text:p>4851</text:p>
          </table:table-cell>
          <table:table-cell table:formula="of:=IF([.B2834]&lt;=8000;-100;IF([.B2834]&lt;=9000;0;IF([.B2834]&lt;=9750;100;2000)))" office:value-type="float" office:value="-100" calcext:value-type="float">
            <text:p>-100</text:p>
          </table:table-cell>
          <table:table-cell table:formula="of:=AVERAGE([.C$2:.C2834])" office:value-type="float" office:value="-12.2837980938934" calcext:value-type="float">
            <text:p>-12,2837980939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RANDBETWEEN(1;10000)" office:value-type="float" office:value="4804" calcext:value-type="float">
            <text:p>4804</text:p>
          </table:table-cell>
          <table:table-cell table:formula="of:=IF([.B2835]&lt;=8000;-100;IF([.B2835]&lt;=9000;0;IF([.B2835]&lt;=9750;100;2000)))" office:value-type="float" office:value="-100" calcext:value-type="float">
            <text:p>-100</text:p>
          </table:table-cell>
          <table:table-cell table:formula="of:=AVERAGE([.C$2:.C2835])" office:value-type="float" office:value="-12.3147494707128" calcext:value-type="float">
            <text:p>-12,3147494707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RANDBETWEEN(1;10000)" office:value-type="float" office:value="6652" calcext:value-type="float">
            <text:p>6652</text:p>
          </table:table-cell>
          <table:table-cell table:formula="of:=IF([.B2836]&lt;=8000;-100;IF([.B2836]&lt;=9000;0;IF([.B2836]&lt;=9750;100;2000)))" office:value-type="float" office:value="-100" calcext:value-type="float">
            <text:p>-100</text:p>
          </table:table-cell>
          <table:table-cell table:formula="of:=AVERAGE([.C$2:.C2836])" office:value-type="float" office:value="-12.3456790123457" calcext:value-type="float">
            <text:p>-12,345679012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RANDBETWEEN(1;10000)" office:value-type="float" office:value="3187" calcext:value-type="float">
            <text:p>3187</text:p>
          </table:table-cell>
          <table:table-cell table:formula="of:=IF([.B2837]&lt;=8000;-100;IF([.B2837]&lt;=9000;0;IF([.B2837]&lt;=9750;100;2000)))" office:value-type="float" office:value="-100" calcext:value-type="float">
            <text:p>-100</text:p>
          </table:table-cell>
          <table:table-cell table:formula="of:=AVERAGE([.C$2:.C2837])" office:value-type="float" office:value="-12.37658674189" calcext:value-type="float">
            <text:p>-12,376586741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RANDBETWEEN(1;10000)" office:value-type="float" office:value="6938" calcext:value-type="float">
            <text:p>6938</text:p>
          </table:table-cell>
          <table:table-cell table:formula="of:=IF([.B2838]&lt;=8000;-100;IF([.B2838]&lt;=9000;0;IF([.B2838]&lt;=9750;100;2000)))" office:value-type="float" office:value="-100" calcext:value-type="float">
            <text:p>-100</text:p>
          </table:table-cell>
          <table:table-cell table:formula="of:=AVERAGE([.C$2:.C2838])" office:value-type="float" office:value="-12.407472682411" calcext:value-type="float">
            <text:p>-12,4074726824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RANDBETWEEN(1;10000)" office:value-type="float" office:value="3870" calcext:value-type="float">
            <text:p>3870</text:p>
          </table:table-cell>
          <table:table-cell table:formula="of:=IF([.B2839]&lt;=8000;-100;IF([.B2839]&lt;=9000;0;IF([.B2839]&lt;=9750;100;2000)))" office:value-type="float" office:value="-100" calcext:value-type="float">
            <text:p>-100</text:p>
          </table:table-cell>
          <table:table-cell table:formula="of:=AVERAGE([.C$2:.C2839])" office:value-type="float" office:value="-12.4383368569415" calcext:value-type="float">
            <text:p>-12,4383368569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RANDBETWEEN(1;10000)" office:value-type="float" office:value="3339" calcext:value-type="float">
            <text:p>3339</text:p>
          </table:table-cell>
          <table:table-cell table:formula="of:=IF([.B2840]&lt;=8000;-100;IF([.B2840]&lt;=9000;0;IF([.B2840]&lt;=9750;100;2000)))" office:value-type="float" office:value="-100" calcext:value-type="float">
            <text:p>-100</text:p>
          </table:table-cell>
          <table:table-cell table:formula="of:=AVERAGE([.C$2:.C2840])" office:value-type="float" office:value="-12.4691792884819" calcext:value-type="float">
            <text:p>-12,469179288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RANDBETWEEN(1;10000)" office:value-type="float" office:value="1775" calcext:value-type="float">
            <text:p>1775</text:p>
          </table:table-cell>
          <table:table-cell table:formula="of:=IF([.B2841]&lt;=8000;-100;IF([.B2841]&lt;=9000;0;IF([.B2841]&lt;=9750;100;2000)))" office:value-type="float" office:value="-100" calcext:value-type="float">
            <text:p>-100</text:p>
          </table:table-cell>
          <table:table-cell table:formula="of:=AVERAGE([.C$2:.C2841])"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RANDBETWEEN(1;10000)" office:value-type="float" office:value="7740" calcext:value-type="float">
            <text:p>7740</text:p>
          </table:table-cell>
          <table:table-cell table:formula="of:=IF([.B2842]&lt;=8000;-100;IF([.B2842]&lt;=9000;0;IF([.B2842]&lt;=9750;100;2000)))" office:value-type="float" office:value="-100" calcext:value-type="float">
            <text:p>-100</text:p>
          </table:table-cell>
          <table:table-cell table:formula="of:=AVERAGE([.C$2:.C2842])" office:value-type="float" office:value="-12.5307990144315" calcext:value-type="float">
            <text:p>-12,5307990144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RANDBETWEEN(1;10000)" office:value-type="float" office:value="1678" calcext:value-type="float">
            <text:p>1678</text:p>
          </table:table-cell>
          <table:table-cell table:formula="of:=IF([.B2843]&lt;=8000;-100;IF([.B2843]&lt;=9000;0;IF([.B2843]&lt;=9750;100;2000)))" office:value-type="float" office:value="-100" calcext:value-type="float">
            <text:p>-100</text:p>
          </table:table-cell>
          <table:table-cell table:formula="of:=AVERAGE([.C$2:.C2843])" office:value-type="float" office:value="-12.5615763546798" calcext:value-type="float">
            <text:p>-12,5615763547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RANDBETWEEN(1;10000)" office:value-type="float" office:value="956" calcext:value-type="float">
            <text:p>956</text:p>
          </table:table-cell>
          <table:table-cell table:formula="of:=IF([.B2844]&lt;=8000;-100;IF([.B2844]&lt;=9000;0;IF([.B2844]&lt;=9750;100;2000)))" office:value-type="float" office:value="-100" calcext:value-type="float">
            <text:p>-100</text:p>
          </table:table-cell>
          <table:table-cell table:formula="of:=AVERAGE([.C$2:.C2844])" office:value-type="float" office:value="-12.5923320436159" calcext:value-type="float">
            <text:p>-12,5923320436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RANDBETWEEN(1;10000)" office:value-type="float" office:value="697" calcext:value-type="float">
            <text:p>697</text:p>
          </table:table-cell>
          <table:table-cell table:formula="of:=IF([.B2845]&lt;=8000;-100;IF([.B2845]&lt;=9000;0;IF([.B2845]&lt;=9750;100;2000)))" office:value-type="float" office:value="-100" calcext:value-type="float">
            <text:p>-100</text:p>
          </table:table-cell>
          <table:table-cell table:formula="of:=AVERAGE([.C$2:.C2845])" office:value-type="float" office:value="-12.6230661040788" calcext:value-type="float">
            <text:p>-12,623066104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RANDBETWEEN(1;10000)" office:value-type="float" office:value="9578" calcext:value-type="float">
            <text:p>9578</text:p>
          </table:table-cell>
          <table:table-cell table:formula="of:=IF([.B2846]&lt;=8000;-100;IF([.B2846]&lt;=9000;0;IF([.B2846]&lt;=9750;100;2000)))" office:value-type="float" office:value="100" calcext:value-type="float">
            <text:p>100</text:p>
          </table:table-cell>
          <table:table-cell table:formula="of:=AVERAGE([.C$2:.C2846])" office:value-type="float" office:value="-12.5834797891037" calcext:value-type="float">
            <text:p>-12,5834797891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RANDBETWEEN(1;10000)" office:value-type="float" office:value="5065" calcext:value-type="float">
            <text:p>5065</text:p>
          </table:table-cell>
          <table:table-cell table:formula="of:=IF([.B2847]&lt;=8000;-100;IF([.B2847]&lt;=9000;0;IF([.B2847]&lt;=9750;100;2000)))" office:value-type="float" office:value="-100" calcext:value-type="float">
            <text:p>-100</text:p>
          </table:table-cell>
          <table:table-cell table:formula="of:=AVERAGE([.C$2:.C2847])" office:value-type="float" office:value="-12.6141953619115" calcext:value-type="float">
            <text:p>-12,6141953619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RANDBETWEEN(1;10000)" office:value-type="float" office:value="1217" calcext:value-type="float">
            <text:p>1217</text:p>
          </table:table-cell>
          <table:table-cell table:formula="of:=IF([.B2848]&lt;=8000;-100;IF([.B2848]&lt;=9000;0;IF([.B2848]&lt;=9750;100;2000)))" office:value-type="float" office:value="-100" calcext:value-type="float">
            <text:p>-100</text:p>
          </table:table-cell>
          <table:table-cell table:formula="of:=AVERAGE([.C$2:.C2848])" office:value-type="float" office:value="-12.6448893572181" calcext:value-type="float">
            <text:p>-12,6448893572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RANDBETWEEN(1;10000)" office:value-type="float" office:value="1709" calcext:value-type="float">
            <text:p>1709</text:p>
          </table:table-cell>
          <table:table-cell table:formula="of:=IF([.B2849]&lt;=8000;-100;IF([.B2849]&lt;=9000;0;IF([.B2849]&lt;=9750;100;2000)))" office:value-type="float" office:value="-100" calcext:value-type="float">
            <text:p>-100</text:p>
          </table:table-cell>
          <table:table-cell table:formula="of:=AVERAGE([.C$2:.C2849])" office:value-type="float" office:value="-12.6755617977528" calcext:value-type="float">
            <text:p>-12,6755617978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RANDBETWEEN(1;10000)" office:value-type="float" office:value="8462" calcext:value-type="float">
            <text:p>8462</text:p>
          </table:table-cell>
          <table:table-cell table:formula="of:=IF([.B2850]&lt;=8000;-100;IF([.B2850]&lt;=9000;0;IF([.B2850]&lt;=9750;100;2000)))" office:value-type="float" office:value="0" calcext:value-type="float">
            <text:p>0</text:p>
          </table:table-cell>
          <table:table-cell table:formula="of:=AVERAGE([.C$2:.C2850])" office:value-type="float" office:value="-12.6711126711127" calcext:value-type="float">
            <text:p>-12,671112671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RANDBETWEEN(1;10000)" office:value-type="float" office:value="446" calcext:value-type="float">
            <text:p>446</text:p>
          </table:table-cell>
          <table:table-cell table:formula="of:=IF([.B2851]&lt;=8000;-100;IF([.B2851]&lt;=9000;0;IF([.B2851]&lt;=9750;100;2000)))" office:value-type="float" office:value="-100" calcext:value-type="float">
            <text:p>-100</text:p>
          </table:table-cell>
          <table:table-cell table:formula="of:=AVERAGE([.C$2:.C2851])" office:value-type="float" office:value="-12.7017543859649" calcext:value-type="float">
            <text:p>-12,70175438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RANDBETWEEN(1;10000)" office:value-type="float" office:value="9101" calcext:value-type="float">
            <text:p>9101</text:p>
          </table:table-cell>
          <table:table-cell table:formula="of:=IF([.B2852]&lt;=8000;-100;IF([.B2852]&lt;=9000;0;IF([.B2852]&lt;=9750;100;2000)))" office:value-type="float" office:value="100" calcext:value-type="float">
            <text:p>100</text:p>
          </table:table-cell>
          <table:table-cell table:formula="of:=AVERAGE([.C$2:.C2852])" office:value-type="float" office:value="-12.6622237811294" calcext:value-type="float">
            <text:p>-12,662223781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RANDBETWEEN(1;10000)" office:value-type="float" office:value="9158" calcext:value-type="float">
            <text:p>9158</text:p>
          </table:table-cell>
          <table:table-cell table:formula="of:=IF([.B2853]&lt;=8000;-100;IF([.B2853]&lt;=9000;0;IF([.B2853]&lt;=9750;100;2000)))" office:value-type="float" office:value="100" calcext:value-type="float">
            <text:p>100</text:p>
          </table:table-cell>
          <table:table-cell table:formula="of:=AVERAGE([.C$2:.C2853])" office:value-type="float" office:value="-12.6227208976157" calcext:value-type="float">
            <text:p>-12,6227208976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RANDBETWEEN(1;10000)" office:value-type="float" office:value="2196" calcext:value-type="float">
            <text:p>2196</text:p>
          </table:table-cell>
          <table:table-cell table:formula="of:=IF([.B2854]&lt;=8000;-100;IF([.B2854]&lt;=9000;0;IF([.B2854]&lt;=9750;100;2000)))" office:value-type="float" office:value="-100" calcext:value-type="float">
            <text:p>-100</text:p>
          </table:table-cell>
          <table:table-cell table:formula="of:=AVERAGE([.C$2:.C2854])" office:value-type="float" office:value="-12.6533473536628" calcext:value-type="float">
            <text:p>-12,6533473537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RANDBETWEEN(1;10000)" office:value-type="float" office:value="3223" calcext:value-type="float">
            <text:p>3223</text:p>
          </table:table-cell>
          <table:table-cell table:formula="of:=IF([.B2855]&lt;=8000;-100;IF([.B2855]&lt;=9000;0;IF([.B2855]&lt;=9750;100;2000)))" office:value-type="float" office:value="-100" calcext:value-type="float">
            <text:p>-100</text:p>
          </table:table-cell>
          <table:table-cell table:formula="of:=AVERAGE([.C$2:.C2855])" office:value-type="float" office:value="-12.6839523475823" calcext:value-type="float">
            <text:p>-12,683952347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RANDBETWEEN(1;10000)" office:value-type="float" office:value="6450" calcext:value-type="float">
            <text:p>6450</text:p>
          </table:table-cell>
          <table:table-cell table:formula="of:=IF([.B2856]&lt;=8000;-100;IF([.B2856]&lt;=9000;0;IF([.B2856]&lt;=9750;100;2000)))" office:value-type="float" office:value="-100" calcext:value-type="float">
            <text:p>-100</text:p>
          </table:table-cell>
          <table:table-cell table:formula="of:=AVERAGE([.C$2:.C2856])" office:value-type="float" office:value="-12.7145359019264" calcext:value-type="float">
            <text:p>-12,7145359019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RANDBETWEEN(1;10000)" office:value-type="float" office:value="9825" calcext:value-type="float">
            <text:p>9825</text:p>
          </table:table-cell>
          <table:table-cell table:formula="of:=IF([.B2857]&lt;=8000;-100;IF([.B2857]&lt;=9000;0;IF([.B2857]&lt;=9750;100;2000)))" office:value-type="float" office:value="2000" calcext:value-type="float">
            <text:p>2000</text:p>
          </table:table-cell>
          <table:table-cell table:formula="of:=AVERAGE([.C$2:.C2857])" office:value-type="float" office:value="-12.0098039215686" calcext:value-type="float">
            <text:p>-12,009803921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RANDBETWEEN(1;10000)" office:value-type="float" office:value="9605" calcext:value-type="float">
            <text:p>9605</text:p>
          </table:table-cell>
          <table:table-cell table:formula="of:=IF([.B2858]&lt;=8000;-100;IF([.B2858]&lt;=9000;0;IF([.B2858]&lt;=9750;100;2000)))" office:value-type="float" office:value="100" calcext:value-type="float">
            <text:p>100</text:p>
          </table:table-cell>
          <table:table-cell table:formula="of:=AVERAGE([.C$2:.C2858])" office:value-type="float" office:value="-11.9705985299265" calcext:value-type="float">
            <text:p>-11,9705985299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RANDBETWEEN(1;10000)" office:value-type="float" office:value="2174" calcext:value-type="float">
            <text:p>2174</text:p>
          </table:table-cell>
          <table:table-cell table:formula="of:=IF([.B2859]&lt;=8000;-100;IF([.B2859]&lt;=9000;0;IF([.B2859]&lt;=9750;100;2000)))" office:value-type="float" office:value="-100" calcext:value-type="float">
            <text:p>-100</text:p>
          </table:table-cell>
          <table:table-cell table:formula="of:=AVERAGE([.C$2:.C2859])" office:value-type="float" office:value="-12.001399580126" calcext:value-type="float">
            <text:p>-12,001399580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RANDBETWEEN(1;10000)" office:value-type="float" office:value="9067" calcext:value-type="float">
            <text:p>9067</text:p>
          </table:table-cell>
          <table:table-cell table:formula="of:=IF([.B2860]&lt;=8000;-100;IF([.B2860]&lt;=9000;0;IF([.B2860]&lt;=9750;100;2000)))" office:value-type="float" office:value="100" calcext:value-type="float">
            <text:p>100</text:p>
          </table:table-cell>
          <table:table-cell table:formula="of:=AVERAGE([.C$2:.C2860])" office:value-type="float" office:value="-11.9622245540399" calcext:value-type="float">
            <text:p>-11,962224554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RANDBETWEEN(1;10000)" office:value-type="float" office:value="4210" calcext:value-type="float">
            <text:p>4210</text:p>
          </table:table-cell>
          <table:table-cell table:formula="of:=IF([.B2861]&lt;=8000;-100;IF([.B2861]&lt;=9000;0;IF([.B2861]&lt;=9750;100;2000)))" office:value-type="float" office:value="-100" calcext:value-type="float">
            <text:p>-100</text:p>
          </table:table-cell>
          <table:table-cell table:formula="of:=AVERAGE([.C$2:.C2861])" office:value-type="float" office:value="-11.993006993007" calcext:value-type="float">
            <text:p>-11,993006993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RANDBETWEEN(1;10000)" office:value-type="float" office:value="6759" calcext:value-type="float">
            <text:p>6759</text:p>
          </table:table-cell>
          <table:table-cell table:formula="of:=IF([.B2862]&lt;=8000;-100;IF([.B2862]&lt;=9000;0;IF([.B2862]&lt;=9750;100;2000)))" office:value-type="float" office:value="-100" calcext:value-type="float">
            <text:p>-100</text:p>
          </table:table-cell>
          <table:table-cell table:formula="of:=AVERAGE([.C$2:.C2862])" office:value-type="float" office:value="-12.023767913317" calcext:value-type="float">
            <text:p>-12,023767913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RANDBETWEEN(1;10000)" office:value-type="float" office:value="5688" calcext:value-type="float">
            <text:p>5688</text:p>
          </table:table-cell>
          <table:table-cell table:formula="of:=IF([.B2863]&lt;=8000;-100;IF([.B2863]&lt;=9000;0;IF([.B2863]&lt;=9750;100;2000)))" office:value-type="float" office:value="-100" calcext:value-type="float">
            <text:p>-100</text:p>
          </table:table-cell>
          <table:table-cell table:formula="of:=AVERAGE([.C$2:.C2863])" office:value-type="float" office:value="-12.0545073375262" calcext:value-type="float">
            <text:p>-12,054507337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RANDBETWEEN(1;10000)" office:value-type="float" office:value="1147" calcext:value-type="float">
            <text:p>1147</text:p>
          </table:table-cell>
          <table:table-cell table:formula="of:=IF([.B2864]&lt;=8000;-100;IF([.B2864]&lt;=9000;0;IF([.B2864]&lt;=9750;100;2000)))" office:value-type="float" office:value="-100" calcext:value-type="float">
            <text:p>-100</text:p>
          </table:table-cell>
          <table:table-cell table:formula="of:=AVERAGE([.C$2:.C2864])" office:value-type="float" office:value="-12.0852252881593" calcext:value-type="float">
            <text:p>-12,085225288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RANDBETWEEN(1;10000)" office:value-type="float" office:value="4379" calcext:value-type="float">
            <text:p>4379</text:p>
          </table:table-cell>
          <table:table-cell table:formula="of:=IF([.B2865]&lt;=8000;-100;IF([.B2865]&lt;=9000;0;IF([.B2865]&lt;=9750;100;2000)))" office:value-type="float" office:value="-100" calcext:value-type="float">
            <text:p>-100</text:p>
          </table:table-cell>
          <table:table-cell table:formula="of:=AVERAGE([.C$2:.C2865])" office:value-type="float" office:value="-12.1159217877095" calcext:value-type="float">
            <text:p>-12,1159217877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RANDBETWEEN(1;10000)" office:value-type="float" office:value="1137" calcext:value-type="float">
            <text:p>1137</text:p>
          </table:table-cell>
          <table:table-cell table:formula="of:=IF([.B2866]&lt;=8000;-100;IF([.B2866]&lt;=9000;0;IF([.B2866]&lt;=9750;100;2000)))" office:value-type="float" office:value="-100" calcext:value-type="float">
            <text:p>-100</text:p>
          </table:table-cell>
          <table:table-cell table:formula="of:=AVERAGE([.C$2:.C2866])" office:value-type="float" office:value="-12.1465968586387" calcext:value-type="float">
            <text:p>-12,146596858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RANDBETWEEN(1;10000)" office:value-type="float" office:value="5114" calcext:value-type="float">
            <text:p>5114</text:p>
          </table:table-cell>
          <table:table-cell table:formula="of:=IF([.B2867]&lt;=8000;-100;IF([.B2867]&lt;=9000;0;IF([.B2867]&lt;=9750;100;2000)))" office:value-type="float" office:value="-100" calcext:value-type="float">
            <text:p>-100</text:p>
          </table:table-cell>
          <table:table-cell table:formula="of:=AVERAGE([.C$2:.C2867])" office:value-type="float" office:value="-12.1772505233775" calcext:value-type="float">
            <text:p>-12,177250523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RANDBETWEEN(1;10000)" office:value-type="float" office:value="4653" calcext:value-type="float">
            <text:p>4653</text:p>
          </table:table-cell>
          <table:table-cell table:formula="of:=IF([.B2868]&lt;=8000;-100;IF([.B2868]&lt;=9000;0;IF([.B2868]&lt;=9750;100;2000)))" office:value-type="float" office:value="-100" calcext:value-type="float">
            <text:p>-100</text:p>
          </table:table-cell>
          <table:table-cell table:formula="of:=AVERAGE([.C$2:.C2868])" office:value-type="float" office:value="-12.2078828043251" calcext:value-type="float">
            <text:p>-12,207882804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RANDBETWEEN(1;10000)" office:value-type="float" office:value="4269" calcext:value-type="float">
            <text:p>4269</text:p>
          </table:table-cell>
          <table:table-cell table:formula="of:=IF([.B2869]&lt;=8000;-100;IF([.B2869]&lt;=9000;0;IF([.B2869]&lt;=9750;100;2000)))" office:value-type="float" office:value="-100" calcext:value-type="float">
            <text:p>-100</text:p>
          </table:table-cell>
          <table:table-cell table:formula="of:=AVERAGE([.C$2:.C2869])" office:value-type="float" office:value="-12.2384937238494" calcext:value-type="float">
            <text:p>-12,2384937238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RANDBETWEEN(1;10000)" office:value-type="float" office:value="8587" calcext:value-type="float">
            <text:p>8587</text:p>
          </table:table-cell>
          <table:table-cell table:formula="of:=IF([.B2870]&lt;=8000;-100;IF([.B2870]&lt;=9000;0;IF([.B2870]&lt;=9750;100;2000)))" office:value-type="float" office:value="0" calcext:value-type="float">
            <text:p>0</text:p>
          </table:table-cell>
          <table:table-cell table:formula="of:=AVERAGE([.C$2:.C2870])" office:value-type="float" office:value="-12.2342279539909" calcext:value-type="float">
            <text:p>-12,23422795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RANDBETWEEN(1;10000)" office:value-type="float" office:value="7198" calcext:value-type="float">
            <text:p>7198</text:p>
          </table:table-cell>
          <table:table-cell table:formula="of:=IF([.B2871]&lt;=8000;-100;IF([.B2871]&lt;=9000;0;IF([.B2871]&lt;=9750;100;2000)))" office:value-type="float" office:value="-100" calcext:value-type="float">
            <text:p>-100</text:p>
          </table:table-cell>
          <table:table-cell table:formula="of:=AVERAGE([.C$2:.C2871])" office:value-type="float" office:value="-12.2648083623693" calcext:value-type="float">
            <text:p>-12,264808362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RANDBETWEEN(1;10000)" office:value-type="float" office:value="4723" calcext:value-type="float">
            <text:p>4723</text:p>
          </table:table-cell>
          <table:table-cell table:formula="of:=IF([.B2872]&lt;=8000;-100;IF([.B2872]&lt;=9000;0;IF([.B2872]&lt;=9750;100;2000)))" office:value-type="float" office:value="-100" calcext:value-type="float">
            <text:p>-100</text:p>
          </table:table-cell>
          <table:table-cell table:formula="of:=AVERAGE([.C$2:.C2872])" office:value-type="float" office:value="-12.2953674677813" calcext:value-type="float">
            <text:p>-12,295367467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RANDBETWEEN(1;10000)" office:value-type="float" office:value="5804" calcext:value-type="float">
            <text:p>5804</text:p>
          </table:table-cell>
          <table:table-cell table:formula="of:=IF([.B2873]&lt;=8000;-100;IF([.B2873]&lt;=9000;0;IF([.B2873]&lt;=9750;100;2000)))" office:value-type="float" office:value="-100" calcext:value-type="float">
            <text:p>-100</text:p>
          </table:table-cell>
          <table:table-cell table:formula="of:=AVERAGE([.C$2:.C2873])" office:value-type="float" office:value="-12.3259052924791" calcext:value-type="float">
            <text:p>-12,325905292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RANDBETWEEN(1;10000)" office:value-type="float" office:value="2789" calcext:value-type="float">
            <text:p>2789</text:p>
          </table:table-cell>
          <table:table-cell table:formula="of:=IF([.B2874]&lt;=8000;-100;IF([.B2874]&lt;=9000;0;IF([.B2874]&lt;=9750;100;2000)))" office:value-type="float" office:value="-100" calcext:value-type="float">
            <text:p>-100</text:p>
          </table:table-cell>
          <table:table-cell table:formula="of:=AVERAGE([.C$2:.C2874])" office:value-type="float" office:value="-12.3564218586843" calcext:value-type="float">
            <text:p>-12,3564218587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RANDBETWEEN(1;10000)" office:value-type="float" office:value="4048" calcext:value-type="float">
            <text:p>4048</text:p>
          </table:table-cell>
          <table:table-cell table:formula="of:=IF([.B2875]&lt;=8000;-100;IF([.B2875]&lt;=9000;0;IF([.B2875]&lt;=9750;100;2000)))" office:value-type="float" office:value="-100" calcext:value-type="float">
            <text:p>-100</text:p>
          </table:table-cell>
          <table:table-cell table:formula="of:=AVERAGE([.C$2:.C2875])" office:value-type="float" office:value="-12.3869171885873" calcext:value-type="float">
            <text:p>-12,3869171886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RANDBETWEEN(1;10000)" office:value-type="float" office:value="6516" calcext:value-type="float">
            <text:p>6516</text:p>
          </table:table-cell>
          <table:table-cell table:formula="of:=IF([.B2876]&lt;=8000;-100;IF([.B2876]&lt;=9000;0;IF([.B2876]&lt;=9750;100;2000)))" office:value-type="float" office:value="-100" calcext:value-type="float">
            <text:p>-100</text:p>
          </table:table-cell>
          <table:table-cell table:formula="of:=AVERAGE([.C$2:.C2876])" office:value-type="float" office:value="-12.4173913043478" calcext:value-type="float">
            <text:p>-12,4173913043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RANDBETWEEN(1;10000)" office:value-type="float" office:value="1551" calcext:value-type="float">
            <text:p>1551</text:p>
          </table:table-cell>
          <table:table-cell table:formula="of:=IF([.B2877]&lt;=8000;-100;IF([.B2877]&lt;=9000;0;IF([.B2877]&lt;=9750;100;2000)))" office:value-type="float" office:value="-100" calcext:value-type="float">
            <text:p>-100</text:p>
          </table:table-cell>
          <table:table-cell table:formula="of:=AVERAGE([.C$2:.C2877])" office:value-type="float" office:value="-12.4478442280946" calcext:value-type="float">
            <text:p>-12,4478442281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RANDBETWEEN(1;10000)" office:value-type="float" office:value="8929" calcext:value-type="float">
            <text:p>8929</text:p>
          </table:table-cell>
          <table:table-cell table:formula="of:=IF([.B2878]&lt;=8000;-100;IF([.B2878]&lt;=9000;0;IF([.B2878]&lt;=9750;100;2000)))" office:value-type="float" office:value="0" calcext:value-type="float">
            <text:p>0</text:p>
          </table:table-cell>
          <table:table-cell table:formula="of:=AVERAGE([.C$2:.C2878])" office:value-type="float" office:value="-12.4435175530066" calcext:value-type="float">
            <text:p>-12,443517553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RANDBETWEEN(1;10000)" office:value-type="float" office:value="6549" calcext:value-type="float">
            <text:p>6549</text:p>
          </table:table-cell>
          <table:table-cell table:formula="of:=IF([.B2879]&lt;=8000;-100;IF([.B2879]&lt;=9000;0;IF([.B2879]&lt;=9750;100;2000)))" office:value-type="float" office:value="-100" calcext:value-type="float">
            <text:p>-100</text:p>
          </table:table-cell>
          <table:table-cell table:formula="of:=AVERAGE([.C$2:.C2879])" office:value-type="float" office:value="-12.4739402362752" calcext:value-type="float">
            <text:p>-12,4739402363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RANDBETWEEN(1;10000)" office:value-type="float" office:value="6149" calcext:value-type="float">
            <text:p>6149</text:p>
          </table:table-cell>
          <table:table-cell table:formula="of:=IF([.B2880]&lt;=8000;-100;IF([.B2880]&lt;=9000;0;IF([.B2880]&lt;=9750;100;2000)))" office:value-type="float" office:value="-100" calcext:value-type="float">
            <text:p>-100</text:p>
          </table:table-cell>
          <table:table-cell table:formula="of:=AVERAGE([.C$2:.C2880])" office:value-type="float" office:value="-12.5043417853421" calcext:value-type="float">
            <text:p>-12,504341785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RANDBETWEEN(1;10000)" office:value-type="float" office:value="6106" calcext:value-type="float">
            <text:p>6106</text:p>
          </table:table-cell>
          <table:table-cell table:formula="of:=IF([.B2881]&lt;=8000;-100;IF([.B2881]&lt;=9000;0;IF([.B2881]&lt;=9750;100;2000)))" office:value-type="float" office:value="-100" calcext:value-type="float">
            <text:p>-100</text:p>
          </table:table-cell>
          <table:table-cell table:formula="of:=AVERAGE([.C$2:.C2881])" office:value-type="float" office:value="-12.5347222222222" calcext:value-type="float">
            <text:p>-12,5347222222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RANDBETWEEN(1;10000)" office:value-type="float" office:value="3172" calcext:value-type="float">
            <text:p>3172</text:p>
          </table:table-cell>
          <table:table-cell table:formula="of:=IF([.B2882]&lt;=8000;-100;IF([.B2882]&lt;=9000;0;IF([.B2882]&lt;=9750;100;2000)))" office:value-type="float" office:value="-100" calcext:value-type="float">
            <text:p>-100</text:p>
          </table:table-cell>
          <table:table-cell table:formula="of:=AVERAGE([.C$2:.C2882])" office:value-type="float" office:value="-12.5650815688997" calcext:value-type="float">
            <text:p>-12,5650815689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RANDBETWEEN(1;10000)" office:value-type="float" office:value="2398" calcext:value-type="float">
            <text:p>2398</text:p>
          </table:table-cell>
          <table:table-cell table:formula="of:=IF([.B2883]&lt;=8000;-100;IF([.B2883]&lt;=9000;0;IF([.B2883]&lt;=9750;100;2000)))" office:value-type="float" office:value="-100" calcext:value-type="float">
            <text:p>-100</text:p>
          </table:table-cell>
          <table:table-cell table:formula="of:=AVERAGE([.C$2:.C2883])" office:value-type="float" office:value="-12.5954198473282" calcext:value-type="float">
            <text:p>-12,595419847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RANDBETWEEN(1;10000)" office:value-type="float" office:value="8697" calcext:value-type="float">
            <text:p>8697</text:p>
          </table:table-cell>
          <table:table-cell table:formula="of:=IF([.B2884]&lt;=8000;-100;IF([.B2884]&lt;=9000;0;IF([.B2884]&lt;=9750;100;2000)))" office:value-type="float" office:value="0" calcext:value-type="float">
            <text:p>0</text:p>
          </table:table-cell>
          <table:table-cell table:formula="of:=AVERAGE([.C$2:.C2884])" office:value-type="float" office:value="-12.5910509885536" calcext:value-type="float">
            <text:p>-12,5910509886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RANDBETWEEN(1;10000)" office:value-type="float" office:value="348" calcext:value-type="float">
            <text:p>348</text:p>
          </table:table-cell>
          <table:table-cell table:formula="of:=IF([.B2885]&lt;=8000;-100;IF([.B2885]&lt;=9000;0;IF([.B2885]&lt;=9750;100;2000)))" office:value-type="float" office:value="-100" calcext:value-type="float">
            <text:p>-100</text:p>
          </table:table-cell>
          <table:table-cell table:formula="of:=AVERAGE([.C$2:.C2885])" office:value-type="float" office:value="-12.621359223301" calcext:value-type="float">
            <text:p>-12,621359223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RANDBETWEEN(1;10000)" office:value-type="float" office:value="981" calcext:value-type="float">
            <text:p>981</text:p>
          </table:table-cell>
          <table:table-cell table:formula="of:=IF([.B2886]&lt;=8000;-100;IF([.B2886]&lt;=9000;0;IF([.B2886]&lt;=9750;100;2000)))" office:value-type="float" office:value="-100" calcext:value-type="float">
            <text:p>-100</text:p>
          </table:table-cell>
          <table:table-cell table:formula="of:=AVERAGE([.C$2:.C2886])" office:value-type="float" office:value="-12.6516464471404" calcext:value-type="float">
            <text:p>-12,6516464471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RANDBETWEEN(1;10000)" office:value-type="float" office:value="173" calcext:value-type="float">
            <text:p>173</text:p>
          </table:table-cell>
          <table:table-cell table:formula="of:=IF([.B2887]&lt;=8000;-100;IF([.B2887]&lt;=9000;0;IF([.B2887]&lt;=9750;100;2000)))" office:value-type="float" office:value="-100" calcext:value-type="float">
            <text:p>-100</text:p>
          </table:table-cell>
          <table:table-cell table:formula="of:=AVERAGE([.C$2:.C2887])" office:value-type="float" office:value="-12.6819126819127" calcext:value-type="float">
            <text:p>-12,6819126819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RANDBETWEEN(1;10000)" office:value-type="float" office:value="2583" calcext:value-type="float">
            <text:p>2583</text:p>
          </table:table-cell>
          <table:table-cell table:formula="of:=IF([.B2888]&lt;=8000;-100;IF([.B2888]&lt;=9000;0;IF([.B2888]&lt;=9750;100;2000)))" office:value-type="float" office:value="-100" calcext:value-type="float">
            <text:p>-100</text:p>
          </table:table-cell>
          <table:table-cell table:formula="of:=AVERAGE([.C$2:.C2888])" office:value-type="float" office:value="-12.7121579494285" calcext:value-type="float">
            <text:p>-12,7121579494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RANDBETWEEN(1;10000)" office:value-type="float" office:value="2809" calcext:value-type="float">
            <text:p>2809</text:p>
          </table:table-cell>
          <table:table-cell table:formula="of:=IF([.B2889]&lt;=8000;-100;IF([.B2889]&lt;=9000;0;IF([.B2889]&lt;=9750;100;2000)))" office:value-type="float" office:value="-100" calcext:value-type="float">
            <text:p>-100</text:p>
          </table:table-cell>
          <table:table-cell table:formula="of:=AVERAGE([.C$2:.C2889])" office:value-type="float" office:value="-12.7423822714681" calcext:value-type="float">
            <text:p>-12,742382271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RANDBETWEEN(1;10000)" office:value-type="float" office:value="4757" calcext:value-type="float">
            <text:p>4757</text:p>
          </table:table-cell>
          <table:table-cell table:formula="of:=IF([.B2890]&lt;=8000;-100;IF([.B2890]&lt;=9000;0;IF([.B2890]&lt;=9750;100;2000)))" office:value-type="float" office:value="-100" calcext:value-type="float">
            <text:p>-100</text:p>
          </table:table-cell>
          <table:table-cell table:formula="of:=AVERAGE([.C$2:.C2890])" office:value-type="float" office:value="-12.7725856697819" calcext:value-type="float">
            <text:p>-12,772585669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RANDBETWEEN(1;10000)" office:value-type="float" office:value="6134" calcext:value-type="float">
            <text:p>6134</text:p>
          </table:table-cell>
          <table:table-cell table:formula="of:=IF([.B2891]&lt;=8000;-100;IF([.B2891]&lt;=9000;0;IF([.B2891]&lt;=9750;100;2000)))" office:value-type="float" office:value="-100" calcext:value-type="float">
            <text:p>-100</text:p>
          </table:table-cell>
          <table:table-cell table:formula="of:=AVERAGE([.C$2:.C2891])" office:value-type="float" office:value="-12.80276816609" calcext:value-type="float">
            <text:p>-12,802768166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RANDBETWEEN(1;10000)" office:value-type="float" office:value="1904" calcext:value-type="float">
            <text:p>1904</text:p>
          </table:table-cell>
          <table:table-cell table:formula="of:=IF([.B2892]&lt;=8000;-100;IF([.B2892]&lt;=9000;0;IF([.B2892]&lt;=9750;100;2000)))" office:value-type="float" office:value="-100" calcext:value-type="float">
            <text:p>-100</text:p>
          </table:table-cell>
          <table:table-cell table:formula="of:=AVERAGE([.C$2:.C2892])" office:value-type="float" office:value="-12.8329297820823" calcext:value-type="float">
            <text:p>-12,832929782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RANDBETWEEN(1;10000)" office:value-type="float" office:value="6023" calcext:value-type="float">
            <text:p>6023</text:p>
          </table:table-cell>
          <table:table-cell table:formula="of:=IF([.B2893]&lt;=8000;-100;IF([.B2893]&lt;=9000;0;IF([.B2893]&lt;=9750;100;2000)))" office:value-type="float" office:value="-100" calcext:value-type="float">
            <text:p>-100</text:p>
          </table:table-cell>
          <table:table-cell table:formula="of:=AVERAGE([.C$2:.C2893])" office:value-type="float" office:value="-12.8630705394191" calcext:value-type="float">
            <text:p>-12,8630705394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RANDBETWEEN(1;10000)" office:value-type="float" office:value="2588" calcext:value-type="float">
            <text:p>2588</text:p>
          </table:table-cell>
          <table:table-cell table:formula="of:=IF([.B2894]&lt;=8000;-100;IF([.B2894]&lt;=9000;0;IF([.B2894]&lt;=9750;100;2000)))" office:value-type="float" office:value="-100" calcext:value-type="float">
            <text:p>-100</text:p>
          </table:table-cell>
          <table:table-cell table:formula="of:=AVERAGE([.C$2:.C2894])" office:value-type="float" office:value="-12.8931904597304" calcext:value-type="float">
            <text:p>-12,8931904597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RANDBETWEEN(1;10000)" office:value-type="float" office:value="2509" calcext:value-type="float">
            <text:p>2509</text:p>
          </table:table-cell>
          <table:table-cell table:formula="of:=IF([.B2895]&lt;=8000;-100;IF([.B2895]&lt;=9000;0;IF([.B2895]&lt;=9750;100;2000)))" office:value-type="float" office:value="-100" calcext:value-type="float">
            <text:p>-100</text:p>
          </table:table-cell>
          <table:table-cell table:formula="of:=AVERAGE([.C$2:.C2895])" office:value-type="float" office:value="-12.9232895646165" calcext:value-type="float">
            <text:p>-12,9232895646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RANDBETWEEN(1;10000)" office:value-type="float" office:value="5503" calcext:value-type="float">
            <text:p>5503</text:p>
          </table:table-cell>
          <table:table-cell table:formula="of:=IF([.B2896]&lt;=8000;-100;IF([.B2896]&lt;=9000;0;IF([.B2896]&lt;=9750;100;2000)))" office:value-type="float" office:value="-100" calcext:value-type="float">
            <text:p>-100</text:p>
          </table:table-cell>
          <table:table-cell table:formula="of:=AVERAGE([.C$2:.C2896])" office:value-type="float" office:value="-12.9533678756477" calcext:value-type="float">
            <text:p>-12,9533678756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RANDBETWEEN(1;10000)" office:value-type="float" office:value="145" calcext:value-type="float">
            <text:p>145</text:p>
          </table:table-cell>
          <table:table-cell table:formula="of:=IF([.B2897]&lt;=8000;-100;IF([.B2897]&lt;=9000;0;IF([.B2897]&lt;=9750;100;2000)))" office:value-type="float" office:value="-100" calcext:value-type="float">
            <text:p>-100</text:p>
          </table:table-cell>
          <table:table-cell table:formula="of:=AVERAGE([.C$2:.C2897])" office:value-type="float" office:value="-12.9834254143646" calcext:value-type="float">
            <text:p>-12,983425414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RANDBETWEEN(1;10000)" office:value-type="float" office:value="2377" calcext:value-type="float">
            <text:p>2377</text:p>
          </table:table-cell>
          <table:table-cell table:formula="of:=IF([.B2898]&lt;=8000;-100;IF([.B2898]&lt;=9000;0;IF([.B2898]&lt;=9750;100;2000)))" office:value-type="float" office:value="-100" calcext:value-type="float">
            <text:p>-100</text:p>
          </table:table-cell>
          <table:table-cell table:formula="of:=AVERAGE([.C$2:.C2898])" office:value-type="float" office:value="-13.0134622022782" calcext:value-type="float">
            <text:p>-13,0134622023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RANDBETWEEN(1;10000)" office:value-type="float" office:value="9514" calcext:value-type="float">
            <text:p>9514</text:p>
          </table:table-cell>
          <table:table-cell table:formula="of:=IF([.B2899]&lt;=8000;-100;IF([.B2899]&lt;=9000;0;IF([.B2899]&lt;=9750;100;2000)))" office:value-type="float" office:value="100" calcext:value-type="float">
            <text:p>100</text:p>
          </table:table-cell>
          <table:table-cell table:formula="of:=AVERAGE([.C$2:.C2899])" office:value-type="float" office:value="-12.9744651483782" calcext:value-type="float">
            <text:p>-12,9744651484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RANDBETWEEN(1;10000)" office:value-type="float" office:value="283" calcext:value-type="float">
            <text:p>283</text:p>
          </table:table-cell>
          <table:table-cell table:formula="of:=IF([.B2900]&lt;=8000;-100;IF([.B2900]&lt;=9000;0;IF([.B2900]&lt;=9750;100;2000)))" office:value-type="float" office:value="-100" calcext:value-type="float">
            <text:p>-100</text:p>
          </table:table-cell>
          <table:table-cell table:formula="of:=AVERAGE([.C$2:.C2900])" office:value-type="float" office:value="-13.0044843049327" calcext:value-type="float">
            <text:p>-13,00448430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RANDBETWEEN(1;10000)" office:value-type="float" office:value="8078" calcext:value-type="float">
            <text:p>8078</text:p>
          </table:table-cell>
          <table:table-cell table:formula="of:=IF([.B2901]&lt;=8000;-100;IF([.B2901]&lt;=9000;0;IF([.B2901]&lt;=9750;100;2000)))" office:value-type="float" office:value="0" calcext:value-type="float">
            <text:p>0</text:p>
          </table:table-cell>
          <table:table-cell table:formula="of:=AVERAGE([.C$2:.C2901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table:formula="of:=RANDBETWEEN(1;10000)" office:value-type="float" office:value="5998" calcext:value-type="float">
            <text:p>5998</text:p>
          </table:table-cell>
          <table:table-cell table:formula="of:=IF([.B2902]&lt;=8000;-100;IF([.B2902]&lt;=9000;0;IF([.B2902]&lt;=9750;100;2000)))" office:value-type="float" office:value="-100" calcext:value-type="float">
            <text:p>-100</text:p>
          </table:table-cell>
          <table:table-cell table:formula="of:=AVERAGE([.C$2:.C2902])" office:value-type="float" office:value="-13.0299896587384" calcext:value-type="float">
            <text:p>-13,0299896587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RANDBETWEEN(1;10000)" office:value-type="float" office:value="7402" calcext:value-type="float">
            <text:p>7402</text:p>
          </table:table-cell>
          <table:table-cell table:formula="of:=IF([.B2903]&lt;=8000;-100;IF([.B2903]&lt;=9000;0;IF([.B2903]&lt;=9750;100;2000)))" office:value-type="float" office:value="-100" calcext:value-type="float">
            <text:p>-100</text:p>
          </table:table-cell>
          <table:table-cell table:formula="of:=AVERAGE([.C$2:.C2903])" office:value-type="float" office:value="-13.0599586492074" calcext:value-type="float">
            <text:p>-13,0599586492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RANDBETWEEN(1;10000)" office:value-type="float" office:value="5962" calcext:value-type="float">
            <text:p>5962</text:p>
          </table:table-cell>
          <table:table-cell table:formula="of:=IF([.B2904]&lt;=8000;-100;IF([.B2904]&lt;=9000;0;IF([.B2904]&lt;=9750;100;2000)))" office:value-type="float" office:value="-100" calcext:value-type="float">
            <text:p>-100</text:p>
          </table:table-cell>
          <table:table-cell table:formula="of:=AVERAGE([.C$2:.C2904])" office:value-type="float" office:value="-13.0899069927661" calcext:value-type="float">
            <text:p>-13,0899069928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RANDBETWEEN(1;10000)" office:value-type="float" office:value="1823" calcext:value-type="float">
            <text:p>1823</text:p>
          </table:table-cell>
          <table:table-cell table:formula="of:=IF([.B2905]&lt;=8000;-100;IF([.B2905]&lt;=9000;0;IF([.B2905]&lt;=9750;100;2000)))" office:value-type="float" office:value="-100" calcext:value-type="float">
            <text:p>-100</text:p>
          </table:table-cell>
          <table:table-cell table:formula="of:=AVERAGE([.C$2:.C2905])" office:value-type="float" office:value="-13.1198347107438" calcext:value-type="float">
            <text:p>-13,1198347107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RANDBETWEEN(1;10000)" office:value-type="float" office:value="6728" calcext:value-type="float">
            <text:p>6728</text:p>
          </table:table-cell>
          <table:table-cell table:formula="of:=IF([.B2906]&lt;=8000;-100;IF([.B2906]&lt;=9000;0;IF([.B2906]&lt;=9750;100;2000)))" office:value-type="float" office:value="-100" calcext:value-type="float">
            <text:p>-100</text:p>
          </table:table-cell>
          <table:table-cell table:formula="of:=AVERAGE([.C$2:.C2906])" office:value-type="float" office:value="-13.1497418244406" calcext:value-type="float">
            <text:p>-13,1497418244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RANDBETWEEN(1;10000)" office:value-type="float" office:value="3072" calcext:value-type="float">
            <text:p>3072</text:p>
          </table:table-cell>
          <table:table-cell table:formula="of:=IF([.B2907]&lt;=8000;-100;IF([.B2907]&lt;=9000;0;IF([.B2907]&lt;=9750;100;2000)))" office:value-type="float" office:value="-100" calcext:value-type="float">
            <text:p>-100</text:p>
          </table:table-cell>
          <table:table-cell table:formula="of:=AVERAGE([.C$2:.C2907])" office:value-type="float" office:value="-13.1796283551273" calcext:value-type="float">
            <text:p>-13,179628355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RANDBETWEEN(1;10000)" office:value-type="float" office:value="4453" calcext:value-type="float">
            <text:p>4453</text:p>
          </table:table-cell>
          <table:table-cell table:formula="of:=IF([.B2908]&lt;=8000;-100;IF([.B2908]&lt;=9000;0;IF([.B2908]&lt;=9750;100;2000)))" office:value-type="float" office:value="-100" calcext:value-type="float">
            <text:p>-100</text:p>
          </table:table-cell>
          <table:table-cell table:formula="of:=AVERAGE([.C$2:.C2908])" office:value-type="float" office:value="-13.2094943240454" calcext:value-type="float">
            <text:p>-13,209494324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RANDBETWEEN(1;10000)" office:value-type="float" office:value="3147" calcext:value-type="float">
            <text:p>3147</text:p>
          </table:table-cell>
          <table:table-cell table:formula="of:=IF([.B2909]&lt;=8000;-100;IF([.B2909]&lt;=9000;0;IF([.B2909]&lt;=9750;100;2000)))" office:value-type="float" office:value="-100" calcext:value-type="float">
            <text:p>-100</text:p>
          </table:table-cell>
          <table:table-cell table:formula="of:=AVERAGE([.C$2:.C2909])" office:value-type="float" office:value="-13.2393397524072" calcext:value-type="float">
            <text:p>-13,239339752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RANDBETWEEN(1;10000)" office:value-type="float" office:value="9020" calcext:value-type="float">
            <text:p>9020</text:p>
          </table:table-cell>
          <table:table-cell table:formula="of:=IF([.B2910]&lt;=8000;-100;IF([.B2910]&lt;=9000;0;IF([.B2910]&lt;=9750;100;2000)))" office:value-type="float" office:value="100" calcext:value-type="float">
            <text:p>100</text:p>
          </table:table-cell>
          <table:table-cell table:formula="of:=AVERAGE([.C$2:.C2910])" office:value-type="float" office:value="-13.200412512891" calcext:value-type="float">
            <text:p>-13,2004125129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RANDBETWEEN(1;10000)" office:value-type="float" office:value="489" calcext:value-type="float">
            <text:p>489</text:p>
          </table:table-cell>
          <table:table-cell table:formula="of:=IF([.B2911]&lt;=8000;-100;IF([.B2911]&lt;=9000;0;IF([.B2911]&lt;=9750;100;2000)))" office:value-type="float" office:value="-100" calcext:value-type="float">
            <text:p>-100</text:p>
          </table:table-cell>
          <table:table-cell table:formula="of:=AVERAGE([.C$2:.C2911])" office:value-type="float" office:value="-13.2302405498282" calcext:value-type="float">
            <text:p>-13,2302405498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RANDBETWEEN(1;10000)" office:value-type="float" office:value="1773" calcext:value-type="float">
            <text:p>1773</text:p>
          </table:table-cell>
          <table:table-cell table:formula="of:=IF([.B2912]&lt;=8000;-100;IF([.B2912]&lt;=9000;0;IF([.B2912]&lt;=9750;100;2000)))" office:value-type="float" office:value="-100" calcext:value-type="float">
            <text:p>-100</text:p>
          </table:table-cell>
          <table:table-cell table:formula="of:=AVERAGE([.C$2:.C2912])" office:value-type="float" office:value="-13.2600480934387" calcext:value-type="float">
            <text:p>-13,2600480934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RANDBETWEEN(1;10000)" office:value-type="float" office:value="6018" calcext:value-type="float">
            <text:p>6018</text:p>
          </table:table-cell>
          <table:table-cell table:formula="of:=IF([.B2913]&lt;=8000;-100;IF([.B2913]&lt;=9000;0;IF([.B2913]&lt;=9750;100;2000)))" office:value-type="float" office:value="-100" calcext:value-type="float">
            <text:p>-100</text:p>
          </table:table-cell>
          <table:table-cell table:formula="of:=AVERAGE([.C$2:.C2913])" office:value-type="float" office:value="-13.2898351648352" calcext:value-type="float">
            <text:p>-13,2898351648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RANDBETWEEN(1;10000)" office:value-type="float" office:value="8919" calcext:value-type="float">
            <text:p>8919</text:p>
          </table:table-cell>
          <table:table-cell table:formula="of:=IF([.B2914]&lt;=8000;-100;IF([.B2914]&lt;=9000;0;IF([.B2914]&lt;=9750;100;2000)))" office:value-type="float" office:value="0" calcext:value-type="float">
            <text:p>0</text:p>
          </table:table-cell>
          <table:table-cell table:formula="of:=AVERAGE([.C$2:.C2914])" office:value-type="float" office:value="-13.2852729145211" calcext:value-type="float">
            <text:p>-13,285272914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RANDBETWEEN(1;10000)" office:value-type="float" office:value="1648" calcext:value-type="float">
            <text:p>1648</text:p>
          </table:table-cell>
          <table:table-cell table:formula="of:=IF([.B2915]&lt;=8000;-100;IF([.B2915]&lt;=9000;0;IF([.B2915]&lt;=9750;100;2000)))" office:value-type="float" office:value="-100" calcext:value-type="float">
            <text:p>-100</text:p>
          </table:table-cell>
          <table:table-cell table:formula="of:=AVERAGE([.C$2:.C2915])" office:value-type="float" office:value="-13.3150308853809" calcext:value-type="float">
            <text:p>-13,3150308854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RANDBETWEEN(1;10000)" office:value-type="float" office:value="7707" calcext:value-type="float">
            <text:p>7707</text:p>
          </table:table-cell>
          <table:table-cell table:formula="of:=IF([.B2916]&lt;=8000;-100;IF([.B2916]&lt;=9000;0;IF([.B2916]&lt;=9750;100;2000)))" office:value-type="float" office:value="-100" calcext:value-type="float">
            <text:p>-100</text:p>
          </table:table-cell>
          <table:table-cell table:formula="of:=AVERAGE([.C$2:.C2916])" office:value-type="float" office:value="-13.3447684391081" calcext:value-type="float">
            <text:p>-13,344768439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RANDBETWEEN(1;10000)" office:value-type="float" office:value="5750" calcext:value-type="float">
            <text:p>5750</text:p>
          </table:table-cell>
          <table:table-cell table:formula="of:=IF([.B2917]&lt;=8000;-100;IF([.B2917]&lt;=9000;0;IF([.B2917]&lt;=9750;100;2000)))" office:value-type="float" office:value="-100" calcext:value-type="float">
            <text:p>-100</text:p>
          </table:table-cell>
          <table:table-cell table:formula="of:=AVERAGE([.C$2:.C2917])" office:value-type="float" office:value="-13.3744855967078" calcext:value-type="float">
            <text:p>-13,3744855967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RANDBETWEEN(1;10000)" office:value-type="float" office:value="7406" calcext:value-type="float">
            <text:p>7406</text:p>
          </table:table-cell>
          <table:table-cell table:formula="of:=IF([.B2918]&lt;=8000;-100;IF([.B2918]&lt;=9000;0;IF([.B2918]&lt;=9750;100;2000)))" office:value-type="float" office:value="-100" calcext:value-type="float">
            <text:p>-100</text:p>
          </table:table-cell>
          <table:table-cell table:formula="of:=AVERAGE([.C$2:.C2918])" office:value-type="float" office:value="-13.4041823791567" calcext:value-type="float">
            <text:p>-13,4041823792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formula="of:=RANDBETWEEN(1;10000)" office:value-type="float" office:value="2480" calcext:value-type="float">
            <text:p>2480</text:p>
          </table:table-cell>
          <table:table-cell table:formula="of:=IF([.B2919]&lt;=8000;-100;IF([.B2919]&lt;=9000;0;IF([.B2919]&lt;=9750;100;2000)))" office:value-type="float" office:value="-100" calcext:value-type="float">
            <text:p>-100</text:p>
          </table:table-cell>
          <table:table-cell table:formula="of:=AVERAGE([.C$2:.C2919])" office:value-type="float" office:value="-13.4338588074023" calcext:value-type="float">
            <text:p>-13,433858807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RANDBETWEEN(1;10000)" office:value-type="float" office:value="6012" calcext:value-type="float">
            <text:p>6012</text:p>
          </table:table-cell>
          <table:table-cell table:formula="of:=IF([.B2920]&lt;=8000;-100;IF([.B2920]&lt;=9000;0;IF([.B2920]&lt;=9750;100;2000)))" office:value-type="float" office:value="-100" calcext:value-type="float">
            <text:p>-100</text:p>
          </table:table-cell>
          <table:table-cell table:formula="of:=AVERAGE([.C$2:.C2920])" office:value-type="float" office:value="-13.4635149023638" calcext:value-type="float">
            <text:p>-13,463514902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RANDBETWEEN(1;10000)" office:value-type="float" office:value="1090" calcext:value-type="float">
            <text:p>1090</text:p>
          </table:table-cell>
          <table:table-cell table:formula="of:=IF([.B2921]&lt;=8000;-100;IF([.B2921]&lt;=9000;0;IF([.B2921]&lt;=9750;100;2000)))" office:value-type="float" office:value="-100" calcext:value-type="float">
            <text:p>-100</text:p>
          </table:table-cell>
          <table:table-cell table:formula="of:=AVERAGE([.C$2:.C2921])" office:value-type="float" office:value="-13.4931506849315" calcext:value-type="float">
            <text:p>-13,4931506849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RANDBETWEEN(1;10000)" office:value-type="float" office:value="6749" calcext:value-type="float">
            <text:p>6749</text:p>
          </table:table-cell>
          <table:table-cell table:formula="of:=IF([.B2922]&lt;=8000;-100;IF([.B2922]&lt;=9000;0;IF([.B2922]&lt;=9750;100;2000)))" office:value-type="float" office:value="-100" calcext:value-type="float">
            <text:p>-100</text:p>
          </table:table-cell>
          <table:table-cell table:formula="of:=AVERAGE([.C$2:.C2922])" office:value-type="float" office:value="-13.5227661759671" calcext:value-type="float">
            <text:p>-13,52276617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RANDBETWEEN(1;10000)" office:value-type="float" office:value="6316" calcext:value-type="float">
            <text:p>6316</text:p>
          </table:table-cell>
          <table:table-cell table:formula="of:=IF([.B2923]&lt;=8000;-100;IF([.B2923]&lt;=9000;0;IF([.B2923]&lt;=9750;100;2000)))" office:value-type="float" office:value="-100" calcext:value-type="float">
            <text:p>-100</text:p>
          </table:table-cell>
          <table:table-cell table:formula="of:=AVERAGE([.C$2:.C2923])" office:value-type="float" office:value="-13.5523613963039" calcext:value-type="float">
            <text:p>-13,5523613963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RANDBETWEEN(1;10000)" office:value-type="float" office:value="3040" calcext:value-type="float">
            <text:p>3040</text:p>
          </table:table-cell>
          <table:table-cell table:formula="of:=IF([.B2924]&lt;=8000;-100;IF([.B2924]&lt;=9000;0;IF([.B2924]&lt;=9750;100;2000)))" office:value-type="float" office:value="-100" calcext:value-type="float">
            <text:p>-100</text:p>
          </table:table-cell>
          <table:table-cell table:formula="of:=AVERAGE([.C$2:.C2924])" office:value-type="float" office:value="-13.5819363667465" calcext:value-type="float">
            <text:p>-13,5819363667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RANDBETWEEN(1;10000)" office:value-type="float" office:value="1092" calcext:value-type="float">
            <text:p>1092</text:p>
          </table:table-cell>
          <table:table-cell table:formula="of:=IF([.B2925]&lt;=8000;-100;IF([.B2925]&lt;=9000;0;IF([.B2925]&lt;=9750;100;2000)))" office:value-type="float" office:value="-100" calcext:value-type="float">
            <text:p>-100</text:p>
          </table:table-cell>
          <table:table-cell table:formula="of:=AVERAGE([.C$2:.C2925])" office:value-type="float" office:value="-13.6114911080711" calcext:value-type="float">
            <text:p>-13,611491108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RANDBETWEEN(1;10000)" office:value-type="float" office:value="4422" calcext:value-type="float">
            <text:p>4422</text:p>
          </table:table-cell>
          <table:table-cell table:formula="of:=IF([.B2926]&lt;=8000;-100;IF([.B2926]&lt;=9000;0;IF([.B2926]&lt;=9750;100;2000)))" office:value-type="float" office:value="-100" calcext:value-type="float">
            <text:p>-100</text:p>
          </table:table-cell>
          <table:table-cell table:formula="of:=AVERAGE([.C$2:.C2926])" office:value-type="float" office:value="-13.6410256410256" calcext:value-type="float">
            <text:p>-13,641025641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RANDBETWEEN(1;10000)" office:value-type="float" office:value="4922" calcext:value-type="float">
            <text:p>4922</text:p>
          </table:table-cell>
          <table:table-cell table:formula="of:=IF([.B2927]&lt;=8000;-100;IF([.B2927]&lt;=9000;0;IF([.B2927]&lt;=9750;100;2000)))" office:value-type="float" office:value="-100" calcext:value-type="float">
            <text:p>-100</text:p>
          </table:table-cell>
          <table:table-cell table:formula="of:=AVERAGE([.C$2:.C2927])" office:value-type="float" office:value="-13.6705399863295" calcext:value-type="float">
            <text:p>-13,670539986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RANDBETWEEN(1;10000)" office:value-type="float" office:value="5578" calcext:value-type="float">
            <text:p>5578</text:p>
          </table:table-cell>
          <table:table-cell table:formula="of:=IF([.B2928]&lt;=8000;-100;IF([.B2928]&lt;=9000;0;IF([.B2928]&lt;=9750;100;2000)))" office:value-type="float" office:value="-100" calcext:value-type="float">
            <text:p>-100</text:p>
          </table:table-cell>
          <table:table-cell table:formula="of:=AVERAGE([.C$2:.C2928])" office:value-type="float" office:value="-13.7000341646737" calcext:value-type="float">
            <text:p>-13,700034164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RANDBETWEEN(1;10000)" office:value-type="float" office:value="5972" calcext:value-type="float">
            <text:p>5972</text:p>
          </table:table-cell>
          <table:table-cell table:formula="of:=IF([.B2929]&lt;=8000;-100;IF([.B2929]&lt;=9000;0;IF([.B2929]&lt;=9750;100;2000)))" office:value-type="float" office:value="-100" calcext:value-type="float">
            <text:p>-100</text:p>
          </table:table-cell>
          <table:table-cell table:formula="of:=AVERAGE([.C$2:.C2929])" office:value-type="float" office:value="-13.7295081967213" calcext:value-type="float">
            <text:p>-13,7295081967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RANDBETWEEN(1;10000)" office:value-type="float" office:value="7308" calcext:value-type="float">
            <text:p>7308</text:p>
          </table:table-cell>
          <table:table-cell table:formula="of:=IF([.B2930]&lt;=8000;-100;IF([.B2930]&lt;=9000;0;IF([.B2930]&lt;=9750;100;2000)))" office:value-type="float" office:value="-100" calcext:value-type="float">
            <text:p>-100</text:p>
          </table:table-cell>
          <table:table-cell table:formula="of:=AVERAGE([.C$2:.C2930])" office:value-type="float" office:value="-13.7589621031069" calcext:value-type="float">
            <text:p>-13,758962103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RANDBETWEEN(1;10000)" office:value-type="float" office:value="8038" calcext:value-type="float">
            <text:p>8038</text:p>
          </table:table-cell>
          <table:table-cell table:formula="of:=IF([.B2931]&lt;=8000;-100;IF([.B2931]&lt;=9000;0;IF([.B2931]&lt;=9750;100;2000)))" office:value-type="float" office:value="0" calcext:value-type="float">
            <text:p>0</text:p>
          </table:table-cell>
          <table:table-cell table:formula="of:=AVERAGE([.C$2:.C2931])" office:value-type="float" office:value="-13.7542662116041" calcext:value-type="float">
            <text:p>-13,7542662116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RANDBETWEEN(1;10000)" office:value-type="float" office:value="9652" calcext:value-type="float">
            <text:p>9652</text:p>
          </table:table-cell>
          <table:table-cell table:formula="of:=IF([.B2932]&lt;=8000;-100;IF([.B2932]&lt;=9000;0;IF([.B2932]&lt;=9750;100;2000)))" office:value-type="float" office:value="100" calcext:value-type="float">
            <text:p>100</text:p>
          </table:table-cell>
          <table:table-cell table:formula="of:=AVERAGE([.C$2:.C2932])" office:value-type="float" office:value="-13.7154554759468" calcext:value-type="float">
            <text:p>-13,7154554759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RANDBETWEEN(1;10000)" office:value-type="float" office:value="673" calcext:value-type="float">
            <text:p>673</text:p>
          </table:table-cell>
          <table:table-cell table:formula="of:=IF([.B2933]&lt;=8000;-100;IF([.B2933]&lt;=9000;0;IF([.B2933]&lt;=9750;100;2000)))" office:value-type="float" office:value="-100" calcext:value-type="float">
            <text:p>-100</text:p>
          </table:table-cell>
          <table:table-cell table:formula="of:=AVERAGE([.C$2:.C2933])" office:value-type="float" office:value="-13.7448840381992" calcext:value-type="float">
            <text:p>-13,744884038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RANDBETWEEN(1;10000)" office:value-type="float" office:value="8055" calcext:value-type="float">
            <text:p>8055</text:p>
          </table:table-cell>
          <table:table-cell table:formula="of:=IF([.B2934]&lt;=8000;-100;IF([.B2934]&lt;=9000;0;IF([.B2934]&lt;=9750;100;2000)))" office:value-type="float" office:value="0" calcext:value-type="float">
            <text:p>0</text:p>
          </table:table-cell>
          <table:table-cell table:formula="of:=AVERAGE([.C$2:.C2934])" office:value-type="float" office:value="-13.7401977497443" calcext:value-type="float">
            <text:p>-13,7401977497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RANDBETWEEN(1;10000)" office:value-type="float" office:value="1347" calcext:value-type="float">
            <text:p>1347</text:p>
          </table:table-cell>
          <table:table-cell table:formula="of:=IF([.B2935]&lt;=8000;-100;IF([.B2935]&lt;=9000;0;IF([.B2935]&lt;=9750;100;2000)))" office:value-type="float" office:value="-100" calcext:value-type="float">
            <text:p>-100</text:p>
          </table:table-cell>
          <table:table-cell table:formula="of:=AVERAGE([.C$2:.C2935])" office:value-type="float" office:value="-13.7695978186776" calcext:value-type="float">
            <text:p>-13,7695978187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RANDBETWEEN(1;10000)" office:value-type="float" office:value="1132" calcext:value-type="float">
            <text:p>1132</text:p>
          </table:table-cell>
          <table:table-cell table:formula="of:=IF([.B2936]&lt;=8000;-100;IF([.B2936]&lt;=9000;0;IF([.B2936]&lt;=9750;100;2000)))" office:value-type="float" office:value="-100" calcext:value-type="float">
            <text:p>-100</text:p>
          </table:table-cell>
          <table:table-cell table:formula="of:=AVERAGE([.C$2:.C2936])" office:value-type="float" office:value="-13.7989778534923" calcext:value-type="float">
            <text:p>-13,7989778535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RANDBETWEEN(1;10000)" office:value-type="float" office:value="4579" calcext:value-type="float">
            <text:p>4579</text:p>
          </table:table-cell>
          <table:table-cell table:formula="of:=IF([.B2937]&lt;=8000;-100;IF([.B2937]&lt;=9000;0;IF([.B2937]&lt;=9750;100;2000)))" office:value-type="float" office:value="-100" calcext:value-type="float">
            <text:p>-100</text:p>
          </table:table-cell>
          <table:table-cell table:formula="of:=AVERAGE([.C$2:.C2937])" office:value-type="float" office:value="-13.8283378746594" calcext:value-type="float">
            <text:p>-13,8283378747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table:formula="of:=RANDBETWEEN(1;10000)" office:value-type="float" office:value="5764" calcext:value-type="float">
            <text:p>5764</text:p>
          </table:table-cell>
          <table:table-cell table:formula="of:=IF([.B2938]&lt;=8000;-100;IF([.B2938]&lt;=9000;0;IF([.B2938]&lt;=9750;100;2000)))" office:value-type="float" office:value="-100" calcext:value-type="float">
            <text:p>-100</text:p>
          </table:table-cell>
          <table:table-cell table:formula="of:=AVERAGE([.C$2:.C2938])" office:value-type="float" office:value="-13.8576779026217" calcext:value-type="float">
            <text:p>-13,8576779026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RANDBETWEEN(1;10000)" office:value-type="float" office:value="2461" calcext:value-type="float">
            <text:p>2461</text:p>
          </table:table-cell>
          <table:table-cell table:formula="of:=IF([.B2939]&lt;=8000;-100;IF([.B2939]&lt;=9000;0;IF([.B2939]&lt;=9750;100;2000)))" office:value-type="float" office:value="-100" calcext:value-type="float">
            <text:p>-100</text:p>
          </table:table-cell>
          <table:table-cell table:formula="of:=AVERAGE([.C$2:.C2939])" office:value-type="float" office:value="-13.8869979577944" calcext:value-type="float">
            <text:p>-13,8869979578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RANDBETWEEN(1;10000)" office:value-type="float" office:value="1096" calcext:value-type="float">
            <text:p>1096</text:p>
          </table:table-cell>
          <table:table-cell table:formula="of:=IF([.B2940]&lt;=8000;-100;IF([.B2940]&lt;=9000;0;IF([.B2940]&lt;=9750;100;2000)))" office:value-type="float" office:value="-100" calcext:value-type="float">
            <text:p>-100</text:p>
          </table:table-cell>
          <table:table-cell table:formula="of:=AVERAGE([.C$2:.C2940])" office:value-type="float" office:value="-13.9162980605648" calcext:value-type="float">
            <text:p>-13,916298060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RANDBETWEEN(1;10000)" office:value-type="float" office:value="2331" calcext:value-type="float">
            <text:p>2331</text:p>
          </table:table-cell>
          <table:table-cell table:formula="of:=IF([.B2941]&lt;=8000;-100;IF([.B2941]&lt;=9000;0;IF([.B2941]&lt;=9750;100;2000)))" office:value-type="float" office:value="-100" calcext:value-type="float">
            <text:p>-100</text:p>
          </table:table-cell>
          <table:table-cell table:formula="of:=AVERAGE([.C$2:.C2941])" office:value-type="float" office:value="-13.9455782312925" calcext:value-type="float">
            <text:p>-13,945578231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RANDBETWEEN(1;10000)" office:value-type="float" office:value="3699" calcext:value-type="float">
            <text:p>3699</text:p>
          </table:table-cell>
          <table:table-cell table:formula="of:=IF([.B2942]&lt;=8000;-100;IF([.B2942]&lt;=9000;0;IF([.B2942]&lt;=9750;100;2000)))" office:value-type="float" office:value="-100" calcext:value-type="float">
            <text:p>-100</text:p>
          </table:table-cell>
          <table:table-cell table:formula="of:=AVERAGE([.C$2:.C2942])" office:value-type="float" office:value="-13.9748384903094" calcext:value-type="float">
            <text:p>-13,9748384903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RANDBETWEEN(1;10000)" office:value-type="float" office:value="8397" calcext:value-type="float">
            <text:p>8397</text:p>
          </table:table-cell>
          <table:table-cell table:formula="of:=IF([.B2943]&lt;=8000;-100;IF([.B2943]&lt;=9000;0;IF([.B2943]&lt;=9750;100;2000)))" office:value-type="float" office:value="0" calcext:value-type="float">
            <text:p>0</text:p>
          </table:table-cell>
          <table:table-cell table:formula="of:=AVERAGE([.C$2:.C2943])" office:value-type="float" office:value="-13.9700883752549" calcext:value-type="float">
            <text:p>-13,9700883753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RANDBETWEEN(1;10000)" office:value-type="float" office:value="581" calcext:value-type="float">
            <text:p>581</text:p>
          </table:table-cell>
          <table:table-cell table:formula="of:=IF([.B2944]&lt;=8000;-100;IF([.B2944]&lt;=9000;0;IF([.B2944]&lt;=9750;100;2000)))" office:value-type="float" office:value="-100" calcext:value-type="float">
            <text:p>-100</text:p>
          </table:table-cell>
          <table:table-cell table:formula="of:=AVERAGE([.C$2:.C2944])" office:value-type="float" office:value="-13.9993204213388" calcext:value-type="float">
            <text:p>-13,999320421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RANDBETWEEN(1;10000)" office:value-type="float" office:value="735" calcext:value-type="float">
            <text:p>735</text:p>
          </table:table-cell>
          <table:table-cell table:formula="of:=IF([.B2945]&lt;=8000;-100;IF([.B2945]&lt;=9000;0;IF([.B2945]&lt;=9750;100;2000)))" office:value-type="float" office:value="-100" calcext:value-type="float">
            <text:p>-100</text:p>
          </table:table-cell>
          <table:table-cell table:formula="of:=AVERAGE([.C$2:.C2945])" office:value-type="float" office:value="-14.0285326086957" calcext:value-type="float">
            <text:p>-14,0285326087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RANDBETWEEN(1;10000)" office:value-type="float" office:value="1374" calcext:value-type="float">
            <text:p>1374</text:p>
          </table:table-cell>
          <table:table-cell table:formula="of:=IF([.B2946]&lt;=8000;-100;IF([.B2946]&lt;=9000;0;IF([.B2946]&lt;=9750;100;2000)))" office:value-type="float" office:value="-100" calcext:value-type="float">
            <text:p>-100</text:p>
          </table:table-cell>
          <table:table-cell table:formula="of:=AVERAGE([.C$2:.C2946])" office:value-type="float" office:value="-14.0577249575552" calcext:value-type="float">
            <text:p>-14,0577249576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RANDBETWEEN(1;10000)" office:value-type="float" office:value="6236" calcext:value-type="float">
            <text:p>6236</text:p>
          </table:table-cell>
          <table:table-cell table:formula="of:=IF([.B2947]&lt;=8000;-100;IF([.B2947]&lt;=9000;0;IF([.B2947]&lt;=9750;100;2000)))" office:value-type="float" office:value="-100" calcext:value-type="float">
            <text:p>-100</text:p>
          </table:table-cell>
          <table:table-cell table:formula="of:=AVERAGE([.C$2:.C2947])" office:value-type="float" office:value="-14.0868974881195" calcext:value-type="float">
            <text:p>-14,086897488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RANDBETWEEN(1;10000)" office:value-type="float" office:value="1532" calcext:value-type="float">
            <text:p>1532</text:p>
          </table:table-cell>
          <table:table-cell table:formula="of:=IF([.B2948]&lt;=8000;-100;IF([.B2948]&lt;=9000;0;IF([.B2948]&lt;=9750;100;2000)))" office:value-type="float" office:value="-100" calcext:value-type="float">
            <text:p>-100</text:p>
          </table:table-cell>
          <table:table-cell table:formula="of:=AVERAGE([.C$2:.C2948])" office:value-type="float" office:value="-14.1160502205633" calcext:value-type="float">
            <text:p>-14,1160502206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RANDBETWEEN(1;10000)" office:value-type="float" office:value="9228" calcext:value-type="float">
            <text:p>9228</text:p>
          </table:table-cell>
          <table:table-cell table:formula="of:=IF([.B2949]&lt;=8000;-100;IF([.B2949]&lt;=9000;0;IF([.B2949]&lt;=9750;100;2000)))" office:value-type="float" office:value="100" calcext:value-type="float">
            <text:p>100</text:p>
          </table:table-cell>
          <table:table-cell table:formula="of:=AVERAGE([.C$2:.C2949])" office:value-type="float" office:value="-14.0773405698779" calcext:value-type="float">
            <text:p>-14,0773405699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RANDBETWEEN(1;10000)" office:value-type="float" office:value="1419" calcext:value-type="float">
            <text:p>1419</text:p>
          </table:table-cell>
          <table:table-cell table:formula="of:=IF([.B2950]&lt;=8000;-100;IF([.B2950]&lt;=9000;0;IF([.B2950]&lt;=9750;100;2000)))" office:value-type="float" office:value="-100" calcext:value-type="float">
            <text:p>-100</text:p>
          </table:table-cell>
          <table:table-cell table:formula="of:=AVERAGE([.C$2:.C2950])" office:value-type="float" office:value="-14.106476771787" calcext:value-type="float">
            <text:p>-14,106476771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RANDBETWEEN(1;10000)" office:value-type="float" office:value="5484" calcext:value-type="float">
            <text:p>5484</text:p>
          </table:table-cell>
          <table:table-cell table:formula="of:=IF([.B2951]&lt;=8000;-100;IF([.B2951]&lt;=9000;0;IF([.B2951]&lt;=9750;100;2000)))" office:value-type="float" office:value="-100" calcext:value-type="float">
            <text:p>-100</text:p>
          </table:table-cell>
          <table:table-cell table:formula="of:=AVERAGE([.C$2:.C2951])" office:value-type="float" office:value="-14.135593220339" calcext:value-type="float">
            <text:p>-14,135593220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RANDBETWEEN(1;10000)" office:value-type="float" office:value="1996" calcext:value-type="float">
            <text:p>1996</text:p>
          </table:table-cell>
          <table:table-cell table:formula="of:=IF([.B2952]&lt;=8000;-100;IF([.B2952]&lt;=9000;0;IF([.B2952]&lt;=9750;100;2000)))" office:value-type="float" office:value="-100" calcext:value-type="float">
            <text:p>-100</text:p>
          </table:table-cell>
          <table:table-cell table:formula="of:=AVERAGE([.C$2:.C2952])" office:value-type="float" office:value="-14.164689935615" calcext:value-type="float">
            <text:p>-14,1646899356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RANDBETWEEN(1;10000)" office:value-type="float" office:value="664" calcext:value-type="float">
            <text:p>664</text:p>
          </table:table-cell>
          <table:table-cell table:formula="of:=IF([.B2953]&lt;=8000;-100;IF([.B2953]&lt;=9000;0;IF([.B2953]&lt;=9750;100;2000)))" office:value-type="float" office:value="-100" calcext:value-type="float">
            <text:p>-100</text:p>
          </table:table-cell>
          <table:table-cell table:formula="of:=AVERAGE([.C$2:.C2953])" office:value-type="float" office:value="-14.1937669376694" calcext:value-type="float">
            <text:p>-14,1937669377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RANDBETWEEN(1;10000)" office:value-type="float" office:value="2811" calcext:value-type="float">
            <text:p>2811</text:p>
          </table:table-cell>
          <table:table-cell table:formula="of:=IF([.B2954]&lt;=8000;-100;IF([.B2954]&lt;=9000;0;IF([.B2954]&lt;=9750;100;2000)))" office:value-type="float" office:value="-100" calcext:value-type="float">
            <text:p>-100</text:p>
          </table:table-cell>
          <table:table-cell table:formula="of:=AVERAGE([.C$2:.C2954])" office:value-type="float" office:value="-14.222824246529" calcext:value-type="float">
            <text:p>-14,2228242465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RANDBETWEEN(1;10000)" office:value-type="float" office:value="2086" calcext:value-type="float">
            <text:p>2086</text:p>
          </table:table-cell>
          <table:table-cell table:formula="of:=IF([.B2955]&lt;=8000;-100;IF([.B2955]&lt;=9000;0;IF([.B2955]&lt;=9750;100;2000)))" office:value-type="float" office:value="-100" calcext:value-type="float">
            <text:p>-100</text:p>
          </table:table-cell>
          <table:table-cell table:formula="of:=AVERAGE([.C$2:.C2955])" office:value-type="float" office:value="-14.2518618821936" calcext:value-type="float">
            <text:p>-14,251861882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RANDBETWEEN(1;10000)" office:value-type="float" office:value="4113" calcext:value-type="float">
            <text:p>4113</text:p>
          </table:table-cell>
          <table:table-cell table:formula="of:=IF([.B2956]&lt;=8000;-100;IF([.B2956]&lt;=9000;0;IF([.B2956]&lt;=9750;100;2000)))" office:value-type="float" office:value="-100" calcext:value-type="float">
            <text:p>-100</text:p>
          </table:table-cell>
          <table:table-cell table:formula="of:=AVERAGE([.C$2:.C2956])" office:value-type="float" office:value="-14.2808798646362" calcext:value-type="float">
            <text:p>-14,2808798646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RANDBETWEEN(1;10000)" office:value-type="float" office:value="5277" calcext:value-type="float">
            <text:p>5277</text:p>
          </table:table-cell>
          <table:table-cell table:formula="of:=IF([.B2957]&lt;=8000;-100;IF([.B2957]&lt;=9000;0;IF([.B2957]&lt;=9750;100;2000)))" office:value-type="float" office:value="-100" calcext:value-type="float">
            <text:p>-100</text:p>
          </table:table-cell>
          <table:table-cell table:formula="of:=AVERAGE([.C$2:.C2957])" office:value-type="float" office:value="-14.3098782138024" calcext:value-type="float">
            <text:p>-14,3098782138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table:formula="of:=RANDBETWEEN(1;10000)" office:value-type="float" office:value="5318" calcext:value-type="float">
            <text:p>5318</text:p>
          </table:table-cell>
          <table:table-cell table:formula="of:=IF([.B2958]&lt;=8000;-100;IF([.B2958]&lt;=9000;0;IF([.B2958]&lt;=9750;100;2000)))" office:value-type="float" office:value="-100" calcext:value-type="float">
            <text:p>-100</text:p>
          </table:table-cell>
          <table:table-cell table:formula="of:=AVERAGE([.C$2:.C2958])" office:value-type="float" office:value="-14.3388569496111" calcext:value-type="float">
            <text:p>-14,3388569496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RANDBETWEEN(1;10000)" office:value-type="float" office:value="6634" calcext:value-type="float">
            <text:p>6634</text:p>
          </table:table-cell>
          <table:table-cell table:formula="of:=IF([.B2959]&lt;=8000;-100;IF([.B2959]&lt;=9000;0;IF([.B2959]&lt;=9750;100;2000)))" office:value-type="float" office:value="-100" calcext:value-type="float">
            <text:p>-100</text:p>
          </table:table-cell>
          <table:table-cell table:formula="of:=AVERAGE([.C$2:.C2959])" office:value-type="float" office:value="-14.367816091954" calcext:value-type="float">
            <text:p>-14,36781609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RANDBETWEEN(1;10000)" office:value-type="float" office:value="8649" calcext:value-type="float">
            <text:p>8649</text:p>
          </table:table-cell>
          <table:table-cell table:formula="of:=IF([.B2960]&lt;=8000;-100;IF([.B2960]&lt;=9000;0;IF([.B2960]&lt;=9750;100;2000)))" office:value-type="float" office:value="0" calcext:value-type="float">
            <text:p>0</text:p>
          </table:table-cell>
          <table:table-cell table:formula="of:=AVERAGE([.C$2:.C2960])" office:value-type="float" office:value="-14.3629604596147" calcext:value-type="float">
            <text:p>-14,362960459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RANDBETWEEN(1;10000)" office:value-type="float" office:value="1672" calcext:value-type="float">
            <text:p>1672</text:p>
          </table:table-cell>
          <table:table-cell table:formula="of:=IF([.B2961]&lt;=8000;-100;IF([.B2961]&lt;=9000;0;IF([.B2961]&lt;=9750;100;2000)))" office:value-type="float" office:value="-100" calcext:value-type="float">
            <text:p>-100</text:p>
          </table:table-cell>
          <table:table-cell table:formula="of:=AVERAGE([.C$2:.C2961])" office:value-type="float" office:value="-14.3918918918919" calcext:value-type="float">
            <text:p>-14,3918918919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RANDBETWEEN(1;10000)" office:value-type="float" office:value="5096" calcext:value-type="float">
            <text:p>5096</text:p>
          </table:table-cell>
          <table:table-cell table:formula="of:=IF([.B2962]&lt;=8000;-100;IF([.B2962]&lt;=9000;0;IF([.B2962]&lt;=9750;100;2000)))" office:value-type="float" office:value="-100" calcext:value-type="float">
            <text:p>-100</text:p>
          </table:table-cell>
          <table:table-cell table:formula="of:=AVERAGE([.C$2:.C2962])" office:value-type="float" office:value="-14.4208037825059" calcext:value-type="float">
            <text:p>-14,4208037825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RANDBETWEEN(1;10000)" office:value-type="float" office:value="437" calcext:value-type="float">
            <text:p>437</text:p>
          </table:table-cell>
          <table:table-cell table:formula="of:=IF([.B2963]&lt;=8000;-100;IF([.B2963]&lt;=9000;0;IF([.B2963]&lt;=9750;100;2000)))" office:value-type="float" office:value="-100" calcext:value-type="float">
            <text:p>-100</text:p>
          </table:table-cell>
          <table:table-cell table:formula="of:=AVERAGE([.C$2:.C2963])" office:value-type="float" office:value="-14.4496961512492" calcext:value-type="float">
            <text:p>-14,449696151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RANDBETWEEN(1;10000)" office:value-type="float" office:value="7038" calcext:value-type="float">
            <text:p>7038</text:p>
          </table:table-cell>
          <table:table-cell table:formula="of:=IF([.B2964]&lt;=8000;-100;IF([.B2964]&lt;=9000;0;IF([.B2964]&lt;=9750;100;2000)))" office:value-type="float" office:value="-100" calcext:value-type="float">
            <text:p>-100</text:p>
          </table:table-cell>
          <table:table-cell table:formula="of:=AVERAGE([.C$2:.C2964])" office:value-type="float" office:value="-14.4785690178873" calcext:value-type="float">
            <text:p>-14,4785690179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table:formula="of:=RANDBETWEEN(1;10000)" office:value-type="float" office:value="9890" calcext:value-type="float">
            <text:p>9890</text:p>
          </table:table-cell>
          <table:table-cell table:formula="of:=IF([.B2965]&lt;=8000;-100;IF([.B2965]&lt;=9000;0;IF([.B2965]&lt;=9750;100;2000)))" office:value-type="float" office:value="2000" calcext:value-type="float">
            <text:p>2000</text:p>
          </table:table-cell>
          <table:table-cell table:formula="of:=AVERAGE([.C$2:.C2965])" office:value-type="float" office:value="-13.7989203778677" calcext:value-type="float">
            <text:p>-13,7989203779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RANDBETWEEN(1;10000)" office:value-type="float" office:value="3215" calcext:value-type="float">
            <text:p>3215</text:p>
          </table:table-cell>
          <table:table-cell table:formula="of:=IF([.B2966]&lt;=8000;-100;IF([.B2966]&lt;=9000;0;IF([.B2966]&lt;=9750;100;2000)))" office:value-type="float" office:value="-100" calcext:value-type="float">
            <text:p>-100</text:p>
          </table:table-cell>
          <table:table-cell table:formula="of:=AVERAGE([.C$2:.C2966])" office:value-type="float" office:value="-13.8279932546374" calcext:value-type="float">
            <text:p>-13,8279932546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RANDBETWEEN(1;10000)" office:value-type="float" office:value="4231" calcext:value-type="float">
            <text:p>4231</text:p>
          </table:table-cell>
          <table:table-cell table:formula="of:=IF([.B2967]&lt;=8000;-100;IF([.B2967]&lt;=9000;0;IF([.B2967]&lt;=9750;100;2000)))" office:value-type="float" office:value="-100" calcext:value-type="float">
            <text:p>-100</text:p>
          </table:table-cell>
          <table:table-cell table:formula="of:=AVERAGE([.C$2:.C2967])" office:value-type="float" office:value="-13.8570465273095" calcext:value-type="float">
            <text:p>-13,8570465273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RANDBETWEEN(1;10000)" office:value-type="float" office:value="9359" calcext:value-type="float">
            <text:p>9359</text:p>
          </table:table-cell>
          <table:table-cell table:formula="of:=IF([.B2968]&lt;=8000;-100;IF([.B2968]&lt;=9000;0;IF([.B2968]&lt;=9750;100;2000)))" office:value-type="float" office:value="100" calcext:value-type="float">
            <text:p>100</text:p>
          </table:table-cell>
          <table:table-cell table:formula="of:=AVERAGE([.C$2:.C2968])" office:value-type="float" office:value="-13.8186720593192" calcext:value-type="float">
            <text:p>-13,8186720593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RANDBETWEEN(1;10000)" office:value-type="float" office:value="9089" calcext:value-type="float">
            <text:p>9089</text:p>
          </table:table-cell>
          <table:table-cell table:formula="of:=IF([.B2969]&lt;=8000;-100;IF([.B2969]&lt;=9000;0;IF([.B2969]&lt;=9750;100;2000)))" office:value-type="float" office:value="100" calcext:value-type="float">
            <text:p>100</text:p>
          </table:table-cell>
          <table:table-cell table:formula="of:=AVERAGE([.C$2:.C2969])" office:value-type="float" office:value="-13.7803234501348" calcext:value-type="float">
            <text:p>-13,7803234501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RANDBETWEEN(1;10000)" office:value-type="float" office:value="8169" calcext:value-type="float">
            <text:p>8169</text:p>
          </table:table-cell>
          <table:table-cell table:formula="of:=IF([.B2970]&lt;=8000;-100;IF([.B2970]&lt;=9000;0;IF([.B2970]&lt;=9750;100;2000)))" office:value-type="float" office:value="0" calcext:value-type="float">
            <text:p>0</text:p>
          </table:table-cell>
          <table:table-cell table:formula="of:=AVERAGE([.C$2:.C2970])" office:value-type="float" office:value="-13.7756820478276" calcext:value-type="float">
            <text:p>-13,775682047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RANDBETWEEN(1;10000)" office:value-type="float" office:value="2071" calcext:value-type="float">
            <text:p>2071</text:p>
          </table:table-cell>
          <table:table-cell table:formula="of:=IF([.B2971]&lt;=8000;-100;IF([.B2971]&lt;=9000;0;IF([.B2971]&lt;=9750;100;2000)))" office:value-type="float" office:value="-100" calcext:value-type="float">
            <text:p>-100</text:p>
          </table:table-cell>
          <table:table-cell table:formula="of:=AVERAGE([.C$2:.C2971])" office:value-type="float" office:value="-13.8047138047138" calcext:value-type="float">
            <text:p>-13,8047138047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RANDBETWEEN(1;10000)" office:value-type="float" office:value="2336" calcext:value-type="float">
            <text:p>2336</text:p>
          </table:table-cell>
          <table:table-cell table:formula="of:=IF([.B2972]&lt;=8000;-100;IF([.B2972]&lt;=9000;0;IF([.B2972]&lt;=9750;100;2000)))" office:value-type="float" office:value="-100" calcext:value-type="float">
            <text:p>-100</text:p>
          </table:table-cell>
          <table:table-cell table:formula="of:=AVERAGE([.C$2:.C2972])" office:value-type="float" office:value="-13.8337260181757" calcext:value-type="float">
            <text:p>-13,833726018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RANDBETWEEN(1;10000)" office:value-type="float" office:value="4063" calcext:value-type="float">
            <text:p>4063</text:p>
          </table:table-cell>
          <table:table-cell table:formula="of:=IF([.B2973]&lt;=8000;-100;IF([.B2973]&lt;=9000;0;IF([.B2973]&lt;=9750;100;2000)))" office:value-type="float" office:value="-100" calcext:value-type="float">
            <text:p>-100</text:p>
          </table:table-cell>
          <table:table-cell table:formula="of:=AVERAGE([.C$2:.C2973])" office:value-type="float" office:value="-13.8627187079408" calcext:value-type="float">
            <text:p>-13,862718707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RANDBETWEEN(1;10000)" office:value-type="float" office:value="3583" calcext:value-type="float">
            <text:p>3583</text:p>
          </table:table-cell>
          <table:table-cell table:formula="of:=IF([.B2974]&lt;=8000;-100;IF([.B2974]&lt;=9000;0;IF([.B2974]&lt;=9750;100;2000)))" office:value-type="float" office:value="-100" calcext:value-type="float">
            <text:p>-100</text:p>
          </table:table-cell>
          <table:table-cell table:formula="of:=AVERAGE([.C$2:.C2974])" office:value-type="float" office:value="-13.8916918937101" calcext:value-type="float">
            <text:p>-13,8916918937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RANDBETWEEN(1;10000)" office:value-type="float" office:value="8388" calcext:value-type="float">
            <text:p>8388</text:p>
          </table:table-cell>
          <table:table-cell table:formula="of:=IF([.B2975]&lt;=8000;-100;IF([.B2975]&lt;=9000;0;IF([.B2975]&lt;=9750;100;2000)))" office:value-type="float" office:value="0" calcext:value-type="float">
            <text:p>0</text:p>
          </table:table-cell>
          <table:table-cell table:formula="of:=AVERAGE([.C$2:.C2975])" office:value-type="float" office:value="-13.8870208473436" calcext:value-type="float">
            <text:p>-13,887020847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RANDBETWEEN(1;10000)" office:value-type="float" office:value="1960" calcext:value-type="float">
            <text:p>1960</text:p>
          </table:table-cell>
          <table:table-cell table:formula="of:=IF([.B2976]&lt;=8000;-100;IF([.B2976]&lt;=9000;0;IF([.B2976]&lt;=9750;100;2000)))" office:value-type="float" office:value="-100" calcext:value-type="float">
            <text:p>-100</text:p>
          </table:table-cell>
          <table:table-cell table:formula="of:=AVERAGE([.C$2:.C2976])" office:value-type="float" office:value="-13.9159663865546" calcext:value-type="float">
            <text:p>-13,9159663866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RANDBETWEEN(1;10000)" office:value-type="float" office:value="4471" calcext:value-type="float">
            <text:p>4471</text:p>
          </table:table-cell>
          <table:table-cell table:formula="of:=IF([.B2977]&lt;=8000;-100;IF([.B2977]&lt;=9000;0;IF([.B2977]&lt;=9750;100;2000)))" office:value-type="float" office:value="-100" calcext:value-type="float">
            <text:p>-100</text:p>
          </table:table-cell>
          <table:table-cell table:formula="of:=AVERAGE([.C$2:.C2977])" office:value-type="float" office:value="-13.9448924731183" calcext:value-type="float">
            <text:p>-13,944892473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RANDBETWEEN(1;10000)" office:value-type="float" office:value="2565" calcext:value-type="float">
            <text:p>2565</text:p>
          </table:table-cell>
          <table:table-cell table:formula="of:=IF([.B2978]&lt;=8000;-100;IF([.B2978]&lt;=9000;0;IF([.B2978]&lt;=9750;100;2000)))" office:value-type="float" office:value="-100" calcext:value-type="float">
            <text:p>-100</text:p>
          </table:table-cell>
          <table:table-cell table:formula="of:=AVERAGE([.C$2:.C2978])" office:value-type="float" office:value="-13.9737991266376" calcext:value-type="float">
            <text:p>-13,9737991266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RANDBETWEEN(1;10000)" office:value-type="float" office:value="4992" calcext:value-type="float">
            <text:p>4992</text:p>
          </table:table-cell>
          <table:table-cell table:formula="of:=IF([.B2979]&lt;=8000;-100;IF([.B2979]&lt;=9000;0;IF([.B2979]&lt;=9750;100;2000)))" office:value-type="float" office:value="-100" calcext:value-type="float">
            <text:p>-100</text:p>
          </table:table-cell>
          <table:table-cell table:formula="of:=AVERAGE([.C$2:.C2979])" office:value-type="float" office:value="-14.0026863666891" calcext:value-type="float">
            <text:p>-14,002686366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RANDBETWEEN(1;10000)" office:value-type="float" office:value="1285" calcext:value-type="float">
            <text:p>1285</text:p>
          </table:table-cell>
          <table:table-cell table:formula="of:=IF([.B2980]&lt;=8000;-100;IF([.B2980]&lt;=9000;0;IF([.B2980]&lt;=9750;100;2000)))" office:value-type="float" office:value="-100" calcext:value-type="float">
            <text:p>-100</text:p>
          </table:table-cell>
          <table:table-cell table:formula="of:=AVERAGE([.C$2:.C2980])" office:value-type="float" office:value="-14.0315542128231" calcext:value-type="float">
            <text:p>-14,031554212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RANDBETWEEN(1;10000)" office:value-type="float" office:value="9459" calcext:value-type="float">
            <text:p>9459</text:p>
          </table:table-cell>
          <table:table-cell table:formula="of:=IF([.B2981]&lt;=8000;-100;IF([.B2981]&lt;=9000;0;IF([.B2981]&lt;=9750;100;2000)))" office:value-type="float" office:value="100" calcext:value-type="float">
            <text:p>100</text:p>
          </table:table-cell>
          <table:table-cell table:formula="of:=AVERAGE([.C$2:.C2981])" office:value-type="float" office:value="-13.993288590604" calcext:value-type="float">
            <text:p>-13,9932885906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table:formula="of:=RANDBETWEEN(1;10000)" office:value-type="float" office:value="1432" calcext:value-type="float">
            <text:p>1432</text:p>
          </table:table-cell>
          <table:table-cell table:formula="of:=IF([.B2982]&lt;=8000;-100;IF([.B2982]&lt;=9000;0;IF([.B2982]&lt;=9750;100;2000)))" office:value-type="float" office:value="-100" calcext:value-type="float">
            <text:p>-100</text:p>
          </table:table-cell>
          <table:table-cell table:formula="of:=AVERAGE([.C$2:.C2982])" office:value-type="float" office:value="-14.0221402214022" calcext:value-type="float">
            <text:p>-14,0221402214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RANDBETWEEN(1;10000)" office:value-type="float" office:value="4884" calcext:value-type="float">
            <text:p>4884</text:p>
          </table:table-cell>
          <table:table-cell table:formula="of:=IF([.B2983]&lt;=8000;-100;IF([.B2983]&lt;=9000;0;IF([.B2983]&lt;=9750;100;2000)))" office:value-type="float" office:value="-100" calcext:value-type="float">
            <text:p>-100</text:p>
          </table:table-cell>
          <table:table-cell table:formula="of:=AVERAGE([.C$2:.C2983])" office:value-type="float" office:value="-14.0509725016767" calcext:value-type="float">
            <text:p>-14,0509725017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RANDBETWEEN(1;10000)" office:value-type="float" office:value="6976" calcext:value-type="float">
            <text:p>6976</text:p>
          </table:table-cell>
          <table:table-cell table:formula="of:=IF([.B2984]&lt;=8000;-100;IF([.B2984]&lt;=9000;0;IF([.B2984]&lt;=9750;100;2000)))" office:value-type="float" office:value="-100" calcext:value-type="float">
            <text:p>-100</text:p>
          </table:table-cell>
          <table:table-cell table:formula="of:=AVERAGE([.C$2:.C2984])" office:value-type="float" office:value="-14.0797854508884" calcext:value-type="float">
            <text:p>-14,0797854509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RANDBETWEEN(1;10000)" office:value-type="float" office:value="4615" calcext:value-type="float">
            <text:p>4615</text:p>
          </table:table-cell>
          <table:table-cell table:formula="of:=IF([.B2985]&lt;=8000;-100;IF([.B2985]&lt;=9000;0;IF([.B2985]&lt;=9750;100;2000)))" office:value-type="float" office:value="-100" calcext:value-type="float">
            <text:p>-100</text:p>
          </table:table-cell>
          <table:table-cell table:formula="of:=AVERAGE([.C$2:.C2985])" office:value-type="float" office:value="-14.1085790884718" calcext:value-type="float">
            <text:p>-14,108579088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RANDBETWEEN(1;10000)" office:value-type="float" office:value="8119" calcext:value-type="float">
            <text:p>8119</text:p>
          </table:table-cell>
          <table:table-cell table:formula="of:=IF([.B2986]&lt;=8000;-100;IF([.B2986]&lt;=9000;0;IF([.B2986]&lt;=9750;100;2000)))" office:value-type="float" office:value="0" calcext:value-type="float">
            <text:p>0</text:p>
          </table:table-cell>
          <table:table-cell table:formula="of:=AVERAGE([.C$2:.C2986])" office:value-type="float" office:value="-14.1038525963149" calcext:value-type="float">
            <text:p>-14,1038525963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RANDBETWEEN(1;10000)" office:value-type="float" office:value="7428" calcext:value-type="float">
            <text:p>7428</text:p>
          </table:table-cell>
          <table:table-cell table:formula="of:=IF([.B2987]&lt;=8000;-100;IF([.B2987]&lt;=9000;0;IF([.B2987]&lt;=9750;100;2000)))" office:value-type="float" office:value="-100" calcext:value-type="float">
            <text:p>-100</text:p>
          </table:table-cell>
          <table:table-cell table:formula="of:=AVERAGE([.C$2:.C2987])" office:value-type="float" office:value="-14.1326188881447" calcext:value-type="float">
            <text:p>-14,132618888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RANDBETWEEN(1;10000)" office:value-type="float" office:value="109" calcext:value-type="float">
            <text:p>109</text:p>
          </table:table-cell>
          <table:table-cell table:formula="of:=IF([.B2988]&lt;=8000;-100;IF([.B2988]&lt;=9000;0;IF([.B2988]&lt;=9750;100;2000)))" office:value-type="float" office:value="-100" calcext:value-type="float">
            <text:p>-100</text:p>
          </table:table-cell>
          <table:table-cell table:formula="of:=AVERAGE([.C$2:.C2988])" office:value-type="float" office:value="-14.1613659189823" calcext:value-type="float">
            <text:p>-14,16136591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RANDBETWEEN(1;10000)" office:value-type="float" office:value="8641" calcext:value-type="float">
            <text:p>8641</text:p>
          </table:table-cell>
          <table:table-cell table:formula="of:=IF([.B2989]&lt;=8000;-100;IF([.B2989]&lt;=9000;0;IF([.B2989]&lt;=9750;100;2000)))" office:value-type="float" office:value="0" calcext:value-type="float">
            <text:p>0</text:p>
          </table:table-cell>
          <table:table-cell table:formula="of:=AVERAGE([.C$2:.C2989])" office:value-type="float" office:value="-14.1566265060241" calcext:value-type="float">
            <text:p>-14,156626506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RANDBETWEEN(1;10000)" office:value-type="float" office:value="1624" calcext:value-type="float">
            <text:p>1624</text:p>
          </table:table-cell>
          <table:table-cell table:formula="of:=IF([.B2990]&lt;=8000;-100;IF([.B2990]&lt;=9000;0;IF([.B2990]&lt;=9750;100;2000)))" office:value-type="float" office:value="-100" calcext:value-type="float">
            <text:p>-100</text:p>
          </table:table-cell>
          <table:table-cell table:formula="of:=AVERAGE([.C$2:.C2990])" office:value-type="float" office:value="-14.1853462696554" calcext:value-type="float">
            <text:p>-14,185346269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RANDBETWEEN(1;10000)" office:value-type="float" office:value="4198" calcext:value-type="float">
            <text:p>4198</text:p>
          </table:table-cell>
          <table:table-cell table:formula="of:=IF([.B2991]&lt;=8000;-100;IF([.B2991]&lt;=9000;0;IF([.B2991]&lt;=9750;100;2000)))" office:value-type="float" office:value="-100" calcext:value-type="float">
            <text:p>-100</text:p>
          </table:table-cell>
          <table:table-cell table:formula="of:=AVERAGE([.C$2:.C2991])" office:value-type="float" office:value="-14.2140468227425" calcext:value-type="float">
            <text:p>-14,2140468227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RANDBETWEEN(1;10000)" office:value-type="float" office:value="9277" calcext:value-type="float">
            <text:p>9277</text:p>
          </table:table-cell>
          <table:table-cell table:formula="of:=IF([.B2992]&lt;=8000;-100;IF([.B2992]&lt;=9000;0;IF([.B2992]&lt;=9750;100;2000)))" office:value-type="float" office:value="100" calcext:value-type="float">
            <text:p>100</text:p>
          </table:table-cell>
          <table:table-cell table:formula="of:=AVERAGE([.C$2:.C2992])" office:value-type="float" office:value="-14.1758609160816" calcext:value-type="float">
            <text:p>-14,1758609161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RANDBETWEEN(1;10000)" office:value-type="float" office:value="4259" calcext:value-type="float">
            <text:p>4259</text:p>
          </table:table-cell>
          <table:table-cell table:formula="of:=IF([.B2993]&lt;=8000;-100;IF([.B2993]&lt;=9000;0;IF([.B2993]&lt;=9750;100;2000)))" office:value-type="float" office:value="-100" calcext:value-type="float">
            <text:p>-100</text:p>
          </table:table-cell>
          <table:table-cell table:formula="of:=AVERAGE([.C$2:.C2993])" office:value-type="float" office:value="-14.2045454545455" calcext:value-type="float">
            <text:p>-14,2045454545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RANDBETWEEN(1;10000)" office:value-type="float" office:value="938" calcext:value-type="float">
            <text:p>938</text:p>
          </table:table-cell>
          <table:table-cell table:formula="of:=IF([.B2994]&lt;=8000;-100;IF([.B2994]&lt;=9000;0;IF([.B2994]&lt;=9750;100;2000)))" office:value-type="float" office:value="-100" calcext:value-type="float">
            <text:p>-100</text:p>
          </table:table-cell>
          <table:table-cell table:formula="of:=AVERAGE([.C$2:.C2994])" office:value-type="float" office:value="-14.2332108252589" calcext:value-type="float">
            <text:p>-14,2332108253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RANDBETWEEN(1;10000)" office:value-type="float" office:value="2795" calcext:value-type="float">
            <text:p>2795</text:p>
          </table:table-cell>
          <table:table-cell table:formula="of:=IF([.B2995]&lt;=8000;-100;IF([.B2995]&lt;=9000;0;IF([.B2995]&lt;=9750;100;2000)))" office:value-type="float" office:value="-100" calcext:value-type="float">
            <text:p>-100</text:p>
          </table:table-cell>
          <table:table-cell table:formula="of:=AVERAGE([.C$2:.C2995])" office:value-type="float" office:value="-14.2618570474282" calcext:value-type="float">
            <text:p>-14,2618570474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RANDBETWEEN(1;10000)" office:value-type="float" office:value="9655" calcext:value-type="float">
            <text:p>9655</text:p>
          </table:table-cell>
          <table:table-cell table:formula="of:=IF([.B2996]&lt;=8000;-100;IF([.B2996]&lt;=9000;0;IF([.B2996]&lt;=9750;100;2000)))" office:value-type="float" office:value="100" calcext:value-type="float">
            <text:p>100</text:p>
          </table:table-cell>
          <table:table-cell table:formula="of:=AVERAGE([.C$2:.C2996])" office:value-type="float" office:value="-14.2237061769616" calcext:value-type="float">
            <text:p>-14,22370617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RANDBETWEEN(1;10000)" office:value-type="float" office:value="9522" calcext:value-type="float">
            <text:p>9522</text:p>
          </table:table-cell>
          <table:table-cell table:formula="of:=IF([.B2997]&lt;=8000;-100;IF([.B2997]&lt;=9000;0;IF([.B2997]&lt;=9750;100;2000)))" office:value-type="float" office:value="100" calcext:value-type="float">
            <text:p>100</text:p>
          </table:table-cell>
          <table:table-cell table:formula="of:=AVERAGE([.C$2:.C2997])" office:value-type="float" office:value="-14.1855807743658" calcext:value-type="float">
            <text:p>-14,1855807744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RANDBETWEEN(1;10000)" office:value-type="float" office:value="31" calcext:value-type="float">
            <text:p>31</text:p>
          </table:table-cell>
          <table:table-cell table:formula="of:=IF([.B2998]&lt;=8000;-100;IF([.B2998]&lt;=9000;0;IF([.B2998]&lt;=9750;100;2000)))" office:value-type="float" office:value="-100" calcext:value-type="float">
            <text:p>-100</text:p>
          </table:table-cell>
          <table:table-cell table:formula="of:=AVERAGE([.C$2:.C2998])" office:value-type="float" office:value="-14.2142142142142" calcext:value-type="float">
            <text:p>-14,214214214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RANDBETWEEN(1;10000)" office:value-type="float" office:value="8334" calcext:value-type="float">
            <text:p>8334</text:p>
          </table:table-cell>
          <table:table-cell table:formula="of:=IF([.B2999]&lt;=8000;-100;IF([.B2999]&lt;=9000;0;IF([.B2999]&lt;=9750;100;2000)))" office:value-type="float" office:value="0" calcext:value-type="float">
            <text:p>0</text:p>
          </table:table-cell>
          <table:table-cell table:formula="of:=AVERAGE([.C$2:.C2999])" office:value-type="float" office:value="-14.209472981988" calcext:value-type="float">
            <text:p>-14,20947298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RANDBETWEEN(1;10000)" office:value-type="float" office:value="6637" calcext:value-type="float">
            <text:p>6637</text:p>
          </table:table-cell>
          <table:table-cell table:formula="of:=IF([.B3000]&lt;=8000;-100;IF([.B3000]&lt;=9000;0;IF([.B3000]&lt;=9750;100;2000)))" office:value-type="float" office:value="-100" calcext:value-type="float">
            <text:p>-100</text:p>
          </table:table-cell>
          <table:table-cell table:formula="of:=AVERAGE([.C$2:.C3000])" office:value-type="float" office:value="-14.2380793597866" calcext:value-type="float">
            <text:p>-14,238079359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RANDBETWEEN(1;10000)" office:value-type="float" office:value="4697" calcext:value-type="float">
            <text:p>4697</text:p>
          </table:table-cell>
          <table:table-cell table:formula="of:=IF([.B3001]&lt;=8000;-100;IF([.B3001]&lt;=9000;0;IF([.B3001]&lt;=9750;100;2000)))" office:value-type="float" office:value="-100" calcext:value-type="float">
            <text:p>-100</text:p>
          </table:table-cell>
          <table:table-cell table:formula="of:=AVERAGE([.C$2:.C3001])" office:value-type="float" office:value="-14.2666666666667" calcext:value-type="float">
            <text:p>-14,2666666667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RANDBETWEEN(1;10000)" office:value-type="float" office:value="6192" calcext:value-type="float">
            <text:p>6192</text:p>
          </table:table-cell>
          <table:table-cell table:formula="of:=IF([.B3002]&lt;=8000;-100;IF([.B3002]&lt;=9000;0;IF([.B3002]&lt;=9750;100;2000)))" office:value-type="float" office:value="-100" calcext:value-type="float">
            <text:p>-100</text:p>
          </table:table-cell>
          <table:table-cell table:formula="of:=AVERAGE([.C$2:.C3002])" office:value-type="float" office:value="-14.2952349216928" calcext:value-type="float">
            <text:p>-14,295234921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RANDBETWEEN(1;10000)" office:value-type="float" office:value="6981" calcext:value-type="float">
            <text:p>6981</text:p>
          </table:table-cell>
          <table:table-cell table:formula="of:=IF([.B3003]&lt;=8000;-100;IF([.B3003]&lt;=9000;0;IF([.B3003]&lt;=9750;100;2000)))" office:value-type="float" office:value="-100" calcext:value-type="float">
            <text:p>-100</text:p>
          </table:table-cell>
          <table:table-cell table:formula="of:=AVERAGE([.C$2:.C3003])" office:value-type="float" office:value="-14.3237841439041" calcext:value-type="float">
            <text:p>-14,3237841439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RANDBETWEEN(1;10000)" office:value-type="float" office:value="9345" calcext:value-type="float">
            <text:p>9345</text:p>
          </table:table-cell>
          <table:table-cell table:formula="of:=IF([.B3004]&lt;=8000;-100;IF([.B3004]&lt;=9000;0;IF([.B3004]&lt;=9750;100;2000)))" office:value-type="float" office:value="100" calcext:value-type="float">
            <text:p>100</text:p>
          </table:table-cell>
          <table:table-cell table:formula="of:=AVERAGE([.C$2:.C3004])" office:value-type="float" office:value="-14.2857142857143" calcext:value-type="float">
            <text:p>-14,2857142857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RANDBETWEEN(1;10000)" office:value-type="float" office:value="8461" calcext:value-type="float">
            <text:p>8461</text:p>
          </table:table-cell>
          <table:table-cell table:formula="of:=IF([.B3005]&lt;=8000;-100;IF([.B3005]&lt;=9000;0;IF([.B3005]&lt;=9750;100;2000)))" office:value-type="float" office:value="0" calcext:value-type="float">
            <text:p>0</text:p>
          </table:table-cell>
          <table:table-cell table:formula="of:=AVERAGE([.C$2:.C3005])" office:value-type="float" office:value="-14.2809587217044" calcext:value-type="float">
            <text:p>-14,2809587217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RANDBETWEEN(1;10000)" office:value-type="float" office:value="3186" calcext:value-type="float">
            <text:p>3186</text:p>
          </table:table-cell>
          <table:table-cell table:formula="of:=IF([.B3006]&lt;=8000;-100;IF([.B3006]&lt;=9000;0;IF([.B3006]&lt;=9750;100;2000)))" office:value-type="float" office:value="-100" calcext:value-type="float">
            <text:p>-100</text:p>
          </table:table-cell>
          <table:table-cell table:formula="of:=AVERAGE([.C$2:.C3006])" office:value-type="float" office:value="-14.3094841930116" calcext:value-type="float">
            <text:p>-14,30948419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RANDBETWEEN(1;10000)" office:value-type="float" office:value="1930" calcext:value-type="float">
            <text:p>1930</text:p>
          </table:table-cell>
          <table:table-cell table:formula="of:=IF([.B3007]&lt;=8000;-100;IF([.B3007]&lt;=9000;0;IF([.B3007]&lt;=9750;100;2000)))" office:value-type="float" office:value="-100" calcext:value-type="float">
            <text:p>-100</text:p>
          </table:table-cell>
          <table:table-cell table:formula="of:=AVERAGE([.C$2:.C3007])" office:value-type="float" office:value="-14.3379906852961" calcext:value-type="float">
            <text:p>-14,337990685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RANDBETWEEN(1;10000)" office:value-type="float" office:value="8215" calcext:value-type="float">
            <text:p>8215</text:p>
          </table:table-cell>
          <table:table-cell table:formula="of:=IF([.B3008]&lt;=8000;-100;IF([.B3008]&lt;=9000;0;IF([.B3008]&lt;=9750;100;2000)))" office:value-type="float" office:value="0" calcext:value-type="float">
            <text:p>0</text:p>
          </table:table-cell>
          <table:table-cell table:formula="of:=AVERAGE([.C$2:.C3008])" office:value-type="float" office:value="-14.333222480878" calcext:value-type="float">
            <text:p>-14,3332224809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RANDBETWEEN(1;10000)" office:value-type="float" office:value="2246" calcext:value-type="float">
            <text:p>2246</text:p>
          </table:table-cell>
          <table:table-cell table:formula="of:=IF([.B3009]&lt;=8000;-100;IF([.B3009]&lt;=9000;0;IF([.B3009]&lt;=9750;100;2000)))" office:value-type="float" office:value="-100" calcext:value-type="float">
            <text:p>-100</text:p>
          </table:table-cell>
          <table:table-cell table:formula="of:=AVERAGE([.C$2:.C3009])" office:value-type="float" office:value="-14.3617021276596" calcext:value-type="float">
            <text:p>-14,3617021277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RANDBETWEEN(1;10000)" office:value-type="float" office:value="423" calcext:value-type="float">
            <text:p>423</text:p>
          </table:table-cell>
          <table:table-cell table:formula="of:=IF([.B3010]&lt;=8000;-100;IF([.B3010]&lt;=9000;0;IF([.B3010]&lt;=9750;100;2000)))" office:value-type="float" office:value="-100" calcext:value-type="float">
            <text:p>-100</text:p>
          </table:table-cell>
          <table:table-cell table:formula="of:=AVERAGE([.C$2:.C3010])" office:value-type="float" office:value="-14.3901628447989" calcext:value-type="float">
            <text:p>-14,390162844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RANDBETWEEN(1;10000)" office:value-type="float" office:value="5625" calcext:value-type="float">
            <text:p>5625</text:p>
          </table:table-cell>
          <table:table-cell table:formula="of:=IF([.B3011]&lt;=8000;-100;IF([.B3011]&lt;=9000;0;IF([.B3011]&lt;=9750;100;2000)))" office:value-type="float" office:value="-100" calcext:value-type="float">
            <text:p>-100</text:p>
          </table:table-cell>
          <table:table-cell table:formula="of:=AVERAGE([.C$2:.C3011])" office:value-type="float" office:value="-14.4186046511628" calcext:value-type="float">
            <text:p>-14,418604651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RANDBETWEEN(1;10000)" office:value-type="float" office:value="17" calcext:value-type="float">
            <text:p>17</text:p>
          </table:table-cell>
          <table:table-cell table:formula="of:=IF([.B3012]&lt;=8000;-100;IF([.B3012]&lt;=9000;0;IF([.B3012]&lt;=9750;100;2000)))" office:value-type="float" office:value="-100" calcext:value-type="float">
            <text:p>-100</text:p>
          </table:table-cell>
          <table:table-cell table:formula="of:=AVERAGE([.C$2:.C3012])" office:value-type="float" office:value="-14.4470275655928" calcext:value-type="float">
            <text:p>-14,447027565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RANDBETWEEN(1;10000)" office:value-type="float" office:value="4198" calcext:value-type="float">
            <text:p>4198</text:p>
          </table:table-cell>
          <table:table-cell table:formula="of:=IF([.B3013]&lt;=8000;-100;IF([.B3013]&lt;=9000;0;IF([.B3013]&lt;=9750;100;2000)))" office:value-type="float" office:value="-100" calcext:value-type="float">
            <text:p>-100</text:p>
          </table:table-cell>
          <table:table-cell table:formula="of:=AVERAGE([.C$2:.C3013])" office:value-type="float" office:value="-14.4754316069057" calcext:value-type="float">
            <text:p>-14,4754316069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RANDBETWEEN(1;10000)" office:value-type="float" office:value="1576" calcext:value-type="float">
            <text:p>1576</text:p>
          </table:table-cell>
          <table:table-cell table:formula="of:=IF([.B3014]&lt;=8000;-100;IF([.B3014]&lt;=9000;0;IF([.B3014]&lt;=9750;100;2000)))" office:value-type="float" office:value="-100" calcext:value-type="float">
            <text:p>-100</text:p>
          </table:table-cell>
          <table:table-cell table:formula="of:=AVERAGE([.C$2:.C3014])" office:value-type="float" office:value="-14.5038167938931" calcext:value-type="float">
            <text:p>-14,5038167939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RANDBETWEEN(1;10000)" office:value-type="float" office:value="117" calcext:value-type="float">
            <text:p>117</text:p>
          </table:table-cell>
          <table:table-cell table:formula="of:=IF([.B3015]&lt;=8000;-100;IF([.B3015]&lt;=9000;0;IF([.B3015]&lt;=9750;100;2000)))" office:value-type="float" office:value="-100" calcext:value-type="float">
            <text:p>-100</text:p>
          </table:table-cell>
          <table:table-cell table:formula="of:=AVERAGE([.C$2:.C3015])" office:value-type="float" office:value="-14.5321831453218" calcext:value-type="float">
            <text:p>-14,532183145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RANDBETWEEN(1;10000)" office:value-type="float" office:value="4553" calcext:value-type="float">
            <text:p>4553</text:p>
          </table:table-cell>
          <table:table-cell table:formula="of:=IF([.B3016]&lt;=8000;-100;IF([.B3016]&lt;=9000;0;IF([.B3016]&lt;=9750;100;2000)))" office:value-type="float" office:value="-100" calcext:value-type="float">
            <text:p>-100</text:p>
          </table:table-cell>
          <table:table-cell table:formula="of:=AVERAGE([.C$2:.C3016])" office:value-type="float" office:value="-14.5605306799337" calcext:value-type="float">
            <text:p>-14,5605306799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RANDBETWEEN(1;10000)" office:value-type="float" office:value="1880" calcext:value-type="float">
            <text:p>1880</text:p>
          </table:table-cell>
          <table:table-cell table:formula="of:=IF([.B3017]&lt;=8000;-100;IF([.B3017]&lt;=9000;0;IF([.B3017]&lt;=9750;100;2000)))" office:value-type="float" office:value="-100" calcext:value-type="float">
            <text:p>-100</text:p>
          </table:table-cell>
          <table:table-cell table:formula="of:=AVERAGE([.C$2:.C3017])" office:value-type="float" office:value="-14.5888594164456" calcext:value-type="float">
            <text:p>-14,588859416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RANDBETWEEN(1;10000)" office:value-type="float" office:value="1694" calcext:value-type="float">
            <text:p>1694</text:p>
          </table:table-cell>
          <table:table-cell table:formula="of:=IF([.B3018]&lt;=8000;-100;IF([.B3018]&lt;=9000;0;IF([.B3018]&lt;=9750;100;2000)))" office:value-type="float" office:value="-100" calcext:value-type="float">
            <text:p>-100</text:p>
          </table:table-cell>
          <table:table-cell table:formula="of:=AVERAGE([.C$2:.C3018])" office:value-type="float" office:value="-14.6171693735499" calcext:value-type="float">
            <text:p>-14,617169373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RANDBETWEEN(1;10000)" office:value-type="float" office:value="9888" calcext:value-type="float">
            <text:p>9888</text:p>
          </table:table-cell>
          <table:table-cell table:formula="of:=IF([.B3019]&lt;=8000;-100;IF([.B3019]&lt;=9000;0;IF([.B3019]&lt;=9750;100;2000)))" office:value-type="float" office:value="2000" calcext:value-type="float">
            <text:p>2000</text:p>
          </table:table-cell>
          <table:table-cell table:formula="of:=AVERAGE([.C$2:.C3019])" office:value-type="float" office:value="-13.9496355202121" calcext:value-type="float">
            <text:p>-13,949635520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RANDBETWEEN(1;10000)" office:value-type="float" office:value="4916" calcext:value-type="float">
            <text:p>4916</text:p>
          </table:table-cell>
          <table:table-cell table:formula="of:=IF([.B3020]&lt;=8000;-100;IF([.B3020]&lt;=9000;0;IF([.B3020]&lt;=9750;100;2000)))" office:value-type="float" office:value="-100" calcext:value-type="float">
            <text:p>-100</text:p>
          </table:table-cell>
          <table:table-cell table:formula="of:=AVERAGE([.C$2:.C3020])" office:value-type="float" office:value="-13.9781384564425" calcext:value-type="float">
            <text:p>-13,978138456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RANDBETWEEN(1;10000)" office:value-type="float" office:value="6934" calcext:value-type="float">
            <text:p>6934</text:p>
          </table:table-cell>
          <table:table-cell table:formula="of:=IF([.B3021]&lt;=8000;-100;IF([.B3021]&lt;=9000;0;IF([.B3021]&lt;=9750;100;2000)))" office:value-type="float" office:value="-100" calcext:value-type="float">
            <text:p>-100</text:p>
          </table:table-cell>
          <table:table-cell table:formula="of:=AVERAGE([.C$2:.C3021])" office:value-type="float" office:value="-14.0066225165563" calcext:value-type="float">
            <text:p>-14,006622516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RANDBETWEEN(1;10000)" office:value-type="float" office:value="8611" calcext:value-type="float">
            <text:p>8611</text:p>
          </table:table-cell>
          <table:table-cell table:formula="of:=IF([.B3022]&lt;=8000;-100;IF([.B3022]&lt;=9000;0;IF([.B3022]&lt;=9750;100;2000)))" office:value-type="float" office:value="0" calcext:value-type="float">
            <text:p>0</text:p>
          </table:table-cell>
          <table:table-cell table:formula="of:=AVERAGE([.C$2:.C3022])" office:value-type="float" office:value="-14.0019860973188" calcext:value-type="float">
            <text:p>-14,001986097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RANDBETWEEN(1;10000)" office:value-type="float" office:value="4493" calcext:value-type="float">
            <text:p>4493</text:p>
          </table:table-cell>
          <table:table-cell table:formula="of:=IF([.B3023]&lt;=8000;-100;IF([.B3023]&lt;=9000;0;IF([.B3023]&lt;=9750;100;2000)))" office:value-type="float" office:value="-100" calcext:value-type="float">
            <text:p>-100</text:p>
          </table:table-cell>
          <table:table-cell table:formula="of:=AVERAGE([.C$2:.C3023])" office:value-type="float" office:value="-14.030443414957" calcext:value-type="float">
            <text:p>-14,03044341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RANDBETWEEN(1;10000)" office:value-type="float" office:value="8165" calcext:value-type="float">
            <text:p>8165</text:p>
          </table:table-cell>
          <table:table-cell table:formula="of:=IF([.B3024]&lt;=8000;-100;IF([.B3024]&lt;=9000;0;IF([.B3024]&lt;=9750;100;2000)))" office:value-type="float" office:value="0" calcext:value-type="float">
            <text:p>0</text:p>
          </table:table-cell>
          <table:table-cell table:formula="of:=AVERAGE([.C$2:.C3024])" office:value-type="float" office:value="-14.0258021832617" calcext:value-type="float">
            <text:p>-14,025802183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RANDBETWEEN(1;10000)" office:value-type="float" office:value="5750" calcext:value-type="float">
            <text:p>5750</text:p>
          </table:table-cell>
          <table:table-cell table:formula="of:=IF([.B3025]&lt;=8000;-100;IF([.B3025]&lt;=9000;0;IF([.B3025]&lt;=9750;100;2000)))" office:value-type="float" office:value="-100" calcext:value-type="float">
            <text:p>-100</text:p>
          </table:table-cell>
          <table:table-cell table:formula="of:=AVERAGE([.C$2:.C3025])" office:value-type="float" office:value="-14.0542328042328" calcext:value-type="float">
            <text:p>-14,0542328042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RANDBETWEEN(1;10000)" office:value-type="float" office:value="6020" calcext:value-type="float">
            <text:p>6020</text:p>
          </table:table-cell>
          <table:table-cell table:formula="of:=IF([.B3026]&lt;=8000;-100;IF([.B3026]&lt;=9000;0;IF([.B3026]&lt;=9750;100;2000)))" office:value-type="float" office:value="-100" calcext:value-type="float">
            <text:p>-100</text:p>
          </table:table-cell>
          <table:table-cell table:formula="of:=AVERAGE([.C$2:.C3026])" office:value-type="float" office:value="-14.0826446280992" calcext:value-type="float">
            <text:p>-14,082644628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RANDBETWEEN(1;10000)" office:value-type="float" office:value="8366" calcext:value-type="float">
            <text:p>8366</text:p>
          </table:table-cell>
          <table:table-cell table:formula="of:=IF([.B3027]&lt;=8000;-100;IF([.B3027]&lt;=9000;0;IF([.B3027]&lt;=9750;100;2000)))" office:value-type="float" office:value="0" calcext:value-type="float">
            <text:p>0</text:p>
          </table:table-cell>
          <table:table-cell table:formula="of:=AVERAGE([.C$2:.C3027])" office:value-type="float" office:value="-14.0779907468605" calcext:value-type="float">
            <text:p>-14,077990746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RANDBETWEEN(1;10000)" office:value-type="float" office:value="9778" calcext:value-type="float">
            <text:p>9778</text:p>
          </table:table-cell>
          <table:table-cell table:formula="of:=IF([.B3028]&lt;=8000;-100;IF([.B3028]&lt;=9000;0;IF([.B3028]&lt;=9750;100;2000)))" office:value-type="float" office:value="2000" calcext:value-type="float">
            <text:p>2000</text:p>
          </table:table-cell>
          <table:table-cell table:formula="of:=AVERAGE([.C$2:.C3028])" office:value-type="float" office:value="-13.4126197555335" calcext:value-type="float">
            <text:p>-13,4126197555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RANDBETWEEN(1;10000)" office:value-type="float" office:value="5952" calcext:value-type="float">
            <text:p>5952</text:p>
          </table:table-cell>
          <table:table-cell table:formula="of:=IF([.B3029]&lt;=8000;-100;IF([.B3029]&lt;=9000;0;IF([.B3029]&lt;=9750;100;2000)))" office:value-type="float" office:value="-100" calcext:value-type="float">
            <text:p>-100</text:p>
          </table:table-cell>
          <table:table-cell table:formula="of:=AVERAGE([.C$2:.C3029])" office:value-type="float" office:value="-13.441215323646" calcext:value-type="float">
            <text:p>-13,4412153236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RANDBETWEEN(1;10000)" office:value-type="float" office:value="2791" calcext:value-type="float">
            <text:p>2791</text:p>
          </table:table-cell>
          <table:table-cell table:formula="of:=IF([.B3030]&lt;=8000;-100;IF([.B3030]&lt;=9000;0;IF([.B3030]&lt;=9750;100;2000)))" office:value-type="float" office:value="-100" calcext:value-type="float">
            <text:p>-100</text:p>
          </table:table-cell>
          <table:table-cell table:formula="of:=AVERAGE([.C$2:.C3030])" office:value-type="float" office:value="-13.4697920105645" calcext:value-type="float">
            <text:p>-13,469792010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RANDBETWEEN(1;10000)" office:value-type="float" office:value="2157" calcext:value-type="float">
            <text:p>2157</text:p>
          </table:table-cell>
          <table:table-cell table:formula="of:=IF([.B3031]&lt;=8000;-100;IF([.B3031]&lt;=9000;0;IF([.B3031]&lt;=9750;100;2000)))" office:value-type="float" office:value="-100" calcext:value-type="float">
            <text:p>-100</text:p>
          </table:table-cell>
          <table:table-cell table:formula="of:=AVERAGE([.C$2:.C3031])" office:value-type="float" office:value="-13.4983498349835" calcext:value-type="float">
            <text:p>-13,498349835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RANDBETWEEN(1;10000)" office:value-type="float" office:value="449" calcext:value-type="float">
            <text:p>449</text:p>
          </table:table-cell>
          <table:table-cell table:formula="of:=IF([.B3032]&lt;=8000;-100;IF([.B3032]&lt;=9000;0;IF([.B3032]&lt;=9750;100;2000)))" office:value-type="float" office:value="-100" calcext:value-type="float">
            <text:p>-100</text:p>
          </table:table-cell>
          <table:table-cell table:formula="of:=AVERAGE([.C$2:.C3032])" office:value-type="float" office:value="-13.5268888155724" calcext:value-type="float">
            <text:p>-13,5268888156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RANDBETWEEN(1;10000)" office:value-type="float" office:value="5586" calcext:value-type="float">
            <text:p>5586</text:p>
          </table:table-cell>
          <table:table-cell table:formula="of:=IF([.B3033]&lt;=8000;-100;IF([.B3033]&lt;=9000;0;IF([.B3033]&lt;=9750;100;2000)))" office:value-type="float" office:value="-100" calcext:value-type="float">
            <text:p>-100</text:p>
          </table:table-cell>
          <table:table-cell table:formula="of:=AVERAGE([.C$2:.C3033])" office:value-type="float" office:value="-13.5554089709763" calcext:value-type="float">
            <text:p>-13,555408971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RANDBETWEEN(1;10000)" office:value-type="float" office:value="1723" calcext:value-type="float">
            <text:p>1723</text:p>
          </table:table-cell>
          <table:table-cell table:formula="of:=IF([.B3034]&lt;=8000;-100;IF([.B3034]&lt;=9000;0;IF([.B3034]&lt;=9750;100;2000)))" office:value-type="float" office:value="-100" calcext:value-type="float">
            <text:p>-100</text:p>
          </table:table-cell>
          <table:table-cell table:formula="of:=AVERAGE([.C$2:.C3034])" office:value-type="float" office:value="-13.5839103198154" calcext:value-type="float">
            <text:p>-13,5839103198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RANDBETWEEN(1;10000)" office:value-type="float" office:value="3203" calcext:value-type="float">
            <text:p>3203</text:p>
          </table:table-cell>
          <table:table-cell table:formula="of:=IF([.B3035]&lt;=8000;-100;IF([.B3035]&lt;=9000;0;IF([.B3035]&lt;=9750;100;2000)))" office:value-type="float" office:value="-100" calcext:value-type="float">
            <text:p>-100</text:p>
          </table:table-cell>
          <table:table-cell table:formula="of:=AVERAGE([.C$2:.C3035])" office:value-type="float" office:value="-13.6123928806856" calcext:value-type="float">
            <text:p>-13,612392880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RANDBETWEEN(1;10000)" office:value-type="float" office:value="4416" calcext:value-type="float">
            <text:p>4416</text:p>
          </table:table-cell>
          <table:table-cell table:formula="of:=IF([.B3036]&lt;=8000;-100;IF([.B3036]&lt;=9000;0;IF([.B3036]&lt;=9750;100;2000)))" office:value-type="float" office:value="-100" calcext:value-type="float">
            <text:p>-100</text:p>
          </table:table-cell>
          <table:table-cell table:formula="of:=AVERAGE([.C$2:.C3036])" office:value-type="float" office:value="-13.6408566721582" calcext:value-type="float">
            <text:p>-13,6408566722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RANDBETWEEN(1;10000)" office:value-type="float" office:value="9972" calcext:value-type="float">
            <text:p>9972</text:p>
          </table:table-cell>
          <table:table-cell table:formula="of:=IF([.B3037]&lt;=8000;-100;IF([.B3037]&lt;=9000;0;IF([.B3037]&lt;=9750;100;2000)))" office:value-type="float" office:value="2000" calcext:value-type="float">
            <text:p>2000</text:p>
          </table:table-cell>
          <table:table-cell table:formula="of:=AVERAGE([.C$2:.C3037])" office:value-type="float" office:value="-12.9776021080369" calcext:value-type="float">
            <text:p>-12,977602108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RANDBETWEEN(1;10000)" office:value-type="float" office:value="2642" calcext:value-type="float">
            <text:p>2642</text:p>
          </table:table-cell>
          <table:table-cell table:formula="of:=IF([.B3038]&lt;=8000;-100;IF([.B3038]&lt;=9000;0;IF([.B3038]&lt;=9750;100;2000)))" office:value-type="float" office:value="-100" calcext:value-type="float">
            <text:p>-100</text:p>
          </table:table-cell>
          <table:table-cell table:formula="of:=AVERAGE([.C$2:.C3038])" office:value-type="float" office:value="-13.0062561738558" calcext:value-type="float">
            <text:p>-13,0062561739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RANDBETWEEN(1;10000)" office:value-type="float" office:value="7529" calcext:value-type="float">
            <text:p>7529</text:p>
          </table:table-cell>
          <table:table-cell table:formula="of:=IF([.B3039]&lt;=8000;-100;IF([.B3039]&lt;=9000;0;IF([.B3039]&lt;=9750;100;2000)))" office:value-type="float" office:value="-100" calcext:value-type="float">
            <text:p>-100</text:p>
          </table:table-cell>
          <table:table-cell table:formula="of:=AVERAGE([.C$2:.C3039])" office:value-type="float" office:value="-13.0348913759052" calcext:value-type="float">
            <text:p>-13,0348913759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RANDBETWEEN(1;10000)" office:value-type="float" office:value="4951" calcext:value-type="float">
            <text:p>4951</text:p>
          </table:table-cell>
          <table:table-cell table:formula="of:=IF([.B3040]&lt;=8000;-100;IF([.B3040]&lt;=9000;0;IF([.B3040]&lt;=9750;100;2000)))" office:value-type="float" office:value="-100" calcext:value-type="float">
            <text:p>-100</text:p>
          </table:table-cell>
          <table:table-cell table:formula="of:=AVERAGE([.C$2:.C3040])" office:value-type="float" office:value="-13.0635077328068" calcext:value-type="float">
            <text:p>-13,063507732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RANDBETWEEN(1;10000)" office:value-type="float" office:value="9968" calcext:value-type="float">
            <text:p>9968</text:p>
          </table:table-cell>
          <table:table-cell table:formula="of:=IF([.B3041]&lt;=8000;-100;IF([.B3041]&lt;=9000;0;IF([.B3041]&lt;=9750;100;2000)))" office:value-type="float" office:value="2000" calcext:value-type="float">
            <text:p>2000</text:p>
          </table:table-cell>
          <table:table-cell table:formula="of:=AVERAGE([.C$2:.C3041])" office:value-type="float" office:value="-12.4013157894737" calcext:value-type="float">
            <text:p>-12,401315789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RANDBETWEEN(1;10000)" office:value-type="float" office:value="9411" calcext:value-type="float">
            <text:p>9411</text:p>
          </table:table-cell>
          <table:table-cell table:formula="of:=IF([.B3042]&lt;=8000;-100;IF([.B3042]&lt;=9000;0;IF([.B3042]&lt;=9750;100;2000)))" office:value-type="float" office:value="100" calcext:value-type="float">
            <text:p>100</text:p>
          </table:table-cell>
          <table:table-cell table:formula="of:=AVERAGE([.C$2:.C3042])" office:value-type="float" office:value="-12.3643538309767" calcext:value-type="float">
            <text:p>-12,36435383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RANDBETWEEN(1;10000)" office:value-type="float" office:value="3952" calcext:value-type="float">
            <text:p>3952</text:p>
          </table:table-cell>
          <table:table-cell table:formula="of:=IF([.B3043]&lt;=8000;-100;IF([.B3043]&lt;=9000;0;IF([.B3043]&lt;=9750;100;2000)))" office:value-type="float" office:value="-100" calcext:value-type="float">
            <text:p>-100</text:p>
          </table:table-cell>
          <table:table-cell table:formula="of:=AVERAGE([.C$2:.C3043])" office:value-type="float" office:value="-12.3931623931624" calcext:value-type="float">
            <text:p>-12,3931623932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RANDBETWEEN(1;10000)" office:value-type="float" office:value="6539" calcext:value-type="float">
            <text:p>6539</text:p>
          </table:table-cell>
          <table:table-cell table:formula="of:=IF([.B3044]&lt;=8000;-100;IF([.B3044]&lt;=9000;0;IF([.B3044]&lt;=9750;100;2000)))" office:value-type="float" office:value="-100" calcext:value-type="float">
            <text:p>-100</text:p>
          </table:table-cell>
          <table:table-cell table:formula="of:=AVERAGE([.C$2:.C3044])" office:value-type="float" office:value="-12.4219520210319" calcext:value-type="float">
            <text:p>-12,421952021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RANDBETWEEN(1;10000)" office:value-type="float" office:value="5423" calcext:value-type="float">
            <text:p>5423</text:p>
          </table:table-cell>
          <table:table-cell table:formula="of:=IF([.B3045]&lt;=8000;-100;IF([.B3045]&lt;=9000;0;IF([.B3045]&lt;=9750;100;2000)))" office:value-type="float" office:value="-100" calcext:value-type="float">
            <text:p>-100</text:p>
          </table:table-cell>
          <table:table-cell table:formula="of:=AVERAGE([.C$2:.C3045])" office:value-type="float" office:value="-12.4507227332457" calcext:value-type="float">
            <text:p>-12,4507227332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RANDBETWEEN(1;10000)" office:value-type="float" office:value="6152" calcext:value-type="float">
            <text:p>6152</text:p>
          </table:table-cell>
          <table:table-cell table:formula="of:=IF([.B3046]&lt;=8000;-100;IF([.B3046]&lt;=9000;0;IF([.B3046]&lt;=9750;100;2000)))" office:value-type="float" office:value="-100" calcext:value-type="float">
            <text:p>-100</text:p>
          </table:table-cell>
          <table:table-cell table:formula="of:=AVERAGE([.C$2:.C3046])" office:value-type="float" office:value="-12.4794745484401" calcext:value-type="float">
            <text:p>-12,4794745484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RANDBETWEEN(1;10000)" office:value-type="float" office:value="1290" calcext:value-type="float">
            <text:p>1290</text:p>
          </table:table-cell>
          <table:table-cell table:formula="of:=IF([.B3047]&lt;=8000;-100;IF([.B3047]&lt;=9000;0;IF([.B3047]&lt;=9750;100;2000)))" office:value-type="float" office:value="-100" calcext:value-type="float">
            <text:p>-100</text:p>
          </table:table-cell>
          <table:table-cell table:formula="of:=AVERAGE([.C$2:.C3047])" office:value-type="float" office:value="-12.5082074852265" calcext:value-type="float">
            <text:p>-12,508207485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RANDBETWEEN(1;10000)" office:value-type="float" office:value="6745" calcext:value-type="float">
            <text:p>6745</text:p>
          </table:table-cell>
          <table:table-cell table:formula="of:=IF([.B3048]&lt;=8000;-100;IF([.B3048]&lt;=9000;0;IF([.B3048]&lt;=9750;100;2000)))" office:value-type="float" office:value="-100" calcext:value-type="float">
            <text:p>-100</text:p>
          </table:table-cell>
          <table:table-cell table:formula="of:=AVERAGE([.C$2:.C3048])" office:value-type="float" office:value="-12.5369215621923" calcext:value-type="float">
            <text:p>-12,536921562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RANDBETWEEN(1;10000)" office:value-type="float" office:value="9221" calcext:value-type="float">
            <text:p>9221</text:p>
          </table:table-cell>
          <table:table-cell table:formula="of:=IF([.B3049]&lt;=8000;-100;IF([.B3049]&lt;=9000;0;IF([.B3049]&lt;=9750;100;2000)))" office:value-type="float" office:value="100" calcext:value-type="float">
            <text:p>100</text:p>
          </table:table-cell>
          <table:table-cell table:formula="of:=AVERAGE([.C$2:.C3049])"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RANDBETWEEN(1;10000)" office:value-type="float" office:value="4512" calcext:value-type="float">
            <text:p>4512</text:p>
          </table:table-cell>
          <table:table-cell table:formula="of:=IF([.B3050]&lt;=8000;-100;IF([.B3050]&lt;=9000;0;IF([.B3050]&lt;=9750;100;2000)))" office:value-type="float" office:value="-100" calcext:value-type="float">
            <text:p>-100</text:p>
          </table:table-cell>
          <table:table-cell table:formula="of:=AVERAGE([.C$2:.C3050])" office:value-type="float" office:value="-12.5286979337488" calcext:value-type="float">
            <text:p>-12,528697933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RANDBETWEEN(1;10000)" office:value-type="float" office:value="5668" calcext:value-type="float">
            <text:p>5668</text:p>
          </table:table-cell>
          <table:table-cell table:formula="of:=IF([.B3051]&lt;=8000;-100;IF([.B3051]&lt;=9000;0;IF([.B3051]&lt;=9750;100;2000)))" office:value-type="float" office:value="-100" calcext:value-type="float">
            <text:p>-100</text:p>
          </table:table-cell>
          <table:table-cell table:formula="of:=AVERAGE([.C$2:.C3051])" office:value-type="float" office:value="-12.5573770491803" calcext:value-type="float">
            <text:p>-12,5573770492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RANDBETWEEN(1;10000)" office:value-type="float" office:value="1372" calcext:value-type="float">
            <text:p>1372</text:p>
          </table:table-cell>
          <table:table-cell table:formula="of:=IF([.B3052]&lt;=8000;-100;IF([.B3052]&lt;=9000;0;IF([.B3052]&lt;=9750;100;2000)))" office:value-type="float" office:value="-100" calcext:value-type="float">
            <text:p>-100</text:p>
          </table:table-cell>
          <table:table-cell table:formula="of:=AVERAGE([.C$2:.C3052])" office:value-type="float" office:value="-12.5860373647984" calcext:value-type="float">
            <text:p>-12,586037364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RANDBETWEEN(1;10000)" office:value-type="float" office:value="2915" calcext:value-type="float">
            <text:p>2915</text:p>
          </table:table-cell>
          <table:table-cell table:formula="of:=IF([.B3053]&lt;=8000;-100;IF([.B3053]&lt;=9000;0;IF([.B3053]&lt;=9750;100;2000)))" office:value-type="float" office:value="-100" calcext:value-type="float">
            <text:p>-100</text:p>
          </table:table-cell>
          <table:table-cell table:formula="of:=AVERAGE([.C$2:.C3053])" office:value-type="float" office:value="-12.6146788990826" calcext:value-type="float">
            <text:p>-12,6146788991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RANDBETWEEN(1;10000)" office:value-type="float" office:value="6698" calcext:value-type="float">
            <text:p>6698</text:p>
          </table:table-cell>
          <table:table-cell table:formula="of:=IF([.B3054]&lt;=8000;-100;IF([.B3054]&lt;=9000;0;IF([.B3054]&lt;=9750;100;2000)))" office:value-type="float" office:value="-100" calcext:value-type="float">
            <text:p>-100</text:p>
          </table:table-cell>
          <table:table-cell table:formula="of:=AVERAGE([.C$2:.C3054])" office:value-type="float" office:value="-12.643301670488" calcext:value-type="float">
            <text:p>-12,643301670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RANDBETWEEN(1;10000)" office:value-type="float" office:value="9879" calcext:value-type="float">
            <text:p>9879</text:p>
          </table:table-cell>
          <table:table-cell table:formula="of:=IF([.B3055]&lt;=8000;-100;IF([.B3055]&lt;=9000;0;IF([.B3055]&lt;=9750;100;2000)))" office:value-type="float" office:value="2000" calcext:value-type="float">
            <text:p>2000</text:p>
          </table:table-cell>
          <table:table-cell table:formula="of:=AVERAGE([.C$2:.C3055])" office:value-type="float" office:value="-11.9842829076621" calcext:value-type="float">
            <text:p>-11,9842829077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RANDBETWEEN(1;10000)" office:value-type="float" office:value="6369" calcext:value-type="float">
            <text:p>6369</text:p>
          </table:table-cell>
          <table:table-cell table:formula="of:=IF([.B3056]&lt;=8000;-100;IF([.B3056]&lt;=9000;0;IF([.B3056]&lt;=9750;100;2000)))" office:value-type="float" office:value="-100" calcext:value-type="float">
            <text:p>-100</text:p>
          </table:table-cell>
          <table:table-cell table:formula="of:=AVERAGE([.C$2:.C3056])" office:value-type="float" office:value="-12.013093289689" calcext:value-type="float">
            <text:p>-12,0130932897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RANDBETWEEN(1;10000)" office:value-type="float" office:value="6261" calcext:value-type="float">
            <text:p>6261</text:p>
          </table:table-cell>
          <table:table-cell table:formula="of:=IF([.B3057]&lt;=8000;-100;IF([.B3057]&lt;=9000;0;IF([.B3057]&lt;=9750;100;2000)))" office:value-type="float" office:value="-100" calcext:value-type="float">
            <text:p>-100</text:p>
          </table:table-cell>
          <table:table-cell table:formula="of:=AVERAGE([.C$2:.C3057])" office:value-type="float" office:value="-12.0418848167539" calcext:value-type="float">
            <text:p>-12,0418848168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RANDBETWEEN(1;10000)" office:value-type="float" office:value="7391" calcext:value-type="float">
            <text:p>7391</text:p>
          </table:table-cell>
          <table:table-cell table:formula="of:=IF([.B3058]&lt;=8000;-100;IF([.B3058]&lt;=9000;0;IF([.B3058]&lt;=9750;100;2000)))" office:value-type="float" office:value="-100" calcext:value-type="float">
            <text:p>-100</text:p>
          </table:table-cell>
          <table:table-cell table:formula="of:=AVERAGE([.C$2:.C3058])" office:value-type="float" office:value="-12.0706575073602" calcext:value-type="float">
            <text:p>-12,0706575074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RANDBETWEEN(1;10000)" office:value-type="float" office:value="7449" calcext:value-type="float">
            <text:p>7449</text:p>
          </table:table-cell>
          <table:table-cell table:formula="of:=IF([.B3059]&lt;=8000;-100;IF([.B3059]&lt;=9000;0;IF([.B3059]&lt;=9750;100;2000)))" office:value-type="float" office:value="-100" calcext:value-type="float">
            <text:p>-100</text:p>
          </table:table-cell>
          <table:table-cell table:formula="of:=AVERAGE([.C$2:.C3059])" office:value-type="float" office:value="-12.0994113799869" calcext:value-type="float">
            <text:p>-12,09941138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RANDBETWEEN(1;10000)" office:value-type="float" office:value="1174" calcext:value-type="float">
            <text:p>1174</text:p>
          </table:table-cell>
          <table:table-cell table:formula="of:=IF([.B3060]&lt;=8000;-100;IF([.B3060]&lt;=9000;0;IF([.B3060]&lt;=9750;100;2000)))" office:value-type="float" office:value="-100" calcext:value-type="float">
            <text:p>-100</text:p>
          </table:table-cell>
          <table:table-cell table:formula="of:=AVERAGE([.C$2:.C3060])" office:value-type="float" office:value="-12.1281464530892" calcext:value-type="float">
            <text:p>-12,128146453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RANDBETWEEN(1;10000)" office:value-type="float" office:value="9245" calcext:value-type="float">
            <text:p>9245</text:p>
          </table:table-cell>
          <table:table-cell table:formula="of:=IF([.B3061]&lt;=8000;-100;IF([.B3061]&lt;=9000;0;IF([.B3061]&lt;=9750;100;2000)))" office:value-type="float" office:value="100" calcext:value-type="float">
            <text:p>100</text:p>
          </table:table-cell>
          <table:table-cell table:formula="of:=AVERAGE([.C$2:.C3061])" office:value-type="float" office:value="-12.0915032679739" calcext:value-type="float">
            <text:p>-12,091503268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RANDBETWEEN(1;10000)" office:value-type="float" office:value="9686" calcext:value-type="float">
            <text:p>9686</text:p>
          </table:table-cell>
          <table:table-cell table:formula="of:=IF([.B3062]&lt;=8000;-100;IF([.B3062]&lt;=9000;0;IF([.B3062]&lt;=9750;100;2000)))" office:value-type="float" office:value="100" calcext:value-type="float">
            <text:p>100</text:p>
          </table:table-cell>
          <table:table-cell table:formula="of:=AVERAGE([.C$2:.C3062])" office:value-type="float" office:value="-12.0548840248285" calcext:value-type="float">
            <text:p>-12,0548840248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RANDBETWEEN(1;10000)" office:value-type="float" office:value="5853" calcext:value-type="float">
            <text:p>5853</text:p>
          </table:table-cell>
          <table:table-cell table:formula="of:=IF([.B3063]&lt;=8000;-100;IF([.B3063]&lt;=9000;0;IF([.B3063]&lt;=9750;100;2000)))" office:value-type="float" office:value="-100" calcext:value-type="float">
            <text:p>-100</text:p>
          </table:table-cell>
          <table:table-cell table:formula="of:=AVERAGE([.C$2:.C3063])" office:value-type="float" office:value="-12.0836054866101" calcext:value-type="float">
            <text:p>-12,083605486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RANDBETWEEN(1;10000)" office:value-type="float" office:value="4428" calcext:value-type="float">
            <text:p>4428</text:p>
          </table:table-cell>
          <table:table-cell table:formula="of:=IF([.B3064]&lt;=8000;-100;IF([.B3064]&lt;=9000;0;IF([.B3064]&lt;=9750;100;2000)))" office:value-type="float" office:value="-100" calcext:value-type="float">
            <text:p>-100</text:p>
          </table:table-cell>
          <table:table-cell table:formula="of:=AVERAGE([.C$2:.C3064])" office:value-type="float" office:value="-12.1123081945805" calcext:value-type="float">
            <text:p>-12,1123081946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RANDBETWEEN(1;10000)" office:value-type="float" office:value="1283" calcext:value-type="float">
            <text:p>1283</text:p>
          </table:table-cell>
          <table:table-cell table:formula="of:=IF([.B3065]&lt;=8000;-100;IF([.B3065]&lt;=9000;0;IF([.B3065]&lt;=9750;100;2000)))" office:value-type="float" office:value="-100" calcext:value-type="float">
            <text:p>-100</text:p>
          </table:table-cell>
          <table:table-cell table:formula="of:=AVERAGE([.C$2:.C3065])" office:value-type="float" office:value="-12.1409921671018" calcext:value-type="float">
            <text:p>-12,1409921671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RANDBETWEEN(1;10000)" office:value-type="float" office:value="3833" calcext:value-type="float">
            <text:p>3833</text:p>
          </table:table-cell>
          <table:table-cell table:formula="of:=IF([.B3066]&lt;=8000;-100;IF([.B3066]&lt;=9000;0;IF([.B3066]&lt;=9750;100;2000)))" office:value-type="float" office:value="-100" calcext:value-type="float">
            <text:p>-100</text:p>
          </table:table-cell>
          <table:table-cell table:formula="of:=AVERAGE([.C$2:.C3066])" office:value-type="float" office:value="-12.1696574225122" calcext:value-type="float">
            <text:p>-12,169657422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RANDBETWEEN(1;10000)" office:value-type="float" office:value="6187" calcext:value-type="float">
            <text:p>6187</text:p>
          </table:table-cell>
          <table:table-cell table:formula="of:=IF([.B3067]&lt;=8000;-100;IF([.B3067]&lt;=9000;0;IF([.B3067]&lt;=9750;100;2000)))" office:value-type="float" office:value="-100" calcext:value-type="float">
            <text:p>-100</text:p>
          </table:table-cell>
          <table:table-cell table:formula="of:=AVERAGE([.C$2:.C3067])" office:value-type="float" office:value="-12.1983039791259" calcext:value-type="float">
            <text:p>-12,1983039791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RANDBETWEEN(1;10000)" office:value-type="float" office:value="9007" calcext:value-type="float">
            <text:p>9007</text:p>
          </table:table-cell>
          <table:table-cell table:formula="of:=IF([.B3068]&lt;=8000;-100;IF([.B3068]&lt;=9000;0;IF([.B3068]&lt;=9750;100;2000)))" office:value-type="float" office:value="100" calcext:value-type="float">
            <text:p>100</text:p>
          </table:table-cell>
          <table:table-cell table:formula="of:=AVERAGE([.C$2:.C3068])" office:value-type="float" office:value="-12.1617215520052" calcext:value-type="float">
            <text:p>-12,161721552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RANDBETWEEN(1;10000)" office:value-type="float" office:value="3106" calcext:value-type="float">
            <text:p>3106</text:p>
          </table:table-cell>
          <table:table-cell table:formula="of:=IF([.B3069]&lt;=8000;-100;IF([.B3069]&lt;=9000;0;IF([.B3069]&lt;=9750;100;2000)))" office:value-type="float" office:value="-100" calcext:value-type="float">
            <text:p>-100</text:p>
          </table:table-cell>
          <table:table-cell table:formula="of:=AVERAGE([.C$2:.C3069])" office:value-type="float" office:value="-12.1903520208605" calcext:value-type="float">
            <text:p>-12,1903520209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RANDBETWEEN(1;10000)" office:value-type="float" office:value="4743" calcext:value-type="float">
            <text:p>4743</text:p>
          </table:table-cell>
          <table:table-cell table:formula="of:=IF([.B3070]&lt;=8000;-100;IF([.B3070]&lt;=9000;0;IF([.B3070]&lt;=9750;100;2000)))" office:value-type="float" office:value="-100" calcext:value-type="float">
            <text:p>-100</text:p>
          </table:table-cell>
          <table:table-cell table:formula="of:=AVERAGE([.C$2:.C3070])" office:value-type="float" office:value="-12.2189638318671" calcext:value-type="float">
            <text:p>-12,2189638319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RANDBETWEEN(1;10000)" office:value-type="float" office:value="2296" calcext:value-type="float">
            <text:p>2296</text:p>
          </table:table-cell>
          <table:table-cell table:formula="of:=IF([.B3071]&lt;=8000;-100;IF([.B3071]&lt;=9000;0;IF([.B3071]&lt;=9750;100;2000)))" office:value-type="float" office:value="-100" calcext:value-type="float">
            <text:p>-100</text:p>
          </table:table-cell>
          <table:table-cell table:formula="of:=AVERAGE([.C$2:.C3071])" office:value-type="float" office:value="-12.2475570032573" calcext:value-type="float">
            <text:p>-12,2475570033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RANDBETWEEN(1;10000)" office:value-type="float" office:value="8235" calcext:value-type="float">
            <text:p>8235</text:p>
          </table:table-cell>
          <table:table-cell table:formula="of:=IF([.B3072]&lt;=8000;-100;IF([.B3072]&lt;=9000;0;IF([.B3072]&lt;=9750;100;2000)))" office:value-type="float" office:value="0" calcext:value-type="float">
            <text:p>0</text:p>
          </table:table-cell>
          <table:table-cell table:formula="of:=AVERAGE([.C$2:.C3072])" office:value-type="float" office:value="-12.2435688700749" calcext:value-type="float">
            <text:p>-12,243568870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RANDBETWEEN(1;10000)" office:value-type="float" office:value="3754" calcext:value-type="float">
            <text:p>3754</text:p>
          </table:table-cell>
          <table:table-cell table:formula="of:=IF([.B3073]&lt;=8000;-100;IF([.B3073]&lt;=9000;0;IF([.B3073]&lt;=9750;100;2000)))" office:value-type="float" office:value="-100" calcext:value-type="float">
            <text:p>-100</text:p>
          </table:table-cell>
          <table:table-cell table:formula="of:=AVERAGE([.C$2:.C3073])" office:value-type="float" office:value="-12.2721354166667" calcext:value-type="float">
            <text:p>-12,2721354167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RANDBETWEEN(1;10000)" office:value-type="float" office:value="5232" calcext:value-type="float">
            <text:p>5232</text:p>
          </table:table-cell>
          <table:table-cell table:formula="of:=IF([.B3074]&lt;=8000;-100;IF([.B3074]&lt;=9000;0;IF([.B3074]&lt;=9750;100;2000)))" office:value-type="float" office:value="-100" calcext:value-type="float">
            <text:p>-100</text:p>
          </table:table-cell>
          <table:table-cell table:formula="of:=AVERAGE([.C$2:.C3074])" office:value-type="float" office:value="-12.3006833712984" calcext:value-type="float">
            <text:p>-12,3006833713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RANDBETWEEN(1;10000)" office:value-type="float" office:value="1458" calcext:value-type="float">
            <text:p>1458</text:p>
          </table:table-cell>
          <table:table-cell table:formula="of:=IF([.B3075]&lt;=8000;-100;IF([.B3075]&lt;=9000;0;IF([.B3075]&lt;=9750;100;2000)))" office:value-type="float" office:value="-100" calcext:value-type="float">
            <text:p>-100</text:p>
          </table:table-cell>
          <table:table-cell table:formula="of:=AVERAGE([.C$2:.C3075])" office:value-type="float" office:value="-12.3292127521145" calcext:value-type="float">
            <text:p>-12,3292127521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RANDBETWEEN(1;10000)" office:value-type="float" office:value="6834" calcext:value-type="float">
            <text:p>6834</text:p>
          </table:table-cell>
          <table:table-cell table:formula="of:=IF([.B3076]&lt;=8000;-100;IF([.B3076]&lt;=9000;0;IF([.B3076]&lt;=9750;100;2000)))" office:value-type="float" office:value="-100" calcext:value-type="float">
            <text:p>-100</text:p>
          </table:table-cell>
          <table:table-cell table:formula="of:=AVERAGE([.C$2:.C3076])" office:value-type="float" office:value="-12.3577235772358" calcext:value-type="float">
            <text:p>-12,3577235772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RANDBETWEEN(1;10000)" office:value-type="float" office:value="770" calcext:value-type="float">
            <text:p>770</text:p>
          </table:table-cell>
          <table:table-cell table:formula="of:=IF([.B3077]&lt;=8000;-100;IF([.B3077]&lt;=9000;0;IF([.B3077]&lt;=9750;100;2000)))" office:value-type="float" office:value="-100" calcext:value-type="float">
            <text:p>-100</text:p>
          </table:table-cell>
          <table:table-cell table:formula="of:=AVERAGE([.C$2:.C3077])" office:value-type="float" office:value="-12.3862158647594" calcext:value-type="float">
            <text:p>-12,3862158648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RANDBETWEEN(1;10000)" office:value-type="float" office:value="1653" calcext:value-type="float">
            <text:p>1653</text:p>
          </table:table-cell>
          <table:table-cell table:formula="of:=IF([.B3078]&lt;=8000;-100;IF([.B3078]&lt;=9000;0;IF([.B3078]&lt;=9750;100;2000)))" office:value-type="float" office:value="-100" calcext:value-type="float">
            <text:p>-100</text:p>
          </table:table-cell>
          <table:table-cell table:formula="of:=AVERAGE([.C$2:.C3078])" office:value-type="float" office:value="-12.4146896327592" calcext:value-type="float">
            <text:p>-12,4146896328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RANDBETWEEN(1;10000)" office:value-type="float" office:value="3581" calcext:value-type="float">
            <text:p>3581</text:p>
          </table:table-cell>
          <table:table-cell table:formula="of:=IF([.B3079]&lt;=8000;-100;IF([.B3079]&lt;=9000;0;IF([.B3079]&lt;=9750;100;2000)))" office:value-type="float" office:value="-100" calcext:value-type="float">
            <text:p>-100</text:p>
          </table:table-cell>
          <table:table-cell table:formula="of:=AVERAGE([.C$2:.C3079])" office:value-type="float" office:value="-12.4431448992853" calcext:value-type="float">
            <text:p>-12,4431448993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RANDBETWEEN(1;10000)" office:value-type="float" office:value="9633" calcext:value-type="float">
            <text:p>9633</text:p>
          </table:table-cell>
          <table:table-cell table:formula="of:=IF([.B3080]&lt;=8000;-100;IF([.B3080]&lt;=9000;0;IF([.B3080]&lt;=9750;100;2000)))" office:value-type="float" office:value="100" calcext:value-type="float">
            <text:p>100</text:p>
          </table:table-cell>
          <table:table-cell table:formula="of:=AVERAGE([.C$2:.C3080])" office:value-type="float" office:value="-12.4066255277688" calcext:value-type="float">
            <text:p>-12,406625527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RANDBETWEEN(1;10000)" office:value-type="float" office:value="148" calcext:value-type="float">
            <text:p>148</text:p>
          </table:table-cell>
          <table:table-cell table:formula="of:=IF([.B3081]&lt;=8000;-100;IF([.B3081]&lt;=9000;0;IF([.B3081]&lt;=9750;100;2000)))" office:value-type="float" office:value="-100" calcext:value-type="float">
            <text:p>-100</text:p>
          </table:table-cell>
          <table:table-cell table:formula="of:=AVERAGE([.C$2:.C3081])" office:value-type="float" office:value="-12.4350649350649" calcext:value-type="float">
            <text:p>-12,435064935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RANDBETWEEN(1;10000)" office:value-type="float" office:value="4585" calcext:value-type="float">
            <text:p>4585</text:p>
          </table:table-cell>
          <table:table-cell table:formula="of:=IF([.B3082]&lt;=8000;-100;IF([.B3082]&lt;=9000;0;IF([.B3082]&lt;=9750;100;2000)))" office:value-type="float" office:value="-100" calcext:value-type="float">
            <text:p>-100</text:p>
          </table:table-cell>
          <table:table-cell table:formula="of:=AVERAGE([.C$2:.C3082])" office:value-type="float" office:value="-12.4634858812074" calcext:value-type="float">
            <text:p>-12,463485881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RANDBETWEEN(1;10000)" office:value-type="float" office:value="2383" calcext:value-type="float">
            <text:p>2383</text:p>
          </table:table-cell>
          <table:table-cell table:formula="of:=IF([.B3083]&lt;=8000;-100;IF([.B3083]&lt;=9000;0;IF([.B3083]&lt;=9750;100;2000)))" office:value-type="float" office:value="-100" calcext:value-type="float">
            <text:p>-100</text:p>
          </table:table-cell>
          <table:table-cell table:formula="of:=AVERAGE([.C$2:.C3083])" office:value-type="float" office:value="-12.4918883841661" calcext:value-type="float">
            <text:p>-12,4918883842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RANDBETWEEN(1;10000)" office:value-type="float" office:value="6744" calcext:value-type="float">
            <text:p>6744</text:p>
          </table:table-cell>
          <table:table-cell table:formula="of:=IF([.B3084]&lt;=8000;-100;IF([.B3084]&lt;=9000;0;IF([.B3084]&lt;=9750;100;2000)))" office:value-type="float" office:value="-100" calcext:value-type="float">
            <text:p>-100</text:p>
          </table:table-cell>
          <table:table-cell table:formula="of:=AVERAGE([.C$2:.C3084])" office:value-type="float" office:value="-12.5202724618878" calcext:value-type="float">
            <text:p>-12,5202724619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RANDBETWEEN(1;10000)" office:value-type="float" office:value="5512" calcext:value-type="float">
            <text:p>5512</text:p>
          </table:table-cell>
          <table:table-cell table:formula="of:=IF([.B3085]&lt;=8000;-100;IF([.B3085]&lt;=9000;0;IF([.B3085]&lt;=9750;100;2000)))" office:value-type="float" office:value="-100" calcext:value-type="float">
            <text:p>-100</text:p>
          </table:table-cell>
          <table:table-cell table:formula="of:=AVERAGE([.C$2:.C3085])" office:value-type="float" office:value="-12.5486381322957" calcext:value-type="float">
            <text:p>-12,5486381323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RANDBETWEEN(1;10000)" office:value-type="float" office:value="4565" calcext:value-type="float">
            <text:p>4565</text:p>
          </table:table-cell>
          <table:table-cell table:formula="of:=IF([.B3086]&lt;=8000;-100;IF([.B3086]&lt;=9000;0;IF([.B3086]&lt;=9750;100;2000)))" office:value-type="float" office:value="-100" calcext:value-type="float">
            <text:p>-100</text:p>
          </table:table-cell>
          <table:table-cell table:formula="of:=AVERAGE([.C$2:.C3086])" office:value-type="float" office:value="-12.5769854132901" calcext:value-type="float">
            <text:p>-12,5769854133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RANDBETWEEN(1;10000)" office:value-type="float" office:value="7500" calcext:value-type="float">
            <text:p>7500</text:p>
          </table:table-cell>
          <table:table-cell table:formula="of:=IF([.B3087]&lt;=8000;-100;IF([.B3087]&lt;=9000;0;IF([.B3087]&lt;=9750;100;2000)))" office:value-type="float" office:value="-100" calcext:value-type="float">
            <text:p>-100</text:p>
          </table:table-cell>
          <table:table-cell table:formula="of:=AVERAGE([.C$2:.C3087])" office:value-type="float" office:value="-12.6053143227479" calcext:value-type="float">
            <text:p>-12,6053143227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RANDBETWEEN(1;10000)" office:value-type="float" office:value="562" calcext:value-type="float">
            <text:p>562</text:p>
          </table:table-cell>
          <table:table-cell table:formula="of:=IF([.B3088]&lt;=8000;-100;IF([.B3088]&lt;=9000;0;IF([.B3088]&lt;=9750;100;2000)))" office:value-type="float" office:value="-100" calcext:value-type="float">
            <text:p>-100</text:p>
          </table:table-cell>
          <table:table-cell table:formula="of:=AVERAGE([.C$2:.C3088])" office:value-type="float" office:value="-12.6336248785228" calcext:value-type="float">
            <text:p>-12,6336248785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RANDBETWEEN(1;10000)" office:value-type="float" office:value="9437" calcext:value-type="float">
            <text:p>9437</text:p>
          </table:table-cell>
          <table:table-cell table:formula="of:=IF([.B3089]&lt;=8000;-100;IF([.B3089]&lt;=9000;0;IF([.B3089]&lt;=9750;100;2000)))" office:value-type="float" office:value="100" calcext:value-type="float">
            <text:p>100</text:p>
          </table:table-cell>
          <table:table-cell table:formula="of:=AVERAGE([.C$2:.C3089])" office:value-type="float" office:value="-12.5971502590674" calcext:value-type="float">
            <text:p>-12,5971502591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RANDBETWEEN(1;10000)" office:value-type="float" office:value="4046" calcext:value-type="float">
            <text:p>4046</text:p>
          </table:table-cell>
          <table:table-cell table:formula="of:=IF([.B3090]&lt;=8000;-100;IF([.B3090]&lt;=9000;0;IF([.B3090]&lt;=9750;100;2000)))" office:value-type="float" office:value="-100" calcext:value-type="float">
            <text:p>-100</text:p>
          </table:table-cell>
          <table:table-cell table:formula="of:=AVERAGE([.C$2:.C3090])" office:value-type="float" office:value="-12.6254451278731" calcext:value-type="float">
            <text:p>-12,625445127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RANDBETWEEN(1;10000)" office:value-type="float" office:value="4569" calcext:value-type="float">
            <text:p>4569</text:p>
          </table:table-cell>
          <table:table-cell table:formula="of:=IF([.B3091]&lt;=8000;-100;IF([.B3091]&lt;=9000;0;IF([.B3091]&lt;=9750;100;2000)))" office:value-type="float" office:value="-100" calcext:value-type="float">
            <text:p>-100</text:p>
          </table:table-cell>
          <table:table-cell table:formula="of:=AVERAGE([.C$2:.C3091])" office:value-type="float" office:value="-12.6537216828479" calcext:value-type="float">
            <text:p>-12,6537216828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RANDBETWEEN(1;10000)" office:value-type="float" office:value="6627" calcext:value-type="float">
            <text:p>6627</text:p>
          </table:table-cell>
          <table:table-cell table:formula="of:=IF([.B3092]&lt;=8000;-100;IF([.B3092]&lt;=9000;0;IF([.B3092]&lt;=9750;100;2000)))" office:value-type="float" office:value="-100" calcext:value-type="float">
            <text:p>-100</text:p>
          </table:table-cell>
          <table:table-cell table:formula="of:=AVERAGE([.C$2:.C3092])" office:value-type="float" office:value="-12.6819799417664" calcext:value-type="float">
            <text:p>-12,6819799418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RANDBETWEEN(1;10000)" office:value-type="float" office:value="9992" calcext:value-type="float">
            <text:p>9992</text:p>
          </table:table-cell>
          <table:table-cell table:formula="of:=IF([.B3093]&lt;=8000;-100;IF([.B3093]&lt;=9000;0;IF([.B3093]&lt;=9750;100;2000)))" office:value-type="float" office:value="2000" calcext:value-type="float">
            <text:p>2000</text:p>
          </table:table-cell>
          <table:table-cell table:formula="of:=AVERAGE([.C$2:.C3093])" office:value-type="float" office:value="-12.0310478654593" calcext:value-type="float">
            <text:p>-12,0310478655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RANDBETWEEN(1;10000)" office:value-type="float" office:value="259" calcext:value-type="float">
            <text:p>259</text:p>
          </table:table-cell>
          <table:table-cell table:formula="of:=IF([.B3094]&lt;=8000;-100;IF([.B3094]&lt;=9000;0;IF([.B3094]&lt;=9750;100;2000)))" office:value-type="float" office:value="-100" calcext:value-type="float">
            <text:p>-100</text:p>
          </table:table-cell>
          <table:table-cell table:formula="of:=AVERAGE([.C$2:.C3094])" office:value-type="float" office:value="-12.0594891690915" calcext:value-type="float">
            <text:p>-12,059489169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RANDBETWEEN(1;10000)" office:value-type="float" office:value="6926" calcext:value-type="float">
            <text:p>6926</text:p>
          </table:table-cell>
          <table:table-cell table:formula="of:=IF([.B3095]&lt;=8000;-100;IF([.B3095]&lt;=9000;0;IF([.B3095]&lt;=9750;100;2000)))" office:value-type="float" office:value="-100" calcext:value-type="float">
            <text:p>-100</text:p>
          </table:table-cell>
          <table:table-cell table:formula="of:=AVERAGE([.C$2:.C3095])" office:value-type="float" office:value="-12.0879120879121" calcext:value-type="float">
            <text:p>-12,0879120879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RANDBETWEEN(1;10000)" office:value-type="float" office:value="8856" calcext:value-type="float">
            <text:p>8856</text:p>
          </table:table-cell>
          <table:table-cell table:formula="of:=IF([.B3096]&lt;=8000;-100;IF([.B3096]&lt;=9000;0;IF([.B3096]&lt;=9750;100;2000)))" office:value-type="float" office:value="0" calcext:value-type="float">
            <text:p>0</text:p>
          </table:table-cell>
          <table:table-cell table:formula="of:=AVERAGE([.C$2:.C3096])" office:value-type="float" office:value="-12.0840064620355" calcext:value-type="float">
            <text:p>-12,084006462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RANDBETWEEN(1;10000)" office:value-type="float" office:value="4833" calcext:value-type="float">
            <text:p>4833</text:p>
          </table:table-cell>
          <table:table-cell table:formula="of:=IF([.B3097]&lt;=8000;-100;IF([.B3097]&lt;=9000;0;IF([.B3097]&lt;=9750;100;2000)))" office:value-type="float" office:value="-100" calcext:value-type="float">
            <text:p>-100</text:p>
          </table:table-cell>
          <table:table-cell table:formula="of:=AVERAGE([.C$2:.C3097])" office:value-type="float" office:value="-12.1124031007752" calcext:value-type="float">
            <text:p>-12,112403100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RANDBETWEEN(1;10000)" office:value-type="float" office:value="6095" calcext:value-type="float">
            <text:p>6095</text:p>
          </table:table-cell>
          <table:table-cell table:formula="of:=IF([.B3098]&lt;=8000;-100;IF([.B3098]&lt;=9000;0;IF([.B3098]&lt;=9750;100;2000)))" office:value-type="float" office:value="-100" calcext:value-type="float">
            <text:p>-100</text:p>
          </table:table-cell>
          <table:table-cell table:formula="of:=AVERAGE([.C$2:.C3098])" office:value-type="float" office:value="-12.1407814013562" calcext:value-type="float">
            <text:p>-12,1407814014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RANDBETWEEN(1;10000)" office:value-type="float" office:value="7939" calcext:value-type="float">
            <text:p>7939</text:p>
          </table:table-cell>
          <table:table-cell table:formula="of:=IF([.B3099]&lt;=8000;-100;IF([.B3099]&lt;=9000;0;IF([.B3099]&lt;=9750;100;2000)))" office:value-type="float" office:value="-100" calcext:value-type="float">
            <text:p>-100</text:p>
          </table:table-cell>
          <table:table-cell table:formula="of:=AVERAGE([.C$2:.C3099])" office:value-type="float" office:value="-12.1691413815365" calcext:value-type="float">
            <text:p>-12,1691413815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RANDBETWEEN(1;10000)" office:value-type="float" office:value="7920" calcext:value-type="float">
            <text:p>7920</text:p>
          </table:table-cell>
          <table:table-cell table:formula="of:=IF([.B3100]&lt;=8000;-100;IF([.B3100]&lt;=9000;0;IF([.B3100]&lt;=9750;100;2000)))" office:value-type="float" office:value="-100" calcext:value-type="float">
            <text:p>-100</text:p>
          </table:table-cell>
          <table:table-cell table:formula="of:=AVERAGE([.C$2:.C3100])" office:value-type="float" office:value="-12.1974830590513" calcext:value-type="float">
            <text:p>-12,1974830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RANDBETWEEN(1;10000)" office:value-type="float" office:value="3643" calcext:value-type="float">
            <text:p>3643</text:p>
          </table:table-cell>
          <table:table-cell table:formula="of:=IF([.B3101]&lt;=8000;-100;IF([.B3101]&lt;=9000;0;IF([.B3101]&lt;=9750;100;2000)))" office:value-type="float" office:value="-100" calcext:value-type="float">
            <text:p>-100</text:p>
          </table:table-cell>
          <table:table-cell table:formula="of:=AVERAGE([.C$2:.C3101])" office:value-type="float" office:value="-12.2258064516129" calcext:value-type="float">
            <text:p>-12,2258064516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RANDBETWEEN(1;10000)" office:value-type="float" office:value="6801" calcext:value-type="float">
            <text:p>6801</text:p>
          </table:table-cell>
          <table:table-cell table:formula="of:=IF([.B3102]&lt;=8000;-100;IF([.B3102]&lt;=9000;0;IF([.B3102]&lt;=9750;100;2000)))" office:value-type="float" office:value="-100" calcext:value-type="float">
            <text:p>-100</text:p>
          </table:table-cell>
          <table:table-cell table:formula="of:=AVERAGE([.C$2:.C3102])" office:value-type="float" office:value="-12.2541115769107" calcext:value-type="float">
            <text:p>-12,2541115769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RANDBETWEEN(1;10000)" office:value-type="float" office:value="1490" calcext:value-type="float">
            <text:p>1490</text:p>
          </table:table-cell>
          <table:table-cell table:formula="of:=IF([.B3103]&lt;=8000;-100;IF([.B3103]&lt;=9000;0;IF([.B3103]&lt;=9750;100;2000)))" office:value-type="float" office:value="-100" calcext:value-type="float">
            <text:p>-100</text:p>
          </table:table-cell>
          <table:table-cell table:formula="of:=AVERAGE([.C$2:.C3103])" office:value-type="float" office:value="-12.2823984526112" calcext:value-type="float">
            <text:p>-12,2823984526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RANDBETWEEN(1;10000)" office:value-type="float" office:value="9575" calcext:value-type="float">
            <text:p>9575</text:p>
          </table:table-cell>
          <table:table-cell table:formula="of:=IF([.B3104]&lt;=8000;-100;IF([.B3104]&lt;=9000;0;IF([.B3104]&lt;=9750;100;2000)))" office:value-type="float" office:value="100" calcext:value-type="float">
            <text:p>100</text:p>
          </table:table-cell>
          <table:table-cell table:formula="of:=AVERAGE([.C$2:.C3104])" office:value-type="float" office:value="-12.2462133419272" calcext:value-type="float">
            <text:p>-12,2462133419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RANDBETWEEN(1;10000)" office:value-type="float" office:value="4224" calcext:value-type="float">
            <text:p>4224</text:p>
          </table:table-cell>
          <table:table-cell table:formula="of:=IF([.B3105]&lt;=8000;-100;IF([.B3105]&lt;=9000;0;IF([.B3105]&lt;=9750;100;2000)))" office:value-type="float" office:value="-100" calcext:value-type="float">
            <text:p>-100</text:p>
          </table:table-cell>
          <table:table-cell table:formula="of:=AVERAGE([.C$2:.C3105])" office:value-type="float" office:value="-12.2744845360825" calcext:value-type="float">
            <text:p>-12,274484536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RANDBETWEEN(1;10000)" office:value-type="float" office:value="6270" calcext:value-type="float">
            <text:p>6270</text:p>
          </table:table-cell>
          <table:table-cell table:formula="of:=IF([.B3106]&lt;=8000;-100;IF([.B3106]&lt;=9000;0;IF([.B3106]&lt;=9750;100;2000)))" office:value-type="float" office:value="-100" calcext:value-type="float">
            <text:p>-100</text:p>
          </table:table-cell>
          <table:table-cell table:formula="of:=AVERAGE([.C$2:.C3106])" office:value-type="float" office:value="-12.3027375201288" calcext:value-type="float">
            <text:p>-12,3027375201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RANDBETWEEN(1;10000)" office:value-type="float" office:value="5844" calcext:value-type="float">
            <text:p>5844</text:p>
          </table:table-cell>
          <table:table-cell table:formula="of:=IF([.B3107]&lt;=8000;-100;IF([.B3107]&lt;=9000;0;IF([.B3107]&lt;=9750;100;2000)))" office:value-type="float" office:value="-100" calcext:value-type="float">
            <text:p>-100</text:p>
          </table:table-cell>
          <table:table-cell table:formula="of:=AVERAGE([.C$2:.C3107])" office:value-type="float" office:value="-12.3309723116549" calcext:value-type="float">
            <text:p>-12,3309723117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RANDBETWEEN(1;10000)" office:value-type="float" office:value="8255" calcext:value-type="float">
            <text:p>8255</text:p>
          </table:table-cell>
          <table:table-cell table:formula="of:=IF([.B3108]&lt;=8000;-100;IF([.B3108]&lt;=9000;0;IF([.B3108]&lt;=9750;100;2000)))" office:value-type="float" office:value="0" calcext:value-type="float">
            <text:p>0</text:p>
          </table:table-cell>
          <table:table-cell table:formula="of:=AVERAGE([.C$2:.C3108])" office:value-type="float" office:value="-12.3270035403927" calcext:value-type="float">
            <text:p>-12,3270035404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RANDBETWEEN(1;10000)" office:value-type="float" office:value="9664" calcext:value-type="float">
            <text:p>9664</text:p>
          </table:table-cell>
          <table:table-cell table:formula="of:=IF([.B3109]&lt;=8000;-100;IF([.B3109]&lt;=9000;0;IF([.B3109]&lt;=9750;100;2000)))" office:value-type="float" office:value="100" calcext:value-type="float">
            <text:p>100</text:p>
          </table:table-cell>
          <table:table-cell table:formula="of:=AVERAGE([.C$2:.C3109])" office:value-type="float" office:value="-12.2908622908623" calcext:value-type="float">
            <text:p>-12,2908622909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RANDBETWEEN(1;10000)" office:value-type="float" office:value="4560" calcext:value-type="float">
            <text:p>4560</text:p>
          </table:table-cell>
          <table:table-cell table:formula="of:=IF([.B3110]&lt;=8000;-100;IF([.B3110]&lt;=9000;0;IF([.B3110]&lt;=9750;100;2000)))" office:value-type="float" office:value="-100" calcext:value-type="float">
            <text:p>-100</text:p>
          </table:table-cell>
          <table:table-cell table:formula="of:=AVERAGE([.C$2:.C3110])" office:value-type="float" office:value="-12.3190736571245" calcext:value-type="float">
            <text:p>-12,319073657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RANDBETWEEN(1;10000)" office:value-type="float" office:value="6239" calcext:value-type="float">
            <text:p>6239</text:p>
          </table:table-cell>
          <table:table-cell table:formula="of:=IF([.B3111]&lt;=8000;-100;IF([.B3111]&lt;=9000;0;IF([.B3111]&lt;=9750;100;2000)))" office:value-type="float" office:value="-100" calcext:value-type="float">
            <text:p>-100</text:p>
          </table:table-cell>
          <table:table-cell table:formula="of:=AVERAGE([.C$2:.C3111])" office:value-type="float" office:value="-12.3472668810289" calcext:value-type="float">
            <text:p>-12,34726688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RANDBETWEEN(1;10000)" office:value-type="float" office:value="5911" calcext:value-type="float">
            <text:p>5911</text:p>
          </table:table-cell>
          <table:table-cell table:formula="of:=IF([.B3112]&lt;=8000;-100;IF([.B3112]&lt;=9000;0;IF([.B3112]&lt;=9750;100;2000)))" office:value-type="float" office:value="-100" calcext:value-type="float">
            <text:p>-100</text:p>
          </table:table-cell>
          <table:table-cell table:formula="of:=AVERAGE([.C$2:.C3112])" office:value-type="float" office:value="-12.3754419800707" calcext:value-type="float">
            <text:p>-12,3754419801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RANDBETWEEN(1;10000)" office:value-type="float" office:value="8802" calcext:value-type="float">
            <text:p>8802</text:p>
          </table:table-cell>
          <table:table-cell table:formula="of:=IF([.B3113]&lt;=8000;-100;IF([.B3113]&lt;=9000;0;IF([.B3113]&lt;=9750;100;2000)))" office:value-type="float" office:value="0" calcext:value-type="float">
            <text:p>0</text:p>
          </table:table-cell>
          <table:table-cell table:formula="of:=AVERAGE([.C$2:.C3113])" office:value-type="float" office:value="-12.3714652956298" calcext:value-type="float">
            <text:p>-12,3714652956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RANDBETWEEN(1;10000)" office:value-type="float" office:value="2521" calcext:value-type="float">
            <text:p>2521</text:p>
          </table:table-cell>
          <table:table-cell table:formula="of:=IF([.B3114]&lt;=8000;-100;IF([.B3114]&lt;=9000;0;IF([.B3114]&lt;=9750;100;2000)))" office:value-type="float" office:value="-100" calcext:value-type="float">
            <text:p>-100</text:p>
          </table:table-cell>
          <table:table-cell table:formula="of:=AVERAGE([.C$2:.C3114])" office:value-type="float" office:value="-12.3996145197559" calcext:value-type="float">
            <text:p>-12,3996145198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RANDBETWEEN(1;10000)" office:value-type="float" office:value="3201" calcext:value-type="float">
            <text:p>3201</text:p>
          </table:table-cell>
          <table:table-cell table:formula="of:=IF([.B3115]&lt;=8000;-100;IF([.B3115]&lt;=9000;0;IF([.B3115]&lt;=9750;100;2000)))" office:value-type="float" office:value="-100" calcext:value-type="float">
            <text:p>-100</text:p>
          </table:table-cell>
          <table:table-cell table:formula="of:=AVERAGE([.C$2:.C3115])" office:value-type="float" office:value="-12.4277456647399" calcext:value-type="float">
            <text:p>-12,4277456647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RANDBETWEEN(1;10000)" office:value-type="float" office:value="5154" calcext:value-type="float">
            <text:p>5154</text:p>
          </table:table-cell>
          <table:table-cell table:formula="of:=IF([.B3116]&lt;=8000;-100;IF([.B3116]&lt;=9000;0;IF([.B3116]&lt;=9750;100;2000)))" office:value-type="float" office:value="-100" calcext:value-type="float">
            <text:p>-100</text:p>
          </table:table-cell>
          <table:table-cell table:formula="of:=AVERAGE([.C$2:.C3116])" office:value-type="float" office:value="-12.4558587479936" calcext:value-type="float">
            <text:p>-12,455858748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RANDBETWEEN(1;10000)" office:value-type="float" office:value="4154" calcext:value-type="float">
            <text:p>4154</text:p>
          </table:table-cell>
          <table:table-cell table:formula="of:=IF([.B3117]&lt;=8000;-100;IF([.B3117]&lt;=9000;0;IF([.B3117]&lt;=9750;100;2000)))" office:value-type="float" office:value="-100" calcext:value-type="float">
            <text:p>-100</text:p>
          </table:table-cell>
          <table:table-cell table:formula="of:=AVERAGE([.C$2:.C3117])" office:value-type="float" office:value="-12.4839537869063" calcext:value-type="float">
            <text:p>-12,4839537869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RANDBETWEEN(1;10000)" office:value-type="float" office:value="4046" calcext:value-type="float">
            <text:p>4046</text:p>
          </table:table-cell>
          <table:table-cell table:formula="of:=IF([.B3118]&lt;=8000;-100;IF([.B3118]&lt;=9000;0;IF([.B3118]&lt;=9750;100;2000)))" office:value-type="float" office:value="-100" calcext:value-type="float">
            <text:p>-100</text:p>
          </table:table-cell>
          <table:table-cell table:formula="of:=AVERAGE([.C$2:.C3118])" office:value-type="float" office:value="-12.512030798845" calcext:value-type="float">
            <text:p>-12,5120307988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RANDBETWEEN(1;10000)" office:value-type="float" office:value="6190" calcext:value-type="float">
            <text:p>6190</text:p>
          </table:table-cell>
          <table:table-cell table:formula="of:=IF([.B3119]&lt;=8000;-100;IF([.B3119]&lt;=9000;0;IF([.B3119]&lt;=9750;100;2000)))" office:value-type="float" office:value="-100" calcext:value-type="float">
            <text:p>-100</text:p>
          </table:table-cell>
          <table:table-cell table:formula="of:=AVERAGE([.C$2:.C3119])" office:value-type="float" office:value="-12.5400898011546" calcext:value-type="float">
            <text:p>-12,540089801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RANDBETWEEN(1;10000)" office:value-type="float" office:value="9302" calcext:value-type="float">
            <text:p>9302</text:p>
          </table:table-cell>
          <table:table-cell table:formula="of:=IF([.B3120]&lt;=8000;-100;IF([.B3120]&lt;=9000;0;IF([.B3120]&lt;=9750;100;2000)))" office:value-type="float" office:value="100" calcext:value-type="float">
            <text:p>100</text:p>
          </table:table-cell>
          <table:table-cell table:formula="of:=AVERAGE([.C$2:.C3120])" office:value-type="float" office:value="-12.504007694774" calcext:value-type="float">
            <text:p>-12,504007694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RANDBETWEEN(1;10000)" office:value-type="float" office:value="3480" calcext:value-type="float">
            <text:p>3480</text:p>
          </table:table-cell>
          <table:table-cell table:formula="of:=IF([.B3121]&lt;=8000;-100;IF([.B3121]&lt;=9000;0;IF([.B3121]&lt;=9750;100;2000)))" office:value-type="float" office:value="-100" calcext:value-type="float">
            <text:p>-100</text:p>
          </table:table-cell>
          <table:table-cell table:formula="of:=AVERAGE([.C$2:.C3121])" office:value-type="float" office:value="-12.5320512820513" calcext:value-type="float">
            <text:p>-12,5320512821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RANDBETWEEN(1;10000)" office:value-type="float" office:value="3078" calcext:value-type="float">
            <text:p>3078</text:p>
          </table:table-cell>
          <table:table-cell table:formula="of:=IF([.B3122]&lt;=8000;-100;IF([.B3122]&lt;=9000;0;IF([.B3122]&lt;=9750;100;2000)))" office:value-type="float" office:value="-100" calcext:value-type="float">
            <text:p>-100</text:p>
          </table:table-cell>
          <table:table-cell table:formula="of:=AVERAGE([.C$2:.C3122])" office:value-type="float" office:value="-12.56007689843" calcext:value-type="float">
            <text:p>-12,560076898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RANDBETWEEN(1;10000)" office:value-type="float" office:value="4255" calcext:value-type="float">
            <text:p>4255</text:p>
          </table:table-cell>
          <table:table-cell table:formula="of:=IF([.B3123]&lt;=8000;-100;IF([.B3123]&lt;=9000;0;IF([.B3123]&lt;=9750;100;2000)))" office:value-type="float" office:value="-100" calcext:value-type="float">
            <text:p>-100</text:p>
          </table:table-cell>
          <table:table-cell table:formula="of:=AVERAGE([.C$2:.C3123])" office:value-type="float" office:value="-12.5880845611787" calcext:value-type="float">
            <text:p>-12,5880845612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RANDBETWEEN(1;10000)" office:value-type="float" office:value="8355" calcext:value-type="float">
            <text:p>8355</text:p>
          </table:table-cell>
          <table:table-cell table:formula="of:=IF([.B3124]&lt;=8000;-100;IF([.B3124]&lt;=9000;0;IF([.B3124]&lt;=9750;100;2000)))" office:value-type="float" office:value="0" calcext:value-type="float">
            <text:p>0</text:p>
          </table:table-cell>
          <table:table-cell table:formula="of:=AVERAGE([.C$2:.C3124])" office:value-type="float" office:value="-12.5840537944284" calcext:value-type="float">
            <text:p>-12,5840537944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RANDBETWEEN(1;10000)" office:value-type="float" office:value="6321" calcext:value-type="float">
            <text:p>6321</text:p>
          </table:table-cell>
          <table:table-cell table:formula="of:=IF([.B3125]&lt;=8000;-100;IF([.B3125]&lt;=9000;0;IF([.B3125]&lt;=9750;100;2000)))" office:value-type="float" office:value="-100" calcext:value-type="float">
            <text:p>-100</text:p>
          </table:table-cell>
          <table:table-cell table:formula="of:=AVERAGE([.C$2:.C3125])" office:value-type="float" office:value="-12.6120358514725" calcext:value-type="float">
            <text:p>-12,612035851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RANDBETWEEN(1;10000)" office:value-type="float" office:value="5523" calcext:value-type="float">
            <text:p>5523</text:p>
          </table:table-cell>
          <table:table-cell table:formula="of:=IF([.B3126]&lt;=8000;-100;IF([.B3126]&lt;=9000;0;IF([.B3126]&lt;=9750;100;2000)))" office:value-type="float" office:value="-100" calcext:value-type="float">
            <text:p>-100</text:p>
          </table:table-cell>
          <table:table-cell table:formula="of:=AVERAGE([.C$2:.C3126])" office:value-type="float" office:value="-12.64" calcext:value-type="float">
            <text:p>-12,64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RANDBETWEEN(1;10000)" office:value-type="float" office:value="2756" calcext:value-type="float">
            <text:p>2756</text:p>
          </table:table-cell>
          <table:table-cell table:formula="of:=IF([.B3127]&lt;=8000;-100;IF([.B3127]&lt;=9000;0;IF([.B3127]&lt;=9750;100;2000)))" office:value-type="float" office:value="-100" calcext:value-type="float">
            <text:p>-100</text:p>
          </table:table-cell>
          <table:table-cell table:formula="of:=AVERAGE([.C$2:.C3127])" office:value-type="float" office:value="-12.6679462571977" calcext:value-type="float">
            <text:p>-12,667946257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RANDBETWEEN(1;10000)" office:value-type="float" office:value="2821" calcext:value-type="float">
            <text:p>2821</text:p>
          </table:table-cell>
          <table:table-cell table:formula="of:=IF([.B3128]&lt;=8000;-100;IF([.B3128]&lt;=9000;0;IF([.B3128]&lt;=9750;100;2000)))" office:value-type="float" office:value="-100" calcext:value-type="float">
            <text:p>-100</text:p>
          </table:table-cell>
          <table:table-cell table:formula="of:=AVERAGE([.C$2:.C3128])" office:value-type="float" office:value="-12.6958746402303" calcext:value-type="float">
            <text:p>-12,6958746402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RANDBETWEEN(1;10000)" office:value-type="float" office:value="3782" calcext:value-type="float">
            <text:p>3782</text:p>
          </table:table-cell>
          <table:table-cell table:formula="of:=IF([.B3129]&lt;=8000;-100;IF([.B3129]&lt;=9000;0;IF([.B3129]&lt;=9750;100;2000)))" office:value-type="float" office:value="-100" calcext:value-type="float">
            <text:p>-100</text:p>
          </table:table-cell>
          <table:table-cell table:formula="of:=AVERAGE([.C$2:.C3129])" office:value-type="float" office:value="-12.7237851662404" calcext:value-type="float">
            <text:p>-12,7237851662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RANDBETWEEN(1;10000)" office:value-type="float" office:value="1333" calcext:value-type="float">
            <text:p>1333</text:p>
          </table:table-cell>
          <table:table-cell table:formula="of:=IF([.B3130]&lt;=8000;-100;IF([.B3130]&lt;=9000;0;IF([.B3130]&lt;=9750;100;2000)))" office:value-type="float" office:value="-100" calcext:value-type="float">
            <text:p>-100</text:p>
          </table:table-cell>
          <table:table-cell table:formula="of:=AVERAGE([.C$2:.C3130])" office:value-type="float" office:value="-12.751677852349" calcext:value-type="float">
            <text:p>-12,751677852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RANDBETWEEN(1;10000)" office:value-type="float" office:value="8634" calcext:value-type="float">
            <text:p>8634</text:p>
          </table:table-cell>
          <table:table-cell table:formula="of:=IF([.B3131]&lt;=8000;-100;IF([.B3131]&lt;=9000;0;IF([.B3131]&lt;=9750;100;2000)))" office:value-type="float" office:value="0" calcext:value-type="float">
            <text:p>0</text:p>
          </table:table-cell>
          <table:table-cell table:formula="of:=AVERAGE([.C$2:.C3131])" office:value-type="float" office:value="-12.7476038338658" calcext:value-type="float">
            <text:p>-12,7476038339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RANDBETWEEN(1;10000)" office:value-type="float" office:value="8061" calcext:value-type="float">
            <text:p>8061</text:p>
          </table:table-cell>
          <table:table-cell table:formula="of:=IF([.B3132]&lt;=8000;-100;IF([.B3132]&lt;=9000;0;IF([.B3132]&lt;=9750;100;2000)))" office:value-type="float" office:value="0" calcext:value-type="float">
            <text:p>0</text:p>
          </table:table-cell>
          <table:table-cell table:formula="of:=AVERAGE([.C$2:.C3132])" office:value-type="float" office:value="-12.7435324177579" calcext:value-type="float">
            <text:p>-12,7435324178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RANDBETWEEN(1;10000)" office:value-type="float" office:value="7528" calcext:value-type="float">
            <text:p>7528</text:p>
          </table:table-cell>
          <table:table-cell table:formula="of:=IF([.B3133]&lt;=8000;-100;IF([.B3133]&lt;=9000;0;IF([.B3133]&lt;=9750;100;2000)))" office:value-type="float" office:value="-100" calcext:value-type="float">
            <text:p>-100</text:p>
          </table:table-cell>
          <table:table-cell table:formula="of:=AVERAGE([.C$2:.C3133])" office:value-type="float" office:value="-12.7713920817369" calcext:value-type="float">
            <text:p>-12,7713920817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RANDBETWEEN(1;10000)" office:value-type="float" office:value="8272" calcext:value-type="float">
            <text:p>8272</text:p>
          </table:table-cell>
          <table:table-cell table:formula="of:=IF([.B3134]&lt;=8000;-100;IF([.B3134]&lt;=9000;0;IF([.B3134]&lt;=9750;100;2000)))" office:value-type="float" office:value="0" calcext:value-type="float">
            <text:p>0</text:p>
          </table:table-cell>
          <table:table-cell table:formula="of:=AVERAGE([.C$2:.C3134])" office:value-type="float" office:value="-12.76731567188" calcext:value-type="float">
            <text:p>-12,7673156719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RANDBETWEEN(1;10000)" office:value-type="float" office:value="3926" calcext:value-type="float">
            <text:p>3926</text:p>
          </table:table-cell>
          <table:table-cell table:formula="of:=IF([.B3135]&lt;=8000;-100;IF([.B3135]&lt;=9000;0;IF([.B3135]&lt;=9750;100;2000)))" office:value-type="float" office:value="-100" calcext:value-type="float">
            <text:p>-100</text:p>
          </table:table-cell>
          <table:table-cell table:formula="of:=AVERAGE([.C$2:.C3135])" office:value-type="float" office:value="-12.7951499680919" calcext:value-type="float">
            <text:p>-12,7951499681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RANDBETWEEN(1;10000)" office:value-type="float" office:value="5275" calcext:value-type="float">
            <text:p>5275</text:p>
          </table:table-cell>
          <table:table-cell table:formula="of:=IF([.B3136]&lt;=8000;-100;IF([.B3136]&lt;=9000;0;IF([.B3136]&lt;=9750;100;2000)))" office:value-type="float" office:value="-100" calcext:value-type="float">
            <text:p>-100</text:p>
          </table:table-cell>
          <table:table-cell table:formula="of:=AVERAGE([.C$2:.C3136])" office:value-type="float" office:value="-12.822966507177" calcext:value-type="float">
            <text:p>-12,8229665072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RANDBETWEEN(1;10000)" office:value-type="float" office:value="9239" calcext:value-type="float">
            <text:p>9239</text:p>
          </table:table-cell>
          <table:table-cell table:formula="of:=IF([.B3137]&lt;=8000;-100;IF([.B3137]&lt;=9000;0;IF([.B3137]&lt;=9750;100;2000)))" office:value-type="float" office:value="100" calcext:value-type="float">
            <text:p>100</text:p>
          </table:table-cell>
          <table:table-cell table:formula="of:=AVERAGE([.C$2:.C3137])" office:value-type="float" office:value="-12.7869897959184" calcext:value-type="float">
            <text:p>-12,7869897959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RANDBETWEEN(1;10000)" office:value-type="float" office:value="3526" calcext:value-type="float">
            <text:p>3526</text:p>
          </table:table-cell>
          <table:table-cell table:formula="of:=IF([.B3138]&lt;=8000;-100;IF([.B3138]&lt;=9000;0;IF([.B3138]&lt;=9750;100;2000)))" office:value-type="float" office:value="-100" calcext:value-type="float">
            <text:p>-100</text:p>
          </table:table-cell>
          <table:table-cell table:formula="of:=AVERAGE([.C$2:.C3138])" office:value-type="float" office:value="-12.8147912017851" calcext:value-type="float">
            <text:p>-12,8147912018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RANDBETWEEN(1;10000)" office:value-type="float" office:value="9734" calcext:value-type="float">
            <text:p>9734</text:p>
          </table:table-cell>
          <table:table-cell table:formula="of:=IF([.B3139]&lt;=8000;-100;IF([.B3139]&lt;=9000;0;IF([.B3139]&lt;=9750;100;2000)))" office:value-type="float" office:value="100" calcext:value-type="float">
            <text:p>100</text:p>
          </table:table-cell>
          <table:table-cell table:formula="of:=AVERAGE([.C$2:.C3139])" office:value-type="float" office:value="-12.7788400254939" calcext:value-type="float">
            <text:p>-12,778840025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RANDBETWEEN(1;10000)" office:value-type="float" office:value="7104" calcext:value-type="float">
            <text:p>7104</text:p>
          </table:table-cell>
          <table:table-cell table:formula="of:=IF([.B3140]&lt;=8000;-100;IF([.B3140]&lt;=9000;0;IF([.B3140]&lt;=9750;100;2000)))" office:value-type="float" office:value="-100" calcext:value-type="float">
            <text:p>-100</text:p>
          </table:table-cell>
          <table:table-cell table:formula="of:=AVERAGE([.C$2:.C3140])" office:value-type="float" office:value="-12.8066263141128" calcext:value-type="float">
            <text:p>-12,806626314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RANDBETWEEN(1;10000)" office:value-type="float" office:value="8034" calcext:value-type="float">
            <text:p>8034</text:p>
          </table:table-cell>
          <table:table-cell table:formula="of:=IF([.B3141]&lt;=8000;-100;IF([.B3141]&lt;=9000;0;IF([.B3141]&lt;=9750;100;2000)))" office:value-type="float" office:value="0" calcext:value-type="float">
            <text:p>0</text:p>
          </table:table-cell>
          <table:table-cell table:formula="of:=AVERAGE([.C$2:.C3141])" office:value-type="float" office:value="-12.8025477707006" calcext:value-type="float">
            <text:p>-12,8025477707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RANDBETWEEN(1;10000)" office:value-type="float" office:value="7937" calcext:value-type="float">
            <text:p>7937</text:p>
          </table:table-cell>
          <table:table-cell table:formula="of:=IF([.B3142]&lt;=8000;-100;IF([.B3142]&lt;=9000;0;IF([.B3142]&lt;=9750;100;2000)))" office:value-type="float" office:value="-100" calcext:value-type="float">
            <text:p>-100</text:p>
          </table:table-cell>
          <table:table-cell table:formula="of:=AVERAGE([.C$2:.C3142])" office:value-type="float" office:value="-12.8303088188475" calcext:value-type="float">
            <text:p>-12,8303088188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RANDBETWEEN(1;10000)" office:value-type="float" office:value="7706" calcext:value-type="float">
            <text:p>7706</text:p>
          </table:table-cell>
          <table:table-cell table:formula="of:=IF([.B3143]&lt;=8000;-100;IF([.B3143]&lt;=9000;0;IF([.B3143]&lt;=9750;100;2000)))" office:value-type="float" office:value="-100" calcext:value-type="float">
            <text:p>-100</text:p>
          </table:table-cell>
          <table:table-cell table:formula="of:=AVERAGE([.C$2:.C3143])" office:value-type="float" office:value="-12.8580521960535" calcext:value-type="float">
            <text:p>-12,8580521961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RANDBETWEEN(1;10000)" office:value-type="float" office:value="8006" calcext:value-type="float">
            <text:p>8006</text:p>
          </table:table-cell>
          <table:table-cell table:formula="of:=IF([.B3144]&lt;=8000;-100;IF([.B3144]&lt;=9000;0;IF([.B3144]&lt;=9750;100;2000)))" office:value-type="float" office:value="0" calcext:value-type="float">
            <text:p>0</text:p>
          </table:table-cell>
          <table:table-cell table:formula="of:=AVERAGE([.C$2:.C3144])" office:value-type="float" office:value="-12.8539611835826" calcext:value-type="float">
            <text:p>-12,853961183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RANDBETWEEN(1;10000)" office:value-type="float" office:value="5200" calcext:value-type="float">
            <text:p>5200</text:p>
          </table:table-cell>
          <table:table-cell table:formula="of:=IF([.B3145]&lt;=8000;-100;IF([.B3145]&lt;=9000;0;IF([.B3145]&lt;=9750;100;2000)))" office:value-type="float" office:value="-100" calcext:value-type="float">
            <text:p>-100</text:p>
          </table:table-cell>
          <table:table-cell table:formula="of:=AVERAGE([.C$2:.C3145])" office:value-type="float" office:value="-12.881679389313" calcext:value-type="float">
            <text:p>-12,881679389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RANDBETWEEN(1;10000)" office:value-type="float" office:value="4288" calcext:value-type="float">
            <text:p>4288</text:p>
          </table:table-cell>
          <table:table-cell table:formula="of:=IF([.B3146]&lt;=8000;-100;IF([.B3146]&lt;=9000;0;IF([.B3146]&lt;=9750;100;2000)))" office:value-type="float" office:value="-100" calcext:value-type="float">
            <text:p>-100</text:p>
          </table:table-cell>
          <table:table-cell table:formula="of:=AVERAGE([.C$2:.C3146])" office:value-type="float" office:value="-12.9093799682035" calcext:value-type="float">
            <text:p>-12,9093799682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RANDBETWEEN(1;10000)" office:value-type="float" office:value="6271" calcext:value-type="float">
            <text:p>6271</text:p>
          </table:table-cell>
          <table:table-cell table:formula="of:=IF([.B3147]&lt;=8000;-100;IF([.B3147]&lt;=9000;0;IF([.B3147]&lt;=9750;100;2000)))" office:value-type="float" office:value="-100" calcext:value-type="float">
            <text:p>-100</text:p>
          </table:table-cell>
          <table:table-cell table:formula="of:=AVERAGE([.C$2:.C3147])" office:value-type="float" office:value="-12.9370629370629" calcext:value-type="float">
            <text:p>-12,9370629371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RANDBETWEEN(1;10000)" office:value-type="float" office:value="6738" calcext:value-type="float">
            <text:p>6738</text:p>
          </table:table-cell>
          <table:table-cell table:formula="of:=IF([.B3148]&lt;=8000;-100;IF([.B3148]&lt;=9000;0;IF([.B3148]&lt;=9750;100;2000)))" office:value-type="float" office:value="-100" calcext:value-type="float">
            <text:p>-100</text:p>
          </table:table-cell>
          <table:table-cell table:formula="of:=AVERAGE([.C$2:.C3148])" office:value-type="float" office:value="-12.9647283126787" calcext:value-type="float">
            <text:p>-12,9647283127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RANDBETWEEN(1;10000)" office:value-type="float" office:value="1591" calcext:value-type="float">
            <text:p>1591</text:p>
          </table:table-cell>
          <table:table-cell table:formula="of:=IF([.B3149]&lt;=8000;-100;IF([.B3149]&lt;=9000;0;IF([.B3149]&lt;=9750;100;2000)))" office:value-type="float" office:value="-100" calcext:value-type="float">
            <text:p>-100</text:p>
          </table:table-cell>
          <table:table-cell table:formula="of:=AVERAGE([.C$2:.C3149])" office:value-type="float" office:value="-12.992376111817" calcext:value-type="float">
            <text:p>-12,9923761118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RANDBETWEEN(1;10000)" office:value-type="float" office:value="2719" calcext:value-type="float">
            <text:p>2719</text:p>
          </table:table-cell>
          <table:table-cell table:formula="of:=IF([.B3150]&lt;=8000;-100;IF([.B3150]&lt;=9000;0;IF([.B3150]&lt;=9750;100;2000)))" office:value-type="float" office:value="-100" calcext:value-type="float">
            <text:p>-100</text:p>
          </table:table-cell>
          <table:table-cell table:formula="of:=AVERAGE([.C$2:.C3150])" office:value-type="float" office:value="-13.0200063512226" calcext:value-type="float">
            <text:p>-13,020006351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RANDBETWEEN(1;10000)" office:value-type="float" office:value="8026" calcext:value-type="float">
            <text:p>8026</text:p>
          </table:table-cell>
          <table:table-cell table:formula="of:=IF([.B3151]&lt;=8000;-100;IF([.B3151]&lt;=9000;0;IF([.B3151]&lt;=9750;100;2000)))" office:value-type="float" office:value="0" calcext:value-type="float">
            <text:p>0</text:p>
          </table:table-cell>
          <table:table-cell table:formula="of:=AVERAGE([.C$2:.C3151])" office:value-type="float" office:value="-13.015873015873" calcext:value-type="float">
            <text:p>-13,0158730159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RANDBETWEEN(1;10000)" office:value-type="float" office:value="1315" calcext:value-type="float">
            <text:p>1315</text:p>
          </table:table-cell>
          <table:table-cell table:formula="of:=IF([.B3152]&lt;=8000;-100;IF([.B3152]&lt;=9000;0;IF([.B3152]&lt;=9750;100;2000)))" office:value-type="float" office:value="-100" calcext:value-type="float">
            <text:p>-100</text:p>
          </table:table-cell>
          <table:table-cell table:formula="of:=AVERAGE([.C$2:.C3152])" office:value-type="float" office:value="-13.0434782608696" calcext:value-type="float">
            <text:p>-13,043478260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RANDBETWEEN(1;10000)" office:value-type="float" office:value="5548" calcext:value-type="float">
            <text:p>5548</text:p>
          </table:table-cell>
          <table:table-cell table:formula="of:=IF([.B3153]&lt;=8000;-100;IF([.B3153]&lt;=9000;0;IF([.B3153]&lt;=9750;100;2000)))" office:value-type="float" office:value="-100" calcext:value-type="float">
            <text:p>-100</text:p>
          </table:table-cell>
          <table:table-cell table:formula="of:=AVERAGE([.C$2:.C3153])" office:value-type="float" office:value="-13.0710659898477" calcext:value-type="float">
            <text:p>-13,0710659898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RANDBETWEEN(1;10000)" office:value-type="float" office:value="2339" calcext:value-type="float">
            <text:p>2339</text:p>
          </table:table-cell>
          <table:table-cell table:formula="of:=IF([.B3154]&lt;=8000;-100;IF([.B3154]&lt;=9000;0;IF([.B3154]&lt;=9750;100;2000)))" office:value-type="float" office:value="-100" calcext:value-type="float">
            <text:p>-100</text:p>
          </table:table-cell>
          <table:table-cell table:formula="of:=AVERAGE([.C$2:.C3154])" office:value-type="float" office:value="-13.0986362194735" calcext:value-type="float">
            <text:p>-13,098636219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RANDBETWEEN(1;10000)" office:value-type="float" office:value="1864" calcext:value-type="float">
            <text:p>1864</text:p>
          </table:table-cell>
          <table:table-cell table:formula="of:=IF([.B3155]&lt;=8000;-100;IF([.B3155]&lt;=9000;0;IF([.B3155]&lt;=9750;100;2000)))" office:value-type="float" office:value="-100" calcext:value-type="float">
            <text:p>-100</text:p>
          </table:table-cell>
          <table:table-cell table:formula="of:=AVERAGE([.C$2:.C3155])" office:value-type="float" office:value="-13.1261889663919" calcext:value-type="float">
            <text:p>-13,126188966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RANDBETWEEN(1;10000)" office:value-type="float" office:value="6802" calcext:value-type="float">
            <text:p>6802</text:p>
          </table:table-cell>
          <table:table-cell table:formula="of:=IF([.B3156]&lt;=8000;-100;IF([.B3156]&lt;=9000;0;IF([.B3156]&lt;=9750;100;2000)))" office:value-type="float" office:value="-100" calcext:value-type="float">
            <text:p>-100</text:p>
          </table:table-cell>
          <table:table-cell table:formula="of:=AVERAGE([.C$2:.C3156])" office:value-type="float" office:value="-13.1537242472266" calcext:value-type="float">
            <text:p>-13,1537242472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RANDBETWEEN(1;10000)" office:value-type="float" office:value="9609" calcext:value-type="float">
            <text:p>9609</text:p>
          </table:table-cell>
          <table:table-cell table:formula="of:=IF([.B3157]&lt;=8000;-100;IF([.B3157]&lt;=9000;0;IF([.B3157]&lt;=9750;100;2000)))" office:value-type="float" office:value="100" calcext:value-type="float">
            <text:p>100</text:p>
          </table:table-cell>
          <table:table-cell table:formula="of:=AVERAGE([.C$2:.C3157])" office:value-type="float" office:value="-13.1178707224335" calcext:value-type="float">
            <text:p>-13,1178707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17:39.287292135</meta:creation-date>
    <dc:date>2017-01-21T21:46:46.190595855</dc:date>
    <meta:editing-duration>PT48M45S</meta:editing-duration>
    <meta:editing-cycles>1</meta:editing-cycles>
    <meta:document-statistic meta:table-count="1" meta:cell-count="12628" meta:object-count="0"/>
    <meta:generator>LibreOffice/5.1.4.2$Linux_X86_64 LibreOffice_project/10m0$Build-2</meta:generator>
  </office:meta>
</office:document-meta>
</file>